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office:value-type="string">
            <text:p>Tau</text:p>
            <draw:frame table:end-cell-address="Arkusz1.K36" table:end-x="0.295cm" table:end-y="0.406cm" draw:z-index="0" draw:style-name="gr1" draw:text-style-name="P1" svg:width="21.201cm" svg:height="16.232cm" svg:x="0cm" svg:y="0cm">
              <draw:object draw:notify-on-update-of-ranges="Arkusz1.A2:Arkusz1.A2291 Arkusz1.B1:Arkusz1.B1 Arkusz1.B2:Arkusz1.B2291 Arkusz1.A2:Arkusz1.A2291 Arkusz1.C1:Arkusz1.C1 Arkusz1.C2:Arkusz1.C229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<text:s/>T[x0]</text:p>
          </table:table-cell>
          <table:table-cell office:value-type="string">
            <text:p><text:s/>T[xmax]</text:p>
          </table:table-cell>
        </table:table-row>
        <table:table-row table:style-name="ro2">
          <table:table-cell office:value-type="string">
            <text:p><text:s text:c="7"/>0</text:p>
          </table:table-cell>
          <table:table-cell office:value-type="string">
            <text:p><text:s text:c="5"/>100</text:p>
          </table:table-cell>
          <table:table-cell office:value-type="float" office:value="144.849">
            <text:p>144,849</text:p>
          </table:table-cell>
        </table:table-row>
        <table:table-row table:style-name="ro2">
          <table:table-cell office:value-type="float" office:value="0.4368">
            <text:p>0,4368</text:p>
          </table:table-cell>
          <table:table-cell office:value-type="string">
            <text:p><text:s text:c="5"/>100</text:p>
          </table:table-cell>
          <table:table-cell office:value-type="float" office:value="162.329">
            <text:p>162,329</text:p>
          </table:table-cell>
        </table:table-row>
        <table:table-row table:style-name="ro2">
          <table:table-cell office:value-type="float" office:value="0.8736">
            <text:p>0,8736</text:p>
          </table:table-cell>
          <table:table-cell office:value-type="string">
            <text:p><text:s text:c="5"/>100</text:p>
          </table:table-cell>
          <table:table-cell office:value-type="float" office:value="175.454">
            <text:p>175,454</text:p>
          </table:table-cell>
        </table:table-row>
        <table:table-row table:style-name="ro2">
          <table:table-cell office:value-type="float" office:value="1.3104">
            <text:p>1,3104</text:p>
          </table:table-cell>
          <table:table-cell office:value-type="string">
            <text:p><text:s text:c="5"/>100</text:p>
          </table:table-cell>
          <table:table-cell office:value-type="float" office:value="186.314">
            <text:p>186,314</text:p>
          </table:table-cell>
        </table:table-row>
        <table:table-row table:style-name="ro2">
          <table:table-cell office:value-type="float" office:value="1.7472">
            <text:p>1,7472</text:p>
          </table:table-cell>
          <table:table-cell office:value-type="string">
            <text:p><text:s text:c="5"/>100</text:p>
          </table:table-cell>
          <table:table-cell office:value-type="float" office:value="195.747">
            <text:p>195,747</text:p>
          </table:table-cell>
        </table:table-row>
        <table:table-row table:style-name="ro2">
          <table:table-cell office:value-type="float" office:value="2.184">
            <text:p>2,184</text:p>
          </table:table-cell>
          <table:table-cell office:value-type="string">
            <text:p><text:s text:c="5"/>100</text:p>
          </table:table-cell>
          <table:table-cell office:value-type="float" office:value="204.179">
            <text:p>204,179</text:p>
          </table:table-cell>
        </table:table-row>
        <table:table-row table:style-name="ro2">
          <table:table-cell office:value-type="float" office:value="2.6208">
            <text:p>2,6208</text:p>
          </table:table-cell>
          <table:table-cell office:value-type="string">
            <text:p><text:s text:c="5"/>100</text:p>
          </table:table-cell>
          <table:table-cell office:value-type="float" office:value="211.858">
            <text:p>211,858</text:p>
          </table:table-cell>
        </table:table-row>
        <table:table-row table:style-name="ro2">
          <table:table-cell office:value-type="float" office:value="3.0576">
            <text:p>3,0576</text:p>
          </table:table-cell>
          <table:table-cell office:value-type="string">
            <text:p><text:s text:c="5"/>100</text:p>
          </table:table-cell>
          <table:table-cell office:value-type="float" office:value="218.945">
            <text:p>218,945</text:p>
          </table:table-cell>
        </table:table-row>
        <table:table-row table:style-name="ro2">
          <table:table-cell office:value-type="float" office:value="3.4944">
            <text:p>3,4944</text:p>
          </table:table-cell>
          <table:table-cell office:value-type="string">
            <text:p><text:s text:c="5"/>100</text:p>
          </table:table-cell>
          <table:table-cell office:value-type="float" office:value="225.552">
            <text:p>225,552</text:p>
          </table:table-cell>
        </table:table-row>
        <table:table-row table:style-name="ro2">
          <table:table-cell office:value-type="float" office:value="3.9312">
            <text:p>3,9312</text:p>
          </table:table-cell>
          <table:table-cell office:value-type="string">
            <text:p><text:s text:c="5"/>100</text:p>
          </table:table-cell>
          <table:table-cell office:value-type="float" office:value="231.758">
            <text:p>231,758</text:p>
          </table:table-cell>
        </table:table-row>
        <table:table-row table:style-name="ro2">
          <table:table-cell office:value-type="float" office:value="4.368">
            <text:p>4,368</text:p>
          </table:table-cell>
          <table:table-cell office:value-type="string">
            <text:p><text:s text:c="5"/>100</text:p>
          </table:table-cell>
          <table:table-cell office:value-type="float" office:value="237.625">
            <text:p>237,625</text:p>
          </table:table-cell>
        </table:table-row>
        <table:table-row table:style-name="ro2">
          <table:table-cell office:value-type="float" office:value="4.8048">
            <text:p>4,8048</text:p>
          </table:table-cell>
          <table:table-cell office:value-type="string">
            <text:p><text:s text:c="5"/>100</text:p>
          </table:table-cell>
          <table:table-cell office:value-type="float" office:value="243.197">
            <text:p>243,197</text:p>
          </table:table-cell>
        </table:table-row>
        <table:table-row table:style-name="ro2">
          <table:table-cell office:value-type="float" office:value="5.2416">
            <text:p>5,2416</text:p>
          </table:table-cell>
          <table:table-cell office:value-type="string">
            <text:p><text:s text:c="5"/>100</text:p>
          </table:table-cell>
          <table:table-cell office:value-type="float" office:value="248.513">
            <text:p>248,513</text:p>
          </table:table-cell>
        </table:table-row>
        <table:table-row table:style-name="ro2">
          <table:table-cell office:value-type="float" office:value="5.6784">
            <text:p>5,6784</text:p>
          </table:table-cell>
          <table:table-cell office:value-type="string">
            <text:p><text:s text:c="5"/>100</text:p>
          </table:table-cell>
          <table:table-cell office:value-type="float" office:value="253.602">
            <text:p>253,602</text:p>
          </table:table-cell>
        </table:table-row>
        <table:table-row table:style-name="ro2">
          <table:table-cell office:value-type="float" office:value="6.1152">
            <text:p>6,1152</text:p>
          </table:table-cell>
          <table:table-cell office:value-type="string">
            <text:p><text:s text:c="5"/>100</text:p>
          </table:table-cell>
          <table:table-cell office:value-type="float" office:value="258.488">
            <text:p>258,488</text:p>
          </table:table-cell>
        </table:table-row>
        <table:table-row table:style-name="ro2">
          <table:table-cell office:value-type="float" office:value="6.552">
            <text:p>6,552</text:p>
          </table:table-cell>
          <table:table-cell office:value-type="string">
            <text:p><text:s text:c="5"/>100</text:p>
          </table:table-cell>
          <table:table-cell office:value-type="float" office:value="263.192">
            <text:p>263,192</text:p>
          </table:table-cell>
        </table:table-row>
        <table:table-row table:style-name="ro2">
          <table:table-cell office:value-type="float" office:value="6.9888">
            <text:p>6,9888</text:p>
          </table:table-cell>
          <table:table-cell office:value-type="string">
            <text:p><text:s text:c="5"/>100</text:p>
          </table:table-cell>
          <table:table-cell office:value-type="float" office:value="267.731">
            <text:p>267,731</text:p>
          </table:table-cell>
        </table:table-row>
        <table:table-row table:style-name="ro2">
          <table:table-cell office:value-type="float" office:value="7.4256">
            <text:p>7,4256</text:p>
          </table:table-cell>
          <table:table-cell office:value-type="string">
            <text:p><text:s text:c="5"/>100</text:p>
          </table:table-cell>
          <table:table-cell office:value-type="float" office:value="272.119">
            <text:p>272,119</text:p>
          </table:table-cell>
        </table:table-row>
        <table:table-row table:style-name="ro2">
          <table:table-cell office:value-type="float" office:value="7.8624">
            <text:p>7,8624</text:p>
          </table:table-cell>
          <table:table-cell office:value-type="string">
            <text:p><text:s text:c="5"/>100</text:p>
          </table:table-cell>
          <table:table-cell office:value-type="float" office:value="276.37">
            <text:p>276,37</text:p>
          </table:table-cell>
        </table:table-row>
        <table:table-row table:style-name="ro2">
          <table:table-cell office:value-type="float" office:value="8.2992">
            <text:p>8,2992</text:p>
          </table:table-cell>
          <table:table-cell office:value-type="string">
            <text:p><text:s text:c="5"/>100</text:p>
          </table:table-cell>
          <table:table-cell office:value-type="float" office:value="280.494">
            <text:p>280,494</text:p>
          </table:table-cell>
        </table:table-row>
        <table:table-row table:style-name="ro2">
          <table:table-cell office:value-type="float" office:value="8.736">
            <text:p>8,736</text:p>
          </table:table-cell>
          <table:table-cell office:value-type="string">
            <text:p><text:s text:c="5"/>100</text:p>
          </table:table-cell>
          <table:table-cell office:value-type="float" office:value="284.501">
            <text:p>284,501</text:p>
          </table:table-cell>
        </table:table-row>
        <table:table-row table:style-name="ro2">
          <table:table-cell office:value-type="float" office:value="9.1728">
            <text:p>9,1728</text:p>
          </table:table-cell>
          <table:table-cell office:value-type="float" office:value="100.001">
            <text:p>100,001</text:p>
          </table:table-cell>
          <table:table-cell office:value-type="float" office:value="288.4">
            <text:p>288,4</text:p>
          </table:table-cell>
        </table:table-row>
        <table:table-row table:style-name="ro2">
          <table:table-cell office:value-type="float" office:value="9.6096">
            <text:p>9,6096</text:p>
          </table:table-cell>
          <table:table-cell office:value-type="float" office:value="100.001">
            <text:p>100,001</text:p>
          </table:table-cell>
          <table:table-cell office:value-type="float" office:value="292.197">
            <text:p>292,197</text:p>
          </table:table-cell>
        </table:table-row>
        <table:table-row table:style-name="ro2">
          <table:table-cell office:value-type="float" office:value="10.0464">
            <text:p>10,0464</text:p>
          </table:table-cell>
          <table:table-cell office:value-type="float" office:value="100.001">
            <text:p>100,001</text:p>
          </table:table-cell>
          <table:table-cell office:value-type="float" office:value="295.899">
            <text:p>295,899</text:p>
          </table:table-cell>
        </table:table-row>
        <table:table-row table:style-name="ro2">
          <table:table-cell office:value-type="float" office:value="10.4832">
            <text:p>10,4832</text:p>
          </table:table-cell>
          <table:table-cell office:value-type="float" office:value="100.002">
            <text:p>100,002</text:p>
          </table:table-cell>
          <table:table-cell office:value-type="float" office:value="299.513">
            <text:p>299,513</text:p>
          </table:table-cell>
        </table:table-row>
        <table:table-row table:style-name="ro2">
          <table:table-cell office:value-type="float" office:value="10.92">
            <text:p>10,92</text:p>
          </table:table-cell>
          <table:table-cell office:value-type="float" office:value="100.003">
            <text:p>100,003</text:p>
          </table:table-cell>
          <table:table-cell office:value-type="float" office:value="303.044">
            <text:p>303,044</text:p>
          </table:table-cell>
        </table:table-row>
        <table:table-row table:style-name="ro2">
          <table:table-cell office:value-type="float" office:value="11.3568">
            <text:p>11,3568</text:p>
          </table:table-cell>
          <table:table-cell office:value-type="float" office:value="100.004">
            <text:p>100,004</text:p>
          </table:table-cell>
          <table:table-cell office:value-type="float" office:value="306.496">
            <text:p>306,496</text:p>
          </table:table-cell>
        </table:table-row>
        <table:table-row table:style-name="ro2">
          <table:table-cell office:value-type="float" office:value="11.7936">
            <text:p>11,7936</text:p>
          </table:table-cell>
          <table:table-cell office:value-type="float" office:value="100.005">
            <text:p>100,005</text:p>
          </table:table-cell>
          <table:table-cell office:value-type="float" office:value="309.874">
            <text:p>309,874</text:p>
          </table:table-cell>
        </table:table-row>
        <table:table-row table:style-name="ro2">
          <table:table-cell office:value-type="float" office:value="12.2304">
            <text:p>12,2304</text:p>
          </table:table-cell>
          <table:table-cell office:value-type="float" office:value="100.007">
            <text:p>100,007</text:p>
          </table:table-cell>
          <table:table-cell office:value-type="float" office:value="313.183">
            <text:p>313,183</text:p>
          </table:table-cell>
        </table:table-row>
        <table:table-row table:style-name="ro2">
          <table:table-cell office:value-type="float" office:value="12.6672">
            <text:p>12,6672</text:p>
          </table:table-cell>
          <table:table-cell office:value-type="float" office:value="100.01">
            <text:p>100,01</text:p>
          </table:table-cell>
          <table:table-cell office:value-type="float" office:value="316.425">
            <text:p>316,425</text:p>
          </table:table-cell>
        </table:table-row>
        <table:table-row table:style-name="ro2">
          <table:table-cell office:value-type="float" office:value="13.104">
            <text:p>13,104</text:p>
          </table:table-cell>
          <table:table-cell office:value-type="float" office:value="100.013">
            <text:p>100,013</text:p>
          </table:table-cell>
          <table:table-cell office:value-type="float" office:value="319.604">
            <text:p>319,604</text:p>
          </table:table-cell>
        </table:table-row>
        <table:table-row table:style-name="ro2">
          <table:table-cell office:value-type="float" office:value="13.5408">
            <text:p>13,5408</text:p>
          </table:table-cell>
          <table:table-cell office:value-type="float" office:value="100.017">
            <text:p>100,017</text:p>
          </table:table-cell>
          <table:table-cell office:value-type="float" office:value="322.724">
            <text:p>322,724</text:p>
          </table:table-cell>
        </table:table-row>
        <table:table-row table:style-name="ro2">
          <table:table-cell office:value-type="float" office:value="13.9776">
            <text:p>13,9776</text:p>
          </table:table-cell>
          <table:table-cell office:value-type="float" office:value="100.021">
            <text:p>100,021</text:p>
          </table:table-cell>
          <table:table-cell office:value-type="float" office:value="325.787">
            <text:p>325,787</text:p>
          </table:table-cell>
        </table:table-row>
        <table:table-row table:style-name="ro2">
          <table:table-cell office:value-type="float" office:value="14.4144">
            <text:p>14,4144</text:p>
          </table:table-cell>
          <table:table-cell office:value-type="float" office:value="100.027">
            <text:p>100,027</text:p>
          </table:table-cell>
          <table:table-cell office:value-type="float" office:value="328.795">
            <text:p>328,795</text:p>
          </table:table-cell>
        </table:table-row>
        <table:table-row table:style-name="ro2">
          <table:table-cell office:value-type="float" office:value="14.8512">
            <text:p>14,8512</text:p>
          </table:table-cell>
          <table:table-cell office:value-type="float" office:value="100.034">
            <text:p>100,034</text:p>
          </table:table-cell>
          <table:table-cell office:value-type="float" office:value="331.751">
            <text:p>331,751</text:p>
          </table:table-cell>
        </table:table-row>
        <table:table-row table:style-name="ro2">
          <table:table-cell office:value-type="float" office:value="15.288">
            <text:p>15,288</text:p>
          </table:table-cell>
          <table:table-cell office:value-type="float" office:value="100.042">
            <text:p>100,042</text:p>
          </table:table-cell>
          <table:table-cell office:value-type="float" office:value="334.658">
            <text:p>334,658</text:p>
          </table:table-cell>
        </table:table-row>
        <table:table-row table:style-name="ro2">
          <table:table-cell office:value-type="float" office:value="15.7248">
            <text:p>15,7248</text:p>
          </table:table-cell>
          <table:table-cell office:value-type="float" office:value="100.052">
            <text:p>100,052</text:p>
          </table:table-cell>
          <table:table-cell office:value-type="float" office:value="337.518">
            <text:p>337,518</text:p>
          </table:table-cell>
        </table:table-row>
        <table:table-row table:style-name="ro2">
          <table:table-cell office:value-type="float" office:value="16.1616">
            <text:p>16,1616</text:p>
          </table:table-cell>
          <table:table-cell office:value-type="float" office:value="100.064">
            <text:p>100,064</text:p>
          </table:table-cell>
          <table:table-cell office:value-type="float" office:value="340.331">
            <text:p>340,331</text:p>
          </table:table-cell>
        </table:table-row>
        <table:table-row table:style-name="ro2">
          <table:table-cell office:value-type="float" office:value="16.5984">
            <text:p>16,5984</text:p>
          </table:table-cell>
          <table:table-cell office:value-type="float" office:value="100.077">
            <text:p>100,077</text:p>
          </table:table-cell>
          <table:table-cell office:value-type="float" office:value="343.101">
            <text:p>343,101</text:p>
          </table:table-cell>
        </table:table-row>
        <table:table-row table:style-name="ro2">
          <table:table-cell office:value-type="float" office:value="17.0352">
            <text:p>17,0352</text:p>
          </table:table-cell>
          <table:table-cell office:value-type="float" office:value="100.093">
            <text:p>100,093</text:p>
          </table:table-cell>
          <table:table-cell office:value-type="float" office:value="345.829">
            <text:p>345,829</text:p>
          </table:table-cell>
        </table:table-row>
        <table:table-row table:style-name="ro2">
          <table:table-cell office:value-type="float" office:value="17.472">
            <text:p>17,472</text:p>
          </table:table-cell>
          <table:table-cell office:value-type="float" office:value="100.111">
            <text:p>100,111</text:p>
          </table:table-cell>
          <table:table-cell office:value-type="float" office:value="348.517">
            <text:p>348,517</text:p>
          </table:table-cell>
        </table:table-row>
        <table:table-row table:style-name="ro2">
          <table:table-cell office:value-type="float" office:value="17.9088">
            <text:p>17,9088</text:p>
          </table:table-cell>
          <table:table-cell office:value-type="float" office:value="100.132">
            <text:p>100,132</text:p>
          </table:table-cell>
          <table:table-cell office:value-type="float" office:value="351.166">
            <text:p>351,166</text:p>
          </table:table-cell>
        </table:table-row>
        <table:table-row table:style-name="ro2">
          <table:table-cell office:value-type="float" office:value="18.3456">
            <text:p>18,3456</text:p>
          </table:table-cell>
          <table:table-cell office:value-type="float" office:value="100.156">
            <text:p>100,156</text:p>
          </table:table-cell>
          <table:table-cell office:value-type="float" office:value="353.777">
            <text:p>353,777</text:p>
          </table:table-cell>
        </table:table-row>
        <table:table-row table:style-name="ro2">
          <table:table-cell office:value-type="float" office:value="18.7824">
            <text:p>18,7824</text:p>
          </table:table-cell>
          <table:table-cell office:value-type="float" office:value="100.183">
            <text:p>100,183</text:p>
          </table:table-cell>
          <table:table-cell office:value-type="float" office:value="356.352">
            <text:p>356,352</text:p>
          </table:table-cell>
        </table:table-row>
        <table:table-row table:style-name="ro2">
          <table:table-cell office:value-type="float" office:value="19.2192">
            <text:p>19,2192</text:p>
          </table:table-cell>
          <table:table-cell office:value-type="float" office:value="100.213">
            <text:p>100,213</text:p>
          </table:table-cell>
          <table:table-cell office:value-type="float" office:value="358.893">
            <text:p>358,893</text:p>
          </table:table-cell>
        </table:table-row>
        <table:table-row table:style-name="ro2">
          <table:table-cell office:value-type="float" office:value="19.656">
            <text:p>19,656</text:p>
          </table:table-cell>
          <table:table-cell office:value-type="float" office:value="100.247">
            <text:p>100,247</text:p>
          </table:table-cell>
          <table:table-cell office:value-type="float" office:value="361.399">
            <text:p>361,399</text:p>
          </table:table-cell>
        </table:table-row>
        <table:table-row table:style-name="ro2">
          <table:table-cell office:value-type="float" office:value="20.0928">
            <text:p>20,0928</text:p>
          </table:table-cell>
          <table:table-cell office:value-type="float" office:value="100.285">
            <text:p>100,285</text:p>
          </table:table-cell>
          <table:table-cell office:value-type="float" office:value="363.873">
            <text:p>363,873</text:p>
          </table:table-cell>
        </table:table-row>
        <table:table-row table:style-name="ro2">
          <table:table-cell office:value-type="float" office:value="20.5296">
            <text:p>20,5296</text:p>
          </table:table-cell>
          <table:table-cell office:value-type="float" office:value="100.327">
            <text:p>100,327</text:p>
          </table:table-cell>
          <table:table-cell office:value-type="float" office:value="366.316">
            <text:p>366,316</text:p>
          </table:table-cell>
        </table:table-row>
        <table:table-row table:style-name="ro2">
          <table:table-cell office:value-type="float" office:value="20.9664">
            <text:p>20,9664</text:p>
          </table:table-cell>
          <table:table-cell office:value-type="float" office:value="100.374">
            <text:p>100,374</text:p>
          </table:table-cell>
          <table:table-cell office:value-type="float" office:value="368.728">
            <text:p>368,728</text:p>
          </table:table-cell>
        </table:table-row>
        <table:table-row table:style-name="ro2">
          <table:table-cell office:value-type="float" office:value="21.4032">
            <text:p>21,4032</text:p>
          </table:table-cell>
          <table:table-cell office:value-type="float" office:value="100.425">
            <text:p>100,425</text:p>
          </table:table-cell>
          <table:table-cell office:value-type="float" office:value="371.11">
            <text:p>371,11</text:p>
          </table:table-cell>
        </table:table-row>
        <table:table-row table:style-name="ro2">
          <table:table-cell office:value-type="float" office:value="21.84">
            <text:p>21,84</text:p>
          </table:table-cell>
          <table:table-cell office:value-type="float" office:value="100.482">
            <text:p>100,482</text:p>
          </table:table-cell>
          <table:table-cell office:value-type="float" office:value="373.464">
            <text:p>373,464</text:p>
          </table:table-cell>
        </table:table-row>
        <table:table-row table:style-name="ro2">
          <table:table-cell office:value-type="float" office:value="22.2768">
            <text:p>22,2768</text:p>
          </table:table-cell>
          <table:table-cell office:value-type="float" office:value="100.543">
            <text:p>100,543</text:p>
          </table:table-cell>
          <table:table-cell office:value-type="float" office:value="375.79">
            <text:p>375,79</text:p>
          </table:table-cell>
        </table:table-row>
        <table:table-row table:style-name="ro2">
          <table:table-cell office:value-type="float" office:value="22.7136">
            <text:p>22,7136</text:p>
          </table:table-cell>
          <table:table-cell office:value-type="float" office:value="100.611">
            <text:p>100,611</text:p>
          </table:table-cell>
          <table:table-cell office:value-type="float" office:value="378.09">
            <text:p>378,09</text:p>
          </table:table-cell>
        </table:table-row>
        <table:table-row table:style-name="ro2">
          <table:table-cell office:value-type="float" office:value="23.1504">
            <text:p>23,1504</text:p>
          </table:table-cell>
          <table:table-cell office:value-type="float" office:value="100.684">
            <text:p>100,684</text:p>
          </table:table-cell>
          <table:table-cell office:value-type="float" office:value="380.363">
            <text:p>380,363</text:p>
          </table:table-cell>
        </table:table-row>
        <table:table-row table:style-name="ro2">
          <table:table-cell office:value-type="float" office:value="23.5872">
            <text:p>23,5872</text:p>
          </table:table-cell>
          <table:table-cell office:value-type="float" office:value="100.764">
            <text:p>100,764</text:p>
          </table:table-cell>
          <table:table-cell office:value-type="float" office:value="382.611">
            <text:p>382,611</text:p>
          </table:table-cell>
        </table:table-row>
        <table:table-row table:style-name="ro2">
          <table:table-cell office:value-type="float" office:value="24.024">
            <text:p>24,024</text:p>
          </table:table-cell>
          <table:table-cell office:value-type="float" office:value="100.849">
            <text:p>100,849</text:p>
          </table:table-cell>
          <table:table-cell office:value-type="float" office:value="384.834">
            <text:p>384,834</text:p>
          </table:table-cell>
        </table:table-row>
        <table:table-row table:style-name="ro2">
          <table:table-cell office:value-type="float" office:value="24.4608">
            <text:p>24,4608</text:p>
          </table:table-cell>
          <table:table-cell office:value-type="float" office:value="100.942">
            <text:p>100,942</text:p>
          </table:table-cell>
          <table:table-cell office:value-type="float" office:value="387.032">
            <text:p>387,032</text:p>
          </table:table-cell>
        </table:table-row>
        <table:table-row table:style-name="ro2">
          <table:table-cell office:value-type="float" office:value="24.8976">
            <text:p>24,8976</text:p>
          </table:table-cell>
          <table:table-cell office:value-type="float" office:value="101.041">
            <text:p>101,041</text:p>
          </table:table-cell>
          <table:table-cell office:value-type="float" office:value="389.208">
            <text:p>389,208</text:p>
          </table:table-cell>
        </table:table-row>
        <table:table-row table:style-name="ro2">
          <table:table-cell office:value-type="float" office:value="25.3344">
            <text:p>25,3344</text:p>
          </table:table-cell>
          <table:table-cell office:value-type="float" office:value="101.148">
            <text:p>101,148</text:p>
          </table:table-cell>
          <table:table-cell office:value-type="float" office:value="391.361">
            <text:p>391,361</text:p>
          </table:table-cell>
        </table:table-row>
        <table:table-row table:style-name="ro2">
          <table:table-cell office:value-type="float" office:value="25.7712">
            <text:p>25,7712</text:p>
          </table:table-cell>
          <table:table-cell office:value-type="float" office:value="101.262">
            <text:p>101,262</text:p>
          </table:table-cell>
          <table:table-cell office:value-type="float" office:value="393.492">
            <text:p>393,492</text:p>
          </table:table-cell>
        </table:table-row>
        <table:table-row table:style-name="ro2">
          <table:table-cell office:value-type="float" office:value="26.208">
            <text:p>26,208</text:p>
          </table:table-cell>
          <table:table-cell office:value-type="float" office:value="101.383">
            <text:p>101,383</text:p>
          </table:table-cell>
          <table:table-cell office:value-type="float" office:value="395.601">
            <text:p>395,601</text:p>
          </table:table-cell>
        </table:table-row>
        <table:table-row table:style-name="ro2">
          <table:table-cell office:value-type="float" office:value="26.6448">
            <text:p>26,6448</text:p>
          </table:table-cell>
          <table:table-cell office:value-type="float" office:value="101.513">
            <text:p>101,513</text:p>
          </table:table-cell>
          <table:table-cell office:value-type="float" office:value="397.689">
            <text:p>397,689</text:p>
          </table:table-cell>
        </table:table-row>
        <table:table-row table:style-name="ro2">
          <table:table-cell office:value-type="float" office:value="27.0816">
            <text:p>27,0816</text:p>
          </table:table-cell>
          <table:table-cell office:value-type="float" office:value="101.65">
            <text:p>101,65</text:p>
          </table:table-cell>
          <table:table-cell office:value-type="float" office:value="399.757">
            <text:p>399,757</text:p>
          </table:table-cell>
        </table:table-row>
        <table:table-row table:style-name="ro2">
          <table:table-cell office:value-type="float" office:value="27.5184">
            <text:p>27,5184</text:p>
          </table:table-cell>
          <table:table-cell office:value-type="float" office:value="101.796">
            <text:p>101,796</text:p>
          </table:table-cell>
          <table:table-cell office:value-type="float" office:value="401.804">
            <text:p>401,804</text:p>
          </table:table-cell>
        </table:table-row>
        <table:table-row table:style-name="ro2">
          <table:table-cell office:value-type="float" office:value="27.9552">
            <text:p>27,9552</text:p>
          </table:table-cell>
          <table:table-cell office:value-type="float" office:value="101.95">
            <text:p>101,95</text:p>
          </table:table-cell>
          <table:table-cell office:value-type="float" office:value="403.833">
            <text:p>403,833</text:p>
          </table:table-cell>
        </table:table-row>
        <table:table-row table:style-name="ro2">
          <table:table-cell office:value-type="float" office:value="28.392">
            <text:p>28,392</text:p>
          </table:table-cell>
          <table:table-cell office:value-type="float" office:value="102.113">
            <text:p>102,113</text:p>
          </table:table-cell>
          <table:table-cell office:value-type="float" office:value="405.842">
            <text:p>405,842</text:p>
          </table:table-cell>
        </table:table-row>
        <table:table-row table:style-name="ro2">
          <table:table-cell office:value-type="float" office:value="28.8288">
            <text:p>28,8288</text:p>
          </table:table-cell>
          <table:table-cell office:value-type="float" office:value="102.285">
            <text:p>102,285</text:p>
          </table:table-cell>
          <table:table-cell office:value-type="float" office:value="407.832">
            <text:p>407,832</text:p>
          </table:table-cell>
        </table:table-row>
        <table:table-row table:style-name="ro2">
          <table:table-cell office:value-type="float" office:value="29.2656">
            <text:p>29,2656</text:p>
          </table:table-cell>
          <table:table-cell office:value-type="float" office:value="102.466">
            <text:p>102,466</text:p>
          </table:table-cell>
          <table:table-cell office:value-type="float" office:value="409.805">
            <text:p>409,805</text:p>
          </table:table-cell>
        </table:table-row>
        <table:table-row table:style-name="ro2">
          <table:table-cell office:value-type="float" office:value="29.7024">
            <text:p>29,7024</text:p>
          </table:table-cell>
          <table:table-cell office:value-type="float" office:value="102.656">
            <text:p>102,656</text:p>
          </table:table-cell>
          <table:table-cell office:value-type="float" office:value="411.759">
            <text:p>411,759</text:p>
          </table:table-cell>
        </table:table-row>
        <table:table-row table:style-name="ro2">
          <table:table-cell office:value-type="float" office:value="30.1392">
            <text:p>30,1392</text:p>
          </table:table-cell>
          <table:table-cell office:value-type="float" office:value="102.855">
            <text:p>102,855</text:p>
          </table:table-cell>
          <table:table-cell office:value-type="float" office:value="413.697">
            <text:p>413,697</text:p>
          </table:table-cell>
        </table:table-row>
        <table:table-row table:style-name="ro2">
          <table:table-cell office:value-type="float" office:value="30.576">
            <text:p>30,576</text:p>
          </table:table-cell>
          <table:table-cell office:value-type="float" office:value="103.064">
            <text:p>103,064</text:p>
          </table:table-cell>
          <table:table-cell office:value-type="float" office:value="415.617">
            <text:p>415,617</text:p>
          </table:table-cell>
        </table:table-row>
        <table:table-row table:style-name="ro2">
          <table:table-cell office:value-type="float" office:value="31.0128">
            <text:p>31,0128</text:p>
          </table:table-cell>
          <table:table-cell office:value-type="float" office:value="103.283">
            <text:p>103,283</text:p>
          </table:table-cell>
          <table:table-cell office:value-type="float" office:value="417.521">
            <text:p>417,521</text:p>
          </table:table-cell>
        </table:table-row>
        <table:table-row table:style-name="ro2">
          <table:table-cell office:value-type="float" office:value="31.4496">
            <text:p>31,4496</text:p>
          </table:table-cell>
          <table:table-cell office:value-type="float" office:value="103.511">
            <text:p>103,511</text:p>
          </table:table-cell>
          <table:table-cell office:value-type="float" office:value="419.408">
            <text:p>419,408</text:p>
          </table:table-cell>
        </table:table-row>
        <table:table-row table:style-name="ro2">
          <table:table-cell office:value-type="float" office:value="31.8864">
            <text:p>31,8864</text:p>
          </table:table-cell>
          <table:table-cell office:value-type="float" office:value="103.749">
            <text:p>103,749</text:p>
          </table:table-cell>
          <table:table-cell office:value-type="float" office:value="421.28">
            <text:p>421,28</text:p>
          </table:table-cell>
        </table:table-row>
        <table:table-row table:style-name="ro2">
          <table:table-cell office:value-type="float" office:value="32.3232">
            <text:p>32,3232</text:p>
          </table:table-cell>
          <table:table-cell office:value-type="float" office:value="103.998">
            <text:p>103,998</text:p>
          </table:table-cell>
          <table:table-cell office:value-type="float" office:value="423.136">
            <text:p>423,136</text:p>
          </table:table-cell>
        </table:table-row>
        <table:table-row table:style-name="ro2">
          <table:table-cell office:value-type="float" office:value="32.76">
            <text:p>32,76</text:p>
          </table:table-cell>
          <table:table-cell office:value-type="float" office:value="104.256">
            <text:p>104,256</text:p>
          </table:table-cell>
          <table:table-cell office:value-type="float" office:value="424.977">
            <text:p>424,977</text:p>
          </table:table-cell>
        </table:table-row>
        <table:table-row table:style-name="ro2">
          <table:table-cell office:value-type="float" office:value="33.1968">
            <text:p>33,1968</text:p>
          </table:table-cell>
          <table:table-cell office:value-type="float" office:value="104.525">
            <text:p>104,525</text:p>
          </table:table-cell>
          <table:table-cell office:value-type="float" office:value="426.803">
            <text:p>426,803</text:p>
          </table:table-cell>
        </table:table-row>
        <table:table-row table:style-name="ro2">
          <table:table-cell office:value-type="float" office:value="33.6336">
            <text:p>33,6336</text:p>
          </table:table-cell>
          <table:table-cell office:value-type="float" office:value="104.804">
            <text:p>104,804</text:p>
          </table:table-cell>
          <table:table-cell office:value-type="float" office:value="428.614">
            <text:p>428,614</text:p>
          </table:table-cell>
        </table:table-row>
        <table:table-row table:style-name="ro2">
          <table:table-cell office:value-type="float" office:value="34.0704">
            <text:p>34,0704</text:p>
          </table:table-cell>
          <table:table-cell office:value-type="float" office:value="105.093">
            <text:p>105,093</text:p>
          </table:table-cell>
          <table:table-cell office:value-type="float" office:value="430.411">
            <text:p>430,411</text:p>
          </table:table-cell>
        </table:table-row>
        <table:table-row table:style-name="ro2">
          <table:table-cell office:value-type="float" office:value="34.5072">
            <text:p>34,5072</text:p>
          </table:table-cell>
          <table:table-cell office:value-type="float" office:value="105.393">
            <text:p>105,393</text:p>
          </table:table-cell>
          <table:table-cell office:value-type="float" office:value="432.194">
            <text:p>432,194</text:p>
          </table:table-cell>
        </table:table-row>
        <table:table-row table:style-name="ro2">
          <table:table-cell office:value-type="float" office:value="34.944">
            <text:p>34,944</text:p>
          </table:table-cell>
          <table:table-cell office:value-type="float" office:value="105.704">
            <text:p>105,704</text:p>
          </table:table-cell>
          <table:table-cell office:value-type="float" office:value="433.963">
            <text:p>433,963</text:p>
          </table:table-cell>
        </table:table-row>
        <table:table-row table:style-name="ro2">
          <table:table-cell office:value-type="float" office:value="35.3808">
            <text:p>35,3808</text:p>
          </table:table-cell>
          <table:table-cell office:value-type="float" office:value="106.025">
            <text:p>106,025</text:p>
          </table:table-cell>
          <table:table-cell office:value-type="float" office:value="435.719">
            <text:p>435,719</text:p>
          </table:table-cell>
        </table:table-row>
        <table:table-row table:style-name="ro2">
          <table:table-cell office:value-type="float" office:value="35.8176">
            <text:p>35,8176</text:p>
          </table:table-cell>
          <table:table-cell office:value-type="float" office:value="106.356">
            <text:p>106,356</text:p>
          </table:table-cell>
          <table:table-cell office:value-type="float" office:value="437.462">
            <text:p>437,462</text:p>
          </table:table-cell>
        </table:table-row>
        <table:table-row table:style-name="ro2">
          <table:table-cell office:value-type="float" office:value="36.2544">
            <text:p>36,2544</text:p>
          </table:table-cell>
          <table:table-cell office:value-type="float" office:value="106.699">
            <text:p>106,699</text:p>
          </table:table-cell>
          <table:table-cell office:value-type="float" office:value="439.191">
            <text:p>439,191</text:p>
          </table:table-cell>
        </table:table-row>
        <table:table-row table:style-name="ro2">
          <table:table-cell office:value-type="float" office:value="36.6912">
            <text:p>36,6912</text:p>
          </table:table-cell>
          <table:table-cell office:value-type="float" office:value="107.052">
            <text:p>107,052</text:p>
          </table:table-cell>
          <table:table-cell office:value-type="float" office:value="440.908">
            <text:p>440,908</text:p>
          </table:table-cell>
        </table:table-row>
        <table:table-row table:style-name="ro2">
          <table:table-cell office:value-type="float" office:value="37.128">
            <text:p>37,128</text:p>
          </table:table-cell>
          <table:table-cell office:value-type="float" office:value="107.415">
            <text:p>107,415</text:p>
          </table:table-cell>
          <table:table-cell office:value-type="float" office:value="442.612">
            <text:p>442,612</text:p>
          </table:table-cell>
        </table:table-row>
        <table:table-row table:style-name="ro2">
          <table:table-cell office:value-type="float" office:value="37.5648">
            <text:p>37,5648</text:p>
          </table:table-cell>
          <table:table-cell office:value-type="float" office:value="107.79">
            <text:p>107,79</text:p>
          </table:table-cell>
          <table:table-cell office:value-type="float" office:value="444.304">
            <text:p>444,304</text:p>
          </table:table-cell>
        </table:table-row>
        <table:table-row table:style-name="ro2">
          <table:table-cell office:value-type="float" office:value="38.0016">
            <text:p>38,0016</text:p>
          </table:table-cell>
          <table:table-cell office:value-type="float" office:value="108.175">
            <text:p>108,175</text:p>
          </table:table-cell>
          <table:table-cell office:value-type="float" office:value="445.984">
            <text:p>445,984</text:p>
          </table:table-cell>
        </table:table-row>
        <table:table-row table:style-name="ro2">
          <table:table-cell office:value-type="float" office:value="38.4384">
            <text:p>38,4384</text:p>
          </table:table-cell>
          <table:table-cell office:value-type="float" office:value="108.572">
            <text:p>108,572</text:p>
          </table:table-cell>
          <table:table-cell office:value-type="float" office:value="447.652">
            <text:p>447,652</text:p>
          </table:table-cell>
        </table:table-row>
        <table:table-row table:style-name="ro2">
          <table:table-cell office:value-type="float" office:value="38.8752">
            <text:p>38,8752</text:p>
          </table:table-cell>
          <table:table-cell office:value-type="float" office:value="108.979">
            <text:p>108,979</text:p>
          </table:table-cell>
          <table:table-cell office:value-type="float" office:value="449.309">
            <text:p>449,309</text:p>
          </table:table-cell>
        </table:table-row>
        <table:table-row table:style-name="ro2">
          <table:table-cell office:value-type="float" office:value="39.312">
            <text:p>39,312</text:p>
          </table:table-cell>
          <table:table-cell office:value-type="float" office:value="109.396">
            <text:p>109,396</text:p>
          </table:table-cell>
          <table:table-cell office:value-type="float" office:value="450.954">
            <text:p>450,954</text:p>
          </table:table-cell>
        </table:table-row>
        <table:table-row table:style-name="ro2">
          <table:table-cell office:value-type="float" office:value="39.7488">
            <text:p>39,7488</text:p>
          </table:table-cell>
          <table:table-cell office:value-type="float" office:value="109.825">
            <text:p>109,825</text:p>
          </table:table-cell>
          <table:table-cell office:value-type="float" office:value="452.588">
            <text:p>452,588</text:p>
          </table:table-cell>
        </table:table-row>
        <table:table-row table:style-name="ro2">
          <table:table-cell office:value-type="float" office:value="40.1856">
            <text:p>40,1856</text:p>
          </table:table-cell>
          <table:table-cell office:value-type="float" office:value="110.264">
            <text:p>110,264</text:p>
          </table:table-cell>
          <table:table-cell office:value-type="float" office:value="454.211">
            <text:p>454,211</text:p>
          </table:table-cell>
        </table:table-row>
        <table:table-row table:style-name="ro2">
          <table:table-cell office:value-type="float" office:value="40.6224">
            <text:p>40,6224</text:p>
          </table:table-cell>
          <table:table-cell office:value-type="float" office:value="110.715">
            <text:p>110,715</text:p>
          </table:table-cell>
          <table:table-cell office:value-type="float" office:value="455.823">
            <text:p>455,823</text:p>
          </table:table-cell>
        </table:table-row>
        <table:table-row table:style-name="ro2">
          <table:table-cell office:value-type="float" office:value="41.0592">
            <text:p>41,0592</text:p>
          </table:table-cell>
          <table:table-cell office:value-type="float" office:value="111.175">
            <text:p>111,175</text:p>
          </table:table-cell>
          <table:table-cell office:value-type="float" office:value="457.424">
            <text:p>457,424</text:p>
          </table:table-cell>
        </table:table-row>
        <table:table-row table:style-name="ro2">
          <table:table-cell office:value-type="float" office:value="41.496">
            <text:p>41,496</text:p>
          </table:table-cell>
          <table:table-cell office:value-type="float" office:value="111.647">
            <text:p>111,647</text:p>
          </table:table-cell>
          <table:table-cell office:value-type="float" office:value="459.015">
            <text:p>459,015</text:p>
          </table:table-cell>
        </table:table-row>
        <table:table-row table:style-name="ro2">
          <table:table-cell office:value-type="float" office:value="41.9328">
            <text:p>41,9328</text:p>
          </table:table-cell>
          <table:table-cell office:value-type="float" office:value="112.129">
            <text:p>112,129</text:p>
          </table:table-cell>
          <table:table-cell office:value-type="float" office:value="460.596">
            <text:p>460,596</text:p>
          </table:table-cell>
        </table:table-row>
        <table:table-row table:style-name="ro2">
          <table:table-cell office:value-type="float" office:value="42.3696">
            <text:p>42,3696</text:p>
          </table:table-cell>
          <table:table-cell office:value-type="float" office:value="112.622">
            <text:p>112,622</text:p>
          </table:table-cell>
          <table:table-cell office:value-type="float" office:value="462.166">
            <text:p>462,166</text:p>
          </table:table-cell>
        </table:table-row>
        <table:table-row table:style-name="ro2">
          <table:table-cell office:value-type="float" office:value="42.8064">
            <text:p>42,8064</text:p>
          </table:table-cell>
          <table:table-cell office:value-type="float" office:value="113.126">
            <text:p>113,126</text:p>
          </table:table-cell>
          <table:table-cell office:value-type="float" office:value="463.727">
            <text:p>463,727</text:p>
          </table:table-cell>
        </table:table-row>
        <table:table-row table:style-name="ro2">
          <table:table-cell office:value-type="float" office:value="43.2432">
            <text:p>43,2432</text:p>
          </table:table-cell>
          <table:table-cell office:value-type="float" office:value="113.64">
            <text:p>113,64</text:p>
          </table:table-cell>
          <table:table-cell office:value-type="float" office:value="465.277">
            <text:p>465,277</text:p>
          </table:table-cell>
        </table:table-row>
        <table:table-row table:style-name="ro2">
          <table:table-cell office:value-type="float" office:value="43.68">
            <text:p>43,68</text:p>
          </table:table-cell>
          <table:table-cell office:value-type="float" office:value="114.164">
            <text:p>114,164</text:p>
          </table:table-cell>
          <table:table-cell office:value-type="float" office:value="466.818">
            <text:p>466,818</text:p>
          </table:table-cell>
        </table:table-row>
        <table:table-row table:style-name="ro2">
          <table:table-cell office:value-type="float" office:value="44.1168">
            <text:p>44,1168</text:p>
          </table:table-cell>
          <table:table-cell office:value-type="float" office:value="114.699">
            <text:p>114,699</text:p>
          </table:table-cell>
          <table:table-cell office:value-type="float" office:value="468.35">
            <text:p>468,35</text:p>
          </table:table-cell>
        </table:table-row>
        <table:table-row table:style-name="ro2">
          <table:table-cell office:value-type="float" office:value="44.5536">
            <text:p>44,5536</text:p>
          </table:table-cell>
          <table:table-cell office:value-type="float" office:value="115.245">
            <text:p>115,245</text:p>
          </table:table-cell>
          <table:table-cell office:value-type="float" office:value="469.872">
            <text:p>469,872</text:p>
          </table:table-cell>
        </table:table-row>
        <table:table-row table:style-name="ro2">
          <table:table-cell office:value-type="float" office:value="44.9904">
            <text:p>44,9904</text:p>
          </table:table-cell>
          <table:table-cell office:value-type="float" office:value="115.801">
            <text:p>115,801</text:p>
          </table:table-cell>
          <table:table-cell office:value-type="float" office:value="471.385">
            <text:p>471,385</text:p>
          </table:table-cell>
        </table:table-row>
        <table:table-row table:style-name="ro2">
          <table:table-cell office:value-type="float" office:value="45.4272">
            <text:p>45,4272</text:p>
          </table:table-cell>
          <table:table-cell office:value-type="float" office:value="116.367">
            <text:p>116,367</text:p>
          </table:table-cell>
          <table:table-cell office:value-type="float" office:value="472.888">
            <text:p>472,888</text:p>
          </table:table-cell>
        </table:table-row>
        <table:table-row table:style-name="ro2">
          <table:table-cell office:value-type="float" office:value="45.864">
            <text:p>45,864</text:p>
          </table:table-cell>
          <table:table-cell office:value-type="float" office:value="116.943">
            <text:p>116,943</text:p>
          </table:table-cell>
          <table:table-cell office:value-type="float" office:value="474.383">
            <text:p>474,383</text:p>
          </table:table-cell>
        </table:table-row>
        <table:table-row table:style-name="ro2">
          <table:table-cell office:value-type="float" office:value="46.3008">
            <text:p>46,3008</text:p>
          </table:table-cell>
          <table:table-cell office:value-type="float" office:value="117.529">
            <text:p>117,529</text:p>
          </table:table-cell>
          <table:table-cell office:value-type="float" office:value="475.869">
            <text:p>475,869</text:p>
          </table:table-cell>
        </table:table-row>
        <table:table-row table:style-name="ro2">
          <table:table-cell office:value-type="float" office:value="46.7376">
            <text:p>46,7376</text:p>
          </table:table-cell>
          <table:table-cell office:value-type="float" office:value="118.126">
            <text:p>118,126</text:p>
          </table:table-cell>
          <table:table-cell office:value-type="float" office:value="477.347">
            <text:p>477,347</text:p>
          </table:table-cell>
        </table:table-row>
        <table:table-row table:style-name="ro2">
          <table:table-cell office:value-type="float" office:value="47.1744">
            <text:p>47,1744</text:p>
          </table:table-cell>
          <table:table-cell office:value-type="float" office:value="118.732">
            <text:p>118,732</text:p>
          </table:table-cell>
          <table:table-cell office:value-type="float" office:value="478.816">
            <text:p>478,816</text:p>
          </table:table-cell>
        </table:table-row>
        <table:table-row table:style-name="ro2">
          <table:table-cell office:value-type="float" office:value="47.6112">
            <text:p>47,6112</text:p>
          </table:table-cell>
          <table:table-cell office:value-type="float" office:value="119.349">
            <text:p>119,349</text:p>
          </table:table-cell>
          <table:table-cell office:value-type="float" office:value="480.276">
            <text:p>480,276</text:p>
          </table:table-cell>
        </table:table-row>
        <table:table-row table:style-name="ro2">
          <table:table-cell office:value-type="float" office:value="48.048">
            <text:p>48,048</text:p>
          </table:table-cell>
          <table:table-cell office:value-type="float" office:value="119.975">
            <text:p>119,975</text:p>
          </table:table-cell>
          <table:table-cell office:value-type="float" office:value="481.728">
            <text:p>481,728</text:p>
          </table:table-cell>
        </table:table-row>
        <table:table-row table:style-name="ro2">
          <table:table-cell office:value-type="float" office:value="48.4848">
            <text:p>48,4848</text:p>
          </table:table-cell>
          <table:table-cell office:value-type="float" office:value="120.611">
            <text:p>120,611</text:p>
          </table:table-cell>
          <table:table-cell office:value-type="float" office:value="483.173">
            <text:p>483,173</text:p>
          </table:table-cell>
        </table:table-row>
        <table:table-row table:style-name="ro2">
          <table:table-cell office:value-type="float" office:value="48.9216">
            <text:p>48,9216</text:p>
          </table:table-cell>
          <table:table-cell office:value-type="float" office:value="121.257">
            <text:p>121,257</text:p>
          </table:table-cell>
          <table:table-cell office:value-type="float" office:value="484.609">
            <text:p>484,609</text:p>
          </table:table-cell>
        </table:table-row>
        <table:table-row table:style-name="ro2">
          <table:table-cell office:value-type="float" office:value="49.3584">
            <text:p>49,3584</text:p>
          </table:table-cell>
          <table:table-cell office:value-type="float" office:value="121.912">
            <text:p>121,912</text:p>
          </table:table-cell>
          <table:table-cell office:value-type="float" office:value="486.037">
            <text:p>486,037</text:p>
          </table:table-cell>
        </table:table-row>
        <table:table-row table:style-name="ro2">
          <table:table-cell office:value-type="float" office:value="49.7952">
            <text:p>49,7952</text:p>
          </table:table-cell>
          <table:table-cell office:value-type="float" office:value="122.577">
            <text:p>122,577</text:p>
          </table:table-cell>
          <table:table-cell office:value-type="float" office:value="487.457">
            <text:p>487,457</text:p>
          </table:table-cell>
        </table:table-row>
        <table:table-row table:style-name="ro2">
          <table:table-cell office:value-type="float" office:value="50.232">
            <text:p>50,232</text:p>
          </table:table-cell>
          <table:table-cell office:value-type="float" office:value="123.251">
            <text:p>123,251</text:p>
          </table:table-cell>
          <table:table-cell office:value-type="float" office:value="488.869">
            <text:p>488,869</text:p>
          </table:table-cell>
        </table:table-row>
        <table:table-row table:style-name="ro2">
          <table:table-cell office:value-type="float" office:value="50.6688">
            <text:p>50,6688</text:p>
          </table:table-cell>
          <table:table-cell office:value-type="float" office:value="123.935">
            <text:p>123,935</text:p>
          </table:table-cell>
          <table:table-cell office:value-type="float" office:value="490.274">
            <text:p>490,274</text:p>
          </table:table-cell>
        </table:table-row>
        <table:table-row table:style-name="ro2">
          <table:table-cell office:value-type="float" office:value="51.1056">
            <text:p>51,1056</text:p>
          </table:table-cell>
          <table:table-cell office:value-type="float" office:value="124.628">
            <text:p>124,628</text:p>
          </table:table-cell>
          <table:table-cell office:value-type="float" office:value="491.672">
            <text:p>491,672</text:p>
          </table:table-cell>
        </table:table-row>
        <table:table-row table:style-name="ro2">
          <table:table-cell office:value-type="float" office:value="51.5424">
            <text:p>51,5424</text:p>
          </table:table-cell>
          <table:table-cell office:value-type="float" office:value="125.33">
            <text:p>125,33</text:p>
          </table:table-cell>
          <table:table-cell office:value-type="float" office:value="493.062">
            <text:p>493,062</text:p>
          </table:table-cell>
        </table:table-row>
        <table:table-row table:style-name="ro2">
          <table:table-cell office:value-type="float" office:value="51.9792">
            <text:p>51,9792</text:p>
          </table:table-cell>
          <table:table-cell office:value-type="float" office:value="126.041">
            <text:p>126,041</text:p>
          </table:table-cell>
          <table:table-cell office:value-type="float" office:value="494.444">
            <text:p>494,444</text:p>
          </table:table-cell>
        </table:table-row>
        <table:table-row table:style-name="ro2">
          <table:table-cell office:value-type="float" office:value="52.416">
            <text:p>52,416</text:p>
          </table:table-cell>
          <table:table-cell office:value-type="float" office:value="126.761">
            <text:p>126,761</text:p>
          </table:table-cell>
          <table:table-cell office:value-type="float" office:value="495.82">
            <text:p>495,82</text:p>
          </table:table-cell>
        </table:table-row>
        <table:table-row table:style-name="ro2">
          <table:table-cell office:value-type="float" office:value="52.8528">
            <text:p>52,8528</text:p>
          </table:table-cell>
          <table:table-cell office:value-type="float" office:value="127.49">
            <text:p>127,49</text:p>
          </table:table-cell>
          <table:table-cell office:value-type="float" office:value="497.188">
            <text:p>497,188</text:p>
          </table:table-cell>
        </table:table-row>
        <table:table-row table:style-name="ro2">
          <table:table-cell office:value-type="float" office:value="53.2896">
            <text:p>53,2896</text:p>
          </table:table-cell>
          <table:table-cell office:value-type="float" office:value="128.228">
            <text:p>128,228</text:p>
          </table:table-cell>
          <table:table-cell office:value-type="float" office:value="498.55">
            <text:p>498,55</text:p>
          </table:table-cell>
        </table:table-row>
        <table:table-row table:style-name="ro2">
          <table:table-cell office:value-type="float" office:value="53.7264">
            <text:p>53,7264</text:p>
          </table:table-cell>
          <table:table-cell office:value-type="float" office:value="128.974">
            <text:p>128,974</text:p>
          </table:table-cell>
          <table:table-cell office:value-type="float" office:value="499.904">
            <text:p>499,904</text:p>
          </table:table-cell>
        </table:table-row>
        <table:table-row table:style-name="ro2">
          <table:table-cell office:value-type="float" office:value="54.1632">
            <text:p>54,1632</text:p>
          </table:table-cell>
          <table:table-cell office:value-type="float" office:value="129.729">
            <text:p>129,729</text:p>
          </table:table-cell>
          <table:table-cell office:value-type="float" office:value="501.252">
            <text:p>501,252</text:p>
          </table:table-cell>
        </table:table-row>
        <table:table-row table:style-name="ro2">
          <table:table-cell office:value-type="float" office:value="54.6">
            <text:p>54,6</text:p>
          </table:table-cell>
          <table:table-cell office:value-type="float" office:value="130.493">
            <text:p>130,493</text:p>
          </table:table-cell>
          <table:table-cell office:value-type="float" office:value="502.593">
            <text:p>502,593</text:p>
          </table:table-cell>
        </table:table-row>
        <table:table-row table:style-name="ro2">
          <table:table-cell office:value-type="float" office:value="55.0368">
            <text:p>55,0368</text:p>
          </table:table-cell>
          <table:table-cell office:value-type="float" office:value="131.265">
            <text:p>131,265</text:p>
          </table:table-cell>
          <table:table-cell office:value-type="float" office:value="503.927">
            <text:p>503,927</text:p>
          </table:table-cell>
        </table:table-row>
        <table:table-row table:style-name="ro2">
          <table:table-cell office:value-type="float" office:value="55.4736">
            <text:p>55,4736</text:p>
          </table:table-cell>
          <table:table-cell office:value-type="float" office:value="132.045">
            <text:p>132,045</text:p>
          </table:table-cell>
          <table:table-cell office:value-type="float" office:value="505.255">
            <text:p>505,255</text:p>
          </table:table-cell>
        </table:table-row>
        <table:table-row table:style-name="ro2">
          <table:table-cell office:value-type="float" office:value="55.9104">
            <text:p>55,9104</text:p>
          </table:table-cell>
          <table:table-cell office:value-type="float" office:value="132.833">
            <text:p>132,833</text:p>
          </table:table-cell>
          <table:table-cell office:value-type="float" office:value="506.576">
            <text:p>506,576</text:p>
          </table:table-cell>
        </table:table-row>
        <table:table-row table:style-name="ro2">
          <table:table-cell office:value-type="float" office:value="56.3472">
            <text:p>56,3472</text:p>
          </table:table-cell>
          <table:table-cell office:value-type="float" office:value="133.63">
            <text:p>133,63</text:p>
          </table:table-cell>
          <table:table-cell office:value-type="float" office:value="507.891">
            <text:p>507,891</text:p>
          </table:table-cell>
        </table:table-row>
        <table:table-row table:style-name="ro2">
          <table:table-cell office:value-type="float" office:value="56.784">
            <text:p>56,784</text:p>
          </table:table-cell>
          <table:table-cell office:value-type="float" office:value="134.435">
            <text:p>134,435</text:p>
          </table:table-cell>
          <table:table-cell office:value-type="float" office:value="509.199">
            <text:p>509,199</text:p>
          </table:table-cell>
        </table:table-row>
        <table:table-row table:style-name="ro2">
          <table:table-cell office:value-type="float" office:value="57.2208">
            <text:p>57,2208</text:p>
          </table:table-cell>
          <table:table-cell office:value-type="float" office:value="135.247">
            <text:p>135,247</text:p>
          </table:table-cell>
          <table:table-cell office:value-type="float" office:value="510.502">
            <text:p>510,502</text:p>
          </table:table-cell>
        </table:table-row>
        <table:table-row table:style-name="ro2">
          <table:table-cell office:value-type="float" office:value="57.6576">
            <text:p>57,6576</text:p>
          </table:table-cell>
          <table:table-cell office:value-type="float" office:value="136.068">
            <text:p>136,068</text:p>
          </table:table-cell>
          <table:table-cell office:value-type="float" office:value="511.798">
            <text:p>511,798</text:p>
          </table:table-cell>
        </table:table-row>
        <table:table-row table:style-name="ro2">
          <table:table-cell office:value-type="float" office:value="58.0944">
            <text:p>58,0944</text:p>
          </table:table-cell>
          <table:table-cell office:value-type="float" office:value="136.896">
            <text:p>136,896</text:p>
          </table:table-cell>
          <table:table-cell office:value-type="float" office:value="513.088">
            <text:p>513,088</text:p>
          </table:table-cell>
        </table:table-row>
        <table:table-row table:style-name="ro2">
          <table:table-cell office:value-type="float" office:value="58.5312">
            <text:p>58,5312</text:p>
          </table:table-cell>
          <table:table-cell office:value-type="float" office:value="137.731">
            <text:p>137,731</text:p>
          </table:table-cell>
          <table:table-cell office:value-type="float" office:value="514.372">
            <text:p>514,372</text:p>
          </table:table-cell>
        </table:table-row>
        <table:table-row table:style-name="ro2">
          <table:table-cell office:value-type="float" office:value="58.968">
            <text:p>58,968</text:p>
          </table:table-cell>
          <table:table-cell office:value-type="float" office:value="138.575">
            <text:p>138,575</text:p>
          </table:table-cell>
          <table:table-cell office:value-type="float" office:value="515.65">
            <text:p>515,65</text:p>
          </table:table-cell>
        </table:table-row>
        <table:table-row table:style-name="ro2">
          <table:table-cell office:value-type="float" office:value="59.4048">
            <text:p>59,4048</text:p>
          </table:table-cell>
          <table:table-cell office:value-type="float" office:value="139.425">
            <text:p>139,425</text:p>
          </table:table-cell>
          <table:table-cell office:value-type="float" office:value="516.922">
            <text:p>516,922</text:p>
          </table:table-cell>
        </table:table-row>
        <table:table-row table:style-name="ro2">
          <table:table-cell office:value-type="float" office:value="59.8416">
            <text:p>59,8416</text:p>
          </table:table-cell>
          <table:table-cell office:value-type="float" office:value="140.283">
            <text:p>140,283</text:p>
          </table:table-cell>
          <table:table-cell office:value-type="float" office:value="518.189">
            <text:p>518,189</text:p>
          </table:table-cell>
        </table:table-row>
        <table:table-row table:style-name="ro2">
          <table:table-cell office:value-type="float" office:value="60.2784">
            <text:p>60,2784</text:p>
          </table:table-cell>
          <table:table-cell office:value-type="float" office:value="141.149">
            <text:p>141,149</text:p>
          </table:table-cell>
          <table:table-cell office:value-type="float" office:value="519.45">
            <text:p>519,45</text:p>
          </table:table-cell>
        </table:table-row>
        <table:table-row table:style-name="ro2">
          <table:table-cell office:value-type="float" office:value="60.7152">
            <text:p>60,7152</text:p>
          </table:table-cell>
          <table:table-cell office:value-type="float" office:value="142.021">
            <text:p>142,021</text:p>
          </table:table-cell>
          <table:table-cell office:value-type="float" office:value="520.705">
            <text:p>520,705</text:p>
          </table:table-cell>
        </table:table-row>
        <table:table-row table:style-name="ro2">
          <table:table-cell office:value-type="float" office:value="61.152">
            <text:p>61,152</text:p>
          </table:table-cell>
          <table:table-cell office:value-type="float" office:value="142.9">
            <text:p>142,9</text:p>
          </table:table-cell>
          <table:table-cell office:value-type="float" office:value="521.954">
            <text:p>521,954</text:p>
          </table:table-cell>
        </table:table-row>
        <table:table-row table:style-name="ro2">
          <table:table-cell office:value-type="float" office:value="61.5888">
            <text:p>61,5888</text:p>
          </table:table-cell>
          <table:table-cell office:value-type="float" office:value="143.787">
            <text:p>143,787</text:p>
          </table:table-cell>
          <table:table-cell office:value-type="float" office:value="523.198">
            <text:p>523,198</text:p>
          </table:table-cell>
        </table:table-row>
        <table:table-row table:style-name="ro2">
          <table:table-cell office:value-type="float" office:value="62.0256">
            <text:p>62,0256</text:p>
          </table:table-cell>
          <table:table-cell office:value-type="float" office:value="144.68">
            <text:p>144,68</text:p>
          </table:table-cell>
          <table:table-cell office:value-type="float" office:value="524.437">
            <text:p>524,437</text:p>
          </table:table-cell>
        </table:table-row>
        <table:table-row table:style-name="ro2">
          <table:table-cell office:value-type="float" office:value="62.4624">
            <text:p>62,4624</text:p>
          </table:table-cell>
          <table:table-cell office:value-type="float" office:value="145.58">
            <text:p>145,58</text:p>
          </table:table-cell>
          <table:table-cell office:value-type="float" office:value="525.67">
            <text:p>525,67</text:p>
          </table:table-cell>
        </table:table-row>
        <table:table-row table:style-name="ro2">
          <table:table-cell office:value-type="float" office:value="62.8992">
            <text:p>62,8992</text:p>
          </table:table-cell>
          <table:table-cell office:value-type="float" office:value="146.487">
            <text:p>146,487</text:p>
          </table:table-cell>
          <table:table-cell office:value-type="float" office:value="526.898">
            <text:p>526,898</text:p>
          </table:table-cell>
        </table:table-row>
        <table:table-row table:style-name="ro2">
          <table:table-cell office:value-type="float" office:value="63.336">
            <text:p>63,336</text:p>
          </table:table-cell>
          <table:table-cell office:value-type="float" office:value="147.4">
            <text:p>147,4</text:p>
          </table:table-cell>
          <table:table-cell office:value-type="float" office:value="528.121">
            <text:p>528,121</text:p>
          </table:table-cell>
        </table:table-row>
        <table:table-row table:style-name="ro2">
          <table:table-cell office:value-type="float" office:value="63.7728">
            <text:p>63,7728</text:p>
          </table:table-cell>
          <table:table-cell office:value-type="float" office:value="148.319">
            <text:p>148,319</text:p>
          </table:table-cell>
          <table:table-cell office:value-type="float" office:value="529.338">
            <text:p>529,338</text:p>
          </table:table-cell>
        </table:table-row>
        <table:table-row table:style-name="ro2">
          <table:table-cell office:value-type="float" office:value="64.2096">
            <text:p>64,2096</text:p>
          </table:table-cell>
          <table:table-cell office:value-type="float" office:value="149.245">
            <text:p>149,245</text:p>
          </table:table-cell>
          <table:table-cell office:value-type="float" office:value="530.55">
            <text:p>530,55</text:p>
          </table:table-cell>
        </table:table-row>
        <table:table-row table:style-name="ro2">
          <table:table-cell office:value-type="float" office:value="64.6464">
            <text:p>64,6464</text:p>
          </table:table-cell>
          <table:table-cell office:value-type="float" office:value="150.178">
            <text:p>150,178</text:p>
          </table:table-cell>
          <table:table-cell office:value-type="float" office:value="531.757">
            <text:p>531,757</text:p>
          </table:table-cell>
        </table:table-row>
        <table:table-row table:style-name="ro2">
          <table:table-cell office:value-type="float" office:value="65.0832">
            <text:p>65,0832</text:p>
          </table:table-cell>
          <table:table-cell office:value-type="float" office:value="151.116">
            <text:p>151,116</text:p>
          </table:table-cell>
          <table:table-cell office:value-type="float" office:value="532.959">
            <text:p>532,959</text:p>
          </table:table-cell>
        </table:table-row>
        <table:table-row table:style-name="ro2">
          <table:table-cell office:value-type="float" office:value="65.52">
            <text:p>65,52</text:p>
          </table:table-cell>
          <table:table-cell office:value-type="float" office:value="152.061">
            <text:p>152,061</text:p>
          </table:table-cell>
          <table:table-cell office:value-type="float" office:value="534.157">
            <text:p>534,157</text:p>
          </table:table-cell>
        </table:table-row>
        <table:table-row table:style-name="ro2">
          <table:table-cell office:value-type="float" office:value="65.9568">
            <text:p>65,9568</text:p>
          </table:table-cell>
          <table:table-cell office:value-type="float" office:value="153.011">
            <text:p>153,011</text:p>
          </table:table-cell>
          <table:table-cell office:value-type="float" office:value="535.349">
            <text:p>535,349</text:p>
          </table:table-cell>
        </table:table-row>
        <table:table-row table:style-name="ro2">
          <table:table-cell office:value-type="float" office:value="66.3936">
            <text:p>66,3936</text:p>
          </table:table-cell>
          <table:table-cell office:value-type="float" office:value="153.968">
            <text:p>153,968</text:p>
          </table:table-cell>
          <table:table-cell office:value-type="float" office:value="536.536">
            <text:p>536,536</text:p>
          </table:table-cell>
        </table:table-row>
        <table:table-row table:style-name="ro2">
          <table:table-cell office:value-type="float" office:value="66.8304">
            <text:p>66,8304</text:p>
          </table:table-cell>
          <table:table-cell office:value-type="float" office:value="154.93">
            <text:p>154,93</text:p>
          </table:table-cell>
          <table:table-cell office:value-type="float" office:value="537.719">
            <text:p>537,719</text:p>
          </table:table-cell>
        </table:table-row>
        <table:table-row table:style-name="ro2">
          <table:table-cell office:value-type="float" office:value="67.2672">
            <text:p>67,2672</text:p>
          </table:table-cell>
          <table:table-cell office:value-type="float" office:value="155.898">
            <text:p>155,898</text:p>
          </table:table-cell>
          <table:table-cell office:value-type="float" office:value="538.897">
            <text:p>538,897</text:p>
          </table:table-cell>
        </table:table-row>
        <table:table-row table:style-name="ro2">
          <table:table-cell office:value-type="float" office:value="67.704">
            <text:p>67,704</text:p>
          </table:table-cell>
          <table:table-cell office:value-type="float" office:value="156.871">
            <text:p>156,871</text:p>
          </table:table-cell>
          <table:table-cell office:value-type="float" office:value="540.07">
            <text:p>540,07</text:p>
          </table:table-cell>
        </table:table-row>
        <table:table-row table:style-name="ro2">
          <table:table-cell office:value-type="float" office:value="68.1408">
            <text:p>68,1408</text:p>
          </table:table-cell>
          <table:table-cell office:value-type="float" office:value="157.85">
            <text:p>157,85</text:p>
          </table:table-cell>
          <table:table-cell office:value-type="float" office:value="541.238">
            <text:p>541,238</text:p>
          </table:table-cell>
        </table:table-row>
        <table:table-row table:style-name="ro2">
          <table:table-cell office:value-type="float" office:value="68.5776">
            <text:p>68,5776</text:p>
          </table:table-cell>
          <table:table-cell office:value-type="float" office:value="158.835">
            <text:p>158,835</text:p>
          </table:table-cell>
          <table:table-cell office:value-type="float" office:value="542.402">
            <text:p>542,402</text:p>
          </table:table-cell>
        </table:table-row>
        <table:table-row table:style-name="ro2">
          <table:table-cell office:value-type="float" office:value="69.0144">
            <text:p>69,0144</text:p>
          </table:table-cell>
          <table:table-cell office:value-type="float" office:value="159.825">
            <text:p>159,825</text:p>
          </table:table-cell>
          <table:table-cell office:value-type="float" office:value="543.561">
            <text:p>543,561</text:p>
          </table:table-cell>
        </table:table-row>
        <table:table-row table:style-name="ro2">
          <table:table-cell office:value-type="float" office:value="69.4512">
            <text:p>69,4512</text:p>
          </table:table-cell>
          <table:table-cell office:value-type="float" office:value="160.82">
            <text:p>160,82</text:p>
          </table:table-cell>
          <table:table-cell office:value-type="float" office:value="544.716">
            <text:p>544,716</text:p>
          </table:table-cell>
        </table:table-row>
        <table:table-row table:style-name="ro2">
          <table:table-cell office:value-type="float" office:value="69.888">
            <text:p>69,888</text:p>
          </table:table-cell>
          <table:table-cell office:value-type="float" office:value="161.821">
            <text:p>161,821</text:p>
          </table:table-cell>
          <table:table-cell office:value-type="float" office:value="545.866">
            <text:p>545,866</text:p>
          </table:table-cell>
        </table:table-row>
        <table:table-row table:style-name="ro2">
          <table:table-cell office:value-type="float" office:value="70.3248">
            <text:p>70,3248</text:p>
          </table:table-cell>
          <table:table-cell office:value-type="float" office:value="162.826">
            <text:p>162,826</text:p>
          </table:table-cell>
          <table:table-cell office:value-type="float" office:value="547.012">
            <text:p>547,012</text:p>
          </table:table-cell>
        </table:table-row>
        <table:table-row table:style-name="ro2">
          <table:table-cell office:value-type="float" office:value="70.7616">
            <text:p>70,7616</text:p>
          </table:table-cell>
          <table:table-cell office:value-type="float" office:value="163.837">
            <text:p>163,837</text:p>
          </table:table-cell>
          <table:table-cell office:value-type="float" office:value="548.154">
            <text:p>548,154</text:p>
          </table:table-cell>
        </table:table-row>
        <table:table-row table:style-name="ro2">
          <table:table-cell office:value-type="float" office:value="71.1984">
            <text:p>71,1984</text:p>
          </table:table-cell>
          <table:table-cell office:value-type="float" office:value="164.852">
            <text:p>164,852</text:p>
          </table:table-cell>
          <table:table-cell office:value-type="float" office:value="549.291">
            <text:p>549,291</text:p>
          </table:table-cell>
        </table:table-row>
        <table:table-row table:style-name="ro2">
          <table:table-cell office:value-type="float" office:value="71.6352">
            <text:p>71,6352</text:p>
          </table:table-cell>
          <table:table-cell office:value-type="float" office:value="165.873">
            <text:p>165,873</text:p>
          </table:table-cell>
          <table:table-cell office:value-type="float" office:value="550.424">
            <text:p>550,424</text:p>
          </table:table-cell>
        </table:table-row>
        <table:table-row table:style-name="ro2">
          <table:table-cell office:value-type="float" office:value="72.072">
            <text:p>72,072</text:p>
          </table:table-cell>
          <table:table-cell office:value-type="float" office:value="166.898">
            <text:p>166,898</text:p>
          </table:table-cell>
          <table:table-cell office:value-type="float" office:value="551.552">
            <text:p>551,552</text:p>
          </table:table-cell>
        </table:table-row>
        <table:table-row table:style-name="ro2">
          <table:table-cell office:value-type="float" office:value="72.5088">
            <text:p>72,5088</text:p>
          </table:table-cell>
          <table:table-cell office:value-type="float" office:value="167.928">
            <text:p>167,928</text:p>
          </table:table-cell>
          <table:table-cell office:value-type="float" office:value="552.677">
            <text:p>552,677</text:p>
          </table:table-cell>
        </table:table-row>
        <table:table-row table:style-name="ro2">
          <table:table-cell office:value-type="float" office:value="72.9456">
            <text:p>72,9456</text:p>
          </table:table-cell>
          <table:table-cell office:value-type="float" office:value="168.962">
            <text:p>168,962</text:p>
          </table:table-cell>
          <table:table-cell office:value-type="float" office:value="553.797">
            <text:p>553,797</text:p>
          </table:table-cell>
        </table:table-row>
        <table:table-row table:style-name="ro2">
          <table:table-cell office:value-type="float" office:value="73.3824">
            <text:p>73,3824</text:p>
          </table:table-cell>
          <table:table-cell office:value-type="float" office:value="170.001">
            <text:p>170,001</text:p>
          </table:table-cell>
          <table:table-cell office:value-type="float" office:value="554.913">
            <text:p>554,913</text:p>
          </table:table-cell>
        </table:table-row>
        <table:table-row table:style-name="ro2">
          <table:table-cell office:value-type="float" office:value="73.8192">
            <text:p>73,8192</text:p>
          </table:table-cell>
          <table:table-cell office:value-type="float" office:value="171.045">
            <text:p>171,045</text:p>
          </table:table-cell>
          <table:table-cell office:value-type="float" office:value="556.026">
            <text:p>556,026</text:p>
          </table:table-cell>
        </table:table-row>
        <table:table-row table:style-name="ro2">
          <table:table-cell office:value-type="float" office:value="74.256">
            <text:p>74,256</text:p>
          </table:table-cell>
          <table:table-cell office:value-type="float" office:value="172.092">
            <text:p>172,092</text:p>
          </table:table-cell>
          <table:table-cell office:value-type="float" office:value="557.134">
            <text:p>557,134</text:p>
          </table:table-cell>
        </table:table-row>
        <table:table-row table:style-name="ro2">
          <table:table-cell office:value-type="float" office:value="74.6928">
            <text:p>74,6928</text:p>
          </table:table-cell>
          <table:table-cell office:value-type="float" office:value="173.145">
            <text:p>173,145</text:p>
          </table:table-cell>
          <table:table-cell office:value-type="float" office:value="558.238">
            <text:p>558,238</text:p>
          </table:table-cell>
        </table:table-row>
        <table:table-row table:style-name="ro2">
          <table:table-cell office:value-type="float" office:value="75.1296">
            <text:p>75,1296</text:p>
          </table:table-cell>
          <table:table-cell office:value-type="float" office:value="174.201">
            <text:p>174,201</text:p>
          </table:table-cell>
          <table:table-cell office:value-type="float" office:value="559.338">
            <text:p>559,338</text:p>
          </table:table-cell>
        </table:table-row>
        <table:table-row table:style-name="ro2">
          <table:table-cell office:value-type="float" office:value="75.5664">
            <text:p>75,5664</text:p>
          </table:table-cell>
          <table:table-cell office:value-type="float" office:value="175.261">
            <text:p>175,261</text:p>
          </table:table-cell>
          <table:table-cell office:value-type="float" office:value="560.435">
            <text:p>560,435</text:p>
          </table:table-cell>
        </table:table-row>
        <table:table-row table:style-name="ro2">
          <table:table-cell office:value-type="float" office:value="76.0032">
            <text:p>76,0032</text:p>
          </table:table-cell>
          <table:table-cell office:value-type="float" office:value="176.326">
            <text:p>176,326</text:p>
          </table:table-cell>
          <table:table-cell office:value-type="float" office:value="561.527">
            <text:p>561,527</text:p>
          </table:table-cell>
        </table:table-row>
        <table:table-row table:style-name="ro2">
          <table:table-cell office:value-type="float" office:value="76.44">
            <text:p>76,44</text:p>
          </table:table-cell>
          <table:table-cell office:value-type="float" office:value="177.394">
            <text:p>177,394</text:p>
          </table:table-cell>
          <table:table-cell office:value-type="float" office:value="562.616">
            <text:p>562,616</text:p>
          </table:table-cell>
        </table:table-row>
        <table:table-row table:style-name="ro2">
          <table:table-cell office:value-type="float" office:value="76.8768">
            <text:p>76,8768</text:p>
          </table:table-cell>
          <table:table-cell office:value-type="float" office:value="178.467">
            <text:p>178,467</text:p>
          </table:table-cell>
          <table:table-cell office:value-type="float" office:value="563.701">
            <text:p>563,701</text:p>
          </table:table-cell>
        </table:table-row>
        <table:table-row table:style-name="ro2">
          <table:table-cell office:value-type="float" office:value="77.3136">
            <text:p>77,3136</text:p>
          </table:table-cell>
          <table:table-cell office:value-type="float" office:value="179.543">
            <text:p>179,543</text:p>
          </table:table-cell>
          <table:table-cell office:value-type="float" office:value="564.782">
            <text:p>564,782</text:p>
          </table:table-cell>
        </table:table-row>
        <table:table-row table:style-name="ro2">
          <table:table-cell office:value-type="float" office:value="77.7504">
            <text:p>77,7504</text:p>
          </table:table-cell>
          <table:table-cell office:value-type="float" office:value="180.623">
            <text:p>180,623</text:p>
          </table:table-cell>
          <table:table-cell office:value-type="float" office:value="565.859">
            <text:p>565,859</text:p>
          </table:table-cell>
        </table:table-row>
        <table:table-row table:style-name="ro2">
          <table:table-cell office:value-type="float" office:value="78.1872">
            <text:p>78,1872</text:p>
          </table:table-cell>
          <table:table-cell office:value-type="float" office:value="181.707">
            <text:p>181,707</text:p>
          </table:table-cell>
          <table:table-cell office:value-type="float" office:value="566.933">
            <text:p>566,933</text:p>
          </table:table-cell>
        </table:table-row>
        <table:table-row table:style-name="ro2">
          <table:table-cell office:value-type="float" office:value="78.624">
            <text:p>78,624</text:p>
          </table:table-cell>
          <table:table-cell office:value-type="float" office:value="182.794">
            <text:p>182,794</text:p>
          </table:table-cell>
          <table:table-cell office:value-type="float" office:value="568.003">
            <text:p>568,003</text:p>
          </table:table-cell>
        </table:table-row>
        <table:table-row table:style-name="ro2">
          <table:table-cell office:value-type="float" office:value="79.0608">
            <text:p>79,0608</text:p>
          </table:table-cell>
          <table:table-cell office:value-type="float" office:value="183.885">
            <text:p>183,885</text:p>
          </table:table-cell>
          <table:table-cell office:value-type="float" office:value="569.069">
            <text:p>569,069</text:p>
          </table:table-cell>
        </table:table-row>
        <table:table-row table:style-name="ro2">
          <table:table-cell office:value-type="float" office:value="79.4976">
            <text:p>79,4976</text:p>
          </table:table-cell>
          <table:table-cell office:value-type="float" office:value="184.98">
            <text:p>184,98</text:p>
          </table:table-cell>
          <table:table-cell office:value-type="float" office:value="570.132">
            <text:p>570,132</text:p>
          </table:table-cell>
        </table:table-row>
        <table:table-row table:style-name="ro2">
          <table:table-cell office:value-type="float" office:value="79.9344">
            <text:p>79,9344</text:p>
          </table:table-cell>
          <table:table-cell office:value-type="float" office:value="186.078">
            <text:p>186,078</text:p>
          </table:table-cell>
          <table:table-cell office:value-type="float" office:value="571.192">
            <text:p>571,192</text:p>
          </table:table-cell>
        </table:table-row>
        <table:table-row table:style-name="ro2">
          <table:table-cell office:value-type="float" office:value="80.3712">
            <text:p>80,3712</text:p>
          </table:table-cell>
          <table:table-cell office:value-type="float" office:value="187.179">
            <text:p>187,179</text:p>
          </table:table-cell>
          <table:table-cell office:value-type="float" office:value="572.248">
            <text:p>572,248</text:p>
          </table:table-cell>
        </table:table-row>
        <table:table-row table:style-name="ro2">
          <table:table-cell office:value-type="float" office:value="80.808">
            <text:p>80,808</text:p>
          </table:table-cell>
          <table:table-cell office:value-type="float" office:value="188.283">
            <text:p>188,283</text:p>
          </table:table-cell>
          <table:table-cell office:value-type="float" office:value="573.3">
            <text:p>573,3</text:p>
          </table:table-cell>
        </table:table-row>
        <table:table-row table:style-name="ro2">
          <table:table-cell office:value-type="float" office:value="81.2448">
            <text:p>81,2448</text:p>
          </table:table-cell>
          <table:table-cell office:value-type="float" office:value="189.391">
            <text:p>189,391</text:p>
          </table:table-cell>
          <table:table-cell office:value-type="float" office:value="574.349">
            <text:p>574,349</text:p>
          </table:table-cell>
        </table:table-row>
        <table:table-row table:style-name="ro2">
          <table:table-cell office:value-type="float" office:value="81.6816">
            <text:p>81,6816</text:p>
          </table:table-cell>
          <table:table-cell office:value-type="float" office:value="190.502">
            <text:p>190,502</text:p>
          </table:table-cell>
          <table:table-cell office:value-type="float" office:value="575.394">
            <text:p>575,394</text:p>
          </table:table-cell>
        </table:table-row>
        <table:table-row table:style-name="ro2">
          <table:table-cell office:value-type="float" office:value="82.1184">
            <text:p>82,1184</text:p>
          </table:table-cell>
          <table:table-cell office:value-type="float" office:value="191.616">
            <text:p>191,616</text:p>
          </table:table-cell>
          <table:table-cell office:value-type="float" office:value="576.436">
            <text:p>576,436</text:p>
          </table:table-cell>
        </table:table-row>
        <table:table-row table:style-name="ro2">
          <table:table-cell office:value-type="float" office:value="82.5552">
            <text:p>82,5552</text:p>
          </table:table-cell>
          <table:table-cell office:value-type="float" office:value="192.733">
            <text:p>192,733</text:p>
          </table:table-cell>
          <table:table-cell office:value-type="float" office:value="577.475">
            <text:p>577,475</text:p>
          </table:table-cell>
        </table:table-row>
        <table:table-row table:style-name="ro2">
          <table:table-cell office:value-type="float" office:value="82.992">
            <text:p>82,992</text:p>
          </table:table-cell>
          <table:table-cell office:value-type="float" office:value="193.853">
            <text:p>193,853</text:p>
          </table:table-cell>
          <table:table-cell office:value-type="float" office:value="578.511">
            <text:p>578,511</text:p>
          </table:table-cell>
        </table:table-row>
        <table:table-row table:style-name="ro2">
          <table:table-cell office:value-type="float" office:value="83.4288">
            <text:p>83,4288</text:p>
          </table:table-cell>
          <table:table-cell office:value-type="float" office:value="194.976">
            <text:p>194,976</text:p>
          </table:table-cell>
          <table:table-cell office:value-type="float" office:value="579.543">
            <text:p>579,543</text:p>
          </table:table-cell>
        </table:table-row>
        <table:table-row table:style-name="ro2">
          <table:table-cell office:value-type="float" office:value="83.8656">
            <text:p>83,8656</text:p>
          </table:table-cell>
          <table:table-cell office:value-type="float" office:value="196.101">
            <text:p>196,101</text:p>
          </table:table-cell>
          <table:table-cell office:value-type="float" office:value="580.572">
            <text:p>580,572</text:p>
          </table:table-cell>
        </table:table-row>
        <table:table-row table:style-name="ro2">
          <table:table-cell office:value-type="float" office:value="84.3024">
            <text:p>84,3024</text:p>
          </table:table-cell>
          <table:table-cell office:value-type="float" office:value="197.23">
            <text:p>197,23</text:p>
          </table:table-cell>
          <table:table-cell office:value-type="float" office:value="581.598">
            <text:p>581,598</text:p>
          </table:table-cell>
        </table:table-row>
        <table:table-row table:style-name="ro2">
          <table:table-cell office:value-type="float" office:value="84.7392">
            <text:p>84,7392</text:p>
          </table:table-cell>
          <table:table-cell office:value-type="float" office:value="198.361">
            <text:p>198,361</text:p>
          </table:table-cell>
          <table:table-cell office:value-type="float" office:value="582.62">
            <text:p>582,62</text:p>
          </table:table-cell>
        </table:table-row>
        <table:table-row table:style-name="ro2">
          <table:table-cell office:value-type="float" office:value="85.176">
            <text:p>85,176</text:p>
          </table:table-cell>
          <table:table-cell office:value-type="float" office:value="199.495">
            <text:p>199,495</text:p>
          </table:table-cell>
          <table:table-cell office:value-type="float" office:value="583.639">
            <text:p>583,639</text:p>
          </table:table-cell>
        </table:table-row>
        <table:table-row table:style-name="ro2">
          <table:table-cell office:value-type="float" office:value="85.6128">
            <text:p>85,6128</text:p>
          </table:table-cell>
          <table:table-cell office:value-type="float" office:value="200.631">
            <text:p>200,631</text:p>
          </table:table-cell>
          <table:table-cell office:value-type="float" office:value="584.655">
            <text:p>584,655</text:p>
          </table:table-cell>
        </table:table-row>
        <table:table-row table:style-name="ro2">
          <table:table-cell office:value-type="float" office:value="86.0496">
            <text:p>86,0496</text:p>
          </table:table-cell>
          <table:table-cell office:value-type="float" office:value="201.77">
            <text:p>201,77</text:p>
          </table:table-cell>
          <table:table-cell office:value-type="float" office:value="585.669">
            <text:p>585,669</text:p>
          </table:table-cell>
        </table:table-row>
        <table:table-row table:style-name="ro2">
          <table:table-cell office:value-type="float" office:value="86.4864">
            <text:p>86,4864</text:p>
          </table:table-cell>
          <table:table-cell office:value-type="float" office:value="202.912">
            <text:p>202,912</text:p>
          </table:table-cell>
          <table:table-cell office:value-type="float" office:value="586.679">
            <text:p>586,679</text:p>
          </table:table-cell>
        </table:table-row>
        <table:table-row table:style-name="ro2">
          <table:table-cell office:value-type="float" office:value="86.9232">
            <text:p>86,9232</text:p>
          </table:table-cell>
          <table:table-cell office:value-type="float" office:value="204.055">
            <text:p>204,055</text:p>
          </table:table-cell>
          <table:table-cell office:value-type="float" office:value="587.685">
            <text:p>587,685</text:p>
          </table:table-cell>
        </table:table-row>
        <table:table-row table:style-name="ro2">
          <table:table-cell office:value-type="float" office:value="87.36">
            <text:p>87,36</text:p>
          </table:table-cell>
          <table:table-cell office:value-type="float" office:value="205.202">
            <text:p>205,202</text:p>
          </table:table-cell>
          <table:table-cell office:value-type="float" office:value="588.689">
            <text:p>588,689</text:p>
          </table:table-cell>
        </table:table-row>
        <table:table-row table:style-name="ro2">
          <table:table-cell office:value-type="float" office:value="87.7968">
            <text:p>87,7968</text:p>
          </table:table-cell>
          <table:table-cell office:value-type="float" office:value="206.35">
            <text:p>206,35</text:p>
          </table:table-cell>
          <table:table-cell office:value-type="float" office:value="589.69">
            <text:p>589,69</text:p>
          </table:table-cell>
        </table:table-row>
        <table:table-row table:style-name="ro2">
          <table:table-cell office:value-type="float" office:value="88.2336">
            <text:p>88,2336</text:p>
          </table:table-cell>
          <table:table-cell office:value-type="float" office:value="207.501">
            <text:p>207,501</text:p>
          </table:table-cell>
          <table:table-cell office:value-type="float" office:value="590.688">
            <text:p>590,688</text:p>
          </table:table-cell>
        </table:table-row>
        <table:table-row table:style-name="ro2">
          <table:table-cell office:value-type="float" office:value="88.6704">
            <text:p>88,6704</text:p>
          </table:table-cell>
          <table:table-cell office:value-type="float" office:value="208.654">
            <text:p>208,654</text:p>
          </table:table-cell>
          <table:table-cell office:value-type="float" office:value="591.683">
            <text:p>591,683</text:p>
          </table:table-cell>
        </table:table-row>
        <table:table-row table:style-name="ro2">
          <table:table-cell office:value-type="float" office:value="89.1072">
            <text:p>89,1072</text:p>
          </table:table-cell>
          <table:table-cell office:value-type="float" office:value="209.809">
            <text:p>209,809</text:p>
          </table:table-cell>
          <table:table-cell office:value-type="float" office:value="592.675">
            <text:p>592,675</text:p>
          </table:table-cell>
        </table:table-row>
        <table:table-row table:style-name="ro2">
          <table:table-cell office:value-type="float" office:value="89.544">
            <text:p>89,544</text:p>
          </table:table-cell>
          <table:table-cell office:value-type="float" office:value="210.967">
            <text:p>210,967</text:p>
          </table:table-cell>
          <table:table-cell office:value-type="float" office:value="593.664">
            <text:p>593,664</text:p>
          </table:table-cell>
        </table:table-row>
        <table:table-row table:style-name="ro2">
          <table:table-cell office:value-type="float" office:value="89.9808">
            <text:p>89,9808</text:p>
          </table:table-cell>
          <table:table-cell office:value-type="float" office:value="212.126">
            <text:p>212,126</text:p>
          </table:table-cell>
          <table:table-cell office:value-type="float" office:value="594.65">
            <text:p>594,65</text:p>
          </table:table-cell>
        </table:table-row>
        <table:table-row table:style-name="ro2">
          <table:table-cell office:value-type="float" office:value="90.4176">
            <text:p>90,4176</text:p>
          </table:table-cell>
          <table:table-cell office:value-type="float" office:value="213.287">
            <text:p>213,287</text:p>
          </table:table-cell>
          <table:table-cell office:value-type="float" office:value="595.634">
            <text:p>595,634</text:p>
          </table:table-cell>
        </table:table-row>
        <table:table-row table:style-name="ro2">
          <table:table-cell office:value-type="float" office:value="90.8544">
            <text:p>90,8544</text:p>
          </table:table-cell>
          <table:table-cell office:value-type="float" office:value="214.45">
            <text:p>214,45</text:p>
          </table:table-cell>
          <table:table-cell office:value-type="float" office:value="596.614">
            <text:p>596,614</text:p>
          </table:table-cell>
        </table:table-row>
        <table:table-row table:style-name="ro2">
          <table:table-cell office:value-type="float" office:value="91.2912">
            <text:p>91,2912</text:p>
          </table:table-cell>
          <table:table-cell office:value-type="float" office:value="215.616">
            <text:p>215,616</text:p>
          </table:table-cell>
          <table:table-cell office:value-type="float" office:value="597.592">
            <text:p>597,592</text:p>
          </table:table-cell>
        </table:table-row>
        <table:table-row table:style-name="ro2">
          <table:table-cell office:value-type="float" office:value="91.728">
            <text:p>91,728</text:p>
          </table:table-cell>
          <table:table-cell office:value-type="float" office:value="216.783">
            <text:p>216,783</text:p>
          </table:table-cell>
          <table:table-cell office:value-type="float" office:value="598.567">
            <text:p>598,567</text:p>
          </table:table-cell>
        </table:table-row>
        <table:table-row table:style-name="ro2">
          <table:table-cell office:value-type="float" office:value="92.1648">
            <text:p>92,1648</text:p>
          </table:table-cell>
          <table:table-cell office:value-type="float" office:value="217.951">
            <text:p>217,951</text:p>
          </table:table-cell>
          <table:table-cell office:value-type="float" office:value="599.539">
            <text:p>599,539</text:p>
          </table:table-cell>
        </table:table-row>
        <table:table-row table:style-name="ro2">
          <table:table-cell office:value-type="float" office:value="92.6016">
            <text:p>92,6016</text:p>
          </table:table-cell>
          <table:table-cell office:value-type="float" office:value="219.122">
            <text:p>219,122</text:p>
          </table:table-cell>
          <table:table-cell office:value-type="float" office:value="600.508">
            <text:p>600,508</text:p>
          </table:table-cell>
        </table:table-row>
        <table:table-row table:style-name="ro2">
          <table:table-cell office:value-type="float" office:value="93.0384">
            <text:p>93,0384</text:p>
          </table:table-cell>
          <table:table-cell office:value-type="float" office:value="220.294">
            <text:p>220,294</text:p>
          </table:table-cell>
          <table:table-cell office:value-type="float" office:value="601.475">
            <text:p>601,475</text:p>
          </table:table-cell>
        </table:table-row>
        <table:table-row table:style-name="ro2">
          <table:table-cell office:value-type="float" office:value="93.4752">
            <text:p>93,4752</text:p>
          </table:table-cell>
          <table:table-cell office:value-type="float" office:value="221.468">
            <text:p>221,468</text:p>
          </table:table-cell>
          <table:table-cell office:value-type="float" office:value="602.439">
            <text:p>602,439</text:p>
          </table:table-cell>
        </table:table-row>
        <table:table-row table:style-name="ro2">
          <table:table-cell office:value-type="float" office:value="93.912">
            <text:p>93,912</text:p>
          </table:table-cell>
          <table:table-cell office:value-type="float" office:value="222.644">
            <text:p>222,644</text:p>
          </table:table-cell>
          <table:table-cell office:value-type="float" office:value="603.4">
            <text:p>603,4</text:p>
          </table:table-cell>
        </table:table-row>
        <table:table-row table:style-name="ro2">
          <table:table-cell office:value-type="float" office:value="94.3488">
            <text:p>94,3488</text:p>
          </table:table-cell>
          <table:table-cell office:value-type="float" office:value="223.821">
            <text:p>223,821</text:p>
          </table:table-cell>
          <table:table-cell office:value-type="float" office:value="604.359">
            <text:p>604,359</text:p>
          </table:table-cell>
        </table:table-row>
        <table:table-row table:style-name="ro2">
          <table:table-cell office:value-type="float" office:value="94.7856">
            <text:p>94,7856</text:p>
          </table:table-cell>
          <table:table-cell office:value-type="float" office:value="224.999">
            <text:p>224,999</text:p>
          </table:table-cell>
          <table:table-cell office:value-type="float" office:value="605.315">
            <text:p>605,315</text:p>
          </table:table-cell>
        </table:table-row>
        <table:table-row table:style-name="ro2">
          <table:table-cell office:value-type="float" office:value="95.2224">
            <text:p>95,2224</text:p>
          </table:table-cell>
          <table:table-cell office:value-type="float" office:value="226.18">
            <text:p>226,18</text:p>
          </table:table-cell>
          <table:table-cell office:value-type="float" office:value="606.268">
            <text:p>606,268</text:p>
          </table:table-cell>
        </table:table-row>
        <table:table-row table:style-name="ro2">
          <table:table-cell office:value-type="float" office:value="95.6592">
            <text:p>95,6592</text:p>
          </table:table-cell>
          <table:table-cell office:value-type="float" office:value="227.361">
            <text:p>227,361</text:p>
          </table:table-cell>
          <table:table-cell office:value-type="float" office:value="607.219">
            <text:p>607,219</text:p>
          </table:table-cell>
        </table:table-row>
        <table:table-row table:style-name="ro2">
          <table:table-cell office:value-type="float" office:value="96.096">
            <text:p>96,096</text:p>
          </table:table-cell>
          <table:table-cell office:value-type="float" office:value="228.544">
            <text:p>228,544</text:p>
          </table:table-cell>
          <table:table-cell office:value-type="float" office:value="608.167">
            <text:p>608,167</text:p>
          </table:table-cell>
        </table:table-row>
        <table:table-row table:style-name="ro2">
          <table:table-cell office:value-type="float" office:value="96.5328">
            <text:p>96,5328</text:p>
          </table:table-cell>
          <table:table-cell office:value-type="float" office:value="229.728">
            <text:p>229,728</text:p>
          </table:table-cell>
          <table:table-cell office:value-type="float" office:value="609.113">
            <text:p>609,113</text:p>
          </table:table-cell>
        </table:table-row>
        <table:table-row table:style-name="ro2">
          <table:table-cell office:value-type="float" office:value="96.9696">
            <text:p>96,9696</text:p>
          </table:table-cell>
          <table:table-cell office:value-type="float" office:value="230.914">
            <text:p>230,914</text:p>
          </table:table-cell>
          <table:table-cell office:value-type="float" office:value="610.056">
            <text:p>610,056</text:p>
          </table:table-cell>
        </table:table-row>
        <table:table-row table:style-name="ro2">
          <table:table-cell office:value-type="float" office:value="97.4064">
            <text:p>97,4064</text:p>
          </table:table-cell>
          <table:table-cell office:value-type="float" office:value="232.101">
            <text:p>232,101</text:p>
          </table:table-cell>
          <table:table-cell office:value-type="float" office:value="610.996">
            <text:p>610,996</text:p>
          </table:table-cell>
        </table:table-row>
        <table:table-row table:style-name="ro2">
          <table:table-cell office:value-type="float" office:value="97.8432">
            <text:p>97,8432</text:p>
          </table:table-cell>
          <table:table-cell office:value-type="float" office:value="233.289">
            <text:p>233,289</text:p>
          </table:table-cell>
          <table:table-cell office:value-type="float" office:value="611.934">
            <text:p>611,934</text:p>
          </table:table-cell>
        </table:table-row>
        <table:table-row table:style-name="ro2">
          <table:table-cell office:value-type="float" office:value="98.28">
            <text:p>98,28</text:p>
          </table:table-cell>
          <table:table-cell office:value-type="float" office:value="234.478">
            <text:p>234,478</text:p>
          </table:table-cell>
          <table:table-cell office:value-type="float" office:value="612.87">
            <text:p>612,87</text:p>
          </table:table-cell>
        </table:table-row>
        <table:table-row table:style-name="ro2">
          <table:table-cell office:value-type="float" office:value="98.7168">
            <text:p>98,7168</text:p>
          </table:table-cell>
          <table:table-cell office:value-type="float" office:value="235.668">
            <text:p>235,668</text:p>
          </table:table-cell>
          <table:table-cell office:value-type="float" office:value="613.803">
            <text:p>613,803</text:p>
          </table:table-cell>
        </table:table-row>
        <table:table-row table:style-name="ro2">
          <table:table-cell office:value-type="float" office:value="99.1536">
            <text:p>99,1536</text:p>
          </table:table-cell>
          <table:table-cell office:value-type="float" office:value="236.86">
            <text:p>236,86</text:p>
          </table:table-cell>
          <table:table-cell office:value-type="float" office:value="614.734">
            <text:p>614,734</text:p>
          </table:table-cell>
        </table:table-row>
        <table:table-row table:style-name="ro2">
          <table:table-cell office:value-type="float" office:value="99.5904">
            <text:p>99,5904</text:p>
          </table:table-cell>
          <table:table-cell office:value-type="float" office:value="238.052">
            <text:p>238,052</text:p>
          </table:table-cell>
          <table:table-cell office:value-type="float" office:value="615.662">
            <text:p>615,662</text:p>
          </table:table-cell>
        </table:table-row>
        <table:table-row table:style-name="ro2">
          <table:table-cell office:value-type="float" office:value="100.027">
            <text:p>100,027</text:p>
          </table:table-cell>
          <table:table-cell office:value-type="float" office:value="239.246">
            <text:p>239,246</text:p>
          </table:table-cell>
          <table:table-cell office:value-type="float" office:value="616.588">
            <text:p>616,588</text:p>
          </table:table-cell>
        </table:table-row>
        <table:table-row table:style-name="ro2">
          <table:table-cell office:value-type="float" office:value="100.464">
            <text:p>100,464</text:p>
          </table:table-cell>
          <table:table-cell office:value-type="float" office:value="240.44">
            <text:p>240,44</text:p>
          </table:table-cell>
          <table:table-cell office:value-type="float" office:value="617.512">
            <text:p>617,512</text:p>
          </table:table-cell>
        </table:table-row>
        <table:table-row table:style-name="ro2">
          <table:table-cell office:value-type="float" office:value="100.901">
            <text:p>100,901</text:p>
          </table:table-cell>
          <table:table-cell office:value-type="float" office:value="241.636">
            <text:p>241,636</text:p>
          </table:table-cell>
          <table:table-cell office:value-type="float" office:value="618.433">
            <text:p>618,433</text:p>
          </table:table-cell>
        </table:table-row>
        <table:table-row table:style-name="ro2">
          <table:table-cell office:value-type="float" office:value="101.338">
            <text:p>101,338</text:p>
          </table:table-cell>
          <table:table-cell office:value-type="float" office:value="242.832">
            <text:p>242,832</text:p>
          </table:table-cell>
          <table:table-cell office:value-type="float" office:value="619.352">
            <text:p>619,352</text:p>
          </table:table-cell>
        </table:table-row>
        <table:table-row table:style-name="ro2">
          <table:table-cell office:value-type="float" office:value="101.774">
            <text:p>101,774</text:p>
          </table:table-cell>
          <table:table-cell office:value-type="float" office:value="244.029">
            <text:p>244,029</text:p>
          </table:table-cell>
          <table:table-cell office:value-type="float" office:value="620.268">
            <text:p>620,268</text:p>
          </table:table-cell>
        </table:table-row>
        <table:table-row table:style-name="ro2">
          <table:table-cell office:value-type="float" office:value="102.211">
            <text:p>102,211</text:p>
          </table:table-cell>
          <table:table-cell office:value-type="float" office:value="245.228">
            <text:p>245,228</text:p>
          </table:table-cell>
          <table:table-cell office:value-type="float" office:value="621.182">
            <text:p>621,182</text:p>
          </table:table-cell>
        </table:table-row>
        <table:table-row table:style-name="ro2">
          <table:table-cell office:value-type="float" office:value="102.648">
            <text:p>102,648</text:p>
          </table:table-cell>
          <table:table-cell office:value-type="float" office:value="246.426">
            <text:p>246,426</text:p>
          </table:table-cell>
          <table:table-cell office:value-type="float" office:value="622.094">
            <text:p>622,094</text:p>
          </table:table-cell>
        </table:table-row>
        <table:table-row table:style-name="ro2">
          <table:table-cell office:value-type="float" office:value="103.085">
            <text:p>103,085</text:p>
          </table:table-cell>
          <table:table-cell office:value-type="float" office:value="247.626">
            <text:p>247,626</text:p>
          </table:table-cell>
          <table:table-cell office:value-type="float" office:value="623.004">
            <text:p>623,004</text:p>
          </table:table-cell>
        </table:table-row>
        <table:table-row table:style-name="ro2">
          <table:table-cell office:value-type="float" office:value="103.522">
            <text:p>103,522</text:p>
          </table:table-cell>
          <table:table-cell office:value-type="float" office:value="248.827">
            <text:p>248,827</text:p>
          </table:table-cell>
          <table:table-cell office:value-type="float" office:value="623.911">
            <text:p>623,911</text:p>
          </table:table-cell>
        </table:table-row>
        <table:table-row table:style-name="ro2">
          <table:table-cell office:value-type="float" office:value="103.958">
            <text:p>103,958</text:p>
          </table:table-cell>
          <table:table-cell office:value-type="float" office:value="250.028">
            <text:p>250,028</text:p>
          </table:table-cell>
          <table:table-cell office:value-type="float" office:value="624.816">
            <text:p>624,816</text:p>
          </table:table-cell>
        </table:table-row>
        <table:table-row table:style-name="ro2">
          <table:table-cell office:value-type="float" office:value="104.395">
            <text:p>104,395</text:p>
          </table:table-cell>
          <table:table-cell office:value-type="float" office:value="251.229">
            <text:p>251,229</text:p>
          </table:table-cell>
          <table:table-cell office:value-type="float" office:value="625.719">
            <text:p>625,719</text:p>
          </table:table-cell>
        </table:table-row>
        <table:table-row table:style-name="ro2">
          <table:table-cell office:value-type="float" office:value="104.832">
            <text:p>104,832</text:p>
          </table:table-cell>
          <table:table-cell office:value-type="float" office:value="252.432">
            <text:p>252,432</text:p>
          </table:table-cell>
          <table:table-cell office:value-type="float" office:value="626.62">
            <text:p>626,62</text:p>
          </table:table-cell>
        </table:table-row>
        <table:table-row table:style-name="ro2">
          <table:table-cell office:value-type="float" office:value="105.269">
            <text:p>105,269</text:p>
          </table:table-cell>
          <table:table-cell office:value-type="float" office:value="253.635">
            <text:p>253,635</text:p>
          </table:table-cell>
          <table:table-cell office:value-type="float" office:value="627.518">
            <text:p>627,518</text:p>
          </table:table-cell>
        </table:table-row>
        <table:table-row table:style-name="ro2">
          <table:table-cell office:value-type="float" office:value="105.706">
            <text:p>105,706</text:p>
          </table:table-cell>
          <table:table-cell office:value-type="float" office:value="254.838">
            <text:p>254,838</text:p>
          </table:table-cell>
          <table:table-cell office:value-type="float" office:value="628.414">
            <text:p>628,414</text:p>
          </table:table-cell>
        </table:table-row>
        <table:table-row table:style-name="ro2">
          <table:table-cell office:value-type="float" office:value="106.142">
            <text:p>106,142</text:p>
          </table:table-cell>
          <table:table-cell office:value-type="float" office:value="256.043">
            <text:p>256,043</text:p>
          </table:table-cell>
          <table:table-cell office:value-type="float" office:value="629.308">
            <text:p>629,308</text:p>
          </table:table-cell>
        </table:table-row>
        <table:table-row table:style-name="ro2">
          <table:table-cell office:value-type="float" office:value="106.579">
            <text:p>106,579</text:p>
          </table:table-cell>
          <table:table-cell office:value-type="float" office:value="257.247">
            <text:p>257,247</text:p>
          </table:table-cell>
          <table:table-cell office:value-type="float" office:value="630.2">
            <text:p>630,2</text:p>
          </table:table-cell>
        </table:table-row>
        <table:table-row table:style-name="ro2">
          <table:table-cell office:value-type="float" office:value="107.016">
            <text:p>107,016</text:p>
          </table:table-cell>
          <table:table-cell office:value-type="float" office:value="258.452">
            <text:p>258,452</text:p>
          </table:table-cell>
          <table:table-cell office:value-type="float" office:value="631.09">
            <text:p>631,09</text:p>
          </table:table-cell>
        </table:table-row>
        <table:table-row table:style-name="ro2">
          <table:table-cell office:value-type="float" office:value="107.453">
            <text:p>107,453</text:p>
          </table:table-cell>
          <table:table-cell office:value-type="float" office:value="259.658">
            <text:p>259,658</text:p>
          </table:table-cell>
          <table:table-cell office:value-type="float" office:value="631.978">
            <text:p>631,978</text:p>
          </table:table-cell>
        </table:table-row>
        <table:table-row table:style-name="ro2">
          <table:table-cell office:value-type="float" office:value="107.89">
            <text:p>107,89</text:p>
          </table:table-cell>
          <table:table-cell office:value-type="float" office:value="260.864">
            <text:p>260,864</text:p>
          </table:table-cell>
          <table:table-cell office:value-type="float" office:value="632.863">
            <text:p>632,863</text:p>
          </table:table-cell>
        </table:table-row>
        <table:table-row table:style-name="ro2">
          <table:table-cell office:value-type="float" office:value="108.326">
            <text:p>108,326</text:p>
          </table:table-cell>
          <table:table-cell office:value-type="float" office:value="262.07">
            <text:p>262,07</text:p>
          </table:table-cell>
          <table:table-cell office:value-type="float" office:value="633.747">
            <text:p>633,747</text:p>
          </table:table-cell>
        </table:table-row>
        <table:table-row table:style-name="ro2">
          <table:table-cell office:value-type="float" office:value="108.763">
            <text:p>108,763</text:p>
          </table:table-cell>
          <table:table-cell office:value-type="float" office:value="263.277">
            <text:p>263,277</text:p>
          </table:table-cell>
          <table:table-cell office:value-type="float" office:value="634.628">
            <text:p>634,628</text:p>
          </table:table-cell>
        </table:table-row>
        <table:table-row table:style-name="ro2">
          <table:table-cell office:value-type="float" office:value="109.2">
            <text:p>109,2</text:p>
          </table:table-cell>
          <table:table-cell office:value-type="float" office:value="264.484">
            <text:p>264,484</text:p>
          </table:table-cell>
          <table:table-cell office:value-type="float" office:value="635.507">
            <text:p>635,507</text:p>
          </table:table-cell>
        </table:table-row>
        <table:table-row table:style-name="ro2">
          <table:table-cell office:value-type="float" office:value="109.637">
            <text:p>109,637</text:p>
          </table:table-cell>
          <table:table-cell office:value-type="float" office:value="265.691">
            <text:p>265,691</text:p>
          </table:table-cell>
          <table:table-cell office:value-type="float" office:value="636.384">
            <text:p>636,384</text:p>
          </table:table-cell>
        </table:table-row>
        <table:table-row table:style-name="ro2">
          <table:table-cell office:value-type="float" office:value="110.074">
            <text:p>110,074</text:p>
          </table:table-cell>
          <table:table-cell office:value-type="float" office:value="266.899">
            <text:p>266,899</text:p>
          </table:table-cell>
          <table:table-cell office:value-type="float" office:value="637.259">
            <text:p>637,259</text:p>
          </table:table-cell>
        </table:table-row>
        <table:table-row table:style-name="ro2">
          <table:table-cell office:value-type="float" office:value="110.51">
            <text:p>110,51</text:p>
          </table:table-cell>
          <table:table-cell office:value-type="float" office:value="268.107">
            <text:p>268,107</text:p>
          </table:table-cell>
          <table:table-cell office:value-type="float" office:value="638.133">
            <text:p>638,133</text:p>
          </table:table-cell>
        </table:table-row>
        <table:table-row table:style-name="ro2">
          <table:table-cell office:value-type="float" office:value="110.947">
            <text:p>110,947</text:p>
          </table:table-cell>
          <table:table-cell office:value-type="float" office:value="269.315">
            <text:p>269,315</text:p>
          </table:table-cell>
          <table:table-cell office:value-type="float" office:value="639.004">
            <text:p>639,004</text:p>
          </table:table-cell>
        </table:table-row>
        <table:table-row table:style-name="ro2">
          <table:table-cell office:value-type="float" office:value="111.384">
            <text:p>111,384</text:p>
          </table:table-cell>
          <table:table-cell office:value-type="float" office:value="270.523">
            <text:p>270,523</text:p>
          </table:table-cell>
          <table:table-cell office:value-type="float" office:value="639.873">
            <text:p>639,873</text:p>
          </table:table-cell>
        </table:table-row>
        <table:table-row table:style-name="ro2">
          <table:table-cell office:value-type="float" office:value="111.821">
            <text:p>111,821</text:p>
          </table:table-cell>
          <table:table-cell office:value-type="float" office:value="271.732">
            <text:p>271,732</text:p>
          </table:table-cell>
          <table:table-cell office:value-type="float" office:value="640.74">
            <text:p>640,74</text:p>
          </table:table-cell>
        </table:table-row>
        <table:table-row table:style-name="ro2">
          <table:table-cell office:value-type="float" office:value="112.258">
            <text:p>112,258</text:p>
          </table:table-cell>
          <table:table-cell office:value-type="float" office:value="272.94">
            <text:p>272,94</text:p>
          </table:table-cell>
          <table:table-cell office:value-type="float" office:value="641.605">
            <text:p>641,605</text:p>
          </table:table-cell>
        </table:table-row>
        <table:table-row table:style-name="ro2">
          <table:table-cell office:value-type="float" office:value="112.694">
            <text:p>112,694</text:p>
          </table:table-cell>
          <table:table-cell office:value-type="float" office:value="274.149">
            <text:p>274,149</text:p>
          </table:table-cell>
          <table:table-cell office:value-type="float" office:value="642.468">
            <text:p>642,468</text:p>
          </table:table-cell>
        </table:table-row>
        <table:table-row table:style-name="ro2">
          <table:table-cell office:value-type="float" office:value="113.131">
            <text:p>113,131</text:p>
          </table:table-cell>
          <table:table-cell office:value-type="float" office:value="275.358">
            <text:p>275,358</text:p>
          </table:table-cell>
          <table:table-cell office:value-type="float" office:value="643.329">
            <text:p>643,329</text:p>
          </table:table-cell>
        </table:table-row>
        <table:table-row table:style-name="ro2">
          <table:table-cell office:value-type="float" office:value="113.568">
            <text:p>113,568</text:p>
          </table:table-cell>
          <table:table-cell office:value-type="float" office:value="276.567">
            <text:p>276,567</text:p>
          </table:table-cell>
          <table:table-cell office:value-type="float" office:value="644.189">
            <text:p>644,189</text:p>
          </table:table-cell>
        </table:table-row>
        <table:table-row table:style-name="ro2">
          <table:table-cell office:value-type="float" office:value="114.005">
            <text:p>114,005</text:p>
          </table:table-cell>
          <table:table-cell office:value-type="float" office:value="277.776">
            <text:p>277,776</text:p>
          </table:table-cell>
          <table:table-cell office:value-type="float" office:value="645.046">
            <text:p>645,046</text:p>
          </table:table-cell>
        </table:table-row>
        <table:table-row table:style-name="ro2">
          <table:table-cell office:value-type="float" office:value="114.442">
            <text:p>114,442</text:p>
          </table:table-cell>
          <table:table-cell office:value-type="float" office:value="278.985">
            <text:p>278,985</text:p>
          </table:table-cell>
          <table:table-cell office:value-type="float" office:value="645.901">
            <text:p>645,901</text:p>
          </table:table-cell>
        </table:table-row>
        <table:table-row table:style-name="ro2">
          <table:table-cell office:value-type="float" office:value="114.878">
            <text:p>114,878</text:p>
          </table:table-cell>
          <table:table-cell office:value-type="float" office:value="280.194">
            <text:p>280,194</text:p>
          </table:table-cell>
          <table:table-cell office:value-type="float" office:value="646.755">
            <text:p>646,755</text:p>
          </table:table-cell>
        </table:table-row>
        <table:table-row table:style-name="ro2">
          <table:table-cell office:value-type="float" office:value="115.315">
            <text:p>115,315</text:p>
          </table:table-cell>
          <table:table-cell office:value-type="float" office:value="281.402">
            <text:p>281,402</text:p>
          </table:table-cell>
          <table:table-cell office:value-type="float" office:value="647.606">
            <text:p>647,606</text:p>
          </table:table-cell>
        </table:table-row>
        <table:table-row table:style-name="ro2">
          <table:table-cell office:value-type="float" office:value="115.752">
            <text:p>115,752</text:p>
          </table:table-cell>
          <table:table-cell office:value-type="float" office:value="282.611">
            <text:p>282,611</text:p>
          </table:table-cell>
          <table:table-cell office:value-type="float" office:value="648.456">
            <text:p>648,456</text:p>
          </table:table-cell>
        </table:table-row>
        <table:table-row table:style-name="ro2">
          <table:table-cell office:value-type="float" office:value="116.189">
            <text:p>116,189</text:p>
          </table:table-cell>
          <table:table-cell office:value-type="float" office:value="283.82">
            <text:p>283,82</text:p>
          </table:table-cell>
          <table:table-cell office:value-type="float" office:value="649.304">
            <text:p>649,304</text:p>
          </table:table-cell>
        </table:table-row>
        <table:table-row table:style-name="ro2">
          <table:table-cell office:value-type="float" office:value="116.626">
            <text:p>116,626</text:p>
          </table:table-cell>
          <table:table-cell office:value-type="float" office:value="285.029">
            <text:p>285,029</text:p>
          </table:table-cell>
          <table:table-cell office:value-type="float" office:value="650.15">
            <text:p>650,15</text:p>
          </table:table-cell>
        </table:table-row>
        <table:table-row table:style-name="ro2">
          <table:table-cell office:value-type="float" office:value="117.062">
            <text:p>117,062</text:p>
          </table:table-cell>
          <table:table-cell office:value-type="float" office:value="286.237">
            <text:p>286,237</text:p>
          </table:table-cell>
          <table:table-cell office:value-type="float" office:value="650.994">
            <text:p>650,994</text:p>
          </table:table-cell>
        </table:table-row>
        <table:table-row table:style-name="ro2">
          <table:table-cell office:value-type="float" office:value="117.499">
            <text:p>117,499</text:p>
          </table:table-cell>
          <table:table-cell office:value-type="float" office:value="287.446">
            <text:p>287,446</text:p>
          </table:table-cell>
          <table:table-cell office:value-type="float" office:value="651.837">
            <text:p>651,837</text:p>
          </table:table-cell>
        </table:table-row>
        <table:table-row table:style-name="ro2">
          <table:table-cell office:value-type="float" office:value="117.936">
            <text:p>117,936</text:p>
          </table:table-cell>
          <table:table-cell office:value-type="float" office:value="288.654">
            <text:p>288,654</text:p>
          </table:table-cell>
          <table:table-cell office:value-type="float" office:value="652.677">
            <text:p>652,677</text:p>
          </table:table-cell>
        </table:table-row>
        <table:table-row table:style-name="ro2">
          <table:table-cell office:value-type="float" office:value="118.373">
            <text:p>118,373</text:p>
          </table:table-cell>
          <table:table-cell office:value-type="float" office:value="289.862">
            <text:p>289,862</text:p>
          </table:table-cell>
          <table:table-cell office:value-type="float" office:value="653.516">
            <text:p>653,516</text:p>
          </table:table-cell>
        </table:table-row>
        <table:table-row table:style-name="ro2">
          <table:table-cell office:value-type="float" office:value="118.81">
            <text:p>118,81</text:p>
          </table:table-cell>
          <table:table-cell office:value-type="float" office:value="291.07">
            <text:p>291,07</text:p>
          </table:table-cell>
          <table:table-cell office:value-type="float" office:value="654.353">
            <text:p>654,353</text:p>
          </table:table-cell>
        </table:table-row>
        <table:table-row table:style-name="ro2">
          <table:table-cell office:value-type="float" office:value="119.246">
            <text:p>119,246</text:p>
          </table:table-cell>
          <table:table-cell office:value-type="float" office:value="292.278">
            <text:p>292,278</text:p>
          </table:table-cell>
          <table:table-cell office:value-type="float" office:value="655.188">
            <text:p>655,188</text:p>
          </table:table-cell>
        </table:table-row>
        <table:table-row table:style-name="ro2">
          <table:table-cell office:value-type="float" office:value="119.683">
            <text:p>119,683</text:p>
          </table:table-cell>
          <table:table-cell office:value-type="float" office:value="293.485">
            <text:p>293,485</text:p>
          </table:table-cell>
          <table:table-cell office:value-type="float" office:value="656.021">
            <text:p>656,021</text:p>
          </table:table-cell>
        </table:table-row>
        <table:table-row table:style-name="ro2">
          <table:table-cell office:value-type="float" office:value="120.12">
            <text:p>120,12</text:p>
          </table:table-cell>
          <table:table-cell office:value-type="float" office:value="294.692">
            <text:p>294,692</text:p>
          </table:table-cell>
          <table:table-cell office:value-type="float" office:value="656.853">
            <text:p>656,853</text:p>
          </table:table-cell>
        </table:table-row>
        <table:table-row table:style-name="ro2">
          <table:table-cell office:value-type="float" office:value="120.557">
            <text:p>120,557</text:p>
          </table:table-cell>
          <table:table-cell office:value-type="float" office:value="295.899">
            <text:p>295,899</text:p>
          </table:table-cell>
          <table:table-cell office:value-type="float" office:value="657.682">
            <text:p>657,682</text:p>
          </table:table-cell>
        </table:table-row>
        <table:table-row table:style-name="ro2">
          <table:table-cell office:value-type="float" office:value="120.994">
            <text:p>120,994</text:p>
          </table:table-cell>
          <table:table-cell office:value-type="float" office:value="297.105">
            <text:p>297,105</text:p>
          </table:table-cell>
          <table:table-cell office:value-type="float" office:value="658.51">
            <text:p>658,51</text:p>
          </table:table-cell>
        </table:table-row>
        <table:table-row table:style-name="ro2">
          <table:table-cell office:value-type="float" office:value="121.43">
            <text:p>121,43</text:p>
          </table:table-cell>
          <table:table-cell office:value-type="float" office:value="298.312">
            <text:p>298,312</text:p>
          </table:table-cell>
          <table:table-cell office:value-type="float" office:value="659.337">
            <text:p>659,337</text:p>
          </table:table-cell>
        </table:table-row>
        <table:table-row table:style-name="ro2">
          <table:table-cell office:value-type="float" office:value="121.867">
            <text:p>121,867</text:p>
          </table:table-cell>
          <table:table-cell office:value-type="float" office:value="299.518">
            <text:p>299,518</text:p>
          </table:table-cell>
          <table:table-cell office:value-type="float" office:value="660.161">
            <text:p>660,161</text:p>
          </table:table-cell>
        </table:table-row>
        <table:table-row table:style-name="ro2">
          <table:table-cell office:value-type="float" office:value="122.304">
            <text:p>122,304</text:p>
          </table:table-cell>
          <table:table-cell office:value-type="float" office:value="300.723">
            <text:p>300,723</text:p>
          </table:table-cell>
          <table:table-cell office:value-type="float" office:value="660.984">
            <text:p>660,984</text:p>
          </table:table-cell>
        </table:table-row>
        <table:table-row table:style-name="ro2">
          <table:table-cell office:value-type="float" office:value="122.741">
            <text:p>122,741</text:p>
          </table:table-cell>
          <table:table-cell office:value-type="float" office:value="301.928">
            <text:p>301,928</text:p>
          </table:table-cell>
          <table:table-cell office:value-type="float" office:value="661.805">
            <text:p>661,805</text:p>
          </table:table-cell>
        </table:table-row>
        <table:table-row table:style-name="ro2">
          <table:table-cell office:value-type="float" office:value="123.178">
            <text:p>123,178</text:p>
          </table:table-cell>
          <table:table-cell office:value-type="float" office:value="303.133">
            <text:p>303,133</text:p>
          </table:table-cell>
          <table:table-cell office:value-type="float" office:value="662.624">
            <text:p>662,624</text:p>
          </table:table-cell>
        </table:table-row>
        <table:table-row table:style-name="ro2">
          <table:table-cell office:value-type="float" office:value="123.614">
            <text:p>123,614</text:p>
          </table:table-cell>
          <table:table-cell office:value-type="float" office:value="304.337">
            <text:p>304,337</text:p>
          </table:table-cell>
          <table:table-cell office:value-type="float" office:value="663.442">
            <text:p>663,442</text:p>
          </table:table-cell>
        </table:table-row>
        <table:table-row table:style-name="ro2">
          <table:table-cell office:value-type="float" office:value="124.051">
            <text:p>124,051</text:p>
          </table:table-cell>
          <table:table-cell office:value-type="float" office:value="305.541">
            <text:p>305,541</text:p>
          </table:table-cell>
          <table:table-cell office:value-type="float" office:value="664.258">
            <text:p>664,258</text:p>
          </table:table-cell>
        </table:table-row>
        <table:table-row table:style-name="ro2">
          <table:table-cell office:value-type="float" office:value="124.488">
            <text:p>124,488</text:p>
          </table:table-cell>
          <table:table-cell office:value-type="float" office:value="306.745">
            <text:p>306,745</text:p>
          </table:table-cell>
          <table:table-cell office:value-type="float" office:value="665.072">
            <text:p>665,072</text:p>
          </table:table-cell>
        </table:table-row>
        <table:table-row table:style-name="ro2">
          <table:table-cell office:value-type="float" office:value="124.925">
            <text:p>124,925</text:p>
          </table:table-cell>
          <table:table-cell office:value-type="float" office:value="307.948">
            <text:p>307,948</text:p>
          </table:table-cell>
          <table:table-cell office:value-type="float" office:value="665.885">
            <text:p>665,885</text:p>
          </table:table-cell>
        </table:table-row>
        <table:table-row table:style-name="ro2">
          <table:table-cell office:value-type="float" office:value="125.362">
            <text:p>125,362</text:p>
          </table:table-cell>
          <table:table-cell office:value-type="float" office:value="309.15">
            <text:p>309,15</text:p>
          </table:table-cell>
          <table:table-cell office:value-type="float" office:value="666.696">
            <text:p>666,696</text:p>
          </table:table-cell>
        </table:table-row>
        <table:table-row table:style-name="ro2">
          <table:table-cell office:value-type="float" office:value="125.798">
            <text:p>125,798</text:p>
          </table:table-cell>
          <table:table-cell office:value-type="float" office:value="310.352">
            <text:p>310,352</text:p>
          </table:table-cell>
          <table:table-cell office:value-type="float" office:value="667.505">
            <text:p>667,505</text:p>
          </table:table-cell>
        </table:table-row>
        <table:table-row table:style-name="ro2">
          <table:table-cell office:value-type="float" office:value="126.235">
            <text:p>126,235</text:p>
          </table:table-cell>
          <table:table-cell office:value-type="float" office:value="311.554">
            <text:p>311,554</text:p>
          </table:table-cell>
          <table:table-cell office:value-type="float" office:value="668.313">
            <text:p>668,313</text:p>
          </table:table-cell>
        </table:table-row>
        <table:table-row table:style-name="ro2">
          <table:table-cell office:value-type="float" office:value="126.672">
            <text:p>126,672</text:p>
          </table:table-cell>
          <table:table-cell office:value-type="float" office:value="312.755">
            <text:p>312,755</text:p>
          </table:table-cell>
          <table:table-cell office:value-type="float" office:value="669.119">
            <text:p>669,119</text:p>
          </table:table-cell>
        </table:table-row>
        <table:table-row table:style-name="ro2">
          <table:table-cell office:value-type="float" office:value="127.109">
            <text:p>127,109</text:p>
          </table:table-cell>
          <table:table-cell office:value-type="float" office:value="313.955">
            <text:p>313,955</text:p>
          </table:table-cell>
          <table:table-cell office:value-type="float" office:value="669.924">
            <text:p>669,924</text:p>
          </table:table-cell>
        </table:table-row>
        <table:table-row table:style-name="ro2">
          <table:table-cell office:value-type="float" office:value="127.546">
            <text:p>127,546</text:p>
          </table:table-cell>
          <table:table-cell office:value-type="float" office:value="315.155">
            <text:p>315,155</text:p>
          </table:table-cell>
          <table:table-cell office:value-type="float" office:value="670.726">
            <text:p>670,726</text:p>
          </table:table-cell>
        </table:table-row>
        <table:table-row table:style-name="ro2">
          <table:table-cell office:value-type="float" office:value="127.982">
            <text:p>127,982</text:p>
          </table:table-cell>
          <table:table-cell office:value-type="float" office:value="316.354">
            <text:p>316,354</text:p>
          </table:table-cell>
          <table:table-cell office:value-type="float" office:value="671.528">
            <text:p>671,528</text:p>
          </table:table-cell>
        </table:table-row>
        <table:table-row table:style-name="ro2">
          <table:table-cell office:value-type="float" office:value="128.419">
            <text:p>128,419</text:p>
          </table:table-cell>
          <table:table-cell office:value-type="float" office:value="317.553">
            <text:p>317,553</text:p>
          </table:table-cell>
          <table:table-cell office:value-type="float" office:value="672.327">
            <text:p>672,327</text:p>
          </table:table-cell>
        </table:table-row>
        <table:table-row table:style-name="ro2">
          <table:table-cell office:value-type="float" office:value="128.856">
            <text:p>128,856</text:p>
          </table:table-cell>
          <table:table-cell office:value-type="float" office:value="318.751">
            <text:p>318,751</text:p>
          </table:table-cell>
          <table:table-cell office:value-type="float" office:value="673.125">
            <text:p>673,125</text:p>
          </table:table-cell>
        </table:table-row>
        <table:table-row table:style-name="ro2">
          <table:table-cell office:value-type="float" office:value="129.293">
            <text:p>129,293</text:p>
          </table:table-cell>
          <table:table-cell office:value-type="float" office:value="319.949">
            <text:p>319,949</text:p>
          </table:table-cell>
          <table:table-cell office:value-type="float" office:value="673.922">
            <text:p>673,922</text:p>
          </table:table-cell>
        </table:table-row>
        <table:table-row table:style-name="ro2">
          <table:table-cell office:value-type="float" office:value="129.73">
            <text:p>129,73</text:p>
          </table:table-cell>
          <table:table-cell office:value-type="float" office:value="321.146">
            <text:p>321,146</text:p>
          </table:table-cell>
          <table:table-cell office:value-type="float" office:value="674.717">
            <text:p>674,717</text:p>
          </table:table-cell>
        </table:table-row>
        <table:table-row table:style-name="ro2">
          <table:table-cell office:value-type="float" office:value="130.166">
            <text:p>130,166</text:p>
          </table:table-cell>
          <table:table-cell office:value-type="float" office:value="322.342">
            <text:p>322,342</text:p>
          </table:table-cell>
          <table:table-cell office:value-type="float" office:value="675.51">
            <text:p>675,51</text:p>
          </table:table-cell>
        </table:table-row>
        <table:table-row table:style-name="ro2">
          <table:table-cell office:value-type="float" office:value="130.603">
            <text:p>130,603</text:p>
          </table:table-cell>
          <table:table-cell office:value-type="float" office:value="323.537">
            <text:p>323,537</text:p>
          </table:table-cell>
          <table:table-cell office:value-type="float" office:value="676.302">
            <text:p>676,302</text:p>
          </table:table-cell>
        </table:table-row>
        <table:table-row table:style-name="ro2">
          <table:table-cell office:value-type="float" office:value="131.04">
            <text:p>131,04</text:p>
          </table:table-cell>
          <table:table-cell office:value-type="float" office:value="324.732">
            <text:p>324,732</text:p>
          </table:table-cell>
          <table:table-cell office:value-type="float" office:value="677.092">
            <text:p>677,092</text:p>
          </table:table-cell>
        </table:table-row>
        <table:table-row table:style-name="ro2">
          <table:table-cell office:value-type="float" office:value="131.477">
            <text:p>131,477</text:p>
          </table:table-cell>
          <table:table-cell office:value-type="float" office:value="325.927">
            <text:p>325,927</text:p>
          </table:table-cell>
          <table:table-cell office:value-type="float" office:value="677.881">
            <text:p>677,881</text:p>
          </table:table-cell>
        </table:table-row>
        <table:table-row table:style-name="ro2">
          <table:table-cell office:value-type="float" office:value="131.914">
            <text:p>131,914</text:p>
          </table:table-cell>
          <table:table-cell office:value-type="float" office:value="327.12">
            <text:p>327,12</text:p>
          </table:table-cell>
          <table:table-cell office:value-type="float" office:value="678.668">
            <text:p>678,668</text:p>
          </table:table-cell>
        </table:table-row>
        <table:table-row table:style-name="ro2">
          <table:table-cell office:value-type="float" office:value="132.35">
            <text:p>132,35</text:p>
          </table:table-cell>
          <table:table-cell office:value-type="float" office:value="328.313">
            <text:p>328,313</text:p>
          </table:table-cell>
          <table:table-cell office:value-type="float" office:value="679.453">
            <text:p>679,453</text:p>
          </table:table-cell>
        </table:table-row>
        <table:table-row table:style-name="ro2">
          <table:table-cell office:value-type="float" office:value="132.787">
            <text:p>132,787</text:p>
          </table:table-cell>
          <table:table-cell office:value-type="float" office:value="329.505">
            <text:p>329,505</text:p>
          </table:table-cell>
          <table:table-cell office:value-type="float" office:value="680.237">
            <text:p>680,237</text:p>
          </table:table-cell>
        </table:table-row>
        <table:table-row table:style-name="ro2">
          <table:table-cell office:value-type="float" office:value="133.224">
            <text:p>133,224</text:p>
          </table:table-cell>
          <table:table-cell office:value-type="float" office:value="330.696">
            <text:p>330,696</text:p>
          </table:table-cell>
          <table:table-cell office:value-type="float" office:value="681.02">
            <text:p>681,02</text:p>
          </table:table-cell>
        </table:table-row>
        <table:table-row table:style-name="ro2">
          <table:table-cell office:value-type="float" office:value="133.661">
            <text:p>133,661</text:p>
          </table:table-cell>
          <table:table-cell office:value-type="float" office:value="331.887">
            <text:p>331,887</text:p>
          </table:table-cell>
          <table:table-cell office:value-type="float" office:value="681.801">
            <text:p>681,801</text:p>
          </table:table-cell>
        </table:table-row>
        <table:table-row table:style-name="ro2">
          <table:table-cell office:value-type="float" office:value="134.098">
            <text:p>134,098</text:p>
          </table:table-cell>
          <table:table-cell office:value-type="float" office:value="333.077">
            <text:p>333,077</text:p>
          </table:table-cell>
          <table:table-cell office:value-type="float" office:value="682.58">
            <text:p>682,58</text:p>
          </table:table-cell>
        </table:table-row>
        <table:table-row table:style-name="ro2">
          <table:table-cell office:value-type="float" office:value="134.534">
            <text:p>134,534</text:p>
          </table:table-cell>
          <table:table-cell office:value-type="float" office:value="334.266">
            <text:p>334,266</text:p>
          </table:table-cell>
          <table:table-cell office:value-type="float" office:value="683.359">
            <text:p>683,359</text:p>
          </table:table-cell>
        </table:table-row>
        <table:table-row table:style-name="ro2">
          <table:table-cell office:value-type="float" office:value="134.971">
            <text:p>134,971</text:p>
          </table:table-cell>
          <table:table-cell office:value-type="float" office:value="335.454">
            <text:p>335,454</text:p>
          </table:table-cell>
          <table:table-cell office:value-type="float" office:value="684.135">
            <text:p>684,135</text:p>
          </table:table-cell>
        </table:table-row>
        <table:table-row table:style-name="ro2">
          <table:table-cell office:value-type="float" office:value="135.408">
            <text:p>135,408</text:p>
          </table:table-cell>
          <table:table-cell office:value-type="float" office:value="336.641">
            <text:p>336,641</text:p>
          </table:table-cell>
          <table:table-cell office:value-type="float" office:value="684.91">
            <text:p>684,91</text:p>
          </table:table-cell>
        </table:table-row>
        <table:table-row table:style-name="ro2">
          <table:table-cell office:value-type="float" office:value="135.845">
            <text:p>135,845</text:p>
          </table:table-cell>
          <table:table-cell office:value-type="float" office:value="337.828">
            <text:p>337,828</text:p>
          </table:table-cell>
          <table:table-cell office:value-type="float" office:value="685.684">
            <text:p>685,684</text:p>
          </table:table-cell>
        </table:table-row>
        <table:table-row table:style-name="ro2">
          <table:table-cell office:value-type="float" office:value="136.282">
            <text:p>136,282</text:p>
          </table:table-cell>
          <table:table-cell office:value-type="float" office:value="339.014">
            <text:p>339,014</text:p>
          </table:table-cell>
          <table:table-cell office:value-type="float" office:value="686.456">
            <text:p>686,456</text:p>
          </table:table-cell>
        </table:table-row>
        <table:table-row table:style-name="ro2">
          <table:table-cell office:value-type="float" office:value="136.718">
            <text:p>136,718</text:p>
          </table:table-cell>
          <table:table-cell office:value-type="float" office:value="340.199">
            <text:p>340,199</text:p>
          </table:table-cell>
          <table:table-cell office:value-type="float" office:value="687.227">
            <text:p>687,227</text:p>
          </table:table-cell>
        </table:table-row>
        <table:table-row table:style-name="ro2">
          <table:table-cell office:value-type="float" office:value="137.155">
            <text:p>137,155</text:p>
          </table:table-cell>
          <table:table-cell office:value-type="float" office:value="341.383">
            <text:p>341,383</text:p>
          </table:table-cell>
          <table:table-cell office:value-type="float" office:value="687.996">
            <text:p>687,996</text:p>
          </table:table-cell>
        </table:table-row>
        <table:table-row table:style-name="ro2">
          <table:table-cell office:value-type="float" office:value="137.592">
            <text:p>137,592</text:p>
          </table:table-cell>
          <table:table-cell office:value-type="float" office:value="342.567">
            <text:p>342,567</text:p>
          </table:table-cell>
          <table:table-cell office:value-type="float" office:value="688.764">
            <text:p>688,764</text:p>
          </table:table-cell>
        </table:table-row>
        <table:table-row table:style-name="ro2">
          <table:table-cell office:value-type="float" office:value="138.029">
            <text:p>138,029</text:p>
          </table:table-cell>
          <table:table-cell office:value-type="float" office:value="343.749">
            <text:p>343,749</text:p>
          </table:table-cell>
          <table:table-cell office:value-type="float" office:value="689.53">
            <text:p>689,53</text:p>
          </table:table-cell>
        </table:table-row>
        <table:table-row table:style-name="ro2">
          <table:table-cell office:value-type="float" office:value="138.466">
            <text:p>138,466</text:p>
          </table:table-cell>
          <table:table-cell office:value-type="float" office:value="344.931">
            <text:p>344,931</text:p>
          </table:table-cell>
          <table:table-cell office:value-type="float" office:value="690.295">
            <text:p>690,295</text:p>
          </table:table-cell>
        </table:table-row>
        <table:table-row table:style-name="ro2">
          <table:table-cell office:value-type="float" office:value="138.902">
            <text:p>138,902</text:p>
          </table:table-cell>
          <table:table-cell office:value-type="float" office:value="346.111">
            <text:p>346,111</text:p>
          </table:table-cell>
          <table:table-cell office:value-type="float" office:value="691.059">
            <text:p>691,059</text:p>
          </table:table-cell>
        </table:table-row>
        <table:table-row table:style-name="ro2">
          <table:table-cell office:value-type="float" office:value="139.339">
            <text:p>139,339</text:p>
          </table:table-cell>
          <table:table-cell office:value-type="float" office:value="347.291">
            <text:p>347,291</text:p>
          </table:table-cell>
          <table:table-cell office:value-type="float" office:value="691.821">
            <text:p>691,821</text:p>
          </table:table-cell>
        </table:table-row>
        <table:table-row table:style-name="ro2">
          <table:table-cell office:value-type="float" office:value="139.776">
            <text:p>139,776</text:p>
          </table:table-cell>
          <table:table-cell office:value-type="float" office:value="348.47">
            <text:p>348,47</text:p>
          </table:table-cell>
          <table:table-cell office:value-type="float" office:value="692.581">
            <text:p>692,581</text:p>
          </table:table-cell>
        </table:table-row>
        <table:table-row table:style-name="ro2">
          <table:table-cell office:value-type="float" office:value="140.213">
            <text:p>140,213</text:p>
          </table:table-cell>
          <table:table-cell office:value-type="float" office:value="349.648">
            <text:p>349,648</text:p>
          </table:table-cell>
          <table:table-cell office:value-type="float" office:value="693.341">
            <text:p>693,341</text:p>
          </table:table-cell>
        </table:table-row>
        <table:table-row table:style-name="ro2">
          <table:table-cell office:value-type="float" office:value="140.65">
            <text:p>140,65</text:p>
          </table:table-cell>
          <table:table-cell office:value-type="float" office:value="350.825">
            <text:p>350,825</text:p>
          </table:table-cell>
          <table:table-cell office:value-type="float" office:value="694.098">
            <text:p>694,098</text:p>
          </table:table-cell>
        </table:table-row>
        <table:table-row table:style-name="ro2">
          <table:table-cell office:value-type="float" office:value="141.086">
            <text:p>141,086</text:p>
          </table:table-cell>
          <table:table-cell office:value-type="float" office:value="352.001">
            <text:p>352,001</text:p>
          </table:table-cell>
          <table:table-cell office:value-type="float" office:value="694.855">
            <text:p>694,855</text:p>
          </table:table-cell>
        </table:table-row>
        <table:table-row table:style-name="ro2">
          <table:table-cell office:value-type="float" office:value="141.523">
            <text:p>141,523</text:p>
          </table:table-cell>
          <table:table-cell office:value-type="float" office:value="353.177">
            <text:p>353,177</text:p>
          </table:table-cell>
          <table:table-cell office:value-type="float" office:value="695.61">
            <text:p>695,61</text:p>
          </table:table-cell>
        </table:table-row>
        <table:table-row table:style-name="ro2">
          <table:table-cell office:value-type="float" office:value="141.96">
            <text:p>141,96</text:p>
          </table:table-cell>
          <table:table-cell office:value-type="float" office:value="354.351">
            <text:p>354,351</text:p>
          </table:table-cell>
          <table:table-cell office:value-type="float" office:value="696.364">
            <text:p>696,364</text:p>
          </table:table-cell>
        </table:table-row>
        <table:table-row table:style-name="ro2">
          <table:table-cell office:value-type="float" office:value="142.397">
            <text:p>142,397</text:p>
          </table:table-cell>
          <table:table-cell office:value-type="float" office:value="355.524">
            <text:p>355,524</text:p>
          </table:table-cell>
          <table:table-cell office:value-type="float" office:value="697.116">
            <text:p>697,116</text:p>
          </table:table-cell>
        </table:table-row>
        <table:table-row table:style-name="ro2">
          <table:table-cell office:value-type="float" office:value="142.834">
            <text:p>142,834</text:p>
          </table:table-cell>
          <table:table-cell office:value-type="float" office:value="356.696">
            <text:p>356,696</text:p>
          </table:table-cell>
          <table:table-cell office:value-type="float" office:value="697.867">
            <text:p>697,867</text:p>
          </table:table-cell>
        </table:table-row>
        <table:table-row table:style-name="ro2">
          <table:table-cell office:value-type="float" office:value="143.27">
            <text:p>143,27</text:p>
          </table:table-cell>
          <table:table-cell office:value-type="float" office:value="357.868">
            <text:p>357,868</text:p>
          </table:table-cell>
          <table:table-cell office:value-type="float" office:value="698.617">
            <text:p>698,617</text:p>
          </table:table-cell>
        </table:table-row>
        <table:table-row table:style-name="ro2">
          <table:table-cell office:value-type="float" office:value="143.707">
            <text:p>143,707</text:p>
          </table:table-cell>
          <table:table-cell office:value-type="float" office:value="359.038">
            <text:p>359,038</text:p>
          </table:table-cell>
          <table:table-cell office:value-type="float" office:value="699.365">
            <text:p>699,365</text:p>
          </table:table-cell>
        </table:table-row>
        <table:table-row table:style-name="ro2">
          <table:table-cell office:value-type="float" office:value="144.144">
            <text:p>144,144</text:p>
          </table:table-cell>
          <table:table-cell office:value-type="float" office:value="360.208">
            <text:p>360,208</text:p>
          </table:table-cell>
          <table:table-cell office:value-type="float" office:value="700.112">
            <text:p>700,112</text:p>
          </table:table-cell>
        </table:table-row>
        <table:table-row table:style-name="ro2">
          <table:table-cell office:value-type="float" office:value="144.581">
            <text:p>144,581</text:p>
          </table:table-cell>
          <table:table-cell office:value-type="float" office:value="361.376">
            <text:p>361,376</text:p>
          </table:table-cell>
          <table:table-cell office:value-type="float" office:value="700.857">
            <text:p>700,857</text:p>
          </table:table-cell>
        </table:table-row>
        <table:table-row table:style-name="ro2">
          <table:table-cell office:value-type="float" office:value="145.018">
            <text:p>145,018</text:p>
          </table:table-cell>
          <table:table-cell office:value-type="float" office:value="362.543">
            <text:p>362,543</text:p>
          </table:table-cell>
          <table:table-cell office:value-type="float" office:value="701.601">
            <text:p>701,601</text:p>
          </table:table-cell>
        </table:table-row>
        <table:table-row table:style-name="ro2">
          <table:table-cell office:value-type="float" office:value="145.454">
            <text:p>145,454</text:p>
          </table:table-cell>
          <table:table-cell office:value-type="float" office:value="363.71">
            <text:p>363,71</text:p>
          </table:table-cell>
          <table:table-cell office:value-type="float" office:value="702.344">
            <text:p>702,344</text:p>
          </table:table-cell>
        </table:table-row>
        <table:table-row table:style-name="ro2">
          <table:table-cell office:value-type="float" office:value="145.891">
            <text:p>145,891</text:p>
          </table:table-cell>
          <table:table-cell office:value-type="float" office:value="364.875">
            <text:p>364,875</text:p>
          </table:table-cell>
          <table:table-cell office:value-type="float" office:value="703.086">
            <text:p>703,086</text:p>
          </table:table-cell>
        </table:table-row>
        <table:table-row table:style-name="ro2">
          <table:table-cell office:value-type="float" office:value="146.328">
            <text:p>146,328</text:p>
          </table:table-cell>
          <table:table-cell office:value-type="float" office:value="366.04">
            <text:p>366,04</text:p>
          </table:table-cell>
          <table:table-cell office:value-type="float" office:value="703.826">
            <text:p>703,826</text:p>
          </table:table-cell>
        </table:table-row>
        <table:table-row table:style-name="ro2">
          <table:table-cell office:value-type="float" office:value="146.765">
            <text:p>146,765</text:p>
          </table:table-cell>
          <table:table-cell office:value-type="float" office:value="367.203">
            <text:p>367,203</text:p>
          </table:table-cell>
          <table:table-cell office:value-type="float" office:value="704.565">
            <text:p>704,565</text:p>
          </table:table-cell>
        </table:table-row>
        <table:table-row table:style-name="ro2">
          <table:table-cell office:value-type="float" office:value="147.202">
            <text:p>147,202</text:p>
          </table:table-cell>
          <table:table-cell office:value-type="float" office:value="368.365">
            <text:p>368,365</text:p>
          </table:table-cell>
          <table:table-cell office:value-type="float" office:value="705.302">
            <text:p>705,302</text:p>
          </table:table-cell>
        </table:table-row>
        <table:table-row table:style-name="ro2">
          <table:table-cell office:value-type="float" office:value="147.638">
            <text:p>147,638</text:p>
          </table:table-cell>
          <table:table-cell office:value-type="float" office:value="369.526">
            <text:p>369,526</text:p>
          </table:table-cell>
          <table:table-cell office:value-type="float" office:value="706.039">
            <text:p>706,039</text:p>
          </table:table-cell>
        </table:table-row>
        <table:table-row table:style-name="ro2">
          <table:table-cell office:value-type="float" office:value="148.075">
            <text:p>148,075</text:p>
          </table:table-cell>
          <table:table-cell office:value-type="float" office:value="370.686">
            <text:p>370,686</text:p>
          </table:table-cell>
          <table:table-cell office:value-type="float" office:value="706.773">
            <text:p>706,773</text:p>
          </table:table-cell>
        </table:table-row>
        <table:table-row table:style-name="ro2">
          <table:table-cell office:value-type="float" office:value="148.512">
            <text:p>148,512</text:p>
          </table:table-cell>
          <table:table-cell office:value-type="float" office:value="371.846">
            <text:p>371,846</text:p>
          </table:table-cell>
          <table:table-cell office:value-type="float" office:value="707.507">
            <text:p>707,507</text:p>
          </table:table-cell>
        </table:table-row>
        <table:table-row table:style-name="ro2">
          <table:table-cell office:value-type="float" office:value="148.949">
            <text:p>148,949</text:p>
          </table:table-cell>
          <table:table-cell office:value-type="float" office:value="373.004">
            <text:p>373,004</text:p>
          </table:table-cell>
          <table:table-cell office:value-type="float" office:value="708.239">
            <text:p>708,239</text:p>
          </table:table-cell>
        </table:table-row>
        <table:table-row table:style-name="ro2">
          <table:table-cell office:value-type="float" office:value="149.386">
            <text:p>149,386</text:p>
          </table:table-cell>
          <table:table-cell office:value-type="float" office:value="374.16">
            <text:p>374,16</text:p>
          </table:table-cell>
          <table:table-cell office:value-type="float" office:value="708.97">
            <text:p>708,97</text:p>
          </table:table-cell>
        </table:table-row>
        <table:table-row table:style-name="ro2">
          <table:table-cell office:value-type="float" office:value="149.822">
            <text:p>149,822</text:p>
          </table:table-cell>
          <table:table-cell office:value-type="float" office:value="375.316">
            <text:p>375,316</text:p>
          </table:table-cell>
          <table:table-cell office:value-type="float" office:value="709.7">
            <text:p>709,7</text:p>
          </table:table-cell>
        </table:table-row>
        <table:table-row table:style-name="ro2">
          <table:table-cell office:value-type="float" office:value="150.259">
            <text:p>150,259</text:p>
          </table:table-cell>
          <table:table-cell office:value-type="float" office:value="376.471">
            <text:p>376,471</text:p>
          </table:table-cell>
          <table:table-cell office:value-type="float" office:value="710.429">
            <text:p>710,429</text:p>
          </table:table-cell>
        </table:table-row>
        <table:table-row table:style-name="ro2">
          <table:table-cell office:value-type="float" office:value="150.696">
            <text:p>150,696</text:p>
          </table:table-cell>
          <table:table-cell office:value-type="float" office:value="377.625">
            <text:p>377,625</text:p>
          </table:table-cell>
          <table:table-cell office:value-type="float" office:value="711.156">
            <text:p>711,156</text:p>
          </table:table-cell>
        </table:table-row>
        <table:table-row table:style-name="ro2">
          <table:table-cell office:value-type="float" office:value="151.133">
            <text:p>151,133</text:p>
          </table:table-cell>
          <table:table-cell office:value-type="float" office:value="378.777">
            <text:p>378,777</text:p>
          </table:table-cell>
          <table:table-cell office:value-type="float" office:value="711.882">
            <text:p>711,882</text:p>
          </table:table-cell>
        </table:table-row>
        <table:table-row table:style-name="ro2">
          <table:table-cell office:value-type="float" office:value="151.57">
            <text:p>151,57</text:p>
          </table:table-cell>
          <table:table-cell office:value-type="float" office:value="379.929">
            <text:p>379,929</text:p>
          </table:table-cell>
          <table:table-cell office:value-type="float" office:value="712.606">
            <text:p>712,606</text:p>
          </table:table-cell>
        </table:table-row>
        <table:table-row table:style-name="ro2">
          <table:table-cell office:value-type="float" office:value="152.006">
            <text:p>152,006</text:p>
          </table:table-cell>
          <table:table-cell office:value-type="float" office:value="381.079">
            <text:p>381,079</text:p>
          </table:table-cell>
          <table:table-cell office:value-type="float" office:value="713.33">
            <text:p>713,33</text:p>
          </table:table-cell>
        </table:table-row>
        <table:table-row table:style-name="ro2">
          <table:table-cell office:value-type="float" office:value="152.443">
            <text:p>152,443</text:p>
          </table:table-cell>
          <table:table-cell office:value-type="float" office:value="382.228">
            <text:p>382,228</text:p>
          </table:table-cell>
          <table:table-cell office:value-type="float" office:value="714.052">
            <text:p>714,052</text:p>
          </table:table-cell>
        </table:table-row>
        <table:table-row table:style-name="ro2">
          <table:table-cell office:value-type="float" office:value="152.88">
            <text:p>152,88</text:p>
          </table:table-cell>
          <table:table-cell office:value-type="float" office:value="383.376">
            <text:p>383,376</text:p>
          </table:table-cell>
          <table:table-cell office:value-type="float" office:value="714.773">
            <text:p>714,773</text:p>
          </table:table-cell>
        </table:table-row>
        <table:table-row table:style-name="ro2">
          <table:table-cell office:value-type="float" office:value="153.317">
            <text:p>153,317</text:p>
          </table:table-cell>
          <table:table-cell office:value-type="float" office:value="384.523">
            <text:p>384,523</text:p>
          </table:table-cell>
          <table:table-cell office:value-type="float" office:value="715.492">
            <text:p>715,492</text:p>
          </table:table-cell>
        </table:table-row>
        <table:table-row table:style-name="ro2">
          <table:table-cell office:value-type="float" office:value="153.754">
            <text:p>153,754</text:p>
          </table:table-cell>
          <table:table-cell office:value-type="float" office:value="385.669">
            <text:p>385,669</text:p>
          </table:table-cell>
          <table:table-cell office:value-type="float" office:value="716.211">
            <text:p>716,211</text:p>
          </table:table-cell>
        </table:table-row>
        <table:table-row table:style-name="ro2">
          <table:table-cell office:value-type="float" office:value="154.19">
            <text:p>154,19</text:p>
          </table:table-cell>
          <table:table-cell office:value-type="float" office:value="386.814">
            <text:p>386,814</text:p>
          </table:table-cell>
          <table:table-cell office:value-type="float" office:value="716.928">
            <text:p>716,928</text:p>
          </table:table-cell>
        </table:table-row>
        <table:table-row table:style-name="ro2">
          <table:table-cell office:value-type="float" office:value="154.627">
            <text:p>154,627</text:p>
          </table:table-cell>
          <table:table-cell office:value-type="float" office:value="387.957">
            <text:p>387,957</text:p>
          </table:table-cell>
          <table:table-cell office:value-type="float" office:value="717.644">
            <text:p>717,644</text:p>
          </table:table-cell>
        </table:table-row>
        <table:table-row table:style-name="ro2">
          <table:table-cell office:value-type="float" office:value="155.064">
            <text:p>155,064</text:p>
          </table:table-cell>
          <table:table-cell office:value-type="float" office:value="389.1">
            <text:p>389,1</text:p>
          </table:table-cell>
          <table:table-cell office:value-type="float" office:value="718.359">
            <text:p>718,359</text:p>
          </table:table-cell>
        </table:table-row>
        <table:table-row table:style-name="ro2">
          <table:table-cell office:value-type="float" office:value="155.501">
            <text:p>155,501</text:p>
          </table:table-cell>
          <table:table-cell office:value-type="float" office:value="390.241">
            <text:p>390,241</text:p>
          </table:table-cell>
          <table:table-cell office:value-type="float" office:value="719.072">
            <text:p>719,072</text:p>
          </table:table-cell>
        </table:table-row>
        <table:table-row table:style-name="ro2">
          <table:table-cell office:value-type="float" office:value="155.938">
            <text:p>155,938</text:p>
          </table:table-cell>
          <table:table-cell office:value-type="float" office:value="391.381">
            <text:p>391,381</text:p>
          </table:table-cell>
          <table:table-cell office:value-type="float" office:value="719.784">
            <text:p>719,784</text:p>
          </table:table-cell>
        </table:table-row>
        <table:table-row table:style-name="ro2">
          <table:table-cell office:value-type="float" office:value="156.374">
            <text:p>156,374</text:p>
          </table:table-cell>
          <table:table-cell office:value-type="float" office:value="392.52">
            <text:p>392,52</text:p>
          </table:table-cell>
          <table:table-cell office:value-type="float" office:value="720.495">
            <text:p>720,495</text:p>
          </table:table-cell>
        </table:table-row>
        <table:table-row table:style-name="ro2">
          <table:table-cell office:value-type="float" office:value="156.811">
            <text:p>156,811</text:p>
          </table:table-cell>
          <table:table-cell office:value-type="float" office:value="393.657">
            <text:p>393,657</text:p>
          </table:table-cell>
          <table:table-cell office:value-type="float" office:value="721.205">
            <text:p>721,205</text:p>
          </table:table-cell>
        </table:table-row>
        <table:table-row table:style-name="ro2">
          <table:table-cell office:value-type="float" office:value="157.248">
            <text:p>157,248</text:p>
          </table:table-cell>
          <table:table-cell office:value-type="float" office:value="394.794">
            <text:p>394,794</text:p>
          </table:table-cell>
          <table:table-cell office:value-type="float" office:value="721.914">
            <text:p>721,914</text:p>
          </table:table-cell>
        </table:table-row>
        <table:table-row table:style-name="ro2">
          <table:table-cell office:value-type="float" office:value="157.685">
            <text:p>157,685</text:p>
          </table:table-cell>
          <table:table-cell office:value-type="float" office:value="395.929">
            <text:p>395,929</text:p>
          </table:table-cell>
          <table:table-cell office:value-type="float" office:value="722.621">
            <text:p>722,621</text:p>
          </table:table-cell>
        </table:table-row>
        <table:table-row table:style-name="ro2">
          <table:table-cell office:value-type="float" office:value="158.122">
            <text:p>158,122</text:p>
          </table:table-cell>
          <table:table-cell office:value-type="float" office:value="397.063">
            <text:p>397,063</text:p>
          </table:table-cell>
          <table:table-cell office:value-type="float" office:value="723.327">
            <text:p>723,327</text:p>
          </table:table-cell>
        </table:table-row>
        <table:table-row table:style-name="ro2">
          <table:table-cell office:value-type="float" office:value="158.558">
            <text:p>158,558</text:p>
          </table:table-cell>
          <table:table-cell office:value-type="float" office:value="398.196">
            <text:p>398,196</text:p>
          </table:table-cell>
          <table:table-cell office:value-type="float" office:value="724.032">
            <text:p>724,032</text:p>
          </table:table-cell>
        </table:table-row>
        <table:table-row table:style-name="ro2">
          <table:table-cell office:value-type="float" office:value="158.995">
            <text:p>158,995</text:p>
          </table:table-cell>
          <table:table-cell office:value-type="float" office:value="399.328">
            <text:p>399,328</text:p>
          </table:table-cell>
          <table:table-cell office:value-type="float" office:value="724.736">
            <text:p>724,736</text:p>
          </table:table-cell>
        </table:table-row>
        <table:table-row table:style-name="ro2">
          <table:table-cell office:value-type="float" office:value="159.432">
            <text:p>159,432</text:p>
          </table:table-cell>
          <table:table-cell office:value-type="float" office:value="400.459">
            <text:p>400,459</text:p>
          </table:table-cell>
          <table:table-cell office:value-type="float" office:value="725.439">
            <text:p>725,439</text:p>
          </table:table-cell>
        </table:table-row>
        <table:table-row table:style-name="ro2">
          <table:table-cell office:value-type="float" office:value="159.869">
            <text:p>159,869</text:p>
          </table:table-cell>
          <table:table-cell office:value-type="float" office:value="401.588">
            <text:p>401,588</text:p>
          </table:table-cell>
          <table:table-cell office:value-type="float" office:value="726.14">
            <text:p>726,14</text:p>
          </table:table-cell>
        </table:table-row>
        <table:table-row table:style-name="ro2">
          <table:table-cell office:value-type="float" office:value="160.306">
            <text:p>160,306</text:p>
          </table:table-cell>
          <table:table-cell office:value-type="float" office:value="402.716">
            <text:p>402,716</text:p>
          </table:table-cell>
          <table:table-cell office:value-type="float" office:value="726.84">
            <text:p>726,84</text:p>
          </table:table-cell>
        </table:table-row>
        <table:table-row table:style-name="ro2">
          <table:table-cell office:value-type="float" office:value="160.742">
            <text:p>160,742</text:p>
          </table:table-cell>
          <table:table-cell office:value-type="float" office:value="403.843">
            <text:p>403,843</text:p>
          </table:table-cell>
          <table:table-cell office:value-type="float" office:value="727.539">
            <text:p>727,539</text:p>
          </table:table-cell>
        </table:table-row>
        <table:table-row table:style-name="ro2">
          <table:table-cell office:value-type="float" office:value="161.179">
            <text:p>161,179</text:p>
          </table:table-cell>
          <table:table-cell office:value-type="float" office:value="404.969">
            <text:p>404,969</text:p>
          </table:table-cell>
          <table:table-cell office:value-type="float" office:value="728.237">
            <text:p>728,237</text:p>
          </table:table-cell>
        </table:table-row>
        <table:table-row table:style-name="ro2">
          <table:table-cell office:value-type="float" office:value="161.616">
            <text:p>161,616</text:p>
          </table:table-cell>
          <table:table-cell office:value-type="float" office:value="406.093">
            <text:p>406,093</text:p>
          </table:table-cell>
          <table:table-cell office:value-type="float" office:value="728.934">
            <text:p>728,934</text:p>
          </table:table-cell>
        </table:table-row>
        <table:table-row table:style-name="ro2">
          <table:table-cell office:value-type="float" office:value="162.053">
            <text:p>162,053</text:p>
          </table:table-cell>
          <table:table-cell office:value-type="float" office:value="407.216">
            <text:p>407,216</text:p>
          </table:table-cell>
          <table:table-cell office:value-type="float" office:value="729.63">
            <text:p>729,63</text:p>
          </table:table-cell>
        </table:table-row>
        <table:table-row table:style-name="ro2">
          <table:table-cell office:value-type="float" office:value="162.49">
            <text:p>162,49</text:p>
          </table:table-cell>
          <table:table-cell office:value-type="float" office:value="408.338">
            <text:p>408,338</text:p>
          </table:table-cell>
          <table:table-cell office:value-type="float" office:value="730.324">
            <text:p>730,324</text:p>
          </table:table-cell>
        </table:table-row>
        <table:table-row table:style-name="ro2">
          <table:table-cell office:value-type="float" office:value="162.926">
            <text:p>162,926</text:p>
          </table:table-cell>
          <table:table-cell office:value-type="float" office:value="409.459">
            <text:p>409,459</text:p>
          </table:table-cell>
          <table:table-cell office:value-type="float" office:value="731.017">
            <text:p>731,017</text:p>
          </table:table-cell>
        </table:table-row>
        <table:table-row table:style-name="ro2">
          <table:table-cell office:value-type="float" office:value="163.363">
            <text:p>163,363</text:p>
          </table:table-cell>
          <table:table-cell office:value-type="float" office:value="410.579">
            <text:p>410,579</text:p>
          </table:table-cell>
          <table:table-cell office:value-type="float" office:value="731.709">
            <text:p>731,709</text:p>
          </table:table-cell>
        </table:table-row>
        <table:table-row table:style-name="ro2">
          <table:table-cell office:value-type="float" office:value="163.8">
            <text:p>163,8</text:p>
          </table:table-cell>
          <table:table-cell office:value-type="float" office:value="411.697">
            <text:p>411,697</text:p>
          </table:table-cell>
          <table:table-cell office:value-type="float" office:value="732.4">
            <text:p>732,4</text:p>
          </table:table-cell>
        </table:table-row>
        <table:table-row table:style-name="ro2">
          <table:table-cell office:value-type="float" office:value="164.237">
            <text:p>164,237</text:p>
          </table:table-cell>
          <table:table-cell office:value-type="float" office:value="412.814">
            <text:p>412,814</text:p>
          </table:table-cell>
          <table:table-cell office:value-type="float" office:value="733.09">
            <text:p>733,09</text:p>
          </table:table-cell>
        </table:table-row>
        <table:table-row table:style-name="ro2">
          <table:table-cell office:value-type="float" office:value="164.674">
            <text:p>164,674</text:p>
          </table:table-cell>
          <table:table-cell office:value-type="float" office:value="413.93">
            <text:p>413,93</text:p>
          </table:table-cell>
          <table:table-cell office:value-type="float" office:value="733.779">
            <text:p>733,779</text:p>
          </table:table-cell>
        </table:table-row>
        <table:table-row table:style-name="ro2">
          <table:table-cell office:value-type="float" office:value="165.11">
            <text:p>165,11</text:p>
          </table:table-cell>
          <table:table-cell office:value-type="float" office:value="415.045">
            <text:p>415,045</text:p>
          </table:table-cell>
          <table:table-cell office:value-type="float" office:value="734.466">
            <text:p>734,466</text:p>
          </table:table-cell>
        </table:table-row>
        <table:table-row table:style-name="ro2">
          <table:table-cell office:value-type="float" office:value="165.547">
            <text:p>165,547</text:p>
          </table:table-cell>
          <table:table-cell office:value-type="float" office:value="416.158">
            <text:p>416,158</text:p>
          </table:table-cell>
          <table:table-cell office:value-type="float" office:value="735.153">
            <text:p>735,153</text:p>
          </table:table-cell>
        </table:table-row>
        <table:table-row table:style-name="ro2">
          <table:table-cell office:value-type="float" office:value="165.984">
            <text:p>165,984</text:p>
          </table:table-cell>
          <table:table-cell office:value-type="float" office:value="417.27">
            <text:p>417,27</text:p>
          </table:table-cell>
          <table:table-cell office:value-type="float" office:value="735.838">
            <text:p>735,838</text:p>
          </table:table-cell>
        </table:table-row>
        <table:table-row table:style-name="ro2">
          <table:table-cell office:value-type="float" office:value="166.421">
            <text:p>166,421</text:p>
          </table:table-cell>
          <table:table-cell office:value-type="float" office:value="418.381">
            <text:p>418,381</text:p>
          </table:table-cell>
          <table:table-cell office:value-type="float" office:value="736.522">
            <text:p>736,522</text:p>
          </table:table-cell>
        </table:table-row>
        <table:table-row table:style-name="ro2">
          <table:table-cell office:value-type="float" office:value="166.858">
            <text:p>166,858</text:p>
          </table:table-cell>
          <table:table-cell office:value-type="float" office:value="419.49">
            <text:p>419,49</text:p>
          </table:table-cell>
          <table:table-cell office:value-type="float" office:value="737.205">
            <text:p>737,205</text:p>
          </table:table-cell>
        </table:table-row>
        <table:table-row table:style-name="ro2">
          <table:table-cell office:value-type="float" office:value="167.294">
            <text:p>167,294</text:p>
          </table:table-cell>
          <table:table-cell office:value-type="float" office:value="420.599">
            <text:p>420,599</text:p>
          </table:table-cell>
          <table:table-cell office:value-type="float" office:value="737.887">
            <text:p>737,887</text:p>
          </table:table-cell>
        </table:table-row>
        <table:table-row table:style-name="ro2">
          <table:table-cell office:value-type="float" office:value="167.731">
            <text:p>167,731</text:p>
          </table:table-cell>
          <table:table-cell office:value-type="float" office:value="421.706">
            <text:p>421,706</text:p>
          </table:table-cell>
          <table:table-cell office:value-type="float" office:value="738.568">
            <text:p>738,568</text:p>
          </table:table-cell>
        </table:table-row>
        <table:table-row table:style-name="ro2">
          <table:table-cell office:value-type="float" office:value="168.168">
            <text:p>168,168</text:p>
          </table:table-cell>
          <table:table-cell office:value-type="float" office:value="422.811">
            <text:p>422,811</text:p>
          </table:table-cell>
          <table:table-cell office:value-type="float" office:value="739.247">
            <text:p>739,247</text:p>
          </table:table-cell>
        </table:table-row>
        <table:table-row table:style-name="ro2">
          <table:table-cell office:value-type="float" office:value="168.605">
            <text:p>168,605</text:p>
          </table:table-cell>
          <table:table-cell office:value-type="float" office:value="423.916">
            <text:p>423,916</text:p>
          </table:table-cell>
          <table:table-cell office:value-type="float" office:value="739.926">
            <text:p>739,926</text:p>
          </table:table-cell>
        </table:table-row>
        <table:table-row table:style-name="ro2">
          <table:table-cell office:value-type="float" office:value="169.042">
            <text:p>169,042</text:p>
          </table:table-cell>
          <table:table-cell office:value-type="float" office:value="425.019">
            <text:p>425,019</text:p>
          </table:table-cell>
          <table:table-cell office:value-type="float" office:value="740.603">
            <text:p>740,603</text:p>
          </table:table-cell>
        </table:table-row>
        <table:table-row table:style-name="ro2">
          <table:table-cell office:value-type="float" office:value="169.478">
            <text:p>169,478</text:p>
          </table:table-cell>
          <table:table-cell office:value-type="float" office:value="426.121">
            <text:p>426,121</text:p>
          </table:table-cell>
          <table:table-cell office:value-type="float" office:value="741.279">
            <text:p>741,279</text:p>
          </table:table-cell>
        </table:table-row>
        <table:table-row table:style-name="ro2">
          <table:table-cell office:value-type="float" office:value="169.915">
            <text:p>169,915</text:p>
          </table:table-cell>
          <table:table-cell office:value-type="float" office:value="427.222">
            <text:p>427,222</text:p>
          </table:table-cell>
          <table:table-cell office:value-type="float" office:value="741.955">
            <text:p>741,955</text:p>
          </table:table-cell>
        </table:table-row>
        <table:table-row table:style-name="ro2">
          <table:table-cell office:value-type="float" office:value="170.352">
            <text:p>170,352</text:p>
          </table:table-cell>
          <table:table-cell office:value-type="float" office:value="428.321">
            <text:p>428,321</text:p>
          </table:table-cell>
          <table:table-cell office:value-type="float" office:value="742.629">
            <text:p>742,629</text:p>
          </table:table-cell>
        </table:table-row>
        <table:table-row table:style-name="ro2">
          <table:table-cell office:value-type="float" office:value="170.789">
            <text:p>170,789</text:p>
          </table:table-cell>
          <table:table-cell office:value-type="float" office:value="429.419">
            <text:p>429,419</text:p>
          </table:table-cell>
          <table:table-cell office:value-type="float" office:value="743.302">
            <text:p>743,302</text:p>
          </table:table-cell>
        </table:table-row>
        <table:table-row table:style-name="ro2">
          <table:table-cell office:value-type="float" office:value="171.226">
            <text:p>171,226</text:p>
          </table:table-cell>
          <table:table-cell office:value-type="float" office:value="430.516">
            <text:p>430,516</text:p>
          </table:table-cell>
          <table:table-cell office:value-type="float" office:value="743.974">
            <text:p>743,974</text:p>
          </table:table-cell>
        </table:table-row>
        <table:table-row table:style-name="ro2">
          <table:table-cell office:value-type="float" office:value="171.662">
            <text:p>171,662</text:p>
          </table:table-cell>
          <table:table-cell office:value-type="float" office:value="431.611">
            <text:p>431,611</text:p>
          </table:table-cell>
          <table:table-cell office:value-type="float" office:value="744.644">
            <text:p>744,644</text:p>
          </table:table-cell>
        </table:table-row>
        <table:table-row table:style-name="ro2">
          <table:table-cell office:value-type="float" office:value="172.099">
            <text:p>172,099</text:p>
          </table:table-cell>
          <table:table-cell office:value-type="float" office:value="432.705">
            <text:p>432,705</text:p>
          </table:table-cell>
          <table:table-cell office:value-type="float" office:value="745.314">
            <text:p>745,314</text:p>
          </table:table-cell>
        </table:table-row>
        <table:table-row table:style-name="ro2">
          <table:table-cell office:value-type="float" office:value="172.536">
            <text:p>172,536</text:p>
          </table:table-cell>
          <table:table-cell office:value-type="float" office:value="433.798">
            <text:p>433,798</text:p>
          </table:table-cell>
          <table:table-cell office:value-type="float" office:value="745.983">
            <text:p>745,983</text:p>
          </table:table-cell>
        </table:table-row>
        <table:table-row table:style-name="ro2">
          <table:table-cell office:value-type="float" office:value="172.973">
            <text:p>172,973</text:p>
          </table:table-cell>
          <table:table-cell office:value-type="float" office:value="434.89">
            <text:p>434,89</text:p>
          </table:table-cell>
          <table:table-cell office:value-type="float" office:value="746.65">
            <text:p>746,65</text:p>
          </table:table-cell>
        </table:table-row>
        <table:table-row table:style-name="ro2">
          <table:table-cell office:value-type="float" office:value="173.41">
            <text:p>173,41</text:p>
          </table:table-cell>
          <table:table-cell office:value-type="float" office:value="435.98">
            <text:p>435,98</text:p>
          </table:table-cell>
          <table:table-cell office:value-type="float" office:value="747.317">
            <text:p>747,317</text:p>
          </table:table-cell>
        </table:table-row>
        <table:table-row table:style-name="ro2">
          <table:table-cell office:value-type="float" office:value="173.846">
            <text:p>173,846</text:p>
          </table:table-cell>
          <table:table-cell office:value-type="float" office:value="437.069">
            <text:p>437,069</text:p>
          </table:table-cell>
          <table:table-cell office:value-type="float" office:value="747.982">
            <text:p>747,982</text:p>
          </table:table-cell>
        </table:table-row>
        <table:table-row table:style-name="ro2">
          <table:table-cell office:value-type="float" office:value="174.283">
            <text:p>174,283</text:p>
          </table:table-cell>
          <table:table-cell office:value-type="float" office:value="438.157">
            <text:p>438,157</text:p>
          </table:table-cell>
          <table:table-cell office:value-type="float" office:value="748.646">
            <text:p>748,646</text:p>
          </table:table-cell>
        </table:table-row>
        <table:table-row table:style-name="ro2">
          <table:table-cell office:value-type="float" office:value="174.72">
            <text:p>174,72</text:p>
          </table:table-cell>
          <table:table-cell office:value-type="float" office:value="439.243">
            <text:p>439,243</text:p>
          </table:table-cell>
          <table:table-cell office:value-type="float" office:value="749.31">
            <text:p>749,31</text:p>
          </table:table-cell>
        </table:table-row>
        <table:table-row table:style-name="ro2">
          <table:table-cell office:value-type="float" office:value="175.157">
            <text:p>175,157</text:p>
          </table:table-cell>
          <table:table-cell office:value-type="float" office:value="440.329">
            <text:p>440,329</text:p>
          </table:table-cell>
          <table:table-cell office:value-type="float" office:value="749.972">
            <text:p>749,972</text:p>
          </table:table-cell>
        </table:table-row>
        <table:table-row table:style-name="ro2">
          <table:table-cell office:value-type="float" office:value="175.594">
            <text:p>175,594</text:p>
          </table:table-cell>
          <table:table-cell office:value-type="float" office:value="441.412">
            <text:p>441,412</text:p>
          </table:table-cell>
          <table:table-cell office:value-type="float" office:value="750.633">
            <text:p>750,633</text:p>
          </table:table-cell>
        </table:table-row>
        <table:table-row table:style-name="ro2">
          <table:table-cell office:value-type="float" office:value="176.03">
            <text:p>176,03</text:p>
          </table:table-cell>
          <table:table-cell office:value-type="float" office:value="442.495">
            <text:p>442,495</text:p>
          </table:table-cell>
          <table:table-cell office:value-type="float" office:value="751.293">
            <text:p>751,293</text:p>
          </table:table-cell>
        </table:table-row>
        <table:table-row table:style-name="ro2">
          <table:table-cell office:value-type="float" office:value="176.467">
            <text:p>176,467</text:p>
          </table:table-cell>
          <table:table-cell office:value-type="float" office:value="443.576">
            <text:p>443,576</text:p>
          </table:table-cell>
          <table:table-cell office:value-type="float" office:value="751.952">
            <text:p>751,952</text:p>
          </table:table-cell>
        </table:table-row>
        <table:table-row table:style-name="ro2">
          <table:table-cell office:value-type="float" office:value="176.904">
            <text:p>176,904</text:p>
          </table:table-cell>
          <table:table-cell office:value-type="float" office:value="444.656">
            <text:p>444,656</text:p>
          </table:table-cell>
          <table:table-cell office:value-type="float" office:value="752.61">
            <text:p>752,61</text:p>
          </table:table-cell>
        </table:table-row>
        <table:table-row table:style-name="ro2">
          <table:table-cell office:value-type="float" office:value="177.341">
            <text:p>177,341</text:p>
          </table:table-cell>
          <table:table-cell office:value-type="float" office:value="445.734">
            <text:p>445,734</text:p>
          </table:table-cell>
          <table:table-cell office:value-type="float" office:value="753.267">
            <text:p>753,267</text:p>
          </table:table-cell>
        </table:table-row>
        <table:table-row table:style-name="ro2">
          <table:table-cell office:value-type="float" office:value="177.778">
            <text:p>177,778</text:p>
          </table:table-cell>
          <table:table-cell office:value-type="float" office:value="446.812">
            <text:p>446,812</text:p>
          </table:table-cell>
          <table:table-cell office:value-type="float" office:value="753.923">
            <text:p>753,923</text:p>
          </table:table-cell>
        </table:table-row>
        <table:table-row table:style-name="ro2">
          <table:table-cell office:value-type="float" office:value="178.214">
            <text:p>178,214</text:p>
          </table:table-cell>
          <table:table-cell office:value-type="float" office:value="447.887">
            <text:p>447,887</text:p>
          </table:table-cell>
          <table:table-cell office:value-type="float" office:value="754.578">
            <text:p>754,578</text:p>
          </table:table-cell>
        </table:table-row>
        <table:table-row table:style-name="ro2">
          <table:table-cell office:value-type="float" office:value="178.651">
            <text:p>178,651</text:p>
          </table:table-cell>
          <table:table-cell office:value-type="float" office:value="448.962">
            <text:p>448,962</text:p>
          </table:table-cell>
          <table:table-cell office:value-type="float" office:value="755.232">
            <text:p>755,232</text:p>
          </table:table-cell>
        </table:table-row>
        <table:table-row table:style-name="ro2">
          <table:table-cell office:value-type="float" office:value="179.088">
            <text:p>179,088</text:p>
          </table:table-cell>
          <table:table-cell office:value-type="float" office:value="450.035">
            <text:p>450,035</text:p>
          </table:table-cell>
          <table:table-cell office:value-type="float" office:value="755.884">
            <text:p>755,884</text:p>
          </table:table-cell>
        </table:table-row>
        <table:table-row table:style-name="ro2">
          <table:table-cell office:value-type="float" office:value="179.525">
            <text:p>179,525</text:p>
          </table:table-cell>
          <table:table-cell office:value-type="float" office:value="451.107">
            <text:p>451,107</text:p>
          </table:table-cell>
          <table:table-cell office:value-type="float" office:value="756.536">
            <text:p>756,536</text:p>
          </table:table-cell>
        </table:table-row>
        <table:table-row table:style-name="ro2">
          <table:table-cell office:value-type="float" office:value="179.962">
            <text:p>179,962</text:p>
          </table:table-cell>
          <table:table-cell office:value-type="float" office:value="452.178">
            <text:p>452,178</text:p>
          </table:table-cell>
          <table:table-cell office:value-type="float" office:value="757.187">
            <text:p>757,187</text:p>
          </table:table-cell>
        </table:table-row>
        <table:table-row table:style-name="ro2">
          <table:table-cell office:value-type="float" office:value="180.398">
            <text:p>180,398</text:p>
          </table:table-cell>
          <table:table-cell office:value-type="float" office:value="453.247">
            <text:p>453,247</text:p>
          </table:table-cell>
          <table:table-cell office:value-type="float" office:value="757.836">
            <text:p>757,836</text:p>
          </table:table-cell>
        </table:table-row>
        <table:table-row table:style-name="ro2">
          <table:table-cell office:value-type="float" office:value="180.835">
            <text:p>180,835</text:p>
          </table:table-cell>
          <table:table-cell office:value-type="float" office:value="454.315">
            <text:p>454,315</text:p>
          </table:table-cell>
          <table:table-cell office:value-type="float" office:value="758.485">
            <text:p>758,485</text:p>
          </table:table-cell>
        </table:table-row>
        <table:table-row table:style-name="ro2">
          <table:table-cell office:value-type="float" office:value="181.272">
            <text:p>181,272</text:p>
          </table:table-cell>
          <table:table-cell office:value-type="float" office:value="455.382">
            <text:p>455,382</text:p>
          </table:table-cell>
          <table:table-cell office:value-type="float" office:value="759.132">
            <text:p>759,132</text:p>
          </table:table-cell>
        </table:table-row>
        <table:table-row table:style-name="ro2">
          <table:table-cell office:value-type="float" office:value="181.709">
            <text:p>181,709</text:p>
          </table:table-cell>
          <table:table-cell office:value-type="float" office:value="456.447">
            <text:p>456,447</text:p>
          </table:table-cell>
          <table:table-cell office:value-type="float" office:value="759.779">
            <text:p>759,779</text:p>
          </table:table-cell>
        </table:table-row>
        <table:table-row table:style-name="ro2">
          <table:table-cell office:value-type="float" office:value="182.146">
            <text:p>182,146</text:p>
          </table:table-cell>
          <table:table-cell office:value-type="float" office:value="457.511">
            <text:p>457,511</text:p>
          </table:table-cell>
          <table:table-cell office:value-type="float" office:value="760.425">
            <text:p>760,425</text:p>
          </table:table-cell>
        </table:table-row>
        <table:table-row table:style-name="ro2">
          <table:table-cell office:value-type="float" office:value="182.582">
            <text:p>182,582</text:p>
          </table:table-cell>
          <table:table-cell office:value-type="float" office:value="458.574">
            <text:p>458,574</text:p>
          </table:table-cell>
          <table:table-cell office:value-type="float" office:value="761.069">
            <text:p>761,069</text:p>
          </table:table-cell>
        </table:table-row>
        <table:table-row table:style-name="ro2">
          <table:table-cell office:value-type="float" office:value="183.019">
            <text:p>183,019</text:p>
          </table:table-cell>
          <table:table-cell office:value-type="float" office:value="459.635">
            <text:p>459,635</text:p>
          </table:table-cell>
          <table:table-cell office:value-type="float" office:value="761.713">
            <text:p>761,713</text:p>
          </table:table-cell>
        </table:table-row>
        <table:table-row table:style-name="ro2">
          <table:table-cell office:value-type="float" office:value="183.456">
            <text:p>183,456</text:p>
          </table:table-cell>
          <table:table-cell office:value-type="float" office:value="460.695">
            <text:p>460,695</text:p>
          </table:table-cell>
          <table:table-cell office:value-type="float" office:value="762.355">
            <text:p>762,355</text:p>
          </table:table-cell>
        </table:table-row>
        <table:table-row table:style-name="ro2">
          <table:table-cell office:value-type="float" office:value="183.893">
            <text:p>183,893</text:p>
          </table:table-cell>
          <table:table-cell office:value-type="float" office:value="461.754">
            <text:p>461,754</text:p>
          </table:table-cell>
          <table:table-cell office:value-type="float" office:value="762.997">
            <text:p>762,997</text:p>
          </table:table-cell>
        </table:table-row>
        <table:table-row table:style-name="ro2">
          <table:table-cell office:value-type="float" office:value="184.33">
            <text:p>184,33</text:p>
          </table:table-cell>
          <table:table-cell office:value-type="float" office:value="462.811">
            <text:p>462,811</text:p>
          </table:table-cell>
          <table:table-cell office:value-type="float" office:value="763.637">
            <text:p>763,637</text:p>
          </table:table-cell>
        </table:table-row>
        <table:table-row table:style-name="ro2">
          <table:table-cell office:value-type="float" office:value="184.766">
            <text:p>184,766</text:p>
          </table:table-cell>
          <table:table-cell office:value-type="float" office:value="463.867">
            <text:p>463,867</text:p>
          </table:table-cell>
          <table:table-cell office:value-type="float" office:value="764.276">
            <text:p>764,276</text:p>
          </table:table-cell>
        </table:table-row>
        <table:table-row table:style-name="ro2">
          <table:table-cell office:value-type="float" office:value="185.203">
            <text:p>185,203</text:p>
          </table:table-cell>
          <table:table-cell office:value-type="float" office:value="464.922">
            <text:p>464,922</text:p>
          </table:table-cell>
          <table:table-cell office:value-type="float" office:value="764.915">
            <text:p>764,915</text:p>
          </table:table-cell>
        </table:table-row>
        <table:table-row table:style-name="ro2">
          <table:table-cell office:value-type="float" office:value="185.64">
            <text:p>185,64</text:p>
          </table:table-cell>
          <table:table-cell office:value-type="float" office:value="465.975">
            <text:p>465,975</text:p>
          </table:table-cell>
          <table:table-cell office:value-type="float" office:value="765.552">
            <text:p>765,552</text:p>
          </table:table-cell>
        </table:table-row>
        <table:table-row table:style-name="ro2">
          <table:table-cell office:value-type="float" office:value="186.077">
            <text:p>186,077</text:p>
          </table:table-cell>
          <table:table-cell office:value-type="float" office:value="467.027">
            <text:p>467,027</text:p>
          </table:table-cell>
          <table:table-cell office:value-type="float" office:value="766.189">
            <text:p>766,189</text:p>
          </table:table-cell>
        </table:table-row>
        <table:table-row table:style-name="ro2">
          <table:table-cell office:value-type="float" office:value="186.514">
            <text:p>186,514</text:p>
          </table:table-cell>
          <table:table-cell office:value-type="float" office:value="468.078">
            <text:p>468,078</text:p>
          </table:table-cell>
          <table:table-cell office:value-type="float" office:value="766.824">
            <text:p>766,824</text:p>
          </table:table-cell>
        </table:table-row>
        <table:table-row table:style-name="ro2">
          <table:table-cell office:value-type="float" office:value="186.95">
            <text:p>186,95</text:p>
          </table:table-cell>
          <table:table-cell office:value-type="float" office:value="469.127">
            <text:p>469,127</text:p>
          </table:table-cell>
          <table:table-cell office:value-type="float" office:value="767.459">
            <text:p>767,459</text:p>
          </table:table-cell>
        </table:table-row>
        <table:table-row table:style-name="ro2">
          <table:table-cell office:value-type="float" office:value="187.387">
            <text:p>187,387</text:p>
          </table:table-cell>
          <table:table-cell office:value-type="float" office:value="470.175">
            <text:p>470,175</text:p>
          </table:table-cell>
          <table:table-cell office:value-type="float" office:value="768.092">
            <text:p>768,092</text:p>
          </table:table-cell>
        </table:table-row>
        <table:table-row table:style-name="ro2">
          <table:table-cell office:value-type="float" office:value="187.824">
            <text:p>187,824</text:p>
          </table:table-cell>
          <table:table-cell office:value-type="float" office:value="471.222">
            <text:p>471,222</text:p>
          </table:table-cell>
          <table:table-cell office:value-type="float" office:value="768.725">
            <text:p>768,725</text:p>
          </table:table-cell>
        </table:table-row>
        <table:table-row table:style-name="ro2">
          <table:table-cell office:value-type="float" office:value="188.261">
            <text:p>188,261</text:p>
          </table:table-cell>
          <table:table-cell office:value-type="float" office:value="472.267">
            <text:p>472,267</text:p>
          </table:table-cell>
          <table:table-cell office:value-type="float" office:value="769.356">
            <text:p>769,356</text:p>
          </table:table-cell>
        </table:table-row>
        <table:table-row table:style-name="ro2">
          <table:table-cell office:value-type="float" office:value="188.698">
            <text:p>188,698</text:p>
          </table:table-cell>
          <table:table-cell office:value-type="float" office:value="473.311">
            <text:p>473,311</text:p>
          </table:table-cell>
          <table:table-cell office:value-type="float" office:value="769.987">
            <text:p>769,987</text:p>
          </table:table-cell>
        </table:table-row>
        <table:table-row table:style-name="ro2">
          <table:table-cell office:value-type="float" office:value="189.134">
            <text:p>189,134</text:p>
          </table:table-cell>
          <table:table-cell office:value-type="float" office:value="474.354">
            <text:p>474,354</text:p>
          </table:table-cell>
          <table:table-cell office:value-type="float" office:value="770.616">
            <text:p>770,616</text:p>
          </table:table-cell>
        </table:table-row>
        <table:table-row table:style-name="ro2">
          <table:table-cell office:value-type="float" office:value="189.571">
            <text:p>189,571</text:p>
          </table:table-cell>
          <table:table-cell office:value-type="float" office:value="475.395">
            <text:p>475,395</text:p>
          </table:table-cell>
          <table:table-cell office:value-type="float" office:value="771.245">
            <text:p>771,245</text:p>
          </table:table-cell>
        </table:table-row>
        <table:table-row table:style-name="ro2">
          <table:table-cell office:value-type="float" office:value="190.008">
            <text:p>190,008</text:p>
          </table:table-cell>
          <table:table-cell office:value-type="float" office:value="476.435">
            <text:p>476,435</text:p>
          </table:table-cell>
          <table:table-cell office:value-type="float" office:value="771.872">
            <text:p>771,872</text:p>
          </table:table-cell>
        </table:table-row>
        <table:table-row table:style-name="ro2">
          <table:table-cell office:value-type="float" office:value="190.445">
            <text:p>190,445</text:p>
          </table:table-cell>
          <table:table-cell office:value-type="float" office:value="477.473">
            <text:p>477,473</text:p>
          </table:table-cell>
          <table:table-cell office:value-type="float" office:value="772.499">
            <text:p>772,499</text:p>
          </table:table-cell>
        </table:table-row>
        <table:table-row table:style-name="ro2">
          <table:table-cell office:value-type="float" office:value="190.882">
            <text:p>190,882</text:p>
          </table:table-cell>
          <table:table-cell office:value-type="float" office:value="478.511">
            <text:p>478,511</text:p>
          </table:table-cell>
          <table:table-cell office:value-type="float" office:value="773.124">
            <text:p>773,124</text:p>
          </table:table-cell>
        </table:table-row>
        <table:table-row table:style-name="ro2">
          <table:table-cell office:value-type="float" office:value="191.318">
            <text:p>191,318</text:p>
          </table:table-cell>
          <table:table-cell office:value-type="float" office:value="479.547">
            <text:p>479,547</text:p>
          </table:table-cell>
          <table:table-cell office:value-type="float" office:value="773.749">
            <text:p>773,749</text:p>
          </table:table-cell>
        </table:table-row>
        <table:table-row table:style-name="ro2">
          <table:table-cell office:value-type="float" office:value="191.755">
            <text:p>191,755</text:p>
          </table:table-cell>
          <table:table-cell office:value-type="float" office:value="480.581">
            <text:p>480,581</text:p>
          </table:table-cell>
          <table:table-cell office:value-type="float" office:value="774.373">
            <text:p>774,373</text:p>
          </table:table-cell>
        </table:table-row>
        <table:table-row table:style-name="ro2">
          <table:table-cell office:value-type="float" office:value="192.192">
            <text:p>192,192</text:p>
          </table:table-cell>
          <table:table-cell office:value-type="float" office:value="481.614">
            <text:p>481,614</text:p>
          </table:table-cell>
          <table:table-cell office:value-type="float" office:value="774.996">
            <text:p>774,996</text:p>
          </table:table-cell>
        </table:table-row>
        <table:table-row table:style-name="ro2">
          <table:table-cell office:value-type="float" office:value="192.629">
            <text:p>192,629</text:p>
          </table:table-cell>
          <table:table-cell office:value-type="float" office:value="482.646">
            <text:p>482,646</text:p>
          </table:table-cell>
          <table:table-cell office:value-type="float" office:value="775.617">
            <text:p>775,617</text:p>
          </table:table-cell>
        </table:table-row>
        <table:table-row table:style-name="ro2">
          <table:table-cell office:value-type="float" office:value="193.066">
            <text:p>193,066</text:p>
          </table:table-cell>
          <table:table-cell office:value-type="float" office:value="483.677">
            <text:p>483,677</text:p>
          </table:table-cell>
          <table:table-cell office:value-type="float" office:value="776.238">
            <text:p>776,238</text:p>
          </table:table-cell>
        </table:table-row>
        <table:table-row table:style-name="ro2">
          <table:table-cell office:value-type="float" office:value="193.502">
            <text:p>193,502</text:p>
          </table:table-cell>
          <table:table-cell office:value-type="float" office:value="484.706">
            <text:p>484,706</text:p>
          </table:table-cell>
          <table:table-cell office:value-type="float" office:value="776.858">
            <text:p>776,858</text:p>
          </table:table-cell>
        </table:table-row>
        <table:table-row table:style-name="ro2">
          <table:table-cell office:value-type="float" office:value="193.939">
            <text:p>193,939</text:p>
          </table:table-cell>
          <table:table-cell office:value-type="float" office:value="485.734">
            <text:p>485,734</text:p>
          </table:table-cell>
          <table:table-cell office:value-type="float" office:value="777.477">
            <text:p>777,477</text:p>
          </table:table-cell>
        </table:table-row>
        <table:table-row table:style-name="ro2">
          <table:table-cell office:value-type="float" office:value="194.376">
            <text:p>194,376</text:p>
          </table:table-cell>
          <table:table-cell office:value-type="float" office:value="486.761">
            <text:p>486,761</text:p>
          </table:table-cell>
          <table:table-cell office:value-type="float" office:value="778.095">
            <text:p>778,095</text:p>
          </table:table-cell>
        </table:table-row>
        <table:table-row table:style-name="ro2">
          <table:table-cell office:value-type="float" office:value="194.813">
            <text:p>194,813</text:p>
          </table:table-cell>
          <table:table-cell office:value-type="float" office:value="487.786">
            <text:p>487,786</text:p>
          </table:table-cell>
          <table:table-cell office:value-type="float" office:value="778.712">
            <text:p>778,712</text:p>
          </table:table-cell>
        </table:table-row>
        <table:table-row table:style-name="ro2">
          <table:table-cell office:value-type="float" office:value="195.25">
            <text:p>195,25</text:p>
          </table:table-cell>
          <table:table-cell office:value-type="float" office:value="488.81">
            <text:p>488,81</text:p>
          </table:table-cell>
          <table:table-cell office:value-type="float" office:value="779.328">
            <text:p>779,328</text:p>
          </table:table-cell>
        </table:table-row>
        <table:table-row table:style-name="ro2">
          <table:table-cell office:value-type="float" office:value="195.686">
            <text:p>195,686</text:p>
          </table:table-cell>
          <table:table-cell office:value-type="float" office:value="489.832">
            <text:p>489,832</text:p>
          </table:table-cell>
          <table:table-cell office:value-type="float" office:value="779.943">
            <text:p>779,943</text:p>
          </table:table-cell>
        </table:table-row>
        <table:table-row table:style-name="ro2">
          <table:table-cell office:value-type="float" office:value="196.123">
            <text:p>196,123</text:p>
          </table:table-cell>
          <table:table-cell office:value-type="float" office:value="490.853">
            <text:p>490,853</text:p>
          </table:table-cell>
          <table:table-cell office:value-type="float" office:value="780.557">
            <text:p>780,557</text:p>
          </table:table-cell>
        </table:table-row>
        <table:table-row table:style-name="ro2">
          <table:table-cell office:value-type="float" office:value="196.56">
            <text:p>196,56</text:p>
          </table:table-cell>
          <table:table-cell office:value-type="float" office:value="491.873">
            <text:p>491,873</text:p>
          </table:table-cell>
          <table:table-cell office:value-type="float" office:value="781.17">
            <text:p>781,17</text:p>
          </table:table-cell>
        </table:table-row>
        <table:table-row table:style-name="ro2">
          <table:table-cell office:value-type="float" office:value="196.997">
            <text:p>196,997</text:p>
          </table:table-cell>
          <table:table-cell office:value-type="float" office:value="492.891">
            <text:p>492,891</text:p>
          </table:table-cell>
          <table:table-cell office:value-type="float" office:value="781.782">
            <text:p>781,782</text:p>
          </table:table-cell>
        </table:table-row>
        <table:table-row table:style-name="ro2">
          <table:table-cell office:value-type="float" office:value="197.434">
            <text:p>197,434</text:p>
          </table:table-cell>
          <table:table-cell office:value-type="float" office:value="493.909">
            <text:p>493,909</text:p>
          </table:table-cell>
          <table:table-cell office:value-type="float" office:value="782.393">
            <text:p>782,393</text:p>
          </table:table-cell>
        </table:table-row>
        <table:table-row table:style-name="ro2">
          <table:table-cell office:value-type="float" office:value="197.87">
            <text:p>197,87</text:p>
          </table:table-cell>
          <table:table-cell office:value-type="float" office:value="494.924">
            <text:p>494,924</text:p>
          </table:table-cell>
          <table:table-cell office:value-type="float" office:value="783.004">
            <text:p>783,004</text:p>
          </table:table-cell>
        </table:table-row>
        <table:table-row table:style-name="ro2">
          <table:table-cell office:value-type="float" office:value="198.307">
            <text:p>198,307</text:p>
          </table:table-cell>
          <table:table-cell office:value-type="float" office:value="495.939">
            <text:p>495,939</text:p>
          </table:table-cell>
          <table:table-cell office:value-type="float" office:value="783.613">
            <text:p>783,613</text:p>
          </table:table-cell>
        </table:table-row>
        <table:table-row table:style-name="ro2">
          <table:table-cell office:value-type="float" office:value="198.744">
            <text:p>198,744</text:p>
          </table:table-cell>
          <table:table-cell office:value-type="float" office:value="496.952">
            <text:p>496,952</text:p>
          </table:table-cell>
          <table:table-cell office:value-type="float" office:value="784.222">
            <text:p>784,222</text:p>
          </table:table-cell>
        </table:table-row>
        <table:table-row table:style-name="ro2">
          <table:table-cell office:value-type="float" office:value="199.181">
            <text:p>199,181</text:p>
          </table:table-cell>
          <table:table-cell office:value-type="float" office:value="497.964">
            <text:p>497,964</text:p>
          </table:table-cell>
          <table:table-cell office:value-type="float" office:value="784.829">
            <text:p>784,829</text:p>
          </table:table-cell>
        </table:table-row>
        <table:table-row table:style-name="ro2">
          <table:table-cell office:value-type="float" office:value="199.618">
            <text:p>199,618</text:p>
          </table:table-cell>
          <table:table-cell office:value-type="float" office:value="498.974">
            <text:p>498,974</text:p>
          </table:table-cell>
          <table:table-cell office:value-type="float" office:value="785.436">
            <text:p>785,436</text:p>
          </table:table-cell>
        </table:table-row>
        <table:table-row table:style-name="ro2">
          <table:table-cell office:value-type="float" office:value="200.054">
            <text:p>200,054</text:p>
          </table:table-cell>
          <table:table-cell office:value-type="float" office:value="499.983">
            <text:p>499,983</text:p>
          </table:table-cell>
          <table:table-cell office:value-type="float" office:value="786.042">
            <text:p>786,042</text:p>
          </table:table-cell>
        </table:table-row>
        <table:table-row table:style-name="ro2">
          <table:table-cell office:value-type="float" office:value="200.491">
            <text:p>200,491</text:p>
          </table:table-cell>
          <table:table-cell office:value-type="float" office:value="500.991">
            <text:p>500,991</text:p>
          </table:table-cell>
          <table:table-cell office:value-type="float" office:value="786.646">
            <text:p>786,646</text:p>
          </table:table-cell>
        </table:table-row>
        <table:table-row table:style-name="ro2">
          <table:table-cell office:value-type="float" office:value="200.928">
            <text:p>200,928</text:p>
          </table:table-cell>
          <table:table-cell office:value-type="float" office:value="501.997">
            <text:p>501,997</text:p>
          </table:table-cell>
          <table:table-cell office:value-type="float" office:value="787.25">
            <text:p>787,25</text:p>
          </table:table-cell>
        </table:table-row>
        <table:table-row table:style-name="ro2">
          <table:table-cell office:value-type="float" office:value="201.365">
            <text:p>201,365</text:p>
          </table:table-cell>
          <table:table-cell office:value-type="float" office:value="503.002">
            <text:p>503,002</text:p>
          </table:table-cell>
          <table:table-cell office:value-type="float" office:value="787.853">
            <text:p>787,853</text:p>
          </table:table-cell>
        </table:table-row>
        <table:table-row table:style-name="ro2">
          <table:table-cell office:value-type="float" office:value="201.802">
            <text:p>201,802</text:p>
          </table:table-cell>
          <table:table-cell office:value-type="float" office:value="504.006">
            <text:p>504,006</text:p>
          </table:table-cell>
          <table:table-cell office:value-type="float" office:value="788.455">
            <text:p>788,455</text:p>
          </table:table-cell>
        </table:table-row>
        <table:table-row table:style-name="ro2">
          <table:table-cell office:value-type="float" office:value="202.238">
            <text:p>202,238</text:p>
          </table:table-cell>
          <table:table-cell office:value-type="float" office:value="505.008">
            <text:p>505,008</text:p>
          </table:table-cell>
          <table:table-cell office:value-type="float" office:value="789.056">
            <text:p>789,056</text:p>
          </table:table-cell>
        </table:table-row>
        <table:table-row table:style-name="ro2">
          <table:table-cell office:value-type="float" office:value="202.675">
            <text:p>202,675</text:p>
          </table:table-cell>
          <table:table-cell office:value-type="float" office:value="506.009">
            <text:p>506,009</text:p>
          </table:table-cell>
          <table:table-cell office:value-type="float" office:value="789.656">
            <text:p>789,656</text:p>
          </table:table-cell>
        </table:table-row>
        <table:table-row table:style-name="ro2">
          <table:table-cell office:value-type="float" office:value="203.112">
            <text:p>203,112</text:p>
          </table:table-cell>
          <table:table-cell office:value-type="float" office:value="507.009">
            <text:p>507,009</text:p>
          </table:table-cell>
          <table:table-cell office:value-type="float" office:value="790.255">
            <text:p>790,255</text:p>
          </table:table-cell>
        </table:table-row>
        <table:table-row table:style-name="ro2">
          <table:table-cell office:value-type="float" office:value="203.549">
            <text:p>203,549</text:p>
          </table:table-cell>
          <table:table-cell office:value-type="float" office:value="508.007">
            <text:p>508,007</text:p>
          </table:table-cell>
          <table:table-cell office:value-type="float" office:value="790.854">
            <text:p>790,854</text:p>
          </table:table-cell>
        </table:table-row>
        <table:table-row table:style-name="ro2">
          <table:table-cell office:value-type="float" office:value="203.986">
            <text:p>203,986</text:p>
          </table:table-cell>
          <table:table-cell office:value-type="float" office:value="509.004">
            <text:p>509,004</text:p>
          </table:table-cell>
          <table:table-cell office:value-type="float" office:value="791.451">
            <text:p>791,451</text:p>
          </table:table-cell>
        </table:table-row>
        <table:table-row table:style-name="ro2">
          <table:table-cell office:value-type="float" office:value="204.422">
            <text:p>204,422</text:p>
          </table:table-cell>
          <table:table-cell office:value-type="string">
            <text:p><text:s text:c="5"/>510</text:p>
          </table:table-cell>
          <table:table-cell office:value-type="float" office:value="792.048">
            <text:p>792,048</text:p>
          </table:table-cell>
        </table:table-row>
        <table:table-row table:style-name="ro2">
          <table:table-cell office:value-type="float" office:value="204.859">
            <text:p>204,859</text:p>
          </table:table-cell>
          <table:table-cell office:value-type="float" office:value="510.994">
            <text:p>510,994</text:p>
          </table:table-cell>
          <table:table-cell office:value-type="float" office:value="792.643">
            <text:p>792,643</text:p>
          </table:table-cell>
        </table:table-row>
        <table:table-row table:style-name="ro2">
          <table:table-cell office:value-type="float" office:value="205.296">
            <text:p>205,296</text:p>
          </table:table-cell>
          <table:table-cell office:value-type="float" office:value="511.987">
            <text:p>511,987</text:p>
          </table:table-cell>
          <table:table-cell office:value-type="float" office:value="793.238">
            <text:p>793,238</text:p>
          </table:table-cell>
        </table:table-row>
        <table:table-row table:style-name="ro2">
          <table:table-cell office:value-type="float" office:value="205.733">
            <text:p>205,733</text:p>
          </table:table-cell>
          <table:table-cell office:value-type="float" office:value="512.979">
            <text:p>512,979</text:p>
          </table:table-cell>
          <table:table-cell office:value-type="float" office:value="793.832">
            <text:p>793,832</text:p>
          </table:table-cell>
        </table:table-row>
        <table:table-row table:style-name="ro2">
          <table:table-cell office:value-type="float" office:value="206.17">
            <text:p>206,17</text:p>
          </table:table-cell>
          <table:table-cell office:value-type="float" office:value="513.969">
            <text:p>513,969</text:p>
          </table:table-cell>
          <table:table-cell office:value-type="float" office:value="794.425">
            <text:p>794,425</text:p>
          </table:table-cell>
        </table:table-row>
        <table:table-row table:style-name="ro2">
          <table:table-cell office:value-type="float" office:value="206.606">
            <text:p>206,606</text:p>
          </table:table-cell>
          <table:table-cell office:value-type="float" office:value="514.958">
            <text:p>514,958</text:p>
          </table:table-cell>
          <table:table-cell office:value-type="float" office:value="795.017">
            <text:p>795,017</text:p>
          </table:table-cell>
        </table:table-row>
        <table:table-row table:style-name="ro2">
          <table:table-cell office:value-type="float" office:value="207.043">
            <text:p>207,043</text:p>
          </table:table-cell>
          <table:table-cell office:value-type="float" office:value="515.946">
            <text:p>515,946</text:p>
          </table:table-cell>
          <table:table-cell office:value-type="float" office:value="795.608">
            <text:p>795,608</text:p>
          </table:table-cell>
        </table:table-row>
        <table:table-row table:style-name="ro2">
          <table:table-cell office:value-type="float" office:value="207.48">
            <text:p>207,48</text:p>
          </table:table-cell>
          <table:table-cell office:value-type="float" office:value="516.932">
            <text:p>516,932</text:p>
          </table:table-cell>
          <table:table-cell office:value-type="float" office:value="796.198">
            <text:p>796,198</text:p>
          </table:table-cell>
        </table:table-row>
        <table:table-row table:style-name="ro2">
          <table:table-cell office:value-type="float" office:value="207.917">
            <text:p>207,917</text:p>
          </table:table-cell>
          <table:table-cell office:value-type="float" office:value="517.917">
            <text:p>517,917</text:p>
          </table:table-cell>
          <table:table-cell office:value-type="float" office:value="796.787">
            <text:p>796,787</text:p>
          </table:table-cell>
        </table:table-row>
        <table:table-row table:style-name="ro2">
          <table:table-cell office:value-type="float" office:value="208.354">
            <text:p>208,354</text:p>
          </table:table-cell>
          <table:table-cell office:value-type="float" office:value="518.901">
            <text:p>518,901</text:p>
          </table:table-cell>
          <table:table-cell office:value-type="float" office:value="797.376">
            <text:p>797,376</text:p>
          </table:table-cell>
        </table:table-row>
        <table:table-row table:style-name="ro2">
          <table:table-cell office:value-type="float" office:value="208.79">
            <text:p>208,79</text:p>
          </table:table-cell>
          <table:table-cell office:value-type="float" office:value="519.883">
            <text:p>519,883</text:p>
          </table:table-cell>
          <table:table-cell office:value-type="float" office:value="797.963">
            <text:p>797,963</text:p>
          </table:table-cell>
        </table:table-row>
        <table:table-row table:style-name="ro2">
          <table:table-cell office:value-type="float" office:value="209.227">
            <text:p>209,227</text:p>
          </table:table-cell>
          <table:table-cell office:value-type="float" office:value="520.864">
            <text:p>520,864</text:p>
          </table:table-cell>
          <table:table-cell office:value-type="float" office:value="798.55">
            <text:p>798,55</text:p>
          </table:table-cell>
        </table:table-row>
        <table:table-row table:style-name="ro2">
          <table:table-cell office:value-type="float" office:value="209.664">
            <text:p>209,664</text:p>
          </table:table-cell>
          <table:table-cell office:value-type="float" office:value="521.844">
            <text:p>521,844</text:p>
          </table:table-cell>
          <table:table-cell office:value-type="float" office:value="799.136">
            <text:p>799,136</text:p>
          </table:table-cell>
        </table:table-row>
        <table:table-row table:style-name="ro2">
          <table:table-cell office:value-type="float" office:value="210.101">
            <text:p>210,101</text:p>
          </table:table-cell>
          <table:table-cell office:value-type="float" office:value="522.822">
            <text:p>522,822</text:p>
          </table:table-cell>
          <table:table-cell office:value-type="float" office:value="799.72">
            <text:p>799,72</text:p>
          </table:table-cell>
        </table:table-row>
        <table:table-row table:style-name="ro2">
          <table:table-cell office:value-type="float" office:value="210.538">
            <text:p>210,538</text:p>
          </table:table-cell>
          <table:table-cell office:value-type="float" office:value="523.799">
            <text:p>523,799</text:p>
          </table:table-cell>
          <table:table-cell office:value-type="float" office:value="800.304">
            <text:p>800,304</text:p>
          </table:table-cell>
        </table:table-row>
        <table:table-row table:style-name="ro2">
          <table:table-cell office:value-type="float" office:value="210.974">
            <text:p>210,974</text:p>
          </table:table-cell>
          <table:table-cell office:value-type="float" office:value="524.775">
            <text:p>524,775</text:p>
          </table:table-cell>
          <table:table-cell office:value-type="float" office:value="800.887">
            <text:p>800,887</text:p>
          </table:table-cell>
        </table:table-row>
        <table:table-row table:style-name="ro2">
          <table:table-cell office:value-type="float" office:value="211.411">
            <text:p>211,411</text:p>
          </table:table-cell>
          <table:table-cell office:value-type="float" office:value="525.749">
            <text:p>525,749</text:p>
          </table:table-cell>
          <table:table-cell office:value-type="float" office:value="801.47">
            <text:p>801,47</text:p>
          </table:table-cell>
        </table:table-row>
        <table:table-row table:style-name="ro2">
          <table:table-cell office:value-type="float" office:value="211.848">
            <text:p>211,848</text:p>
          </table:table-cell>
          <table:table-cell office:value-type="float" office:value="526.722">
            <text:p>526,722</text:p>
          </table:table-cell>
          <table:table-cell office:value-type="float" office:value="802.051">
            <text:p>802,051</text:p>
          </table:table-cell>
        </table:table-row>
        <table:table-row table:style-name="ro2">
          <table:table-cell office:value-type="float" office:value="212.285">
            <text:p>212,285</text:p>
          </table:table-cell>
          <table:table-cell office:value-type="float" office:value="527.694">
            <text:p>527,694</text:p>
          </table:table-cell>
          <table:table-cell office:value-type="float" office:value="802.631">
            <text:p>802,631</text:p>
          </table:table-cell>
        </table:table-row>
        <table:table-row table:style-name="ro2">
          <table:table-cell office:value-type="float" office:value="212.722">
            <text:p>212,722</text:p>
          </table:table-cell>
          <table:table-cell office:value-type="float" office:value="528.664">
            <text:p>528,664</text:p>
          </table:table-cell>
          <table:table-cell office:value-type="float" office:value="803.211">
            <text:p>803,211</text:p>
          </table:table-cell>
        </table:table-row>
        <table:table-row table:style-name="ro2">
          <table:table-cell office:value-type="float" office:value="213.158">
            <text:p>213,158</text:p>
          </table:table-cell>
          <table:table-cell office:value-type="float" office:value="529.633">
            <text:p>529,633</text:p>
          </table:table-cell>
          <table:table-cell office:value-type="float" office:value="803.79">
            <text:p>803,79</text:p>
          </table:table-cell>
        </table:table-row>
        <table:table-row table:style-name="ro2">
          <table:table-cell office:value-type="float" office:value="213.595">
            <text:p>213,595</text:p>
          </table:table-cell>
          <table:table-cell office:value-type="float" office:value="530.601">
            <text:p>530,601</text:p>
          </table:table-cell>
          <table:table-cell office:value-type="float" office:value="804.368">
            <text:p>804,368</text:p>
          </table:table-cell>
        </table:table-row>
        <table:table-row table:style-name="ro2">
          <table:table-cell office:value-type="float" office:value="214.032">
            <text:p>214,032</text:p>
          </table:table-cell>
          <table:table-cell office:value-type="float" office:value="531.567">
            <text:p>531,567</text:p>
          </table:table-cell>
          <table:table-cell office:value-type="float" office:value="804.945">
            <text:p>804,945</text:p>
          </table:table-cell>
        </table:table-row>
        <table:table-row table:style-name="ro2">
          <table:table-cell office:value-type="float" office:value="214.469">
            <text:p>214,469</text:p>
          </table:table-cell>
          <table:table-cell office:value-type="float" office:value="532.532">
            <text:p>532,532</text:p>
          </table:table-cell>
          <table:table-cell office:value-type="float" office:value="805.521">
            <text:p>805,521</text:p>
          </table:table-cell>
        </table:table-row>
        <table:table-row table:style-name="ro2">
          <table:table-cell office:value-type="float" office:value="214.906">
            <text:p>214,906</text:p>
          </table:table-cell>
          <table:table-cell office:value-type="float" office:value="533.496">
            <text:p>533,496</text:p>
          </table:table-cell>
          <table:table-cell office:value-type="float" office:value="806.096">
            <text:p>806,096</text:p>
          </table:table-cell>
        </table:table-row>
        <table:table-row table:style-name="ro2">
          <table:table-cell office:value-type="float" office:value="215.342">
            <text:p>215,342</text:p>
          </table:table-cell>
          <table:table-cell office:value-type="float" office:value="534.459">
            <text:p>534,459</text:p>
          </table:table-cell>
          <table:table-cell office:value-type="float" office:value="806.67">
            <text:p>806,67</text:p>
          </table:table-cell>
        </table:table-row>
        <table:table-row table:style-name="ro2">
          <table:table-cell office:value-type="float" office:value="215.779">
            <text:p>215,779</text:p>
          </table:table-cell>
          <table:table-cell office:value-type="float" office:value="535.42">
            <text:p>535,42</text:p>
          </table:table-cell>
          <table:table-cell office:value-type="float" office:value="807.244">
            <text:p>807,244</text:p>
          </table:table-cell>
        </table:table-row>
        <table:table-row table:style-name="ro2">
          <table:table-cell office:value-type="float" office:value="216.216">
            <text:p>216,216</text:p>
          </table:table-cell>
          <table:table-cell office:value-type="float" office:value="536.379">
            <text:p>536,379</text:p>
          </table:table-cell>
          <table:table-cell office:value-type="float" office:value="807.816">
            <text:p>807,816</text:p>
          </table:table-cell>
        </table:table-row>
        <table:table-row table:style-name="ro2">
          <table:table-cell office:value-type="float" office:value="216.653">
            <text:p>216,653</text:p>
          </table:table-cell>
          <table:table-cell office:value-type="float" office:value="537.338">
            <text:p>537,338</text:p>
          </table:table-cell>
          <table:table-cell office:value-type="float" office:value="808.388">
            <text:p>808,388</text:p>
          </table:table-cell>
        </table:table-row>
        <table:table-row table:style-name="ro2">
          <table:table-cell office:value-type="float" office:value="217.09">
            <text:p>217,09</text:p>
          </table:table-cell>
          <table:table-cell office:value-type="float" office:value="538.295">
            <text:p>538,295</text:p>
          </table:table-cell>
          <table:table-cell office:value-type="float" office:value="808.959">
            <text:p>808,959</text:p>
          </table:table-cell>
        </table:table-row>
        <table:table-row table:style-name="ro2">
          <table:table-cell office:value-type="float" office:value="217.526">
            <text:p>217,526</text:p>
          </table:table-cell>
          <table:table-cell office:value-type="float" office:value="539.251">
            <text:p>539,251</text:p>
          </table:table-cell>
          <table:table-cell office:value-type="float" office:value="809.529">
            <text:p>809,529</text:p>
          </table:table-cell>
        </table:table-row>
        <table:table-row table:style-name="ro2">
          <table:table-cell office:value-type="float" office:value="217.963">
            <text:p>217,963</text:p>
          </table:table-cell>
          <table:table-cell office:value-type="float" office:value="540.205">
            <text:p>540,205</text:p>
          </table:table-cell>
          <table:table-cell office:value-type="float" office:value="810.098">
            <text:p>810,098</text:p>
          </table:table-cell>
        </table:table-row>
        <table:table-row table:style-name="ro2">
          <table:table-cell office:value-type="float" office:value="218.4">
            <text:p>218,4</text:p>
          </table:table-cell>
          <table:table-cell office:value-type="float" office:value="541.158">
            <text:p>541,158</text:p>
          </table:table-cell>
          <table:table-cell office:value-type="float" office:value="810.667">
            <text:p>810,667</text:p>
          </table:table-cell>
        </table:table-row>
        <table:table-row table:style-name="ro2">
          <table:table-cell office:value-type="float" office:value="218.837">
            <text:p>218,837</text:p>
          </table:table-cell>
          <table:table-cell office:value-type="float" office:value="542.11">
            <text:p>542,11</text:p>
          </table:table-cell>
          <table:table-cell office:value-type="float" office:value="811.234">
            <text:p>811,234</text:p>
          </table:table-cell>
        </table:table-row>
        <table:table-row table:style-name="ro2">
          <table:table-cell office:value-type="float" office:value="219.274">
            <text:p>219,274</text:p>
          </table:table-cell>
          <table:table-cell office:value-type="float" office:value="543.061">
            <text:p>543,061</text:p>
          </table:table-cell>
          <table:table-cell office:value-type="float" office:value="811.801">
            <text:p>811,801</text:p>
          </table:table-cell>
        </table:table-row>
        <table:table-row table:style-name="ro2">
          <table:table-cell office:value-type="float" office:value="219.71">
            <text:p>219,71</text:p>
          </table:table-cell>
          <table:table-cell office:value-type="float" office:value="544.01">
            <text:p>544,01</text:p>
          </table:table-cell>
          <table:table-cell office:value-type="float" office:value="812.367">
            <text:p>812,367</text:p>
          </table:table-cell>
        </table:table-row>
        <table:table-row table:style-name="ro2">
          <table:table-cell office:value-type="float" office:value="220.147">
            <text:p>220,147</text:p>
          </table:table-cell>
          <table:table-cell office:value-type="float" office:value="544.958">
            <text:p>544,958</text:p>
          </table:table-cell>
          <table:table-cell office:value-type="float" office:value="812.932">
            <text:p>812,932</text:p>
          </table:table-cell>
        </table:table-row>
        <table:table-row table:style-name="ro2">
          <table:table-cell office:value-type="float" office:value="220.584">
            <text:p>220,584</text:p>
          </table:table-cell>
          <table:table-cell office:value-type="float" office:value="545.905">
            <text:p>545,905</text:p>
          </table:table-cell>
          <table:table-cell office:value-type="float" office:value="813.496">
            <text:p>813,496</text:p>
          </table:table-cell>
        </table:table-row>
        <table:table-row table:style-name="ro2">
          <table:table-cell office:value-type="float" office:value="221.021">
            <text:p>221,021</text:p>
          </table:table-cell>
          <table:table-cell office:value-type="float" office:value="546.85">
            <text:p>546,85</text:p>
          </table:table-cell>
          <table:table-cell office:value-type="float" office:value="814.059">
            <text:p>814,059</text:p>
          </table:table-cell>
        </table:table-row>
        <table:table-row table:style-name="ro2">
          <table:table-cell office:value-type="float" office:value="221.458">
            <text:p>221,458</text:p>
          </table:table-cell>
          <table:table-cell office:value-type="float" office:value="547.794">
            <text:p>547,794</text:p>
          </table:table-cell>
          <table:table-cell office:value-type="float" office:value="814.621">
            <text:p>814,621</text:p>
          </table:table-cell>
        </table:table-row>
        <table:table-row table:style-name="ro2">
          <table:table-cell office:value-type="float" office:value="221.894">
            <text:p>221,894</text:p>
          </table:table-cell>
          <table:table-cell office:value-type="float" office:value="548.737">
            <text:p>548,737</text:p>
          </table:table-cell>
          <table:table-cell office:value-type="float" office:value="815.183">
            <text:p>815,183</text:p>
          </table:table-cell>
        </table:table-row>
        <table:table-row table:style-name="ro2">
          <table:table-cell office:value-type="float" office:value="222.331">
            <text:p>222,331</text:p>
          </table:table-cell>
          <table:table-cell office:value-type="float" office:value="549.678">
            <text:p>549,678</text:p>
          </table:table-cell>
          <table:table-cell office:value-type="float" office:value="815.744">
            <text:p>815,744</text:p>
          </table:table-cell>
        </table:table-row>
        <table:table-row table:style-name="ro2">
          <table:table-cell office:value-type="float" office:value="222.768">
            <text:p>222,768</text:p>
          </table:table-cell>
          <table:table-cell office:value-type="float" office:value="550.618">
            <text:p>550,618</text:p>
          </table:table-cell>
          <table:table-cell office:value-type="float" office:value="816.304">
            <text:p>816,304</text:p>
          </table:table-cell>
        </table:table-row>
        <table:table-row table:style-name="ro2">
          <table:table-cell office:value-type="float" office:value="223.205">
            <text:p>223,205</text:p>
          </table:table-cell>
          <table:table-cell office:value-type="float" office:value="551.557">
            <text:p>551,557</text:p>
          </table:table-cell>
          <table:table-cell office:value-type="float" office:value="816.863">
            <text:p>816,863</text:p>
          </table:table-cell>
        </table:table-row>
        <table:table-row table:style-name="ro2">
          <table:table-cell office:value-type="float" office:value="223.642">
            <text:p>223,642</text:p>
          </table:table-cell>
          <table:table-cell office:value-type="float" office:value="552.494">
            <text:p>552,494</text:p>
          </table:table-cell>
          <table:table-cell office:value-type="float" office:value="817.421">
            <text:p>817,421</text:p>
          </table:table-cell>
        </table:table-row>
        <table:table-row table:style-name="ro2">
          <table:table-cell office:value-type="float" office:value="224.078">
            <text:p>224,078</text:p>
          </table:table-cell>
          <table:table-cell office:value-type="float" office:value="553.431">
            <text:p>553,431</text:p>
          </table:table-cell>
          <table:table-cell office:value-type="float" office:value="817.978">
            <text:p>817,978</text:p>
          </table:table-cell>
        </table:table-row>
        <table:table-row table:style-name="ro2">
          <table:table-cell office:value-type="float" office:value="224.515">
            <text:p>224,515</text:p>
          </table:table-cell>
          <table:table-cell office:value-type="float" office:value="554.365">
            <text:p>554,365</text:p>
          </table:table-cell>
          <table:table-cell office:value-type="float" office:value="818.535">
            <text:p>818,535</text:p>
          </table:table-cell>
        </table:table-row>
        <table:table-row table:style-name="ro2">
          <table:table-cell office:value-type="float" office:value="224.952">
            <text:p>224,952</text:p>
          </table:table-cell>
          <table:table-cell office:value-type="float" office:value="555.299">
            <text:p>555,299</text:p>
          </table:table-cell>
          <table:table-cell office:value-type="float" office:value="819.091">
            <text:p>819,091</text:p>
          </table:table-cell>
        </table:table-row>
        <table:table-row table:style-name="ro2">
          <table:table-cell office:value-type="float" office:value="225.389">
            <text:p>225,389</text:p>
          </table:table-cell>
          <table:table-cell office:value-type="float" office:value="556.231">
            <text:p>556,231</text:p>
          </table:table-cell>
          <table:table-cell office:value-type="float" office:value="819.645">
            <text:p>819,645</text:p>
          </table:table-cell>
        </table:table-row>
        <table:table-row table:style-name="ro2">
          <table:table-cell office:value-type="float" office:value="225.826">
            <text:p>225,826</text:p>
          </table:table-cell>
          <table:table-cell office:value-type="float" office:value="557.162">
            <text:p>557,162</text:p>
          </table:table-cell>
          <table:table-cell office:value-type="float" office:value="820.199">
            <text:p>820,199</text:p>
          </table:table-cell>
        </table:table-row>
        <table:table-row table:style-name="ro2">
          <table:table-cell office:value-type="float" office:value="226.262">
            <text:p>226,262</text:p>
          </table:table-cell>
          <table:table-cell office:value-type="float" office:value="558.092">
            <text:p>558,092</text:p>
          </table:table-cell>
          <table:table-cell office:value-type="float" office:value="820.753">
            <text:p>820,753</text:p>
          </table:table-cell>
        </table:table-row>
        <table:table-row table:style-name="ro2">
          <table:table-cell office:value-type="float" office:value="226.699">
            <text:p>226,699</text:p>
          </table:table-cell>
          <table:table-cell office:value-type="float" office:value="559.02">
            <text:p>559,02</text:p>
          </table:table-cell>
          <table:table-cell office:value-type="float" office:value="821.305">
            <text:p>821,305</text:p>
          </table:table-cell>
        </table:table-row>
        <table:table-row table:style-name="ro2">
          <table:table-cell office:value-type="float" office:value="227.136">
            <text:p>227,136</text:p>
          </table:table-cell>
          <table:table-cell office:value-type="float" office:value="559.948">
            <text:p>559,948</text:p>
          </table:table-cell>
          <table:table-cell office:value-type="float" office:value="821.857">
            <text:p>821,857</text:p>
          </table:table-cell>
        </table:table-row>
        <table:table-row table:style-name="ro2">
          <table:table-cell office:value-type="float" office:value="227.573">
            <text:p>227,573</text:p>
          </table:table-cell>
          <table:table-cell office:value-type="float" office:value="560.873">
            <text:p>560,873</text:p>
          </table:table-cell>
          <table:table-cell office:value-type="float" office:value="822.408">
            <text:p>822,408</text:p>
          </table:table-cell>
        </table:table-row>
        <table:table-row table:style-name="ro2">
          <table:table-cell office:value-type="float" office:value="228.01">
            <text:p>228,01</text:p>
          </table:table-cell>
          <table:table-cell office:value-type="float" office:value="561.798">
            <text:p>561,798</text:p>
          </table:table-cell>
          <table:table-cell office:value-type="float" office:value="822.958">
            <text:p>822,958</text:p>
          </table:table-cell>
        </table:table-row>
        <table:table-row table:style-name="ro2">
          <table:table-cell office:value-type="float" office:value="228.446">
            <text:p>228,446</text:p>
          </table:table-cell>
          <table:table-cell office:value-type="float" office:value="562.721">
            <text:p>562,721</text:p>
          </table:table-cell>
          <table:table-cell office:value-type="float" office:value="823.507">
            <text:p>823,507</text:p>
          </table:table-cell>
        </table:table-row>
        <table:table-row table:style-name="ro2">
          <table:table-cell office:value-type="float" office:value="228.883">
            <text:p>228,883</text:p>
          </table:table-cell>
          <table:table-cell office:value-type="float" office:value="563.643">
            <text:p>563,643</text:p>
          </table:table-cell>
          <table:table-cell office:value-type="float" office:value="824.055">
            <text:p>824,055</text:p>
          </table:table-cell>
        </table:table-row>
        <table:table-row table:style-name="ro2">
          <table:table-cell office:value-type="float" office:value="229.32">
            <text:p>229,32</text:p>
          </table:table-cell>
          <table:table-cell office:value-type="float" office:value="564.564">
            <text:p>564,564</text:p>
          </table:table-cell>
          <table:table-cell office:value-type="float" office:value="824.603">
            <text:p>824,603</text:p>
          </table:table-cell>
        </table:table-row>
        <table:table-row table:style-name="ro2">
          <table:table-cell office:value-type="float" office:value="229.757">
            <text:p>229,757</text:p>
          </table:table-cell>
          <table:table-cell office:value-type="float" office:value="565.483">
            <text:p>565,483</text:p>
          </table:table-cell>
          <table:table-cell office:value-type="float" office:value="825.149">
            <text:p>825,149</text:p>
          </table:table-cell>
        </table:table-row>
        <table:table-row table:style-name="ro2">
          <table:table-cell office:value-type="float" office:value="230.194">
            <text:p>230,194</text:p>
          </table:table-cell>
          <table:table-cell office:value-type="float" office:value="566.401">
            <text:p>566,401</text:p>
          </table:table-cell>
          <table:table-cell office:value-type="float" office:value="825.695">
            <text:p>825,695</text:p>
          </table:table-cell>
        </table:table-row>
        <table:table-row table:style-name="ro2">
          <table:table-cell office:value-type="float" office:value="230.63">
            <text:p>230,63</text:p>
          </table:table-cell>
          <table:table-cell office:value-type="float" office:value="567.318">
            <text:p>567,318</text:p>
          </table:table-cell>
          <table:table-cell office:value-type="float" office:value="826.24">
            <text:p>826,24</text:p>
          </table:table-cell>
        </table:table-row>
        <table:table-row table:style-name="ro2">
          <table:table-cell office:value-type="float" office:value="231.067">
            <text:p>231,067</text:p>
          </table:table-cell>
          <table:table-cell office:value-type="float" office:value="568.233">
            <text:p>568,233</text:p>
          </table:table-cell>
          <table:table-cell office:value-type="float" office:value="826.784">
            <text:p>826,784</text:p>
          </table:table-cell>
        </table:table-row>
        <table:table-row table:style-name="ro2">
          <table:table-cell office:value-type="float" office:value="231.504">
            <text:p>231,504</text:p>
          </table:table-cell>
          <table:table-cell office:value-type="float" office:value="569.148">
            <text:p>569,148</text:p>
          </table:table-cell>
          <table:table-cell office:value-type="float" office:value="827.328">
            <text:p>827,328</text:p>
          </table:table-cell>
        </table:table-row>
        <table:table-row table:style-name="ro2">
          <table:table-cell office:value-type="float" office:value="231.941">
            <text:p>231,941</text:p>
          </table:table-cell>
          <table:table-cell office:value-type="float" office:value="570.06">
            <text:p>570,06</text:p>
          </table:table-cell>
          <table:table-cell office:value-type="float" office:value="827.871">
            <text:p>827,871</text:p>
          </table:table-cell>
        </table:table-row>
        <table:table-row table:style-name="ro2">
          <table:table-cell office:value-type="float" office:value="232.378">
            <text:p>232,378</text:p>
          </table:table-cell>
          <table:table-cell office:value-type="float" office:value="570.972">
            <text:p>570,972</text:p>
          </table:table-cell>
          <table:table-cell office:value-type="float" office:value="828.412">
            <text:p>828,412</text:p>
          </table:table-cell>
        </table:table-row>
        <table:table-row table:style-name="ro2">
          <table:table-cell office:value-type="float" office:value="232.814">
            <text:p>232,814</text:p>
          </table:table-cell>
          <table:table-cell office:value-type="float" office:value="571.883">
            <text:p>571,883</text:p>
          </table:table-cell>
          <table:table-cell office:value-type="float" office:value="828.953">
            <text:p>828,953</text:p>
          </table:table-cell>
        </table:table-row>
        <table:table-row table:style-name="ro2">
          <table:table-cell office:value-type="float" office:value="233.251">
            <text:p>233,251</text:p>
          </table:table-cell>
          <table:table-cell office:value-type="float" office:value="572.792">
            <text:p>572,792</text:p>
          </table:table-cell>
          <table:table-cell office:value-type="float" office:value="829.494">
            <text:p>829,494</text:p>
          </table:table-cell>
        </table:table-row>
        <table:table-row table:style-name="ro2">
          <table:table-cell office:value-type="float" office:value="233.688">
            <text:p>233,688</text:p>
          </table:table-cell>
          <table:table-cell office:value-type="float" office:value="573.699">
            <text:p>573,699</text:p>
          </table:table-cell>
          <table:table-cell office:value-type="float" office:value="830.033">
            <text:p>830,033</text:p>
          </table:table-cell>
        </table:table-row>
        <table:table-row table:style-name="ro2">
          <table:table-cell office:value-type="float" office:value="234.125">
            <text:p>234,125</text:p>
          </table:table-cell>
          <table:table-cell office:value-type="float" office:value="574.606">
            <text:p>574,606</text:p>
          </table:table-cell>
          <table:table-cell office:value-type="float" office:value="830.572">
            <text:p>830,572</text:p>
          </table:table-cell>
        </table:table-row>
        <table:table-row table:style-name="ro2">
          <table:table-cell office:value-type="float" office:value="234.562">
            <text:p>234,562</text:p>
          </table:table-cell>
          <table:table-cell office:value-type="float" office:value="575.511">
            <text:p>575,511</text:p>
          </table:table-cell>
          <table:table-cell office:value-type="float" office:value="831.11">
            <text:p>831,11</text:p>
          </table:table-cell>
        </table:table-row>
        <table:table-row table:style-name="ro2">
          <table:table-cell office:value-type="float" office:value="234.998">
            <text:p>234,998</text:p>
          </table:table-cell>
          <table:table-cell office:value-type="float" office:value="576.415">
            <text:p>576,415</text:p>
          </table:table-cell>
          <table:table-cell office:value-type="float" office:value="831.647">
            <text:p>831,647</text:p>
          </table:table-cell>
        </table:table-row>
        <table:table-row table:style-name="ro2">
          <table:table-cell office:value-type="float" office:value="235.435">
            <text:p>235,435</text:p>
          </table:table-cell>
          <table:table-cell office:value-type="float" office:value="577.318">
            <text:p>577,318</text:p>
          </table:table-cell>
          <table:table-cell office:value-type="float" office:value="832.183">
            <text:p>832,183</text:p>
          </table:table-cell>
        </table:table-row>
        <table:table-row table:style-name="ro2">
          <table:table-cell office:value-type="float" office:value="235.872">
            <text:p>235,872</text:p>
          </table:table-cell>
          <table:table-cell office:value-type="float" office:value="578.219">
            <text:p>578,219</text:p>
          </table:table-cell>
          <table:table-cell office:value-type="float" office:value="832.718">
            <text:p>832,718</text:p>
          </table:table-cell>
        </table:table-row>
        <table:table-row table:style-name="ro2">
          <table:table-cell office:value-type="float" office:value="236.309">
            <text:p>236,309</text:p>
          </table:table-cell>
          <table:table-cell office:value-type="float" office:value="579.12">
            <text:p>579,12</text:p>
          </table:table-cell>
          <table:table-cell office:value-type="float" office:value="833.253">
            <text:p>833,253</text:p>
          </table:table-cell>
        </table:table-row>
        <table:table-row table:style-name="ro2">
          <table:table-cell office:value-type="float" office:value="236.746">
            <text:p>236,746</text:p>
          </table:table-cell>
          <table:table-cell office:value-type="float" office:value="580.019">
            <text:p>580,019</text:p>
          </table:table-cell>
          <table:table-cell office:value-type="float" office:value="833.787">
            <text:p>833,787</text:p>
          </table:table-cell>
        </table:table-row>
        <table:table-row table:style-name="ro2">
          <table:table-cell office:value-type="float" office:value="237.182">
            <text:p>237,182</text:p>
          </table:table-cell>
          <table:table-cell office:value-type="float" office:value="580.916">
            <text:p>580,916</text:p>
          </table:table-cell>
          <table:table-cell office:value-type="float" office:value="834.32">
            <text:p>834,32</text:p>
          </table:table-cell>
        </table:table-row>
        <table:table-row table:style-name="ro2">
          <table:table-cell office:value-type="float" office:value="237.619">
            <text:p>237,619</text:p>
          </table:table-cell>
          <table:table-cell office:value-type="float" office:value="581.813">
            <text:p>581,813</text:p>
          </table:table-cell>
          <table:table-cell office:value-type="float" office:value="834.852">
            <text:p>834,852</text:p>
          </table:table-cell>
        </table:table-row>
        <table:table-row table:style-name="ro2">
          <table:table-cell office:value-type="float" office:value="238.056">
            <text:p>238,056</text:p>
          </table:table-cell>
          <table:table-cell office:value-type="float" office:value="582.708">
            <text:p>582,708</text:p>
          </table:table-cell>
          <table:table-cell office:value-type="float" office:value="835.384">
            <text:p>835,384</text:p>
          </table:table-cell>
        </table:table-row>
        <table:table-row table:style-name="ro2">
          <table:table-cell office:value-type="float" office:value="238.493">
            <text:p>238,493</text:p>
          </table:table-cell>
          <table:table-cell office:value-type="float" office:value="583.602">
            <text:p>583,602</text:p>
          </table:table-cell>
          <table:table-cell office:value-type="float" office:value="835.914">
            <text:p>835,914</text:p>
          </table:table-cell>
        </table:table-row>
        <table:table-row table:style-name="ro2">
          <table:table-cell office:value-type="float" office:value="238.93">
            <text:p>238,93</text:p>
          </table:table-cell>
          <table:table-cell office:value-type="float" office:value="584.494">
            <text:p>584,494</text:p>
          </table:table-cell>
          <table:table-cell office:value-type="float" office:value="836.444">
            <text:p>836,444</text:p>
          </table:table-cell>
        </table:table-row>
        <table:table-row table:style-name="ro2">
          <table:table-cell office:value-type="float" office:value="239.366">
            <text:p>239,366</text:p>
          </table:table-cell>
          <table:table-cell office:value-type="float" office:value="585.386">
            <text:p>585,386</text:p>
          </table:table-cell>
          <table:table-cell office:value-type="float" office:value="836.973">
            <text:p>836,973</text:p>
          </table:table-cell>
        </table:table-row>
        <table:table-row table:style-name="ro2">
          <table:table-cell office:value-type="float" office:value="239.803">
            <text:p>239,803</text:p>
          </table:table-cell>
          <table:table-cell office:value-type="float" office:value="586.276">
            <text:p>586,276</text:p>
          </table:table-cell>
          <table:table-cell office:value-type="float" office:value="837.502">
            <text:p>837,502</text:p>
          </table:table-cell>
        </table:table-row>
        <table:table-row table:style-name="ro2">
          <table:table-cell office:value-type="float" office:value="240.24">
            <text:p>240,24</text:p>
          </table:table-cell>
          <table:table-cell office:value-type="float" office:value="587.165">
            <text:p>587,165</text:p>
          </table:table-cell>
          <table:table-cell office:value-type="float" office:value="838.029">
            <text:p>838,029</text:p>
          </table:table-cell>
        </table:table-row>
        <table:table-row table:style-name="ro2">
          <table:table-cell office:value-type="float" office:value="240.677">
            <text:p>240,677</text:p>
          </table:table-cell>
          <table:table-cell office:value-type="float" office:value="588.052">
            <text:p>588,052</text:p>
          </table:table-cell>
          <table:table-cell office:value-type="float" office:value="838.556">
            <text:p>838,556</text:p>
          </table:table-cell>
        </table:table-row>
        <table:table-row table:style-name="ro2">
          <table:table-cell office:value-type="float" office:value="241.114">
            <text:p>241,114</text:p>
          </table:table-cell>
          <table:table-cell office:value-type="float" office:value="588.938">
            <text:p>588,938</text:p>
          </table:table-cell>
          <table:table-cell office:value-type="float" office:value="839.082">
            <text:p>839,082</text:p>
          </table:table-cell>
        </table:table-row>
        <table:table-row table:style-name="ro2">
          <table:table-cell office:value-type="float" office:value="241.55">
            <text:p>241,55</text:p>
          </table:table-cell>
          <table:table-cell office:value-type="float" office:value="589.824">
            <text:p>589,824</text:p>
          </table:table-cell>
          <table:table-cell office:value-type="float" office:value="839.607">
            <text:p>839,607</text:p>
          </table:table-cell>
        </table:table-row>
        <table:table-row table:style-name="ro2">
          <table:table-cell office:value-type="float" office:value="241.987">
            <text:p>241,987</text:p>
          </table:table-cell>
          <table:table-cell office:value-type="float" office:value="590.707">
            <text:p>590,707</text:p>
          </table:table-cell>
          <table:table-cell office:value-type="float" office:value="840.132">
            <text:p>840,132</text:p>
          </table:table-cell>
        </table:table-row>
        <table:table-row table:style-name="ro2">
          <table:table-cell office:value-type="float" office:value="242.424">
            <text:p>242,424</text:p>
          </table:table-cell>
          <table:table-cell office:value-type="float" office:value="591.59">
            <text:p>591,59</text:p>
          </table:table-cell>
          <table:table-cell office:value-type="float" office:value="840.656">
            <text:p>840,656</text:p>
          </table:table-cell>
        </table:table-row>
        <table:table-row table:style-name="ro2">
          <table:table-cell office:value-type="float" office:value="242.861">
            <text:p>242,861</text:p>
          </table:table-cell>
          <table:table-cell office:value-type="float" office:value="592.471">
            <text:p>592,471</text:p>
          </table:table-cell>
          <table:table-cell office:value-type="float" office:value="841.178">
            <text:p>841,178</text:p>
          </table:table-cell>
        </table:table-row>
        <table:table-row table:style-name="ro2">
          <table:table-cell office:value-type="float" office:value="243.298">
            <text:p>243,298</text:p>
          </table:table-cell>
          <table:table-cell office:value-type="float" office:value="593.351">
            <text:p>593,351</text:p>
          </table:table-cell>
          <table:table-cell office:value-type="float" office:value="841.701">
            <text:p>841,701</text:p>
          </table:table-cell>
        </table:table-row>
        <table:table-row table:style-name="ro2">
          <table:table-cell office:value-type="float" office:value="243.734">
            <text:p>243,734</text:p>
          </table:table-cell>
          <table:table-cell office:value-type="float" office:value="594.23">
            <text:p>594,23</text:p>
          </table:table-cell>
          <table:table-cell office:value-type="float" office:value="842.222">
            <text:p>842,222</text:p>
          </table:table-cell>
        </table:table-row>
        <table:table-row table:style-name="ro2">
          <table:table-cell office:value-type="float" office:value="244.171">
            <text:p>244,171</text:p>
          </table:table-cell>
          <table:table-cell office:value-type="float" office:value="595.108">
            <text:p>595,108</text:p>
          </table:table-cell>
          <table:table-cell office:value-type="float" office:value="842.743">
            <text:p>842,743</text:p>
          </table:table-cell>
        </table:table-row>
        <table:table-row table:style-name="ro2">
          <table:table-cell office:value-type="float" office:value="244.608">
            <text:p>244,608</text:p>
          </table:table-cell>
          <table:table-cell office:value-type="float" office:value="595.984">
            <text:p>595,984</text:p>
          </table:table-cell>
          <table:table-cell office:value-type="float" office:value="843.262">
            <text:p>843,262</text:p>
          </table:table-cell>
        </table:table-row>
        <table:table-row table:style-name="ro2">
          <table:table-cell office:value-type="float" office:value="245.045">
            <text:p>245,045</text:p>
          </table:table-cell>
          <table:table-cell office:value-type="float" office:value="596.859">
            <text:p>596,859</text:p>
          </table:table-cell>
          <table:table-cell office:value-type="float" office:value="843.781">
            <text:p>843,781</text:p>
          </table:table-cell>
        </table:table-row>
        <table:table-row table:style-name="ro2">
          <table:table-cell office:value-type="float" office:value="245.482">
            <text:p>245,482</text:p>
          </table:table-cell>
          <table:table-cell office:value-type="float" office:value="597.733">
            <text:p>597,733</text:p>
          </table:table-cell>
          <table:table-cell office:value-type="float" office:value="844.3">
            <text:p>844,3</text:p>
          </table:table-cell>
        </table:table-row>
        <table:table-row table:style-name="ro2">
          <table:table-cell office:value-type="float" office:value="245.918">
            <text:p>245,918</text:p>
          </table:table-cell>
          <table:table-cell office:value-type="float" office:value="598.606">
            <text:p>598,606</text:p>
          </table:table-cell>
          <table:table-cell office:value-type="float" office:value="844.817">
            <text:p>844,817</text:p>
          </table:table-cell>
        </table:table-row>
        <table:table-row table:style-name="ro2">
          <table:table-cell office:value-type="float" office:value="246.355">
            <text:p>246,355</text:p>
          </table:table-cell>
          <table:table-cell office:value-type="float" office:value="599.477">
            <text:p>599,477</text:p>
          </table:table-cell>
          <table:table-cell office:value-type="float" office:value="845.334">
            <text:p>845,334</text:p>
          </table:table-cell>
        </table:table-row>
        <table:table-row table:style-name="ro2">
          <table:table-cell office:value-type="float" office:value="246.792">
            <text:p>246,792</text:p>
          </table:table-cell>
          <table:table-cell office:value-type="float" office:value="600.347">
            <text:p>600,347</text:p>
          </table:table-cell>
          <table:table-cell office:value-type="float" office:value="845.85">
            <text:p>845,85</text:p>
          </table:table-cell>
        </table:table-row>
        <table:table-row table:style-name="ro2">
          <table:table-cell office:value-type="float" office:value="247.229">
            <text:p>247,229</text:p>
          </table:table-cell>
          <table:table-cell office:value-type="float" office:value="601.216">
            <text:p>601,216</text:p>
          </table:table-cell>
          <table:table-cell office:value-type="float" office:value="846.365">
            <text:p>846,365</text:p>
          </table:table-cell>
        </table:table-row>
        <table:table-row table:style-name="ro2">
          <table:table-cell office:value-type="float" office:value="247.666">
            <text:p>247,666</text:p>
          </table:table-cell>
          <table:table-cell office:value-type="float" office:value="602.084">
            <text:p>602,084</text:p>
          </table:table-cell>
          <table:table-cell office:value-type="float" office:value="846.88">
            <text:p>846,88</text:p>
          </table:table-cell>
        </table:table-row>
        <table:table-row table:style-name="ro2">
          <table:table-cell office:value-type="float" office:value="248.102">
            <text:p>248,102</text:p>
          </table:table-cell>
          <table:table-cell office:value-type="float" office:value="602.95">
            <text:p>602,95</text:p>
          </table:table-cell>
          <table:table-cell office:value-type="float" office:value="847.394">
            <text:p>847,394</text:p>
          </table:table-cell>
        </table:table-row>
        <table:table-row table:style-name="ro2">
          <table:table-cell office:value-type="float" office:value="248.539">
            <text:p>248,539</text:p>
          </table:table-cell>
          <table:table-cell office:value-type="float" office:value="603.815">
            <text:p>603,815</text:p>
          </table:table-cell>
          <table:table-cell office:value-type="float" office:value="847.907">
            <text:p>847,907</text:p>
          </table:table-cell>
        </table:table-row>
        <table:table-row table:style-name="ro2">
          <table:table-cell office:value-type="float" office:value="248.976">
            <text:p>248,976</text:p>
          </table:table-cell>
          <table:table-cell office:value-type="float" office:value="604.679">
            <text:p>604,679</text:p>
          </table:table-cell>
          <table:table-cell office:value-type="float" office:value="848.419">
            <text:p>848,419</text:p>
          </table:table-cell>
        </table:table-row>
        <table:table-row table:style-name="ro2">
          <table:table-cell office:value-type="float" office:value="249.413">
            <text:p>249,413</text:p>
          </table:table-cell>
          <table:table-cell office:value-type="float" office:value="605.542">
            <text:p>605,542</text:p>
          </table:table-cell>
          <table:table-cell office:value-type="float" office:value="848.93">
            <text:p>848,93</text:p>
          </table:table-cell>
        </table:table-row>
        <table:table-row table:style-name="ro2">
          <table:table-cell office:value-type="float" office:value="249.85">
            <text:p>249,85</text:p>
          </table:table-cell>
          <table:table-cell office:value-type="float" office:value="606.404">
            <text:p>606,404</text:p>
          </table:table-cell>
          <table:table-cell office:value-type="float" office:value="849.441">
            <text:p>849,441</text:p>
          </table:table-cell>
        </table:table-row>
        <table:table-row table:style-name="ro2">
          <table:table-cell office:value-type="float" office:value="250.286">
            <text:p>250,286</text:p>
          </table:table-cell>
          <table:table-cell office:value-type="float" office:value="607.264">
            <text:p>607,264</text:p>
          </table:table-cell>
          <table:table-cell office:value-type="float" office:value="849.951">
            <text:p>849,951</text:p>
          </table:table-cell>
        </table:table-row>
        <table:table-row table:style-name="ro2">
          <table:table-cell office:value-type="float" office:value="250.723">
            <text:p>250,723</text:p>
          </table:table-cell>
          <table:table-cell office:value-type="float" office:value="608.123">
            <text:p>608,123</text:p>
          </table:table-cell>
          <table:table-cell office:value-type="float" office:value="850.46">
            <text:p>850,46</text:p>
          </table:table-cell>
        </table:table-row>
        <table:table-row table:style-name="ro2">
          <table:table-cell office:value-type="float" office:value="251.16">
            <text:p>251,16</text:p>
          </table:table-cell>
          <table:table-cell office:value-type="float" office:value="608.981">
            <text:p>608,981</text:p>
          </table:table-cell>
          <table:table-cell office:value-type="float" office:value="850.969">
            <text:p>850,969</text:p>
          </table:table-cell>
        </table:table-row>
        <table:table-row table:style-name="ro2">
          <table:table-cell office:value-type="float" office:value="251.597">
            <text:p>251,597</text:p>
          </table:table-cell>
          <table:table-cell office:value-type="float" office:value="609.838">
            <text:p>609,838</text:p>
          </table:table-cell>
          <table:table-cell office:value-type="float" office:value="851.476">
            <text:p>851,476</text:p>
          </table:table-cell>
        </table:table-row>
        <table:table-row table:style-name="ro2">
          <table:table-cell office:value-type="float" office:value="252.034">
            <text:p>252,034</text:p>
          </table:table-cell>
          <table:table-cell office:value-type="float" office:value="610.693">
            <text:p>610,693</text:p>
          </table:table-cell>
          <table:table-cell office:value-type="float" office:value="851.983">
            <text:p>851,983</text:p>
          </table:table-cell>
        </table:table-row>
        <table:table-row table:style-name="ro2">
          <table:table-cell office:value-type="float" office:value="252.47">
            <text:p>252,47</text:p>
          </table:table-cell>
          <table:table-cell office:value-type="float" office:value="611.547">
            <text:p>611,547</text:p>
          </table:table-cell>
          <table:table-cell office:value-type="float" office:value="852.489">
            <text:p>852,489</text:p>
          </table:table-cell>
        </table:table-row>
        <table:table-row table:style-name="ro2">
          <table:table-cell office:value-type="float" office:value="252.907">
            <text:p>252,907</text:p>
          </table:table-cell>
          <table:table-cell office:value-type="float" office:value="612.4">
            <text:p>612,4</text:p>
          </table:table-cell>
          <table:table-cell office:value-type="float" office:value="852.995">
            <text:p>852,995</text:p>
          </table:table-cell>
        </table:table-row>
        <table:table-row table:style-name="ro2">
          <table:table-cell office:value-type="float" office:value="253.344">
            <text:p>253,344</text:p>
          </table:table-cell>
          <table:table-cell office:value-type="float" office:value="613.252">
            <text:p>613,252</text:p>
          </table:table-cell>
          <table:table-cell office:value-type="float" office:value="853.5">
            <text:p>853,5</text:p>
          </table:table-cell>
        </table:table-row>
        <table:table-row table:style-name="ro2">
          <table:table-cell office:value-type="float" office:value="253.781">
            <text:p>253,781</text:p>
          </table:table-cell>
          <table:table-cell office:value-type="float" office:value="614.103">
            <text:p>614,103</text:p>
          </table:table-cell>
          <table:table-cell office:value-type="float" office:value="854.004">
            <text:p>854,004</text:p>
          </table:table-cell>
        </table:table-row>
        <table:table-row table:style-name="ro2">
          <table:table-cell office:value-type="float" office:value="254.218">
            <text:p>254,218</text:p>
          </table:table-cell>
          <table:table-cell office:value-type="float" office:value="614.952">
            <text:p>614,952</text:p>
          </table:table-cell>
          <table:table-cell office:value-type="float" office:value="854.507">
            <text:p>854,507</text:p>
          </table:table-cell>
        </table:table-row>
        <table:table-row table:style-name="ro2">
          <table:table-cell office:value-type="float" office:value="254.654">
            <text:p>254,654</text:p>
          </table:table-cell>
          <table:table-cell office:value-type="float" office:value="615.8">
            <text:p>615,8</text:p>
          </table:table-cell>
          <table:table-cell office:value-type="float" office:value="855.009">
            <text:p>855,009</text:p>
          </table:table-cell>
        </table:table-row>
        <table:table-row table:style-name="ro2">
          <table:table-cell office:value-type="float" office:value="255.091">
            <text:p>255,091</text:p>
          </table:table-cell>
          <table:table-cell office:value-type="float" office:value="616.647">
            <text:p>616,647</text:p>
          </table:table-cell>
          <table:table-cell office:value-type="float" office:value="855.511">
            <text:p>855,511</text:p>
          </table:table-cell>
        </table:table-row>
        <table:table-row table:style-name="ro2">
          <table:table-cell office:value-type="float" office:value="255.528">
            <text:p>255,528</text:p>
          </table:table-cell>
          <table:table-cell office:value-type="float" office:value="617.493">
            <text:p>617,493</text:p>
          </table:table-cell>
          <table:table-cell office:value-type="float" office:value="856.012">
            <text:p>856,012</text:p>
          </table:table-cell>
        </table:table-row>
        <table:table-row table:style-name="ro2">
          <table:table-cell office:value-type="float" office:value="255.965">
            <text:p>255,965</text:p>
          </table:table-cell>
          <table:table-cell office:value-type="float" office:value="618.337">
            <text:p>618,337</text:p>
          </table:table-cell>
          <table:table-cell office:value-type="float" office:value="856.513">
            <text:p>856,513</text:p>
          </table:table-cell>
        </table:table-row>
        <table:table-row table:style-name="ro2">
          <table:table-cell office:value-type="float" office:value="256.402">
            <text:p>256,402</text:p>
          </table:table-cell>
          <table:table-cell office:value-type="float" office:value="619.181">
            <text:p>619,181</text:p>
          </table:table-cell>
          <table:table-cell office:value-type="float" office:value="857.012">
            <text:p>857,012</text:p>
          </table:table-cell>
        </table:table-row>
        <table:table-row table:style-name="ro2">
          <table:table-cell office:value-type="float" office:value="256.838">
            <text:p>256,838</text:p>
          </table:table-cell>
          <table:table-cell office:value-type="float" office:value="620.023">
            <text:p>620,023</text:p>
          </table:table-cell>
          <table:table-cell office:value-type="float" office:value="857.511">
            <text:p>857,511</text:p>
          </table:table-cell>
        </table:table-row>
        <table:table-row table:style-name="ro2">
          <table:table-cell office:value-type="float" office:value="257.275">
            <text:p>257,275</text:p>
          </table:table-cell>
          <table:table-cell office:value-type="float" office:value="620.864">
            <text:p>620,864</text:p>
          </table:table-cell>
          <table:table-cell office:value-type="float" office:value="858.009">
            <text:p>858,009</text:p>
          </table:table-cell>
        </table:table-row>
        <table:table-row table:style-name="ro2">
          <table:table-cell office:value-type="float" office:value="257.712">
            <text:p>257,712</text:p>
          </table:table-cell>
          <table:table-cell office:value-type="float" office:value="621.703">
            <text:p>621,703</text:p>
          </table:table-cell>
          <table:table-cell office:value-type="float" office:value="858.506">
            <text:p>858,506</text:p>
          </table:table-cell>
        </table:table-row>
        <table:table-row table:style-name="ro2">
          <table:table-cell office:value-type="float" office:value="258.149">
            <text:p>258,149</text:p>
          </table:table-cell>
          <table:table-cell office:value-type="float" office:value="622.542">
            <text:p>622,542</text:p>
          </table:table-cell>
          <table:table-cell office:value-type="float" office:value="859.003">
            <text:p>859,003</text:p>
          </table:table-cell>
        </table:table-row>
        <table:table-row table:style-name="ro2">
          <table:table-cell office:value-type="float" office:value="258.586">
            <text:p>258,586</text:p>
          </table:table-cell>
          <table:table-cell office:value-type="float" office:value="623.379">
            <text:p>623,379</text:p>
          </table:table-cell>
          <table:table-cell office:value-type="float" office:value="859.499">
            <text:p>859,499</text:p>
          </table:table-cell>
        </table:table-row>
        <table:table-row table:style-name="ro2">
          <table:table-cell office:value-type="float" office:value="259.022">
            <text:p>259,022</text:p>
          </table:table-cell>
          <table:table-cell office:value-type="float" office:value="624.215">
            <text:p>624,215</text:p>
          </table:table-cell>
          <table:table-cell office:value-type="float" office:value="859.994">
            <text:p>859,994</text:p>
          </table:table-cell>
        </table:table-row>
        <table:table-row table:style-name="ro2">
          <table:table-cell office:value-type="float" office:value="259.459">
            <text:p>259,459</text:p>
          </table:table-cell>
          <table:table-cell office:value-type="float" office:value="625.05">
            <text:p>625,05</text:p>
          </table:table-cell>
          <table:table-cell office:value-type="float" office:value="860.489">
            <text:p>860,489</text:p>
          </table:table-cell>
        </table:table-row>
        <table:table-row table:style-name="ro2">
          <table:table-cell office:value-type="float" office:value="259.896">
            <text:p>259,896</text:p>
          </table:table-cell>
          <table:table-cell office:value-type="float" office:value="625.884">
            <text:p>625,884</text:p>
          </table:table-cell>
          <table:table-cell office:value-type="float" office:value="860.982">
            <text:p>860,982</text:p>
          </table:table-cell>
        </table:table-row>
        <table:table-row table:style-name="ro2">
          <table:table-cell office:value-type="float" office:value="260.333">
            <text:p>260,333</text:p>
          </table:table-cell>
          <table:table-cell office:value-type="float" office:value="626.717">
            <text:p>626,717</text:p>
          </table:table-cell>
          <table:table-cell office:value-type="float" office:value="861.475">
            <text:p>861,475</text:p>
          </table:table-cell>
        </table:table-row>
        <table:table-row table:style-name="ro2">
          <table:table-cell office:value-type="float" office:value="260.77">
            <text:p>260,77</text:p>
          </table:table-cell>
          <table:table-cell office:value-type="float" office:value="627.548">
            <text:p>627,548</text:p>
          </table:table-cell>
          <table:table-cell office:value-type="float" office:value="861.968">
            <text:p>861,968</text:p>
          </table:table-cell>
        </table:table-row>
        <table:table-row table:style-name="ro2">
          <table:table-cell office:value-type="float" office:value="261.206">
            <text:p>261,206</text:p>
          </table:table-cell>
          <table:table-cell office:value-type="float" office:value="628.378">
            <text:p>628,378</text:p>
          </table:table-cell>
          <table:table-cell office:value-type="float" office:value="862.459">
            <text:p>862,459</text:p>
          </table:table-cell>
        </table:table-row>
        <table:table-row table:style-name="ro2">
          <table:table-cell office:value-type="float" office:value="261.643">
            <text:p>261,643</text:p>
          </table:table-cell>
          <table:table-cell office:value-type="float" office:value="629.207">
            <text:p>629,207</text:p>
          </table:table-cell>
          <table:table-cell office:value-type="float" office:value="862.95">
            <text:p>862,95</text:p>
          </table:table-cell>
        </table:table-row>
        <table:table-row table:style-name="ro2">
          <table:table-cell office:value-type="float" office:value="262.08">
            <text:p>262,08</text:p>
          </table:table-cell>
          <table:table-cell office:value-type="float" office:value="630.035">
            <text:p>630,035</text:p>
          </table:table-cell>
          <table:table-cell office:value-type="float" office:value="863.44">
            <text:p>863,44</text:p>
          </table:table-cell>
        </table:table-row>
        <table:table-row table:style-name="ro2">
          <table:table-cell office:value-type="float" office:value="262.517">
            <text:p>262,517</text:p>
          </table:table-cell>
          <table:table-cell office:value-type="float" office:value="630.861">
            <text:p>630,861</text:p>
          </table:table-cell>
          <table:table-cell office:value-type="float" office:value="863.929">
            <text:p>863,929</text:p>
          </table:table-cell>
        </table:table-row>
        <table:table-row table:style-name="ro2">
          <table:table-cell office:value-type="float" office:value="262.954">
            <text:p>262,954</text:p>
          </table:table-cell>
          <table:table-cell office:value-type="float" office:value="631.687">
            <text:p>631,687</text:p>
          </table:table-cell>
          <table:table-cell office:value-type="float" office:value="864.418">
            <text:p>864,418</text:p>
          </table:table-cell>
        </table:table-row>
        <table:table-row table:style-name="ro2">
          <table:table-cell office:value-type="float" office:value="263.39">
            <text:p>263,39</text:p>
          </table:table-cell>
          <table:table-cell office:value-type="float" office:value="632.511">
            <text:p>632,511</text:p>
          </table:table-cell>
          <table:table-cell office:value-type="float" office:value="864.906">
            <text:p>864,906</text:p>
          </table:table-cell>
        </table:table-row>
        <table:table-row table:style-name="ro2">
          <table:table-cell office:value-type="float" office:value="263.827">
            <text:p>263,827</text:p>
          </table:table-cell>
          <table:table-cell office:value-type="float" office:value="633.334">
            <text:p>633,334</text:p>
          </table:table-cell>
          <table:table-cell office:value-type="float" office:value="865.393">
            <text:p>865,393</text:p>
          </table:table-cell>
        </table:table-row>
        <table:table-row table:style-name="ro2">
          <table:table-cell office:value-type="float" office:value="264.264">
            <text:p>264,264</text:p>
          </table:table-cell>
          <table:table-cell office:value-type="float" office:value="634.156">
            <text:p>634,156</text:p>
          </table:table-cell>
          <table:table-cell office:value-type="float" office:value="865.88">
            <text:p>865,88</text:p>
          </table:table-cell>
        </table:table-row>
        <table:table-row table:style-name="ro2">
          <table:table-cell office:value-type="float" office:value="264.701">
            <text:p>264,701</text:p>
          </table:table-cell>
          <table:table-cell office:value-type="float" office:value="634.977">
            <text:p>634,977</text:p>
          </table:table-cell>
          <table:table-cell office:value-type="float" office:value="866.366">
            <text:p>866,366</text:p>
          </table:table-cell>
        </table:table-row>
        <table:table-row table:style-name="ro2">
          <table:table-cell office:value-type="float" office:value="265.138">
            <text:p>265,138</text:p>
          </table:table-cell>
          <table:table-cell office:value-type="float" office:value="635.796">
            <text:p>635,796</text:p>
          </table:table-cell>
          <table:table-cell office:value-type="float" office:value="866.851">
            <text:p>866,851</text:p>
          </table:table-cell>
        </table:table-row>
        <table:table-row table:style-name="ro2">
          <table:table-cell office:value-type="float" office:value="265.574">
            <text:p>265,574</text:p>
          </table:table-cell>
          <table:table-cell office:value-type="float" office:value="636.615">
            <text:p>636,615</text:p>
          </table:table-cell>
          <table:table-cell office:value-type="float" office:value="867.335">
            <text:p>867,335</text:p>
          </table:table-cell>
        </table:table-row>
        <table:table-row table:style-name="ro2">
          <table:table-cell office:value-type="float" office:value="266.011">
            <text:p>266,011</text:p>
          </table:table-cell>
          <table:table-cell office:value-type="float" office:value="637.432">
            <text:p>637,432</text:p>
          </table:table-cell>
          <table:table-cell office:value-type="float" office:value="867.819">
            <text:p>867,819</text:p>
          </table:table-cell>
        </table:table-row>
        <table:table-row table:style-name="ro2">
          <table:table-cell office:value-type="float" office:value="266.448">
            <text:p>266,448</text:p>
          </table:table-cell>
          <table:table-cell office:value-type="float" office:value="638.248">
            <text:p>638,248</text:p>
          </table:table-cell>
          <table:table-cell office:value-type="float" office:value="868.302">
            <text:p>868,302</text:p>
          </table:table-cell>
        </table:table-row>
        <table:table-row table:style-name="ro2">
          <table:table-cell office:value-type="float" office:value="266.885">
            <text:p>266,885</text:p>
          </table:table-cell>
          <table:table-cell office:value-type="float" office:value="639.063">
            <text:p>639,063</text:p>
          </table:table-cell>
          <table:table-cell office:value-type="float" office:value="868.784">
            <text:p>868,784</text:p>
          </table:table-cell>
        </table:table-row>
        <table:table-row table:style-name="ro2">
          <table:table-cell office:value-type="float" office:value="267.322">
            <text:p>267,322</text:p>
          </table:table-cell>
          <table:table-cell office:value-type="float" office:value="639.876">
            <text:p>639,876</text:p>
          </table:table-cell>
          <table:table-cell office:value-type="float" office:value="869.266">
            <text:p>869,266</text:p>
          </table:table-cell>
        </table:table-row>
        <table:table-row table:style-name="ro2">
          <table:table-cell office:value-type="float" office:value="267.758">
            <text:p>267,758</text:p>
          </table:table-cell>
          <table:table-cell office:value-type="float" office:value="640.689">
            <text:p>640,689</text:p>
          </table:table-cell>
          <table:table-cell office:value-type="float" office:value="869.747">
            <text:p>869,747</text:p>
          </table:table-cell>
        </table:table-row>
        <table:table-row table:style-name="ro2">
          <table:table-cell office:value-type="float" office:value="268.195">
            <text:p>268,195</text:p>
          </table:table-cell>
          <table:table-cell office:value-type="float" office:value="641.5">
            <text:p>641,5</text:p>
          </table:table-cell>
          <table:table-cell office:value-type="float" office:value="870.227">
            <text:p>870,227</text:p>
          </table:table-cell>
        </table:table-row>
        <table:table-row table:style-name="ro2">
          <table:table-cell office:value-type="float" office:value="268.632">
            <text:p>268,632</text:p>
          </table:table-cell>
          <table:table-cell office:value-type="float" office:value="642.31">
            <text:p>642,31</text:p>
          </table:table-cell>
          <table:table-cell office:value-type="float" office:value="870.706">
            <text:p>870,706</text:p>
          </table:table-cell>
        </table:table-row>
        <table:table-row table:style-name="ro2">
          <table:table-cell office:value-type="float" office:value="269.069">
            <text:p>269,069</text:p>
          </table:table-cell>
          <table:table-cell office:value-type="float" office:value="643.119">
            <text:p>643,119</text:p>
          </table:table-cell>
          <table:table-cell office:value-type="float" office:value="871.185">
            <text:p>871,185</text:p>
          </table:table-cell>
        </table:table-row>
        <table:table-row table:style-name="ro2">
          <table:table-cell office:value-type="float" office:value="269.506">
            <text:p>269,506</text:p>
          </table:table-cell>
          <table:table-cell office:value-type="float" office:value="643.927">
            <text:p>643,927</text:p>
          </table:table-cell>
          <table:table-cell office:value-type="float" office:value="871.663">
            <text:p>871,663</text:p>
          </table:table-cell>
        </table:table-row>
        <table:table-row table:style-name="ro2">
          <table:table-cell office:value-type="float" office:value="269.942">
            <text:p>269,942</text:p>
          </table:table-cell>
          <table:table-cell office:value-type="float" office:value="644.734">
            <text:p>644,734</text:p>
          </table:table-cell>
          <table:table-cell office:value-type="float" office:value="872.14">
            <text:p>872,14</text:p>
          </table:table-cell>
        </table:table-row>
        <table:table-row table:style-name="ro2">
          <table:table-cell office:value-type="float" office:value="270.379">
            <text:p>270,379</text:p>
          </table:table-cell>
          <table:table-cell office:value-type="float" office:value="645.539">
            <text:p>645,539</text:p>
          </table:table-cell>
          <table:table-cell office:value-type="float" office:value="872.617">
            <text:p>872,617</text:p>
          </table:table-cell>
        </table:table-row>
        <table:table-row table:style-name="ro2">
          <table:table-cell office:value-type="float" office:value="270.816">
            <text:p>270,816</text:p>
          </table:table-cell>
          <table:table-cell office:value-type="float" office:value="646.344">
            <text:p>646,344</text:p>
          </table:table-cell>
          <table:table-cell office:value-type="float" office:value="873.093">
            <text:p>873,093</text:p>
          </table:table-cell>
        </table:table-row>
        <table:table-row table:style-name="ro2">
          <table:table-cell office:value-type="float" office:value="271.253">
            <text:p>271,253</text:p>
          </table:table-cell>
          <table:table-cell office:value-type="float" office:value="647.147">
            <text:p>647,147</text:p>
          </table:table-cell>
          <table:table-cell office:value-type="float" office:value="873.568">
            <text:p>873,568</text:p>
          </table:table-cell>
        </table:table-row>
        <table:table-row table:style-name="ro2">
          <table:table-cell office:value-type="float" office:value="271.69">
            <text:p>271,69</text:p>
          </table:table-cell>
          <table:table-cell office:value-type="float" office:value="647.949">
            <text:p>647,949</text:p>
          </table:table-cell>
          <table:table-cell office:value-type="float" office:value="874.043">
            <text:p>874,043</text:p>
          </table:table-cell>
        </table:table-row>
        <table:table-row table:style-name="ro2">
          <table:table-cell office:value-type="float" office:value="272.126">
            <text:p>272,126</text:p>
          </table:table-cell>
          <table:table-cell office:value-type="float" office:value="648.75">
            <text:p>648,75</text:p>
          </table:table-cell>
          <table:table-cell office:value-type="float" office:value="874.517">
            <text:p>874,517</text:p>
          </table:table-cell>
        </table:table-row>
        <table:table-row table:style-name="ro2">
          <table:table-cell office:value-type="float" office:value="272.563">
            <text:p>272,563</text:p>
          </table:table-cell>
          <table:table-cell office:value-type="float" office:value="649.55">
            <text:p>649,55</text:p>
          </table:table-cell>
          <table:table-cell office:value-type="float" office:value="874.99">
            <text:p>874,99</text:p>
          </table:table-cell>
        </table:table-row>
        <table:table-row table:style-name="ro2">
          <table:table-cell office:value-type="string">
            <text:p><text:s text:c="5"/>273</text:p>
          </table:table-cell>
          <table:table-cell office:value-type="float" office:value="650.348">
            <text:p>650,348</text:p>
          </table:table-cell>
          <table:table-cell office:value-type="float" office:value="875.462">
            <text:p>875,462</text:p>
          </table:table-cell>
        </table:table-row>
        <table:table-row table:style-name="ro2">
          <table:table-cell office:value-type="float" office:value="273.437">
            <text:p>273,437</text:p>
          </table:table-cell>
          <table:table-cell office:value-type="float" office:value="651.146">
            <text:p>651,146</text:p>
          </table:table-cell>
          <table:table-cell office:value-type="float" office:value="875.934">
            <text:p>875,934</text:p>
          </table:table-cell>
        </table:table-row>
        <table:table-row table:style-name="ro2">
          <table:table-cell office:value-type="float" office:value="273.874">
            <text:p>273,874</text:p>
          </table:table-cell>
          <table:table-cell office:value-type="float" office:value="651.942">
            <text:p>651,942</text:p>
          </table:table-cell>
          <table:table-cell office:value-type="float" office:value="876.405">
            <text:p>876,405</text:p>
          </table:table-cell>
        </table:table-row>
        <table:table-row table:style-name="ro2">
          <table:table-cell office:value-type="float" office:value="274.31">
            <text:p>274,31</text:p>
          </table:table-cell>
          <table:table-cell office:value-type="float" office:value="652.737">
            <text:p>652,737</text:p>
          </table:table-cell>
          <table:table-cell office:value-type="float" office:value="876.876">
            <text:p>876,876</text:p>
          </table:table-cell>
        </table:table-row>
        <table:table-row table:style-name="ro2">
          <table:table-cell office:value-type="float" office:value="274.747">
            <text:p>274,747</text:p>
          </table:table-cell>
          <table:table-cell office:value-type="float" office:value="653.531">
            <text:p>653,531</text:p>
          </table:table-cell>
          <table:table-cell office:value-type="float" office:value="877.345">
            <text:p>877,345</text:p>
          </table:table-cell>
        </table:table-row>
        <table:table-row table:style-name="ro2">
          <table:table-cell office:value-type="float" office:value="275.184">
            <text:p>275,184</text:p>
          </table:table-cell>
          <table:table-cell office:value-type="float" office:value="654.324">
            <text:p>654,324</text:p>
          </table:table-cell>
          <table:table-cell office:value-type="float" office:value="877.814">
            <text:p>877,814</text:p>
          </table:table-cell>
        </table:table-row>
        <table:table-row table:style-name="ro2">
          <table:table-cell office:value-type="float" office:value="275.621">
            <text:p>275,621</text:p>
          </table:table-cell>
          <table:table-cell office:value-type="float" office:value="655.116">
            <text:p>655,116</text:p>
          </table:table-cell>
          <table:table-cell office:value-type="float" office:value="878.283">
            <text:p>878,283</text:p>
          </table:table-cell>
        </table:table-row>
        <table:table-row table:style-name="ro2">
          <table:table-cell office:value-type="float" office:value="276.058">
            <text:p>276,058</text:p>
          </table:table-cell>
          <table:table-cell office:value-type="float" office:value="655.907">
            <text:p>655,907</text:p>
          </table:table-cell>
          <table:table-cell office:value-type="float" office:value="878.75">
            <text:p>878,75</text:p>
          </table:table-cell>
        </table:table-row>
        <table:table-row table:style-name="ro2">
          <table:table-cell office:value-type="float" office:value="276.494">
            <text:p>276,494</text:p>
          </table:table-cell>
          <table:table-cell office:value-type="float" office:value="656.696">
            <text:p>656,696</text:p>
          </table:table-cell>
          <table:table-cell office:value-type="float" office:value="879.217">
            <text:p>879,217</text:p>
          </table:table-cell>
        </table:table-row>
        <table:table-row table:style-name="ro2">
          <table:table-cell office:value-type="float" office:value="276.931">
            <text:p>276,931</text:p>
          </table:table-cell>
          <table:table-cell office:value-type="float" office:value="657.485">
            <text:p>657,485</text:p>
          </table:table-cell>
          <table:table-cell office:value-type="float" office:value="879.684">
            <text:p>879,684</text:p>
          </table:table-cell>
        </table:table-row>
        <table:table-row table:style-name="ro2">
          <table:table-cell office:value-type="float" office:value="277.368">
            <text:p>277,368</text:p>
          </table:table-cell>
          <table:table-cell office:value-type="float" office:value="658.272">
            <text:p>658,272</text:p>
          </table:table-cell>
          <table:table-cell office:value-type="float" office:value="880.149">
            <text:p>880,149</text:p>
          </table:table-cell>
        </table:table-row>
        <table:table-row table:style-name="ro2">
          <table:table-cell office:value-type="float" office:value="277.805">
            <text:p>277,805</text:p>
          </table:table-cell>
          <table:table-cell office:value-type="float" office:value="659.058">
            <text:p>659,058</text:p>
          </table:table-cell>
          <table:table-cell office:value-type="float" office:value="880.614">
            <text:p>880,614</text:p>
          </table:table-cell>
        </table:table-row>
        <table:table-row table:style-name="ro2">
          <table:table-cell office:value-type="float" office:value="278.242">
            <text:p>278,242</text:p>
          </table:table-cell>
          <table:table-cell office:value-type="float" office:value="659.843">
            <text:p>659,843</text:p>
          </table:table-cell>
          <table:table-cell office:value-type="float" office:value="881.078">
            <text:p>881,078</text:p>
          </table:table-cell>
        </table:table-row>
        <table:table-row table:style-name="ro2">
          <table:table-cell office:value-type="float" office:value="278.678">
            <text:p>278,678</text:p>
          </table:table-cell>
          <table:table-cell office:value-type="float" office:value="660.627">
            <text:p>660,627</text:p>
          </table:table-cell>
          <table:table-cell office:value-type="float" office:value="881.542">
            <text:p>881,542</text:p>
          </table:table-cell>
        </table:table-row>
        <table:table-row table:style-name="ro2">
          <table:table-cell office:value-type="float" office:value="279.115">
            <text:p>279,115</text:p>
          </table:table-cell>
          <table:table-cell office:value-type="float" office:value="661.409">
            <text:p>661,409</text:p>
          </table:table-cell>
          <table:table-cell office:value-type="float" office:value="882.005">
            <text:p>882,005</text:p>
          </table:table-cell>
        </table:table-row>
        <table:table-row table:style-name="ro2">
          <table:table-cell office:value-type="float" office:value="279.552">
            <text:p>279,552</text:p>
          </table:table-cell>
          <table:table-cell office:value-type="float" office:value="662.191">
            <text:p>662,191</text:p>
          </table:table-cell>
          <table:table-cell office:value-type="float" office:value="882.467">
            <text:p>882,467</text:p>
          </table:table-cell>
        </table:table-row>
        <table:table-row table:style-name="ro2">
          <table:table-cell office:value-type="float" office:value="279.989">
            <text:p>279,989</text:p>
          </table:table-cell>
          <table:table-cell office:value-type="float" office:value="662.971">
            <text:p>662,971</text:p>
          </table:table-cell>
          <table:table-cell office:value-type="float" office:value="882.929">
            <text:p>882,929</text:p>
          </table:table-cell>
        </table:table-row>
        <table:table-row table:style-name="ro2">
          <table:table-cell office:value-type="float" office:value="280.426">
            <text:p>280,426</text:p>
          </table:table-cell>
          <table:table-cell office:value-type="float" office:value="663.751">
            <text:p>663,751</text:p>
          </table:table-cell>
          <table:table-cell office:value-type="float" office:value="883.39">
            <text:p>883,39</text:p>
          </table:table-cell>
        </table:table-row>
        <table:table-row table:style-name="ro2">
          <table:table-cell office:value-type="float" office:value="280.862">
            <text:p>280,862</text:p>
          </table:table-cell>
          <table:table-cell office:value-type="float" office:value="664.529">
            <text:p>664,529</text:p>
          </table:table-cell>
          <table:table-cell office:value-type="float" office:value="883.85">
            <text:p>883,85</text:p>
          </table:table-cell>
        </table:table-row>
        <table:table-row table:style-name="ro2">
          <table:table-cell office:value-type="float" office:value="281.299">
            <text:p>281,299</text:p>
          </table:table-cell>
          <table:table-cell office:value-type="float" office:value="665.306">
            <text:p>665,306</text:p>
          </table:table-cell>
          <table:table-cell office:value-type="float" office:value="884.309">
            <text:p>884,309</text:p>
          </table:table-cell>
        </table:table-row>
        <table:table-row table:style-name="ro2">
          <table:table-cell office:value-type="float" office:value="281.736">
            <text:p>281,736</text:p>
          </table:table-cell>
          <table:table-cell office:value-type="float" office:value="666.082">
            <text:p>666,082</text:p>
          </table:table-cell>
          <table:table-cell office:value-type="float" office:value="884.768">
            <text:p>884,768</text:p>
          </table:table-cell>
        </table:table-row>
        <table:table-row table:style-name="ro2">
          <table:table-cell office:value-type="float" office:value="282.173">
            <text:p>282,173</text:p>
          </table:table-cell>
          <table:table-cell office:value-type="float" office:value="666.857">
            <text:p>666,857</text:p>
          </table:table-cell>
          <table:table-cell office:value-type="float" office:value="885.226">
            <text:p>885,226</text:p>
          </table:table-cell>
        </table:table-row>
        <table:table-row table:style-name="ro2">
          <table:table-cell office:value-type="float" office:value="282.61">
            <text:p>282,61</text:p>
          </table:table-cell>
          <table:table-cell office:value-type="float" office:value="667.631">
            <text:p>667,631</text:p>
          </table:table-cell>
          <table:table-cell office:value-type="float" office:value="885.684">
            <text:p>885,684</text:p>
          </table:table-cell>
        </table:table-row>
        <table:table-row table:style-name="ro2">
          <table:table-cell office:value-type="float" office:value="283.046">
            <text:p>283,046</text:p>
          </table:table-cell>
          <table:table-cell office:value-type="float" office:value="668.403">
            <text:p>668,403</text:p>
          </table:table-cell>
          <table:table-cell office:value-type="float" office:value="886.141">
            <text:p>886,141</text:p>
          </table:table-cell>
        </table:table-row>
        <table:table-row table:style-name="ro2">
          <table:table-cell office:value-type="float" office:value="283.483">
            <text:p>283,483</text:p>
          </table:table-cell>
          <table:table-cell office:value-type="float" office:value="669.175">
            <text:p>669,175</text:p>
          </table:table-cell>
          <table:table-cell office:value-type="float" office:value="886.597">
            <text:p>886,597</text:p>
          </table:table-cell>
        </table:table-row>
        <table:table-row table:style-name="ro2">
          <table:table-cell office:value-type="float" office:value="283.92">
            <text:p>283,92</text:p>
          </table:table-cell>
          <table:table-cell office:value-type="float" office:value="669.945">
            <text:p>669,945</text:p>
          </table:table-cell>
          <table:table-cell office:value-type="float" office:value="887.052">
            <text:p>887,052</text:p>
          </table:table-cell>
        </table:table-row>
        <table:table-row table:style-name="ro2">
          <table:table-cell office:value-type="float" office:value="284.357">
            <text:p>284,357</text:p>
          </table:table-cell>
          <table:table-cell office:value-type="float" office:value="670.714">
            <text:p>670,714</text:p>
          </table:table-cell>
          <table:table-cell office:value-type="float" office:value="887.507">
            <text:p>887,507</text:p>
          </table:table-cell>
        </table:table-row>
        <table:table-row table:style-name="ro2">
          <table:table-cell office:value-type="float" office:value="284.794">
            <text:p>284,794</text:p>
          </table:table-cell>
          <table:table-cell office:value-type="float" office:value="671.483">
            <text:p>671,483</text:p>
          </table:table-cell>
          <table:table-cell office:value-type="float" office:value="887.961">
            <text:p>887,961</text:p>
          </table:table-cell>
        </table:table-row>
        <table:table-row table:style-name="ro2">
          <table:table-cell office:value-type="float" office:value="285.23">
            <text:p>285,23</text:p>
          </table:table-cell>
          <table:table-cell office:value-type="float" office:value="672.25">
            <text:p>672,25</text:p>
          </table:table-cell>
          <table:table-cell office:value-type="float" office:value="888.415">
            <text:p>888,415</text:p>
          </table:table-cell>
        </table:table-row>
        <table:table-row table:style-name="ro2">
          <table:table-cell office:value-type="float" office:value="285.667">
            <text:p>285,667</text:p>
          </table:table-cell>
          <table:table-cell office:value-type="float" office:value="673.016">
            <text:p>673,016</text:p>
          </table:table-cell>
          <table:table-cell office:value-type="float" office:value="888.868">
            <text:p>888,868</text:p>
          </table:table-cell>
        </table:table-row>
        <table:table-row table:style-name="ro2">
          <table:table-cell office:value-type="float" office:value="286.104">
            <text:p>286,104</text:p>
          </table:table-cell>
          <table:table-cell office:value-type="float" office:value="673.78">
            <text:p>673,78</text:p>
          </table:table-cell>
          <table:table-cell office:value-type="float" office:value="889.32">
            <text:p>889,32</text:p>
          </table:table-cell>
        </table:table-row>
        <table:table-row table:style-name="ro2">
          <table:table-cell office:value-type="float" office:value="286.541">
            <text:p>286,541</text:p>
          </table:table-cell>
          <table:table-cell office:value-type="float" office:value="674.544">
            <text:p>674,544</text:p>
          </table:table-cell>
          <table:table-cell office:value-type="float" office:value="889.771">
            <text:p>889,771</text:p>
          </table:table-cell>
        </table:table-row>
        <table:table-row table:style-name="ro2">
          <table:table-cell office:value-type="float" office:value="286.978">
            <text:p>286,978</text:p>
          </table:table-cell>
          <table:table-cell office:value-type="float" office:value="675.307">
            <text:p>675,307</text:p>
          </table:table-cell>
          <table:table-cell office:value-type="float" office:value="890.222">
            <text:p>890,222</text:p>
          </table:table-cell>
        </table:table-row>
        <table:table-row table:style-name="ro2">
          <table:table-cell office:value-type="float" office:value="287.414">
            <text:p>287,414</text:p>
          </table:table-cell>
          <table:table-cell office:value-type="float" office:value="676.068">
            <text:p>676,068</text:p>
          </table:table-cell>
          <table:table-cell office:value-type="float" office:value="890.673">
            <text:p>890,673</text:p>
          </table:table-cell>
        </table:table-row>
        <table:table-row table:style-name="ro2">
          <table:table-cell office:value-type="float" office:value="287.851">
            <text:p>287,851</text:p>
          </table:table-cell>
          <table:table-cell office:value-type="float" office:value="676.829">
            <text:p>676,829</text:p>
          </table:table-cell>
          <table:table-cell office:value-type="float" office:value="891.122">
            <text:p>891,122</text:p>
          </table:table-cell>
        </table:table-row>
        <table:table-row table:style-name="ro2">
          <table:table-cell office:value-type="float" office:value="288.288">
            <text:p>288,288</text:p>
          </table:table-cell>
          <table:table-cell office:value-type="float" office:value="677.588">
            <text:p>677,588</text:p>
          </table:table-cell>
          <table:table-cell office:value-type="float" office:value="891.571">
            <text:p>891,571</text:p>
          </table:table-cell>
        </table:table-row>
        <table:table-row table:style-name="ro2">
          <table:table-cell office:value-type="float" office:value="288.725">
            <text:p>288,725</text:p>
          </table:table-cell>
          <table:table-cell office:value-type="float" office:value="678.346">
            <text:p>678,346</text:p>
          </table:table-cell>
          <table:table-cell office:value-type="float" office:value="892.019">
            <text:p>892,019</text:p>
          </table:table-cell>
        </table:table-row>
        <table:table-row table:style-name="ro2">
          <table:table-cell office:value-type="float" office:value="289.162">
            <text:p>289,162</text:p>
          </table:table-cell>
          <table:table-cell office:value-type="float" office:value="679.104">
            <text:p>679,104</text:p>
          </table:table-cell>
          <table:table-cell office:value-type="float" office:value="892.467">
            <text:p>892,467</text:p>
          </table:table-cell>
        </table:table-row>
        <table:table-row table:style-name="ro2">
          <table:table-cell office:value-type="float" office:value="289.598">
            <text:p>289,598</text:p>
          </table:table-cell>
          <table:table-cell office:value-type="float" office:value="679.86">
            <text:p>679,86</text:p>
          </table:table-cell>
          <table:table-cell office:value-type="float" office:value="892.914">
            <text:p>892,914</text:p>
          </table:table-cell>
        </table:table-row>
        <table:table-row table:style-name="ro2">
          <table:table-cell office:value-type="float" office:value="290.035">
            <text:p>290,035</text:p>
          </table:table-cell>
          <table:table-cell office:value-type="float" office:value="680.615">
            <text:p>680,615</text:p>
          </table:table-cell>
          <table:table-cell office:value-type="float" office:value="893.36">
            <text:p>893,36</text:p>
          </table:table-cell>
        </table:table-row>
        <table:table-row table:style-name="ro2">
          <table:table-cell office:value-type="float" office:value="290.472">
            <text:p>290,472</text:p>
          </table:table-cell>
          <table:table-cell office:value-type="float" office:value="681.369">
            <text:p>681,369</text:p>
          </table:table-cell>
          <table:table-cell office:value-type="float" office:value="893.806">
            <text:p>893,806</text:p>
          </table:table-cell>
        </table:table-row>
        <table:table-row table:style-name="ro2">
          <table:table-cell office:value-type="float" office:value="290.909">
            <text:p>290,909</text:p>
          </table:table-cell>
          <table:table-cell office:value-type="float" office:value="682.121">
            <text:p>682,121</text:p>
          </table:table-cell>
          <table:table-cell office:value-type="float" office:value="894.251">
            <text:p>894,251</text:p>
          </table:table-cell>
        </table:table-row>
        <table:table-row table:style-name="ro2">
          <table:table-cell office:value-type="float" office:value="291.346">
            <text:p>291,346</text:p>
          </table:table-cell>
          <table:table-cell office:value-type="float" office:value="682.873">
            <text:p>682,873</text:p>
          </table:table-cell>
          <table:table-cell office:value-type="float" office:value="894.695">
            <text:p>894,695</text:p>
          </table:table-cell>
        </table:table-row>
        <table:table-row table:style-name="ro2">
          <table:table-cell office:value-type="float" office:value="291.782">
            <text:p>291,782</text:p>
          </table:table-cell>
          <table:table-cell office:value-type="float" office:value="683.624">
            <text:p>683,624</text:p>
          </table:table-cell>
          <table:table-cell office:value-type="float" office:value="895.139">
            <text:p>895,139</text:p>
          </table:table-cell>
        </table:table-row>
        <table:table-row table:style-name="ro2">
          <table:table-cell office:value-type="float" office:value="292.219">
            <text:p>292,219</text:p>
          </table:table-cell>
          <table:table-cell office:value-type="float" office:value="684.373">
            <text:p>684,373</text:p>
          </table:table-cell>
          <table:table-cell office:value-type="float" office:value="895.582">
            <text:p>895,582</text:p>
          </table:table-cell>
        </table:table-row>
        <table:table-row table:style-name="ro2">
          <table:table-cell office:value-type="float" office:value="292.656">
            <text:p>292,656</text:p>
          </table:table-cell>
          <table:table-cell office:value-type="float" office:value="685.122">
            <text:p>685,122</text:p>
          </table:table-cell>
          <table:table-cell office:value-type="float" office:value="896.024">
            <text:p>896,024</text:p>
          </table:table-cell>
        </table:table-row>
        <table:table-row table:style-name="ro2">
          <table:table-cell office:value-type="float" office:value="293.093">
            <text:p>293,093</text:p>
          </table:table-cell>
          <table:table-cell office:value-type="float" office:value="685.869">
            <text:p>685,869</text:p>
          </table:table-cell>
          <table:table-cell office:value-type="float" office:value="896.466">
            <text:p>896,466</text:p>
          </table:table-cell>
        </table:table-row>
        <table:table-row table:style-name="ro2">
          <table:table-cell office:value-type="float" office:value="293.53">
            <text:p>293,53</text:p>
          </table:table-cell>
          <table:table-cell office:value-type="float" office:value="686.616">
            <text:p>686,616</text:p>
          </table:table-cell>
          <table:table-cell office:value-type="float" office:value="896.907">
            <text:p>896,907</text:p>
          </table:table-cell>
        </table:table-row>
        <table:table-row table:style-name="ro2">
          <table:table-cell office:value-type="float" office:value="293.966">
            <text:p>293,966</text:p>
          </table:table-cell>
          <table:table-cell office:value-type="float" office:value="687.361">
            <text:p>687,361</text:p>
          </table:table-cell>
          <table:table-cell office:value-type="float" office:value="897.348">
            <text:p>897,348</text:p>
          </table:table-cell>
        </table:table-row>
        <table:table-row table:style-name="ro2">
          <table:table-cell office:value-type="float" office:value="294.403">
            <text:p>294,403</text:p>
          </table:table-cell>
          <table:table-cell office:value-type="float" office:value="688.105">
            <text:p>688,105</text:p>
          </table:table-cell>
          <table:table-cell office:value-type="float" office:value="897.787">
            <text:p>897,787</text:p>
          </table:table-cell>
        </table:table-row>
        <table:table-row table:style-name="ro2">
          <table:table-cell office:value-type="float" office:value="294.84">
            <text:p>294,84</text:p>
          </table:table-cell>
          <table:table-cell office:value-type="float" office:value="688.848">
            <text:p>688,848</text:p>
          </table:table-cell>
          <table:table-cell office:value-type="float" office:value="898.227">
            <text:p>898,227</text:p>
          </table:table-cell>
        </table:table-row>
        <table:table-row table:style-name="ro2">
          <table:table-cell office:value-type="float" office:value="295.277">
            <text:p>295,277</text:p>
          </table:table-cell>
          <table:table-cell office:value-type="float" office:value="689.59">
            <text:p>689,59</text:p>
          </table:table-cell>
          <table:table-cell office:value-type="float" office:value="898.665">
            <text:p>898,665</text:p>
          </table:table-cell>
        </table:table-row>
        <table:table-row table:style-name="ro2">
          <table:table-cell office:value-type="float" office:value="295.714">
            <text:p>295,714</text:p>
          </table:table-cell>
          <table:table-cell office:value-type="float" office:value="690.331">
            <text:p>690,331</text:p>
          </table:table-cell>
          <table:table-cell office:value-type="float" office:value="899.103">
            <text:p>899,103</text:p>
          </table:table-cell>
        </table:table-row>
        <table:table-row table:style-name="ro2">
          <table:table-cell office:value-type="float" office:value="296.15">
            <text:p>296,15</text:p>
          </table:table-cell>
          <table:table-cell office:value-type="float" office:value="691.071">
            <text:p>691,071</text:p>
          </table:table-cell>
          <table:table-cell office:value-type="float" office:value="899.54">
            <text:p>899,54</text:p>
          </table:table-cell>
        </table:table-row>
        <table:table-row table:style-name="ro2">
          <table:table-cell office:value-type="float" office:value="296.587">
            <text:p>296,587</text:p>
          </table:table-cell>
          <table:table-cell office:value-type="float" office:value="691.81">
            <text:p>691,81</text:p>
          </table:table-cell>
          <table:table-cell office:value-type="float" office:value="899.977">
            <text:p>899,977</text:p>
          </table:table-cell>
        </table:table-row>
        <table:table-row table:style-name="ro2">
          <table:table-cell office:value-type="float" office:value="297.024">
            <text:p>297,024</text:p>
          </table:table-cell>
          <table:table-cell office:value-type="float" office:value="692.548">
            <text:p>692,548</text:p>
          </table:table-cell>
          <table:table-cell office:value-type="float" office:value="900.413">
            <text:p>900,413</text:p>
          </table:table-cell>
        </table:table-row>
        <table:table-row table:style-name="ro2">
          <table:table-cell office:value-type="float" office:value="297.461">
            <text:p>297,461</text:p>
          </table:table-cell>
          <table:table-cell office:value-type="float" office:value="693.284">
            <text:p>693,284</text:p>
          </table:table-cell>
          <table:table-cell office:value-type="float" office:value="900.848">
            <text:p>900,848</text:p>
          </table:table-cell>
        </table:table-row>
        <table:table-row table:style-name="ro2">
          <table:table-cell office:value-type="float" office:value="297.898">
            <text:p>297,898</text:p>
          </table:table-cell>
          <table:table-cell office:value-type="float" office:value="694.02">
            <text:p>694,02</text:p>
          </table:table-cell>
          <table:table-cell office:value-type="float" office:value="901.283">
            <text:p>901,283</text:p>
          </table:table-cell>
        </table:table-row>
        <table:table-row table:style-name="ro2">
          <table:table-cell office:value-type="float" office:value="298.334">
            <text:p>298,334</text:p>
          </table:table-cell>
          <table:table-cell office:value-type="float" office:value="694.754">
            <text:p>694,754</text:p>
          </table:table-cell>
          <table:table-cell office:value-type="float" office:value="901.717">
            <text:p>901,717</text:p>
          </table:table-cell>
        </table:table-row>
        <table:table-row table:style-name="ro2">
          <table:table-cell office:value-type="float" office:value="298.771">
            <text:p>298,771</text:p>
          </table:table-cell>
          <table:table-cell office:value-type="float" office:value="695.488">
            <text:p>695,488</text:p>
          </table:table-cell>
          <table:table-cell office:value-type="float" office:value="902.151">
            <text:p>902,151</text:p>
          </table:table-cell>
        </table:table-row>
        <table:table-row table:style-name="ro2">
          <table:table-cell office:value-type="float" office:value="299.208">
            <text:p>299,208</text:p>
          </table:table-cell>
          <table:table-cell office:value-type="float" office:value="696.22">
            <text:p>696,22</text:p>
          </table:table-cell>
          <table:table-cell office:value-type="float" office:value="902.583">
            <text:p>902,583</text:p>
          </table:table-cell>
        </table:table-row>
        <table:table-row table:style-name="ro2">
          <table:table-cell office:value-type="float" office:value="299.645">
            <text:p>299,645</text:p>
          </table:table-cell>
          <table:table-cell office:value-type="float" office:value="696.952">
            <text:p>696,952</text:p>
          </table:table-cell>
          <table:table-cell office:value-type="float" office:value="903.016">
            <text:p>903,016</text:p>
          </table:table-cell>
        </table:table-row>
        <table:table-row table:style-name="ro2">
          <table:table-cell office:value-type="float" office:value="300.082">
            <text:p>300,082</text:p>
          </table:table-cell>
          <table:table-cell office:value-type="float" office:value="697.682">
            <text:p>697,682</text:p>
          </table:table-cell>
          <table:table-cell office:value-type="float" office:value="903.447">
            <text:p>903,447</text:p>
          </table:table-cell>
        </table:table-row>
        <table:table-row table:style-name="ro2">
          <table:table-cell office:value-type="float" office:value="300.518">
            <text:p>300,518</text:p>
          </table:table-cell>
          <table:table-cell office:value-type="float" office:value="698.411">
            <text:p>698,411</text:p>
          </table:table-cell>
          <table:table-cell office:value-type="float" office:value="903.878">
            <text:p>903,878</text:p>
          </table:table-cell>
        </table:table-row>
        <table:table-row table:style-name="ro2">
          <table:table-cell office:value-type="float" office:value="300.955">
            <text:p>300,955</text:p>
          </table:table-cell>
          <table:table-cell office:value-type="float" office:value="699.139">
            <text:p>699,139</text:p>
          </table:table-cell>
          <table:table-cell office:value-type="float" office:value="904.308">
            <text:p>904,308</text:p>
          </table:table-cell>
        </table:table-row>
        <table:table-row table:style-name="ro2">
          <table:table-cell office:value-type="float" office:value="301.392">
            <text:p>301,392</text:p>
          </table:table-cell>
          <table:table-cell office:value-type="float" office:value="699.867">
            <text:p>699,867</text:p>
          </table:table-cell>
          <table:table-cell office:value-type="float" office:value="904.738">
            <text:p>904,738</text:p>
          </table:table-cell>
        </table:table-row>
        <table:table-row table:style-name="ro2">
          <table:table-cell office:value-type="float" office:value="301.829">
            <text:p>301,829</text:p>
          </table:table-cell>
          <table:table-cell office:value-type="float" office:value="700.593">
            <text:p>700,593</text:p>
          </table:table-cell>
          <table:table-cell office:value-type="float" office:value="905.167">
            <text:p>905,167</text:p>
          </table:table-cell>
        </table:table-row>
        <table:table-row table:style-name="ro2">
          <table:table-cell office:value-type="float" office:value="302.266">
            <text:p>302,266</text:p>
          </table:table-cell>
          <table:table-cell office:value-type="float" office:value="701.318">
            <text:p>701,318</text:p>
          </table:table-cell>
          <table:table-cell office:value-type="float" office:value="905.596">
            <text:p>905,596</text:p>
          </table:table-cell>
        </table:table-row>
        <table:table-row table:style-name="ro2">
          <table:table-cell office:value-type="float" office:value="302.702">
            <text:p>302,702</text:p>
          </table:table-cell>
          <table:table-cell office:value-type="float" office:value="702.042">
            <text:p>702,042</text:p>
          </table:table-cell>
          <table:table-cell office:value-type="float" office:value="906.023">
            <text:p>906,023</text:p>
          </table:table-cell>
        </table:table-row>
        <table:table-row table:style-name="ro2">
          <table:table-cell office:value-type="float" office:value="303.139">
            <text:p>303,139</text:p>
          </table:table-cell>
          <table:table-cell office:value-type="float" office:value="702.765">
            <text:p>702,765</text:p>
          </table:table-cell>
          <table:table-cell office:value-type="float" office:value="906.451">
            <text:p>906,451</text:p>
          </table:table-cell>
        </table:table-row>
        <table:table-row table:style-name="ro2">
          <table:table-cell office:value-type="float" office:value="303.576">
            <text:p>303,576</text:p>
          </table:table-cell>
          <table:table-cell office:value-type="float" office:value="703.487">
            <text:p>703,487</text:p>
          </table:table-cell>
          <table:table-cell office:value-type="float" office:value="906.877">
            <text:p>906,877</text:p>
          </table:table-cell>
        </table:table-row>
        <table:table-row table:style-name="ro2">
          <table:table-cell office:value-type="float" office:value="304.013">
            <text:p>304,013</text:p>
          </table:table-cell>
          <table:table-cell office:value-type="float" office:value="704.208">
            <text:p>704,208</text:p>
          </table:table-cell>
          <table:table-cell office:value-type="float" office:value="907.303">
            <text:p>907,303</text:p>
          </table:table-cell>
        </table:table-row>
        <table:table-row table:style-name="ro2">
          <table:table-cell office:value-type="float" office:value="304.45">
            <text:p>304,45</text:p>
          </table:table-cell>
          <table:table-cell office:value-type="float" office:value="704.927">
            <text:p>704,927</text:p>
          </table:table-cell>
          <table:table-cell office:value-type="float" office:value="907.728">
            <text:p>907,728</text:p>
          </table:table-cell>
        </table:table-row>
        <table:table-row table:style-name="ro2">
          <table:table-cell office:value-type="float" office:value="304.886">
            <text:p>304,886</text:p>
          </table:table-cell>
          <table:table-cell office:value-type="float" office:value="705.646">
            <text:p>705,646</text:p>
          </table:table-cell>
          <table:table-cell office:value-type="float" office:value="908.153">
            <text:p>908,153</text:p>
          </table:table-cell>
        </table:table-row>
        <table:table-row table:style-name="ro2">
          <table:table-cell office:value-type="float" office:value="305.323">
            <text:p>305,323</text:p>
          </table:table-cell>
          <table:table-cell office:value-type="float" office:value="706.364">
            <text:p>706,364</text:p>
          </table:table-cell>
          <table:table-cell office:value-type="float" office:value="908.577">
            <text:p>908,577</text:p>
          </table:table-cell>
        </table:table-row>
        <table:table-row table:style-name="ro2">
          <table:table-cell office:value-type="float" office:value="305.76">
            <text:p>305,76</text:p>
          </table:table-cell>
          <table:table-cell office:value-type="float" office:value="707.081">
            <text:p>707,081</text:p>
          </table:table-cell>
          <table:table-cell office:value-type="float" office:value="909.001">
            <text:p>909,001</text:p>
          </table:table-cell>
        </table:table-row>
        <table:table-row table:style-name="ro2">
          <table:table-cell office:value-type="float" office:value="306.197">
            <text:p>306,197</text:p>
          </table:table-cell>
          <table:table-cell office:value-type="float" office:value="707.796">
            <text:p>707,796</text:p>
          </table:table-cell>
          <table:table-cell office:value-type="float" office:value="909.423">
            <text:p>909,423</text:p>
          </table:table-cell>
        </table:table-row>
        <table:table-row table:style-name="ro2">
          <table:table-cell office:value-type="float" office:value="306.634">
            <text:p>306,634</text:p>
          </table:table-cell>
          <table:table-cell office:value-type="float" office:value="708.511">
            <text:p>708,511</text:p>
          </table:table-cell>
          <table:table-cell office:value-type="float" office:value="909.846">
            <text:p>909,846</text:p>
          </table:table-cell>
        </table:table-row>
        <table:table-row table:style-name="ro2">
          <table:table-cell office:value-type="float" office:value="307.07">
            <text:p>307,07</text:p>
          </table:table-cell>
          <table:table-cell office:value-type="float" office:value="709.225">
            <text:p>709,225</text:p>
          </table:table-cell>
          <table:table-cell office:value-type="float" office:value="910.267">
            <text:p>910,267</text:p>
          </table:table-cell>
        </table:table-row>
        <table:table-row table:style-name="ro2">
          <table:table-cell office:value-type="float" office:value="307.507">
            <text:p>307,507</text:p>
          </table:table-cell>
          <table:table-cell office:value-type="float" office:value="709.937">
            <text:p>709,937</text:p>
          </table:table-cell>
          <table:table-cell office:value-type="float" office:value="910.688">
            <text:p>910,688</text:p>
          </table:table-cell>
        </table:table-row>
        <table:table-row table:style-name="ro2">
          <table:table-cell office:value-type="float" office:value="307.944">
            <text:p>307,944</text:p>
          </table:table-cell>
          <table:table-cell office:value-type="float" office:value="710.649">
            <text:p>710,649</text:p>
          </table:table-cell>
          <table:table-cell office:value-type="float" office:value="911.109">
            <text:p>911,109</text:p>
          </table:table-cell>
        </table:table-row>
        <table:table-row table:style-name="ro2">
          <table:table-cell office:value-type="float" office:value="308.381">
            <text:p>308,381</text:p>
          </table:table-cell>
          <table:table-cell office:value-type="float" office:value="711.359">
            <text:p>711,359</text:p>
          </table:table-cell>
          <table:table-cell office:value-type="float" office:value="911.528">
            <text:p>911,528</text:p>
          </table:table-cell>
        </table:table-row>
        <table:table-row table:style-name="ro2">
          <table:table-cell office:value-type="float" office:value="308.818">
            <text:p>308,818</text:p>
          </table:table-cell>
          <table:table-cell office:value-type="float" office:value="712.069">
            <text:p>712,069</text:p>
          </table:table-cell>
          <table:table-cell office:value-type="float" office:value="911.948">
            <text:p>911,948</text:p>
          </table:table-cell>
        </table:table-row>
        <table:table-row table:style-name="ro2">
          <table:table-cell office:value-type="float" office:value="309.254">
            <text:p>309,254</text:p>
          </table:table-cell>
          <table:table-cell office:value-type="float" office:value="712.777">
            <text:p>712,777</text:p>
          </table:table-cell>
          <table:table-cell office:value-type="float" office:value="912.366">
            <text:p>912,366</text:p>
          </table:table-cell>
        </table:table-row>
        <table:table-row table:style-name="ro2">
          <table:table-cell office:value-type="float" office:value="309.691">
            <text:p>309,691</text:p>
          </table:table-cell>
          <table:table-cell office:value-type="float" office:value="713.485">
            <text:p>713,485</text:p>
          </table:table-cell>
          <table:table-cell office:value-type="float" office:value="912.784">
            <text:p>912,784</text:p>
          </table:table-cell>
        </table:table-row>
        <table:table-row table:style-name="ro2">
          <table:table-cell office:value-type="float" office:value="310.128">
            <text:p>310,128</text:p>
          </table:table-cell>
          <table:table-cell office:value-type="float" office:value="714.191">
            <text:p>714,191</text:p>
          </table:table-cell>
          <table:table-cell office:value-type="float" office:value="913.201">
            <text:p>913,201</text:p>
          </table:table-cell>
        </table:table-row>
        <table:table-row table:style-name="ro2">
          <table:table-cell office:value-type="float" office:value="310.565">
            <text:p>310,565</text:p>
          </table:table-cell>
          <table:table-cell office:value-type="float" office:value="714.896">
            <text:p>714,896</text:p>
          </table:table-cell>
          <table:table-cell office:value-type="float" office:value="913.618">
            <text:p>913,618</text:p>
          </table:table-cell>
        </table:table-row>
        <table:table-row table:style-name="ro2">
          <table:table-cell office:value-type="float" office:value="311.002">
            <text:p>311,002</text:p>
          </table:table-cell>
          <table:table-cell office:value-type="float" office:value="715.601">
            <text:p>715,601</text:p>
          </table:table-cell>
          <table:table-cell office:value-type="float" office:value="914.034">
            <text:p>914,034</text:p>
          </table:table-cell>
        </table:table-row>
        <table:table-row table:style-name="ro2">
          <table:table-cell office:value-type="float" office:value="311.438">
            <text:p>311,438</text:p>
          </table:table-cell>
          <table:table-cell office:value-type="float" office:value="716.304">
            <text:p>716,304</text:p>
          </table:table-cell>
          <table:table-cell office:value-type="float" office:value="914.45">
            <text:p>914,45</text:p>
          </table:table-cell>
        </table:table-row>
        <table:table-row table:style-name="ro2">
          <table:table-cell office:value-type="float" office:value="311.875">
            <text:p>311,875</text:p>
          </table:table-cell>
          <table:table-cell office:value-type="float" office:value="717.006">
            <text:p>717,006</text:p>
          </table:table-cell>
          <table:table-cell office:value-type="float" office:value="914.865">
            <text:p>914,865</text:p>
          </table:table-cell>
        </table:table-row>
        <table:table-row table:style-name="ro2">
          <table:table-cell office:value-type="float" office:value="312.312">
            <text:p>312,312</text:p>
          </table:table-cell>
          <table:table-cell office:value-type="float" office:value="717.708">
            <text:p>717,708</text:p>
          </table:table-cell>
          <table:table-cell office:value-type="float" office:value="915.279">
            <text:p>915,279</text:p>
          </table:table-cell>
        </table:table-row>
        <table:table-row table:style-name="ro2">
          <table:table-cell office:value-type="float" office:value="312.749">
            <text:p>312,749</text:p>
          </table:table-cell>
          <table:table-cell office:value-type="float" office:value="718.408">
            <text:p>718,408</text:p>
          </table:table-cell>
          <table:table-cell office:value-type="float" office:value="915.693">
            <text:p>915,693</text:p>
          </table:table-cell>
        </table:table-row>
        <table:table-row table:style-name="ro2">
          <table:table-cell office:value-type="float" office:value="313.186">
            <text:p>313,186</text:p>
          </table:table-cell>
          <table:table-cell office:value-type="float" office:value="719.107">
            <text:p>719,107</text:p>
          </table:table-cell>
          <table:table-cell office:value-type="float" office:value="916.106">
            <text:p>916,106</text:p>
          </table:table-cell>
        </table:table-row>
        <table:table-row table:style-name="ro2">
          <table:table-cell office:value-type="float" office:value="313.622">
            <text:p>313,622</text:p>
          </table:table-cell>
          <table:table-cell office:value-type="float" office:value="719.806">
            <text:p>719,806</text:p>
          </table:table-cell>
          <table:table-cell office:value-type="float" office:value="916.518">
            <text:p>916,518</text:p>
          </table:table-cell>
        </table:table-row>
        <table:table-row table:style-name="ro2">
          <table:table-cell office:value-type="float" office:value="314.059">
            <text:p>314,059</text:p>
          </table:table-cell>
          <table:table-cell office:value-type="float" office:value="720.503">
            <text:p>720,503</text:p>
          </table:table-cell>
          <table:table-cell office:value-type="float" office:value="916.93">
            <text:p>916,93</text:p>
          </table:table-cell>
        </table:table-row>
        <table:table-row table:style-name="ro2">
          <table:table-cell office:value-type="float" office:value="314.496">
            <text:p>314,496</text:p>
          </table:table-cell>
          <table:table-cell office:value-type="float" office:value="721.199">
            <text:p>721,199</text:p>
          </table:table-cell>
          <table:table-cell office:value-type="float" office:value="917.341">
            <text:p>917,341</text:p>
          </table:table-cell>
        </table:table-row>
        <table:table-row table:style-name="ro2">
          <table:table-cell office:value-type="float" office:value="314.933">
            <text:p>314,933</text:p>
          </table:table-cell>
          <table:table-cell office:value-type="float" office:value="721.894">
            <text:p>721,894</text:p>
          </table:table-cell>
          <table:table-cell office:value-type="float" office:value="917.752">
            <text:p>917,752</text:p>
          </table:table-cell>
        </table:table-row>
        <table:table-row table:style-name="ro2">
          <table:table-cell office:value-type="float" office:value="315.37">
            <text:p>315,37</text:p>
          </table:table-cell>
          <table:table-cell office:value-type="float" office:value="722.589">
            <text:p>722,589</text:p>
          </table:table-cell>
          <table:table-cell office:value-type="float" office:value="918.162">
            <text:p>918,162</text:p>
          </table:table-cell>
        </table:table-row>
        <table:table-row table:style-name="ro2">
          <table:table-cell office:value-type="float" office:value="315.806">
            <text:p>315,806</text:p>
          </table:table-cell>
          <table:table-cell office:value-type="float" office:value="723.282">
            <text:p>723,282</text:p>
          </table:table-cell>
          <table:table-cell office:value-type="float" office:value="918.572">
            <text:p>918,572</text:p>
          </table:table-cell>
        </table:table-row>
        <table:table-row table:style-name="ro2">
          <table:table-cell office:value-type="float" office:value="316.243">
            <text:p>316,243</text:p>
          </table:table-cell>
          <table:table-cell office:value-type="float" office:value="723.974">
            <text:p>723,974</text:p>
          </table:table-cell>
          <table:table-cell office:value-type="float" office:value="918.981">
            <text:p>918,981</text:p>
          </table:table-cell>
        </table:table-row>
        <table:table-row table:style-name="ro2">
          <table:table-cell office:value-type="float" office:value="316.68">
            <text:p>316,68</text:p>
          </table:table-cell>
          <table:table-cell office:value-type="float" office:value="724.665">
            <text:p>724,665</text:p>
          </table:table-cell>
          <table:table-cell office:value-type="float" office:value="919.389">
            <text:p>919,389</text:p>
          </table:table-cell>
        </table:table-row>
        <table:table-row table:style-name="ro2">
          <table:table-cell office:value-type="float" office:value="317.117">
            <text:p>317,117</text:p>
          </table:table-cell>
          <table:table-cell office:value-type="float" office:value="725.356">
            <text:p>725,356</text:p>
          </table:table-cell>
          <table:table-cell office:value-type="float" office:value="919.797">
            <text:p>919,797</text:p>
          </table:table-cell>
        </table:table-row>
        <table:table-row table:style-name="ro2">
          <table:table-cell office:value-type="float" office:value="317.554">
            <text:p>317,554</text:p>
          </table:table-cell>
          <table:table-cell office:value-type="float" office:value="726.045">
            <text:p>726,045</text:p>
          </table:table-cell>
          <table:table-cell office:value-type="float" office:value="920.204">
            <text:p>920,204</text:p>
          </table:table-cell>
        </table:table-row>
        <table:table-row table:style-name="ro2">
          <table:table-cell office:value-type="float" office:value="317.99">
            <text:p>317,99</text:p>
          </table:table-cell>
          <table:table-cell office:value-type="float" office:value="726.733">
            <text:p>726,733</text:p>
          </table:table-cell>
          <table:table-cell office:value-type="float" office:value="920.61">
            <text:p>920,61</text:p>
          </table:table-cell>
        </table:table-row>
        <table:table-row table:style-name="ro2">
          <table:table-cell office:value-type="float" office:value="318.427">
            <text:p>318,427</text:p>
          </table:table-cell>
          <table:table-cell office:value-type="float" office:value="727.42">
            <text:p>727,42</text:p>
          </table:table-cell>
          <table:table-cell office:value-type="float" office:value="921.016">
            <text:p>921,016</text:p>
          </table:table-cell>
        </table:table-row>
        <table:table-row table:style-name="ro2">
          <table:table-cell office:value-type="float" office:value="318.864">
            <text:p>318,864</text:p>
          </table:table-cell>
          <table:table-cell office:value-type="float" office:value="728.106">
            <text:p>728,106</text:p>
          </table:table-cell>
          <table:table-cell office:value-type="float" office:value="921.422">
            <text:p>921,422</text:p>
          </table:table-cell>
        </table:table-row>
        <table:table-row table:style-name="ro2">
          <table:table-cell office:value-type="float" office:value="319.301">
            <text:p>319,301</text:p>
          </table:table-cell>
          <table:table-cell office:value-type="float" office:value="728.792">
            <text:p>728,792</text:p>
          </table:table-cell>
          <table:table-cell office:value-type="float" office:value="921.826">
            <text:p>921,826</text:p>
          </table:table-cell>
        </table:table-row>
        <table:table-row table:style-name="ro2">
          <table:table-cell office:value-type="float" office:value="319.738">
            <text:p>319,738</text:p>
          </table:table-cell>
          <table:table-cell office:value-type="float" office:value="729.476">
            <text:p>729,476</text:p>
          </table:table-cell>
          <table:table-cell office:value-type="float" office:value="922.23">
            <text:p>922,23</text:p>
          </table:table-cell>
        </table:table-row>
        <table:table-row table:style-name="ro2">
          <table:table-cell office:value-type="float" office:value="320.174">
            <text:p>320,174</text:p>
          </table:table-cell>
          <table:table-cell office:value-type="float" office:value="730.159">
            <text:p>730,159</text:p>
          </table:table-cell>
          <table:table-cell office:value-type="float" office:value="922.634">
            <text:p>922,634</text:p>
          </table:table-cell>
        </table:table-row>
        <table:table-row table:style-name="ro2">
          <table:table-cell office:value-type="float" office:value="320.611">
            <text:p>320,611</text:p>
          </table:table-cell>
          <table:table-cell office:value-type="float" office:value="730.842">
            <text:p>730,842</text:p>
          </table:table-cell>
          <table:table-cell office:value-type="float" office:value="923.037">
            <text:p>923,037</text:p>
          </table:table-cell>
        </table:table-row>
        <table:table-row table:style-name="ro2">
          <table:table-cell office:value-type="float" office:value="321.048">
            <text:p>321,048</text:p>
          </table:table-cell>
          <table:table-cell office:value-type="float" office:value="731.523">
            <text:p>731,523</text:p>
          </table:table-cell>
          <table:table-cell office:value-type="float" office:value="923.439">
            <text:p>923,439</text:p>
          </table:table-cell>
        </table:table-row>
        <table:table-row table:style-name="ro2">
          <table:table-cell office:value-type="float" office:value="321.485">
            <text:p>321,485</text:p>
          </table:table-cell>
          <table:table-cell office:value-type="float" office:value="732.203">
            <text:p>732,203</text:p>
          </table:table-cell>
          <table:table-cell office:value-type="float" office:value="923.841">
            <text:p>923,841</text:p>
          </table:table-cell>
        </table:table-row>
        <table:table-row table:style-name="ro2">
          <table:table-cell office:value-type="float" office:value="321.922">
            <text:p>321,922</text:p>
          </table:table-cell>
          <table:table-cell office:value-type="float" office:value="732.882">
            <text:p>732,882</text:p>
          </table:table-cell>
          <table:table-cell office:value-type="float" office:value="924.242">
            <text:p>924,242</text:p>
          </table:table-cell>
        </table:table-row>
        <table:table-row table:style-name="ro2">
          <table:table-cell office:value-type="float" office:value="322.358">
            <text:p>322,358</text:p>
          </table:table-cell>
          <table:table-cell office:value-type="float" office:value="733.561">
            <text:p>733,561</text:p>
          </table:table-cell>
          <table:table-cell office:value-type="float" office:value="924.643">
            <text:p>924,643</text:p>
          </table:table-cell>
        </table:table-row>
        <table:table-row table:style-name="ro2">
          <table:table-cell office:value-type="float" office:value="322.795">
            <text:p>322,795</text:p>
          </table:table-cell>
          <table:table-cell office:value-type="float" office:value="734.238">
            <text:p>734,238</text:p>
          </table:table-cell>
          <table:table-cell office:value-type="float" office:value="925.043">
            <text:p>925,043</text:p>
          </table:table-cell>
        </table:table-row>
        <table:table-row table:style-name="ro2">
          <table:table-cell office:value-type="float" office:value="323.232">
            <text:p>323,232</text:p>
          </table:table-cell>
          <table:table-cell office:value-type="float" office:value="734.914">
            <text:p>734,914</text:p>
          </table:table-cell>
          <table:table-cell office:value-type="float" office:value="925.443">
            <text:p>925,443</text:p>
          </table:table-cell>
        </table:table-row>
        <table:table-row table:style-name="ro2">
          <table:table-cell office:value-type="float" office:value="323.669">
            <text:p>323,669</text:p>
          </table:table-cell>
          <table:table-cell office:value-type="float" office:value="735.59">
            <text:p>735,59</text:p>
          </table:table-cell>
          <table:table-cell office:value-type="float" office:value="925.842">
            <text:p>925,842</text:p>
          </table:table-cell>
        </table:table-row>
        <table:table-row table:style-name="ro2">
          <table:table-cell office:value-type="float" office:value="324.106">
            <text:p>324,106</text:p>
          </table:table-cell>
          <table:table-cell office:value-type="float" office:value="736.264">
            <text:p>736,264</text:p>
          </table:table-cell>
          <table:table-cell office:value-type="float" office:value="926.24">
            <text:p>926,24</text:p>
          </table:table-cell>
        </table:table-row>
        <table:table-row table:style-name="ro2">
          <table:table-cell office:value-type="float" office:value="324.542">
            <text:p>324,542</text:p>
          </table:table-cell>
          <table:table-cell office:value-type="float" office:value="736.938">
            <text:p>736,938</text:p>
          </table:table-cell>
          <table:table-cell office:value-type="float" office:value="926.638">
            <text:p>926,638</text:p>
          </table:table-cell>
        </table:table-row>
        <table:table-row table:style-name="ro2">
          <table:table-cell office:value-type="float" office:value="324.979">
            <text:p>324,979</text:p>
          </table:table-cell>
          <table:table-cell office:value-type="float" office:value="737.61">
            <text:p>737,61</text:p>
          </table:table-cell>
          <table:table-cell office:value-type="float" office:value="927.035">
            <text:p>927,035</text:p>
          </table:table-cell>
        </table:table-row>
        <table:table-row table:style-name="ro2">
          <table:table-cell office:value-type="float" office:value="325.416">
            <text:p>325,416</text:p>
          </table:table-cell>
          <table:table-cell office:value-type="float" office:value="738.282">
            <text:p>738,282</text:p>
          </table:table-cell>
          <table:table-cell office:value-type="float" office:value="927.431">
            <text:p>927,431</text:p>
          </table:table-cell>
        </table:table-row>
        <table:table-row table:style-name="ro2">
          <table:table-cell office:value-type="float" office:value="325.853">
            <text:p>325,853</text:p>
          </table:table-cell>
          <table:table-cell office:value-type="float" office:value="738.952">
            <text:p>738,952</text:p>
          </table:table-cell>
          <table:table-cell office:value-type="float" office:value="927.827">
            <text:p>927,827</text:p>
          </table:table-cell>
        </table:table-row>
        <table:table-row table:style-name="ro2">
          <table:table-cell office:value-type="float" office:value="326.29">
            <text:p>326,29</text:p>
          </table:table-cell>
          <table:table-cell office:value-type="float" office:value="739.622">
            <text:p>739,622</text:p>
          </table:table-cell>
          <table:table-cell office:value-type="float" office:value="928.223">
            <text:p>928,223</text:p>
          </table:table-cell>
        </table:table-row>
        <table:table-row table:style-name="ro2">
          <table:table-cell office:value-type="float" office:value="326.726">
            <text:p>326,726</text:p>
          </table:table-cell>
          <table:table-cell office:value-type="float" office:value="740.29">
            <text:p>740,29</text:p>
          </table:table-cell>
          <table:table-cell office:value-type="float" office:value="928.618">
            <text:p>928,618</text:p>
          </table:table-cell>
        </table:table-row>
        <table:table-row table:style-name="ro2">
          <table:table-cell office:value-type="float" office:value="327.163">
            <text:p>327,163</text:p>
          </table:table-cell>
          <table:table-cell office:value-type="float" office:value="740.958">
            <text:p>740,958</text:p>
          </table:table-cell>
          <table:table-cell office:value-type="float" office:value="929.012">
            <text:p>929,012</text:p>
          </table:table-cell>
        </table:table-row>
        <table:table-row table:style-name="ro2">
          <table:table-cell office:value-type="float" office:value="327.6">
            <text:p>327,6</text:p>
          </table:table-cell>
          <table:table-cell office:value-type="float" office:value="741.625">
            <text:p>741,625</text:p>
          </table:table-cell>
          <table:table-cell office:value-type="float" office:value="929.406">
            <text:p>929,406</text:p>
          </table:table-cell>
        </table:table-row>
        <table:table-row table:style-name="ro2">
          <table:table-cell office:value-type="float" office:value="328.037">
            <text:p>328,037</text:p>
          </table:table-cell>
          <table:table-cell office:value-type="float" office:value="742.29">
            <text:p>742,29</text:p>
          </table:table-cell>
          <table:table-cell office:value-type="float" office:value="929.799">
            <text:p>929,799</text:p>
          </table:table-cell>
        </table:table-row>
        <table:table-row table:style-name="ro2">
          <table:table-cell office:value-type="float" office:value="328.474">
            <text:p>328,474</text:p>
          </table:table-cell>
          <table:table-cell office:value-type="float" office:value="742.955">
            <text:p>742,955</text:p>
          </table:table-cell>
          <table:table-cell office:value-type="float" office:value="930.191">
            <text:p>930,191</text:p>
          </table:table-cell>
        </table:table-row>
        <table:table-row table:style-name="ro2">
          <table:table-cell office:value-type="float" office:value="328.91">
            <text:p>328,91</text:p>
          </table:table-cell>
          <table:table-cell office:value-type="float" office:value="743.619">
            <text:p>743,619</text:p>
          </table:table-cell>
          <table:table-cell office:value-type="float" office:value="930.583">
            <text:p>930,583</text:p>
          </table:table-cell>
        </table:table-row>
        <table:table-row table:style-name="ro2">
          <table:table-cell office:value-type="float" office:value="329.347">
            <text:p>329,347</text:p>
          </table:table-cell>
          <table:table-cell office:value-type="float" office:value="744.281">
            <text:p>744,281</text:p>
          </table:table-cell>
          <table:table-cell office:value-type="float" office:value="930.975">
            <text:p>930,975</text:p>
          </table:table-cell>
        </table:table-row>
        <table:table-row table:style-name="ro2">
          <table:table-cell office:value-type="float" office:value="329.784">
            <text:p>329,784</text:p>
          </table:table-cell>
          <table:table-cell office:value-type="float" office:value="744.943">
            <text:p>744,943</text:p>
          </table:table-cell>
          <table:table-cell office:value-type="float" office:value="931.366">
            <text:p>931,366</text:p>
          </table:table-cell>
        </table:table-row>
        <table:table-row table:style-name="ro2">
          <table:table-cell office:value-type="float" office:value="330.221">
            <text:p>330,221</text:p>
          </table:table-cell>
          <table:table-cell office:value-type="float" office:value="745.604">
            <text:p>745,604</text:p>
          </table:table-cell>
          <table:table-cell office:value-type="float" office:value="931.756">
            <text:p>931,756</text:p>
          </table:table-cell>
        </table:table-row>
        <table:table-row table:style-name="ro2">
          <table:table-cell office:value-type="float" office:value="330.658">
            <text:p>330,658</text:p>
          </table:table-cell>
          <table:table-cell office:value-type="float" office:value="746.264">
            <text:p>746,264</text:p>
          </table:table-cell>
          <table:table-cell office:value-type="float" office:value="932.146">
            <text:p>932,146</text:p>
          </table:table-cell>
        </table:table-row>
        <table:table-row table:style-name="ro2">
          <table:table-cell office:value-type="float" office:value="331.094">
            <text:p>331,094</text:p>
          </table:table-cell>
          <table:table-cell office:value-type="float" office:value="746.923">
            <text:p>746,923</text:p>
          </table:table-cell>
          <table:table-cell office:value-type="float" office:value="932.535">
            <text:p>932,535</text:p>
          </table:table-cell>
        </table:table-row>
        <table:table-row table:style-name="ro2">
          <table:table-cell office:value-type="float" office:value="331.531">
            <text:p>331,531</text:p>
          </table:table-cell>
          <table:table-cell office:value-type="float" office:value="747.581">
            <text:p>747,581</text:p>
          </table:table-cell>
          <table:table-cell office:value-type="float" office:value="932.923">
            <text:p>932,923</text:p>
          </table:table-cell>
        </table:table-row>
        <table:table-row table:style-name="ro2">
          <table:table-cell office:value-type="float" office:value="331.968">
            <text:p>331,968</text:p>
          </table:table-cell>
          <table:table-cell office:value-type="float" office:value="748.238">
            <text:p>748,238</text:p>
          </table:table-cell>
          <table:table-cell office:value-type="float" office:value="933.311">
            <text:p>933,311</text:p>
          </table:table-cell>
        </table:table-row>
        <table:table-row table:style-name="ro2">
          <table:table-cell office:value-type="float" office:value="332.405">
            <text:p>332,405</text:p>
          </table:table-cell>
          <table:table-cell office:value-type="float" office:value="748.894">
            <text:p>748,894</text:p>
          </table:table-cell>
          <table:table-cell office:value-type="float" office:value="933.699">
            <text:p>933,699</text:p>
          </table:table-cell>
        </table:table-row>
        <table:table-row table:style-name="ro2">
          <table:table-cell office:value-type="float" office:value="332.842">
            <text:p>332,842</text:p>
          </table:table-cell>
          <table:table-cell office:value-type="float" office:value="749.549">
            <text:p>749,549</text:p>
          </table:table-cell>
          <table:table-cell office:value-type="float" office:value="934.086">
            <text:p>934,086</text:p>
          </table:table-cell>
        </table:table-row>
        <table:table-row table:style-name="ro2">
          <table:table-cell office:value-type="float" office:value="333.278">
            <text:p>333,278</text:p>
          </table:table-cell>
          <table:table-cell office:value-type="float" office:value="750.203">
            <text:p>750,203</text:p>
          </table:table-cell>
          <table:table-cell office:value-type="float" office:value="934.472">
            <text:p>934,472</text:p>
          </table:table-cell>
        </table:table-row>
        <table:table-row table:style-name="ro2">
          <table:table-cell office:value-type="float" office:value="333.715">
            <text:p>333,715</text:p>
          </table:table-cell>
          <table:table-cell office:value-type="float" office:value="750.857">
            <text:p>750,857</text:p>
          </table:table-cell>
          <table:table-cell office:value-type="float" office:value="934.858">
            <text:p>934,858</text:p>
          </table:table-cell>
        </table:table-row>
        <table:table-row table:style-name="ro2">
          <table:table-cell office:value-type="float" office:value="334.152">
            <text:p>334,152</text:p>
          </table:table-cell>
          <table:table-cell office:value-type="float" office:value="751.509">
            <text:p>751,509</text:p>
          </table:table-cell>
          <table:table-cell office:value-type="float" office:value="935.243">
            <text:p>935,243</text:p>
          </table:table-cell>
        </table:table-row>
        <table:table-row table:style-name="ro2">
          <table:table-cell office:value-type="float" office:value="334.589">
            <text:p>334,589</text:p>
          </table:table-cell>
          <table:table-cell office:value-type="float" office:value="752.16">
            <text:p>752,16</text:p>
          </table:table-cell>
          <table:table-cell office:value-type="float" office:value="935.628">
            <text:p>935,628</text:p>
          </table:table-cell>
        </table:table-row>
        <table:table-row table:style-name="ro2">
          <table:table-cell office:value-type="float" office:value="335.026">
            <text:p>335,026</text:p>
          </table:table-cell>
          <table:table-cell office:value-type="float" office:value="752.811">
            <text:p>752,811</text:p>
          </table:table-cell>
          <table:table-cell office:value-type="float" office:value="936.012">
            <text:p>936,012</text:p>
          </table:table-cell>
        </table:table-row>
        <table:table-row table:style-name="ro2">
          <table:table-cell office:value-type="float" office:value="335.462">
            <text:p>335,462</text:p>
          </table:table-cell>
          <table:table-cell office:value-type="float" office:value="753.46">
            <text:p>753,46</text:p>
          </table:table-cell>
          <table:table-cell office:value-type="float" office:value="936.395">
            <text:p>936,395</text:p>
          </table:table-cell>
        </table:table-row>
        <table:table-row table:style-name="ro2">
          <table:table-cell office:value-type="float" office:value="335.899">
            <text:p>335,899</text:p>
          </table:table-cell>
          <table:table-cell office:value-type="float" office:value="754.109">
            <text:p>754,109</text:p>
          </table:table-cell>
          <table:table-cell office:value-type="float" office:value="936.778">
            <text:p>936,778</text:p>
          </table:table-cell>
        </table:table-row>
        <table:table-row table:style-name="ro2">
          <table:table-cell office:value-type="float" office:value="336.336">
            <text:p>336,336</text:p>
          </table:table-cell>
          <table:table-cell office:value-type="float" office:value="754.756">
            <text:p>754,756</text:p>
          </table:table-cell>
          <table:table-cell office:value-type="float" office:value="937.161">
            <text:p>937,161</text:p>
          </table:table-cell>
        </table:table-row>
        <table:table-row table:style-name="ro2">
          <table:table-cell office:value-type="float" office:value="336.773">
            <text:p>336,773</text:p>
          </table:table-cell>
          <table:table-cell office:value-type="float" office:value="755.403">
            <text:p>755,403</text:p>
          </table:table-cell>
          <table:table-cell office:value-type="float" office:value="937.543">
            <text:p>937,543</text:p>
          </table:table-cell>
        </table:table-row>
        <table:table-row table:style-name="ro2">
          <table:table-cell office:value-type="float" office:value="337.21">
            <text:p>337,21</text:p>
          </table:table-cell>
          <table:table-cell office:value-type="float" office:value="756.048">
            <text:p>756,048</text:p>
          </table:table-cell>
          <table:table-cell office:value-type="float" office:value="937.924">
            <text:p>937,924</text:p>
          </table:table-cell>
        </table:table-row>
        <table:table-row table:style-name="ro2">
          <table:table-cell office:value-type="float" office:value="337.646">
            <text:p>337,646</text:p>
          </table:table-cell>
          <table:table-cell office:value-type="float" office:value="756.693">
            <text:p>756,693</text:p>
          </table:table-cell>
          <table:table-cell office:value-type="float" office:value="938.305">
            <text:p>938,305</text:p>
          </table:table-cell>
        </table:table-row>
        <table:table-row table:style-name="ro2">
          <table:table-cell office:value-type="float" office:value="338.083">
            <text:p>338,083</text:p>
          </table:table-cell>
          <table:table-cell office:value-type="float" office:value="757.337">
            <text:p>757,337</text:p>
          </table:table-cell>
          <table:table-cell office:value-type="float" office:value="938.685">
            <text:p>938,685</text:p>
          </table:table-cell>
        </table:table-row>
        <table:table-row table:style-name="ro2">
          <table:table-cell office:value-type="float" office:value="338.52">
            <text:p>338,52</text:p>
          </table:table-cell>
          <table:table-cell office:value-type="float" office:value="757.98">
            <text:p>757,98</text:p>
          </table:table-cell>
          <table:table-cell office:value-type="float" office:value="939.064">
            <text:p>939,064</text:p>
          </table:table-cell>
        </table:table-row>
        <table:table-row table:style-name="ro2">
          <table:table-cell office:value-type="float" office:value="338.957">
            <text:p>338,957</text:p>
          </table:table-cell>
          <table:table-cell office:value-type="float" office:value="758.622">
            <text:p>758,622</text:p>
          </table:table-cell>
          <table:table-cell office:value-type="float" office:value="939.443">
            <text:p>939,443</text:p>
          </table:table-cell>
        </table:table-row>
        <table:table-row table:style-name="ro2">
          <table:table-cell office:value-type="float" office:value="339.394">
            <text:p>339,394</text:p>
          </table:table-cell>
          <table:table-cell office:value-type="float" office:value="759.263">
            <text:p>759,263</text:p>
          </table:table-cell>
          <table:table-cell office:value-type="float" office:value="939.822">
            <text:p>939,822</text:p>
          </table:table-cell>
        </table:table-row>
        <table:table-row table:style-name="ro2">
          <table:table-cell office:value-type="float" office:value="339.83">
            <text:p>339,83</text:p>
          </table:table-cell>
          <table:table-cell office:value-type="float" office:value="759.903">
            <text:p>759,903</text:p>
          </table:table-cell>
          <table:table-cell office:value-type="float" office:value="940.2">
            <text:p>940,2</text:p>
          </table:table-cell>
        </table:table-row>
        <table:table-row table:style-name="ro2">
          <table:table-cell office:value-type="float" office:value="340.267">
            <text:p>340,267</text:p>
          </table:table-cell>
          <table:table-cell office:value-type="float" office:value="760.542">
            <text:p>760,542</text:p>
          </table:table-cell>
          <table:table-cell office:value-type="float" office:value="940.577">
            <text:p>940,577</text:p>
          </table:table-cell>
        </table:table-row>
        <table:table-row table:style-name="ro2">
          <table:table-cell office:value-type="float" office:value="340.704">
            <text:p>340,704</text:p>
          </table:table-cell>
          <table:table-cell office:value-type="float" office:value="761.18">
            <text:p>761,18</text:p>
          </table:table-cell>
          <table:table-cell office:value-type="float" office:value="940.954">
            <text:p>940,954</text:p>
          </table:table-cell>
        </table:table-row>
        <table:table-row table:style-name="ro2">
          <table:table-cell office:value-type="float" office:value="341.141">
            <text:p>341,141</text:p>
          </table:table-cell>
          <table:table-cell office:value-type="float" office:value="761.818">
            <text:p>761,818</text:p>
          </table:table-cell>
          <table:table-cell office:value-type="float" office:value="941.331">
            <text:p>941,331</text:p>
          </table:table-cell>
        </table:table-row>
        <table:table-row table:style-name="ro2">
          <table:table-cell office:value-type="float" office:value="341.578">
            <text:p>341,578</text:p>
          </table:table-cell>
          <table:table-cell office:value-type="float" office:value="762.454">
            <text:p>762,454</text:p>
          </table:table-cell>
          <table:table-cell office:value-type="float" office:value="941.706">
            <text:p>941,706</text:p>
          </table:table-cell>
        </table:table-row>
        <table:table-row table:style-name="ro2">
          <table:table-cell office:value-type="float" office:value="342.014">
            <text:p>342,014</text:p>
          </table:table-cell>
          <table:table-cell office:value-type="float" office:value="763.09">
            <text:p>763,09</text:p>
          </table:table-cell>
          <table:table-cell office:value-type="float" office:value="942.082">
            <text:p>942,082</text:p>
          </table:table-cell>
        </table:table-row>
        <table:table-row table:style-name="ro2">
          <table:table-cell office:value-type="float" office:value="342.451">
            <text:p>342,451</text:p>
          </table:table-cell>
          <table:table-cell office:value-type="float" office:value="763.724">
            <text:p>763,724</text:p>
          </table:table-cell>
          <table:table-cell office:value-type="float" office:value="942.456">
            <text:p>942,456</text:p>
          </table:table-cell>
        </table:table-row>
        <table:table-row table:style-name="ro2">
          <table:table-cell office:value-type="float" office:value="342.888">
            <text:p>342,888</text:p>
          </table:table-cell>
          <table:table-cell office:value-type="float" office:value="764.358">
            <text:p>764,358</text:p>
          </table:table-cell>
          <table:table-cell office:value-type="float" office:value="942.831">
            <text:p>942,831</text:p>
          </table:table-cell>
        </table:table-row>
        <table:table-row table:style-name="ro2">
          <table:table-cell office:value-type="float" office:value="343.325">
            <text:p>343,325</text:p>
          </table:table-cell>
          <table:table-cell office:value-type="float" office:value="764.991">
            <text:p>764,991</text:p>
          </table:table-cell>
          <table:table-cell office:value-type="float" office:value="943.204">
            <text:p>943,204</text:p>
          </table:table-cell>
        </table:table-row>
        <table:table-row table:style-name="ro2">
          <table:table-cell office:value-type="float" office:value="343.762">
            <text:p>343,762</text:p>
          </table:table-cell>
          <table:table-cell office:value-type="float" office:value="765.622">
            <text:p>765,622</text:p>
          </table:table-cell>
          <table:table-cell office:value-type="float" office:value="943.577">
            <text:p>943,577</text:p>
          </table:table-cell>
        </table:table-row>
        <table:table-row table:style-name="ro2">
          <table:table-cell office:value-type="float" office:value="344.198">
            <text:p>344,198</text:p>
          </table:table-cell>
          <table:table-cell office:value-type="float" office:value="766.253">
            <text:p>766,253</text:p>
          </table:table-cell>
          <table:table-cell office:value-type="float" office:value="943.95">
            <text:p>943,95</text:p>
          </table:table-cell>
        </table:table-row>
        <table:table-row table:style-name="ro2">
          <table:table-cell office:value-type="float" office:value="344.635">
            <text:p>344,635</text:p>
          </table:table-cell>
          <table:table-cell office:value-type="float" office:value="766.883">
            <text:p>766,883</text:p>
          </table:table-cell>
          <table:table-cell office:value-type="float" office:value="944.322">
            <text:p>944,322</text:p>
          </table:table-cell>
        </table:table-row>
        <table:table-row table:style-name="ro2">
          <table:table-cell office:value-type="float" office:value="345.072">
            <text:p>345,072</text:p>
          </table:table-cell>
          <table:table-cell office:value-type="float" office:value="767.512">
            <text:p>767,512</text:p>
          </table:table-cell>
          <table:table-cell office:value-type="float" office:value="944.693">
            <text:p>944,693</text:p>
          </table:table-cell>
        </table:table-row>
        <table:table-row table:style-name="ro2">
          <table:table-cell office:value-type="float" office:value="345.509">
            <text:p>345,509</text:p>
          </table:table-cell>
          <table:table-cell office:value-type="float" office:value="768.14">
            <text:p>768,14</text:p>
          </table:table-cell>
          <table:table-cell office:value-type="float" office:value="945.064">
            <text:p>945,064</text:p>
          </table:table-cell>
        </table:table-row>
        <table:table-row table:style-name="ro2">
          <table:table-cell office:value-type="float" office:value="345.946">
            <text:p>345,946</text:p>
          </table:table-cell>
          <table:table-cell office:value-type="float" office:value="768.768">
            <text:p>768,768</text:p>
          </table:table-cell>
          <table:table-cell office:value-type="float" office:value="945.434">
            <text:p>945,434</text:p>
          </table:table-cell>
        </table:table-row>
        <table:table-row table:style-name="ro2">
          <table:table-cell office:value-type="float" office:value="346.382">
            <text:p>346,382</text:p>
          </table:table-cell>
          <table:table-cell office:value-type="float" office:value="769.394">
            <text:p>769,394</text:p>
          </table:table-cell>
          <table:table-cell office:value-type="float" office:value="945.804">
            <text:p>945,804</text:p>
          </table:table-cell>
        </table:table-row>
        <table:table-row table:style-name="ro2">
          <table:table-cell office:value-type="float" office:value="346.819">
            <text:p>346,819</text:p>
          </table:table-cell>
          <table:table-cell office:value-type="float" office:value="770.019">
            <text:p>770,019</text:p>
          </table:table-cell>
          <table:table-cell office:value-type="float" office:value="946.174">
            <text:p>946,174</text:p>
          </table:table-cell>
        </table:table-row>
        <table:table-row table:style-name="ro2">
          <table:table-cell office:value-type="float" office:value="347.256">
            <text:p>347,256</text:p>
          </table:table-cell>
          <table:table-cell office:value-type="float" office:value="770.644">
            <text:p>770,644</text:p>
          </table:table-cell>
          <table:table-cell office:value-type="float" office:value="946.542">
            <text:p>946,542</text:p>
          </table:table-cell>
        </table:table-row>
        <table:table-row table:style-name="ro2">
          <table:table-cell office:value-type="float" office:value="347.693">
            <text:p>347,693</text:p>
          </table:table-cell>
          <table:table-cell office:value-type="float" office:value="771.267">
            <text:p>771,267</text:p>
          </table:table-cell>
          <table:table-cell office:value-type="float" office:value="946.91">
            <text:p>946,91</text:p>
          </table:table-cell>
        </table:table-row>
        <table:table-row table:style-name="ro2">
          <table:table-cell office:value-type="float" office:value="348.13">
            <text:p>348,13</text:p>
          </table:table-cell>
          <table:table-cell office:value-type="float" office:value="771.89">
            <text:p>771,89</text:p>
          </table:table-cell>
          <table:table-cell office:value-type="float" office:value="947.278">
            <text:p>947,278</text:p>
          </table:table-cell>
        </table:table-row>
        <table:table-row table:style-name="ro2">
          <table:table-cell office:value-type="float" office:value="348.566">
            <text:p>348,566</text:p>
          </table:table-cell>
          <table:table-cell office:value-type="float" office:value="772.512">
            <text:p>772,512</text:p>
          </table:table-cell>
          <table:table-cell office:value-type="float" office:value="947.645">
            <text:p>947,645</text:p>
          </table:table-cell>
        </table:table-row>
        <table:table-row table:style-name="ro2">
          <table:table-cell office:value-type="float" office:value="349.003">
            <text:p>349,003</text:p>
          </table:table-cell>
          <table:table-cell office:value-type="float" office:value="773.133">
            <text:p>773,133</text:p>
          </table:table-cell>
          <table:table-cell office:value-type="float" office:value="948.012">
            <text:p>948,012</text:p>
          </table:table-cell>
        </table:table-row>
        <table:table-row table:style-name="ro2">
          <table:table-cell office:value-type="float" office:value="349.44">
            <text:p>349,44</text:p>
          </table:table-cell>
          <table:table-cell office:value-type="float" office:value="773.753">
            <text:p>773,753</text:p>
          </table:table-cell>
          <table:table-cell office:value-type="float" office:value="948.378">
            <text:p>948,378</text:p>
          </table:table-cell>
        </table:table-row>
        <table:table-row table:style-name="ro2">
          <table:table-cell office:value-type="float" office:value="349.877">
            <text:p>349,877</text:p>
          </table:table-cell>
          <table:table-cell office:value-type="float" office:value="774.372">
            <text:p>774,372</text:p>
          </table:table-cell>
          <table:table-cell office:value-type="float" office:value="948.744">
            <text:p>948,744</text:p>
          </table:table-cell>
        </table:table-row>
        <table:table-row table:style-name="ro2">
          <table:table-cell office:value-type="float" office:value="350.314">
            <text:p>350,314</text:p>
          </table:table-cell>
          <table:table-cell office:value-type="float" office:value="774.99">
            <text:p>774,99</text:p>
          </table:table-cell>
          <table:table-cell office:value-type="float" office:value="949.109">
            <text:p>949,109</text:p>
          </table:table-cell>
        </table:table-row>
        <table:table-row table:style-name="ro2">
          <table:table-cell office:value-type="float" office:value="350.75">
            <text:p>350,75</text:p>
          </table:table-cell>
          <table:table-cell office:value-type="float" office:value="775.607">
            <text:p>775,607</text:p>
          </table:table-cell>
          <table:table-cell office:value-type="float" office:value="949.473">
            <text:p>949,473</text:p>
          </table:table-cell>
        </table:table-row>
        <table:table-row table:style-name="ro2">
          <table:table-cell office:value-type="float" office:value="351.187">
            <text:p>351,187</text:p>
          </table:table-cell>
          <table:table-cell office:value-type="float" office:value="776.224">
            <text:p>776,224</text:p>
          </table:table-cell>
          <table:table-cell office:value-type="float" office:value="949.837">
            <text:p>949,837</text:p>
          </table:table-cell>
        </table:table-row>
        <table:table-row table:style-name="ro2">
          <table:table-cell office:value-type="float" office:value="351.624">
            <text:p>351,624</text:p>
          </table:table-cell>
          <table:table-cell office:value-type="float" office:value="776.839">
            <text:p>776,839</text:p>
          </table:table-cell>
          <table:table-cell office:value-type="float" office:value="950.2">
            <text:p>950,2</text:p>
          </table:table-cell>
        </table:table-row>
        <table:table-row table:style-name="ro2">
          <table:table-cell office:value-type="float" office:value="352.061">
            <text:p>352,061</text:p>
          </table:table-cell>
          <table:table-cell office:value-type="float" office:value="777.454">
            <text:p>777,454</text:p>
          </table:table-cell>
          <table:table-cell office:value-type="float" office:value="950.563">
            <text:p>950,563</text:p>
          </table:table-cell>
        </table:table-row>
        <table:table-row table:style-name="ro2">
          <table:table-cell office:value-type="float" office:value="352.498">
            <text:p>352,498</text:p>
          </table:table-cell>
          <table:table-cell office:value-type="float" office:value="778.068">
            <text:p>778,068</text:p>
          </table:table-cell>
          <table:table-cell office:value-type="float" office:value="950.926">
            <text:p>950,926</text:p>
          </table:table-cell>
        </table:table-row>
        <table:table-row table:style-name="ro2">
          <table:table-cell office:value-type="float" office:value="352.934">
            <text:p>352,934</text:p>
          </table:table-cell>
          <table:table-cell office:value-type="float" office:value="778.68">
            <text:p>778,68</text:p>
          </table:table-cell>
          <table:table-cell office:value-type="float" office:value="951.288">
            <text:p>951,288</text:p>
          </table:table-cell>
        </table:table-row>
        <table:table-row table:style-name="ro2">
          <table:table-cell office:value-type="float" office:value="353.371">
            <text:p>353,371</text:p>
          </table:table-cell>
          <table:table-cell office:value-type="float" office:value="779.292">
            <text:p>779,292</text:p>
          </table:table-cell>
          <table:table-cell office:value-type="float" office:value="951.649">
            <text:p>951,649</text:p>
          </table:table-cell>
        </table:table-row>
        <table:table-row table:style-name="ro2">
          <table:table-cell office:value-type="float" office:value="353.808">
            <text:p>353,808</text:p>
          </table:table-cell>
          <table:table-cell office:value-type="float" office:value="779.903">
            <text:p>779,903</text:p>
          </table:table-cell>
          <table:table-cell office:value-type="float" office:value="952.01">
            <text:p>952,01</text:p>
          </table:table-cell>
        </table:table-row>
        <table:table-row table:style-name="ro2">
          <table:table-cell office:value-type="float" office:value="354.245">
            <text:p>354,245</text:p>
          </table:table-cell>
          <table:table-cell office:value-type="float" office:value="780.513">
            <text:p>780,513</text:p>
          </table:table-cell>
          <table:table-cell office:value-type="float" office:value="952.37">
            <text:p>952,37</text:p>
          </table:table-cell>
        </table:table-row>
        <table:table-row table:style-name="ro2">
          <table:table-cell office:value-type="float" office:value="354.682">
            <text:p>354,682</text:p>
          </table:table-cell>
          <table:table-cell office:value-type="float" office:value="781.123">
            <text:p>781,123</text:p>
          </table:table-cell>
          <table:table-cell office:value-type="float" office:value="952.73">
            <text:p>952,73</text:p>
          </table:table-cell>
        </table:table-row>
        <table:table-row table:style-name="ro2">
          <table:table-cell office:value-type="float" office:value="355.118">
            <text:p>355,118</text:p>
          </table:table-cell>
          <table:table-cell office:value-type="float" office:value="781.731">
            <text:p>781,731</text:p>
          </table:table-cell>
          <table:table-cell office:value-type="float" office:value="953.089">
            <text:p>953,089</text:p>
          </table:table-cell>
        </table:table-row>
        <table:table-row table:style-name="ro2">
          <table:table-cell office:value-type="float" office:value="355.555">
            <text:p>355,555</text:p>
          </table:table-cell>
          <table:table-cell office:value-type="float" office:value="782.339">
            <text:p>782,339</text:p>
          </table:table-cell>
          <table:table-cell office:value-type="float" office:value="953.448">
            <text:p>953,448</text:p>
          </table:table-cell>
        </table:table-row>
        <table:table-row table:style-name="ro2">
          <table:table-cell office:value-type="float" office:value="355.992">
            <text:p>355,992</text:p>
          </table:table-cell>
          <table:table-cell office:value-type="float" office:value="782.945">
            <text:p>782,945</text:p>
          </table:table-cell>
          <table:table-cell office:value-type="float" office:value="953.806">
            <text:p>953,806</text:p>
          </table:table-cell>
        </table:table-row>
        <table:table-row table:style-name="ro2">
          <table:table-cell office:value-type="float" office:value="356.429">
            <text:p>356,429</text:p>
          </table:table-cell>
          <table:table-cell office:value-type="float" office:value="783.551">
            <text:p>783,551</text:p>
          </table:table-cell>
          <table:table-cell office:value-type="float" office:value="954.163">
            <text:p>954,163</text:p>
          </table:table-cell>
        </table:table-row>
        <table:table-row table:style-name="ro2">
          <table:table-cell office:value-type="float" office:value="356.866">
            <text:p>356,866</text:p>
          </table:table-cell>
          <table:table-cell office:value-type="float" office:value="784.156">
            <text:p>784,156</text:p>
          </table:table-cell>
          <table:table-cell office:value-type="float" office:value="954.52">
            <text:p>954,52</text:p>
          </table:table-cell>
        </table:table-row>
        <table:table-row table:style-name="ro2">
          <table:table-cell office:value-type="float" office:value="357.302">
            <text:p>357,302</text:p>
          </table:table-cell>
          <table:table-cell office:value-type="float" office:value="784.76">
            <text:p>784,76</text:p>
          </table:table-cell>
          <table:table-cell office:value-type="float" office:value="954.877">
            <text:p>954,877</text:p>
          </table:table-cell>
        </table:table-row>
        <table:table-row table:style-name="ro2">
          <table:table-cell office:value-type="float" office:value="357.739">
            <text:p>357,739</text:p>
          </table:table-cell>
          <table:table-cell office:value-type="float" office:value="785.363">
            <text:p>785,363</text:p>
          </table:table-cell>
          <table:table-cell office:value-type="float" office:value="955.233">
            <text:p>955,233</text:p>
          </table:table-cell>
        </table:table-row>
        <table:table-row table:style-name="ro2">
          <table:table-cell office:value-type="float" office:value="358.176">
            <text:p>358,176</text:p>
          </table:table-cell>
          <table:table-cell office:value-type="float" office:value="785.965">
            <text:p>785,965</text:p>
          </table:table-cell>
          <table:table-cell office:value-type="float" office:value="955.589">
            <text:p>955,589</text:p>
          </table:table-cell>
        </table:table-row>
        <table:table-row table:style-name="ro2">
          <table:table-cell office:value-type="float" office:value="358.613">
            <text:p>358,613</text:p>
          </table:table-cell>
          <table:table-cell office:value-type="float" office:value="786.567">
            <text:p>786,567</text:p>
          </table:table-cell>
          <table:table-cell office:value-type="float" office:value="955.944">
            <text:p>955,944</text:p>
          </table:table-cell>
        </table:table-row>
        <table:table-row table:style-name="ro2">
          <table:table-cell office:value-type="float" office:value="359.05">
            <text:p>359,05</text:p>
          </table:table-cell>
          <table:table-cell office:value-type="float" office:value="787.167">
            <text:p>787,167</text:p>
          </table:table-cell>
          <table:table-cell office:value-type="float" office:value="956.298">
            <text:p>956,298</text:p>
          </table:table-cell>
        </table:table-row>
        <table:table-row table:style-name="ro2">
          <table:table-cell office:value-type="float" office:value="359.486">
            <text:p>359,486</text:p>
          </table:table-cell>
          <table:table-cell office:value-type="float" office:value="787.767">
            <text:p>787,767</text:p>
          </table:table-cell>
          <table:table-cell office:value-type="float" office:value="956.652">
            <text:p>956,652</text:p>
          </table:table-cell>
        </table:table-row>
        <table:table-row table:style-name="ro2">
          <table:table-cell office:value-type="float" office:value="359.923">
            <text:p>359,923</text:p>
          </table:table-cell>
          <table:table-cell office:value-type="float" office:value="788.365">
            <text:p>788,365</text:p>
          </table:table-cell>
          <table:table-cell office:value-type="float" office:value="957.006">
            <text:p>957,006</text:p>
          </table:table-cell>
        </table:table-row>
        <table:table-row table:style-name="ro2">
          <table:table-cell office:value-type="float" office:value="360.36">
            <text:p>360,36</text:p>
          </table:table-cell>
          <table:table-cell office:value-type="float" office:value="788.963">
            <text:p>788,963</text:p>
          </table:table-cell>
          <table:table-cell office:value-type="float" office:value="957.359">
            <text:p>957,359</text:p>
          </table:table-cell>
        </table:table-row>
        <table:table-row table:style-name="ro2">
          <table:table-cell office:value-type="float" office:value="360.797">
            <text:p>360,797</text:p>
          </table:table-cell>
          <table:table-cell office:value-type="float" office:value="789.56">
            <text:p>789,56</text:p>
          </table:table-cell>
          <table:table-cell office:value-type="float" office:value="957.711">
            <text:p>957,711</text:p>
          </table:table-cell>
        </table:table-row>
        <table:table-row table:style-name="ro2">
          <table:table-cell office:value-type="float" office:value="361.234">
            <text:p>361,234</text:p>
          </table:table-cell>
          <table:table-cell office:value-type="float" office:value="790.157">
            <text:p>790,157</text:p>
          </table:table-cell>
          <table:table-cell office:value-type="float" office:value="958.063">
            <text:p>958,063</text:p>
          </table:table-cell>
        </table:table-row>
        <table:table-row table:style-name="ro2">
          <table:table-cell office:value-type="float" office:value="361.67">
            <text:p>361,67</text:p>
          </table:table-cell>
          <table:table-cell office:value-type="float" office:value="790.752">
            <text:p>790,752</text:p>
          </table:table-cell>
          <table:table-cell office:value-type="float" office:value="958.415">
            <text:p>958,415</text:p>
          </table:table-cell>
        </table:table-row>
        <table:table-row table:style-name="ro2">
          <table:table-cell office:value-type="float" office:value="362.107">
            <text:p>362,107</text:p>
          </table:table-cell>
          <table:table-cell office:value-type="float" office:value="791.346">
            <text:p>791,346</text:p>
          </table:table-cell>
          <table:table-cell office:value-type="float" office:value="958.766">
            <text:p>958,766</text:p>
          </table:table-cell>
        </table:table-row>
        <table:table-row table:style-name="ro2">
          <table:table-cell office:value-type="float" office:value="362.544">
            <text:p>362,544</text:p>
          </table:table-cell>
          <table:table-cell office:value-type="float" office:value="791.94">
            <text:p>791,94</text:p>
          </table:table-cell>
          <table:table-cell office:value-type="float" office:value="959.116">
            <text:p>959,116</text:p>
          </table:table-cell>
        </table:table-row>
        <table:table-row table:style-name="ro2">
          <table:table-cell office:value-type="float" office:value="362.981">
            <text:p>362,981</text:p>
          </table:table-cell>
          <table:table-cell office:value-type="float" office:value="792.532">
            <text:p>792,532</text:p>
          </table:table-cell>
          <table:table-cell office:value-type="float" office:value="959.466">
            <text:p>959,466</text:p>
          </table:table-cell>
        </table:table-row>
        <table:table-row table:style-name="ro2">
          <table:table-cell office:value-type="float" office:value="363.418">
            <text:p>363,418</text:p>
          </table:table-cell>
          <table:table-cell office:value-type="float" office:value="793.124">
            <text:p>793,124</text:p>
          </table:table-cell>
          <table:table-cell office:value-type="float" office:value="959.816">
            <text:p>959,816</text:p>
          </table:table-cell>
        </table:table-row>
        <table:table-row table:style-name="ro2">
          <table:table-cell office:value-type="float" office:value="363.854">
            <text:p>363,854</text:p>
          </table:table-cell>
          <table:table-cell office:value-type="float" office:value="793.715">
            <text:p>793,715</text:p>
          </table:table-cell>
          <table:table-cell office:value-type="float" office:value="960.165">
            <text:p>960,165</text:p>
          </table:table-cell>
        </table:table-row>
        <table:table-row table:style-name="ro2">
          <table:table-cell office:value-type="float" office:value="364.291">
            <text:p>364,291</text:p>
          </table:table-cell>
          <table:table-cell office:value-type="float" office:value="794.305">
            <text:p>794,305</text:p>
          </table:table-cell>
          <table:table-cell office:value-type="float" office:value="960.513">
            <text:p>960,513</text:p>
          </table:table-cell>
        </table:table-row>
        <table:table-row table:style-name="ro2">
          <table:table-cell office:value-type="float" office:value="364.728">
            <text:p>364,728</text:p>
          </table:table-cell>
          <table:table-cell office:value-type="float" office:value="794.895">
            <text:p>794,895</text:p>
          </table:table-cell>
          <table:table-cell office:value-type="float" office:value="960.861">
            <text:p>960,861</text:p>
          </table:table-cell>
        </table:table-row>
        <table:table-row table:style-name="ro2">
          <table:table-cell office:value-type="float" office:value="365.165">
            <text:p>365,165</text:p>
          </table:table-cell>
          <table:table-cell office:value-type="float" office:value="795.483">
            <text:p>795,483</text:p>
          </table:table-cell>
          <table:table-cell office:value-type="float" office:value="961.208">
            <text:p>961,208</text:p>
          </table:table-cell>
        </table:table-row>
        <table:table-row table:style-name="ro2">
          <table:table-cell office:value-type="float" office:value="365.602">
            <text:p>365,602</text:p>
          </table:table-cell>
          <table:table-cell office:value-type="float" office:value="796.071">
            <text:p>796,071</text:p>
          </table:table-cell>
          <table:table-cell office:value-type="float" office:value="961.555">
            <text:p>961,555</text:p>
          </table:table-cell>
        </table:table-row>
        <table:table-row table:style-name="ro2">
          <table:table-cell office:value-type="float" office:value="366.038">
            <text:p>366,038</text:p>
          </table:table-cell>
          <table:table-cell office:value-type="float" office:value="796.657">
            <text:p>796,657</text:p>
          </table:table-cell>
          <table:table-cell office:value-type="float" office:value="961.902">
            <text:p>961,902</text:p>
          </table:table-cell>
        </table:table-row>
        <table:table-row table:style-name="ro2">
          <table:table-cell office:value-type="float" office:value="366.475">
            <text:p>366,475</text:p>
          </table:table-cell>
          <table:table-cell office:value-type="float" office:value="797.243">
            <text:p>797,243</text:p>
          </table:table-cell>
          <table:table-cell office:value-type="float" office:value="962.247">
            <text:p>962,247</text:p>
          </table:table-cell>
        </table:table-row>
        <table:table-row table:style-name="ro2">
          <table:table-cell office:value-type="float" office:value="366.912">
            <text:p>366,912</text:p>
          </table:table-cell>
          <table:table-cell office:value-type="float" office:value="797.828">
            <text:p>797,828</text:p>
          </table:table-cell>
          <table:table-cell office:value-type="float" office:value="962.593">
            <text:p>962,593</text:p>
          </table:table-cell>
        </table:table-row>
        <table:table-row table:style-name="ro2">
          <table:table-cell office:value-type="float" office:value="367.349">
            <text:p>367,349</text:p>
          </table:table-cell>
          <table:table-cell office:value-type="float" office:value="798.412">
            <text:p>798,412</text:p>
          </table:table-cell>
          <table:table-cell office:value-type="float" office:value="962.938">
            <text:p>962,938</text:p>
          </table:table-cell>
        </table:table-row>
        <table:table-row table:style-name="ro2">
          <table:table-cell office:value-type="float" office:value="367.786">
            <text:p>367,786</text:p>
          </table:table-cell>
          <table:table-cell office:value-type="float" office:value="798.996">
            <text:p>798,996</text:p>
          </table:table-cell>
          <table:table-cell office:value-type="float" office:value="963.282">
            <text:p>963,282</text:p>
          </table:table-cell>
        </table:table-row>
        <table:table-row table:style-name="ro2">
          <table:table-cell office:value-type="float" office:value="368.222">
            <text:p>368,222</text:p>
          </table:table-cell>
          <table:table-cell office:value-type="float" office:value="799.578">
            <text:p>799,578</text:p>
          </table:table-cell>
          <table:table-cell office:value-type="float" office:value="963.626">
            <text:p>963,626</text:p>
          </table:table-cell>
        </table:table-row>
        <table:table-row table:style-name="ro2">
          <table:table-cell office:value-type="float" office:value="368.659">
            <text:p>368,659</text:p>
          </table:table-cell>
          <table:table-cell office:value-type="float" office:value="800.16">
            <text:p>800,16</text:p>
          </table:table-cell>
          <table:table-cell office:value-type="float" office:value="963.969">
            <text:p>963,969</text:p>
          </table:table-cell>
        </table:table-row>
        <table:table-row table:style-name="ro2">
          <table:table-cell office:value-type="float" office:value="369.096">
            <text:p>369,096</text:p>
          </table:table-cell>
          <table:table-cell office:value-type="float" office:value="800.74">
            <text:p>800,74</text:p>
          </table:table-cell>
          <table:table-cell office:value-type="float" office:value="964.312">
            <text:p>964,312</text:p>
          </table:table-cell>
        </table:table-row>
        <table:table-row table:style-name="ro2">
          <table:table-cell office:value-type="float" office:value="369.533">
            <text:p>369,533</text:p>
          </table:table-cell>
          <table:table-cell office:value-type="float" office:value="801.32">
            <text:p>801,32</text:p>
          </table:table-cell>
          <table:table-cell office:value-type="float" office:value="964.655">
            <text:p>964,655</text:p>
          </table:table-cell>
        </table:table-row>
        <table:table-row table:style-name="ro2">
          <table:table-cell office:value-type="float" office:value="369.97">
            <text:p>369,97</text:p>
          </table:table-cell>
          <table:table-cell office:value-type="float" office:value="801.899">
            <text:p>801,899</text:p>
          </table:table-cell>
          <table:table-cell office:value-type="float" office:value="964.996">
            <text:p>964,996</text:p>
          </table:table-cell>
        </table:table-row>
        <table:table-row table:style-name="ro2">
          <table:table-cell office:value-type="float" office:value="370.406">
            <text:p>370,406</text:p>
          </table:table-cell>
          <table:table-cell office:value-type="float" office:value="802.478">
            <text:p>802,478</text:p>
          </table:table-cell>
          <table:table-cell office:value-type="float" office:value="965.338">
            <text:p>965,338</text:p>
          </table:table-cell>
        </table:table-row>
        <table:table-row table:style-name="ro2">
          <table:table-cell office:value-type="float" office:value="370.843">
            <text:p>370,843</text:p>
          </table:table-cell>
          <table:table-cell office:value-type="float" office:value="803.055">
            <text:p>803,055</text:p>
          </table:table-cell>
          <table:table-cell office:value-type="float" office:value="965.679">
            <text:p>965,679</text:p>
          </table:table-cell>
        </table:table-row>
        <table:table-row table:style-name="ro2">
          <table:table-cell office:value-type="float" office:value="371.28">
            <text:p>371,28</text:p>
          </table:table-cell>
          <table:table-cell office:value-type="float" office:value="803.632">
            <text:p>803,632</text:p>
          </table:table-cell>
          <table:table-cell office:value-type="float" office:value="966.019">
            <text:p>966,019</text:p>
          </table:table-cell>
        </table:table-row>
        <table:table-row table:style-name="ro2">
          <table:table-cell office:value-type="float" office:value="371.717">
            <text:p>371,717</text:p>
          </table:table-cell>
          <table:table-cell office:value-type="float" office:value="804.207">
            <text:p>804,207</text:p>
          </table:table-cell>
          <table:table-cell office:value-type="float" office:value="966.359">
            <text:p>966,359</text:p>
          </table:table-cell>
        </table:table-row>
        <table:table-row table:style-name="ro2">
          <table:table-cell office:value-type="float" office:value="372.154">
            <text:p>372,154</text:p>
          </table:table-cell>
          <table:table-cell office:value-type="float" office:value="804.782">
            <text:p>804,782</text:p>
          </table:table-cell>
          <table:table-cell office:value-type="float" office:value="966.698">
            <text:p>966,698</text:p>
          </table:table-cell>
        </table:table-row>
        <table:table-row table:style-name="ro2">
          <table:table-cell office:value-type="float" office:value="372.59">
            <text:p>372,59</text:p>
          </table:table-cell>
          <table:table-cell office:value-type="float" office:value="805.356">
            <text:p>805,356</text:p>
          </table:table-cell>
          <table:table-cell office:value-type="float" office:value="967.037">
            <text:p>967,037</text:p>
          </table:table-cell>
        </table:table-row>
        <table:table-row table:style-name="ro2">
          <table:table-cell office:value-type="float" office:value="373.027">
            <text:p>373,027</text:p>
          </table:table-cell>
          <table:table-cell office:value-type="float" office:value="805.93">
            <text:p>805,93</text:p>
          </table:table-cell>
          <table:table-cell office:value-type="float" office:value="967.376">
            <text:p>967,376</text:p>
          </table:table-cell>
        </table:table-row>
        <table:table-row table:style-name="ro2">
          <table:table-cell office:value-type="float" office:value="373.464">
            <text:p>373,464</text:p>
          </table:table-cell>
          <table:table-cell office:value-type="float" office:value="806.502">
            <text:p>806,502</text:p>
          </table:table-cell>
          <table:table-cell office:value-type="float" office:value="967.714">
            <text:p>967,714</text:p>
          </table:table-cell>
        </table:table-row>
        <table:table-row table:style-name="ro2">
          <table:table-cell office:value-type="float" office:value="373.901">
            <text:p>373,901</text:p>
          </table:table-cell>
          <table:table-cell office:value-type="float" office:value="807.073">
            <text:p>807,073</text:p>
          </table:table-cell>
          <table:table-cell office:value-type="float" office:value="968.051">
            <text:p>968,051</text:p>
          </table:table-cell>
        </table:table-row>
        <table:table-row table:style-name="ro2">
          <table:table-cell office:value-type="float" office:value="374.338">
            <text:p>374,338</text:p>
          </table:table-cell>
          <table:table-cell office:value-type="float" office:value="807.644">
            <text:p>807,644</text:p>
          </table:table-cell>
          <table:table-cell office:value-type="float" office:value="968.388">
            <text:p>968,388</text:p>
          </table:table-cell>
        </table:table-row>
        <table:table-row table:style-name="ro2">
          <table:table-cell office:value-type="float" office:value="374.774">
            <text:p>374,774</text:p>
          </table:table-cell>
          <table:table-cell office:value-type="float" office:value="808.214">
            <text:p>808,214</text:p>
          </table:table-cell>
          <table:table-cell office:value-type="float" office:value="968.725">
            <text:p>968,725</text:p>
          </table:table-cell>
        </table:table-row>
        <table:table-row table:style-name="ro2">
          <table:table-cell office:value-type="float" office:value="375.211">
            <text:p>375,211</text:p>
          </table:table-cell>
          <table:table-cell office:value-type="float" office:value="808.783">
            <text:p>808,783</text:p>
          </table:table-cell>
          <table:table-cell office:value-type="float" office:value="969.061">
            <text:p>969,061</text:p>
          </table:table-cell>
        </table:table-row>
        <table:table-row table:style-name="ro2">
          <table:table-cell office:value-type="float" office:value="375.648">
            <text:p>375,648</text:p>
          </table:table-cell>
          <table:table-cell office:value-type="float" office:value="809.351">
            <text:p>809,351</text:p>
          </table:table-cell>
          <table:table-cell office:value-type="float" office:value="969.396">
            <text:p>969,396</text:p>
          </table:table-cell>
        </table:table-row>
        <table:table-row table:style-name="ro2">
          <table:table-cell office:value-type="float" office:value="376.085">
            <text:p>376,085</text:p>
          </table:table-cell>
          <table:table-cell office:value-type="float" office:value="809.919">
            <text:p>809,919</text:p>
          </table:table-cell>
          <table:table-cell office:value-type="float" office:value="969.731">
            <text:p>969,731</text:p>
          </table:table-cell>
        </table:table-row>
        <table:table-row table:style-name="ro2">
          <table:table-cell office:value-type="float" office:value="376.522">
            <text:p>376,522</text:p>
          </table:table-cell>
          <table:table-cell office:value-type="float" office:value="810.485">
            <text:p>810,485</text:p>
          </table:table-cell>
          <table:table-cell office:value-type="float" office:value="970.066">
            <text:p>970,066</text:p>
          </table:table-cell>
        </table:table-row>
        <table:table-row table:style-name="ro2">
          <table:table-cell office:value-type="float" office:value="376.958">
            <text:p>376,958</text:p>
          </table:table-cell>
          <table:table-cell office:value-type="float" office:value="811.051">
            <text:p>811,051</text:p>
          </table:table-cell>
          <table:table-cell office:value-type="float" office:value="970.4">
            <text:p>970,4</text:p>
          </table:table-cell>
        </table:table-row>
        <table:table-row table:style-name="ro2">
          <table:table-cell office:value-type="float" office:value="377.395">
            <text:p>377,395</text:p>
          </table:table-cell>
          <table:table-cell office:value-type="float" office:value="811.616">
            <text:p>811,616</text:p>
          </table:table-cell>
          <table:table-cell office:value-type="float" office:value="970.733">
            <text:p>970,733</text:p>
          </table:table-cell>
        </table:table-row>
        <table:table-row table:style-name="ro2">
          <table:table-cell office:value-type="float" office:value="377.832">
            <text:p>377,832</text:p>
          </table:table-cell>
          <table:table-cell office:value-type="float" office:value="812.18">
            <text:p>812,18</text:p>
          </table:table-cell>
          <table:table-cell office:value-type="float" office:value="971.066">
            <text:p>971,066</text:p>
          </table:table-cell>
        </table:table-row>
        <table:table-row table:style-name="ro2">
          <table:table-cell office:value-type="float" office:value="378.269">
            <text:p>378,269</text:p>
          </table:table-cell>
          <table:table-cell office:value-type="float" office:value="812.744">
            <text:p>812,744</text:p>
          </table:table-cell>
          <table:table-cell office:value-type="float" office:value="971.399">
            <text:p>971,399</text:p>
          </table:table-cell>
        </table:table-row>
        <table:table-row table:style-name="ro2">
          <table:table-cell office:value-type="float" office:value="378.706">
            <text:p>378,706</text:p>
          </table:table-cell>
          <table:table-cell office:value-type="float" office:value="813.306">
            <text:p>813,306</text:p>
          </table:table-cell>
          <table:table-cell office:value-type="float" office:value="971.731">
            <text:p>971,731</text:p>
          </table:table-cell>
        </table:table-row>
        <table:table-row table:style-name="ro2">
          <table:table-cell office:value-type="float" office:value="379.142">
            <text:p>379,142</text:p>
          </table:table-cell>
          <table:table-cell office:value-type="float" office:value="813.868">
            <text:p>813,868</text:p>
          </table:table-cell>
          <table:table-cell office:value-type="float" office:value="972.062">
            <text:p>972,062</text:p>
          </table:table-cell>
        </table:table-row>
        <table:table-row table:style-name="ro2">
          <table:table-cell office:value-type="float" office:value="379.579">
            <text:p>379,579</text:p>
          </table:table-cell>
          <table:table-cell office:value-type="float" office:value="814.429">
            <text:p>814,429</text:p>
          </table:table-cell>
          <table:table-cell office:value-type="float" office:value="972.393">
            <text:p>972,393</text:p>
          </table:table-cell>
        </table:table-row>
        <table:table-row table:style-name="ro2">
          <table:table-cell office:value-type="float" office:value="380.016">
            <text:p>380,016</text:p>
          </table:table-cell>
          <table:table-cell office:value-type="float" office:value="814.989">
            <text:p>814,989</text:p>
          </table:table-cell>
          <table:table-cell office:value-type="float" office:value="972.724">
            <text:p>972,724</text:p>
          </table:table-cell>
        </table:table-row>
        <table:table-row table:style-name="ro2">
          <table:table-cell office:value-type="float" office:value="380.453">
            <text:p>380,453</text:p>
          </table:table-cell>
          <table:table-cell office:value-type="float" office:value="815.548">
            <text:p>815,548</text:p>
          </table:table-cell>
          <table:table-cell office:value-type="float" office:value="973.054">
            <text:p>973,054</text:p>
          </table:table-cell>
        </table:table-row>
        <table:table-row table:style-name="ro2">
          <table:table-cell office:value-type="float" office:value="380.89">
            <text:p>380,89</text:p>
          </table:table-cell>
          <table:table-cell office:value-type="float" office:value="816.106">
            <text:p>816,106</text:p>
          </table:table-cell>
          <table:table-cell office:value-type="float" office:value="973.384">
            <text:p>973,384</text:p>
          </table:table-cell>
        </table:table-row>
        <table:table-row table:style-name="ro2">
          <table:table-cell office:value-type="float" office:value="381.326">
            <text:p>381,326</text:p>
          </table:table-cell>
          <table:table-cell office:value-type="float" office:value="816.664">
            <text:p>816,664</text:p>
          </table:table-cell>
          <table:table-cell office:value-type="float" office:value="973.713">
            <text:p>973,713</text:p>
          </table:table-cell>
        </table:table-row>
        <table:table-row table:style-name="ro2">
          <table:table-cell office:value-type="float" office:value="381.763">
            <text:p>381,763</text:p>
          </table:table-cell>
          <table:table-cell office:value-type="float" office:value="817.221">
            <text:p>817,221</text:p>
          </table:table-cell>
          <table:table-cell office:value-type="float" office:value="974.042">
            <text:p>974,042</text:p>
          </table:table-cell>
        </table:table-row>
        <table:table-row table:style-name="ro2">
          <table:table-cell office:value-type="float" office:value="382.2">
            <text:p>382,2</text:p>
          </table:table-cell>
          <table:table-cell office:value-type="float" office:value="817.777">
            <text:p>817,777</text:p>
          </table:table-cell>
          <table:table-cell office:value-type="float" office:value="974.37">
            <text:p>974,37</text:p>
          </table:table-cell>
        </table:table-row>
        <table:table-row table:style-name="ro2">
          <table:table-cell office:value-type="float" office:value="382.637">
            <text:p>382,637</text:p>
          </table:table-cell>
          <table:table-cell office:value-type="float" office:value="818.332">
            <text:p>818,332</text:p>
          </table:table-cell>
          <table:table-cell office:value-type="float" office:value="974.698">
            <text:p>974,698</text:p>
          </table:table-cell>
        </table:table-row>
        <table:table-row table:style-name="ro2">
          <table:table-cell office:value-type="float" office:value="383.074">
            <text:p>383,074</text:p>
          </table:table-cell>
          <table:table-cell office:value-type="float" office:value="818.886">
            <text:p>818,886</text:p>
          </table:table-cell>
          <table:table-cell office:value-type="float" office:value="975.025">
            <text:p>975,025</text:p>
          </table:table-cell>
        </table:table-row>
        <table:table-row table:style-name="ro2">
          <table:table-cell office:value-type="float" office:value="383.51">
            <text:p>383,51</text:p>
          </table:table-cell>
          <table:table-cell office:value-type="float" office:value="819.44">
            <text:p>819,44</text:p>
          </table:table-cell>
          <table:table-cell office:value-type="float" office:value="975.352">
            <text:p>975,352</text:p>
          </table:table-cell>
        </table:table-row>
        <table:table-row table:style-name="ro2">
          <table:table-cell office:value-type="float" office:value="383.947">
            <text:p>383,947</text:p>
          </table:table-cell>
          <table:table-cell office:value-type="float" office:value="819.993">
            <text:p>819,993</text:p>
          </table:table-cell>
          <table:table-cell office:value-type="float" office:value="975.678">
            <text:p>975,678</text:p>
          </table:table-cell>
        </table:table-row>
        <table:table-row table:style-name="ro2">
          <table:table-cell office:value-type="float" office:value="384.384">
            <text:p>384,384</text:p>
          </table:table-cell>
          <table:table-cell office:value-type="float" office:value="820.545">
            <text:p>820,545</text:p>
          </table:table-cell>
          <table:table-cell office:value-type="float" office:value="976.004">
            <text:p>976,004</text:p>
          </table:table-cell>
        </table:table-row>
        <table:table-row table:style-name="ro2">
          <table:table-cell office:value-type="float" office:value="384.821">
            <text:p>384,821</text:p>
          </table:table-cell>
          <table:table-cell office:value-type="float" office:value="821.096">
            <text:p>821,096</text:p>
          </table:table-cell>
          <table:table-cell office:value-type="float" office:value="976.33">
            <text:p>976,33</text:p>
          </table:table-cell>
        </table:table-row>
        <table:table-row table:style-name="ro2">
          <table:table-cell office:value-type="float" office:value="385.258">
            <text:p>385,258</text:p>
          </table:table-cell>
          <table:table-cell office:value-type="float" office:value="821.646">
            <text:p>821,646</text:p>
          </table:table-cell>
          <table:table-cell office:value-type="float" office:value="976.655">
            <text:p>976,655</text:p>
          </table:table-cell>
        </table:table-row>
        <table:table-row table:style-name="ro2">
          <table:table-cell office:value-type="float" office:value="385.694">
            <text:p>385,694</text:p>
          </table:table-cell>
          <table:table-cell office:value-type="float" office:value="822.196">
            <text:p>822,196</text:p>
          </table:table-cell>
          <table:table-cell office:value-type="float" office:value="976.979">
            <text:p>976,979</text:p>
          </table:table-cell>
        </table:table-row>
        <table:table-row table:style-name="ro2">
          <table:table-cell office:value-type="float" office:value="386.131">
            <text:p>386,131</text:p>
          </table:table-cell>
          <table:table-cell office:value-type="float" office:value="822.745">
            <text:p>822,745</text:p>
          </table:table-cell>
          <table:table-cell office:value-type="float" office:value="977.303">
            <text:p>977,303</text:p>
          </table:table-cell>
        </table:table-row>
        <table:table-row table:style-name="ro2">
          <table:table-cell office:value-type="float" office:value="386.568">
            <text:p>386,568</text:p>
          </table:table-cell>
          <table:table-cell office:value-type="float" office:value="823.293">
            <text:p>823,293</text:p>
          </table:table-cell>
          <table:table-cell office:value-type="float" office:value="977.626">
            <text:p>977,626</text:p>
          </table:table-cell>
        </table:table-row>
        <table:table-row table:style-name="ro2">
          <table:table-cell office:value-type="float" office:value="387.005">
            <text:p>387,005</text:p>
          </table:table-cell>
          <table:table-cell office:value-type="float" office:value="823.84">
            <text:p>823,84</text:p>
          </table:table-cell>
          <table:table-cell office:value-type="float" office:value="977.949">
            <text:p>977,949</text:p>
          </table:table-cell>
        </table:table-row>
        <table:table-row table:style-name="ro2">
          <table:table-cell office:value-type="float" office:value="387.442">
            <text:p>387,442</text:p>
          </table:table-cell>
          <table:table-cell office:value-type="float" office:value="824.386">
            <text:p>824,386</text:p>
          </table:table-cell>
          <table:table-cell office:value-type="float" office:value="978.272">
            <text:p>978,272</text:p>
          </table:table-cell>
        </table:table-row>
        <table:table-row table:style-name="ro2">
          <table:table-cell office:value-type="float" office:value="387.878">
            <text:p>387,878</text:p>
          </table:table-cell>
          <table:table-cell office:value-type="float" office:value="824.932">
            <text:p>824,932</text:p>
          </table:table-cell>
          <table:table-cell office:value-type="float" office:value="978.594">
            <text:p>978,594</text:p>
          </table:table-cell>
        </table:table-row>
        <table:table-row table:style-name="ro2">
          <table:table-cell office:value-type="float" office:value="388.315">
            <text:p>388,315</text:p>
          </table:table-cell>
          <table:table-cell office:value-type="float" office:value="825.477">
            <text:p>825,477</text:p>
          </table:table-cell>
          <table:table-cell office:value-type="float" office:value="978.916">
            <text:p>978,916</text:p>
          </table:table-cell>
        </table:table-row>
        <table:table-row table:style-name="ro2">
          <table:table-cell office:value-type="float" office:value="388.752">
            <text:p>388,752</text:p>
          </table:table-cell>
          <table:table-cell office:value-type="float" office:value="826.021">
            <text:p>826,021</text:p>
          </table:table-cell>
          <table:table-cell office:value-type="float" office:value="979.237">
            <text:p>979,237</text:p>
          </table:table-cell>
        </table:table-row>
        <table:table-row table:style-name="ro2">
          <table:table-cell office:value-type="float" office:value="389.189">
            <text:p>389,189</text:p>
          </table:table-cell>
          <table:table-cell office:value-type="float" office:value="826.564">
            <text:p>826,564</text:p>
          </table:table-cell>
          <table:table-cell office:value-type="float" office:value="979.558">
            <text:p>979,558</text:p>
          </table:table-cell>
        </table:table-row>
        <table:table-row table:style-name="ro2">
          <table:table-cell office:value-type="float" office:value="389.626">
            <text:p>389,626</text:p>
          </table:table-cell>
          <table:table-cell office:value-type="float" office:value="827.106">
            <text:p>827,106</text:p>
          </table:table-cell>
          <table:table-cell office:value-type="float" office:value="979.878">
            <text:p>979,878</text:p>
          </table:table-cell>
        </table:table-row>
        <table:table-row table:style-name="ro2">
          <table:table-cell office:value-type="float" office:value="390.062">
            <text:p>390,062</text:p>
          </table:table-cell>
          <table:table-cell office:value-type="float" office:value="827.648">
            <text:p>827,648</text:p>
          </table:table-cell>
          <table:table-cell office:value-type="float" office:value="980.198">
            <text:p>980,198</text:p>
          </table:table-cell>
        </table:table-row>
        <table:table-row table:style-name="ro2">
          <table:table-cell office:value-type="float" office:value="390.499">
            <text:p>390,499</text:p>
          </table:table-cell>
          <table:table-cell office:value-type="float" office:value="828.189">
            <text:p>828,189</text:p>
          </table:table-cell>
          <table:table-cell office:value-type="float" office:value="980.517">
            <text:p>980,517</text:p>
          </table:table-cell>
        </table:table-row>
        <table:table-row table:style-name="ro2">
          <table:table-cell office:value-type="float" office:value="390.936">
            <text:p>390,936</text:p>
          </table:table-cell>
          <table:table-cell office:value-type="float" office:value="828.729">
            <text:p>828,729</text:p>
          </table:table-cell>
          <table:table-cell office:value-type="float" office:value="980.836">
            <text:p>980,836</text:p>
          </table:table-cell>
        </table:table-row>
        <table:table-row table:style-name="ro2">
          <table:table-cell office:value-type="float" office:value="391.373">
            <text:p>391,373</text:p>
          </table:table-cell>
          <table:table-cell office:value-type="float" office:value="829.268">
            <text:p>829,268</text:p>
          </table:table-cell>
          <table:table-cell office:value-type="float" office:value="981.154">
            <text:p>981,154</text:p>
          </table:table-cell>
        </table:table-row>
        <table:table-row table:style-name="ro2">
          <table:table-cell office:value-type="float" office:value="391.81">
            <text:p>391,81</text:p>
          </table:table-cell>
          <table:table-cell office:value-type="float" office:value="829.807">
            <text:p>829,807</text:p>
          </table:table-cell>
          <table:table-cell office:value-type="float" office:value="981.472">
            <text:p>981,472</text:p>
          </table:table-cell>
        </table:table-row>
        <table:table-row table:style-name="ro2">
          <table:table-cell office:value-type="float" office:value="392.246">
            <text:p>392,246</text:p>
          </table:table-cell>
          <table:table-cell office:value-type="float" office:value="830.344">
            <text:p>830,344</text:p>
          </table:table-cell>
          <table:table-cell office:value-type="float" office:value="981.789">
            <text:p>981,789</text:p>
          </table:table-cell>
        </table:table-row>
        <table:table-row table:style-name="ro2">
          <table:table-cell office:value-type="float" office:value="392.683">
            <text:p>392,683</text:p>
          </table:table-cell>
          <table:table-cell office:value-type="float" office:value="830.881">
            <text:p>830,881</text:p>
          </table:table-cell>
          <table:table-cell office:value-type="float" office:value="982.106">
            <text:p>982,106</text:p>
          </table:table-cell>
        </table:table-row>
        <table:table-row table:style-name="ro2">
          <table:table-cell office:value-type="float" office:value="393.12">
            <text:p>393,12</text:p>
          </table:table-cell>
          <table:table-cell office:value-type="float" office:value="831.417">
            <text:p>831,417</text:p>
          </table:table-cell>
          <table:table-cell office:value-type="float" office:value="982.423">
            <text:p>982,423</text:p>
          </table:table-cell>
        </table:table-row>
        <table:table-row table:style-name="ro2">
          <table:table-cell office:value-type="float" office:value="393.557">
            <text:p>393,557</text:p>
          </table:table-cell>
          <table:table-cell office:value-type="float" office:value="831.953">
            <text:p>831,953</text:p>
          </table:table-cell>
          <table:table-cell office:value-type="float" office:value="982.739">
            <text:p>982,739</text:p>
          </table:table-cell>
        </table:table-row>
        <table:table-row table:style-name="ro2">
          <table:table-cell office:value-type="float" office:value="393.994">
            <text:p>393,994</text:p>
          </table:table-cell>
          <table:table-cell office:value-type="float" office:value="832.487">
            <text:p>832,487</text:p>
          </table:table-cell>
          <table:table-cell office:value-type="float" office:value="983.055">
            <text:p>983,055</text:p>
          </table:table-cell>
        </table:table-row>
        <table:table-row table:style-name="ro2">
          <table:table-cell office:value-type="float" office:value="394.43">
            <text:p>394,43</text:p>
          </table:table-cell>
          <table:table-cell office:value-type="float" office:value="833.021">
            <text:p>833,021</text:p>
          </table:table-cell>
          <table:table-cell office:value-type="float" office:value="983.37">
            <text:p>983,37</text:p>
          </table:table-cell>
        </table:table-row>
        <table:table-row table:style-name="ro2">
          <table:table-cell office:value-type="float" office:value="394.867">
            <text:p>394,867</text:p>
          </table:table-cell>
          <table:table-cell office:value-type="float" office:value="833.554">
            <text:p>833,554</text:p>
          </table:table-cell>
          <table:table-cell office:value-type="float" office:value="983.684">
            <text:p>983,684</text:p>
          </table:table-cell>
        </table:table-row>
        <table:table-row table:style-name="ro2">
          <table:table-cell office:value-type="float" office:value="395.304">
            <text:p>395,304</text:p>
          </table:table-cell>
          <table:table-cell office:value-type="float" office:value="834.087">
            <text:p>834,087</text:p>
          </table:table-cell>
          <table:table-cell office:value-type="float" office:value="983.999">
            <text:p>983,999</text:p>
          </table:table-cell>
        </table:table-row>
        <table:table-row table:style-name="ro2">
          <table:table-cell office:value-type="float" office:value="395.741">
            <text:p>395,741</text:p>
          </table:table-cell>
          <table:table-cell office:value-type="float" office:value="834.618">
            <text:p>834,618</text:p>
          </table:table-cell>
          <table:table-cell office:value-type="float" office:value="984.312">
            <text:p>984,312</text:p>
          </table:table-cell>
        </table:table-row>
        <table:table-row table:style-name="ro2">
          <table:table-cell office:value-type="float" office:value="396.178">
            <text:p>396,178</text:p>
          </table:table-cell>
          <table:table-cell office:value-type="float" office:value="835.149">
            <text:p>835,149</text:p>
          </table:table-cell>
          <table:table-cell office:value-type="float" office:value="984.626">
            <text:p>984,626</text:p>
          </table:table-cell>
        </table:table-row>
        <table:table-row table:style-name="ro2">
          <table:table-cell office:value-type="float" office:value="396.614">
            <text:p>396,614</text:p>
          </table:table-cell>
          <table:table-cell office:value-type="float" office:value="835.679">
            <text:p>835,679</text:p>
          </table:table-cell>
          <table:table-cell office:value-type="float" office:value="984.939">
            <text:p>984,939</text:p>
          </table:table-cell>
        </table:table-row>
        <table:table-row table:style-name="ro2">
          <table:table-cell office:value-type="float" office:value="397.051">
            <text:p>397,051</text:p>
          </table:table-cell>
          <table:table-cell office:value-type="float" office:value="836.208">
            <text:p>836,208</text:p>
          </table:table-cell>
          <table:table-cell office:value-type="float" office:value="985.251">
            <text:p>985,251</text:p>
          </table:table-cell>
        </table:table-row>
        <table:table-row table:style-name="ro2">
          <table:table-cell office:value-type="float" office:value="397.488">
            <text:p>397,488</text:p>
          </table:table-cell>
          <table:table-cell office:value-type="float" office:value="836.736">
            <text:p>836,736</text:p>
          </table:table-cell>
          <table:table-cell office:value-type="float" office:value="985.563">
            <text:p>985,563</text:p>
          </table:table-cell>
        </table:table-row>
        <table:table-row table:style-name="ro2">
          <table:table-cell office:value-type="float" office:value="397.925">
            <text:p>397,925</text:p>
          </table:table-cell>
          <table:table-cell office:value-type="float" office:value="837.264">
            <text:p>837,264</text:p>
          </table:table-cell>
          <table:table-cell office:value-type="float" office:value="985.875">
            <text:p>985,875</text:p>
          </table:table-cell>
        </table:table-row>
        <table:table-row table:style-name="ro2">
          <table:table-cell office:value-type="float" office:value="398.362">
            <text:p>398,362</text:p>
          </table:table-cell>
          <table:table-cell office:value-type="float" office:value="837.791">
            <text:p>837,791</text:p>
          </table:table-cell>
          <table:table-cell office:value-type="float" office:value="986.186">
            <text:p>986,186</text:p>
          </table:table-cell>
        </table:table-row>
        <table:table-row table:style-name="ro2">
          <table:table-cell office:value-type="float" office:value="398.798">
            <text:p>398,798</text:p>
          </table:table-cell>
          <table:table-cell office:value-type="float" office:value="838.317">
            <text:p>838,317</text:p>
          </table:table-cell>
          <table:table-cell office:value-type="float" office:value="986.496">
            <text:p>986,496</text:p>
          </table:table-cell>
        </table:table-row>
        <table:table-row table:style-name="ro2">
          <table:table-cell office:value-type="float" office:value="399.235">
            <text:p>399,235</text:p>
          </table:table-cell>
          <table:table-cell office:value-type="float" office:value="838.842">
            <text:p>838,842</text:p>
          </table:table-cell>
          <table:table-cell office:value-type="float" office:value="986.806">
            <text:p>986,806</text:p>
          </table:table-cell>
        </table:table-row>
        <table:table-row table:style-name="ro2">
          <table:table-cell office:value-type="float" office:value="399.672">
            <text:p>399,672</text:p>
          </table:table-cell>
          <table:table-cell office:value-type="float" office:value="839.367">
            <text:p>839,367</text:p>
          </table:table-cell>
          <table:table-cell office:value-type="float" office:value="987.116">
            <text:p>987,116</text:p>
          </table:table-cell>
        </table:table-row>
        <table:table-row table:style-name="ro2">
          <table:table-cell office:value-type="float" office:value="400.109">
            <text:p>400,109</text:p>
          </table:table-cell>
          <table:table-cell office:value-type="float" office:value="839.891">
            <text:p>839,891</text:p>
          </table:table-cell>
          <table:table-cell office:value-type="float" office:value="987.425">
            <text:p>987,425</text:p>
          </table:table-cell>
        </table:table-row>
        <table:table-row table:style-name="ro2">
          <table:table-cell office:value-type="float" office:value="400.546">
            <text:p>400,546</text:p>
          </table:table-cell>
          <table:table-cell office:value-type="float" office:value="840.414">
            <text:p>840,414</text:p>
          </table:table-cell>
          <table:table-cell office:value-type="float" office:value="987.734">
            <text:p>987,734</text:p>
          </table:table-cell>
        </table:table-row>
        <table:table-row table:style-name="ro2">
          <table:table-cell office:value-type="float" office:value="400.982">
            <text:p>400,982</text:p>
          </table:table-cell>
          <table:table-cell office:value-type="float" office:value="840.936">
            <text:p>840,936</text:p>
          </table:table-cell>
          <table:table-cell office:value-type="float" office:value="988.042">
            <text:p>988,042</text:p>
          </table:table-cell>
        </table:table-row>
        <table:table-row table:style-name="ro2">
          <table:table-cell office:value-type="float" office:value="401.419">
            <text:p>401,419</text:p>
          </table:table-cell>
          <table:table-cell office:value-type="float" office:value="841.458">
            <text:p>841,458</text:p>
          </table:table-cell>
          <table:table-cell office:value-type="float" office:value="988.35">
            <text:p>988,35</text:p>
          </table:table-cell>
        </table:table-row>
        <table:table-row table:style-name="ro2">
          <table:table-cell office:value-type="float" office:value="401.856">
            <text:p>401,856</text:p>
          </table:table-cell>
          <table:table-cell office:value-type="float" office:value="841.979">
            <text:p>841,979</text:p>
          </table:table-cell>
          <table:table-cell office:value-type="float" office:value="988.658">
            <text:p>988,658</text:p>
          </table:table-cell>
        </table:table-row>
        <table:table-row table:style-name="ro2">
          <table:table-cell office:value-type="float" office:value="402.293">
            <text:p>402,293</text:p>
          </table:table-cell>
          <table:table-cell office:value-type="float" office:value="842.499">
            <text:p>842,499</text:p>
          </table:table-cell>
          <table:table-cell office:value-type="float" office:value="988.965">
            <text:p>988,965</text:p>
          </table:table-cell>
        </table:table-row>
        <table:table-row table:style-name="ro2">
          <table:table-cell office:value-type="float" office:value="402.73">
            <text:p>402,73</text:p>
          </table:table-cell>
          <table:table-cell office:value-type="float" office:value="843.018">
            <text:p>843,018</text:p>
          </table:table-cell>
          <table:table-cell office:value-type="float" office:value="989.271">
            <text:p>989,271</text:p>
          </table:table-cell>
        </table:table-row>
        <table:table-row table:style-name="ro2">
          <table:table-cell office:value-type="float" office:value="403.166">
            <text:p>403,166</text:p>
          </table:table-cell>
          <table:table-cell office:value-type="float" office:value="843.537">
            <text:p>843,537</text:p>
          </table:table-cell>
          <table:table-cell office:value-type="float" office:value="989.577">
            <text:p>989,577</text:p>
          </table:table-cell>
        </table:table-row>
        <table:table-row table:style-name="ro2">
          <table:table-cell office:value-type="float" office:value="403.603">
            <text:p>403,603</text:p>
          </table:table-cell>
          <table:table-cell office:value-type="float" office:value="844.054">
            <text:p>844,054</text:p>
          </table:table-cell>
          <table:table-cell office:value-type="float" office:value="989.883">
            <text:p>989,883</text:p>
          </table:table-cell>
        </table:table-row>
        <table:table-row table:style-name="ro2">
          <table:table-cell office:value-type="float" office:value="404.04">
            <text:p>404,04</text:p>
          </table:table-cell>
          <table:table-cell office:value-type="float" office:value="844.571">
            <text:p>844,571</text:p>
          </table:table-cell>
          <table:table-cell office:value-type="float" office:value="990.188">
            <text:p>990,188</text:p>
          </table:table-cell>
        </table:table-row>
        <table:table-row table:style-name="ro2">
          <table:table-cell office:value-type="float" office:value="404.477">
            <text:p>404,477</text:p>
          </table:table-cell>
          <table:table-cell office:value-type="float" office:value="845.088">
            <text:p>845,088</text:p>
          </table:table-cell>
          <table:table-cell office:value-type="float" office:value="990.493">
            <text:p>990,493</text:p>
          </table:table-cell>
        </table:table-row>
        <table:table-row table:style-name="ro2">
          <table:table-cell office:value-type="float" office:value="404.914">
            <text:p>404,914</text:p>
          </table:table-cell>
          <table:table-cell office:value-type="float" office:value="845.603">
            <text:p>845,603</text:p>
          </table:table-cell>
          <table:table-cell office:value-type="float" office:value="990.797">
            <text:p>990,797</text:p>
          </table:table-cell>
        </table:table-row>
        <table:table-row table:style-name="ro2">
          <table:table-cell office:value-type="float" office:value="405.35">
            <text:p>405,35</text:p>
          </table:table-cell>
          <table:table-cell office:value-type="float" office:value="846.118">
            <text:p>846,118</text:p>
          </table:table-cell>
          <table:table-cell office:value-type="float" office:value="991.101">
            <text:p>991,101</text:p>
          </table:table-cell>
        </table:table-row>
        <table:table-row table:style-name="ro2">
          <table:table-cell office:value-type="float" office:value="405.787">
            <text:p>405,787</text:p>
          </table:table-cell>
          <table:table-cell office:value-type="float" office:value="846.632">
            <text:p>846,632</text:p>
          </table:table-cell>
          <table:table-cell office:value-type="float" office:value="991.405">
            <text:p>991,405</text:p>
          </table:table-cell>
        </table:table-row>
        <table:table-row table:style-name="ro2">
          <table:table-cell office:value-type="float" office:value="406.224">
            <text:p>406,224</text:p>
          </table:table-cell>
          <table:table-cell office:value-type="float" office:value="847.145">
            <text:p>847,145</text:p>
          </table:table-cell>
          <table:table-cell office:value-type="float" office:value="991.708">
            <text:p>991,708</text:p>
          </table:table-cell>
        </table:table-row>
        <table:table-row table:style-name="ro2">
          <table:table-cell office:value-type="float" office:value="406.661">
            <text:p>406,661</text:p>
          </table:table-cell>
          <table:table-cell office:value-type="float" office:value="847.658">
            <text:p>847,658</text:p>
          </table:table-cell>
          <table:table-cell office:value-type="float" office:value="992.01">
            <text:p>992,01</text:p>
          </table:table-cell>
        </table:table-row>
        <table:table-row table:style-name="ro2">
          <table:table-cell office:value-type="float" office:value="407.098">
            <text:p>407,098</text:p>
          </table:table-cell>
          <table:table-cell office:value-type="float" office:value="848.17">
            <text:p>848,17</text:p>
          </table:table-cell>
          <table:table-cell office:value-type="float" office:value="992.313">
            <text:p>992,313</text:p>
          </table:table-cell>
        </table:table-row>
        <table:table-row table:style-name="ro2">
          <table:table-cell office:value-type="float" office:value="407.534">
            <text:p>407,534</text:p>
          </table:table-cell>
          <table:table-cell office:value-type="float" office:value="848.681">
            <text:p>848,681</text:p>
          </table:table-cell>
          <table:table-cell office:value-type="float" office:value="992.614">
            <text:p>992,614</text:p>
          </table:table-cell>
        </table:table-row>
        <table:table-row table:style-name="ro2">
          <table:table-cell office:value-type="float" office:value="407.971">
            <text:p>407,971</text:p>
          </table:table-cell>
          <table:table-cell office:value-type="float" office:value="849.191">
            <text:p>849,191</text:p>
          </table:table-cell>
          <table:table-cell office:value-type="float" office:value="992.915">
            <text:p>992,915</text:p>
          </table:table-cell>
        </table:table-row>
        <table:table-row table:style-name="ro2">
          <table:table-cell office:value-type="float" office:value="408.408">
            <text:p>408,408</text:p>
          </table:table-cell>
          <table:table-cell office:value-type="float" office:value="849.701">
            <text:p>849,701</text:p>
          </table:table-cell>
          <table:table-cell office:value-type="float" office:value="993.216">
            <text:p>993,216</text:p>
          </table:table-cell>
        </table:table-row>
        <table:table-row table:style-name="ro2">
          <table:table-cell office:value-type="float" office:value="408.845">
            <text:p>408,845</text:p>
          </table:table-cell>
          <table:table-cell office:value-type="float" office:value="850.209">
            <text:p>850,209</text:p>
          </table:table-cell>
          <table:table-cell office:value-type="float" office:value="993.517">
            <text:p>993,517</text:p>
          </table:table-cell>
        </table:table-row>
        <table:table-row table:style-name="ro2">
          <table:table-cell office:value-type="float" office:value="409.282">
            <text:p>409,282</text:p>
          </table:table-cell>
          <table:table-cell office:value-type="float" office:value="850.718">
            <text:p>850,718</text:p>
          </table:table-cell>
          <table:table-cell office:value-type="float" office:value="993.817">
            <text:p>993,817</text:p>
          </table:table-cell>
        </table:table-row>
        <table:table-row table:style-name="ro2">
          <table:table-cell office:value-type="float" office:value="409.718">
            <text:p>409,718</text:p>
          </table:table-cell>
          <table:table-cell office:value-type="float" office:value="851.225">
            <text:p>851,225</text:p>
          </table:table-cell>
          <table:table-cell office:value-type="float" office:value="994.116">
            <text:p>994,116</text:p>
          </table:table-cell>
        </table:table-row>
        <table:table-row table:style-name="ro2">
          <table:table-cell office:value-type="float" office:value="410.155">
            <text:p>410,155</text:p>
          </table:table-cell>
          <table:table-cell office:value-type="float" office:value="851.732">
            <text:p>851,732</text:p>
          </table:table-cell>
          <table:table-cell office:value-type="float" office:value="994.415">
            <text:p>994,415</text:p>
          </table:table-cell>
        </table:table-row>
        <table:table-row table:style-name="ro2">
          <table:table-cell office:value-type="float" office:value="410.592">
            <text:p>410,592</text:p>
          </table:table-cell>
          <table:table-cell office:value-type="float" office:value="852.237">
            <text:p>852,237</text:p>
          </table:table-cell>
          <table:table-cell office:value-type="float" office:value="994.714">
            <text:p>994,714</text:p>
          </table:table-cell>
        </table:table-row>
        <table:table-row table:style-name="ro2">
          <table:table-cell office:value-type="float" office:value="411.029">
            <text:p>411,029</text:p>
          </table:table-cell>
          <table:table-cell office:value-type="float" office:value="852.743">
            <text:p>852,743</text:p>
          </table:table-cell>
          <table:table-cell office:value-type="float" office:value="995.012">
            <text:p>995,012</text:p>
          </table:table-cell>
        </table:table-row>
        <table:table-row table:style-name="ro2">
          <table:table-cell office:value-type="float" office:value="411.466">
            <text:p>411,466</text:p>
          </table:table-cell>
          <table:table-cell office:value-type="float" office:value="853.247">
            <text:p>853,247</text:p>
          </table:table-cell>
          <table:table-cell office:value-type="float" office:value="995.31">
            <text:p>995,31</text:p>
          </table:table-cell>
        </table:table-row>
        <table:table-row table:style-name="ro2">
          <table:table-cell office:value-type="float" office:value="411.902">
            <text:p>411,902</text:p>
          </table:table-cell>
          <table:table-cell office:value-type="float" office:value="853.751">
            <text:p>853,751</text:p>
          </table:table-cell>
          <table:table-cell office:value-type="float" office:value="995.607">
            <text:p>995,607</text:p>
          </table:table-cell>
        </table:table-row>
        <table:table-row table:style-name="ro2">
          <table:table-cell office:value-type="float" office:value="412.339">
            <text:p>412,339</text:p>
          </table:table-cell>
          <table:table-cell office:value-type="float" office:value="854.254">
            <text:p>854,254</text:p>
          </table:table-cell>
          <table:table-cell office:value-type="float" office:value="995.904">
            <text:p>995,904</text:p>
          </table:table-cell>
        </table:table-row>
        <table:table-row table:style-name="ro2">
          <table:table-cell office:value-type="float" office:value="412.776">
            <text:p>412,776</text:p>
          </table:table-cell>
          <table:table-cell office:value-type="float" office:value="854.756">
            <text:p>854,756</text:p>
          </table:table-cell>
          <table:table-cell office:value-type="float" office:value="996.201">
            <text:p>996,201</text:p>
          </table:table-cell>
        </table:table-row>
        <table:table-row table:style-name="ro2">
          <table:table-cell office:value-type="float" office:value="413.213">
            <text:p>413,213</text:p>
          </table:table-cell>
          <table:table-cell office:value-type="float" office:value="855.257">
            <text:p>855,257</text:p>
          </table:table-cell>
          <table:table-cell office:value-type="float" office:value="996.497">
            <text:p>996,497</text:p>
          </table:table-cell>
        </table:table-row>
        <table:table-row table:style-name="ro2">
          <table:table-cell office:value-type="float" office:value="413.65">
            <text:p>413,65</text:p>
          </table:table-cell>
          <table:table-cell office:value-type="float" office:value="855.758">
            <text:p>855,758</text:p>
          </table:table-cell>
          <table:table-cell office:value-type="float" office:value="996.792">
            <text:p>996,792</text:p>
          </table:table-cell>
        </table:table-row>
        <table:table-row table:style-name="ro2">
          <table:table-cell office:value-type="float" office:value="414.086">
            <text:p>414,086</text:p>
          </table:table-cell>
          <table:table-cell office:value-type="float" office:value="856.258">
            <text:p>856,258</text:p>
          </table:table-cell>
          <table:table-cell office:value-type="float" office:value="997.087">
            <text:p>997,087</text:p>
          </table:table-cell>
        </table:table-row>
        <table:table-row table:style-name="ro2">
          <table:table-cell office:value-type="float" office:value="414.523">
            <text:p>414,523</text:p>
          </table:table-cell>
          <table:table-cell office:value-type="float" office:value="856.758">
            <text:p>856,758</text:p>
          </table:table-cell>
          <table:table-cell office:value-type="float" office:value="997.382">
            <text:p>997,382</text:p>
          </table:table-cell>
        </table:table-row>
        <table:table-row table:style-name="ro2">
          <table:table-cell office:value-type="float" office:value="414.96">
            <text:p>414,96</text:p>
          </table:table-cell>
          <table:table-cell office:value-type="float" office:value="857.256">
            <text:p>857,256</text:p>
          </table:table-cell>
          <table:table-cell office:value-type="float" office:value="997.677">
            <text:p>997,677</text:p>
          </table:table-cell>
        </table:table-row>
        <table:table-row table:style-name="ro2">
          <table:table-cell office:value-type="float" office:value="415.397">
            <text:p>415,397</text:p>
          </table:table-cell>
          <table:table-cell office:value-type="float" office:value="857.754">
            <text:p>857,754</text:p>
          </table:table-cell>
          <table:table-cell office:value-type="float" office:value="997.97">
            <text:p>997,97</text:p>
          </table:table-cell>
        </table:table-row>
        <table:table-row table:style-name="ro2">
          <table:table-cell office:value-type="float" office:value="415.834">
            <text:p>415,834</text:p>
          </table:table-cell>
          <table:table-cell office:value-type="float" office:value="858.251">
            <text:p>858,251</text:p>
          </table:table-cell>
          <table:table-cell office:value-type="float" office:value="998.264">
            <text:p>998,264</text:p>
          </table:table-cell>
        </table:table-row>
        <table:table-row table:style-name="ro2">
          <table:table-cell office:value-type="float" office:value="416.27">
            <text:p>416,27</text:p>
          </table:table-cell>
          <table:table-cell office:value-type="float" office:value="858.748">
            <text:p>858,748</text:p>
          </table:table-cell>
          <table:table-cell office:value-type="float" office:value="998.557">
            <text:p>998,557</text:p>
          </table:table-cell>
        </table:table-row>
        <table:table-row table:style-name="ro2">
          <table:table-cell office:value-type="float" office:value="416.707">
            <text:p>416,707</text:p>
          </table:table-cell>
          <table:table-cell office:value-type="float" office:value="859.243">
            <text:p>859,243</text:p>
          </table:table-cell>
          <table:table-cell office:value-type="float" office:value="998.85">
            <text:p>998,85</text:p>
          </table:table-cell>
        </table:table-row>
        <table:table-row table:style-name="ro2">
          <table:table-cell office:value-type="float" office:value="417.144">
            <text:p>417,144</text:p>
          </table:table-cell>
          <table:table-cell office:value-type="float" office:value="859.738">
            <text:p>859,738</text:p>
          </table:table-cell>
          <table:table-cell office:value-type="float" office:value="999.142">
            <text:p>999,142</text:p>
          </table:table-cell>
        </table:table-row>
        <table:table-row table:style-name="ro2">
          <table:table-cell office:value-type="float" office:value="417.581">
            <text:p>417,581</text:p>
          </table:table-cell>
          <table:table-cell office:value-type="float" office:value="860.232">
            <text:p>860,232</text:p>
          </table:table-cell>
          <table:table-cell office:value-type="float" office:value="999.434">
            <text:p>999,434</text:p>
          </table:table-cell>
        </table:table-row>
        <table:table-row table:style-name="ro2">
          <table:table-cell office:value-type="float" office:value="418.018">
            <text:p>418,018</text:p>
          </table:table-cell>
          <table:table-cell office:value-type="float" office:value="860.726">
            <text:p>860,726</text:p>
          </table:table-cell>
          <table:table-cell office:value-type="float" office:value="999.725">
            <text:p>999,725</text:p>
          </table:table-cell>
        </table:table-row>
        <table:table-row table:style-name="ro2">
          <table:table-cell office:value-type="float" office:value="418.454">
            <text:p>418,454</text:p>
          </table:table-cell>
          <table:table-cell office:value-type="float" office:value="861.219">
            <text:p>861,219</text:p>
          </table:table-cell>
          <table:table-cell office:value-type="float" office:value="1000.02">
            <text:p>1000,02</text:p>
          </table:table-cell>
        </table:table-row>
        <table:table-row table:style-name="ro2">
          <table:table-cell office:value-type="float" office:value="418.891">
            <text:p>418,891</text:p>
          </table:table-cell>
          <table:table-cell office:value-type="float" office:value="861.711">
            <text:p>861,711</text:p>
          </table:table-cell>
          <table:table-cell office:value-type="float" office:value="1000.31">
            <text:p>1000,31</text:p>
          </table:table-cell>
        </table:table-row>
        <table:table-row table:style-name="ro2">
          <table:table-cell office:value-type="float" office:value="419.328">
            <text:p>419,328</text:p>
          </table:table-cell>
          <table:table-cell office:value-type="float" office:value="862.202">
            <text:p>862,202</text:p>
          </table:table-cell>
          <table:table-cell office:value-type="float" office:value="1000.6">
            <text:p>1000,6</text:p>
          </table:table-cell>
        </table:table-row>
        <table:table-row table:style-name="ro2">
          <table:table-cell office:value-type="float" office:value="419.765">
            <text:p>419,765</text:p>
          </table:table-cell>
          <table:table-cell office:value-type="float" office:value="862.693">
            <text:p>862,693</text:p>
          </table:table-cell>
          <table:table-cell office:value-type="float" office:value="1000.89">
            <text:p>1000,89</text:p>
          </table:table-cell>
        </table:table-row>
        <table:table-row table:style-name="ro2">
          <table:table-cell office:value-type="float" office:value="420.202">
            <text:p>420,202</text:p>
          </table:table-cell>
          <table:table-cell office:value-type="float" office:value="863.183">
            <text:p>863,183</text:p>
          </table:table-cell>
          <table:table-cell office:value-type="float" office:value="1001.18">
            <text:p>1001,18</text:p>
          </table:table-cell>
        </table:table-row>
        <table:table-row table:style-name="ro2">
          <table:table-cell office:value-type="float" office:value="420.638">
            <text:p>420,638</text:p>
          </table:table-cell>
          <table:table-cell office:value-type="float" office:value="863.672">
            <text:p>863,672</text:p>
          </table:table-cell>
          <table:table-cell office:value-type="float" office:value="1001.46">
            <text:p>1001,46</text:p>
          </table:table-cell>
        </table:table-row>
        <table:table-row table:style-name="ro2">
          <table:table-cell office:value-type="float" office:value="421.075">
            <text:p>421,075</text:p>
          </table:table-cell>
          <table:table-cell office:value-type="float" office:value="864.161">
            <text:p>864,161</text:p>
          </table:table-cell>
          <table:table-cell office:value-type="float" office:value="1001.75">
            <text:p>1001,75</text:p>
          </table:table-cell>
        </table:table-row>
        <table:table-row table:style-name="ro2">
          <table:table-cell office:value-type="float" office:value="421.512">
            <text:p>421,512</text:p>
          </table:table-cell>
          <table:table-cell office:value-type="float" office:value="864.649">
            <text:p>864,649</text:p>
          </table:table-cell>
          <table:table-cell office:value-type="float" office:value="1002.04">
            <text:p>1002,04</text:p>
          </table:table-cell>
        </table:table-row>
        <table:table-row table:style-name="ro2">
          <table:table-cell office:value-type="float" office:value="421.949">
            <text:p>421,949</text:p>
          </table:table-cell>
          <table:table-cell office:value-type="float" office:value="865.136">
            <text:p>865,136</text:p>
          </table:table-cell>
          <table:table-cell office:value-type="float" office:value="1002.33">
            <text:p>1002,33</text:p>
          </table:table-cell>
        </table:table-row>
        <table:table-row table:style-name="ro2">
          <table:table-cell office:value-type="float" office:value="422.386">
            <text:p>422,386</text:p>
          </table:table-cell>
          <table:table-cell office:value-type="float" office:value="865.622">
            <text:p>865,622</text:p>
          </table:table-cell>
          <table:table-cell office:value-type="float" office:value="1002.62">
            <text:p>1002,62</text:p>
          </table:table-cell>
        </table:table-row>
        <table:table-row table:style-name="ro2">
          <table:table-cell office:value-type="float" office:value="422.822">
            <text:p>422,822</text:p>
          </table:table-cell>
          <table:table-cell office:value-type="float" office:value="866.108">
            <text:p>866,108</text:p>
          </table:table-cell>
          <table:table-cell office:value-type="float" office:value="1002.9">
            <text:p>1002,9</text:p>
          </table:table-cell>
        </table:table-row>
        <table:table-row table:style-name="ro2">
          <table:table-cell office:value-type="float" office:value="423.259">
            <text:p>423,259</text:p>
          </table:table-cell>
          <table:table-cell office:value-type="float" office:value="866.593">
            <text:p>866,593</text:p>
          </table:table-cell>
          <table:table-cell office:value-type="float" office:value="1003.19">
            <text:p>1003,19</text:p>
          </table:table-cell>
        </table:table-row>
        <table:table-row table:style-name="ro2">
          <table:table-cell office:value-type="float" office:value="423.696">
            <text:p>423,696</text:p>
          </table:table-cell>
          <table:table-cell office:value-type="float" office:value="867.077">
            <text:p>867,077</text:p>
          </table:table-cell>
          <table:table-cell office:value-type="float" office:value="1003.47">
            <text:p>1003,47</text:p>
          </table:table-cell>
        </table:table-row>
        <table:table-row table:style-name="ro2">
          <table:table-cell office:value-type="float" office:value="424.133">
            <text:p>424,133</text:p>
          </table:table-cell>
          <table:table-cell office:value-type="float" office:value="867.561">
            <text:p>867,561</text:p>
          </table:table-cell>
          <table:table-cell office:value-type="float" office:value="1003.76">
            <text:p>1003,76</text:p>
          </table:table-cell>
        </table:table-row>
        <table:table-row table:style-name="ro2">
          <table:table-cell office:value-type="float" office:value="424.57">
            <text:p>424,57</text:p>
          </table:table-cell>
          <table:table-cell office:value-type="float" office:value="868.044">
            <text:p>868,044</text:p>
          </table:table-cell>
          <table:table-cell office:value-type="float" office:value="1004.04">
            <text:p>1004,04</text:p>
          </table:table-cell>
        </table:table-row>
        <table:table-row table:style-name="ro2">
          <table:table-cell office:value-type="float" office:value="425.006">
            <text:p>425,006</text:p>
          </table:table-cell>
          <table:table-cell office:value-type="float" office:value="868.526">
            <text:p>868,526</text:p>
          </table:table-cell>
          <table:table-cell office:value-type="float" office:value="1004.33">
            <text:p>1004,33</text:p>
          </table:table-cell>
        </table:table-row>
        <table:table-row table:style-name="ro2">
          <table:table-cell office:value-type="float" office:value="425.443">
            <text:p>425,443</text:p>
          </table:table-cell>
          <table:table-cell office:value-type="float" office:value="869.007">
            <text:p>869,007</text:p>
          </table:table-cell>
          <table:table-cell office:value-type="float" office:value="1004.61">
            <text:p>1004,61</text:p>
          </table:table-cell>
        </table:table-row>
        <table:table-row table:style-name="ro2">
          <table:table-cell office:value-type="float" office:value="425.88">
            <text:p>425,88</text:p>
          </table:table-cell>
          <table:table-cell office:value-type="float" office:value="869.488">
            <text:p>869,488</text:p>
          </table:table-cell>
          <table:table-cell office:value-type="float" office:value="1004.9">
            <text:p>1004,9</text:p>
          </table:table-cell>
        </table:table-row>
        <table:table-row table:style-name="ro2">
          <table:table-cell office:value-type="float" office:value="426.317">
            <text:p>426,317</text:p>
          </table:table-cell>
          <table:table-cell office:value-type="float" office:value="869.968">
            <text:p>869,968</text:p>
          </table:table-cell>
          <table:table-cell office:value-type="float" office:value="1005.18">
            <text:p>1005,18</text:p>
          </table:table-cell>
        </table:table-row>
        <table:table-row table:style-name="ro2">
          <table:table-cell office:value-type="float" office:value="426.754">
            <text:p>426,754</text:p>
          </table:table-cell>
          <table:table-cell office:value-type="float" office:value="870.448">
            <text:p>870,448</text:p>
          </table:table-cell>
          <table:table-cell office:value-type="float" office:value="1005.46">
            <text:p>1005,46</text:p>
          </table:table-cell>
        </table:table-row>
        <table:table-row table:style-name="ro2">
          <table:table-cell office:value-type="float" office:value="427.19">
            <text:p>427,19</text:p>
          </table:table-cell>
          <table:table-cell office:value-type="float" office:value="870.926">
            <text:p>870,926</text:p>
          </table:table-cell>
          <table:table-cell office:value-type="float" office:value="1005.75">
            <text:p>1005,75</text:p>
          </table:table-cell>
        </table:table-row>
        <table:table-row table:style-name="ro2">
          <table:table-cell office:value-type="float" office:value="427.627">
            <text:p>427,627</text:p>
          </table:table-cell>
          <table:table-cell office:value-type="float" office:value="871.404">
            <text:p>871,404</text:p>
          </table:table-cell>
          <table:table-cell office:value-type="float" office:value="1006.03">
            <text:p>1006,03</text:p>
          </table:table-cell>
        </table:table-row>
        <table:table-row table:style-name="ro2">
          <table:table-cell office:value-type="float" office:value="428.064">
            <text:p>428,064</text:p>
          </table:table-cell>
          <table:table-cell office:value-type="float" office:value="871.882">
            <text:p>871,882</text:p>
          </table:table-cell>
          <table:table-cell office:value-type="float" office:value="1006.31">
            <text:p>1006,31</text:p>
          </table:table-cell>
        </table:table-row>
        <table:table-row table:style-name="ro2">
          <table:table-cell office:value-type="float" office:value="428.501">
            <text:p>428,501</text:p>
          </table:table-cell>
          <table:table-cell office:value-type="float" office:value="872.358">
            <text:p>872,358</text:p>
          </table:table-cell>
          <table:table-cell office:value-type="float" office:value="1006.59">
            <text:p>1006,59</text:p>
          </table:table-cell>
        </table:table-row>
        <table:table-row table:style-name="ro2">
          <table:table-cell office:value-type="float" office:value="428.938">
            <text:p>428,938</text:p>
          </table:table-cell>
          <table:table-cell office:value-type="float" office:value="872.834">
            <text:p>872,834</text:p>
          </table:table-cell>
          <table:table-cell office:value-type="float" office:value="1006.87">
            <text:p>1006,87</text:p>
          </table:table-cell>
        </table:table-row>
        <table:table-row table:style-name="ro2">
          <table:table-cell office:value-type="float" office:value="429.374">
            <text:p>429,374</text:p>
          </table:table-cell>
          <table:table-cell office:value-type="float" office:value="873.309">
            <text:p>873,309</text:p>
          </table:table-cell>
          <table:table-cell office:value-type="float" office:value="1007.15">
            <text:p>1007,15</text:p>
          </table:table-cell>
        </table:table-row>
        <table:table-row table:style-name="ro2">
          <table:table-cell office:value-type="float" office:value="429.811">
            <text:p>429,811</text:p>
          </table:table-cell>
          <table:table-cell office:value-type="float" office:value="873.784">
            <text:p>873,784</text:p>
          </table:table-cell>
          <table:table-cell office:value-type="float" office:value="1007.43">
            <text:p>1007,43</text:p>
          </table:table-cell>
        </table:table-row>
        <table:table-row table:style-name="ro2">
          <table:table-cell office:value-type="float" office:value="430.248">
            <text:p>430,248</text:p>
          </table:table-cell>
          <table:table-cell office:value-type="float" office:value="874.258">
            <text:p>874,258</text:p>
          </table:table-cell>
          <table:table-cell office:value-type="float" office:value="1007.71">
            <text:p>1007,71</text:p>
          </table:table-cell>
        </table:table-row>
        <table:table-row table:style-name="ro2">
          <table:table-cell office:value-type="float" office:value="430.685">
            <text:p>430,685</text:p>
          </table:table-cell>
          <table:table-cell office:value-type="float" office:value="874.731">
            <text:p>874,731</text:p>
          </table:table-cell>
          <table:table-cell office:value-type="float" office:value="1007.99">
            <text:p>1007,99</text:p>
          </table:table-cell>
        </table:table-row>
        <table:table-row table:style-name="ro2">
          <table:table-cell office:value-type="float" office:value="431.122">
            <text:p>431,122</text:p>
          </table:table-cell>
          <table:table-cell office:value-type="float" office:value="875.204">
            <text:p>875,204</text:p>
          </table:table-cell>
          <table:table-cell office:value-type="float" office:value="1008.27">
            <text:p>1008,27</text:p>
          </table:table-cell>
        </table:table-row>
        <table:table-row table:style-name="ro2">
          <table:table-cell office:value-type="float" office:value="431.558">
            <text:p>431,558</text:p>
          </table:table-cell>
          <table:table-cell office:value-type="float" office:value="875.675">
            <text:p>875,675</text:p>
          </table:table-cell>
          <table:table-cell office:value-type="float" office:value="1008.55">
            <text:p>1008,55</text:p>
          </table:table-cell>
        </table:table-row>
        <table:table-row table:style-name="ro2">
          <table:table-cell office:value-type="float" office:value="431.995">
            <text:p>431,995</text:p>
          </table:table-cell>
          <table:table-cell office:value-type="float" office:value="876.146">
            <text:p>876,146</text:p>
          </table:table-cell>
          <table:table-cell office:value-type="float" office:value="1008.83">
            <text:p>1008,83</text:p>
          </table:table-cell>
        </table:table-row>
        <table:table-row table:style-name="ro2">
          <table:table-cell office:value-type="float" office:value="432.432">
            <text:p>432,432</text:p>
          </table:table-cell>
          <table:table-cell office:value-type="float" office:value="876.617">
            <text:p>876,617</text:p>
          </table:table-cell>
          <table:table-cell office:value-type="float" office:value="1009.11">
            <text:p>1009,11</text:p>
          </table:table-cell>
        </table:table-row>
        <table:table-row table:style-name="ro2">
          <table:table-cell office:value-type="float" office:value="432.869">
            <text:p>432,869</text:p>
          </table:table-cell>
          <table:table-cell office:value-type="float" office:value="877.087">
            <text:p>877,087</text:p>
          </table:table-cell>
          <table:table-cell office:value-type="float" office:value="1009.38">
            <text:p>1009,38</text:p>
          </table:table-cell>
        </table:table-row>
        <table:table-row table:style-name="ro2">
          <table:table-cell office:value-type="float" office:value="433.306">
            <text:p>433,306</text:p>
          </table:table-cell>
          <table:table-cell office:value-type="float" office:value="877.556">
            <text:p>877,556</text:p>
          </table:table-cell>
          <table:table-cell office:value-type="float" office:value="1009.66">
            <text:p>1009,66</text:p>
          </table:table-cell>
        </table:table-row>
        <table:table-row table:style-name="ro2">
          <table:table-cell office:value-type="float" office:value="433.742">
            <text:p>433,742</text:p>
          </table:table-cell>
          <table:table-cell office:value-type="float" office:value="878.024">
            <text:p>878,024</text:p>
          </table:table-cell>
          <table:table-cell office:value-type="float" office:value="1009.94">
            <text:p>1009,94</text:p>
          </table:table-cell>
        </table:table-row>
        <table:table-row table:style-name="ro2">
          <table:table-cell office:value-type="float" office:value="434.179">
            <text:p>434,179</text:p>
          </table:table-cell>
          <table:table-cell office:value-type="float" office:value="878.492">
            <text:p>878,492</text:p>
          </table:table-cell>
          <table:table-cell office:value-type="float" office:value="1010.21">
            <text:p>1010,21</text:p>
          </table:table-cell>
        </table:table-row>
        <table:table-row table:style-name="ro2">
          <table:table-cell office:value-type="float" office:value="434.616">
            <text:p>434,616</text:p>
          </table:table-cell>
          <table:table-cell office:value-type="float" office:value="878.959">
            <text:p>878,959</text:p>
          </table:table-cell>
          <table:table-cell office:value-type="float" office:value="1010.49">
            <text:p>1010,49</text:p>
          </table:table-cell>
        </table:table-row>
        <table:table-row table:style-name="ro2">
          <table:table-cell office:value-type="float" office:value="435.053">
            <text:p>435,053</text:p>
          </table:table-cell>
          <table:table-cell office:value-type="float" office:value="879.425">
            <text:p>879,425</text:p>
          </table:table-cell>
          <table:table-cell office:value-type="float" office:value="1010.76">
            <text:p>1010,76</text:p>
          </table:table-cell>
        </table:table-row>
        <table:table-row table:style-name="ro2">
          <table:table-cell office:value-type="float" office:value="435.49">
            <text:p>435,49</text:p>
          </table:table-cell>
          <table:table-cell office:value-type="float" office:value="879.891">
            <text:p>879,891</text:p>
          </table:table-cell>
          <table:table-cell office:value-type="float" office:value="1011.04">
            <text:p>1011,04</text:p>
          </table:table-cell>
        </table:table-row>
        <table:table-row table:style-name="ro2">
          <table:table-cell office:value-type="float" office:value="435.926">
            <text:p>435,926</text:p>
          </table:table-cell>
          <table:table-cell office:value-type="float" office:value="880.356">
            <text:p>880,356</text:p>
          </table:table-cell>
          <table:table-cell office:value-type="float" office:value="1011.31">
            <text:p>1011,31</text:p>
          </table:table-cell>
        </table:table-row>
        <table:table-row table:style-name="ro2">
          <table:table-cell office:value-type="float" office:value="436.363">
            <text:p>436,363</text:p>
          </table:table-cell>
          <table:table-cell office:value-type="float" office:value="880.82">
            <text:p>880,82</text:p>
          </table:table-cell>
          <table:table-cell office:value-type="float" office:value="1011.59">
            <text:p>1011,59</text:p>
          </table:table-cell>
        </table:table-row>
        <table:table-row table:style-name="ro2">
          <table:table-cell office:value-type="float" office:value="436.8">
            <text:p>436,8</text:p>
          </table:table-cell>
          <table:table-cell office:value-type="float" office:value="881.284">
            <text:p>881,284</text:p>
          </table:table-cell>
          <table:table-cell office:value-type="float" office:value="1011.86">
            <text:p>1011,86</text:p>
          </table:table-cell>
        </table:table-row>
        <table:table-row table:style-name="ro2">
          <table:table-cell office:value-type="float" office:value="437.237">
            <text:p>437,237</text:p>
          </table:table-cell>
          <table:table-cell office:value-type="float" office:value="881.747">
            <text:p>881,747</text:p>
          </table:table-cell>
          <table:table-cell office:value-type="float" office:value="1012.13">
            <text:p>1012,13</text:p>
          </table:table-cell>
        </table:table-row>
        <table:table-row table:style-name="ro2">
          <table:table-cell office:value-type="float" office:value="437.674">
            <text:p>437,674</text:p>
          </table:table-cell>
          <table:table-cell office:value-type="float" office:value="882.209">
            <text:p>882,209</text:p>
          </table:table-cell>
          <table:table-cell office:value-type="float" office:value="1012.41">
            <text:p>1012,41</text:p>
          </table:table-cell>
        </table:table-row>
        <table:table-row table:style-name="ro2">
          <table:table-cell office:value-type="float" office:value="438.11">
            <text:p>438,11</text:p>
          </table:table-cell>
          <table:table-cell office:value-type="float" office:value="882.671">
            <text:p>882,671</text:p>
          </table:table-cell>
          <table:table-cell office:value-type="float" office:value="1012.68">
            <text:p>1012,68</text:p>
          </table:table-cell>
        </table:table-row>
        <table:table-row table:style-name="ro2">
          <table:table-cell office:value-type="float" office:value="438.547">
            <text:p>438,547</text:p>
          </table:table-cell>
          <table:table-cell office:value-type="float" office:value="883.132">
            <text:p>883,132</text:p>
          </table:table-cell>
          <table:table-cell office:value-type="float" office:value="1012.95">
            <text:p>1012,95</text:p>
          </table:table-cell>
        </table:table-row>
        <table:table-row table:style-name="ro2">
          <table:table-cell office:value-type="float" office:value="438.984">
            <text:p>438,984</text:p>
          </table:table-cell>
          <table:table-cell office:value-type="float" office:value="883.592">
            <text:p>883,592</text:p>
          </table:table-cell>
          <table:table-cell office:value-type="float" office:value="1013.22">
            <text:p>1013,22</text:p>
          </table:table-cell>
        </table:table-row>
        <table:table-row table:style-name="ro2">
          <table:table-cell office:value-type="float" office:value="439.421">
            <text:p>439,421</text:p>
          </table:table-cell>
          <table:table-cell office:value-type="float" office:value="884.051">
            <text:p>884,051</text:p>
          </table:table-cell>
          <table:table-cell office:value-type="float" office:value="1013.49">
            <text:p>1013,49</text:p>
          </table:table-cell>
        </table:table-row>
        <table:table-row table:style-name="ro2">
          <table:table-cell office:value-type="float" office:value="439.858">
            <text:p>439,858</text:p>
          </table:table-cell>
          <table:table-cell office:value-type="float" office:value="884.51">
            <text:p>884,51</text:p>
          </table:table-cell>
          <table:table-cell office:value-type="float" office:value="1013.77">
            <text:p>1013,77</text:p>
          </table:table-cell>
        </table:table-row>
        <table:table-row table:style-name="ro2">
          <table:table-cell office:value-type="float" office:value="440.294">
            <text:p>440,294</text:p>
          </table:table-cell>
          <table:table-cell office:value-type="float" office:value="884.969">
            <text:p>884,969</text:p>
          </table:table-cell>
          <table:table-cell office:value-type="float" office:value="1014.04">
            <text:p>1014,04</text:p>
          </table:table-cell>
        </table:table-row>
        <table:table-row table:style-name="ro2">
          <table:table-cell office:value-type="float" office:value="440.731">
            <text:p>440,731</text:p>
          </table:table-cell>
          <table:table-cell office:value-type="float" office:value="885.426">
            <text:p>885,426</text:p>
          </table:table-cell>
          <table:table-cell office:value-type="float" office:value="1014.31">
            <text:p>1014,31</text:p>
          </table:table-cell>
        </table:table-row>
        <table:table-row table:style-name="ro2">
          <table:table-cell office:value-type="float" office:value="441.168">
            <text:p>441,168</text:p>
          </table:table-cell>
          <table:table-cell office:value-type="float" office:value="885.883">
            <text:p>885,883</text:p>
          </table:table-cell>
          <table:table-cell office:value-type="float" office:value="1014.58">
            <text:p>1014,58</text:p>
          </table:table-cell>
        </table:table-row>
        <table:table-row table:style-name="ro2">
          <table:table-cell office:value-type="float" office:value="441.605">
            <text:p>441,605</text:p>
          </table:table-cell>
          <table:table-cell office:value-type="float" office:value="886.34">
            <text:p>886,34</text:p>
          </table:table-cell>
          <table:table-cell office:value-type="float" office:value="1014.85">
            <text:p>1014,85</text:p>
          </table:table-cell>
        </table:table-row>
        <table:table-row table:style-name="ro2">
          <table:table-cell office:value-type="float" office:value="442.042">
            <text:p>442,042</text:p>
          </table:table-cell>
          <table:table-cell office:value-type="float" office:value="886.795">
            <text:p>886,795</text:p>
          </table:table-cell>
          <table:table-cell office:value-type="float" office:value="1015.11">
            <text:p>1015,11</text:p>
          </table:table-cell>
        </table:table-row>
        <table:table-row table:style-name="ro2">
          <table:table-cell office:value-type="float" office:value="442.478">
            <text:p>442,478</text:p>
          </table:table-cell>
          <table:table-cell office:value-type="float" office:value="887.25">
            <text:p>887,25</text:p>
          </table:table-cell>
          <table:table-cell office:value-type="float" office:value="1015.38">
            <text:p>1015,38</text:p>
          </table:table-cell>
        </table:table-row>
        <table:table-row table:style-name="ro2">
          <table:table-cell office:value-type="float" office:value="442.915">
            <text:p>442,915</text:p>
          </table:table-cell>
          <table:table-cell office:value-type="float" office:value="887.704">
            <text:p>887,704</text:p>
          </table:table-cell>
          <table:table-cell office:value-type="float" office:value="1015.65">
            <text:p>1015,65</text:p>
          </table:table-cell>
        </table:table-row>
        <table:table-row table:style-name="ro2">
          <table:table-cell office:value-type="float" office:value="443.352">
            <text:p>443,352</text:p>
          </table:table-cell>
          <table:table-cell office:value-type="float" office:value="888.158">
            <text:p>888,158</text:p>
          </table:table-cell>
          <table:table-cell office:value-type="float" office:value="1015.92">
            <text:p>1015,92</text:p>
          </table:table-cell>
        </table:table-row>
        <table:table-row table:style-name="ro2">
          <table:table-cell office:value-type="float" office:value="443.789">
            <text:p>443,789</text:p>
          </table:table-cell>
          <table:table-cell office:value-type="float" office:value="888.611">
            <text:p>888,611</text:p>
          </table:table-cell>
          <table:table-cell office:value-type="float" office:value="1016.19">
            <text:p>1016,19</text:p>
          </table:table-cell>
        </table:table-row>
        <table:table-row table:style-name="ro2">
          <table:table-cell office:value-type="float" office:value="444.226">
            <text:p>444,226</text:p>
          </table:table-cell>
          <table:table-cell office:value-type="float" office:value="889.063">
            <text:p>889,063</text:p>
          </table:table-cell>
          <table:table-cell office:value-type="float" office:value="1016.45">
            <text:p>1016,45</text:p>
          </table:table-cell>
        </table:table-row>
        <table:table-row table:style-name="ro2">
          <table:table-cell office:value-type="float" office:value="444.662">
            <text:p>444,662</text:p>
          </table:table-cell>
          <table:table-cell office:value-type="float" office:value="889.515">
            <text:p>889,515</text:p>
          </table:table-cell>
          <table:table-cell office:value-type="float" office:value="1016.72">
            <text:p>1016,72</text:p>
          </table:table-cell>
        </table:table-row>
        <table:table-row table:style-name="ro2">
          <table:table-cell office:value-type="float" office:value="445.099">
            <text:p>445,099</text:p>
          </table:table-cell>
          <table:table-cell office:value-type="float" office:value="889.966">
            <text:p>889,966</text:p>
          </table:table-cell>
          <table:table-cell office:value-type="float" office:value="1016.99">
            <text:p>1016,99</text:p>
          </table:table-cell>
        </table:table-row>
        <table:table-row table:style-name="ro2">
          <table:table-cell office:value-type="float" office:value="445.536">
            <text:p>445,536</text:p>
          </table:table-cell>
          <table:table-cell office:value-type="float" office:value="890.416">
            <text:p>890,416</text:p>
          </table:table-cell>
          <table:table-cell office:value-type="float" office:value="1017.25">
            <text:p>1017,25</text:p>
          </table:table-cell>
        </table:table-row>
        <table:table-row table:style-name="ro2">
          <table:table-cell office:value-type="float" office:value="445.973">
            <text:p>445,973</text:p>
          </table:table-cell>
          <table:table-cell office:value-type="float" office:value="890.866">
            <text:p>890,866</text:p>
          </table:table-cell>
          <table:table-cell office:value-type="float" office:value="1017.52">
            <text:p>1017,52</text:p>
          </table:table-cell>
        </table:table-row>
        <table:table-row table:style-name="ro2">
          <table:table-cell office:value-type="float" office:value="446.41">
            <text:p>446,41</text:p>
          </table:table-cell>
          <table:table-cell office:value-type="float" office:value="891.315">
            <text:p>891,315</text:p>
          </table:table-cell>
          <table:table-cell office:value-type="float" office:value="1017.78">
            <text:p>1017,78</text:p>
          </table:table-cell>
        </table:table-row>
        <table:table-row table:style-name="ro2">
          <table:table-cell office:value-type="float" office:value="446.846">
            <text:p>446,846</text:p>
          </table:table-cell>
          <table:table-cell office:value-type="float" office:value="891.764">
            <text:p>891,764</text:p>
          </table:table-cell>
          <table:table-cell office:value-type="float" office:value="1018.05">
            <text:p>1018,05</text:p>
          </table:table-cell>
        </table:table-row>
        <table:table-row table:style-name="ro2">
          <table:table-cell office:value-type="float" office:value="447.283">
            <text:p>447,283</text:p>
          </table:table-cell>
          <table:table-cell office:value-type="float" office:value="892.211">
            <text:p>892,211</text:p>
          </table:table-cell>
          <table:table-cell office:value-type="float" office:value="1018.31">
            <text:p>1018,31</text:p>
          </table:table-cell>
        </table:table-row>
        <table:table-row table:style-name="ro2">
          <table:table-cell office:value-type="float" office:value="447.72">
            <text:p>447,72</text:p>
          </table:table-cell>
          <table:table-cell office:value-type="float" office:value="892.658">
            <text:p>892,658</text:p>
          </table:table-cell>
          <table:table-cell office:value-type="float" office:value="1018.58">
            <text:p>1018,58</text:p>
          </table:table-cell>
        </table:table-row>
        <table:table-row table:style-name="ro2">
          <table:table-cell office:value-type="float" office:value="448.157">
            <text:p>448,157</text:p>
          </table:table-cell>
          <table:table-cell office:value-type="float" office:value="893.105">
            <text:p>893,105</text:p>
          </table:table-cell>
          <table:table-cell office:value-type="float" office:value="1018.84">
            <text:p>1018,84</text:p>
          </table:table-cell>
        </table:table-row>
        <table:table-row table:style-name="ro2">
          <table:table-cell office:value-type="float" office:value="448.594">
            <text:p>448,594</text:p>
          </table:table-cell>
          <table:table-cell office:value-type="float" office:value="893.551">
            <text:p>893,551</text:p>
          </table:table-cell>
          <table:table-cell office:value-type="float" office:value="1019.1">
            <text:p>1019,1</text:p>
          </table:table-cell>
        </table:table-row>
        <table:table-row table:style-name="ro2">
          <table:table-cell office:value-type="float" office:value="449.03">
            <text:p>449,03</text:p>
          </table:table-cell>
          <table:table-cell office:value-type="float" office:value="893.996">
            <text:p>893,996</text:p>
          </table:table-cell>
          <table:table-cell office:value-type="float" office:value="1019.36">
            <text:p>1019,36</text:p>
          </table:table-cell>
        </table:table-row>
        <table:table-row table:style-name="ro2">
          <table:table-cell office:value-type="float" office:value="449.467">
            <text:p>449,467</text:p>
          </table:table-cell>
          <table:table-cell office:value-type="float" office:value="894.44">
            <text:p>894,44</text:p>
          </table:table-cell>
          <table:table-cell office:value-type="float" office:value="1019.63">
            <text:p>1019,63</text:p>
          </table:table-cell>
        </table:table-row>
        <table:table-row table:style-name="ro2">
          <table:table-cell office:value-type="float" office:value="449.904">
            <text:p>449,904</text:p>
          </table:table-cell>
          <table:table-cell office:value-type="float" office:value="894.884">
            <text:p>894,884</text:p>
          </table:table-cell>
          <table:table-cell office:value-type="float" office:value="1019.89">
            <text:p>1019,89</text:p>
          </table:table-cell>
        </table:table-row>
        <table:table-row table:style-name="ro2">
          <table:table-cell office:value-type="float" office:value="450.341">
            <text:p>450,341</text:p>
          </table:table-cell>
          <table:table-cell office:value-type="float" office:value="895.327">
            <text:p>895,327</text:p>
          </table:table-cell>
          <table:table-cell office:value-type="float" office:value="1020.15">
            <text:p>1020,15</text:p>
          </table:table-cell>
        </table:table-row>
        <table:table-row table:style-name="ro2">
          <table:table-cell office:value-type="float" office:value="450.778">
            <text:p>450,778</text:p>
          </table:table-cell>
          <table:table-cell office:value-type="float" office:value="895.77">
            <text:p>895,77</text:p>
          </table:table-cell>
          <table:table-cell office:value-type="float" office:value="1020.41">
            <text:p>1020,41</text:p>
          </table:table-cell>
        </table:table-row>
        <table:table-row table:style-name="ro2">
          <table:table-cell office:value-type="float" office:value="451.214">
            <text:p>451,214</text:p>
          </table:table-cell>
          <table:table-cell office:value-type="float" office:value="896.212">
            <text:p>896,212</text:p>
          </table:table-cell>
          <table:table-cell office:value-type="float" office:value="1020.67">
            <text:p>1020,67</text:p>
          </table:table-cell>
        </table:table-row>
        <table:table-row table:style-name="ro2">
          <table:table-cell office:value-type="float" office:value="451.651">
            <text:p>451,651</text:p>
          </table:table-cell>
          <table:table-cell office:value-type="float" office:value="896.653">
            <text:p>896,653</text:p>
          </table:table-cell>
          <table:table-cell office:value-type="float" office:value="1020.93">
            <text:p>1020,93</text:p>
          </table:table-cell>
        </table:table-row>
        <table:table-row table:style-name="ro2">
          <table:table-cell office:value-type="float" office:value="452.088">
            <text:p>452,088</text:p>
          </table:table-cell>
          <table:table-cell office:value-type="float" office:value="897.094">
            <text:p>897,094</text:p>
          </table:table-cell>
          <table:table-cell office:value-type="float" office:value="1021.19">
            <text:p>1021,19</text:p>
          </table:table-cell>
        </table:table-row>
        <table:table-row table:style-name="ro2">
          <table:table-cell office:value-type="float" office:value="452.525">
            <text:p>452,525</text:p>
          </table:table-cell>
          <table:table-cell office:value-type="float" office:value="897.534">
            <text:p>897,534</text:p>
          </table:table-cell>
          <table:table-cell office:value-type="float" office:value="1021.45">
            <text:p>1021,45</text:p>
          </table:table-cell>
        </table:table-row>
        <table:table-row table:style-name="ro2">
          <table:table-cell office:value-type="float" office:value="452.962">
            <text:p>452,962</text:p>
          </table:table-cell>
          <table:table-cell office:value-type="float" office:value="897.973">
            <text:p>897,973</text:p>
          </table:table-cell>
          <table:table-cell office:value-type="float" office:value="1021.71">
            <text:p>1021,71</text:p>
          </table:table-cell>
        </table:table-row>
        <table:table-row table:style-name="ro2">
          <table:table-cell office:value-type="float" office:value="453.398">
            <text:p>453,398</text:p>
          </table:table-cell>
          <table:table-cell office:value-type="float" office:value="898.412">
            <text:p>898,412</text:p>
          </table:table-cell>
          <table:table-cell office:value-type="float" office:value="1021.97">
            <text:p>1021,97</text:p>
          </table:table-cell>
        </table:table-row>
        <table:table-row table:style-name="ro2">
          <table:table-cell office:value-type="float" office:value="453.835">
            <text:p>453,835</text:p>
          </table:table-cell>
          <table:table-cell office:value-type="float" office:value="898.85">
            <text:p>898,85</text:p>
          </table:table-cell>
          <table:table-cell office:value-type="float" office:value="1022.23">
            <text:p>1022,23</text:p>
          </table:table-cell>
        </table:table-row>
        <table:table-row table:style-name="ro2">
          <table:table-cell office:value-type="float" office:value="454.272">
            <text:p>454,272</text:p>
          </table:table-cell>
          <table:table-cell office:value-type="float" office:value="899.287">
            <text:p>899,287</text:p>
          </table:table-cell>
          <table:table-cell office:value-type="float" office:value="1022.49">
            <text:p>1022,49</text:p>
          </table:table-cell>
        </table:table-row>
        <table:table-row table:style-name="ro2">
          <table:table-cell office:value-type="float" office:value="454.709">
            <text:p>454,709</text:p>
          </table:table-cell>
          <table:table-cell office:value-type="float" office:value="899.724">
            <text:p>899,724</text:p>
          </table:table-cell>
          <table:table-cell office:value-type="float" office:value="1022.75">
            <text:p>1022,75</text:p>
          </table:table-cell>
        </table:table-row>
        <table:table-row table:style-name="ro2">
          <table:table-cell office:value-type="float" office:value="455.146">
            <text:p>455,146</text:p>
          </table:table-cell>
          <table:table-cell office:value-type="float" office:value="900.16">
            <text:p>900,16</text:p>
          </table:table-cell>
          <table:table-cell office:value-type="string">
            <text:p><text:s text:c="4"/>1023</text:p>
          </table:table-cell>
        </table:table-row>
        <table:table-row table:style-name="ro2">
          <table:table-cell office:value-type="float" office:value="455.582">
            <text:p>455,582</text:p>
          </table:table-cell>
          <table:table-cell office:value-type="float" office:value="900.596">
            <text:p>900,596</text:p>
          </table:table-cell>
          <table:table-cell office:value-type="float" office:value="1023.26">
            <text:p>1023,26</text:p>
          </table:table-cell>
        </table:table-row>
        <table:table-row table:style-name="ro2">
          <table:table-cell office:value-type="float" office:value="456.019">
            <text:p>456,019</text:p>
          </table:table-cell>
          <table:table-cell office:value-type="float" office:value="901.031">
            <text:p>901,031</text:p>
          </table:table-cell>
          <table:table-cell office:value-type="float" office:value="1023.52">
            <text:p>1023,52</text:p>
          </table:table-cell>
        </table:table-row>
        <table:table-row table:style-name="ro2">
          <table:table-cell office:value-type="float" office:value="456.456">
            <text:p>456,456</text:p>
          </table:table-cell>
          <table:table-cell office:value-type="float" office:value="901.465">
            <text:p>901,465</text:p>
          </table:table-cell>
          <table:table-cell office:value-type="float" office:value="1023.77">
            <text:p>1023,77</text:p>
          </table:table-cell>
        </table:table-row>
        <table:table-row table:style-name="ro2">
          <table:table-cell office:value-type="float" office:value="456.893">
            <text:p>456,893</text:p>
          </table:table-cell>
          <table:table-cell office:value-type="float" office:value="901.899">
            <text:p>901,899</text:p>
          </table:table-cell>
          <table:table-cell office:value-type="float" office:value="1024.03">
            <text:p>1024,03</text:p>
          </table:table-cell>
        </table:table-row>
        <table:table-row table:style-name="ro2">
          <table:table-cell office:value-type="float" office:value="457.33">
            <text:p>457,33</text:p>
          </table:table-cell>
          <table:table-cell office:value-type="float" office:value="902.332">
            <text:p>902,332</text:p>
          </table:table-cell>
          <table:table-cell office:value-type="float" office:value="1024.29">
            <text:p>1024,29</text:p>
          </table:table-cell>
        </table:table-row>
        <table:table-row table:style-name="ro2">
          <table:table-cell office:value-type="float" office:value="457.766">
            <text:p>457,766</text:p>
          </table:table-cell>
          <table:table-cell office:value-type="float" office:value="902.764">
            <text:p>902,764</text:p>
          </table:table-cell>
          <table:table-cell office:value-type="float" office:value="1024.54">
            <text:p>1024,54</text:p>
          </table:table-cell>
        </table:table-row>
        <table:table-row table:style-name="ro2">
          <table:table-cell office:value-type="float" office:value="458.203">
            <text:p>458,203</text:p>
          </table:table-cell>
          <table:table-cell office:value-type="float" office:value="903.196">
            <text:p>903,196</text:p>
          </table:table-cell>
          <table:table-cell office:value-type="float" office:value="1024.8">
            <text:p>1024,8</text:p>
          </table:table-cell>
        </table:table-row>
        <table:table-row table:style-name="ro2">
          <table:table-cell office:value-type="float" office:value="458.64">
            <text:p>458,64</text:p>
          </table:table-cell>
          <table:table-cell office:value-type="float" office:value="903.627">
            <text:p>903,627</text:p>
          </table:table-cell>
          <table:table-cell office:value-type="float" office:value="1025.05">
            <text:p>1025,05</text:p>
          </table:table-cell>
        </table:table-row>
        <table:table-row table:style-name="ro2">
          <table:table-cell office:value-type="float" office:value="459.077">
            <text:p>459,077</text:p>
          </table:table-cell>
          <table:table-cell office:value-type="float" office:value="904.058">
            <text:p>904,058</text:p>
          </table:table-cell>
          <table:table-cell office:value-type="float" office:value="1025.3">
            <text:p>1025,3</text:p>
          </table:table-cell>
        </table:table-row>
        <table:table-row table:style-name="ro2">
          <table:table-cell office:value-type="float" office:value="459.514">
            <text:p>459,514</text:p>
          </table:table-cell>
          <table:table-cell office:value-type="float" office:value="904.488">
            <text:p>904,488</text:p>
          </table:table-cell>
          <table:table-cell office:value-type="float" office:value="1025.56">
            <text:p>1025,56</text:p>
          </table:table-cell>
        </table:table-row>
        <table:table-row table:style-name="ro2">
          <table:table-cell office:value-type="float" office:value="459.95">
            <text:p>459,95</text:p>
          </table:table-cell>
          <table:table-cell office:value-type="float" office:value="904.917">
            <text:p>904,917</text:p>
          </table:table-cell>
          <table:table-cell office:value-type="float" office:value="1025.81">
            <text:p>1025,81</text:p>
          </table:table-cell>
        </table:table-row>
        <table:table-row table:style-name="ro2">
          <table:table-cell office:value-type="float" office:value="460.387">
            <text:p>460,387</text:p>
          </table:table-cell>
          <table:table-cell office:value-type="float" office:value="905.345">
            <text:p>905,345</text:p>
          </table:table-cell>
          <table:table-cell office:value-type="float" office:value="1026.06">
            <text:p>1026,06</text:p>
          </table:table-cell>
        </table:table-row>
        <table:table-row table:style-name="ro2">
          <table:table-cell office:value-type="float" office:value="460.824">
            <text:p>460,824</text:p>
          </table:table-cell>
          <table:table-cell office:value-type="float" office:value="905.773">
            <text:p>905,773</text:p>
          </table:table-cell>
          <table:table-cell office:value-type="float" office:value="1026.32">
            <text:p>1026,32</text:p>
          </table:table-cell>
        </table:table-row>
        <table:table-row table:style-name="ro2">
          <table:table-cell office:value-type="float" office:value="461.261">
            <text:p>461,261</text:p>
          </table:table-cell>
          <table:table-cell office:value-type="float" office:value="906.201">
            <text:p>906,201</text:p>
          </table:table-cell>
          <table:table-cell office:value-type="float" office:value="1026.57">
            <text:p>1026,57</text:p>
          </table:table-cell>
        </table:table-row>
        <table:table-row table:style-name="ro2">
          <table:table-cell office:value-type="float" office:value="461.698">
            <text:p>461,698</text:p>
          </table:table-cell>
          <table:table-cell office:value-type="float" office:value="906.628">
            <text:p>906,628</text:p>
          </table:table-cell>
          <table:table-cell office:value-type="float" office:value="1026.82">
            <text:p>1026,82</text:p>
          </table:table-cell>
        </table:table-row>
        <table:table-row table:style-name="ro2">
          <table:table-cell office:value-type="float" office:value="462.134">
            <text:p>462,134</text:p>
          </table:table-cell>
          <table:table-cell office:value-type="float" office:value="907.054">
            <text:p>907,054</text:p>
          </table:table-cell>
          <table:table-cell office:value-type="float" office:value="1027.07">
            <text:p>1027,07</text:p>
          </table:table-cell>
        </table:table-row>
        <table:table-row table:style-name="ro2">
          <table:table-cell office:value-type="float" office:value="462.571">
            <text:p>462,571</text:p>
          </table:table-cell>
          <table:table-cell office:value-type="float" office:value="907.479">
            <text:p>907,479</text:p>
          </table:table-cell>
          <table:table-cell office:value-type="float" office:value="1027.32">
            <text:p>1027,32</text:p>
          </table:table-cell>
        </table:table-row>
        <table:table-row table:style-name="ro2">
          <table:table-cell office:value-type="float" office:value="463.008">
            <text:p>463,008</text:p>
          </table:table-cell>
          <table:table-cell office:value-type="float" office:value="907.904">
            <text:p>907,904</text:p>
          </table:table-cell>
          <table:table-cell office:value-type="float" office:value="1027.57">
            <text:p>1027,57</text:p>
          </table:table-cell>
        </table:table-row>
        <table:table-row table:style-name="ro2">
          <table:table-cell office:value-type="float" office:value="463.445">
            <text:p>463,445</text:p>
          </table:table-cell>
          <table:table-cell office:value-type="float" office:value="908.329">
            <text:p>908,329</text:p>
          </table:table-cell>
          <table:table-cell office:value-type="float" office:value="1027.83">
            <text:p>1027,83</text:p>
          </table:table-cell>
        </table:table-row>
        <table:table-row table:style-name="ro2">
          <table:table-cell office:value-type="float" office:value="463.882">
            <text:p>463,882</text:p>
          </table:table-cell>
          <table:table-cell office:value-type="float" office:value="908.752">
            <text:p>908,752</text:p>
          </table:table-cell>
          <table:table-cell office:value-type="float" office:value="1028.08">
            <text:p>1028,08</text:p>
          </table:table-cell>
        </table:table-row>
        <table:table-row table:style-name="ro2">
          <table:table-cell office:value-type="float" office:value="464.318">
            <text:p>464,318</text:p>
          </table:table-cell>
          <table:table-cell office:value-type="float" office:value="909.175">
            <text:p>909,175</text:p>
          </table:table-cell>
          <table:table-cell office:value-type="float" office:value="1028.33">
            <text:p>1028,33</text:p>
          </table:table-cell>
        </table:table-row>
        <table:table-row table:style-name="ro2">
          <table:table-cell office:value-type="float" office:value="464.755">
            <text:p>464,755</text:p>
          </table:table-cell>
          <table:table-cell office:value-type="float" office:value="909.598">
            <text:p>909,598</text:p>
          </table:table-cell>
          <table:table-cell office:value-type="float" office:value="1028.57">
            <text:p>1028,57</text:p>
          </table:table-cell>
        </table:table-row>
        <table:table-row table:style-name="ro2">
          <table:table-cell office:value-type="float" office:value="465.192">
            <text:p>465,192</text:p>
          </table:table-cell>
          <table:table-cell office:value-type="float" office:value="910.02">
            <text:p>910,02</text:p>
          </table:table-cell>
          <table:table-cell office:value-type="float" office:value="1028.82">
            <text:p>1028,82</text:p>
          </table:table-cell>
        </table:table-row>
        <table:table-row table:style-name="ro2">
          <table:table-cell office:value-type="float" office:value="465.629">
            <text:p>465,629</text:p>
          </table:table-cell>
          <table:table-cell office:value-type="float" office:value="910.441">
            <text:p>910,441</text:p>
          </table:table-cell>
          <table:table-cell office:value-type="float" office:value="1029.07">
            <text:p>1029,07</text:p>
          </table:table-cell>
        </table:table-row>
        <table:table-row table:style-name="ro2">
          <table:table-cell office:value-type="float" office:value="466.066">
            <text:p>466,066</text:p>
          </table:table-cell>
          <table:table-cell office:value-type="float" office:value="910.861">
            <text:p>910,861</text:p>
          </table:table-cell>
          <table:table-cell office:value-type="float" office:value="1029.32">
            <text:p>1029,32</text:p>
          </table:table-cell>
        </table:table-row>
        <table:table-row table:style-name="ro2">
          <table:table-cell office:value-type="float" office:value="466.502">
            <text:p>466,502</text:p>
          </table:table-cell>
          <table:table-cell office:value-type="float" office:value="911.281">
            <text:p>911,281</text:p>
          </table:table-cell>
          <table:table-cell office:value-type="float" office:value="1029.57">
            <text:p>1029,57</text:p>
          </table:table-cell>
        </table:table-row>
        <table:table-row table:style-name="ro2">
          <table:table-cell office:value-type="float" office:value="466.939">
            <text:p>466,939</text:p>
          </table:table-cell>
          <table:table-cell office:value-type="float" office:value="911.701">
            <text:p>911,701</text:p>
          </table:table-cell>
          <table:table-cell office:value-type="float" office:value="1029.82">
            <text:p>1029,82</text:p>
          </table:table-cell>
        </table:table-row>
        <table:table-row table:style-name="ro2">
          <table:table-cell office:value-type="float" office:value="467.376">
            <text:p>467,376</text:p>
          </table:table-cell>
          <table:table-cell office:value-type="float" office:value="912.12">
            <text:p>912,12</text:p>
          </table:table-cell>
          <table:table-cell office:value-type="float" office:value="1030.06">
            <text:p>1030,06</text:p>
          </table:table-cell>
        </table:table-row>
        <table:table-row table:style-name="ro2">
          <table:table-cell office:value-type="float" office:value="467.813">
            <text:p>467,813</text:p>
          </table:table-cell>
          <table:table-cell office:value-type="float" office:value="912.538">
            <text:p>912,538</text:p>
          </table:table-cell>
          <table:table-cell office:value-type="float" office:value="1030.31">
            <text:p>1030,31</text:p>
          </table:table-cell>
        </table:table-row>
        <table:table-row table:style-name="ro2">
          <table:table-cell office:value-type="float" office:value="468.25">
            <text:p>468,25</text:p>
          </table:table-cell>
          <table:table-cell office:value-type="float" office:value="912.955">
            <text:p>912,955</text:p>
          </table:table-cell>
          <table:table-cell office:value-type="float" office:value="1030.56">
            <text:p>1030,56</text:p>
          </table:table-cell>
        </table:table-row>
        <table:table-row table:style-name="ro2">
          <table:table-cell office:value-type="float" office:value="468.686">
            <text:p>468,686</text:p>
          </table:table-cell>
          <table:table-cell office:value-type="float" office:value="913.372">
            <text:p>913,372</text:p>
          </table:table-cell>
          <table:table-cell office:value-type="float" office:value="1030.8">
            <text:p>1030,8</text:p>
          </table:table-cell>
        </table:table-row>
        <table:table-row table:style-name="ro2">
          <table:table-cell office:value-type="float" office:value="469.123">
            <text:p>469,123</text:p>
          </table:table-cell>
          <table:table-cell office:value-type="float" office:value="913.789">
            <text:p>913,789</text:p>
          </table:table-cell>
          <table:table-cell office:value-type="float" office:value="1031.05">
            <text:p>1031,05</text:p>
          </table:table-cell>
        </table:table-row>
        <table:table-row table:style-name="ro2">
          <table:table-cell office:value-type="float" office:value="469.56">
            <text:p>469,56</text:p>
          </table:table-cell>
          <table:table-cell office:value-type="float" office:value="914.204">
            <text:p>914,204</text:p>
          </table:table-cell>
          <table:table-cell office:value-type="float" office:value="1031.29">
            <text:p>1031,29</text:p>
          </table:table-cell>
        </table:table-row>
        <table:table-row table:style-name="ro2">
          <table:table-cell office:value-type="float" office:value="469.997">
            <text:p>469,997</text:p>
          </table:table-cell>
          <table:table-cell office:value-type="float" office:value="914.62">
            <text:p>914,62</text:p>
          </table:table-cell>
          <table:table-cell office:value-type="float" office:value="1031.54">
            <text:p>1031,54</text:p>
          </table:table-cell>
        </table:table-row>
        <table:table-row table:style-name="ro2">
          <table:table-cell office:value-type="float" office:value="470.434">
            <text:p>470,434</text:p>
          </table:table-cell>
          <table:table-cell office:value-type="float" office:value="915.034">
            <text:p>915,034</text:p>
          </table:table-cell>
          <table:table-cell office:value-type="float" office:value="1031.78">
            <text:p>1031,78</text:p>
          </table:table-cell>
        </table:table-row>
        <table:table-row table:style-name="ro2">
          <table:table-cell office:value-type="float" office:value="470.87">
            <text:p>470,87</text:p>
          </table:table-cell>
          <table:table-cell office:value-type="float" office:value="915.448">
            <text:p>915,448</text:p>
          </table:table-cell>
          <table:table-cell office:value-type="float" office:value="1032.03">
            <text:p>1032,03</text:p>
          </table:table-cell>
        </table:table-row>
        <table:table-row table:style-name="ro2">
          <table:table-cell office:value-type="float" office:value="471.307">
            <text:p>471,307</text:p>
          </table:table-cell>
          <table:table-cell office:value-type="float" office:value="915.861">
            <text:p>915,861</text:p>
          </table:table-cell>
          <table:table-cell office:value-type="float" office:value="1032.27">
            <text:p>1032,27</text:p>
          </table:table-cell>
        </table:table-row>
        <table:table-row table:style-name="ro2">
          <table:table-cell office:value-type="float" office:value="471.744">
            <text:p>471,744</text:p>
          </table:table-cell>
          <table:table-cell office:value-type="float" office:value="916.274">
            <text:p>916,274</text:p>
          </table:table-cell>
          <table:table-cell office:value-type="float" office:value="1032.52">
            <text:p>1032,52</text:p>
          </table:table-cell>
        </table:table-row>
        <table:table-row table:style-name="ro2">
          <table:table-cell office:value-type="float" office:value="472.181">
            <text:p>472,181</text:p>
          </table:table-cell>
          <table:table-cell office:value-type="float" office:value="916.686">
            <text:p>916,686</text:p>
          </table:table-cell>
          <table:table-cell office:value-type="float" office:value="1032.76">
            <text:p>1032,76</text:p>
          </table:table-cell>
        </table:table-row>
        <table:table-row table:style-name="ro2">
          <table:table-cell office:value-type="float" office:value="472.618">
            <text:p>472,618</text:p>
          </table:table-cell>
          <table:table-cell office:value-type="float" office:value="917.098">
            <text:p>917,098</text:p>
          </table:table-cell>
          <table:table-cell office:value-type="string">
            <text:p><text:s text:c="4"/>1033</text:p>
          </table:table-cell>
        </table:table-row>
        <table:table-row table:style-name="ro2">
          <table:table-cell office:value-type="float" office:value="473.054">
            <text:p>473,054</text:p>
          </table:table-cell>
          <table:table-cell office:value-type="float" office:value="917.509">
            <text:p>917,509</text:p>
          </table:table-cell>
          <table:table-cell office:value-type="float" office:value="1033.24">
            <text:p>1033,24</text:p>
          </table:table-cell>
        </table:table-row>
        <table:table-row table:style-name="ro2">
          <table:table-cell office:value-type="float" office:value="473.491">
            <text:p>473,491</text:p>
          </table:table-cell>
          <table:table-cell office:value-type="float" office:value="917.919">
            <text:p>917,919</text:p>
          </table:table-cell>
          <table:table-cell office:value-type="float" office:value="1033.49">
            <text:p>1033,49</text:p>
          </table:table-cell>
        </table:table-row>
        <table:table-row table:style-name="ro2">
          <table:table-cell office:value-type="float" office:value="473.928">
            <text:p>473,928</text:p>
          </table:table-cell>
          <table:table-cell office:value-type="float" office:value="918.329">
            <text:p>918,329</text:p>
          </table:table-cell>
          <table:table-cell office:value-type="float" office:value="1033.73">
            <text:p>1033,73</text:p>
          </table:table-cell>
        </table:table-row>
        <table:table-row table:style-name="ro2">
          <table:table-cell office:value-type="float" office:value="474.365">
            <text:p>474,365</text:p>
          </table:table-cell>
          <table:table-cell office:value-type="float" office:value="918.738">
            <text:p>918,738</text:p>
          </table:table-cell>
          <table:table-cell office:value-type="float" office:value="1033.97">
            <text:p>1033,97</text:p>
          </table:table-cell>
        </table:table-row>
        <table:table-row table:style-name="ro2">
          <table:table-cell office:value-type="float" office:value="474.802">
            <text:p>474,802</text:p>
          </table:table-cell>
          <table:table-cell office:value-type="float" office:value="919.147">
            <text:p>919,147</text:p>
          </table:table-cell>
          <table:table-cell office:value-type="float" office:value="1034.21">
            <text:p>1034,21</text:p>
          </table:table-cell>
        </table:table-row>
        <table:table-row table:style-name="ro2">
          <table:table-cell office:value-type="float" office:value="475.238">
            <text:p>475,238</text:p>
          </table:table-cell>
          <table:table-cell office:value-type="float" office:value="919.555">
            <text:p>919,555</text:p>
          </table:table-cell>
          <table:table-cell office:value-type="float" office:value="1034.45">
            <text:p>1034,45</text:p>
          </table:table-cell>
        </table:table-row>
        <table:table-row table:style-name="ro2">
          <table:table-cell office:value-type="float" office:value="475.675">
            <text:p>475,675</text:p>
          </table:table-cell>
          <table:table-cell office:value-type="float" office:value="919.962">
            <text:p>919,962</text:p>
          </table:table-cell>
          <table:table-cell office:value-type="float" office:value="1034.69">
            <text:p>1034,69</text:p>
          </table:table-cell>
        </table:table-row>
        <table:table-row table:style-name="ro2">
          <table:table-cell office:value-type="float" office:value="476.112">
            <text:p>476,112</text:p>
          </table:table-cell>
          <table:table-cell office:value-type="float" office:value="920.369">
            <text:p>920,369</text:p>
          </table:table-cell>
          <table:table-cell office:value-type="float" office:value="1034.93">
            <text:p>1034,93</text:p>
          </table:table-cell>
        </table:table-row>
        <table:table-row table:style-name="ro2">
          <table:table-cell office:value-type="float" office:value="476.549">
            <text:p>476,549</text:p>
          </table:table-cell>
          <table:table-cell office:value-type="float" office:value="920.775">
            <text:p>920,775</text:p>
          </table:table-cell>
          <table:table-cell office:value-type="float" office:value="1035.17">
            <text:p>1035,17</text:p>
          </table:table-cell>
        </table:table-row>
        <table:table-row table:style-name="ro2">
          <table:table-cell office:value-type="float" office:value="476.986">
            <text:p>476,986</text:p>
          </table:table-cell>
          <table:table-cell office:value-type="float" office:value="921.181">
            <text:p>921,181</text:p>
          </table:table-cell>
          <table:table-cell office:value-type="float" office:value="1035.41">
            <text:p>1035,41</text:p>
          </table:table-cell>
        </table:table-row>
        <table:table-row table:style-name="ro2">
          <table:table-cell office:value-type="float" office:value="477.422">
            <text:p>477,422</text:p>
          </table:table-cell>
          <table:table-cell office:value-type="float" office:value="921.586">
            <text:p>921,586</text:p>
          </table:table-cell>
          <table:table-cell office:value-type="float" office:value="1035.65">
            <text:p>1035,65</text:p>
          </table:table-cell>
        </table:table-row>
        <table:table-row table:style-name="ro2">
          <table:table-cell office:value-type="float" office:value="477.859">
            <text:p>477,859</text:p>
          </table:table-cell>
          <table:table-cell office:value-type="float" office:value="921.99">
            <text:p>921,99</text:p>
          </table:table-cell>
          <table:table-cell office:value-type="float" office:value="1035.89">
            <text:p>1035,89</text:p>
          </table:table-cell>
        </table:table-row>
        <table:table-row table:style-name="ro2">
          <table:table-cell office:value-type="float" office:value="478.296">
            <text:p>478,296</text:p>
          </table:table-cell>
          <table:table-cell office:value-type="float" office:value="922.394">
            <text:p>922,394</text:p>
          </table:table-cell>
          <table:table-cell office:value-type="float" office:value="1036.13">
            <text:p>1036,13</text:p>
          </table:table-cell>
        </table:table-row>
        <table:table-row table:style-name="ro2">
          <table:table-cell office:value-type="float" office:value="478.733">
            <text:p>478,733</text:p>
          </table:table-cell>
          <table:table-cell office:value-type="float" office:value="922.797">
            <text:p>922,797</text:p>
          </table:table-cell>
          <table:table-cell office:value-type="float" office:value="1036.37">
            <text:p>1036,37</text:p>
          </table:table-cell>
        </table:table-row>
        <table:table-row table:style-name="ro2">
          <table:table-cell office:value-type="float" office:value="479.17">
            <text:p>479,17</text:p>
          </table:table-cell>
          <table:table-cell office:value-type="float" office:value="923.2">
            <text:p>923,2</text:p>
          </table:table-cell>
          <table:table-cell office:value-type="float" office:value="1036.6">
            <text:p>1036,6</text:p>
          </table:table-cell>
        </table:table-row>
        <table:table-row table:style-name="ro2">
          <table:table-cell office:value-type="float" office:value="479.606">
            <text:p>479,606</text:p>
          </table:table-cell>
          <table:table-cell office:value-type="float" office:value="923.602">
            <text:p>923,602</text:p>
          </table:table-cell>
          <table:table-cell office:value-type="float" office:value="1036.84">
            <text:p>1036,84</text:p>
          </table:table-cell>
        </table:table-row>
        <table:table-row table:style-name="ro2">
          <table:table-cell office:value-type="float" office:value="480.043">
            <text:p>480,043</text:p>
          </table:table-cell>
          <table:table-cell office:value-type="float" office:value="924.003">
            <text:p>924,003</text:p>
          </table:table-cell>
          <table:table-cell office:value-type="float" office:value="1037.08">
            <text:p>1037,08</text:p>
          </table:table-cell>
        </table:table-row>
        <table:table-row table:style-name="ro2">
          <table:table-cell office:value-type="float" office:value="480.48">
            <text:p>480,48</text:p>
          </table:table-cell>
          <table:table-cell office:value-type="float" office:value="924.404">
            <text:p>924,404</text:p>
          </table:table-cell>
          <table:table-cell office:value-type="float" office:value="1037.32">
            <text:p>1037,32</text:p>
          </table:table-cell>
        </table:table-row>
        <table:table-row table:style-name="ro2">
          <table:table-cell office:value-type="float" office:value="480.917">
            <text:p>480,917</text:p>
          </table:table-cell>
          <table:table-cell office:value-type="float" office:value="924.805">
            <text:p>924,805</text:p>
          </table:table-cell>
          <table:table-cell office:value-type="float" office:value="1037.55">
            <text:p>1037,55</text:p>
          </table:table-cell>
        </table:table-row>
        <table:table-row table:style-name="ro2">
          <table:table-cell office:value-type="float" office:value="481.354">
            <text:p>481,354</text:p>
          </table:table-cell>
          <table:table-cell office:value-type="float" office:value="925.204">
            <text:p>925,204</text:p>
          </table:table-cell>
          <table:table-cell office:value-type="float" office:value="1037.79">
            <text:p>1037,79</text:p>
          </table:table-cell>
        </table:table-row>
        <table:table-row table:style-name="ro2">
          <table:table-cell office:value-type="float" office:value="481.79">
            <text:p>481,79</text:p>
          </table:table-cell>
          <table:table-cell office:value-type="float" office:value="925.603">
            <text:p>925,603</text:p>
          </table:table-cell>
          <table:table-cell office:value-type="float" office:value="1038.02">
            <text:p>1038,02</text:p>
          </table:table-cell>
        </table:table-row>
        <table:table-row table:style-name="ro2">
          <table:table-cell office:value-type="float" office:value="482.227">
            <text:p>482,227</text:p>
          </table:table-cell>
          <table:table-cell office:value-type="float" office:value="926.002">
            <text:p>926,002</text:p>
          </table:table-cell>
          <table:table-cell office:value-type="float" office:value="1038.26">
            <text:p>1038,26</text:p>
          </table:table-cell>
        </table:table-row>
        <table:table-row table:style-name="ro2">
          <table:table-cell office:value-type="float" office:value="482.664">
            <text:p>482,664</text:p>
          </table:table-cell>
          <table:table-cell office:value-type="float" office:value="926.4">
            <text:p>926,4</text:p>
          </table:table-cell>
          <table:table-cell office:value-type="float" office:value="1038.49">
            <text:p>1038,49</text:p>
          </table:table-cell>
        </table:table-row>
        <table:table-row table:style-name="ro2">
          <table:table-cell office:value-type="float" office:value="483.101">
            <text:p>483,101</text:p>
          </table:table-cell>
          <table:table-cell office:value-type="float" office:value="926.798">
            <text:p>926,798</text:p>
          </table:table-cell>
          <table:table-cell office:value-type="float" office:value="1038.73">
            <text:p>1038,73</text:p>
          </table:table-cell>
        </table:table-row>
        <table:table-row table:style-name="ro2">
          <table:table-cell office:value-type="float" office:value="483.538">
            <text:p>483,538</text:p>
          </table:table-cell>
          <table:table-cell office:value-type="float" office:value="927.194">
            <text:p>927,194</text:p>
          </table:table-cell>
          <table:table-cell office:value-type="float" office:value="1038.96">
            <text:p>1038,96</text:p>
          </table:table-cell>
        </table:table-row>
        <table:table-row table:style-name="ro2">
          <table:table-cell office:value-type="float" office:value="483.974">
            <text:p>483,974</text:p>
          </table:table-cell>
          <table:table-cell office:value-type="float" office:value="927.591">
            <text:p>927,591</text:p>
          </table:table-cell>
          <table:table-cell office:value-type="float" office:value="1039.2">
            <text:p>1039,2</text:p>
          </table:table-cell>
        </table:table-row>
        <table:table-row table:style-name="ro2">
          <table:table-cell office:value-type="float" office:value="484.411">
            <text:p>484,411</text:p>
          </table:table-cell>
          <table:table-cell office:value-type="float" office:value="927.986">
            <text:p>927,986</text:p>
          </table:table-cell>
          <table:table-cell office:value-type="float" office:value="1039.43">
            <text:p>1039,43</text:p>
          </table:table-cell>
        </table:table-row>
        <table:table-row table:style-name="ro2">
          <table:table-cell office:value-type="float" office:value="484.848">
            <text:p>484,848</text:p>
          </table:table-cell>
          <table:table-cell office:value-type="float" office:value="928.382">
            <text:p>928,382</text:p>
          </table:table-cell>
          <table:table-cell office:value-type="float" office:value="1039.66">
            <text:p>1039,66</text:p>
          </table:table-cell>
        </table:table-row>
        <table:table-row table:style-name="ro2">
          <table:table-cell office:value-type="float" office:value="485.285">
            <text:p>485,285</text:p>
          </table:table-cell>
          <table:table-cell office:value-type="float" office:value="928.776">
            <text:p>928,776</text:p>
          </table:table-cell>
          <table:table-cell office:value-type="float" office:value="1039.9">
            <text:p>1039,9</text:p>
          </table:table-cell>
        </table:table-row>
        <table:table-row table:style-name="ro2">
          <table:table-cell office:value-type="float" office:value="485.722">
            <text:p>485,722</text:p>
          </table:table-cell>
          <table:table-cell office:value-type="float" office:value="929.17">
            <text:p>929,17</text:p>
          </table:table-cell>
          <table:table-cell office:value-type="float" office:value="1040.13">
            <text:p>1040,13</text:p>
          </table:table-cell>
        </table:table-row>
        <table:table-row table:style-name="ro2">
          <table:table-cell office:value-type="float" office:value="486.158">
            <text:p>486,158</text:p>
          </table:table-cell>
          <table:table-cell office:value-type="float" office:value="929.563">
            <text:p>929,563</text:p>
          </table:table-cell>
          <table:table-cell office:value-type="float" office:value="1040.36">
            <text:p>1040,36</text:p>
          </table:table-cell>
        </table:table-row>
        <table:table-row table:style-name="ro2">
          <table:table-cell office:value-type="float" office:value="486.595">
            <text:p>486,595</text:p>
          </table:table-cell>
          <table:table-cell office:value-type="float" office:value="929.956">
            <text:p>929,956</text:p>
          </table:table-cell>
          <table:table-cell office:value-type="float" office:value="1040.59">
            <text:p>1040,59</text:p>
          </table:table-cell>
        </table:table-row>
        <table:table-row table:style-name="ro2">
          <table:table-cell office:value-type="float" office:value="487.032">
            <text:p>487,032</text:p>
          </table:table-cell>
          <table:table-cell office:value-type="float" office:value="930.349">
            <text:p>930,349</text:p>
          </table:table-cell>
          <table:table-cell office:value-type="float" office:value="1040.82">
            <text:p>1040,82</text:p>
          </table:table-cell>
        </table:table-row>
        <table:table-row table:style-name="ro2">
          <table:table-cell office:value-type="float" office:value="487.469">
            <text:p>487,469</text:p>
          </table:table-cell>
          <table:table-cell office:value-type="float" office:value="930.74">
            <text:p>930,74</text:p>
          </table:table-cell>
          <table:table-cell office:value-type="float" office:value="1041.06">
            <text:p>1041,06</text:p>
          </table:table-cell>
        </table:table-row>
        <table:table-row table:style-name="ro2">
          <table:table-cell office:value-type="float" office:value="487.906">
            <text:p>487,906</text:p>
          </table:table-cell>
          <table:table-cell office:value-type="float" office:value="931.131">
            <text:p>931,131</text:p>
          </table:table-cell>
          <table:table-cell office:value-type="float" office:value="1041.29">
            <text:p>1041,29</text:p>
          </table:table-cell>
        </table:table-row>
        <table:table-row table:style-name="ro2">
          <table:table-cell office:value-type="float" office:value="488.342">
            <text:p>488,342</text:p>
          </table:table-cell>
          <table:table-cell office:value-type="float" office:value="931.522">
            <text:p>931,522</text:p>
          </table:table-cell>
          <table:table-cell office:value-type="float" office:value="1041.52">
            <text:p>1041,52</text:p>
          </table:table-cell>
        </table:table-row>
        <table:table-row table:style-name="ro2">
          <table:table-cell office:value-type="float" office:value="488.779">
            <text:p>488,779</text:p>
          </table:table-cell>
          <table:table-cell office:value-type="float" office:value="931.912">
            <text:p>931,912</text:p>
          </table:table-cell>
          <table:table-cell office:value-type="float" office:value="1041.75">
            <text:p>1041,75</text:p>
          </table:table-cell>
        </table:table-row>
        <table:table-row table:style-name="ro2">
          <table:table-cell office:value-type="float" office:value="489.216">
            <text:p>489,216</text:p>
          </table:table-cell>
          <table:table-cell office:value-type="float" office:value="932.301">
            <text:p>932,301</text:p>
          </table:table-cell>
          <table:table-cell office:value-type="float" office:value="1041.98">
            <text:p>1041,98</text:p>
          </table:table-cell>
        </table:table-row>
        <table:table-row table:style-name="ro2">
          <table:table-cell office:value-type="float" office:value="489.653">
            <text:p>489,653</text:p>
          </table:table-cell>
          <table:table-cell office:value-type="float" office:value="932.69">
            <text:p>932,69</text:p>
          </table:table-cell>
          <table:table-cell office:value-type="float" office:value="1042.21">
            <text:p>1042,21</text:p>
          </table:table-cell>
        </table:table-row>
        <table:table-row table:style-name="ro2">
          <table:table-cell office:value-type="float" office:value="490.09">
            <text:p>490,09</text:p>
          </table:table-cell>
          <table:table-cell office:value-type="float" office:value="933.079">
            <text:p>933,079</text:p>
          </table:table-cell>
          <table:table-cell office:value-type="float" office:value="1042.44">
            <text:p>1042,44</text:p>
          </table:table-cell>
        </table:table-row>
        <table:table-row table:style-name="ro2">
          <table:table-cell office:value-type="float" office:value="490.526">
            <text:p>490,526</text:p>
          </table:table-cell>
          <table:table-cell office:value-type="float" office:value="933.466">
            <text:p>933,466</text:p>
          </table:table-cell>
          <table:table-cell office:value-type="float" office:value="1042.66">
            <text:p>1042,66</text:p>
          </table:table-cell>
        </table:table-row>
        <table:table-row table:style-name="ro2">
          <table:table-cell office:value-type="float" office:value="490.963">
            <text:p>490,963</text:p>
          </table:table-cell>
          <table:table-cell office:value-type="float" office:value="933.853">
            <text:p>933,853</text:p>
          </table:table-cell>
          <table:table-cell office:value-type="float" office:value="1042.89">
            <text:p>1042,89</text:p>
          </table:table-cell>
        </table:table-row>
        <table:table-row table:style-name="ro2">
          <table:table-cell office:value-type="float" office:value="491.4">
            <text:p>491,4</text:p>
          </table:table-cell>
          <table:table-cell office:value-type="float" office:value="934.24">
            <text:p>934,24</text:p>
          </table:table-cell>
          <table:table-cell office:value-type="float" office:value="1043.12">
            <text:p>1043,12</text:p>
          </table:table-cell>
        </table:table-row>
        <table:table-row table:style-name="ro2">
          <table:table-cell office:value-type="float" office:value="491.837">
            <text:p>491,837</text:p>
          </table:table-cell>
          <table:table-cell office:value-type="float" office:value="934.626">
            <text:p>934,626</text:p>
          </table:table-cell>
          <table:table-cell office:value-type="float" office:value="1043.35">
            <text:p>1043,35</text:p>
          </table:table-cell>
        </table:table-row>
        <table:table-row table:style-name="ro2">
          <table:table-cell office:value-type="float" office:value="492.274">
            <text:p>492,274</text:p>
          </table:table-cell>
          <table:table-cell office:value-type="float" office:value="935.012">
            <text:p>935,012</text:p>
          </table:table-cell>
          <table:table-cell office:value-type="float" office:value="1043.58">
            <text:p>1043,58</text:p>
          </table:table-cell>
        </table:table-row>
        <table:table-row table:style-name="ro2">
          <table:table-cell office:value-type="float" office:value="492.71">
            <text:p>492,71</text:p>
          </table:table-cell>
          <table:table-cell office:value-type="float" office:value="935.396">
            <text:p>935,396</text:p>
          </table:table-cell>
          <table:table-cell office:value-type="float" office:value="1043.8">
            <text:p>1043,8</text:p>
          </table:table-cell>
        </table:table-row>
        <table:table-row table:style-name="ro2">
          <table:table-cell office:value-type="float" office:value="493.147">
            <text:p>493,147</text:p>
          </table:table-cell>
          <table:table-cell office:value-type="float" office:value="935.781">
            <text:p>935,781</text:p>
          </table:table-cell>
          <table:table-cell office:value-type="float" office:value="1044.03">
            <text:p>1044,03</text:p>
          </table:table-cell>
        </table:table-row>
        <table:table-row table:style-name="ro2">
          <table:table-cell office:value-type="float" office:value="493.584">
            <text:p>493,584</text:p>
          </table:table-cell>
          <table:table-cell office:value-type="float" office:value="936.165">
            <text:p>936,165</text:p>
          </table:table-cell>
          <table:table-cell office:value-type="float" office:value="1044.26">
            <text:p>1044,26</text:p>
          </table:table-cell>
        </table:table-row>
        <table:table-row table:style-name="ro2">
          <table:table-cell office:value-type="float" office:value="494.021">
            <text:p>494,021</text:p>
          </table:table-cell>
          <table:table-cell office:value-type="float" office:value="936.548">
            <text:p>936,548</text:p>
          </table:table-cell>
          <table:table-cell office:value-type="float" office:value="1044.48">
            <text:p>1044,48</text:p>
          </table:table-cell>
        </table:table-row>
        <table:table-row table:style-name="ro2">
          <table:table-cell office:value-type="float" office:value="494.458">
            <text:p>494,458</text:p>
          </table:table-cell>
          <table:table-cell office:value-type="float" office:value="936.931">
            <text:p>936,931</text:p>
          </table:table-cell>
          <table:table-cell office:value-type="float" office:value="1044.71">
            <text:p>1044,71</text:p>
          </table:table-cell>
        </table:table-row>
        <table:table-row table:style-name="ro2">
          <table:table-cell office:value-type="float" office:value="494.894">
            <text:p>494,894</text:p>
          </table:table-cell>
          <table:table-cell office:value-type="float" office:value="937.313">
            <text:p>937,313</text:p>
          </table:table-cell>
          <table:table-cell office:value-type="float" office:value="1044.94">
            <text:p>1044,94</text:p>
          </table:table-cell>
        </table:table-row>
        <table:table-row table:style-name="ro2">
          <table:table-cell office:value-type="float" office:value="495.331">
            <text:p>495,331</text:p>
          </table:table-cell>
          <table:table-cell office:value-type="float" office:value="937.694">
            <text:p>937,694</text:p>
          </table:table-cell>
          <table:table-cell office:value-type="float" office:value="1045.16">
            <text:p>1045,16</text:p>
          </table:table-cell>
        </table:table-row>
        <table:table-row table:style-name="ro2">
          <table:table-cell office:value-type="float" office:value="495.768">
            <text:p>495,768</text:p>
          </table:table-cell>
          <table:table-cell office:value-type="float" office:value="938.075">
            <text:p>938,075</text:p>
          </table:table-cell>
          <table:table-cell office:value-type="float" office:value="1045.39">
            <text:p>1045,39</text:p>
          </table:table-cell>
        </table:table-row>
        <table:table-row table:style-name="ro2">
          <table:table-cell office:value-type="float" office:value="496.205">
            <text:p>496,205</text:p>
          </table:table-cell>
          <table:table-cell office:value-type="float" office:value="938.456">
            <text:p>938,456</text:p>
          </table:table-cell>
          <table:table-cell office:value-type="float" office:value="1045.61">
            <text:p>1045,61</text:p>
          </table:table-cell>
        </table:table-row>
        <table:table-row table:style-name="ro2">
          <table:table-cell office:value-type="float" office:value="496.642">
            <text:p>496,642</text:p>
          </table:table-cell>
          <table:table-cell office:value-type="float" office:value="938.836">
            <text:p>938,836</text:p>
          </table:table-cell>
          <table:table-cell office:value-type="float" office:value="1045.83">
            <text:p>1045,83</text:p>
          </table:table-cell>
        </table:table-row>
        <table:table-row table:style-name="ro2">
          <table:table-cell office:value-type="float" office:value="497.078">
            <text:p>497,078</text:p>
          </table:table-cell>
          <table:table-cell office:value-type="float" office:value="939.215">
            <text:p>939,215</text:p>
          </table:table-cell>
          <table:table-cell office:value-type="float" office:value="1046.06">
            <text:p>1046,06</text:p>
          </table:table-cell>
        </table:table-row>
        <table:table-row table:style-name="ro2">
          <table:table-cell office:value-type="float" office:value="497.515">
            <text:p>497,515</text:p>
          </table:table-cell>
          <table:table-cell office:value-type="float" office:value="939.594">
            <text:p>939,594</text:p>
          </table:table-cell>
          <table:table-cell office:value-type="float" office:value="1046.28">
            <text:p>1046,28</text:p>
          </table:table-cell>
        </table:table-row>
        <table:table-row table:style-name="ro2">
          <table:table-cell office:value-type="float" office:value="497.952">
            <text:p>497,952</text:p>
          </table:table-cell>
          <table:table-cell office:value-type="float" office:value="939.972">
            <text:p>939,972</text:p>
          </table:table-cell>
          <table:table-cell office:value-type="float" office:value="1046.5">
            <text:p>1046,5</text:p>
          </table:table-cell>
        </table:table-row>
        <table:table-row table:style-name="ro2">
          <table:table-cell office:value-type="float" office:value="498.389">
            <text:p>498,389</text:p>
          </table:table-cell>
          <table:table-cell office:value-type="float" office:value="940.35">
            <text:p>940,35</text:p>
          </table:table-cell>
          <table:table-cell office:value-type="float" office:value="1046.73">
            <text:p>1046,73</text:p>
          </table:table-cell>
        </table:table-row>
        <table:table-row table:style-name="ro2">
          <table:table-cell office:value-type="float" office:value="498.826">
            <text:p>498,826</text:p>
          </table:table-cell>
          <table:table-cell office:value-type="float" office:value="940.727">
            <text:p>940,727</text:p>
          </table:table-cell>
          <table:table-cell office:value-type="float" office:value="1046.95">
            <text:p>1046,95</text:p>
          </table:table-cell>
        </table:table-row>
        <table:table-row table:style-name="ro2">
          <table:table-cell office:value-type="float" office:value="499.262">
            <text:p>499,262</text:p>
          </table:table-cell>
          <table:table-cell office:value-type="float" office:value="941.104">
            <text:p>941,104</text:p>
          </table:table-cell>
          <table:table-cell office:value-type="float" office:value="1047.17">
            <text:p>1047,17</text:p>
          </table:table-cell>
        </table:table-row>
        <table:table-row table:style-name="ro2">
          <table:table-cell office:value-type="float" office:value="499.699">
            <text:p>499,699</text:p>
          </table:table-cell>
          <table:table-cell office:value-type="float" office:value="941.48">
            <text:p>941,48</text:p>
          </table:table-cell>
          <table:table-cell office:value-type="float" office:value="1047.39">
            <text:p>1047,39</text:p>
          </table:table-cell>
        </table:table-row>
        <table:table-row table:style-name="ro2">
          <table:table-cell office:value-type="float" office:value="500.136">
            <text:p>500,136</text:p>
          </table:table-cell>
          <table:table-cell office:value-type="float" office:value="941.855">
            <text:p>941,855</text:p>
          </table:table-cell>
          <table:table-cell office:value-type="float" office:value="1047.62">
            <text:p>1047,62</text:p>
          </table:table-cell>
        </table:table-row>
        <table:table-row table:style-name="ro2">
          <table:table-cell office:value-type="float" office:value="500.573">
            <text:p>500,573</text:p>
          </table:table-cell>
          <table:table-cell office:value-type="float" office:value="942.23">
            <text:p>942,23</text:p>
          </table:table-cell>
          <table:table-cell office:value-type="float" office:value="1047.84">
            <text:p>1047,84</text:p>
          </table:table-cell>
        </table:table-row>
        <table:table-row table:style-name="ro2">
          <table:table-cell office:value-type="float" office:value="501.01">
            <text:p>501,01</text:p>
          </table:table-cell>
          <table:table-cell office:value-type="float" office:value="942.605">
            <text:p>942,605</text:p>
          </table:table-cell>
          <table:table-cell office:value-type="float" office:value="1048.06">
            <text:p>1048,06</text:p>
          </table:table-cell>
        </table:table-row>
        <table:table-row table:style-name="ro2">
          <table:table-cell office:value-type="float" office:value="501.446">
            <text:p>501,446</text:p>
          </table:table-cell>
          <table:table-cell office:value-type="float" office:value="942.979">
            <text:p>942,979</text:p>
          </table:table-cell>
          <table:table-cell office:value-type="float" office:value="1048.28">
            <text:p>1048,28</text:p>
          </table:table-cell>
        </table:table-row>
        <table:table-row table:style-name="ro2">
          <table:table-cell office:value-type="float" office:value="501.883">
            <text:p>501,883</text:p>
          </table:table-cell>
          <table:table-cell office:value-type="float" office:value="943.352">
            <text:p>943,352</text:p>
          </table:table-cell>
          <table:table-cell office:value-type="float" office:value="1048.5">
            <text:p>1048,5</text:p>
          </table:table-cell>
        </table:table-row>
        <table:table-row table:style-name="ro2">
          <table:table-cell office:value-type="float" office:value="502.32">
            <text:p>502,32</text:p>
          </table:table-cell>
          <table:table-cell office:value-type="float" office:value="943.725">
            <text:p>943,725</text:p>
          </table:table-cell>
          <table:table-cell office:value-type="float" office:value="1048.72">
            <text:p>1048,72</text:p>
          </table:table-cell>
        </table:table-row>
        <table:table-row table:style-name="ro2">
          <table:table-cell office:value-type="float" office:value="502.757">
            <text:p>502,757</text:p>
          </table:table-cell>
          <table:table-cell office:value-type="float" office:value="944.097">
            <text:p>944,097</text:p>
          </table:table-cell>
          <table:table-cell office:value-type="float" office:value="1048.94">
            <text:p>1048,94</text:p>
          </table:table-cell>
        </table:table-row>
        <table:table-row table:style-name="ro2">
          <table:table-cell office:value-type="float" office:value="503.194">
            <text:p>503,194</text:p>
          </table:table-cell>
          <table:table-cell office:value-type="float" office:value="944.469">
            <text:p>944,469</text:p>
          </table:table-cell>
          <table:table-cell office:value-type="float" office:value="1049.16">
            <text:p>1049,16</text:p>
          </table:table-cell>
        </table:table-row>
        <table:table-row table:style-name="ro2">
          <table:table-cell office:value-type="float" office:value="503.63">
            <text:p>503,63</text:p>
          </table:table-cell>
          <table:table-cell office:value-type="float" office:value="944.84">
            <text:p>944,84</text:p>
          </table:table-cell>
          <table:table-cell office:value-type="float" office:value="1049.38">
            <text:p>1049,38</text:p>
          </table:table-cell>
        </table:table-row>
        <table:table-row table:style-name="ro2">
          <table:table-cell office:value-type="float" office:value="504.067">
            <text:p>504,067</text:p>
          </table:table-cell>
          <table:table-cell office:value-type="float" office:value="945.211">
            <text:p>945,211</text:p>
          </table:table-cell>
          <table:table-cell office:value-type="float" office:value="1049.6">
            <text:p>1049,6</text:p>
          </table:table-cell>
        </table:table-row>
        <table:table-row table:style-name="ro2">
          <table:table-cell office:value-type="float" office:value="504.504">
            <text:p>504,504</text:p>
          </table:table-cell>
          <table:table-cell office:value-type="float" office:value="945.581">
            <text:p>945,581</text:p>
          </table:table-cell>
          <table:table-cell office:value-type="float" office:value="1049.82">
            <text:p>1049,82</text:p>
          </table:table-cell>
        </table:table-row>
        <table:table-row table:style-name="ro2">
          <table:table-cell office:value-type="float" office:value="504.941">
            <text:p>504,941</text:p>
          </table:table-cell>
          <table:table-cell office:value-type="float" office:value="945.95">
            <text:p>945,95</text:p>
          </table:table-cell>
          <table:table-cell office:value-type="float" office:value="1050.03">
            <text:p>1050,03</text:p>
          </table:table-cell>
        </table:table-row>
        <table:table-row table:style-name="ro2">
          <table:table-cell office:value-type="float" office:value="505.378">
            <text:p>505,378</text:p>
          </table:table-cell>
          <table:table-cell office:value-type="float" office:value="946.319">
            <text:p>946,319</text:p>
          </table:table-cell>
          <table:table-cell office:value-type="float" office:value="1050.25">
            <text:p>1050,25</text:p>
          </table:table-cell>
        </table:table-row>
        <table:table-row table:style-name="ro2">
          <table:table-cell office:value-type="float" office:value="505.814">
            <text:p>505,814</text:p>
          </table:table-cell>
          <table:table-cell office:value-type="float" office:value="946.688">
            <text:p>946,688</text:p>
          </table:table-cell>
          <table:table-cell office:value-type="float" office:value="1050.47">
            <text:p>1050,47</text:p>
          </table:table-cell>
        </table:table-row>
        <table:table-row table:style-name="ro2">
          <table:table-cell office:value-type="float" office:value="506.251">
            <text:p>506,251</text:p>
          </table:table-cell>
          <table:table-cell office:value-type="float" office:value="947.056">
            <text:p>947,056</text:p>
          </table:table-cell>
          <table:table-cell office:value-type="float" office:value="1050.69">
            <text:p>1050,69</text:p>
          </table:table-cell>
        </table:table-row>
        <table:table-row table:style-name="ro2">
          <table:table-cell office:value-type="float" office:value="506.688">
            <text:p>506,688</text:p>
          </table:table-cell>
          <table:table-cell office:value-type="float" office:value="947.423">
            <text:p>947,423</text:p>
          </table:table-cell>
          <table:table-cell office:value-type="float" office:value="1050.9">
            <text:p>1050,9</text:p>
          </table:table-cell>
        </table:table-row>
        <table:table-row table:style-name="ro2">
          <table:table-cell office:value-type="float" office:value="507.125">
            <text:p>507,125</text:p>
          </table:table-cell>
          <table:table-cell office:value-type="float" office:value="947.79">
            <text:p>947,79</text:p>
          </table:table-cell>
          <table:table-cell office:value-type="float" office:value="1051.12">
            <text:p>1051,12</text:p>
          </table:table-cell>
        </table:table-row>
        <table:table-row table:style-name="ro2">
          <table:table-cell office:value-type="float" office:value="507.562">
            <text:p>507,562</text:p>
          </table:table-cell>
          <table:table-cell office:value-type="float" office:value="948.157">
            <text:p>948,157</text:p>
          </table:table-cell>
          <table:table-cell office:value-type="float" office:value="1051.34">
            <text:p>1051,34</text:p>
          </table:table-cell>
        </table:table-row>
        <table:table-row table:style-name="ro2">
          <table:table-cell office:value-type="float" office:value="507.998">
            <text:p>507,998</text:p>
          </table:table-cell>
          <table:table-cell office:value-type="float" office:value="948.522">
            <text:p>948,522</text:p>
          </table:table-cell>
          <table:table-cell office:value-type="float" office:value="1051.55">
            <text:p>1051,55</text:p>
          </table:table-cell>
        </table:table-row>
        <table:table-row table:style-name="ro2">
          <table:table-cell office:value-type="float" office:value="508.435">
            <text:p>508,435</text:p>
          </table:table-cell>
          <table:table-cell office:value-type="float" office:value="948.888">
            <text:p>948,888</text:p>
          </table:table-cell>
          <table:table-cell office:value-type="float" office:value="1051.77">
            <text:p>1051,77</text:p>
          </table:table-cell>
        </table:table-row>
        <table:table-row table:style-name="ro2">
          <table:table-cell office:value-type="float" office:value="508.872">
            <text:p>508,872</text:p>
          </table:table-cell>
          <table:table-cell office:value-type="float" office:value="949.252">
            <text:p>949,252</text:p>
          </table:table-cell>
          <table:table-cell office:value-type="float" office:value="1051.98">
            <text:p>1051,98</text:p>
          </table:table-cell>
        </table:table-row>
        <table:table-row table:style-name="ro2">
          <table:table-cell office:value-type="float" office:value="509.309">
            <text:p>509,309</text:p>
          </table:table-cell>
          <table:table-cell office:value-type="float" office:value="949.617">
            <text:p>949,617</text:p>
          </table:table-cell>
          <table:table-cell office:value-type="float" office:value="1052.2">
            <text:p>1052,2</text:p>
          </table:table-cell>
        </table:table-row>
        <table:table-row table:style-name="ro2">
          <table:table-cell office:value-type="float" office:value="509.746">
            <text:p>509,746</text:p>
          </table:table-cell>
          <table:table-cell office:value-type="float" office:value="949.98">
            <text:p>949,98</text:p>
          </table:table-cell>
          <table:table-cell office:value-type="float" office:value="1052.41">
            <text:p>1052,41</text:p>
          </table:table-cell>
        </table:table-row>
        <table:table-row table:style-name="ro2">
          <table:table-cell office:value-type="float" office:value="510.182">
            <text:p>510,182</text:p>
          </table:table-cell>
          <table:table-cell office:value-type="float" office:value="950.344">
            <text:p>950,344</text:p>
          </table:table-cell>
          <table:table-cell office:value-type="float" office:value="1052.63">
            <text:p>1052,63</text:p>
          </table:table-cell>
        </table:table-row>
        <table:table-row table:style-name="ro2">
          <table:table-cell office:value-type="float" office:value="510.619">
            <text:p>510,619</text:p>
          </table:table-cell>
          <table:table-cell office:value-type="float" office:value="950.706">
            <text:p>950,706</text:p>
          </table:table-cell>
          <table:table-cell office:value-type="float" office:value="1052.84">
            <text:p>1052,84</text:p>
          </table:table-cell>
        </table:table-row>
        <table:table-row table:style-name="ro2">
          <table:table-cell office:value-type="float" office:value="511.056">
            <text:p>511,056</text:p>
          </table:table-cell>
          <table:table-cell office:value-type="float" office:value="951.068">
            <text:p>951,068</text:p>
          </table:table-cell>
          <table:table-cell office:value-type="float" office:value="1053.06">
            <text:p>1053,06</text:p>
          </table:table-cell>
        </table:table-row>
        <table:table-row table:style-name="ro2">
          <table:table-cell office:value-type="float" office:value="511.493">
            <text:p>511,493</text:p>
          </table:table-cell>
          <table:table-cell office:value-type="float" office:value="951.43">
            <text:p>951,43</text:p>
          </table:table-cell>
          <table:table-cell office:value-type="float" office:value="1053.27">
            <text:p>1053,27</text:p>
          </table:table-cell>
        </table:table-row>
        <table:table-row table:style-name="ro2">
          <table:table-cell office:value-type="float" office:value="511.93">
            <text:p>511,93</text:p>
          </table:table-cell>
          <table:table-cell office:value-type="float" office:value="951.791">
            <text:p>951,791</text:p>
          </table:table-cell>
          <table:table-cell office:value-type="float" office:value="1053.48">
            <text:p>1053,48</text:p>
          </table:table-cell>
        </table:table-row>
        <table:table-row table:style-name="ro2">
          <table:table-cell office:value-type="float" office:value="512.366">
            <text:p>512,366</text:p>
          </table:table-cell>
          <table:table-cell office:value-type="float" office:value="952.152">
            <text:p>952,152</text:p>
          </table:table-cell>
          <table:table-cell office:value-type="float" office:value="1053.69">
            <text:p>1053,69</text:p>
          </table:table-cell>
        </table:table-row>
        <table:table-row table:style-name="ro2">
          <table:table-cell office:value-type="float" office:value="512.803">
            <text:p>512,803</text:p>
          </table:table-cell>
          <table:table-cell office:value-type="float" office:value="952.512">
            <text:p>952,512</text:p>
          </table:table-cell>
          <table:table-cell office:value-type="float" office:value="1053.91">
            <text:p>1053,91</text:p>
          </table:table-cell>
        </table:table-row>
        <table:table-row table:style-name="ro2">
          <table:table-cell office:value-type="float" office:value="513.24">
            <text:p>513,24</text:p>
          </table:table-cell>
          <table:table-cell office:value-type="float" office:value="952.871">
            <text:p>952,871</text:p>
          </table:table-cell>
          <table:table-cell office:value-type="float" office:value="1054.12">
            <text:p>1054,12</text:p>
          </table:table-cell>
        </table:table-row>
        <table:table-row table:style-name="ro2">
          <table:table-cell office:value-type="float" office:value="513.677">
            <text:p>513,677</text:p>
          </table:table-cell>
          <table:table-cell office:value-type="float" office:value="953.23">
            <text:p>953,23</text:p>
          </table:table-cell>
          <table:table-cell office:value-type="float" office:value="1054.33">
            <text:p>1054,33</text:p>
          </table:table-cell>
        </table:table-row>
        <table:table-row table:style-name="ro2">
          <table:table-cell office:value-type="float" office:value="514.114">
            <text:p>514,114</text:p>
          </table:table-cell>
          <table:table-cell office:value-type="float" office:value="953.589">
            <text:p>953,589</text:p>
          </table:table-cell>
          <table:table-cell office:value-type="float" office:value="1054.54">
            <text:p>1054,54</text:p>
          </table:table-cell>
        </table:table-row>
        <table:table-row table:style-name="ro2">
          <table:table-cell office:value-type="float" office:value="514.55">
            <text:p>514,55</text:p>
          </table:table-cell>
          <table:table-cell office:value-type="float" office:value="953.946">
            <text:p>953,946</text:p>
          </table:table-cell>
          <table:table-cell office:value-type="float" office:value="1054.75">
            <text:p>1054,75</text:p>
          </table:table-cell>
        </table:table-row>
        <table:table-row table:style-name="ro2">
          <table:table-cell office:value-type="float" office:value="514.987">
            <text:p>514,987</text:p>
          </table:table-cell>
          <table:table-cell office:value-type="float" office:value="954.304">
            <text:p>954,304</text:p>
          </table:table-cell>
          <table:table-cell office:value-type="float" office:value="1054.96">
            <text:p>1054,96</text:p>
          </table:table-cell>
        </table:table-row>
        <table:table-row table:style-name="ro2">
          <table:table-cell office:value-type="float" office:value="515.424">
            <text:p>515,424</text:p>
          </table:table-cell>
          <table:table-cell office:value-type="float" office:value="954.661">
            <text:p>954,661</text:p>
          </table:table-cell>
          <table:table-cell office:value-type="float" office:value="1055.18">
            <text:p>1055,18</text:p>
          </table:table-cell>
        </table:table-row>
        <table:table-row table:style-name="ro2">
          <table:table-cell office:value-type="float" office:value="515.861">
            <text:p>515,861</text:p>
          </table:table-cell>
          <table:table-cell office:value-type="float" office:value="955.017">
            <text:p>955,017</text:p>
          </table:table-cell>
          <table:table-cell office:value-type="float" office:value="1055.39">
            <text:p>1055,39</text:p>
          </table:table-cell>
        </table:table-row>
        <table:table-row table:style-name="ro2">
          <table:table-cell office:value-type="float" office:value="516.298">
            <text:p>516,298</text:p>
          </table:table-cell>
          <table:table-cell office:value-type="float" office:value="955.373">
            <text:p>955,373</text:p>
          </table:table-cell>
          <table:table-cell office:value-type="float" office:value="1055.6">
            <text:p>1055,6</text:p>
          </table:table-cell>
        </table:table-row>
        <table:table-row table:style-name="ro2">
          <table:table-cell office:value-type="float" office:value="516.734">
            <text:p>516,734</text:p>
          </table:table-cell>
          <table:table-cell office:value-type="float" office:value="955.728">
            <text:p>955,728</text:p>
          </table:table-cell>
          <table:table-cell office:value-type="float" office:value="1055.81">
            <text:p>1055,81</text:p>
          </table:table-cell>
        </table:table-row>
        <table:table-row table:style-name="ro2">
          <table:table-cell office:value-type="float" office:value="517.171">
            <text:p>517,171</text:p>
          </table:table-cell>
          <table:table-cell office:value-type="float" office:value="956.083">
            <text:p>956,083</text:p>
          </table:table-cell>
          <table:table-cell office:value-type="float" office:value="1056.02">
            <text:p>1056,02</text:p>
          </table:table-cell>
        </table:table-row>
        <table:table-row table:style-name="ro2">
          <table:table-cell office:value-type="float" office:value="517.608">
            <text:p>517,608</text:p>
          </table:table-cell>
          <table:table-cell office:value-type="float" office:value="956.438">
            <text:p>956,438</text:p>
          </table:table-cell>
          <table:table-cell office:value-type="float" office:value="1056.22">
            <text:p>1056,22</text:p>
          </table:table-cell>
        </table:table-row>
        <table:table-row table:style-name="ro2">
          <table:table-cell office:value-type="float" office:value="518.045">
            <text:p>518,045</text:p>
          </table:table-cell>
          <table:table-cell office:value-type="float" office:value="956.791">
            <text:p>956,791</text:p>
          </table:table-cell>
          <table:table-cell office:value-type="float" office:value="1056.43">
            <text:p>1056,43</text:p>
          </table:table-cell>
        </table:table-row>
        <table:table-row table:style-name="ro2">
          <table:table-cell office:value-type="float" office:value="518.482">
            <text:p>518,482</text:p>
          </table:table-cell>
          <table:table-cell office:value-type="float" office:value="957.145">
            <text:p>957,145</text:p>
          </table:table-cell>
          <table:table-cell office:value-type="float" office:value="1056.64">
            <text:p>1056,64</text:p>
          </table:table-cell>
        </table:table-row>
        <table:table-row table:style-name="ro2">
          <table:table-cell office:value-type="float" office:value="518.918">
            <text:p>518,918</text:p>
          </table:table-cell>
          <table:table-cell office:value-type="float" office:value="957.497">
            <text:p>957,497</text:p>
          </table:table-cell>
          <table:table-cell office:value-type="float" office:value="1056.85">
            <text:p>1056,85</text:p>
          </table:table-cell>
        </table:table-row>
        <table:table-row table:style-name="ro2">
          <table:table-cell office:value-type="float" office:value="519.355">
            <text:p>519,355</text:p>
          </table:table-cell>
          <table:table-cell office:value-type="float" office:value="957.85">
            <text:p>957,85</text:p>
          </table:table-cell>
          <table:table-cell office:value-type="float" office:value="1057.06">
            <text:p>1057,06</text:p>
          </table:table-cell>
        </table:table-row>
        <table:table-row table:style-name="ro2">
          <table:table-cell office:value-type="float" office:value="519.792">
            <text:p>519,792</text:p>
          </table:table-cell>
          <table:table-cell office:value-type="float" office:value="958.201">
            <text:p>958,201</text:p>
          </table:table-cell>
          <table:table-cell office:value-type="float" office:value="1057.27">
            <text:p>1057,27</text:p>
          </table:table-cell>
        </table:table-row>
        <table:table-row table:style-name="ro2">
          <table:table-cell office:value-type="float" office:value="520.229">
            <text:p>520,229</text:p>
          </table:table-cell>
          <table:table-cell office:value-type="float" office:value="958.553">
            <text:p>958,553</text:p>
          </table:table-cell>
          <table:table-cell office:value-type="float" office:value="1057.47">
            <text:p>1057,47</text:p>
          </table:table-cell>
        </table:table-row>
        <table:table-row table:style-name="ro2">
          <table:table-cell office:value-type="float" office:value="520.666">
            <text:p>520,666</text:p>
          </table:table-cell>
          <table:table-cell office:value-type="float" office:value="958.903">
            <text:p>958,903</text:p>
          </table:table-cell>
          <table:table-cell office:value-type="float" office:value="1057.68">
            <text:p>1057,68</text:p>
          </table:table-cell>
        </table:table-row>
        <table:table-row table:style-name="ro2">
          <table:table-cell office:value-type="float" office:value="521.102">
            <text:p>521,102</text:p>
          </table:table-cell>
          <table:table-cell office:value-type="float" office:value="959.254">
            <text:p>959,254</text:p>
          </table:table-cell>
          <table:table-cell office:value-type="float" office:value="1057.89">
            <text:p>1057,89</text:p>
          </table:table-cell>
        </table:table-row>
        <table:table-row table:style-name="ro2">
          <table:table-cell office:value-type="float" office:value="521.539">
            <text:p>521,539</text:p>
          </table:table-cell>
          <table:table-cell office:value-type="float" office:value="959.603">
            <text:p>959,603</text:p>
          </table:table-cell>
          <table:table-cell office:value-type="float" office:value="1058.09">
            <text:p>1058,09</text:p>
          </table:table-cell>
        </table:table-row>
        <table:table-row table:style-name="ro2">
          <table:table-cell office:value-type="float" office:value="521.976">
            <text:p>521,976</text:p>
          </table:table-cell>
          <table:table-cell office:value-type="float" office:value="959.953">
            <text:p>959,953</text:p>
          </table:table-cell>
          <table:table-cell office:value-type="float" office:value="1058.3">
            <text:p>1058,3</text:p>
          </table:table-cell>
        </table:table-row>
        <table:table-row table:style-name="ro2">
          <table:table-cell office:value-type="float" office:value="522.413">
            <text:p>522,413</text:p>
          </table:table-cell>
          <table:table-cell office:value-type="float" office:value="960.301">
            <text:p>960,301</text:p>
          </table:table-cell>
          <table:table-cell office:value-type="float" office:value="1058.51">
            <text:p>1058,51</text:p>
          </table:table-cell>
        </table:table-row>
        <table:table-row table:style-name="ro2">
          <table:table-cell office:value-type="float" office:value="522.85">
            <text:p>522,85</text:p>
          </table:table-cell>
          <table:table-cell office:value-type="float" office:value="960.649">
            <text:p>960,649</text:p>
          </table:table-cell>
          <table:table-cell office:value-type="float" office:value="1058.71">
            <text:p>1058,71</text:p>
          </table:table-cell>
        </table:table-row>
        <table:table-row table:style-name="ro2">
          <table:table-cell office:value-type="float" office:value="523.286">
            <text:p>523,286</text:p>
          </table:table-cell>
          <table:table-cell office:value-type="float" office:value="960.997">
            <text:p>960,997</text:p>
          </table:table-cell>
          <table:table-cell office:value-type="float" office:value="1058.92">
            <text:p>1058,92</text:p>
          </table:table-cell>
        </table:table-row>
        <table:table-row table:style-name="ro2">
          <table:table-cell office:value-type="float" office:value="523.723">
            <text:p>523,723</text:p>
          </table:table-cell>
          <table:table-cell office:value-type="float" office:value="961.344">
            <text:p>961,344</text:p>
          </table:table-cell>
          <table:table-cell office:value-type="float" office:value="1059.12">
            <text:p>1059,12</text:p>
          </table:table-cell>
        </table:table-row>
        <table:table-row table:style-name="ro2">
          <table:table-cell office:value-type="float" office:value="524.16">
            <text:p>524,16</text:p>
          </table:table-cell>
          <table:table-cell office:value-type="float" office:value="961.691">
            <text:p>961,691</text:p>
          </table:table-cell>
          <table:table-cell office:value-type="float" office:value="1059.33">
            <text:p>1059,33</text:p>
          </table:table-cell>
        </table:table-row>
        <table:table-row table:style-name="ro2">
          <table:table-cell office:value-type="float" office:value="524.597">
            <text:p>524,597</text:p>
          </table:table-cell>
          <table:table-cell office:value-type="float" office:value="962.037">
            <text:p>962,037</text:p>
          </table:table-cell>
          <table:table-cell office:value-type="float" office:value="1059.53">
            <text:p>1059,53</text:p>
          </table:table-cell>
        </table:table-row>
        <table:table-row table:style-name="ro2">
          <table:table-cell office:value-type="float" office:value="525.034">
            <text:p>525,034</text:p>
          </table:table-cell>
          <table:table-cell office:value-type="float" office:value="962.383">
            <text:p>962,383</text:p>
          </table:table-cell>
          <table:table-cell office:value-type="float" office:value="1059.73">
            <text:p>1059,73</text:p>
          </table:table-cell>
        </table:table-row>
        <table:table-row table:style-name="ro2">
          <table:table-cell office:value-type="float" office:value="525.47">
            <text:p>525,47</text:p>
          </table:table-cell>
          <table:table-cell office:value-type="float" office:value="962.728">
            <text:p>962,728</text:p>
          </table:table-cell>
          <table:table-cell office:value-type="float" office:value="1059.94">
            <text:p>1059,94</text:p>
          </table:table-cell>
        </table:table-row>
        <table:table-row table:style-name="ro2">
          <table:table-cell office:value-type="float" office:value="525.907">
            <text:p>525,907</text:p>
          </table:table-cell>
          <table:table-cell office:value-type="float" office:value="963.073">
            <text:p>963,073</text:p>
          </table:table-cell>
          <table:table-cell office:value-type="float" office:value="1060.14">
            <text:p>1060,14</text:p>
          </table:table-cell>
        </table:table-row>
        <table:table-row table:style-name="ro2">
          <table:table-cell office:value-type="float" office:value="526.344">
            <text:p>526,344</text:p>
          </table:table-cell>
          <table:table-cell office:value-type="float" office:value="963.417">
            <text:p>963,417</text:p>
          </table:table-cell>
          <table:table-cell office:value-type="float" office:value="1060.34">
            <text:p>1060,34</text:p>
          </table:table-cell>
        </table:table-row>
        <table:table-row table:style-name="ro2">
          <table:table-cell office:value-type="float" office:value="526.781">
            <text:p>526,781</text:p>
          </table:table-cell>
          <table:table-cell office:value-type="float" office:value="963.76">
            <text:p>963,76</text:p>
          </table:table-cell>
          <table:table-cell office:value-type="float" office:value="1060.55">
            <text:p>1060,55</text:p>
          </table:table-cell>
        </table:table-row>
        <table:table-row table:style-name="ro2">
          <table:table-cell office:value-type="float" office:value="527.218">
            <text:p>527,218</text:p>
          </table:table-cell>
          <table:table-cell office:value-type="float" office:value="964.104">
            <text:p>964,104</text:p>
          </table:table-cell>
          <table:table-cell office:value-type="float" office:value="1060.75">
            <text:p>1060,75</text:p>
          </table:table-cell>
        </table:table-row>
        <table:table-row table:style-name="ro2">
          <table:table-cell office:value-type="float" office:value="527.654">
            <text:p>527,654</text:p>
          </table:table-cell>
          <table:table-cell office:value-type="float" office:value="964.446">
            <text:p>964,446</text:p>
          </table:table-cell>
          <table:table-cell office:value-type="float" office:value="1060.95">
            <text:p>1060,95</text:p>
          </table:table-cell>
        </table:table-row>
        <table:table-row table:style-name="ro2">
          <table:table-cell office:value-type="float" office:value="528.091">
            <text:p>528,091</text:p>
          </table:table-cell>
          <table:table-cell office:value-type="float" office:value="964.788">
            <text:p>964,788</text:p>
          </table:table-cell>
          <table:table-cell office:value-type="float" office:value="1061.15">
            <text:p>1061,15</text:p>
          </table:table-cell>
        </table:table-row>
        <table:table-row table:style-name="ro2">
          <table:table-cell office:value-type="float" office:value="528.528">
            <text:p>528,528</text:p>
          </table:table-cell>
          <table:table-cell office:value-type="float" office:value="965.13">
            <text:p>965,13</text:p>
          </table:table-cell>
          <table:table-cell office:value-type="float" office:value="1061.36">
            <text:p>1061,36</text:p>
          </table:table-cell>
        </table:table-row>
        <table:table-row table:style-name="ro2">
          <table:table-cell office:value-type="float" office:value="528.965">
            <text:p>528,965</text:p>
          </table:table-cell>
          <table:table-cell office:value-type="float" office:value="965.471">
            <text:p>965,471</text:p>
          </table:table-cell>
          <table:table-cell office:value-type="float" office:value="1061.56">
            <text:p>1061,56</text:p>
          </table:table-cell>
        </table:table-row>
        <table:table-row table:style-name="ro2">
          <table:table-cell office:value-type="float" office:value="529.402">
            <text:p>529,402</text:p>
          </table:table-cell>
          <table:table-cell office:value-type="float" office:value="965.812">
            <text:p>965,812</text:p>
          </table:table-cell>
          <table:table-cell office:value-type="float" office:value="1061.76">
            <text:p>1061,76</text:p>
          </table:table-cell>
        </table:table-row>
        <table:table-row table:style-name="ro2">
          <table:table-cell office:value-type="float" office:value="529.838">
            <text:p>529,838</text:p>
          </table:table-cell>
          <table:table-cell office:value-type="float" office:value="966.152">
            <text:p>966,152</text:p>
          </table:table-cell>
          <table:table-cell office:value-type="float" office:value="1061.96">
            <text:p>1061,96</text:p>
          </table:table-cell>
        </table:table-row>
        <table:table-row table:style-name="ro2">
          <table:table-cell office:value-type="float" office:value="530.275">
            <text:p>530,275</text:p>
          </table:table-cell>
          <table:table-cell office:value-type="float" office:value="966.492">
            <text:p>966,492</text:p>
          </table:table-cell>
          <table:table-cell office:value-type="float" office:value="1062.16">
            <text:p>1062,16</text:p>
          </table:table-cell>
        </table:table-row>
        <table:table-row table:style-name="ro2">
          <table:table-cell office:value-type="float" office:value="530.712">
            <text:p>530,712</text:p>
          </table:table-cell>
          <table:table-cell office:value-type="float" office:value="966.831">
            <text:p>966,831</text:p>
          </table:table-cell>
          <table:table-cell office:value-type="float" office:value="1062.36">
            <text:p>1062,36</text:p>
          </table:table-cell>
        </table:table-row>
        <table:table-row table:style-name="ro2">
          <table:table-cell office:value-type="float" office:value="531.149">
            <text:p>531,149</text:p>
          </table:table-cell>
          <table:table-cell office:value-type="float" office:value="967.17">
            <text:p>967,17</text:p>
          </table:table-cell>
          <table:table-cell office:value-type="float" office:value="1062.56">
            <text:p>1062,56</text:p>
          </table:table-cell>
        </table:table-row>
        <table:table-row table:style-name="ro2">
          <table:table-cell office:value-type="float" office:value="531.586">
            <text:p>531,586</text:p>
          </table:table-cell>
          <table:table-cell office:value-type="float" office:value="967.508">
            <text:p>967,508</text:p>
          </table:table-cell>
          <table:table-cell office:value-type="float" office:value="1062.76">
            <text:p>1062,76</text:p>
          </table:table-cell>
        </table:table-row>
        <table:table-row table:style-name="ro2">
          <table:table-cell office:value-type="float" office:value="532.022">
            <text:p>532,022</text:p>
          </table:table-cell>
          <table:table-cell office:value-type="float" office:value="967.846">
            <text:p>967,846</text:p>
          </table:table-cell>
          <table:table-cell office:value-type="float" office:value="1062.96">
            <text:p>1062,96</text:p>
          </table:table-cell>
        </table:table-row>
        <table:table-row table:style-name="ro2">
          <table:table-cell office:value-type="float" office:value="532.459">
            <text:p>532,459</text:p>
          </table:table-cell>
          <table:table-cell office:value-type="float" office:value="968.183">
            <text:p>968,183</text:p>
          </table:table-cell>
          <table:table-cell office:value-type="float" office:value="1063.16">
            <text:p>1063,16</text:p>
          </table:table-cell>
        </table:table-row>
        <table:table-row table:style-name="ro2">
          <table:table-cell office:value-type="float" office:value="532.896">
            <text:p>532,896</text:p>
          </table:table-cell>
          <table:table-cell office:value-type="float" office:value="968.52">
            <text:p>968,52</text:p>
          </table:table-cell>
          <table:table-cell office:value-type="float" office:value="1063.36">
            <text:p>1063,36</text:p>
          </table:table-cell>
        </table:table-row>
        <table:table-row table:style-name="ro2">
          <table:table-cell office:value-type="float" office:value="533.333">
            <text:p>533,333</text:p>
          </table:table-cell>
          <table:table-cell office:value-type="float" office:value="968.856">
            <text:p>968,856</text:p>
          </table:table-cell>
          <table:table-cell office:value-type="float" office:value="1063.56">
            <text:p>1063,56</text:p>
          </table:table-cell>
        </table:table-row>
        <table:table-row table:style-name="ro2">
          <table:table-cell office:value-type="float" office:value="533.77">
            <text:p>533,77</text:p>
          </table:table-cell>
          <table:table-cell office:value-type="float" office:value="969.192">
            <text:p>969,192</text:p>
          </table:table-cell>
          <table:table-cell office:value-type="float" office:value="1063.75">
            <text:p>1063,75</text:p>
          </table:table-cell>
        </table:table-row>
        <table:table-row table:style-name="ro2">
          <table:table-cell office:value-type="float" office:value="534.206">
            <text:p>534,206</text:p>
          </table:table-cell>
          <table:table-cell office:value-type="float" office:value="969.527">
            <text:p>969,527</text:p>
          </table:table-cell>
          <table:table-cell office:value-type="float" office:value="1063.95">
            <text:p>1063,95</text:p>
          </table:table-cell>
        </table:table-row>
        <table:table-row table:style-name="ro2">
          <table:table-cell office:value-type="float" office:value="534.643">
            <text:p>534,643</text:p>
          </table:table-cell>
          <table:table-cell office:value-type="float" office:value="969.862">
            <text:p>969,862</text:p>
          </table:table-cell>
          <table:table-cell office:value-type="float" office:value="1064.15">
            <text:p>1064,15</text:p>
          </table:table-cell>
        </table:table-row>
        <table:table-row table:style-name="ro2">
          <table:table-cell office:value-type="float" office:value="535.08">
            <text:p>535,08</text:p>
          </table:table-cell>
          <table:table-cell office:value-type="float" office:value="970.196">
            <text:p>970,196</text:p>
          </table:table-cell>
          <table:table-cell office:value-type="float" office:value="1064.35">
            <text:p>1064,35</text:p>
          </table:table-cell>
        </table:table-row>
        <table:table-row table:style-name="ro2">
          <table:table-cell office:value-type="float" office:value="535.517">
            <text:p>535,517</text:p>
          </table:table-cell>
          <table:table-cell office:value-type="float" office:value="970.53">
            <text:p>970,53</text:p>
          </table:table-cell>
          <table:table-cell office:value-type="float" office:value="1064.54">
            <text:p>1064,54</text:p>
          </table:table-cell>
        </table:table-row>
        <table:table-row table:style-name="ro2">
          <table:table-cell office:value-type="float" office:value="535.954">
            <text:p>535,954</text:p>
          </table:table-cell>
          <table:table-cell office:value-type="float" office:value="970.863">
            <text:p>970,863</text:p>
          </table:table-cell>
          <table:table-cell office:value-type="float" office:value="1064.74">
            <text:p>1064,74</text:p>
          </table:table-cell>
        </table:table-row>
        <table:table-row table:style-name="ro2">
          <table:table-cell office:value-type="float" office:value="536.39">
            <text:p>536,39</text:p>
          </table:table-cell>
          <table:table-cell office:value-type="float" office:value="971.196">
            <text:p>971,196</text:p>
          </table:table-cell>
          <table:table-cell office:value-type="float" office:value="1064.94">
            <text:p>1064,94</text:p>
          </table:table-cell>
        </table:table-row>
        <table:table-row table:style-name="ro2">
          <table:table-cell office:value-type="float" office:value="536.827">
            <text:p>536,827</text:p>
          </table:table-cell>
          <table:table-cell office:value-type="float" office:value="971.528">
            <text:p>971,528</text:p>
          </table:table-cell>
          <table:table-cell office:value-type="float" office:value="1065.13">
            <text:p>1065,13</text:p>
          </table:table-cell>
        </table:table-row>
        <table:table-row table:style-name="ro2">
          <table:table-cell office:value-type="float" office:value="537.264">
            <text:p>537,264</text:p>
          </table:table-cell>
          <table:table-cell office:value-type="float" office:value="971.86">
            <text:p>971,86</text:p>
          </table:table-cell>
          <table:table-cell office:value-type="float" office:value="1065.33">
            <text:p>1065,33</text:p>
          </table:table-cell>
        </table:table-row>
        <table:table-row table:style-name="ro2">
          <table:table-cell office:value-type="float" office:value="537.701">
            <text:p>537,701</text:p>
          </table:table-cell>
          <table:table-cell office:value-type="float" office:value="972.192">
            <text:p>972,192</text:p>
          </table:table-cell>
          <table:table-cell office:value-type="float" office:value="1065.52">
            <text:p>1065,52</text:p>
          </table:table-cell>
        </table:table-row>
        <table:table-row table:style-name="ro2">
          <table:table-cell office:value-type="float" office:value="538.138">
            <text:p>538,138</text:p>
          </table:table-cell>
          <table:table-cell office:value-type="float" office:value="972.523">
            <text:p>972,523</text:p>
          </table:table-cell>
          <table:table-cell office:value-type="float" office:value="1065.72">
            <text:p>1065,72</text:p>
          </table:table-cell>
        </table:table-row>
        <table:table-row table:style-name="ro2">
          <table:table-cell office:value-type="float" office:value="538.574">
            <text:p>538,574</text:p>
          </table:table-cell>
          <table:table-cell office:value-type="float" office:value="972.853">
            <text:p>972,853</text:p>
          </table:table-cell>
          <table:table-cell office:value-type="float" office:value="1065.91">
            <text:p>1065,91</text:p>
          </table:table-cell>
        </table:table-row>
        <table:table-row table:style-name="ro2">
          <table:table-cell office:value-type="float" office:value="539.011">
            <text:p>539,011</text:p>
          </table:table-cell>
          <table:table-cell office:value-type="float" office:value="973.183">
            <text:p>973,183</text:p>
          </table:table-cell>
          <table:table-cell office:value-type="float" office:value="1066.11">
            <text:p>1066,11</text:p>
          </table:table-cell>
        </table:table-row>
        <table:table-row table:style-name="ro2">
          <table:table-cell office:value-type="float" office:value="539.448">
            <text:p>539,448</text:p>
          </table:table-cell>
          <table:table-cell office:value-type="float" office:value="973.512">
            <text:p>973,512</text:p>
          </table:table-cell>
          <table:table-cell office:value-type="float" office:value="1066.3">
            <text:p>1066,3</text:p>
          </table:table-cell>
        </table:table-row>
        <table:table-row table:style-name="ro2">
          <table:table-cell office:value-type="float" office:value="539.885">
            <text:p>539,885</text:p>
          </table:table-cell>
          <table:table-cell office:value-type="float" office:value="973.841">
            <text:p>973,841</text:p>
          </table:table-cell>
          <table:table-cell office:value-type="float" office:value="1066.5">
            <text:p>1066,5</text:p>
          </table:table-cell>
        </table:table-row>
        <table:table-row table:style-name="ro2">
          <table:table-cell office:value-type="float" office:value="540.322">
            <text:p>540,322</text:p>
          </table:table-cell>
          <table:table-cell office:value-type="float" office:value="974.17">
            <text:p>974,17</text:p>
          </table:table-cell>
          <table:table-cell office:value-type="float" office:value="1066.69">
            <text:p>1066,69</text:p>
          </table:table-cell>
        </table:table-row>
        <table:table-row table:style-name="ro2">
          <table:table-cell office:value-type="float" office:value="540.758">
            <text:p>540,758</text:p>
          </table:table-cell>
          <table:table-cell office:value-type="float" office:value="974.498">
            <text:p>974,498</text:p>
          </table:table-cell>
          <table:table-cell office:value-type="float" office:value="1066.89">
            <text:p>1066,89</text:p>
          </table:table-cell>
        </table:table-row>
        <table:table-row table:style-name="ro2">
          <table:table-cell office:value-type="float" office:value="541.195">
            <text:p>541,195</text:p>
          </table:table-cell>
          <table:table-cell office:value-type="float" office:value="974.826">
            <text:p>974,826</text:p>
          </table:table-cell>
          <table:table-cell office:value-type="float" office:value="1067.08">
            <text:p>1067,08</text:p>
          </table:table-cell>
        </table:table-row>
        <table:table-row table:style-name="ro2">
          <table:table-cell office:value-type="float" office:value="541.632">
            <text:p>541,632</text:p>
          </table:table-cell>
          <table:table-cell office:value-type="float" office:value="975.153">
            <text:p>975,153</text:p>
          </table:table-cell>
          <table:table-cell office:value-type="float" office:value="1067.27">
            <text:p>1067,27</text:p>
          </table:table-cell>
        </table:table-row>
        <table:table-row table:style-name="ro2">
          <table:table-cell office:value-type="float" office:value="542.069">
            <text:p>542,069</text:p>
          </table:table-cell>
          <table:table-cell office:value-type="float" office:value="975.479">
            <text:p>975,479</text:p>
          </table:table-cell>
          <table:table-cell office:value-type="float" office:value="1067.46">
            <text:p>1067,46</text:p>
          </table:table-cell>
        </table:table-row>
        <table:table-row table:style-name="ro2">
          <table:table-cell office:value-type="float" office:value="542.506">
            <text:p>542,506</text:p>
          </table:table-cell>
          <table:table-cell office:value-type="float" office:value="975.805">
            <text:p>975,805</text:p>
          </table:table-cell>
          <table:table-cell office:value-type="float" office:value="1067.66">
            <text:p>1067,66</text:p>
          </table:table-cell>
        </table:table-row>
        <table:table-row table:style-name="ro2">
          <table:table-cell office:value-type="float" office:value="542.942">
            <text:p>542,942</text:p>
          </table:table-cell>
          <table:table-cell office:value-type="float" office:value="976.131">
            <text:p>976,131</text:p>
          </table:table-cell>
          <table:table-cell office:value-type="float" office:value="1067.85">
            <text:p>1067,85</text:p>
          </table:table-cell>
        </table:table-row>
        <table:table-row table:style-name="ro2">
          <table:table-cell office:value-type="float" office:value="543.379">
            <text:p>543,379</text:p>
          </table:table-cell>
          <table:table-cell office:value-type="float" office:value="976.456">
            <text:p>976,456</text:p>
          </table:table-cell>
          <table:table-cell office:value-type="float" office:value="1068.04">
            <text:p>1068,04</text:p>
          </table:table-cell>
        </table:table-row>
        <table:table-row table:style-name="ro2">
          <table:table-cell office:value-type="float" office:value="543.816">
            <text:p>543,816</text:p>
          </table:table-cell>
          <table:table-cell office:value-type="float" office:value="976.781">
            <text:p>976,781</text:p>
          </table:table-cell>
          <table:table-cell office:value-type="float" office:value="1068.23">
            <text:p>1068,23</text:p>
          </table:table-cell>
        </table:table-row>
        <table:table-row table:style-name="ro2">
          <table:table-cell office:value-type="float" office:value="544.253">
            <text:p>544,253</text:p>
          </table:table-cell>
          <table:table-cell office:value-type="float" office:value="977.105">
            <text:p>977,105</text:p>
          </table:table-cell>
          <table:table-cell office:value-type="float" office:value="1068.42">
            <text:p>1068,42</text:p>
          </table:table-cell>
        </table:table-row>
        <table:table-row table:style-name="ro2">
          <table:table-cell office:value-type="float" office:value="544.69">
            <text:p>544,69</text:p>
          </table:table-cell>
          <table:table-cell office:value-type="float" office:value="977.429">
            <text:p>977,429</text:p>
          </table:table-cell>
          <table:table-cell office:value-type="float" office:value="1068.62">
            <text:p>1068,62</text:p>
          </table:table-cell>
        </table:table-row>
        <table:table-row table:style-name="ro2">
          <table:table-cell office:value-type="float" office:value="545.126">
            <text:p>545,126</text:p>
          </table:table-cell>
          <table:table-cell office:value-type="float" office:value="977.752">
            <text:p>977,752</text:p>
          </table:table-cell>
          <table:table-cell office:value-type="float" office:value="1068.81">
            <text:p>1068,81</text:p>
          </table:table-cell>
        </table:table-row>
        <table:table-row table:style-name="ro2">
          <table:table-cell office:value-type="float" office:value="545.563">
            <text:p>545,563</text:p>
          </table:table-cell>
          <table:table-cell office:value-type="float" office:value="978.075">
            <text:p>978,075</text:p>
          </table:table-cell>
          <table:table-cell office:value-type="string">
            <text:p><text:s text:c="4"/>1069</text:p>
          </table:table-cell>
        </table:table-row>
        <table:table-row table:style-name="ro2">
          <table:table-cell office:value-type="string">
            <text:p><text:s text:c="5"/>546</text:p>
          </table:table-cell>
          <table:table-cell office:value-type="float" office:value="978.398">
            <text:p>978,398</text:p>
          </table:table-cell>
          <table:table-cell office:value-type="float" office:value="1069.19">
            <text:p>1069,19</text:p>
          </table:table-cell>
        </table:table-row>
        <table:table-row table:style-name="ro2">
          <table:table-cell office:value-type="float" office:value="546.437">
            <text:p>546,437</text:p>
          </table:table-cell>
          <table:table-cell office:value-type="float" office:value="978.72">
            <text:p>978,72</text:p>
          </table:table-cell>
          <table:table-cell office:value-type="float" office:value="1069.38">
            <text:p>1069,38</text:p>
          </table:table-cell>
        </table:table-row>
        <table:table-row table:style-name="ro2">
          <table:table-cell office:value-type="float" office:value="546.874">
            <text:p>546,874</text:p>
          </table:table-cell>
          <table:table-cell office:value-type="float" office:value="979.041">
            <text:p>979,041</text:p>
          </table:table-cell>
          <table:table-cell office:value-type="float" office:value="1069.57">
            <text:p>1069,57</text:p>
          </table:table-cell>
        </table:table-row>
        <table:table-row table:style-name="ro2">
          <table:table-cell office:value-type="float" office:value="547.31">
            <text:p>547,31</text:p>
          </table:table-cell>
          <table:table-cell office:value-type="float" office:value="979.362">
            <text:p>979,362</text:p>
          </table:table-cell>
          <table:table-cell office:value-type="float" office:value="1069.76">
            <text:p>1069,76</text:p>
          </table:table-cell>
        </table:table-row>
        <table:table-row table:style-name="ro2">
          <table:table-cell office:value-type="float" office:value="547.747">
            <text:p>547,747</text:p>
          </table:table-cell>
          <table:table-cell office:value-type="float" office:value="979.682">
            <text:p>979,682</text:p>
          </table:table-cell>
          <table:table-cell office:value-type="float" office:value="1069.95">
            <text:p>1069,95</text:p>
          </table:table-cell>
        </table:table-row>
        <table:table-row table:style-name="ro2">
          <table:table-cell office:value-type="float" office:value="548.184">
            <text:p>548,184</text:p>
          </table:table-cell>
          <table:table-cell office:value-type="float" office:value="980.002">
            <text:p>980,002</text:p>
          </table:table-cell>
          <table:table-cell office:value-type="float" office:value="1070.13">
            <text:p>1070,13</text:p>
          </table:table-cell>
        </table:table-row>
        <table:table-row table:style-name="ro2">
          <table:table-cell office:value-type="float" office:value="548.621">
            <text:p>548,621</text:p>
          </table:table-cell>
          <table:table-cell office:value-type="float" office:value="980.322">
            <text:p>980,322</text:p>
          </table:table-cell>
          <table:table-cell office:value-type="float" office:value="1070.32">
            <text:p>1070,32</text:p>
          </table:table-cell>
        </table:table-row>
        <table:table-row table:style-name="ro2">
          <table:table-cell office:value-type="float" office:value="549.058">
            <text:p>549,058</text:p>
          </table:table-cell>
          <table:table-cell office:value-type="float" office:value="980.641">
            <text:p>980,641</text:p>
          </table:table-cell>
          <table:table-cell office:value-type="float" office:value="1070.51">
            <text:p>1070,51</text:p>
          </table:table-cell>
        </table:table-row>
        <table:table-row table:style-name="ro2">
          <table:table-cell office:value-type="float" office:value="549.494">
            <text:p>549,494</text:p>
          </table:table-cell>
          <table:table-cell office:value-type="float" office:value="980.96">
            <text:p>980,96</text:p>
          </table:table-cell>
          <table:table-cell office:value-type="float" office:value="1070.7">
            <text:p>1070,7</text:p>
          </table:table-cell>
        </table:table-row>
        <table:table-row table:style-name="ro2">
          <table:table-cell office:value-type="float" office:value="549.931">
            <text:p>549,931</text:p>
          </table:table-cell>
          <table:table-cell office:value-type="float" office:value="981.278">
            <text:p>981,278</text:p>
          </table:table-cell>
          <table:table-cell office:value-type="float" office:value="1070.89">
            <text:p>1070,89</text:p>
          </table:table-cell>
        </table:table-row>
        <table:table-row table:style-name="ro2">
          <table:table-cell office:value-type="float" office:value="550.368">
            <text:p>550,368</text:p>
          </table:table-cell>
          <table:table-cell office:value-type="float" office:value="981.596">
            <text:p>981,596</text:p>
          </table:table-cell>
          <table:table-cell office:value-type="float" office:value="1071.08">
            <text:p>1071,08</text:p>
          </table:table-cell>
        </table:table-row>
        <table:table-row table:style-name="ro2">
          <table:table-cell office:value-type="float" office:value="550.805">
            <text:p>550,805</text:p>
          </table:table-cell>
          <table:table-cell office:value-type="float" office:value="981.913">
            <text:p>981,913</text:p>
          </table:table-cell>
          <table:table-cell office:value-type="float" office:value="1071.26">
            <text:p>1071,26</text:p>
          </table:table-cell>
        </table:table-row>
        <table:table-row table:style-name="ro2">
          <table:table-cell office:value-type="float" office:value="551.242">
            <text:p>551,242</text:p>
          </table:table-cell>
          <table:table-cell office:value-type="float" office:value="982.23">
            <text:p>982,23</text:p>
          </table:table-cell>
          <table:table-cell office:value-type="float" office:value="1071.45">
            <text:p>1071,45</text:p>
          </table:table-cell>
        </table:table-row>
        <table:table-row table:style-name="ro2">
          <table:table-cell office:value-type="float" office:value="551.678">
            <text:p>551,678</text:p>
          </table:table-cell>
          <table:table-cell office:value-type="float" office:value="982.546">
            <text:p>982,546</text:p>
          </table:table-cell>
          <table:table-cell office:value-type="float" office:value="1071.64">
            <text:p>1071,64</text:p>
          </table:table-cell>
        </table:table-row>
        <table:table-row table:style-name="ro2">
          <table:table-cell office:value-type="float" office:value="552.115">
            <text:p>552,115</text:p>
          </table:table-cell>
          <table:table-cell office:value-type="float" office:value="982.862">
            <text:p>982,862</text:p>
          </table:table-cell>
          <table:table-cell office:value-type="float" office:value="1071.82">
            <text:p>1071,82</text:p>
          </table:table-cell>
        </table:table-row>
        <table:table-row table:style-name="ro2">
          <table:table-cell office:value-type="float" office:value="552.552">
            <text:p>552,552</text:p>
          </table:table-cell>
          <table:table-cell office:value-type="float" office:value="983.177">
            <text:p>983,177</text:p>
          </table:table-cell>
          <table:table-cell office:value-type="float" office:value="1072.01">
            <text:p>1072,01</text:p>
          </table:table-cell>
        </table:table-row>
        <table:table-row table:style-name="ro2">
          <table:table-cell office:value-type="float" office:value="552.989">
            <text:p>552,989</text:p>
          </table:table-cell>
          <table:table-cell office:value-type="float" office:value="983.492">
            <text:p>983,492</text:p>
          </table:table-cell>
          <table:table-cell office:value-type="float" office:value="1072.19">
            <text:p>1072,19</text:p>
          </table:table-cell>
        </table:table-row>
        <table:table-row table:style-name="ro2">
          <table:table-cell office:value-type="float" office:value="553.426">
            <text:p>553,426</text:p>
          </table:table-cell>
          <table:table-cell office:value-type="float" office:value="983.807">
            <text:p>983,807</text:p>
          </table:table-cell>
          <table:table-cell office:value-type="float" office:value="1072.38">
            <text:p>1072,38</text:p>
          </table:table-cell>
        </table:table-row>
        <table:table-row table:style-name="ro2">
          <table:table-cell office:value-type="float" office:value="553.862">
            <text:p>553,862</text:p>
          </table:table-cell>
          <table:table-cell office:value-type="float" office:value="984.121">
            <text:p>984,121</text:p>
          </table:table-cell>
          <table:table-cell office:value-type="float" office:value="1072.57">
            <text:p>1072,57</text:p>
          </table:table-cell>
        </table:table-row>
        <table:table-row table:style-name="ro2">
          <table:table-cell office:value-type="float" office:value="554.299">
            <text:p>554,299</text:p>
          </table:table-cell>
          <table:table-cell office:value-type="float" office:value="984.434">
            <text:p>984,434</text:p>
          </table:table-cell>
          <table:table-cell office:value-type="float" office:value="1072.75">
            <text:p>1072,75</text:p>
          </table:table-cell>
        </table:table-row>
        <table:table-row table:style-name="ro2">
          <table:table-cell office:value-type="float" office:value="554.736">
            <text:p>554,736</text:p>
          </table:table-cell>
          <table:table-cell office:value-type="float" office:value="984.748">
            <text:p>984,748</text:p>
          </table:table-cell>
          <table:table-cell office:value-type="float" office:value="1072.94">
            <text:p>1072,94</text:p>
          </table:table-cell>
        </table:table-row>
        <table:table-row table:style-name="ro2">
          <table:table-cell office:value-type="float" office:value="555.173">
            <text:p>555,173</text:p>
          </table:table-cell>
          <table:table-cell office:value-type="float" office:value="985.06">
            <text:p>985,06</text:p>
          </table:table-cell>
          <table:table-cell office:value-type="float" office:value="1073.12">
            <text:p>1073,12</text:p>
          </table:table-cell>
        </table:table-row>
        <table:table-row table:style-name="ro2">
          <table:table-cell office:value-type="float" office:value="555.61">
            <text:p>555,61</text:p>
          </table:table-cell>
          <table:table-cell office:value-type="float" office:value="985.372">
            <text:p>985,372</text:p>
          </table:table-cell>
          <table:table-cell office:value-type="float" office:value="1073.3">
            <text:p>1073,3</text:p>
          </table:table-cell>
        </table:table-row>
        <table:table-row table:style-name="ro2">
          <table:table-cell office:value-type="float" office:value="556.046">
            <text:p>556,046</text:p>
          </table:table-cell>
          <table:table-cell office:value-type="float" office:value="985.684">
            <text:p>985,684</text:p>
          </table:table-cell>
          <table:table-cell office:value-type="float" office:value="1073.49">
            <text:p>1073,49</text:p>
          </table:table-cell>
        </table:table-row>
        <table:table-row table:style-name="ro2">
          <table:table-cell office:value-type="float" office:value="556.483">
            <text:p>556,483</text:p>
          </table:table-cell>
          <table:table-cell office:value-type="float" office:value="985.996">
            <text:p>985,996</text:p>
          </table:table-cell>
          <table:table-cell office:value-type="float" office:value="1073.67">
            <text:p>1073,67</text:p>
          </table:table-cell>
        </table:table-row>
        <table:table-row table:style-name="ro2">
          <table:table-cell office:value-type="float" office:value="556.92">
            <text:p>556,92</text:p>
          </table:table-cell>
          <table:table-cell office:value-type="float" office:value="986.306">
            <text:p>986,306</text:p>
          </table:table-cell>
          <table:table-cell office:value-type="float" office:value="1073.86">
            <text:p>1073,86</text:p>
          </table:table-cell>
        </table:table-row>
        <table:table-row table:style-name="ro2">
          <table:table-cell office:value-type="float" office:value="557.357">
            <text:p>557,357</text:p>
          </table:table-cell>
          <table:table-cell office:value-type="float" office:value="986.617">
            <text:p>986,617</text:p>
          </table:table-cell>
          <table:table-cell office:value-type="float" office:value="1074.04">
            <text:p>1074,04</text:p>
          </table:table-cell>
        </table:table-row>
        <table:table-row table:style-name="ro2">
          <table:table-cell office:value-type="float" office:value="557.794">
            <text:p>557,794</text:p>
          </table:table-cell>
          <table:table-cell office:value-type="float" office:value="986.927">
            <text:p>986,927</text:p>
          </table:table-cell>
          <table:table-cell office:value-type="float" office:value="1074.22">
            <text:p>1074,22</text:p>
          </table:table-cell>
        </table:table-row>
        <table:table-row table:style-name="ro2">
          <table:table-cell office:value-type="float" office:value="558.23">
            <text:p>558,23</text:p>
          </table:table-cell>
          <table:table-cell office:value-type="float" office:value="987.236">
            <text:p>987,236</text:p>
          </table:table-cell>
          <table:table-cell office:value-type="float" office:value="1074.41">
            <text:p>1074,41</text:p>
          </table:table-cell>
        </table:table-row>
        <table:table-row table:style-name="ro2">
          <table:table-cell office:value-type="float" office:value="558.667">
            <text:p>558,667</text:p>
          </table:table-cell>
          <table:table-cell office:value-type="float" office:value="987.545">
            <text:p>987,545</text:p>
          </table:table-cell>
          <table:table-cell office:value-type="float" office:value="1074.59">
            <text:p>1074,59</text:p>
          </table:table-cell>
        </table:table-row>
        <table:table-row table:style-name="ro2">
          <table:table-cell office:value-type="float" office:value="559.104">
            <text:p>559,104</text:p>
          </table:table-cell>
          <table:table-cell office:value-type="float" office:value="987.854">
            <text:p>987,854</text:p>
          </table:table-cell>
          <table:table-cell office:value-type="float" office:value="1074.77">
            <text:p>1074,77</text:p>
          </table:table-cell>
        </table:table-row>
        <table:table-row table:style-name="ro2">
          <table:table-cell office:value-type="float" office:value="559.541">
            <text:p>559,541</text:p>
          </table:table-cell>
          <table:table-cell office:value-type="float" office:value="988.162">
            <text:p>988,162</text:p>
          </table:table-cell>
          <table:table-cell office:value-type="float" office:value="1074.95">
            <text:p>1074,95</text:p>
          </table:table-cell>
        </table:table-row>
        <table:table-row table:style-name="ro2">
          <table:table-cell office:value-type="float" office:value="559.978">
            <text:p>559,978</text:p>
          </table:table-cell>
          <table:table-cell office:value-type="float" office:value="988.47">
            <text:p>988,47</text:p>
          </table:table-cell>
          <table:table-cell office:value-type="float" office:value="1075.13">
            <text:p>1075,13</text:p>
          </table:table-cell>
        </table:table-row>
        <table:table-row table:style-name="ro2">
          <table:table-cell office:value-type="float" office:value="560.414">
            <text:p>560,414</text:p>
          </table:table-cell>
          <table:table-cell office:value-type="float" office:value="988.777">
            <text:p>988,777</text:p>
          </table:table-cell>
          <table:table-cell office:value-type="float" office:value="1075.31">
            <text:p>1075,31</text:p>
          </table:table-cell>
        </table:table-row>
        <table:table-row table:style-name="ro2">
          <table:table-cell office:value-type="float" office:value="560.851">
            <text:p>560,851</text:p>
          </table:table-cell>
          <table:table-cell office:value-type="float" office:value="989.084">
            <text:p>989,084</text:p>
          </table:table-cell>
          <table:table-cell office:value-type="float" office:value="1075.5">
            <text:p>1075,5</text:p>
          </table:table-cell>
        </table:table-row>
        <table:table-row table:style-name="ro2">
          <table:table-cell office:value-type="float" office:value="561.288">
            <text:p>561,288</text:p>
          </table:table-cell>
          <table:table-cell office:value-type="float" office:value="989.39">
            <text:p>989,39</text:p>
          </table:table-cell>
          <table:table-cell office:value-type="float" office:value="1075.68">
            <text:p>1075,68</text:p>
          </table:table-cell>
        </table:table-row>
        <table:table-row table:style-name="ro2">
          <table:table-cell office:value-type="float" office:value="561.725">
            <text:p>561,725</text:p>
          </table:table-cell>
          <table:table-cell office:value-type="float" office:value="989.696">
            <text:p>989,696</text:p>
          </table:table-cell>
          <table:table-cell office:value-type="float" office:value="1075.86">
            <text:p>1075,86</text:p>
          </table:table-cell>
        </table:table-row>
        <table:table-row table:style-name="ro2">
          <table:table-cell office:value-type="float" office:value="562.162">
            <text:p>562,162</text:p>
          </table:table-cell>
          <table:table-cell office:value-type="float" office:value="990.002">
            <text:p>990,002</text:p>
          </table:table-cell>
          <table:table-cell office:value-type="float" office:value="1076.04">
            <text:p>1076,04</text:p>
          </table:table-cell>
        </table:table-row>
        <table:table-row table:style-name="ro2">
          <table:table-cell office:value-type="float" office:value="562.598">
            <text:p>562,598</text:p>
          </table:table-cell>
          <table:table-cell office:value-type="float" office:value="990.307">
            <text:p>990,307</text:p>
          </table:table-cell>
          <table:table-cell office:value-type="float" office:value="1076.22">
            <text:p>1076,22</text:p>
          </table:table-cell>
        </table:table-row>
        <table:table-row table:style-name="ro2">
          <table:table-cell office:value-type="float" office:value="563.035">
            <text:p>563,035</text:p>
          </table:table-cell>
          <table:table-cell office:value-type="float" office:value="990.611">
            <text:p>990,611</text:p>
          </table:table-cell>
          <table:table-cell office:value-type="float" office:value="1076.4">
            <text:p>1076,4</text:p>
          </table:table-cell>
        </table:table-row>
        <table:table-row table:style-name="ro2">
          <table:table-cell office:value-type="float" office:value="563.472">
            <text:p>563,472</text:p>
          </table:table-cell>
          <table:table-cell office:value-type="float" office:value="990.916">
            <text:p>990,916</text:p>
          </table:table-cell>
          <table:table-cell office:value-type="float" office:value="1076.58">
            <text:p>1076,58</text:p>
          </table:table-cell>
        </table:table-row>
        <table:table-row table:style-name="ro2">
          <table:table-cell office:value-type="float" office:value="563.909">
            <text:p>563,909</text:p>
          </table:table-cell>
          <table:table-cell office:value-type="float" office:value="991.219">
            <text:p>991,219</text:p>
          </table:table-cell>
          <table:table-cell office:value-type="float" office:value="1076.76">
            <text:p>1076,76</text:p>
          </table:table-cell>
        </table:table-row>
        <table:table-row table:style-name="ro2">
          <table:table-cell office:value-type="float" office:value="564.346">
            <text:p>564,346</text:p>
          </table:table-cell>
          <table:table-cell office:value-type="float" office:value="991.523">
            <text:p>991,523</text:p>
          </table:table-cell>
          <table:table-cell office:value-type="float" office:value="1076.94">
            <text:p>1076,94</text:p>
          </table:table-cell>
        </table:table-row>
        <table:table-row table:style-name="ro2">
          <table:table-cell office:value-type="float" office:value="564.782">
            <text:p>564,782</text:p>
          </table:table-cell>
          <table:table-cell office:value-type="float" office:value="991.825">
            <text:p>991,825</text:p>
          </table:table-cell>
          <table:table-cell office:value-type="float" office:value="1077.11">
            <text:p>1077,11</text:p>
          </table:table-cell>
        </table:table-row>
        <table:table-row table:style-name="ro2">
          <table:table-cell office:value-type="float" office:value="565.219">
            <text:p>565,219</text:p>
          </table:table-cell>
          <table:table-cell office:value-type="float" office:value="992.128">
            <text:p>992,128</text:p>
          </table:table-cell>
          <table:table-cell office:value-type="float" office:value="1077.29">
            <text:p>1077,29</text:p>
          </table:table-cell>
        </table:table-row>
        <table:table-row table:style-name="ro2">
          <table:table-cell office:value-type="float" office:value="565.656">
            <text:p>565,656</text:p>
          </table:table-cell>
          <table:table-cell office:value-type="float" office:value="992.43">
            <text:p>992,43</text:p>
          </table:table-cell>
          <table:table-cell office:value-type="float" office:value="1077.47">
            <text:p>1077,47</text:p>
          </table:table-cell>
        </table:table-row>
        <table:table-row table:style-name="ro2">
          <table:table-cell office:value-type="float" office:value="566.093">
            <text:p>566,093</text:p>
          </table:table-cell>
          <table:table-cell office:value-type="float" office:value="992.731">
            <text:p>992,731</text:p>
          </table:table-cell>
          <table:table-cell office:value-type="float" office:value="1077.65">
            <text:p>1077,65</text:p>
          </table:table-cell>
        </table:table-row>
        <table:table-row table:style-name="ro2">
          <table:table-cell office:value-type="float" office:value="566.53">
            <text:p>566,53</text:p>
          </table:table-cell>
          <table:table-cell office:value-type="float" office:value="993.032">
            <text:p>993,032</text:p>
          </table:table-cell>
          <table:table-cell office:value-type="float" office:value="1077.83">
            <text:p>1077,83</text:p>
          </table:table-cell>
        </table:table-row>
        <table:table-row table:style-name="ro2">
          <table:table-cell office:value-type="float" office:value="566.966">
            <text:p>566,966</text:p>
          </table:table-cell>
          <table:table-cell office:value-type="float" office:value="993.333">
            <text:p>993,333</text:p>
          </table:table-cell>
          <table:table-cell office:value-type="string">
            <text:p><text:s text:c="4"/>1078</text:p>
          </table:table-cell>
        </table:table-row>
        <table:table-row table:style-name="ro2">
          <table:table-cell office:value-type="float" office:value="567.403">
            <text:p>567,403</text:p>
          </table:table-cell>
          <table:table-cell office:value-type="float" office:value="993.633">
            <text:p>993,633</text:p>
          </table:table-cell>
          <table:table-cell office:value-type="float" office:value="1078.18">
            <text:p>1078,18</text:p>
          </table:table-cell>
        </table:table-row>
        <table:table-row table:style-name="ro2">
          <table:table-cell office:value-type="float" office:value="567.84">
            <text:p>567,84</text:p>
          </table:table-cell>
          <table:table-cell office:value-type="float" office:value="993.933">
            <text:p>993,933</text:p>
          </table:table-cell>
          <table:table-cell office:value-type="float" office:value="1078.36">
            <text:p>1078,36</text:p>
          </table:table-cell>
        </table:table-row>
        <table:table-row table:style-name="ro2">
          <table:table-cell office:value-type="float" office:value="568.277">
            <text:p>568,277</text:p>
          </table:table-cell>
          <table:table-cell office:value-type="float" office:value="994.232">
            <text:p>994,232</text:p>
          </table:table-cell>
          <table:table-cell office:value-type="float" office:value="1078.53">
            <text:p>1078,53</text:p>
          </table:table-cell>
        </table:table-row>
        <table:table-row table:style-name="ro2">
          <table:table-cell office:value-type="float" office:value="568.714">
            <text:p>568,714</text:p>
          </table:table-cell>
          <table:table-cell office:value-type="float" office:value="994.531">
            <text:p>994,531</text:p>
          </table:table-cell>
          <table:table-cell office:value-type="float" office:value="1078.71">
            <text:p>1078,71</text:p>
          </table:table-cell>
        </table:table-row>
        <table:table-row table:style-name="ro2">
          <table:table-cell office:value-type="float" office:value="569.15">
            <text:p>569,15</text:p>
          </table:table-cell>
          <table:table-cell office:value-type="float" office:value="994.83">
            <text:p>994,83</text:p>
          </table:table-cell>
          <table:table-cell office:value-type="float" office:value="1078.89">
            <text:p>1078,89</text:p>
          </table:table-cell>
        </table:table-row>
        <table:table-row table:style-name="ro2">
          <table:table-cell office:value-type="float" office:value="569.587">
            <text:p>569,587</text:p>
          </table:table-cell>
          <table:table-cell office:value-type="float" office:value="995.128">
            <text:p>995,128</text:p>
          </table:table-cell>
          <table:table-cell office:value-type="float" office:value="1079.06">
            <text:p>1079,06</text:p>
          </table:table-cell>
        </table:table-row>
        <table:table-row table:style-name="ro2">
          <table:table-cell office:value-type="float" office:value="570.024">
            <text:p>570,024</text:p>
          </table:table-cell>
          <table:table-cell office:value-type="float" office:value="995.425">
            <text:p>995,425</text:p>
          </table:table-cell>
          <table:table-cell office:value-type="float" office:value="1079.24">
            <text:p>1079,24</text:p>
          </table:table-cell>
        </table:table-row>
        <table:table-row table:style-name="ro2">
          <table:table-cell office:value-type="float" office:value="570.461">
            <text:p>570,461</text:p>
          </table:table-cell>
          <table:table-cell office:value-type="float" office:value="995.723">
            <text:p>995,723</text:p>
          </table:table-cell>
          <table:table-cell office:value-type="float" office:value="1079.41">
            <text:p>1079,41</text:p>
          </table:table-cell>
        </table:table-row>
        <table:table-row table:style-name="ro2">
          <table:table-cell office:value-type="float" office:value="570.898">
            <text:p>570,898</text:p>
          </table:table-cell>
          <table:table-cell office:value-type="float" office:value="996.019">
            <text:p>996,019</text:p>
          </table:table-cell>
          <table:table-cell office:value-type="float" office:value="1079.59">
            <text:p>1079,59</text:p>
          </table:table-cell>
        </table:table-row>
        <table:table-row table:style-name="ro2">
          <table:table-cell office:value-type="float" office:value="571.334">
            <text:p>571,334</text:p>
          </table:table-cell>
          <table:table-cell office:value-type="float" office:value="996.316">
            <text:p>996,316</text:p>
          </table:table-cell>
          <table:table-cell office:value-type="float" office:value="1079.76">
            <text:p>1079,76</text:p>
          </table:table-cell>
        </table:table-row>
        <table:table-row table:style-name="ro2">
          <table:table-cell office:value-type="float" office:value="571.771">
            <text:p>571,771</text:p>
          </table:table-cell>
          <table:table-cell office:value-type="float" office:value="996.611">
            <text:p>996,611</text:p>
          </table:table-cell>
          <table:table-cell office:value-type="float" office:value="1079.94">
            <text:p>1079,94</text:p>
          </table:table-cell>
        </table:table-row>
        <table:table-row table:style-name="ro2">
          <table:table-cell office:value-type="float" office:value="572.208">
            <text:p>572,208</text:p>
          </table:table-cell>
          <table:table-cell office:value-type="float" office:value="996.907">
            <text:p>996,907</text:p>
          </table:table-cell>
          <table:table-cell office:value-type="float" office:value="1080.11">
            <text:p>1080,11</text:p>
          </table:table-cell>
        </table:table-row>
        <table:table-row table:style-name="ro2">
          <table:table-cell office:value-type="float" office:value="572.645">
            <text:p>572,645</text:p>
          </table:table-cell>
          <table:table-cell office:value-type="float" office:value="997.202">
            <text:p>997,202</text:p>
          </table:table-cell>
          <table:table-cell office:value-type="float" office:value="1080.29">
            <text:p>1080,29</text:p>
          </table:table-cell>
        </table:table-row>
        <table:table-row table:style-name="ro2">
          <table:table-cell office:value-type="float" office:value="573.082">
            <text:p>573,082</text:p>
          </table:table-cell>
          <table:table-cell office:value-type="float" office:value="997.496">
            <text:p>997,496</text:p>
          </table:table-cell>
          <table:table-cell office:value-type="float" office:value="1080.46">
            <text:p>1080,46</text:p>
          </table:table-cell>
        </table:table-row>
        <table:table-row table:style-name="ro2">
          <table:table-cell office:value-type="float" office:value="573.518">
            <text:p>573,518</text:p>
          </table:table-cell>
          <table:table-cell office:value-type="float" office:value="997.791">
            <text:p>997,791</text:p>
          </table:table-cell>
          <table:table-cell office:value-type="float" office:value="1080.64">
            <text:p>1080,64</text:p>
          </table:table-cell>
        </table:table-row>
        <table:table-row table:style-name="ro2">
          <table:table-cell office:value-type="float" office:value="573.955">
            <text:p>573,955</text:p>
          </table:table-cell>
          <table:table-cell office:value-type="float" office:value="998.084">
            <text:p>998,084</text:p>
          </table:table-cell>
          <table:table-cell office:value-type="float" office:value="1080.81">
            <text:p>1080,81</text:p>
          </table:table-cell>
        </table:table-row>
        <table:table-row table:style-name="ro2">
          <table:table-cell office:value-type="float" office:value="574.392">
            <text:p>574,392</text:p>
          </table:table-cell>
          <table:table-cell office:value-type="float" office:value="998.378">
            <text:p>998,378</text:p>
          </table:table-cell>
          <table:table-cell office:value-type="float" office:value="1080.98">
            <text:p>1080,98</text:p>
          </table:table-cell>
        </table:table-row>
        <table:table-row table:style-name="ro2">
          <table:table-cell office:value-type="float" office:value="574.829">
            <text:p>574,829</text:p>
          </table:table-cell>
          <table:table-cell office:value-type="float" office:value="998.671">
            <text:p>998,671</text:p>
          </table:table-cell>
          <table:table-cell office:value-type="float" office:value="1081.15">
            <text:p>1081,15</text:p>
          </table:table-cell>
        </table:table-row>
        <table:table-row table:style-name="ro2">
          <table:table-cell office:value-type="float" office:value="575.266">
            <text:p>575,266</text:p>
          </table:table-cell>
          <table:table-cell office:value-type="float" office:value="998.963">
            <text:p>998,963</text:p>
          </table:table-cell>
          <table:table-cell office:value-type="float" office:value="1081.33">
            <text:p>1081,33</text:p>
          </table:table-cell>
        </table:table-row>
        <table:table-row table:style-name="ro2">
          <table:table-cell office:value-type="float" office:value="575.702">
            <text:p>575,702</text:p>
          </table:table-cell>
          <table:table-cell office:value-type="float" office:value="999.255">
            <text:p>999,255</text:p>
          </table:table-cell>
          <table:table-cell office:value-type="float" office:value="1081.5">
            <text:p>1081,5</text:p>
          </table:table-cell>
        </table:table-row>
        <table:table-row table:style-name="ro2">
          <table:table-cell office:value-type="float" office:value="576.139">
            <text:p>576,139</text:p>
          </table:table-cell>
          <table:table-cell office:value-type="float" office:value="999.547">
            <text:p>999,547</text:p>
          </table:table-cell>
          <table:table-cell office:value-type="float" office:value="1081.67">
            <text:p>1081,67</text:p>
          </table:table-cell>
        </table:table-row>
        <table:table-row table:style-name="ro2">
          <table:table-cell office:value-type="float" office:value="576.576">
            <text:p>576,576</text:p>
          </table:table-cell>
          <table:table-cell office:value-type="float" office:value="999.838">
            <text:p>999,838</text:p>
          </table:table-cell>
          <table:table-cell office:value-type="float" office:value="1081.84">
            <text:p>1081,84</text:p>
          </table:table-cell>
        </table:table-row>
        <table:table-row table:style-name="ro2">
          <table:table-cell office:value-type="float" office:value="577.013">
            <text:p>577,013</text:p>
          </table:table-cell>
          <table:table-cell office:value-type="float" office:value="1000.13">
            <text:p>1000,13</text:p>
          </table:table-cell>
          <table:table-cell office:value-type="float" office:value="1082.02">
            <text:p>1082,02</text:p>
          </table:table-cell>
        </table:table-row>
        <table:table-row table:style-name="ro2">
          <table:table-cell office:value-type="float" office:value="577.45">
            <text:p>577,45</text:p>
          </table:table-cell>
          <table:table-cell office:value-type="float" office:value="1000.42">
            <text:p>1000,42</text:p>
          </table:table-cell>
          <table:table-cell office:value-type="float" office:value="1082.19">
            <text:p>1082,19</text:p>
          </table:table-cell>
        </table:table-row>
        <table:table-row table:style-name="ro2">
          <table:table-cell office:value-type="float" office:value="577.886">
            <text:p>577,886</text:p>
          </table:table-cell>
          <table:table-cell office:value-type="float" office:value="1000.71">
            <text:p>1000,71</text:p>
          </table:table-cell>
          <table:table-cell office:value-type="float" office:value="1082.36">
            <text:p>1082,36</text:p>
          </table:table-cell>
        </table:table-row>
        <table:table-row table:style-name="ro2">
          <table:table-cell office:value-type="float" office:value="578.323">
            <text:p>578,323</text:p>
          </table:table-cell>
          <table:table-cell office:value-type="string">
            <text:p><text:s text:c="4"/>1001</text:p>
          </table:table-cell>
          <table:table-cell office:value-type="float" office:value="1082.53">
            <text:p>1082,53</text:p>
          </table:table-cell>
        </table:table-row>
        <table:table-row table:style-name="ro2">
          <table:table-cell office:value-type="float" office:value="578.76">
            <text:p>578,76</text:p>
          </table:table-cell>
          <table:table-cell office:value-type="float" office:value="1001.29">
            <text:p>1001,29</text:p>
          </table:table-cell>
          <table:table-cell office:value-type="float" office:value="1082.7">
            <text:p>1082,7</text:p>
          </table:table-cell>
        </table:table-row>
        <table:table-row table:style-name="ro2">
          <table:table-cell office:value-type="float" office:value="579.197">
            <text:p>579,197</text:p>
          </table:table-cell>
          <table:table-cell office:value-type="float" office:value="1001.58">
            <text:p>1001,58</text:p>
          </table:table-cell>
          <table:table-cell office:value-type="float" office:value="1082.87">
            <text:p>1082,87</text:p>
          </table:table-cell>
        </table:table-row>
        <table:table-row table:style-name="ro2">
          <table:table-cell office:value-type="float" office:value="579.634">
            <text:p>579,634</text:p>
          </table:table-cell>
          <table:table-cell office:value-type="float" office:value="1001.86">
            <text:p>1001,86</text:p>
          </table:table-cell>
          <table:table-cell office:value-type="float" office:value="1083.04">
            <text:p>1083,04</text:p>
          </table:table-cell>
        </table:table-row>
        <table:table-row table:style-name="ro2">
          <table:table-cell office:value-type="float" office:value="580.07">
            <text:p>580,07</text:p>
          </table:table-cell>
          <table:table-cell office:value-type="float" office:value="1002.15">
            <text:p>1002,15</text:p>
          </table:table-cell>
          <table:table-cell office:value-type="float" office:value="1083.21">
            <text:p>1083,21</text:p>
          </table:table-cell>
        </table:table-row>
        <table:table-row table:style-name="ro2">
          <table:table-cell office:value-type="float" office:value="580.507">
            <text:p>580,507</text:p>
          </table:table-cell>
          <table:table-cell office:value-type="float" office:value="1002.44">
            <text:p>1002,44</text:p>
          </table:table-cell>
          <table:table-cell office:value-type="float" office:value="1083.38">
            <text:p>1083,38</text:p>
          </table:table-cell>
        </table:table-row>
        <table:table-row table:style-name="ro2">
          <table:table-cell office:value-type="float" office:value="580.944">
            <text:p>580,944</text:p>
          </table:table-cell>
          <table:table-cell office:value-type="float" office:value="1002.73">
            <text:p>1002,73</text:p>
          </table:table-cell>
          <table:table-cell office:value-type="float" office:value="1083.55">
            <text:p>1083,55</text:p>
          </table:table-cell>
        </table:table-row>
        <table:table-row table:style-name="ro2">
          <table:table-cell office:value-type="float" office:value="581.381">
            <text:p>581,381</text:p>
          </table:table-cell>
          <table:table-cell office:value-type="float" office:value="1003.01">
            <text:p>1003,01</text:p>
          </table:table-cell>
          <table:table-cell office:value-type="float" office:value="1083.72">
            <text:p>1083,72</text:p>
          </table:table-cell>
        </table:table-row>
        <table:table-row table:style-name="ro2">
          <table:table-cell office:value-type="float" office:value="581.818">
            <text:p>581,818</text:p>
          </table:table-cell>
          <table:table-cell office:value-type="float" office:value="1003.3">
            <text:p>1003,3</text:p>
          </table:table-cell>
          <table:table-cell office:value-type="float" office:value="1083.89">
            <text:p>1083,89</text:p>
          </table:table-cell>
        </table:table-row>
        <table:table-row table:style-name="ro2">
          <table:table-cell office:value-type="float" office:value="582.254">
            <text:p>582,254</text:p>
          </table:table-cell>
          <table:table-cell office:value-type="float" office:value="1003.58">
            <text:p>1003,58</text:p>
          </table:table-cell>
          <table:table-cell office:value-type="float" office:value="1084.06">
            <text:p>1084,06</text:p>
          </table:table-cell>
        </table:table-row>
        <table:table-row table:style-name="ro2">
          <table:table-cell office:value-type="float" office:value="582.691">
            <text:p>582,691</text:p>
          </table:table-cell>
          <table:table-cell office:value-type="float" office:value="1003.87">
            <text:p>1003,87</text:p>
          </table:table-cell>
          <table:table-cell office:value-type="float" office:value="1084.22">
            <text:p>1084,22</text:p>
          </table:table-cell>
        </table:table-row>
        <table:table-row table:style-name="ro2">
          <table:table-cell office:value-type="float" office:value="583.128">
            <text:p>583,128</text:p>
          </table:table-cell>
          <table:table-cell office:value-type="float" office:value="1004.16">
            <text:p>1004,16</text:p>
          </table:table-cell>
          <table:table-cell office:value-type="float" office:value="1084.39">
            <text:p>1084,39</text:p>
          </table:table-cell>
        </table:table-row>
        <table:table-row table:style-name="ro2">
          <table:table-cell office:value-type="float" office:value="583.565">
            <text:p>583,565</text:p>
          </table:table-cell>
          <table:table-cell office:value-type="float" office:value="1004.44">
            <text:p>1004,44</text:p>
          </table:table-cell>
          <table:table-cell office:value-type="float" office:value="1084.56">
            <text:p>1084,56</text:p>
          </table:table-cell>
        </table:table-row>
        <table:table-row table:style-name="ro2">
          <table:table-cell office:value-type="float" office:value="584.002">
            <text:p>584,002</text:p>
          </table:table-cell>
          <table:table-cell office:value-type="float" office:value="1004.72">
            <text:p>1004,72</text:p>
          </table:table-cell>
          <table:table-cell office:value-type="float" office:value="1084.73">
            <text:p>1084,73</text:p>
          </table:table-cell>
        </table:table-row>
        <table:table-row table:style-name="ro2">
          <table:table-cell office:value-type="float" office:value="584.438">
            <text:p>584,438</text:p>
          </table:table-cell>
          <table:table-cell office:value-type="float" office:value="1005.01">
            <text:p>1005,01</text:p>
          </table:table-cell>
          <table:table-cell office:value-type="float" office:value="1084.9">
            <text:p>1084,9</text:p>
          </table:table-cell>
        </table:table-row>
        <table:table-row table:style-name="ro2">
          <table:table-cell office:value-type="float" office:value="584.875">
            <text:p>584,875</text:p>
          </table:table-cell>
          <table:table-cell office:value-type="float" office:value="1005.29">
            <text:p>1005,29</text:p>
          </table:table-cell>
          <table:table-cell office:value-type="float" office:value="1085.06">
            <text:p>1085,06</text:p>
          </table:table-cell>
        </table:table-row>
        <table:table-row table:style-name="ro2">
          <table:table-cell office:value-type="float" office:value="585.312">
            <text:p>585,312</text:p>
          </table:table-cell>
          <table:table-cell office:value-type="float" office:value="1005.57">
            <text:p>1005,57</text:p>
          </table:table-cell>
          <table:table-cell office:value-type="float" office:value="1085.23">
            <text:p>1085,23</text:p>
          </table:table-cell>
        </table:table-row>
        <table:table-row table:style-name="ro2">
          <table:table-cell office:value-type="float" office:value="585.749">
            <text:p>585,749</text:p>
          </table:table-cell>
          <table:table-cell office:value-type="float" office:value="1005.86">
            <text:p>1005,86</text:p>
          </table:table-cell>
          <table:table-cell office:value-type="float" office:value="1085.4">
            <text:p>1085,4</text:p>
          </table:table-cell>
        </table:table-row>
        <table:table-row table:style-name="ro2">
          <table:table-cell office:value-type="float" office:value="586.186">
            <text:p>586,186</text:p>
          </table:table-cell>
          <table:table-cell office:value-type="float" office:value="1006.14">
            <text:p>1006,14</text:p>
          </table:table-cell>
          <table:table-cell office:value-type="float" office:value="1085.56">
            <text:p>1085,56</text:p>
          </table:table-cell>
        </table:table-row>
        <table:table-row table:style-name="ro2">
          <table:table-cell office:value-type="float" office:value="586.622">
            <text:p>586,622</text:p>
          </table:table-cell>
          <table:table-cell office:value-type="float" office:value="1006.42">
            <text:p>1006,42</text:p>
          </table:table-cell>
          <table:table-cell office:value-type="float" office:value="1085.73">
            <text:p>1085,73</text:p>
          </table:table-cell>
        </table:table-row>
        <table:table-row table:style-name="ro2">
          <table:table-cell office:value-type="float" office:value="587.059">
            <text:p>587,059</text:p>
          </table:table-cell>
          <table:table-cell office:value-type="float" office:value="1006.7">
            <text:p>1006,7</text:p>
          </table:table-cell>
          <table:table-cell office:value-type="float" office:value="1085.89">
            <text:p>1085,89</text:p>
          </table:table-cell>
        </table:table-row>
        <table:table-row table:style-name="ro2">
          <table:table-cell office:value-type="float" office:value="587.496">
            <text:p>587,496</text:p>
          </table:table-cell>
          <table:table-cell office:value-type="float" office:value="1006.98">
            <text:p>1006,98</text:p>
          </table:table-cell>
          <table:table-cell office:value-type="float" office:value="1086.06">
            <text:p>1086,06</text:p>
          </table:table-cell>
        </table:table-row>
        <table:table-row table:style-name="ro2">
          <table:table-cell office:value-type="float" office:value="587.933">
            <text:p>587,933</text:p>
          </table:table-cell>
          <table:table-cell office:value-type="float" office:value="1007.26">
            <text:p>1007,26</text:p>
          </table:table-cell>
          <table:table-cell office:value-type="float" office:value="1086.23">
            <text:p>1086,23</text:p>
          </table:table-cell>
        </table:table-row>
        <table:table-row table:style-name="ro2">
          <table:table-cell office:value-type="float" office:value="588.37">
            <text:p>588,37</text:p>
          </table:table-cell>
          <table:table-cell office:value-type="float" office:value="1007.54">
            <text:p>1007,54</text:p>
          </table:table-cell>
          <table:table-cell office:value-type="float" office:value="1086.39">
            <text:p>1086,39</text:p>
          </table:table-cell>
        </table:table-row>
        <table:table-row table:style-name="ro2">
          <table:table-cell office:value-type="float" office:value="588.806">
            <text:p>588,806</text:p>
          </table:table-cell>
          <table:table-cell office:value-type="float" office:value="1007.82">
            <text:p>1007,82</text:p>
          </table:table-cell>
          <table:table-cell office:value-type="float" office:value="1086.56">
            <text:p>1086,56</text:p>
          </table:table-cell>
        </table:table-row>
        <table:table-row table:style-name="ro2">
          <table:table-cell office:value-type="float" office:value="589.243">
            <text:p>589,243</text:p>
          </table:table-cell>
          <table:table-cell office:value-type="float" office:value="1008.1">
            <text:p>1008,1</text:p>
          </table:table-cell>
          <table:table-cell office:value-type="float" office:value="1086.72">
            <text:p>1086,72</text:p>
          </table:table-cell>
        </table:table-row>
        <table:table-row table:style-name="ro2">
          <table:table-cell office:value-type="float" office:value="589.68">
            <text:p>589,68</text:p>
          </table:table-cell>
          <table:table-cell office:value-type="float" office:value="1008.38">
            <text:p>1008,38</text:p>
          </table:table-cell>
          <table:table-cell office:value-type="float" office:value="1086.89">
            <text:p>1086,89</text:p>
          </table:table-cell>
        </table:table-row>
        <table:table-row table:style-name="ro2">
          <table:table-cell office:value-type="float" office:value="590.117">
            <text:p>590,117</text:p>
          </table:table-cell>
          <table:table-cell office:value-type="float" office:value="1008.66">
            <text:p>1008,66</text:p>
          </table:table-cell>
          <table:table-cell office:value-type="float" office:value="1087.05">
            <text:p>1087,05</text:p>
          </table:table-cell>
        </table:table-row>
        <table:table-row table:style-name="ro2">
          <table:table-cell office:value-type="float" office:value="590.554">
            <text:p>590,554</text:p>
          </table:table-cell>
          <table:table-cell office:value-type="float" office:value="1008.94">
            <text:p>1008,94</text:p>
          </table:table-cell>
          <table:table-cell office:value-type="float" office:value="1087.21">
            <text:p>1087,21</text:p>
          </table:table-cell>
        </table:table-row>
        <table:table-row table:style-name="ro2">
          <table:table-cell office:value-type="float" office:value="590.99">
            <text:p>590,99</text:p>
          </table:table-cell>
          <table:table-cell office:value-type="float" office:value="1009.21">
            <text:p>1009,21</text:p>
          </table:table-cell>
          <table:table-cell office:value-type="float" office:value="1087.38">
            <text:p>1087,38</text:p>
          </table:table-cell>
        </table:table-row>
        <table:table-row table:style-name="ro2">
          <table:table-cell office:value-type="float" office:value="591.427">
            <text:p>591,427</text:p>
          </table:table-cell>
          <table:table-cell office:value-type="float" office:value="1009.49">
            <text:p>1009,49</text:p>
          </table:table-cell>
          <table:table-cell office:value-type="float" office:value="1087.54">
            <text:p>1087,54</text:p>
          </table:table-cell>
        </table:table-row>
        <table:table-row table:style-name="ro2">
          <table:table-cell office:value-type="float" office:value="591.864">
            <text:p>591,864</text:p>
          </table:table-cell>
          <table:table-cell office:value-type="float" office:value="1009.77">
            <text:p>1009,77</text:p>
          </table:table-cell>
          <table:table-cell office:value-type="float" office:value="1087.71">
            <text:p>1087,71</text:p>
          </table:table-cell>
        </table:table-row>
        <table:table-row table:style-name="ro2">
          <table:table-cell office:value-type="float" office:value="592.301">
            <text:p>592,301</text:p>
          </table:table-cell>
          <table:table-cell office:value-type="float" office:value="1010.04">
            <text:p>1010,04</text:p>
          </table:table-cell>
          <table:table-cell office:value-type="float" office:value="1087.87">
            <text:p>1087,87</text:p>
          </table:table-cell>
        </table:table-row>
        <table:table-row table:style-name="ro2">
          <table:table-cell office:value-type="float" office:value="592.738">
            <text:p>592,738</text:p>
          </table:table-cell>
          <table:table-cell office:value-type="float" office:value="1010.32">
            <text:p>1010,32</text:p>
          </table:table-cell>
          <table:table-cell office:value-type="float" office:value="1088.03">
            <text:p>1088,03</text:p>
          </table:table-cell>
        </table:table-row>
        <table:table-row table:style-name="ro2">
          <table:table-cell office:value-type="float" office:value="593.174">
            <text:p>593,174</text:p>
          </table:table-cell>
          <table:table-cell office:value-type="float" office:value="1010.59">
            <text:p>1010,59</text:p>
          </table:table-cell>
          <table:table-cell office:value-type="float" office:value="1088.19">
            <text:p>1088,19</text:p>
          </table:table-cell>
        </table:table-row>
        <table:table-row table:style-name="ro2">
          <table:table-cell office:value-type="float" office:value="593.611">
            <text:p>593,611</text:p>
          </table:table-cell>
          <table:table-cell office:value-type="float" office:value="1010.87">
            <text:p>1010,87</text:p>
          </table:table-cell>
          <table:table-cell office:value-type="float" office:value="1088.36">
            <text:p>1088,36</text:p>
          </table:table-cell>
        </table:table-row>
        <table:table-row table:style-name="ro2">
          <table:table-cell office:value-type="float" office:value="594.048">
            <text:p>594,048</text:p>
          </table:table-cell>
          <table:table-cell office:value-type="float" office:value="1011.14">
            <text:p>1011,14</text:p>
          </table:table-cell>
          <table:table-cell office:value-type="float" office:value="1088.52">
            <text:p>1088,52</text:p>
          </table:table-cell>
        </table:table-row>
        <table:table-row table:style-name="ro2">
          <table:table-cell office:value-type="float" office:value="594.485">
            <text:p>594,485</text:p>
          </table:table-cell>
          <table:table-cell office:value-type="float" office:value="1011.42">
            <text:p>1011,42</text:p>
          </table:table-cell>
          <table:table-cell office:value-type="float" office:value="1088.68">
            <text:p>1088,68</text:p>
          </table:table-cell>
        </table:table-row>
        <table:table-row table:style-name="ro2">
          <table:table-cell office:value-type="float" office:value="594.922">
            <text:p>594,922</text:p>
          </table:table-cell>
          <table:table-cell office:value-type="float" office:value="1011.69">
            <text:p>1011,69</text:p>
          </table:table-cell>
          <table:table-cell office:value-type="float" office:value="1088.84">
            <text:p>1088,84</text:p>
          </table:table-cell>
        </table:table-row>
        <table:table-row table:style-name="ro2">
          <table:table-cell office:value-type="float" office:value="595.358">
            <text:p>595,358</text:p>
          </table:table-cell>
          <table:table-cell office:value-type="float" office:value="1011.97">
            <text:p>1011,97</text:p>
          </table:table-cell>
          <table:table-cell office:value-type="string">
            <text:p><text:s text:c="4"/>1089</text:p>
          </table:table-cell>
        </table:table-row>
        <table:table-row table:style-name="ro2">
          <table:table-cell office:value-type="float" office:value="595.795">
            <text:p>595,795</text:p>
          </table:table-cell>
          <table:table-cell office:value-type="float" office:value="1012.24">
            <text:p>1012,24</text:p>
          </table:table-cell>
          <table:table-cell office:value-type="float" office:value="1089.16">
            <text:p>1089,16</text:p>
          </table:table-cell>
        </table:table-row>
        <table:table-row table:style-name="ro2">
          <table:table-cell office:value-type="float" office:value="596.232">
            <text:p>596,232</text:p>
          </table:table-cell>
          <table:table-cell office:value-type="float" office:value="1012.51">
            <text:p>1012,51</text:p>
          </table:table-cell>
          <table:table-cell office:value-type="float" office:value="1089.33">
            <text:p>1089,33</text:p>
          </table:table-cell>
        </table:table-row>
        <table:table-row table:style-name="ro2">
          <table:table-cell office:value-type="float" office:value="596.669">
            <text:p>596,669</text:p>
          </table:table-cell>
          <table:table-cell office:value-type="float" office:value="1012.78">
            <text:p>1012,78</text:p>
          </table:table-cell>
          <table:table-cell office:value-type="float" office:value="1089.49">
            <text:p>1089,49</text:p>
          </table:table-cell>
        </table:table-row>
        <table:table-row table:style-name="ro2">
          <table:table-cell office:value-type="float" office:value="597.106">
            <text:p>597,106</text:p>
          </table:table-cell>
          <table:table-cell office:value-type="float" office:value="1013.06">
            <text:p>1013,06</text:p>
          </table:table-cell>
          <table:table-cell office:value-type="float" office:value="1089.65">
            <text:p>1089,65</text:p>
          </table:table-cell>
        </table:table-row>
        <table:table-row table:style-name="ro2">
          <table:table-cell office:value-type="float" office:value="597.542">
            <text:p>597,542</text:p>
          </table:table-cell>
          <table:table-cell office:value-type="float" office:value="1013.33">
            <text:p>1013,33</text:p>
          </table:table-cell>
          <table:table-cell office:value-type="float" office:value="1089.81">
            <text:p>1089,81</text:p>
          </table:table-cell>
        </table:table-row>
        <table:table-row table:style-name="ro2">
          <table:table-cell office:value-type="float" office:value="597.979">
            <text:p>597,979</text:p>
          </table:table-cell>
          <table:table-cell office:value-type="float" office:value="1013.6">
            <text:p>1013,6</text:p>
          </table:table-cell>
          <table:table-cell office:value-type="float" office:value="1089.97">
            <text:p>1089,97</text:p>
          </table:table-cell>
        </table:table-row>
        <table:table-row table:style-name="ro2">
          <table:table-cell office:value-type="float" office:value="598.416">
            <text:p>598,416</text:p>
          </table:table-cell>
          <table:table-cell office:value-type="float" office:value="1013.87">
            <text:p>1013,87</text:p>
          </table:table-cell>
          <table:table-cell office:value-type="float" office:value="1090.13">
            <text:p>1090,13</text:p>
          </table:table-cell>
        </table:table-row>
        <table:table-row table:style-name="ro2">
          <table:table-cell office:value-type="float" office:value="598.853">
            <text:p>598,853</text:p>
          </table:table-cell>
          <table:table-cell office:value-type="float" office:value="1014.14">
            <text:p>1014,14</text:p>
          </table:table-cell>
          <table:table-cell office:value-type="float" office:value="1090.29">
            <text:p>1090,29</text:p>
          </table:table-cell>
        </table:table-row>
        <table:table-row table:style-name="ro2">
          <table:table-cell office:value-type="float" office:value="599.29">
            <text:p>599,29</text:p>
          </table:table-cell>
          <table:table-cell office:value-type="float" office:value="1014.41">
            <text:p>1014,41</text:p>
          </table:table-cell>
          <table:table-cell office:value-type="float" office:value="1090.45">
            <text:p>1090,45</text:p>
          </table:table-cell>
        </table:table-row>
        <table:table-row table:style-name="ro2">
          <table:table-cell office:value-type="float" office:value="599.726">
            <text:p>599,726</text:p>
          </table:table-cell>
          <table:table-cell office:value-type="float" office:value="1014.68">
            <text:p>1014,68</text:p>
          </table:table-cell>
          <table:table-cell office:value-type="float" office:value="1090.61">
            <text:p>1090,61</text:p>
          </table:table-cell>
        </table:table-row>
        <table:table-row table:style-name="ro2">
          <table:table-cell office:value-type="float" office:value="600.163">
            <text:p>600,163</text:p>
          </table:table-cell>
          <table:table-cell office:value-type="float" office:value="1014.95">
            <text:p>1014,95</text:p>
          </table:table-cell>
          <table:table-cell office:value-type="float" office:value="1090.76">
            <text:p>1090,76</text:p>
          </table:table-cell>
        </table:table-row>
        <table:table-row table:style-name="ro2">
          <table:table-cell office:value-type="float" office:value="600.6">
            <text:p>600,6</text:p>
          </table:table-cell>
          <table:table-cell office:value-type="float" office:value="1015.22">
            <text:p>1015,22</text:p>
          </table:table-cell>
          <table:table-cell office:value-type="float" office:value="1090.92">
            <text:p>1090,92</text:p>
          </table:table-cell>
        </table:table-row>
        <table:table-row table:style-name="ro2">
          <table:table-cell office:value-type="float" office:value="601.037">
            <text:p>601,037</text:p>
          </table:table-cell>
          <table:table-cell office:value-type="float" office:value="1015.49">
            <text:p>1015,49</text:p>
          </table:table-cell>
          <table:table-cell office:value-type="float" office:value="1091.08">
            <text:p>1091,08</text:p>
          </table:table-cell>
        </table:table-row>
        <table:table-row table:style-name="ro2">
          <table:table-cell office:value-type="float" office:value="601.474">
            <text:p>601,474</text:p>
          </table:table-cell>
          <table:table-cell office:value-type="float" office:value="1015.75">
            <text:p>1015,75</text:p>
          </table:table-cell>
          <table:table-cell office:value-type="float" office:value="1091.24">
            <text:p>1091,24</text:p>
          </table:table-cell>
        </table:table-row>
        <table:table-row table:style-name="ro2">
          <table:table-cell office:value-type="float" office:value="601.91">
            <text:p>601,91</text:p>
          </table:table-cell>
          <table:table-cell office:value-type="float" office:value="1016.02">
            <text:p>1016,02</text:p>
          </table:table-cell>
          <table:table-cell office:value-type="float" office:value="1091.4">
            <text:p>1091,4</text:p>
          </table:table-cell>
        </table:table-row>
        <table:table-row table:style-name="ro2">
          <table:table-cell office:value-type="float" office:value="602.347">
            <text:p>602,347</text:p>
          </table:table-cell>
          <table:table-cell office:value-type="float" office:value="1016.29">
            <text:p>1016,29</text:p>
          </table:table-cell>
          <table:table-cell office:value-type="float" office:value="1091.56">
            <text:p>1091,56</text:p>
          </table:table-cell>
        </table:table-row>
        <table:table-row table:style-name="ro2">
          <table:table-cell office:value-type="float" office:value="602.784">
            <text:p>602,784</text:p>
          </table:table-cell>
          <table:table-cell office:value-type="float" office:value="1016.56">
            <text:p>1016,56</text:p>
          </table:table-cell>
          <table:table-cell office:value-type="float" office:value="1091.71">
            <text:p>1091,71</text:p>
          </table:table-cell>
        </table:table-row>
        <table:table-row table:style-name="ro2">
          <table:table-cell office:value-type="float" office:value="603.221">
            <text:p>603,221</text:p>
          </table:table-cell>
          <table:table-cell office:value-type="float" office:value="1016.82">
            <text:p>1016,82</text:p>
          </table:table-cell>
          <table:table-cell office:value-type="float" office:value="1091.87">
            <text:p>1091,87</text:p>
          </table:table-cell>
        </table:table-row>
        <table:table-row table:style-name="ro2">
          <table:table-cell office:value-type="float" office:value="603.658">
            <text:p>603,658</text:p>
          </table:table-cell>
          <table:table-cell office:value-type="float" office:value="1017.09">
            <text:p>1017,09</text:p>
          </table:table-cell>
          <table:table-cell office:value-type="float" office:value="1092.03">
            <text:p>1092,03</text:p>
          </table:table-cell>
        </table:table-row>
        <table:table-row table:style-name="ro2">
          <table:table-cell office:value-type="float" office:value="604.094">
            <text:p>604,094</text:p>
          </table:table-cell>
          <table:table-cell office:value-type="float" office:value="1017.35">
            <text:p>1017,35</text:p>
          </table:table-cell>
          <table:table-cell office:value-type="float" office:value="1092.18">
            <text:p>1092,18</text:p>
          </table:table-cell>
        </table:table-row>
        <table:table-row table:style-name="ro2">
          <table:table-cell office:value-type="float" office:value="604.531">
            <text:p>604,531</text:p>
          </table:table-cell>
          <table:table-cell office:value-type="float" office:value="1017.62">
            <text:p>1017,62</text:p>
          </table:table-cell>
          <table:table-cell office:value-type="float" office:value="1092.34">
            <text:p>1092,34</text:p>
          </table:table-cell>
        </table:table-row>
        <table:table-row table:style-name="ro2">
          <table:table-cell office:value-type="float" office:value="604.968">
            <text:p>604,968</text:p>
          </table:table-cell>
          <table:table-cell office:value-type="float" office:value="1017.88">
            <text:p>1017,88</text:p>
          </table:table-cell>
          <table:table-cell office:value-type="float" office:value="1092.5">
            <text:p>1092,5</text:p>
          </table:table-cell>
        </table:table-row>
        <table:table-row table:style-name="ro2">
          <table:table-cell office:value-type="float" office:value="605.405">
            <text:p>605,405</text:p>
          </table:table-cell>
          <table:table-cell office:value-type="float" office:value="1018.15">
            <text:p>1018,15</text:p>
          </table:table-cell>
          <table:table-cell office:value-type="float" office:value="1092.65">
            <text:p>1092,65</text:p>
          </table:table-cell>
        </table:table-row>
        <table:table-row table:style-name="ro2">
          <table:table-cell office:value-type="float" office:value="605.842">
            <text:p>605,842</text:p>
          </table:table-cell>
          <table:table-cell office:value-type="float" office:value="1018.41">
            <text:p>1018,41</text:p>
          </table:table-cell>
          <table:table-cell office:value-type="float" office:value="1092.81">
            <text:p>1092,81</text:p>
          </table:table-cell>
        </table:table-row>
        <table:table-row table:style-name="ro2">
          <table:table-cell office:value-type="float" office:value="606.278">
            <text:p>606,278</text:p>
          </table:table-cell>
          <table:table-cell office:value-type="float" office:value="1018.68">
            <text:p>1018,68</text:p>
          </table:table-cell>
          <table:table-cell office:value-type="float" office:value="1092.96">
            <text:p>1092,96</text:p>
          </table:table-cell>
        </table:table-row>
        <table:table-row table:style-name="ro2">
          <table:table-cell office:value-type="float" office:value="606.715">
            <text:p>606,715</text:p>
          </table:table-cell>
          <table:table-cell office:value-type="float" office:value="1018.94">
            <text:p>1018,94</text:p>
          </table:table-cell>
          <table:table-cell office:value-type="float" office:value="1093.12">
            <text:p>1093,12</text:p>
          </table:table-cell>
        </table:table-row>
        <table:table-row table:style-name="ro2">
          <table:table-cell office:value-type="float" office:value="607.152">
            <text:p>607,152</text:p>
          </table:table-cell>
          <table:table-cell office:value-type="float" office:value="1019.2">
            <text:p>1019,2</text:p>
          </table:table-cell>
          <table:table-cell office:value-type="float" office:value="1093.28">
            <text:p>1093,28</text:p>
          </table:table-cell>
        </table:table-row>
        <table:table-row table:style-name="ro2">
          <table:table-cell office:value-type="float" office:value="607.589">
            <text:p>607,589</text:p>
          </table:table-cell>
          <table:table-cell office:value-type="float" office:value="1019.47">
            <text:p>1019,47</text:p>
          </table:table-cell>
          <table:table-cell office:value-type="float" office:value="1093.43">
            <text:p>1093,43</text:p>
          </table:table-cell>
        </table:table-row>
        <table:table-row table:style-name="ro2">
          <table:table-cell office:value-type="float" office:value="608.026">
            <text:p>608,026</text:p>
          </table:table-cell>
          <table:table-cell office:value-type="float" office:value="1019.73">
            <text:p>1019,73</text:p>
          </table:table-cell>
          <table:table-cell office:value-type="float" office:value="1093.59">
            <text:p>1093,59</text:p>
          </table:table-cell>
        </table:table-row>
        <table:table-row table:style-name="ro2">
          <table:table-cell office:value-type="float" office:value="608.462">
            <text:p>608,462</text:p>
          </table:table-cell>
          <table:table-cell office:value-type="float" office:value="1019.99">
            <text:p>1019,99</text:p>
          </table:table-cell>
          <table:table-cell office:value-type="float" office:value="1093.74">
            <text:p>1093,74</text:p>
          </table:table-cell>
        </table:table-row>
        <table:table-row table:style-name="ro2">
          <table:table-cell office:value-type="float" office:value="608.899">
            <text:p>608,899</text:p>
          </table:table-cell>
          <table:table-cell office:value-type="float" office:value="1020.25">
            <text:p>1020,25</text:p>
          </table:table-cell>
          <table:table-cell office:value-type="float" office:value="1093.89">
            <text:p>1093,89</text:p>
          </table:table-cell>
        </table:table-row>
        <table:table-row table:style-name="ro2">
          <table:table-cell office:value-type="float" office:value="609.336">
            <text:p>609,336</text:p>
          </table:table-cell>
          <table:table-cell office:value-type="float" office:value="1020.51">
            <text:p>1020,51</text:p>
          </table:table-cell>
          <table:table-cell office:value-type="float" office:value="1094.05">
            <text:p>1094,05</text:p>
          </table:table-cell>
        </table:table-row>
        <table:table-row table:style-name="ro2">
          <table:table-cell office:value-type="float" office:value="609.773">
            <text:p>609,773</text:p>
          </table:table-cell>
          <table:table-cell office:value-type="float" office:value="1020.77">
            <text:p>1020,77</text:p>
          </table:table-cell>
          <table:table-cell office:value-type="float" office:value="1094.2">
            <text:p>1094,2</text:p>
          </table:table-cell>
        </table:table-row>
        <table:table-row table:style-name="ro2">
          <table:table-cell office:value-type="float" office:value="610.21">
            <text:p>610,21</text:p>
          </table:table-cell>
          <table:table-cell office:value-type="float" office:value="1021.03">
            <text:p>1021,03</text:p>
          </table:table-cell>
          <table:table-cell office:value-type="float" office:value="1094.36">
            <text:p>1094,36</text:p>
          </table:table-cell>
        </table:table-row>
        <table:table-row table:style-name="ro2">
          <table:table-cell office:value-type="float" office:value="610.646">
            <text:p>610,646</text:p>
          </table:table-cell>
          <table:table-cell office:value-type="float" office:value="1021.29">
            <text:p>1021,29</text:p>
          </table:table-cell>
          <table:table-cell office:value-type="float" office:value="1094.51">
            <text:p>1094,51</text:p>
          </table:table-cell>
        </table:table-row>
        <table:table-row table:style-name="ro2">
          <table:table-cell office:value-type="float" office:value="611.083">
            <text:p>611,083</text:p>
          </table:table-cell>
          <table:table-cell office:value-type="float" office:value="1021.55">
            <text:p>1021,55</text:p>
          </table:table-cell>
          <table:table-cell office:value-type="float" office:value="1094.66">
            <text:p>1094,66</text:p>
          </table:table-cell>
        </table:table-row>
        <table:table-row table:style-name="ro2">
          <table:table-cell office:value-type="float" office:value="611.52">
            <text:p>611,52</text:p>
          </table:table-cell>
          <table:table-cell office:value-type="float" office:value="1021.81">
            <text:p>1021,81</text:p>
          </table:table-cell>
          <table:table-cell office:value-type="float" office:value="1094.82">
            <text:p>1094,82</text:p>
          </table:table-cell>
        </table:table-row>
        <table:table-row table:style-name="ro2">
          <table:table-cell office:value-type="float" office:value="611.957">
            <text:p>611,957</text:p>
          </table:table-cell>
          <table:table-cell office:value-type="float" office:value="1022.07">
            <text:p>1022,07</text:p>
          </table:table-cell>
          <table:table-cell office:value-type="float" office:value="1094.97">
            <text:p>1094,97</text:p>
          </table:table-cell>
        </table:table-row>
        <table:table-row table:style-name="ro2">
          <table:table-cell office:value-type="float" office:value="612.394">
            <text:p>612,394</text:p>
          </table:table-cell>
          <table:table-cell office:value-type="float" office:value="1022.33">
            <text:p>1022,33</text:p>
          </table:table-cell>
          <table:table-cell office:value-type="float" office:value="1095.12">
            <text:p>1095,12</text:p>
          </table:table-cell>
        </table:table-row>
        <table:table-row table:style-name="ro2">
          <table:table-cell office:value-type="float" office:value="612.83">
            <text:p>612,83</text:p>
          </table:table-cell>
          <table:table-cell office:value-type="float" office:value="1022.59">
            <text:p>1022,59</text:p>
          </table:table-cell>
          <table:table-cell office:value-type="float" office:value="1095.27">
            <text:p>1095,27</text:p>
          </table:table-cell>
        </table:table-row>
        <table:table-row table:style-name="ro2">
          <table:table-cell office:value-type="float" office:value="613.267">
            <text:p>613,267</text:p>
          </table:table-cell>
          <table:table-cell office:value-type="float" office:value="1022.85">
            <text:p>1022,85</text:p>
          </table:table-cell>
          <table:table-cell office:value-type="float" office:value="1095.43">
            <text:p>1095,43</text:p>
          </table:table-cell>
        </table:table-row>
        <table:table-row table:style-name="ro2">
          <table:table-cell office:value-type="float" office:value="613.704">
            <text:p>613,704</text:p>
          </table:table-cell>
          <table:table-cell office:value-type="float" office:value="1023.1">
            <text:p>1023,1</text:p>
          </table:table-cell>
          <table:table-cell office:value-type="float" office:value="1095.58">
            <text:p>1095,58</text:p>
          </table:table-cell>
        </table:table-row>
        <table:table-row table:style-name="ro2">
          <table:table-cell office:value-type="float" office:value="614.141">
            <text:p>614,141</text:p>
          </table:table-cell>
          <table:table-cell office:value-type="float" office:value="1023.36">
            <text:p>1023,36</text:p>
          </table:table-cell>
          <table:table-cell office:value-type="float" office:value="1095.73">
            <text:p>1095,73</text:p>
          </table:table-cell>
        </table:table-row>
        <table:table-row table:style-name="ro2">
          <table:table-cell office:value-type="float" office:value="614.578">
            <text:p>614,578</text:p>
          </table:table-cell>
          <table:table-cell office:value-type="float" office:value="1023.62">
            <text:p>1023,62</text:p>
          </table:table-cell>
          <table:table-cell office:value-type="float" office:value="1095.88">
            <text:p>1095,88</text:p>
          </table:table-cell>
        </table:table-row>
        <table:table-row table:style-name="ro2">
          <table:table-cell office:value-type="float" office:value="615.014">
            <text:p>615,014</text:p>
          </table:table-cell>
          <table:table-cell office:value-type="float" office:value="1023.87">
            <text:p>1023,87</text:p>
          </table:table-cell>
          <table:table-cell office:value-type="float" office:value="1096.03">
            <text:p>1096,03</text:p>
          </table:table-cell>
        </table:table-row>
        <table:table-row table:style-name="ro2">
          <table:table-cell office:value-type="float" office:value="615.451">
            <text:p>615,451</text:p>
          </table:table-cell>
          <table:table-cell office:value-type="float" office:value="1024.13">
            <text:p>1024,13</text:p>
          </table:table-cell>
          <table:table-cell office:value-type="float" office:value="1096.18">
            <text:p>1096,18</text:p>
          </table:table-cell>
        </table:table-row>
        <table:table-row table:style-name="ro2">
          <table:table-cell office:value-type="float" office:value="615.888">
            <text:p>615,888</text:p>
          </table:table-cell>
          <table:table-cell office:value-type="float" office:value="1024.38">
            <text:p>1024,38</text:p>
          </table:table-cell>
          <table:table-cell office:value-type="float" office:value="1096.33">
            <text:p>1096,33</text:p>
          </table:table-cell>
        </table:table-row>
        <table:table-row table:style-name="ro2">
          <table:table-cell office:value-type="float" office:value="616.325">
            <text:p>616,325</text:p>
          </table:table-cell>
          <table:table-cell office:value-type="float" office:value="1024.64">
            <text:p>1024,64</text:p>
          </table:table-cell>
          <table:table-cell office:value-type="float" office:value="1096.48">
            <text:p>1096,48</text:p>
          </table:table-cell>
        </table:table-row>
        <table:table-row table:style-name="ro2">
          <table:table-cell office:value-type="float" office:value="616.762">
            <text:p>616,762</text:p>
          </table:table-cell>
          <table:table-cell office:value-type="float" office:value="1024.89">
            <text:p>1024,89</text:p>
          </table:table-cell>
          <table:table-cell office:value-type="float" office:value="1096.63">
            <text:p>1096,63</text:p>
          </table:table-cell>
        </table:table-row>
        <table:table-row table:style-name="ro2">
          <table:table-cell office:value-type="float" office:value="617.198">
            <text:p>617,198</text:p>
          </table:table-cell>
          <table:table-cell office:value-type="float" office:value="1025.15">
            <text:p>1025,15</text:p>
          </table:table-cell>
          <table:table-cell office:value-type="float" office:value="1096.78">
            <text:p>1096,78</text:p>
          </table:table-cell>
        </table:table-row>
        <table:table-row table:style-name="ro2">
          <table:table-cell office:value-type="float" office:value="617.635">
            <text:p>617,635</text:p>
          </table:table-cell>
          <table:table-cell office:value-type="float" office:value="1025.4">
            <text:p>1025,4</text:p>
          </table:table-cell>
          <table:table-cell office:value-type="float" office:value="1096.93">
            <text:p>1096,93</text:p>
          </table:table-cell>
        </table:table-row>
        <table:table-row table:style-name="ro2">
          <table:table-cell office:value-type="float" office:value="618.072">
            <text:p>618,072</text:p>
          </table:table-cell>
          <table:table-cell office:value-type="float" office:value="1025.66">
            <text:p>1025,66</text:p>
          </table:table-cell>
          <table:table-cell office:value-type="float" office:value="1097.08">
            <text:p>1097,08</text:p>
          </table:table-cell>
        </table:table-row>
        <table:table-row table:style-name="ro2">
          <table:table-cell office:value-type="float" office:value="618.509">
            <text:p>618,509</text:p>
          </table:table-cell>
          <table:table-cell office:value-type="float" office:value="1025.91">
            <text:p>1025,91</text:p>
          </table:table-cell>
          <table:table-cell office:value-type="float" office:value="1097.23">
            <text:p>1097,23</text:p>
          </table:table-cell>
        </table:table-row>
        <table:table-row table:style-name="ro2">
          <table:table-cell office:value-type="float" office:value="618.946">
            <text:p>618,946</text:p>
          </table:table-cell>
          <table:table-cell office:value-type="float" office:value="1026.16">
            <text:p>1026,16</text:p>
          </table:table-cell>
          <table:table-cell office:value-type="float" office:value="1097.38">
            <text:p>1097,38</text:p>
          </table:table-cell>
        </table:table-row>
        <table:table-row table:style-name="ro2">
          <table:table-cell office:value-type="float" office:value="619.382">
            <text:p>619,382</text:p>
          </table:table-cell>
          <table:table-cell office:value-type="float" office:value="1026.41">
            <text:p>1026,41</text:p>
          </table:table-cell>
          <table:table-cell office:value-type="float" office:value="1097.53">
            <text:p>1097,53</text:p>
          </table:table-cell>
        </table:table-row>
        <table:table-row table:style-name="ro2">
          <table:table-cell office:value-type="float" office:value="619.819">
            <text:p>619,819</text:p>
          </table:table-cell>
          <table:table-cell office:value-type="float" office:value="1026.67">
            <text:p>1026,67</text:p>
          </table:table-cell>
          <table:table-cell office:value-type="float" office:value="1097.68">
            <text:p>1097,68</text:p>
          </table:table-cell>
        </table:table-row>
        <table:table-row table:style-name="ro2">
          <table:table-cell office:value-type="float" office:value="620.256">
            <text:p>620,256</text:p>
          </table:table-cell>
          <table:table-cell office:value-type="float" office:value="1026.92">
            <text:p>1026,92</text:p>
          </table:table-cell>
          <table:table-cell office:value-type="float" office:value="1097.83">
            <text:p>1097,83</text:p>
          </table:table-cell>
        </table:table-row>
        <table:table-row table:style-name="ro2">
          <table:table-cell office:value-type="float" office:value="620.693">
            <text:p>620,693</text:p>
          </table:table-cell>
          <table:table-cell office:value-type="float" office:value="1027.17">
            <text:p>1027,17</text:p>
          </table:table-cell>
          <table:table-cell office:value-type="float" office:value="1097.98">
            <text:p>1097,98</text:p>
          </table:table-cell>
        </table:table-row>
        <table:table-row table:style-name="ro2">
          <table:table-cell office:value-type="float" office:value="621.13">
            <text:p>621,13</text:p>
          </table:table-cell>
          <table:table-cell office:value-type="float" office:value="1027.42">
            <text:p>1027,42</text:p>
          </table:table-cell>
          <table:table-cell office:value-type="float" office:value="1098.13">
            <text:p>1098,13</text:p>
          </table:table-cell>
        </table:table-row>
        <table:table-row table:style-name="ro2">
          <table:table-cell office:value-type="float" office:value="621.566">
            <text:p>621,566</text:p>
          </table:table-cell>
          <table:table-cell office:value-type="float" office:value="1027.67">
            <text:p>1027,67</text:p>
          </table:table-cell>
          <table:table-cell office:value-type="float" office:value="1098.27">
            <text:p>1098,27</text:p>
          </table:table-cell>
        </table:table-row>
        <table:table-row table:style-name="ro2">
          <table:table-cell office:value-type="float" office:value="622.003">
            <text:p>622,003</text:p>
          </table:table-cell>
          <table:table-cell office:value-type="float" office:value="1027.92">
            <text:p>1027,92</text:p>
          </table:table-cell>
          <table:table-cell office:value-type="float" office:value="1098.42">
            <text:p>1098,42</text:p>
          </table:table-cell>
        </table:table-row>
        <table:table-row table:style-name="ro2">
          <table:table-cell office:value-type="float" office:value="622.44">
            <text:p>622,44</text:p>
          </table:table-cell>
          <table:table-cell office:value-type="float" office:value="1028.17">
            <text:p>1028,17</text:p>
          </table:table-cell>
          <table:table-cell office:value-type="float" office:value="1098.57">
            <text:p>1098,57</text:p>
          </table:table-cell>
        </table:table-row>
        <table:table-row table:style-name="ro2">
          <table:table-cell office:value-type="float" office:value="622.877">
            <text:p>622,877</text:p>
          </table:table-cell>
          <table:table-cell office:value-type="float" office:value="1028.42">
            <text:p>1028,42</text:p>
          </table:table-cell>
          <table:table-cell office:value-type="float" office:value="1098.72">
            <text:p>1098,72</text:p>
          </table:table-cell>
        </table:table-row>
        <table:table-row table:style-name="ro2">
          <table:table-cell office:value-type="float" office:value="623.314">
            <text:p>623,314</text:p>
          </table:table-cell>
          <table:table-cell office:value-type="float" office:value="1028.67">
            <text:p>1028,67</text:p>
          </table:table-cell>
          <table:table-cell office:value-type="float" office:value="1098.86">
            <text:p>1098,86</text:p>
          </table:table-cell>
        </table:table-row>
        <table:table-row table:style-name="ro2">
          <table:table-cell office:value-type="float" office:value="623.75">
            <text:p>623,75</text:p>
          </table:table-cell>
          <table:table-cell office:value-type="float" office:value="1028.92">
            <text:p>1028,92</text:p>
          </table:table-cell>
          <table:table-cell office:value-type="float" office:value="1099.01">
            <text:p>1099,01</text:p>
          </table:table-cell>
        </table:table-row>
        <table:table-row table:style-name="ro2">
          <table:table-cell office:value-type="float" office:value="624.187">
            <text:p>624,187</text:p>
          </table:table-cell>
          <table:table-cell office:value-type="float" office:value="1029.17">
            <text:p>1029,17</text:p>
          </table:table-cell>
          <table:table-cell office:value-type="float" office:value="1099.16">
            <text:p>1099,16</text:p>
          </table:table-cell>
        </table:table-row>
        <table:table-row table:style-name="ro2">
          <table:table-cell office:value-type="float" office:value="624.624">
            <text:p>624,624</text:p>
          </table:table-cell>
          <table:table-cell office:value-type="float" office:value="1029.42">
            <text:p>1029,42</text:p>
          </table:table-cell>
          <table:table-cell office:value-type="float" office:value="1099.3">
            <text:p>1099,3</text:p>
          </table:table-cell>
        </table:table-row>
        <table:table-row table:style-name="ro2">
          <table:table-cell office:value-type="float" office:value="625.061">
            <text:p>625,061</text:p>
          </table:table-cell>
          <table:table-cell office:value-type="float" office:value="1029.66">
            <text:p>1029,66</text:p>
          </table:table-cell>
          <table:table-cell office:value-type="float" office:value="1099.45">
            <text:p>1099,45</text:p>
          </table:table-cell>
        </table:table-row>
        <table:table-row table:style-name="ro2">
          <table:table-cell office:value-type="float" office:value="625.498">
            <text:p>625,498</text:p>
          </table:table-cell>
          <table:table-cell office:value-type="float" office:value="1029.91">
            <text:p>1029,91</text:p>
          </table:table-cell>
          <table:table-cell office:value-type="float" office:value="1099.6">
            <text:p>1099,6</text:p>
          </table:table-cell>
        </table:table-row>
        <table:table-row table:style-name="ro2">
          <table:table-cell office:value-type="float" office:value="625.934">
            <text:p>625,934</text:p>
          </table:table-cell>
          <table:table-cell office:value-type="float" office:value="1030.16">
            <text:p>1030,16</text:p>
          </table:table-cell>
          <table:table-cell office:value-type="float" office:value="1099.74">
            <text:p>1099,74</text:p>
          </table:table-cell>
        </table:table-row>
        <table:table-row table:style-name="ro2">
          <table:table-cell office:value-type="float" office:value="626.371">
            <text:p>626,371</text:p>
          </table:table-cell>
          <table:table-cell office:value-type="float" office:value="1030.41">
            <text:p>1030,41</text:p>
          </table:table-cell>
          <table:table-cell office:value-type="float" office:value="1099.89">
            <text:p>1099,89</text:p>
          </table:table-cell>
        </table:table-row>
        <table:table-row table:style-name="ro2">
          <table:table-cell office:value-type="float" office:value="626.808">
            <text:p>626,808</text:p>
          </table:table-cell>
          <table:table-cell office:value-type="float" office:value="1030.65">
            <text:p>1030,65</text:p>
          </table:table-cell>
          <table:table-cell office:value-type="float" office:value="1100.03">
            <text:p>1100,03</text:p>
          </table:table-cell>
        </table:table-row>
        <table:table-row table:style-name="ro2">
          <table:table-cell office:value-type="float" office:value="627.245">
            <text:p>627,245</text:p>
          </table:table-cell>
          <table:table-cell office:value-type="float" office:value="1030.9">
            <text:p>1030,9</text:p>
          </table:table-cell>
          <table:table-cell office:value-type="float" office:value="1100.18">
            <text:p>1100,18</text:p>
          </table:table-cell>
        </table:table-row>
        <table:table-row table:style-name="ro2">
          <table:table-cell office:value-type="float" office:value="627.682">
            <text:p>627,682</text:p>
          </table:table-cell>
          <table:table-cell office:value-type="float" office:value="1031.14">
            <text:p>1031,14</text:p>
          </table:table-cell>
          <table:table-cell office:value-type="float" office:value="1100.32">
            <text:p>1100,32</text:p>
          </table:table-cell>
        </table:table-row>
        <table:table-row table:style-name="ro2">
          <table:table-cell office:value-type="float" office:value="628.118">
            <text:p>628,118</text:p>
          </table:table-cell>
          <table:table-cell office:value-type="float" office:value="1031.39">
            <text:p>1031,39</text:p>
          </table:table-cell>
          <table:table-cell office:value-type="float" office:value="1100.47">
            <text:p>1100,47</text:p>
          </table:table-cell>
        </table:table-row>
        <table:table-row table:style-name="ro2">
          <table:table-cell office:value-type="float" office:value="628.555">
            <text:p>628,555</text:p>
          </table:table-cell>
          <table:table-cell office:value-type="float" office:value="1031.63">
            <text:p>1031,63</text:p>
          </table:table-cell>
          <table:table-cell office:value-type="float" office:value="1100.61">
            <text:p>1100,61</text:p>
          </table:table-cell>
        </table:table-row>
        <table:table-row table:style-name="ro2">
          <table:table-cell office:value-type="float" office:value="628.992">
            <text:p>628,992</text:p>
          </table:table-cell>
          <table:table-cell office:value-type="float" office:value="1031.88">
            <text:p>1031,88</text:p>
          </table:table-cell>
          <table:table-cell office:value-type="float" office:value="1100.76">
            <text:p>1100,76</text:p>
          </table:table-cell>
        </table:table-row>
        <table:table-row table:style-name="ro2">
          <table:table-cell office:value-type="float" office:value="629.429">
            <text:p>629,429</text:p>
          </table:table-cell>
          <table:table-cell office:value-type="float" office:value="1032.12">
            <text:p>1032,12</text:p>
          </table:table-cell>
          <table:table-cell office:value-type="float" office:value="1100.9">
            <text:p>1100,9</text:p>
          </table:table-cell>
        </table:table-row>
        <table:table-row table:style-name="ro2">
          <table:table-cell office:value-type="float" office:value="629.866">
            <text:p>629,866</text:p>
          </table:table-cell>
          <table:table-cell office:value-type="float" office:value="1032.37">
            <text:p>1032,37</text:p>
          </table:table-cell>
          <table:table-cell office:value-type="float" office:value="1101.05">
            <text:p>1101,05</text:p>
          </table:table-cell>
        </table:table-row>
        <table:table-row table:style-name="ro2">
          <table:table-cell office:value-type="float" office:value="630.302">
            <text:p>630,302</text:p>
          </table:table-cell>
          <table:table-cell office:value-type="float" office:value="1032.61">
            <text:p>1032,61</text:p>
          </table:table-cell>
          <table:table-cell office:value-type="float" office:value="1101.19">
            <text:p>1101,19</text:p>
          </table:table-cell>
        </table:table-row>
        <table:table-row table:style-name="ro2">
          <table:table-cell office:value-type="float" office:value="630.739">
            <text:p>630,739</text:p>
          </table:table-cell>
          <table:table-cell office:value-type="float" office:value="1032.85">
            <text:p>1032,85</text:p>
          </table:table-cell>
          <table:table-cell office:value-type="float" office:value="1101.33">
            <text:p>1101,33</text:p>
          </table:table-cell>
        </table:table-row>
        <table:table-row table:style-name="ro2">
          <table:table-cell office:value-type="float" office:value="631.176">
            <text:p>631,176</text:p>
          </table:table-cell>
          <table:table-cell office:value-type="float" office:value="1033.1">
            <text:p>1033,1</text:p>
          </table:table-cell>
          <table:table-cell office:value-type="float" office:value="1101.48">
            <text:p>1101,48</text:p>
          </table:table-cell>
        </table:table-row>
        <table:table-row table:style-name="ro2">
          <table:table-cell office:value-type="float" office:value="631.613">
            <text:p>631,613</text:p>
          </table:table-cell>
          <table:table-cell office:value-type="float" office:value="1033.34">
            <text:p>1033,34</text:p>
          </table:table-cell>
          <table:table-cell office:value-type="float" office:value="1101.62">
            <text:p>1101,62</text:p>
          </table:table-cell>
        </table:table-row>
        <table:table-row table:style-name="ro2">
          <table:table-cell office:value-type="float" office:value="632.05">
            <text:p>632,05</text:p>
          </table:table-cell>
          <table:table-cell office:value-type="float" office:value="1033.58">
            <text:p>1033,58</text:p>
          </table:table-cell>
          <table:table-cell office:value-type="float" office:value="1101.76">
            <text:p>1101,76</text:p>
          </table:table-cell>
        </table:table-row>
        <table:table-row table:style-name="ro2">
          <table:table-cell office:value-type="float" office:value="632.486">
            <text:p>632,486</text:p>
          </table:table-cell>
          <table:table-cell office:value-type="float" office:value="1033.82">
            <text:p>1033,82</text:p>
          </table:table-cell>
          <table:table-cell office:value-type="float" office:value="1101.9">
            <text:p>1101,9</text:p>
          </table:table-cell>
        </table:table-row>
        <table:table-row table:style-name="ro2">
          <table:table-cell office:value-type="float" office:value="632.923">
            <text:p>632,923</text:p>
          </table:table-cell>
          <table:table-cell office:value-type="float" office:value="1034.06">
            <text:p>1034,06</text:p>
          </table:table-cell>
          <table:table-cell office:value-type="float" office:value="1102.05">
            <text:p>1102,05</text:p>
          </table:table-cell>
        </table:table-row>
        <table:table-row table:style-name="ro2">
          <table:table-cell office:value-type="float" office:value="633.36">
            <text:p>633,36</text:p>
          </table:table-cell>
          <table:table-cell office:value-type="float" office:value="1034.3">
            <text:p>1034,3</text:p>
          </table:table-cell>
          <table:table-cell office:value-type="float" office:value="1102.19">
            <text:p>1102,19</text:p>
          </table:table-cell>
        </table:table-row>
        <table:table-row table:style-name="ro2">
          <table:table-cell office:value-type="float" office:value="633.797">
            <text:p>633,797</text:p>
          </table:table-cell>
          <table:table-cell office:value-type="float" office:value="1034.55">
            <text:p>1034,55</text:p>
          </table:table-cell>
          <table:table-cell office:value-type="float" office:value="1102.33">
            <text:p>1102,33</text:p>
          </table:table-cell>
        </table:table-row>
        <table:table-row table:style-name="ro2">
          <table:table-cell office:value-type="float" office:value="634.234">
            <text:p>634,234</text:p>
          </table:table-cell>
          <table:table-cell office:value-type="float" office:value="1034.79">
            <text:p>1034,79</text:p>
          </table:table-cell>
          <table:table-cell office:value-type="float" office:value="1102.47">
            <text:p>1102,47</text:p>
          </table:table-cell>
        </table:table-row>
        <table:table-row table:style-name="ro2">
          <table:table-cell office:value-type="float" office:value="634.67">
            <text:p>634,67</text:p>
          </table:table-cell>
          <table:table-cell office:value-type="float" office:value="1035.03">
            <text:p>1035,03</text:p>
          </table:table-cell>
          <table:table-cell office:value-type="float" office:value="1102.62">
            <text:p>1102,62</text:p>
          </table:table-cell>
        </table:table-row>
        <table:table-row table:style-name="ro2">
          <table:table-cell office:value-type="float" office:value="635.107">
            <text:p>635,107</text:p>
          </table:table-cell>
          <table:table-cell office:value-type="float" office:value="1035.27">
            <text:p>1035,27</text:p>
          </table:table-cell>
          <table:table-cell office:value-type="float" office:value="1102.76">
            <text:p>1102,76</text:p>
          </table:table-cell>
        </table:table-row>
        <table:table-row table:style-name="ro2">
          <table:table-cell office:value-type="float" office:value="635.544">
            <text:p>635,544</text:p>
          </table:table-cell>
          <table:table-cell office:value-type="float" office:value="1035.5">
            <text:p>1035,5</text:p>
          </table:table-cell>
          <table:table-cell office:value-type="float" office:value="1102.9">
            <text:p>1102,9</text:p>
          </table:table-cell>
        </table:table-row>
        <table:table-row table:style-name="ro2">
          <table:table-cell office:value-type="float" office:value="635.981">
            <text:p>635,981</text:p>
          </table:table-cell>
          <table:table-cell office:value-type="float" office:value="1035.74">
            <text:p>1035,74</text:p>
          </table:table-cell>
          <table:table-cell office:value-type="float" office:value="1103.04">
            <text:p>1103,04</text:p>
          </table:table-cell>
        </table:table-row>
        <table:table-row table:style-name="ro2">
          <table:table-cell office:value-type="float" office:value="636.418">
            <text:p>636,418</text:p>
          </table:table-cell>
          <table:table-cell office:value-type="float" office:value="1035.98">
            <text:p>1035,98</text:p>
          </table:table-cell>
          <table:table-cell office:value-type="float" office:value="1103.18">
            <text:p>1103,18</text:p>
          </table:table-cell>
        </table:table-row>
        <table:table-row table:style-name="ro2">
          <table:table-cell office:value-type="float" office:value="636.854">
            <text:p>636,854</text:p>
          </table:table-cell>
          <table:table-cell office:value-type="float" office:value="1036.22">
            <text:p>1036,22</text:p>
          </table:table-cell>
          <table:table-cell office:value-type="float" office:value="1103.32">
            <text:p>1103,32</text:p>
          </table:table-cell>
        </table:table-row>
        <table:table-row table:style-name="ro2">
          <table:table-cell office:value-type="float" office:value="637.291">
            <text:p>637,291</text:p>
          </table:table-cell>
          <table:table-cell office:value-type="float" office:value="1036.46">
            <text:p>1036,46</text:p>
          </table:table-cell>
          <table:table-cell office:value-type="float" office:value="1103.46">
            <text:p>1103,46</text:p>
          </table:table-cell>
        </table:table-row>
        <table:table-row table:style-name="ro2">
          <table:table-cell office:value-type="float" office:value="637.728">
            <text:p>637,728</text:p>
          </table:table-cell>
          <table:table-cell office:value-type="float" office:value="1036.7">
            <text:p>1036,7</text:p>
          </table:table-cell>
          <table:table-cell office:value-type="float" office:value="1103.6">
            <text:p>1103,6</text:p>
          </table:table-cell>
        </table:table-row>
        <table:table-row table:style-name="ro2">
          <table:table-cell office:value-type="float" office:value="638.165">
            <text:p>638,165</text:p>
          </table:table-cell>
          <table:table-cell office:value-type="float" office:value="1036.93">
            <text:p>1036,93</text:p>
          </table:table-cell>
          <table:table-cell office:value-type="float" office:value="1103.74">
            <text:p>1103,74</text:p>
          </table:table-cell>
        </table:table-row>
        <table:table-row table:style-name="ro2">
          <table:table-cell office:value-type="float" office:value="638.602">
            <text:p>638,602</text:p>
          </table:table-cell>
          <table:table-cell office:value-type="float" office:value="1037.17">
            <text:p>1037,17</text:p>
          </table:table-cell>
          <table:table-cell office:value-type="float" office:value="1103.88">
            <text:p>1103,88</text:p>
          </table:table-cell>
        </table:table-row>
        <table:table-row table:style-name="ro2">
          <table:table-cell office:value-type="float" office:value="639.038">
            <text:p>639,038</text:p>
          </table:table-cell>
          <table:table-cell office:value-type="float" office:value="1037.41">
            <text:p>1037,41</text:p>
          </table:table-cell>
          <table:table-cell office:value-type="float" office:value="1104.02">
            <text:p>1104,02</text:p>
          </table:table-cell>
        </table:table-row>
        <table:table-row table:style-name="ro2">
          <table:table-cell office:value-type="float" office:value="639.475">
            <text:p>639,475</text:p>
          </table:table-cell>
          <table:table-cell office:value-type="float" office:value="1037.64">
            <text:p>1037,64</text:p>
          </table:table-cell>
          <table:table-cell office:value-type="float" office:value="1104.16">
            <text:p>1104,16</text:p>
          </table:table-cell>
        </table:table-row>
        <table:table-row table:style-name="ro2">
          <table:table-cell office:value-type="float" office:value="639.912">
            <text:p>639,912</text:p>
          </table:table-cell>
          <table:table-cell office:value-type="float" office:value="1037.88">
            <text:p>1037,88</text:p>
          </table:table-cell>
          <table:table-cell office:value-type="float" office:value="1104.3">
            <text:p>1104,3</text:p>
          </table:table-cell>
        </table:table-row>
        <table:table-row table:style-name="ro2">
          <table:table-cell office:value-type="float" office:value="640.349">
            <text:p>640,349</text:p>
          </table:table-cell>
          <table:table-cell office:value-type="float" office:value="1038.11">
            <text:p>1038,11</text:p>
          </table:table-cell>
          <table:table-cell office:value-type="float" office:value="1104.44">
            <text:p>1104,44</text:p>
          </table:table-cell>
        </table:table-row>
        <table:table-row table:style-name="ro2">
          <table:table-cell office:value-type="float" office:value="640.786">
            <text:p>640,786</text:p>
          </table:table-cell>
          <table:table-cell office:value-type="float" office:value="1038.35">
            <text:p>1038,35</text:p>
          </table:table-cell>
          <table:table-cell office:value-type="float" office:value="1104.58">
            <text:p>1104,58</text:p>
          </table:table-cell>
        </table:table-row>
        <table:table-row table:style-name="ro2">
          <table:table-cell office:value-type="float" office:value="641.222">
            <text:p>641,222</text:p>
          </table:table-cell>
          <table:table-cell office:value-type="float" office:value="1038.58">
            <text:p>1038,58</text:p>
          </table:table-cell>
          <table:table-cell office:value-type="float" office:value="1104.72">
            <text:p>1104,72</text:p>
          </table:table-cell>
        </table:table-row>
        <table:table-row table:style-name="ro2">
          <table:table-cell office:value-type="float" office:value="641.659">
            <text:p>641,659</text:p>
          </table:table-cell>
          <table:table-cell office:value-type="float" office:value="1038.82">
            <text:p>1038,82</text:p>
          </table:table-cell>
          <table:table-cell office:value-type="float" office:value="1104.85">
            <text:p>1104,85</text:p>
          </table:table-cell>
        </table:table-row>
        <table:table-row table:style-name="ro2">
          <table:table-cell office:value-type="float" office:value="642.096">
            <text:p>642,096</text:p>
          </table:table-cell>
          <table:table-cell office:value-type="float" office:value="1039.05">
            <text:p>1039,05</text:p>
          </table:table-cell>
          <table:table-cell office:value-type="float" office:value="1104.99">
            <text:p>1104,99</text:p>
          </table:table-cell>
        </table:table-row>
        <table:table-row table:style-name="ro2">
          <table:table-cell office:value-type="float" office:value="642.533">
            <text:p>642,533</text:p>
          </table:table-cell>
          <table:table-cell office:value-type="float" office:value="1039.29">
            <text:p>1039,29</text:p>
          </table:table-cell>
          <table:table-cell office:value-type="float" office:value="1105.13">
            <text:p>1105,13</text:p>
          </table:table-cell>
        </table:table-row>
        <table:table-row table:style-name="ro2">
          <table:table-cell office:value-type="float" office:value="642.97">
            <text:p>642,97</text:p>
          </table:table-cell>
          <table:table-cell office:value-type="float" office:value="1039.52">
            <text:p>1039,52</text:p>
          </table:table-cell>
          <table:table-cell office:value-type="float" office:value="1105.27">
            <text:p>1105,27</text:p>
          </table:table-cell>
        </table:table-row>
        <table:table-row table:style-name="ro2">
          <table:table-cell office:value-type="float" office:value="643.406">
            <text:p>643,406</text:p>
          </table:table-cell>
          <table:table-cell office:value-type="float" office:value="1039.75">
            <text:p>1039,75</text:p>
          </table:table-cell>
          <table:table-cell office:value-type="float" office:value="1105.41">
            <text:p>1105,41</text:p>
          </table:table-cell>
        </table:table-row>
        <table:table-row table:style-name="ro2">
          <table:table-cell office:value-type="float" office:value="643.843">
            <text:p>643,843</text:p>
          </table:table-cell>
          <table:table-cell office:value-type="float" office:value="1039.99">
            <text:p>1039,99</text:p>
          </table:table-cell>
          <table:table-cell office:value-type="float" office:value="1105.54">
            <text:p>1105,54</text:p>
          </table:table-cell>
        </table:table-row>
        <table:table-row table:style-name="ro2">
          <table:table-cell office:value-type="float" office:value="644.28">
            <text:p>644,28</text:p>
          </table:table-cell>
          <table:table-cell office:value-type="float" office:value="1040.22">
            <text:p>1040,22</text:p>
          </table:table-cell>
          <table:table-cell office:value-type="float" office:value="1105.68">
            <text:p>1105,68</text:p>
          </table:table-cell>
        </table:table-row>
        <table:table-row table:style-name="ro2">
          <table:table-cell office:value-type="float" office:value="644.717">
            <text:p>644,717</text:p>
          </table:table-cell>
          <table:table-cell office:value-type="float" office:value="1040.45">
            <text:p>1040,45</text:p>
          </table:table-cell>
          <table:table-cell office:value-type="float" office:value="1105.82">
            <text:p>1105,82</text:p>
          </table:table-cell>
        </table:table-row>
        <table:table-row table:style-name="ro2">
          <table:table-cell office:value-type="float" office:value="645.154">
            <text:p>645,154</text:p>
          </table:table-cell>
          <table:table-cell office:value-type="float" office:value="1040.68">
            <text:p>1040,68</text:p>
          </table:table-cell>
          <table:table-cell office:value-type="float" office:value="1105.95">
            <text:p>1105,95</text:p>
          </table:table-cell>
        </table:table-row>
        <table:table-row table:style-name="ro2">
          <table:table-cell office:value-type="float" office:value="645.59">
            <text:p>645,59</text:p>
          </table:table-cell>
          <table:table-cell office:value-type="float" office:value="1040.91">
            <text:p>1040,91</text:p>
          </table:table-cell>
          <table:table-cell office:value-type="float" office:value="1106.09">
            <text:p>1106,09</text:p>
          </table:table-cell>
        </table:table-row>
        <table:table-row table:style-name="ro2">
          <table:table-cell office:value-type="float" office:value="646.027">
            <text:p>646,027</text:p>
          </table:table-cell>
          <table:table-cell office:value-type="float" office:value="1041.14">
            <text:p>1041,14</text:p>
          </table:table-cell>
          <table:table-cell office:value-type="float" office:value="1106.23">
            <text:p>1106,23</text:p>
          </table:table-cell>
        </table:table-row>
        <table:table-row table:style-name="ro2">
          <table:table-cell office:value-type="float" office:value="646.464">
            <text:p>646,464</text:p>
          </table:table-cell>
          <table:table-cell office:value-type="float" office:value="1041.38">
            <text:p>1041,38</text:p>
          </table:table-cell>
          <table:table-cell office:value-type="float" office:value="1106.36">
            <text:p>1106,36</text:p>
          </table:table-cell>
        </table:table-row>
        <table:table-row table:style-name="ro2">
          <table:table-cell office:value-type="float" office:value="646.901">
            <text:p>646,901</text:p>
          </table:table-cell>
          <table:table-cell office:value-type="float" office:value="1041.61">
            <text:p>1041,61</text:p>
          </table:table-cell>
          <table:table-cell office:value-type="float" office:value="1106.5">
            <text:p>1106,5</text:p>
          </table:table-cell>
        </table:table-row>
        <table:table-row table:style-name="ro2">
          <table:table-cell office:value-type="float" office:value="647.338">
            <text:p>647,338</text:p>
          </table:table-cell>
          <table:table-cell office:value-type="float" office:value="1041.84">
            <text:p>1041,84</text:p>
          </table:table-cell>
          <table:table-cell office:value-type="float" office:value="1106.64">
            <text:p>1106,64</text:p>
          </table:table-cell>
        </table:table-row>
        <table:table-row table:style-name="ro2">
          <table:table-cell office:value-type="float" office:value="647.774">
            <text:p>647,774</text:p>
          </table:table-cell>
          <table:table-cell office:value-type="float" office:value="1042.07">
            <text:p>1042,07</text:p>
          </table:table-cell>
          <table:table-cell office:value-type="float" office:value="1106.77">
            <text:p>1106,77</text:p>
          </table:table-cell>
        </table:table-row>
        <table:table-row table:style-name="ro2">
          <table:table-cell office:value-type="float" office:value="648.211">
            <text:p>648,211</text:p>
          </table:table-cell>
          <table:table-cell office:value-type="float" office:value="1042.3">
            <text:p>1042,3</text:p>
          </table:table-cell>
          <table:table-cell office:value-type="float" office:value="1106.91">
            <text:p>1106,91</text:p>
          </table:table-cell>
        </table:table-row>
        <table:table-row table:style-name="ro2">
          <table:table-cell office:value-type="float" office:value="648.648">
            <text:p>648,648</text:p>
          </table:table-cell>
          <table:table-cell office:value-type="float" office:value="1042.52">
            <text:p>1042,52</text:p>
          </table:table-cell>
          <table:table-cell office:value-type="float" office:value="1107.04">
            <text:p>1107,04</text:p>
          </table:table-cell>
        </table:table-row>
        <table:table-row table:style-name="ro2">
          <table:table-cell office:value-type="float" office:value="649.085">
            <text:p>649,085</text:p>
          </table:table-cell>
          <table:table-cell office:value-type="float" office:value="1042.75">
            <text:p>1042,75</text:p>
          </table:table-cell>
          <table:table-cell office:value-type="float" office:value="1107.18">
            <text:p>1107,18</text:p>
          </table:table-cell>
        </table:table-row>
        <table:table-row table:style-name="ro2">
          <table:table-cell office:value-type="float" office:value="649.522">
            <text:p>649,522</text:p>
          </table:table-cell>
          <table:table-cell office:value-type="float" office:value="1042.98">
            <text:p>1042,98</text:p>
          </table:table-cell>
          <table:table-cell office:value-type="float" office:value="1107.31">
            <text:p>1107,31</text:p>
          </table:table-cell>
        </table:table-row>
        <table:table-row table:style-name="ro2">
          <table:table-cell office:value-type="float" office:value="649.958">
            <text:p>649,958</text:p>
          </table:table-cell>
          <table:table-cell office:value-type="float" office:value="1043.21">
            <text:p>1043,21</text:p>
          </table:table-cell>
          <table:table-cell office:value-type="float" office:value="1107.45">
            <text:p>1107,45</text:p>
          </table:table-cell>
        </table:table-row>
        <table:table-row table:style-name="ro2">
          <table:table-cell office:value-type="float" office:value="650.395">
            <text:p>650,395</text:p>
          </table:table-cell>
          <table:table-cell office:value-type="float" office:value="1043.44">
            <text:p>1043,44</text:p>
          </table:table-cell>
          <table:table-cell office:value-type="float" office:value="1107.58">
            <text:p>1107,58</text:p>
          </table:table-cell>
        </table:table-row>
        <table:table-row table:style-name="ro2">
          <table:table-cell office:value-type="float" office:value="650.832">
            <text:p>650,832</text:p>
          </table:table-cell>
          <table:table-cell office:value-type="float" office:value="1043.66">
            <text:p>1043,66</text:p>
          </table:table-cell>
          <table:table-cell office:value-type="float" office:value="1107.71">
            <text:p>1107,71</text:p>
          </table:table-cell>
        </table:table-row>
        <table:table-row table:style-name="ro2">
          <table:table-cell office:value-type="float" office:value="651.269">
            <text:p>651,269</text:p>
          </table:table-cell>
          <table:table-cell office:value-type="float" office:value="1043.89">
            <text:p>1043,89</text:p>
          </table:table-cell>
          <table:table-cell office:value-type="float" office:value="1107.85">
            <text:p>1107,85</text:p>
          </table:table-cell>
        </table:table-row>
        <table:table-row table:style-name="ro2">
          <table:table-cell office:value-type="float" office:value="651.706">
            <text:p>651,706</text:p>
          </table:table-cell>
          <table:table-cell office:value-type="float" office:value="1044.12">
            <text:p>1044,12</text:p>
          </table:table-cell>
          <table:table-cell office:value-type="float" office:value="1107.98">
            <text:p>1107,98</text:p>
          </table:table-cell>
        </table:table-row>
        <table:table-row table:style-name="ro2">
          <table:table-cell office:value-type="float" office:value="652.142">
            <text:p>652,142</text:p>
          </table:table-cell>
          <table:table-cell office:value-type="float" office:value="1044.34">
            <text:p>1044,34</text:p>
          </table:table-cell>
          <table:table-cell office:value-type="float" office:value="1108.12">
            <text:p>1108,12</text:p>
          </table:table-cell>
        </table:table-row>
        <table:table-row table:style-name="ro2">
          <table:table-cell office:value-type="float" office:value="652.579">
            <text:p>652,579</text:p>
          </table:table-cell>
          <table:table-cell office:value-type="float" office:value="1044.57">
            <text:p>1044,57</text:p>
          </table:table-cell>
          <table:table-cell office:value-type="float" office:value="1108.25">
            <text:p>1108,25</text:p>
          </table:table-cell>
        </table:table-row>
        <table:table-row table:style-name="ro2">
          <table:table-cell office:value-type="float" office:value="653.016">
            <text:p>653,016</text:p>
          </table:table-cell>
          <table:table-cell office:value-type="float" office:value="1044.8">
            <text:p>1044,8</text:p>
          </table:table-cell>
          <table:table-cell office:value-type="float" office:value="1108.38">
            <text:p>1108,38</text:p>
          </table:table-cell>
        </table:table-row>
        <table:table-row table:style-name="ro2">
          <table:table-cell office:value-type="float" office:value="653.453">
            <text:p>653,453</text:p>
          </table:table-cell>
          <table:table-cell office:value-type="float" office:value="1045.02">
            <text:p>1045,02</text:p>
          </table:table-cell>
          <table:table-cell office:value-type="float" office:value="1108.52">
            <text:p>1108,52</text:p>
          </table:table-cell>
        </table:table-row>
        <table:table-row table:style-name="ro2">
          <table:table-cell office:value-type="float" office:value="653.89">
            <text:p>653,89</text:p>
          </table:table-cell>
          <table:table-cell office:value-type="float" office:value="1045.25">
            <text:p>1045,25</text:p>
          </table:table-cell>
          <table:table-cell office:value-type="float" office:value="1108.65">
            <text:p>1108,65</text:p>
          </table:table-cell>
        </table:table-row>
        <table:table-row table:style-name="ro2">
          <table:table-cell office:value-type="float" office:value="654.326">
            <text:p>654,326</text:p>
          </table:table-cell>
          <table:table-cell office:value-type="float" office:value="1045.47">
            <text:p>1045,47</text:p>
          </table:table-cell>
          <table:table-cell office:value-type="float" office:value="1108.78">
            <text:p>1108,78</text:p>
          </table:table-cell>
        </table:table-row>
        <table:table-row table:style-name="ro2">
          <table:table-cell office:value-type="float" office:value="654.763">
            <text:p>654,763</text:p>
          </table:table-cell>
          <table:table-cell office:value-type="float" office:value="1045.7">
            <text:p>1045,7</text:p>
          </table:table-cell>
          <table:table-cell office:value-type="float" office:value="1108.91">
            <text:p>1108,91</text:p>
          </table:table-cell>
        </table:table-row>
        <table:table-row table:style-name="ro2">
          <table:table-cell office:value-type="float" office:value="655.2">
            <text:p>655,2</text:p>
          </table:table-cell>
          <table:table-cell office:value-type="float" office:value="1045.92">
            <text:p>1045,92</text:p>
          </table:table-cell>
          <table:table-cell office:value-type="float" office:value="1109.05">
            <text:p>1109,05</text:p>
          </table:table-cell>
        </table:table-row>
        <table:table-row table:style-name="ro2">
          <table:table-cell office:value-type="float" office:value="655.637">
            <text:p>655,637</text:p>
          </table:table-cell>
          <table:table-cell office:value-type="float" office:value="1046.14">
            <text:p>1046,14</text:p>
          </table:table-cell>
          <table:table-cell office:value-type="float" office:value="1109.18">
            <text:p>1109,18</text:p>
          </table:table-cell>
        </table:table-row>
        <table:table-row table:style-name="ro2">
          <table:table-cell office:value-type="float" office:value="656.074">
            <text:p>656,074</text:p>
          </table:table-cell>
          <table:table-cell office:value-type="float" office:value="1046.37">
            <text:p>1046,37</text:p>
          </table:table-cell>
          <table:table-cell office:value-type="float" office:value="1109.31">
            <text:p>1109,31</text:p>
          </table:table-cell>
        </table:table-row>
        <table:table-row table:style-name="ro2">
          <table:table-cell office:value-type="float" office:value="656.51">
            <text:p>656,51</text:p>
          </table:table-cell>
          <table:table-cell office:value-type="float" office:value="1046.59">
            <text:p>1046,59</text:p>
          </table:table-cell>
          <table:table-cell office:value-type="float" office:value="1109.44">
            <text:p>1109,44</text:p>
          </table:table-cell>
        </table:table-row>
        <table:table-row table:style-name="ro2">
          <table:table-cell office:value-type="float" office:value="656.947">
            <text:p>656,947</text:p>
          </table:table-cell>
          <table:table-cell office:value-type="float" office:value="1046.81">
            <text:p>1046,81</text:p>
          </table:table-cell>
          <table:table-cell office:value-type="float" office:value="1109.57">
            <text:p>1109,57</text:p>
          </table:table-cell>
        </table:table-row>
        <table:table-row table:style-name="ro2">
          <table:table-cell office:value-type="float" office:value="657.384">
            <text:p>657,384</text:p>
          </table:table-cell>
          <table:table-cell office:value-type="float" office:value="1047.04">
            <text:p>1047,04</text:p>
          </table:table-cell>
          <table:table-cell office:value-type="float" office:value="1109.71">
            <text:p>1109,71</text:p>
          </table:table-cell>
        </table:table-row>
        <table:table-row table:style-name="ro2">
          <table:table-cell office:value-type="float" office:value="657.821">
            <text:p>657,821</text:p>
          </table:table-cell>
          <table:table-cell office:value-type="float" office:value="1047.26">
            <text:p>1047,26</text:p>
          </table:table-cell>
          <table:table-cell office:value-type="float" office:value="1109.84">
            <text:p>1109,84</text:p>
          </table:table-cell>
        </table:table-row>
        <table:table-row table:style-name="ro2">
          <table:table-cell office:value-type="float" office:value="658.258">
            <text:p>658,258</text:p>
          </table:table-cell>
          <table:table-cell office:value-type="float" office:value="1047.48">
            <text:p>1047,48</text:p>
          </table:table-cell>
          <table:table-cell office:value-type="float" office:value="1109.97">
            <text:p>1109,97</text:p>
          </table:table-cell>
        </table:table-row>
        <table:table-row table:style-name="ro2">
          <table:table-cell office:value-type="float" office:value="658.694">
            <text:p>658,694</text:p>
          </table:table-cell>
          <table:table-cell office:value-type="float" office:value="1047.7">
            <text:p>1047,7</text:p>
          </table:table-cell>
          <table:table-cell office:value-type="float" office:value="1110.1">
            <text:p>1110,1</text:p>
          </table:table-cell>
        </table:table-row>
        <table:table-row table:style-name="ro2">
          <table:table-cell office:value-type="float" office:value="659.131">
            <text:p>659,131</text:p>
          </table:table-cell>
          <table:table-cell office:value-type="float" office:value="1047.92">
            <text:p>1047,92</text:p>
          </table:table-cell>
          <table:table-cell office:value-type="float" office:value="1110.23">
            <text:p>1110,23</text:p>
          </table:table-cell>
        </table:table-row>
        <table:table-row table:style-name="ro2">
          <table:table-cell office:value-type="float" office:value="659.568">
            <text:p>659,568</text:p>
          </table:table-cell>
          <table:table-cell office:value-type="float" office:value="1048.14">
            <text:p>1048,14</text:p>
          </table:table-cell>
          <table:table-cell office:value-type="float" office:value="1110.36">
            <text:p>1110,36</text:p>
          </table:table-cell>
        </table:table-row>
        <table:table-row table:style-name="ro2">
          <table:table-cell office:value-type="float" office:value="660.005">
            <text:p>660,005</text:p>
          </table:table-cell>
          <table:table-cell office:value-type="float" office:value="1048.36">
            <text:p>1048,36</text:p>
          </table:table-cell>
          <table:table-cell office:value-type="float" office:value="1110.49">
            <text:p>1110,49</text:p>
          </table:table-cell>
        </table:table-row>
        <table:table-row table:style-name="ro2">
          <table:table-cell office:value-type="float" office:value="660.442">
            <text:p>660,442</text:p>
          </table:table-cell>
          <table:table-cell office:value-type="float" office:value="1048.59">
            <text:p>1048,59</text:p>
          </table:table-cell>
          <table:table-cell office:value-type="float" office:value="1110.62">
            <text:p>1110,62</text:p>
          </table:table-cell>
        </table:table-row>
        <table:table-row table:style-name="ro2">
          <table:table-cell office:value-type="float" office:value="660.878">
            <text:p>660,878</text:p>
          </table:table-cell>
          <table:table-cell office:value-type="float" office:value="1048.81">
            <text:p>1048,81</text:p>
          </table:table-cell>
          <table:table-cell office:value-type="float" office:value="1110.75">
            <text:p>1110,75</text:p>
          </table:table-cell>
        </table:table-row>
        <table:table-row table:style-name="ro2">
          <table:table-cell office:value-type="float" office:value="661.315">
            <text:p>661,315</text:p>
          </table:table-cell>
          <table:table-cell office:value-type="float" office:value="1049.02">
            <text:p>1049,02</text:p>
          </table:table-cell>
          <table:table-cell office:value-type="float" office:value="1110.88">
            <text:p>1110,88</text:p>
          </table:table-cell>
        </table:table-row>
        <table:table-row table:style-name="ro2">
          <table:table-cell office:value-type="float" office:value="661.752">
            <text:p>661,752</text:p>
          </table:table-cell>
          <table:table-cell office:value-type="float" office:value="1049.24">
            <text:p>1049,24</text:p>
          </table:table-cell>
          <table:table-cell office:value-type="float" office:value="1111.01">
            <text:p>1111,01</text:p>
          </table:table-cell>
        </table:table-row>
        <table:table-row table:style-name="ro2">
          <table:table-cell office:value-type="float" office:value="662.189">
            <text:p>662,189</text:p>
          </table:table-cell>
          <table:table-cell office:value-type="float" office:value="1049.46">
            <text:p>1049,46</text:p>
          </table:table-cell>
          <table:table-cell office:value-type="float" office:value="1111.14">
            <text:p>1111,14</text:p>
          </table:table-cell>
        </table:table-row>
        <table:table-row table:style-name="ro2">
          <table:table-cell office:value-type="float" office:value="662.626">
            <text:p>662,626</text:p>
          </table:table-cell>
          <table:table-cell office:value-type="float" office:value="1049.68">
            <text:p>1049,68</text:p>
          </table:table-cell>
          <table:table-cell office:value-type="float" office:value="1111.27">
            <text:p>1111,27</text:p>
          </table:table-cell>
        </table:table-row>
        <table:table-row table:style-name="ro2">
          <table:table-cell office:value-type="float" office:value="663.062">
            <text:p>663,062</text:p>
          </table:table-cell>
          <table:table-cell office:value-type="float" office:value="1049.9">
            <text:p>1049,9</text:p>
          </table:table-cell>
          <table:table-cell office:value-type="float" office:value="1111.4">
            <text:p>1111,4</text:p>
          </table:table-cell>
        </table:table-row>
        <table:table-row table:style-name="ro2">
          <table:table-cell office:value-type="float" office:value="663.499">
            <text:p>663,499</text:p>
          </table:table-cell>
          <table:table-cell office:value-type="float" office:value="1050.12">
            <text:p>1050,12</text:p>
          </table:table-cell>
          <table:table-cell office:value-type="float" office:value="1111.52">
            <text:p>1111,52</text:p>
          </table:table-cell>
        </table:table-row>
        <table:table-row table:style-name="ro2">
          <table:table-cell office:value-type="float" office:value="663.936">
            <text:p>663,936</text:p>
          </table:table-cell>
          <table:table-cell office:value-type="float" office:value="1050.34">
            <text:p>1050,34</text:p>
          </table:table-cell>
          <table:table-cell office:value-type="float" office:value="1111.65">
            <text:p>1111,65</text:p>
          </table:table-cell>
        </table:table-row>
        <table:table-row table:style-name="ro2">
          <table:table-cell office:value-type="float" office:value="664.373">
            <text:p>664,373</text:p>
          </table:table-cell>
          <table:table-cell office:value-type="float" office:value="1050.55">
            <text:p>1050,55</text:p>
          </table:table-cell>
          <table:table-cell office:value-type="float" office:value="1111.78">
            <text:p>1111,78</text:p>
          </table:table-cell>
        </table:table-row>
        <table:table-row table:style-name="ro2">
          <table:table-cell office:value-type="float" office:value="664.81">
            <text:p>664,81</text:p>
          </table:table-cell>
          <table:table-cell office:value-type="float" office:value="1050.77">
            <text:p>1050,77</text:p>
          </table:table-cell>
          <table:table-cell office:value-type="float" office:value="1111.91">
            <text:p>1111,91</text:p>
          </table:table-cell>
        </table:table-row>
        <table:table-row table:style-name="ro2">
          <table:table-cell office:value-type="float" office:value="665.246">
            <text:p>665,246</text:p>
          </table:table-cell>
          <table:table-cell office:value-type="float" office:value="1050.99">
            <text:p>1050,99</text:p>
          </table:table-cell>
          <table:table-cell office:value-type="float" office:value="1112.04">
            <text:p>1112,04</text:p>
          </table:table-cell>
        </table:table-row>
        <table:table-row table:style-name="ro2">
          <table:table-cell office:value-type="float" office:value="665.683">
            <text:p>665,683</text:p>
          </table:table-cell>
          <table:table-cell office:value-type="float" office:value="1051.2">
            <text:p>1051,2</text:p>
          </table:table-cell>
          <table:table-cell office:value-type="float" office:value="1112.17">
            <text:p>1112,17</text:p>
          </table:table-cell>
        </table:table-row>
        <table:table-row table:style-name="ro2">
          <table:table-cell office:value-type="float" office:value="666.12">
            <text:p>666,12</text:p>
          </table:table-cell>
          <table:table-cell office:value-type="float" office:value="1051.42">
            <text:p>1051,42</text:p>
          </table:table-cell>
          <table:table-cell office:value-type="float" office:value="1112.29">
            <text:p>1112,29</text:p>
          </table:table-cell>
        </table:table-row>
        <table:table-row table:style-name="ro2">
          <table:table-cell office:value-type="float" office:value="666.557">
            <text:p>666,557</text:p>
          </table:table-cell>
          <table:table-cell office:value-type="float" office:value="1051.64">
            <text:p>1051,64</text:p>
          </table:table-cell>
          <table:table-cell office:value-type="float" office:value="1112.42">
            <text:p>1112,42</text:p>
          </table:table-cell>
        </table:table-row>
        <table:table-row table:style-name="ro2">
          <table:table-cell office:value-type="float" office:value="666.994">
            <text:p>666,994</text:p>
          </table:table-cell>
          <table:table-cell office:value-type="float" office:value="1051.85">
            <text:p>1051,85</text:p>
          </table:table-cell>
          <table:table-cell office:value-type="float" office:value="1112.55">
            <text:p>1112,55</text:p>
          </table:table-cell>
        </table:table-row>
        <table:table-row table:style-name="ro2">
          <table:table-cell office:value-type="float" office:value="667.43">
            <text:p>667,43</text:p>
          </table:table-cell>
          <table:table-cell office:value-type="float" office:value="1052.07">
            <text:p>1052,07</text:p>
          </table:table-cell>
          <table:table-cell office:value-type="float" office:value="1112.67">
            <text:p>1112,67</text:p>
          </table:table-cell>
        </table:table-row>
        <table:table-row table:style-name="ro2">
          <table:table-cell office:value-type="float" office:value="667.867">
            <text:p>667,867</text:p>
          </table:table-cell>
          <table:table-cell office:value-type="float" office:value="1052.28">
            <text:p>1052,28</text:p>
          </table:table-cell>
          <table:table-cell office:value-type="float" office:value="1112.8">
            <text:p>1112,8</text:p>
          </table:table-cell>
        </table:table-row>
        <table:table-row table:style-name="ro2">
          <table:table-cell office:value-type="float" office:value="668.304">
            <text:p>668,304</text:p>
          </table:table-cell>
          <table:table-cell office:value-type="float" office:value="1052.5">
            <text:p>1052,5</text:p>
          </table:table-cell>
          <table:table-cell office:value-type="float" office:value="1112.93">
            <text:p>1112,93</text:p>
          </table:table-cell>
        </table:table-row>
        <table:table-row table:style-name="ro2">
          <table:table-cell office:value-type="float" office:value="668.741">
            <text:p>668,741</text:p>
          </table:table-cell>
          <table:table-cell office:value-type="float" office:value="1052.71">
            <text:p>1052,71</text:p>
          </table:table-cell>
          <table:table-cell office:value-type="float" office:value="1113.05">
            <text:p>1113,05</text:p>
          </table:table-cell>
        </table:table-row>
        <table:table-row table:style-name="ro2">
          <table:table-cell office:value-type="float" office:value="669.178">
            <text:p>669,178</text:p>
          </table:table-cell>
          <table:table-cell office:value-type="float" office:value="1052.92">
            <text:p>1052,92</text:p>
          </table:table-cell>
          <table:table-cell office:value-type="float" office:value="1113.18">
            <text:p>1113,18</text:p>
          </table:table-cell>
        </table:table-row>
        <table:table-row table:style-name="ro2">
          <table:table-cell office:value-type="float" office:value="669.614">
            <text:p>669,614</text:p>
          </table:table-cell>
          <table:table-cell office:value-type="float" office:value="1053.14">
            <text:p>1053,14</text:p>
          </table:table-cell>
          <table:table-cell office:value-type="float" office:value="1113.31">
            <text:p>1113,31</text:p>
          </table:table-cell>
        </table:table-row>
        <table:table-row table:style-name="ro2">
          <table:table-cell office:value-type="float" office:value="670.051">
            <text:p>670,051</text:p>
          </table:table-cell>
          <table:table-cell office:value-type="float" office:value="1053.35">
            <text:p>1053,35</text:p>
          </table:table-cell>
          <table:table-cell office:value-type="float" office:value="1113.43">
            <text:p>1113,43</text:p>
          </table:table-cell>
        </table:table-row>
        <table:table-row table:style-name="ro2">
          <table:table-cell office:value-type="float" office:value="670.488">
            <text:p>670,488</text:p>
          </table:table-cell>
          <table:table-cell office:value-type="float" office:value="1053.56">
            <text:p>1053,56</text:p>
          </table:table-cell>
          <table:table-cell office:value-type="float" office:value="1113.56">
            <text:p>1113,56</text:p>
          </table:table-cell>
        </table:table-row>
        <table:table-row table:style-name="ro2">
          <table:table-cell office:value-type="float" office:value="670.925">
            <text:p>670,925</text:p>
          </table:table-cell>
          <table:table-cell office:value-type="float" office:value="1053.78">
            <text:p>1053,78</text:p>
          </table:table-cell>
          <table:table-cell office:value-type="float" office:value="1113.68">
            <text:p>1113,68</text:p>
          </table:table-cell>
        </table:table-row>
        <table:table-row table:style-name="ro2">
          <table:table-cell office:value-type="float" office:value="671.362">
            <text:p>671,362</text:p>
          </table:table-cell>
          <table:table-cell office:value-type="float" office:value="1053.99">
            <text:p>1053,99</text:p>
          </table:table-cell>
          <table:table-cell office:value-type="float" office:value="1113.81">
            <text:p>1113,81</text:p>
          </table:table-cell>
        </table:table-row>
        <table:table-row table:style-name="ro2">
          <table:table-cell office:value-type="float" office:value="671.798">
            <text:p>671,798</text:p>
          </table:table-cell>
          <table:table-cell office:value-type="float" office:value="1054.2">
            <text:p>1054,2</text:p>
          </table:table-cell>
          <table:table-cell office:value-type="float" office:value="1113.93">
            <text:p>1113,93</text:p>
          </table:table-cell>
        </table:table-row>
        <table:table-row table:style-name="ro2">
          <table:table-cell office:value-type="float" office:value="672.235">
            <text:p>672,235</text:p>
          </table:table-cell>
          <table:table-cell office:value-type="float" office:value="1054.41">
            <text:p>1054,41</text:p>
          </table:table-cell>
          <table:table-cell office:value-type="float" office:value="1114.06">
            <text:p>1114,06</text:p>
          </table:table-cell>
        </table:table-row>
        <table:table-row table:style-name="ro2">
          <table:table-cell office:value-type="float" office:value="672.672">
            <text:p>672,672</text:p>
          </table:table-cell>
          <table:table-cell office:value-type="float" office:value="1054.62">
            <text:p>1054,62</text:p>
          </table:table-cell>
          <table:table-cell office:value-type="float" office:value="1114.18">
            <text:p>1114,18</text:p>
          </table:table-cell>
        </table:table-row>
        <table:table-row table:style-name="ro2">
          <table:table-cell office:value-type="float" office:value="673.109">
            <text:p>673,109</text:p>
          </table:table-cell>
          <table:table-cell office:value-type="float" office:value="1054.84">
            <text:p>1054,84</text:p>
          </table:table-cell>
          <table:table-cell office:value-type="float" office:value="1114.31">
            <text:p>1114,31</text:p>
          </table:table-cell>
        </table:table-row>
        <table:table-row table:style-name="ro2">
          <table:table-cell office:value-type="float" office:value="673.546">
            <text:p>673,546</text:p>
          </table:table-cell>
          <table:table-cell office:value-type="float" office:value="1055.05">
            <text:p>1055,05</text:p>
          </table:table-cell>
          <table:table-cell office:value-type="float" office:value="1114.43">
            <text:p>1114,43</text:p>
          </table:table-cell>
        </table:table-row>
        <table:table-row table:style-name="ro2">
          <table:table-cell office:value-type="float" office:value="673.982">
            <text:p>673,982</text:p>
          </table:table-cell>
          <table:table-cell office:value-type="float" office:value="1055.26">
            <text:p>1055,26</text:p>
          </table:table-cell>
          <table:table-cell office:value-type="float" office:value="1114.56">
            <text:p>1114,56</text:p>
          </table:table-cell>
        </table:table-row>
        <table:table-row table:style-name="ro2">
          <table:table-cell office:value-type="float" office:value="674.419">
            <text:p>674,419</text:p>
          </table:table-cell>
          <table:table-cell office:value-type="float" office:value="1055.47">
            <text:p>1055,47</text:p>
          </table:table-cell>
          <table:table-cell office:value-type="float" office:value="1114.68">
            <text:p>1114,68</text:p>
          </table:table-cell>
        </table:table-row>
        <table:table-row table:style-name="ro2">
          <table:table-cell office:value-type="float" office:value="674.856">
            <text:p>674,856</text:p>
          </table:table-cell>
          <table:table-cell office:value-type="float" office:value="1055.68">
            <text:p>1055,68</text:p>
          </table:table-cell>
          <table:table-cell office:value-type="float" office:value="1114.81">
            <text:p>1114,81</text:p>
          </table:table-cell>
        </table:table-row>
        <table:table-row table:style-name="ro2">
          <table:table-cell office:value-type="float" office:value="675.293">
            <text:p>675,293</text:p>
          </table:table-cell>
          <table:table-cell office:value-type="float" office:value="1055.89">
            <text:p>1055,89</text:p>
          </table:table-cell>
          <table:table-cell office:value-type="float" office:value="1114.93">
            <text:p>1114,93</text:p>
          </table:table-cell>
        </table:table-row>
        <table:table-row table:style-name="ro2">
          <table:table-cell office:value-type="float" office:value="675.73">
            <text:p>675,73</text:p>
          </table:table-cell>
          <table:table-cell office:value-type="float" office:value="1056.1">
            <text:p>1056,1</text:p>
          </table:table-cell>
          <table:table-cell office:value-type="float" office:value="1115.05">
            <text:p>1115,05</text:p>
          </table:table-cell>
        </table:table-row>
        <table:table-row table:style-name="ro2">
          <table:table-cell office:value-type="float" office:value="676.166">
            <text:p>676,166</text:p>
          </table:table-cell>
          <table:table-cell office:value-type="float" office:value="1056.31">
            <text:p>1056,31</text:p>
          </table:table-cell>
          <table:table-cell office:value-type="float" office:value="1115.18">
            <text:p>1115,18</text:p>
          </table:table-cell>
        </table:table-row>
        <table:table-row table:style-name="ro2">
          <table:table-cell office:value-type="float" office:value="676.603">
            <text:p>676,603</text:p>
          </table:table-cell>
          <table:table-cell office:value-type="float" office:value="1056.51">
            <text:p>1056,51</text:p>
          </table:table-cell>
          <table:table-cell office:value-type="float" office:value="1115.3">
            <text:p>1115,3</text:p>
          </table:table-cell>
        </table:table-row>
        <table:table-row table:style-name="ro2">
          <table:table-cell office:value-type="float" office:value="677.04">
            <text:p>677,04</text:p>
          </table:table-cell>
          <table:table-cell office:value-type="float" office:value="1056.72">
            <text:p>1056,72</text:p>
          </table:table-cell>
          <table:table-cell office:value-type="float" office:value="1115.42">
            <text:p>1115,42</text:p>
          </table:table-cell>
        </table:table-row>
        <table:table-row table:style-name="ro2">
          <table:table-cell office:value-type="float" office:value="677.477">
            <text:p>677,477</text:p>
          </table:table-cell>
          <table:table-cell office:value-type="float" office:value="1056.93">
            <text:p>1056,93</text:p>
          </table:table-cell>
          <table:table-cell office:value-type="float" office:value="1115.55">
            <text:p>1115,55</text:p>
          </table:table-cell>
        </table:table-row>
        <table:table-row table:style-name="ro2">
          <table:table-cell office:value-type="float" office:value="677.914">
            <text:p>677,914</text:p>
          </table:table-cell>
          <table:table-cell office:value-type="float" office:value="1057.14">
            <text:p>1057,14</text:p>
          </table:table-cell>
          <table:table-cell office:value-type="float" office:value="1115.67">
            <text:p>1115,67</text:p>
          </table:table-cell>
        </table:table-row>
        <table:table-row table:style-name="ro2">
          <table:table-cell office:value-type="float" office:value="678.35">
            <text:p>678,35</text:p>
          </table:table-cell>
          <table:table-cell office:value-type="float" office:value="1057.35">
            <text:p>1057,35</text:p>
          </table:table-cell>
          <table:table-cell office:value-type="float" office:value="1115.79">
            <text:p>1115,79</text:p>
          </table:table-cell>
        </table:table-row>
        <table:table-row table:style-name="ro2">
          <table:table-cell office:value-type="float" office:value="678.787">
            <text:p>678,787</text:p>
          </table:table-cell>
          <table:table-cell office:value-type="float" office:value="1057.55">
            <text:p>1057,55</text:p>
          </table:table-cell>
          <table:table-cell office:value-type="float" office:value="1115.91">
            <text:p>1115,91</text:p>
          </table:table-cell>
        </table:table-row>
        <table:table-row table:style-name="ro2">
          <table:table-cell office:value-type="float" office:value="679.224">
            <text:p>679,224</text:p>
          </table:table-cell>
          <table:table-cell office:value-type="float" office:value="1057.76">
            <text:p>1057,76</text:p>
          </table:table-cell>
          <table:table-cell office:value-type="float" office:value="1116.04">
            <text:p>1116,04</text:p>
          </table:table-cell>
        </table:table-row>
        <table:table-row table:style-name="ro2">
          <table:table-cell office:value-type="float" office:value="679.661">
            <text:p>679,661</text:p>
          </table:table-cell>
          <table:table-cell office:value-type="float" office:value="1057.97">
            <text:p>1057,97</text:p>
          </table:table-cell>
          <table:table-cell office:value-type="float" office:value="1116.16">
            <text:p>1116,16</text:p>
          </table:table-cell>
        </table:table-row>
        <table:table-row table:style-name="ro2">
          <table:table-cell office:value-type="float" office:value="680.098">
            <text:p>680,098</text:p>
          </table:table-cell>
          <table:table-cell office:value-type="float" office:value="1058.17">
            <text:p>1058,17</text:p>
          </table:table-cell>
          <table:table-cell office:value-type="float" office:value="1116.28">
            <text:p>1116,28</text:p>
          </table:table-cell>
        </table:table-row>
        <table:table-row table:style-name="ro2">
          <table:table-cell office:value-type="float" office:value="680.534">
            <text:p>680,534</text:p>
          </table:table-cell>
          <table:table-cell office:value-type="float" office:value="1058.38">
            <text:p>1058,38</text:p>
          </table:table-cell>
          <table:table-cell office:value-type="float" office:value="1116.4">
            <text:p>1116,4</text:p>
          </table:table-cell>
        </table:table-row>
        <table:table-row table:style-name="ro2">
          <table:table-cell office:value-type="float" office:value="680.971">
            <text:p>680,971</text:p>
          </table:table-cell>
          <table:table-cell office:value-type="float" office:value="1058.58">
            <text:p>1058,58</text:p>
          </table:table-cell>
          <table:table-cell office:value-type="float" office:value="1116.52">
            <text:p>1116,52</text:p>
          </table:table-cell>
        </table:table-row>
        <table:table-row table:style-name="ro2">
          <table:table-cell office:value-type="float" office:value="681.408">
            <text:p>681,408</text:p>
          </table:table-cell>
          <table:table-cell office:value-type="float" office:value="1058.79">
            <text:p>1058,79</text:p>
          </table:table-cell>
          <table:table-cell office:value-type="float" office:value="1116.64">
            <text:p>1116,64</text:p>
          </table:table-cell>
        </table:table-row>
        <table:table-row table:style-name="ro2">
          <table:table-cell office:value-type="float" office:value="681.845">
            <text:p>681,845</text:p>
          </table:table-cell>
          <table:table-cell office:value-type="string">
            <text:p><text:s text:c="4"/>1059</text:p>
          </table:table-cell>
          <table:table-cell office:value-type="float" office:value="1116.76">
            <text:p>1116,76</text:p>
          </table:table-cell>
        </table:table-row>
        <table:table-row table:style-name="ro2">
          <table:table-cell office:value-type="float" office:value="682.282">
            <text:p>682,282</text:p>
          </table:table-cell>
          <table:table-cell office:value-type="float" office:value="1059.2">
            <text:p>1059,2</text:p>
          </table:table-cell>
          <table:table-cell office:value-type="float" office:value="1116.89">
            <text:p>1116,89</text:p>
          </table:table-cell>
        </table:table-row>
        <table:table-row table:style-name="ro2">
          <table:table-cell office:value-type="float" office:value="682.718">
            <text:p>682,718</text:p>
          </table:table-cell>
          <table:table-cell office:value-type="float" office:value="1059.4">
            <text:p>1059,4</text:p>
          </table:table-cell>
          <table:table-cell office:value-type="float" office:value="1117.01">
            <text:p>1117,01</text:p>
          </table:table-cell>
        </table:table-row>
        <table:table-row table:style-name="ro2">
          <table:table-cell office:value-type="float" office:value="683.155">
            <text:p>683,155</text:p>
          </table:table-cell>
          <table:table-cell office:value-type="float" office:value="1059.61">
            <text:p>1059,61</text:p>
          </table:table-cell>
          <table:table-cell office:value-type="float" office:value="1117.13">
            <text:p>1117,13</text:p>
          </table:table-cell>
        </table:table-row>
        <table:table-row table:style-name="ro2">
          <table:table-cell office:value-type="float" office:value="683.592">
            <text:p>683,592</text:p>
          </table:table-cell>
          <table:table-cell office:value-type="float" office:value="1059.81">
            <text:p>1059,81</text:p>
          </table:table-cell>
          <table:table-cell office:value-type="float" office:value="1117.25">
            <text:p>1117,25</text:p>
          </table:table-cell>
        </table:table-row>
        <table:table-row table:style-name="ro2">
          <table:table-cell office:value-type="float" office:value="684.029">
            <text:p>684,029</text:p>
          </table:table-cell>
          <table:table-cell office:value-type="float" office:value="1060.02">
            <text:p>1060,02</text:p>
          </table:table-cell>
          <table:table-cell office:value-type="float" office:value="1117.37">
            <text:p>1117,37</text:p>
          </table:table-cell>
        </table:table-row>
        <table:table-row table:style-name="ro2">
          <table:table-cell office:value-type="float" office:value="684.466">
            <text:p>684,466</text:p>
          </table:table-cell>
          <table:table-cell office:value-type="float" office:value="1060.22">
            <text:p>1060,22</text:p>
          </table:table-cell>
          <table:table-cell office:value-type="float" office:value="1117.49">
            <text:p>1117,49</text:p>
          </table:table-cell>
        </table:table-row>
        <table:table-row table:style-name="ro2">
          <table:table-cell office:value-type="float" office:value="684.902">
            <text:p>684,902</text:p>
          </table:table-cell>
          <table:table-cell office:value-type="float" office:value="1060.42">
            <text:p>1060,42</text:p>
          </table:table-cell>
          <table:table-cell office:value-type="float" office:value="1117.61">
            <text:p>1117,61</text:p>
          </table:table-cell>
        </table:table-row>
        <table:table-row table:style-name="ro2">
          <table:table-cell office:value-type="float" office:value="685.339">
            <text:p>685,339</text:p>
          </table:table-cell>
          <table:table-cell office:value-type="float" office:value="1060.63">
            <text:p>1060,63</text:p>
          </table:table-cell>
          <table:table-cell office:value-type="float" office:value="1117.73">
            <text:p>1117,73</text:p>
          </table:table-cell>
        </table:table-row>
        <table:table-row table:style-name="ro2">
          <table:table-cell office:value-type="float" office:value="685.776">
            <text:p>685,776</text:p>
          </table:table-cell>
          <table:table-cell office:value-type="float" office:value="1060.83">
            <text:p>1060,83</text:p>
          </table:table-cell>
          <table:table-cell office:value-type="float" office:value="1117.85">
            <text:p>1117,85</text:p>
          </table:table-cell>
        </table:table-row>
        <table:table-row table:style-name="ro2">
          <table:table-cell office:value-type="float" office:value="686.213">
            <text:p>686,213</text:p>
          </table:table-cell>
          <table:table-cell office:value-type="float" office:value="1061.03">
            <text:p>1061,03</text:p>
          </table:table-cell>
          <table:table-cell office:value-type="float" office:value="1117.97">
            <text:p>1117,97</text:p>
          </table:table-cell>
        </table:table-row>
        <table:table-row table:style-name="ro2">
          <table:table-cell office:value-type="float" office:value="686.65">
            <text:p>686,65</text:p>
          </table:table-cell>
          <table:table-cell office:value-type="float" office:value="1061.23">
            <text:p>1061,23</text:p>
          </table:table-cell>
          <table:table-cell office:value-type="float" office:value="1118.09">
            <text:p>1118,09</text:p>
          </table:table-cell>
        </table:table-row>
        <table:table-row table:style-name="ro2">
          <table:table-cell office:value-type="float" office:value="687.086">
            <text:p>687,086</text:p>
          </table:table-cell>
          <table:table-cell office:value-type="float" office:value="1061.43">
            <text:p>1061,43</text:p>
          </table:table-cell>
          <table:table-cell office:value-type="float" office:value="1118.2">
            <text:p>1118,2</text:p>
          </table:table-cell>
        </table:table-row>
        <table:table-row table:style-name="ro2">
          <table:table-cell office:value-type="float" office:value="687.523">
            <text:p>687,523</text:p>
          </table:table-cell>
          <table:table-cell office:value-type="float" office:value="1061.63">
            <text:p>1061,63</text:p>
          </table:table-cell>
          <table:table-cell office:value-type="float" office:value="1118.32">
            <text:p>1118,32</text:p>
          </table:table-cell>
        </table:table-row>
        <table:table-row table:style-name="ro2">
          <table:table-cell office:value-type="float" office:value="687.96">
            <text:p>687,96</text:p>
          </table:table-cell>
          <table:table-cell office:value-type="float" office:value="1061.84">
            <text:p>1061,84</text:p>
          </table:table-cell>
          <table:table-cell office:value-type="float" office:value="1118.44">
            <text:p>1118,44</text:p>
          </table:table-cell>
        </table:table-row>
        <table:table-row table:style-name="ro2">
          <table:table-cell office:value-type="float" office:value="688.397">
            <text:p>688,397</text:p>
          </table:table-cell>
          <table:table-cell office:value-type="float" office:value="1062.04">
            <text:p>1062,04</text:p>
          </table:table-cell>
          <table:table-cell office:value-type="float" office:value="1118.56">
            <text:p>1118,56</text:p>
          </table:table-cell>
        </table:table-row>
        <table:table-row table:style-name="ro2">
          <table:table-cell office:value-type="float" office:value="688.834">
            <text:p>688,834</text:p>
          </table:table-cell>
          <table:table-cell office:value-type="float" office:value="1062.24">
            <text:p>1062,24</text:p>
          </table:table-cell>
          <table:table-cell office:value-type="float" office:value="1118.68">
            <text:p>1118,68</text:p>
          </table:table-cell>
        </table:table-row>
        <table:table-row table:style-name="ro2">
          <table:table-cell office:value-type="float" office:value="689.27">
            <text:p>689,27</text:p>
          </table:table-cell>
          <table:table-cell office:value-type="float" office:value="1062.44">
            <text:p>1062,44</text:p>
          </table:table-cell>
          <table:table-cell office:value-type="float" office:value="1118.8">
            <text:p>1118,8</text:p>
          </table:table-cell>
        </table:table-row>
        <table:table-row table:style-name="ro2">
          <table:table-cell office:value-type="float" office:value="689.707">
            <text:p>689,707</text:p>
          </table:table-cell>
          <table:table-cell office:value-type="float" office:value="1062.64">
            <text:p>1062,64</text:p>
          </table:table-cell>
          <table:table-cell office:value-type="float" office:value="1118.91">
            <text:p>1118,91</text:p>
          </table:table-cell>
        </table:table-row>
        <table:table-row table:style-name="ro2">
          <table:table-cell office:value-type="float" office:value="690.144">
            <text:p>690,144</text:p>
          </table:table-cell>
          <table:table-cell office:value-type="float" office:value="1062.84">
            <text:p>1062,84</text:p>
          </table:table-cell>
          <table:table-cell office:value-type="float" office:value="1119.03">
            <text:p>1119,03</text:p>
          </table:table-cell>
        </table:table-row>
        <table:table-row table:style-name="ro2">
          <table:table-cell office:value-type="float" office:value="690.581">
            <text:p>690,581</text:p>
          </table:table-cell>
          <table:table-cell office:value-type="float" office:value="1063.04">
            <text:p>1063,04</text:p>
          </table:table-cell>
          <table:table-cell office:value-type="float" office:value="1119.15">
            <text:p>1119,15</text:p>
          </table:table-cell>
        </table:table-row>
        <table:table-row table:style-name="ro2">
          <table:table-cell office:value-type="float" office:value="691.018">
            <text:p>691,018</text:p>
          </table:table-cell>
          <table:table-cell office:value-type="float" office:value="1063.23">
            <text:p>1063,23</text:p>
          </table:table-cell>
          <table:table-cell office:value-type="float" office:value="1119.27">
            <text:p>1119,27</text:p>
          </table:table-cell>
        </table:table-row>
        <table:table-row table:style-name="ro2">
          <table:table-cell office:value-type="float" office:value="691.454">
            <text:p>691,454</text:p>
          </table:table-cell>
          <table:table-cell office:value-type="float" office:value="1063.43">
            <text:p>1063,43</text:p>
          </table:table-cell>
          <table:table-cell office:value-type="float" office:value="1119.38">
            <text:p>1119,38</text:p>
          </table:table-cell>
        </table:table-row>
        <table:table-row table:style-name="ro2">
          <table:table-cell office:value-type="float" office:value="691.891">
            <text:p>691,891</text:p>
          </table:table-cell>
          <table:table-cell office:value-type="float" office:value="1063.63">
            <text:p>1063,63</text:p>
          </table:table-cell>
          <table:table-cell office:value-type="float" office:value="1119.5">
            <text:p>1119,5</text:p>
          </table:table-cell>
        </table:table-row>
        <table:table-row table:style-name="ro2">
          <table:table-cell office:value-type="float" office:value="692.328">
            <text:p>692,328</text:p>
          </table:table-cell>
          <table:table-cell office:value-type="float" office:value="1063.83">
            <text:p>1063,83</text:p>
          </table:table-cell>
          <table:table-cell office:value-type="float" office:value="1119.62">
            <text:p>1119,62</text:p>
          </table:table-cell>
        </table:table-row>
        <table:table-row table:style-name="ro2">
          <table:table-cell office:value-type="float" office:value="692.765">
            <text:p>692,765</text:p>
          </table:table-cell>
          <table:table-cell office:value-type="float" office:value="1064.03">
            <text:p>1064,03</text:p>
          </table:table-cell>
          <table:table-cell office:value-type="float" office:value="1119.74">
            <text:p>1119,74</text:p>
          </table:table-cell>
        </table:table-row>
        <table:table-row table:style-name="ro2">
          <table:table-cell office:value-type="float" office:value="693.202">
            <text:p>693,202</text:p>
          </table:table-cell>
          <table:table-cell office:value-type="float" office:value="1064.23">
            <text:p>1064,23</text:p>
          </table:table-cell>
          <table:table-cell office:value-type="float" office:value="1119.85">
            <text:p>1119,85</text:p>
          </table:table-cell>
        </table:table-row>
        <table:table-row table:style-name="ro2">
          <table:table-cell office:value-type="float" office:value="693.638">
            <text:p>693,638</text:p>
          </table:table-cell>
          <table:table-cell office:value-type="float" office:value="1064.42">
            <text:p>1064,42</text:p>
          </table:table-cell>
          <table:table-cell office:value-type="float" office:value="1119.97">
            <text:p>1119,97</text:p>
          </table:table-cell>
        </table:table-row>
        <table:table-row table:style-name="ro2">
          <table:table-cell office:value-type="float" office:value="694.075">
            <text:p>694,075</text:p>
          </table:table-cell>
          <table:table-cell office:value-type="float" office:value="1064.62">
            <text:p>1064,62</text:p>
          </table:table-cell>
          <table:table-cell office:value-type="float" office:value="1120.08">
            <text:p>1120,08</text:p>
          </table:table-cell>
        </table:table-row>
        <table:table-row table:style-name="ro2">
          <table:table-cell office:value-type="float" office:value="694.512">
            <text:p>694,512</text:p>
          </table:table-cell>
          <table:table-cell office:value-type="float" office:value="1064.82">
            <text:p>1064,82</text:p>
          </table:table-cell>
          <table:table-cell office:value-type="float" office:value="1120.2">
            <text:p>1120,2</text:p>
          </table:table-cell>
        </table:table-row>
        <table:table-row table:style-name="ro2">
          <table:table-cell office:value-type="float" office:value="694.949">
            <text:p>694,949</text:p>
          </table:table-cell>
          <table:table-cell office:value-type="float" office:value="1065.01">
            <text:p>1065,01</text:p>
          </table:table-cell>
          <table:table-cell office:value-type="float" office:value="1120.32">
            <text:p>1120,32</text:p>
          </table:table-cell>
        </table:table-row>
        <table:table-row table:style-name="ro2">
          <table:table-cell office:value-type="float" office:value="695.386">
            <text:p>695,386</text:p>
          </table:table-cell>
          <table:table-cell office:value-type="float" office:value="1065.21">
            <text:p>1065,21</text:p>
          </table:table-cell>
          <table:table-cell office:value-type="float" office:value="1120.43">
            <text:p>1120,43</text:p>
          </table:table-cell>
        </table:table-row>
        <table:table-row table:style-name="ro2">
          <table:table-cell office:value-type="float" office:value="695.822">
            <text:p>695,822</text:p>
          </table:table-cell>
          <table:table-cell office:value-type="float" office:value="1065.4">
            <text:p>1065,4</text:p>
          </table:table-cell>
          <table:table-cell office:value-type="float" office:value="1120.55">
            <text:p>1120,55</text:p>
          </table:table-cell>
        </table:table-row>
        <table:table-row table:style-name="ro2">
          <table:table-cell office:value-type="float" office:value="696.259">
            <text:p>696,259</text:p>
          </table:table-cell>
          <table:table-cell office:value-type="float" office:value="1065.6">
            <text:p>1065,6</text:p>
          </table:table-cell>
          <table:table-cell office:value-type="float" office:value="1120.66">
            <text:p>1120,66</text:p>
          </table:table-cell>
        </table:table-row>
        <table:table-row table:style-name="ro2">
          <table:table-cell office:value-type="float" office:value="696.696">
            <text:p>696,696</text:p>
          </table:table-cell>
          <table:table-cell office:value-type="float" office:value="1065.8">
            <text:p>1065,8</text:p>
          </table:table-cell>
          <table:table-cell office:value-type="float" office:value="1120.78">
            <text:p>1120,78</text:p>
          </table:table-cell>
        </table:table-row>
        <table:table-row table:style-name="ro2">
          <table:table-cell office:value-type="float" office:value="697.133">
            <text:p>697,133</text:p>
          </table:table-cell>
          <table:table-cell office:value-type="float" office:value="1065.99">
            <text:p>1065,99</text:p>
          </table:table-cell>
          <table:table-cell office:value-type="float" office:value="1120.89">
            <text:p>1120,89</text:p>
          </table:table-cell>
        </table:table-row>
        <table:table-row table:style-name="ro2">
          <table:table-cell office:value-type="float" office:value="697.57">
            <text:p>697,57</text:p>
          </table:table-cell>
          <table:table-cell office:value-type="float" office:value="1066.18">
            <text:p>1066,18</text:p>
          </table:table-cell>
          <table:table-cell office:value-type="float" office:value="1121.01">
            <text:p>1121,01</text:p>
          </table:table-cell>
        </table:table-row>
        <table:table-row table:style-name="ro2">
          <table:table-cell office:value-type="float" office:value="698.006">
            <text:p>698,006</text:p>
          </table:table-cell>
          <table:table-cell office:value-type="float" office:value="1066.38">
            <text:p>1066,38</text:p>
          </table:table-cell>
          <table:table-cell office:value-type="float" office:value="1121.12">
            <text:p>1121,12</text:p>
          </table:table-cell>
        </table:table-row>
        <table:table-row table:style-name="ro2">
          <table:table-cell office:value-type="float" office:value="698.443">
            <text:p>698,443</text:p>
          </table:table-cell>
          <table:table-cell office:value-type="float" office:value="1066.57">
            <text:p>1066,57</text:p>
          </table:table-cell>
          <table:table-cell office:value-type="float" office:value="1121.24">
            <text:p>1121,24</text:p>
          </table:table-cell>
        </table:table-row>
        <table:table-row table:style-name="ro2">
          <table:table-cell office:value-type="float" office:value="698.88">
            <text:p>698,88</text:p>
          </table:table-cell>
          <table:table-cell office:value-type="float" office:value="1066.77">
            <text:p>1066,77</text:p>
          </table:table-cell>
          <table:table-cell office:value-type="float" office:value="1121.35">
            <text:p>1121,35</text:p>
          </table:table-cell>
        </table:table-row>
        <table:table-row table:style-name="ro2">
          <table:table-cell office:value-type="float" office:value="699.317">
            <text:p>699,317</text:p>
          </table:table-cell>
          <table:table-cell office:value-type="float" office:value="1066.96">
            <text:p>1066,96</text:p>
          </table:table-cell>
          <table:table-cell office:value-type="float" office:value="1121.47">
            <text:p>1121,47</text:p>
          </table:table-cell>
        </table:table-row>
        <table:table-row table:style-name="ro2">
          <table:table-cell office:value-type="float" office:value="699.754">
            <text:p>699,754</text:p>
          </table:table-cell>
          <table:table-cell office:value-type="float" office:value="1067.15">
            <text:p>1067,15</text:p>
          </table:table-cell>
          <table:table-cell office:value-type="float" office:value="1121.58">
            <text:p>1121,58</text:p>
          </table:table-cell>
        </table:table-row>
        <table:table-row table:style-name="ro2">
          <table:table-cell office:value-type="float" office:value="700.19">
            <text:p>700,19</text:p>
          </table:table-cell>
          <table:table-cell office:value-type="float" office:value="1067.35">
            <text:p>1067,35</text:p>
          </table:table-cell>
          <table:table-cell office:value-type="float" office:value="1121.69">
            <text:p>1121,69</text:p>
          </table:table-cell>
        </table:table-row>
        <table:table-row table:style-name="ro2">
          <table:table-cell office:value-type="float" office:value="700.627">
            <text:p>700,627</text:p>
          </table:table-cell>
          <table:table-cell office:value-type="float" office:value="1067.54">
            <text:p>1067,54</text:p>
          </table:table-cell>
          <table:table-cell office:value-type="float" office:value="1121.81">
            <text:p>1121,81</text:p>
          </table:table-cell>
        </table:table-row>
        <table:table-row table:style-name="ro2">
          <table:table-cell office:value-type="float" office:value="701.064">
            <text:p>701,064</text:p>
          </table:table-cell>
          <table:table-cell office:value-type="float" office:value="1067.73">
            <text:p>1067,73</text:p>
          </table:table-cell>
          <table:table-cell office:value-type="float" office:value="1121.92">
            <text:p>1121,92</text:p>
          </table:table-cell>
        </table:table-row>
        <table:table-row table:style-name="ro2">
          <table:table-cell office:value-type="float" office:value="701.501">
            <text:p>701,501</text:p>
          </table:table-cell>
          <table:table-cell office:value-type="float" office:value="1067.92">
            <text:p>1067,92</text:p>
          </table:table-cell>
          <table:table-cell office:value-type="float" office:value="1122.04">
            <text:p>1122,04</text:p>
          </table:table-cell>
        </table:table-row>
        <table:table-row table:style-name="ro2">
          <table:table-cell office:value-type="float" office:value="701.938">
            <text:p>701,938</text:p>
          </table:table-cell>
          <table:table-cell office:value-type="float" office:value="1068.12">
            <text:p>1068,12</text:p>
          </table:table-cell>
          <table:table-cell office:value-type="float" office:value="1122.15">
            <text:p>1122,15</text:p>
          </table:table-cell>
        </table:table-row>
        <table:table-row table:style-name="ro2">
          <table:table-cell office:value-type="float" office:value="702.374">
            <text:p>702,374</text:p>
          </table:table-cell>
          <table:table-cell office:value-type="float" office:value="1068.31">
            <text:p>1068,31</text:p>
          </table:table-cell>
          <table:table-cell office:value-type="float" office:value="1122.26">
            <text:p>1122,26</text:p>
          </table:table-cell>
        </table:table-row>
        <table:table-row table:style-name="ro2">
          <table:table-cell office:value-type="float" office:value="702.811">
            <text:p>702,811</text:p>
          </table:table-cell>
          <table:table-cell office:value-type="float" office:value="1068.5">
            <text:p>1068,5</text:p>
          </table:table-cell>
          <table:table-cell office:value-type="float" office:value="1122.37">
            <text:p>1122,37</text:p>
          </table:table-cell>
        </table:table-row>
        <table:table-row table:style-name="ro2">
          <table:table-cell office:value-type="float" office:value="703.248">
            <text:p>703,248</text:p>
          </table:table-cell>
          <table:table-cell office:value-type="float" office:value="1068.69">
            <text:p>1068,69</text:p>
          </table:table-cell>
          <table:table-cell office:value-type="float" office:value="1122.49">
            <text:p>1122,49</text:p>
          </table:table-cell>
        </table:table-row>
        <table:table-row table:style-name="ro2">
          <table:table-cell office:value-type="float" office:value="703.685">
            <text:p>703,685</text:p>
          </table:table-cell>
          <table:table-cell office:value-type="float" office:value="1068.88">
            <text:p>1068,88</text:p>
          </table:table-cell>
          <table:table-cell office:value-type="float" office:value="1122.6">
            <text:p>1122,6</text:p>
          </table:table-cell>
        </table:table-row>
        <table:table-row table:style-name="ro2">
          <table:table-cell office:value-type="float" office:value="704.122">
            <text:p>704,122</text:p>
          </table:table-cell>
          <table:table-cell office:value-type="float" office:value="1069.07">
            <text:p>1069,07</text:p>
          </table:table-cell>
          <table:table-cell office:value-type="float" office:value="1122.71">
            <text:p>1122,71</text:p>
          </table:table-cell>
        </table:table-row>
        <table:table-row table:style-name="ro2">
          <table:table-cell office:value-type="float" office:value="704.558">
            <text:p>704,558</text:p>
          </table:table-cell>
          <table:table-cell office:value-type="float" office:value="1069.26">
            <text:p>1069,26</text:p>
          </table:table-cell>
          <table:table-cell office:value-type="float" office:value="1122.82">
            <text:p>1122,82</text:p>
          </table:table-cell>
        </table:table-row>
        <table:table-row table:style-name="ro2">
          <table:table-cell office:value-type="float" office:value="704.995">
            <text:p>704,995</text:p>
          </table:table-cell>
          <table:table-cell office:value-type="float" office:value="1069.45">
            <text:p>1069,45</text:p>
          </table:table-cell>
          <table:table-cell office:value-type="float" office:value="1122.94">
            <text:p>1122,94</text:p>
          </table:table-cell>
        </table:table-row>
        <table:table-row table:style-name="ro2">
          <table:table-cell office:value-type="float" office:value="705.432">
            <text:p>705,432</text:p>
          </table:table-cell>
          <table:table-cell office:value-type="float" office:value="1069.64">
            <text:p>1069,64</text:p>
          </table:table-cell>
          <table:table-cell office:value-type="float" office:value="1123.05">
            <text:p>1123,05</text:p>
          </table:table-cell>
        </table:table-row>
        <table:table-row table:style-name="ro2">
          <table:table-cell office:value-type="float" office:value="705.869">
            <text:p>705,869</text:p>
          </table:table-cell>
          <table:table-cell office:value-type="float" office:value="1069.83">
            <text:p>1069,83</text:p>
          </table:table-cell>
          <table:table-cell office:value-type="float" office:value="1123.16">
            <text:p>1123,16</text:p>
          </table:table-cell>
        </table:table-row>
        <table:table-row table:style-name="ro2">
          <table:table-cell office:value-type="float" office:value="706.306">
            <text:p>706,306</text:p>
          </table:table-cell>
          <table:table-cell office:value-type="float" office:value="1070.02">
            <text:p>1070,02</text:p>
          </table:table-cell>
          <table:table-cell office:value-type="float" office:value="1123.27">
            <text:p>1123,27</text:p>
          </table:table-cell>
        </table:table-row>
        <table:table-row table:style-name="ro2">
          <table:table-cell office:value-type="float" office:value="706.742">
            <text:p>706,742</text:p>
          </table:table-cell>
          <table:table-cell office:value-type="float" office:value="1070.21">
            <text:p>1070,21</text:p>
          </table:table-cell>
          <table:table-cell office:value-type="float" office:value="1123.38">
            <text:p>1123,38</text:p>
          </table:table-cell>
        </table:table-row>
        <table:table-row table:style-name="ro2">
          <table:table-cell office:value-type="float" office:value="707.179">
            <text:p>707,179</text:p>
          </table:table-cell>
          <table:table-cell office:value-type="float" office:value="1070.4">
            <text:p>1070,4</text:p>
          </table:table-cell>
          <table:table-cell office:value-type="float" office:value="1123.49">
            <text:p>1123,49</text:p>
          </table:table-cell>
        </table:table-row>
        <table:table-row table:style-name="ro2">
          <table:table-cell office:value-type="float" office:value="707.616">
            <text:p>707,616</text:p>
          </table:table-cell>
          <table:table-cell office:value-type="float" office:value="1070.58">
            <text:p>1070,58</text:p>
          </table:table-cell>
          <table:table-cell office:value-type="float" office:value="1123.61">
            <text:p>1123,61</text:p>
          </table:table-cell>
        </table:table-row>
        <table:table-row table:style-name="ro2">
          <table:table-cell office:value-type="float" office:value="708.053">
            <text:p>708,053</text:p>
          </table:table-cell>
          <table:table-cell office:value-type="float" office:value="1070.77">
            <text:p>1070,77</text:p>
          </table:table-cell>
          <table:table-cell office:value-type="float" office:value="1123.72">
            <text:p>1123,72</text:p>
          </table:table-cell>
        </table:table-row>
        <table:table-row table:style-name="ro2">
          <table:table-cell office:value-type="float" office:value="708.49">
            <text:p>708,49</text:p>
          </table:table-cell>
          <table:table-cell office:value-type="float" office:value="1070.96">
            <text:p>1070,96</text:p>
          </table:table-cell>
          <table:table-cell office:value-type="float" office:value="1123.83">
            <text:p>1123,83</text:p>
          </table:table-cell>
        </table:table-row>
        <table:table-row table:style-name="ro2">
          <table:table-cell office:value-type="float" office:value="708.926">
            <text:p>708,926</text:p>
          </table:table-cell>
          <table:table-cell office:value-type="float" office:value="1071.15">
            <text:p>1071,15</text:p>
          </table:table-cell>
          <table:table-cell office:value-type="float" office:value="1123.94">
            <text:p>1123,94</text:p>
          </table:table-cell>
        </table:table-row>
        <table:table-row table:style-name="ro2">
          <table:table-cell office:value-type="float" office:value="709.363">
            <text:p>709,363</text:p>
          </table:table-cell>
          <table:table-cell office:value-type="float" office:value="1071.34">
            <text:p>1071,34</text:p>
          </table:table-cell>
          <table:table-cell office:value-type="float" office:value="1124.05">
            <text:p>1124,05</text:p>
          </table:table-cell>
        </table:table-row>
        <table:table-row table:style-name="ro2">
          <table:table-cell office:value-type="float" office:value="709.8">
            <text:p>709,8</text:p>
          </table:table-cell>
          <table:table-cell office:value-type="float" office:value="1071.52">
            <text:p>1071,52</text:p>
          </table:table-cell>
          <table:table-cell office:value-type="float" office:value="1124.16">
            <text:p>1124,16</text:p>
          </table:table-cell>
        </table:table-row>
        <table:table-row table:style-name="ro2">
          <table:table-cell office:value-type="float" office:value="710.237">
            <text:p>710,237</text:p>
          </table:table-cell>
          <table:table-cell office:value-type="float" office:value="1071.71">
            <text:p>1071,71</text:p>
          </table:table-cell>
          <table:table-cell office:value-type="float" office:value="1124.27">
            <text:p>1124,27</text:p>
          </table:table-cell>
        </table:table-row>
        <table:table-row table:style-name="ro2">
          <table:table-cell office:value-type="float" office:value="710.674">
            <text:p>710,674</text:p>
          </table:table-cell>
          <table:table-cell office:value-type="float" office:value="1071.89">
            <text:p>1071,89</text:p>
          </table:table-cell>
          <table:table-cell office:value-type="float" office:value="1124.38">
            <text:p>1124,38</text:p>
          </table:table-cell>
        </table:table-row>
        <table:table-row table:style-name="ro2">
          <table:table-cell office:value-type="float" office:value="711.11">
            <text:p>711,11</text:p>
          </table:table-cell>
          <table:table-cell office:value-type="float" office:value="1072.08">
            <text:p>1072,08</text:p>
          </table:table-cell>
          <table:table-cell office:value-type="float" office:value="1124.49">
            <text:p>1124,49</text:p>
          </table:table-cell>
        </table:table-row>
        <table:table-row table:style-name="ro2">
          <table:table-cell office:value-type="float" office:value="711.547">
            <text:p>711,547</text:p>
          </table:table-cell>
          <table:table-cell office:value-type="float" office:value="1072.27">
            <text:p>1072,27</text:p>
          </table:table-cell>
          <table:table-cell office:value-type="float" office:value="1124.6">
            <text:p>1124,6</text:p>
          </table:table-cell>
        </table:table-row>
        <table:table-row table:style-name="ro2">
          <table:table-cell office:value-type="float" office:value="711.984">
            <text:p>711,984</text:p>
          </table:table-cell>
          <table:table-cell office:value-type="float" office:value="1072.45">
            <text:p>1072,45</text:p>
          </table:table-cell>
          <table:table-cell office:value-type="float" office:value="1124.71">
            <text:p>1124,71</text:p>
          </table:table-cell>
        </table:table-row>
        <table:table-row table:style-name="ro2">
          <table:table-cell office:value-type="float" office:value="712.421">
            <text:p>712,421</text:p>
          </table:table-cell>
          <table:table-cell office:value-type="float" office:value="1072.64">
            <text:p>1072,64</text:p>
          </table:table-cell>
          <table:table-cell office:value-type="float" office:value="1124.82">
            <text:p>1124,82</text:p>
          </table:table-cell>
        </table:table-row>
        <table:table-row table:style-name="ro2">
          <table:table-cell office:value-type="float" office:value="712.858">
            <text:p>712,858</text:p>
          </table:table-cell>
          <table:table-cell office:value-type="float" office:value="1072.82">
            <text:p>1072,82</text:p>
          </table:table-cell>
          <table:table-cell office:value-type="float" office:value="1124.93">
            <text:p>1124,93</text:p>
          </table:table-cell>
        </table:table-row>
        <table:table-row table:style-name="ro2">
          <table:table-cell office:value-type="float" office:value="713.294">
            <text:p>713,294</text:p>
          </table:table-cell>
          <table:table-cell office:value-type="float" office:value="1073.01">
            <text:p>1073,01</text:p>
          </table:table-cell>
          <table:table-cell office:value-type="float" office:value="1125.04">
            <text:p>1125,04</text:p>
          </table:table-cell>
        </table:table-row>
        <table:table-row table:style-name="ro2">
          <table:table-cell office:value-type="float" office:value="713.731">
            <text:p>713,731</text:p>
          </table:table-cell>
          <table:table-cell office:value-type="float" office:value="1073.19">
            <text:p>1073,19</text:p>
          </table:table-cell>
          <table:table-cell office:value-type="float" office:value="1125.14">
            <text:p>1125,14</text:p>
          </table:table-cell>
        </table:table-row>
        <table:table-row table:style-name="ro2">
          <table:table-cell office:value-type="float" office:value="714.168">
            <text:p>714,168</text:p>
          </table:table-cell>
          <table:table-cell office:value-type="float" office:value="1073.38">
            <text:p>1073,38</text:p>
          </table:table-cell>
          <table:table-cell office:value-type="float" office:value="1125.25">
            <text:p>1125,25</text:p>
          </table:table-cell>
        </table:table-row>
        <table:table-row table:style-name="ro2">
          <table:table-cell office:value-type="float" office:value="714.605">
            <text:p>714,605</text:p>
          </table:table-cell>
          <table:table-cell office:value-type="float" office:value="1073.56">
            <text:p>1073,56</text:p>
          </table:table-cell>
          <table:table-cell office:value-type="float" office:value="1125.36">
            <text:p>1125,36</text:p>
          </table:table-cell>
        </table:table-row>
        <table:table-row table:style-name="ro2">
          <table:table-cell office:value-type="float" office:value="715.042">
            <text:p>715,042</text:p>
          </table:table-cell>
          <table:table-cell office:value-type="float" office:value="1073.74">
            <text:p>1073,74</text:p>
          </table:table-cell>
          <table:table-cell office:value-type="float" office:value="1125.47">
            <text:p>1125,47</text:p>
          </table:table-cell>
        </table:table-row>
        <table:table-row table:style-name="ro2">
          <table:table-cell office:value-type="float" office:value="715.478">
            <text:p>715,478</text:p>
          </table:table-cell>
          <table:table-cell office:value-type="float" office:value="1073.93">
            <text:p>1073,93</text:p>
          </table:table-cell>
          <table:table-cell office:value-type="float" office:value="1125.58">
            <text:p>1125,58</text:p>
          </table:table-cell>
        </table:table-row>
        <table:table-row table:style-name="ro2">
          <table:table-cell office:value-type="float" office:value="715.915">
            <text:p>715,915</text:p>
          </table:table-cell>
          <table:table-cell office:value-type="float" office:value="1074.11">
            <text:p>1074,11</text:p>
          </table:table-cell>
          <table:table-cell office:value-type="float" office:value="1125.69">
            <text:p>1125,69</text:p>
          </table:table-cell>
        </table:table-row>
        <table:table-row table:style-name="ro2">
          <table:table-cell office:value-type="float" office:value="716.352">
            <text:p>716,352</text:p>
          </table:table-cell>
          <table:table-cell office:value-type="float" office:value="1074.29">
            <text:p>1074,29</text:p>
          </table:table-cell>
          <table:table-cell office:value-type="float" office:value="1125.79">
            <text:p>1125,79</text:p>
          </table:table-cell>
        </table:table-row>
        <table:table-row table:style-name="ro2">
          <table:table-cell office:value-type="float" office:value="716.789">
            <text:p>716,789</text:p>
          </table:table-cell>
          <table:table-cell office:value-type="float" office:value="1074.48">
            <text:p>1074,48</text:p>
          </table:table-cell>
          <table:table-cell office:value-type="float" office:value="1125.9">
            <text:p>1125,9</text:p>
          </table:table-cell>
        </table:table-row>
        <table:table-row table:style-name="ro2">
          <table:table-cell office:value-type="float" office:value="717.226">
            <text:p>717,226</text:p>
          </table:table-cell>
          <table:table-cell office:value-type="float" office:value="1074.66">
            <text:p>1074,66</text:p>
          </table:table-cell>
          <table:table-cell office:value-type="float" office:value="1126.01">
            <text:p>1126,01</text:p>
          </table:table-cell>
        </table:table-row>
        <table:table-row table:style-name="ro2">
          <table:table-cell office:value-type="float" office:value="717.662">
            <text:p>717,662</text:p>
          </table:table-cell>
          <table:table-cell office:value-type="float" office:value="1074.84">
            <text:p>1074,84</text:p>
          </table:table-cell>
          <table:table-cell office:value-type="float" office:value="1126.12">
            <text:p>1126,12</text:p>
          </table:table-cell>
        </table:table-row>
        <table:table-row table:style-name="ro2">
          <table:table-cell office:value-type="float" office:value="718.099">
            <text:p>718,099</text:p>
          </table:table-cell>
          <table:table-cell office:value-type="float" office:value="1075.02">
            <text:p>1075,02</text:p>
          </table:table-cell>
          <table:table-cell office:value-type="float" office:value="1126.23">
            <text:p>1126,23</text:p>
          </table:table-cell>
        </table:table-row>
        <table:table-row table:style-name="ro2">
          <table:table-cell office:value-type="float" office:value="718.536">
            <text:p>718,536</text:p>
          </table:table-cell>
          <table:table-cell office:value-type="float" office:value="1075.2">
            <text:p>1075,2</text:p>
          </table:table-cell>
          <table:table-cell office:value-type="float" office:value="1126.33">
            <text:p>1126,33</text:p>
          </table:table-cell>
        </table:table-row>
        <table:table-row table:style-name="ro2">
          <table:table-cell office:value-type="float" office:value="718.973">
            <text:p>718,973</text:p>
          </table:table-cell>
          <table:table-cell office:value-type="float" office:value="1075.38">
            <text:p>1075,38</text:p>
          </table:table-cell>
          <table:table-cell office:value-type="float" office:value="1126.44">
            <text:p>1126,44</text:p>
          </table:table-cell>
        </table:table-row>
        <table:table-row table:style-name="ro2">
          <table:table-cell office:value-type="float" office:value="719.41">
            <text:p>719,41</text:p>
          </table:table-cell>
          <table:table-cell office:value-type="float" office:value="1075.57">
            <text:p>1075,57</text:p>
          </table:table-cell>
          <table:table-cell office:value-type="float" office:value="1126.55">
            <text:p>1126,55</text:p>
          </table:table-cell>
        </table:table-row>
        <table:table-row table:style-name="ro2">
          <table:table-cell office:value-type="float" office:value="719.846">
            <text:p>719,846</text:p>
          </table:table-cell>
          <table:table-cell office:value-type="float" office:value="1075.75">
            <text:p>1075,75</text:p>
          </table:table-cell>
          <table:table-cell office:value-type="float" office:value="1126.65">
            <text:p>1126,65</text:p>
          </table:table-cell>
        </table:table-row>
        <table:table-row table:style-name="ro2">
          <table:table-cell office:value-type="float" office:value="720.283">
            <text:p>720,283</text:p>
          </table:table-cell>
          <table:table-cell office:value-type="float" office:value="1075.93">
            <text:p>1075,93</text:p>
          </table:table-cell>
          <table:table-cell office:value-type="float" office:value="1126.76">
            <text:p>1126,76</text:p>
          </table:table-cell>
        </table:table-row>
        <table:table-row table:style-name="ro2">
          <table:table-cell office:value-type="float" office:value="720.72">
            <text:p>720,72</text:p>
          </table:table-cell>
          <table:table-cell office:value-type="float" office:value="1076.11">
            <text:p>1076,11</text:p>
          </table:table-cell>
          <table:table-cell office:value-type="float" office:value="1126.87">
            <text:p>1126,87</text:p>
          </table:table-cell>
        </table:table-row>
        <table:table-row table:style-name="ro2">
          <table:table-cell office:value-type="float" office:value="721.157">
            <text:p>721,157</text:p>
          </table:table-cell>
          <table:table-cell office:value-type="float" office:value="1076.29">
            <text:p>1076,29</text:p>
          </table:table-cell>
          <table:table-cell office:value-type="float" office:value="1126.97">
            <text:p>1126,97</text:p>
          </table:table-cell>
        </table:table-row>
        <table:table-row table:style-name="ro2">
          <table:table-cell office:value-type="float" office:value="721.594">
            <text:p>721,594</text:p>
          </table:table-cell>
          <table:table-cell office:value-type="float" office:value="1076.47">
            <text:p>1076,47</text:p>
          </table:table-cell>
          <table:table-cell office:value-type="float" office:value="1127.08">
            <text:p>1127,08</text:p>
          </table:table-cell>
        </table:table-row>
        <table:table-row table:style-name="ro2">
          <table:table-cell office:value-type="float" office:value="722.03">
            <text:p>722,03</text:p>
          </table:table-cell>
          <table:table-cell office:value-type="float" office:value="1076.65">
            <text:p>1076,65</text:p>
          </table:table-cell>
          <table:table-cell office:value-type="float" office:value="1127.18">
            <text:p>1127,18</text:p>
          </table:table-cell>
        </table:table-row>
        <table:table-row table:style-name="ro2">
          <table:table-cell office:value-type="float" office:value="722.467">
            <text:p>722,467</text:p>
          </table:table-cell>
          <table:table-cell office:value-type="float" office:value="1076.83">
            <text:p>1076,83</text:p>
          </table:table-cell>
          <table:table-cell office:value-type="float" office:value="1127.29">
            <text:p>1127,29</text:p>
          </table:table-cell>
        </table:table-row>
        <table:table-row table:style-name="ro2">
          <table:table-cell office:value-type="float" office:value="722.904">
            <text:p>722,904</text:p>
          </table:table-cell>
          <table:table-cell office:value-type="string">
            <text:p><text:s text:c="4"/>1077</text:p>
          </table:table-cell>
          <table:table-cell office:value-type="float" office:value="1127.4">
            <text:p>1127,4</text:p>
          </table:table-cell>
        </table:table-row>
        <table:table-row table:style-name="ro2">
          <table:table-cell office:value-type="float" office:value="723.341">
            <text:p>723,341</text:p>
          </table:table-cell>
          <table:table-cell office:value-type="float" office:value="1077.18">
            <text:p>1077,18</text:p>
          </table:table-cell>
          <table:table-cell office:value-type="float" office:value="1127.5">
            <text:p>1127,5</text:p>
          </table:table-cell>
        </table:table-row>
        <table:table-row table:style-name="ro2">
          <table:table-cell office:value-type="float" office:value="723.778">
            <text:p>723,778</text:p>
          </table:table-cell>
          <table:table-cell office:value-type="float" office:value="1077.36">
            <text:p>1077,36</text:p>
          </table:table-cell>
          <table:table-cell office:value-type="float" office:value="1127.61">
            <text:p>1127,61</text:p>
          </table:table-cell>
        </table:table-row>
        <table:table-row table:style-name="ro2">
          <table:table-cell office:value-type="float" office:value="724.214">
            <text:p>724,214</text:p>
          </table:table-cell>
          <table:table-cell office:value-type="float" office:value="1077.54">
            <text:p>1077,54</text:p>
          </table:table-cell>
          <table:table-cell office:value-type="float" office:value="1127.71">
            <text:p>1127,71</text:p>
          </table:table-cell>
        </table:table-row>
        <table:table-row table:style-name="ro2">
          <table:table-cell office:value-type="float" office:value="724.651">
            <text:p>724,651</text:p>
          </table:table-cell>
          <table:table-cell office:value-type="float" office:value="1077.72">
            <text:p>1077,72</text:p>
          </table:table-cell>
          <table:table-cell office:value-type="float" office:value="1127.82">
            <text:p>1127,82</text:p>
          </table:table-cell>
        </table:table-row>
        <table:table-row table:style-name="ro2">
          <table:table-cell office:value-type="float" office:value="725.088">
            <text:p>725,088</text:p>
          </table:table-cell>
          <table:table-cell office:value-type="float" office:value="1077.9">
            <text:p>1077,9</text:p>
          </table:table-cell>
          <table:table-cell office:value-type="float" office:value="1127.92">
            <text:p>1127,92</text:p>
          </table:table-cell>
        </table:table-row>
        <table:table-row table:style-name="ro2">
          <table:table-cell office:value-type="float" office:value="725.525">
            <text:p>725,525</text:p>
          </table:table-cell>
          <table:table-cell office:value-type="float" office:value="1078.07">
            <text:p>1078,07</text:p>
          </table:table-cell>
          <table:table-cell office:value-type="float" office:value="1128.03">
            <text:p>1128,03</text:p>
          </table:table-cell>
        </table:table-row>
        <table:table-row table:style-name="ro2">
          <table:table-cell office:value-type="float" office:value="725.962">
            <text:p>725,962</text:p>
          </table:table-cell>
          <table:table-cell office:value-type="float" office:value="1078.25">
            <text:p>1078,25</text:p>
          </table:table-cell>
          <table:table-cell office:value-type="float" office:value="1128.13">
            <text:p>1128,13</text:p>
          </table:table-cell>
        </table:table-row>
        <table:table-row table:style-name="ro2">
          <table:table-cell office:value-type="float" office:value="726.398">
            <text:p>726,398</text:p>
          </table:table-cell>
          <table:table-cell office:value-type="float" office:value="1078.43">
            <text:p>1078,43</text:p>
          </table:table-cell>
          <table:table-cell office:value-type="float" office:value="1128.23">
            <text:p>1128,23</text:p>
          </table:table-cell>
        </table:table-row>
        <table:table-row table:style-name="ro2">
          <table:table-cell office:value-type="float" office:value="726.835">
            <text:p>726,835</text:p>
          </table:table-cell>
          <table:table-cell office:value-type="float" office:value="1078.6">
            <text:p>1078,6</text:p>
          </table:table-cell>
          <table:table-cell office:value-type="float" office:value="1128.34">
            <text:p>1128,34</text:p>
          </table:table-cell>
        </table:table-row>
        <table:table-row table:style-name="ro2">
          <table:table-cell office:value-type="float" office:value="727.272">
            <text:p>727,272</text:p>
          </table:table-cell>
          <table:table-cell office:value-type="float" office:value="1078.78">
            <text:p>1078,78</text:p>
          </table:table-cell>
          <table:table-cell office:value-type="float" office:value="1128.44">
            <text:p>1128,44</text:p>
          </table:table-cell>
        </table:table-row>
        <table:table-row table:style-name="ro2">
          <table:table-cell office:value-type="float" office:value="727.709">
            <text:p>727,709</text:p>
          </table:table-cell>
          <table:table-cell office:value-type="float" office:value="1078.96">
            <text:p>1078,96</text:p>
          </table:table-cell>
          <table:table-cell office:value-type="float" office:value="1128.55">
            <text:p>1128,55</text:p>
          </table:table-cell>
        </table:table-row>
        <table:table-row table:style-name="ro2">
          <table:table-cell office:value-type="float" office:value="728.146">
            <text:p>728,146</text:p>
          </table:table-cell>
          <table:table-cell office:value-type="float" office:value="1079.13">
            <text:p>1079,13</text:p>
          </table:table-cell>
          <table:table-cell office:value-type="float" office:value="1128.65">
            <text:p>1128,65</text:p>
          </table:table-cell>
        </table:table-row>
        <table:table-row table:style-name="ro2">
          <table:table-cell office:value-type="float" office:value="728.582">
            <text:p>728,582</text:p>
          </table:table-cell>
          <table:table-cell office:value-type="float" office:value="1079.31">
            <text:p>1079,31</text:p>
          </table:table-cell>
          <table:table-cell office:value-type="float" office:value="1128.75">
            <text:p>1128,75</text:p>
          </table:table-cell>
        </table:table-row>
        <table:table-row table:style-name="ro2">
          <table:table-cell office:value-type="float" office:value="729.019">
            <text:p>729,019</text:p>
          </table:table-cell>
          <table:table-cell office:value-type="float" office:value="1079.48">
            <text:p>1079,48</text:p>
          </table:table-cell>
          <table:table-cell office:value-type="float" office:value="1128.86">
            <text:p>1128,86</text:p>
          </table:table-cell>
        </table:table-row>
        <table:table-row table:style-name="ro2">
          <table:table-cell office:value-type="float" office:value="729.456">
            <text:p>729,456</text:p>
          </table:table-cell>
          <table:table-cell office:value-type="float" office:value="1079.66">
            <text:p>1079,66</text:p>
          </table:table-cell>
          <table:table-cell office:value-type="float" office:value="1128.96">
            <text:p>1128,96</text:p>
          </table:table-cell>
        </table:table-row>
        <table:table-row table:style-name="ro2">
          <table:table-cell office:value-type="float" office:value="729.893">
            <text:p>729,893</text:p>
          </table:table-cell>
          <table:table-cell office:value-type="float" office:value="1079.83">
            <text:p>1079,83</text:p>
          </table:table-cell>
          <table:table-cell office:value-type="float" office:value="1129.06">
            <text:p>1129,06</text:p>
          </table:table-cell>
        </table:table-row>
        <table:table-row table:style-name="ro2">
          <table:table-cell office:value-type="float" office:value="730.33">
            <text:p>730,33</text:p>
          </table:table-cell>
          <table:table-cell office:value-type="float" office:value="1080.01">
            <text:p>1080,01</text:p>
          </table:table-cell>
          <table:table-cell office:value-type="float" office:value="1129.17">
            <text:p>1129,17</text:p>
          </table:table-cell>
        </table:table-row>
        <table:table-row table:style-name="ro2">
          <table:table-cell office:value-type="float" office:value="730.766">
            <text:p>730,766</text:p>
          </table:table-cell>
          <table:table-cell office:value-type="float" office:value="1080.18">
            <text:p>1080,18</text:p>
          </table:table-cell>
          <table:table-cell office:value-type="float" office:value="1129.27">
            <text:p>1129,27</text:p>
          </table:table-cell>
        </table:table-row>
        <table:table-row table:style-name="ro2">
          <table:table-cell office:value-type="float" office:value="731.203">
            <text:p>731,203</text:p>
          </table:table-cell>
          <table:table-cell office:value-type="float" office:value="1080.36">
            <text:p>1080,36</text:p>
          </table:table-cell>
          <table:table-cell office:value-type="float" office:value="1129.37">
            <text:p>1129,37</text:p>
          </table:table-cell>
        </table:table-row>
        <table:table-row table:style-name="ro2">
          <table:table-cell office:value-type="float" office:value="731.64">
            <text:p>731,64</text:p>
          </table:table-cell>
          <table:table-cell office:value-type="float" office:value="1080.53">
            <text:p>1080,53</text:p>
          </table:table-cell>
          <table:table-cell office:value-type="float" office:value="1129.48">
            <text:p>1129,48</text:p>
          </table:table-cell>
        </table:table-row>
        <table:table-row table:style-name="ro2">
          <table:table-cell office:value-type="float" office:value="732.077">
            <text:p>732,077</text:p>
          </table:table-cell>
          <table:table-cell office:value-type="float" office:value="1080.7">
            <text:p>1080,7</text:p>
          </table:table-cell>
          <table:table-cell office:value-type="float" office:value="1129.58">
            <text:p>1129,58</text:p>
          </table:table-cell>
        </table:table-row>
        <table:table-row table:style-name="ro2">
          <table:table-cell office:value-type="float" office:value="732.514">
            <text:p>732,514</text:p>
          </table:table-cell>
          <table:table-cell office:value-type="float" office:value="1080.88">
            <text:p>1080,88</text:p>
          </table:table-cell>
          <table:table-cell office:value-type="float" office:value="1129.68">
            <text:p>1129,68</text:p>
          </table:table-cell>
        </table:table-row>
        <table:table-row table:style-name="ro2">
          <table:table-cell office:value-type="float" office:value="732.95">
            <text:p>732,95</text:p>
          </table:table-cell>
          <table:table-cell office:value-type="float" office:value="1081.05">
            <text:p>1081,05</text:p>
          </table:table-cell>
          <table:table-cell office:value-type="float" office:value="1129.78">
            <text:p>1129,78</text:p>
          </table:table-cell>
        </table:table-row>
        <table:table-row table:style-name="ro2">
          <table:table-cell office:value-type="float" office:value="733.387">
            <text:p>733,387</text:p>
          </table:table-cell>
          <table:table-cell office:value-type="float" office:value="1081.22">
            <text:p>1081,22</text:p>
          </table:table-cell>
          <table:table-cell office:value-type="float" office:value="1129.88">
            <text:p>1129,88</text:p>
          </table:table-cell>
        </table:table-row>
        <table:table-row table:style-name="ro2">
          <table:table-cell office:value-type="float" office:value="733.824">
            <text:p>733,824</text:p>
          </table:table-cell>
          <table:table-cell office:value-type="float" office:value="1081.39">
            <text:p>1081,39</text:p>
          </table:table-cell>
          <table:table-cell office:value-type="float" office:value="1129.99">
            <text:p>1129,99</text:p>
          </table:table-cell>
        </table:table-row>
        <table:table-row table:style-name="ro2">
          <table:table-cell office:value-type="float" office:value="734.261">
            <text:p>734,261</text:p>
          </table:table-cell>
          <table:table-cell office:value-type="float" office:value="1081.57">
            <text:p>1081,57</text:p>
          </table:table-cell>
          <table:table-cell office:value-type="float" office:value="1130.09">
            <text:p>1130,09</text:p>
          </table:table-cell>
        </table:table-row>
        <table:table-row table:style-name="ro2">
          <table:table-cell office:value-type="float" office:value="734.698">
            <text:p>734,698</text:p>
          </table:table-cell>
          <table:table-cell office:value-type="float" office:value="1081.74">
            <text:p>1081,74</text:p>
          </table:table-cell>
          <table:table-cell office:value-type="float" office:value="1130.19">
            <text:p>1130,19</text:p>
          </table:table-cell>
        </table:table-row>
        <table:table-row table:style-name="ro2">
          <table:table-cell office:value-type="float" office:value="735.134">
            <text:p>735,134</text:p>
          </table:table-cell>
          <table:table-cell office:value-type="float" office:value="1081.91">
            <text:p>1081,91</text:p>
          </table:table-cell>
          <table:table-cell office:value-type="float" office:value="1130.29">
            <text:p>1130,29</text:p>
          </table:table-cell>
        </table:table-row>
        <table:table-row table:style-name="ro2">
          <table:table-cell office:value-type="float" office:value="735.571">
            <text:p>735,571</text:p>
          </table:table-cell>
          <table:table-cell office:value-type="float" office:value="1082.08">
            <text:p>1082,08</text:p>
          </table:table-cell>
          <table:table-cell office:value-type="float" office:value="1130.39">
            <text:p>1130,39</text:p>
          </table:table-cell>
        </table:table-row>
        <table:table-row table:style-name="ro2">
          <table:table-cell office:value-type="float" office:value="736.008">
            <text:p>736,008</text:p>
          </table:table-cell>
          <table:table-cell office:value-type="float" office:value="1082.25">
            <text:p>1082,25</text:p>
          </table:table-cell>
          <table:table-cell office:value-type="float" office:value="1130.49">
            <text:p>1130,49</text:p>
          </table:table-cell>
        </table:table-row>
        <table:table-row table:style-name="ro2">
          <table:table-cell office:value-type="float" office:value="736.445">
            <text:p>736,445</text:p>
          </table:table-cell>
          <table:table-cell office:value-type="float" office:value="1082.42">
            <text:p>1082,42</text:p>
          </table:table-cell>
          <table:table-cell office:value-type="float" office:value="1130.59">
            <text:p>1130,59</text:p>
          </table:table-cell>
        </table:table-row>
        <table:table-row table:style-name="ro2">
          <table:table-cell office:value-type="float" office:value="736.882">
            <text:p>736,882</text:p>
          </table:table-cell>
          <table:table-cell office:value-type="float" office:value="1082.59">
            <text:p>1082,59</text:p>
          </table:table-cell>
          <table:table-cell office:value-type="float" office:value="1130.7">
            <text:p>1130,7</text:p>
          </table:table-cell>
        </table:table-row>
        <table:table-row table:style-name="ro2">
          <table:table-cell office:value-type="float" office:value="737.318">
            <text:p>737,318</text:p>
          </table:table-cell>
          <table:table-cell office:value-type="float" office:value="1082.77">
            <text:p>1082,77</text:p>
          </table:table-cell>
          <table:table-cell office:value-type="float" office:value="1130.8">
            <text:p>1130,8</text:p>
          </table:table-cell>
        </table:table-row>
        <table:table-row table:style-name="ro2">
          <table:table-cell office:value-type="float" office:value="737.755">
            <text:p>737,755</text:p>
          </table:table-cell>
          <table:table-cell office:value-type="float" office:value="1082.94">
            <text:p>1082,94</text:p>
          </table:table-cell>
          <table:table-cell office:value-type="float" office:value="1130.9">
            <text:p>1130,9</text:p>
          </table:table-cell>
        </table:table-row>
        <table:table-row table:style-name="ro2">
          <table:table-cell office:value-type="float" office:value="738.192">
            <text:p>738,192</text:p>
          </table:table-cell>
          <table:table-cell office:value-type="float" office:value="1083.11">
            <text:p>1083,11</text:p>
          </table:table-cell>
          <table:table-cell office:value-type="string">
            <text:p><text:s text:c="4"/>1131</text:p>
          </table:table-cell>
        </table:table-row>
        <table:table-row table:style-name="ro2">
          <table:table-cell office:value-type="float" office:value="738.629">
            <text:p>738,629</text:p>
          </table:table-cell>
          <table:table-cell office:value-type="float" office:value="1083.28">
            <text:p>1083,28</text:p>
          </table:table-cell>
          <table:table-cell office:value-type="float" office:value="1131.1">
            <text:p>1131,1</text:p>
          </table:table-cell>
        </table:table-row>
        <table:table-row table:style-name="ro2">
          <table:table-cell office:value-type="float" office:value="739.066">
            <text:p>739,066</text:p>
          </table:table-cell>
          <table:table-cell office:value-type="float" office:value="1083.45">
            <text:p>1083,45</text:p>
          </table:table-cell>
          <table:table-cell office:value-type="float" office:value="1131.2">
            <text:p>1131,2</text:p>
          </table:table-cell>
        </table:table-row>
        <table:table-row table:style-name="ro2">
          <table:table-cell office:value-type="float" office:value="739.502">
            <text:p>739,502</text:p>
          </table:table-cell>
          <table:table-cell office:value-type="float" office:value="1083.61">
            <text:p>1083,61</text:p>
          </table:table-cell>
          <table:table-cell office:value-type="float" office:value="1131.3">
            <text:p>1131,3</text:p>
          </table:table-cell>
        </table:table-row>
        <table:table-row table:style-name="ro2">
          <table:table-cell office:value-type="float" office:value="739.939">
            <text:p>739,939</text:p>
          </table:table-cell>
          <table:table-cell office:value-type="float" office:value="1083.78">
            <text:p>1083,78</text:p>
          </table:table-cell>
          <table:table-cell office:value-type="float" office:value="1131.4">
            <text:p>1131,4</text:p>
          </table:table-cell>
        </table:table-row>
        <table:table-row table:style-name="ro2">
          <table:table-cell office:value-type="float" office:value="740.376">
            <text:p>740,376</text:p>
          </table:table-cell>
          <table:table-cell office:value-type="float" office:value="1083.95">
            <text:p>1083,95</text:p>
          </table:table-cell>
          <table:table-cell office:value-type="float" office:value="1131.5">
            <text:p>1131,5</text:p>
          </table:table-cell>
        </table:table-row>
        <table:table-row table:style-name="ro2">
          <table:table-cell office:value-type="float" office:value="740.813">
            <text:p>740,813</text:p>
          </table:table-cell>
          <table:table-cell office:value-type="float" office:value="1084.12">
            <text:p>1084,12</text:p>
          </table:table-cell>
          <table:table-cell office:value-type="float" office:value="1131.6">
            <text:p>1131,6</text:p>
          </table:table-cell>
        </table:table-row>
        <table:table-row table:style-name="ro2">
          <table:table-cell office:value-type="float" office:value="741.25">
            <text:p>741,25</text:p>
          </table:table-cell>
          <table:table-cell office:value-type="float" office:value="1084.29">
            <text:p>1084,29</text:p>
          </table:table-cell>
          <table:table-cell office:value-type="float" office:value="1131.7">
            <text:p>1131,7</text:p>
          </table:table-cell>
        </table:table-row>
        <table:table-row table:style-name="ro2">
          <table:table-cell office:value-type="float" office:value="741.686">
            <text:p>741,686</text:p>
          </table:table-cell>
          <table:table-cell office:value-type="float" office:value="1084.46">
            <text:p>1084,46</text:p>
          </table:table-cell>
          <table:table-cell office:value-type="float" office:value="1131.79">
            <text:p>1131,79</text:p>
          </table:table-cell>
        </table:table-row>
        <table:table-row table:style-name="ro2">
          <table:table-cell office:value-type="float" office:value="742.123">
            <text:p>742,123</text:p>
          </table:table-cell>
          <table:table-cell office:value-type="float" office:value="1084.63">
            <text:p>1084,63</text:p>
          </table:table-cell>
          <table:table-cell office:value-type="float" office:value="1131.89">
            <text:p>1131,89</text:p>
          </table:table-cell>
        </table:table-row>
        <table:table-row table:style-name="ro2">
          <table:table-cell office:value-type="float" office:value="742.56">
            <text:p>742,56</text:p>
          </table:table-cell>
          <table:table-cell office:value-type="float" office:value="1084.79">
            <text:p>1084,79</text:p>
          </table:table-cell>
          <table:table-cell office:value-type="float" office:value="1131.99">
            <text:p>1131,99</text:p>
          </table:table-cell>
        </table:table-row>
        <table:table-row table:style-name="ro2">
          <table:table-cell office:value-type="float" office:value="742.997">
            <text:p>742,997</text:p>
          </table:table-cell>
          <table:table-cell office:value-type="float" office:value="1084.96">
            <text:p>1084,96</text:p>
          </table:table-cell>
          <table:table-cell office:value-type="float" office:value="1132.09">
            <text:p>1132,09</text:p>
          </table:table-cell>
        </table:table-row>
        <table:table-row table:style-name="ro2">
          <table:table-cell office:value-type="float" office:value="743.434">
            <text:p>743,434</text:p>
          </table:table-cell>
          <table:table-cell office:value-type="float" office:value="1085.13">
            <text:p>1085,13</text:p>
          </table:table-cell>
          <table:table-cell office:value-type="float" office:value="1132.19">
            <text:p>1132,19</text:p>
          </table:table-cell>
        </table:table-row>
        <table:table-row table:style-name="ro2">
          <table:table-cell office:value-type="float" office:value="743.87">
            <text:p>743,87</text:p>
          </table:table-cell>
          <table:table-cell office:value-type="float" office:value="1085.29">
            <text:p>1085,29</text:p>
          </table:table-cell>
          <table:table-cell office:value-type="float" office:value="1132.29">
            <text:p>1132,29</text:p>
          </table:table-cell>
        </table:table-row>
        <table:table-row table:style-name="ro2">
          <table:table-cell office:value-type="float" office:value="744.307">
            <text:p>744,307</text:p>
          </table:table-cell>
          <table:table-cell office:value-type="float" office:value="1085.46">
            <text:p>1085,46</text:p>
          </table:table-cell>
          <table:table-cell office:value-type="float" office:value="1132.39">
            <text:p>1132,39</text:p>
          </table:table-cell>
        </table:table-row>
        <table:table-row table:style-name="ro2">
          <table:table-cell office:value-type="float" office:value="744.744">
            <text:p>744,744</text:p>
          </table:table-cell>
          <table:table-cell office:value-type="float" office:value="1085.63">
            <text:p>1085,63</text:p>
          </table:table-cell>
          <table:table-cell office:value-type="float" office:value="1132.49">
            <text:p>1132,49</text:p>
          </table:table-cell>
        </table:table-row>
        <table:table-row table:style-name="ro2">
          <table:table-cell office:value-type="float" office:value="745.181">
            <text:p>745,181</text:p>
          </table:table-cell>
          <table:table-cell office:value-type="float" office:value="1085.79">
            <text:p>1085,79</text:p>
          </table:table-cell>
          <table:table-cell office:value-type="float" office:value="1132.58">
            <text:p>1132,58</text:p>
          </table:table-cell>
        </table:table-row>
        <table:table-row table:style-name="ro2">
          <table:table-cell office:value-type="float" office:value="745.618">
            <text:p>745,618</text:p>
          </table:table-cell>
          <table:table-cell office:value-type="float" office:value="1085.96">
            <text:p>1085,96</text:p>
          </table:table-cell>
          <table:table-cell office:value-type="float" office:value="1132.68">
            <text:p>1132,68</text:p>
          </table:table-cell>
        </table:table-row>
        <table:table-row table:style-name="ro2">
          <table:table-cell office:value-type="float" office:value="746.054">
            <text:p>746,054</text:p>
          </table:table-cell>
          <table:table-cell office:value-type="float" office:value="1086.12">
            <text:p>1086,12</text:p>
          </table:table-cell>
          <table:table-cell office:value-type="float" office:value="1132.78">
            <text:p>1132,78</text:p>
          </table:table-cell>
        </table:table-row>
        <table:table-row table:style-name="ro2">
          <table:table-cell office:value-type="float" office:value="746.491">
            <text:p>746,491</text:p>
          </table:table-cell>
          <table:table-cell office:value-type="float" office:value="1086.29">
            <text:p>1086,29</text:p>
          </table:table-cell>
          <table:table-cell office:value-type="float" office:value="1132.88">
            <text:p>1132,88</text:p>
          </table:table-cell>
        </table:table-row>
        <table:table-row table:style-name="ro2">
          <table:table-cell office:value-type="float" office:value="746.928">
            <text:p>746,928</text:p>
          </table:table-cell>
          <table:table-cell office:value-type="float" office:value="1086.46">
            <text:p>1086,46</text:p>
          </table:table-cell>
          <table:table-cell office:value-type="float" office:value="1132.97">
            <text:p>1132,97</text:p>
          </table:table-cell>
        </table:table-row>
        <table:table-row table:style-name="ro2">
          <table:table-cell office:value-type="float" office:value="747.365">
            <text:p>747,365</text:p>
          </table:table-cell>
          <table:table-cell office:value-type="float" office:value="1086.62">
            <text:p>1086,62</text:p>
          </table:table-cell>
          <table:table-cell office:value-type="float" office:value="1133.07">
            <text:p>1133,07</text:p>
          </table:table-cell>
        </table:table-row>
        <table:table-row table:style-name="ro2">
          <table:table-cell office:value-type="float" office:value="747.802">
            <text:p>747,802</text:p>
          </table:table-cell>
          <table:table-cell office:value-type="float" office:value="1086.79">
            <text:p>1086,79</text:p>
          </table:table-cell>
          <table:table-cell office:value-type="float" office:value="1133.17">
            <text:p>1133,17</text:p>
          </table:table-cell>
        </table:table-row>
        <table:table-row table:style-name="ro2">
          <table:table-cell office:value-type="float" office:value="748.238">
            <text:p>748,238</text:p>
          </table:table-cell>
          <table:table-cell office:value-type="float" office:value="1086.95">
            <text:p>1086,95</text:p>
          </table:table-cell>
          <table:table-cell office:value-type="float" office:value="1133.27">
            <text:p>1133,27</text:p>
          </table:table-cell>
        </table:table-row>
        <table:table-row table:style-name="ro2">
          <table:table-cell office:value-type="float" office:value="748.675">
            <text:p>748,675</text:p>
          </table:table-cell>
          <table:table-cell office:value-type="float" office:value="1087.11">
            <text:p>1087,11</text:p>
          </table:table-cell>
          <table:table-cell office:value-type="float" office:value="1133.36">
            <text:p>1133,36</text:p>
          </table:table-cell>
        </table:table-row>
        <table:table-row table:style-name="ro2">
          <table:table-cell office:value-type="float" office:value="749.112">
            <text:p>749,112</text:p>
          </table:table-cell>
          <table:table-cell office:value-type="float" office:value="1087.28">
            <text:p>1087,28</text:p>
          </table:table-cell>
          <table:table-cell office:value-type="float" office:value="1133.46">
            <text:p>1133,46</text:p>
          </table:table-cell>
        </table:table-row>
        <table:table-row table:style-name="ro2">
          <table:table-cell office:value-type="float" office:value="749.549">
            <text:p>749,549</text:p>
          </table:table-cell>
          <table:table-cell office:value-type="float" office:value="1087.44">
            <text:p>1087,44</text:p>
          </table:table-cell>
          <table:table-cell office:value-type="float" office:value="1133.56">
            <text:p>1133,56</text:p>
          </table:table-cell>
        </table:table-row>
        <table:table-row table:style-name="ro2">
          <table:table-cell office:value-type="float" office:value="749.986">
            <text:p>749,986</text:p>
          </table:table-cell>
          <table:table-cell office:value-type="float" office:value="1087.6">
            <text:p>1087,6</text:p>
          </table:table-cell>
          <table:table-cell office:value-type="float" office:value="1133.65">
            <text:p>1133,65</text:p>
          </table:table-cell>
        </table:table-row>
        <table:table-row table:style-name="ro2">
          <table:table-cell office:value-type="float" office:value="750.422">
            <text:p>750,422</text:p>
          </table:table-cell>
          <table:table-cell office:value-type="float" office:value="1087.77">
            <text:p>1087,77</text:p>
          </table:table-cell>
          <table:table-cell office:value-type="float" office:value="1133.75">
            <text:p>1133,75</text:p>
          </table:table-cell>
        </table:table-row>
        <table:table-row table:style-name="ro2">
          <table:table-cell office:value-type="float" office:value="750.859">
            <text:p>750,859</text:p>
          </table:table-cell>
          <table:table-cell office:value-type="float" office:value="1087.93">
            <text:p>1087,93</text:p>
          </table:table-cell>
          <table:table-cell office:value-type="float" office:value="1133.85">
            <text:p>1133,85</text:p>
          </table:table-cell>
        </table:table-row>
        <table:table-row table:style-name="ro2">
          <table:table-cell office:value-type="float" office:value="751.296">
            <text:p>751,296</text:p>
          </table:table-cell>
          <table:table-cell office:value-type="float" office:value="1088.09">
            <text:p>1088,09</text:p>
          </table:table-cell>
          <table:table-cell office:value-type="float" office:value="1133.94">
            <text:p>1133,94</text:p>
          </table:table-cell>
        </table:table-row>
        <table:table-row table:style-name="ro2">
          <table:table-cell office:value-type="float" office:value="751.733">
            <text:p>751,733</text:p>
          </table:table-cell>
          <table:table-cell office:value-type="float" office:value="1088.26">
            <text:p>1088,26</text:p>
          </table:table-cell>
          <table:table-cell office:value-type="float" office:value="1134.04">
            <text:p>1134,04</text:p>
          </table:table-cell>
        </table:table-row>
        <table:table-row table:style-name="ro2">
          <table:table-cell office:value-type="float" office:value="752.17">
            <text:p>752,17</text:p>
          </table:table-cell>
          <table:table-cell office:value-type="float" office:value="1088.42">
            <text:p>1088,42</text:p>
          </table:table-cell>
          <table:table-cell office:value-type="float" office:value="1134.13">
            <text:p>1134,13</text:p>
          </table:table-cell>
        </table:table-row>
        <table:table-row table:style-name="ro2">
          <table:table-cell office:value-type="float" office:value="752.606">
            <text:p>752,606</text:p>
          </table:table-cell>
          <table:table-cell office:value-type="float" office:value="1088.58">
            <text:p>1088,58</text:p>
          </table:table-cell>
          <table:table-cell office:value-type="float" office:value="1134.23">
            <text:p>1134,23</text:p>
          </table:table-cell>
        </table:table-row>
        <table:table-row table:style-name="ro2">
          <table:table-cell office:value-type="float" office:value="753.043">
            <text:p>753,043</text:p>
          </table:table-cell>
          <table:table-cell office:value-type="float" office:value="1088.74">
            <text:p>1088,74</text:p>
          </table:table-cell>
          <table:table-cell office:value-type="float" office:value="1134.32">
            <text:p>1134,32</text:p>
          </table:table-cell>
        </table:table-row>
        <table:table-row table:style-name="ro2">
          <table:table-cell office:value-type="float" office:value="753.48">
            <text:p>753,48</text:p>
          </table:table-cell>
          <table:table-cell office:value-type="float" office:value="1088.9">
            <text:p>1088,9</text:p>
          </table:table-cell>
          <table:table-cell office:value-type="float" office:value="1134.42">
            <text:p>1134,42</text:p>
          </table:table-cell>
        </table:table-row>
        <table:table-row table:style-name="ro2">
          <table:table-cell office:value-type="float" office:value="753.917">
            <text:p>753,917</text:p>
          </table:table-cell>
          <table:table-cell office:value-type="float" office:value="1089.07">
            <text:p>1089,07</text:p>
          </table:table-cell>
          <table:table-cell office:value-type="float" office:value="1134.52">
            <text:p>1134,52</text:p>
          </table:table-cell>
        </table:table-row>
        <table:table-row table:style-name="ro2">
          <table:table-cell office:value-type="float" office:value="754.354">
            <text:p>754,354</text:p>
          </table:table-cell>
          <table:table-cell office:value-type="float" office:value="1089.23">
            <text:p>1089,23</text:p>
          </table:table-cell>
          <table:table-cell office:value-type="float" office:value="1134.61">
            <text:p>1134,61</text:p>
          </table:table-cell>
        </table:table-row>
        <table:table-row table:style-name="ro2">
          <table:table-cell office:value-type="float" office:value="754.79">
            <text:p>754,79</text:p>
          </table:table-cell>
          <table:table-cell office:value-type="float" office:value="1089.39">
            <text:p>1089,39</text:p>
          </table:table-cell>
          <table:table-cell office:value-type="float" office:value="1134.71">
            <text:p>1134,71</text:p>
          </table:table-cell>
        </table:table-row>
        <table:table-row table:style-name="ro2">
          <table:table-cell office:value-type="float" office:value="755.227">
            <text:p>755,227</text:p>
          </table:table-cell>
          <table:table-cell office:value-type="float" office:value="1089.55">
            <text:p>1089,55</text:p>
          </table:table-cell>
          <table:table-cell office:value-type="float" office:value="1134.8">
            <text:p>1134,8</text:p>
          </table:table-cell>
        </table:table-row>
        <table:table-row table:style-name="ro2">
          <table:table-cell office:value-type="float" office:value="755.664">
            <text:p>755,664</text:p>
          </table:table-cell>
          <table:table-cell office:value-type="float" office:value="1089.71">
            <text:p>1089,71</text:p>
          </table:table-cell>
          <table:table-cell office:value-type="float" office:value="1134.89">
            <text:p>1134,89</text:p>
          </table:table-cell>
        </table:table-row>
        <table:table-row table:style-name="ro2">
          <table:table-cell office:value-type="float" office:value="756.101">
            <text:p>756,101</text:p>
          </table:table-cell>
          <table:table-cell office:value-type="float" office:value="1089.87">
            <text:p>1089,87</text:p>
          </table:table-cell>
          <table:table-cell office:value-type="float" office:value="1134.99">
            <text:p>1134,99</text:p>
          </table:table-cell>
        </table:table-row>
        <table:table-row table:style-name="ro2">
          <table:table-cell office:value-type="float" office:value="756.538">
            <text:p>756,538</text:p>
          </table:table-cell>
          <table:table-cell office:value-type="float" office:value="1090.03">
            <text:p>1090,03</text:p>
          </table:table-cell>
          <table:table-cell office:value-type="float" office:value="1135.08">
            <text:p>1135,08</text:p>
          </table:table-cell>
        </table:table-row>
        <table:table-row table:style-name="ro2">
          <table:table-cell office:value-type="float" office:value="756.974">
            <text:p>756,974</text:p>
          </table:table-cell>
          <table:table-cell office:value-type="float" office:value="1090.19">
            <text:p>1090,19</text:p>
          </table:table-cell>
          <table:table-cell office:value-type="float" office:value="1135.18">
            <text:p>1135,18</text:p>
          </table:table-cell>
        </table:table-row>
        <table:table-row table:style-name="ro2">
          <table:table-cell office:value-type="float" office:value="757.411">
            <text:p>757,411</text:p>
          </table:table-cell>
          <table:table-cell office:value-type="float" office:value="1090.35">
            <text:p>1090,35</text:p>
          </table:table-cell>
          <table:table-cell office:value-type="float" office:value="1135.27">
            <text:p>1135,27</text:p>
          </table:table-cell>
        </table:table-row>
        <table:table-row table:style-name="ro2">
          <table:table-cell office:value-type="float" office:value="757.848">
            <text:p>757,848</text:p>
          </table:table-cell>
          <table:table-cell office:value-type="float" office:value="1090.51">
            <text:p>1090,51</text:p>
          </table:table-cell>
          <table:table-cell office:value-type="float" office:value="1135.37">
            <text:p>1135,37</text:p>
          </table:table-cell>
        </table:table-row>
        <table:table-row table:style-name="ro2">
          <table:table-cell office:value-type="float" office:value="758.285">
            <text:p>758,285</text:p>
          </table:table-cell>
          <table:table-cell office:value-type="float" office:value="1090.67">
            <text:p>1090,67</text:p>
          </table:table-cell>
          <table:table-cell office:value-type="float" office:value="1135.46">
            <text:p>1135,46</text:p>
          </table:table-cell>
        </table:table-row>
        <table:table-row table:style-name="ro2">
          <table:table-cell office:value-type="float" office:value="758.722">
            <text:p>758,722</text:p>
          </table:table-cell>
          <table:table-cell office:value-type="float" office:value="1090.83">
            <text:p>1090,83</text:p>
          </table:table-cell>
          <table:table-cell office:value-type="float" office:value="1135.55">
            <text:p>1135,55</text:p>
          </table:table-cell>
        </table:table-row>
        <table:table-row table:style-name="ro2">
          <table:table-cell office:value-type="float" office:value="759.158">
            <text:p>759,158</text:p>
          </table:table-cell>
          <table:table-cell office:value-type="float" office:value="1090.98">
            <text:p>1090,98</text:p>
          </table:table-cell>
          <table:table-cell office:value-type="float" office:value="1135.65">
            <text:p>1135,65</text:p>
          </table:table-cell>
        </table:table-row>
        <table:table-row table:style-name="ro2">
          <table:table-cell office:value-type="float" office:value="759.595">
            <text:p>759,595</text:p>
          </table:table-cell>
          <table:table-cell office:value-type="float" office:value="1091.14">
            <text:p>1091,14</text:p>
          </table:table-cell>
          <table:table-cell office:value-type="float" office:value="1135.74">
            <text:p>1135,74</text:p>
          </table:table-cell>
        </table:table-row>
        <table:table-row table:style-name="ro2">
          <table:table-cell office:value-type="float" office:value="760.032">
            <text:p>760,032</text:p>
          </table:table-cell>
          <table:table-cell office:value-type="float" office:value="1091.3">
            <text:p>1091,3</text:p>
          </table:table-cell>
          <table:table-cell office:value-type="float" office:value="1135.83">
            <text:p>1135,83</text:p>
          </table:table-cell>
        </table:table-row>
        <table:table-row table:style-name="ro2">
          <table:table-cell office:value-type="float" office:value="760.469">
            <text:p>760,469</text:p>
          </table:table-cell>
          <table:table-cell office:value-type="float" office:value="1091.46">
            <text:p>1091,46</text:p>
          </table:table-cell>
          <table:table-cell office:value-type="float" office:value="1135.93">
            <text:p>1135,93</text:p>
          </table:table-cell>
        </table:table-row>
        <table:table-row table:style-name="ro2">
          <table:table-cell office:value-type="float" office:value="760.906">
            <text:p>760,906</text:p>
          </table:table-cell>
          <table:table-cell office:value-type="float" office:value="1091.62">
            <text:p>1091,62</text:p>
          </table:table-cell>
          <table:table-cell office:value-type="float" office:value="1136.02">
            <text:p>1136,02</text:p>
          </table:table-cell>
        </table:table-row>
        <table:table-row table:style-name="ro2">
          <table:table-cell office:value-type="float" office:value="761.342">
            <text:p>761,342</text:p>
          </table:table-cell>
          <table:table-cell office:value-type="float" office:value="1091.77">
            <text:p>1091,77</text:p>
          </table:table-cell>
          <table:table-cell office:value-type="float" office:value="1136.11">
            <text:p>1136,11</text:p>
          </table:table-cell>
        </table:table-row>
        <table:table-row table:style-name="ro2">
          <table:table-cell office:value-type="float" office:value="761.779">
            <text:p>761,779</text:p>
          </table:table-cell>
          <table:table-cell office:value-type="float" office:value="1091.93">
            <text:p>1091,93</text:p>
          </table:table-cell>
          <table:table-cell office:value-type="float" office:value="1136.21">
            <text:p>1136,21</text:p>
          </table:table-cell>
        </table:table-row>
        <table:table-row table:style-name="ro2">
          <table:table-cell office:value-type="float" office:value="762.216">
            <text:p>762,216</text:p>
          </table:table-cell>
          <table:table-cell office:value-type="float" office:value="1092.09">
            <text:p>1092,09</text:p>
          </table:table-cell>
          <table:table-cell office:value-type="float" office:value="1136.3">
            <text:p>1136,3</text:p>
          </table:table-cell>
        </table:table-row>
        <table:table-row table:style-name="ro2">
          <table:table-cell office:value-type="float" office:value="762.653">
            <text:p>762,653</text:p>
          </table:table-cell>
          <table:table-cell office:value-type="float" office:value="1092.24">
            <text:p>1092,24</text:p>
          </table:table-cell>
          <table:table-cell office:value-type="float" office:value="1136.39">
            <text:p>1136,39</text:p>
          </table:table-cell>
        </table:table-row>
        <table:table-row table:style-name="ro2">
          <table:table-cell office:value-type="float" office:value="763.09">
            <text:p>763,09</text:p>
          </table:table-cell>
          <table:table-cell office:value-type="float" office:value="1092.4">
            <text:p>1092,4</text:p>
          </table:table-cell>
          <table:table-cell office:value-type="float" office:value="1136.48">
            <text:p>1136,48</text:p>
          </table:table-cell>
        </table:table-row>
        <table:table-row table:style-name="ro2">
          <table:table-cell office:value-type="float" office:value="763.526">
            <text:p>763,526</text:p>
          </table:table-cell>
          <table:table-cell office:value-type="float" office:value="1092.56">
            <text:p>1092,56</text:p>
          </table:table-cell>
          <table:table-cell office:value-type="float" office:value="1136.58">
            <text:p>1136,58</text:p>
          </table:table-cell>
        </table:table-row>
        <table:table-row table:style-name="ro2">
          <table:table-cell office:value-type="float" office:value="763.963">
            <text:p>763,963</text:p>
          </table:table-cell>
          <table:table-cell office:value-type="float" office:value="1092.71">
            <text:p>1092,71</text:p>
          </table:table-cell>
          <table:table-cell office:value-type="float" office:value="1136.67">
            <text:p>1136,67</text:p>
          </table:table-cell>
        </table:table-row>
        <table:table-row table:style-name="ro2">
          <table:table-cell office:value-type="float" office:value="764.4">
            <text:p>764,4</text:p>
          </table:table-cell>
          <table:table-cell office:value-type="float" office:value="1092.87">
            <text:p>1092,87</text:p>
          </table:table-cell>
          <table:table-cell office:value-type="float" office:value="1136.76">
            <text:p>1136,76</text:p>
          </table:table-cell>
        </table:table-row>
        <table:table-row table:style-name="ro2">
          <table:table-cell office:value-type="float" office:value="764.837">
            <text:p>764,837</text:p>
          </table:table-cell>
          <table:table-cell office:value-type="float" office:value="1093.02">
            <text:p>1093,02</text:p>
          </table:table-cell>
          <table:table-cell office:value-type="float" office:value="1136.85">
            <text:p>1136,85</text:p>
          </table:table-cell>
        </table:table-row>
        <table:table-row table:style-name="ro2">
          <table:table-cell office:value-type="float" office:value="765.274">
            <text:p>765,274</text:p>
          </table:table-cell>
          <table:table-cell office:value-type="float" office:value="1093.18">
            <text:p>1093,18</text:p>
          </table:table-cell>
          <table:table-cell office:value-type="float" office:value="1136.94">
            <text:p>1136,94</text:p>
          </table:table-cell>
        </table:table-row>
        <table:table-row table:style-name="ro2">
          <table:table-cell office:value-type="float" office:value="765.71">
            <text:p>765,71</text:p>
          </table:table-cell>
          <table:table-cell office:value-type="float" office:value="1093.34">
            <text:p>1093,34</text:p>
          </table:table-cell>
          <table:table-cell office:value-type="float" office:value="1137.04">
            <text:p>1137,04</text:p>
          </table:table-cell>
        </table:table-row>
        <table:table-row table:style-name="ro2">
          <table:table-cell office:value-type="float" office:value="766.147">
            <text:p>766,147</text:p>
          </table:table-cell>
          <table:table-cell office:value-type="float" office:value="1093.49">
            <text:p>1093,49</text:p>
          </table:table-cell>
          <table:table-cell office:value-type="float" office:value="1137.13">
            <text:p>1137,13</text:p>
          </table:table-cell>
        </table:table-row>
        <table:table-row table:style-name="ro2">
          <table:table-cell office:value-type="float" office:value="766.584">
            <text:p>766,584</text:p>
          </table:table-cell>
          <table:table-cell office:value-type="float" office:value="1093.65">
            <text:p>1093,65</text:p>
          </table:table-cell>
          <table:table-cell office:value-type="float" office:value="1137.22">
            <text:p>1137,22</text:p>
          </table:table-cell>
        </table:table-row>
        <table:table-row table:style-name="ro2">
          <table:table-cell office:value-type="float" office:value="767.021">
            <text:p>767,021</text:p>
          </table:table-cell>
          <table:table-cell office:value-type="float" office:value="1093.8">
            <text:p>1093,8</text:p>
          </table:table-cell>
          <table:table-cell office:value-type="float" office:value="1137.31">
            <text:p>1137,31</text:p>
          </table:table-cell>
        </table:table-row>
        <table:table-row table:style-name="ro2">
          <table:table-cell office:value-type="float" office:value="767.458">
            <text:p>767,458</text:p>
          </table:table-cell>
          <table:table-cell office:value-type="float" office:value="1093.95">
            <text:p>1093,95</text:p>
          </table:table-cell>
          <table:table-cell office:value-type="float" office:value="1137.4">
            <text:p>1137,4</text:p>
          </table:table-cell>
        </table:table-row>
        <table:table-row table:style-name="ro2">
          <table:table-cell office:value-type="float" office:value="767.894">
            <text:p>767,894</text:p>
          </table:table-cell>
          <table:table-cell office:value-type="float" office:value="1094.11">
            <text:p>1094,11</text:p>
          </table:table-cell>
          <table:table-cell office:value-type="float" office:value="1137.49">
            <text:p>1137,49</text:p>
          </table:table-cell>
        </table:table-row>
        <table:table-row table:style-name="ro2">
          <table:table-cell office:value-type="float" office:value="768.331">
            <text:p>768,331</text:p>
          </table:table-cell>
          <table:table-cell office:value-type="float" office:value="1094.26">
            <text:p>1094,26</text:p>
          </table:table-cell>
          <table:table-cell office:value-type="float" office:value="1137.58">
            <text:p>1137,58</text:p>
          </table:table-cell>
        </table:table-row>
        <table:table-row table:style-name="ro2">
          <table:table-cell office:value-type="float" office:value="768.768">
            <text:p>768,768</text:p>
          </table:table-cell>
          <table:table-cell office:value-type="float" office:value="1094.42">
            <text:p>1094,42</text:p>
          </table:table-cell>
          <table:table-cell office:value-type="float" office:value="1137.67">
            <text:p>1137,67</text:p>
          </table:table-cell>
        </table:table-row>
        <table:table-row table:style-name="ro2">
          <table:table-cell office:value-type="float" office:value="769.205">
            <text:p>769,205</text:p>
          </table:table-cell>
          <table:table-cell office:value-type="float" office:value="1094.57">
            <text:p>1094,57</text:p>
          </table:table-cell>
          <table:table-cell office:value-type="float" office:value="1137.76">
            <text:p>1137,76</text:p>
          </table:table-cell>
        </table:table-row>
        <table:table-row table:style-name="ro2">
          <table:table-cell office:value-type="float" office:value="769.642">
            <text:p>769,642</text:p>
          </table:table-cell>
          <table:table-cell office:value-type="float" office:value="1094.72">
            <text:p>1094,72</text:p>
          </table:table-cell>
          <table:table-cell office:value-type="float" office:value="1137.85">
            <text:p>1137,85</text:p>
          </table:table-cell>
        </table:table-row>
        <table:table-row table:style-name="ro2">
          <table:table-cell office:value-type="float" office:value="770.078">
            <text:p>770,078</text:p>
          </table:table-cell>
          <table:table-cell office:value-type="float" office:value="1094.87">
            <text:p>1094,87</text:p>
          </table:table-cell>
          <table:table-cell office:value-type="float" office:value="1137.94">
            <text:p>1137,94</text:p>
          </table:table-cell>
        </table:table-row>
        <table:table-row table:style-name="ro2">
          <table:table-cell office:value-type="float" office:value="770.515">
            <text:p>770,515</text:p>
          </table:table-cell>
          <table:table-cell office:value-type="float" office:value="1095.03">
            <text:p>1095,03</text:p>
          </table:table-cell>
          <table:table-cell office:value-type="float" office:value="1138.03">
            <text:p>1138,03</text:p>
          </table:table-cell>
        </table:table-row>
        <table:table-row table:style-name="ro2">
          <table:table-cell office:value-type="float" office:value="770.952">
            <text:p>770,952</text:p>
          </table:table-cell>
          <table:table-cell office:value-type="float" office:value="1095.18">
            <text:p>1095,18</text:p>
          </table:table-cell>
          <table:table-cell office:value-type="float" office:value="1138.12">
            <text:p>1138,12</text:p>
          </table:table-cell>
        </table:table-row>
        <table:table-row table:style-name="ro2">
          <table:table-cell office:value-type="float" office:value="771.389">
            <text:p>771,389</text:p>
          </table:table-cell>
          <table:table-cell office:value-type="float" office:value="1095.33">
            <text:p>1095,33</text:p>
          </table:table-cell>
          <table:table-cell office:value-type="float" office:value="1138.21">
            <text:p>1138,21</text:p>
          </table:table-cell>
        </table:table-row>
        <table:table-row table:style-name="ro2">
          <table:table-cell office:value-type="float" office:value="771.826">
            <text:p>771,826</text:p>
          </table:table-cell>
          <table:table-cell office:value-type="float" office:value="1095.48">
            <text:p>1095,48</text:p>
          </table:table-cell>
          <table:table-cell office:value-type="float" office:value="1138.3">
            <text:p>1138,3</text:p>
          </table:table-cell>
        </table:table-row>
        <table:table-row table:style-name="ro2">
          <table:table-cell office:value-type="float" office:value="772.262">
            <text:p>772,262</text:p>
          </table:table-cell>
          <table:table-cell office:value-type="float" office:value="1095.64">
            <text:p>1095,64</text:p>
          </table:table-cell>
          <table:table-cell office:value-type="float" office:value="1138.39">
            <text:p>1138,39</text:p>
          </table:table-cell>
        </table:table-row>
        <table:table-row table:style-name="ro2">
          <table:table-cell office:value-type="float" office:value="772.699">
            <text:p>772,699</text:p>
          </table:table-cell>
          <table:table-cell office:value-type="float" office:value="1095.79">
            <text:p>1095,79</text:p>
          </table:table-cell>
          <table:table-cell office:value-type="float" office:value="1138.48">
            <text:p>1138,48</text:p>
          </table:table-cell>
        </table:table-row>
        <table:table-row table:style-name="ro2">
          <table:table-cell office:value-type="float" office:value="773.136">
            <text:p>773,136</text:p>
          </table:table-cell>
          <table:table-cell office:value-type="float" office:value="1095.94">
            <text:p>1095,94</text:p>
          </table:table-cell>
          <table:table-cell office:value-type="float" office:value="1138.57">
            <text:p>1138,57</text:p>
          </table:table-cell>
        </table:table-row>
        <table:table-row table:style-name="ro2">
          <table:table-cell office:value-type="float" office:value="773.573">
            <text:p>773,573</text:p>
          </table:table-cell>
          <table:table-cell office:value-type="float" office:value="1096.09">
            <text:p>1096,09</text:p>
          </table:table-cell>
          <table:table-cell office:value-type="float" office:value="1138.66">
            <text:p>1138,66</text:p>
          </table:table-cell>
        </table:table-row>
        <table:table-row table:style-name="ro2">
          <table:table-cell office:value-type="float" office:value="774.01">
            <text:p>774,01</text:p>
          </table:table-cell>
          <table:table-cell office:value-type="float" office:value="1096.24">
            <text:p>1096,24</text:p>
          </table:table-cell>
          <table:table-cell office:value-type="float" office:value="1138.75">
            <text:p>1138,75</text:p>
          </table:table-cell>
        </table:table-row>
        <table:table-row table:style-name="ro2">
          <table:table-cell office:value-type="float" office:value="774.446">
            <text:p>774,446</text:p>
          </table:table-cell>
          <table:table-cell office:value-type="float" office:value="1096.39">
            <text:p>1096,39</text:p>
          </table:table-cell>
          <table:table-cell office:value-type="float" office:value="1138.84">
            <text:p>1138,84</text:p>
          </table:table-cell>
        </table:table-row>
        <table:table-row table:style-name="ro2">
          <table:table-cell office:value-type="float" office:value="774.883">
            <text:p>774,883</text:p>
          </table:table-cell>
          <table:table-cell office:value-type="float" office:value="1096.54">
            <text:p>1096,54</text:p>
          </table:table-cell>
          <table:table-cell office:value-type="float" office:value="1138.93">
            <text:p>1138,93</text:p>
          </table:table-cell>
        </table:table-row>
        <table:table-row table:style-name="ro2">
          <table:table-cell office:value-type="float" office:value="775.32">
            <text:p>775,32</text:p>
          </table:table-cell>
          <table:table-cell office:value-type="float" office:value="1096.69">
            <text:p>1096,69</text:p>
          </table:table-cell>
          <table:table-cell office:value-type="float" office:value="1139.02">
            <text:p>1139,02</text:p>
          </table:table-cell>
        </table:table-row>
        <table:table-row table:style-name="ro2">
          <table:table-cell office:value-type="float" office:value="775.757">
            <text:p>775,757</text:p>
          </table:table-cell>
          <table:table-cell office:value-type="float" office:value="1096.84">
            <text:p>1096,84</text:p>
          </table:table-cell>
          <table:table-cell office:value-type="float" office:value="1139.11">
            <text:p>1139,11</text:p>
          </table:table-cell>
        </table:table-row>
        <table:table-row table:style-name="ro2">
          <table:table-cell office:value-type="float" office:value="776.194">
            <text:p>776,194</text:p>
          </table:table-cell>
          <table:table-cell office:value-type="float" office:value="1096.99">
            <text:p>1096,99</text:p>
          </table:table-cell>
          <table:table-cell office:value-type="float" office:value="1139.19">
            <text:p>1139,19</text:p>
          </table:table-cell>
        </table:table-row>
        <table:table-row table:style-name="ro2">
          <table:table-cell office:value-type="float" office:value="776.63">
            <text:p>776,63</text:p>
          </table:table-cell>
          <table:table-cell office:value-type="float" office:value="1097.14">
            <text:p>1097,14</text:p>
          </table:table-cell>
          <table:table-cell office:value-type="float" office:value="1139.28">
            <text:p>1139,28</text:p>
          </table:table-cell>
        </table:table-row>
        <table:table-row table:style-name="ro2">
          <table:table-cell office:value-type="float" office:value="777.067">
            <text:p>777,067</text:p>
          </table:table-cell>
          <table:table-cell office:value-type="float" office:value="1097.29">
            <text:p>1097,29</text:p>
          </table:table-cell>
          <table:table-cell office:value-type="float" office:value="1139.37">
            <text:p>1139,37</text:p>
          </table:table-cell>
        </table:table-row>
        <table:table-row table:style-name="ro2">
          <table:table-cell office:value-type="float" office:value="777.504">
            <text:p>777,504</text:p>
          </table:table-cell>
          <table:table-cell office:value-type="float" office:value="1097.44">
            <text:p>1097,44</text:p>
          </table:table-cell>
          <table:table-cell office:value-type="float" office:value="1139.46">
            <text:p>1139,46</text:p>
          </table:table-cell>
        </table:table-row>
        <table:table-row table:style-name="ro2">
          <table:table-cell office:value-type="float" office:value="777.941">
            <text:p>777,941</text:p>
          </table:table-cell>
          <table:table-cell office:value-type="float" office:value="1097.59">
            <text:p>1097,59</text:p>
          </table:table-cell>
          <table:table-cell office:value-type="float" office:value="1139.55">
            <text:p>1139,55</text:p>
          </table:table-cell>
        </table:table-row>
        <table:table-row table:style-name="ro2">
          <table:table-cell office:value-type="float" office:value="778.378">
            <text:p>778,378</text:p>
          </table:table-cell>
          <table:table-cell office:value-type="float" office:value="1097.74">
            <text:p>1097,74</text:p>
          </table:table-cell>
          <table:table-cell office:value-type="float" office:value="1139.63">
            <text:p>1139,63</text:p>
          </table:table-cell>
        </table:table-row>
        <table:table-row table:style-name="ro2">
          <table:table-cell office:value-type="float" office:value="778.814">
            <text:p>778,814</text:p>
          </table:table-cell>
          <table:table-cell office:value-type="float" office:value="1097.89">
            <text:p>1097,89</text:p>
          </table:table-cell>
          <table:table-cell office:value-type="float" office:value="1139.72">
            <text:p>1139,72</text:p>
          </table:table-cell>
        </table:table-row>
        <table:table-row table:style-name="ro2">
          <table:table-cell office:value-type="float" office:value="779.251">
            <text:p>779,251</text:p>
          </table:table-cell>
          <table:table-cell office:value-type="float" office:value="1098.04">
            <text:p>1098,04</text:p>
          </table:table-cell>
          <table:table-cell office:value-type="float" office:value="1139.81">
            <text:p>1139,81</text:p>
          </table:table-cell>
        </table:table-row>
        <table:table-row table:style-name="ro2">
          <table:table-cell office:value-type="float" office:value="779.688">
            <text:p>779,688</text:p>
          </table:table-cell>
          <table:table-cell office:value-type="float" office:value="1098.18">
            <text:p>1098,18</text:p>
          </table:table-cell>
          <table:table-cell office:value-type="float" office:value="1139.9">
            <text:p>1139,9</text:p>
          </table:table-cell>
        </table:table-row>
        <table:table-row table:style-name="ro2">
          <table:table-cell office:value-type="float" office:value="780.125">
            <text:p>780,125</text:p>
          </table:table-cell>
          <table:table-cell office:value-type="float" office:value="1098.33">
            <text:p>1098,33</text:p>
          </table:table-cell>
          <table:table-cell office:value-type="float" office:value="1139.98">
            <text:p>1139,98</text:p>
          </table:table-cell>
        </table:table-row>
        <table:table-row table:style-name="ro2">
          <table:table-cell office:value-type="float" office:value="780.562">
            <text:p>780,562</text:p>
          </table:table-cell>
          <table:table-cell office:value-type="float" office:value="1098.48">
            <text:p>1098,48</text:p>
          </table:table-cell>
          <table:table-cell office:value-type="float" office:value="1140.07">
            <text:p>1140,07</text:p>
          </table:table-cell>
        </table:table-row>
        <table:table-row table:style-name="ro2">
          <table:table-cell office:value-type="float" office:value="780.998">
            <text:p>780,998</text:p>
          </table:table-cell>
          <table:table-cell office:value-type="float" office:value="1098.63">
            <text:p>1098,63</text:p>
          </table:table-cell>
          <table:table-cell office:value-type="float" office:value="1140.16">
            <text:p>1140,16</text:p>
          </table:table-cell>
        </table:table-row>
        <table:table-row table:style-name="ro2">
          <table:table-cell office:value-type="float" office:value="781.435">
            <text:p>781,435</text:p>
          </table:table-cell>
          <table:table-cell office:value-type="float" office:value="1098.77">
            <text:p>1098,77</text:p>
          </table:table-cell>
          <table:table-cell office:value-type="float" office:value="1140.25">
            <text:p>1140,25</text:p>
          </table:table-cell>
        </table:table-row>
        <table:table-row table:style-name="ro2">
          <table:table-cell office:value-type="float" office:value="781.872">
            <text:p>781,872</text:p>
          </table:table-cell>
          <table:table-cell office:value-type="float" office:value="1098.92">
            <text:p>1098,92</text:p>
          </table:table-cell>
          <table:table-cell office:value-type="float" office:value="1140.33">
            <text:p>1140,33</text:p>
          </table:table-cell>
        </table:table-row>
        <table:table-row table:style-name="ro2">
          <table:table-cell office:value-type="float" office:value="782.309">
            <text:p>782,309</text:p>
          </table:table-cell>
          <table:table-cell office:value-type="float" office:value="1099.07">
            <text:p>1099,07</text:p>
          </table:table-cell>
          <table:table-cell office:value-type="float" office:value="1140.42">
            <text:p>1140,42</text:p>
          </table:table-cell>
        </table:table-row>
        <table:table-row table:style-name="ro2">
          <table:table-cell office:value-type="float" office:value="782.746">
            <text:p>782,746</text:p>
          </table:table-cell>
          <table:table-cell office:value-type="float" office:value="1099.21">
            <text:p>1099,21</text:p>
          </table:table-cell>
          <table:table-cell office:value-type="float" office:value="1140.51">
            <text:p>1140,51</text:p>
          </table:table-cell>
        </table:table-row>
        <table:table-row table:style-name="ro2">
          <table:table-cell office:value-type="float" office:value="783.182">
            <text:p>783,182</text:p>
          </table:table-cell>
          <table:table-cell office:value-type="float" office:value="1099.36">
            <text:p>1099,36</text:p>
          </table:table-cell>
          <table:table-cell office:value-type="float" office:value="1140.59">
            <text:p>1140,59</text:p>
          </table:table-cell>
        </table:table-row>
        <table:table-row table:style-name="ro2">
          <table:table-cell office:value-type="float" office:value="783.619">
            <text:p>783,619</text:p>
          </table:table-cell>
          <table:table-cell office:value-type="float" office:value="1099.51">
            <text:p>1099,51</text:p>
          </table:table-cell>
          <table:table-cell office:value-type="float" office:value="1140.68">
            <text:p>1140,68</text:p>
          </table:table-cell>
        </table:table-row>
        <table:table-row table:style-name="ro2">
          <table:table-cell office:value-type="float" office:value="784.056">
            <text:p>784,056</text:p>
          </table:table-cell>
          <table:table-cell office:value-type="float" office:value="1099.65">
            <text:p>1099,65</text:p>
          </table:table-cell>
          <table:table-cell office:value-type="float" office:value="1140.76">
            <text:p>1140,76</text:p>
          </table:table-cell>
        </table:table-row>
        <table:table-row table:style-name="ro2">
          <table:table-cell office:value-type="float" office:value="784.493">
            <text:p>784,493</text:p>
          </table:table-cell>
          <table:table-cell office:value-type="float" office:value="1099.8">
            <text:p>1099,8</text:p>
          </table:table-cell>
          <table:table-cell office:value-type="float" office:value="1140.85">
            <text:p>1140,85</text:p>
          </table:table-cell>
        </table:table-row>
        <table:table-row table:style-name="ro2">
          <table:table-cell office:value-type="float" office:value="784.93">
            <text:p>784,93</text:p>
          </table:table-cell>
          <table:table-cell office:value-type="float" office:value="1099.94">
            <text:p>1099,94</text:p>
          </table:table-cell>
          <table:table-cell office:value-type="float" office:value="1140.94">
            <text:p>1140,94</text:p>
          </table:table-cell>
        </table:table-row>
        <table:table-row table:style-name="ro2">
          <table:table-cell office:value-type="float" office:value="785.366">
            <text:p>785,366</text:p>
          </table:table-cell>
          <table:table-cell office:value-type="float" office:value="1100.09">
            <text:p>1100,09</text:p>
          </table:table-cell>
          <table:table-cell office:value-type="float" office:value="1141.02">
            <text:p>1141,02</text:p>
          </table:table-cell>
        </table:table-row>
        <table:table-row table:style-name="ro2">
          <table:table-cell office:value-type="float" office:value="785.803">
            <text:p>785,803</text:p>
          </table:table-cell>
          <table:table-cell office:value-type="float" office:value="1100.23">
            <text:p>1100,23</text:p>
          </table:table-cell>
          <table:table-cell office:value-type="float" office:value="1141.11">
            <text:p>1141,11</text:p>
          </table:table-cell>
        </table:table-row>
        <table:table-row table:style-name="ro2">
          <table:table-cell office:value-type="float" office:value="786.24">
            <text:p>786,24</text:p>
          </table:table-cell>
          <table:table-cell office:value-type="float" office:value="1100.38">
            <text:p>1100,38</text:p>
          </table:table-cell>
          <table:table-cell office:value-type="float" office:value="1141.19">
            <text:p>1141,19</text:p>
          </table:table-cell>
        </table:table-row>
        <table:table-row table:style-name="ro2">
          <table:table-cell office:value-type="float" office:value="786.677">
            <text:p>786,677</text:p>
          </table:table-cell>
          <table:table-cell office:value-type="float" office:value="1100.52">
            <text:p>1100,52</text:p>
          </table:table-cell>
          <table:table-cell office:value-type="float" office:value="1141.28">
            <text:p>1141,28</text:p>
          </table:table-cell>
        </table:table-row>
        <table:table-row table:style-name="ro2">
          <table:table-cell office:value-type="float" office:value="787.114">
            <text:p>787,114</text:p>
          </table:table-cell>
          <table:table-cell office:value-type="float" office:value="1100.67">
            <text:p>1100,67</text:p>
          </table:table-cell>
          <table:table-cell office:value-type="float" office:value="1141.36">
            <text:p>1141,36</text:p>
          </table:table-cell>
        </table:table-row>
        <table:table-row table:style-name="ro2">
          <table:table-cell office:value-type="float" office:value="787.55">
            <text:p>787,55</text:p>
          </table:table-cell>
          <table:table-cell office:value-type="float" office:value="1100.81">
            <text:p>1100,81</text:p>
          </table:table-cell>
          <table:table-cell office:value-type="float" office:value="1141.45">
            <text:p>1141,45</text:p>
          </table:table-cell>
        </table:table-row>
        <table:table-row table:style-name="ro2">
          <table:table-cell office:value-type="float" office:value="787.987">
            <text:p>787,987</text:p>
          </table:table-cell>
          <table:table-cell office:value-type="float" office:value="1100.96">
            <text:p>1100,96</text:p>
          </table:table-cell>
          <table:table-cell office:value-type="float" office:value="1141.53">
            <text:p>1141,53</text:p>
          </table:table-cell>
        </table:table-row>
        <table:table-row table:style-name="ro2">
          <table:table-cell office:value-type="float" office:value="788.424">
            <text:p>788,424</text:p>
          </table:table-cell>
          <table:table-cell office:value-type="float" office:value="1101.1">
            <text:p>1101,1</text:p>
          </table:table-cell>
          <table:table-cell office:value-type="float" office:value="1141.62">
            <text:p>1141,62</text:p>
          </table:table-cell>
        </table:table-row>
        <table:table-row table:style-name="ro2">
          <table:table-cell office:value-type="float" office:value="788.861">
            <text:p>788,861</text:p>
          </table:table-cell>
          <table:table-cell office:value-type="float" office:value="1101.24">
            <text:p>1101,24</text:p>
          </table:table-cell>
          <table:table-cell office:value-type="float" office:value="1141.7">
            <text:p>1141,7</text:p>
          </table:table-cell>
        </table:table-row>
        <table:table-row table:style-name="ro2">
          <table:table-cell office:value-type="float" office:value="789.298">
            <text:p>789,298</text:p>
          </table:table-cell>
          <table:table-cell office:value-type="float" office:value="1101.39">
            <text:p>1101,39</text:p>
          </table:table-cell>
          <table:table-cell office:value-type="float" office:value="1141.79">
            <text:p>1141,79</text:p>
          </table:table-cell>
        </table:table-row>
        <table:table-row table:style-name="ro2">
          <table:table-cell office:value-type="float" office:value="789.734">
            <text:p>789,734</text:p>
          </table:table-cell>
          <table:table-cell office:value-type="float" office:value="1101.53">
            <text:p>1101,53</text:p>
          </table:table-cell>
          <table:table-cell office:value-type="float" office:value="1141.87">
            <text:p>1141,87</text:p>
          </table:table-cell>
        </table:table-row>
        <table:table-row table:style-name="ro2">
          <table:table-cell office:value-type="float" office:value="790.171">
            <text:p>790,171</text:p>
          </table:table-cell>
          <table:table-cell office:value-type="float" office:value="1101.67">
            <text:p>1101,67</text:p>
          </table:table-cell>
          <table:table-cell office:value-type="float" office:value="1141.96">
            <text:p>1141,96</text:p>
          </table:table-cell>
        </table:table-row>
        <table:table-row table:style-name="ro2">
          <table:table-cell office:value-type="float" office:value="790.608">
            <text:p>790,608</text:p>
          </table:table-cell>
          <table:table-cell office:value-type="float" office:value="1101.82">
            <text:p>1101,82</text:p>
          </table:table-cell>
          <table:table-cell office:value-type="float" office:value="1142.04">
            <text:p>1142,04</text:p>
          </table:table-cell>
        </table:table-row>
        <table:table-row table:style-name="ro2">
          <table:table-cell office:value-type="float" office:value="791.045">
            <text:p>791,045</text:p>
          </table:table-cell>
          <table:table-cell office:value-type="float" office:value="1101.96">
            <text:p>1101,96</text:p>
          </table:table-cell>
          <table:table-cell office:value-type="float" office:value="1142.13">
            <text:p>1142,13</text:p>
          </table:table-cell>
        </table:table-row>
        <table:table-row table:style-name="ro2">
          <table:table-cell office:value-type="float" office:value="791.482">
            <text:p>791,482</text:p>
          </table:table-cell>
          <table:table-cell office:value-type="float" office:value="1102.1">
            <text:p>1102,1</text:p>
          </table:table-cell>
          <table:table-cell office:value-type="float" office:value="1142.21">
            <text:p>1142,21</text:p>
          </table:table-cell>
        </table:table-row>
        <table:table-row table:style-name="ro2">
          <table:table-cell office:value-type="float" office:value="791.918">
            <text:p>791,918</text:p>
          </table:table-cell>
          <table:table-cell office:value-type="float" office:value="1102.24">
            <text:p>1102,24</text:p>
          </table:table-cell>
          <table:table-cell office:value-type="float" office:value="1142.29">
            <text:p>1142,29</text:p>
          </table:table-cell>
        </table:table-row>
        <table:table-row table:style-name="ro2">
          <table:table-cell office:value-type="float" office:value="792.355">
            <text:p>792,355</text:p>
          </table:table-cell>
          <table:table-cell office:value-type="float" office:value="1102.39">
            <text:p>1102,39</text:p>
          </table:table-cell>
          <table:table-cell office:value-type="float" office:value="1142.38">
            <text:p>1142,38</text:p>
          </table:table-cell>
        </table:table-row>
        <table:table-row table:style-name="ro2">
          <table:table-cell office:value-type="float" office:value="792.792">
            <text:p>792,792</text:p>
          </table:table-cell>
          <table:table-cell office:value-type="float" office:value="1102.53">
            <text:p>1102,53</text:p>
          </table:table-cell>
          <table:table-cell office:value-type="float" office:value="1142.46">
            <text:p>1142,46</text:p>
          </table:table-cell>
        </table:table-row>
        <table:table-row table:style-name="ro2">
          <table:table-cell office:value-type="float" office:value="793.229">
            <text:p>793,229</text:p>
          </table:table-cell>
          <table:table-cell office:value-type="float" office:value="1102.67">
            <text:p>1102,67</text:p>
          </table:table-cell>
          <table:table-cell office:value-type="float" office:value="1142.55">
            <text:p>1142,55</text:p>
          </table:table-cell>
        </table:table-row>
        <table:table-row table:style-name="ro2">
          <table:table-cell office:value-type="float" office:value="793.666">
            <text:p>793,666</text:p>
          </table:table-cell>
          <table:table-cell office:value-type="float" office:value="1102.81">
            <text:p>1102,81</text:p>
          </table:table-cell>
          <table:table-cell office:value-type="float" office:value="1142.63">
            <text:p>1142,63</text:p>
          </table:table-cell>
        </table:table-row>
        <table:table-row table:style-name="ro2">
          <table:table-cell office:value-type="float" office:value="794.102">
            <text:p>794,102</text:p>
          </table:table-cell>
          <table:table-cell office:value-type="float" office:value="1102.95">
            <text:p>1102,95</text:p>
          </table:table-cell>
          <table:table-cell office:value-type="float" office:value="1142.71">
            <text:p>1142,71</text:p>
          </table:table-cell>
        </table:table-row>
        <table:table-row table:style-name="ro2">
          <table:table-cell office:value-type="float" office:value="794.539">
            <text:p>794,539</text:p>
          </table:table-cell>
          <table:table-cell office:value-type="float" office:value="1103.09">
            <text:p>1103,09</text:p>
          </table:table-cell>
          <table:table-cell office:value-type="float" office:value="1142.8">
            <text:p>1142,8</text:p>
          </table:table-cell>
        </table:table-row>
        <table:table-row table:style-name="ro2">
          <table:table-cell office:value-type="float" office:value="794.976">
            <text:p>794,976</text:p>
          </table:table-cell>
          <table:table-cell office:value-type="float" office:value="1103.23">
            <text:p>1103,23</text:p>
          </table:table-cell>
          <table:table-cell office:value-type="float" office:value="1142.88">
            <text:p>1142,88</text:p>
          </table:table-cell>
        </table:table-row>
        <table:table-row table:style-name="ro2">
          <table:table-cell office:value-type="float" office:value="795.413">
            <text:p>795,413</text:p>
          </table:table-cell>
          <table:table-cell office:value-type="float" office:value="1103.37">
            <text:p>1103,37</text:p>
          </table:table-cell>
          <table:table-cell office:value-type="float" office:value="1142.96">
            <text:p>1142,96</text:p>
          </table:table-cell>
        </table:table-row>
        <table:table-row table:style-name="ro2">
          <table:table-cell office:value-type="float" office:value="795.85">
            <text:p>795,85</text:p>
          </table:table-cell>
          <table:table-cell office:value-type="float" office:value="1103.52">
            <text:p>1103,52</text:p>
          </table:table-cell>
          <table:table-cell office:value-type="float" office:value="1143.04">
            <text:p>1143,04</text:p>
          </table:table-cell>
        </table:table-row>
        <table:table-row table:style-name="ro2">
          <table:table-cell office:value-type="float" office:value="796.286">
            <text:p>796,286</text:p>
          </table:table-cell>
          <table:table-cell office:value-type="float" office:value="1103.66">
            <text:p>1103,66</text:p>
          </table:table-cell>
          <table:table-cell office:value-type="float" office:value="1143.13">
            <text:p>1143,13</text:p>
          </table:table-cell>
        </table:table-row>
        <table:table-row table:style-name="ro2">
          <table:table-cell office:value-type="float" office:value="796.723">
            <text:p>796,723</text:p>
          </table:table-cell>
          <table:table-cell office:value-type="float" office:value="1103.8">
            <text:p>1103,8</text:p>
          </table:table-cell>
          <table:table-cell office:value-type="float" office:value="1143.21">
            <text:p>1143,21</text:p>
          </table:table-cell>
        </table:table-row>
        <table:table-row table:style-name="ro2">
          <table:table-cell office:value-type="float" office:value="797.16">
            <text:p>797,16</text:p>
          </table:table-cell>
          <table:table-cell office:value-type="float" office:value="1103.94">
            <text:p>1103,94</text:p>
          </table:table-cell>
          <table:table-cell office:value-type="float" office:value="1143.29">
            <text:p>1143,29</text:p>
          </table:table-cell>
        </table:table-row>
        <table:table-row table:style-name="ro2">
          <table:table-cell office:value-type="float" office:value="797.597">
            <text:p>797,597</text:p>
          </table:table-cell>
          <table:table-cell office:value-type="float" office:value="1104.07">
            <text:p>1104,07</text:p>
          </table:table-cell>
          <table:table-cell office:value-type="float" office:value="1143.38">
            <text:p>1143,38</text:p>
          </table:table-cell>
        </table:table-row>
        <table:table-row table:style-name="ro2">
          <table:table-cell office:value-type="float" office:value="798.034">
            <text:p>798,034</text:p>
          </table:table-cell>
          <table:table-cell office:value-type="float" office:value="1104.21">
            <text:p>1104,21</text:p>
          </table:table-cell>
          <table:table-cell office:value-type="float" office:value="1143.46">
            <text:p>1143,46</text:p>
          </table:table-cell>
        </table:table-row>
        <table:table-row table:style-name="ro2">
          <table:table-cell office:value-type="float" office:value="798.47">
            <text:p>798,47</text:p>
          </table:table-cell>
          <table:table-cell office:value-type="float" office:value="1104.35">
            <text:p>1104,35</text:p>
          </table:table-cell>
          <table:table-cell office:value-type="float" office:value="1143.54">
            <text:p>1143,54</text:p>
          </table:table-cell>
        </table:table-row>
        <table:table-row table:style-name="ro2">
          <table:table-cell office:value-type="float" office:value="798.907">
            <text:p>798,907</text:p>
          </table:table-cell>
          <table:table-cell office:value-type="float" office:value="1104.49">
            <text:p>1104,49</text:p>
          </table:table-cell>
          <table:table-cell office:value-type="float" office:value="1143.62">
            <text:p>1143,62</text:p>
          </table:table-cell>
        </table:table-row>
        <table:table-row table:style-name="ro2">
          <table:table-cell office:value-type="float" office:value="799.344">
            <text:p>799,344</text:p>
          </table:table-cell>
          <table:table-cell office:value-type="float" office:value="1104.63">
            <text:p>1104,63</text:p>
          </table:table-cell>
          <table:table-cell office:value-type="float" office:value="1143.7">
            <text:p>1143,7</text:p>
          </table:table-cell>
        </table:table-row>
        <table:table-row table:style-name="ro2">
          <table:table-cell office:value-type="float" office:value="799.781">
            <text:p>799,781</text:p>
          </table:table-cell>
          <table:table-cell office:value-type="float" office:value="1104.77">
            <text:p>1104,77</text:p>
          </table:table-cell>
          <table:table-cell office:value-type="float" office:value="1143.79">
            <text:p>1143,79</text:p>
          </table:table-cell>
        </table:table-row>
        <table:table-row table:style-name="ro2">
          <table:table-cell office:value-type="float" office:value="800.218">
            <text:p>800,218</text:p>
          </table:table-cell>
          <table:table-cell office:value-type="float" office:value="1104.91">
            <text:p>1104,91</text:p>
          </table:table-cell>
          <table:table-cell office:value-type="float" office:value="1143.87">
            <text:p>1143,87</text:p>
          </table:table-cell>
        </table:table-row>
        <table:table-row table:style-name="ro2">
          <table:table-cell office:value-type="float" office:value="800.654">
            <text:p>800,654</text:p>
          </table:table-cell>
          <table:table-cell office:value-type="float" office:value="1105.05">
            <text:p>1105,05</text:p>
          </table:table-cell>
          <table:table-cell office:value-type="float" office:value="1143.95">
            <text:p>1143,95</text:p>
          </table:table-cell>
        </table:table-row>
        <table:table-row table:style-name="ro2">
          <table:table-cell office:value-type="float" office:value="801.091">
            <text:p>801,091</text:p>
          </table:table-cell>
          <table:table-cell office:value-type="float" office:value="1105.18">
            <text:p>1105,18</text:p>
          </table:table-cell>
          <table:table-cell office:value-type="float" office:value="1144.03">
            <text:p>1144,03</text:p>
          </table:table-cell>
        </table:table-row>
        <table:table-row table:style-name="ro2">
          <table:table-cell office:value-type="float" office:value="801.528">
            <text:p>801,528</text:p>
          </table:table-cell>
          <table:table-cell office:value-type="float" office:value="1105.32">
            <text:p>1105,32</text:p>
          </table:table-cell>
          <table:table-cell office:value-type="float" office:value="1144.11">
            <text:p>1144,11</text:p>
          </table:table-cell>
        </table:table-row>
        <table:table-row table:style-name="ro2">
          <table:table-cell office:value-type="float" office:value="801.965">
            <text:p>801,965</text:p>
          </table:table-cell>
          <table:table-cell office:value-type="float" office:value="1105.46">
            <text:p>1105,46</text:p>
          </table:table-cell>
          <table:table-cell office:value-type="float" office:value="1144.19">
            <text:p>1144,19</text:p>
          </table:table-cell>
        </table:table-row>
        <table:table-row table:style-name="ro2">
          <table:table-cell office:value-type="float" office:value="802.402">
            <text:p>802,402</text:p>
          </table:table-cell>
          <table:table-cell office:value-type="float" office:value="1105.6">
            <text:p>1105,6</text:p>
          </table:table-cell>
          <table:table-cell office:value-type="float" office:value="1144.27">
            <text:p>1144,27</text:p>
          </table:table-cell>
        </table:table-row>
        <table:table-row table:style-name="ro2">
          <table:table-cell office:value-type="float" office:value="802.838">
            <text:p>802,838</text:p>
          </table:table-cell>
          <table:table-cell office:value-type="float" office:value="1105.73">
            <text:p>1105,73</text:p>
          </table:table-cell>
          <table:table-cell office:value-type="float" office:value="1144.35">
            <text:p>1144,35</text:p>
          </table:table-cell>
        </table:table-row>
        <table:table-row table:style-name="ro2">
          <table:table-cell office:value-type="float" office:value="803.275">
            <text:p>803,275</text:p>
          </table:table-cell>
          <table:table-cell office:value-type="float" office:value="1105.87">
            <text:p>1105,87</text:p>
          </table:table-cell>
          <table:table-cell office:value-type="float" office:value="1144.44">
            <text:p>1144,44</text:p>
          </table:table-cell>
        </table:table-row>
        <table:table-row table:style-name="ro2">
          <table:table-cell office:value-type="float" office:value="803.712">
            <text:p>803,712</text:p>
          </table:table-cell>
          <table:table-cell office:value-type="float" office:value="1106.01">
            <text:p>1106,01</text:p>
          </table:table-cell>
          <table:table-cell office:value-type="float" office:value="1144.52">
            <text:p>1144,52</text:p>
          </table:table-cell>
        </table:table-row>
        <table:table-row table:style-name="ro2">
          <table:table-cell office:value-type="float" office:value="804.149">
            <text:p>804,149</text:p>
          </table:table-cell>
          <table:table-cell office:value-type="float" office:value="1106.14">
            <text:p>1106,14</text:p>
          </table:table-cell>
          <table:table-cell office:value-type="float" office:value="1144.6">
            <text:p>1144,6</text:p>
          </table:table-cell>
        </table:table-row>
        <table:table-row table:style-name="ro2">
          <table:table-cell office:value-type="float" office:value="804.586">
            <text:p>804,586</text:p>
          </table:table-cell>
          <table:table-cell office:value-type="float" office:value="1106.28">
            <text:p>1106,28</text:p>
          </table:table-cell>
          <table:table-cell office:value-type="float" office:value="1144.68">
            <text:p>1144,68</text:p>
          </table:table-cell>
        </table:table-row>
        <table:table-row table:style-name="ro2">
          <table:table-cell office:value-type="float" office:value="805.022">
            <text:p>805,022</text:p>
          </table:table-cell>
          <table:table-cell office:value-type="float" office:value="1106.42">
            <text:p>1106,42</text:p>
          </table:table-cell>
          <table:table-cell office:value-type="float" office:value="1144.76">
            <text:p>1144,76</text:p>
          </table:table-cell>
        </table:table-row>
        <table:table-row table:style-name="ro2">
          <table:table-cell office:value-type="float" office:value="805.459">
            <text:p>805,459</text:p>
          </table:table-cell>
          <table:table-cell office:value-type="float" office:value="1106.55">
            <text:p>1106,55</text:p>
          </table:table-cell>
          <table:table-cell office:value-type="float" office:value="1144.84">
            <text:p>1144,84</text:p>
          </table:table-cell>
        </table:table-row>
        <table:table-row table:style-name="ro2">
          <table:table-cell office:value-type="float" office:value="805.896">
            <text:p>805,896</text:p>
          </table:table-cell>
          <table:table-cell office:value-type="float" office:value="1106.69">
            <text:p>1106,69</text:p>
          </table:table-cell>
          <table:table-cell office:value-type="float" office:value="1144.92">
            <text:p>1144,92</text:p>
          </table:table-cell>
        </table:table-row>
        <table:table-row table:style-name="ro2">
          <table:table-cell office:value-type="float" office:value="806.333">
            <text:p>806,333</text:p>
          </table:table-cell>
          <table:table-cell office:value-type="float" office:value="1106.82">
            <text:p>1106,82</text:p>
          </table:table-cell>
          <table:table-cell office:value-type="string">
            <text:p><text:s text:c="4"/>1145</text:p>
          </table:table-cell>
        </table:table-row>
        <table:table-row table:style-name="ro2">
          <table:table-cell office:value-type="float" office:value="806.77">
            <text:p>806,77</text:p>
          </table:table-cell>
          <table:table-cell office:value-type="float" office:value="1106.96">
            <text:p>1106,96</text:p>
          </table:table-cell>
          <table:table-cell office:value-type="float" office:value="1145.08">
            <text:p>1145,08</text:p>
          </table:table-cell>
        </table:table-row>
        <table:table-row table:style-name="ro2">
          <table:table-cell office:value-type="float" office:value="807.206">
            <text:p>807,206</text:p>
          </table:table-cell>
          <table:table-cell office:value-type="float" office:value="1107.09">
            <text:p>1107,09</text:p>
          </table:table-cell>
          <table:table-cell office:value-type="float" office:value="1145.16">
            <text:p>1145,16</text:p>
          </table:table-cell>
        </table:table-row>
        <table:table-row table:style-name="ro2">
          <table:table-cell office:value-type="float" office:value="807.643">
            <text:p>807,643</text:p>
          </table:table-cell>
          <table:table-cell office:value-type="float" office:value="1107.23">
            <text:p>1107,23</text:p>
          </table:table-cell>
          <table:table-cell office:value-type="float" office:value="1145.24">
            <text:p>1145,24</text:p>
          </table:table-cell>
        </table:table-row>
        <table:table-row table:style-name="ro2">
          <table:table-cell office:value-type="float" office:value="808.08">
            <text:p>808,08</text:p>
          </table:table-cell>
          <table:table-cell office:value-type="float" office:value="1107.36">
            <text:p>1107,36</text:p>
          </table:table-cell>
          <table:table-cell office:value-type="float" office:value="1145.32">
            <text:p>1145,32</text:p>
          </table:table-cell>
        </table:table-row>
        <table:table-row table:style-name="ro2">
          <table:table-cell office:value-type="float" office:value="808.517">
            <text:p>808,517</text:p>
          </table:table-cell>
          <table:table-cell office:value-type="float" office:value="1107.5">
            <text:p>1107,5</text:p>
          </table:table-cell>
          <table:table-cell office:value-type="float" office:value="1145.4">
            <text:p>1145,4</text:p>
          </table:table-cell>
        </table:table-row>
        <table:table-row table:style-name="ro2">
          <table:table-cell office:value-type="float" office:value="808.954">
            <text:p>808,954</text:p>
          </table:table-cell>
          <table:table-cell office:value-type="float" office:value="1107.63">
            <text:p>1107,63</text:p>
          </table:table-cell>
          <table:table-cell office:value-type="float" office:value="1145.48">
            <text:p>1145,48</text:p>
          </table:table-cell>
        </table:table-row>
        <table:table-row table:style-name="ro2">
          <table:table-cell office:value-type="float" office:value="809.39">
            <text:p>809,39</text:p>
          </table:table-cell>
          <table:table-cell office:value-type="float" office:value="1107.77">
            <text:p>1107,77</text:p>
          </table:table-cell>
          <table:table-cell office:value-type="float" office:value="1145.55">
            <text:p>1145,55</text:p>
          </table:table-cell>
        </table:table-row>
        <table:table-row table:style-name="ro2">
          <table:table-cell office:value-type="float" office:value="809.827">
            <text:p>809,827</text:p>
          </table:table-cell>
          <table:table-cell office:value-type="float" office:value="1107.9">
            <text:p>1107,9</text:p>
          </table:table-cell>
          <table:table-cell office:value-type="float" office:value="1145.63">
            <text:p>1145,63</text:p>
          </table:table-cell>
        </table:table-row>
        <table:table-row table:style-name="ro2">
          <table:table-cell office:value-type="float" office:value="810.264">
            <text:p>810,264</text:p>
          </table:table-cell>
          <table:table-cell office:value-type="float" office:value="1108.03">
            <text:p>1108,03</text:p>
          </table:table-cell>
          <table:table-cell office:value-type="float" office:value="1145.71">
            <text:p>1145,71</text:p>
          </table:table-cell>
        </table:table-row>
        <table:table-row table:style-name="ro2">
          <table:table-cell office:value-type="float" office:value="810.701">
            <text:p>810,701</text:p>
          </table:table-cell>
          <table:table-cell office:value-type="float" office:value="1108.17">
            <text:p>1108,17</text:p>
          </table:table-cell>
          <table:table-cell office:value-type="float" office:value="1145.79">
            <text:p>1145,79</text:p>
          </table:table-cell>
        </table:table-row>
        <table:table-row table:style-name="ro2">
          <table:table-cell office:value-type="float" office:value="811.138">
            <text:p>811,138</text:p>
          </table:table-cell>
          <table:table-cell office:value-type="float" office:value="1108.3">
            <text:p>1108,3</text:p>
          </table:table-cell>
          <table:table-cell office:value-type="float" office:value="1145.87">
            <text:p>1145,87</text:p>
          </table:table-cell>
        </table:table-row>
        <table:table-row table:style-name="ro2">
          <table:table-cell office:value-type="float" office:value="811.574">
            <text:p>811,574</text:p>
          </table:table-cell>
          <table:table-cell office:value-type="float" office:value="1108.43">
            <text:p>1108,43</text:p>
          </table:table-cell>
          <table:table-cell office:value-type="float" office:value="1145.95">
            <text:p>1145,95</text:p>
          </table:table-cell>
        </table:table-row>
        <table:table-row table:style-name="ro2">
          <table:table-cell office:value-type="float" office:value="812.011">
            <text:p>812,011</text:p>
          </table:table-cell>
          <table:table-cell office:value-type="float" office:value="1108.57">
            <text:p>1108,57</text:p>
          </table:table-cell>
          <table:table-cell office:value-type="float" office:value="1146.03">
            <text:p>1146,03</text:p>
          </table:table-cell>
        </table:table-row>
        <table:table-row table:style-name="ro2">
          <table:table-cell office:value-type="float" office:value="812.448">
            <text:p>812,448</text:p>
          </table:table-cell>
          <table:table-cell office:value-type="float" office:value="1108.7">
            <text:p>1108,7</text:p>
          </table:table-cell>
          <table:table-cell office:value-type="float" office:value="1146.11">
            <text:p>1146,11</text:p>
          </table:table-cell>
        </table:table-row>
        <table:table-row table:style-name="ro2">
          <table:table-cell office:value-type="float" office:value="812.885">
            <text:p>812,885</text:p>
          </table:table-cell>
          <table:table-cell office:value-type="float" office:value="1108.83">
            <text:p>1108,83</text:p>
          </table:table-cell>
          <table:table-cell office:value-type="float" office:value="1146.18">
            <text:p>1146,18</text:p>
          </table:table-cell>
        </table:table-row>
        <table:table-row table:style-name="ro2">
          <table:table-cell office:value-type="float" office:value="813.322">
            <text:p>813,322</text:p>
          </table:table-cell>
          <table:table-cell office:value-type="float" office:value="1108.97">
            <text:p>1108,97</text:p>
          </table:table-cell>
          <table:table-cell office:value-type="float" office:value="1146.26">
            <text:p>1146,26</text:p>
          </table:table-cell>
        </table:table-row>
        <table:table-row table:style-name="ro2">
          <table:table-cell office:value-type="float" office:value="813.758">
            <text:p>813,758</text:p>
          </table:table-cell>
          <table:table-cell office:value-type="float" office:value="1109.1">
            <text:p>1109,1</text:p>
          </table:table-cell>
          <table:table-cell office:value-type="float" office:value="1146.34">
            <text:p>1146,34</text:p>
          </table:table-cell>
        </table:table-row>
        <table:table-row table:style-name="ro2">
          <table:table-cell office:value-type="float" office:value="814.195">
            <text:p>814,195</text:p>
          </table:table-cell>
          <table:table-cell office:value-type="float" office:value="1109.23">
            <text:p>1109,23</text:p>
          </table:table-cell>
          <table:table-cell office:value-type="float" office:value="1146.42">
            <text:p>1146,42</text:p>
          </table:table-cell>
        </table:table-row>
        <table:table-row table:style-name="ro2">
          <table:table-cell office:value-type="float" office:value="814.632">
            <text:p>814,632</text:p>
          </table:table-cell>
          <table:table-cell office:value-type="float" office:value="1109.36">
            <text:p>1109,36</text:p>
          </table:table-cell>
          <table:table-cell office:value-type="float" office:value="1146.5">
            <text:p>1146,5</text:p>
          </table:table-cell>
        </table:table-row>
        <table:table-row table:style-name="ro2">
          <table:table-cell office:value-type="float" office:value="815.069">
            <text:p>815,069</text:p>
          </table:table-cell>
          <table:table-cell office:value-type="float" office:value="1109.49">
            <text:p>1109,49</text:p>
          </table:table-cell>
          <table:table-cell office:value-type="float" office:value="1146.57">
            <text:p>1146,57</text:p>
          </table:table-cell>
        </table:table-row>
        <table:table-row table:style-name="ro2">
          <table:table-cell office:value-type="float" office:value="815.506">
            <text:p>815,506</text:p>
          </table:table-cell>
          <table:table-cell office:value-type="float" office:value="1109.62">
            <text:p>1109,62</text:p>
          </table:table-cell>
          <table:table-cell office:value-type="float" office:value="1146.65">
            <text:p>1146,65</text:p>
          </table:table-cell>
        </table:table-row>
        <table:table-row table:style-name="ro2">
          <table:table-cell office:value-type="float" office:value="815.942">
            <text:p>815,942</text:p>
          </table:table-cell>
          <table:table-cell office:value-type="float" office:value="1109.76">
            <text:p>1109,76</text:p>
          </table:table-cell>
          <table:table-cell office:value-type="float" office:value="1146.73">
            <text:p>1146,73</text:p>
          </table:table-cell>
        </table:table-row>
        <table:table-row table:style-name="ro2">
          <table:table-cell office:value-type="float" office:value="816.379">
            <text:p>816,379</text:p>
          </table:table-cell>
          <table:table-cell office:value-type="float" office:value="1109.89">
            <text:p>1109,89</text:p>
          </table:table-cell>
          <table:table-cell office:value-type="float" office:value="1146.81">
            <text:p>1146,81</text:p>
          </table:table-cell>
        </table:table-row>
        <table:table-row table:style-name="ro2">
          <table:table-cell office:value-type="float" office:value="816.816">
            <text:p>816,816</text:p>
          </table:table-cell>
          <table:table-cell office:value-type="float" office:value="1110.02">
            <text:p>1110,02</text:p>
          </table:table-cell>
          <table:table-cell office:value-type="float" office:value="1146.88">
            <text:p>1146,88</text:p>
          </table:table-cell>
        </table:table-row>
        <table:table-row table:style-name="ro2">
          <table:table-cell office:value-type="float" office:value="817.253">
            <text:p>817,253</text:p>
          </table:table-cell>
          <table:table-cell office:value-type="float" office:value="1110.15">
            <text:p>1110,15</text:p>
          </table:table-cell>
          <table:table-cell office:value-type="float" office:value="1146.96">
            <text:p>1146,96</text:p>
          </table:table-cell>
        </table:table-row>
        <table:table-row table:style-name="ro2">
          <table:table-cell office:value-type="float" office:value="817.69">
            <text:p>817,69</text:p>
          </table:table-cell>
          <table:table-cell office:value-type="float" office:value="1110.28">
            <text:p>1110,28</text:p>
          </table:table-cell>
          <table:table-cell office:value-type="float" office:value="1147.04">
            <text:p>1147,04</text:p>
          </table:table-cell>
        </table:table-row>
        <table:table-row table:style-name="ro2">
          <table:table-cell office:value-type="float" office:value="818.126">
            <text:p>818,126</text:p>
          </table:table-cell>
          <table:table-cell office:value-type="float" office:value="1110.41">
            <text:p>1110,41</text:p>
          </table:table-cell>
          <table:table-cell office:value-type="float" office:value="1147.11">
            <text:p>1147,11</text:p>
          </table:table-cell>
        </table:table-row>
        <table:table-row table:style-name="ro2">
          <table:table-cell office:value-type="float" office:value="818.563">
            <text:p>818,563</text:p>
          </table:table-cell>
          <table:table-cell office:value-type="float" office:value="1110.54">
            <text:p>1110,54</text:p>
          </table:table-cell>
          <table:table-cell office:value-type="float" office:value="1147.19">
            <text:p>1147,19</text:p>
          </table:table-cell>
        </table:table-row>
        <table:table-row table:style-name="ro2">
          <table:table-cell office:value-type="string">
            <text:p><text:s text:c="5"/>819</text:p>
          </table:table-cell>
          <table:table-cell office:value-type="float" office:value="1110.67">
            <text:p>1110,67</text:p>
          </table:table-cell>
          <table:table-cell office:value-type="float" office:value="1147.27">
            <text:p>1147,27</text:p>
          </table:table-cell>
        </table:table-row>
        <table:table-row table:style-name="ro2">
          <table:table-cell office:value-type="float" office:value="819.437">
            <text:p>819,437</text:p>
          </table:table-cell>
          <table:table-cell office:value-type="float" office:value="1110.8">
            <text:p>1110,8</text:p>
          </table:table-cell>
          <table:table-cell office:value-type="float" office:value="1147.34">
            <text:p>1147,34</text:p>
          </table:table-cell>
        </table:table-row>
        <table:table-row table:style-name="ro2">
          <table:table-cell office:value-type="float" office:value="819.874">
            <text:p>819,874</text:p>
          </table:table-cell>
          <table:table-cell office:value-type="float" office:value="1110.93">
            <text:p>1110,93</text:p>
          </table:table-cell>
          <table:table-cell office:value-type="float" office:value="1147.42">
            <text:p>1147,42</text:p>
          </table:table-cell>
        </table:table-row>
        <table:table-row table:style-name="ro2">
          <table:table-cell office:value-type="float" office:value="820.31">
            <text:p>820,31</text:p>
          </table:table-cell>
          <table:table-cell office:value-type="float" office:value="1111.06">
            <text:p>1111,06</text:p>
          </table:table-cell>
          <table:table-cell office:value-type="float" office:value="1147.5">
            <text:p>1147,5</text:p>
          </table:table-cell>
        </table:table-row>
        <table:table-row table:style-name="ro2">
          <table:table-cell office:value-type="float" office:value="820.747">
            <text:p>820,747</text:p>
          </table:table-cell>
          <table:table-cell office:value-type="float" office:value="1111.19">
            <text:p>1111,19</text:p>
          </table:table-cell>
          <table:table-cell office:value-type="float" office:value="1147.57">
            <text:p>1147,57</text:p>
          </table:table-cell>
        </table:table-row>
        <table:table-row table:style-name="ro2">
          <table:table-cell office:value-type="float" office:value="821.184">
            <text:p>821,184</text:p>
          </table:table-cell>
          <table:table-cell office:value-type="float" office:value="1111.32">
            <text:p>1111,32</text:p>
          </table:table-cell>
          <table:table-cell office:value-type="float" office:value="1147.65">
            <text:p>1147,65</text:p>
          </table:table-cell>
        </table:table-row>
        <table:table-row table:style-name="ro2">
          <table:table-cell office:value-type="float" office:value="821.621">
            <text:p>821,621</text:p>
          </table:table-cell>
          <table:table-cell office:value-type="float" office:value="1111.45">
            <text:p>1111,45</text:p>
          </table:table-cell>
          <table:table-cell office:value-type="float" office:value="1147.73">
            <text:p>1147,73</text:p>
          </table:table-cell>
        </table:table-row>
        <table:table-row table:style-name="ro2">
          <table:table-cell office:value-type="float" office:value="822.058">
            <text:p>822,058</text:p>
          </table:table-cell>
          <table:table-cell office:value-type="float" office:value="1111.57">
            <text:p>1111,57</text:p>
          </table:table-cell>
          <table:table-cell office:value-type="float" office:value="1147.8">
            <text:p>1147,8</text:p>
          </table:table-cell>
        </table:table-row>
        <table:table-row table:style-name="ro2">
          <table:table-cell office:value-type="float" office:value="822.494">
            <text:p>822,494</text:p>
          </table:table-cell>
          <table:table-cell office:value-type="float" office:value="1111.7">
            <text:p>1111,7</text:p>
          </table:table-cell>
          <table:table-cell office:value-type="float" office:value="1147.88">
            <text:p>1147,88</text:p>
          </table:table-cell>
        </table:table-row>
        <table:table-row table:style-name="ro2">
          <table:table-cell office:value-type="float" office:value="822.931">
            <text:p>822,931</text:p>
          </table:table-cell>
          <table:table-cell office:value-type="float" office:value="1111.83">
            <text:p>1111,83</text:p>
          </table:table-cell>
          <table:table-cell office:value-type="float" office:value="1147.95">
            <text:p>1147,95</text:p>
          </table:table-cell>
        </table:table-row>
        <table:table-row table:style-name="ro2">
          <table:table-cell office:value-type="float" office:value="823.368">
            <text:p>823,368</text:p>
          </table:table-cell>
          <table:table-cell office:value-type="float" office:value="1111.96">
            <text:p>1111,96</text:p>
          </table:table-cell>
          <table:table-cell office:value-type="float" office:value="1148.03">
            <text:p>1148,03</text:p>
          </table:table-cell>
        </table:table-row>
        <table:table-row table:style-name="ro2">
          <table:table-cell office:value-type="float" office:value="823.805">
            <text:p>823,805</text:p>
          </table:table-cell>
          <table:table-cell office:value-type="float" office:value="1112.09">
            <text:p>1112,09</text:p>
          </table:table-cell>
          <table:table-cell office:value-type="float" office:value="1148.1">
            <text:p>1148,1</text:p>
          </table:table-cell>
        </table:table-row>
        <table:table-row table:style-name="ro2">
          <table:table-cell office:value-type="float" office:value="824.242">
            <text:p>824,242</text:p>
          </table:table-cell>
          <table:table-cell office:value-type="float" office:value="1112.21">
            <text:p>1112,21</text:p>
          </table:table-cell>
          <table:table-cell office:value-type="float" office:value="1148.18">
            <text:p>1148,18</text:p>
          </table:table-cell>
        </table:table-row>
        <table:table-row table:style-name="ro2">
          <table:table-cell office:value-type="float" office:value="824.678">
            <text:p>824,678</text:p>
          </table:table-cell>
          <table:table-cell office:value-type="float" office:value="1112.34">
            <text:p>1112,34</text:p>
          </table:table-cell>
          <table:table-cell office:value-type="float" office:value="1148.26">
            <text:p>1148,26</text:p>
          </table:table-cell>
        </table:table-row>
        <table:table-row table:style-name="ro2">
          <table:table-cell office:value-type="float" office:value="825.115">
            <text:p>825,115</text:p>
          </table:table-cell>
          <table:table-cell office:value-type="float" office:value="1112.47">
            <text:p>1112,47</text:p>
          </table:table-cell>
          <table:table-cell office:value-type="float" office:value="1148.33">
            <text:p>1148,33</text:p>
          </table:table-cell>
        </table:table-row>
        <table:table-row table:style-name="ro2">
          <table:table-cell office:value-type="float" office:value="825.552">
            <text:p>825,552</text:p>
          </table:table-cell>
          <table:table-cell office:value-type="float" office:value="1112.6">
            <text:p>1112,6</text:p>
          </table:table-cell>
          <table:table-cell office:value-type="float" office:value="1148.41">
            <text:p>1148,41</text:p>
          </table:table-cell>
        </table:table-row>
        <table:table-row table:style-name="ro2">
          <table:table-cell office:value-type="float" office:value="825.989">
            <text:p>825,989</text:p>
          </table:table-cell>
          <table:table-cell office:value-type="float" office:value="1112.72">
            <text:p>1112,72</text:p>
          </table:table-cell>
          <table:table-cell office:value-type="float" office:value="1148.48">
            <text:p>1148,48</text:p>
          </table:table-cell>
        </table:table-row>
        <table:table-row table:style-name="ro2">
          <table:table-cell office:value-type="float" office:value="826.426">
            <text:p>826,426</text:p>
          </table:table-cell>
          <table:table-cell office:value-type="float" office:value="1112.85">
            <text:p>1112,85</text:p>
          </table:table-cell>
          <table:table-cell office:value-type="float" office:value="1148.56">
            <text:p>1148,56</text:p>
          </table:table-cell>
        </table:table-row>
        <table:table-row table:style-name="ro2">
          <table:table-cell office:value-type="float" office:value="826.862">
            <text:p>826,862</text:p>
          </table:table-cell>
          <table:table-cell office:value-type="float" office:value="1112.98">
            <text:p>1112,98</text:p>
          </table:table-cell>
          <table:table-cell office:value-type="float" office:value="1148.63">
            <text:p>1148,63</text:p>
          </table:table-cell>
        </table:table-row>
        <table:table-row table:style-name="ro2">
          <table:table-cell office:value-type="float" office:value="827.299">
            <text:p>827,299</text:p>
          </table:table-cell>
          <table:table-cell office:value-type="float" office:value="1113.1">
            <text:p>1113,1</text:p>
          </table:table-cell>
          <table:table-cell office:value-type="float" office:value="1148.7">
            <text:p>1148,7</text:p>
          </table:table-cell>
        </table:table-row>
        <table:table-row table:style-name="ro2">
          <table:table-cell office:value-type="float" office:value="827.736">
            <text:p>827,736</text:p>
          </table:table-cell>
          <table:table-cell office:value-type="float" office:value="1113.23">
            <text:p>1113,23</text:p>
          </table:table-cell>
          <table:table-cell office:value-type="float" office:value="1148.78">
            <text:p>1148,78</text:p>
          </table:table-cell>
        </table:table-row>
        <table:table-row table:style-name="ro2">
          <table:table-cell office:value-type="float" office:value="828.173">
            <text:p>828,173</text:p>
          </table:table-cell>
          <table:table-cell office:value-type="float" office:value="1113.36">
            <text:p>1113,36</text:p>
          </table:table-cell>
          <table:table-cell office:value-type="float" office:value="1148.85">
            <text:p>1148,85</text:p>
          </table:table-cell>
        </table:table-row>
        <table:table-row table:style-name="ro2">
          <table:table-cell office:value-type="float" office:value="828.61">
            <text:p>828,61</text:p>
          </table:table-cell>
          <table:table-cell office:value-type="float" office:value="1113.48">
            <text:p>1113,48</text:p>
          </table:table-cell>
          <table:table-cell office:value-type="float" office:value="1148.93">
            <text:p>1148,93</text:p>
          </table:table-cell>
        </table:table-row>
        <table:table-row table:style-name="ro2">
          <table:table-cell office:value-type="float" office:value="829.046">
            <text:p>829,046</text:p>
          </table:table-cell>
          <table:table-cell office:value-type="float" office:value="1113.61">
            <text:p>1113,61</text:p>
          </table:table-cell>
          <table:table-cell office:value-type="string">
            <text:p><text:s text:c="4"/>1149</text:p>
          </table:table-cell>
        </table:table-row>
        <table:table-row table:style-name="ro2">
          <table:table-cell office:value-type="float" office:value="829.483">
            <text:p>829,483</text:p>
          </table:table-cell>
          <table:table-cell office:value-type="float" office:value="1113.73">
            <text:p>1113,73</text:p>
          </table:table-cell>
          <table:table-cell office:value-type="float" office:value="1149.08">
            <text:p>1149,08</text:p>
          </table:table-cell>
        </table:table-row>
        <table:table-row table:style-name="ro2">
          <table:table-cell office:value-type="float" office:value="829.92">
            <text:p>829,92</text:p>
          </table:table-cell>
          <table:table-cell office:value-type="float" office:value="1113.86">
            <text:p>1113,86</text:p>
          </table:table-cell>
          <table:table-cell office:value-type="float" office:value="1149.15">
            <text:p>1149,15</text:p>
          </table:table-cell>
        </table:table-row>
        <table:table-row table:style-name="ro2">
          <table:table-cell office:value-type="float" office:value="830.357">
            <text:p>830,357</text:p>
          </table:table-cell>
          <table:table-cell office:value-type="float" office:value="1113.98">
            <text:p>1113,98</text:p>
          </table:table-cell>
          <table:table-cell office:value-type="float" office:value="1149.22">
            <text:p>1149,22</text:p>
          </table:table-cell>
        </table:table-row>
        <table:table-row table:style-name="ro2">
          <table:table-cell office:value-type="float" office:value="830.794">
            <text:p>830,794</text:p>
          </table:table-cell>
          <table:table-cell office:value-type="float" office:value="1114.11">
            <text:p>1114,11</text:p>
          </table:table-cell>
          <table:table-cell office:value-type="float" office:value="1149.3">
            <text:p>1149,3</text:p>
          </table:table-cell>
        </table:table-row>
        <table:table-row table:style-name="ro2">
          <table:table-cell office:value-type="float" office:value="831.23">
            <text:p>831,23</text:p>
          </table:table-cell>
          <table:table-cell office:value-type="float" office:value="1114.23">
            <text:p>1114,23</text:p>
          </table:table-cell>
          <table:table-cell office:value-type="float" office:value="1149.37">
            <text:p>1149,37</text:p>
          </table:table-cell>
        </table:table-row>
        <table:table-row table:style-name="ro2">
          <table:table-cell office:value-type="float" office:value="831.667">
            <text:p>831,667</text:p>
          </table:table-cell>
          <table:table-cell office:value-type="float" office:value="1114.36">
            <text:p>1114,36</text:p>
          </table:table-cell>
          <table:table-cell office:value-type="float" office:value="1149.44">
            <text:p>1149,44</text:p>
          </table:table-cell>
        </table:table-row>
        <table:table-row table:style-name="ro2">
          <table:table-cell office:value-type="float" office:value="832.104">
            <text:p>832,104</text:p>
          </table:table-cell>
          <table:table-cell office:value-type="float" office:value="1114.48">
            <text:p>1114,48</text:p>
          </table:table-cell>
          <table:table-cell office:value-type="float" office:value="1149.52">
            <text:p>1149,52</text:p>
          </table:table-cell>
        </table:table-row>
        <table:table-row table:style-name="ro2">
          <table:table-cell office:value-type="float" office:value="832.541">
            <text:p>832,541</text:p>
          </table:table-cell>
          <table:table-cell office:value-type="float" office:value="1114.61">
            <text:p>1114,61</text:p>
          </table:table-cell>
          <table:table-cell office:value-type="float" office:value="1149.59">
            <text:p>1149,59</text:p>
          </table:table-cell>
        </table:table-row>
        <table:table-row table:style-name="ro2">
          <table:table-cell office:value-type="float" office:value="832.978">
            <text:p>832,978</text:p>
          </table:table-cell>
          <table:table-cell office:value-type="float" office:value="1114.73">
            <text:p>1114,73</text:p>
          </table:table-cell>
          <table:table-cell office:value-type="float" office:value="1149.66">
            <text:p>1149,66</text:p>
          </table:table-cell>
        </table:table-row>
        <table:table-row table:style-name="ro2">
          <table:table-cell office:value-type="float" office:value="833.414">
            <text:p>833,414</text:p>
          </table:table-cell>
          <table:table-cell office:value-type="float" office:value="1114.85">
            <text:p>1114,85</text:p>
          </table:table-cell>
          <table:table-cell office:value-type="float" office:value="1149.74">
            <text:p>1149,74</text:p>
          </table:table-cell>
        </table:table-row>
        <table:table-row table:style-name="ro2">
          <table:table-cell office:value-type="float" office:value="833.851">
            <text:p>833,851</text:p>
          </table:table-cell>
          <table:table-cell office:value-type="float" office:value="1114.98">
            <text:p>1114,98</text:p>
          </table:table-cell>
          <table:table-cell office:value-type="float" office:value="1149.81">
            <text:p>1149,81</text:p>
          </table:table-cell>
        </table:table-row>
        <table:table-row table:style-name="ro2">
          <table:table-cell office:value-type="float" office:value="834.288">
            <text:p>834,288</text:p>
          </table:table-cell>
          <table:table-cell office:value-type="float" office:value="1115.1">
            <text:p>1115,1</text:p>
          </table:table-cell>
          <table:table-cell office:value-type="float" office:value="1149.88">
            <text:p>1149,88</text:p>
          </table:table-cell>
        </table:table-row>
        <table:table-row table:style-name="ro2">
          <table:table-cell office:value-type="float" office:value="834.725">
            <text:p>834,725</text:p>
          </table:table-cell>
          <table:table-cell office:value-type="float" office:value="1115.22">
            <text:p>1115,22</text:p>
          </table:table-cell>
          <table:table-cell office:value-type="float" office:value="1149.96">
            <text:p>1149,96</text:p>
          </table:table-cell>
        </table:table-row>
        <table:table-row table:style-name="ro2">
          <table:table-cell office:value-type="float" office:value="835.162">
            <text:p>835,162</text:p>
          </table:table-cell>
          <table:table-cell office:value-type="float" office:value="1115.35">
            <text:p>1115,35</text:p>
          </table:table-cell>
          <table:table-cell office:value-type="float" office:value="1150.03">
            <text:p>1150,03</text:p>
          </table:table-cell>
        </table:table-row>
        <table:table-row table:style-name="ro2">
          <table:table-cell office:value-type="float" office:value="835.598">
            <text:p>835,598</text:p>
          </table:table-cell>
          <table:table-cell office:value-type="float" office:value="1115.47">
            <text:p>1115,47</text:p>
          </table:table-cell>
          <table:table-cell office:value-type="float" office:value="1150.1">
            <text:p>1150,1</text:p>
          </table:table-cell>
        </table:table-row>
        <table:table-row table:style-name="ro2">
          <table:table-cell office:value-type="float" office:value="836.035">
            <text:p>836,035</text:p>
          </table:table-cell>
          <table:table-cell office:value-type="float" office:value="1115.59">
            <text:p>1115,59</text:p>
          </table:table-cell>
          <table:table-cell office:value-type="float" office:value="1150.17">
            <text:p>1150,17</text:p>
          </table:table-cell>
        </table:table-row>
        <table:table-row table:style-name="ro2">
          <table:table-cell office:value-type="float" office:value="836.472">
            <text:p>836,472</text:p>
          </table:table-cell>
          <table:table-cell office:value-type="float" office:value="1115.72">
            <text:p>1115,72</text:p>
          </table:table-cell>
          <table:table-cell office:value-type="float" office:value="1150.25">
            <text:p>1150,25</text:p>
          </table:table-cell>
        </table:table-row>
        <table:table-row table:style-name="ro2">
          <table:table-cell office:value-type="float" office:value="836.909">
            <text:p>836,909</text:p>
          </table:table-cell>
          <table:table-cell office:value-type="float" office:value="1115.84">
            <text:p>1115,84</text:p>
          </table:table-cell>
          <table:table-cell office:value-type="float" office:value="1150.32">
            <text:p>1150,32</text:p>
          </table:table-cell>
        </table:table-row>
        <table:table-row table:style-name="ro2">
          <table:table-cell office:value-type="float" office:value="837.346">
            <text:p>837,346</text:p>
          </table:table-cell>
          <table:table-cell office:value-type="float" office:value="1115.96">
            <text:p>1115,96</text:p>
          </table:table-cell>
          <table:table-cell office:value-type="float" office:value="1150.39">
            <text:p>1150,39</text:p>
          </table:table-cell>
        </table:table-row>
        <table:table-row table:style-name="ro2">
          <table:table-cell office:value-type="float" office:value="837.782">
            <text:p>837,782</text:p>
          </table:table-cell>
          <table:table-cell office:value-type="float" office:value="1116.08">
            <text:p>1116,08</text:p>
          </table:table-cell>
          <table:table-cell office:value-type="float" office:value="1150.46">
            <text:p>1150,46</text:p>
          </table:table-cell>
        </table:table-row>
        <table:table-row table:style-name="ro2">
          <table:table-cell office:value-type="float" office:value="838.219">
            <text:p>838,219</text:p>
          </table:table-cell>
          <table:table-cell office:value-type="float" office:value="1116.2">
            <text:p>1116,2</text:p>
          </table:table-cell>
          <table:table-cell office:value-type="float" office:value="1150.54">
            <text:p>1150,54</text:p>
          </table:table-cell>
        </table:table-row>
        <table:table-row table:style-name="ro2">
          <table:table-cell office:value-type="float" office:value="838.656">
            <text:p>838,656</text:p>
          </table:table-cell>
          <table:table-cell office:value-type="float" office:value="1116.33">
            <text:p>1116,33</text:p>
          </table:table-cell>
          <table:table-cell office:value-type="float" office:value="1150.61">
            <text:p>1150,61</text:p>
          </table:table-cell>
        </table:table-row>
        <table:table-row table:style-name="ro2">
          <table:table-cell office:value-type="float" office:value="839.093">
            <text:p>839,093</text:p>
          </table:table-cell>
          <table:table-cell office:value-type="float" office:value="1116.45">
            <text:p>1116,45</text:p>
          </table:table-cell>
          <table:table-cell office:value-type="float" office:value="1150.68">
            <text:p>1150,68</text:p>
          </table:table-cell>
        </table:table-row>
        <table:table-row table:style-name="ro2">
          <table:table-cell office:value-type="float" office:value="839.53">
            <text:p>839,53</text:p>
          </table:table-cell>
          <table:table-cell office:value-type="float" office:value="1116.57">
            <text:p>1116,57</text:p>
          </table:table-cell>
          <table:table-cell office:value-type="float" office:value="1150.75">
            <text:p>1150,75</text:p>
          </table:table-cell>
        </table:table-row>
        <table:table-row table:style-name="ro2">
          <table:table-cell office:value-type="float" office:value="839.966">
            <text:p>839,966</text:p>
          </table:table-cell>
          <table:table-cell office:value-type="float" office:value="1116.69">
            <text:p>1116,69</text:p>
          </table:table-cell>
          <table:table-cell office:value-type="float" office:value="1150.82">
            <text:p>1150,82</text:p>
          </table:table-cell>
        </table:table-row>
        <table:table-row table:style-name="ro2">
          <table:table-cell office:value-type="float" office:value="840.403">
            <text:p>840,403</text:p>
          </table:table-cell>
          <table:table-cell office:value-type="float" office:value="1116.81">
            <text:p>1116,81</text:p>
          </table:table-cell>
          <table:table-cell office:value-type="float" office:value="1150.89">
            <text:p>1150,89</text:p>
          </table:table-cell>
        </table:table-row>
        <table:table-row table:style-name="ro2">
          <table:table-cell office:value-type="float" office:value="840.84">
            <text:p>840,84</text:p>
          </table:table-cell>
          <table:table-cell office:value-type="float" office:value="1116.93">
            <text:p>1116,93</text:p>
          </table:table-cell>
          <table:table-cell office:value-type="float" office:value="1150.96">
            <text:p>1150,96</text:p>
          </table:table-cell>
        </table:table-row>
        <table:table-row table:style-name="ro2">
          <table:table-cell office:value-type="float" office:value="841.277">
            <text:p>841,277</text:p>
          </table:table-cell>
          <table:table-cell office:value-type="float" office:value="1117.05">
            <text:p>1117,05</text:p>
          </table:table-cell>
          <table:table-cell office:value-type="float" office:value="1151.04">
            <text:p>1151,04</text:p>
          </table:table-cell>
        </table:table-row>
        <table:table-row table:style-name="ro2">
          <table:table-cell office:value-type="float" office:value="841.714">
            <text:p>841,714</text:p>
          </table:table-cell>
          <table:table-cell office:value-type="float" office:value="1117.17">
            <text:p>1117,17</text:p>
          </table:table-cell>
          <table:table-cell office:value-type="float" office:value="1151.11">
            <text:p>1151,11</text:p>
          </table:table-cell>
        </table:table-row>
        <table:table-row table:style-name="ro2">
          <table:table-cell office:value-type="float" office:value="842.15">
            <text:p>842,15</text:p>
          </table:table-cell>
          <table:table-cell office:value-type="float" office:value="1117.29">
            <text:p>1117,29</text:p>
          </table:table-cell>
          <table:table-cell office:value-type="float" office:value="1151.18">
            <text:p>1151,18</text:p>
          </table:table-cell>
        </table:table-row>
        <table:table-row table:style-name="ro2">
          <table:table-cell office:value-type="float" office:value="842.587">
            <text:p>842,587</text:p>
          </table:table-cell>
          <table:table-cell office:value-type="float" office:value="1117.41">
            <text:p>1117,41</text:p>
          </table:table-cell>
          <table:table-cell office:value-type="float" office:value="1151.25">
            <text:p>1151,25</text:p>
          </table:table-cell>
        </table:table-row>
        <table:table-row table:style-name="ro2">
          <table:table-cell office:value-type="float" office:value="843.024">
            <text:p>843,024</text:p>
          </table:table-cell>
          <table:table-cell office:value-type="float" office:value="1117.53">
            <text:p>1117,53</text:p>
          </table:table-cell>
          <table:table-cell office:value-type="float" office:value="1151.32">
            <text:p>1151,32</text:p>
          </table:table-cell>
        </table:table-row>
        <table:table-row table:style-name="ro2">
          <table:table-cell office:value-type="float" office:value="843.461">
            <text:p>843,461</text:p>
          </table:table-cell>
          <table:table-cell office:value-type="float" office:value="1117.65">
            <text:p>1117,65</text:p>
          </table:table-cell>
          <table:table-cell office:value-type="float" office:value="1151.39">
            <text:p>1151,39</text:p>
          </table:table-cell>
        </table:table-row>
        <table:table-row table:style-name="ro2">
          <table:table-cell office:value-type="float" office:value="843.898">
            <text:p>843,898</text:p>
          </table:table-cell>
          <table:table-cell office:value-type="float" office:value="1117.77">
            <text:p>1117,77</text:p>
          </table:table-cell>
          <table:table-cell office:value-type="float" office:value="1151.46">
            <text:p>1151,46</text:p>
          </table:table-cell>
        </table:table-row>
        <table:table-row table:style-name="ro2">
          <table:table-cell office:value-type="float" office:value="844.334">
            <text:p>844,334</text:p>
          </table:table-cell>
          <table:table-cell office:value-type="float" office:value="1117.89">
            <text:p>1117,89</text:p>
          </table:table-cell>
          <table:table-cell office:value-type="float" office:value="1151.53">
            <text:p>1151,53</text:p>
          </table:table-cell>
        </table:table-row>
        <table:table-row table:style-name="ro2">
          <table:table-cell office:value-type="float" office:value="844.771">
            <text:p>844,771</text:p>
          </table:table-cell>
          <table:table-cell office:value-type="float" office:value="1118.01">
            <text:p>1118,01</text:p>
          </table:table-cell>
          <table:table-cell office:value-type="float" office:value="1151.6">
            <text:p>1151,6</text:p>
          </table:table-cell>
        </table:table-row>
        <table:table-row table:style-name="ro2">
          <table:table-cell office:value-type="float" office:value="845.208">
            <text:p>845,208</text:p>
          </table:table-cell>
          <table:table-cell office:value-type="float" office:value="1118.13">
            <text:p>1118,13</text:p>
          </table:table-cell>
          <table:table-cell office:value-type="float" office:value="1151.67">
            <text:p>1151,67</text:p>
          </table:table-cell>
        </table:table-row>
        <table:table-row table:style-name="ro2">
          <table:table-cell office:value-type="float" office:value="845.645">
            <text:p>845,645</text:p>
          </table:table-cell>
          <table:table-cell office:value-type="float" office:value="1118.25">
            <text:p>1118,25</text:p>
          </table:table-cell>
          <table:table-cell office:value-type="float" office:value="1151.74">
            <text:p>1151,74</text:p>
          </table:table-cell>
        </table:table-row>
        <table:table-row table:style-name="ro2">
          <table:table-cell office:value-type="float" office:value="846.082">
            <text:p>846,082</text:p>
          </table:table-cell>
          <table:table-cell office:value-type="float" office:value="1118.37">
            <text:p>1118,37</text:p>
          </table:table-cell>
          <table:table-cell office:value-type="float" office:value="1151.81">
            <text:p>1151,81</text:p>
          </table:table-cell>
        </table:table-row>
        <table:table-row table:style-name="ro2">
          <table:table-cell office:value-type="float" office:value="846.518">
            <text:p>846,518</text:p>
          </table:table-cell>
          <table:table-cell office:value-type="float" office:value="1118.49">
            <text:p>1118,49</text:p>
          </table:table-cell>
          <table:table-cell office:value-type="float" office:value="1151.88">
            <text:p>1151,88</text:p>
          </table:table-cell>
        </table:table-row>
        <table:table-row table:style-name="ro2">
          <table:table-cell office:value-type="float" office:value="846.955">
            <text:p>846,955</text:p>
          </table:table-cell>
          <table:table-cell office:value-type="float" office:value="1118.61">
            <text:p>1118,61</text:p>
          </table:table-cell>
          <table:table-cell office:value-type="float" office:value="1151.95">
            <text:p>1151,95</text:p>
          </table:table-cell>
        </table:table-row>
        <table:table-row table:style-name="ro2">
          <table:table-cell office:value-type="float" office:value="847.392">
            <text:p>847,392</text:p>
          </table:table-cell>
          <table:table-cell office:value-type="float" office:value="1118.72">
            <text:p>1118,72</text:p>
          </table:table-cell>
          <table:table-cell office:value-type="float" office:value="1152.02">
            <text:p>1152,02</text:p>
          </table:table-cell>
        </table:table-row>
        <table:table-row table:style-name="ro2">
          <table:table-cell office:value-type="float" office:value="847.829">
            <text:p>847,829</text:p>
          </table:table-cell>
          <table:table-cell office:value-type="float" office:value="1118.84">
            <text:p>1118,84</text:p>
          </table:table-cell>
          <table:table-cell office:value-type="float" office:value="1152.09">
            <text:p>1152,09</text:p>
          </table:table-cell>
        </table:table-row>
        <table:table-row table:style-name="ro2">
          <table:table-cell office:value-type="float" office:value="848.266">
            <text:p>848,266</text:p>
          </table:table-cell>
          <table:table-cell office:value-type="float" office:value="1118.96">
            <text:p>1118,96</text:p>
          </table:table-cell>
          <table:table-cell office:value-type="float" office:value="1152.16">
            <text:p>1152,16</text:p>
          </table:table-cell>
        </table:table-row>
        <table:table-row table:style-name="ro2">
          <table:table-cell office:value-type="float" office:value="848.702">
            <text:p>848,702</text:p>
          </table:table-cell>
          <table:table-cell office:value-type="float" office:value="1119.08">
            <text:p>1119,08</text:p>
          </table:table-cell>
          <table:table-cell office:value-type="float" office:value="1152.23">
            <text:p>1152,23</text:p>
          </table:table-cell>
        </table:table-row>
        <table:table-row table:style-name="ro2">
          <table:table-cell office:value-type="float" office:value="849.139">
            <text:p>849,139</text:p>
          </table:table-cell>
          <table:table-cell office:value-type="float" office:value="1119.2">
            <text:p>1119,2</text:p>
          </table:table-cell>
          <table:table-cell office:value-type="float" office:value="1152.3">
            <text:p>1152,3</text:p>
          </table:table-cell>
        </table:table-row>
        <table:table-row table:style-name="ro2">
          <table:table-cell office:value-type="float" office:value="849.576">
            <text:p>849,576</text:p>
          </table:table-cell>
          <table:table-cell office:value-type="float" office:value="1119.31">
            <text:p>1119,31</text:p>
          </table:table-cell>
          <table:table-cell office:value-type="float" office:value="1152.37">
            <text:p>1152,37</text:p>
          </table:table-cell>
        </table:table-row>
        <table:table-row table:style-name="ro2">
          <table:table-cell office:value-type="float" office:value="850.013">
            <text:p>850,013</text:p>
          </table:table-cell>
          <table:table-cell office:value-type="float" office:value="1119.43">
            <text:p>1119,43</text:p>
          </table:table-cell>
          <table:table-cell office:value-type="float" office:value="1152.44">
            <text:p>1152,44</text:p>
          </table:table-cell>
        </table:table-row>
        <table:table-row table:style-name="ro2">
          <table:table-cell office:value-type="float" office:value="850.45">
            <text:p>850,45</text:p>
          </table:table-cell>
          <table:table-cell office:value-type="float" office:value="1119.55">
            <text:p>1119,55</text:p>
          </table:table-cell>
          <table:table-cell office:value-type="float" office:value="1152.51">
            <text:p>1152,51</text:p>
          </table:table-cell>
        </table:table-row>
        <table:table-row table:style-name="ro2">
          <table:table-cell office:value-type="float" office:value="850.886">
            <text:p>850,886</text:p>
          </table:table-cell>
          <table:table-cell office:value-type="float" office:value="1119.66">
            <text:p>1119,66</text:p>
          </table:table-cell>
          <table:table-cell office:value-type="float" office:value="1152.58">
            <text:p>1152,58</text:p>
          </table:table-cell>
        </table:table-row>
        <table:table-row table:style-name="ro2">
          <table:table-cell office:value-type="float" office:value="851.323">
            <text:p>851,323</text:p>
          </table:table-cell>
          <table:table-cell office:value-type="float" office:value="1119.78">
            <text:p>1119,78</text:p>
          </table:table-cell>
          <table:table-cell office:value-type="float" office:value="1152.65">
            <text:p>1152,65</text:p>
          </table:table-cell>
        </table:table-row>
        <table:table-row table:style-name="ro2">
          <table:table-cell office:value-type="float" office:value="851.76">
            <text:p>851,76</text:p>
          </table:table-cell>
          <table:table-cell office:value-type="float" office:value="1119.9">
            <text:p>1119,9</text:p>
          </table:table-cell>
          <table:table-cell office:value-type="float" office:value="1152.71">
            <text:p>1152,71</text:p>
          </table:table-cell>
        </table:table-row>
        <table:table-row table:style-name="ro2">
          <table:table-cell office:value-type="float" office:value="852.197">
            <text:p>852,197</text:p>
          </table:table-cell>
          <table:table-cell office:value-type="float" office:value="1120.01">
            <text:p>1120,01</text:p>
          </table:table-cell>
          <table:table-cell office:value-type="float" office:value="1152.78">
            <text:p>1152,78</text:p>
          </table:table-cell>
        </table:table-row>
        <table:table-row table:style-name="ro2">
          <table:table-cell office:value-type="float" office:value="852.634">
            <text:p>852,634</text:p>
          </table:table-cell>
          <table:table-cell office:value-type="float" office:value="1120.13">
            <text:p>1120,13</text:p>
          </table:table-cell>
          <table:table-cell office:value-type="float" office:value="1152.85">
            <text:p>1152,85</text:p>
          </table:table-cell>
        </table:table-row>
        <table:table-row table:style-name="ro2">
          <table:table-cell office:value-type="float" office:value="853.07">
            <text:p>853,07</text:p>
          </table:table-cell>
          <table:table-cell office:value-type="float" office:value="1120.25">
            <text:p>1120,25</text:p>
          </table:table-cell>
          <table:table-cell office:value-type="float" office:value="1152.92">
            <text:p>1152,92</text:p>
          </table:table-cell>
        </table:table-row>
        <table:table-row table:style-name="ro2">
          <table:table-cell office:value-type="float" office:value="853.507">
            <text:p>853,507</text:p>
          </table:table-cell>
          <table:table-cell office:value-type="float" office:value="1120.36">
            <text:p>1120,36</text:p>
          </table:table-cell>
          <table:table-cell office:value-type="float" office:value="1152.99">
            <text:p>1152,99</text:p>
          </table:table-cell>
        </table:table-row>
        <table:table-row table:style-name="ro2">
          <table:table-cell office:value-type="float" office:value="853.944">
            <text:p>853,944</text:p>
          </table:table-cell>
          <table:table-cell office:value-type="float" office:value="1120.48">
            <text:p>1120,48</text:p>
          </table:table-cell>
          <table:table-cell office:value-type="float" office:value="1153.06">
            <text:p>1153,06</text:p>
          </table:table-cell>
        </table:table-row>
        <table:table-row table:style-name="ro2">
          <table:table-cell office:value-type="float" office:value="854.381">
            <text:p>854,381</text:p>
          </table:table-cell>
          <table:table-cell office:value-type="float" office:value="1120.59">
            <text:p>1120,59</text:p>
          </table:table-cell>
          <table:table-cell office:value-type="float" office:value="1153.13">
            <text:p>1153,13</text:p>
          </table:table-cell>
        </table:table-row>
        <table:table-row table:style-name="ro2">
          <table:table-cell office:value-type="float" office:value="854.818">
            <text:p>854,818</text:p>
          </table:table-cell>
          <table:table-cell office:value-type="float" office:value="1120.71">
            <text:p>1120,71</text:p>
          </table:table-cell>
          <table:table-cell office:value-type="float" office:value="1153.19">
            <text:p>1153,19</text:p>
          </table:table-cell>
        </table:table-row>
        <table:table-row table:style-name="ro2">
          <table:table-cell office:value-type="float" office:value="855.254">
            <text:p>855,254</text:p>
          </table:table-cell>
          <table:table-cell office:value-type="float" office:value="1120.82">
            <text:p>1120,82</text:p>
          </table:table-cell>
          <table:table-cell office:value-type="float" office:value="1153.26">
            <text:p>1153,26</text:p>
          </table:table-cell>
        </table:table-row>
        <table:table-row table:style-name="ro2">
          <table:table-cell office:value-type="float" office:value="855.691">
            <text:p>855,691</text:p>
          </table:table-cell>
          <table:table-cell office:value-type="float" office:value="1120.94">
            <text:p>1120,94</text:p>
          </table:table-cell>
          <table:table-cell office:value-type="float" office:value="1153.33">
            <text:p>1153,33</text:p>
          </table:table-cell>
        </table:table-row>
        <table:table-row table:style-name="ro2">
          <table:table-cell office:value-type="float" office:value="856.128">
            <text:p>856,128</text:p>
          </table:table-cell>
          <table:table-cell office:value-type="float" office:value="1121.05">
            <text:p>1121,05</text:p>
          </table:table-cell>
          <table:table-cell office:value-type="float" office:value="1153.4">
            <text:p>1153,4</text:p>
          </table:table-cell>
        </table:table-row>
        <table:table-row table:style-name="ro2">
          <table:table-cell office:value-type="float" office:value="856.565">
            <text:p>856,565</text:p>
          </table:table-cell>
          <table:table-cell office:value-type="float" office:value="1121.17">
            <text:p>1121,17</text:p>
          </table:table-cell>
          <table:table-cell office:value-type="float" office:value="1153.47">
            <text:p>1153,47</text:p>
          </table:table-cell>
        </table:table-row>
        <table:table-row table:style-name="ro2">
          <table:table-cell office:value-type="float" office:value="857.002">
            <text:p>857,002</text:p>
          </table:table-cell>
          <table:table-cell office:value-type="float" office:value="1121.28">
            <text:p>1121,28</text:p>
          </table:table-cell>
          <table:table-cell office:value-type="float" office:value="1153.53">
            <text:p>1153,53</text:p>
          </table:table-cell>
        </table:table-row>
        <table:table-row table:style-name="ro2">
          <table:table-cell office:value-type="float" office:value="857.438">
            <text:p>857,438</text:p>
          </table:table-cell>
          <table:table-cell office:value-type="float" office:value="1121.4">
            <text:p>1121,4</text:p>
          </table:table-cell>
          <table:table-cell office:value-type="float" office:value="1153.6">
            <text:p>1153,6</text:p>
          </table:table-cell>
        </table:table-row>
        <table:table-row table:style-name="ro2">
          <table:table-cell office:value-type="float" office:value="857.875">
            <text:p>857,875</text:p>
          </table:table-cell>
          <table:table-cell office:value-type="float" office:value="1121.51">
            <text:p>1121,51</text:p>
          </table:table-cell>
          <table:table-cell office:value-type="float" office:value="1153.67">
            <text:p>1153,67</text:p>
          </table:table-cell>
        </table:table-row>
        <table:table-row table:style-name="ro2">
          <table:table-cell office:value-type="float" office:value="858.312">
            <text:p>858,312</text:p>
          </table:table-cell>
          <table:table-cell office:value-type="float" office:value="1121.62">
            <text:p>1121,62</text:p>
          </table:table-cell>
          <table:table-cell office:value-type="float" office:value="1153.73">
            <text:p>1153,73</text:p>
          </table:table-cell>
        </table:table-row>
        <table:table-row table:style-name="ro2">
          <table:table-cell office:value-type="float" office:value="858.749">
            <text:p>858,749</text:p>
          </table:table-cell>
          <table:table-cell office:value-type="float" office:value="1121.74">
            <text:p>1121,74</text:p>
          </table:table-cell>
          <table:table-cell office:value-type="float" office:value="1153.8">
            <text:p>1153,8</text:p>
          </table:table-cell>
        </table:table-row>
        <table:table-row table:style-name="ro2">
          <table:table-cell office:value-type="float" office:value="859.186">
            <text:p>859,186</text:p>
          </table:table-cell>
          <table:table-cell office:value-type="float" office:value="1121.85">
            <text:p>1121,85</text:p>
          </table:table-cell>
          <table:table-cell office:value-type="float" office:value="1153.87">
            <text:p>1153,87</text:p>
          </table:table-cell>
        </table:table-row>
        <table:table-row table:style-name="ro2">
          <table:table-cell office:value-type="float" office:value="859.622">
            <text:p>859,622</text:p>
          </table:table-cell>
          <table:table-cell office:value-type="float" office:value="1121.97">
            <text:p>1121,97</text:p>
          </table:table-cell>
          <table:table-cell office:value-type="float" office:value="1153.94">
            <text:p>1153,94</text:p>
          </table:table-cell>
        </table:table-row>
        <table:table-row table:style-name="ro2">
          <table:table-cell office:value-type="float" office:value="860.059">
            <text:p>860,059</text:p>
          </table:table-cell>
          <table:table-cell office:value-type="float" office:value="1122.08">
            <text:p>1122,08</text:p>
          </table:table-cell>
          <table:table-cell office:value-type="string">
            <text:p><text:s text:c="4"/>1154</text:p>
          </table:table-cell>
        </table:table-row>
        <table:table-row table:style-name="ro2">
          <table:table-cell office:value-type="float" office:value="860.496">
            <text:p>860,496</text:p>
          </table:table-cell>
          <table:table-cell office:value-type="float" office:value="1122.19">
            <text:p>1122,19</text:p>
          </table:table-cell>
          <table:table-cell office:value-type="float" office:value="1154.07">
            <text:p>1154,07</text:p>
          </table:table-cell>
        </table:table-row>
        <table:table-row table:style-name="ro2">
          <table:table-cell office:value-type="float" office:value="860.933">
            <text:p>860,933</text:p>
          </table:table-cell>
          <table:table-cell office:value-type="float" office:value="1122.31">
            <text:p>1122,31</text:p>
          </table:table-cell>
          <table:table-cell office:value-type="float" office:value="1154.14">
            <text:p>1154,14</text:p>
          </table:table-cell>
        </table:table-row>
        <table:table-row table:style-name="ro2">
          <table:table-cell office:value-type="float" office:value="861.37">
            <text:p>861,37</text:p>
          </table:table-cell>
          <table:table-cell office:value-type="float" office:value="1122.42">
            <text:p>1122,42</text:p>
          </table:table-cell>
          <table:table-cell office:value-type="float" office:value="1154.2">
            <text:p>1154,2</text:p>
          </table:table-cell>
        </table:table-row>
        <table:table-row table:style-name="ro2">
          <table:table-cell office:value-type="float" office:value="861.806">
            <text:p>861,806</text:p>
          </table:table-cell>
          <table:table-cell office:value-type="float" office:value="1122.53">
            <text:p>1122,53</text:p>
          </table:table-cell>
          <table:table-cell office:value-type="float" office:value="1154.27">
            <text:p>1154,27</text:p>
          </table:table-cell>
        </table:table-row>
        <table:table-row table:style-name="ro2">
          <table:table-cell office:value-type="float" office:value="862.243">
            <text:p>862,243</text:p>
          </table:table-cell>
          <table:table-cell office:value-type="float" office:value="1122.64">
            <text:p>1122,64</text:p>
          </table:table-cell>
          <table:table-cell office:value-type="float" office:value="1154.34">
            <text:p>1154,34</text:p>
          </table:table-cell>
        </table:table-row>
        <table:table-row table:style-name="ro2">
          <table:table-cell office:value-type="float" office:value="862.68">
            <text:p>862,68</text:p>
          </table:table-cell>
          <table:table-cell office:value-type="float" office:value="1122.76">
            <text:p>1122,76</text:p>
          </table:table-cell>
          <table:table-cell office:value-type="float" office:value="1154.4">
            <text:p>1154,4</text:p>
          </table:table-cell>
        </table:table-row>
        <table:table-row table:style-name="ro2">
          <table:table-cell office:value-type="float" office:value="863.117">
            <text:p>863,117</text:p>
          </table:table-cell>
          <table:table-cell office:value-type="float" office:value="1122.87">
            <text:p>1122,87</text:p>
          </table:table-cell>
          <table:table-cell office:value-type="float" office:value="1154.47">
            <text:p>1154,47</text:p>
          </table:table-cell>
        </table:table-row>
        <table:table-row table:style-name="ro2">
          <table:table-cell office:value-type="float" office:value="863.554">
            <text:p>863,554</text:p>
          </table:table-cell>
          <table:table-cell office:value-type="float" office:value="1122.98">
            <text:p>1122,98</text:p>
          </table:table-cell>
          <table:table-cell office:value-type="float" office:value="1154.53">
            <text:p>1154,53</text:p>
          </table:table-cell>
        </table:table-row>
        <table:table-row table:style-name="ro2">
          <table:table-cell office:value-type="float" office:value="863.99">
            <text:p>863,99</text:p>
          </table:table-cell>
          <table:table-cell office:value-type="float" office:value="1123.09">
            <text:p>1123,09</text:p>
          </table:table-cell>
          <table:table-cell office:value-type="float" office:value="1154.6">
            <text:p>1154,6</text:p>
          </table:table-cell>
        </table:table-row>
        <table:table-row table:style-name="ro2">
          <table:table-cell office:value-type="float" office:value="864.427">
            <text:p>864,427</text:p>
          </table:table-cell>
          <table:table-cell office:value-type="float" office:value="1123.2">
            <text:p>1123,2</text:p>
          </table:table-cell>
          <table:table-cell office:value-type="float" office:value="1154.67">
            <text:p>1154,67</text:p>
          </table:table-cell>
        </table:table-row>
        <table:table-row table:style-name="ro2">
          <table:table-cell office:value-type="float" office:value="864.864">
            <text:p>864,864</text:p>
          </table:table-cell>
          <table:table-cell office:value-type="float" office:value="1123.32">
            <text:p>1123,32</text:p>
          </table:table-cell>
          <table:table-cell office:value-type="float" office:value="1154.73">
            <text:p>1154,73</text:p>
          </table:table-cell>
        </table:table-row>
        <table:table-row table:style-name="ro2">
          <table:table-cell office:value-type="float" office:value="865.301">
            <text:p>865,301</text:p>
          </table:table-cell>
          <table:table-cell office:value-type="float" office:value="1123.43">
            <text:p>1123,43</text:p>
          </table:table-cell>
          <table:table-cell office:value-type="float" office:value="1154.8">
            <text:p>1154,8</text:p>
          </table:table-cell>
        </table:table-row>
        <table:table-row table:style-name="ro2">
          <table:table-cell office:value-type="float" office:value="865.738">
            <text:p>865,738</text:p>
          </table:table-cell>
          <table:table-cell office:value-type="float" office:value="1123.54">
            <text:p>1123,54</text:p>
          </table:table-cell>
          <table:table-cell office:value-type="float" office:value="1154.86">
            <text:p>1154,86</text:p>
          </table:table-cell>
        </table:table-row>
        <table:table-row table:style-name="ro2">
          <table:table-cell office:value-type="float" office:value="866.174">
            <text:p>866,174</text:p>
          </table:table-cell>
          <table:table-cell office:value-type="float" office:value="1123.65">
            <text:p>1123,65</text:p>
          </table:table-cell>
          <table:table-cell office:value-type="float" office:value="1154.93">
            <text:p>1154,93</text:p>
          </table:table-cell>
        </table:table-row>
        <table:table-row table:style-name="ro2">
          <table:table-cell office:value-type="float" office:value="866.611">
            <text:p>866,611</text:p>
          </table:table-cell>
          <table:table-cell office:value-type="float" office:value="1123.76">
            <text:p>1123,76</text:p>
          </table:table-cell>
          <table:table-cell office:value-type="string">
            <text:p><text:s text:c="4"/>1155</text:p>
          </table:table-cell>
        </table:table-row>
        <table:table-row table:style-name="ro2">
          <table:table-cell office:value-type="float" office:value="867.048">
            <text:p>867,048</text:p>
          </table:table-cell>
          <table:table-cell office:value-type="float" office:value="1123.87">
            <text:p>1123,87</text:p>
          </table:table-cell>
          <table:table-cell office:value-type="float" office:value="1155.06">
            <text:p>1155,06</text:p>
          </table:table-cell>
        </table:table-row>
        <table:table-row table:style-name="ro2">
          <table:table-cell office:value-type="float" office:value="867.485">
            <text:p>867,485</text:p>
          </table:table-cell>
          <table:table-cell office:value-type="float" office:value="1123.98">
            <text:p>1123,98</text:p>
          </table:table-cell>
          <table:table-cell office:value-type="float" office:value="1155.13">
            <text:p>1155,13</text:p>
          </table:table-cell>
        </table:table-row>
        <table:table-row table:style-name="ro2">
          <table:table-cell office:value-type="float" office:value="867.922">
            <text:p>867,922</text:p>
          </table:table-cell>
          <table:table-cell office:value-type="float" office:value="1124.09">
            <text:p>1124,09</text:p>
          </table:table-cell>
          <table:table-cell office:value-type="float" office:value="1155.19">
            <text:p>1155,19</text:p>
          </table:table-cell>
        </table:table-row>
        <table:table-row table:style-name="ro2">
          <table:table-cell office:value-type="float" office:value="868.358">
            <text:p>868,358</text:p>
          </table:table-cell>
          <table:table-cell office:value-type="float" office:value="1124.2">
            <text:p>1124,2</text:p>
          </table:table-cell>
          <table:table-cell office:value-type="float" office:value="1155.26">
            <text:p>1155,26</text:p>
          </table:table-cell>
        </table:table-row>
        <table:table-row table:style-name="ro2">
          <table:table-cell office:value-type="float" office:value="868.795">
            <text:p>868,795</text:p>
          </table:table-cell>
          <table:table-cell office:value-type="float" office:value="1124.31">
            <text:p>1124,31</text:p>
          </table:table-cell>
          <table:table-cell office:value-type="float" office:value="1155.32">
            <text:p>1155,32</text:p>
          </table:table-cell>
        </table:table-row>
        <table:table-row table:style-name="ro2">
          <table:table-cell office:value-type="float" office:value="869.232">
            <text:p>869,232</text:p>
          </table:table-cell>
          <table:table-cell office:value-type="float" office:value="1124.42">
            <text:p>1124,42</text:p>
          </table:table-cell>
          <table:table-cell office:value-type="float" office:value="1155.39">
            <text:p>1155,39</text:p>
          </table:table-cell>
        </table:table-row>
        <table:table-row table:style-name="ro2">
          <table:table-cell office:value-type="float" office:value="869.669">
            <text:p>869,669</text:p>
          </table:table-cell>
          <table:table-cell office:value-type="float" office:value="1124.53">
            <text:p>1124,53</text:p>
          </table:table-cell>
          <table:table-cell office:value-type="float" office:value="1155.45">
            <text:p>1155,45</text:p>
          </table:table-cell>
        </table:table-row>
        <table:table-row table:style-name="ro2">
          <table:table-cell office:value-type="float" office:value="870.106">
            <text:p>870,106</text:p>
          </table:table-cell>
          <table:table-cell office:value-type="float" office:value="1124.64">
            <text:p>1124,64</text:p>
          </table:table-cell>
          <table:table-cell office:value-type="float" office:value="1155.52">
            <text:p>1155,52</text:p>
          </table:table-cell>
        </table:table-row>
        <table:table-row table:style-name="ro2">
          <table:table-cell office:value-type="float" office:value="870.542">
            <text:p>870,542</text:p>
          </table:table-cell>
          <table:table-cell office:value-type="float" office:value="1124.75">
            <text:p>1124,75</text:p>
          </table:table-cell>
          <table:table-cell office:value-type="float" office:value="1155.58">
            <text:p>1155,58</text:p>
          </table:table-cell>
        </table:table-row>
        <table:table-row table:style-name="ro2">
          <table:table-cell office:value-type="float" office:value="870.979">
            <text:p>870,979</text:p>
          </table:table-cell>
          <table:table-cell office:value-type="float" office:value="1124.86">
            <text:p>1124,86</text:p>
          </table:table-cell>
          <table:table-cell office:value-type="float" office:value="1155.64">
            <text:p>1155,64</text:p>
          </table:table-cell>
        </table:table-row>
        <table:table-row table:style-name="ro2">
          <table:table-cell office:value-type="float" office:value="871.416">
            <text:p>871,416</text:p>
          </table:table-cell>
          <table:table-cell office:value-type="float" office:value="1124.97">
            <text:p>1124,97</text:p>
          </table:table-cell>
          <table:table-cell office:value-type="float" office:value="1155.71">
            <text:p>1155,71</text:p>
          </table:table-cell>
        </table:table-row>
        <table:table-row table:style-name="ro2">
          <table:table-cell office:value-type="float" office:value="871.853">
            <text:p>871,853</text:p>
          </table:table-cell>
          <table:table-cell office:value-type="float" office:value="1125.08">
            <text:p>1125,08</text:p>
          </table:table-cell>
          <table:table-cell office:value-type="float" office:value="1155.77">
            <text:p>1155,77</text:p>
          </table:table-cell>
        </table:table-row>
        <table:table-row table:style-name="ro2">
          <table:table-cell office:value-type="float" office:value="872.29">
            <text:p>872,29</text:p>
          </table:table-cell>
          <table:table-cell office:value-type="float" office:value="1125.19">
            <text:p>1125,19</text:p>
          </table:table-cell>
          <table:table-cell office:value-type="float" office:value="1155.84">
            <text:p>1155,84</text:p>
          </table:table-cell>
        </table:table-row>
        <table:table-row table:style-name="ro2">
          <table:table-cell office:value-type="float" office:value="872.726">
            <text:p>872,726</text:p>
          </table:table-cell>
          <table:table-cell office:value-type="float" office:value="1125.3">
            <text:p>1125,3</text:p>
          </table:table-cell>
          <table:table-cell office:value-type="float" office:value="1155.9">
            <text:p>1155,9</text:p>
          </table:table-cell>
        </table:table-row>
        <table:table-row table:style-name="ro2">
          <table:table-cell office:value-type="float" office:value="873.163">
            <text:p>873,163</text:p>
          </table:table-cell>
          <table:table-cell office:value-type="float" office:value="1125.4">
            <text:p>1125,4</text:p>
          </table:table-cell>
          <table:table-cell office:value-type="float" office:value="1155.97">
            <text:p>1155,97</text:p>
          </table:table-cell>
        </table:table-row>
        <table:table-row table:style-name="ro2">
          <table:table-cell office:value-type="float" office:value="873.6">
            <text:p>873,6</text:p>
          </table:table-cell>
          <table:table-cell office:value-type="float" office:value="1125.51">
            <text:p>1125,51</text:p>
          </table:table-cell>
          <table:table-cell office:value-type="float" office:value="1156.03">
            <text:p>1156,03</text:p>
          </table:table-cell>
        </table:table-row>
        <table:table-row table:style-name="ro2">
          <table:table-cell office:value-type="float" office:value="874.037">
            <text:p>874,037</text:p>
          </table:table-cell>
          <table:table-cell office:value-type="float" office:value="1125.62">
            <text:p>1125,62</text:p>
          </table:table-cell>
          <table:table-cell office:value-type="float" office:value="1156.09">
            <text:p>1156,09</text:p>
          </table:table-cell>
        </table:table-row>
        <table:table-row table:style-name="ro2">
          <table:table-cell office:value-type="float" office:value="874.474">
            <text:p>874,474</text:p>
          </table:table-cell>
          <table:table-cell office:value-type="float" office:value="1125.73">
            <text:p>1125,73</text:p>
          </table:table-cell>
          <table:table-cell office:value-type="float" office:value="1156.16">
            <text:p>1156,16</text:p>
          </table:table-cell>
        </table:table-row>
        <table:table-row table:style-name="ro2">
          <table:table-cell office:value-type="float" office:value="874.91">
            <text:p>874,91</text:p>
          </table:table-cell>
          <table:table-cell office:value-type="float" office:value="1125.84">
            <text:p>1125,84</text:p>
          </table:table-cell>
          <table:table-cell office:value-type="float" office:value="1156.22">
            <text:p>1156,22</text:p>
          </table:table-cell>
        </table:table-row>
        <table:table-row table:style-name="ro2">
          <table:table-cell office:value-type="float" office:value="875.347">
            <text:p>875,347</text:p>
          </table:table-cell>
          <table:table-cell office:value-type="float" office:value="1125.94">
            <text:p>1125,94</text:p>
          </table:table-cell>
          <table:table-cell office:value-type="float" office:value="1156.28">
            <text:p>1156,28</text:p>
          </table:table-cell>
        </table:table-row>
        <table:table-row table:style-name="ro2">
          <table:table-cell office:value-type="float" office:value="875.784">
            <text:p>875,784</text:p>
          </table:table-cell>
          <table:table-cell office:value-type="float" office:value="1126.05">
            <text:p>1126,05</text:p>
          </table:table-cell>
          <table:table-cell office:value-type="float" office:value="1156.35">
            <text:p>1156,35</text:p>
          </table:table-cell>
        </table:table-row>
        <table:table-row table:style-name="ro2">
          <table:table-cell office:value-type="float" office:value="876.221">
            <text:p>876,221</text:p>
          </table:table-cell>
          <table:table-cell office:value-type="float" office:value="1126.16">
            <text:p>1126,16</text:p>
          </table:table-cell>
          <table:table-cell office:value-type="float" office:value="1156.41">
            <text:p>1156,41</text:p>
          </table:table-cell>
        </table:table-row>
        <table:table-row table:style-name="ro2">
          <table:table-cell office:value-type="float" office:value="876.658">
            <text:p>876,658</text:p>
          </table:table-cell>
          <table:table-cell office:value-type="float" office:value="1126.27">
            <text:p>1126,27</text:p>
          </table:table-cell>
          <table:table-cell office:value-type="float" office:value="1156.48">
            <text:p>1156,48</text:p>
          </table:table-cell>
        </table:table-row>
        <table:table-row table:style-name="ro2">
          <table:table-cell office:value-type="float" office:value="877.094">
            <text:p>877,094</text:p>
          </table:table-cell>
          <table:table-cell office:value-type="float" office:value="1126.37">
            <text:p>1126,37</text:p>
          </table:table-cell>
          <table:table-cell office:value-type="float" office:value="1156.54">
            <text:p>1156,54</text:p>
          </table:table-cell>
        </table:table-row>
        <table:table-row table:style-name="ro2">
          <table:table-cell office:value-type="float" office:value="877.531">
            <text:p>877,531</text:p>
          </table:table-cell>
          <table:table-cell office:value-type="float" office:value="1126.48">
            <text:p>1126,48</text:p>
          </table:table-cell>
          <table:table-cell office:value-type="float" office:value="1156.6">
            <text:p>1156,6</text:p>
          </table:table-cell>
        </table:table-row>
        <table:table-row table:style-name="ro2">
          <table:table-cell office:value-type="float" office:value="877.968">
            <text:p>877,968</text:p>
          </table:table-cell>
          <table:table-cell office:value-type="float" office:value="1126.59">
            <text:p>1126,59</text:p>
          </table:table-cell>
          <table:table-cell office:value-type="float" office:value="1156.66">
            <text:p>1156,66</text:p>
          </table:table-cell>
        </table:table-row>
        <table:table-row table:style-name="ro2">
          <table:table-cell office:value-type="float" office:value="878.405">
            <text:p>878,405</text:p>
          </table:table-cell>
          <table:table-cell office:value-type="float" office:value="1126.69">
            <text:p>1126,69</text:p>
          </table:table-cell>
          <table:table-cell office:value-type="float" office:value="1156.73">
            <text:p>1156,73</text:p>
          </table:table-cell>
        </table:table-row>
        <table:table-row table:style-name="ro2">
          <table:table-cell office:value-type="float" office:value="878.842">
            <text:p>878,842</text:p>
          </table:table-cell>
          <table:table-cell office:value-type="float" office:value="1126.8">
            <text:p>1126,8</text:p>
          </table:table-cell>
          <table:table-cell office:value-type="float" office:value="1156.79">
            <text:p>1156,79</text:p>
          </table:table-cell>
        </table:table-row>
        <table:table-row table:style-name="ro2">
          <table:table-cell office:value-type="float" office:value="879.278">
            <text:p>879,278</text:p>
          </table:table-cell>
          <table:table-cell office:value-type="float" office:value="1126.91">
            <text:p>1126,91</text:p>
          </table:table-cell>
          <table:table-cell office:value-type="float" office:value="1156.85">
            <text:p>1156,85</text:p>
          </table:table-cell>
        </table:table-row>
        <table:table-row table:style-name="ro2">
          <table:table-cell office:value-type="float" office:value="879.715">
            <text:p>879,715</text:p>
          </table:table-cell>
          <table:table-cell office:value-type="float" office:value="1127.01">
            <text:p>1127,01</text:p>
          </table:table-cell>
          <table:table-cell office:value-type="float" office:value="1156.92">
            <text:p>1156,92</text:p>
          </table:table-cell>
        </table:table-row>
        <table:table-row table:style-name="ro2">
          <table:table-cell office:value-type="float" office:value="880.152">
            <text:p>880,152</text:p>
          </table:table-cell>
          <table:table-cell office:value-type="float" office:value="1127.12">
            <text:p>1127,12</text:p>
          </table:table-cell>
          <table:table-cell office:value-type="float" office:value="1156.98">
            <text:p>1156,98</text:p>
          </table:table-cell>
        </table:table-row>
        <table:table-row table:style-name="ro2">
          <table:table-cell office:value-type="float" office:value="880.589">
            <text:p>880,589</text:p>
          </table:table-cell>
          <table:table-cell office:value-type="float" office:value="1127.23">
            <text:p>1127,23</text:p>
          </table:table-cell>
          <table:table-cell office:value-type="float" office:value="1157.04">
            <text:p>1157,04</text:p>
          </table:table-cell>
        </table:table-row>
        <table:table-row table:style-name="ro2">
          <table:table-cell office:value-type="float" office:value="881.026">
            <text:p>881,026</text:p>
          </table:table-cell>
          <table:table-cell office:value-type="float" office:value="1127.33">
            <text:p>1127,33</text:p>
          </table:table-cell>
          <table:table-cell office:value-type="float" office:value="1157.1">
            <text:p>1157,1</text:p>
          </table:table-cell>
        </table:table-row>
        <table:table-row table:style-name="ro2">
          <table:table-cell office:value-type="float" office:value="881.462">
            <text:p>881,462</text:p>
          </table:table-cell>
          <table:table-cell office:value-type="float" office:value="1127.44">
            <text:p>1127,44</text:p>
          </table:table-cell>
          <table:table-cell office:value-type="float" office:value="1157.17">
            <text:p>1157,17</text:p>
          </table:table-cell>
        </table:table-row>
        <table:table-row table:style-name="ro2">
          <table:table-cell office:value-type="float" office:value="881.899">
            <text:p>881,899</text:p>
          </table:table-cell>
          <table:table-cell office:value-type="float" office:value="1127.54">
            <text:p>1127,54</text:p>
          </table:table-cell>
          <table:table-cell office:value-type="float" office:value="1157.23">
            <text:p>1157,23</text:p>
          </table:table-cell>
        </table:table-row>
        <table:table-row table:style-name="ro2">
          <table:table-cell office:value-type="float" office:value="882.336">
            <text:p>882,336</text:p>
          </table:table-cell>
          <table:table-cell office:value-type="float" office:value="1127.65">
            <text:p>1127,65</text:p>
          </table:table-cell>
          <table:table-cell office:value-type="float" office:value="1157.29">
            <text:p>1157,29</text:p>
          </table:table-cell>
        </table:table-row>
        <table:table-row table:style-name="ro2">
          <table:table-cell office:value-type="float" office:value="882.773">
            <text:p>882,773</text:p>
          </table:table-cell>
          <table:table-cell office:value-type="float" office:value="1127.75">
            <text:p>1127,75</text:p>
          </table:table-cell>
          <table:table-cell office:value-type="float" office:value="1157.35">
            <text:p>1157,35</text:p>
          </table:table-cell>
        </table:table-row>
        <table:table-row table:style-name="ro2">
          <table:table-cell office:value-type="float" office:value="883.21">
            <text:p>883,21</text:p>
          </table:table-cell>
          <table:table-cell office:value-type="float" office:value="1127.86">
            <text:p>1127,86</text:p>
          </table:table-cell>
          <table:table-cell office:value-type="float" office:value="1157.41">
            <text:p>1157,41</text:p>
          </table:table-cell>
        </table:table-row>
        <table:table-row table:style-name="ro2">
          <table:table-cell office:value-type="float" office:value="883.646">
            <text:p>883,646</text:p>
          </table:table-cell>
          <table:table-cell office:value-type="float" office:value="1127.96">
            <text:p>1127,96</text:p>
          </table:table-cell>
          <table:table-cell office:value-type="float" office:value="1157.48">
            <text:p>1157,48</text:p>
          </table:table-cell>
        </table:table-row>
        <table:table-row table:style-name="ro2">
          <table:table-cell office:value-type="float" office:value="884.083">
            <text:p>884,083</text:p>
          </table:table-cell>
          <table:table-cell office:value-type="float" office:value="1128.07">
            <text:p>1128,07</text:p>
          </table:table-cell>
          <table:table-cell office:value-type="float" office:value="1157.54">
            <text:p>1157,54</text:p>
          </table:table-cell>
        </table:table-row>
        <table:table-row table:style-name="ro2">
          <table:table-cell office:value-type="float" office:value="884.52">
            <text:p>884,52</text:p>
          </table:table-cell>
          <table:table-cell office:value-type="float" office:value="1128.17">
            <text:p>1128,17</text:p>
          </table:table-cell>
          <table:table-cell office:value-type="float" office:value="1157.6">
            <text:p>1157,6</text:p>
          </table:table-cell>
        </table:table-row>
        <table:table-row table:style-name="ro2">
          <table:table-cell office:value-type="float" office:value="884.957">
            <text:p>884,957</text:p>
          </table:table-cell>
          <table:table-cell office:value-type="float" office:value="1128.28">
            <text:p>1128,28</text:p>
          </table:table-cell>
          <table:table-cell office:value-type="float" office:value="1157.66">
            <text:p>1157,66</text:p>
          </table:table-cell>
        </table:table-row>
        <table:table-row table:style-name="ro2">
          <table:table-cell office:value-type="float" office:value="885.394">
            <text:p>885,394</text:p>
          </table:table-cell>
          <table:table-cell office:value-type="float" office:value="1128.38">
            <text:p>1128,38</text:p>
          </table:table-cell>
          <table:table-cell office:value-type="float" office:value="1157.72">
            <text:p>1157,72</text:p>
          </table:table-cell>
        </table:table-row>
        <table:table-row table:style-name="ro2">
          <table:table-cell office:value-type="float" office:value="885.83">
            <text:p>885,83</text:p>
          </table:table-cell>
          <table:table-cell office:value-type="float" office:value="1128.48">
            <text:p>1128,48</text:p>
          </table:table-cell>
          <table:table-cell office:value-type="float" office:value="1157.78">
            <text:p>1157,78</text:p>
          </table:table-cell>
        </table:table-row>
        <table:table-row table:style-name="ro2">
          <table:table-cell office:value-type="float" office:value="886.267">
            <text:p>886,267</text:p>
          </table:table-cell>
          <table:table-cell office:value-type="float" office:value="1128.59">
            <text:p>1128,59</text:p>
          </table:table-cell>
          <table:table-cell office:value-type="float" office:value="1157.84">
            <text:p>1157,84</text:p>
          </table:table-cell>
        </table:table-row>
        <table:table-row table:style-name="ro2">
          <table:table-cell office:value-type="float" office:value="886.704">
            <text:p>886,704</text:p>
          </table:table-cell>
          <table:table-cell office:value-type="float" office:value="1128.69">
            <text:p>1128,69</text:p>
          </table:table-cell>
          <table:table-cell office:value-type="float" office:value="1157.91">
            <text:p>1157,91</text:p>
          </table:table-cell>
        </table:table-row>
        <table:table-row table:style-name="ro2">
          <table:table-cell office:value-type="float" office:value="887.141">
            <text:p>887,141</text:p>
          </table:table-cell>
          <table:table-cell office:value-type="float" office:value="1128.79">
            <text:p>1128,79</text:p>
          </table:table-cell>
          <table:table-cell office:value-type="float" office:value="1157.97">
            <text:p>1157,97</text:p>
          </table:table-cell>
        </table:table-row>
        <table:table-row table:style-name="ro2">
          <table:table-cell office:value-type="float" office:value="887.578">
            <text:p>887,578</text:p>
          </table:table-cell>
          <table:table-cell office:value-type="float" office:value="1128.9">
            <text:p>1128,9</text:p>
          </table:table-cell>
          <table:table-cell office:value-type="float" office:value="1158.03">
            <text:p>1158,03</text:p>
          </table:table-cell>
        </table:table-row>
        <table:table-row table:style-name="ro2">
          <table:table-cell office:value-type="float" office:value="888.014">
            <text:p>888,014</text:p>
          </table:table-cell>
          <table:table-cell office:value-type="string">
            <text:p><text:s text:c="4"/>1129</text:p>
          </table:table-cell>
          <table:table-cell office:value-type="float" office:value="1158.09">
            <text:p>1158,09</text:p>
          </table:table-cell>
        </table:table-row>
        <table:table-row table:style-name="ro2">
          <table:table-cell office:value-type="float" office:value="888.451">
            <text:p>888,451</text:p>
          </table:table-cell>
          <table:table-cell office:value-type="float" office:value="1129.1">
            <text:p>1129,1</text:p>
          </table:table-cell>
          <table:table-cell office:value-type="float" office:value="1158.15">
            <text:p>1158,15</text:p>
          </table:table-cell>
        </table:table-row>
        <table:table-row table:style-name="ro2">
          <table:table-cell office:value-type="float" office:value="888.888">
            <text:p>888,888</text:p>
          </table:table-cell>
          <table:table-cell office:value-type="float" office:value="1129.21">
            <text:p>1129,21</text:p>
          </table:table-cell>
          <table:table-cell office:value-type="float" office:value="1158.21">
            <text:p>1158,21</text:p>
          </table:table-cell>
        </table:table-row>
        <table:table-row table:style-name="ro2">
          <table:table-cell office:value-type="float" office:value="889.325">
            <text:p>889,325</text:p>
          </table:table-cell>
          <table:table-cell office:value-type="float" office:value="1129.31">
            <text:p>1129,31</text:p>
          </table:table-cell>
          <table:table-cell office:value-type="float" office:value="1158.27">
            <text:p>1158,27</text:p>
          </table:table-cell>
        </table:table-row>
        <table:table-row table:style-name="ro2">
          <table:table-cell office:value-type="float" office:value="889.762">
            <text:p>889,762</text:p>
          </table:table-cell>
          <table:table-cell office:value-type="float" office:value="1129.41">
            <text:p>1129,41</text:p>
          </table:table-cell>
          <table:table-cell office:value-type="float" office:value="1158.33">
            <text:p>1158,33</text:p>
          </table:table-cell>
        </table:table-row>
        <table:table-row table:style-name="ro2">
          <table:table-cell office:value-type="float" office:value="890.198">
            <text:p>890,198</text:p>
          </table:table-cell>
          <table:table-cell office:value-type="float" office:value="1129.52">
            <text:p>1129,52</text:p>
          </table:table-cell>
          <table:table-cell office:value-type="float" office:value="1158.39">
            <text:p>1158,39</text:p>
          </table:table-cell>
        </table:table-row>
        <table:table-row table:style-name="ro2">
          <table:table-cell office:value-type="float" office:value="890.635">
            <text:p>890,635</text:p>
          </table:table-cell>
          <table:table-cell office:value-type="float" office:value="1129.62">
            <text:p>1129,62</text:p>
          </table:table-cell>
          <table:table-cell office:value-type="float" office:value="1158.45">
            <text:p>1158,45</text:p>
          </table:table-cell>
        </table:table-row>
        <table:table-row table:style-name="ro2">
          <table:table-cell office:value-type="float" office:value="891.072">
            <text:p>891,072</text:p>
          </table:table-cell>
          <table:table-cell office:value-type="float" office:value="1129.72">
            <text:p>1129,72</text:p>
          </table:table-cell>
          <table:table-cell office:value-type="float" office:value="1158.51">
            <text:p>1158,51</text:p>
          </table:table-cell>
        </table:table-row>
        <table:table-row table:style-name="ro2">
          <table:table-cell office:value-type="float" office:value="891.509">
            <text:p>891,509</text:p>
          </table:table-cell>
          <table:table-cell office:value-type="float" office:value="1129.82">
            <text:p>1129,82</text:p>
          </table:table-cell>
          <table:table-cell office:value-type="float" office:value="1158.57">
            <text:p>1158,57</text:p>
          </table:table-cell>
        </table:table-row>
        <table:table-row table:style-name="ro2">
          <table:table-cell office:value-type="float" office:value="891.946">
            <text:p>891,946</text:p>
          </table:table-cell>
          <table:table-cell office:value-type="float" office:value="1129.92">
            <text:p>1129,92</text:p>
          </table:table-cell>
          <table:table-cell office:value-type="float" office:value="1158.63">
            <text:p>1158,63</text:p>
          </table:table-cell>
        </table:table-row>
        <table:table-row table:style-name="ro2">
          <table:table-cell office:value-type="float" office:value="892.382">
            <text:p>892,382</text:p>
          </table:table-cell>
          <table:table-cell office:value-type="float" office:value="1130.03">
            <text:p>1130,03</text:p>
          </table:table-cell>
          <table:table-cell office:value-type="float" office:value="1158.69">
            <text:p>1158,69</text:p>
          </table:table-cell>
        </table:table-row>
        <table:table-row table:style-name="ro2">
          <table:table-cell office:value-type="float" office:value="892.819">
            <text:p>892,819</text:p>
          </table:table-cell>
          <table:table-cell office:value-type="float" office:value="1130.13">
            <text:p>1130,13</text:p>
          </table:table-cell>
          <table:table-cell office:value-type="float" office:value="1158.75">
            <text:p>1158,75</text:p>
          </table:table-cell>
        </table:table-row>
        <table:table-row table:style-name="ro2">
          <table:table-cell office:value-type="float" office:value="893.256">
            <text:p>893,256</text:p>
          </table:table-cell>
          <table:table-cell office:value-type="float" office:value="1130.23">
            <text:p>1130,23</text:p>
          </table:table-cell>
          <table:table-cell office:value-type="float" office:value="1158.81">
            <text:p>1158,81</text:p>
          </table:table-cell>
        </table:table-row>
        <table:table-row table:style-name="ro2">
          <table:table-cell office:value-type="float" office:value="893.693">
            <text:p>893,693</text:p>
          </table:table-cell>
          <table:table-cell office:value-type="float" office:value="1130.33">
            <text:p>1130,33</text:p>
          </table:table-cell>
          <table:table-cell office:value-type="float" office:value="1158.87">
            <text:p>1158,87</text:p>
          </table:table-cell>
        </table:table-row>
        <table:table-row table:style-name="ro2">
          <table:table-cell office:value-type="float" office:value="894.13">
            <text:p>894,13</text:p>
          </table:table-cell>
          <table:table-cell office:value-type="float" office:value="1130.43">
            <text:p>1130,43</text:p>
          </table:table-cell>
          <table:table-cell office:value-type="float" office:value="1158.93">
            <text:p>1158,93</text:p>
          </table:table-cell>
        </table:table-row>
        <table:table-row table:style-name="ro2">
          <table:table-cell office:value-type="float" office:value="894.566">
            <text:p>894,566</text:p>
          </table:table-cell>
          <table:table-cell office:value-type="float" office:value="1130.53">
            <text:p>1130,53</text:p>
          </table:table-cell>
          <table:table-cell office:value-type="float" office:value="1158.99">
            <text:p>1158,99</text:p>
          </table:table-cell>
        </table:table-row>
        <table:table-row table:style-name="ro2">
          <table:table-cell office:value-type="float" office:value="895.003">
            <text:p>895,003</text:p>
          </table:table-cell>
          <table:table-cell office:value-type="float" office:value="1130.63">
            <text:p>1130,63</text:p>
          </table:table-cell>
          <table:table-cell office:value-type="float" office:value="1159.05">
            <text:p>1159,05</text:p>
          </table:table-cell>
        </table:table-row>
        <table:table-row table:style-name="ro2">
          <table:table-cell office:value-type="float" office:value="895.44">
            <text:p>895,44</text:p>
          </table:table-cell>
          <table:table-cell office:value-type="float" office:value="1130.73">
            <text:p>1130,73</text:p>
          </table:table-cell>
          <table:table-cell office:value-type="float" office:value="1159.11">
            <text:p>1159,11</text:p>
          </table:table-cell>
        </table:table-row>
        <table:table-row table:style-name="ro2">
          <table:table-cell office:value-type="float" office:value="895.877">
            <text:p>895,877</text:p>
          </table:table-cell>
          <table:table-cell office:value-type="float" office:value="1130.84">
            <text:p>1130,84</text:p>
          </table:table-cell>
          <table:table-cell office:value-type="float" office:value="1159.17">
            <text:p>1159,17</text:p>
          </table:table-cell>
        </table:table-row>
        <table:table-row table:style-name="ro2">
          <table:table-cell office:value-type="float" office:value="896.314">
            <text:p>896,314</text:p>
          </table:table-cell>
          <table:table-cell office:value-type="float" office:value="1130.94">
            <text:p>1130,94</text:p>
          </table:table-cell>
          <table:table-cell office:value-type="float" office:value="1159.23">
            <text:p>1159,23</text:p>
          </table:table-cell>
        </table:table-row>
        <table:table-row table:style-name="ro2">
          <table:table-cell office:value-type="float" office:value="896.75">
            <text:p>896,75</text:p>
          </table:table-cell>
          <table:table-cell office:value-type="float" office:value="1131.04">
            <text:p>1131,04</text:p>
          </table:table-cell>
          <table:table-cell office:value-type="float" office:value="1159.29">
            <text:p>1159,29</text:p>
          </table:table-cell>
        </table:table-row>
        <table:table-row table:style-name="ro2">
          <table:table-cell office:value-type="float" office:value="897.187">
            <text:p>897,187</text:p>
          </table:table-cell>
          <table:table-cell office:value-type="float" office:value="1131.14">
            <text:p>1131,14</text:p>
          </table:table-cell>
          <table:table-cell office:value-type="float" office:value="1159.35">
            <text:p>1159,35</text:p>
          </table:table-cell>
        </table:table-row>
        <table:table-row table:style-name="ro2">
          <table:table-cell office:value-type="float" office:value="897.624">
            <text:p>897,624</text:p>
          </table:table-cell>
          <table:table-cell office:value-type="float" office:value="1131.24">
            <text:p>1131,24</text:p>
          </table:table-cell>
          <table:table-cell office:value-type="float" office:value="1159.41">
            <text:p>1159,41</text:p>
          </table:table-cell>
        </table:table-row>
        <table:table-row table:style-name="ro2">
          <table:table-cell office:value-type="float" office:value="898.061">
            <text:p>898,061</text:p>
          </table:table-cell>
          <table:table-cell office:value-type="float" office:value="1131.34">
            <text:p>1131,34</text:p>
          </table:table-cell>
          <table:table-cell office:value-type="float" office:value="1159.47">
            <text:p>1159,47</text:p>
          </table:table-cell>
        </table:table-row>
        <table:table-row table:style-name="ro2">
          <table:table-cell office:value-type="float" office:value="898.498">
            <text:p>898,498</text:p>
          </table:table-cell>
          <table:table-cell office:value-type="float" office:value="1131.44">
            <text:p>1131,44</text:p>
          </table:table-cell>
          <table:table-cell office:value-type="float" office:value="1159.53">
            <text:p>1159,53</text:p>
          </table:table-cell>
        </table:table-row>
        <table:table-row table:style-name="ro2">
          <table:table-cell office:value-type="float" office:value="898.934">
            <text:p>898,934</text:p>
          </table:table-cell>
          <table:table-cell office:value-type="float" office:value="1131.54">
            <text:p>1131,54</text:p>
          </table:table-cell>
          <table:table-cell office:value-type="float" office:value="1159.59">
            <text:p>1159,59</text:p>
          </table:table-cell>
        </table:table-row>
        <table:table-row table:style-name="ro2">
          <table:table-cell office:value-type="float" office:value="899.371">
            <text:p>899,371</text:p>
          </table:table-cell>
          <table:table-cell office:value-type="float" office:value="1131.63">
            <text:p>1131,63</text:p>
          </table:table-cell>
          <table:table-cell office:value-type="float" office:value="1159.64">
            <text:p>1159,64</text:p>
          </table:table-cell>
        </table:table-row>
        <table:table-row table:style-name="ro2">
          <table:table-cell office:value-type="float" office:value="899.808">
            <text:p>899,808</text:p>
          </table:table-cell>
          <table:table-cell office:value-type="float" office:value="1131.73">
            <text:p>1131,73</text:p>
          </table:table-cell>
          <table:table-cell office:value-type="float" office:value="1159.7">
            <text:p>1159,7</text:p>
          </table:table-cell>
        </table:table-row>
        <table:table-row table:style-name="ro2">
          <table:table-cell office:value-type="float" office:value="900.245">
            <text:p>900,245</text:p>
          </table:table-cell>
          <table:table-cell office:value-type="float" office:value="1131.83">
            <text:p>1131,83</text:p>
          </table:table-cell>
          <table:table-cell office:value-type="float" office:value="1159.76">
            <text:p>1159,76</text:p>
          </table:table-cell>
        </table:table-row>
        <table:table-row table:style-name="ro2">
          <table:table-cell office:value-type="float" office:value="900.682">
            <text:p>900,682</text:p>
          </table:table-cell>
          <table:table-cell office:value-type="float" office:value="1131.93">
            <text:p>1131,93</text:p>
          </table:table-cell>
          <table:table-cell office:value-type="float" office:value="1159.82">
            <text:p>1159,82</text:p>
          </table:table-cell>
        </table:table-row>
        <table:table-row table:style-name="ro2">
          <table:table-cell office:value-type="float" office:value="901.118">
            <text:p>901,118</text:p>
          </table:table-cell>
          <table:table-cell office:value-type="float" office:value="1132.03">
            <text:p>1132,03</text:p>
          </table:table-cell>
          <table:table-cell office:value-type="float" office:value="1159.88">
            <text:p>1159,88</text:p>
          </table:table-cell>
        </table:table-row>
        <table:table-row table:style-name="ro2">
          <table:table-cell office:value-type="float" office:value="901.555">
            <text:p>901,555</text:p>
          </table:table-cell>
          <table:table-cell office:value-type="float" office:value="1132.13">
            <text:p>1132,13</text:p>
          </table:table-cell>
          <table:table-cell office:value-type="float" office:value="1159.94">
            <text:p>1159,94</text:p>
          </table:table-cell>
        </table:table-row>
        <table:table-row table:style-name="ro2">
          <table:table-cell office:value-type="float" office:value="901.992">
            <text:p>901,992</text:p>
          </table:table-cell>
          <table:table-cell office:value-type="float" office:value="1132.23">
            <text:p>1132,23</text:p>
          </table:table-cell>
          <table:table-cell office:value-type="float" office:value="1159.99">
            <text:p>1159,99</text:p>
          </table:table-cell>
        </table:table-row>
        <table:table-row table:style-name="ro2">
          <table:table-cell office:value-type="float" office:value="902.429">
            <text:p>902,429</text:p>
          </table:table-cell>
          <table:table-cell office:value-type="float" office:value="1132.33">
            <text:p>1132,33</text:p>
          </table:table-cell>
          <table:table-cell office:value-type="float" office:value="1160.05">
            <text:p>1160,05</text:p>
          </table:table-cell>
        </table:table-row>
        <table:table-row table:style-name="ro2">
          <table:table-cell office:value-type="float" office:value="902.866">
            <text:p>902,866</text:p>
          </table:table-cell>
          <table:table-cell office:value-type="float" office:value="1132.43">
            <text:p>1132,43</text:p>
          </table:table-cell>
          <table:table-cell office:value-type="float" office:value="1160.11">
            <text:p>1160,11</text:p>
          </table:table-cell>
        </table:table-row>
        <table:table-row table:style-name="ro2">
          <table:table-cell office:value-type="float" office:value="903.302">
            <text:p>903,302</text:p>
          </table:table-cell>
          <table:table-cell office:value-type="float" office:value="1132.52">
            <text:p>1132,52</text:p>
          </table:table-cell>
          <table:table-cell office:value-type="float" office:value="1160.17">
            <text:p>1160,17</text:p>
          </table:table-cell>
        </table:table-row>
        <table:table-row table:style-name="ro2">
          <table:table-cell office:value-type="float" office:value="903.739">
            <text:p>903,739</text:p>
          </table:table-cell>
          <table:table-cell office:value-type="float" office:value="1132.62">
            <text:p>1132,62</text:p>
          </table:table-cell>
          <table:table-cell office:value-type="float" office:value="1160.23">
            <text:p>1160,23</text:p>
          </table:table-cell>
        </table:table-row>
        <table:table-row table:style-name="ro2">
          <table:table-cell office:value-type="float" office:value="904.176">
            <text:p>904,176</text:p>
          </table:table-cell>
          <table:table-cell office:value-type="float" office:value="1132.72">
            <text:p>1132,72</text:p>
          </table:table-cell>
          <table:table-cell office:value-type="float" office:value="1160.28">
            <text:p>1160,28</text:p>
          </table:table-cell>
        </table:table-row>
        <table:table-row table:style-name="ro2">
          <table:table-cell office:value-type="float" office:value="904.613">
            <text:p>904,613</text:p>
          </table:table-cell>
          <table:table-cell office:value-type="float" office:value="1132.82">
            <text:p>1132,82</text:p>
          </table:table-cell>
          <table:table-cell office:value-type="float" office:value="1160.34">
            <text:p>1160,34</text:p>
          </table:table-cell>
        </table:table-row>
        <table:table-row table:style-name="ro2">
          <table:table-cell office:value-type="float" office:value="905.05">
            <text:p>905,05</text:p>
          </table:table-cell>
          <table:table-cell office:value-type="float" office:value="1132.91">
            <text:p>1132,91</text:p>
          </table:table-cell>
          <table:table-cell office:value-type="float" office:value="1160.4">
            <text:p>1160,4</text:p>
          </table:table-cell>
        </table:table-row>
        <table:table-row table:style-name="ro2">
          <table:table-cell office:value-type="float" office:value="905.486">
            <text:p>905,486</text:p>
          </table:table-cell>
          <table:table-cell office:value-type="float" office:value="1133.01">
            <text:p>1133,01</text:p>
          </table:table-cell>
          <table:table-cell office:value-type="float" office:value="1160.46">
            <text:p>1160,46</text:p>
          </table:table-cell>
        </table:table-row>
        <table:table-row table:style-name="ro2">
          <table:table-cell office:value-type="float" office:value="905.923">
            <text:p>905,923</text:p>
          </table:table-cell>
          <table:table-cell office:value-type="float" office:value="1133.11">
            <text:p>1133,11</text:p>
          </table:table-cell>
          <table:table-cell office:value-type="float" office:value="1160.51">
            <text:p>1160,51</text:p>
          </table:table-cell>
        </table:table-row>
        <table:table-row table:style-name="ro2">
          <table:table-cell office:value-type="float" office:value="906.36">
            <text:p>906,36</text:p>
          </table:table-cell>
          <table:table-cell office:value-type="float" office:value="1133.21">
            <text:p>1133,21</text:p>
          </table:table-cell>
          <table:table-cell office:value-type="float" office:value="1160.57">
            <text:p>1160,57</text:p>
          </table:table-cell>
        </table:table-row>
        <table:table-row table:style-name="ro2">
          <table:table-cell office:value-type="float" office:value="906.797">
            <text:p>906,797</text:p>
          </table:table-cell>
          <table:table-cell office:value-type="float" office:value="1133.3">
            <text:p>1133,3</text:p>
          </table:table-cell>
          <table:table-cell office:value-type="float" office:value="1160.63">
            <text:p>1160,63</text:p>
          </table:table-cell>
        </table:table-row>
        <table:table-row table:style-name="ro2">
          <table:table-cell office:value-type="float" office:value="907.234">
            <text:p>907,234</text:p>
          </table:table-cell>
          <table:table-cell office:value-type="float" office:value="1133.4">
            <text:p>1133,4</text:p>
          </table:table-cell>
          <table:table-cell office:value-type="float" office:value="1160.69">
            <text:p>1160,69</text:p>
          </table:table-cell>
        </table:table-row>
        <table:table-row table:style-name="ro2">
          <table:table-cell office:value-type="float" office:value="907.67">
            <text:p>907,67</text:p>
          </table:table-cell>
          <table:table-cell office:value-type="float" office:value="1133.5">
            <text:p>1133,5</text:p>
          </table:table-cell>
          <table:table-cell office:value-type="float" office:value="1160.74">
            <text:p>1160,74</text:p>
          </table:table-cell>
        </table:table-row>
        <table:table-row table:style-name="ro2">
          <table:table-cell office:value-type="float" office:value="908.107">
            <text:p>908,107</text:p>
          </table:table-cell>
          <table:table-cell office:value-type="float" office:value="1133.59">
            <text:p>1133,59</text:p>
          </table:table-cell>
          <table:table-cell office:value-type="float" office:value="1160.8">
            <text:p>1160,8</text:p>
          </table:table-cell>
        </table:table-row>
        <table:table-row table:style-name="ro2">
          <table:table-cell office:value-type="float" office:value="908.544">
            <text:p>908,544</text:p>
          </table:table-cell>
          <table:table-cell office:value-type="float" office:value="1133.69">
            <text:p>1133,69</text:p>
          </table:table-cell>
          <table:table-cell office:value-type="float" office:value="1160.86">
            <text:p>1160,86</text:p>
          </table:table-cell>
        </table:table-row>
        <table:table-row table:style-name="ro2">
          <table:table-cell office:value-type="float" office:value="908.981">
            <text:p>908,981</text:p>
          </table:table-cell>
          <table:table-cell office:value-type="float" office:value="1133.79">
            <text:p>1133,79</text:p>
          </table:table-cell>
          <table:table-cell office:value-type="float" office:value="1160.91">
            <text:p>1160,91</text:p>
          </table:table-cell>
        </table:table-row>
        <table:table-row table:style-name="ro2">
          <table:table-cell office:value-type="float" office:value="909.418">
            <text:p>909,418</text:p>
          </table:table-cell>
          <table:table-cell office:value-type="float" office:value="1133.88">
            <text:p>1133,88</text:p>
          </table:table-cell>
          <table:table-cell office:value-type="float" office:value="1160.97">
            <text:p>1160,97</text:p>
          </table:table-cell>
        </table:table-row>
        <table:table-row table:style-name="ro2">
          <table:table-cell office:value-type="float" office:value="909.854">
            <text:p>909,854</text:p>
          </table:table-cell>
          <table:table-cell office:value-type="float" office:value="1133.98">
            <text:p>1133,98</text:p>
          </table:table-cell>
          <table:table-cell office:value-type="float" office:value="1161.03">
            <text:p>1161,03</text:p>
          </table:table-cell>
        </table:table-row>
        <table:table-row table:style-name="ro2">
          <table:table-cell office:value-type="float" office:value="910.291">
            <text:p>910,291</text:p>
          </table:table-cell>
          <table:table-cell office:value-type="float" office:value="1134.07">
            <text:p>1134,07</text:p>
          </table:table-cell>
          <table:table-cell office:value-type="float" office:value="1161.08">
            <text:p>1161,08</text:p>
          </table:table-cell>
        </table:table-row>
        <table:table-row table:style-name="ro2">
          <table:table-cell office:value-type="float" office:value="910.728">
            <text:p>910,728</text:p>
          </table:table-cell>
          <table:table-cell office:value-type="float" office:value="1134.17">
            <text:p>1134,17</text:p>
          </table:table-cell>
          <table:table-cell office:value-type="float" office:value="1161.14">
            <text:p>1161,14</text:p>
          </table:table-cell>
        </table:table-row>
        <table:table-row table:style-name="ro2">
          <table:table-cell office:value-type="float" office:value="911.165">
            <text:p>911,165</text:p>
          </table:table-cell>
          <table:table-cell office:value-type="float" office:value="1134.27">
            <text:p>1134,27</text:p>
          </table:table-cell>
          <table:table-cell office:value-type="float" office:value="1161.2">
            <text:p>1161,2</text:p>
          </table:table-cell>
        </table:table-row>
        <table:table-row table:style-name="ro2">
          <table:table-cell office:value-type="float" office:value="911.602">
            <text:p>911,602</text:p>
          </table:table-cell>
          <table:table-cell office:value-type="float" office:value="1134.36">
            <text:p>1134,36</text:p>
          </table:table-cell>
          <table:table-cell office:value-type="float" office:value="1161.25">
            <text:p>1161,25</text:p>
          </table:table-cell>
        </table:table-row>
        <table:table-row table:style-name="ro2">
          <table:table-cell office:value-type="float" office:value="912.038">
            <text:p>912,038</text:p>
          </table:table-cell>
          <table:table-cell office:value-type="float" office:value="1134.46">
            <text:p>1134,46</text:p>
          </table:table-cell>
          <table:table-cell office:value-type="float" office:value="1161.31">
            <text:p>1161,31</text:p>
          </table:table-cell>
        </table:table-row>
        <table:table-row table:style-name="ro2">
          <table:table-cell office:value-type="float" office:value="912.475">
            <text:p>912,475</text:p>
          </table:table-cell>
          <table:table-cell office:value-type="float" office:value="1134.55">
            <text:p>1134,55</text:p>
          </table:table-cell>
          <table:table-cell office:value-type="float" office:value="1161.37">
            <text:p>1161,37</text:p>
          </table:table-cell>
        </table:table-row>
        <table:table-row table:style-name="ro2">
          <table:table-cell office:value-type="float" office:value="912.912">
            <text:p>912,912</text:p>
          </table:table-cell>
          <table:table-cell office:value-type="float" office:value="1134.65">
            <text:p>1134,65</text:p>
          </table:table-cell>
          <table:table-cell office:value-type="float" office:value="1161.42">
            <text:p>1161,42</text:p>
          </table:table-cell>
        </table:table-row>
        <table:table-row table:style-name="ro2">
          <table:table-cell office:value-type="float" office:value="913.349">
            <text:p>913,349</text:p>
          </table:table-cell>
          <table:table-cell office:value-type="float" office:value="1134.74">
            <text:p>1134,74</text:p>
          </table:table-cell>
          <table:table-cell office:value-type="float" office:value="1161.48">
            <text:p>1161,48</text:p>
          </table:table-cell>
        </table:table-row>
        <table:table-row table:style-name="ro2">
          <table:table-cell office:value-type="float" office:value="913.786">
            <text:p>913,786</text:p>
          </table:table-cell>
          <table:table-cell office:value-type="float" office:value="1134.84">
            <text:p>1134,84</text:p>
          </table:table-cell>
          <table:table-cell office:value-type="float" office:value="1161.53">
            <text:p>1161,53</text:p>
          </table:table-cell>
        </table:table-row>
        <table:table-row table:style-name="ro2">
          <table:table-cell office:value-type="float" office:value="914.222">
            <text:p>914,222</text:p>
          </table:table-cell>
          <table:table-cell office:value-type="float" office:value="1134.93">
            <text:p>1134,93</text:p>
          </table:table-cell>
          <table:table-cell office:value-type="float" office:value="1161.59">
            <text:p>1161,59</text:p>
          </table:table-cell>
        </table:table-row>
        <table:table-row table:style-name="ro2">
          <table:table-cell office:value-type="float" office:value="914.659">
            <text:p>914,659</text:p>
          </table:table-cell>
          <table:table-cell office:value-type="float" office:value="1135.03">
            <text:p>1135,03</text:p>
          </table:table-cell>
          <table:table-cell office:value-type="float" office:value="1161.65">
            <text:p>1161,65</text:p>
          </table:table-cell>
        </table:table-row>
        <table:table-row table:style-name="ro2">
          <table:table-cell office:value-type="float" office:value="915.096">
            <text:p>915,096</text:p>
          </table:table-cell>
          <table:table-cell office:value-type="float" office:value="1135.12">
            <text:p>1135,12</text:p>
          </table:table-cell>
          <table:table-cell office:value-type="float" office:value="1161.7">
            <text:p>1161,7</text:p>
          </table:table-cell>
        </table:table-row>
        <table:table-row table:style-name="ro2">
          <table:table-cell office:value-type="float" office:value="915.533">
            <text:p>915,533</text:p>
          </table:table-cell>
          <table:table-cell office:value-type="float" office:value="1135.21">
            <text:p>1135,21</text:p>
          </table:table-cell>
          <table:table-cell office:value-type="float" office:value="1161.76">
            <text:p>1161,76</text:p>
          </table:table-cell>
        </table:table-row>
        <table:table-row table:style-name="ro2">
          <table:table-cell office:value-type="float" office:value="915.97">
            <text:p>915,97</text:p>
          </table:table-cell>
          <table:table-cell office:value-type="float" office:value="1135.31">
            <text:p>1135,31</text:p>
          </table:table-cell>
          <table:table-cell office:value-type="float" office:value="1161.81">
            <text:p>1161,81</text:p>
          </table:table-cell>
        </table:table-row>
        <table:table-row table:style-name="ro2">
          <table:table-cell office:value-type="float" office:value="916.406">
            <text:p>916,406</text:p>
          </table:table-cell>
          <table:table-cell office:value-type="float" office:value="1135.4">
            <text:p>1135,4</text:p>
          </table:table-cell>
          <table:table-cell office:value-type="float" office:value="1161.87">
            <text:p>1161,87</text:p>
          </table:table-cell>
        </table:table-row>
        <table:table-row table:style-name="ro2">
          <table:table-cell office:value-type="float" office:value="916.843">
            <text:p>916,843</text:p>
          </table:table-cell>
          <table:table-cell office:value-type="float" office:value="1135.5">
            <text:p>1135,5</text:p>
          </table:table-cell>
          <table:table-cell office:value-type="float" office:value="1161.92">
            <text:p>1161,92</text:p>
          </table:table-cell>
        </table:table-row>
        <table:table-row table:style-name="ro2">
          <table:table-cell office:value-type="float" office:value="917.28">
            <text:p>917,28</text:p>
          </table:table-cell>
          <table:table-cell office:value-type="float" office:value="1135.59">
            <text:p>1135,59</text:p>
          </table:table-cell>
          <table:table-cell office:value-type="float" office:value="1161.98">
            <text:p>1161,98</text:p>
          </table:table-cell>
        </table:table-row>
        <table:table-row table:style-name="ro2">
          <table:table-cell office:value-type="float" office:value="917.717">
            <text:p>917,717</text:p>
          </table:table-cell>
          <table:table-cell office:value-type="float" office:value="1135.68">
            <text:p>1135,68</text:p>
          </table:table-cell>
          <table:table-cell office:value-type="float" office:value="1162.03">
            <text:p>1162,03</text:p>
          </table:table-cell>
        </table:table-row>
        <table:table-row table:style-name="ro2">
          <table:table-cell office:value-type="float" office:value="918.154">
            <text:p>918,154</text:p>
          </table:table-cell>
          <table:table-cell office:value-type="float" office:value="1135.78">
            <text:p>1135,78</text:p>
          </table:table-cell>
          <table:table-cell office:value-type="float" office:value="1162.09">
            <text:p>1162,09</text:p>
          </table:table-cell>
        </table:table-row>
        <table:table-row table:style-name="ro2">
          <table:table-cell office:value-type="float" office:value="918.59">
            <text:p>918,59</text:p>
          </table:table-cell>
          <table:table-cell office:value-type="float" office:value="1135.87">
            <text:p>1135,87</text:p>
          </table:table-cell>
          <table:table-cell office:value-type="float" office:value="1162.14">
            <text:p>1162,14</text:p>
          </table:table-cell>
        </table:table-row>
        <table:table-row table:style-name="ro2">
          <table:table-cell office:value-type="float" office:value="919.027">
            <text:p>919,027</text:p>
          </table:table-cell>
          <table:table-cell office:value-type="float" office:value="1135.96">
            <text:p>1135,96</text:p>
          </table:table-cell>
          <table:table-cell office:value-type="float" office:value="1162.2">
            <text:p>1162,2</text:p>
          </table:table-cell>
        </table:table-row>
        <table:table-row table:style-name="ro2">
          <table:table-cell office:value-type="float" office:value="919.464">
            <text:p>919,464</text:p>
          </table:table-cell>
          <table:table-cell office:value-type="float" office:value="1136.06">
            <text:p>1136,06</text:p>
          </table:table-cell>
          <table:table-cell office:value-type="float" office:value="1162.25">
            <text:p>1162,25</text:p>
          </table:table-cell>
        </table:table-row>
        <table:table-row table:style-name="ro2">
          <table:table-cell office:value-type="float" office:value="919.901">
            <text:p>919,901</text:p>
          </table:table-cell>
          <table:table-cell office:value-type="float" office:value="1136.15">
            <text:p>1136,15</text:p>
          </table:table-cell>
          <table:table-cell office:value-type="float" office:value="1162.31">
            <text:p>1162,31</text:p>
          </table:table-cell>
        </table:table-row>
        <table:table-row table:style-name="ro2">
          <table:table-cell office:value-type="float" office:value="920.338">
            <text:p>920,338</text:p>
          </table:table-cell>
          <table:table-cell office:value-type="float" office:value="1136.24">
            <text:p>1136,24</text:p>
          </table:table-cell>
          <table:table-cell office:value-type="float" office:value="1162.36">
            <text:p>1162,36</text:p>
          </table:table-cell>
        </table:table-row>
        <table:table-row table:style-name="ro2">
          <table:table-cell office:value-type="float" office:value="920.774">
            <text:p>920,774</text:p>
          </table:table-cell>
          <table:table-cell office:value-type="float" office:value="1136.34">
            <text:p>1136,34</text:p>
          </table:table-cell>
          <table:table-cell office:value-type="float" office:value="1162.42">
            <text:p>1162,42</text:p>
          </table:table-cell>
        </table:table-row>
        <table:table-row table:style-name="ro2">
          <table:table-cell office:value-type="float" office:value="921.211">
            <text:p>921,211</text:p>
          </table:table-cell>
          <table:table-cell office:value-type="float" office:value="1136.43">
            <text:p>1136,43</text:p>
          </table:table-cell>
          <table:table-cell office:value-type="float" office:value="1162.47">
            <text:p>1162,47</text:p>
          </table:table-cell>
        </table:table-row>
        <table:table-row table:style-name="ro2">
          <table:table-cell office:value-type="float" office:value="921.648">
            <text:p>921,648</text:p>
          </table:table-cell>
          <table:table-cell office:value-type="float" office:value="1136.52">
            <text:p>1136,52</text:p>
          </table:table-cell>
          <table:table-cell office:value-type="float" office:value="1162.53">
            <text:p>1162,53</text:p>
          </table:table-cell>
        </table:table-row>
        <table:table-row table:style-name="ro2">
          <table:table-cell office:value-type="float" office:value="922.085">
            <text:p>922,085</text:p>
          </table:table-cell>
          <table:table-cell office:value-type="float" office:value="1136.61">
            <text:p>1136,61</text:p>
          </table:table-cell>
          <table:table-cell office:value-type="float" office:value="1162.58">
            <text:p>1162,58</text:p>
          </table:table-cell>
        </table:table-row>
        <table:table-row table:style-name="ro2">
          <table:table-cell office:value-type="float" office:value="922.522">
            <text:p>922,522</text:p>
          </table:table-cell>
          <table:table-cell office:value-type="float" office:value="1136.7">
            <text:p>1136,7</text:p>
          </table:table-cell>
          <table:table-cell office:value-type="float" office:value="1162.64">
            <text:p>1162,64</text:p>
          </table:table-cell>
        </table:table-row>
        <table:table-row table:style-name="ro2">
          <table:table-cell office:value-type="float" office:value="922.958">
            <text:p>922,958</text:p>
          </table:table-cell>
          <table:table-cell office:value-type="float" office:value="1136.8">
            <text:p>1136,8</text:p>
          </table:table-cell>
          <table:table-cell office:value-type="float" office:value="1162.69">
            <text:p>1162,69</text:p>
          </table:table-cell>
        </table:table-row>
        <table:table-row table:style-name="ro2">
          <table:table-cell office:value-type="float" office:value="923.395">
            <text:p>923,395</text:p>
          </table:table-cell>
          <table:table-cell office:value-type="float" office:value="1136.89">
            <text:p>1136,89</text:p>
          </table:table-cell>
          <table:table-cell office:value-type="float" office:value="1162.74">
            <text:p>1162,74</text:p>
          </table:table-cell>
        </table:table-row>
        <table:table-row table:style-name="ro2">
          <table:table-cell office:value-type="float" office:value="923.832">
            <text:p>923,832</text:p>
          </table:table-cell>
          <table:table-cell office:value-type="float" office:value="1136.98">
            <text:p>1136,98</text:p>
          </table:table-cell>
          <table:table-cell office:value-type="float" office:value="1162.8">
            <text:p>1162,8</text:p>
          </table:table-cell>
        </table:table-row>
        <table:table-row table:style-name="ro2">
          <table:table-cell office:value-type="float" office:value="924.269">
            <text:p>924,269</text:p>
          </table:table-cell>
          <table:table-cell office:value-type="float" office:value="1137.07">
            <text:p>1137,07</text:p>
          </table:table-cell>
          <table:table-cell office:value-type="float" office:value="1162.85">
            <text:p>1162,85</text:p>
          </table:table-cell>
        </table:table-row>
        <table:table-row table:style-name="ro2">
          <table:table-cell office:value-type="float" office:value="924.706">
            <text:p>924,706</text:p>
          </table:table-cell>
          <table:table-cell office:value-type="float" office:value="1137.16">
            <text:p>1137,16</text:p>
          </table:table-cell>
          <table:table-cell office:value-type="float" office:value="1162.91">
            <text:p>1162,91</text:p>
          </table:table-cell>
        </table:table-row>
        <table:table-row table:style-name="ro2">
          <table:table-cell office:value-type="float" office:value="925.142">
            <text:p>925,142</text:p>
          </table:table-cell>
          <table:table-cell office:value-type="float" office:value="1137.25">
            <text:p>1137,25</text:p>
          </table:table-cell>
          <table:table-cell office:value-type="float" office:value="1162.96">
            <text:p>1162,96</text:p>
          </table:table-cell>
        </table:table-row>
        <table:table-row table:style-name="ro2">
          <table:table-cell office:value-type="float" office:value="925.579">
            <text:p>925,579</text:p>
          </table:table-cell>
          <table:table-cell office:value-type="float" office:value="1137.34">
            <text:p>1137,34</text:p>
          </table:table-cell>
          <table:table-cell office:value-type="float" office:value="1163.01">
            <text:p>1163,01</text:p>
          </table:table-cell>
        </table:table-row>
        <table:table-row table:style-name="ro2">
          <table:table-cell office:value-type="float" office:value="926.016">
            <text:p>926,016</text:p>
          </table:table-cell>
          <table:table-cell office:value-type="float" office:value="1137.44">
            <text:p>1137,44</text:p>
          </table:table-cell>
          <table:table-cell office:value-type="float" office:value="1163.07">
            <text:p>1163,07</text:p>
          </table:table-cell>
        </table:table-row>
        <table:table-row table:style-name="ro2">
          <table:table-cell office:value-type="float" office:value="926.453">
            <text:p>926,453</text:p>
          </table:table-cell>
          <table:table-cell office:value-type="float" office:value="1137.53">
            <text:p>1137,53</text:p>
          </table:table-cell>
          <table:table-cell office:value-type="float" office:value="1163.12">
            <text:p>1163,12</text:p>
          </table:table-cell>
        </table:table-row>
        <table:table-row table:style-name="ro2">
          <table:table-cell office:value-type="float" office:value="926.89">
            <text:p>926,89</text:p>
          </table:table-cell>
          <table:table-cell office:value-type="float" office:value="1137.62">
            <text:p>1137,62</text:p>
          </table:table-cell>
          <table:table-cell office:value-type="float" office:value="1163.18">
            <text:p>1163,18</text:p>
          </table:table-cell>
        </table:table-row>
        <table:table-row table:style-name="ro2">
          <table:table-cell office:value-type="float" office:value="927.326">
            <text:p>927,326</text:p>
          </table:table-cell>
          <table:table-cell office:value-type="float" office:value="1137.71">
            <text:p>1137,71</text:p>
          </table:table-cell>
          <table:table-cell office:value-type="float" office:value="1163.23">
            <text:p>1163,23</text:p>
          </table:table-cell>
        </table:table-row>
        <table:table-row table:style-name="ro2">
          <table:table-cell office:value-type="float" office:value="927.763">
            <text:p>927,763</text:p>
          </table:table-cell>
          <table:table-cell office:value-type="float" office:value="1137.8">
            <text:p>1137,8</text:p>
          </table:table-cell>
          <table:table-cell office:value-type="float" office:value="1163.28">
            <text:p>1163,28</text:p>
          </table:table-cell>
        </table:table-row>
        <table:table-row table:style-name="ro2">
          <table:table-cell office:value-type="float" office:value="928.2">
            <text:p>928,2</text:p>
          </table:table-cell>
          <table:table-cell office:value-type="float" office:value="1137.89">
            <text:p>1137,89</text:p>
          </table:table-cell>
          <table:table-cell office:value-type="float" office:value="1163.34">
            <text:p>1163,34</text:p>
          </table:table-cell>
        </table:table-row>
        <table:table-row table:style-name="ro2">
          <table:table-cell office:value-type="float" office:value="928.637">
            <text:p>928,637</text:p>
          </table:table-cell>
          <table:table-cell office:value-type="float" office:value="1137.98">
            <text:p>1137,98</text:p>
          </table:table-cell>
          <table:table-cell office:value-type="float" office:value="1163.39">
            <text:p>1163,39</text:p>
          </table:table-cell>
        </table:table-row>
        <table:table-row table:style-name="ro2">
          <table:table-cell office:value-type="float" office:value="929.074">
            <text:p>929,074</text:p>
          </table:table-cell>
          <table:table-cell office:value-type="float" office:value="1138.07">
            <text:p>1138,07</text:p>
          </table:table-cell>
          <table:table-cell office:value-type="float" office:value="1163.44">
            <text:p>1163,44</text:p>
          </table:table-cell>
        </table:table-row>
        <table:table-row table:style-name="ro2">
          <table:table-cell office:value-type="float" office:value="929.51">
            <text:p>929,51</text:p>
          </table:table-cell>
          <table:table-cell office:value-type="float" office:value="1138.16">
            <text:p>1138,16</text:p>
          </table:table-cell>
          <table:table-cell office:value-type="float" office:value="1163.5">
            <text:p>1163,5</text:p>
          </table:table-cell>
        </table:table-row>
        <table:table-row table:style-name="ro2">
          <table:table-cell office:value-type="float" office:value="929.947">
            <text:p>929,947</text:p>
          </table:table-cell>
          <table:table-cell office:value-type="float" office:value="1138.25">
            <text:p>1138,25</text:p>
          </table:table-cell>
          <table:table-cell office:value-type="float" office:value="1163.55">
            <text:p>1163,55</text:p>
          </table:table-cell>
        </table:table-row>
        <table:table-row table:style-name="ro2">
          <table:table-cell office:value-type="float" office:value="930.384">
            <text:p>930,384</text:p>
          </table:table-cell>
          <table:table-cell office:value-type="float" office:value="1138.34">
            <text:p>1138,34</text:p>
          </table:table-cell>
          <table:table-cell office:value-type="float" office:value="1163.6">
            <text:p>1163,6</text:p>
          </table:table-cell>
        </table:table-row>
        <table:table-row table:style-name="ro2">
          <table:table-cell office:value-type="float" office:value="930.821">
            <text:p>930,821</text:p>
          </table:table-cell>
          <table:table-cell office:value-type="float" office:value="1138.43">
            <text:p>1138,43</text:p>
          </table:table-cell>
          <table:table-cell office:value-type="float" office:value="1163.65">
            <text:p>1163,65</text:p>
          </table:table-cell>
        </table:table-row>
        <table:table-row table:style-name="ro2">
          <table:table-cell office:value-type="float" office:value="931.258">
            <text:p>931,258</text:p>
          </table:table-cell>
          <table:table-cell office:value-type="float" office:value="1138.52">
            <text:p>1138,52</text:p>
          </table:table-cell>
          <table:table-cell office:value-type="float" office:value="1163.71">
            <text:p>1163,71</text:p>
          </table:table-cell>
        </table:table-row>
        <table:table-row table:style-name="ro2">
          <table:table-cell office:value-type="float" office:value="931.694">
            <text:p>931,694</text:p>
          </table:table-cell>
          <table:table-cell office:value-type="float" office:value="1138.61">
            <text:p>1138,61</text:p>
          </table:table-cell>
          <table:table-cell office:value-type="float" office:value="1163.76">
            <text:p>1163,76</text:p>
          </table:table-cell>
        </table:table-row>
        <table:table-row table:style-name="ro2">
          <table:table-cell office:value-type="float" office:value="932.131">
            <text:p>932,131</text:p>
          </table:table-cell>
          <table:table-cell office:value-type="float" office:value="1138.7">
            <text:p>1138,7</text:p>
          </table:table-cell>
          <table:table-cell office:value-type="float" office:value="1163.81">
            <text:p>1163,81</text:p>
          </table:table-cell>
        </table:table-row>
        <table:table-row table:style-name="ro2">
          <table:table-cell office:value-type="float" office:value="932.568">
            <text:p>932,568</text:p>
          </table:table-cell>
          <table:table-cell office:value-type="float" office:value="1138.79">
            <text:p>1138,79</text:p>
          </table:table-cell>
          <table:table-cell office:value-type="float" office:value="1163.86">
            <text:p>1163,86</text:p>
          </table:table-cell>
        </table:table-row>
        <table:table-row table:style-name="ro2">
          <table:table-cell office:value-type="float" office:value="933.005">
            <text:p>933,005</text:p>
          </table:table-cell>
          <table:table-cell office:value-type="float" office:value="1138.87">
            <text:p>1138,87</text:p>
          </table:table-cell>
          <table:table-cell office:value-type="float" office:value="1163.92">
            <text:p>1163,92</text:p>
          </table:table-cell>
        </table:table-row>
        <table:table-row table:style-name="ro2">
          <table:table-cell office:value-type="float" office:value="933.442">
            <text:p>933,442</text:p>
          </table:table-cell>
          <table:table-cell office:value-type="float" office:value="1138.96">
            <text:p>1138,96</text:p>
          </table:table-cell>
          <table:table-cell office:value-type="float" office:value="1163.97">
            <text:p>1163,97</text:p>
          </table:table-cell>
        </table:table-row>
        <table:table-row table:style-name="ro2">
          <table:table-cell office:value-type="float" office:value="933.878">
            <text:p>933,878</text:p>
          </table:table-cell>
          <table:table-cell office:value-type="float" office:value="1139.05">
            <text:p>1139,05</text:p>
          </table:table-cell>
          <table:table-cell office:value-type="float" office:value="1164.02">
            <text:p>1164,02</text:p>
          </table:table-cell>
        </table:table-row>
        <table:table-row table:style-name="ro2">
          <table:table-cell office:value-type="float" office:value="934.315">
            <text:p>934,315</text:p>
          </table:table-cell>
          <table:table-cell office:value-type="float" office:value="1139.14">
            <text:p>1139,14</text:p>
          </table:table-cell>
          <table:table-cell office:value-type="float" office:value="1164.07">
            <text:p>1164,07</text:p>
          </table:table-cell>
        </table:table-row>
        <table:table-row table:style-name="ro2">
          <table:table-cell office:value-type="float" office:value="934.752">
            <text:p>934,752</text:p>
          </table:table-cell>
          <table:table-cell office:value-type="float" office:value="1139.23">
            <text:p>1139,23</text:p>
          </table:table-cell>
          <table:table-cell office:value-type="float" office:value="1164.13">
            <text:p>1164,13</text:p>
          </table:table-cell>
        </table:table-row>
        <table:table-row table:style-name="ro2">
          <table:table-cell office:value-type="float" office:value="935.189">
            <text:p>935,189</text:p>
          </table:table-cell>
          <table:table-cell office:value-type="float" office:value="1139.32">
            <text:p>1139,32</text:p>
          </table:table-cell>
          <table:table-cell office:value-type="float" office:value="1164.18">
            <text:p>1164,18</text:p>
          </table:table-cell>
        </table:table-row>
        <table:table-row table:style-name="ro2">
          <table:table-cell office:value-type="float" office:value="935.626">
            <text:p>935,626</text:p>
          </table:table-cell>
          <table:table-cell office:value-type="float" office:value="1139.41">
            <text:p>1139,41</text:p>
          </table:table-cell>
          <table:table-cell office:value-type="float" office:value="1164.23">
            <text:p>1164,23</text:p>
          </table:table-cell>
        </table:table-row>
        <table:table-row table:style-name="ro2">
          <table:table-cell office:value-type="float" office:value="936.062">
            <text:p>936,062</text:p>
          </table:table-cell>
          <table:table-cell office:value-type="float" office:value="1139.49">
            <text:p>1139,49</text:p>
          </table:table-cell>
          <table:table-cell office:value-type="float" office:value="1164.28">
            <text:p>1164,28</text:p>
          </table:table-cell>
        </table:table-row>
        <table:table-row table:style-name="ro2">
          <table:table-cell office:value-type="float" office:value="936.499">
            <text:p>936,499</text:p>
          </table:table-cell>
          <table:table-cell office:value-type="float" office:value="1139.58">
            <text:p>1139,58</text:p>
          </table:table-cell>
          <table:table-cell office:value-type="float" office:value="1164.33">
            <text:p>1164,33</text:p>
          </table:table-cell>
        </table:table-row>
        <table:table-row table:style-name="ro2">
          <table:table-cell office:value-type="float" office:value="936.936">
            <text:p>936,936</text:p>
          </table:table-cell>
          <table:table-cell office:value-type="float" office:value="1139.67">
            <text:p>1139,67</text:p>
          </table:table-cell>
          <table:table-cell office:value-type="float" office:value="1164.39">
            <text:p>1164,39</text:p>
          </table:table-cell>
        </table:table-row>
        <table:table-row table:style-name="ro2">
          <table:table-cell office:value-type="float" office:value="937.373">
            <text:p>937,373</text:p>
          </table:table-cell>
          <table:table-cell office:value-type="float" office:value="1139.76">
            <text:p>1139,76</text:p>
          </table:table-cell>
          <table:table-cell office:value-type="float" office:value="1164.44">
            <text:p>1164,44</text:p>
          </table:table-cell>
        </table:table-row>
        <table:table-row table:style-name="ro2">
          <table:table-cell office:value-type="float" office:value="937.81">
            <text:p>937,81</text:p>
          </table:table-cell>
          <table:table-cell office:value-type="float" office:value="1139.84">
            <text:p>1139,84</text:p>
          </table:table-cell>
          <table:table-cell office:value-type="float" office:value="1164.49">
            <text:p>1164,49</text:p>
          </table:table-cell>
        </table:table-row>
        <table:table-row table:style-name="ro2">
          <table:table-cell office:value-type="float" office:value="938.246">
            <text:p>938,246</text:p>
          </table:table-cell>
          <table:table-cell office:value-type="float" office:value="1139.93">
            <text:p>1139,93</text:p>
          </table:table-cell>
          <table:table-cell office:value-type="float" office:value="1164.54">
            <text:p>1164,54</text:p>
          </table:table-cell>
        </table:table-row>
        <table:table-row table:style-name="ro2">
          <table:table-cell office:value-type="float" office:value="938.683">
            <text:p>938,683</text:p>
          </table:table-cell>
          <table:table-cell office:value-type="float" office:value="1140.02">
            <text:p>1140,02</text:p>
          </table:table-cell>
          <table:table-cell office:value-type="float" office:value="1164.59">
            <text:p>1164,59</text:p>
          </table:table-cell>
        </table:table-row>
        <table:table-row table:style-name="ro2">
          <table:table-cell office:value-type="float" office:value="939.12">
            <text:p>939,12</text:p>
          </table:table-cell>
          <table:table-cell office:value-type="float" office:value="1140.11">
            <text:p>1140,11</text:p>
          </table:table-cell>
          <table:table-cell office:value-type="float" office:value="1164.64">
            <text:p>1164,64</text:p>
          </table:table-cell>
        </table:table-row>
        <table:table-row table:style-name="ro2">
          <table:table-cell office:value-type="float" office:value="939.557">
            <text:p>939,557</text:p>
          </table:table-cell>
          <table:table-cell office:value-type="float" office:value="1140.19">
            <text:p>1140,19</text:p>
          </table:table-cell>
          <table:table-cell office:value-type="float" office:value="1164.7">
            <text:p>1164,7</text:p>
          </table:table-cell>
        </table:table-row>
        <table:table-row table:style-name="ro2">
          <table:table-cell office:value-type="float" office:value="939.994">
            <text:p>939,994</text:p>
          </table:table-cell>
          <table:table-cell office:value-type="float" office:value="1140.28">
            <text:p>1140,28</text:p>
          </table:table-cell>
          <table:table-cell office:value-type="float" office:value="1164.75">
            <text:p>1164,75</text:p>
          </table:table-cell>
        </table:table-row>
        <table:table-row table:style-name="ro2">
          <table:table-cell office:value-type="float" office:value="940.43">
            <text:p>940,43</text:p>
          </table:table-cell>
          <table:table-cell office:value-type="float" office:value="1140.37">
            <text:p>1140,37</text:p>
          </table:table-cell>
          <table:table-cell office:value-type="float" office:value="1164.8">
            <text:p>1164,8</text:p>
          </table:table-cell>
        </table:table-row>
        <table:table-row table:style-name="ro2">
          <table:table-cell office:value-type="float" office:value="940.867">
            <text:p>940,867</text:p>
          </table:table-cell>
          <table:table-cell office:value-type="float" office:value="1140.45">
            <text:p>1140,45</text:p>
          </table:table-cell>
          <table:table-cell office:value-type="float" office:value="1164.85">
            <text:p>1164,85</text:p>
          </table:table-cell>
        </table:table-row>
        <table:table-row table:style-name="ro2">
          <table:table-cell office:value-type="float" office:value="941.304">
            <text:p>941,304</text:p>
          </table:table-cell>
          <table:table-cell office:value-type="float" office:value="1140.54">
            <text:p>1140,54</text:p>
          </table:table-cell>
          <table:table-cell office:value-type="float" office:value="1164.9">
            <text:p>1164,9</text:p>
          </table:table-cell>
        </table:table-row>
        <table:table-row table:style-name="ro2">
          <table:table-cell office:value-type="float" office:value="941.741">
            <text:p>941,741</text:p>
          </table:table-cell>
          <table:table-cell office:value-type="float" office:value="1140.63">
            <text:p>1140,63</text:p>
          </table:table-cell>
          <table:table-cell office:value-type="float" office:value="1164.95">
            <text:p>1164,95</text:p>
          </table:table-cell>
        </table:table-row>
        <table:table-row table:style-name="ro2">
          <table:table-cell office:value-type="float" office:value="942.178">
            <text:p>942,178</text:p>
          </table:table-cell>
          <table:table-cell office:value-type="float" office:value="1140.71">
            <text:p>1140,71</text:p>
          </table:table-cell>
          <table:table-cell office:value-type="string">
            <text:p><text:s text:c="4"/>1165</text:p>
          </table:table-cell>
        </table:table-row>
        <table:table-row table:style-name="ro2">
          <table:table-cell office:value-type="float" office:value="942.614">
            <text:p>942,614</text:p>
          </table:table-cell>
          <table:table-cell office:value-type="float" office:value="1140.8">
            <text:p>1140,8</text:p>
          </table:table-cell>
          <table:table-cell office:value-type="float" office:value="1165.05">
            <text:p>1165,05</text:p>
          </table:table-cell>
        </table:table-row>
        <table:table-row table:style-name="ro2">
          <table:table-cell office:value-type="float" office:value="943.051">
            <text:p>943,051</text:p>
          </table:table-cell>
          <table:table-cell office:value-type="float" office:value="1140.88">
            <text:p>1140,88</text:p>
          </table:table-cell>
          <table:table-cell office:value-type="float" office:value="1165.1">
            <text:p>1165,1</text:p>
          </table:table-cell>
        </table:table-row>
        <table:table-row table:style-name="ro2">
          <table:table-cell office:value-type="float" office:value="943.488">
            <text:p>943,488</text:p>
          </table:table-cell>
          <table:table-cell office:value-type="float" office:value="1140.97">
            <text:p>1140,97</text:p>
          </table:table-cell>
          <table:table-cell office:value-type="float" office:value="1165.15">
            <text:p>1165,15</text:p>
          </table:table-cell>
        </table:table-row>
        <table:table-row table:style-name="ro2">
          <table:table-cell office:value-type="float" office:value="943.925">
            <text:p>943,925</text:p>
          </table:table-cell>
          <table:table-cell office:value-type="float" office:value="1141.06">
            <text:p>1141,06</text:p>
          </table:table-cell>
          <table:table-cell office:value-type="float" office:value="1165.21">
            <text:p>1165,21</text:p>
          </table:table-cell>
        </table:table-row>
        <table:table-row table:style-name="ro2">
          <table:table-cell office:value-type="float" office:value="944.362">
            <text:p>944,362</text:p>
          </table:table-cell>
          <table:table-cell office:value-type="float" office:value="1141.14">
            <text:p>1141,14</text:p>
          </table:table-cell>
          <table:table-cell office:value-type="float" office:value="1165.26">
            <text:p>1165,26</text:p>
          </table:table-cell>
        </table:table-row>
        <table:table-row table:style-name="ro2">
          <table:table-cell office:value-type="float" office:value="944.798">
            <text:p>944,798</text:p>
          </table:table-cell>
          <table:table-cell office:value-type="float" office:value="1141.23">
            <text:p>1141,23</text:p>
          </table:table-cell>
          <table:table-cell office:value-type="float" office:value="1165.31">
            <text:p>1165,31</text:p>
          </table:table-cell>
        </table:table-row>
        <table:table-row table:style-name="ro2">
          <table:table-cell office:value-type="float" office:value="945.235">
            <text:p>945,235</text:p>
          </table:table-cell>
          <table:table-cell office:value-type="float" office:value="1141.31">
            <text:p>1141,31</text:p>
          </table:table-cell>
          <table:table-cell office:value-type="float" office:value="1165.36">
            <text:p>1165,36</text:p>
          </table:table-cell>
        </table:table-row>
        <table:table-row table:style-name="ro2">
          <table:table-cell office:value-type="float" office:value="945.672">
            <text:p>945,672</text:p>
          </table:table-cell>
          <table:table-cell office:value-type="float" office:value="1141.4">
            <text:p>1141,4</text:p>
          </table:table-cell>
          <table:table-cell office:value-type="float" office:value="1165.41">
            <text:p>1165,41</text:p>
          </table:table-cell>
        </table:table-row>
        <table:table-row table:style-name="ro2">
          <table:table-cell office:value-type="float" office:value="946.109">
            <text:p>946,109</text:p>
          </table:table-cell>
          <table:table-cell office:value-type="float" office:value="1141.48">
            <text:p>1141,48</text:p>
          </table:table-cell>
          <table:table-cell office:value-type="float" office:value="1165.46">
            <text:p>1165,46</text:p>
          </table:table-cell>
        </table:table-row>
        <table:table-row table:style-name="ro2">
          <table:table-cell office:value-type="float" office:value="946.546">
            <text:p>946,546</text:p>
          </table:table-cell>
          <table:table-cell office:value-type="float" office:value="1141.57">
            <text:p>1141,57</text:p>
          </table:table-cell>
          <table:table-cell office:value-type="float" office:value="1165.51">
            <text:p>1165,51</text:p>
          </table:table-cell>
        </table:table-row>
        <table:table-row table:style-name="ro2">
          <table:table-cell office:value-type="float" office:value="946.982">
            <text:p>946,982</text:p>
          </table:table-cell>
          <table:table-cell office:value-type="float" office:value="1141.65">
            <text:p>1141,65</text:p>
          </table:table-cell>
          <table:table-cell office:value-type="float" office:value="1165.56">
            <text:p>1165,56</text:p>
          </table:table-cell>
        </table:table-row>
        <table:table-row table:style-name="ro2">
          <table:table-cell office:value-type="float" office:value="947.419">
            <text:p>947,419</text:p>
          </table:table-cell>
          <table:table-cell office:value-type="float" office:value="1141.74">
            <text:p>1141,74</text:p>
          </table:table-cell>
          <table:table-cell office:value-type="float" office:value="1165.61">
            <text:p>1165,61</text:p>
          </table:table-cell>
        </table:table-row>
        <table:table-row table:style-name="ro2">
          <table:table-cell office:value-type="float" office:value="947.856">
            <text:p>947,856</text:p>
          </table:table-cell>
          <table:table-cell office:value-type="float" office:value="1141.82">
            <text:p>1141,82</text:p>
          </table:table-cell>
          <table:table-cell office:value-type="float" office:value="1165.66">
            <text:p>1165,66</text:p>
          </table:table-cell>
        </table:table-row>
        <table:table-row table:style-name="ro2">
          <table:table-cell office:value-type="float" office:value="948.293">
            <text:p>948,293</text:p>
          </table:table-cell>
          <table:table-cell office:value-type="float" office:value="1141.91">
            <text:p>1141,91</text:p>
          </table:table-cell>
          <table:table-cell office:value-type="float" office:value="1165.71">
            <text:p>1165,71</text:p>
          </table:table-cell>
        </table:table-row>
        <table:table-row table:style-name="ro2">
          <table:table-cell office:value-type="float" office:value="948.73">
            <text:p>948,73</text:p>
          </table:table-cell>
          <table:table-cell office:value-type="float" office:value="1141.99">
            <text:p>1141,99</text:p>
          </table:table-cell>
          <table:table-cell office:value-type="float" office:value="1165.76">
            <text:p>1165,76</text:p>
          </table:table-cell>
        </table:table-row>
        <table:table-row table:style-name="ro2">
          <table:table-cell office:value-type="float" office:value="949.166">
            <text:p>949,166</text:p>
          </table:table-cell>
          <table:table-cell office:value-type="float" office:value="1142.08">
            <text:p>1142,08</text:p>
          </table:table-cell>
          <table:table-cell office:value-type="float" office:value="1165.81">
            <text:p>1165,81</text:p>
          </table:table-cell>
        </table:table-row>
        <table:table-row table:style-name="ro2">
          <table:table-cell office:value-type="float" office:value="949.603">
            <text:p>949,603</text:p>
          </table:table-cell>
          <table:table-cell office:value-type="float" office:value="1142.16">
            <text:p>1142,16</text:p>
          </table:table-cell>
          <table:table-cell office:value-type="float" office:value="1165.86">
            <text:p>1165,86</text:p>
          </table:table-cell>
        </table:table-row>
        <table:table-row table:style-name="ro2">
          <table:table-cell office:value-type="float" office:value="950.04">
            <text:p>950,04</text:p>
          </table:table-cell>
          <table:table-cell office:value-type="float" office:value="1142.24">
            <text:p>1142,24</text:p>
          </table:table-cell>
          <table:table-cell office:value-type="float" office:value="1165.91">
            <text:p>1165,91</text:p>
          </table:table-cell>
        </table:table-row>
        <table:table-row table:style-name="ro2">
          <table:table-cell office:value-type="float" office:value="950.477">
            <text:p>950,477</text:p>
          </table:table-cell>
          <table:table-cell office:value-type="float" office:value="1142.33">
            <text:p>1142,33</text:p>
          </table:table-cell>
          <table:table-cell office:value-type="float" office:value="1165.96">
            <text:p>1165,96</text:p>
          </table:table-cell>
        </table:table-row>
        <table:table-row table:style-name="ro2">
          <table:table-cell office:value-type="float" office:value="950.914">
            <text:p>950,914</text:p>
          </table:table-cell>
          <table:table-cell office:value-type="float" office:value="1142.41">
            <text:p>1142,41</text:p>
          </table:table-cell>
          <table:table-cell office:value-type="float" office:value="1166.01">
            <text:p>1166,01</text:p>
          </table:table-cell>
        </table:table-row>
        <table:table-row table:style-name="ro2">
          <table:table-cell office:value-type="float" office:value="951.35">
            <text:p>951,35</text:p>
          </table:table-cell>
          <table:table-cell office:value-type="float" office:value="1142.49">
            <text:p>1142,49</text:p>
          </table:table-cell>
          <table:table-cell office:value-type="float" office:value="1166.05">
            <text:p>1166,05</text:p>
          </table:table-cell>
        </table:table-row>
        <table:table-row table:style-name="ro2">
          <table:table-cell office:value-type="float" office:value="951.787">
            <text:p>951,787</text:p>
          </table:table-cell>
          <table:table-cell office:value-type="float" office:value="1142.58">
            <text:p>1142,58</text:p>
          </table:table-cell>
          <table:table-cell office:value-type="float" office:value="1166.1">
            <text:p>1166,1</text:p>
          </table:table-cell>
        </table:table-row>
        <table:table-row table:style-name="ro2">
          <table:table-cell office:value-type="float" office:value="952.224">
            <text:p>952,224</text:p>
          </table:table-cell>
          <table:table-cell office:value-type="float" office:value="1142.66">
            <text:p>1142,66</text:p>
          </table:table-cell>
          <table:table-cell office:value-type="float" office:value="1166.15">
            <text:p>1166,15</text:p>
          </table:table-cell>
        </table:table-row>
        <table:table-row table:style-name="ro2">
          <table:table-cell office:value-type="float" office:value="952.661">
            <text:p>952,661</text:p>
          </table:table-cell>
          <table:table-cell office:value-type="float" office:value="1142.74">
            <text:p>1142,74</text:p>
          </table:table-cell>
          <table:table-cell office:value-type="float" office:value="1166.2">
            <text:p>1166,2</text:p>
          </table:table-cell>
        </table:table-row>
        <table:table-row table:style-name="ro2">
          <table:table-cell office:value-type="float" office:value="953.098">
            <text:p>953,098</text:p>
          </table:table-cell>
          <table:table-cell office:value-type="float" office:value="1142.83">
            <text:p>1142,83</text:p>
          </table:table-cell>
          <table:table-cell office:value-type="float" office:value="1166.25">
            <text:p>1166,25</text:p>
          </table:table-cell>
        </table:table-row>
        <table:table-row table:style-name="ro2">
          <table:table-cell office:value-type="float" office:value="953.534">
            <text:p>953,534</text:p>
          </table:table-cell>
          <table:table-cell office:value-type="float" office:value="1142.91">
            <text:p>1142,91</text:p>
          </table:table-cell>
          <table:table-cell office:value-type="float" office:value="1166.3">
            <text:p>1166,3</text:p>
          </table:table-cell>
        </table:table-row>
        <table:table-row table:style-name="ro2">
          <table:table-cell office:value-type="float" office:value="953.971">
            <text:p>953,971</text:p>
          </table:table-cell>
          <table:table-cell office:value-type="float" office:value="1142.99">
            <text:p>1142,99</text:p>
          </table:table-cell>
          <table:table-cell office:value-type="float" office:value="1166.35">
            <text:p>1166,35</text:p>
          </table:table-cell>
        </table:table-row>
        <table:table-row table:style-name="ro2">
          <table:table-cell office:value-type="float" office:value="954.408">
            <text:p>954,408</text:p>
          </table:table-cell>
          <table:table-cell office:value-type="float" office:value="1143.08">
            <text:p>1143,08</text:p>
          </table:table-cell>
          <table:table-cell office:value-type="float" office:value="1166.4">
            <text:p>1166,4</text:p>
          </table:table-cell>
        </table:table-row>
        <table:table-row table:style-name="ro2">
          <table:table-cell office:value-type="float" office:value="954.845">
            <text:p>954,845</text:p>
          </table:table-cell>
          <table:table-cell office:value-type="float" office:value="1143.16">
            <text:p>1143,16</text:p>
          </table:table-cell>
          <table:table-cell office:value-type="float" office:value="1166.45">
            <text:p>1166,45</text:p>
          </table:table-cell>
        </table:table-row>
        <table:table-row table:style-name="ro2">
          <table:table-cell office:value-type="float" office:value="955.282">
            <text:p>955,282</text:p>
          </table:table-cell>
          <table:table-cell office:value-type="float" office:value="1143.24">
            <text:p>1143,24</text:p>
          </table:table-cell>
          <table:table-cell office:value-type="float" office:value="1166.5">
            <text:p>1166,5</text:p>
          </table:table-cell>
        </table:table-row>
        <table:table-row table:style-name="ro2">
          <table:table-cell office:value-type="float" office:value="955.718">
            <text:p>955,718</text:p>
          </table:table-cell>
          <table:table-cell office:value-type="float" office:value="1143.32">
            <text:p>1143,32</text:p>
          </table:table-cell>
          <table:table-cell office:value-type="float" office:value="1166.54">
            <text:p>1166,54</text:p>
          </table:table-cell>
        </table:table-row>
        <table:table-row table:style-name="ro2">
          <table:table-cell office:value-type="float" office:value="956.155">
            <text:p>956,155</text:p>
          </table:table-cell>
          <table:table-cell office:value-type="float" office:value="1143.41">
            <text:p>1143,41</text:p>
          </table:table-cell>
          <table:table-cell office:value-type="float" office:value="1166.59">
            <text:p>1166,59</text:p>
          </table:table-cell>
        </table:table-row>
        <table:table-row table:style-name="ro2">
          <table:table-cell office:value-type="float" office:value="956.592">
            <text:p>956,592</text:p>
          </table:table-cell>
          <table:table-cell office:value-type="float" office:value="1143.49">
            <text:p>1143,49</text:p>
          </table:table-cell>
          <table:table-cell office:value-type="float" office:value="1166.64">
            <text:p>1166,64</text:p>
          </table:table-cell>
        </table:table-row>
        <table:table-row table:style-name="ro2">
          <table:table-cell office:value-type="float" office:value="957.029">
            <text:p>957,029</text:p>
          </table:table-cell>
          <table:table-cell office:value-type="float" office:value="1143.57">
            <text:p>1143,57</text:p>
          </table:table-cell>
          <table:table-cell office:value-type="float" office:value="1166.69">
            <text:p>1166,69</text:p>
          </table:table-cell>
        </table:table-row>
        <table:table-row table:style-name="ro2">
          <table:table-cell office:value-type="float" office:value="957.466">
            <text:p>957,466</text:p>
          </table:table-cell>
          <table:table-cell office:value-type="float" office:value="1143.65">
            <text:p>1143,65</text:p>
          </table:table-cell>
          <table:table-cell office:value-type="float" office:value="1166.74">
            <text:p>1166,74</text:p>
          </table:table-cell>
        </table:table-row>
        <table:table-row table:style-name="ro2">
          <table:table-cell office:value-type="float" office:value="957.902">
            <text:p>957,902</text:p>
          </table:table-cell>
          <table:table-cell office:value-type="float" office:value="1143.74">
            <text:p>1143,74</text:p>
          </table:table-cell>
          <table:table-cell office:value-type="float" office:value="1166.79">
            <text:p>1166,79</text:p>
          </table:table-cell>
        </table:table-row>
        <table:table-row table:style-name="ro2">
          <table:table-cell office:value-type="float" office:value="958.339">
            <text:p>958,339</text:p>
          </table:table-cell>
          <table:table-cell office:value-type="float" office:value="1143.82">
            <text:p>1143,82</text:p>
          </table:table-cell>
          <table:table-cell office:value-type="float" office:value="1166.83">
            <text:p>1166,83</text:p>
          </table:table-cell>
        </table:table-row>
        <table:table-row table:style-name="ro2">
          <table:table-cell office:value-type="float" office:value="958.776">
            <text:p>958,776</text:p>
          </table:table-cell>
          <table:table-cell office:value-type="float" office:value="1143.9">
            <text:p>1143,9</text:p>
          </table:table-cell>
          <table:table-cell office:value-type="float" office:value="1166.88">
            <text:p>1166,88</text:p>
          </table:table-cell>
        </table:table-row>
        <table:table-row table:style-name="ro2">
          <table:table-cell office:value-type="float" office:value="959.213">
            <text:p>959,213</text:p>
          </table:table-cell>
          <table:table-cell office:value-type="float" office:value="1143.98">
            <text:p>1143,98</text:p>
          </table:table-cell>
          <table:table-cell office:value-type="float" office:value="1166.93">
            <text:p>1166,93</text:p>
          </table:table-cell>
        </table:table-row>
        <table:table-row table:style-name="ro2">
          <table:table-cell office:value-type="float" office:value="959.65">
            <text:p>959,65</text:p>
          </table:table-cell>
          <table:table-cell office:value-type="float" office:value="1144.06">
            <text:p>1144,06</text:p>
          </table:table-cell>
          <table:table-cell office:value-type="float" office:value="1166.98">
            <text:p>1166,98</text:p>
          </table:table-cell>
        </table:table-row>
        <table:table-row table:style-name="ro2">
          <table:table-cell office:value-type="float" office:value="960.086">
            <text:p>960,086</text:p>
          </table:table-cell>
          <table:table-cell office:value-type="float" office:value="1144.14">
            <text:p>1144,14</text:p>
          </table:table-cell>
          <table:table-cell office:value-type="float" office:value="1167.03">
            <text:p>1167,03</text:p>
          </table:table-cell>
        </table:table-row>
        <table:table-row table:style-name="ro2">
          <table:table-cell office:value-type="float" office:value="960.523">
            <text:p>960,523</text:p>
          </table:table-cell>
          <table:table-cell office:value-type="float" office:value="1144.22">
            <text:p>1144,22</text:p>
          </table:table-cell>
          <table:table-cell office:value-type="float" office:value="1167.08">
            <text:p>1167,08</text:p>
          </table:table-cell>
        </table:table-row>
        <table:table-row table:style-name="ro2">
          <table:table-cell office:value-type="float" office:value="960.96">
            <text:p>960,96</text:p>
          </table:table-cell>
          <table:table-cell office:value-type="float" office:value="1144.3">
            <text:p>1144,3</text:p>
          </table:table-cell>
          <table:table-cell office:value-type="float" office:value="1167.12">
            <text:p>1167,12</text:p>
          </table:table-cell>
        </table:table-row>
        <table:table-row table:style-name="ro2">
          <table:table-cell office:value-type="float" office:value="961.397">
            <text:p>961,397</text:p>
          </table:table-cell>
          <table:table-cell office:value-type="float" office:value="1144.39">
            <text:p>1144,39</text:p>
          </table:table-cell>
          <table:table-cell office:value-type="float" office:value="1167.17">
            <text:p>1167,17</text:p>
          </table:table-cell>
        </table:table-row>
        <table:table-row table:style-name="ro2">
          <table:table-cell office:value-type="float" office:value="961.834">
            <text:p>961,834</text:p>
          </table:table-cell>
          <table:table-cell office:value-type="float" office:value="1144.47">
            <text:p>1144,47</text:p>
          </table:table-cell>
          <table:table-cell office:value-type="float" office:value="1167.22">
            <text:p>1167,22</text:p>
          </table:table-cell>
        </table:table-row>
        <table:table-row table:style-name="ro2">
          <table:table-cell office:value-type="float" office:value="962.27">
            <text:p>962,27</text:p>
          </table:table-cell>
          <table:table-cell office:value-type="float" office:value="1144.55">
            <text:p>1144,55</text:p>
          </table:table-cell>
          <table:table-cell office:value-type="float" office:value="1167.27">
            <text:p>1167,27</text:p>
          </table:table-cell>
        </table:table-row>
        <table:table-row table:style-name="ro2">
          <table:table-cell office:value-type="float" office:value="962.707">
            <text:p>962,707</text:p>
          </table:table-cell>
          <table:table-cell office:value-type="float" office:value="1144.63">
            <text:p>1144,63</text:p>
          </table:table-cell>
          <table:table-cell office:value-type="float" office:value="1167.31">
            <text:p>1167,31</text:p>
          </table:table-cell>
        </table:table-row>
        <table:table-row table:style-name="ro2">
          <table:table-cell office:value-type="float" office:value="963.144">
            <text:p>963,144</text:p>
          </table:table-cell>
          <table:table-cell office:value-type="float" office:value="1144.71">
            <text:p>1144,71</text:p>
          </table:table-cell>
          <table:table-cell office:value-type="float" office:value="1167.36">
            <text:p>1167,36</text:p>
          </table:table-cell>
        </table:table-row>
        <table:table-row table:style-name="ro2">
          <table:table-cell office:value-type="float" office:value="963.581">
            <text:p>963,581</text:p>
          </table:table-cell>
          <table:table-cell office:value-type="float" office:value="1144.79">
            <text:p>1144,79</text:p>
          </table:table-cell>
          <table:table-cell office:value-type="float" office:value="1167.41">
            <text:p>1167,41</text:p>
          </table:table-cell>
        </table:table-row>
        <table:table-row table:style-name="ro2">
          <table:table-cell office:value-type="float" office:value="964.018">
            <text:p>964,018</text:p>
          </table:table-cell>
          <table:table-cell office:value-type="float" office:value="1144.87">
            <text:p>1144,87</text:p>
          </table:table-cell>
          <table:table-cell office:value-type="float" office:value="1167.46">
            <text:p>1167,46</text:p>
          </table:table-cell>
        </table:table-row>
        <table:table-row table:style-name="ro2">
          <table:table-cell office:value-type="float" office:value="964.454">
            <text:p>964,454</text:p>
          </table:table-cell>
          <table:table-cell office:value-type="float" office:value="1144.95">
            <text:p>1144,95</text:p>
          </table:table-cell>
          <table:table-cell office:value-type="float" office:value="1167.5">
            <text:p>1167,5</text:p>
          </table:table-cell>
        </table:table-row>
        <table:table-row table:style-name="ro2">
          <table:table-cell office:value-type="float" office:value="964.891">
            <text:p>964,891</text:p>
          </table:table-cell>
          <table:table-cell office:value-type="float" office:value="1145.03">
            <text:p>1145,03</text:p>
          </table:table-cell>
          <table:table-cell office:value-type="float" office:value="1167.55">
            <text:p>1167,55</text:p>
          </table:table-cell>
        </table:table-row>
        <table:table-row table:style-name="ro2">
          <table:table-cell office:value-type="float" office:value="965.328">
            <text:p>965,328</text:p>
          </table:table-cell>
          <table:table-cell office:value-type="float" office:value="1145.11">
            <text:p>1145,11</text:p>
          </table:table-cell>
          <table:table-cell office:value-type="float" office:value="1167.6">
            <text:p>1167,6</text:p>
          </table:table-cell>
        </table:table-row>
        <table:table-row table:style-name="ro2">
          <table:table-cell office:value-type="float" office:value="965.765">
            <text:p>965,765</text:p>
          </table:table-cell>
          <table:table-cell office:value-type="float" office:value="1145.19">
            <text:p>1145,19</text:p>
          </table:table-cell>
          <table:table-cell office:value-type="float" office:value="1167.64">
            <text:p>1167,64</text:p>
          </table:table-cell>
        </table:table-row>
        <table:table-row table:style-name="ro2">
          <table:table-cell office:value-type="float" office:value="966.202">
            <text:p>966,202</text:p>
          </table:table-cell>
          <table:table-cell office:value-type="float" office:value="1145.27">
            <text:p>1145,27</text:p>
          </table:table-cell>
          <table:table-cell office:value-type="float" office:value="1167.69">
            <text:p>1167,69</text:p>
          </table:table-cell>
        </table:table-row>
        <table:table-row table:style-name="ro2">
          <table:table-cell office:value-type="float" office:value="966.638">
            <text:p>966,638</text:p>
          </table:table-cell>
          <table:table-cell office:value-type="float" office:value="1145.35">
            <text:p>1145,35</text:p>
          </table:table-cell>
          <table:table-cell office:value-type="float" office:value="1167.74">
            <text:p>1167,74</text:p>
          </table:table-cell>
        </table:table-row>
        <table:table-row table:style-name="ro2">
          <table:table-cell office:value-type="float" office:value="967.075">
            <text:p>967,075</text:p>
          </table:table-cell>
          <table:table-cell office:value-type="float" office:value="1145.43">
            <text:p>1145,43</text:p>
          </table:table-cell>
          <table:table-cell office:value-type="float" office:value="1167.79">
            <text:p>1167,79</text:p>
          </table:table-cell>
        </table:table-row>
        <table:table-row table:style-name="ro2">
          <table:table-cell office:value-type="float" office:value="967.512">
            <text:p>967,512</text:p>
          </table:table-cell>
          <table:table-cell office:value-type="float" office:value="1145.51">
            <text:p>1145,51</text:p>
          </table:table-cell>
          <table:table-cell office:value-type="float" office:value="1167.83">
            <text:p>1167,83</text:p>
          </table:table-cell>
        </table:table-row>
        <table:table-row table:style-name="ro2">
          <table:table-cell office:value-type="float" office:value="967.949">
            <text:p>967,949</text:p>
          </table:table-cell>
          <table:table-cell office:value-type="float" office:value="1145.59">
            <text:p>1145,59</text:p>
          </table:table-cell>
          <table:table-cell office:value-type="float" office:value="1167.88">
            <text:p>1167,88</text:p>
          </table:table-cell>
        </table:table-row>
        <table:table-row table:style-name="ro2">
          <table:table-cell office:value-type="float" office:value="968.386">
            <text:p>968,386</text:p>
          </table:table-cell>
          <table:table-cell office:value-type="float" office:value="1145.66">
            <text:p>1145,66</text:p>
          </table:table-cell>
          <table:table-cell office:value-type="float" office:value="1167.93">
            <text:p>1167,93</text:p>
          </table:table-cell>
        </table:table-row>
        <table:table-row table:style-name="ro2">
          <table:table-cell office:value-type="float" office:value="968.822">
            <text:p>968,822</text:p>
          </table:table-cell>
          <table:table-cell office:value-type="float" office:value="1145.74">
            <text:p>1145,74</text:p>
          </table:table-cell>
          <table:table-cell office:value-type="float" office:value="1167.97">
            <text:p>1167,97</text:p>
          </table:table-cell>
        </table:table-row>
        <table:table-row table:style-name="ro2">
          <table:table-cell office:value-type="float" office:value="969.259">
            <text:p>969,259</text:p>
          </table:table-cell>
          <table:table-cell office:value-type="float" office:value="1145.82">
            <text:p>1145,82</text:p>
          </table:table-cell>
          <table:table-cell office:value-type="float" office:value="1168.02">
            <text:p>1168,02</text:p>
          </table:table-cell>
        </table:table-row>
        <table:table-row table:style-name="ro2">
          <table:table-cell office:value-type="float" office:value="969.696">
            <text:p>969,696</text:p>
          </table:table-cell>
          <table:table-cell office:value-type="float" office:value="1145.9">
            <text:p>1145,9</text:p>
          </table:table-cell>
          <table:table-cell office:value-type="float" office:value="1168.06">
            <text:p>1168,06</text:p>
          </table:table-cell>
        </table:table-row>
        <table:table-row table:style-name="ro2">
          <table:table-cell office:value-type="float" office:value="970.133">
            <text:p>970,133</text:p>
          </table:table-cell>
          <table:table-cell office:value-type="float" office:value="1145.98">
            <text:p>1145,98</text:p>
          </table:table-cell>
          <table:table-cell office:value-type="float" office:value="1168.11">
            <text:p>1168,11</text:p>
          </table:table-cell>
        </table:table-row>
        <table:table-row table:style-name="ro2">
          <table:table-cell office:value-type="float" office:value="970.57">
            <text:p>970,57</text:p>
          </table:table-cell>
          <table:table-cell office:value-type="float" office:value="1146.06">
            <text:p>1146,06</text:p>
          </table:table-cell>
          <table:table-cell office:value-type="float" office:value="1168.16">
            <text:p>1168,16</text:p>
          </table:table-cell>
        </table:table-row>
        <table:table-row table:style-name="ro2">
          <table:table-cell office:value-type="float" office:value="971.006">
            <text:p>971,006</text:p>
          </table:table-cell>
          <table:table-cell office:value-type="float" office:value="1146.14">
            <text:p>1146,14</text:p>
          </table:table-cell>
          <table:table-cell office:value-type="float" office:value="1168.2">
            <text:p>1168,2</text:p>
          </table:table-cell>
        </table:table-row>
        <table:table-row table:style-name="ro2">
          <table:table-cell office:value-type="float" office:value="971.443">
            <text:p>971,443</text:p>
          </table:table-cell>
          <table:table-cell office:value-type="float" office:value="1146.21">
            <text:p>1146,21</text:p>
          </table:table-cell>
          <table:table-cell office:value-type="float" office:value="1168.25">
            <text:p>1168,25</text:p>
          </table:table-cell>
        </table:table-row>
        <table:table-row table:style-name="ro2">
          <table:table-cell office:value-type="float" office:value="971.88">
            <text:p>971,88</text:p>
          </table:table-cell>
          <table:table-cell office:value-type="float" office:value="1146.29">
            <text:p>1146,29</text:p>
          </table:table-cell>
          <table:table-cell office:value-type="float" office:value="1168.3">
            <text:p>1168,3</text:p>
          </table:table-cell>
        </table:table-row>
        <table:table-row table:style-name="ro2">
          <table:table-cell office:value-type="float" office:value="972.317">
            <text:p>972,317</text:p>
          </table:table-cell>
          <table:table-cell office:value-type="float" office:value="1146.37">
            <text:p>1146,37</text:p>
          </table:table-cell>
          <table:table-cell office:value-type="float" office:value="1168.34">
            <text:p>1168,34</text:p>
          </table:table-cell>
        </table:table-row>
        <table:table-row table:style-name="ro2">
          <table:table-cell office:value-type="float" office:value="972.754">
            <text:p>972,754</text:p>
          </table:table-cell>
          <table:table-cell office:value-type="float" office:value="1146.45">
            <text:p>1146,45</text:p>
          </table:table-cell>
          <table:table-cell office:value-type="float" office:value="1168.39">
            <text:p>1168,39</text:p>
          </table:table-cell>
        </table:table-row>
        <table:table-row table:style-name="ro2">
          <table:table-cell office:value-type="float" office:value="973.19">
            <text:p>973,19</text:p>
          </table:table-cell>
          <table:table-cell office:value-type="float" office:value="1146.53">
            <text:p>1146,53</text:p>
          </table:table-cell>
          <table:table-cell office:value-type="float" office:value="1168.43">
            <text:p>1168,43</text:p>
          </table:table-cell>
        </table:table-row>
        <table:table-row table:style-name="ro2">
          <table:table-cell office:value-type="float" office:value="973.627">
            <text:p>973,627</text:p>
          </table:table-cell>
          <table:table-cell office:value-type="float" office:value="1146.6">
            <text:p>1146,6</text:p>
          </table:table-cell>
          <table:table-cell office:value-type="float" office:value="1168.48">
            <text:p>1168,48</text:p>
          </table:table-cell>
        </table:table-row>
        <table:table-row table:style-name="ro2">
          <table:table-cell office:value-type="float" office:value="974.064">
            <text:p>974,064</text:p>
          </table:table-cell>
          <table:table-cell office:value-type="float" office:value="1146.68">
            <text:p>1146,68</text:p>
          </table:table-cell>
          <table:table-cell office:value-type="float" office:value="1168.53">
            <text:p>1168,53</text:p>
          </table:table-cell>
        </table:table-row>
        <table:table-row table:style-name="ro2">
          <table:table-cell office:value-type="float" office:value="974.501">
            <text:p>974,501</text:p>
          </table:table-cell>
          <table:table-cell office:value-type="float" office:value="1146.76">
            <text:p>1146,76</text:p>
          </table:table-cell>
          <table:table-cell office:value-type="float" office:value="1168.57">
            <text:p>1168,57</text:p>
          </table:table-cell>
        </table:table-row>
        <table:table-row table:style-name="ro2">
          <table:table-cell office:value-type="float" office:value="974.938">
            <text:p>974,938</text:p>
          </table:table-cell>
          <table:table-cell office:value-type="float" office:value="1146.84">
            <text:p>1146,84</text:p>
          </table:table-cell>
          <table:table-cell office:value-type="float" office:value="1168.62">
            <text:p>1168,62</text:p>
          </table:table-cell>
        </table:table-row>
        <table:table-row table:style-name="ro2">
          <table:table-cell office:value-type="float" office:value="975.374">
            <text:p>975,374</text:p>
          </table:table-cell>
          <table:table-cell office:value-type="float" office:value="1146.91">
            <text:p>1146,91</text:p>
          </table:table-cell>
          <table:table-cell office:value-type="float" office:value="1168.66">
            <text:p>1168,66</text:p>
          </table:table-cell>
        </table:table-row>
        <table:table-row table:style-name="ro2">
          <table:table-cell office:value-type="float" office:value="975.811">
            <text:p>975,811</text:p>
          </table:table-cell>
          <table:table-cell office:value-type="float" office:value="1146.99">
            <text:p>1146,99</text:p>
          </table:table-cell>
          <table:table-cell office:value-type="float" office:value="1168.71">
            <text:p>1168,71</text:p>
          </table:table-cell>
        </table:table-row>
        <table:table-row table:style-name="ro2">
          <table:table-cell office:value-type="float" office:value="976.248">
            <text:p>976,248</text:p>
          </table:table-cell>
          <table:table-cell office:value-type="float" office:value="1147.07">
            <text:p>1147,07</text:p>
          </table:table-cell>
          <table:table-cell office:value-type="float" office:value="1168.75">
            <text:p>1168,75</text:p>
          </table:table-cell>
        </table:table-row>
        <table:table-row table:style-name="ro2">
          <table:table-cell office:value-type="float" office:value="976.685">
            <text:p>976,685</text:p>
          </table:table-cell>
          <table:table-cell office:value-type="float" office:value="1147.14">
            <text:p>1147,14</text:p>
          </table:table-cell>
          <table:table-cell office:value-type="float" office:value="1168.8">
            <text:p>1168,8</text:p>
          </table:table-cell>
        </table:table-row>
        <table:table-row table:style-name="ro2">
          <table:table-cell office:value-type="float" office:value="977.122">
            <text:p>977,122</text:p>
          </table:table-cell>
          <table:table-cell office:value-type="float" office:value="1147.22">
            <text:p>1147,22</text:p>
          </table:table-cell>
          <table:table-cell office:value-type="float" office:value="1168.84">
            <text:p>1168,84</text:p>
          </table:table-cell>
        </table:table-row>
        <table:table-row table:style-name="ro2">
          <table:table-cell office:value-type="float" office:value="977.558">
            <text:p>977,558</text:p>
          </table:table-cell>
          <table:table-cell office:value-type="float" office:value="1147.3">
            <text:p>1147,3</text:p>
          </table:table-cell>
          <table:table-cell office:value-type="float" office:value="1168.89">
            <text:p>1168,89</text:p>
          </table:table-cell>
        </table:table-row>
        <table:table-row table:style-name="ro2">
          <table:table-cell office:value-type="float" office:value="977.995">
            <text:p>977,995</text:p>
          </table:table-cell>
          <table:table-cell office:value-type="float" office:value="1147.37">
            <text:p>1147,37</text:p>
          </table:table-cell>
          <table:table-cell office:value-type="float" office:value="1168.93">
            <text:p>1168,93</text:p>
          </table:table-cell>
        </table:table-row>
        <table:table-row table:style-name="ro2">
          <table:table-cell office:value-type="float" office:value="978.432">
            <text:p>978,432</text:p>
          </table:table-cell>
          <table:table-cell office:value-type="float" office:value="1147.45">
            <text:p>1147,45</text:p>
          </table:table-cell>
          <table:table-cell office:value-type="float" office:value="1168.98">
            <text:p>1168,98</text:p>
          </table:table-cell>
        </table:table-row>
        <table:table-row table:style-name="ro2">
          <table:table-cell office:value-type="float" office:value="978.869">
            <text:p>978,869</text:p>
          </table:table-cell>
          <table:table-cell office:value-type="float" office:value="1147.53">
            <text:p>1147,53</text:p>
          </table:table-cell>
          <table:table-cell office:value-type="float" office:value="1169.03">
            <text:p>1169,03</text:p>
          </table:table-cell>
        </table:table-row>
        <table:table-row table:style-name="ro2">
          <table:table-cell office:value-type="float" office:value="979.306">
            <text:p>979,306</text:p>
          </table:table-cell>
          <table:table-cell office:value-type="float" office:value="1147.6">
            <text:p>1147,6</text:p>
          </table:table-cell>
          <table:table-cell office:value-type="float" office:value="1169.07">
            <text:p>1169,07</text:p>
          </table:table-cell>
        </table:table-row>
        <table:table-row table:style-name="ro2">
          <table:table-cell office:value-type="float" office:value="979.742">
            <text:p>979,742</text:p>
          </table:table-cell>
          <table:table-cell office:value-type="float" office:value="1147.68">
            <text:p>1147,68</text:p>
          </table:table-cell>
          <table:table-cell office:value-type="float" office:value="1169.12">
            <text:p>1169,12</text:p>
          </table:table-cell>
        </table:table-row>
        <table:table-row table:style-name="ro2">
          <table:table-cell office:value-type="float" office:value="980.179">
            <text:p>980,179</text:p>
          </table:table-cell>
          <table:table-cell office:value-type="float" office:value="1147.76">
            <text:p>1147,76</text:p>
          </table:table-cell>
          <table:table-cell office:value-type="float" office:value="1169.16">
            <text:p>1169,16</text:p>
          </table:table-cell>
        </table:table-row>
        <table:table-row table:style-name="ro2">
          <table:table-cell office:value-type="float" office:value="980.616">
            <text:p>980,616</text:p>
          </table:table-cell>
          <table:table-cell office:value-type="float" office:value="1147.83">
            <text:p>1147,83</text:p>
          </table:table-cell>
          <table:table-cell office:value-type="float" office:value="1169.2">
            <text:p>1169,2</text:p>
          </table:table-cell>
        </table:table-row>
        <table:table-row table:style-name="ro2">
          <table:table-cell office:value-type="float" office:value="981.053">
            <text:p>981,053</text:p>
          </table:table-cell>
          <table:table-cell office:value-type="float" office:value="1147.91">
            <text:p>1147,91</text:p>
          </table:table-cell>
          <table:table-cell office:value-type="float" office:value="1169.25">
            <text:p>1169,25</text:p>
          </table:table-cell>
        </table:table-row>
        <table:table-row table:style-name="ro2">
          <table:table-cell office:value-type="float" office:value="981.49">
            <text:p>981,49</text:p>
          </table:table-cell>
          <table:table-cell office:value-type="float" office:value="1147.98">
            <text:p>1147,98</text:p>
          </table:table-cell>
          <table:table-cell office:value-type="float" office:value="1169.29">
            <text:p>1169,29</text:p>
          </table:table-cell>
        </table:table-row>
        <table:table-row table:style-name="ro2">
          <table:table-cell office:value-type="float" office:value="981.926">
            <text:p>981,926</text:p>
          </table:table-cell>
          <table:table-cell office:value-type="float" office:value="1148.06">
            <text:p>1148,06</text:p>
          </table:table-cell>
          <table:table-cell office:value-type="float" office:value="1169.34">
            <text:p>1169,34</text:p>
          </table:table-cell>
        </table:table-row>
        <table:table-row table:style-name="ro2">
          <table:table-cell office:value-type="float" office:value="982.363">
            <text:p>982,363</text:p>
          </table:table-cell>
          <table:table-cell office:value-type="float" office:value="1148.13">
            <text:p>1148,13</text:p>
          </table:table-cell>
          <table:table-cell office:value-type="float" office:value="1169.38">
            <text:p>1169,38</text:p>
          </table:table-cell>
        </table:table-row>
        <table:table-row table:style-name="ro2">
          <table:table-cell office:value-type="float" office:value="982.8">
            <text:p>982,8</text:p>
          </table:table-cell>
          <table:table-cell office:value-type="float" office:value="1148.21">
            <text:p>1148,21</text:p>
          </table:table-cell>
          <table:table-cell office:value-type="float" office:value="1169.43">
            <text:p>1169,43</text:p>
          </table:table-cell>
        </table:table-row>
        <table:table-row table:style-name="ro2">
          <table:table-cell office:value-type="float" office:value="983.237">
            <text:p>983,237</text:p>
          </table:table-cell>
          <table:table-cell office:value-type="float" office:value="1148.28">
            <text:p>1148,28</text:p>
          </table:table-cell>
          <table:table-cell office:value-type="float" office:value="1169.47">
            <text:p>1169,47</text:p>
          </table:table-cell>
        </table:table-row>
        <table:table-row table:style-name="ro2">
          <table:table-cell office:value-type="float" office:value="983.674">
            <text:p>983,674</text:p>
          </table:table-cell>
          <table:table-cell office:value-type="float" office:value="1148.36">
            <text:p>1148,36</text:p>
          </table:table-cell>
          <table:table-cell office:value-type="float" office:value="1169.52">
            <text:p>1169,52</text:p>
          </table:table-cell>
        </table:table-row>
        <table:table-row table:style-name="ro2">
          <table:table-cell office:value-type="float" office:value="984.11">
            <text:p>984,11</text:p>
          </table:table-cell>
          <table:table-cell office:value-type="float" office:value="1148.43">
            <text:p>1148,43</text:p>
          </table:table-cell>
          <table:table-cell office:value-type="float" office:value="1169.56">
            <text:p>1169,56</text:p>
          </table:table-cell>
        </table:table-row>
        <table:table-row table:style-name="ro2">
          <table:table-cell office:value-type="float" office:value="984.547">
            <text:p>984,547</text:p>
          </table:table-cell>
          <table:table-cell office:value-type="float" office:value="1148.51">
            <text:p>1148,51</text:p>
          </table:table-cell>
          <table:table-cell office:value-type="float" office:value="1169.61">
            <text:p>1169,61</text:p>
          </table:table-cell>
        </table:table-row>
        <table:table-row table:style-name="ro2">
          <table:table-cell office:value-type="float" office:value="984.984">
            <text:p>984,984</text:p>
          </table:table-cell>
          <table:table-cell office:value-type="float" office:value="1148.58">
            <text:p>1148,58</text:p>
          </table:table-cell>
          <table:table-cell office:value-type="float" office:value="1169.65">
            <text:p>1169,65</text:p>
          </table:table-cell>
        </table:table-row>
        <table:table-row table:style-name="ro2">
          <table:table-cell office:value-type="float" office:value="985.421">
            <text:p>985,421</text:p>
          </table:table-cell>
          <table:table-cell office:value-type="float" office:value="1148.66">
            <text:p>1148,66</text:p>
          </table:table-cell>
          <table:table-cell office:value-type="float" office:value="1169.69">
            <text:p>1169,69</text:p>
          </table:table-cell>
        </table:table-row>
        <table:table-row table:style-name="ro2">
          <table:table-cell office:value-type="float" office:value="985.858">
            <text:p>985,858</text:p>
          </table:table-cell>
          <table:table-cell office:value-type="float" office:value="1148.73">
            <text:p>1148,73</text:p>
          </table:table-cell>
          <table:table-cell office:value-type="float" office:value="1169.74">
            <text:p>1169,74</text:p>
          </table:table-cell>
        </table:table-row>
        <table:table-row table:style-name="ro2">
          <table:table-cell office:value-type="float" office:value="986.294">
            <text:p>986,294</text:p>
          </table:table-cell>
          <table:table-cell office:value-type="float" office:value="1148.81">
            <text:p>1148,81</text:p>
          </table:table-cell>
          <table:table-cell office:value-type="float" office:value="1169.78">
            <text:p>1169,78</text:p>
          </table:table-cell>
        </table:table-row>
        <table:table-row table:style-name="ro2">
          <table:table-cell office:value-type="float" office:value="986.731">
            <text:p>986,731</text:p>
          </table:table-cell>
          <table:table-cell office:value-type="float" office:value="1148.88">
            <text:p>1148,88</text:p>
          </table:table-cell>
          <table:table-cell office:value-type="float" office:value="1169.83">
            <text:p>1169,83</text:p>
          </table:table-cell>
        </table:table-row>
        <table:table-row table:style-name="ro2">
          <table:table-cell office:value-type="float" office:value="987.168">
            <text:p>987,168</text:p>
          </table:table-cell>
          <table:table-cell office:value-type="float" office:value="1148.96">
            <text:p>1148,96</text:p>
          </table:table-cell>
          <table:table-cell office:value-type="float" office:value="1169.87">
            <text:p>1169,87</text:p>
          </table:table-cell>
        </table:table-row>
        <table:table-row table:style-name="ro2">
          <table:table-cell office:value-type="float" office:value="987.605">
            <text:p>987,605</text:p>
          </table:table-cell>
          <table:table-cell office:value-type="float" office:value="1149.03">
            <text:p>1149,03</text:p>
          </table:table-cell>
          <table:table-cell office:value-type="float" office:value="1169.91">
            <text:p>1169,91</text:p>
          </table:table-cell>
        </table:table-row>
        <table:table-row table:style-name="ro2">
          <table:table-cell office:value-type="float" office:value="988.042">
            <text:p>988,042</text:p>
          </table:table-cell>
          <table:table-cell office:value-type="float" office:value="1149.1">
            <text:p>1149,1</text:p>
          </table:table-cell>
          <table:table-cell office:value-type="float" office:value="1169.96">
            <text:p>1169,96</text:p>
          </table:table-cell>
        </table:table-row>
        <table:table-row table:style-name="ro2">
          <table:table-cell office:value-type="float" office:value="988.478">
            <text:p>988,478</text:p>
          </table:table-cell>
          <table:table-cell office:value-type="float" office:value="1149.18">
            <text:p>1149,18</text:p>
          </table:table-cell>
          <table:table-cell office:value-type="string">
            <text:p><text:s text:c="4"/>1170</text:p>
          </table:table-cell>
        </table:table-row>
        <table:table-row table:style-name="ro2">
          <table:table-cell office:value-type="float" office:value="988.915">
            <text:p>988,915</text:p>
          </table:table-cell>
          <table:table-cell office:value-type="float" office:value="1149.25">
            <text:p>1149,25</text:p>
          </table:table-cell>
          <table:table-cell office:value-type="float" office:value="1170.04">
            <text:p>1170,04</text:p>
          </table:table-cell>
        </table:table-row>
        <table:table-row table:style-name="ro2">
          <table:table-cell office:value-type="float" office:value="989.352">
            <text:p>989,352</text:p>
          </table:table-cell>
          <table:table-cell office:value-type="float" office:value="1149.33">
            <text:p>1149,33</text:p>
          </table:table-cell>
          <table:table-cell office:value-type="float" office:value="1170.09">
            <text:p>1170,09</text:p>
          </table:table-cell>
        </table:table-row>
        <table:table-row table:style-name="ro2">
          <table:table-cell office:value-type="float" office:value="989.789">
            <text:p>989,789</text:p>
          </table:table-cell>
          <table:table-cell office:value-type="float" office:value="1149.4">
            <text:p>1149,4</text:p>
          </table:table-cell>
          <table:table-cell office:value-type="float" office:value="1170.13">
            <text:p>1170,13</text:p>
          </table:table-cell>
        </table:table-row>
        <table:table-row table:style-name="ro2">
          <table:table-cell office:value-type="float" office:value="990.226">
            <text:p>990,226</text:p>
          </table:table-cell>
          <table:table-cell office:value-type="float" office:value="1149.47">
            <text:p>1149,47</text:p>
          </table:table-cell>
          <table:table-cell office:value-type="float" office:value="1170.17">
            <text:p>1170,17</text:p>
          </table:table-cell>
        </table:table-row>
        <table:table-row table:style-name="ro2">
          <table:table-cell office:value-type="float" office:value="990.662">
            <text:p>990,662</text:p>
          </table:table-cell>
          <table:table-cell office:value-type="float" office:value="1149.55">
            <text:p>1149,55</text:p>
          </table:table-cell>
          <table:table-cell office:value-type="float" office:value="1170.22">
            <text:p>1170,22</text:p>
          </table:table-cell>
        </table:table-row>
        <table:table-row table:style-name="ro2">
          <table:table-cell office:value-type="float" office:value="991.099">
            <text:p>991,099</text:p>
          </table:table-cell>
          <table:table-cell office:value-type="float" office:value="1149.62">
            <text:p>1149,62</text:p>
          </table:table-cell>
          <table:table-cell office:value-type="float" office:value="1170.26">
            <text:p>1170,26</text:p>
          </table:table-cell>
        </table:table-row>
        <table:table-row table:style-name="ro2">
          <table:table-cell office:value-type="float" office:value="991.536">
            <text:p>991,536</text:p>
          </table:table-cell>
          <table:table-cell office:value-type="float" office:value="1149.69">
            <text:p>1149,69</text:p>
          </table:table-cell>
          <table:table-cell office:value-type="float" office:value="1170.3">
            <text:p>1170,3</text:p>
          </table:table-cell>
        </table:table-row>
        <table:table-row table:style-name="ro2">
          <table:table-cell office:value-type="float" office:value="991.973">
            <text:p>991,973</text:p>
          </table:table-cell>
          <table:table-cell office:value-type="float" office:value="1149.77">
            <text:p>1149,77</text:p>
          </table:table-cell>
          <table:table-cell office:value-type="float" office:value="1170.35">
            <text:p>1170,35</text:p>
          </table:table-cell>
        </table:table-row>
        <table:table-row table:style-name="ro2">
          <table:table-cell office:value-type="float" office:value="992.41">
            <text:p>992,41</text:p>
          </table:table-cell>
          <table:table-cell office:value-type="float" office:value="1149.84">
            <text:p>1149,84</text:p>
          </table:table-cell>
          <table:table-cell office:value-type="float" office:value="1170.39">
            <text:p>1170,39</text:p>
          </table:table-cell>
        </table:table-row>
        <table:table-row table:style-name="ro2">
          <table:table-cell office:value-type="float" office:value="992.846">
            <text:p>992,846</text:p>
          </table:table-cell>
          <table:table-cell office:value-type="float" office:value="1149.91">
            <text:p>1149,91</text:p>
          </table:table-cell>
          <table:table-cell office:value-type="float" office:value="1170.43">
            <text:p>1170,43</text:p>
          </table:table-cell>
        </table:table-row>
        <table:table-row table:style-name="ro2">
          <table:table-cell office:value-type="float" office:value="993.283">
            <text:p>993,283</text:p>
          </table:table-cell>
          <table:table-cell office:value-type="float" office:value="1149.98">
            <text:p>1149,98</text:p>
          </table:table-cell>
          <table:table-cell office:value-type="float" office:value="1170.48">
            <text:p>1170,48</text:p>
          </table:table-cell>
        </table:table-row>
        <table:table-row table:style-name="ro2">
          <table:table-cell office:value-type="float" office:value="993.72">
            <text:p>993,72</text:p>
          </table:table-cell>
          <table:table-cell office:value-type="float" office:value="1150.06">
            <text:p>1150,06</text:p>
          </table:table-cell>
          <table:table-cell office:value-type="float" office:value="1170.52">
            <text:p>1170,52</text:p>
          </table:table-cell>
        </table:table-row>
        <table:table-row table:style-name="ro2">
          <table:table-cell office:value-type="float" office:value="994.157">
            <text:p>994,157</text:p>
          </table:table-cell>
          <table:table-cell office:value-type="float" office:value="1150.13">
            <text:p>1150,13</text:p>
          </table:table-cell>
          <table:table-cell office:value-type="float" office:value="1170.56">
            <text:p>1170,56</text:p>
          </table:table-cell>
        </table:table-row>
        <table:table-row table:style-name="ro2">
          <table:table-cell office:value-type="float" office:value="994.594">
            <text:p>994,594</text:p>
          </table:table-cell>
          <table:table-cell office:value-type="float" office:value="1150.2">
            <text:p>1150,2</text:p>
          </table:table-cell>
          <table:table-cell office:value-type="float" office:value="1170.6">
            <text:p>1170,6</text:p>
          </table:table-cell>
        </table:table-row>
        <table:table-row table:style-name="ro2">
          <table:table-cell office:value-type="float" office:value="995.03">
            <text:p>995,03</text:p>
          </table:table-cell>
          <table:table-cell office:value-type="float" office:value="1150.27">
            <text:p>1150,27</text:p>
          </table:table-cell>
          <table:table-cell office:value-type="float" office:value="1170.65">
            <text:p>1170,65</text:p>
          </table:table-cell>
        </table:table-row>
        <table:table-row table:style-name="ro2">
          <table:table-cell office:value-type="float" office:value="995.467">
            <text:p>995,467</text:p>
          </table:table-cell>
          <table:table-cell office:value-type="float" office:value="1150.35">
            <text:p>1150,35</text:p>
          </table:table-cell>
          <table:table-cell office:value-type="float" office:value="1170.69">
            <text:p>1170,69</text:p>
          </table:table-cell>
        </table:table-row>
        <table:table-row table:style-name="ro2">
          <table:table-cell office:value-type="float" office:value="995.904">
            <text:p>995,904</text:p>
          </table:table-cell>
          <table:table-cell office:value-type="float" office:value="1150.42">
            <text:p>1150,42</text:p>
          </table:table-cell>
          <table:table-cell office:value-type="float" office:value="1170.73">
            <text:p>1170,73</text:p>
          </table:table-cell>
        </table:table-row>
        <table:table-row table:style-name="ro2">
          <table:table-cell office:value-type="float" office:value="996.341">
            <text:p>996,341</text:p>
          </table:table-cell>
          <table:table-cell office:value-type="float" office:value="1150.49">
            <text:p>1150,49</text:p>
          </table:table-cell>
          <table:table-cell office:value-type="float" office:value="1170.77">
            <text:p>1170,77</text:p>
          </table:table-cell>
        </table:table-row>
        <table:table-row table:style-name="ro2">
          <table:table-cell office:value-type="float" office:value="996.778">
            <text:p>996,778</text:p>
          </table:table-cell>
          <table:table-cell office:value-type="float" office:value="1150.56">
            <text:p>1150,56</text:p>
          </table:table-cell>
          <table:table-cell office:value-type="float" office:value="1170.82">
            <text:p>1170,82</text:p>
          </table:table-cell>
        </table:table-row>
        <table:table-row table:style-name="ro2">
          <table:table-cell office:value-type="float" office:value="997.214">
            <text:p>997,214</text:p>
          </table:table-cell>
          <table:table-cell office:value-type="float" office:value="1150.63">
            <text:p>1150,63</text:p>
          </table:table-cell>
          <table:table-cell office:value-type="float" office:value="1170.86">
            <text:p>1170,86</text:p>
          </table:table-cell>
        </table:table-row>
        <table:table-row table:style-name="ro2">
          <table:table-cell office:value-type="float" office:value="997.651">
            <text:p>997,651</text:p>
          </table:table-cell>
          <table:table-cell office:value-type="float" office:value="1150.71">
            <text:p>1150,71</text:p>
          </table:table-cell>
          <table:table-cell office:value-type="float" office:value="1170.9">
            <text:p>1170,9</text:p>
          </table:table-cell>
        </table:table-row>
        <table:table-row table:style-name="ro2">
          <table:table-cell office:value-type="float" office:value="998.088">
            <text:p>998,088</text:p>
          </table:table-cell>
          <table:table-cell office:value-type="float" office:value="1150.78">
            <text:p>1150,78</text:p>
          </table:table-cell>
          <table:table-cell office:value-type="float" office:value="1170.94">
            <text:p>1170,94</text:p>
          </table:table-cell>
        </table:table-row>
        <table:table-row table:style-name="ro2">
          <table:table-cell office:value-type="float" office:value="998.525">
            <text:p>998,525</text:p>
          </table:table-cell>
          <table:table-cell office:value-type="float" office:value="1150.85">
            <text:p>1150,85</text:p>
          </table:table-cell>
          <table:table-cell office:value-type="float" office:value="1170.99">
            <text:p>1170,99</text:p>
          </table:table-cell>
        </table:table-row>
        <table:table-row table:style-name="ro2">
          <table:table-cell office:value-type="float" office:value="998.962">
            <text:p>998,962</text:p>
          </table:table-cell>
          <table:table-cell office:value-type="float" office:value="1150.92">
            <text:p>1150,92</text:p>
          </table:table-cell>
          <table:table-cell office:value-type="float" office:value="1171.03">
            <text:p>1171,03</text:p>
          </table:table-cell>
        </table:table-row>
        <table:table-row table:style-name="ro2">
          <table:table-cell office:value-type="float" office:value="999.398">
            <text:p>999,398</text:p>
          </table:table-cell>
          <table:table-cell office:value-type="float" office:value="1150.99">
            <text:p>1150,99</text:p>
          </table:table-cell>
          <table:table-cell office:value-type="float" office:value="1171.07">
            <text:p>1171,07</text:p>
          </table:table-cell>
        </table:table-row>
        <table:table-row table:style-name="ro2">
          <table:table-cell office:value-type="float" office:value="999.835">
            <text:p>999,835</text:p>
          </table:table-cell>
          <table:table-cell office:value-type="float" office:value="1151.06">
            <text:p>1151,06</text:p>
          </table:table-cell>
          <table:table-cell office:value-type="float" office:value="1171.11">
            <text:p>1171,11</text:p>
          </table:table-cell>
        </table:table-row>
        <table:table-row table:style-name="ro2" table:number-rows-repeated="1046284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9.12.2016</text:date>, <text:time>00:58:5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9T00:58:53.45</dc:date>
    <dc:creator>Szymon Durak</dc:creator>
    <meta:generator>OpenOffice/4.1.2$Win32 OpenOffice.org_project/412m3$Build-9782</meta:generator>
    <meta:editing-duration>PT11M2S</meta:editing-duration>
    <meta:editing-cycles>1</meta:editing-cycles>
    <meta:document-statistic meta:table-count="1" meta:cell-count="68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02cm" svg:height="16.233cm" xlink:href=".." xlink:type="simple" chart:class="chart:scatter" chart:style-name="ch1">
        <chart:title svg:x="6.47cm" svg:y="0.46cm" chart:style-name="ch2">
          <text:p>Zależność temperatury T[*C] od czasu t[s]</text:p>
        </chart:title>
        <chart:legend chart:legend-position="bottom" svg:x="8.355cm" svg:y="15.424cm" style:legend-expansion="wide" chart:style-name="ch3"/>
        <chart:plot-area chart:style-name="ch4" table:cell-range-address="Arkusz1.A2:Arkusz1.C2291 Arkusz1.B1:Arkusz1.C1" chart:data-source-has-labels="row" svg:x="1.462cm" svg:y="2.211cm" svg:width="18.892cm" svg:height="11.881cm">
          <chartooo:coordinate-region svg:x="2.454cm" svg:y="2.423cm" svg:width="17.528cm" svg:height="10.996cm"/>
          <chart:axis chart:dimension="x" chart:name="primary-x" chart:style-name="ch5">
            <chart:title svg:x="10.269cm" svg:y="14.417cm" chart:style-name="ch6">
              <text:p>Czas [s]</text:p>
            </chart:title>
          </chart:axis>
          <chart:axis chart:dimension="y" chart:name="primary-y" chart:style-name="ch5">
            <chart:title svg:x="0.451cm" svg:y="9.452cm" chart:style-name="ch7">
              <text:p>Temperatura [*C]</text:p>
            </chart:title>
            <chart:grid chart:style-name="ch8" chart:class="major"/>
          </chart:axis>
          <chart:series chart:style-name="ch9" chart:values-cell-range-address="Arkusz1.B2:Arkusz1.B2291" chart:label-cell-address="Arkusz1.B1:Arkusz1.B1" chart:class="chart:scatter">
            <chart:domain table:cell-range-address="Arkusz1.A2:Arkusz1.A2291"/>
            <chart:data-point chart:repeated="2290"/>
          </chart:series>
          <chart:series chart:style-name="ch10" chart:values-cell-range-address="Arkusz1.C2:Arkusz1.C2291" chart:label-cell-address="Arkusz1.C1:Arkusz1.C1" chart:class="chart:scatter">
            <chart:data-point chart:repeated="22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 T[x0]</text:p>
                <draw:g>
                  <svg:desc>Arkusz1.B1:Arkusz1.B1</svg:desc>
                </draw:g>
              </table:table-cell>
              <table:table-cell office:value-type="string">
                <text:p> T[xmax]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rkusz1.A2:Arkusz1.A2291</svg:desc>
                </draw:g>
              </table:table-cell>
              <table:table-cell office:value-type="float" office:value="NaN">
                <text:p>NaN</text:p>
                <draw:g>
                  <svg:desc>Arkusz1.B2:Arkusz1.B2291</svg:desc>
                </draw:g>
              </table:table-cell>
              <table:table-cell office:value-type="float" office:value="144.849">
                <text:p>144.849</text:p>
                <draw:g>
                  <svg:desc>Arkusz1.C2:Arkusz1.C2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68">
                <text:p>0.4368</text:p>
              </table:table-cell>
              <table:table-cell office:value-type="float" office:value="NaN">
                <text:p>NaN</text:p>
              </table:table-cell>
              <table:table-cell office:value-type="float" office:value="162.329">
                <text:p>162.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36">
                <text:p>0.8736</text:p>
              </table:table-cell>
              <table:table-cell office:value-type="float" office:value="NaN">
                <text:p>NaN</text:p>
              </table:table-cell>
              <table:table-cell office:value-type="float" office:value="175.454">
                <text:p>175.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104">
                <text:p>1.3104</text:p>
              </table:table-cell>
              <table:table-cell office:value-type="float" office:value="NaN">
                <text:p>NaN</text:p>
              </table:table-cell>
              <table:table-cell office:value-type="float" office:value="186.314">
                <text:p>186.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472">
                <text:p>1.7472</text:p>
              </table:table-cell>
              <table:table-cell office:value-type="float" office:value="NaN">
                <text:p>NaN</text:p>
              </table:table-cell>
              <table:table-cell office:value-type="float" office:value="195.747">
                <text:p>195.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84">
                <text:p>2.184</text:p>
              </table:table-cell>
              <table:table-cell office:value-type="float" office:value="NaN">
                <text:p>NaN</text:p>
              </table:table-cell>
              <table:table-cell office:value-type="float" office:value="204.179">
                <text:p>204.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208">
                <text:p>2.6208</text:p>
              </table:table-cell>
              <table:table-cell office:value-type="float" office:value="NaN">
                <text:p>NaN</text:p>
              </table:table-cell>
              <table:table-cell office:value-type="float" office:value="211.858">
                <text:p>211.8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576">
                <text:p>3.0576</text:p>
              </table:table-cell>
              <table:table-cell office:value-type="float" office:value="NaN">
                <text:p>NaN</text:p>
              </table:table-cell>
              <table:table-cell office:value-type="float" office:value="218.945">
                <text:p>218.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944">
                <text:p>3.4944</text:p>
              </table:table-cell>
              <table:table-cell office:value-type="float" office:value="NaN">
                <text:p>NaN</text:p>
              </table:table-cell>
              <table:table-cell office:value-type="float" office:value="225.552">
                <text:p>225.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312">
                <text:p>3.9312</text:p>
              </table:table-cell>
              <table:table-cell office:value-type="float" office:value="NaN">
                <text:p>NaN</text:p>
              </table:table-cell>
              <table:table-cell office:value-type="float" office:value="231.758">
                <text:p>231.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68">
                <text:p>4.368</text:p>
              </table:table-cell>
              <table:table-cell office:value-type="float" office:value="NaN">
                <text:p>NaN</text:p>
              </table:table-cell>
              <table:table-cell office:value-type="float" office:value="237.625">
                <text:p>237.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048">
                <text:p>4.8048</text:p>
              </table:table-cell>
              <table:table-cell office:value-type="float" office:value="NaN">
                <text:p>NaN</text:p>
              </table:table-cell>
              <table:table-cell office:value-type="float" office:value="243.197">
                <text:p>243.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416">
                <text:p>5.2416</text:p>
              </table:table-cell>
              <table:table-cell office:value-type="float" office:value="NaN">
                <text:p>NaN</text:p>
              </table:table-cell>
              <table:table-cell office:value-type="float" office:value="248.513">
                <text:p>248.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6784">
                <text:p>5.6784</text:p>
              </table:table-cell>
              <table:table-cell office:value-type="float" office:value="NaN">
                <text:p>NaN</text:p>
              </table:table-cell>
              <table:table-cell office:value-type="float" office:value="253.602">
                <text:p>253.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152">
                <text:p>6.1152</text:p>
              </table:table-cell>
              <table:table-cell office:value-type="float" office:value="NaN">
                <text:p>NaN</text:p>
              </table:table-cell>
              <table:table-cell office:value-type="float" office:value="258.488">
                <text:p>258.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52">
                <text:p>6.552</text:p>
              </table:table-cell>
              <table:table-cell office:value-type="float" office:value="NaN">
                <text:p>NaN</text:p>
              </table:table-cell>
              <table:table-cell office:value-type="float" office:value="263.192">
                <text:p>263.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9888">
                <text:p>6.9888</text:p>
              </table:table-cell>
              <table:table-cell office:value-type="float" office:value="NaN">
                <text:p>NaN</text:p>
              </table:table-cell>
              <table:table-cell office:value-type="float" office:value="267.731">
                <text:p>267.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256">
                <text:p>7.4256</text:p>
              </table:table-cell>
              <table:table-cell office:value-type="float" office:value="NaN">
                <text:p>NaN</text:p>
              </table:table-cell>
              <table:table-cell office:value-type="float" office:value="272.119">
                <text:p>272.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8624">
                <text:p>7.8624</text:p>
              </table:table-cell>
              <table:table-cell office:value-type="float" office:value="NaN">
                <text:p>NaN</text:p>
              </table:table-cell>
              <table:table-cell office:value-type="float" office:value="276.37">
                <text:p>276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992">
                <text:p>8.2992</text:p>
              </table:table-cell>
              <table:table-cell office:value-type="float" office:value="NaN">
                <text:p>NaN</text:p>
              </table:table-cell>
              <table:table-cell office:value-type="float" office:value="280.494">
                <text:p>280.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36">
                <text:p>8.736</text:p>
              </table:table-cell>
              <table:table-cell office:value-type="float" office:value="NaN">
                <text:p>NaN</text:p>
              </table:table-cell>
              <table:table-cell office:value-type="float" office:value="284.501">
                <text:p>284.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1728">
                <text:p>9.1728</text:p>
              </table:table-cell>
              <table:table-cell office:value-type="float" office:value="100.001">
                <text:p>100.001</text:p>
              </table:table-cell>
              <table:table-cell office:value-type="float" office:value="288.4">
                <text:p>288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6096">
                <text:p>9.6096</text:p>
              </table:table-cell>
              <table:table-cell office:value-type="float" office:value="100.001">
                <text:p>100.001</text:p>
              </table:table-cell>
              <table:table-cell office:value-type="float" office:value="292.197">
                <text:p>292.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0464">
                <text:p>10.0464</text:p>
              </table:table-cell>
              <table:table-cell office:value-type="float" office:value="100.001">
                <text:p>100.001</text:p>
              </table:table-cell>
              <table:table-cell office:value-type="float" office:value="295.899">
                <text:p>295.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4832">
                <text:p>10.4832</text:p>
              </table:table-cell>
              <table:table-cell office:value-type="float" office:value="100.002">
                <text:p>100.002</text:p>
              </table:table-cell>
              <table:table-cell office:value-type="float" office:value="299.513">
                <text:p>299.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92">
                <text:p>10.92</text:p>
              </table:table-cell>
              <table:table-cell office:value-type="float" office:value="100.003">
                <text:p>100.003</text:p>
              </table:table-cell>
              <table:table-cell office:value-type="float" office:value="303.044">
                <text:p>303.0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3568">
                <text:p>11.3568</text:p>
              </table:table-cell>
              <table:table-cell office:value-type="float" office:value="100.004">
                <text:p>100.004</text:p>
              </table:table-cell>
              <table:table-cell office:value-type="float" office:value="306.496">
                <text:p>306.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936">
                <text:p>11.7936</text:p>
              </table:table-cell>
              <table:table-cell office:value-type="float" office:value="100.005">
                <text:p>100.005</text:p>
              </table:table-cell>
              <table:table-cell office:value-type="float" office:value="309.874">
                <text:p>309.8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2304">
                <text:p>12.2304</text:p>
              </table:table-cell>
              <table:table-cell office:value-type="float" office:value="100.007">
                <text:p>100.007</text:p>
              </table:table-cell>
              <table:table-cell office:value-type="float" office:value="313.183">
                <text:p>313.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672">
                <text:p>12.6672</text:p>
              </table:table-cell>
              <table:table-cell office:value-type="float" office:value="100.01">
                <text:p>100.01</text:p>
              </table:table-cell>
              <table:table-cell office:value-type="float" office:value="316.425">
                <text:p>316.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104">
                <text:p>13.104</text:p>
              </table:table-cell>
              <table:table-cell office:value-type="float" office:value="100.013">
                <text:p>100.013</text:p>
              </table:table-cell>
              <table:table-cell office:value-type="float" office:value="319.604">
                <text:p>319.6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5408">
                <text:p>13.5408</text:p>
              </table:table-cell>
              <table:table-cell office:value-type="float" office:value="100.017">
                <text:p>100.017</text:p>
              </table:table-cell>
              <table:table-cell office:value-type="float" office:value="322.724">
                <text:p>322.7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9776">
                <text:p>13.9776</text:p>
              </table:table-cell>
              <table:table-cell office:value-type="float" office:value="100.021">
                <text:p>100.021</text:p>
              </table:table-cell>
              <table:table-cell office:value-type="float" office:value="325.787">
                <text:p>325.7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4144">
                <text:p>14.4144</text:p>
              </table:table-cell>
              <table:table-cell office:value-type="float" office:value="100.027">
                <text:p>100.027</text:p>
              </table:table-cell>
              <table:table-cell office:value-type="float" office:value="328.795">
                <text:p>328.7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8512">
                <text:p>14.8512</text:p>
              </table:table-cell>
              <table:table-cell office:value-type="float" office:value="100.034">
                <text:p>100.034</text:p>
              </table:table-cell>
              <table:table-cell office:value-type="float" office:value="331.751">
                <text:p>331.7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288">
                <text:p>15.288</text:p>
              </table:table-cell>
              <table:table-cell office:value-type="float" office:value="100.042">
                <text:p>100.042</text:p>
              </table:table-cell>
              <table:table-cell office:value-type="float" office:value="334.658">
                <text:p>334.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7248">
                <text:p>15.7248</text:p>
              </table:table-cell>
              <table:table-cell office:value-type="float" office:value="100.052">
                <text:p>100.052</text:p>
              </table:table-cell>
              <table:table-cell office:value-type="float" office:value="337.518">
                <text:p>337.5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1616">
                <text:p>16.1616</text:p>
              </table:table-cell>
              <table:table-cell office:value-type="float" office:value="100.064">
                <text:p>100.064</text:p>
              </table:table-cell>
              <table:table-cell office:value-type="float" office:value="340.331">
                <text:p>340.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5984">
                <text:p>16.5984</text:p>
              </table:table-cell>
              <table:table-cell office:value-type="float" office:value="100.077">
                <text:p>100.077</text:p>
              </table:table-cell>
              <table:table-cell office:value-type="float" office:value="343.101">
                <text:p>343.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0352">
                <text:p>17.0352</text:p>
              </table:table-cell>
              <table:table-cell office:value-type="float" office:value="100.093">
                <text:p>100.093</text:p>
              </table:table-cell>
              <table:table-cell office:value-type="float" office:value="345.829">
                <text:p>345.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472">
                <text:p>17.472</text:p>
              </table:table-cell>
              <table:table-cell office:value-type="float" office:value="100.111">
                <text:p>100.111</text:p>
              </table:table-cell>
              <table:table-cell office:value-type="float" office:value="348.517">
                <text:p>348.5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9088">
                <text:p>17.9088</text:p>
              </table:table-cell>
              <table:table-cell office:value-type="float" office:value="100.132">
                <text:p>100.132</text:p>
              </table:table-cell>
              <table:table-cell office:value-type="float" office:value="351.166">
                <text:p>351.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3456">
                <text:p>18.3456</text:p>
              </table:table-cell>
              <table:table-cell office:value-type="float" office:value="100.156">
                <text:p>100.156</text:p>
              </table:table-cell>
              <table:table-cell office:value-type="float" office:value="353.777">
                <text:p>353.7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7824">
                <text:p>18.7824</text:p>
              </table:table-cell>
              <table:table-cell office:value-type="float" office:value="100.183">
                <text:p>100.183</text:p>
              </table:table-cell>
              <table:table-cell office:value-type="float" office:value="356.352">
                <text:p>356.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2192">
                <text:p>19.2192</text:p>
              </table:table-cell>
              <table:table-cell office:value-type="float" office:value="100.213">
                <text:p>100.213</text:p>
              </table:table-cell>
              <table:table-cell office:value-type="float" office:value="358.893">
                <text:p>358.8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656">
                <text:p>19.656</text:p>
              </table:table-cell>
              <table:table-cell office:value-type="float" office:value="100.247">
                <text:p>100.247</text:p>
              </table:table-cell>
              <table:table-cell office:value-type="float" office:value="361.399">
                <text:p>361.3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.0928">
                <text:p>20.0928</text:p>
              </table:table-cell>
              <table:table-cell office:value-type="float" office:value="100.285">
                <text:p>100.285</text:p>
              </table:table-cell>
              <table:table-cell office:value-type="float" office:value="363.873">
                <text:p>363.8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5296">
                <text:p>20.5296</text:p>
              </table:table-cell>
              <table:table-cell office:value-type="float" office:value="100.327">
                <text:p>100.327</text:p>
              </table:table-cell>
              <table:table-cell office:value-type="float" office:value="366.316">
                <text:p>366.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9664">
                <text:p>20.9664</text:p>
              </table:table-cell>
              <table:table-cell office:value-type="float" office:value="100.374">
                <text:p>100.374</text:p>
              </table:table-cell>
              <table:table-cell office:value-type="float" office:value="368.728">
                <text:p>368.7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4032">
                <text:p>21.4032</text:p>
              </table:table-cell>
              <table:table-cell office:value-type="float" office:value="100.425">
                <text:p>100.425</text:p>
              </table:table-cell>
              <table:table-cell office:value-type="float" office:value="371.11">
                <text:p>371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84">
                <text:p>21.84</text:p>
              </table:table-cell>
              <table:table-cell office:value-type="float" office:value="100.482">
                <text:p>100.482</text:p>
              </table:table-cell>
              <table:table-cell office:value-type="float" office:value="373.464">
                <text:p>373.4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2768">
                <text:p>22.2768</text:p>
              </table:table-cell>
              <table:table-cell office:value-type="float" office:value="100.543">
                <text:p>100.543</text:p>
              </table:table-cell>
              <table:table-cell office:value-type="float" office:value="375.79">
                <text:p>375.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7136">
                <text:p>22.7136</text:p>
              </table:table-cell>
              <table:table-cell office:value-type="float" office:value="100.611">
                <text:p>100.611</text:p>
              </table:table-cell>
              <table:table-cell office:value-type="float" office:value="378.09">
                <text:p>378.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1504">
                <text:p>23.1504</text:p>
              </table:table-cell>
              <table:table-cell office:value-type="float" office:value="100.684">
                <text:p>100.684</text:p>
              </table:table-cell>
              <table:table-cell office:value-type="float" office:value="380.363">
                <text:p>380.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5872">
                <text:p>23.5872</text:p>
              </table:table-cell>
              <table:table-cell office:value-type="float" office:value="100.764">
                <text:p>100.764</text:p>
              </table:table-cell>
              <table:table-cell office:value-type="float" office:value="382.611">
                <text:p>382.6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024">
                <text:p>24.024</text:p>
              </table:table-cell>
              <table:table-cell office:value-type="float" office:value="100.849">
                <text:p>100.849</text:p>
              </table:table-cell>
              <table:table-cell office:value-type="float" office:value="384.834">
                <text:p>384.8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4608">
                <text:p>24.4608</text:p>
              </table:table-cell>
              <table:table-cell office:value-type="float" office:value="100.942">
                <text:p>100.942</text:p>
              </table:table-cell>
              <table:table-cell office:value-type="float" office:value="387.032">
                <text:p>387.0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8976">
                <text:p>24.8976</text:p>
              </table:table-cell>
              <table:table-cell office:value-type="float" office:value="101.041">
                <text:p>101.041</text:p>
              </table:table-cell>
              <table:table-cell office:value-type="float" office:value="389.208">
                <text:p>389.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3344">
                <text:p>25.3344</text:p>
              </table:table-cell>
              <table:table-cell office:value-type="float" office:value="101.148">
                <text:p>101.148</text:p>
              </table:table-cell>
              <table:table-cell office:value-type="float" office:value="391.361">
                <text:p>391.3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7712">
                <text:p>25.7712</text:p>
              </table:table-cell>
              <table:table-cell office:value-type="float" office:value="101.262">
                <text:p>101.262</text:p>
              </table:table-cell>
              <table:table-cell office:value-type="float" office:value="393.492">
                <text:p>393.4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208">
                <text:p>26.208</text:p>
              </table:table-cell>
              <table:table-cell office:value-type="float" office:value="101.383">
                <text:p>101.383</text:p>
              </table:table-cell>
              <table:table-cell office:value-type="float" office:value="395.601">
                <text:p>395.6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.6448">
                <text:p>26.6448</text:p>
              </table:table-cell>
              <table:table-cell office:value-type="float" office:value="101.513">
                <text:p>101.513</text:p>
              </table:table-cell>
              <table:table-cell office:value-type="float" office:value="397.689">
                <text:p>397.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0816">
                <text:p>27.0816</text:p>
              </table:table-cell>
              <table:table-cell office:value-type="float" office:value="101.65">
                <text:p>101.65</text:p>
              </table:table-cell>
              <table:table-cell office:value-type="float" office:value="399.757">
                <text:p>399.7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.5184">
                <text:p>27.5184</text:p>
              </table:table-cell>
              <table:table-cell office:value-type="float" office:value="101.796">
                <text:p>101.796</text:p>
              </table:table-cell>
              <table:table-cell office:value-type="float" office:value="401.804">
                <text:p>401.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.9552">
                <text:p>27.9552</text:p>
              </table:table-cell>
              <table:table-cell office:value-type="float" office:value="101.95">
                <text:p>101.95</text:p>
              </table:table-cell>
              <table:table-cell office:value-type="float" office:value="403.833">
                <text:p>403.8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.392">
                <text:p>28.392</text:p>
              </table:table-cell>
              <table:table-cell office:value-type="float" office:value="102.113">
                <text:p>102.113</text:p>
              </table:table-cell>
              <table:table-cell office:value-type="float" office:value="405.842">
                <text:p>405.8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.8288">
                <text:p>28.8288</text:p>
              </table:table-cell>
              <table:table-cell office:value-type="float" office:value="102.285">
                <text:p>102.285</text:p>
              </table:table-cell>
              <table:table-cell office:value-type="float" office:value="407.832">
                <text:p>407.8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2656">
                <text:p>29.2656</text:p>
              </table:table-cell>
              <table:table-cell office:value-type="float" office:value="102.466">
                <text:p>102.466</text:p>
              </table:table-cell>
              <table:table-cell office:value-type="float" office:value="409.805">
                <text:p>409.8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7024">
                <text:p>29.7024</text:p>
              </table:table-cell>
              <table:table-cell office:value-type="float" office:value="102.656">
                <text:p>102.656</text:p>
              </table:table-cell>
              <table:table-cell office:value-type="float" office:value="411.759">
                <text:p>411.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1392">
                <text:p>30.1392</text:p>
              </table:table-cell>
              <table:table-cell office:value-type="float" office:value="102.855">
                <text:p>102.855</text:p>
              </table:table-cell>
              <table:table-cell office:value-type="float" office:value="413.697">
                <text:p>413.6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.576">
                <text:p>30.576</text:p>
              </table:table-cell>
              <table:table-cell office:value-type="float" office:value="103.064">
                <text:p>103.064</text:p>
              </table:table-cell>
              <table:table-cell office:value-type="float" office:value="415.617">
                <text:p>415.6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.0128">
                <text:p>31.0128</text:p>
              </table:table-cell>
              <table:table-cell office:value-type="float" office:value="103.283">
                <text:p>103.283</text:p>
              </table:table-cell>
              <table:table-cell office:value-type="float" office:value="417.521">
                <text:p>417.5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4496">
                <text:p>31.4496</text:p>
              </table:table-cell>
              <table:table-cell office:value-type="float" office:value="103.511">
                <text:p>103.511</text:p>
              </table:table-cell>
              <table:table-cell office:value-type="float" office:value="419.408">
                <text:p>419.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.8864">
                <text:p>31.8864</text:p>
              </table:table-cell>
              <table:table-cell office:value-type="float" office:value="103.749">
                <text:p>103.749</text:p>
              </table:table-cell>
              <table:table-cell office:value-type="float" office:value="421.28">
                <text:p>421.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.3232">
                <text:p>32.3232</text:p>
              </table:table-cell>
              <table:table-cell office:value-type="float" office:value="103.998">
                <text:p>103.998</text:p>
              </table:table-cell>
              <table:table-cell office:value-type="float" office:value="423.136">
                <text:p>423.1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76">
                <text:p>32.76</text:p>
              </table:table-cell>
              <table:table-cell office:value-type="float" office:value="104.256">
                <text:p>104.256</text:p>
              </table:table-cell>
              <table:table-cell office:value-type="float" office:value="424.977">
                <text:p>424.9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1968">
                <text:p>33.1968</text:p>
              </table:table-cell>
              <table:table-cell office:value-type="float" office:value="104.525">
                <text:p>104.525</text:p>
              </table:table-cell>
              <table:table-cell office:value-type="float" office:value="426.803">
                <text:p>426.8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.6336">
                <text:p>33.6336</text:p>
              </table:table-cell>
              <table:table-cell office:value-type="float" office:value="104.804">
                <text:p>104.804</text:p>
              </table:table-cell>
              <table:table-cell office:value-type="float" office:value="428.614">
                <text:p>428.6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.0704">
                <text:p>34.0704</text:p>
              </table:table-cell>
              <table:table-cell office:value-type="float" office:value="105.093">
                <text:p>105.093</text:p>
              </table:table-cell>
              <table:table-cell office:value-type="float" office:value="430.411">
                <text:p>430.4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5072">
                <text:p>34.5072</text:p>
              </table:table-cell>
              <table:table-cell office:value-type="float" office:value="105.393">
                <text:p>105.393</text:p>
              </table:table-cell>
              <table:table-cell office:value-type="float" office:value="432.194">
                <text:p>432.1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944">
                <text:p>34.944</text:p>
              </table:table-cell>
              <table:table-cell office:value-type="float" office:value="105.704">
                <text:p>105.704</text:p>
              </table:table-cell>
              <table:table-cell office:value-type="float" office:value="433.963">
                <text:p>433.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.3808">
                <text:p>35.3808</text:p>
              </table:table-cell>
              <table:table-cell office:value-type="float" office:value="106.025">
                <text:p>106.025</text:p>
              </table:table-cell>
              <table:table-cell office:value-type="float" office:value="435.719">
                <text:p>435.7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8176">
                <text:p>35.8176</text:p>
              </table:table-cell>
              <table:table-cell office:value-type="float" office:value="106.356">
                <text:p>106.356</text:p>
              </table:table-cell>
              <table:table-cell office:value-type="float" office:value="437.462">
                <text:p>437.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.2544">
                <text:p>36.2544</text:p>
              </table:table-cell>
              <table:table-cell office:value-type="float" office:value="106.699">
                <text:p>106.699</text:p>
              </table:table-cell>
              <table:table-cell office:value-type="float" office:value="439.191">
                <text:p>439.1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.6912">
                <text:p>36.6912</text:p>
              </table:table-cell>
              <table:table-cell office:value-type="float" office:value="107.052">
                <text:p>107.052</text:p>
              </table:table-cell>
              <table:table-cell office:value-type="float" office:value="440.908">
                <text:p>440.9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.128">
                <text:p>37.128</text:p>
              </table:table-cell>
              <table:table-cell office:value-type="float" office:value="107.415">
                <text:p>107.415</text:p>
              </table:table-cell>
              <table:table-cell office:value-type="float" office:value="442.612">
                <text:p>442.6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.5648">
                <text:p>37.5648</text:p>
              </table:table-cell>
              <table:table-cell office:value-type="float" office:value="107.79">
                <text:p>107.79</text:p>
              </table:table-cell>
              <table:table-cell office:value-type="float" office:value="444.304">
                <text:p>444.3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.0016">
                <text:p>38.0016</text:p>
              </table:table-cell>
              <table:table-cell office:value-type="float" office:value="108.175">
                <text:p>108.175</text:p>
              </table:table-cell>
              <table:table-cell office:value-type="float" office:value="445.984">
                <text:p>445.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.4384">
                <text:p>38.4384</text:p>
              </table:table-cell>
              <table:table-cell office:value-type="float" office:value="108.572">
                <text:p>108.572</text:p>
              </table:table-cell>
              <table:table-cell office:value-type="float" office:value="447.652">
                <text:p>447.6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8752">
                <text:p>38.8752</text:p>
              </table:table-cell>
              <table:table-cell office:value-type="float" office:value="108.979">
                <text:p>108.979</text:p>
              </table:table-cell>
              <table:table-cell office:value-type="float" office:value="449.309">
                <text:p>449.3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.312">
                <text:p>39.312</text:p>
              </table:table-cell>
              <table:table-cell office:value-type="float" office:value="109.396">
                <text:p>109.396</text:p>
              </table:table-cell>
              <table:table-cell office:value-type="float" office:value="450.954">
                <text:p>450.9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.7488">
                <text:p>39.7488</text:p>
              </table:table-cell>
              <table:table-cell office:value-type="float" office:value="109.825">
                <text:p>109.825</text:p>
              </table:table-cell>
              <table:table-cell office:value-type="float" office:value="452.588">
                <text:p>452.5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.1856">
                <text:p>40.1856</text:p>
              </table:table-cell>
              <table:table-cell office:value-type="float" office:value="110.264">
                <text:p>110.264</text:p>
              </table:table-cell>
              <table:table-cell office:value-type="float" office:value="454.211">
                <text:p>454.2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.6224">
                <text:p>40.6224</text:p>
              </table:table-cell>
              <table:table-cell office:value-type="float" office:value="110.715">
                <text:p>110.715</text:p>
              </table:table-cell>
              <table:table-cell office:value-type="float" office:value="455.823">
                <text:p>455.8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.0592">
                <text:p>41.0592</text:p>
              </table:table-cell>
              <table:table-cell office:value-type="float" office:value="111.175">
                <text:p>111.175</text:p>
              </table:table-cell>
              <table:table-cell office:value-type="float" office:value="457.424">
                <text:p>457.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.496">
                <text:p>41.496</text:p>
              </table:table-cell>
              <table:table-cell office:value-type="float" office:value="111.647">
                <text:p>111.647</text:p>
              </table:table-cell>
              <table:table-cell office:value-type="float" office:value="459.015">
                <text:p>459.0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.9328">
                <text:p>41.9328</text:p>
              </table:table-cell>
              <table:table-cell office:value-type="float" office:value="112.129">
                <text:p>112.129</text:p>
              </table:table-cell>
              <table:table-cell office:value-type="float" office:value="460.596">
                <text:p>460.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.3696">
                <text:p>42.3696</text:p>
              </table:table-cell>
              <table:table-cell office:value-type="float" office:value="112.622">
                <text:p>112.622</text:p>
              </table:table-cell>
              <table:table-cell office:value-type="float" office:value="462.166">
                <text:p>462.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.8064">
                <text:p>42.8064</text:p>
              </table:table-cell>
              <table:table-cell office:value-type="float" office:value="113.126">
                <text:p>113.126</text:p>
              </table:table-cell>
              <table:table-cell office:value-type="float" office:value="463.727">
                <text:p>463.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.2432">
                <text:p>43.2432</text:p>
              </table:table-cell>
              <table:table-cell office:value-type="float" office:value="113.64">
                <text:p>113.64</text:p>
              </table:table-cell>
              <table:table-cell office:value-type="float" office:value="465.277">
                <text:p>465.2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.68">
                <text:p>43.68</text:p>
              </table:table-cell>
              <table:table-cell office:value-type="float" office:value="114.164">
                <text:p>114.164</text:p>
              </table:table-cell>
              <table:table-cell office:value-type="float" office:value="466.818">
                <text:p>466.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.1168">
                <text:p>44.1168</text:p>
              </table:table-cell>
              <table:table-cell office:value-type="float" office:value="114.699">
                <text:p>114.699</text:p>
              </table:table-cell>
              <table:table-cell office:value-type="float" office:value="468.35">
                <text:p>468.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.5536">
                <text:p>44.5536</text:p>
              </table:table-cell>
              <table:table-cell office:value-type="float" office:value="115.245">
                <text:p>115.245</text:p>
              </table:table-cell>
              <table:table-cell office:value-type="float" office:value="469.872">
                <text:p>469.8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.9904">
                <text:p>44.9904</text:p>
              </table:table-cell>
              <table:table-cell office:value-type="float" office:value="115.801">
                <text:p>115.801</text:p>
              </table:table-cell>
              <table:table-cell office:value-type="float" office:value="471.385">
                <text:p>471.3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.4272">
                <text:p>45.4272</text:p>
              </table:table-cell>
              <table:table-cell office:value-type="float" office:value="116.367">
                <text:p>116.367</text:p>
              </table:table-cell>
              <table:table-cell office:value-type="float" office:value="472.888">
                <text:p>472.8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.864">
                <text:p>45.864</text:p>
              </table:table-cell>
              <table:table-cell office:value-type="float" office:value="116.943">
                <text:p>116.943</text:p>
              </table:table-cell>
              <table:table-cell office:value-type="float" office:value="474.383">
                <text:p>474.3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.3008">
                <text:p>46.3008</text:p>
              </table:table-cell>
              <table:table-cell office:value-type="float" office:value="117.529">
                <text:p>117.529</text:p>
              </table:table-cell>
              <table:table-cell office:value-type="float" office:value="475.869">
                <text:p>475.8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.7376">
                <text:p>46.7376</text:p>
              </table:table-cell>
              <table:table-cell office:value-type="float" office:value="118.126">
                <text:p>118.126</text:p>
              </table:table-cell>
              <table:table-cell office:value-type="float" office:value="477.347">
                <text:p>477.3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.1744">
                <text:p>47.1744</text:p>
              </table:table-cell>
              <table:table-cell office:value-type="float" office:value="118.732">
                <text:p>118.732</text:p>
              </table:table-cell>
              <table:table-cell office:value-type="float" office:value="478.816">
                <text:p>478.8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.6112">
                <text:p>47.6112</text:p>
              </table:table-cell>
              <table:table-cell office:value-type="float" office:value="119.349">
                <text:p>119.349</text:p>
              </table:table-cell>
              <table:table-cell office:value-type="float" office:value="480.276">
                <text:p>480.2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.048">
                <text:p>48.048</text:p>
              </table:table-cell>
              <table:table-cell office:value-type="float" office:value="119.975">
                <text:p>119.975</text:p>
              </table:table-cell>
              <table:table-cell office:value-type="float" office:value="481.728">
                <text:p>481.7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.4848">
                <text:p>48.4848</text:p>
              </table:table-cell>
              <table:table-cell office:value-type="float" office:value="120.611">
                <text:p>120.611</text:p>
              </table:table-cell>
              <table:table-cell office:value-type="float" office:value="483.173">
                <text:p>483.1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.9216">
                <text:p>48.9216</text:p>
              </table:table-cell>
              <table:table-cell office:value-type="float" office:value="121.257">
                <text:p>121.257</text:p>
              </table:table-cell>
              <table:table-cell office:value-type="float" office:value="484.609">
                <text:p>484.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.3584">
                <text:p>49.3584</text:p>
              </table:table-cell>
              <table:table-cell office:value-type="float" office:value="121.912">
                <text:p>121.912</text:p>
              </table:table-cell>
              <table:table-cell office:value-type="float" office:value="486.037">
                <text:p>486.0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.7952">
                <text:p>49.7952</text:p>
              </table:table-cell>
              <table:table-cell office:value-type="float" office:value="122.577">
                <text:p>122.577</text:p>
              </table:table-cell>
              <table:table-cell office:value-type="float" office:value="487.457">
                <text:p>487.4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.232">
                <text:p>50.232</text:p>
              </table:table-cell>
              <table:table-cell office:value-type="float" office:value="123.251">
                <text:p>123.251</text:p>
              </table:table-cell>
              <table:table-cell office:value-type="float" office:value="488.869">
                <text:p>488.8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.6688">
                <text:p>50.6688</text:p>
              </table:table-cell>
              <table:table-cell office:value-type="float" office:value="123.935">
                <text:p>123.935</text:p>
              </table:table-cell>
              <table:table-cell office:value-type="float" office:value="490.274">
                <text:p>490.2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1.1056">
                <text:p>51.1056</text:p>
              </table:table-cell>
              <table:table-cell office:value-type="float" office:value="124.628">
                <text:p>124.628</text:p>
              </table:table-cell>
              <table:table-cell office:value-type="float" office:value="491.672">
                <text:p>491.6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.5424">
                <text:p>51.5424</text:p>
              </table:table-cell>
              <table:table-cell office:value-type="float" office:value="125.33">
                <text:p>125.33</text:p>
              </table:table-cell>
              <table:table-cell office:value-type="float" office:value="493.062">
                <text:p>493.0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1.9792">
                <text:p>51.9792</text:p>
              </table:table-cell>
              <table:table-cell office:value-type="float" office:value="126.041">
                <text:p>126.041</text:p>
              </table:table-cell>
              <table:table-cell office:value-type="float" office:value="494.444">
                <text:p>494.4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416">
                <text:p>52.416</text:p>
              </table:table-cell>
              <table:table-cell office:value-type="float" office:value="126.761">
                <text:p>126.761</text:p>
              </table:table-cell>
              <table:table-cell office:value-type="float" office:value="495.82">
                <text:p>495.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.8528">
                <text:p>52.8528</text:p>
              </table:table-cell>
              <table:table-cell office:value-type="float" office:value="127.49">
                <text:p>127.49</text:p>
              </table:table-cell>
              <table:table-cell office:value-type="float" office:value="497.188">
                <text:p>497.1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.2896">
                <text:p>53.2896</text:p>
              </table:table-cell>
              <table:table-cell office:value-type="float" office:value="128.228">
                <text:p>128.228</text:p>
              </table:table-cell>
              <table:table-cell office:value-type="float" office:value="498.55">
                <text:p>498.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.7264">
                <text:p>53.7264</text:p>
              </table:table-cell>
              <table:table-cell office:value-type="float" office:value="128.974">
                <text:p>128.974</text:p>
              </table:table-cell>
              <table:table-cell office:value-type="float" office:value="499.904">
                <text:p>499.9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.1632">
                <text:p>54.1632</text:p>
              </table:table-cell>
              <table:table-cell office:value-type="float" office:value="129.729">
                <text:p>129.729</text:p>
              </table:table-cell>
              <table:table-cell office:value-type="float" office:value="501.252">
                <text:p>501.2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4.6">
                <text:p>54.6</text:p>
              </table:table-cell>
              <table:table-cell office:value-type="float" office:value="130.493">
                <text:p>130.493</text:p>
              </table:table-cell>
              <table:table-cell office:value-type="float" office:value="502.593">
                <text:p>502.5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.0368">
                <text:p>55.0368</text:p>
              </table:table-cell>
              <table:table-cell office:value-type="float" office:value="131.265">
                <text:p>131.265</text:p>
              </table:table-cell>
              <table:table-cell office:value-type="float" office:value="503.927">
                <text:p>503.9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4736">
                <text:p>55.4736</text:p>
              </table:table-cell>
              <table:table-cell office:value-type="float" office:value="132.045">
                <text:p>132.045</text:p>
              </table:table-cell>
              <table:table-cell office:value-type="float" office:value="505.255">
                <text:p>505.2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.9104">
                <text:p>55.9104</text:p>
              </table:table-cell>
              <table:table-cell office:value-type="float" office:value="132.833">
                <text:p>132.833</text:p>
              </table:table-cell>
              <table:table-cell office:value-type="float" office:value="506.576">
                <text:p>506.5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.3472">
                <text:p>56.3472</text:p>
              </table:table-cell>
              <table:table-cell office:value-type="float" office:value="133.63">
                <text:p>133.63</text:p>
              </table:table-cell>
              <table:table-cell office:value-type="float" office:value="507.891">
                <text:p>507.8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.784">
                <text:p>56.784</text:p>
              </table:table-cell>
              <table:table-cell office:value-type="float" office:value="134.435">
                <text:p>134.435</text:p>
              </table:table-cell>
              <table:table-cell office:value-type="float" office:value="509.199">
                <text:p>509.1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.2208">
                <text:p>57.2208</text:p>
              </table:table-cell>
              <table:table-cell office:value-type="float" office:value="135.247">
                <text:p>135.247</text:p>
              </table:table-cell>
              <table:table-cell office:value-type="float" office:value="510.502">
                <text:p>510.5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.6576">
                <text:p>57.6576</text:p>
              </table:table-cell>
              <table:table-cell office:value-type="float" office:value="136.068">
                <text:p>136.068</text:p>
              </table:table-cell>
              <table:table-cell office:value-type="float" office:value="511.798">
                <text:p>511.7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8.0944">
                <text:p>58.0944</text:p>
              </table:table-cell>
              <table:table-cell office:value-type="float" office:value="136.896">
                <text:p>136.896</text:p>
              </table:table-cell>
              <table:table-cell office:value-type="float" office:value="513.088">
                <text:p>513.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.5312">
                <text:p>58.5312</text:p>
              </table:table-cell>
              <table:table-cell office:value-type="float" office:value="137.731">
                <text:p>137.731</text:p>
              </table:table-cell>
              <table:table-cell office:value-type="float" office:value="514.372">
                <text:p>514.3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8.968">
                <text:p>58.968</text:p>
              </table:table-cell>
              <table:table-cell office:value-type="float" office:value="138.575">
                <text:p>138.575</text:p>
              </table:table-cell>
              <table:table-cell office:value-type="float" office:value="515.65">
                <text:p>515.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.4048">
                <text:p>59.4048</text:p>
              </table:table-cell>
              <table:table-cell office:value-type="float" office:value="139.425">
                <text:p>139.425</text:p>
              </table:table-cell>
              <table:table-cell office:value-type="float" office:value="516.922">
                <text:p>516.9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.8416">
                <text:p>59.8416</text:p>
              </table:table-cell>
              <table:table-cell office:value-type="float" office:value="140.283">
                <text:p>140.283</text:p>
              </table:table-cell>
              <table:table-cell office:value-type="float" office:value="518.189">
                <text:p>518.1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.2784">
                <text:p>60.2784</text:p>
              </table:table-cell>
              <table:table-cell office:value-type="float" office:value="141.149">
                <text:p>141.149</text:p>
              </table:table-cell>
              <table:table-cell office:value-type="float" office:value="519.45">
                <text:p>519.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.7152">
                <text:p>60.7152</text:p>
              </table:table-cell>
              <table:table-cell office:value-type="float" office:value="142.021">
                <text:p>142.021</text:p>
              </table:table-cell>
              <table:table-cell office:value-type="float" office:value="520.705">
                <text:p>520.7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1.152">
                <text:p>61.152</text:p>
              </table:table-cell>
              <table:table-cell office:value-type="float" office:value="142.9">
                <text:p>142.9</text:p>
              </table:table-cell>
              <table:table-cell office:value-type="float" office:value="521.954">
                <text:p>521.9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1.5888">
                <text:p>61.5888</text:p>
              </table:table-cell>
              <table:table-cell office:value-type="float" office:value="143.787">
                <text:p>143.787</text:p>
              </table:table-cell>
              <table:table-cell office:value-type="float" office:value="523.198">
                <text:p>523.1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.0256">
                <text:p>62.0256</text:p>
              </table:table-cell>
              <table:table-cell office:value-type="float" office:value="144.68">
                <text:p>144.68</text:p>
              </table:table-cell>
              <table:table-cell office:value-type="float" office:value="524.437">
                <text:p>524.4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.4624">
                <text:p>62.4624</text:p>
              </table:table-cell>
              <table:table-cell office:value-type="float" office:value="145.58">
                <text:p>145.58</text:p>
              </table:table-cell>
              <table:table-cell office:value-type="float" office:value="525.67">
                <text:p>525.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.8992">
                <text:p>62.8992</text:p>
              </table:table-cell>
              <table:table-cell office:value-type="float" office:value="146.487">
                <text:p>146.487</text:p>
              </table:table-cell>
              <table:table-cell office:value-type="float" office:value="526.898">
                <text:p>526.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.336">
                <text:p>63.336</text:p>
              </table:table-cell>
              <table:table-cell office:value-type="float" office:value="147.4">
                <text:p>147.4</text:p>
              </table:table-cell>
              <table:table-cell office:value-type="float" office:value="528.121">
                <text:p>528.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7728">
                <text:p>63.7728</text:p>
              </table:table-cell>
              <table:table-cell office:value-type="float" office:value="148.319">
                <text:p>148.319</text:p>
              </table:table-cell>
              <table:table-cell office:value-type="float" office:value="529.338">
                <text:p>529.3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.2096">
                <text:p>64.2096</text:p>
              </table:table-cell>
              <table:table-cell office:value-type="float" office:value="149.245">
                <text:p>149.245</text:p>
              </table:table-cell>
              <table:table-cell office:value-type="float" office:value="530.55">
                <text:p>530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.6464">
                <text:p>64.6464</text:p>
              </table:table-cell>
              <table:table-cell office:value-type="float" office:value="150.178">
                <text:p>150.178</text:p>
              </table:table-cell>
              <table:table-cell office:value-type="float" office:value="531.757">
                <text:p>531.7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5.0832">
                <text:p>65.0832</text:p>
              </table:table-cell>
              <table:table-cell office:value-type="float" office:value="151.116">
                <text:p>151.116</text:p>
              </table:table-cell>
              <table:table-cell office:value-type="float" office:value="532.959">
                <text:p>532.9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5.52">
                <text:p>65.52</text:p>
              </table:table-cell>
              <table:table-cell office:value-type="float" office:value="152.061">
                <text:p>152.061</text:p>
              </table:table-cell>
              <table:table-cell office:value-type="float" office:value="534.157">
                <text:p>534.1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5.9568">
                <text:p>65.9568</text:p>
              </table:table-cell>
              <table:table-cell office:value-type="float" office:value="153.011">
                <text:p>153.011</text:p>
              </table:table-cell>
              <table:table-cell office:value-type="float" office:value="535.349">
                <text:p>535.3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.3936">
                <text:p>66.3936</text:p>
              </table:table-cell>
              <table:table-cell office:value-type="float" office:value="153.968">
                <text:p>153.968</text:p>
              </table:table-cell>
              <table:table-cell office:value-type="float" office:value="536.536">
                <text:p>536.5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.8304">
                <text:p>66.8304</text:p>
              </table:table-cell>
              <table:table-cell office:value-type="float" office:value="154.93">
                <text:p>154.93</text:p>
              </table:table-cell>
              <table:table-cell office:value-type="float" office:value="537.719">
                <text:p>537.7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.2672">
                <text:p>67.2672</text:p>
              </table:table-cell>
              <table:table-cell office:value-type="float" office:value="155.898">
                <text:p>155.898</text:p>
              </table:table-cell>
              <table:table-cell office:value-type="float" office:value="538.897">
                <text:p>538.8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7.704">
                <text:p>67.704</text:p>
              </table:table-cell>
              <table:table-cell office:value-type="float" office:value="156.871">
                <text:p>156.871</text:p>
              </table:table-cell>
              <table:table-cell office:value-type="float" office:value="540.07">
                <text:p>540.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.1408">
                <text:p>68.1408</text:p>
              </table:table-cell>
              <table:table-cell office:value-type="float" office:value="157.85">
                <text:p>157.85</text:p>
              </table:table-cell>
              <table:table-cell office:value-type="float" office:value="541.238">
                <text:p>541.2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.5776">
                <text:p>68.5776</text:p>
              </table:table-cell>
              <table:table-cell office:value-type="float" office:value="158.835">
                <text:p>158.835</text:p>
              </table:table-cell>
              <table:table-cell office:value-type="float" office:value="542.402">
                <text:p>542.4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9.0144">
                <text:p>69.0144</text:p>
              </table:table-cell>
              <table:table-cell office:value-type="float" office:value="159.825">
                <text:p>159.825</text:p>
              </table:table-cell>
              <table:table-cell office:value-type="float" office:value="543.561">
                <text:p>543.5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.4512">
                <text:p>69.4512</text:p>
              </table:table-cell>
              <table:table-cell office:value-type="float" office:value="160.82">
                <text:p>160.82</text:p>
              </table:table-cell>
              <table:table-cell office:value-type="float" office:value="544.716">
                <text:p>544.7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.888">
                <text:p>69.888</text:p>
              </table:table-cell>
              <table:table-cell office:value-type="float" office:value="161.821">
                <text:p>161.821</text:p>
              </table:table-cell>
              <table:table-cell office:value-type="float" office:value="545.866">
                <text:p>545.8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.3248">
                <text:p>70.3248</text:p>
              </table:table-cell>
              <table:table-cell office:value-type="float" office:value="162.826">
                <text:p>162.826</text:p>
              </table:table-cell>
              <table:table-cell office:value-type="float" office:value="547.012">
                <text:p>547.0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.7616">
                <text:p>70.7616</text:p>
              </table:table-cell>
              <table:table-cell office:value-type="float" office:value="163.837">
                <text:p>163.837</text:p>
              </table:table-cell>
              <table:table-cell office:value-type="float" office:value="548.154">
                <text:p>548.1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.1984">
                <text:p>71.1984</text:p>
              </table:table-cell>
              <table:table-cell office:value-type="float" office:value="164.852">
                <text:p>164.852</text:p>
              </table:table-cell>
              <table:table-cell office:value-type="float" office:value="549.291">
                <text:p>549.2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.6352">
                <text:p>71.6352</text:p>
              </table:table-cell>
              <table:table-cell office:value-type="float" office:value="165.873">
                <text:p>165.873</text:p>
              </table:table-cell>
              <table:table-cell office:value-type="float" office:value="550.424">
                <text:p>550.4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72">
                <text:p>72.072</text:p>
              </table:table-cell>
              <table:table-cell office:value-type="float" office:value="166.898">
                <text:p>166.898</text:p>
              </table:table-cell>
              <table:table-cell office:value-type="float" office:value="551.552">
                <text:p>551.5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.5088">
                <text:p>72.5088</text:p>
              </table:table-cell>
              <table:table-cell office:value-type="float" office:value="167.928">
                <text:p>167.928</text:p>
              </table:table-cell>
              <table:table-cell office:value-type="float" office:value="552.677">
                <text:p>552.6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.9456">
                <text:p>72.9456</text:p>
              </table:table-cell>
              <table:table-cell office:value-type="float" office:value="168.962">
                <text:p>168.962</text:p>
              </table:table-cell>
              <table:table-cell office:value-type="float" office:value="553.797">
                <text:p>553.7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.3824">
                <text:p>73.3824</text:p>
              </table:table-cell>
              <table:table-cell office:value-type="float" office:value="170.001">
                <text:p>170.001</text:p>
              </table:table-cell>
              <table:table-cell office:value-type="float" office:value="554.913">
                <text:p>554.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3.8192">
                <text:p>73.8192</text:p>
              </table:table-cell>
              <table:table-cell office:value-type="float" office:value="171.045">
                <text:p>171.045</text:p>
              </table:table-cell>
              <table:table-cell office:value-type="float" office:value="556.026">
                <text:p>556.0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4.256">
                <text:p>74.256</text:p>
              </table:table-cell>
              <table:table-cell office:value-type="float" office:value="172.092">
                <text:p>172.092</text:p>
              </table:table-cell>
              <table:table-cell office:value-type="float" office:value="557.134">
                <text:p>557.1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.6928">
                <text:p>74.6928</text:p>
              </table:table-cell>
              <table:table-cell office:value-type="float" office:value="173.145">
                <text:p>173.145</text:p>
              </table:table-cell>
              <table:table-cell office:value-type="float" office:value="558.238">
                <text:p>558.2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5.1296">
                <text:p>75.1296</text:p>
              </table:table-cell>
              <table:table-cell office:value-type="float" office:value="174.201">
                <text:p>174.201</text:p>
              </table:table-cell>
              <table:table-cell office:value-type="float" office:value="559.338">
                <text:p>559.3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.5664">
                <text:p>75.5664</text:p>
              </table:table-cell>
              <table:table-cell office:value-type="float" office:value="175.261">
                <text:p>175.261</text:p>
              </table:table-cell>
              <table:table-cell office:value-type="float" office:value="560.435">
                <text:p>560.4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.0032">
                <text:p>76.0032</text:p>
              </table:table-cell>
              <table:table-cell office:value-type="float" office:value="176.326">
                <text:p>176.326</text:p>
              </table:table-cell>
              <table:table-cell office:value-type="float" office:value="561.527">
                <text:p>561.5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.44">
                <text:p>76.44</text:p>
              </table:table-cell>
              <table:table-cell office:value-type="float" office:value="177.394">
                <text:p>177.394</text:p>
              </table:table-cell>
              <table:table-cell office:value-type="float" office:value="562.616">
                <text:p>562.6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.8768">
                <text:p>76.8768</text:p>
              </table:table-cell>
              <table:table-cell office:value-type="float" office:value="178.467">
                <text:p>178.467</text:p>
              </table:table-cell>
              <table:table-cell office:value-type="float" office:value="563.701">
                <text:p>563.7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.3136">
                <text:p>77.3136</text:p>
              </table:table-cell>
              <table:table-cell office:value-type="float" office:value="179.543">
                <text:p>179.543</text:p>
              </table:table-cell>
              <table:table-cell office:value-type="float" office:value="564.782">
                <text:p>564.7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7.7504">
                <text:p>77.7504</text:p>
              </table:table-cell>
              <table:table-cell office:value-type="float" office:value="180.623">
                <text:p>180.623</text:p>
              </table:table-cell>
              <table:table-cell office:value-type="float" office:value="565.859">
                <text:p>565.8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8.1872">
                <text:p>78.1872</text:p>
              </table:table-cell>
              <table:table-cell office:value-type="float" office:value="181.707">
                <text:p>181.707</text:p>
              </table:table-cell>
              <table:table-cell office:value-type="float" office:value="566.933">
                <text:p>566.9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8.624">
                <text:p>78.624</text:p>
              </table:table-cell>
              <table:table-cell office:value-type="float" office:value="182.794">
                <text:p>182.794</text:p>
              </table:table-cell>
              <table:table-cell office:value-type="float" office:value="568.003">
                <text:p>568.0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9.0608">
                <text:p>79.0608</text:p>
              </table:table-cell>
              <table:table-cell office:value-type="float" office:value="183.885">
                <text:p>183.885</text:p>
              </table:table-cell>
              <table:table-cell office:value-type="float" office:value="569.069">
                <text:p>569.0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9.4976">
                <text:p>79.4976</text:p>
              </table:table-cell>
              <table:table-cell office:value-type="float" office:value="184.98">
                <text:p>184.98</text:p>
              </table:table-cell>
              <table:table-cell office:value-type="float" office:value="570.132">
                <text:p>570.1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9.9344">
                <text:p>79.9344</text:p>
              </table:table-cell>
              <table:table-cell office:value-type="float" office:value="186.078">
                <text:p>186.078</text:p>
              </table:table-cell>
              <table:table-cell office:value-type="float" office:value="571.192">
                <text:p>571.1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.3712">
                <text:p>80.3712</text:p>
              </table:table-cell>
              <table:table-cell office:value-type="float" office:value="187.179">
                <text:p>187.179</text:p>
              </table:table-cell>
              <table:table-cell office:value-type="float" office:value="572.248">
                <text:p>572.2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.808">
                <text:p>80.808</text:p>
              </table:table-cell>
              <table:table-cell office:value-type="float" office:value="188.283">
                <text:p>188.283</text:p>
              </table:table-cell>
              <table:table-cell office:value-type="float" office:value="573.3">
                <text:p>573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.2448">
                <text:p>81.2448</text:p>
              </table:table-cell>
              <table:table-cell office:value-type="float" office:value="189.391">
                <text:p>189.391</text:p>
              </table:table-cell>
              <table:table-cell office:value-type="float" office:value="574.349">
                <text:p>574.3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.6816">
                <text:p>81.6816</text:p>
              </table:table-cell>
              <table:table-cell office:value-type="float" office:value="190.502">
                <text:p>190.502</text:p>
              </table:table-cell>
              <table:table-cell office:value-type="float" office:value="575.394">
                <text:p>575.3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2.1184">
                <text:p>82.1184</text:p>
              </table:table-cell>
              <table:table-cell office:value-type="float" office:value="191.616">
                <text:p>191.616</text:p>
              </table:table-cell>
              <table:table-cell office:value-type="float" office:value="576.436">
                <text:p>576.4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2.5552">
                <text:p>82.5552</text:p>
              </table:table-cell>
              <table:table-cell office:value-type="float" office:value="192.733">
                <text:p>192.733</text:p>
              </table:table-cell>
              <table:table-cell office:value-type="float" office:value="577.475">
                <text:p>577.4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2.992">
                <text:p>82.992</text:p>
              </table:table-cell>
              <table:table-cell office:value-type="float" office:value="193.853">
                <text:p>193.853</text:p>
              </table:table-cell>
              <table:table-cell office:value-type="float" office:value="578.511">
                <text:p>578.5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3.4288">
                <text:p>83.4288</text:p>
              </table:table-cell>
              <table:table-cell office:value-type="float" office:value="194.976">
                <text:p>194.976</text:p>
              </table:table-cell>
              <table:table-cell office:value-type="float" office:value="579.543">
                <text:p>579.5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.8656">
                <text:p>83.8656</text:p>
              </table:table-cell>
              <table:table-cell office:value-type="float" office:value="196.101">
                <text:p>196.101</text:p>
              </table:table-cell>
              <table:table-cell office:value-type="float" office:value="580.572">
                <text:p>580.5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.3024">
                <text:p>84.3024</text:p>
              </table:table-cell>
              <table:table-cell office:value-type="float" office:value="197.23">
                <text:p>197.23</text:p>
              </table:table-cell>
              <table:table-cell office:value-type="float" office:value="581.598">
                <text:p>581.5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.7392">
                <text:p>84.7392</text:p>
              </table:table-cell>
              <table:table-cell office:value-type="float" office:value="198.361">
                <text:p>198.361</text:p>
              </table:table-cell>
              <table:table-cell office:value-type="float" office:value="582.62">
                <text:p>582.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5.176">
                <text:p>85.176</text:p>
              </table:table-cell>
              <table:table-cell office:value-type="float" office:value="199.495">
                <text:p>199.495</text:p>
              </table:table-cell>
              <table:table-cell office:value-type="float" office:value="583.639">
                <text:p>583.6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.6128">
                <text:p>85.6128</text:p>
              </table:table-cell>
              <table:table-cell office:value-type="float" office:value="200.631">
                <text:p>200.631</text:p>
              </table:table-cell>
              <table:table-cell office:value-type="float" office:value="584.655">
                <text:p>584.6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.0496">
                <text:p>86.0496</text:p>
              </table:table-cell>
              <table:table-cell office:value-type="float" office:value="201.77">
                <text:p>201.77</text:p>
              </table:table-cell>
              <table:table-cell office:value-type="float" office:value="585.669">
                <text:p>585.6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.4864">
                <text:p>86.4864</text:p>
              </table:table-cell>
              <table:table-cell office:value-type="float" office:value="202.912">
                <text:p>202.912</text:p>
              </table:table-cell>
              <table:table-cell office:value-type="float" office:value="586.679">
                <text:p>586.6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6.9232">
                <text:p>86.9232</text:p>
              </table:table-cell>
              <table:table-cell office:value-type="float" office:value="204.055">
                <text:p>204.055</text:p>
              </table:table-cell>
              <table:table-cell office:value-type="float" office:value="587.685">
                <text:p>587.6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7.36">
                <text:p>87.36</text:p>
              </table:table-cell>
              <table:table-cell office:value-type="float" office:value="205.202">
                <text:p>205.202</text:p>
              </table:table-cell>
              <table:table-cell office:value-type="float" office:value="588.689">
                <text:p>588.6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.7968">
                <text:p>87.7968</text:p>
              </table:table-cell>
              <table:table-cell office:value-type="float" office:value="206.35">
                <text:p>206.35</text:p>
              </table:table-cell>
              <table:table-cell office:value-type="float" office:value="589.69">
                <text:p>589.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.2336">
                <text:p>88.2336</text:p>
              </table:table-cell>
              <table:table-cell office:value-type="float" office:value="207.501">
                <text:p>207.501</text:p>
              </table:table-cell>
              <table:table-cell office:value-type="float" office:value="590.688">
                <text:p>590.6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8.6704">
                <text:p>88.6704</text:p>
              </table:table-cell>
              <table:table-cell office:value-type="float" office:value="208.654">
                <text:p>208.654</text:p>
              </table:table-cell>
              <table:table-cell office:value-type="float" office:value="591.683">
                <text:p>591.6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9.1072">
                <text:p>89.1072</text:p>
              </table:table-cell>
              <table:table-cell office:value-type="float" office:value="209.809">
                <text:p>209.809</text:p>
              </table:table-cell>
              <table:table-cell office:value-type="float" office:value="592.675">
                <text:p>592.6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.544">
                <text:p>89.544</text:p>
              </table:table-cell>
              <table:table-cell office:value-type="float" office:value="210.967">
                <text:p>210.967</text:p>
              </table:table-cell>
              <table:table-cell office:value-type="float" office:value="593.664">
                <text:p>593.6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9.9808">
                <text:p>89.9808</text:p>
              </table:table-cell>
              <table:table-cell office:value-type="float" office:value="212.126">
                <text:p>212.126</text:p>
              </table:table-cell>
              <table:table-cell office:value-type="float" office:value="594.65">
                <text:p>594.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.4176">
                <text:p>90.4176</text:p>
              </table:table-cell>
              <table:table-cell office:value-type="float" office:value="213.287">
                <text:p>213.287</text:p>
              </table:table-cell>
              <table:table-cell office:value-type="float" office:value="595.634">
                <text:p>595.6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0.8544">
                <text:p>90.8544</text:p>
              </table:table-cell>
              <table:table-cell office:value-type="float" office:value="214.45">
                <text:p>214.45</text:p>
              </table:table-cell>
              <table:table-cell office:value-type="float" office:value="596.614">
                <text:p>596.6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1.2912">
                <text:p>91.2912</text:p>
              </table:table-cell>
              <table:table-cell office:value-type="float" office:value="215.616">
                <text:p>215.616</text:p>
              </table:table-cell>
              <table:table-cell office:value-type="float" office:value="597.592">
                <text:p>597.5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1.728">
                <text:p>91.728</text:p>
              </table:table-cell>
              <table:table-cell office:value-type="float" office:value="216.783">
                <text:p>216.783</text:p>
              </table:table-cell>
              <table:table-cell office:value-type="float" office:value="598.567">
                <text:p>598.5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2.1648">
                <text:p>92.1648</text:p>
              </table:table-cell>
              <table:table-cell office:value-type="float" office:value="217.951">
                <text:p>217.951</text:p>
              </table:table-cell>
              <table:table-cell office:value-type="float" office:value="599.539">
                <text:p>599.5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2.6016">
                <text:p>92.6016</text:p>
              </table:table-cell>
              <table:table-cell office:value-type="float" office:value="219.122">
                <text:p>219.122</text:p>
              </table:table-cell>
              <table:table-cell office:value-type="float" office:value="600.508">
                <text:p>600.5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3.0384">
                <text:p>93.0384</text:p>
              </table:table-cell>
              <table:table-cell office:value-type="float" office:value="220.294">
                <text:p>220.294</text:p>
              </table:table-cell>
              <table:table-cell office:value-type="float" office:value="601.475">
                <text:p>601.4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3.4752">
                <text:p>93.4752</text:p>
              </table:table-cell>
              <table:table-cell office:value-type="float" office:value="221.468">
                <text:p>221.468</text:p>
              </table:table-cell>
              <table:table-cell office:value-type="float" office:value="602.439">
                <text:p>602.4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3.912">
                <text:p>93.912</text:p>
              </table:table-cell>
              <table:table-cell office:value-type="float" office:value="222.644">
                <text:p>222.644</text:p>
              </table:table-cell>
              <table:table-cell office:value-type="float" office:value="603.4">
                <text:p>603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4.3488">
                <text:p>94.3488</text:p>
              </table:table-cell>
              <table:table-cell office:value-type="float" office:value="223.821">
                <text:p>223.821</text:p>
              </table:table-cell>
              <table:table-cell office:value-type="float" office:value="604.359">
                <text:p>604.3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4.7856">
                <text:p>94.7856</text:p>
              </table:table-cell>
              <table:table-cell office:value-type="float" office:value="224.999">
                <text:p>224.999</text:p>
              </table:table-cell>
              <table:table-cell office:value-type="float" office:value="605.315">
                <text:p>605.3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5.2224">
                <text:p>95.2224</text:p>
              </table:table-cell>
              <table:table-cell office:value-type="float" office:value="226.18">
                <text:p>226.18</text:p>
              </table:table-cell>
              <table:table-cell office:value-type="float" office:value="606.268">
                <text:p>606.2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5.6592">
                <text:p>95.6592</text:p>
              </table:table-cell>
              <table:table-cell office:value-type="float" office:value="227.361">
                <text:p>227.361</text:p>
              </table:table-cell>
              <table:table-cell office:value-type="float" office:value="607.219">
                <text:p>607.2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6.096">
                <text:p>96.096</text:p>
              </table:table-cell>
              <table:table-cell office:value-type="float" office:value="228.544">
                <text:p>228.544</text:p>
              </table:table-cell>
              <table:table-cell office:value-type="float" office:value="608.167">
                <text:p>608.1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6.5328">
                <text:p>96.5328</text:p>
              </table:table-cell>
              <table:table-cell office:value-type="float" office:value="229.728">
                <text:p>229.728</text:p>
              </table:table-cell>
              <table:table-cell office:value-type="float" office:value="609.113">
                <text:p>609.1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6.9696">
                <text:p>96.9696</text:p>
              </table:table-cell>
              <table:table-cell office:value-type="float" office:value="230.914">
                <text:p>230.914</text:p>
              </table:table-cell>
              <table:table-cell office:value-type="float" office:value="610.056">
                <text:p>610.0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7.4064">
                <text:p>97.4064</text:p>
              </table:table-cell>
              <table:table-cell office:value-type="float" office:value="232.101">
                <text:p>232.101</text:p>
              </table:table-cell>
              <table:table-cell office:value-type="float" office:value="610.996">
                <text:p>610.9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7.8432">
                <text:p>97.8432</text:p>
              </table:table-cell>
              <table:table-cell office:value-type="float" office:value="233.289">
                <text:p>233.289</text:p>
              </table:table-cell>
              <table:table-cell office:value-type="float" office:value="611.934">
                <text:p>611.9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8.28">
                <text:p>98.28</text:p>
              </table:table-cell>
              <table:table-cell office:value-type="float" office:value="234.478">
                <text:p>234.478</text:p>
              </table:table-cell>
              <table:table-cell office:value-type="float" office:value="612.87">
                <text:p>612.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8.7168">
                <text:p>98.7168</text:p>
              </table:table-cell>
              <table:table-cell office:value-type="float" office:value="235.668">
                <text:p>235.668</text:p>
              </table:table-cell>
              <table:table-cell office:value-type="float" office:value="613.803">
                <text:p>613.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.1536">
                <text:p>99.1536</text:p>
              </table:table-cell>
              <table:table-cell office:value-type="float" office:value="236.86">
                <text:p>236.86</text:p>
              </table:table-cell>
              <table:table-cell office:value-type="float" office:value="614.734">
                <text:p>614.7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.5904">
                <text:p>99.5904</text:p>
              </table:table-cell>
              <table:table-cell office:value-type="float" office:value="238.052">
                <text:p>238.052</text:p>
              </table:table-cell>
              <table:table-cell office:value-type="float" office:value="615.662">
                <text:p>615.6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.027">
                <text:p>100.027</text:p>
              </table:table-cell>
              <table:table-cell office:value-type="float" office:value="239.246">
                <text:p>239.246</text:p>
              </table:table-cell>
              <table:table-cell office:value-type="float" office:value="616.588">
                <text:p>616.5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.464">
                <text:p>100.464</text:p>
              </table:table-cell>
              <table:table-cell office:value-type="float" office:value="240.44">
                <text:p>240.44</text:p>
              </table:table-cell>
              <table:table-cell office:value-type="float" office:value="617.512">
                <text:p>617.5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.901">
                <text:p>100.901</text:p>
              </table:table-cell>
              <table:table-cell office:value-type="float" office:value="241.636">
                <text:p>241.636</text:p>
              </table:table-cell>
              <table:table-cell office:value-type="float" office:value="618.433">
                <text:p>618.4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1.338">
                <text:p>101.338</text:p>
              </table:table-cell>
              <table:table-cell office:value-type="float" office:value="242.832">
                <text:p>242.832</text:p>
              </table:table-cell>
              <table:table-cell office:value-type="float" office:value="619.352">
                <text:p>619.3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1.774">
                <text:p>101.774</text:p>
              </table:table-cell>
              <table:table-cell office:value-type="float" office:value="244.029">
                <text:p>244.029</text:p>
              </table:table-cell>
              <table:table-cell office:value-type="float" office:value="620.268">
                <text:p>620.2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2.211">
                <text:p>102.211</text:p>
              </table:table-cell>
              <table:table-cell office:value-type="float" office:value="245.228">
                <text:p>245.228</text:p>
              </table:table-cell>
              <table:table-cell office:value-type="float" office:value="621.182">
                <text:p>621.1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2.648">
                <text:p>102.648</text:p>
              </table:table-cell>
              <table:table-cell office:value-type="float" office:value="246.426">
                <text:p>246.426</text:p>
              </table:table-cell>
              <table:table-cell office:value-type="float" office:value="622.094">
                <text:p>622.0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3.085">
                <text:p>103.085</text:p>
              </table:table-cell>
              <table:table-cell office:value-type="float" office:value="247.626">
                <text:p>247.626</text:p>
              </table:table-cell>
              <table:table-cell office:value-type="float" office:value="623.004">
                <text:p>623.0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3.522">
                <text:p>103.522</text:p>
              </table:table-cell>
              <table:table-cell office:value-type="float" office:value="248.827">
                <text:p>248.827</text:p>
              </table:table-cell>
              <table:table-cell office:value-type="float" office:value="623.911">
                <text:p>623.9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3.958">
                <text:p>103.958</text:p>
              </table:table-cell>
              <table:table-cell office:value-type="float" office:value="250.028">
                <text:p>250.028</text:p>
              </table:table-cell>
              <table:table-cell office:value-type="float" office:value="624.816">
                <text:p>624.8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4.395">
                <text:p>104.395</text:p>
              </table:table-cell>
              <table:table-cell office:value-type="float" office:value="251.229">
                <text:p>251.229</text:p>
              </table:table-cell>
              <table:table-cell office:value-type="float" office:value="625.719">
                <text:p>625.7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4.832">
                <text:p>104.832</text:p>
              </table:table-cell>
              <table:table-cell office:value-type="float" office:value="252.432">
                <text:p>252.432</text:p>
              </table:table-cell>
              <table:table-cell office:value-type="float" office:value="626.62">
                <text:p>626.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5.269">
                <text:p>105.269</text:p>
              </table:table-cell>
              <table:table-cell office:value-type="float" office:value="253.635">
                <text:p>253.635</text:p>
              </table:table-cell>
              <table:table-cell office:value-type="float" office:value="627.518">
                <text:p>627.5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5.706">
                <text:p>105.706</text:p>
              </table:table-cell>
              <table:table-cell office:value-type="float" office:value="254.838">
                <text:p>254.838</text:p>
              </table:table-cell>
              <table:table-cell office:value-type="float" office:value="628.414">
                <text:p>628.4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6.142">
                <text:p>106.142</text:p>
              </table:table-cell>
              <table:table-cell office:value-type="float" office:value="256.043">
                <text:p>256.043</text:p>
              </table:table-cell>
              <table:table-cell office:value-type="float" office:value="629.308">
                <text:p>629.3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6.579">
                <text:p>106.579</text:p>
              </table:table-cell>
              <table:table-cell office:value-type="float" office:value="257.247">
                <text:p>257.247</text:p>
              </table:table-cell>
              <table:table-cell office:value-type="float" office:value="630.2">
                <text:p>630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7.016">
                <text:p>107.016</text:p>
              </table:table-cell>
              <table:table-cell office:value-type="float" office:value="258.452">
                <text:p>258.452</text:p>
              </table:table-cell>
              <table:table-cell office:value-type="float" office:value="631.09">
                <text:p>631.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7.453">
                <text:p>107.453</text:p>
              </table:table-cell>
              <table:table-cell office:value-type="float" office:value="259.658">
                <text:p>259.658</text:p>
              </table:table-cell>
              <table:table-cell office:value-type="float" office:value="631.978">
                <text:p>631.9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7.89">
                <text:p>107.89</text:p>
              </table:table-cell>
              <table:table-cell office:value-type="float" office:value="260.864">
                <text:p>260.864</text:p>
              </table:table-cell>
              <table:table-cell office:value-type="float" office:value="632.863">
                <text:p>632.8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8.326">
                <text:p>108.326</text:p>
              </table:table-cell>
              <table:table-cell office:value-type="float" office:value="262.07">
                <text:p>262.07</text:p>
              </table:table-cell>
              <table:table-cell office:value-type="float" office:value="633.747">
                <text:p>633.7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8.763">
                <text:p>108.763</text:p>
              </table:table-cell>
              <table:table-cell office:value-type="float" office:value="263.277">
                <text:p>263.277</text:p>
              </table:table-cell>
              <table:table-cell office:value-type="float" office:value="634.628">
                <text:p>634.6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9.2">
                <text:p>109.2</text:p>
              </table:table-cell>
              <table:table-cell office:value-type="float" office:value="264.484">
                <text:p>264.484</text:p>
              </table:table-cell>
              <table:table-cell office:value-type="float" office:value="635.507">
                <text:p>635.5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9.637">
                <text:p>109.637</text:p>
              </table:table-cell>
              <table:table-cell office:value-type="float" office:value="265.691">
                <text:p>265.691</text:p>
              </table:table-cell>
              <table:table-cell office:value-type="float" office:value="636.384">
                <text:p>636.3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0.074">
                <text:p>110.074</text:p>
              </table:table-cell>
              <table:table-cell office:value-type="float" office:value="266.899">
                <text:p>266.899</text:p>
              </table:table-cell>
              <table:table-cell office:value-type="float" office:value="637.259">
                <text:p>637.2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0.51">
                <text:p>110.51</text:p>
              </table:table-cell>
              <table:table-cell office:value-type="float" office:value="268.107">
                <text:p>268.107</text:p>
              </table:table-cell>
              <table:table-cell office:value-type="float" office:value="638.133">
                <text:p>638.1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0.947">
                <text:p>110.947</text:p>
              </table:table-cell>
              <table:table-cell office:value-type="float" office:value="269.315">
                <text:p>269.315</text:p>
              </table:table-cell>
              <table:table-cell office:value-type="float" office:value="639.004">
                <text:p>639.0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1.384">
                <text:p>111.384</text:p>
              </table:table-cell>
              <table:table-cell office:value-type="float" office:value="270.523">
                <text:p>270.523</text:p>
              </table:table-cell>
              <table:table-cell office:value-type="float" office:value="639.873">
                <text:p>639.8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1.821">
                <text:p>111.821</text:p>
              </table:table-cell>
              <table:table-cell office:value-type="float" office:value="271.732">
                <text:p>271.732</text:p>
              </table:table-cell>
              <table:table-cell office:value-type="float" office:value="640.74">
                <text:p>640.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2.258">
                <text:p>112.258</text:p>
              </table:table-cell>
              <table:table-cell office:value-type="float" office:value="272.94">
                <text:p>272.94</text:p>
              </table:table-cell>
              <table:table-cell office:value-type="float" office:value="641.605">
                <text:p>641.6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2.694">
                <text:p>112.694</text:p>
              </table:table-cell>
              <table:table-cell office:value-type="float" office:value="274.149">
                <text:p>274.149</text:p>
              </table:table-cell>
              <table:table-cell office:value-type="float" office:value="642.468">
                <text:p>642.4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.131">
                <text:p>113.131</text:p>
              </table:table-cell>
              <table:table-cell office:value-type="float" office:value="275.358">
                <text:p>275.358</text:p>
              </table:table-cell>
              <table:table-cell office:value-type="float" office:value="643.329">
                <text:p>643.3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3.568">
                <text:p>113.568</text:p>
              </table:table-cell>
              <table:table-cell office:value-type="float" office:value="276.567">
                <text:p>276.567</text:p>
              </table:table-cell>
              <table:table-cell office:value-type="float" office:value="644.189">
                <text:p>644.1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4.005">
                <text:p>114.005</text:p>
              </table:table-cell>
              <table:table-cell office:value-type="float" office:value="277.776">
                <text:p>277.776</text:p>
              </table:table-cell>
              <table:table-cell office:value-type="float" office:value="645.046">
                <text:p>645.0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4.442">
                <text:p>114.442</text:p>
              </table:table-cell>
              <table:table-cell office:value-type="float" office:value="278.985">
                <text:p>278.985</text:p>
              </table:table-cell>
              <table:table-cell office:value-type="float" office:value="645.901">
                <text:p>645.9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4.878">
                <text:p>114.878</text:p>
              </table:table-cell>
              <table:table-cell office:value-type="float" office:value="280.194">
                <text:p>280.194</text:p>
              </table:table-cell>
              <table:table-cell office:value-type="float" office:value="646.755">
                <text:p>646.7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5.315">
                <text:p>115.315</text:p>
              </table:table-cell>
              <table:table-cell office:value-type="float" office:value="281.402">
                <text:p>281.402</text:p>
              </table:table-cell>
              <table:table-cell office:value-type="float" office:value="647.606">
                <text:p>647.6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5.752">
                <text:p>115.752</text:p>
              </table:table-cell>
              <table:table-cell office:value-type="float" office:value="282.611">
                <text:p>282.611</text:p>
              </table:table-cell>
              <table:table-cell office:value-type="float" office:value="648.456">
                <text:p>648.4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6.189">
                <text:p>116.189</text:p>
              </table:table-cell>
              <table:table-cell office:value-type="float" office:value="283.82">
                <text:p>283.82</text:p>
              </table:table-cell>
              <table:table-cell office:value-type="float" office:value="649.304">
                <text:p>649.3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6.626">
                <text:p>116.626</text:p>
              </table:table-cell>
              <table:table-cell office:value-type="float" office:value="285.029">
                <text:p>285.029</text:p>
              </table:table-cell>
              <table:table-cell office:value-type="float" office:value="650.15">
                <text:p>650.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7.062">
                <text:p>117.062</text:p>
              </table:table-cell>
              <table:table-cell office:value-type="float" office:value="286.237">
                <text:p>286.237</text:p>
              </table:table-cell>
              <table:table-cell office:value-type="float" office:value="650.994">
                <text:p>650.9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7.499">
                <text:p>117.499</text:p>
              </table:table-cell>
              <table:table-cell office:value-type="float" office:value="287.446">
                <text:p>287.446</text:p>
              </table:table-cell>
              <table:table-cell office:value-type="float" office:value="651.837">
                <text:p>651.8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7.936">
                <text:p>117.936</text:p>
              </table:table-cell>
              <table:table-cell office:value-type="float" office:value="288.654">
                <text:p>288.654</text:p>
              </table:table-cell>
              <table:table-cell office:value-type="float" office:value="652.677">
                <text:p>652.6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8.373">
                <text:p>118.373</text:p>
              </table:table-cell>
              <table:table-cell office:value-type="float" office:value="289.862">
                <text:p>289.862</text:p>
              </table:table-cell>
              <table:table-cell office:value-type="float" office:value="653.516">
                <text:p>653.5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8.81">
                <text:p>118.81</text:p>
              </table:table-cell>
              <table:table-cell office:value-type="float" office:value="291.07">
                <text:p>291.07</text:p>
              </table:table-cell>
              <table:table-cell office:value-type="float" office:value="654.353">
                <text:p>654.3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9.246">
                <text:p>119.246</text:p>
              </table:table-cell>
              <table:table-cell office:value-type="float" office:value="292.278">
                <text:p>292.278</text:p>
              </table:table-cell>
              <table:table-cell office:value-type="float" office:value="655.188">
                <text:p>655.1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9.683">
                <text:p>119.683</text:p>
              </table:table-cell>
              <table:table-cell office:value-type="float" office:value="293.485">
                <text:p>293.485</text:p>
              </table:table-cell>
              <table:table-cell office:value-type="float" office:value="656.021">
                <text:p>656.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0.12">
                <text:p>120.12</text:p>
              </table:table-cell>
              <table:table-cell office:value-type="float" office:value="294.692">
                <text:p>294.692</text:p>
              </table:table-cell>
              <table:table-cell office:value-type="float" office:value="656.853">
                <text:p>656.8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0.557">
                <text:p>120.557</text:p>
              </table:table-cell>
              <table:table-cell office:value-type="float" office:value="295.899">
                <text:p>295.899</text:p>
              </table:table-cell>
              <table:table-cell office:value-type="float" office:value="657.682">
                <text:p>657.6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0.994">
                <text:p>120.994</text:p>
              </table:table-cell>
              <table:table-cell office:value-type="float" office:value="297.105">
                <text:p>297.105</text:p>
              </table:table-cell>
              <table:table-cell office:value-type="float" office:value="658.51">
                <text:p>658.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1.43">
                <text:p>121.43</text:p>
              </table:table-cell>
              <table:table-cell office:value-type="float" office:value="298.312">
                <text:p>298.312</text:p>
              </table:table-cell>
              <table:table-cell office:value-type="float" office:value="659.337">
                <text:p>659.3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1.867">
                <text:p>121.867</text:p>
              </table:table-cell>
              <table:table-cell office:value-type="float" office:value="299.518">
                <text:p>299.518</text:p>
              </table:table-cell>
              <table:table-cell office:value-type="float" office:value="660.161">
                <text:p>660.1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2.304">
                <text:p>122.304</text:p>
              </table:table-cell>
              <table:table-cell office:value-type="float" office:value="300.723">
                <text:p>300.723</text:p>
              </table:table-cell>
              <table:table-cell office:value-type="float" office:value="660.984">
                <text:p>660.9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2.741">
                <text:p>122.741</text:p>
              </table:table-cell>
              <table:table-cell office:value-type="float" office:value="301.928">
                <text:p>301.928</text:p>
              </table:table-cell>
              <table:table-cell office:value-type="float" office:value="661.805">
                <text:p>661.8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3.178">
                <text:p>123.178</text:p>
              </table:table-cell>
              <table:table-cell office:value-type="float" office:value="303.133">
                <text:p>303.133</text:p>
              </table:table-cell>
              <table:table-cell office:value-type="float" office:value="662.624">
                <text:p>662.6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.614">
                <text:p>123.614</text:p>
              </table:table-cell>
              <table:table-cell office:value-type="float" office:value="304.337">
                <text:p>304.337</text:p>
              </table:table-cell>
              <table:table-cell office:value-type="float" office:value="663.442">
                <text:p>663.4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4.051">
                <text:p>124.051</text:p>
              </table:table-cell>
              <table:table-cell office:value-type="float" office:value="305.541">
                <text:p>305.541</text:p>
              </table:table-cell>
              <table:table-cell office:value-type="float" office:value="664.258">
                <text:p>664.2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4.488">
                <text:p>124.488</text:p>
              </table:table-cell>
              <table:table-cell office:value-type="float" office:value="306.745">
                <text:p>306.745</text:p>
              </table:table-cell>
              <table:table-cell office:value-type="float" office:value="665.072">
                <text:p>665.0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4.925">
                <text:p>124.925</text:p>
              </table:table-cell>
              <table:table-cell office:value-type="float" office:value="307.948">
                <text:p>307.948</text:p>
              </table:table-cell>
              <table:table-cell office:value-type="float" office:value="665.885">
                <text:p>665.8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5.362">
                <text:p>125.362</text:p>
              </table:table-cell>
              <table:table-cell office:value-type="float" office:value="309.15">
                <text:p>309.15</text:p>
              </table:table-cell>
              <table:table-cell office:value-type="float" office:value="666.696">
                <text:p>666.6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5.798">
                <text:p>125.798</text:p>
              </table:table-cell>
              <table:table-cell office:value-type="float" office:value="310.352">
                <text:p>310.352</text:p>
              </table:table-cell>
              <table:table-cell office:value-type="float" office:value="667.505">
                <text:p>667.5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6.235">
                <text:p>126.235</text:p>
              </table:table-cell>
              <table:table-cell office:value-type="float" office:value="311.554">
                <text:p>311.554</text:p>
              </table:table-cell>
              <table:table-cell office:value-type="float" office:value="668.313">
                <text:p>668.3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6.672">
                <text:p>126.672</text:p>
              </table:table-cell>
              <table:table-cell office:value-type="float" office:value="312.755">
                <text:p>312.755</text:p>
              </table:table-cell>
              <table:table-cell office:value-type="float" office:value="669.119">
                <text:p>669.1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7.109">
                <text:p>127.109</text:p>
              </table:table-cell>
              <table:table-cell office:value-type="float" office:value="313.955">
                <text:p>313.955</text:p>
              </table:table-cell>
              <table:table-cell office:value-type="float" office:value="669.924">
                <text:p>669.9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7.546">
                <text:p>127.546</text:p>
              </table:table-cell>
              <table:table-cell office:value-type="float" office:value="315.155">
                <text:p>315.155</text:p>
              </table:table-cell>
              <table:table-cell office:value-type="float" office:value="670.726">
                <text:p>670.7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7.982">
                <text:p>127.982</text:p>
              </table:table-cell>
              <table:table-cell office:value-type="float" office:value="316.354">
                <text:p>316.354</text:p>
              </table:table-cell>
              <table:table-cell office:value-type="float" office:value="671.528">
                <text:p>671.5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8.419">
                <text:p>128.419</text:p>
              </table:table-cell>
              <table:table-cell office:value-type="float" office:value="317.553">
                <text:p>317.553</text:p>
              </table:table-cell>
              <table:table-cell office:value-type="float" office:value="672.327">
                <text:p>672.3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8.856">
                <text:p>128.856</text:p>
              </table:table-cell>
              <table:table-cell office:value-type="float" office:value="318.751">
                <text:p>318.751</text:p>
              </table:table-cell>
              <table:table-cell office:value-type="float" office:value="673.125">
                <text:p>673.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9.293">
                <text:p>129.293</text:p>
              </table:table-cell>
              <table:table-cell office:value-type="float" office:value="319.949">
                <text:p>319.949</text:p>
              </table:table-cell>
              <table:table-cell office:value-type="float" office:value="673.922">
                <text:p>673.9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9.73">
                <text:p>129.73</text:p>
              </table:table-cell>
              <table:table-cell office:value-type="float" office:value="321.146">
                <text:p>321.146</text:p>
              </table:table-cell>
              <table:table-cell office:value-type="float" office:value="674.717">
                <text:p>674.7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.166">
                <text:p>130.166</text:p>
              </table:table-cell>
              <table:table-cell office:value-type="float" office:value="322.342">
                <text:p>322.342</text:p>
              </table:table-cell>
              <table:table-cell office:value-type="float" office:value="675.51">
                <text:p>675.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0.603">
                <text:p>130.603</text:p>
              </table:table-cell>
              <table:table-cell office:value-type="float" office:value="323.537">
                <text:p>323.537</text:p>
              </table:table-cell>
              <table:table-cell office:value-type="float" office:value="676.302">
                <text:p>676.3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1.04">
                <text:p>131.04</text:p>
              </table:table-cell>
              <table:table-cell office:value-type="float" office:value="324.732">
                <text:p>324.732</text:p>
              </table:table-cell>
              <table:table-cell office:value-type="float" office:value="677.092">
                <text:p>677.0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1.477">
                <text:p>131.477</text:p>
              </table:table-cell>
              <table:table-cell office:value-type="float" office:value="325.927">
                <text:p>325.927</text:p>
              </table:table-cell>
              <table:table-cell office:value-type="float" office:value="677.881">
                <text:p>677.8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.914">
                <text:p>131.914</text:p>
              </table:table-cell>
              <table:table-cell office:value-type="float" office:value="327.12">
                <text:p>327.12</text:p>
              </table:table-cell>
              <table:table-cell office:value-type="float" office:value="678.668">
                <text:p>678.6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2.35">
                <text:p>132.35</text:p>
              </table:table-cell>
              <table:table-cell office:value-type="float" office:value="328.313">
                <text:p>328.313</text:p>
              </table:table-cell>
              <table:table-cell office:value-type="float" office:value="679.453">
                <text:p>679.4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2.787">
                <text:p>132.787</text:p>
              </table:table-cell>
              <table:table-cell office:value-type="float" office:value="329.505">
                <text:p>329.505</text:p>
              </table:table-cell>
              <table:table-cell office:value-type="float" office:value="680.237">
                <text:p>680.2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3.224">
                <text:p>133.224</text:p>
              </table:table-cell>
              <table:table-cell office:value-type="float" office:value="330.696">
                <text:p>330.696</text:p>
              </table:table-cell>
              <table:table-cell office:value-type="float" office:value="681.02">
                <text:p>681.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3.661">
                <text:p>133.661</text:p>
              </table:table-cell>
              <table:table-cell office:value-type="float" office:value="331.887">
                <text:p>331.887</text:p>
              </table:table-cell>
              <table:table-cell office:value-type="float" office:value="681.801">
                <text:p>681.8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4.098">
                <text:p>134.098</text:p>
              </table:table-cell>
              <table:table-cell office:value-type="float" office:value="333.077">
                <text:p>333.077</text:p>
              </table:table-cell>
              <table:table-cell office:value-type="float" office:value="682.58">
                <text:p>682.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4.534">
                <text:p>134.534</text:p>
              </table:table-cell>
              <table:table-cell office:value-type="float" office:value="334.266">
                <text:p>334.266</text:p>
              </table:table-cell>
              <table:table-cell office:value-type="float" office:value="683.359">
                <text:p>683.3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4.971">
                <text:p>134.971</text:p>
              </table:table-cell>
              <table:table-cell office:value-type="float" office:value="335.454">
                <text:p>335.454</text:p>
              </table:table-cell>
              <table:table-cell office:value-type="float" office:value="684.135">
                <text:p>684.1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5.408">
                <text:p>135.408</text:p>
              </table:table-cell>
              <table:table-cell office:value-type="float" office:value="336.641">
                <text:p>336.641</text:p>
              </table:table-cell>
              <table:table-cell office:value-type="float" office:value="684.91">
                <text:p>684.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5.845">
                <text:p>135.845</text:p>
              </table:table-cell>
              <table:table-cell office:value-type="float" office:value="337.828">
                <text:p>337.828</text:p>
              </table:table-cell>
              <table:table-cell office:value-type="float" office:value="685.684">
                <text:p>685.6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6.282">
                <text:p>136.282</text:p>
              </table:table-cell>
              <table:table-cell office:value-type="float" office:value="339.014">
                <text:p>339.014</text:p>
              </table:table-cell>
              <table:table-cell office:value-type="float" office:value="686.456">
                <text:p>686.4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6.718">
                <text:p>136.718</text:p>
              </table:table-cell>
              <table:table-cell office:value-type="float" office:value="340.199">
                <text:p>340.199</text:p>
              </table:table-cell>
              <table:table-cell office:value-type="float" office:value="687.227">
                <text:p>687.2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7.155">
                <text:p>137.155</text:p>
              </table:table-cell>
              <table:table-cell office:value-type="float" office:value="341.383">
                <text:p>341.383</text:p>
              </table:table-cell>
              <table:table-cell office:value-type="float" office:value="687.996">
                <text:p>687.9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7.592">
                <text:p>137.592</text:p>
              </table:table-cell>
              <table:table-cell office:value-type="float" office:value="342.567">
                <text:p>342.567</text:p>
              </table:table-cell>
              <table:table-cell office:value-type="float" office:value="688.764">
                <text:p>688.7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8.029">
                <text:p>138.029</text:p>
              </table:table-cell>
              <table:table-cell office:value-type="float" office:value="343.749">
                <text:p>343.749</text:p>
              </table:table-cell>
              <table:table-cell office:value-type="float" office:value="689.53">
                <text:p>689.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8.466">
                <text:p>138.466</text:p>
              </table:table-cell>
              <table:table-cell office:value-type="float" office:value="344.931">
                <text:p>344.931</text:p>
              </table:table-cell>
              <table:table-cell office:value-type="float" office:value="690.295">
                <text:p>690.2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.902">
                <text:p>138.902</text:p>
              </table:table-cell>
              <table:table-cell office:value-type="float" office:value="346.111">
                <text:p>346.111</text:p>
              </table:table-cell>
              <table:table-cell office:value-type="float" office:value="691.059">
                <text:p>691.0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9.339">
                <text:p>139.339</text:p>
              </table:table-cell>
              <table:table-cell office:value-type="float" office:value="347.291">
                <text:p>347.291</text:p>
              </table:table-cell>
              <table:table-cell office:value-type="float" office:value="691.821">
                <text:p>691.8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9.776">
                <text:p>139.776</text:p>
              </table:table-cell>
              <table:table-cell office:value-type="float" office:value="348.47">
                <text:p>348.47</text:p>
              </table:table-cell>
              <table:table-cell office:value-type="float" office:value="692.581">
                <text:p>692.5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0.213">
                <text:p>140.213</text:p>
              </table:table-cell>
              <table:table-cell office:value-type="float" office:value="349.648">
                <text:p>349.648</text:p>
              </table:table-cell>
              <table:table-cell office:value-type="float" office:value="693.341">
                <text:p>693.3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0.65">
                <text:p>140.65</text:p>
              </table:table-cell>
              <table:table-cell office:value-type="float" office:value="350.825">
                <text:p>350.825</text:p>
              </table:table-cell>
              <table:table-cell office:value-type="float" office:value="694.098">
                <text:p>694.0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1.086">
                <text:p>141.086</text:p>
              </table:table-cell>
              <table:table-cell office:value-type="float" office:value="352.001">
                <text:p>352.001</text:p>
              </table:table-cell>
              <table:table-cell office:value-type="float" office:value="694.855">
                <text:p>694.8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1.523">
                <text:p>141.523</text:p>
              </table:table-cell>
              <table:table-cell office:value-type="float" office:value="353.177">
                <text:p>353.177</text:p>
              </table:table-cell>
              <table:table-cell office:value-type="float" office:value="695.61">
                <text:p>695.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1.96">
                <text:p>141.96</text:p>
              </table:table-cell>
              <table:table-cell office:value-type="float" office:value="354.351">
                <text:p>354.351</text:p>
              </table:table-cell>
              <table:table-cell office:value-type="float" office:value="696.364">
                <text:p>696.3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2.397">
                <text:p>142.397</text:p>
              </table:table-cell>
              <table:table-cell office:value-type="float" office:value="355.524">
                <text:p>355.524</text:p>
              </table:table-cell>
              <table:table-cell office:value-type="float" office:value="697.116">
                <text:p>697.1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2.834">
                <text:p>142.834</text:p>
              </table:table-cell>
              <table:table-cell office:value-type="float" office:value="356.696">
                <text:p>356.696</text:p>
              </table:table-cell>
              <table:table-cell office:value-type="float" office:value="697.867">
                <text:p>697.8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3.27">
                <text:p>143.27</text:p>
              </table:table-cell>
              <table:table-cell office:value-type="float" office:value="357.868">
                <text:p>357.868</text:p>
              </table:table-cell>
              <table:table-cell office:value-type="float" office:value="698.617">
                <text:p>698.6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3.707">
                <text:p>143.707</text:p>
              </table:table-cell>
              <table:table-cell office:value-type="float" office:value="359.038">
                <text:p>359.038</text:p>
              </table:table-cell>
              <table:table-cell office:value-type="float" office:value="699.365">
                <text:p>699.3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4.144">
                <text:p>144.144</text:p>
              </table:table-cell>
              <table:table-cell office:value-type="float" office:value="360.208">
                <text:p>360.208</text:p>
              </table:table-cell>
              <table:table-cell office:value-type="float" office:value="700.112">
                <text:p>700.1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4.581">
                <text:p>144.581</text:p>
              </table:table-cell>
              <table:table-cell office:value-type="float" office:value="361.376">
                <text:p>361.376</text:p>
              </table:table-cell>
              <table:table-cell office:value-type="float" office:value="700.857">
                <text:p>700.8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5.018">
                <text:p>145.018</text:p>
              </table:table-cell>
              <table:table-cell office:value-type="float" office:value="362.543">
                <text:p>362.543</text:p>
              </table:table-cell>
              <table:table-cell office:value-type="float" office:value="701.601">
                <text:p>701.6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5.454">
                <text:p>145.454</text:p>
              </table:table-cell>
              <table:table-cell office:value-type="float" office:value="363.71">
                <text:p>363.71</text:p>
              </table:table-cell>
              <table:table-cell office:value-type="float" office:value="702.344">
                <text:p>702.3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5.891">
                <text:p>145.891</text:p>
              </table:table-cell>
              <table:table-cell office:value-type="float" office:value="364.875">
                <text:p>364.875</text:p>
              </table:table-cell>
              <table:table-cell office:value-type="float" office:value="703.086">
                <text:p>703.0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6.328">
                <text:p>146.328</text:p>
              </table:table-cell>
              <table:table-cell office:value-type="float" office:value="366.04">
                <text:p>366.04</text:p>
              </table:table-cell>
              <table:table-cell office:value-type="float" office:value="703.826">
                <text:p>703.8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6.765">
                <text:p>146.765</text:p>
              </table:table-cell>
              <table:table-cell office:value-type="float" office:value="367.203">
                <text:p>367.203</text:p>
              </table:table-cell>
              <table:table-cell office:value-type="float" office:value="704.565">
                <text:p>704.5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7.202">
                <text:p>147.202</text:p>
              </table:table-cell>
              <table:table-cell office:value-type="float" office:value="368.365">
                <text:p>368.365</text:p>
              </table:table-cell>
              <table:table-cell office:value-type="float" office:value="705.302">
                <text:p>705.3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7.638">
                <text:p>147.638</text:p>
              </table:table-cell>
              <table:table-cell office:value-type="float" office:value="369.526">
                <text:p>369.526</text:p>
              </table:table-cell>
              <table:table-cell office:value-type="float" office:value="706.039">
                <text:p>706.0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8.075">
                <text:p>148.075</text:p>
              </table:table-cell>
              <table:table-cell office:value-type="float" office:value="370.686">
                <text:p>370.686</text:p>
              </table:table-cell>
              <table:table-cell office:value-type="float" office:value="706.773">
                <text:p>706.7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8.512">
                <text:p>148.512</text:p>
              </table:table-cell>
              <table:table-cell office:value-type="float" office:value="371.846">
                <text:p>371.846</text:p>
              </table:table-cell>
              <table:table-cell office:value-type="float" office:value="707.507">
                <text:p>707.5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8.949">
                <text:p>148.949</text:p>
              </table:table-cell>
              <table:table-cell office:value-type="float" office:value="373.004">
                <text:p>373.004</text:p>
              </table:table-cell>
              <table:table-cell office:value-type="float" office:value="708.239">
                <text:p>708.2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9.386">
                <text:p>149.386</text:p>
              </table:table-cell>
              <table:table-cell office:value-type="float" office:value="374.16">
                <text:p>374.16</text:p>
              </table:table-cell>
              <table:table-cell office:value-type="float" office:value="708.97">
                <text:p>708.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9.822">
                <text:p>149.822</text:p>
              </table:table-cell>
              <table:table-cell office:value-type="float" office:value="375.316">
                <text:p>375.316</text:p>
              </table:table-cell>
              <table:table-cell office:value-type="float" office:value="709.7">
                <text:p>709.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0.259">
                <text:p>150.259</text:p>
              </table:table-cell>
              <table:table-cell office:value-type="float" office:value="376.471">
                <text:p>376.471</text:p>
              </table:table-cell>
              <table:table-cell office:value-type="float" office:value="710.429">
                <text:p>710.4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0.696">
                <text:p>150.696</text:p>
              </table:table-cell>
              <table:table-cell office:value-type="float" office:value="377.625">
                <text:p>377.625</text:p>
              </table:table-cell>
              <table:table-cell office:value-type="float" office:value="711.156">
                <text:p>711.1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1.133">
                <text:p>151.133</text:p>
              </table:table-cell>
              <table:table-cell office:value-type="float" office:value="378.777">
                <text:p>378.777</text:p>
              </table:table-cell>
              <table:table-cell office:value-type="float" office:value="711.882">
                <text:p>711.8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1.57">
                <text:p>151.57</text:p>
              </table:table-cell>
              <table:table-cell office:value-type="float" office:value="379.929">
                <text:p>379.929</text:p>
              </table:table-cell>
              <table:table-cell office:value-type="float" office:value="712.606">
                <text:p>712.6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2.006">
                <text:p>152.006</text:p>
              </table:table-cell>
              <table:table-cell office:value-type="float" office:value="381.079">
                <text:p>381.079</text:p>
              </table:table-cell>
              <table:table-cell office:value-type="float" office:value="713.33">
                <text:p>713.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2.443">
                <text:p>152.443</text:p>
              </table:table-cell>
              <table:table-cell office:value-type="float" office:value="382.228">
                <text:p>382.228</text:p>
              </table:table-cell>
              <table:table-cell office:value-type="float" office:value="714.052">
                <text:p>714.0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2.88">
                <text:p>152.88</text:p>
              </table:table-cell>
              <table:table-cell office:value-type="float" office:value="383.376">
                <text:p>383.376</text:p>
              </table:table-cell>
              <table:table-cell office:value-type="float" office:value="714.773">
                <text:p>714.7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3.317">
                <text:p>153.317</text:p>
              </table:table-cell>
              <table:table-cell office:value-type="float" office:value="384.523">
                <text:p>384.523</text:p>
              </table:table-cell>
              <table:table-cell office:value-type="float" office:value="715.492">
                <text:p>715.4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3.754">
                <text:p>153.754</text:p>
              </table:table-cell>
              <table:table-cell office:value-type="float" office:value="385.669">
                <text:p>385.669</text:p>
              </table:table-cell>
              <table:table-cell office:value-type="float" office:value="716.211">
                <text:p>716.2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4.19">
                <text:p>154.19</text:p>
              </table:table-cell>
              <table:table-cell office:value-type="float" office:value="386.814">
                <text:p>386.814</text:p>
              </table:table-cell>
              <table:table-cell office:value-type="float" office:value="716.928">
                <text:p>716.9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4.627">
                <text:p>154.627</text:p>
              </table:table-cell>
              <table:table-cell office:value-type="float" office:value="387.957">
                <text:p>387.957</text:p>
              </table:table-cell>
              <table:table-cell office:value-type="float" office:value="717.644">
                <text:p>717.6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5.064">
                <text:p>155.064</text:p>
              </table:table-cell>
              <table:table-cell office:value-type="float" office:value="389.1">
                <text:p>389.1</text:p>
              </table:table-cell>
              <table:table-cell office:value-type="float" office:value="718.359">
                <text:p>718.3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5.501">
                <text:p>155.501</text:p>
              </table:table-cell>
              <table:table-cell office:value-type="float" office:value="390.241">
                <text:p>390.241</text:p>
              </table:table-cell>
              <table:table-cell office:value-type="float" office:value="719.072">
                <text:p>719.0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5.938">
                <text:p>155.938</text:p>
              </table:table-cell>
              <table:table-cell office:value-type="float" office:value="391.381">
                <text:p>391.381</text:p>
              </table:table-cell>
              <table:table-cell office:value-type="float" office:value="719.784">
                <text:p>719.7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6.374">
                <text:p>156.374</text:p>
              </table:table-cell>
              <table:table-cell office:value-type="float" office:value="392.52">
                <text:p>392.52</text:p>
              </table:table-cell>
              <table:table-cell office:value-type="float" office:value="720.495">
                <text:p>720.4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6.811">
                <text:p>156.811</text:p>
              </table:table-cell>
              <table:table-cell office:value-type="float" office:value="393.657">
                <text:p>393.657</text:p>
              </table:table-cell>
              <table:table-cell office:value-type="float" office:value="721.205">
                <text:p>721.2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7.248">
                <text:p>157.248</text:p>
              </table:table-cell>
              <table:table-cell office:value-type="float" office:value="394.794">
                <text:p>394.794</text:p>
              </table:table-cell>
              <table:table-cell office:value-type="float" office:value="721.914">
                <text:p>721.9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.685">
                <text:p>157.685</text:p>
              </table:table-cell>
              <table:table-cell office:value-type="float" office:value="395.929">
                <text:p>395.929</text:p>
              </table:table-cell>
              <table:table-cell office:value-type="float" office:value="722.621">
                <text:p>722.6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8.122">
                <text:p>158.122</text:p>
              </table:table-cell>
              <table:table-cell office:value-type="float" office:value="397.063">
                <text:p>397.063</text:p>
              </table:table-cell>
              <table:table-cell office:value-type="float" office:value="723.327">
                <text:p>723.3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8.558">
                <text:p>158.558</text:p>
              </table:table-cell>
              <table:table-cell office:value-type="float" office:value="398.196">
                <text:p>398.196</text:p>
              </table:table-cell>
              <table:table-cell office:value-type="float" office:value="724.032">
                <text:p>724.0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8.995">
                <text:p>158.995</text:p>
              </table:table-cell>
              <table:table-cell office:value-type="float" office:value="399.328">
                <text:p>399.328</text:p>
              </table:table-cell>
              <table:table-cell office:value-type="float" office:value="724.736">
                <text:p>724.7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9.432">
                <text:p>159.432</text:p>
              </table:table-cell>
              <table:table-cell office:value-type="float" office:value="400.459">
                <text:p>400.459</text:p>
              </table:table-cell>
              <table:table-cell office:value-type="float" office:value="725.439">
                <text:p>725.4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9.869">
                <text:p>159.869</text:p>
              </table:table-cell>
              <table:table-cell office:value-type="float" office:value="401.588">
                <text:p>401.588</text:p>
              </table:table-cell>
              <table:table-cell office:value-type="float" office:value="726.14">
                <text:p>726.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0.306">
                <text:p>160.306</text:p>
              </table:table-cell>
              <table:table-cell office:value-type="float" office:value="402.716">
                <text:p>402.716</text:p>
              </table:table-cell>
              <table:table-cell office:value-type="float" office:value="726.84">
                <text:p>726.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0.742">
                <text:p>160.742</text:p>
              </table:table-cell>
              <table:table-cell office:value-type="float" office:value="403.843">
                <text:p>403.843</text:p>
              </table:table-cell>
              <table:table-cell office:value-type="float" office:value="727.539">
                <text:p>727.5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1.179">
                <text:p>161.179</text:p>
              </table:table-cell>
              <table:table-cell office:value-type="float" office:value="404.969">
                <text:p>404.969</text:p>
              </table:table-cell>
              <table:table-cell office:value-type="float" office:value="728.237">
                <text:p>728.2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1.616">
                <text:p>161.616</text:p>
              </table:table-cell>
              <table:table-cell office:value-type="float" office:value="406.093">
                <text:p>406.093</text:p>
              </table:table-cell>
              <table:table-cell office:value-type="float" office:value="728.934">
                <text:p>728.9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2.053">
                <text:p>162.053</text:p>
              </table:table-cell>
              <table:table-cell office:value-type="float" office:value="407.216">
                <text:p>407.216</text:p>
              </table:table-cell>
              <table:table-cell office:value-type="float" office:value="729.63">
                <text:p>729.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2.49">
                <text:p>162.49</text:p>
              </table:table-cell>
              <table:table-cell office:value-type="float" office:value="408.338">
                <text:p>408.338</text:p>
              </table:table-cell>
              <table:table-cell office:value-type="float" office:value="730.324">
                <text:p>730.3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2.926">
                <text:p>162.926</text:p>
              </table:table-cell>
              <table:table-cell office:value-type="float" office:value="409.459">
                <text:p>409.459</text:p>
              </table:table-cell>
              <table:table-cell office:value-type="float" office:value="731.017">
                <text:p>731.0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3.363">
                <text:p>163.363</text:p>
              </table:table-cell>
              <table:table-cell office:value-type="float" office:value="410.579">
                <text:p>410.579</text:p>
              </table:table-cell>
              <table:table-cell office:value-type="float" office:value="731.709">
                <text:p>731.7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3.8">
                <text:p>163.8</text:p>
              </table:table-cell>
              <table:table-cell office:value-type="float" office:value="411.697">
                <text:p>411.697</text:p>
              </table:table-cell>
              <table:table-cell office:value-type="float" office:value="732.4">
                <text:p>732.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4.237">
                <text:p>164.237</text:p>
              </table:table-cell>
              <table:table-cell office:value-type="float" office:value="412.814">
                <text:p>412.814</text:p>
              </table:table-cell>
              <table:table-cell office:value-type="float" office:value="733.09">
                <text:p>733.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4.674">
                <text:p>164.674</text:p>
              </table:table-cell>
              <table:table-cell office:value-type="float" office:value="413.93">
                <text:p>413.93</text:p>
              </table:table-cell>
              <table:table-cell office:value-type="float" office:value="733.779">
                <text:p>733.7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5.11">
                <text:p>165.11</text:p>
              </table:table-cell>
              <table:table-cell office:value-type="float" office:value="415.045">
                <text:p>415.045</text:p>
              </table:table-cell>
              <table:table-cell office:value-type="float" office:value="734.466">
                <text:p>734.4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5.547">
                <text:p>165.547</text:p>
              </table:table-cell>
              <table:table-cell office:value-type="float" office:value="416.158">
                <text:p>416.158</text:p>
              </table:table-cell>
              <table:table-cell office:value-type="float" office:value="735.153">
                <text:p>735.1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5.984">
                <text:p>165.984</text:p>
              </table:table-cell>
              <table:table-cell office:value-type="float" office:value="417.27">
                <text:p>417.27</text:p>
              </table:table-cell>
              <table:table-cell office:value-type="float" office:value="735.838">
                <text:p>735.8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6.421">
                <text:p>166.421</text:p>
              </table:table-cell>
              <table:table-cell office:value-type="float" office:value="418.381">
                <text:p>418.381</text:p>
              </table:table-cell>
              <table:table-cell office:value-type="float" office:value="736.522">
                <text:p>736.5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6.858">
                <text:p>166.858</text:p>
              </table:table-cell>
              <table:table-cell office:value-type="float" office:value="419.49">
                <text:p>419.49</text:p>
              </table:table-cell>
              <table:table-cell office:value-type="float" office:value="737.205">
                <text:p>737.2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7.294">
                <text:p>167.294</text:p>
              </table:table-cell>
              <table:table-cell office:value-type="float" office:value="420.599">
                <text:p>420.599</text:p>
              </table:table-cell>
              <table:table-cell office:value-type="float" office:value="737.887">
                <text:p>737.8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7.731">
                <text:p>167.731</text:p>
              </table:table-cell>
              <table:table-cell office:value-type="float" office:value="421.706">
                <text:p>421.706</text:p>
              </table:table-cell>
              <table:table-cell office:value-type="float" office:value="738.568">
                <text:p>738.5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8.168">
                <text:p>168.168</text:p>
              </table:table-cell>
              <table:table-cell office:value-type="float" office:value="422.811">
                <text:p>422.811</text:p>
              </table:table-cell>
              <table:table-cell office:value-type="float" office:value="739.247">
                <text:p>739.2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8.605">
                <text:p>168.605</text:p>
              </table:table-cell>
              <table:table-cell office:value-type="float" office:value="423.916">
                <text:p>423.916</text:p>
              </table:table-cell>
              <table:table-cell office:value-type="float" office:value="739.926">
                <text:p>739.9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9.042">
                <text:p>169.042</text:p>
              </table:table-cell>
              <table:table-cell office:value-type="float" office:value="425.019">
                <text:p>425.019</text:p>
              </table:table-cell>
              <table:table-cell office:value-type="float" office:value="740.603">
                <text:p>740.6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9.478">
                <text:p>169.478</text:p>
              </table:table-cell>
              <table:table-cell office:value-type="float" office:value="426.121">
                <text:p>426.121</text:p>
              </table:table-cell>
              <table:table-cell office:value-type="float" office:value="741.279">
                <text:p>741.2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9.915">
                <text:p>169.915</text:p>
              </table:table-cell>
              <table:table-cell office:value-type="float" office:value="427.222">
                <text:p>427.222</text:p>
              </table:table-cell>
              <table:table-cell office:value-type="float" office:value="741.955">
                <text:p>741.9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0.352">
                <text:p>170.352</text:p>
              </table:table-cell>
              <table:table-cell office:value-type="float" office:value="428.321">
                <text:p>428.321</text:p>
              </table:table-cell>
              <table:table-cell office:value-type="float" office:value="742.629">
                <text:p>742.6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0.789">
                <text:p>170.789</text:p>
              </table:table-cell>
              <table:table-cell office:value-type="float" office:value="429.419">
                <text:p>429.419</text:p>
              </table:table-cell>
              <table:table-cell office:value-type="float" office:value="743.302">
                <text:p>743.3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1.226">
                <text:p>171.226</text:p>
              </table:table-cell>
              <table:table-cell office:value-type="float" office:value="430.516">
                <text:p>430.516</text:p>
              </table:table-cell>
              <table:table-cell office:value-type="float" office:value="743.974">
                <text:p>743.9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1.662">
                <text:p>171.662</text:p>
              </table:table-cell>
              <table:table-cell office:value-type="float" office:value="431.611">
                <text:p>431.611</text:p>
              </table:table-cell>
              <table:table-cell office:value-type="float" office:value="744.644">
                <text:p>744.6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2.099">
                <text:p>172.099</text:p>
              </table:table-cell>
              <table:table-cell office:value-type="float" office:value="432.705">
                <text:p>432.705</text:p>
              </table:table-cell>
              <table:table-cell office:value-type="float" office:value="745.314">
                <text:p>745.3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2.536">
                <text:p>172.536</text:p>
              </table:table-cell>
              <table:table-cell office:value-type="float" office:value="433.798">
                <text:p>433.798</text:p>
              </table:table-cell>
              <table:table-cell office:value-type="float" office:value="745.983">
                <text:p>745.9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2.973">
                <text:p>172.973</text:p>
              </table:table-cell>
              <table:table-cell office:value-type="float" office:value="434.89">
                <text:p>434.89</text:p>
              </table:table-cell>
              <table:table-cell office:value-type="float" office:value="746.65">
                <text:p>746.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3.41">
                <text:p>173.41</text:p>
              </table:table-cell>
              <table:table-cell office:value-type="float" office:value="435.98">
                <text:p>435.98</text:p>
              </table:table-cell>
              <table:table-cell office:value-type="float" office:value="747.317">
                <text:p>747.3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3.846">
                <text:p>173.846</text:p>
              </table:table-cell>
              <table:table-cell office:value-type="float" office:value="437.069">
                <text:p>437.069</text:p>
              </table:table-cell>
              <table:table-cell office:value-type="float" office:value="747.982">
                <text:p>747.9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4.283">
                <text:p>174.283</text:p>
              </table:table-cell>
              <table:table-cell office:value-type="float" office:value="438.157">
                <text:p>438.157</text:p>
              </table:table-cell>
              <table:table-cell office:value-type="float" office:value="748.646">
                <text:p>748.6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4.72">
                <text:p>174.72</text:p>
              </table:table-cell>
              <table:table-cell office:value-type="float" office:value="439.243">
                <text:p>439.243</text:p>
              </table:table-cell>
              <table:table-cell office:value-type="float" office:value="749.31">
                <text:p>749.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5.157">
                <text:p>175.157</text:p>
              </table:table-cell>
              <table:table-cell office:value-type="float" office:value="440.329">
                <text:p>440.329</text:p>
              </table:table-cell>
              <table:table-cell office:value-type="float" office:value="749.972">
                <text:p>749.9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5.594">
                <text:p>175.594</text:p>
              </table:table-cell>
              <table:table-cell office:value-type="float" office:value="441.412">
                <text:p>441.412</text:p>
              </table:table-cell>
              <table:table-cell office:value-type="float" office:value="750.633">
                <text:p>750.6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6.03">
                <text:p>176.03</text:p>
              </table:table-cell>
              <table:table-cell office:value-type="float" office:value="442.495">
                <text:p>442.495</text:p>
              </table:table-cell>
              <table:table-cell office:value-type="float" office:value="751.293">
                <text:p>751.2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6.467">
                <text:p>176.467</text:p>
              </table:table-cell>
              <table:table-cell office:value-type="float" office:value="443.576">
                <text:p>443.576</text:p>
              </table:table-cell>
              <table:table-cell office:value-type="float" office:value="751.952">
                <text:p>751.9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6.904">
                <text:p>176.904</text:p>
              </table:table-cell>
              <table:table-cell office:value-type="float" office:value="444.656">
                <text:p>444.656</text:p>
              </table:table-cell>
              <table:table-cell office:value-type="float" office:value="752.61">
                <text:p>752.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7.341">
                <text:p>177.341</text:p>
              </table:table-cell>
              <table:table-cell office:value-type="float" office:value="445.734">
                <text:p>445.734</text:p>
              </table:table-cell>
              <table:table-cell office:value-type="float" office:value="753.267">
                <text:p>753.2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7.778">
                <text:p>177.778</text:p>
              </table:table-cell>
              <table:table-cell office:value-type="float" office:value="446.812">
                <text:p>446.812</text:p>
              </table:table-cell>
              <table:table-cell office:value-type="float" office:value="753.923">
                <text:p>753.9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8.214">
                <text:p>178.214</text:p>
              </table:table-cell>
              <table:table-cell office:value-type="float" office:value="447.887">
                <text:p>447.887</text:p>
              </table:table-cell>
              <table:table-cell office:value-type="float" office:value="754.578">
                <text:p>754.5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8.651">
                <text:p>178.651</text:p>
              </table:table-cell>
              <table:table-cell office:value-type="float" office:value="448.962">
                <text:p>448.962</text:p>
              </table:table-cell>
              <table:table-cell office:value-type="float" office:value="755.232">
                <text:p>755.2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9.088">
                <text:p>179.088</text:p>
              </table:table-cell>
              <table:table-cell office:value-type="float" office:value="450.035">
                <text:p>450.035</text:p>
              </table:table-cell>
              <table:table-cell office:value-type="float" office:value="755.884">
                <text:p>755.8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9.525">
                <text:p>179.525</text:p>
              </table:table-cell>
              <table:table-cell office:value-type="float" office:value="451.107">
                <text:p>451.107</text:p>
              </table:table-cell>
              <table:table-cell office:value-type="float" office:value="756.536">
                <text:p>756.5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9.962">
                <text:p>179.962</text:p>
              </table:table-cell>
              <table:table-cell office:value-type="float" office:value="452.178">
                <text:p>452.178</text:p>
              </table:table-cell>
              <table:table-cell office:value-type="float" office:value="757.187">
                <text:p>757.1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0.398">
                <text:p>180.398</text:p>
              </table:table-cell>
              <table:table-cell office:value-type="float" office:value="453.247">
                <text:p>453.247</text:p>
              </table:table-cell>
              <table:table-cell office:value-type="float" office:value="757.836">
                <text:p>757.8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0.835">
                <text:p>180.835</text:p>
              </table:table-cell>
              <table:table-cell office:value-type="float" office:value="454.315">
                <text:p>454.315</text:p>
              </table:table-cell>
              <table:table-cell office:value-type="float" office:value="758.485">
                <text:p>758.4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1.272">
                <text:p>181.272</text:p>
              </table:table-cell>
              <table:table-cell office:value-type="float" office:value="455.382">
                <text:p>455.382</text:p>
              </table:table-cell>
              <table:table-cell office:value-type="float" office:value="759.132">
                <text:p>759.1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1.709">
                <text:p>181.709</text:p>
              </table:table-cell>
              <table:table-cell office:value-type="float" office:value="456.447">
                <text:p>456.447</text:p>
              </table:table-cell>
              <table:table-cell office:value-type="float" office:value="759.779">
                <text:p>759.7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2.146">
                <text:p>182.146</text:p>
              </table:table-cell>
              <table:table-cell office:value-type="float" office:value="457.511">
                <text:p>457.511</text:p>
              </table:table-cell>
              <table:table-cell office:value-type="float" office:value="760.425">
                <text:p>760.4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2.582">
                <text:p>182.582</text:p>
              </table:table-cell>
              <table:table-cell office:value-type="float" office:value="458.574">
                <text:p>458.574</text:p>
              </table:table-cell>
              <table:table-cell office:value-type="float" office:value="761.069">
                <text:p>761.0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3.019">
                <text:p>183.019</text:p>
              </table:table-cell>
              <table:table-cell office:value-type="float" office:value="459.635">
                <text:p>459.635</text:p>
              </table:table-cell>
              <table:table-cell office:value-type="float" office:value="761.713">
                <text:p>761.7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3.456">
                <text:p>183.456</text:p>
              </table:table-cell>
              <table:table-cell office:value-type="float" office:value="460.695">
                <text:p>460.695</text:p>
              </table:table-cell>
              <table:table-cell office:value-type="float" office:value="762.355">
                <text:p>762.3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3.893">
                <text:p>183.893</text:p>
              </table:table-cell>
              <table:table-cell office:value-type="float" office:value="461.754">
                <text:p>461.754</text:p>
              </table:table-cell>
              <table:table-cell office:value-type="float" office:value="762.997">
                <text:p>762.9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84.33">
                <text:p>184.33</text:p>
              </table:table-cell>
              <table:table-cell office:value-type="float" office:value="462.811">
                <text:p>462.811</text:p>
              </table:table-cell>
              <table:table-cell office:value-type="float" office:value="763.637">
                <text:p>763.6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4.766">
                <text:p>184.766</text:p>
              </table:table-cell>
              <table:table-cell office:value-type="float" office:value="463.867">
                <text:p>463.867</text:p>
              </table:table-cell>
              <table:table-cell office:value-type="float" office:value="764.276">
                <text:p>764.2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5.203">
                <text:p>185.203</text:p>
              </table:table-cell>
              <table:table-cell office:value-type="float" office:value="464.922">
                <text:p>464.922</text:p>
              </table:table-cell>
              <table:table-cell office:value-type="float" office:value="764.915">
                <text:p>764.9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5.64">
                <text:p>185.64</text:p>
              </table:table-cell>
              <table:table-cell office:value-type="float" office:value="465.975">
                <text:p>465.975</text:p>
              </table:table-cell>
              <table:table-cell office:value-type="float" office:value="765.552">
                <text:p>765.5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6.077">
                <text:p>186.077</text:p>
              </table:table-cell>
              <table:table-cell office:value-type="float" office:value="467.027">
                <text:p>467.027</text:p>
              </table:table-cell>
              <table:table-cell office:value-type="float" office:value="766.189">
                <text:p>766.1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6.514">
                <text:p>186.514</text:p>
              </table:table-cell>
              <table:table-cell office:value-type="float" office:value="468.078">
                <text:p>468.078</text:p>
              </table:table-cell>
              <table:table-cell office:value-type="float" office:value="766.824">
                <text:p>766.8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6.95">
                <text:p>186.95</text:p>
              </table:table-cell>
              <table:table-cell office:value-type="float" office:value="469.127">
                <text:p>469.127</text:p>
              </table:table-cell>
              <table:table-cell office:value-type="float" office:value="767.459">
                <text:p>767.4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7.387">
                <text:p>187.387</text:p>
              </table:table-cell>
              <table:table-cell office:value-type="float" office:value="470.175">
                <text:p>470.175</text:p>
              </table:table-cell>
              <table:table-cell office:value-type="float" office:value="768.092">
                <text:p>768.0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7.824">
                <text:p>187.824</text:p>
              </table:table-cell>
              <table:table-cell office:value-type="float" office:value="471.222">
                <text:p>471.222</text:p>
              </table:table-cell>
              <table:table-cell office:value-type="float" office:value="768.725">
                <text:p>768.7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8.261">
                <text:p>188.261</text:p>
              </table:table-cell>
              <table:table-cell office:value-type="float" office:value="472.267">
                <text:p>472.267</text:p>
              </table:table-cell>
              <table:table-cell office:value-type="float" office:value="769.356">
                <text:p>769.3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8.698">
                <text:p>188.698</text:p>
              </table:table-cell>
              <table:table-cell office:value-type="float" office:value="473.311">
                <text:p>473.311</text:p>
              </table:table-cell>
              <table:table-cell office:value-type="float" office:value="769.987">
                <text:p>769.9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9.134">
                <text:p>189.134</text:p>
              </table:table-cell>
              <table:table-cell office:value-type="float" office:value="474.354">
                <text:p>474.354</text:p>
              </table:table-cell>
              <table:table-cell office:value-type="float" office:value="770.616">
                <text:p>770.6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9.571">
                <text:p>189.571</text:p>
              </table:table-cell>
              <table:table-cell office:value-type="float" office:value="475.395">
                <text:p>475.395</text:p>
              </table:table-cell>
              <table:table-cell office:value-type="float" office:value="771.245">
                <text:p>771.2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0.008">
                <text:p>190.008</text:p>
              </table:table-cell>
              <table:table-cell office:value-type="float" office:value="476.435">
                <text:p>476.435</text:p>
              </table:table-cell>
              <table:table-cell office:value-type="float" office:value="771.872">
                <text:p>771.8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0.445">
                <text:p>190.445</text:p>
              </table:table-cell>
              <table:table-cell office:value-type="float" office:value="477.473">
                <text:p>477.473</text:p>
              </table:table-cell>
              <table:table-cell office:value-type="float" office:value="772.499">
                <text:p>772.4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0.882">
                <text:p>190.882</text:p>
              </table:table-cell>
              <table:table-cell office:value-type="float" office:value="478.511">
                <text:p>478.511</text:p>
              </table:table-cell>
              <table:table-cell office:value-type="float" office:value="773.124">
                <text:p>773.1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1.318">
                <text:p>191.318</text:p>
              </table:table-cell>
              <table:table-cell office:value-type="float" office:value="479.547">
                <text:p>479.547</text:p>
              </table:table-cell>
              <table:table-cell office:value-type="float" office:value="773.749">
                <text:p>773.7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1.755">
                <text:p>191.755</text:p>
              </table:table-cell>
              <table:table-cell office:value-type="float" office:value="480.581">
                <text:p>480.581</text:p>
              </table:table-cell>
              <table:table-cell office:value-type="float" office:value="774.373">
                <text:p>774.3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2.192">
                <text:p>192.192</text:p>
              </table:table-cell>
              <table:table-cell office:value-type="float" office:value="481.614">
                <text:p>481.614</text:p>
              </table:table-cell>
              <table:table-cell office:value-type="float" office:value="774.996">
                <text:p>774.9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2.629">
                <text:p>192.629</text:p>
              </table:table-cell>
              <table:table-cell office:value-type="float" office:value="482.646">
                <text:p>482.646</text:p>
              </table:table-cell>
              <table:table-cell office:value-type="float" office:value="775.617">
                <text:p>775.6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3.066">
                <text:p>193.066</text:p>
              </table:table-cell>
              <table:table-cell office:value-type="float" office:value="483.677">
                <text:p>483.677</text:p>
              </table:table-cell>
              <table:table-cell office:value-type="float" office:value="776.238">
                <text:p>776.2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3.502">
                <text:p>193.502</text:p>
              </table:table-cell>
              <table:table-cell office:value-type="float" office:value="484.706">
                <text:p>484.706</text:p>
              </table:table-cell>
              <table:table-cell office:value-type="float" office:value="776.858">
                <text:p>776.8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3.939">
                <text:p>193.939</text:p>
              </table:table-cell>
              <table:table-cell office:value-type="float" office:value="485.734">
                <text:p>485.734</text:p>
              </table:table-cell>
              <table:table-cell office:value-type="float" office:value="777.477">
                <text:p>777.4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4.376">
                <text:p>194.376</text:p>
              </table:table-cell>
              <table:table-cell office:value-type="float" office:value="486.761">
                <text:p>486.761</text:p>
              </table:table-cell>
              <table:table-cell office:value-type="float" office:value="778.095">
                <text:p>778.0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4.813">
                <text:p>194.813</text:p>
              </table:table-cell>
              <table:table-cell office:value-type="float" office:value="487.786">
                <text:p>487.786</text:p>
              </table:table-cell>
              <table:table-cell office:value-type="float" office:value="778.712">
                <text:p>778.7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5.25">
                <text:p>195.25</text:p>
              </table:table-cell>
              <table:table-cell office:value-type="float" office:value="488.81">
                <text:p>488.81</text:p>
              </table:table-cell>
              <table:table-cell office:value-type="float" office:value="779.328">
                <text:p>779.3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5.686">
                <text:p>195.686</text:p>
              </table:table-cell>
              <table:table-cell office:value-type="float" office:value="489.832">
                <text:p>489.832</text:p>
              </table:table-cell>
              <table:table-cell office:value-type="float" office:value="779.943">
                <text:p>779.9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6.123">
                <text:p>196.123</text:p>
              </table:table-cell>
              <table:table-cell office:value-type="float" office:value="490.853">
                <text:p>490.853</text:p>
              </table:table-cell>
              <table:table-cell office:value-type="float" office:value="780.557">
                <text:p>780.5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6.56">
                <text:p>196.56</text:p>
              </table:table-cell>
              <table:table-cell office:value-type="float" office:value="491.873">
                <text:p>491.873</text:p>
              </table:table-cell>
              <table:table-cell office:value-type="float" office:value="781.17">
                <text:p>781.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6.997">
                <text:p>196.997</text:p>
              </table:table-cell>
              <table:table-cell office:value-type="float" office:value="492.891">
                <text:p>492.891</text:p>
              </table:table-cell>
              <table:table-cell office:value-type="float" office:value="781.782">
                <text:p>781.7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7.434">
                <text:p>197.434</text:p>
              </table:table-cell>
              <table:table-cell office:value-type="float" office:value="493.909">
                <text:p>493.909</text:p>
              </table:table-cell>
              <table:table-cell office:value-type="float" office:value="782.393">
                <text:p>782.3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7.87">
                <text:p>197.87</text:p>
              </table:table-cell>
              <table:table-cell office:value-type="float" office:value="494.924">
                <text:p>494.924</text:p>
              </table:table-cell>
              <table:table-cell office:value-type="float" office:value="783.004">
                <text:p>783.0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8.307">
                <text:p>198.307</text:p>
              </table:table-cell>
              <table:table-cell office:value-type="float" office:value="495.939">
                <text:p>495.939</text:p>
              </table:table-cell>
              <table:table-cell office:value-type="float" office:value="783.613">
                <text:p>783.6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8.744">
                <text:p>198.744</text:p>
              </table:table-cell>
              <table:table-cell office:value-type="float" office:value="496.952">
                <text:p>496.952</text:p>
              </table:table-cell>
              <table:table-cell office:value-type="float" office:value="784.222">
                <text:p>784.2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9.181">
                <text:p>199.181</text:p>
              </table:table-cell>
              <table:table-cell office:value-type="float" office:value="497.964">
                <text:p>497.964</text:p>
              </table:table-cell>
              <table:table-cell office:value-type="float" office:value="784.829">
                <text:p>784.8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9.618">
                <text:p>199.618</text:p>
              </table:table-cell>
              <table:table-cell office:value-type="float" office:value="498.974">
                <text:p>498.974</text:p>
              </table:table-cell>
              <table:table-cell office:value-type="float" office:value="785.436">
                <text:p>785.4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0.054">
                <text:p>200.054</text:p>
              </table:table-cell>
              <table:table-cell office:value-type="float" office:value="499.983">
                <text:p>499.983</text:p>
              </table:table-cell>
              <table:table-cell office:value-type="float" office:value="786.042">
                <text:p>786.0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0.491">
                <text:p>200.491</text:p>
              </table:table-cell>
              <table:table-cell office:value-type="float" office:value="500.991">
                <text:p>500.991</text:p>
              </table:table-cell>
              <table:table-cell office:value-type="float" office:value="786.646">
                <text:p>786.6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0.928">
                <text:p>200.928</text:p>
              </table:table-cell>
              <table:table-cell office:value-type="float" office:value="501.997">
                <text:p>501.997</text:p>
              </table:table-cell>
              <table:table-cell office:value-type="float" office:value="787.25">
                <text:p>787.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1.365">
                <text:p>201.365</text:p>
              </table:table-cell>
              <table:table-cell office:value-type="float" office:value="503.002">
                <text:p>503.002</text:p>
              </table:table-cell>
              <table:table-cell office:value-type="float" office:value="787.853">
                <text:p>787.8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1.802">
                <text:p>201.802</text:p>
              </table:table-cell>
              <table:table-cell office:value-type="float" office:value="504.006">
                <text:p>504.006</text:p>
              </table:table-cell>
              <table:table-cell office:value-type="float" office:value="788.455">
                <text:p>788.4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2.238">
                <text:p>202.238</text:p>
              </table:table-cell>
              <table:table-cell office:value-type="float" office:value="505.008">
                <text:p>505.008</text:p>
              </table:table-cell>
              <table:table-cell office:value-type="float" office:value="789.056">
                <text:p>789.0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2.675">
                <text:p>202.675</text:p>
              </table:table-cell>
              <table:table-cell office:value-type="float" office:value="506.009">
                <text:p>506.009</text:p>
              </table:table-cell>
              <table:table-cell office:value-type="float" office:value="789.656">
                <text:p>789.6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3.112">
                <text:p>203.112</text:p>
              </table:table-cell>
              <table:table-cell office:value-type="float" office:value="507.009">
                <text:p>507.009</text:p>
              </table:table-cell>
              <table:table-cell office:value-type="float" office:value="790.255">
                <text:p>790.2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3.549">
                <text:p>203.549</text:p>
              </table:table-cell>
              <table:table-cell office:value-type="float" office:value="508.007">
                <text:p>508.007</text:p>
              </table:table-cell>
              <table:table-cell office:value-type="float" office:value="790.854">
                <text:p>790.8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3.986">
                <text:p>203.986</text:p>
              </table:table-cell>
              <table:table-cell office:value-type="float" office:value="509.004">
                <text:p>509.004</text:p>
              </table:table-cell>
              <table:table-cell office:value-type="float" office:value="791.451">
                <text:p>791.4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4.422">
                <text:p>204.422</text:p>
              </table:table-cell>
              <table:table-cell office:value-type="float" office:value="NaN">
                <text:p>NaN</text:p>
              </table:table-cell>
              <table:table-cell office:value-type="float" office:value="792.048">
                <text:p>792.0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4.859">
                <text:p>204.859</text:p>
              </table:table-cell>
              <table:table-cell office:value-type="float" office:value="510.994">
                <text:p>510.994</text:p>
              </table:table-cell>
              <table:table-cell office:value-type="float" office:value="792.643">
                <text:p>792.6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5.296">
                <text:p>205.296</text:p>
              </table:table-cell>
              <table:table-cell office:value-type="float" office:value="511.987">
                <text:p>511.987</text:p>
              </table:table-cell>
              <table:table-cell office:value-type="float" office:value="793.238">
                <text:p>793.2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5.733">
                <text:p>205.733</text:p>
              </table:table-cell>
              <table:table-cell office:value-type="float" office:value="512.979">
                <text:p>512.979</text:p>
              </table:table-cell>
              <table:table-cell office:value-type="float" office:value="793.832">
                <text:p>793.8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6.17">
                <text:p>206.17</text:p>
              </table:table-cell>
              <table:table-cell office:value-type="float" office:value="513.969">
                <text:p>513.969</text:p>
              </table:table-cell>
              <table:table-cell office:value-type="float" office:value="794.425">
                <text:p>794.4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6.606">
                <text:p>206.606</text:p>
              </table:table-cell>
              <table:table-cell office:value-type="float" office:value="514.958">
                <text:p>514.958</text:p>
              </table:table-cell>
              <table:table-cell office:value-type="float" office:value="795.017">
                <text:p>795.0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7.043">
                <text:p>207.043</text:p>
              </table:table-cell>
              <table:table-cell office:value-type="float" office:value="515.946">
                <text:p>515.946</text:p>
              </table:table-cell>
              <table:table-cell office:value-type="float" office:value="795.608">
                <text:p>795.6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7.48">
                <text:p>207.48</text:p>
              </table:table-cell>
              <table:table-cell office:value-type="float" office:value="516.932">
                <text:p>516.932</text:p>
              </table:table-cell>
              <table:table-cell office:value-type="float" office:value="796.198">
                <text:p>796.1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7.917">
                <text:p>207.917</text:p>
              </table:table-cell>
              <table:table-cell office:value-type="float" office:value="517.917">
                <text:p>517.917</text:p>
              </table:table-cell>
              <table:table-cell office:value-type="float" office:value="796.787">
                <text:p>796.7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8.354">
                <text:p>208.354</text:p>
              </table:table-cell>
              <table:table-cell office:value-type="float" office:value="518.901">
                <text:p>518.901</text:p>
              </table:table-cell>
              <table:table-cell office:value-type="float" office:value="797.376">
                <text:p>797.3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8.79">
                <text:p>208.79</text:p>
              </table:table-cell>
              <table:table-cell office:value-type="float" office:value="519.883">
                <text:p>519.883</text:p>
              </table:table-cell>
              <table:table-cell office:value-type="float" office:value="797.963">
                <text:p>797.9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9.227">
                <text:p>209.227</text:p>
              </table:table-cell>
              <table:table-cell office:value-type="float" office:value="520.864">
                <text:p>520.864</text:p>
              </table:table-cell>
              <table:table-cell office:value-type="float" office:value="798.55">
                <text:p>798.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9.664">
                <text:p>209.664</text:p>
              </table:table-cell>
              <table:table-cell office:value-type="float" office:value="521.844">
                <text:p>521.844</text:p>
              </table:table-cell>
              <table:table-cell office:value-type="float" office:value="799.136">
                <text:p>799.1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0.101">
                <text:p>210.101</text:p>
              </table:table-cell>
              <table:table-cell office:value-type="float" office:value="522.822">
                <text:p>522.822</text:p>
              </table:table-cell>
              <table:table-cell office:value-type="float" office:value="799.72">
                <text:p>799.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0.538">
                <text:p>210.538</text:p>
              </table:table-cell>
              <table:table-cell office:value-type="float" office:value="523.799">
                <text:p>523.799</text:p>
              </table:table-cell>
              <table:table-cell office:value-type="float" office:value="800.304">
                <text:p>800.3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10.974">
                <text:p>210.974</text:p>
              </table:table-cell>
              <table:table-cell office:value-type="float" office:value="524.775">
                <text:p>524.775</text:p>
              </table:table-cell>
              <table:table-cell office:value-type="float" office:value="800.887">
                <text:p>800.8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11.411">
                <text:p>211.411</text:p>
              </table:table-cell>
              <table:table-cell office:value-type="float" office:value="525.749">
                <text:p>525.749</text:p>
              </table:table-cell>
              <table:table-cell office:value-type="float" office:value="801.47">
                <text:p>801.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1.848">
                <text:p>211.848</text:p>
              </table:table-cell>
              <table:table-cell office:value-type="float" office:value="526.722">
                <text:p>526.722</text:p>
              </table:table-cell>
              <table:table-cell office:value-type="float" office:value="802.051">
                <text:p>802.0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2.285">
                <text:p>212.285</text:p>
              </table:table-cell>
              <table:table-cell office:value-type="float" office:value="527.694">
                <text:p>527.694</text:p>
              </table:table-cell>
              <table:table-cell office:value-type="float" office:value="802.631">
                <text:p>802.6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12.722">
                <text:p>212.722</text:p>
              </table:table-cell>
              <table:table-cell office:value-type="float" office:value="528.664">
                <text:p>528.664</text:p>
              </table:table-cell>
              <table:table-cell office:value-type="float" office:value="803.211">
                <text:p>803.2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13.158">
                <text:p>213.158</text:p>
              </table:table-cell>
              <table:table-cell office:value-type="float" office:value="529.633">
                <text:p>529.633</text:p>
              </table:table-cell>
              <table:table-cell office:value-type="float" office:value="803.79">
                <text:p>803.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13.595">
                <text:p>213.595</text:p>
              </table:table-cell>
              <table:table-cell office:value-type="float" office:value="530.601">
                <text:p>530.601</text:p>
              </table:table-cell>
              <table:table-cell office:value-type="float" office:value="804.368">
                <text:p>804.3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4.032">
                <text:p>214.032</text:p>
              </table:table-cell>
              <table:table-cell office:value-type="float" office:value="531.567">
                <text:p>531.567</text:p>
              </table:table-cell>
              <table:table-cell office:value-type="float" office:value="804.945">
                <text:p>804.9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14.469">
                <text:p>214.469</text:p>
              </table:table-cell>
              <table:table-cell office:value-type="float" office:value="532.532">
                <text:p>532.532</text:p>
              </table:table-cell>
              <table:table-cell office:value-type="float" office:value="805.521">
                <text:p>805.5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14.906">
                <text:p>214.906</text:p>
              </table:table-cell>
              <table:table-cell office:value-type="float" office:value="533.496">
                <text:p>533.496</text:p>
              </table:table-cell>
              <table:table-cell office:value-type="float" office:value="806.096">
                <text:p>806.0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5.342">
                <text:p>215.342</text:p>
              </table:table-cell>
              <table:table-cell office:value-type="float" office:value="534.459">
                <text:p>534.459</text:p>
              </table:table-cell>
              <table:table-cell office:value-type="float" office:value="806.67">
                <text:p>806.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5.779">
                <text:p>215.779</text:p>
              </table:table-cell>
              <table:table-cell office:value-type="float" office:value="535.42">
                <text:p>535.42</text:p>
              </table:table-cell>
              <table:table-cell office:value-type="float" office:value="807.244">
                <text:p>807.2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6.216">
                <text:p>216.216</text:p>
              </table:table-cell>
              <table:table-cell office:value-type="float" office:value="536.379">
                <text:p>536.379</text:p>
              </table:table-cell>
              <table:table-cell office:value-type="float" office:value="807.816">
                <text:p>807.8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16.653">
                <text:p>216.653</text:p>
              </table:table-cell>
              <table:table-cell office:value-type="float" office:value="537.338">
                <text:p>537.338</text:p>
              </table:table-cell>
              <table:table-cell office:value-type="float" office:value="808.388">
                <text:p>808.3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17.09">
                <text:p>217.09</text:p>
              </table:table-cell>
              <table:table-cell office:value-type="float" office:value="538.295">
                <text:p>538.295</text:p>
              </table:table-cell>
              <table:table-cell office:value-type="float" office:value="808.959">
                <text:p>808.9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7.526">
                <text:p>217.526</text:p>
              </table:table-cell>
              <table:table-cell office:value-type="float" office:value="539.251">
                <text:p>539.251</text:p>
              </table:table-cell>
              <table:table-cell office:value-type="float" office:value="809.529">
                <text:p>809.5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17.963">
                <text:p>217.963</text:p>
              </table:table-cell>
              <table:table-cell office:value-type="float" office:value="540.205">
                <text:p>540.205</text:p>
              </table:table-cell>
              <table:table-cell office:value-type="float" office:value="810.098">
                <text:p>810.0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18.4">
                <text:p>218.4</text:p>
              </table:table-cell>
              <table:table-cell office:value-type="float" office:value="541.158">
                <text:p>541.158</text:p>
              </table:table-cell>
              <table:table-cell office:value-type="float" office:value="810.667">
                <text:p>810.6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18.837">
                <text:p>218.837</text:p>
              </table:table-cell>
              <table:table-cell office:value-type="float" office:value="542.11">
                <text:p>542.11</text:p>
              </table:table-cell>
              <table:table-cell office:value-type="float" office:value="811.234">
                <text:p>811.2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19.274">
                <text:p>219.274</text:p>
              </table:table-cell>
              <table:table-cell office:value-type="float" office:value="543.061">
                <text:p>543.061</text:p>
              </table:table-cell>
              <table:table-cell office:value-type="float" office:value="811.801">
                <text:p>811.8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19.71">
                <text:p>219.71</text:p>
              </table:table-cell>
              <table:table-cell office:value-type="float" office:value="544.01">
                <text:p>544.01</text:p>
              </table:table-cell>
              <table:table-cell office:value-type="float" office:value="812.367">
                <text:p>812.3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0.147">
                <text:p>220.147</text:p>
              </table:table-cell>
              <table:table-cell office:value-type="float" office:value="544.958">
                <text:p>544.958</text:p>
              </table:table-cell>
              <table:table-cell office:value-type="float" office:value="812.932">
                <text:p>812.9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20.584">
                <text:p>220.584</text:p>
              </table:table-cell>
              <table:table-cell office:value-type="float" office:value="545.905">
                <text:p>545.905</text:p>
              </table:table-cell>
              <table:table-cell office:value-type="float" office:value="813.496">
                <text:p>813.4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1.021">
                <text:p>221.021</text:p>
              </table:table-cell>
              <table:table-cell office:value-type="float" office:value="546.85">
                <text:p>546.85</text:p>
              </table:table-cell>
              <table:table-cell office:value-type="float" office:value="814.059">
                <text:p>814.0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21.458">
                <text:p>221.458</text:p>
              </table:table-cell>
              <table:table-cell office:value-type="float" office:value="547.794">
                <text:p>547.794</text:p>
              </table:table-cell>
              <table:table-cell office:value-type="float" office:value="814.621">
                <text:p>814.6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1.894">
                <text:p>221.894</text:p>
              </table:table-cell>
              <table:table-cell office:value-type="float" office:value="548.737">
                <text:p>548.737</text:p>
              </table:table-cell>
              <table:table-cell office:value-type="float" office:value="815.183">
                <text:p>815.1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22.331">
                <text:p>222.331</text:p>
              </table:table-cell>
              <table:table-cell office:value-type="float" office:value="549.678">
                <text:p>549.678</text:p>
              </table:table-cell>
              <table:table-cell office:value-type="float" office:value="815.744">
                <text:p>815.7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22.768">
                <text:p>222.768</text:p>
              </table:table-cell>
              <table:table-cell office:value-type="float" office:value="550.618">
                <text:p>550.618</text:p>
              </table:table-cell>
              <table:table-cell office:value-type="float" office:value="816.304">
                <text:p>816.3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23.205">
                <text:p>223.205</text:p>
              </table:table-cell>
              <table:table-cell office:value-type="float" office:value="551.557">
                <text:p>551.557</text:p>
              </table:table-cell>
              <table:table-cell office:value-type="float" office:value="816.863">
                <text:p>816.8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23.642">
                <text:p>223.642</text:p>
              </table:table-cell>
              <table:table-cell office:value-type="float" office:value="552.494">
                <text:p>552.494</text:p>
              </table:table-cell>
              <table:table-cell office:value-type="float" office:value="817.421">
                <text:p>817.4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24.078">
                <text:p>224.078</text:p>
              </table:table-cell>
              <table:table-cell office:value-type="float" office:value="553.431">
                <text:p>553.431</text:p>
              </table:table-cell>
              <table:table-cell office:value-type="float" office:value="817.978">
                <text:p>817.9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24.515">
                <text:p>224.515</text:p>
              </table:table-cell>
              <table:table-cell office:value-type="float" office:value="554.365">
                <text:p>554.365</text:p>
              </table:table-cell>
              <table:table-cell office:value-type="float" office:value="818.535">
                <text:p>818.53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24.952">
                <text:p>224.952</text:p>
              </table:table-cell>
              <table:table-cell office:value-type="float" office:value="555.299">
                <text:p>555.299</text:p>
              </table:table-cell>
              <table:table-cell office:value-type="float" office:value="819.091">
                <text:p>819.0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5.389">
                <text:p>225.389</text:p>
              </table:table-cell>
              <table:table-cell office:value-type="float" office:value="556.231">
                <text:p>556.231</text:p>
              </table:table-cell>
              <table:table-cell office:value-type="float" office:value="819.645">
                <text:p>819.6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25.826">
                <text:p>225.826</text:p>
              </table:table-cell>
              <table:table-cell office:value-type="float" office:value="557.162">
                <text:p>557.162</text:p>
              </table:table-cell>
              <table:table-cell office:value-type="float" office:value="820.199">
                <text:p>820.1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26.262">
                <text:p>226.262</text:p>
              </table:table-cell>
              <table:table-cell office:value-type="float" office:value="558.092">
                <text:p>558.092</text:p>
              </table:table-cell>
              <table:table-cell office:value-type="float" office:value="820.753">
                <text:p>820.7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26.699">
                <text:p>226.699</text:p>
              </table:table-cell>
              <table:table-cell office:value-type="float" office:value="559.02">
                <text:p>559.02</text:p>
              </table:table-cell>
              <table:table-cell office:value-type="float" office:value="821.305">
                <text:p>821.3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27.136">
                <text:p>227.136</text:p>
              </table:table-cell>
              <table:table-cell office:value-type="float" office:value="559.948">
                <text:p>559.948</text:p>
              </table:table-cell>
              <table:table-cell office:value-type="float" office:value="821.857">
                <text:p>821.8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27.573">
                <text:p>227.573</text:p>
              </table:table-cell>
              <table:table-cell office:value-type="float" office:value="560.873">
                <text:p>560.873</text:p>
              </table:table-cell>
              <table:table-cell office:value-type="float" office:value="822.408">
                <text:p>822.4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28.01">
                <text:p>228.01</text:p>
              </table:table-cell>
              <table:table-cell office:value-type="float" office:value="561.798">
                <text:p>561.798</text:p>
              </table:table-cell>
              <table:table-cell office:value-type="float" office:value="822.958">
                <text:p>822.9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28.446">
                <text:p>228.446</text:p>
              </table:table-cell>
              <table:table-cell office:value-type="float" office:value="562.721">
                <text:p>562.721</text:p>
              </table:table-cell>
              <table:table-cell office:value-type="float" office:value="823.507">
                <text:p>823.5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28.883">
                <text:p>228.883</text:p>
              </table:table-cell>
              <table:table-cell office:value-type="float" office:value="563.643">
                <text:p>563.643</text:p>
              </table:table-cell>
              <table:table-cell office:value-type="float" office:value="824.055">
                <text:p>824.0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29.32">
                <text:p>229.32</text:p>
              </table:table-cell>
              <table:table-cell office:value-type="float" office:value="564.564">
                <text:p>564.564</text:p>
              </table:table-cell>
              <table:table-cell office:value-type="float" office:value="824.603">
                <text:p>824.6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29.757">
                <text:p>229.757</text:p>
              </table:table-cell>
              <table:table-cell office:value-type="float" office:value="565.483">
                <text:p>565.483</text:p>
              </table:table-cell>
              <table:table-cell office:value-type="float" office:value="825.149">
                <text:p>825.14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30.194">
                <text:p>230.194</text:p>
              </table:table-cell>
              <table:table-cell office:value-type="float" office:value="566.401">
                <text:p>566.401</text:p>
              </table:table-cell>
              <table:table-cell office:value-type="float" office:value="825.695">
                <text:p>825.6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30.63">
                <text:p>230.63</text:p>
              </table:table-cell>
              <table:table-cell office:value-type="float" office:value="567.318">
                <text:p>567.318</text:p>
              </table:table-cell>
              <table:table-cell office:value-type="float" office:value="826.24">
                <text:p>826.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31.067">
                <text:p>231.067</text:p>
              </table:table-cell>
              <table:table-cell office:value-type="float" office:value="568.233">
                <text:p>568.233</text:p>
              </table:table-cell>
              <table:table-cell office:value-type="float" office:value="826.784">
                <text:p>826.7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31.504">
                <text:p>231.504</text:p>
              </table:table-cell>
              <table:table-cell office:value-type="float" office:value="569.148">
                <text:p>569.148</text:p>
              </table:table-cell>
              <table:table-cell office:value-type="float" office:value="827.328">
                <text:p>827.3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31.941">
                <text:p>231.941</text:p>
              </table:table-cell>
              <table:table-cell office:value-type="float" office:value="570.06">
                <text:p>570.06</text:p>
              </table:table-cell>
              <table:table-cell office:value-type="float" office:value="827.871">
                <text:p>827.87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32.378">
                <text:p>232.378</text:p>
              </table:table-cell>
              <table:table-cell office:value-type="float" office:value="570.972">
                <text:p>570.972</text:p>
              </table:table-cell>
              <table:table-cell office:value-type="float" office:value="828.412">
                <text:p>828.4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32.814">
                <text:p>232.814</text:p>
              </table:table-cell>
              <table:table-cell office:value-type="float" office:value="571.883">
                <text:p>571.883</text:p>
              </table:table-cell>
              <table:table-cell office:value-type="float" office:value="828.953">
                <text:p>828.9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33.251">
                <text:p>233.251</text:p>
              </table:table-cell>
              <table:table-cell office:value-type="float" office:value="572.792">
                <text:p>572.792</text:p>
              </table:table-cell>
              <table:table-cell office:value-type="float" office:value="829.494">
                <text:p>829.4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33.688">
                <text:p>233.688</text:p>
              </table:table-cell>
              <table:table-cell office:value-type="float" office:value="573.699">
                <text:p>573.699</text:p>
              </table:table-cell>
              <table:table-cell office:value-type="float" office:value="830.033">
                <text:p>830.0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34.125">
                <text:p>234.125</text:p>
              </table:table-cell>
              <table:table-cell office:value-type="float" office:value="574.606">
                <text:p>574.606</text:p>
              </table:table-cell>
              <table:table-cell office:value-type="float" office:value="830.572">
                <text:p>830.5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34.562">
                <text:p>234.562</text:p>
              </table:table-cell>
              <table:table-cell office:value-type="float" office:value="575.511">
                <text:p>575.511</text:p>
              </table:table-cell>
              <table:table-cell office:value-type="float" office:value="831.11">
                <text:p>831.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34.998">
                <text:p>234.998</text:p>
              </table:table-cell>
              <table:table-cell office:value-type="float" office:value="576.415">
                <text:p>576.415</text:p>
              </table:table-cell>
              <table:table-cell office:value-type="float" office:value="831.647">
                <text:p>831.6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35.435">
                <text:p>235.435</text:p>
              </table:table-cell>
              <table:table-cell office:value-type="float" office:value="577.318">
                <text:p>577.318</text:p>
              </table:table-cell>
              <table:table-cell office:value-type="float" office:value="832.183">
                <text:p>832.1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35.872">
                <text:p>235.872</text:p>
              </table:table-cell>
              <table:table-cell office:value-type="float" office:value="578.219">
                <text:p>578.219</text:p>
              </table:table-cell>
              <table:table-cell office:value-type="float" office:value="832.718">
                <text:p>832.7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36.309">
                <text:p>236.309</text:p>
              </table:table-cell>
              <table:table-cell office:value-type="float" office:value="579.12">
                <text:p>579.12</text:p>
              </table:table-cell>
              <table:table-cell office:value-type="float" office:value="833.253">
                <text:p>833.2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36.746">
                <text:p>236.746</text:p>
              </table:table-cell>
              <table:table-cell office:value-type="float" office:value="580.019">
                <text:p>580.019</text:p>
              </table:table-cell>
              <table:table-cell office:value-type="float" office:value="833.787">
                <text:p>833.78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37.182">
                <text:p>237.182</text:p>
              </table:table-cell>
              <table:table-cell office:value-type="float" office:value="580.916">
                <text:p>580.916</text:p>
              </table:table-cell>
              <table:table-cell office:value-type="float" office:value="834.32">
                <text:p>834.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37.619">
                <text:p>237.619</text:p>
              </table:table-cell>
              <table:table-cell office:value-type="float" office:value="581.813">
                <text:p>581.813</text:p>
              </table:table-cell>
              <table:table-cell office:value-type="float" office:value="834.852">
                <text:p>834.8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38.056">
                <text:p>238.056</text:p>
              </table:table-cell>
              <table:table-cell office:value-type="float" office:value="582.708">
                <text:p>582.708</text:p>
              </table:table-cell>
              <table:table-cell office:value-type="float" office:value="835.384">
                <text:p>835.3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38.493">
                <text:p>238.493</text:p>
              </table:table-cell>
              <table:table-cell office:value-type="float" office:value="583.602">
                <text:p>583.602</text:p>
              </table:table-cell>
              <table:table-cell office:value-type="float" office:value="835.914">
                <text:p>835.9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38.93">
                <text:p>238.93</text:p>
              </table:table-cell>
              <table:table-cell office:value-type="float" office:value="584.494">
                <text:p>584.494</text:p>
              </table:table-cell>
              <table:table-cell office:value-type="float" office:value="836.444">
                <text:p>836.4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39.366">
                <text:p>239.366</text:p>
              </table:table-cell>
              <table:table-cell office:value-type="float" office:value="585.386">
                <text:p>585.386</text:p>
              </table:table-cell>
              <table:table-cell office:value-type="float" office:value="836.973">
                <text:p>836.9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39.803">
                <text:p>239.803</text:p>
              </table:table-cell>
              <table:table-cell office:value-type="float" office:value="586.276">
                <text:p>586.276</text:p>
              </table:table-cell>
              <table:table-cell office:value-type="float" office:value="837.502">
                <text:p>837.5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40.24">
                <text:p>240.24</text:p>
              </table:table-cell>
              <table:table-cell office:value-type="float" office:value="587.165">
                <text:p>587.165</text:p>
              </table:table-cell>
              <table:table-cell office:value-type="float" office:value="838.029">
                <text:p>838.02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40.677">
                <text:p>240.677</text:p>
              </table:table-cell>
              <table:table-cell office:value-type="float" office:value="588.052">
                <text:p>588.052</text:p>
              </table:table-cell>
              <table:table-cell office:value-type="float" office:value="838.556">
                <text:p>838.5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41.114">
                <text:p>241.114</text:p>
              </table:table-cell>
              <table:table-cell office:value-type="float" office:value="588.938">
                <text:p>588.938</text:p>
              </table:table-cell>
              <table:table-cell office:value-type="float" office:value="839.082">
                <text:p>839.08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41.55">
                <text:p>241.55</text:p>
              </table:table-cell>
              <table:table-cell office:value-type="float" office:value="589.824">
                <text:p>589.824</text:p>
              </table:table-cell>
              <table:table-cell office:value-type="float" office:value="839.607">
                <text:p>839.6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41.987">
                <text:p>241.987</text:p>
              </table:table-cell>
              <table:table-cell office:value-type="float" office:value="590.707">
                <text:p>590.707</text:p>
              </table:table-cell>
              <table:table-cell office:value-type="float" office:value="840.132">
                <text:p>840.1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42.424">
                <text:p>242.424</text:p>
              </table:table-cell>
              <table:table-cell office:value-type="float" office:value="591.59">
                <text:p>591.59</text:p>
              </table:table-cell>
              <table:table-cell office:value-type="float" office:value="840.656">
                <text:p>840.6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2.861">
                <text:p>242.861</text:p>
              </table:table-cell>
              <table:table-cell office:value-type="float" office:value="592.471">
                <text:p>592.471</text:p>
              </table:table-cell>
              <table:table-cell office:value-type="float" office:value="841.178">
                <text:p>841.1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43.298">
                <text:p>243.298</text:p>
              </table:table-cell>
              <table:table-cell office:value-type="float" office:value="593.351">
                <text:p>593.351</text:p>
              </table:table-cell>
              <table:table-cell office:value-type="float" office:value="841.701">
                <text:p>841.7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43.734">
                <text:p>243.734</text:p>
              </table:table-cell>
              <table:table-cell office:value-type="float" office:value="594.23">
                <text:p>594.23</text:p>
              </table:table-cell>
              <table:table-cell office:value-type="float" office:value="842.222">
                <text:p>842.2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4.171">
                <text:p>244.171</text:p>
              </table:table-cell>
              <table:table-cell office:value-type="float" office:value="595.108">
                <text:p>595.108</text:p>
              </table:table-cell>
              <table:table-cell office:value-type="float" office:value="842.743">
                <text:p>842.7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4.608">
                <text:p>244.608</text:p>
              </table:table-cell>
              <table:table-cell office:value-type="float" office:value="595.984">
                <text:p>595.984</text:p>
              </table:table-cell>
              <table:table-cell office:value-type="float" office:value="843.262">
                <text:p>843.2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5.045">
                <text:p>245.045</text:p>
              </table:table-cell>
              <table:table-cell office:value-type="float" office:value="596.859">
                <text:p>596.859</text:p>
              </table:table-cell>
              <table:table-cell office:value-type="float" office:value="843.781">
                <text:p>843.7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45.482">
                <text:p>245.482</text:p>
              </table:table-cell>
              <table:table-cell office:value-type="float" office:value="597.733">
                <text:p>597.733</text:p>
              </table:table-cell>
              <table:table-cell office:value-type="float" office:value="844.3">
                <text:p>844.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45.918">
                <text:p>245.918</text:p>
              </table:table-cell>
              <table:table-cell office:value-type="float" office:value="598.606">
                <text:p>598.606</text:p>
              </table:table-cell>
              <table:table-cell office:value-type="float" office:value="844.817">
                <text:p>844.8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6.355">
                <text:p>246.355</text:p>
              </table:table-cell>
              <table:table-cell office:value-type="float" office:value="599.477">
                <text:p>599.477</text:p>
              </table:table-cell>
              <table:table-cell office:value-type="float" office:value="845.334">
                <text:p>845.3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46.792">
                <text:p>246.792</text:p>
              </table:table-cell>
              <table:table-cell office:value-type="float" office:value="600.347">
                <text:p>600.347</text:p>
              </table:table-cell>
              <table:table-cell office:value-type="float" office:value="845.85">
                <text:p>845.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47.229">
                <text:p>247.229</text:p>
              </table:table-cell>
              <table:table-cell office:value-type="float" office:value="601.216">
                <text:p>601.216</text:p>
              </table:table-cell>
              <table:table-cell office:value-type="float" office:value="846.365">
                <text:p>846.3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47.666">
                <text:p>247.666</text:p>
              </table:table-cell>
              <table:table-cell office:value-type="float" office:value="602.084">
                <text:p>602.084</text:p>
              </table:table-cell>
              <table:table-cell office:value-type="float" office:value="846.88">
                <text:p>846.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48.102">
                <text:p>248.102</text:p>
              </table:table-cell>
              <table:table-cell office:value-type="float" office:value="602.95">
                <text:p>602.95</text:p>
              </table:table-cell>
              <table:table-cell office:value-type="float" office:value="847.394">
                <text:p>847.39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48.539">
                <text:p>248.539</text:p>
              </table:table-cell>
              <table:table-cell office:value-type="float" office:value="603.815">
                <text:p>603.815</text:p>
              </table:table-cell>
              <table:table-cell office:value-type="float" office:value="847.907">
                <text:p>847.9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48.976">
                <text:p>248.976</text:p>
              </table:table-cell>
              <table:table-cell office:value-type="float" office:value="604.679">
                <text:p>604.679</text:p>
              </table:table-cell>
              <table:table-cell office:value-type="float" office:value="848.419">
                <text:p>848.4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9.413">
                <text:p>249.413</text:p>
              </table:table-cell>
              <table:table-cell office:value-type="float" office:value="605.542">
                <text:p>605.542</text:p>
              </table:table-cell>
              <table:table-cell office:value-type="float" office:value="848.93">
                <text:p>848.9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49.85">
                <text:p>249.85</text:p>
              </table:table-cell>
              <table:table-cell office:value-type="float" office:value="606.404">
                <text:p>606.404</text:p>
              </table:table-cell>
              <table:table-cell office:value-type="float" office:value="849.441">
                <text:p>849.44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0.286">
                <text:p>250.286</text:p>
              </table:table-cell>
              <table:table-cell office:value-type="float" office:value="607.264">
                <text:p>607.264</text:p>
              </table:table-cell>
              <table:table-cell office:value-type="float" office:value="849.951">
                <text:p>849.9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0.723">
                <text:p>250.723</text:p>
              </table:table-cell>
              <table:table-cell office:value-type="float" office:value="608.123">
                <text:p>608.123</text:p>
              </table:table-cell>
              <table:table-cell office:value-type="float" office:value="850.46">
                <text:p>850.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1.16">
                <text:p>251.16</text:p>
              </table:table-cell>
              <table:table-cell office:value-type="float" office:value="608.981">
                <text:p>608.981</text:p>
              </table:table-cell>
              <table:table-cell office:value-type="float" office:value="850.969">
                <text:p>850.9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1.597">
                <text:p>251.597</text:p>
              </table:table-cell>
              <table:table-cell office:value-type="float" office:value="609.838">
                <text:p>609.838</text:p>
              </table:table-cell>
              <table:table-cell office:value-type="float" office:value="851.476">
                <text:p>851.4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2.034">
                <text:p>252.034</text:p>
              </table:table-cell>
              <table:table-cell office:value-type="float" office:value="610.693">
                <text:p>610.693</text:p>
              </table:table-cell>
              <table:table-cell office:value-type="float" office:value="851.983">
                <text:p>851.9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2.47">
                <text:p>252.47</text:p>
              </table:table-cell>
              <table:table-cell office:value-type="float" office:value="611.547">
                <text:p>611.547</text:p>
              </table:table-cell>
              <table:table-cell office:value-type="float" office:value="852.489">
                <text:p>852.4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2.907">
                <text:p>252.907</text:p>
              </table:table-cell>
              <table:table-cell office:value-type="float" office:value="612.4">
                <text:p>612.4</text:p>
              </table:table-cell>
              <table:table-cell office:value-type="float" office:value="852.995">
                <text:p>852.9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3.344">
                <text:p>253.344</text:p>
              </table:table-cell>
              <table:table-cell office:value-type="float" office:value="613.252">
                <text:p>613.252</text:p>
              </table:table-cell>
              <table:table-cell office:value-type="float" office:value="853.5">
                <text:p>853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3.781">
                <text:p>253.781</text:p>
              </table:table-cell>
              <table:table-cell office:value-type="float" office:value="614.103">
                <text:p>614.103</text:p>
              </table:table-cell>
              <table:table-cell office:value-type="float" office:value="854.004">
                <text:p>854.0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4.218">
                <text:p>254.218</text:p>
              </table:table-cell>
              <table:table-cell office:value-type="float" office:value="614.952">
                <text:p>614.952</text:p>
              </table:table-cell>
              <table:table-cell office:value-type="float" office:value="854.507">
                <text:p>854.5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4.654">
                <text:p>254.654</text:p>
              </table:table-cell>
              <table:table-cell office:value-type="float" office:value="615.8">
                <text:p>615.8</text:p>
              </table:table-cell>
              <table:table-cell office:value-type="float" office:value="855.009">
                <text:p>855.0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5.091">
                <text:p>255.091</text:p>
              </table:table-cell>
              <table:table-cell office:value-type="float" office:value="616.647">
                <text:p>616.647</text:p>
              </table:table-cell>
              <table:table-cell office:value-type="float" office:value="855.511">
                <text:p>855.5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5.528">
                <text:p>255.528</text:p>
              </table:table-cell>
              <table:table-cell office:value-type="float" office:value="617.493">
                <text:p>617.493</text:p>
              </table:table-cell>
              <table:table-cell office:value-type="float" office:value="856.012">
                <text:p>856.0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5.965">
                <text:p>255.965</text:p>
              </table:table-cell>
              <table:table-cell office:value-type="float" office:value="618.337">
                <text:p>618.337</text:p>
              </table:table-cell>
              <table:table-cell office:value-type="float" office:value="856.513">
                <text:p>856.5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6.402">
                <text:p>256.402</text:p>
              </table:table-cell>
              <table:table-cell office:value-type="float" office:value="619.181">
                <text:p>619.181</text:p>
              </table:table-cell>
              <table:table-cell office:value-type="float" office:value="857.012">
                <text:p>857.0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56.838">
                <text:p>256.838</text:p>
              </table:table-cell>
              <table:table-cell office:value-type="float" office:value="620.023">
                <text:p>620.023</text:p>
              </table:table-cell>
              <table:table-cell office:value-type="float" office:value="857.511">
                <text:p>857.5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57.275">
                <text:p>257.275</text:p>
              </table:table-cell>
              <table:table-cell office:value-type="float" office:value="620.864">
                <text:p>620.864</text:p>
              </table:table-cell>
              <table:table-cell office:value-type="float" office:value="858.009">
                <text:p>858.0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57.712">
                <text:p>257.712</text:p>
              </table:table-cell>
              <table:table-cell office:value-type="float" office:value="621.703">
                <text:p>621.703</text:p>
              </table:table-cell>
              <table:table-cell office:value-type="float" office:value="858.506">
                <text:p>858.5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8.149">
                <text:p>258.149</text:p>
              </table:table-cell>
              <table:table-cell office:value-type="float" office:value="622.542">
                <text:p>622.542</text:p>
              </table:table-cell>
              <table:table-cell office:value-type="float" office:value="859.003">
                <text:p>859.00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58.586">
                <text:p>258.586</text:p>
              </table:table-cell>
              <table:table-cell office:value-type="float" office:value="623.379">
                <text:p>623.379</text:p>
              </table:table-cell>
              <table:table-cell office:value-type="float" office:value="859.499">
                <text:p>859.4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9.022">
                <text:p>259.022</text:p>
              </table:table-cell>
              <table:table-cell office:value-type="float" office:value="624.215">
                <text:p>624.215</text:p>
              </table:table-cell>
              <table:table-cell office:value-type="float" office:value="859.994">
                <text:p>859.9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9.459">
                <text:p>259.459</text:p>
              </table:table-cell>
              <table:table-cell office:value-type="float" office:value="625.05">
                <text:p>625.05</text:p>
              </table:table-cell>
              <table:table-cell office:value-type="float" office:value="860.489">
                <text:p>860.48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59.896">
                <text:p>259.896</text:p>
              </table:table-cell>
              <table:table-cell office:value-type="float" office:value="625.884">
                <text:p>625.884</text:p>
              </table:table-cell>
              <table:table-cell office:value-type="float" office:value="860.982">
                <text:p>860.98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60.333">
                <text:p>260.333</text:p>
              </table:table-cell>
              <table:table-cell office:value-type="float" office:value="626.717">
                <text:p>626.717</text:p>
              </table:table-cell>
              <table:table-cell office:value-type="float" office:value="861.475">
                <text:p>861.4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0.77">
                <text:p>260.77</text:p>
              </table:table-cell>
              <table:table-cell office:value-type="float" office:value="627.548">
                <text:p>627.548</text:p>
              </table:table-cell>
              <table:table-cell office:value-type="float" office:value="861.968">
                <text:p>861.9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61.206">
                <text:p>261.206</text:p>
              </table:table-cell>
              <table:table-cell office:value-type="float" office:value="628.378">
                <text:p>628.378</text:p>
              </table:table-cell>
              <table:table-cell office:value-type="float" office:value="862.459">
                <text:p>862.45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61.643">
                <text:p>261.643</text:p>
              </table:table-cell>
              <table:table-cell office:value-type="float" office:value="629.207">
                <text:p>629.207</text:p>
              </table:table-cell>
              <table:table-cell office:value-type="float" office:value="862.95">
                <text:p>862.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62.08">
                <text:p>262.08</text:p>
              </table:table-cell>
              <table:table-cell office:value-type="float" office:value="630.035">
                <text:p>630.035</text:p>
              </table:table-cell>
              <table:table-cell office:value-type="float" office:value="863.44">
                <text:p>863.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62.517">
                <text:p>262.517</text:p>
              </table:table-cell>
              <table:table-cell office:value-type="float" office:value="630.861">
                <text:p>630.861</text:p>
              </table:table-cell>
              <table:table-cell office:value-type="float" office:value="863.929">
                <text:p>863.92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2.954">
                <text:p>262.954</text:p>
              </table:table-cell>
              <table:table-cell office:value-type="float" office:value="631.687">
                <text:p>631.687</text:p>
              </table:table-cell>
              <table:table-cell office:value-type="float" office:value="864.418">
                <text:p>864.4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63.39">
                <text:p>263.39</text:p>
              </table:table-cell>
              <table:table-cell office:value-type="float" office:value="632.511">
                <text:p>632.511</text:p>
              </table:table-cell>
              <table:table-cell office:value-type="float" office:value="864.906">
                <text:p>864.9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63.827">
                <text:p>263.827</text:p>
              </table:table-cell>
              <table:table-cell office:value-type="float" office:value="633.334">
                <text:p>633.334</text:p>
              </table:table-cell>
              <table:table-cell office:value-type="float" office:value="865.393">
                <text:p>865.39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64.264">
                <text:p>264.264</text:p>
              </table:table-cell>
              <table:table-cell office:value-type="float" office:value="634.156">
                <text:p>634.156</text:p>
              </table:table-cell>
              <table:table-cell office:value-type="float" office:value="865.88">
                <text:p>865.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64.701">
                <text:p>264.701</text:p>
              </table:table-cell>
              <table:table-cell office:value-type="float" office:value="634.977">
                <text:p>634.977</text:p>
              </table:table-cell>
              <table:table-cell office:value-type="float" office:value="866.366">
                <text:p>866.36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5.138">
                <text:p>265.138</text:p>
              </table:table-cell>
              <table:table-cell office:value-type="float" office:value="635.796">
                <text:p>635.796</text:p>
              </table:table-cell>
              <table:table-cell office:value-type="float" office:value="866.851">
                <text:p>866.85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65.574">
                <text:p>265.574</text:p>
              </table:table-cell>
              <table:table-cell office:value-type="float" office:value="636.615">
                <text:p>636.615</text:p>
              </table:table-cell>
              <table:table-cell office:value-type="float" office:value="867.335">
                <text:p>867.3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66.011">
                <text:p>266.011</text:p>
              </table:table-cell>
              <table:table-cell office:value-type="float" office:value="637.432">
                <text:p>637.432</text:p>
              </table:table-cell>
              <table:table-cell office:value-type="float" office:value="867.819">
                <text:p>867.8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6.448">
                <text:p>266.448</text:p>
              </table:table-cell>
              <table:table-cell office:value-type="float" office:value="638.248">
                <text:p>638.248</text:p>
              </table:table-cell>
              <table:table-cell office:value-type="float" office:value="868.302">
                <text:p>868.30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66.885">
                <text:p>266.885</text:p>
              </table:table-cell>
              <table:table-cell office:value-type="float" office:value="639.063">
                <text:p>639.063</text:p>
              </table:table-cell>
              <table:table-cell office:value-type="float" office:value="868.784">
                <text:p>868.7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67.322">
                <text:p>267.322</text:p>
              </table:table-cell>
              <table:table-cell office:value-type="float" office:value="639.876">
                <text:p>639.876</text:p>
              </table:table-cell>
              <table:table-cell office:value-type="float" office:value="869.266">
                <text:p>869.2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67.758">
                <text:p>267.758</text:p>
              </table:table-cell>
              <table:table-cell office:value-type="float" office:value="640.689">
                <text:p>640.689</text:p>
              </table:table-cell>
              <table:table-cell office:value-type="float" office:value="869.747">
                <text:p>869.74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8.195">
                <text:p>268.195</text:p>
              </table:table-cell>
              <table:table-cell office:value-type="float" office:value="641.5">
                <text:p>641.5</text:p>
              </table:table-cell>
              <table:table-cell office:value-type="float" office:value="870.227">
                <text:p>870.22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68.632">
                <text:p>268.632</text:p>
              </table:table-cell>
              <table:table-cell office:value-type="float" office:value="642.31">
                <text:p>642.31</text:p>
              </table:table-cell>
              <table:table-cell office:value-type="float" office:value="870.706">
                <text:p>870.7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69.069">
                <text:p>269.069</text:p>
              </table:table-cell>
              <table:table-cell office:value-type="float" office:value="643.119">
                <text:p>643.119</text:p>
              </table:table-cell>
              <table:table-cell office:value-type="float" office:value="871.185">
                <text:p>871.18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69.506">
                <text:p>269.506</text:p>
              </table:table-cell>
              <table:table-cell office:value-type="float" office:value="643.927">
                <text:p>643.927</text:p>
              </table:table-cell>
              <table:table-cell office:value-type="float" office:value="871.663">
                <text:p>871.6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69.942">
                <text:p>269.942</text:p>
              </table:table-cell>
              <table:table-cell office:value-type="float" office:value="644.734">
                <text:p>644.734</text:p>
              </table:table-cell>
              <table:table-cell office:value-type="float" office:value="872.14">
                <text:p>872.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70.379">
                <text:p>270.379</text:p>
              </table:table-cell>
              <table:table-cell office:value-type="float" office:value="645.539">
                <text:p>645.539</text:p>
              </table:table-cell>
              <table:table-cell office:value-type="float" office:value="872.617">
                <text:p>872.6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70.816">
                <text:p>270.816</text:p>
              </table:table-cell>
              <table:table-cell office:value-type="float" office:value="646.344">
                <text:p>646.344</text:p>
              </table:table-cell>
              <table:table-cell office:value-type="float" office:value="873.093">
                <text:p>873.0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1.253">
                <text:p>271.253</text:p>
              </table:table-cell>
              <table:table-cell office:value-type="float" office:value="647.147">
                <text:p>647.147</text:p>
              </table:table-cell>
              <table:table-cell office:value-type="float" office:value="873.568">
                <text:p>873.5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71.69">
                <text:p>271.69</text:p>
              </table:table-cell>
              <table:table-cell office:value-type="float" office:value="647.949">
                <text:p>647.949</text:p>
              </table:table-cell>
              <table:table-cell office:value-type="float" office:value="874.043">
                <text:p>874.0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72.126">
                <text:p>272.126</text:p>
              </table:table-cell>
              <table:table-cell office:value-type="float" office:value="648.75">
                <text:p>648.75</text:p>
              </table:table-cell>
              <table:table-cell office:value-type="float" office:value="874.517">
                <text:p>874.5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72.563">
                <text:p>272.563</text:p>
              </table:table-cell>
              <table:table-cell office:value-type="float" office:value="649.55">
                <text:p>649.55</text:p>
              </table:table-cell>
              <table:table-cell office:value-type="float" office:value="874.99">
                <text:p>874.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650.348">
                <text:p>650.348</text:p>
              </table:table-cell>
              <table:table-cell office:value-type="float" office:value="875.462">
                <text:p>875.4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73.437">
                <text:p>273.437</text:p>
              </table:table-cell>
              <table:table-cell office:value-type="float" office:value="651.146">
                <text:p>651.146</text:p>
              </table:table-cell>
              <table:table-cell office:value-type="float" office:value="875.934">
                <text:p>875.9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3.874">
                <text:p>273.874</text:p>
              </table:table-cell>
              <table:table-cell office:value-type="float" office:value="651.942">
                <text:p>651.942</text:p>
              </table:table-cell>
              <table:table-cell office:value-type="float" office:value="876.405">
                <text:p>876.4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74.31">
                <text:p>274.31</text:p>
              </table:table-cell>
              <table:table-cell office:value-type="float" office:value="652.737">
                <text:p>652.737</text:p>
              </table:table-cell>
              <table:table-cell office:value-type="float" office:value="876.876">
                <text:p>876.8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74.747">
                <text:p>274.747</text:p>
              </table:table-cell>
              <table:table-cell office:value-type="float" office:value="653.531">
                <text:p>653.531</text:p>
              </table:table-cell>
              <table:table-cell office:value-type="float" office:value="877.345">
                <text:p>877.3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75.184">
                <text:p>275.184</text:p>
              </table:table-cell>
              <table:table-cell office:value-type="float" office:value="654.324">
                <text:p>654.324</text:p>
              </table:table-cell>
              <table:table-cell office:value-type="float" office:value="877.814">
                <text:p>877.8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75.621">
                <text:p>275.621</text:p>
              </table:table-cell>
              <table:table-cell office:value-type="float" office:value="655.116">
                <text:p>655.116</text:p>
              </table:table-cell>
              <table:table-cell office:value-type="float" office:value="878.283">
                <text:p>878.28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76.058">
                <text:p>276.058</text:p>
              </table:table-cell>
              <table:table-cell office:value-type="float" office:value="655.907">
                <text:p>655.907</text:p>
              </table:table-cell>
              <table:table-cell office:value-type="float" office:value="878.75">
                <text:p>878.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76.494">
                <text:p>276.494</text:p>
              </table:table-cell>
              <table:table-cell office:value-type="float" office:value="656.696">
                <text:p>656.696</text:p>
              </table:table-cell>
              <table:table-cell office:value-type="float" office:value="879.217">
                <text:p>879.2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76.931">
                <text:p>276.931</text:p>
              </table:table-cell>
              <table:table-cell office:value-type="float" office:value="657.485">
                <text:p>657.485</text:p>
              </table:table-cell>
              <table:table-cell office:value-type="float" office:value="879.684">
                <text:p>879.6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77.368">
                <text:p>277.368</text:p>
              </table:table-cell>
              <table:table-cell office:value-type="float" office:value="658.272">
                <text:p>658.272</text:p>
              </table:table-cell>
              <table:table-cell office:value-type="float" office:value="880.149">
                <text:p>880.14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7.805">
                <text:p>277.805</text:p>
              </table:table-cell>
              <table:table-cell office:value-type="float" office:value="659.058">
                <text:p>659.058</text:p>
              </table:table-cell>
              <table:table-cell office:value-type="float" office:value="880.614">
                <text:p>880.6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78.242">
                <text:p>278.242</text:p>
              </table:table-cell>
              <table:table-cell office:value-type="float" office:value="659.843">
                <text:p>659.843</text:p>
              </table:table-cell>
              <table:table-cell office:value-type="float" office:value="881.078">
                <text:p>881.07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78.678">
                <text:p>278.678</text:p>
              </table:table-cell>
              <table:table-cell office:value-type="float" office:value="660.627">
                <text:p>660.627</text:p>
              </table:table-cell>
              <table:table-cell office:value-type="float" office:value="881.542">
                <text:p>881.54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79.115">
                <text:p>279.115</text:p>
              </table:table-cell>
              <table:table-cell office:value-type="float" office:value="661.409">
                <text:p>661.409</text:p>
              </table:table-cell>
              <table:table-cell office:value-type="float" office:value="882.005">
                <text:p>882.0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79.552">
                <text:p>279.552</text:p>
              </table:table-cell>
              <table:table-cell office:value-type="float" office:value="662.191">
                <text:p>662.191</text:p>
              </table:table-cell>
              <table:table-cell office:value-type="float" office:value="882.467">
                <text:p>882.4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79.989">
                <text:p>279.989</text:p>
              </table:table-cell>
              <table:table-cell office:value-type="float" office:value="662.971">
                <text:p>662.971</text:p>
              </table:table-cell>
              <table:table-cell office:value-type="float" office:value="882.929">
                <text:p>882.9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80.426">
                <text:p>280.426</text:p>
              </table:table-cell>
              <table:table-cell office:value-type="float" office:value="663.751">
                <text:p>663.751</text:p>
              </table:table-cell>
              <table:table-cell office:value-type="float" office:value="883.39">
                <text:p>883.3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80.862">
                <text:p>280.862</text:p>
              </table:table-cell>
              <table:table-cell office:value-type="float" office:value="664.529">
                <text:p>664.529</text:p>
              </table:table-cell>
              <table:table-cell office:value-type="float" office:value="883.85">
                <text:p>883.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81.299">
                <text:p>281.299</text:p>
              </table:table-cell>
              <table:table-cell office:value-type="float" office:value="665.306">
                <text:p>665.306</text:p>
              </table:table-cell>
              <table:table-cell office:value-type="float" office:value="884.309">
                <text:p>884.3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81.736">
                <text:p>281.736</text:p>
              </table:table-cell>
              <table:table-cell office:value-type="float" office:value="666.082">
                <text:p>666.082</text:p>
              </table:table-cell>
              <table:table-cell office:value-type="float" office:value="884.768">
                <text:p>884.7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82.173">
                <text:p>282.173</text:p>
              </table:table-cell>
              <table:table-cell office:value-type="float" office:value="666.857">
                <text:p>666.857</text:p>
              </table:table-cell>
              <table:table-cell office:value-type="float" office:value="885.226">
                <text:p>885.2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82.61">
                <text:p>282.61</text:p>
              </table:table-cell>
              <table:table-cell office:value-type="float" office:value="667.631">
                <text:p>667.631</text:p>
              </table:table-cell>
              <table:table-cell office:value-type="float" office:value="885.684">
                <text:p>885.6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83.046">
                <text:p>283.046</text:p>
              </table:table-cell>
              <table:table-cell office:value-type="float" office:value="668.403">
                <text:p>668.403</text:p>
              </table:table-cell>
              <table:table-cell office:value-type="float" office:value="886.141">
                <text:p>886.14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83.483">
                <text:p>283.483</text:p>
              </table:table-cell>
              <table:table-cell office:value-type="float" office:value="669.175">
                <text:p>669.175</text:p>
              </table:table-cell>
              <table:table-cell office:value-type="float" office:value="886.597">
                <text:p>886.5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3.92">
                <text:p>283.92</text:p>
              </table:table-cell>
              <table:table-cell office:value-type="float" office:value="669.945">
                <text:p>669.945</text:p>
              </table:table-cell>
              <table:table-cell office:value-type="float" office:value="887.052">
                <text:p>887.05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4.357">
                <text:p>284.357</text:p>
              </table:table-cell>
              <table:table-cell office:value-type="float" office:value="670.714">
                <text:p>670.714</text:p>
              </table:table-cell>
              <table:table-cell office:value-type="float" office:value="887.507">
                <text:p>887.50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4.794">
                <text:p>284.794</text:p>
              </table:table-cell>
              <table:table-cell office:value-type="float" office:value="671.483">
                <text:p>671.483</text:p>
              </table:table-cell>
              <table:table-cell office:value-type="float" office:value="887.961">
                <text:p>887.96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5.23">
                <text:p>285.23</text:p>
              </table:table-cell>
              <table:table-cell office:value-type="float" office:value="672.25">
                <text:p>672.25</text:p>
              </table:table-cell>
              <table:table-cell office:value-type="float" office:value="888.415">
                <text:p>888.4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5.667">
                <text:p>285.667</text:p>
              </table:table-cell>
              <table:table-cell office:value-type="float" office:value="673.016">
                <text:p>673.016</text:p>
              </table:table-cell>
              <table:table-cell office:value-type="float" office:value="888.868">
                <text:p>888.8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6.104">
                <text:p>286.104</text:p>
              </table:table-cell>
              <table:table-cell office:value-type="float" office:value="673.78">
                <text:p>673.78</text:p>
              </table:table-cell>
              <table:table-cell office:value-type="float" office:value="889.32">
                <text:p>889.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6.541">
                <text:p>286.541</text:p>
              </table:table-cell>
              <table:table-cell office:value-type="float" office:value="674.544">
                <text:p>674.544</text:p>
              </table:table-cell>
              <table:table-cell office:value-type="float" office:value="889.771">
                <text:p>889.7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6.978">
                <text:p>286.978</text:p>
              </table:table-cell>
              <table:table-cell office:value-type="float" office:value="675.307">
                <text:p>675.307</text:p>
              </table:table-cell>
              <table:table-cell office:value-type="float" office:value="890.222">
                <text:p>890.2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7.414">
                <text:p>287.414</text:p>
              </table:table-cell>
              <table:table-cell office:value-type="float" office:value="676.068">
                <text:p>676.068</text:p>
              </table:table-cell>
              <table:table-cell office:value-type="float" office:value="890.673">
                <text:p>890.6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7.851">
                <text:p>287.851</text:p>
              </table:table-cell>
              <table:table-cell office:value-type="float" office:value="676.829">
                <text:p>676.829</text:p>
              </table:table-cell>
              <table:table-cell office:value-type="float" office:value="891.122">
                <text:p>891.1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88.288">
                <text:p>288.288</text:p>
              </table:table-cell>
              <table:table-cell office:value-type="float" office:value="677.588">
                <text:p>677.588</text:p>
              </table:table-cell>
              <table:table-cell office:value-type="float" office:value="891.571">
                <text:p>891.57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88.725">
                <text:p>288.725</text:p>
              </table:table-cell>
              <table:table-cell office:value-type="float" office:value="678.346">
                <text:p>678.346</text:p>
              </table:table-cell>
              <table:table-cell office:value-type="float" office:value="892.019">
                <text:p>892.0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89.162">
                <text:p>289.162</text:p>
              </table:table-cell>
              <table:table-cell office:value-type="float" office:value="679.104">
                <text:p>679.104</text:p>
              </table:table-cell>
              <table:table-cell office:value-type="float" office:value="892.467">
                <text:p>892.4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9.598">
                <text:p>289.598</text:p>
              </table:table-cell>
              <table:table-cell office:value-type="float" office:value="679.86">
                <text:p>679.86</text:p>
              </table:table-cell>
              <table:table-cell office:value-type="float" office:value="892.914">
                <text:p>892.9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90.035">
                <text:p>290.035</text:p>
              </table:table-cell>
              <table:table-cell office:value-type="float" office:value="680.615">
                <text:p>680.615</text:p>
              </table:table-cell>
              <table:table-cell office:value-type="float" office:value="893.36">
                <text:p>893.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90.472">
                <text:p>290.472</text:p>
              </table:table-cell>
              <table:table-cell office:value-type="float" office:value="681.369">
                <text:p>681.369</text:p>
              </table:table-cell>
              <table:table-cell office:value-type="float" office:value="893.806">
                <text:p>893.80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90.909">
                <text:p>290.909</text:p>
              </table:table-cell>
              <table:table-cell office:value-type="float" office:value="682.121">
                <text:p>682.121</text:p>
              </table:table-cell>
              <table:table-cell office:value-type="float" office:value="894.251">
                <text:p>894.2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91.346">
                <text:p>291.346</text:p>
              </table:table-cell>
              <table:table-cell office:value-type="float" office:value="682.873">
                <text:p>682.873</text:p>
              </table:table-cell>
              <table:table-cell office:value-type="float" office:value="894.695">
                <text:p>894.69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91.782">
                <text:p>291.782</text:p>
              </table:table-cell>
              <table:table-cell office:value-type="float" office:value="683.624">
                <text:p>683.624</text:p>
              </table:table-cell>
              <table:table-cell office:value-type="float" office:value="895.139">
                <text:p>895.1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92.219">
                <text:p>292.219</text:p>
              </table:table-cell>
              <table:table-cell office:value-type="float" office:value="684.373">
                <text:p>684.373</text:p>
              </table:table-cell>
              <table:table-cell office:value-type="float" office:value="895.582">
                <text:p>895.58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2.656">
                <text:p>292.656</text:p>
              </table:table-cell>
              <table:table-cell office:value-type="float" office:value="685.122">
                <text:p>685.122</text:p>
              </table:table-cell>
              <table:table-cell office:value-type="float" office:value="896.024">
                <text:p>896.0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93.093">
                <text:p>293.093</text:p>
              </table:table-cell>
              <table:table-cell office:value-type="float" office:value="685.869">
                <text:p>685.869</text:p>
              </table:table-cell>
              <table:table-cell office:value-type="float" office:value="896.466">
                <text:p>896.46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93.53">
                <text:p>293.53</text:p>
              </table:table-cell>
              <table:table-cell office:value-type="float" office:value="686.616">
                <text:p>686.616</text:p>
              </table:table-cell>
              <table:table-cell office:value-type="float" office:value="896.907">
                <text:p>896.9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93.966">
                <text:p>293.966</text:p>
              </table:table-cell>
              <table:table-cell office:value-type="float" office:value="687.361">
                <text:p>687.361</text:p>
              </table:table-cell>
              <table:table-cell office:value-type="float" office:value="897.348">
                <text:p>897.3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94.403">
                <text:p>294.403</text:p>
              </table:table-cell>
              <table:table-cell office:value-type="float" office:value="688.105">
                <text:p>688.105</text:p>
              </table:table-cell>
              <table:table-cell office:value-type="float" office:value="897.787">
                <text:p>897.7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94.84">
                <text:p>294.84</text:p>
              </table:table-cell>
              <table:table-cell office:value-type="float" office:value="688.848">
                <text:p>688.848</text:p>
              </table:table-cell>
              <table:table-cell office:value-type="float" office:value="898.227">
                <text:p>898.2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95.277">
                <text:p>295.277</text:p>
              </table:table-cell>
              <table:table-cell office:value-type="float" office:value="689.59">
                <text:p>689.59</text:p>
              </table:table-cell>
              <table:table-cell office:value-type="float" office:value="898.665">
                <text:p>898.66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5.714">
                <text:p>295.714</text:p>
              </table:table-cell>
              <table:table-cell office:value-type="float" office:value="690.331">
                <text:p>690.331</text:p>
              </table:table-cell>
              <table:table-cell office:value-type="float" office:value="899.103">
                <text:p>899.10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96.15">
                <text:p>296.15</text:p>
              </table:table-cell>
              <table:table-cell office:value-type="float" office:value="691.071">
                <text:p>691.071</text:p>
              </table:table-cell>
              <table:table-cell office:value-type="float" office:value="899.54">
                <text:p>899.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6.587">
                <text:p>296.587</text:p>
              </table:table-cell>
              <table:table-cell office:value-type="float" office:value="691.81">
                <text:p>691.81</text:p>
              </table:table-cell>
              <table:table-cell office:value-type="float" office:value="899.977">
                <text:p>899.9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97.024">
                <text:p>297.024</text:p>
              </table:table-cell>
              <table:table-cell office:value-type="float" office:value="692.548">
                <text:p>692.548</text:p>
              </table:table-cell>
              <table:table-cell office:value-type="float" office:value="900.413">
                <text:p>900.4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97.461">
                <text:p>297.461</text:p>
              </table:table-cell>
              <table:table-cell office:value-type="float" office:value="693.284">
                <text:p>693.284</text:p>
              </table:table-cell>
              <table:table-cell office:value-type="float" office:value="900.848">
                <text:p>900.84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7.898">
                <text:p>297.898</text:p>
              </table:table-cell>
              <table:table-cell office:value-type="float" office:value="694.02">
                <text:p>694.02</text:p>
              </table:table-cell>
              <table:table-cell office:value-type="float" office:value="901.283">
                <text:p>901.2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98.334">
                <text:p>298.334</text:p>
              </table:table-cell>
              <table:table-cell office:value-type="float" office:value="694.754">
                <text:p>694.754</text:p>
              </table:table-cell>
              <table:table-cell office:value-type="float" office:value="901.717">
                <text:p>901.7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98.771">
                <text:p>298.771</text:p>
              </table:table-cell>
              <table:table-cell office:value-type="float" office:value="695.488">
                <text:p>695.488</text:p>
              </table:table-cell>
              <table:table-cell office:value-type="float" office:value="902.151">
                <text:p>902.1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99.208">
                <text:p>299.208</text:p>
              </table:table-cell>
              <table:table-cell office:value-type="float" office:value="696.22">
                <text:p>696.22</text:p>
              </table:table-cell>
              <table:table-cell office:value-type="float" office:value="902.583">
                <text:p>902.5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99.645">
                <text:p>299.645</text:p>
              </table:table-cell>
              <table:table-cell office:value-type="float" office:value="696.952">
                <text:p>696.952</text:p>
              </table:table-cell>
              <table:table-cell office:value-type="float" office:value="903.016">
                <text:p>903.0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00.082">
                <text:p>300.082</text:p>
              </table:table-cell>
              <table:table-cell office:value-type="float" office:value="697.682">
                <text:p>697.682</text:p>
              </table:table-cell>
              <table:table-cell office:value-type="float" office:value="903.447">
                <text:p>903.4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00.518">
                <text:p>300.518</text:p>
              </table:table-cell>
              <table:table-cell office:value-type="float" office:value="698.411">
                <text:p>698.411</text:p>
              </table:table-cell>
              <table:table-cell office:value-type="float" office:value="903.878">
                <text:p>903.8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00.955">
                <text:p>300.955</text:p>
              </table:table-cell>
              <table:table-cell office:value-type="float" office:value="699.139">
                <text:p>699.139</text:p>
              </table:table-cell>
              <table:table-cell office:value-type="float" office:value="904.308">
                <text:p>904.3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01.392">
                <text:p>301.392</text:p>
              </table:table-cell>
              <table:table-cell office:value-type="float" office:value="699.867">
                <text:p>699.867</text:p>
              </table:table-cell>
              <table:table-cell office:value-type="float" office:value="904.738">
                <text:p>904.73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1.829">
                <text:p>301.829</text:p>
              </table:table-cell>
              <table:table-cell office:value-type="float" office:value="700.593">
                <text:p>700.593</text:p>
              </table:table-cell>
              <table:table-cell office:value-type="float" office:value="905.167">
                <text:p>905.1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02.266">
                <text:p>302.266</text:p>
              </table:table-cell>
              <table:table-cell office:value-type="float" office:value="701.318">
                <text:p>701.318</text:p>
              </table:table-cell>
              <table:table-cell office:value-type="float" office:value="905.596">
                <text:p>905.5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02.702">
                <text:p>302.702</text:p>
              </table:table-cell>
              <table:table-cell office:value-type="float" office:value="702.042">
                <text:p>702.042</text:p>
              </table:table-cell>
              <table:table-cell office:value-type="float" office:value="906.023">
                <text:p>906.0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03.139">
                <text:p>303.139</text:p>
              </table:table-cell>
              <table:table-cell office:value-type="float" office:value="702.765">
                <text:p>702.765</text:p>
              </table:table-cell>
              <table:table-cell office:value-type="float" office:value="906.451">
                <text:p>906.4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03.576">
                <text:p>303.576</text:p>
              </table:table-cell>
              <table:table-cell office:value-type="float" office:value="703.487">
                <text:p>703.487</text:p>
              </table:table-cell>
              <table:table-cell office:value-type="float" office:value="906.877">
                <text:p>906.87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04.013">
                <text:p>304.013</text:p>
              </table:table-cell>
              <table:table-cell office:value-type="float" office:value="704.208">
                <text:p>704.208</text:p>
              </table:table-cell>
              <table:table-cell office:value-type="float" office:value="907.303">
                <text:p>907.30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04.45">
                <text:p>304.45</text:p>
              </table:table-cell>
              <table:table-cell office:value-type="float" office:value="704.927">
                <text:p>704.927</text:p>
              </table:table-cell>
              <table:table-cell office:value-type="float" office:value="907.728">
                <text:p>907.7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04.886">
                <text:p>304.886</text:p>
              </table:table-cell>
              <table:table-cell office:value-type="float" office:value="705.646">
                <text:p>705.646</text:p>
              </table:table-cell>
              <table:table-cell office:value-type="float" office:value="908.153">
                <text:p>908.1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05.323">
                <text:p>305.323</text:p>
              </table:table-cell>
              <table:table-cell office:value-type="float" office:value="706.364">
                <text:p>706.364</text:p>
              </table:table-cell>
              <table:table-cell office:value-type="float" office:value="908.577">
                <text:p>908.5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05.76">
                <text:p>305.76</text:p>
              </table:table-cell>
              <table:table-cell office:value-type="float" office:value="707.081">
                <text:p>707.081</text:p>
              </table:table-cell>
              <table:table-cell office:value-type="float" office:value="909.001">
                <text:p>909.0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06.197">
                <text:p>306.197</text:p>
              </table:table-cell>
              <table:table-cell office:value-type="float" office:value="707.796">
                <text:p>707.796</text:p>
              </table:table-cell>
              <table:table-cell office:value-type="float" office:value="909.423">
                <text:p>909.4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06.634">
                <text:p>306.634</text:p>
              </table:table-cell>
              <table:table-cell office:value-type="float" office:value="708.511">
                <text:p>708.511</text:p>
              </table:table-cell>
              <table:table-cell office:value-type="float" office:value="909.846">
                <text:p>909.8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07.07">
                <text:p>307.07</text:p>
              </table:table-cell>
              <table:table-cell office:value-type="float" office:value="709.225">
                <text:p>709.225</text:p>
              </table:table-cell>
              <table:table-cell office:value-type="float" office:value="910.267">
                <text:p>910.2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07.507">
                <text:p>307.507</text:p>
              </table:table-cell>
              <table:table-cell office:value-type="float" office:value="709.937">
                <text:p>709.937</text:p>
              </table:table-cell>
              <table:table-cell office:value-type="float" office:value="910.688">
                <text:p>910.68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07.944">
                <text:p>307.944</text:p>
              </table:table-cell>
              <table:table-cell office:value-type="float" office:value="710.649">
                <text:p>710.649</text:p>
              </table:table-cell>
              <table:table-cell office:value-type="float" office:value="911.109">
                <text:p>911.1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08.381">
                <text:p>308.381</text:p>
              </table:table-cell>
              <table:table-cell office:value-type="float" office:value="711.359">
                <text:p>711.359</text:p>
              </table:table-cell>
              <table:table-cell office:value-type="float" office:value="911.528">
                <text:p>911.5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08.818">
                <text:p>308.818</text:p>
              </table:table-cell>
              <table:table-cell office:value-type="float" office:value="712.069">
                <text:p>712.069</text:p>
              </table:table-cell>
              <table:table-cell office:value-type="float" office:value="911.948">
                <text:p>911.94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09.254">
                <text:p>309.254</text:p>
              </table:table-cell>
              <table:table-cell office:value-type="float" office:value="712.777">
                <text:p>712.777</text:p>
              </table:table-cell>
              <table:table-cell office:value-type="float" office:value="912.366">
                <text:p>912.3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09.691">
                <text:p>309.691</text:p>
              </table:table-cell>
              <table:table-cell office:value-type="float" office:value="713.485">
                <text:p>713.485</text:p>
              </table:table-cell>
              <table:table-cell office:value-type="float" office:value="912.784">
                <text:p>912.78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10.128">
                <text:p>310.128</text:p>
              </table:table-cell>
              <table:table-cell office:value-type="float" office:value="714.191">
                <text:p>714.191</text:p>
              </table:table-cell>
              <table:table-cell office:value-type="float" office:value="913.201">
                <text:p>913.2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10.565">
                <text:p>310.565</text:p>
              </table:table-cell>
              <table:table-cell office:value-type="float" office:value="714.896">
                <text:p>714.896</text:p>
              </table:table-cell>
              <table:table-cell office:value-type="float" office:value="913.618">
                <text:p>913.6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11.002">
                <text:p>311.002</text:p>
              </table:table-cell>
              <table:table-cell office:value-type="float" office:value="715.601">
                <text:p>715.601</text:p>
              </table:table-cell>
              <table:table-cell office:value-type="float" office:value="914.034">
                <text:p>914.03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11.438">
                <text:p>311.438</text:p>
              </table:table-cell>
              <table:table-cell office:value-type="float" office:value="716.304">
                <text:p>716.304</text:p>
              </table:table-cell>
              <table:table-cell office:value-type="float" office:value="914.45">
                <text:p>914.4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11.875">
                <text:p>311.875</text:p>
              </table:table-cell>
              <table:table-cell office:value-type="float" office:value="717.006">
                <text:p>717.006</text:p>
              </table:table-cell>
              <table:table-cell office:value-type="float" office:value="914.865">
                <text:p>914.8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12.312">
                <text:p>312.312</text:p>
              </table:table-cell>
              <table:table-cell office:value-type="float" office:value="717.708">
                <text:p>717.708</text:p>
              </table:table-cell>
              <table:table-cell office:value-type="float" office:value="915.279">
                <text:p>915.2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12.749">
                <text:p>312.749</text:p>
              </table:table-cell>
              <table:table-cell office:value-type="float" office:value="718.408">
                <text:p>718.408</text:p>
              </table:table-cell>
              <table:table-cell office:value-type="float" office:value="915.693">
                <text:p>915.6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13.186">
                <text:p>313.186</text:p>
              </table:table-cell>
              <table:table-cell office:value-type="float" office:value="719.107">
                <text:p>719.107</text:p>
              </table:table-cell>
              <table:table-cell office:value-type="float" office:value="916.106">
                <text:p>916.1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13.622">
                <text:p>313.622</text:p>
              </table:table-cell>
              <table:table-cell office:value-type="float" office:value="719.806">
                <text:p>719.806</text:p>
              </table:table-cell>
              <table:table-cell office:value-type="float" office:value="916.518">
                <text:p>916.5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14.059">
                <text:p>314.059</text:p>
              </table:table-cell>
              <table:table-cell office:value-type="float" office:value="720.503">
                <text:p>720.503</text:p>
              </table:table-cell>
              <table:table-cell office:value-type="float" office:value="916.93">
                <text:p>916.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14.496">
                <text:p>314.496</text:p>
              </table:table-cell>
              <table:table-cell office:value-type="float" office:value="721.199">
                <text:p>721.199</text:p>
              </table:table-cell>
              <table:table-cell office:value-type="float" office:value="917.341">
                <text:p>917.34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14.933">
                <text:p>314.933</text:p>
              </table:table-cell>
              <table:table-cell office:value-type="float" office:value="721.894">
                <text:p>721.894</text:p>
              </table:table-cell>
              <table:table-cell office:value-type="float" office:value="917.752">
                <text:p>917.7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5.37">
                <text:p>315.37</text:p>
              </table:table-cell>
              <table:table-cell office:value-type="float" office:value="722.589">
                <text:p>722.589</text:p>
              </table:table-cell>
              <table:table-cell office:value-type="float" office:value="918.162">
                <text:p>918.1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15.806">
                <text:p>315.806</text:p>
              </table:table-cell>
              <table:table-cell office:value-type="float" office:value="723.282">
                <text:p>723.282</text:p>
              </table:table-cell>
              <table:table-cell office:value-type="float" office:value="918.572">
                <text:p>918.57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16.243">
                <text:p>316.243</text:p>
              </table:table-cell>
              <table:table-cell office:value-type="float" office:value="723.974">
                <text:p>723.974</text:p>
              </table:table-cell>
              <table:table-cell office:value-type="float" office:value="918.981">
                <text:p>918.98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16.68">
                <text:p>316.68</text:p>
              </table:table-cell>
              <table:table-cell office:value-type="float" office:value="724.665">
                <text:p>724.665</text:p>
              </table:table-cell>
              <table:table-cell office:value-type="float" office:value="919.389">
                <text:p>919.38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17.117">
                <text:p>317.117</text:p>
              </table:table-cell>
              <table:table-cell office:value-type="float" office:value="725.356">
                <text:p>725.356</text:p>
              </table:table-cell>
              <table:table-cell office:value-type="float" office:value="919.797">
                <text:p>919.7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17.554">
                <text:p>317.554</text:p>
              </table:table-cell>
              <table:table-cell office:value-type="float" office:value="726.045">
                <text:p>726.045</text:p>
              </table:table-cell>
              <table:table-cell office:value-type="float" office:value="920.204">
                <text:p>920.2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17.99">
                <text:p>317.99</text:p>
              </table:table-cell>
              <table:table-cell office:value-type="float" office:value="726.733">
                <text:p>726.733</text:p>
              </table:table-cell>
              <table:table-cell office:value-type="float" office:value="920.61">
                <text:p>920.6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18.427">
                <text:p>318.427</text:p>
              </table:table-cell>
              <table:table-cell office:value-type="float" office:value="727.42">
                <text:p>727.42</text:p>
              </table:table-cell>
              <table:table-cell office:value-type="float" office:value="921.016">
                <text:p>921.0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8.864">
                <text:p>318.864</text:p>
              </table:table-cell>
              <table:table-cell office:value-type="float" office:value="728.106">
                <text:p>728.106</text:p>
              </table:table-cell>
              <table:table-cell office:value-type="float" office:value="921.422">
                <text:p>921.4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19.301">
                <text:p>319.301</text:p>
              </table:table-cell>
              <table:table-cell office:value-type="float" office:value="728.792">
                <text:p>728.792</text:p>
              </table:table-cell>
              <table:table-cell office:value-type="float" office:value="921.826">
                <text:p>921.8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19.738">
                <text:p>319.738</text:p>
              </table:table-cell>
              <table:table-cell office:value-type="float" office:value="729.476">
                <text:p>729.476</text:p>
              </table:table-cell>
              <table:table-cell office:value-type="float" office:value="922.23">
                <text:p>922.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20.174">
                <text:p>320.174</text:p>
              </table:table-cell>
              <table:table-cell office:value-type="float" office:value="730.159">
                <text:p>730.159</text:p>
              </table:table-cell>
              <table:table-cell office:value-type="float" office:value="922.634">
                <text:p>922.6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20.611">
                <text:p>320.611</text:p>
              </table:table-cell>
              <table:table-cell office:value-type="float" office:value="730.842">
                <text:p>730.842</text:p>
              </table:table-cell>
              <table:table-cell office:value-type="float" office:value="923.037">
                <text:p>923.0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21.048">
                <text:p>321.048</text:p>
              </table:table-cell>
              <table:table-cell office:value-type="float" office:value="731.523">
                <text:p>731.523</text:p>
              </table:table-cell>
              <table:table-cell office:value-type="float" office:value="923.439">
                <text:p>923.4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21.485">
                <text:p>321.485</text:p>
              </table:table-cell>
              <table:table-cell office:value-type="float" office:value="732.203">
                <text:p>732.203</text:p>
              </table:table-cell>
              <table:table-cell office:value-type="float" office:value="923.841">
                <text:p>923.84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21.922">
                <text:p>321.922</text:p>
              </table:table-cell>
              <table:table-cell office:value-type="float" office:value="732.882">
                <text:p>732.882</text:p>
              </table:table-cell>
              <table:table-cell office:value-type="float" office:value="924.242">
                <text:p>924.24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22.358">
                <text:p>322.358</text:p>
              </table:table-cell>
              <table:table-cell office:value-type="float" office:value="733.561">
                <text:p>733.561</text:p>
              </table:table-cell>
              <table:table-cell office:value-type="float" office:value="924.643">
                <text:p>924.64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22.795">
                <text:p>322.795</text:p>
              </table:table-cell>
              <table:table-cell office:value-type="float" office:value="734.238">
                <text:p>734.238</text:p>
              </table:table-cell>
              <table:table-cell office:value-type="float" office:value="925.043">
                <text:p>925.04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23.232">
                <text:p>323.232</text:p>
              </table:table-cell>
              <table:table-cell office:value-type="float" office:value="734.914">
                <text:p>734.914</text:p>
              </table:table-cell>
              <table:table-cell office:value-type="float" office:value="925.443">
                <text:p>925.4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23.669">
                <text:p>323.669</text:p>
              </table:table-cell>
              <table:table-cell office:value-type="float" office:value="735.59">
                <text:p>735.59</text:p>
              </table:table-cell>
              <table:table-cell office:value-type="float" office:value="925.842">
                <text:p>925.8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24.106">
                <text:p>324.106</text:p>
              </table:table-cell>
              <table:table-cell office:value-type="float" office:value="736.264">
                <text:p>736.264</text:p>
              </table:table-cell>
              <table:table-cell office:value-type="float" office:value="926.24">
                <text:p>926.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24.542">
                <text:p>324.542</text:p>
              </table:table-cell>
              <table:table-cell office:value-type="float" office:value="736.938">
                <text:p>736.938</text:p>
              </table:table-cell>
              <table:table-cell office:value-type="float" office:value="926.638">
                <text:p>926.6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24.979">
                <text:p>324.979</text:p>
              </table:table-cell>
              <table:table-cell office:value-type="float" office:value="737.61">
                <text:p>737.61</text:p>
              </table:table-cell>
              <table:table-cell office:value-type="float" office:value="927.035">
                <text:p>927.03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25.416">
                <text:p>325.416</text:p>
              </table:table-cell>
              <table:table-cell office:value-type="float" office:value="738.282">
                <text:p>738.282</text:p>
              </table:table-cell>
              <table:table-cell office:value-type="float" office:value="927.431">
                <text:p>927.43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25.853">
                <text:p>325.853</text:p>
              </table:table-cell>
              <table:table-cell office:value-type="float" office:value="738.952">
                <text:p>738.952</text:p>
              </table:table-cell>
              <table:table-cell office:value-type="float" office:value="927.827">
                <text:p>927.8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26.29">
                <text:p>326.29</text:p>
              </table:table-cell>
              <table:table-cell office:value-type="float" office:value="739.622">
                <text:p>739.622</text:p>
              </table:table-cell>
              <table:table-cell office:value-type="float" office:value="928.223">
                <text:p>928.2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26.726">
                <text:p>326.726</text:p>
              </table:table-cell>
              <table:table-cell office:value-type="float" office:value="740.29">
                <text:p>740.29</text:p>
              </table:table-cell>
              <table:table-cell office:value-type="float" office:value="928.618">
                <text:p>928.6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27.163">
                <text:p>327.163</text:p>
              </table:table-cell>
              <table:table-cell office:value-type="float" office:value="740.958">
                <text:p>740.958</text:p>
              </table:table-cell>
              <table:table-cell office:value-type="float" office:value="929.012">
                <text:p>929.0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27.6">
                <text:p>327.6</text:p>
              </table:table-cell>
              <table:table-cell office:value-type="float" office:value="741.625">
                <text:p>741.625</text:p>
              </table:table-cell>
              <table:table-cell office:value-type="float" office:value="929.406">
                <text:p>929.40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28.037">
                <text:p>328.037</text:p>
              </table:table-cell>
              <table:table-cell office:value-type="float" office:value="742.29">
                <text:p>742.29</text:p>
              </table:table-cell>
              <table:table-cell office:value-type="float" office:value="929.799">
                <text:p>929.79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28.474">
                <text:p>328.474</text:p>
              </table:table-cell>
              <table:table-cell office:value-type="float" office:value="742.955">
                <text:p>742.955</text:p>
              </table:table-cell>
              <table:table-cell office:value-type="float" office:value="930.191">
                <text:p>930.19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28.91">
                <text:p>328.91</text:p>
              </table:table-cell>
              <table:table-cell office:value-type="float" office:value="743.619">
                <text:p>743.619</text:p>
              </table:table-cell>
              <table:table-cell office:value-type="float" office:value="930.583">
                <text:p>930.5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29.347">
                <text:p>329.347</text:p>
              </table:table-cell>
              <table:table-cell office:value-type="float" office:value="744.281">
                <text:p>744.281</text:p>
              </table:table-cell>
              <table:table-cell office:value-type="float" office:value="930.975">
                <text:p>930.9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29.784">
                <text:p>329.784</text:p>
              </table:table-cell>
              <table:table-cell office:value-type="float" office:value="744.943">
                <text:p>744.943</text:p>
              </table:table-cell>
              <table:table-cell office:value-type="float" office:value="931.366">
                <text:p>931.36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30.221">
                <text:p>330.221</text:p>
              </table:table-cell>
              <table:table-cell office:value-type="float" office:value="745.604">
                <text:p>745.604</text:p>
              </table:table-cell>
              <table:table-cell office:value-type="float" office:value="931.756">
                <text:p>931.7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30.658">
                <text:p>330.658</text:p>
              </table:table-cell>
              <table:table-cell office:value-type="float" office:value="746.264">
                <text:p>746.264</text:p>
              </table:table-cell>
              <table:table-cell office:value-type="float" office:value="932.146">
                <text:p>932.14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31.094">
                <text:p>331.094</text:p>
              </table:table-cell>
              <table:table-cell office:value-type="float" office:value="746.923">
                <text:p>746.923</text:p>
              </table:table-cell>
              <table:table-cell office:value-type="float" office:value="932.535">
                <text:p>932.53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31.531">
                <text:p>331.531</text:p>
              </table:table-cell>
              <table:table-cell office:value-type="float" office:value="747.581">
                <text:p>747.581</text:p>
              </table:table-cell>
              <table:table-cell office:value-type="float" office:value="932.923">
                <text:p>932.9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31.968">
                <text:p>331.968</text:p>
              </table:table-cell>
              <table:table-cell office:value-type="float" office:value="748.238">
                <text:p>748.238</text:p>
              </table:table-cell>
              <table:table-cell office:value-type="float" office:value="933.311">
                <text:p>933.3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32.405">
                <text:p>332.405</text:p>
              </table:table-cell>
              <table:table-cell office:value-type="float" office:value="748.894">
                <text:p>748.894</text:p>
              </table:table-cell>
              <table:table-cell office:value-type="float" office:value="933.699">
                <text:p>933.69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32.842">
                <text:p>332.842</text:p>
              </table:table-cell>
              <table:table-cell office:value-type="float" office:value="749.549">
                <text:p>749.549</text:p>
              </table:table-cell>
              <table:table-cell office:value-type="float" office:value="934.086">
                <text:p>934.0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33.278">
                <text:p>333.278</text:p>
              </table:table-cell>
              <table:table-cell office:value-type="float" office:value="750.203">
                <text:p>750.203</text:p>
              </table:table-cell>
              <table:table-cell office:value-type="float" office:value="934.472">
                <text:p>934.47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33.715">
                <text:p>333.715</text:p>
              </table:table-cell>
              <table:table-cell office:value-type="float" office:value="750.857">
                <text:p>750.857</text:p>
              </table:table-cell>
              <table:table-cell office:value-type="float" office:value="934.858">
                <text:p>934.8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34.152">
                <text:p>334.152</text:p>
              </table:table-cell>
              <table:table-cell office:value-type="float" office:value="751.509">
                <text:p>751.509</text:p>
              </table:table-cell>
              <table:table-cell office:value-type="float" office:value="935.243">
                <text:p>935.2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34.589">
                <text:p>334.589</text:p>
              </table:table-cell>
              <table:table-cell office:value-type="float" office:value="752.16">
                <text:p>752.16</text:p>
              </table:table-cell>
              <table:table-cell office:value-type="float" office:value="935.628">
                <text:p>935.6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35.026">
                <text:p>335.026</text:p>
              </table:table-cell>
              <table:table-cell office:value-type="float" office:value="752.811">
                <text:p>752.811</text:p>
              </table:table-cell>
              <table:table-cell office:value-type="float" office:value="936.012">
                <text:p>936.0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35.462">
                <text:p>335.462</text:p>
              </table:table-cell>
              <table:table-cell office:value-type="float" office:value="753.46">
                <text:p>753.46</text:p>
              </table:table-cell>
              <table:table-cell office:value-type="float" office:value="936.395">
                <text:p>936.39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35.899">
                <text:p>335.899</text:p>
              </table:table-cell>
              <table:table-cell office:value-type="float" office:value="754.109">
                <text:p>754.109</text:p>
              </table:table-cell>
              <table:table-cell office:value-type="float" office:value="936.778">
                <text:p>936.7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36.336">
                <text:p>336.336</text:p>
              </table:table-cell>
              <table:table-cell office:value-type="float" office:value="754.756">
                <text:p>754.756</text:p>
              </table:table-cell>
              <table:table-cell office:value-type="float" office:value="937.161">
                <text:p>937.16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36.773">
                <text:p>336.773</text:p>
              </table:table-cell>
              <table:table-cell office:value-type="float" office:value="755.403">
                <text:p>755.403</text:p>
              </table:table-cell>
              <table:table-cell office:value-type="float" office:value="937.543">
                <text:p>937.5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37.21">
                <text:p>337.21</text:p>
              </table:table-cell>
              <table:table-cell office:value-type="float" office:value="756.048">
                <text:p>756.048</text:p>
              </table:table-cell>
              <table:table-cell office:value-type="float" office:value="937.924">
                <text:p>937.9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37.646">
                <text:p>337.646</text:p>
              </table:table-cell>
              <table:table-cell office:value-type="float" office:value="756.693">
                <text:p>756.693</text:p>
              </table:table-cell>
              <table:table-cell office:value-type="float" office:value="938.305">
                <text:p>938.3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38.083">
                <text:p>338.083</text:p>
              </table:table-cell>
              <table:table-cell office:value-type="float" office:value="757.337">
                <text:p>757.337</text:p>
              </table:table-cell>
              <table:table-cell office:value-type="float" office:value="938.685">
                <text:p>938.68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38.52">
                <text:p>338.52</text:p>
              </table:table-cell>
              <table:table-cell office:value-type="float" office:value="757.98">
                <text:p>757.98</text:p>
              </table:table-cell>
              <table:table-cell office:value-type="float" office:value="939.064">
                <text:p>939.0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38.957">
                <text:p>338.957</text:p>
              </table:table-cell>
              <table:table-cell office:value-type="float" office:value="758.622">
                <text:p>758.622</text:p>
              </table:table-cell>
              <table:table-cell office:value-type="float" office:value="939.443">
                <text:p>939.4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39.394">
                <text:p>339.394</text:p>
              </table:table-cell>
              <table:table-cell office:value-type="float" office:value="759.263">
                <text:p>759.263</text:p>
              </table:table-cell>
              <table:table-cell office:value-type="float" office:value="939.822">
                <text:p>939.82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39.83">
                <text:p>339.83</text:p>
              </table:table-cell>
              <table:table-cell office:value-type="float" office:value="759.903">
                <text:p>759.903</text:p>
              </table:table-cell>
              <table:table-cell office:value-type="float" office:value="940.2">
                <text:p>940.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40.267">
                <text:p>340.267</text:p>
              </table:table-cell>
              <table:table-cell office:value-type="float" office:value="760.542">
                <text:p>760.542</text:p>
              </table:table-cell>
              <table:table-cell office:value-type="float" office:value="940.577">
                <text:p>940.57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40.704">
                <text:p>340.704</text:p>
              </table:table-cell>
              <table:table-cell office:value-type="float" office:value="761.18">
                <text:p>761.18</text:p>
              </table:table-cell>
              <table:table-cell office:value-type="float" office:value="940.954">
                <text:p>940.95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41.141">
                <text:p>341.141</text:p>
              </table:table-cell>
              <table:table-cell office:value-type="float" office:value="761.818">
                <text:p>761.818</text:p>
              </table:table-cell>
              <table:table-cell office:value-type="float" office:value="941.331">
                <text:p>941.33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41.578">
                <text:p>341.578</text:p>
              </table:table-cell>
              <table:table-cell office:value-type="float" office:value="762.454">
                <text:p>762.454</text:p>
              </table:table-cell>
              <table:table-cell office:value-type="float" office:value="941.706">
                <text:p>941.7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42.014">
                <text:p>342.014</text:p>
              </table:table-cell>
              <table:table-cell office:value-type="float" office:value="763.09">
                <text:p>763.09</text:p>
              </table:table-cell>
              <table:table-cell office:value-type="float" office:value="942.082">
                <text:p>942.08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42.451">
                <text:p>342.451</text:p>
              </table:table-cell>
              <table:table-cell office:value-type="float" office:value="763.724">
                <text:p>763.724</text:p>
              </table:table-cell>
              <table:table-cell office:value-type="float" office:value="942.456">
                <text:p>942.45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42.888">
                <text:p>342.888</text:p>
              </table:table-cell>
              <table:table-cell office:value-type="float" office:value="764.358">
                <text:p>764.358</text:p>
              </table:table-cell>
              <table:table-cell office:value-type="float" office:value="942.831">
                <text:p>942.83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43.325">
                <text:p>343.325</text:p>
              </table:table-cell>
              <table:table-cell office:value-type="float" office:value="764.991">
                <text:p>764.991</text:p>
              </table:table-cell>
              <table:table-cell office:value-type="float" office:value="943.204">
                <text:p>943.20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43.762">
                <text:p>343.762</text:p>
              </table:table-cell>
              <table:table-cell office:value-type="float" office:value="765.622">
                <text:p>765.622</text:p>
              </table:table-cell>
              <table:table-cell office:value-type="float" office:value="943.577">
                <text:p>943.5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44.198">
                <text:p>344.198</text:p>
              </table:table-cell>
              <table:table-cell office:value-type="float" office:value="766.253">
                <text:p>766.253</text:p>
              </table:table-cell>
              <table:table-cell office:value-type="float" office:value="943.95">
                <text:p>943.9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44.635">
                <text:p>344.635</text:p>
              </table:table-cell>
              <table:table-cell office:value-type="float" office:value="766.883">
                <text:p>766.883</text:p>
              </table:table-cell>
              <table:table-cell office:value-type="float" office:value="944.322">
                <text:p>944.32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45.072">
                <text:p>345.072</text:p>
              </table:table-cell>
              <table:table-cell office:value-type="float" office:value="767.512">
                <text:p>767.512</text:p>
              </table:table-cell>
              <table:table-cell office:value-type="float" office:value="944.693">
                <text:p>944.69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45.509">
                <text:p>345.509</text:p>
              </table:table-cell>
              <table:table-cell office:value-type="float" office:value="768.14">
                <text:p>768.14</text:p>
              </table:table-cell>
              <table:table-cell office:value-type="float" office:value="945.064">
                <text:p>945.0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45.946">
                <text:p>345.946</text:p>
              </table:table-cell>
              <table:table-cell office:value-type="float" office:value="768.768">
                <text:p>768.768</text:p>
              </table:table-cell>
              <table:table-cell office:value-type="float" office:value="945.434">
                <text:p>945.43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46.382">
                <text:p>346.382</text:p>
              </table:table-cell>
              <table:table-cell office:value-type="float" office:value="769.394">
                <text:p>769.394</text:p>
              </table:table-cell>
              <table:table-cell office:value-type="float" office:value="945.804">
                <text:p>945.8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46.819">
                <text:p>346.819</text:p>
              </table:table-cell>
              <table:table-cell office:value-type="float" office:value="770.019">
                <text:p>770.019</text:p>
              </table:table-cell>
              <table:table-cell office:value-type="float" office:value="946.174">
                <text:p>946.1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47.256">
                <text:p>347.256</text:p>
              </table:table-cell>
              <table:table-cell office:value-type="float" office:value="770.644">
                <text:p>770.644</text:p>
              </table:table-cell>
              <table:table-cell office:value-type="float" office:value="946.542">
                <text:p>946.54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47.693">
                <text:p>347.693</text:p>
              </table:table-cell>
              <table:table-cell office:value-type="float" office:value="771.267">
                <text:p>771.267</text:p>
              </table:table-cell>
              <table:table-cell office:value-type="float" office:value="946.91">
                <text:p>946.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48.13">
                <text:p>348.13</text:p>
              </table:table-cell>
              <table:table-cell office:value-type="float" office:value="771.89">
                <text:p>771.89</text:p>
              </table:table-cell>
              <table:table-cell office:value-type="float" office:value="947.278">
                <text:p>947.27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48.566">
                <text:p>348.566</text:p>
              </table:table-cell>
              <table:table-cell office:value-type="float" office:value="772.512">
                <text:p>772.512</text:p>
              </table:table-cell>
              <table:table-cell office:value-type="float" office:value="947.645">
                <text:p>947.6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49.003">
                <text:p>349.003</text:p>
              </table:table-cell>
              <table:table-cell office:value-type="float" office:value="773.133">
                <text:p>773.133</text:p>
              </table:table-cell>
              <table:table-cell office:value-type="float" office:value="948.012">
                <text:p>948.0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49.44">
                <text:p>349.44</text:p>
              </table:table-cell>
              <table:table-cell office:value-type="float" office:value="773.753">
                <text:p>773.753</text:p>
              </table:table-cell>
              <table:table-cell office:value-type="float" office:value="948.378">
                <text:p>948.37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49.877">
                <text:p>349.877</text:p>
              </table:table-cell>
              <table:table-cell office:value-type="float" office:value="774.372">
                <text:p>774.372</text:p>
              </table:table-cell>
              <table:table-cell office:value-type="float" office:value="948.744">
                <text:p>948.74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50.314">
                <text:p>350.314</text:p>
              </table:table-cell>
              <table:table-cell office:value-type="float" office:value="774.99">
                <text:p>774.99</text:p>
              </table:table-cell>
              <table:table-cell office:value-type="float" office:value="949.109">
                <text:p>949.10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50.75">
                <text:p>350.75</text:p>
              </table:table-cell>
              <table:table-cell office:value-type="float" office:value="775.607">
                <text:p>775.607</text:p>
              </table:table-cell>
              <table:table-cell office:value-type="float" office:value="949.473">
                <text:p>949.47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51.187">
                <text:p>351.187</text:p>
              </table:table-cell>
              <table:table-cell office:value-type="float" office:value="776.224">
                <text:p>776.224</text:p>
              </table:table-cell>
              <table:table-cell office:value-type="float" office:value="949.837">
                <text:p>949.8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51.624">
                <text:p>351.624</text:p>
              </table:table-cell>
              <table:table-cell office:value-type="float" office:value="776.839">
                <text:p>776.839</text:p>
              </table:table-cell>
              <table:table-cell office:value-type="float" office:value="950.2">
                <text:p>950.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52.061">
                <text:p>352.061</text:p>
              </table:table-cell>
              <table:table-cell office:value-type="float" office:value="777.454">
                <text:p>777.454</text:p>
              </table:table-cell>
              <table:table-cell office:value-type="float" office:value="950.563">
                <text:p>950.5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52.498">
                <text:p>352.498</text:p>
              </table:table-cell>
              <table:table-cell office:value-type="float" office:value="778.068">
                <text:p>778.068</text:p>
              </table:table-cell>
              <table:table-cell office:value-type="float" office:value="950.926">
                <text:p>950.92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52.934">
                <text:p>352.934</text:p>
              </table:table-cell>
              <table:table-cell office:value-type="float" office:value="778.68">
                <text:p>778.68</text:p>
              </table:table-cell>
              <table:table-cell office:value-type="float" office:value="951.288">
                <text:p>951.2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53.371">
                <text:p>353.371</text:p>
              </table:table-cell>
              <table:table-cell office:value-type="float" office:value="779.292">
                <text:p>779.292</text:p>
              </table:table-cell>
              <table:table-cell office:value-type="float" office:value="951.649">
                <text:p>951.64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53.808">
                <text:p>353.808</text:p>
              </table:table-cell>
              <table:table-cell office:value-type="float" office:value="779.903">
                <text:p>779.903</text:p>
              </table:table-cell>
              <table:table-cell office:value-type="float" office:value="952.01">
                <text:p>952.0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54.245">
                <text:p>354.245</text:p>
              </table:table-cell>
              <table:table-cell office:value-type="float" office:value="780.513">
                <text:p>780.513</text:p>
              </table:table-cell>
              <table:table-cell office:value-type="float" office:value="952.37">
                <text:p>952.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54.682">
                <text:p>354.682</text:p>
              </table:table-cell>
              <table:table-cell office:value-type="float" office:value="781.123">
                <text:p>781.123</text:p>
              </table:table-cell>
              <table:table-cell office:value-type="float" office:value="952.73">
                <text:p>952.7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55.118">
                <text:p>355.118</text:p>
              </table:table-cell>
              <table:table-cell office:value-type="float" office:value="781.731">
                <text:p>781.731</text:p>
              </table:table-cell>
              <table:table-cell office:value-type="float" office:value="953.089">
                <text:p>953.0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55.555">
                <text:p>355.555</text:p>
              </table:table-cell>
              <table:table-cell office:value-type="float" office:value="782.339">
                <text:p>782.339</text:p>
              </table:table-cell>
              <table:table-cell office:value-type="float" office:value="953.448">
                <text:p>953.44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55.992">
                <text:p>355.992</text:p>
              </table:table-cell>
              <table:table-cell office:value-type="float" office:value="782.945">
                <text:p>782.945</text:p>
              </table:table-cell>
              <table:table-cell office:value-type="float" office:value="953.806">
                <text:p>953.8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56.429">
                <text:p>356.429</text:p>
              </table:table-cell>
              <table:table-cell office:value-type="float" office:value="783.551">
                <text:p>783.551</text:p>
              </table:table-cell>
              <table:table-cell office:value-type="float" office:value="954.163">
                <text:p>954.16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56.866">
                <text:p>356.866</text:p>
              </table:table-cell>
              <table:table-cell office:value-type="float" office:value="784.156">
                <text:p>784.156</text:p>
              </table:table-cell>
              <table:table-cell office:value-type="float" office:value="954.52">
                <text:p>954.5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57.302">
                <text:p>357.302</text:p>
              </table:table-cell>
              <table:table-cell office:value-type="float" office:value="784.76">
                <text:p>784.76</text:p>
              </table:table-cell>
              <table:table-cell office:value-type="float" office:value="954.877">
                <text:p>954.87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57.739">
                <text:p>357.739</text:p>
              </table:table-cell>
              <table:table-cell office:value-type="float" office:value="785.363">
                <text:p>785.363</text:p>
              </table:table-cell>
              <table:table-cell office:value-type="float" office:value="955.233">
                <text:p>955.2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58.176">
                <text:p>358.176</text:p>
              </table:table-cell>
              <table:table-cell office:value-type="float" office:value="785.965">
                <text:p>785.965</text:p>
              </table:table-cell>
              <table:table-cell office:value-type="float" office:value="955.589">
                <text:p>955.5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58.613">
                <text:p>358.613</text:p>
              </table:table-cell>
              <table:table-cell office:value-type="float" office:value="786.567">
                <text:p>786.567</text:p>
              </table:table-cell>
              <table:table-cell office:value-type="float" office:value="955.944">
                <text:p>955.9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59.05">
                <text:p>359.05</text:p>
              </table:table-cell>
              <table:table-cell office:value-type="float" office:value="787.167">
                <text:p>787.167</text:p>
              </table:table-cell>
              <table:table-cell office:value-type="float" office:value="956.298">
                <text:p>956.29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59.486">
                <text:p>359.486</text:p>
              </table:table-cell>
              <table:table-cell office:value-type="float" office:value="787.767">
                <text:p>787.767</text:p>
              </table:table-cell>
              <table:table-cell office:value-type="float" office:value="956.652">
                <text:p>956.6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59.923">
                <text:p>359.923</text:p>
              </table:table-cell>
              <table:table-cell office:value-type="float" office:value="788.365">
                <text:p>788.365</text:p>
              </table:table-cell>
              <table:table-cell office:value-type="float" office:value="957.006">
                <text:p>957.0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60.36">
                <text:p>360.36</text:p>
              </table:table-cell>
              <table:table-cell office:value-type="float" office:value="788.963">
                <text:p>788.963</text:p>
              </table:table-cell>
              <table:table-cell office:value-type="float" office:value="957.359">
                <text:p>957.35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60.797">
                <text:p>360.797</text:p>
              </table:table-cell>
              <table:table-cell office:value-type="float" office:value="789.56">
                <text:p>789.56</text:p>
              </table:table-cell>
              <table:table-cell office:value-type="float" office:value="957.711">
                <text:p>957.7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61.234">
                <text:p>361.234</text:p>
              </table:table-cell>
              <table:table-cell office:value-type="float" office:value="790.157">
                <text:p>790.157</text:p>
              </table:table-cell>
              <table:table-cell office:value-type="float" office:value="958.063">
                <text:p>958.0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61.67">
                <text:p>361.67</text:p>
              </table:table-cell>
              <table:table-cell office:value-type="float" office:value="790.752">
                <text:p>790.752</text:p>
              </table:table-cell>
              <table:table-cell office:value-type="float" office:value="958.415">
                <text:p>958.4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62.107">
                <text:p>362.107</text:p>
              </table:table-cell>
              <table:table-cell office:value-type="float" office:value="791.346">
                <text:p>791.346</text:p>
              </table:table-cell>
              <table:table-cell office:value-type="float" office:value="958.766">
                <text:p>958.7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62.544">
                <text:p>362.544</text:p>
              </table:table-cell>
              <table:table-cell office:value-type="float" office:value="791.94">
                <text:p>791.94</text:p>
              </table:table-cell>
              <table:table-cell office:value-type="float" office:value="959.116">
                <text:p>959.1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62.981">
                <text:p>362.981</text:p>
              </table:table-cell>
              <table:table-cell office:value-type="float" office:value="792.532">
                <text:p>792.532</text:p>
              </table:table-cell>
              <table:table-cell office:value-type="float" office:value="959.466">
                <text:p>959.4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63.418">
                <text:p>363.418</text:p>
              </table:table-cell>
              <table:table-cell office:value-type="float" office:value="793.124">
                <text:p>793.124</text:p>
              </table:table-cell>
              <table:table-cell office:value-type="float" office:value="959.816">
                <text:p>959.8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63.854">
                <text:p>363.854</text:p>
              </table:table-cell>
              <table:table-cell office:value-type="float" office:value="793.715">
                <text:p>793.715</text:p>
              </table:table-cell>
              <table:table-cell office:value-type="float" office:value="960.165">
                <text:p>960.16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64.291">
                <text:p>364.291</text:p>
              </table:table-cell>
              <table:table-cell office:value-type="float" office:value="794.305">
                <text:p>794.305</text:p>
              </table:table-cell>
              <table:table-cell office:value-type="float" office:value="960.513">
                <text:p>960.5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64.728">
                <text:p>364.728</text:p>
              </table:table-cell>
              <table:table-cell office:value-type="float" office:value="794.895">
                <text:p>794.895</text:p>
              </table:table-cell>
              <table:table-cell office:value-type="float" office:value="960.861">
                <text:p>960.86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65.165">
                <text:p>365.165</text:p>
              </table:table-cell>
              <table:table-cell office:value-type="float" office:value="795.483">
                <text:p>795.483</text:p>
              </table:table-cell>
              <table:table-cell office:value-type="float" office:value="961.208">
                <text:p>961.2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65.602">
                <text:p>365.602</text:p>
              </table:table-cell>
              <table:table-cell office:value-type="float" office:value="796.071">
                <text:p>796.071</text:p>
              </table:table-cell>
              <table:table-cell office:value-type="float" office:value="961.555">
                <text:p>961.5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66.038">
                <text:p>366.038</text:p>
              </table:table-cell>
              <table:table-cell office:value-type="float" office:value="796.657">
                <text:p>796.657</text:p>
              </table:table-cell>
              <table:table-cell office:value-type="float" office:value="961.902">
                <text:p>961.9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66.475">
                <text:p>366.475</text:p>
              </table:table-cell>
              <table:table-cell office:value-type="float" office:value="797.243">
                <text:p>797.243</text:p>
              </table:table-cell>
              <table:table-cell office:value-type="float" office:value="962.247">
                <text:p>962.2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66.912">
                <text:p>366.912</text:p>
              </table:table-cell>
              <table:table-cell office:value-type="float" office:value="797.828">
                <text:p>797.828</text:p>
              </table:table-cell>
              <table:table-cell office:value-type="float" office:value="962.593">
                <text:p>962.59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67.349">
                <text:p>367.349</text:p>
              </table:table-cell>
              <table:table-cell office:value-type="float" office:value="798.412">
                <text:p>798.412</text:p>
              </table:table-cell>
              <table:table-cell office:value-type="float" office:value="962.938">
                <text:p>962.93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67.786">
                <text:p>367.786</text:p>
              </table:table-cell>
              <table:table-cell office:value-type="float" office:value="798.996">
                <text:p>798.996</text:p>
              </table:table-cell>
              <table:table-cell office:value-type="float" office:value="963.282">
                <text:p>963.28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68.222">
                <text:p>368.222</text:p>
              </table:table-cell>
              <table:table-cell office:value-type="float" office:value="799.578">
                <text:p>799.578</text:p>
              </table:table-cell>
              <table:table-cell office:value-type="float" office:value="963.626">
                <text:p>963.62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68.659">
                <text:p>368.659</text:p>
              </table:table-cell>
              <table:table-cell office:value-type="float" office:value="800.16">
                <text:p>800.16</text:p>
              </table:table-cell>
              <table:table-cell office:value-type="float" office:value="963.969">
                <text:p>963.96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69.096">
                <text:p>369.096</text:p>
              </table:table-cell>
              <table:table-cell office:value-type="float" office:value="800.74">
                <text:p>800.74</text:p>
              </table:table-cell>
              <table:table-cell office:value-type="float" office:value="964.312">
                <text:p>964.3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69.533">
                <text:p>369.533</text:p>
              </table:table-cell>
              <table:table-cell office:value-type="float" office:value="801.32">
                <text:p>801.32</text:p>
              </table:table-cell>
              <table:table-cell office:value-type="float" office:value="964.655">
                <text:p>964.6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69.97">
                <text:p>369.97</text:p>
              </table:table-cell>
              <table:table-cell office:value-type="float" office:value="801.899">
                <text:p>801.899</text:p>
              </table:table-cell>
              <table:table-cell office:value-type="float" office:value="964.996">
                <text:p>964.99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70.406">
                <text:p>370.406</text:p>
              </table:table-cell>
              <table:table-cell office:value-type="float" office:value="802.478">
                <text:p>802.478</text:p>
              </table:table-cell>
              <table:table-cell office:value-type="float" office:value="965.338">
                <text:p>965.3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70.843">
                <text:p>370.843</text:p>
              </table:table-cell>
              <table:table-cell office:value-type="float" office:value="803.055">
                <text:p>803.055</text:p>
              </table:table-cell>
              <table:table-cell office:value-type="float" office:value="965.679">
                <text:p>965.67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71.28">
                <text:p>371.28</text:p>
              </table:table-cell>
              <table:table-cell office:value-type="float" office:value="803.632">
                <text:p>803.632</text:p>
              </table:table-cell>
              <table:table-cell office:value-type="float" office:value="966.019">
                <text:p>966.01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71.717">
                <text:p>371.717</text:p>
              </table:table-cell>
              <table:table-cell office:value-type="float" office:value="804.207">
                <text:p>804.207</text:p>
              </table:table-cell>
              <table:table-cell office:value-type="float" office:value="966.359">
                <text:p>966.3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72.154">
                <text:p>372.154</text:p>
              </table:table-cell>
              <table:table-cell office:value-type="float" office:value="804.782">
                <text:p>804.782</text:p>
              </table:table-cell>
              <table:table-cell office:value-type="float" office:value="966.698">
                <text:p>966.69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72.59">
                <text:p>372.59</text:p>
              </table:table-cell>
              <table:table-cell office:value-type="float" office:value="805.356">
                <text:p>805.356</text:p>
              </table:table-cell>
              <table:table-cell office:value-type="float" office:value="967.037">
                <text:p>967.03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73.027">
                <text:p>373.027</text:p>
              </table:table-cell>
              <table:table-cell office:value-type="float" office:value="805.93">
                <text:p>805.93</text:p>
              </table:table-cell>
              <table:table-cell office:value-type="float" office:value="967.376">
                <text:p>967.3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73.464">
                <text:p>373.464</text:p>
              </table:table-cell>
              <table:table-cell office:value-type="float" office:value="806.502">
                <text:p>806.502</text:p>
              </table:table-cell>
              <table:table-cell office:value-type="float" office:value="967.714">
                <text:p>967.7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73.901">
                <text:p>373.901</text:p>
              </table:table-cell>
              <table:table-cell office:value-type="float" office:value="807.073">
                <text:p>807.073</text:p>
              </table:table-cell>
              <table:table-cell office:value-type="float" office:value="968.051">
                <text:p>968.0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74.338">
                <text:p>374.338</text:p>
              </table:table-cell>
              <table:table-cell office:value-type="float" office:value="807.644">
                <text:p>807.644</text:p>
              </table:table-cell>
              <table:table-cell office:value-type="float" office:value="968.388">
                <text:p>968.38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74.774">
                <text:p>374.774</text:p>
              </table:table-cell>
              <table:table-cell office:value-type="float" office:value="808.214">
                <text:p>808.214</text:p>
              </table:table-cell>
              <table:table-cell office:value-type="float" office:value="968.725">
                <text:p>968.7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75.211">
                <text:p>375.211</text:p>
              </table:table-cell>
              <table:table-cell office:value-type="float" office:value="808.783">
                <text:p>808.783</text:p>
              </table:table-cell>
              <table:table-cell office:value-type="float" office:value="969.061">
                <text:p>969.0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5.648">
                <text:p>375.648</text:p>
              </table:table-cell>
              <table:table-cell office:value-type="float" office:value="809.351">
                <text:p>809.351</text:p>
              </table:table-cell>
              <table:table-cell office:value-type="float" office:value="969.396">
                <text:p>969.39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76.085">
                <text:p>376.085</text:p>
              </table:table-cell>
              <table:table-cell office:value-type="float" office:value="809.919">
                <text:p>809.919</text:p>
              </table:table-cell>
              <table:table-cell office:value-type="float" office:value="969.731">
                <text:p>969.7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76.522">
                <text:p>376.522</text:p>
              </table:table-cell>
              <table:table-cell office:value-type="float" office:value="810.485">
                <text:p>810.485</text:p>
              </table:table-cell>
              <table:table-cell office:value-type="float" office:value="970.066">
                <text:p>970.06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76.958">
                <text:p>376.958</text:p>
              </table:table-cell>
              <table:table-cell office:value-type="float" office:value="811.051">
                <text:p>811.051</text:p>
              </table:table-cell>
              <table:table-cell office:value-type="float" office:value="970.4">
                <text:p>970.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77.395">
                <text:p>377.395</text:p>
              </table:table-cell>
              <table:table-cell office:value-type="float" office:value="811.616">
                <text:p>811.616</text:p>
              </table:table-cell>
              <table:table-cell office:value-type="float" office:value="970.733">
                <text:p>970.7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77.832">
                <text:p>377.832</text:p>
              </table:table-cell>
              <table:table-cell office:value-type="float" office:value="812.18">
                <text:p>812.18</text:p>
              </table:table-cell>
              <table:table-cell office:value-type="float" office:value="971.066">
                <text:p>971.06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78.269">
                <text:p>378.269</text:p>
              </table:table-cell>
              <table:table-cell office:value-type="float" office:value="812.744">
                <text:p>812.744</text:p>
              </table:table-cell>
              <table:table-cell office:value-type="float" office:value="971.399">
                <text:p>971.39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78.706">
                <text:p>378.706</text:p>
              </table:table-cell>
              <table:table-cell office:value-type="float" office:value="813.306">
                <text:p>813.306</text:p>
              </table:table-cell>
              <table:table-cell office:value-type="float" office:value="971.731">
                <text:p>971.7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79.142">
                <text:p>379.142</text:p>
              </table:table-cell>
              <table:table-cell office:value-type="float" office:value="813.868">
                <text:p>813.868</text:p>
              </table:table-cell>
              <table:table-cell office:value-type="float" office:value="972.062">
                <text:p>972.0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79.579">
                <text:p>379.579</text:p>
              </table:table-cell>
              <table:table-cell office:value-type="float" office:value="814.429">
                <text:p>814.429</text:p>
              </table:table-cell>
              <table:table-cell office:value-type="float" office:value="972.393">
                <text:p>972.3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80.016">
                <text:p>380.016</text:p>
              </table:table-cell>
              <table:table-cell office:value-type="float" office:value="814.989">
                <text:p>814.989</text:p>
              </table:table-cell>
              <table:table-cell office:value-type="float" office:value="972.724">
                <text:p>972.7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80.453">
                <text:p>380.453</text:p>
              </table:table-cell>
              <table:table-cell office:value-type="float" office:value="815.548">
                <text:p>815.548</text:p>
              </table:table-cell>
              <table:table-cell office:value-type="float" office:value="973.054">
                <text:p>973.05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80.89">
                <text:p>380.89</text:p>
              </table:table-cell>
              <table:table-cell office:value-type="float" office:value="816.106">
                <text:p>816.106</text:p>
              </table:table-cell>
              <table:table-cell office:value-type="float" office:value="973.384">
                <text:p>973.3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81.326">
                <text:p>381.326</text:p>
              </table:table-cell>
              <table:table-cell office:value-type="float" office:value="816.664">
                <text:p>816.664</text:p>
              </table:table-cell>
              <table:table-cell office:value-type="float" office:value="973.713">
                <text:p>973.7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81.763">
                <text:p>381.763</text:p>
              </table:table-cell>
              <table:table-cell office:value-type="float" office:value="817.221">
                <text:p>817.221</text:p>
              </table:table-cell>
              <table:table-cell office:value-type="float" office:value="974.042">
                <text:p>974.04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82.2">
                <text:p>382.2</text:p>
              </table:table-cell>
              <table:table-cell office:value-type="float" office:value="817.777">
                <text:p>817.777</text:p>
              </table:table-cell>
              <table:table-cell office:value-type="float" office:value="974.37">
                <text:p>974.3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82.637">
                <text:p>382.637</text:p>
              </table:table-cell>
              <table:table-cell office:value-type="float" office:value="818.332">
                <text:p>818.332</text:p>
              </table:table-cell>
              <table:table-cell office:value-type="float" office:value="974.698">
                <text:p>974.6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83.074">
                <text:p>383.074</text:p>
              </table:table-cell>
              <table:table-cell office:value-type="float" office:value="818.886">
                <text:p>818.886</text:p>
              </table:table-cell>
              <table:table-cell office:value-type="float" office:value="975.025">
                <text:p>975.0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83.51">
                <text:p>383.51</text:p>
              </table:table-cell>
              <table:table-cell office:value-type="float" office:value="819.44">
                <text:p>819.44</text:p>
              </table:table-cell>
              <table:table-cell office:value-type="float" office:value="975.352">
                <text:p>975.3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83.947">
                <text:p>383.947</text:p>
              </table:table-cell>
              <table:table-cell office:value-type="float" office:value="819.993">
                <text:p>819.993</text:p>
              </table:table-cell>
              <table:table-cell office:value-type="float" office:value="975.678">
                <text:p>975.67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84.384">
                <text:p>384.384</text:p>
              </table:table-cell>
              <table:table-cell office:value-type="float" office:value="820.545">
                <text:p>820.545</text:p>
              </table:table-cell>
              <table:table-cell office:value-type="float" office:value="976.004">
                <text:p>976.00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84.821">
                <text:p>384.821</text:p>
              </table:table-cell>
              <table:table-cell office:value-type="float" office:value="821.096">
                <text:p>821.096</text:p>
              </table:table-cell>
              <table:table-cell office:value-type="float" office:value="976.33">
                <text:p>976.3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85.258">
                <text:p>385.258</text:p>
              </table:table-cell>
              <table:table-cell office:value-type="float" office:value="821.646">
                <text:p>821.646</text:p>
              </table:table-cell>
              <table:table-cell office:value-type="float" office:value="976.655">
                <text:p>976.6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85.694">
                <text:p>385.694</text:p>
              </table:table-cell>
              <table:table-cell office:value-type="float" office:value="822.196">
                <text:p>822.196</text:p>
              </table:table-cell>
              <table:table-cell office:value-type="float" office:value="976.979">
                <text:p>976.97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86.131">
                <text:p>386.131</text:p>
              </table:table-cell>
              <table:table-cell office:value-type="float" office:value="822.745">
                <text:p>822.745</text:p>
              </table:table-cell>
              <table:table-cell office:value-type="float" office:value="977.303">
                <text:p>977.30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86.568">
                <text:p>386.568</text:p>
              </table:table-cell>
              <table:table-cell office:value-type="float" office:value="823.293">
                <text:p>823.293</text:p>
              </table:table-cell>
              <table:table-cell office:value-type="float" office:value="977.626">
                <text:p>977.62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87.005">
                <text:p>387.005</text:p>
              </table:table-cell>
              <table:table-cell office:value-type="float" office:value="823.84">
                <text:p>823.84</text:p>
              </table:table-cell>
              <table:table-cell office:value-type="float" office:value="977.949">
                <text:p>977.94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87.442">
                <text:p>387.442</text:p>
              </table:table-cell>
              <table:table-cell office:value-type="float" office:value="824.386">
                <text:p>824.386</text:p>
              </table:table-cell>
              <table:table-cell office:value-type="float" office:value="978.272">
                <text:p>978.27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87.878">
                <text:p>387.878</text:p>
              </table:table-cell>
              <table:table-cell office:value-type="float" office:value="824.932">
                <text:p>824.932</text:p>
              </table:table-cell>
              <table:table-cell office:value-type="float" office:value="978.594">
                <text:p>978.59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88.315">
                <text:p>388.315</text:p>
              </table:table-cell>
              <table:table-cell office:value-type="float" office:value="825.477">
                <text:p>825.477</text:p>
              </table:table-cell>
              <table:table-cell office:value-type="float" office:value="978.916">
                <text:p>978.9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88.752">
                <text:p>388.752</text:p>
              </table:table-cell>
              <table:table-cell office:value-type="float" office:value="826.021">
                <text:p>826.021</text:p>
              </table:table-cell>
              <table:table-cell office:value-type="float" office:value="979.237">
                <text:p>979.23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89.189">
                <text:p>389.189</text:p>
              </table:table-cell>
              <table:table-cell office:value-type="float" office:value="826.564">
                <text:p>826.564</text:p>
              </table:table-cell>
              <table:table-cell office:value-type="float" office:value="979.558">
                <text:p>979.55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89.626">
                <text:p>389.626</text:p>
              </table:table-cell>
              <table:table-cell office:value-type="float" office:value="827.106">
                <text:p>827.106</text:p>
              </table:table-cell>
              <table:table-cell office:value-type="float" office:value="979.878">
                <text:p>979.87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90.062">
                <text:p>390.062</text:p>
              </table:table-cell>
              <table:table-cell office:value-type="float" office:value="827.648">
                <text:p>827.648</text:p>
              </table:table-cell>
              <table:table-cell office:value-type="float" office:value="980.198">
                <text:p>980.19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90.499">
                <text:p>390.499</text:p>
              </table:table-cell>
              <table:table-cell office:value-type="float" office:value="828.189">
                <text:p>828.189</text:p>
              </table:table-cell>
              <table:table-cell office:value-type="float" office:value="980.517">
                <text:p>980.5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90.936">
                <text:p>390.936</text:p>
              </table:table-cell>
              <table:table-cell office:value-type="float" office:value="828.729">
                <text:p>828.729</text:p>
              </table:table-cell>
              <table:table-cell office:value-type="float" office:value="980.836">
                <text:p>980.83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91.373">
                <text:p>391.373</text:p>
              </table:table-cell>
              <table:table-cell office:value-type="float" office:value="829.268">
                <text:p>829.268</text:p>
              </table:table-cell>
              <table:table-cell office:value-type="float" office:value="981.154">
                <text:p>981.1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91.81">
                <text:p>391.81</text:p>
              </table:table-cell>
              <table:table-cell office:value-type="float" office:value="829.807">
                <text:p>829.807</text:p>
              </table:table-cell>
              <table:table-cell office:value-type="float" office:value="981.472">
                <text:p>981.47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92.246">
                <text:p>392.246</text:p>
              </table:table-cell>
              <table:table-cell office:value-type="float" office:value="830.344">
                <text:p>830.344</text:p>
              </table:table-cell>
              <table:table-cell office:value-type="float" office:value="981.789">
                <text:p>981.7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92.683">
                <text:p>392.683</text:p>
              </table:table-cell>
              <table:table-cell office:value-type="float" office:value="830.881">
                <text:p>830.881</text:p>
              </table:table-cell>
              <table:table-cell office:value-type="float" office:value="982.106">
                <text:p>982.10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93.12">
                <text:p>393.12</text:p>
              </table:table-cell>
              <table:table-cell office:value-type="float" office:value="831.417">
                <text:p>831.417</text:p>
              </table:table-cell>
              <table:table-cell office:value-type="float" office:value="982.423">
                <text:p>982.4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93.557">
                <text:p>393.557</text:p>
              </table:table-cell>
              <table:table-cell office:value-type="float" office:value="831.953">
                <text:p>831.953</text:p>
              </table:table-cell>
              <table:table-cell office:value-type="float" office:value="982.739">
                <text:p>982.73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93.994">
                <text:p>393.994</text:p>
              </table:table-cell>
              <table:table-cell office:value-type="float" office:value="832.487">
                <text:p>832.487</text:p>
              </table:table-cell>
              <table:table-cell office:value-type="float" office:value="983.055">
                <text:p>983.0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94.43">
                <text:p>394.43</text:p>
              </table:table-cell>
              <table:table-cell office:value-type="float" office:value="833.021">
                <text:p>833.021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94.867">
                <text:p>394.867</text:p>
              </table:table-cell>
              <table:table-cell office:value-type="float" office:value="833.554">
                <text:p>833.554</text:p>
              </table:table-cell>
              <table:table-cell office:value-type="float" office:value="983.684">
                <text:p>983.68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95.304">
                <text:p>395.304</text:p>
              </table:table-cell>
              <table:table-cell office:value-type="float" office:value="834.087">
                <text:p>834.087</text:p>
              </table:table-cell>
              <table:table-cell office:value-type="float" office:value="983.999">
                <text:p>983.99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95.741">
                <text:p>395.741</text:p>
              </table:table-cell>
              <table:table-cell office:value-type="float" office:value="834.618">
                <text:p>834.618</text:p>
              </table:table-cell>
              <table:table-cell office:value-type="float" office:value="984.312">
                <text:p>984.3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96.178">
                <text:p>396.178</text:p>
              </table:table-cell>
              <table:table-cell office:value-type="float" office:value="835.149">
                <text:p>835.149</text:p>
              </table:table-cell>
              <table:table-cell office:value-type="float" office:value="984.626">
                <text:p>984.62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96.614">
                <text:p>396.614</text:p>
              </table:table-cell>
              <table:table-cell office:value-type="float" office:value="835.679">
                <text:p>835.679</text:p>
              </table:table-cell>
              <table:table-cell office:value-type="float" office:value="984.939">
                <text:p>984.93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97.051">
                <text:p>397.051</text:p>
              </table:table-cell>
              <table:table-cell office:value-type="float" office:value="836.208">
                <text:p>836.208</text:p>
              </table:table-cell>
              <table:table-cell office:value-type="float" office:value="985.251">
                <text:p>985.2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97.488">
                <text:p>397.488</text:p>
              </table:table-cell>
              <table:table-cell office:value-type="float" office:value="836.736">
                <text:p>836.736</text:p>
              </table:table-cell>
              <table:table-cell office:value-type="float" office:value="985.563">
                <text:p>985.56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97.925">
                <text:p>397.925</text:p>
              </table:table-cell>
              <table:table-cell office:value-type="float" office:value="837.264">
                <text:p>837.264</text:p>
              </table:table-cell>
              <table:table-cell office:value-type="float" office:value="985.875">
                <text:p>985.8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98.362">
                <text:p>398.362</text:p>
              </table:table-cell>
              <table:table-cell office:value-type="float" office:value="837.791">
                <text:p>837.791</text:p>
              </table:table-cell>
              <table:table-cell office:value-type="float" office:value="986.186">
                <text:p>986.18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98.798">
                <text:p>398.798</text:p>
              </table:table-cell>
              <table:table-cell office:value-type="float" office:value="838.317">
                <text:p>838.317</text:p>
              </table:table-cell>
              <table:table-cell office:value-type="float" office:value="986.496">
                <text:p>986.49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99.235">
                <text:p>399.235</text:p>
              </table:table-cell>
              <table:table-cell office:value-type="float" office:value="838.842">
                <text:p>838.842</text:p>
              </table:table-cell>
              <table:table-cell office:value-type="float" office:value="986.806">
                <text:p>986.80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99.672">
                <text:p>399.672</text:p>
              </table:table-cell>
              <table:table-cell office:value-type="float" office:value="839.367">
                <text:p>839.367</text:p>
              </table:table-cell>
              <table:table-cell office:value-type="float" office:value="987.116">
                <text:p>987.1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00.109">
                <text:p>400.109</text:p>
              </table:table-cell>
              <table:table-cell office:value-type="float" office:value="839.891">
                <text:p>839.891</text:p>
              </table:table-cell>
              <table:table-cell office:value-type="float" office:value="987.425">
                <text:p>987.4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00.546">
                <text:p>400.546</text:p>
              </table:table-cell>
              <table:table-cell office:value-type="float" office:value="840.414">
                <text:p>840.414</text:p>
              </table:table-cell>
              <table:table-cell office:value-type="float" office:value="987.734">
                <text:p>987.7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0.982">
                <text:p>400.982</text:p>
              </table:table-cell>
              <table:table-cell office:value-type="float" office:value="840.936">
                <text:p>840.936</text:p>
              </table:table-cell>
              <table:table-cell office:value-type="float" office:value="988.042">
                <text:p>988.04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01.419">
                <text:p>401.419</text:p>
              </table:table-cell>
              <table:table-cell office:value-type="float" office:value="841.458">
                <text:p>841.458</text:p>
              </table:table-cell>
              <table:table-cell office:value-type="float" office:value="988.35">
                <text:p>988.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01.856">
                <text:p>401.856</text:p>
              </table:table-cell>
              <table:table-cell office:value-type="float" office:value="841.979">
                <text:p>841.979</text:p>
              </table:table-cell>
              <table:table-cell office:value-type="float" office:value="988.658">
                <text:p>988.6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02.293">
                <text:p>402.293</text:p>
              </table:table-cell>
              <table:table-cell office:value-type="float" office:value="842.499">
                <text:p>842.499</text:p>
              </table:table-cell>
              <table:table-cell office:value-type="float" office:value="988.965">
                <text:p>988.9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02.73">
                <text:p>402.73</text:p>
              </table:table-cell>
              <table:table-cell office:value-type="float" office:value="843.018">
                <text:p>843.018</text:p>
              </table:table-cell>
              <table:table-cell office:value-type="float" office:value="989.271">
                <text:p>989.27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03.166">
                <text:p>403.166</text:p>
              </table:table-cell>
              <table:table-cell office:value-type="float" office:value="843.537">
                <text:p>843.537</text:p>
              </table:table-cell>
              <table:table-cell office:value-type="float" office:value="989.577">
                <text:p>989.57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03.603">
                <text:p>403.603</text:p>
              </table:table-cell>
              <table:table-cell office:value-type="float" office:value="844.054">
                <text:p>844.054</text:p>
              </table:table-cell>
              <table:table-cell office:value-type="float" office:value="989.883">
                <text:p>989.88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04.04">
                <text:p>404.04</text:p>
              </table:table-cell>
              <table:table-cell office:value-type="float" office:value="844.571">
                <text:p>844.571</text:p>
              </table:table-cell>
              <table:table-cell office:value-type="float" office:value="990.188">
                <text:p>990.18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04.477">
                <text:p>404.477</text:p>
              </table:table-cell>
              <table:table-cell office:value-type="float" office:value="845.088">
                <text:p>845.088</text:p>
              </table:table-cell>
              <table:table-cell office:value-type="float" office:value="990.493">
                <text:p>990.49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04.914">
                <text:p>404.914</text:p>
              </table:table-cell>
              <table:table-cell office:value-type="float" office:value="845.603">
                <text:p>845.603</text:p>
              </table:table-cell>
              <table:table-cell office:value-type="float" office:value="990.797">
                <text:p>990.7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05.35">
                <text:p>405.35</text:p>
              </table:table-cell>
              <table:table-cell office:value-type="float" office:value="846.118">
                <text:p>846.118</text:p>
              </table:table-cell>
              <table:table-cell office:value-type="float" office:value="991.101">
                <text:p>991.10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05.787">
                <text:p>405.787</text:p>
              </table:table-cell>
              <table:table-cell office:value-type="float" office:value="846.632">
                <text:p>846.632</text:p>
              </table:table-cell>
              <table:table-cell office:value-type="float" office:value="991.405">
                <text:p>991.40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06.224">
                <text:p>406.224</text:p>
              </table:table-cell>
              <table:table-cell office:value-type="float" office:value="847.145">
                <text:p>847.145</text:p>
              </table:table-cell>
              <table:table-cell office:value-type="float" office:value="991.708">
                <text:p>991.70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06.661">
                <text:p>406.661</text:p>
              </table:table-cell>
              <table:table-cell office:value-type="float" office:value="847.658">
                <text:p>847.658</text:p>
              </table:table-cell>
              <table:table-cell office:value-type="float" office:value="992.01">
                <text:p>992.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07.098">
                <text:p>407.098</text:p>
              </table:table-cell>
              <table:table-cell office:value-type="float" office:value="848.17">
                <text:p>848.17</text:p>
              </table:table-cell>
              <table:table-cell office:value-type="float" office:value="992.313">
                <text:p>992.3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07.534">
                <text:p>407.534</text:p>
              </table:table-cell>
              <table:table-cell office:value-type="float" office:value="848.681">
                <text:p>848.681</text:p>
              </table:table-cell>
              <table:table-cell office:value-type="float" office:value="992.614">
                <text:p>992.6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07.971">
                <text:p>407.971</text:p>
              </table:table-cell>
              <table:table-cell office:value-type="float" office:value="849.191">
                <text:p>849.191</text:p>
              </table:table-cell>
              <table:table-cell office:value-type="float" office:value="992.915">
                <text:p>992.9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08.408">
                <text:p>408.408</text:p>
              </table:table-cell>
              <table:table-cell office:value-type="float" office:value="849.701">
                <text:p>849.701</text:p>
              </table:table-cell>
              <table:table-cell office:value-type="float" office:value="993.216">
                <text:p>993.2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08.845">
                <text:p>408.845</text:p>
              </table:table-cell>
              <table:table-cell office:value-type="float" office:value="850.209">
                <text:p>850.209</text:p>
              </table:table-cell>
              <table:table-cell office:value-type="float" office:value="993.517">
                <text:p>993.5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09.282">
                <text:p>409.282</text:p>
              </table:table-cell>
              <table:table-cell office:value-type="float" office:value="850.718">
                <text:p>850.718</text:p>
              </table:table-cell>
              <table:table-cell office:value-type="float" office:value="993.817">
                <text:p>993.8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09.718">
                <text:p>409.718</text:p>
              </table:table-cell>
              <table:table-cell office:value-type="float" office:value="851.225">
                <text:p>851.225</text:p>
              </table:table-cell>
              <table:table-cell office:value-type="float" office:value="994.116">
                <text:p>994.1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10.155">
                <text:p>410.155</text:p>
              </table:table-cell>
              <table:table-cell office:value-type="float" office:value="851.732">
                <text:p>851.732</text:p>
              </table:table-cell>
              <table:table-cell office:value-type="float" office:value="994.415">
                <text:p>994.4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10.592">
                <text:p>410.592</text:p>
              </table:table-cell>
              <table:table-cell office:value-type="float" office:value="852.237">
                <text:p>852.237</text:p>
              </table:table-cell>
              <table:table-cell office:value-type="float" office:value="994.714">
                <text:p>994.7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11.029">
                <text:p>411.029</text:p>
              </table:table-cell>
              <table:table-cell office:value-type="float" office:value="852.743">
                <text:p>852.743</text:p>
              </table:table-cell>
              <table:table-cell office:value-type="float" office:value="995.012">
                <text:p>995.0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11.466">
                <text:p>411.466</text:p>
              </table:table-cell>
              <table:table-cell office:value-type="float" office:value="853.247">
                <text:p>853.247</text:p>
              </table:table-cell>
              <table:table-cell office:value-type="float" office:value="995.31">
                <text:p>995.3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11.902">
                <text:p>411.902</text:p>
              </table:table-cell>
              <table:table-cell office:value-type="float" office:value="853.751">
                <text:p>853.751</text:p>
              </table:table-cell>
              <table:table-cell office:value-type="float" office:value="995.607">
                <text:p>995.60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12.339">
                <text:p>412.339</text:p>
              </table:table-cell>
              <table:table-cell office:value-type="float" office:value="854.254">
                <text:p>854.254</text:p>
              </table:table-cell>
              <table:table-cell office:value-type="float" office:value="995.904">
                <text:p>995.9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12.776">
                <text:p>412.776</text:p>
              </table:table-cell>
              <table:table-cell office:value-type="float" office:value="854.756">
                <text:p>854.756</text:p>
              </table:table-cell>
              <table:table-cell office:value-type="float" office:value="996.201">
                <text:p>996.2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13.213">
                <text:p>413.213</text:p>
              </table:table-cell>
              <table:table-cell office:value-type="float" office:value="855.257">
                <text:p>855.257</text:p>
              </table:table-cell>
              <table:table-cell office:value-type="float" office:value="996.497">
                <text:p>996.49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13.65">
                <text:p>413.65</text:p>
              </table:table-cell>
              <table:table-cell office:value-type="float" office:value="855.758">
                <text:p>855.758</text:p>
              </table:table-cell>
              <table:table-cell office:value-type="float" office:value="996.792">
                <text:p>996.79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14.086">
                <text:p>414.086</text:p>
              </table:table-cell>
              <table:table-cell office:value-type="float" office:value="856.258">
                <text:p>856.258</text:p>
              </table:table-cell>
              <table:table-cell office:value-type="float" office:value="997.087">
                <text:p>997.08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14.523">
                <text:p>414.523</text:p>
              </table:table-cell>
              <table:table-cell office:value-type="float" office:value="856.758">
                <text:p>856.758</text:p>
              </table:table-cell>
              <table:table-cell office:value-type="float" office:value="997.382">
                <text:p>997.38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14.96">
                <text:p>414.96</text:p>
              </table:table-cell>
              <table:table-cell office:value-type="float" office:value="857.256">
                <text:p>857.256</text:p>
              </table:table-cell>
              <table:table-cell office:value-type="float" office:value="997.677">
                <text:p>997.67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15.397">
                <text:p>415.397</text:p>
              </table:table-cell>
              <table:table-cell office:value-type="float" office:value="857.754">
                <text:p>857.754</text:p>
              </table:table-cell>
              <table:table-cell office:value-type="float" office:value="997.97">
                <text:p>997.9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15.834">
                <text:p>415.834</text:p>
              </table:table-cell>
              <table:table-cell office:value-type="float" office:value="858.251">
                <text:p>858.251</text:p>
              </table:table-cell>
              <table:table-cell office:value-type="float" office:value="998.264">
                <text:p>998.2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16.27">
                <text:p>416.27</text:p>
              </table:table-cell>
              <table:table-cell office:value-type="float" office:value="858.748">
                <text:p>858.748</text:p>
              </table:table-cell>
              <table:table-cell office:value-type="float" office:value="998.557">
                <text:p>998.55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16.707">
                <text:p>416.707</text:p>
              </table:table-cell>
              <table:table-cell office:value-type="float" office:value="859.243">
                <text:p>859.243</text:p>
              </table:table-cell>
              <table:table-cell office:value-type="float" office:value="998.85">
                <text:p>998.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17.144">
                <text:p>417.144</text:p>
              </table:table-cell>
              <table:table-cell office:value-type="float" office:value="859.738">
                <text:p>859.738</text:p>
              </table:table-cell>
              <table:table-cell office:value-type="float" office:value="999.142">
                <text:p>999.14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17.581">
                <text:p>417.581</text:p>
              </table:table-cell>
              <table:table-cell office:value-type="float" office:value="860.232">
                <text:p>860.232</text:p>
              </table:table-cell>
              <table:table-cell office:value-type="float" office:value="999.434">
                <text:p>999.4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18.018">
                <text:p>418.018</text:p>
              </table:table-cell>
              <table:table-cell office:value-type="float" office:value="860.726">
                <text:p>860.726</text:p>
              </table:table-cell>
              <table:table-cell office:value-type="float" office:value="999.725">
                <text:p>999.7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18.454">
                <text:p>418.454</text:p>
              </table:table-cell>
              <table:table-cell office:value-type="float" office:value="861.219">
                <text:p>861.219</text:p>
              </table:table-cell>
              <table:table-cell office:value-type="float" office:value="1000.02">
                <text:p>1000.0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18.891">
                <text:p>418.891</text:p>
              </table:table-cell>
              <table:table-cell office:value-type="float" office:value="861.711">
                <text:p>861.711</text:p>
              </table:table-cell>
              <table:table-cell office:value-type="float" office:value="1000.31">
                <text:p>1000.3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19.328">
                <text:p>419.328</text:p>
              </table:table-cell>
              <table:table-cell office:value-type="float" office:value="862.202">
                <text:p>862.202</text:p>
              </table:table-cell>
              <table:table-cell office:value-type="float" office:value="1000.6">
                <text:p>1000.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19.765">
                <text:p>419.765</text:p>
              </table:table-cell>
              <table:table-cell office:value-type="float" office:value="862.693">
                <text:p>862.693</text:p>
              </table:table-cell>
              <table:table-cell office:value-type="float" office:value="1000.89">
                <text:p>1000.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20.202">
                <text:p>420.202</text:p>
              </table:table-cell>
              <table:table-cell office:value-type="float" office:value="863.183">
                <text:p>863.183</text:p>
              </table:table-cell>
              <table:table-cell office:value-type="float" office:value="1001.18">
                <text:p>1001.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20.638">
                <text:p>420.638</text:p>
              </table:table-cell>
              <table:table-cell office:value-type="float" office:value="863.672">
                <text:p>863.672</text:p>
              </table:table-cell>
              <table:table-cell office:value-type="float" office:value="1001.46">
                <text:p>1001.4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21.075">
                <text:p>421.075</text:p>
              </table:table-cell>
              <table:table-cell office:value-type="float" office:value="864.161">
                <text:p>864.161</text:p>
              </table:table-cell>
              <table:table-cell office:value-type="float" office:value="1001.75">
                <text:p>1001.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21.512">
                <text:p>421.512</text:p>
              </table:table-cell>
              <table:table-cell office:value-type="float" office:value="864.649">
                <text:p>864.649</text:p>
              </table:table-cell>
              <table:table-cell office:value-type="float" office:value="1002.04">
                <text:p>1002.0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21.949">
                <text:p>421.949</text:p>
              </table:table-cell>
              <table:table-cell office:value-type="float" office:value="865.136">
                <text:p>865.136</text:p>
              </table:table-cell>
              <table:table-cell office:value-type="float" office:value="1002.33">
                <text:p>1002.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22.386">
                <text:p>422.386</text:p>
              </table:table-cell>
              <table:table-cell office:value-type="float" office:value="865.622">
                <text:p>865.622</text:p>
              </table:table-cell>
              <table:table-cell office:value-type="float" office:value="1002.62">
                <text:p>1002.6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22.822">
                <text:p>422.822</text:p>
              </table:table-cell>
              <table:table-cell office:value-type="float" office:value="866.108">
                <text:p>866.108</text:p>
              </table:table-cell>
              <table:table-cell office:value-type="float" office:value="1002.9">
                <text:p>1002.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23.259">
                <text:p>423.259</text:p>
              </table:table-cell>
              <table:table-cell office:value-type="float" office:value="866.593">
                <text:p>866.593</text:p>
              </table:table-cell>
              <table:table-cell office:value-type="float" office:value="1003.19">
                <text:p>1003.1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23.696">
                <text:p>423.696</text:p>
              </table:table-cell>
              <table:table-cell office:value-type="float" office:value="867.077">
                <text:p>867.077</text:p>
              </table:table-cell>
              <table:table-cell office:value-type="float" office:value="1003.47">
                <text:p>1003.4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24.133">
                <text:p>424.133</text:p>
              </table:table-cell>
              <table:table-cell office:value-type="float" office:value="867.561">
                <text:p>867.561</text:p>
              </table:table-cell>
              <table:table-cell office:value-type="float" office:value="1003.76">
                <text:p>1003.7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24.57">
                <text:p>424.57</text:p>
              </table:table-cell>
              <table:table-cell office:value-type="float" office:value="868.044">
                <text:p>868.044</text:p>
              </table:table-cell>
              <table:table-cell office:value-type="float" office:value="1004.04">
                <text:p>1004.0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25.006">
                <text:p>425.006</text:p>
              </table:table-cell>
              <table:table-cell office:value-type="float" office:value="868.526">
                <text:p>868.526</text:p>
              </table:table-cell>
              <table:table-cell office:value-type="float" office:value="1004.33">
                <text:p>1004.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25.443">
                <text:p>425.443</text:p>
              </table:table-cell>
              <table:table-cell office:value-type="float" office:value="869.007">
                <text:p>869.007</text:p>
              </table:table-cell>
              <table:table-cell office:value-type="float" office:value="1004.61">
                <text:p>1004.6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25.88">
                <text:p>425.88</text:p>
              </table:table-cell>
              <table:table-cell office:value-type="float" office:value="869.488">
                <text:p>869.488</text:p>
              </table:table-cell>
              <table:table-cell office:value-type="float" office:value="1004.9">
                <text:p>1004.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26.317">
                <text:p>426.317</text:p>
              </table:table-cell>
              <table:table-cell office:value-type="float" office:value="869.968">
                <text:p>869.968</text:p>
              </table:table-cell>
              <table:table-cell office:value-type="float" office:value="1005.18">
                <text:p>1005.1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26.754">
                <text:p>426.754</text:p>
              </table:table-cell>
              <table:table-cell office:value-type="float" office:value="870.448">
                <text:p>870.448</text:p>
              </table:table-cell>
              <table:table-cell office:value-type="float" office:value="1005.46">
                <text:p>1005.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27.19">
                <text:p>427.19</text:p>
              </table:table-cell>
              <table:table-cell office:value-type="float" office:value="870.926">
                <text:p>870.926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27.627">
                <text:p>427.627</text:p>
              </table:table-cell>
              <table:table-cell office:value-type="float" office:value="871.404">
                <text:p>871.404</text:p>
              </table:table-cell>
              <table:table-cell office:value-type="float" office:value="1006.03">
                <text:p>1006.0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28.064">
                <text:p>428.064</text:p>
              </table:table-cell>
              <table:table-cell office:value-type="float" office:value="871.882">
                <text:p>871.882</text:p>
              </table:table-cell>
              <table:table-cell office:value-type="float" office:value="1006.31">
                <text:p>1006.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28.501">
                <text:p>428.501</text:p>
              </table:table-cell>
              <table:table-cell office:value-type="float" office:value="872.358">
                <text:p>872.358</text:p>
              </table:table-cell>
              <table:table-cell office:value-type="float" office:value="1006.59">
                <text:p>1006.5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28.938">
                <text:p>428.938</text:p>
              </table:table-cell>
              <table:table-cell office:value-type="float" office:value="872.834">
                <text:p>872.834</text:p>
              </table:table-cell>
              <table:table-cell office:value-type="float" office:value="1006.87">
                <text:p>1006.8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29.374">
                <text:p>429.374</text:p>
              </table:table-cell>
              <table:table-cell office:value-type="float" office:value="873.309">
                <text:p>873.309</text:p>
              </table:table-cell>
              <table:table-cell office:value-type="float" office:value="1007.15">
                <text:p>1007.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29.811">
                <text:p>429.811</text:p>
              </table:table-cell>
              <table:table-cell office:value-type="float" office:value="873.784">
                <text:p>873.784</text:p>
              </table:table-cell>
              <table:table-cell office:value-type="float" office:value="1007.43">
                <text:p>1007.4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30.248">
                <text:p>430.248</text:p>
              </table:table-cell>
              <table:table-cell office:value-type="float" office:value="874.258">
                <text:p>874.258</text:p>
              </table:table-cell>
              <table:table-cell office:value-type="float" office:value="1007.71">
                <text:p>1007.7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30.685">
                <text:p>430.685</text:p>
              </table:table-cell>
              <table:table-cell office:value-type="float" office:value="874.731">
                <text:p>874.731</text:p>
              </table:table-cell>
              <table:table-cell office:value-type="float" office:value="1007.99">
                <text:p>1007.9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31.122">
                <text:p>431.122</text:p>
              </table:table-cell>
              <table:table-cell office:value-type="float" office:value="875.204">
                <text:p>875.204</text:p>
              </table:table-cell>
              <table:table-cell office:value-type="float" office:value="1008.27">
                <text:p>1008.2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31.558">
                <text:p>431.558</text:p>
              </table:table-cell>
              <table:table-cell office:value-type="float" office:value="875.675">
                <text:p>875.675</text:p>
              </table:table-cell>
              <table:table-cell office:value-type="float" office:value="1008.55">
                <text:p>1008.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31.995">
                <text:p>431.995</text:p>
              </table:table-cell>
              <table:table-cell office:value-type="float" office:value="876.146">
                <text:p>876.146</text:p>
              </table:table-cell>
              <table:table-cell office:value-type="float" office:value="1008.83">
                <text:p>1008.8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32.432">
                <text:p>432.432</text:p>
              </table:table-cell>
              <table:table-cell office:value-type="float" office:value="876.617">
                <text:p>876.617</text:p>
              </table:table-cell>
              <table:table-cell office:value-type="float" office:value="1009.11">
                <text:p>1009.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32.869">
                <text:p>432.869</text:p>
              </table:table-cell>
              <table:table-cell office:value-type="float" office:value="877.087">
                <text:p>877.087</text:p>
              </table:table-cell>
              <table:table-cell office:value-type="float" office:value="1009.38">
                <text:p>1009.3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33.306">
                <text:p>433.306</text:p>
              </table:table-cell>
              <table:table-cell office:value-type="float" office:value="877.556">
                <text:p>877.556</text:p>
              </table:table-cell>
              <table:table-cell office:value-type="float" office:value="1009.66">
                <text:p>1009.6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33.742">
                <text:p>433.742</text:p>
              </table:table-cell>
              <table:table-cell office:value-type="float" office:value="878.024">
                <text:p>878.024</text:p>
              </table:table-cell>
              <table:table-cell office:value-type="float" office:value="1009.94">
                <text:p>1009.9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34.179">
                <text:p>434.179</text:p>
              </table:table-cell>
              <table:table-cell office:value-type="float" office:value="878.492">
                <text:p>878.492</text:p>
              </table:table-cell>
              <table:table-cell office:value-type="float" office:value="1010.21">
                <text:p>1010.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34.616">
                <text:p>434.616</text:p>
              </table:table-cell>
              <table:table-cell office:value-type="float" office:value="878.959">
                <text:p>878.959</text:p>
              </table:table-cell>
              <table:table-cell office:value-type="float" office:value="1010.49">
                <text:p>1010.4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35.053">
                <text:p>435.053</text:p>
              </table:table-cell>
              <table:table-cell office:value-type="float" office:value="879.425">
                <text:p>879.425</text:p>
              </table:table-cell>
              <table:table-cell office:value-type="float" office:value="1010.76">
                <text:p>1010.7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35.49">
                <text:p>435.49</text:p>
              </table:table-cell>
              <table:table-cell office:value-type="float" office:value="879.891">
                <text:p>879.891</text:p>
              </table:table-cell>
              <table:table-cell office:value-type="float" office:value="1011.04">
                <text:p>1011.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35.926">
                <text:p>435.926</text:p>
              </table:table-cell>
              <table:table-cell office:value-type="float" office:value="880.356">
                <text:p>880.356</text:p>
              </table:table-cell>
              <table:table-cell office:value-type="float" office:value="1011.31">
                <text:p>1011.3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36.363">
                <text:p>436.363</text:p>
              </table:table-cell>
              <table:table-cell office:value-type="float" office:value="880.82">
                <text:p>880.82</text:p>
              </table:table-cell>
              <table:table-cell office:value-type="float" office:value="1011.59">
                <text:p>1011.5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36.8">
                <text:p>436.8</text:p>
              </table:table-cell>
              <table:table-cell office:value-type="float" office:value="881.284">
                <text:p>881.284</text:p>
              </table:table-cell>
              <table:table-cell office:value-type="float" office:value="1011.86">
                <text:p>1011.8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37.237">
                <text:p>437.237</text:p>
              </table:table-cell>
              <table:table-cell office:value-type="float" office:value="881.747">
                <text:p>881.747</text:p>
              </table:table-cell>
              <table:table-cell office:value-type="float" office:value="1012.13">
                <text:p>1012.1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37.674">
                <text:p>437.674</text:p>
              </table:table-cell>
              <table:table-cell office:value-type="float" office:value="882.209">
                <text:p>882.209</text:p>
              </table:table-cell>
              <table:table-cell office:value-type="float" office:value="1012.41">
                <text:p>1012.4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38.11">
                <text:p>438.11</text:p>
              </table:table-cell>
              <table:table-cell office:value-type="float" office:value="882.671">
                <text:p>882.671</text:p>
              </table:table-cell>
              <table:table-cell office:value-type="float" office:value="1012.68">
                <text:p>1012.6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38.547">
                <text:p>438.547</text:p>
              </table:table-cell>
              <table:table-cell office:value-type="float" office:value="883.132">
                <text:p>883.132</text:p>
              </table:table-cell>
              <table:table-cell office:value-type="float" office:value="1012.95">
                <text:p>1012.9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38.984">
                <text:p>438.984</text:p>
              </table:table-cell>
              <table:table-cell office:value-type="float" office:value="883.592">
                <text:p>883.592</text:p>
              </table:table-cell>
              <table:table-cell office:value-type="float" office:value="1013.22">
                <text:p>1013.2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39.421">
                <text:p>439.421</text:p>
              </table:table-cell>
              <table:table-cell office:value-type="float" office:value="884.051">
                <text:p>884.051</text:p>
              </table:table-cell>
              <table:table-cell office:value-type="float" office:value="1013.49">
                <text:p>1013.4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39.858">
                <text:p>439.858</text:p>
              </table:table-cell>
              <table:table-cell office:value-type="float" office:value="884.51">
                <text:p>884.51</text:p>
              </table:table-cell>
              <table:table-cell office:value-type="float" office:value="1013.77">
                <text:p>1013.7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40.294">
                <text:p>440.294</text:p>
              </table:table-cell>
              <table:table-cell office:value-type="float" office:value="884.969">
                <text:p>884.969</text:p>
              </table:table-cell>
              <table:table-cell office:value-type="float" office:value="1014.04">
                <text:p>1014.0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40.731">
                <text:p>440.731</text:p>
              </table:table-cell>
              <table:table-cell office:value-type="float" office:value="885.426">
                <text:p>885.426</text:p>
              </table:table-cell>
              <table:table-cell office:value-type="float" office:value="1014.31">
                <text:p>1014.3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41.168">
                <text:p>441.168</text:p>
              </table:table-cell>
              <table:table-cell office:value-type="float" office:value="885.883">
                <text:p>885.883</text:p>
              </table:table-cell>
              <table:table-cell office:value-type="float" office:value="1014.58">
                <text:p>1014.5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41.605">
                <text:p>441.605</text:p>
              </table:table-cell>
              <table:table-cell office:value-type="float" office:value="886.34">
                <text:p>886.34</text:p>
              </table:table-cell>
              <table:table-cell office:value-type="float" office:value="1014.85">
                <text:p>1014.8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42.042">
                <text:p>442.042</text:p>
              </table:table-cell>
              <table:table-cell office:value-type="float" office:value="886.795">
                <text:p>886.795</text:p>
              </table:table-cell>
              <table:table-cell office:value-type="float" office:value="1015.11">
                <text:p>1015.1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42.478">
                <text:p>442.478</text:p>
              </table:table-cell>
              <table:table-cell office:value-type="float" office:value="887.25">
                <text:p>887.25</text:p>
              </table:table-cell>
              <table:table-cell office:value-type="float" office:value="1015.38">
                <text:p>1015.3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42.915">
                <text:p>442.915</text:p>
              </table:table-cell>
              <table:table-cell office:value-type="float" office:value="887.704">
                <text:p>887.704</text:p>
              </table:table-cell>
              <table:table-cell office:value-type="float" office:value="1015.65">
                <text:p>1015.6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43.352">
                <text:p>443.352</text:p>
              </table:table-cell>
              <table:table-cell office:value-type="float" office:value="888.158">
                <text:p>888.158</text:p>
              </table:table-cell>
              <table:table-cell office:value-type="float" office:value="1015.92">
                <text:p>1015.9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43.789">
                <text:p>443.789</text:p>
              </table:table-cell>
              <table:table-cell office:value-type="float" office:value="888.611">
                <text:p>888.611</text:p>
              </table:table-cell>
              <table:table-cell office:value-type="float" office:value="1016.19">
                <text:p>1016.1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44.226">
                <text:p>444.226</text:p>
              </table:table-cell>
              <table:table-cell office:value-type="float" office:value="889.063">
                <text:p>889.063</text:p>
              </table:table-cell>
              <table:table-cell office:value-type="float" office:value="1016.45">
                <text:p>1016.4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44.662">
                <text:p>444.662</text:p>
              </table:table-cell>
              <table:table-cell office:value-type="float" office:value="889.515">
                <text:p>889.515</text:p>
              </table:table-cell>
              <table:table-cell office:value-type="float" office:value="1016.72">
                <text:p>1016.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45.099">
                <text:p>445.099</text:p>
              </table:table-cell>
              <table:table-cell office:value-type="float" office:value="889.966">
                <text:p>889.966</text:p>
              </table:table-cell>
              <table:table-cell office:value-type="float" office:value="1016.99">
                <text:p>1016.9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45.536">
                <text:p>445.536</text:p>
              </table:table-cell>
              <table:table-cell office:value-type="float" office:value="890.416">
                <text:p>890.416</text:p>
              </table:table-cell>
              <table:table-cell office:value-type="float" office:value="1017.25">
                <text:p>1017.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45.973">
                <text:p>445.973</text:p>
              </table:table-cell>
              <table:table-cell office:value-type="float" office:value="890.866">
                <text:p>890.866</text:p>
              </table:table-cell>
              <table:table-cell office:value-type="float" office:value="1017.52">
                <text:p>1017.5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46.41">
                <text:p>446.41</text:p>
              </table:table-cell>
              <table:table-cell office:value-type="float" office:value="891.315">
                <text:p>891.315</text:p>
              </table:table-cell>
              <table:table-cell office:value-type="float" office:value="1017.78">
                <text:p>1017.7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46.846">
                <text:p>446.846</text:p>
              </table:table-cell>
              <table:table-cell office:value-type="float" office:value="891.764">
                <text:p>891.764</text:p>
              </table:table-cell>
              <table:table-cell office:value-type="float" office:value="1018.05">
                <text:p>1018.0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47.283">
                <text:p>447.283</text:p>
              </table:table-cell>
              <table:table-cell office:value-type="float" office:value="892.211">
                <text:p>892.211</text:p>
              </table:table-cell>
              <table:table-cell office:value-type="float" office:value="1018.31">
                <text:p>1018.3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47.72">
                <text:p>447.72</text:p>
              </table:table-cell>
              <table:table-cell office:value-type="float" office:value="892.658">
                <text:p>892.658</text:p>
              </table:table-cell>
              <table:table-cell office:value-type="float" office:value="1018.58">
                <text:p>1018.5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48.157">
                <text:p>448.157</text:p>
              </table:table-cell>
              <table:table-cell office:value-type="float" office:value="893.105">
                <text:p>893.105</text:p>
              </table:table-cell>
              <table:table-cell office:value-type="float" office:value="1018.84">
                <text:p>1018.8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48.594">
                <text:p>448.594</text:p>
              </table:table-cell>
              <table:table-cell office:value-type="float" office:value="893.551">
                <text:p>893.551</text:p>
              </table:table-cell>
              <table:table-cell office:value-type="float" office:value="1019.1">
                <text:p>1019.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49.03">
                <text:p>449.03</text:p>
              </table:table-cell>
              <table:table-cell office:value-type="float" office:value="893.996">
                <text:p>893.996</text:p>
              </table:table-cell>
              <table:table-cell office:value-type="float" office:value="1019.36">
                <text:p>1019.3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49.467">
                <text:p>449.467</text:p>
              </table:table-cell>
              <table:table-cell office:value-type="float" office:value="894.44">
                <text:p>894.44</text:p>
              </table:table-cell>
              <table:table-cell office:value-type="float" office:value="1019.63">
                <text:p>1019.6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49.904">
                <text:p>449.904</text:p>
              </table:table-cell>
              <table:table-cell office:value-type="float" office:value="894.884">
                <text:p>894.884</text:p>
              </table:table-cell>
              <table:table-cell office:value-type="float" office:value="1019.89">
                <text:p>1019.8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50.341">
                <text:p>450.341</text:p>
              </table:table-cell>
              <table:table-cell office:value-type="float" office:value="895.327">
                <text:p>895.327</text:p>
              </table:table-cell>
              <table:table-cell office:value-type="float" office:value="1020.15">
                <text:p>1020.1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50.778">
                <text:p>450.778</text:p>
              </table:table-cell>
              <table:table-cell office:value-type="float" office:value="895.77">
                <text:p>895.77</text:p>
              </table:table-cell>
              <table:table-cell office:value-type="float" office:value="1020.41">
                <text:p>1020.4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51.214">
                <text:p>451.214</text:p>
              </table:table-cell>
              <table:table-cell office:value-type="float" office:value="896.212">
                <text:p>896.212</text:p>
              </table:table-cell>
              <table:table-cell office:value-type="float" office:value="1020.67">
                <text:p>1020.6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51.651">
                <text:p>451.651</text:p>
              </table:table-cell>
              <table:table-cell office:value-type="float" office:value="896.653">
                <text:p>896.653</text:p>
              </table:table-cell>
              <table:table-cell office:value-type="float" office:value="1020.93">
                <text:p>1020.9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52.088">
                <text:p>452.088</text:p>
              </table:table-cell>
              <table:table-cell office:value-type="float" office:value="897.094">
                <text:p>897.094</text:p>
              </table:table-cell>
              <table:table-cell office:value-type="float" office:value="1021.19">
                <text:p>1021.1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52.525">
                <text:p>452.525</text:p>
              </table:table-cell>
              <table:table-cell office:value-type="float" office:value="897.534">
                <text:p>897.534</text:p>
              </table:table-cell>
              <table:table-cell office:value-type="float" office:value="1021.45">
                <text:p>1021.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52.962">
                <text:p>452.962</text:p>
              </table:table-cell>
              <table:table-cell office:value-type="float" office:value="897.973">
                <text:p>897.973</text:p>
              </table:table-cell>
              <table:table-cell office:value-type="float" office:value="1021.71">
                <text:p>1021.7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53.398">
                <text:p>453.398</text:p>
              </table:table-cell>
              <table:table-cell office:value-type="float" office:value="898.412">
                <text:p>898.412</text:p>
              </table:table-cell>
              <table:table-cell office:value-type="float" office:value="1021.97">
                <text:p>1021.9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53.835">
                <text:p>453.835</text:p>
              </table:table-cell>
              <table:table-cell office:value-type="float" office:value="898.85">
                <text:p>898.85</text:p>
              </table:table-cell>
              <table:table-cell office:value-type="float" office:value="1022.23">
                <text:p>1022.2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54.272">
                <text:p>454.272</text:p>
              </table:table-cell>
              <table:table-cell office:value-type="float" office:value="899.287">
                <text:p>899.287</text:p>
              </table:table-cell>
              <table:table-cell office:value-type="float" office:value="1022.49">
                <text:p>1022.4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54.709">
                <text:p>454.709</text:p>
              </table:table-cell>
              <table:table-cell office:value-type="float" office:value="899.724">
                <text:p>899.724</text:p>
              </table:table-cell>
              <table:table-cell office:value-type="float" office:value="1022.75">
                <text:p>1022.7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55.146">
                <text:p>455.146</text:p>
              </table:table-cell>
              <table:table-cell office:value-type="float" office:value="900.16">
                <text:p>90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55.582">
                <text:p>455.582</text:p>
              </table:table-cell>
              <table:table-cell office:value-type="float" office:value="900.596">
                <text:p>900.596</text:p>
              </table:table-cell>
              <table:table-cell office:value-type="float" office:value="1023.26">
                <text:p>1023.2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56.019">
                <text:p>456.019</text:p>
              </table:table-cell>
              <table:table-cell office:value-type="float" office:value="901.031">
                <text:p>901.031</text:p>
              </table:table-cell>
              <table:table-cell office:value-type="float" office:value="1023.52">
                <text:p>1023.5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56.456">
                <text:p>456.456</text:p>
              </table:table-cell>
              <table:table-cell office:value-type="float" office:value="901.465">
                <text:p>901.465</text:p>
              </table:table-cell>
              <table:table-cell office:value-type="float" office:value="1023.77">
                <text:p>1023.7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56.893">
                <text:p>456.893</text:p>
              </table:table-cell>
              <table:table-cell office:value-type="float" office:value="901.899">
                <text:p>901.899</text:p>
              </table:table-cell>
              <table:table-cell office:value-type="float" office:value="1024.03">
                <text:p>1024.0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57.33">
                <text:p>457.33</text:p>
              </table:table-cell>
              <table:table-cell office:value-type="float" office:value="902.332">
                <text:p>902.332</text:p>
              </table:table-cell>
              <table:table-cell office:value-type="float" office:value="1024.29">
                <text:p>1024.2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57.766">
                <text:p>457.766</text:p>
              </table:table-cell>
              <table:table-cell office:value-type="float" office:value="902.764">
                <text:p>902.764</text:p>
              </table:table-cell>
              <table:table-cell office:value-type="float" office:value="1024.54">
                <text:p>1024.5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58.203">
                <text:p>458.203</text:p>
              </table:table-cell>
              <table:table-cell office:value-type="float" office:value="903.196">
                <text:p>903.196</text:p>
              </table:table-cell>
              <table:table-cell office:value-type="float" office:value="1024.8">
                <text:p>1024.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58.64">
                <text:p>458.64</text:p>
              </table:table-cell>
              <table:table-cell office:value-type="float" office:value="903.627">
                <text:p>903.627</text:p>
              </table:table-cell>
              <table:table-cell office:value-type="float" office:value="1025.05">
                <text:p>1025.0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59.077">
                <text:p>459.077</text:p>
              </table:table-cell>
              <table:table-cell office:value-type="float" office:value="904.058">
                <text:p>904.058</text:p>
              </table:table-cell>
              <table:table-cell office:value-type="float" office:value="1025.3">
                <text:p>1025.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59.514">
                <text:p>459.514</text:p>
              </table:table-cell>
              <table:table-cell office:value-type="float" office:value="904.488">
                <text:p>904.488</text:p>
              </table:table-cell>
              <table:table-cell office:value-type="float" office:value="1025.56">
                <text:p>1025.5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59.95">
                <text:p>459.95</text:p>
              </table:table-cell>
              <table:table-cell office:value-type="float" office:value="904.917">
                <text:p>904.917</text:p>
              </table:table-cell>
              <table:table-cell office:value-type="float" office:value="1025.81">
                <text:p>1025.8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60.387">
                <text:p>460.387</text:p>
              </table:table-cell>
              <table:table-cell office:value-type="float" office:value="905.345">
                <text:p>905.345</text:p>
              </table:table-cell>
              <table:table-cell office:value-type="float" office:value="1026.06">
                <text:p>1026.0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60.824">
                <text:p>460.824</text:p>
              </table:table-cell>
              <table:table-cell office:value-type="float" office:value="905.773">
                <text:p>905.773</text:p>
              </table:table-cell>
              <table:table-cell office:value-type="float" office:value="1026.32">
                <text:p>1026.3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61.261">
                <text:p>461.261</text:p>
              </table:table-cell>
              <table:table-cell office:value-type="float" office:value="906.201">
                <text:p>906.201</text:p>
              </table:table-cell>
              <table:table-cell office:value-type="float" office:value="1026.57">
                <text:p>1026.5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61.698">
                <text:p>461.698</text:p>
              </table:table-cell>
              <table:table-cell office:value-type="float" office:value="906.628">
                <text:p>906.628</text:p>
              </table:table-cell>
              <table:table-cell office:value-type="float" office:value="1026.82">
                <text:p>1026.8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62.134">
                <text:p>462.134</text:p>
              </table:table-cell>
              <table:table-cell office:value-type="float" office:value="907.054">
                <text:p>907.054</text:p>
              </table:table-cell>
              <table:table-cell office:value-type="float" office:value="1027.07">
                <text:p>1027.0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62.571">
                <text:p>462.571</text:p>
              </table:table-cell>
              <table:table-cell office:value-type="float" office:value="907.479">
                <text:p>907.479</text:p>
              </table:table-cell>
              <table:table-cell office:value-type="float" office:value="1027.32">
                <text:p>1027.3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63.008">
                <text:p>463.008</text:p>
              </table:table-cell>
              <table:table-cell office:value-type="float" office:value="907.904">
                <text:p>907.904</text:p>
              </table:table-cell>
              <table:table-cell office:value-type="float" office:value="1027.57">
                <text:p>1027.5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63.445">
                <text:p>463.445</text:p>
              </table:table-cell>
              <table:table-cell office:value-type="float" office:value="908.329">
                <text:p>908.329</text:p>
              </table:table-cell>
              <table:table-cell office:value-type="float" office:value="1027.83">
                <text:p>1027.8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63.882">
                <text:p>463.882</text:p>
              </table:table-cell>
              <table:table-cell office:value-type="float" office:value="908.752">
                <text:p>908.752</text:p>
              </table:table-cell>
              <table:table-cell office:value-type="float" office:value="1028.08">
                <text:p>1028.0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64.318">
                <text:p>464.318</text:p>
              </table:table-cell>
              <table:table-cell office:value-type="float" office:value="909.175">
                <text:p>909.175</text:p>
              </table:table-cell>
              <table:table-cell office:value-type="float" office:value="1028.33">
                <text:p>1028.3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64.755">
                <text:p>464.755</text:p>
              </table:table-cell>
              <table:table-cell office:value-type="float" office:value="909.598">
                <text:p>909.598</text:p>
              </table:table-cell>
              <table:table-cell office:value-type="float" office:value="1028.57">
                <text:p>1028.5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65.192">
                <text:p>465.192</text:p>
              </table:table-cell>
              <table:table-cell office:value-type="float" office:value="910.02">
                <text:p>910.02</text:p>
              </table:table-cell>
              <table:table-cell office:value-type="float" office:value="1028.82">
                <text:p>1028.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65.629">
                <text:p>465.629</text:p>
              </table:table-cell>
              <table:table-cell office:value-type="float" office:value="910.441">
                <text:p>910.441</text:p>
              </table:table-cell>
              <table:table-cell office:value-type="float" office:value="1029.07">
                <text:p>1029.0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66.066">
                <text:p>466.066</text:p>
              </table:table-cell>
              <table:table-cell office:value-type="float" office:value="910.861">
                <text:p>910.861</text:p>
              </table:table-cell>
              <table:table-cell office:value-type="float" office:value="1029.32">
                <text:p>1029.3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66.502">
                <text:p>466.502</text:p>
              </table:table-cell>
              <table:table-cell office:value-type="float" office:value="911.281">
                <text:p>911.281</text:p>
              </table:table-cell>
              <table:table-cell office:value-type="float" office:value="1029.57">
                <text:p>1029.5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66.939">
                <text:p>466.939</text:p>
              </table:table-cell>
              <table:table-cell office:value-type="float" office:value="911.701">
                <text:p>911.701</text:p>
              </table:table-cell>
              <table:table-cell office:value-type="float" office:value="1029.82">
                <text:p>1029.8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67.376">
                <text:p>467.376</text:p>
              </table:table-cell>
              <table:table-cell office:value-type="float" office:value="912.12">
                <text:p>912.12</text:p>
              </table:table-cell>
              <table:table-cell office:value-type="float" office:value="1030.06">
                <text:p>1030.0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67.813">
                <text:p>467.813</text:p>
              </table:table-cell>
              <table:table-cell office:value-type="float" office:value="912.538">
                <text:p>912.538</text:p>
              </table:table-cell>
              <table:table-cell office:value-type="float" office:value="1030.31">
                <text:p>1030.3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68.25">
                <text:p>468.25</text:p>
              </table:table-cell>
              <table:table-cell office:value-type="float" office:value="912.955">
                <text:p>912.955</text:p>
              </table:table-cell>
              <table:table-cell office:value-type="float" office:value="1030.56">
                <text:p>1030.5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68.686">
                <text:p>468.686</text:p>
              </table:table-cell>
              <table:table-cell office:value-type="float" office:value="913.372">
                <text:p>913.372</text:p>
              </table:table-cell>
              <table:table-cell office:value-type="float" office:value="1030.8">
                <text:p>1030.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69.123">
                <text:p>469.123</text:p>
              </table:table-cell>
              <table:table-cell office:value-type="float" office:value="913.789">
                <text:p>913.789</text:p>
              </table:table-cell>
              <table:table-cell office:value-type="float" office:value="1031.05">
                <text:p>1031.0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69.56">
                <text:p>469.56</text:p>
              </table:table-cell>
              <table:table-cell office:value-type="float" office:value="914.204">
                <text:p>914.204</text:p>
              </table:table-cell>
              <table:table-cell office:value-type="float" office:value="1031.29">
                <text:p>1031.2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69.997">
                <text:p>469.997</text:p>
              </table:table-cell>
              <table:table-cell office:value-type="float" office:value="914.62">
                <text:p>914.62</text:p>
              </table:table-cell>
              <table:table-cell office:value-type="float" office:value="1031.54">
                <text:p>1031.5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70.434">
                <text:p>470.434</text:p>
              </table:table-cell>
              <table:table-cell office:value-type="float" office:value="915.034">
                <text:p>915.034</text:p>
              </table:table-cell>
              <table:table-cell office:value-type="float" office:value="1031.78">
                <text:p>1031.7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70.87">
                <text:p>470.87</text:p>
              </table:table-cell>
              <table:table-cell office:value-type="float" office:value="915.448">
                <text:p>915.448</text:p>
              </table:table-cell>
              <table:table-cell office:value-type="float" office:value="1032.03">
                <text:p>1032.0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71.307">
                <text:p>471.307</text:p>
              </table:table-cell>
              <table:table-cell office:value-type="float" office:value="915.861">
                <text:p>915.861</text:p>
              </table:table-cell>
              <table:table-cell office:value-type="float" office:value="1032.27">
                <text:p>1032.2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71.744">
                <text:p>471.744</text:p>
              </table:table-cell>
              <table:table-cell office:value-type="float" office:value="916.274">
                <text:p>916.274</text:p>
              </table:table-cell>
              <table:table-cell office:value-type="float" office:value="1032.52">
                <text:p>1032.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72.181">
                <text:p>472.181</text:p>
              </table:table-cell>
              <table:table-cell office:value-type="float" office:value="916.686">
                <text:p>916.686</text:p>
              </table:table-cell>
              <table:table-cell office:value-type="float" office:value="1032.76">
                <text:p>1032.7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72.618">
                <text:p>472.618</text:p>
              </table:table-cell>
              <table:table-cell office:value-type="float" office:value="917.098">
                <text:p>917.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73.054">
                <text:p>473.054</text:p>
              </table:table-cell>
              <table:table-cell office:value-type="float" office:value="917.509">
                <text:p>917.509</text:p>
              </table:table-cell>
              <table:table-cell office:value-type="float" office:value="1033.24">
                <text:p>1033.2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73.491">
                <text:p>473.491</text:p>
              </table:table-cell>
              <table:table-cell office:value-type="float" office:value="917.919">
                <text:p>917.919</text:p>
              </table:table-cell>
              <table:table-cell office:value-type="float" office:value="1033.49">
                <text:p>1033.4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73.928">
                <text:p>473.928</text:p>
              </table:table-cell>
              <table:table-cell office:value-type="float" office:value="918.329">
                <text:p>918.329</text:p>
              </table:table-cell>
              <table:table-cell office:value-type="float" office:value="1033.73">
                <text:p>1033.7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74.365">
                <text:p>474.365</text:p>
              </table:table-cell>
              <table:table-cell office:value-type="float" office:value="918.738">
                <text:p>918.738</text:p>
              </table:table-cell>
              <table:table-cell office:value-type="float" office:value="1033.97">
                <text:p>1033.9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74.802">
                <text:p>474.802</text:p>
              </table:table-cell>
              <table:table-cell office:value-type="float" office:value="919.147">
                <text:p>919.147</text:p>
              </table:table-cell>
              <table:table-cell office:value-type="float" office:value="1034.21">
                <text:p>1034.2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75.238">
                <text:p>475.238</text:p>
              </table:table-cell>
              <table:table-cell office:value-type="float" office:value="919.555">
                <text:p>919.555</text:p>
              </table:table-cell>
              <table:table-cell office:value-type="float" office:value="1034.45">
                <text:p>1034.4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75.675">
                <text:p>475.675</text:p>
              </table:table-cell>
              <table:table-cell office:value-type="float" office:value="919.962">
                <text:p>919.962</text:p>
              </table:table-cell>
              <table:table-cell office:value-type="float" office:value="1034.69">
                <text:p>1034.6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76.112">
                <text:p>476.112</text:p>
              </table:table-cell>
              <table:table-cell office:value-type="float" office:value="920.369">
                <text:p>920.369</text:p>
              </table:table-cell>
              <table:table-cell office:value-type="float" office:value="1034.93">
                <text:p>1034.9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76.549">
                <text:p>476.549</text:p>
              </table:table-cell>
              <table:table-cell office:value-type="float" office:value="920.775">
                <text:p>920.775</text:p>
              </table:table-cell>
              <table:table-cell office:value-type="float" office:value="1035.17">
                <text:p>1035.1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76.986">
                <text:p>476.986</text:p>
              </table:table-cell>
              <table:table-cell office:value-type="float" office:value="921.181">
                <text:p>921.181</text:p>
              </table:table-cell>
              <table:table-cell office:value-type="float" office:value="1035.41">
                <text:p>1035.4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77.422">
                <text:p>477.422</text:p>
              </table:table-cell>
              <table:table-cell office:value-type="float" office:value="921.586">
                <text:p>921.586</text:p>
              </table:table-cell>
              <table:table-cell office:value-type="float" office:value="1035.65">
                <text:p>1035.6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77.859">
                <text:p>477.859</text:p>
              </table:table-cell>
              <table:table-cell office:value-type="float" office:value="921.99">
                <text:p>921.99</text:p>
              </table:table-cell>
              <table:table-cell office:value-type="float" office:value="1035.89">
                <text:p>1035.8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78.296">
                <text:p>478.296</text:p>
              </table:table-cell>
              <table:table-cell office:value-type="float" office:value="922.394">
                <text:p>922.394</text:p>
              </table:table-cell>
              <table:table-cell office:value-type="float" office:value="1036.13">
                <text:p>1036.1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78.733">
                <text:p>478.733</text:p>
              </table:table-cell>
              <table:table-cell office:value-type="float" office:value="922.797">
                <text:p>922.797</text:p>
              </table:table-cell>
              <table:table-cell office:value-type="float" office:value="1036.37">
                <text:p>1036.3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79.17">
                <text:p>479.17</text:p>
              </table:table-cell>
              <table:table-cell office:value-type="float" office:value="923.2">
                <text:p>923.2</text:p>
              </table:table-cell>
              <table:table-cell office:value-type="float" office:value="1036.6">
                <text:p>1036.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79.606">
                <text:p>479.606</text:p>
              </table:table-cell>
              <table:table-cell office:value-type="float" office:value="923.602">
                <text:p>923.602</text:p>
              </table:table-cell>
              <table:table-cell office:value-type="float" office:value="1036.84">
                <text:p>1036.8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80.043">
                <text:p>480.043</text:p>
              </table:table-cell>
              <table:table-cell office:value-type="float" office:value="924.003">
                <text:p>924.003</text:p>
              </table:table-cell>
              <table:table-cell office:value-type="float" office:value="1037.08">
                <text:p>1037.0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80.48">
                <text:p>480.48</text:p>
              </table:table-cell>
              <table:table-cell office:value-type="float" office:value="924.404">
                <text:p>924.404</text:p>
              </table:table-cell>
              <table:table-cell office:value-type="float" office:value="1037.32">
                <text:p>1037.3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80.917">
                <text:p>480.917</text:p>
              </table:table-cell>
              <table:table-cell office:value-type="float" office:value="924.805">
                <text:p>924.805</text:p>
              </table:table-cell>
              <table:table-cell office:value-type="float" office:value="1037.55">
                <text:p>1037.5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81.354">
                <text:p>481.354</text:p>
              </table:table-cell>
              <table:table-cell office:value-type="float" office:value="925.204">
                <text:p>925.204</text:p>
              </table:table-cell>
              <table:table-cell office:value-type="float" office:value="1037.79">
                <text:p>1037.7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81.79">
                <text:p>481.79</text:p>
              </table:table-cell>
              <table:table-cell office:value-type="float" office:value="925.603">
                <text:p>925.603</text:p>
              </table:table-cell>
              <table:table-cell office:value-type="float" office:value="1038.02">
                <text:p>1038.0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82.227">
                <text:p>482.227</text:p>
              </table:table-cell>
              <table:table-cell office:value-type="float" office:value="926.002">
                <text:p>926.002</text:p>
              </table:table-cell>
              <table:table-cell office:value-type="float" office:value="1038.26">
                <text:p>1038.2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82.664">
                <text:p>482.664</text:p>
              </table:table-cell>
              <table:table-cell office:value-type="float" office:value="926.4">
                <text:p>926.4</text:p>
              </table:table-cell>
              <table:table-cell office:value-type="float" office:value="1038.49">
                <text:p>1038.4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83.101">
                <text:p>483.101</text:p>
              </table:table-cell>
              <table:table-cell office:value-type="float" office:value="926.798">
                <text:p>926.798</text:p>
              </table:table-cell>
              <table:table-cell office:value-type="float" office:value="1038.73">
                <text:p>1038.7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83.538">
                <text:p>483.538</text:p>
              </table:table-cell>
              <table:table-cell office:value-type="float" office:value="927.194">
                <text:p>927.194</text:p>
              </table:table-cell>
              <table:table-cell office:value-type="float" office:value="1038.96">
                <text:p>1038.9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83.974">
                <text:p>483.974</text:p>
              </table:table-cell>
              <table:table-cell office:value-type="float" office:value="927.591">
                <text:p>927.591</text:p>
              </table:table-cell>
              <table:table-cell office:value-type="float" office:value="1039.2">
                <text:p>1039.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84.411">
                <text:p>484.411</text:p>
              </table:table-cell>
              <table:table-cell office:value-type="float" office:value="927.986">
                <text:p>927.986</text:p>
              </table:table-cell>
              <table:table-cell office:value-type="float" office:value="1039.43">
                <text:p>1039.4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84.848">
                <text:p>484.848</text:p>
              </table:table-cell>
              <table:table-cell office:value-type="float" office:value="928.382">
                <text:p>928.382</text:p>
              </table:table-cell>
              <table:table-cell office:value-type="float" office:value="1039.66">
                <text:p>1039.6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85.285">
                <text:p>485.285</text:p>
              </table:table-cell>
              <table:table-cell office:value-type="float" office:value="928.776">
                <text:p>928.776</text:p>
              </table:table-cell>
              <table:table-cell office:value-type="float" office:value="1039.9">
                <text:p>1039.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85.722">
                <text:p>485.722</text:p>
              </table:table-cell>
              <table:table-cell office:value-type="float" office:value="929.17">
                <text:p>929.17</text:p>
              </table:table-cell>
              <table:table-cell office:value-type="float" office:value="1040.13">
                <text:p>1040.1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86.158">
                <text:p>486.158</text:p>
              </table:table-cell>
              <table:table-cell office:value-type="float" office:value="929.563">
                <text:p>929.563</text:p>
              </table:table-cell>
              <table:table-cell office:value-type="float" office:value="1040.36">
                <text:p>1040.3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86.595">
                <text:p>486.595</text:p>
              </table:table-cell>
              <table:table-cell office:value-type="float" office:value="929.956">
                <text:p>929.956</text:p>
              </table:table-cell>
              <table:table-cell office:value-type="float" office:value="1040.59">
                <text:p>1040.5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87.032">
                <text:p>487.032</text:p>
              </table:table-cell>
              <table:table-cell office:value-type="float" office:value="930.349">
                <text:p>930.349</text:p>
              </table:table-cell>
              <table:table-cell office:value-type="float" office:value="1040.82">
                <text:p>1040.8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87.469">
                <text:p>487.469</text:p>
              </table:table-cell>
              <table:table-cell office:value-type="float" office:value="930.74">
                <text:p>930.74</text:p>
              </table:table-cell>
              <table:table-cell office:value-type="float" office:value="1041.06">
                <text:p>1041.0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87.906">
                <text:p>487.906</text:p>
              </table:table-cell>
              <table:table-cell office:value-type="float" office:value="931.131">
                <text:p>931.131</text:p>
              </table:table-cell>
              <table:table-cell office:value-type="float" office:value="1041.29">
                <text:p>1041.2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88.342">
                <text:p>488.342</text:p>
              </table:table-cell>
              <table:table-cell office:value-type="float" office:value="931.522">
                <text:p>931.522</text:p>
              </table:table-cell>
              <table:table-cell office:value-type="float" office:value="1041.52">
                <text:p>1041.5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88.779">
                <text:p>488.779</text:p>
              </table:table-cell>
              <table:table-cell office:value-type="float" office:value="931.912">
                <text:p>931.912</text:p>
              </table:table-cell>
              <table:table-cell office:value-type="float" office:value="1041.75">
                <text:p>1041.7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89.216">
                <text:p>489.216</text:p>
              </table:table-cell>
              <table:table-cell office:value-type="float" office:value="932.301">
                <text:p>932.301</text:p>
              </table:table-cell>
              <table:table-cell office:value-type="float" office:value="1041.98">
                <text:p>1041.9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89.653">
                <text:p>489.653</text:p>
              </table:table-cell>
              <table:table-cell office:value-type="float" office:value="932.69">
                <text:p>932.69</text:p>
              </table:table-cell>
              <table:table-cell office:value-type="float" office:value="1042.21">
                <text:p>1042.2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90.09">
                <text:p>490.09</text:p>
              </table:table-cell>
              <table:table-cell office:value-type="float" office:value="933.079">
                <text:p>933.079</text:p>
              </table:table-cell>
              <table:table-cell office:value-type="float" office:value="1042.44">
                <text:p>1042.4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90.526">
                <text:p>490.526</text:p>
              </table:table-cell>
              <table:table-cell office:value-type="float" office:value="933.466">
                <text:p>933.466</text:p>
              </table:table-cell>
              <table:table-cell office:value-type="float" office:value="1042.66">
                <text:p>1042.6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90.963">
                <text:p>490.963</text:p>
              </table:table-cell>
              <table:table-cell office:value-type="float" office:value="933.853">
                <text:p>933.853</text:p>
              </table:table-cell>
              <table:table-cell office:value-type="float" office:value="1042.89">
                <text:p>1042.8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91.4">
                <text:p>491.4</text:p>
              </table:table-cell>
              <table:table-cell office:value-type="float" office:value="934.24">
                <text:p>934.24</text:p>
              </table:table-cell>
              <table:table-cell office:value-type="float" office:value="1043.12">
                <text:p>1043.1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91.837">
                <text:p>491.837</text:p>
              </table:table-cell>
              <table:table-cell office:value-type="float" office:value="934.626">
                <text:p>934.626</text:p>
              </table:table-cell>
              <table:table-cell office:value-type="float" office:value="1043.35">
                <text:p>1043.3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92.274">
                <text:p>492.274</text:p>
              </table:table-cell>
              <table:table-cell office:value-type="float" office:value="935.012">
                <text:p>935.012</text:p>
              </table:table-cell>
              <table:table-cell office:value-type="float" office:value="1043.58">
                <text:p>1043.5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92.71">
                <text:p>492.71</text:p>
              </table:table-cell>
              <table:table-cell office:value-type="float" office:value="935.396">
                <text:p>935.396</text:p>
              </table:table-cell>
              <table:table-cell office:value-type="float" office:value="1043.8">
                <text:p>1043.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93.147">
                <text:p>493.147</text:p>
              </table:table-cell>
              <table:table-cell office:value-type="float" office:value="935.781">
                <text:p>935.781</text:p>
              </table:table-cell>
              <table:table-cell office:value-type="float" office:value="1044.03">
                <text:p>1044.0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93.584">
                <text:p>493.584</text:p>
              </table:table-cell>
              <table:table-cell office:value-type="float" office:value="936.165">
                <text:p>936.165</text:p>
              </table:table-cell>
              <table:table-cell office:value-type="float" office:value="1044.26">
                <text:p>1044.2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94.021">
                <text:p>494.021</text:p>
              </table:table-cell>
              <table:table-cell office:value-type="float" office:value="936.548">
                <text:p>936.548</text:p>
              </table:table-cell>
              <table:table-cell office:value-type="float" office:value="1044.48">
                <text:p>1044.4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94.458">
                <text:p>494.458</text:p>
              </table:table-cell>
              <table:table-cell office:value-type="float" office:value="936.931">
                <text:p>936.931</text:p>
              </table:table-cell>
              <table:table-cell office:value-type="float" office:value="1044.71">
                <text:p>1044.7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94.894">
                <text:p>494.894</text:p>
              </table:table-cell>
              <table:table-cell office:value-type="float" office:value="937.313">
                <text:p>937.313</text:p>
              </table:table-cell>
              <table:table-cell office:value-type="float" office:value="1044.94">
                <text:p>1044.9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95.331">
                <text:p>495.331</text:p>
              </table:table-cell>
              <table:table-cell office:value-type="float" office:value="937.694">
                <text:p>937.694</text:p>
              </table:table-cell>
              <table:table-cell office:value-type="float" office:value="1045.16">
                <text:p>1045.1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95.768">
                <text:p>495.768</text:p>
              </table:table-cell>
              <table:table-cell office:value-type="float" office:value="938.075">
                <text:p>938.075</text:p>
              </table:table-cell>
              <table:table-cell office:value-type="float" office:value="1045.39">
                <text:p>1045.3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96.205">
                <text:p>496.205</text:p>
              </table:table-cell>
              <table:table-cell office:value-type="float" office:value="938.456">
                <text:p>938.456</text:p>
              </table:table-cell>
              <table:table-cell office:value-type="float" office:value="1045.61">
                <text:p>1045.6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96.642">
                <text:p>496.642</text:p>
              </table:table-cell>
              <table:table-cell office:value-type="float" office:value="938.836">
                <text:p>938.836</text:p>
              </table:table-cell>
              <table:table-cell office:value-type="float" office:value="1045.83">
                <text:p>1045.8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97.078">
                <text:p>497.078</text:p>
              </table:table-cell>
              <table:table-cell office:value-type="float" office:value="939.215">
                <text:p>939.215</text:p>
              </table:table-cell>
              <table:table-cell office:value-type="float" office:value="1046.06">
                <text:p>1046.0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97.515">
                <text:p>497.515</text:p>
              </table:table-cell>
              <table:table-cell office:value-type="float" office:value="939.594">
                <text:p>939.594</text:p>
              </table:table-cell>
              <table:table-cell office:value-type="float" office:value="1046.28">
                <text:p>1046.2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97.952">
                <text:p>497.952</text:p>
              </table:table-cell>
              <table:table-cell office:value-type="float" office:value="939.972">
                <text:p>939.972</text:p>
              </table:table-cell>
              <table:table-cell office:value-type="float" office:value="1046.5">
                <text:p>1046.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98.389">
                <text:p>498.389</text:p>
              </table:table-cell>
              <table:table-cell office:value-type="float" office:value="940.35">
                <text:p>940.35</text:p>
              </table:table-cell>
              <table:table-cell office:value-type="float" office:value="1046.73">
                <text:p>1046.7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98.826">
                <text:p>498.826</text:p>
              </table:table-cell>
              <table:table-cell office:value-type="float" office:value="940.727">
                <text:p>940.727</text:p>
              </table:table-cell>
              <table:table-cell office:value-type="float" office:value="1046.95">
                <text:p>1046.9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99.262">
                <text:p>499.262</text:p>
              </table:table-cell>
              <table:table-cell office:value-type="float" office:value="941.104">
                <text:p>941.104</text:p>
              </table:table-cell>
              <table:table-cell office:value-type="float" office:value="1047.17">
                <text:p>1047.1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99.699">
                <text:p>499.699</text:p>
              </table:table-cell>
              <table:table-cell office:value-type="float" office:value="941.48">
                <text:p>941.48</text:p>
              </table:table-cell>
              <table:table-cell office:value-type="float" office:value="1047.39">
                <text:p>1047.3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00.136">
                <text:p>500.136</text:p>
              </table:table-cell>
              <table:table-cell office:value-type="float" office:value="941.855">
                <text:p>941.855</text:p>
              </table:table-cell>
              <table:table-cell office:value-type="float" office:value="1047.62">
                <text:p>1047.6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00.573">
                <text:p>500.573</text:p>
              </table:table-cell>
              <table:table-cell office:value-type="float" office:value="942.23">
                <text:p>942.23</text:p>
              </table:table-cell>
              <table:table-cell office:value-type="float" office:value="1047.84">
                <text:p>1047.8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01.01">
                <text:p>501.01</text:p>
              </table:table-cell>
              <table:table-cell office:value-type="float" office:value="942.605">
                <text:p>942.605</text:p>
              </table:table-cell>
              <table:table-cell office:value-type="float" office:value="1048.06">
                <text:p>1048.0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01.446">
                <text:p>501.446</text:p>
              </table:table-cell>
              <table:table-cell office:value-type="float" office:value="942.979">
                <text:p>942.979</text:p>
              </table:table-cell>
              <table:table-cell office:value-type="float" office:value="1048.28">
                <text:p>1048.2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01.883">
                <text:p>501.883</text:p>
              </table:table-cell>
              <table:table-cell office:value-type="float" office:value="943.352">
                <text:p>943.352</text:p>
              </table:table-cell>
              <table:table-cell office:value-type="float" office:value="1048.5">
                <text:p>1048.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02.32">
                <text:p>502.32</text:p>
              </table:table-cell>
              <table:table-cell office:value-type="float" office:value="943.725">
                <text:p>943.725</text:p>
              </table:table-cell>
              <table:table-cell office:value-type="float" office:value="1048.72">
                <text:p>1048.7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02.757">
                <text:p>502.757</text:p>
              </table:table-cell>
              <table:table-cell office:value-type="float" office:value="944.097">
                <text:p>944.097</text:p>
              </table:table-cell>
              <table:table-cell office:value-type="float" office:value="1048.94">
                <text:p>1048.9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03.194">
                <text:p>503.194</text:p>
              </table:table-cell>
              <table:table-cell office:value-type="float" office:value="944.469">
                <text:p>944.469</text:p>
              </table:table-cell>
              <table:table-cell office:value-type="float" office:value="1049.16">
                <text:p>1049.1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03.63">
                <text:p>503.63</text:p>
              </table:table-cell>
              <table:table-cell office:value-type="float" office:value="944.84">
                <text:p>944.84</text:p>
              </table:table-cell>
              <table:table-cell office:value-type="float" office:value="1049.38">
                <text:p>1049.3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04.067">
                <text:p>504.067</text:p>
              </table:table-cell>
              <table:table-cell office:value-type="float" office:value="945.211">
                <text:p>945.211</text:p>
              </table:table-cell>
              <table:table-cell office:value-type="float" office:value="1049.6">
                <text:p>1049.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04.504">
                <text:p>504.504</text:p>
              </table:table-cell>
              <table:table-cell office:value-type="float" office:value="945.581">
                <text:p>945.581</text:p>
              </table:table-cell>
              <table:table-cell office:value-type="float" office:value="1049.82">
                <text:p>1049.8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04.941">
                <text:p>504.941</text:p>
              </table:table-cell>
              <table:table-cell office:value-type="float" office:value="945.95">
                <text:p>945.95</text:p>
              </table:table-cell>
              <table:table-cell office:value-type="float" office:value="1050.03">
                <text:p>1050.0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05.378">
                <text:p>505.378</text:p>
              </table:table-cell>
              <table:table-cell office:value-type="float" office:value="946.319">
                <text:p>946.319</text:p>
              </table:table-cell>
              <table:table-cell office:value-type="float" office:value="1050.25">
                <text:p>1050.2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05.814">
                <text:p>505.814</text:p>
              </table:table-cell>
              <table:table-cell office:value-type="float" office:value="946.688">
                <text:p>946.688</text:p>
              </table:table-cell>
              <table:table-cell office:value-type="float" office:value="1050.47">
                <text:p>1050.4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06.251">
                <text:p>506.251</text:p>
              </table:table-cell>
              <table:table-cell office:value-type="float" office:value="947.056">
                <text:p>947.056</text:p>
              </table:table-cell>
              <table:table-cell office:value-type="float" office:value="1050.69">
                <text:p>1050.6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06.688">
                <text:p>506.688</text:p>
              </table:table-cell>
              <table:table-cell office:value-type="float" office:value="947.423">
                <text:p>947.423</text:p>
              </table:table-cell>
              <table:table-cell office:value-type="float" office:value="1050.9">
                <text:p>1050.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07.125">
                <text:p>507.125</text:p>
              </table:table-cell>
              <table:table-cell office:value-type="float" office:value="947.79">
                <text:p>947.79</text:p>
              </table:table-cell>
              <table:table-cell office:value-type="float" office:value="1051.12">
                <text:p>1051.1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07.562">
                <text:p>507.562</text:p>
              </table:table-cell>
              <table:table-cell office:value-type="float" office:value="948.157">
                <text:p>948.157</text:p>
              </table:table-cell>
              <table:table-cell office:value-type="float" office:value="1051.34">
                <text:p>1051.3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07.998">
                <text:p>507.998</text:p>
              </table:table-cell>
              <table:table-cell office:value-type="float" office:value="948.522">
                <text:p>948.522</text:p>
              </table:table-cell>
              <table:table-cell office:value-type="float" office:value="1051.55">
                <text:p>1051.5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08.435">
                <text:p>508.435</text:p>
              </table:table-cell>
              <table:table-cell office:value-type="float" office:value="948.888">
                <text:p>948.888</text:p>
              </table:table-cell>
              <table:table-cell office:value-type="float" office:value="1051.77">
                <text:p>1051.7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08.872">
                <text:p>508.872</text:p>
              </table:table-cell>
              <table:table-cell office:value-type="float" office:value="949.252">
                <text:p>949.252</text:p>
              </table:table-cell>
              <table:table-cell office:value-type="float" office:value="1051.98">
                <text:p>1051.9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09.309">
                <text:p>509.309</text:p>
              </table:table-cell>
              <table:table-cell office:value-type="float" office:value="949.617">
                <text:p>949.617</text:p>
              </table:table-cell>
              <table:table-cell office:value-type="float" office:value="1052.2">
                <text:p>1052.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09.746">
                <text:p>509.746</text:p>
              </table:table-cell>
              <table:table-cell office:value-type="float" office:value="949.98">
                <text:p>949.98</text:p>
              </table:table-cell>
              <table:table-cell office:value-type="float" office:value="1052.41">
                <text:p>1052.4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10.182">
                <text:p>510.182</text:p>
              </table:table-cell>
              <table:table-cell office:value-type="float" office:value="950.344">
                <text:p>950.344</text:p>
              </table:table-cell>
              <table:table-cell office:value-type="float" office:value="1052.63">
                <text:p>1052.6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10.619">
                <text:p>510.619</text:p>
              </table:table-cell>
              <table:table-cell office:value-type="float" office:value="950.706">
                <text:p>950.706</text:p>
              </table:table-cell>
              <table:table-cell office:value-type="float" office:value="1052.84">
                <text:p>1052.8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11.056">
                <text:p>511.056</text:p>
              </table:table-cell>
              <table:table-cell office:value-type="float" office:value="951.068">
                <text:p>951.068</text:p>
              </table:table-cell>
              <table:table-cell office:value-type="float" office:value="1053.06">
                <text:p>1053.0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11.493">
                <text:p>511.493</text:p>
              </table:table-cell>
              <table:table-cell office:value-type="float" office:value="951.43">
                <text:p>951.43</text:p>
              </table:table-cell>
              <table:table-cell office:value-type="float" office:value="1053.27">
                <text:p>1053.2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11.93">
                <text:p>511.93</text:p>
              </table:table-cell>
              <table:table-cell office:value-type="float" office:value="951.791">
                <text:p>951.791</text:p>
              </table:table-cell>
              <table:table-cell office:value-type="float" office:value="1053.48">
                <text:p>1053.4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12.366">
                <text:p>512.366</text:p>
              </table:table-cell>
              <table:table-cell office:value-type="float" office:value="952.152">
                <text:p>952.152</text:p>
              </table:table-cell>
              <table:table-cell office:value-type="float" office:value="1053.69">
                <text:p>1053.6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12.803">
                <text:p>512.803</text:p>
              </table:table-cell>
              <table:table-cell office:value-type="float" office:value="952.512">
                <text:p>952.512</text:p>
              </table:table-cell>
              <table:table-cell office:value-type="float" office:value="1053.91">
                <text:p>1053.9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13.24">
                <text:p>513.24</text:p>
              </table:table-cell>
              <table:table-cell office:value-type="float" office:value="952.871">
                <text:p>952.871</text:p>
              </table:table-cell>
              <table:table-cell office:value-type="float" office:value="1054.12">
                <text:p>1054.1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13.677">
                <text:p>513.677</text:p>
              </table:table-cell>
              <table:table-cell office:value-type="float" office:value="953.23">
                <text:p>953.23</text:p>
              </table:table-cell>
              <table:table-cell office:value-type="float" office:value="1054.33">
                <text:p>1054.3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14.114">
                <text:p>514.114</text:p>
              </table:table-cell>
              <table:table-cell office:value-type="float" office:value="953.589">
                <text:p>953.589</text:p>
              </table:table-cell>
              <table:table-cell office:value-type="float" office:value="1054.54">
                <text:p>1054.5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14.55">
                <text:p>514.55</text:p>
              </table:table-cell>
              <table:table-cell office:value-type="float" office:value="953.946">
                <text:p>953.946</text:p>
              </table:table-cell>
              <table:table-cell office:value-type="float" office:value="1054.75">
                <text:p>1054.7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14.987">
                <text:p>514.987</text:p>
              </table:table-cell>
              <table:table-cell office:value-type="float" office:value="954.304">
                <text:p>954.304</text:p>
              </table:table-cell>
              <table:table-cell office:value-type="float" office:value="1054.96">
                <text:p>1054.9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15.424">
                <text:p>515.424</text:p>
              </table:table-cell>
              <table:table-cell office:value-type="float" office:value="954.661">
                <text:p>954.661</text:p>
              </table:table-cell>
              <table:table-cell office:value-type="float" office:value="1055.18">
                <text:p>1055.1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15.861">
                <text:p>515.861</text:p>
              </table:table-cell>
              <table:table-cell office:value-type="float" office:value="955.017">
                <text:p>955.017</text:p>
              </table:table-cell>
              <table:table-cell office:value-type="float" office:value="1055.39">
                <text:p>1055.3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16.298">
                <text:p>516.298</text:p>
              </table:table-cell>
              <table:table-cell office:value-type="float" office:value="955.373">
                <text:p>955.373</text:p>
              </table:table-cell>
              <table:table-cell office:value-type="float" office:value="1055.6">
                <text:p>1055.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16.734">
                <text:p>516.734</text:p>
              </table:table-cell>
              <table:table-cell office:value-type="float" office:value="955.728">
                <text:p>955.728</text:p>
              </table:table-cell>
              <table:table-cell office:value-type="float" office:value="1055.81">
                <text:p>1055.8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17.171">
                <text:p>517.171</text:p>
              </table:table-cell>
              <table:table-cell office:value-type="float" office:value="956.083">
                <text:p>956.083</text:p>
              </table:table-cell>
              <table:table-cell office:value-type="float" office:value="1056.02">
                <text:p>1056.0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17.608">
                <text:p>517.608</text:p>
              </table:table-cell>
              <table:table-cell office:value-type="float" office:value="956.438">
                <text:p>956.438</text:p>
              </table:table-cell>
              <table:table-cell office:value-type="float" office:value="1056.22">
                <text:p>1056.2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18.045">
                <text:p>518.045</text:p>
              </table:table-cell>
              <table:table-cell office:value-type="float" office:value="956.791">
                <text:p>956.791</text:p>
              </table:table-cell>
              <table:table-cell office:value-type="float" office:value="1056.43">
                <text:p>1056.4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18.482">
                <text:p>518.482</text:p>
              </table:table-cell>
              <table:table-cell office:value-type="float" office:value="957.145">
                <text:p>957.145</text:p>
              </table:table-cell>
              <table:table-cell office:value-type="float" office:value="1056.64">
                <text:p>1056.6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18.918">
                <text:p>518.918</text:p>
              </table:table-cell>
              <table:table-cell office:value-type="float" office:value="957.497">
                <text:p>957.497</text:p>
              </table:table-cell>
              <table:table-cell office:value-type="float" office:value="1056.85">
                <text:p>1056.8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19.355">
                <text:p>519.355</text:p>
              </table:table-cell>
              <table:table-cell office:value-type="float" office:value="957.85">
                <text:p>957.85</text:p>
              </table:table-cell>
              <table:table-cell office:value-type="float" office:value="1057.06">
                <text:p>1057.0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19.792">
                <text:p>519.792</text:p>
              </table:table-cell>
              <table:table-cell office:value-type="float" office:value="958.201">
                <text:p>958.201</text:p>
              </table:table-cell>
              <table:table-cell office:value-type="float" office:value="1057.27">
                <text:p>1057.2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20.229">
                <text:p>520.229</text:p>
              </table:table-cell>
              <table:table-cell office:value-type="float" office:value="958.553">
                <text:p>958.553</text:p>
              </table:table-cell>
              <table:table-cell office:value-type="float" office:value="1057.47">
                <text:p>1057.4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20.666">
                <text:p>520.666</text:p>
              </table:table-cell>
              <table:table-cell office:value-type="float" office:value="958.903">
                <text:p>958.903</text:p>
              </table:table-cell>
              <table:table-cell office:value-type="float" office:value="1057.68">
                <text:p>1057.6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21.102">
                <text:p>521.102</text:p>
              </table:table-cell>
              <table:table-cell office:value-type="float" office:value="959.254">
                <text:p>959.254</text:p>
              </table:table-cell>
              <table:table-cell office:value-type="float" office:value="1057.89">
                <text:p>1057.8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21.539">
                <text:p>521.539</text:p>
              </table:table-cell>
              <table:table-cell office:value-type="float" office:value="959.603">
                <text:p>959.603</text:p>
              </table:table-cell>
              <table:table-cell office:value-type="float" office:value="1058.09">
                <text:p>1058.0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21.976">
                <text:p>521.976</text:p>
              </table:table-cell>
              <table:table-cell office:value-type="float" office:value="959.953">
                <text:p>959.953</text:p>
              </table:table-cell>
              <table:table-cell office:value-type="float" office:value="1058.3">
                <text:p>1058.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22.413">
                <text:p>522.413</text:p>
              </table:table-cell>
              <table:table-cell office:value-type="float" office:value="960.301">
                <text:p>960.301</text:p>
              </table:table-cell>
              <table:table-cell office:value-type="float" office:value="1058.51">
                <text:p>1058.5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22.85">
                <text:p>522.85</text:p>
              </table:table-cell>
              <table:table-cell office:value-type="float" office:value="960.649">
                <text:p>960.649</text:p>
              </table:table-cell>
              <table:table-cell office:value-type="float" office:value="1058.71">
                <text:p>1058.7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23.286">
                <text:p>523.286</text:p>
              </table:table-cell>
              <table:table-cell office:value-type="float" office:value="960.997">
                <text:p>960.997</text:p>
              </table:table-cell>
              <table:table-cell office:value-type="float" office:value="1058.92">
                <text:p>1058.9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23.723">
                <text:p>523.723</text:p>
              </table:table-cell>
              <table:table-cell office:value-type="float" office:value="961.344">
                <text:p>961.344</text:p>
              </table:table-cell>
              <table:table-cell office:value-type="float" office:value="1059.12">
                <text:p>1059.1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24.16">
                <text:p>524.16</text:p>
              </table:table-cell>
              <table:table-cell office:value-type="float" office:value="961.691">
                <text:p>961.691</text:p>
              </table:table-cell>
              <table:table-cell office:value-type="float" office:value="1059.33">
                <text:p>1059.3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24.597">
                <text:p>524.597</text:p>
              </table:table-cell>
              <table:table-cell office:value-type="float" office:value="962.037">
                <text:p>962.037</text:p>
              </table:table-cell>
              <table:table-cell office:value-type="float" office:value="1059.53">
                <text:p>1059.5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25.034">
                <text:p>525.034</text:p>
              </table:table-cell>
              <table:table-cell office:value-type="float" office:value="962.383">
                <text:p>962.383</text:p>
              </table:table-cell>
              <table:table-cell office:value-type="float" office:value="1059.73">
                <text:p>1059.7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25.47">
                <text:p>525.47</text:p>
              </table:table-cell>
              <table:table-cell office:value-type="float" office:value="962.728">
                <text:p>962.728</text:p>
              </table:table-cell>
              <table:table-cell office:value-type="float" office:value="1059.94">
                <text:p>1059.9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25.907">
                <text:p>525.907</text:p>
              </table:table-cell>
              <table:table-cell office:value-type="float" office:value="963.073">
                <text:p>963.073</text:p>
              </table:table-cell>
              <table:table-cell office:value-type="float" office:value="1060.14">
                <text:p>1060.1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26.344">
                <text:p>526.344</text:p>
              </table:table-cell>
              <table:table-cell office:value-type="float" office:value="963.417">
                <text:p>963.417</text:p>
              </table:table-cell>
              <table:table-cell office:value-type="float" office:value="1060.34">
                <text:p>1060.3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26.781">
                <text:p>526.781</text:p>
              </table:table-cell>
              <table:table-cell office:value-type="float" office:value="963.76">
                <text:p>963.76</text:p>
              </table:table-cell>
              <table:table-cell office:value-type="float" office:value="1060.55">
                <text:p>1060.5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27.218">
                <text:p>527.218</text:p>
              </table:table-cell>
              <table:table-cell office:value-type="float" office:value="964.104">
                <text:p>964.104</text:p>
              </table:table-cell>
              <table:table-cell office:value-type="float" office:value="1060.75">
                <text:p>1060.7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27.654">
                <text:p>527.654</text:p>
              </table:table-cell>
              <table:table-cell office:value-type="float" office:value="964.446">
                <text:p>964.446</text:p>
              </table:table-cell>
              <table:table-cell office:value-type="float" office:value="1060.95">
                <text:p>1060.9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28.091">
                <text:p>528.091</text:p>
              </table:table-cell>
              <table:table-cell office:value-type="float" office:value="964.788">
                <text:p>964.788</text:p>
              </table:table-cell>
              <table:table-cell office:value-type="float" office:value="1061.15">
                <text:p>1061.1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28.528">
                <text:p>528.528</text:p>
              </table:table-cell>
              <table:table-cell office:value-type="float" office:value="965.13">
                <text:p>965.13</text:p>
              </table:table-cell>
              <table:table-cell office:value-type="float" office:value="1061.36">
                <text:p>1061.3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28.965">
                <text:p>528.965</text:p>
              </table:table-cell>
              <table:table-cell office:value-type="float" office:value="965.471">
                <text:p>965.471</text:p>
              </table:table-cell>
              <table:table-cell office:value-type="float" office:value="1061.56">
                <text:p>1061.5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29.402">
                <text:p>529.402</text:p>
              </table:table-cell>
              <table:table-cell office:value-type="float" office:value="965.812">
                <text:p>965.812</text:p>
              </table:table-cell>
              <table:table-cell office:value-type="float" office:value="1061.76">
                <text:p>1061.7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29.838">
                <text:p>529.838</text:p>
              </table:table-cell>
              <table:table-cell office:value-type="float" office:value="966.152">
                <text:p>966.152</text:p>
              </table:table-cell>
              <table:table-cell office:value-type="float" office:value="1061.96">
                <text:p>1061.9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30.275">
                <text:p>530.275</text:p>
              </table:table-cell>
              <table:table-cell office:value-type="float" office:value="966.492">
                <text:p>966.492</text:p>
              </table:table-cell>
              <table:table-cell office:value-type="float" office:value="1062.16">
                <text:p>1062.1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30.712">
                <text:p>530.712</text:p>
              </table:table-cell>
              <table:table-cell office:value-type="float" office:value="966.831">
                <text:p>966.831</text:p>
              </table:table-cell>
              <table:table-cell office:value-type="float" office:value="1062.36">
                <text:p>1062.3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31.149">
                <text:p>531.149</text:p>
              </table:table-cell>
              <table:table-cell office:value-type="float" office:value="967.17">
                <text:p>967.17</text:p>
              </table:table-cell>
              <table:table-cell office:value-type="float" office:value="1062.56">
                <text:p>1062.5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31.586">
                <text:p>531.586</text:p>
              </table:table-cell>
              <table:table-cell office:value-type="float" office:value="967.508">
                <text:p>967.508</text:p>
              </table:table-cell>
              <table:table-cell office:value-type="float" office:value="1062.76">
                <text:p>1062.7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32.022">
                <text:p>532.022</text:p>
              </table:table-cell>
              <table:table-cell office:value-type="float" office:value="967.846">
                <text:p>967.846</text:p>
              </table:table-cell>
              <table:table-cell office:value-type="float" office:value="1062.96">
                <text:p>1062.9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32.459">
                <text:p>532.459</text:p>
              </table:table-cell>
              <table:table-cell office:value-type="float" office:value="968.183">
                <text:p>968.183</text:p>
              </table:table-cell>
              <table:table-cell office:value-type="float" office:value="1063.16">
                <text:p>1063.1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32.896">
                <text:p>532.896</text:p>
              </table:table-cell>
              <table:table-cell office:value-type="float" office:value="968.52">
                <text:p>968.52</text:p>
              </table:table-cell>
              <table:table-cell office:value-type="float" office:value="1063.36">
                <text:p>1063.3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33.333">
                <text:p>533.333</text:p>
              </table:table-cell>
              <table:table-cell office:value-type="float" office:value="968.856">
                <text:p>968.856</text:p>
              </table:table-cell>
              <table:table-cell office:value-type="float" office:value="1063.56">
                <text:p>1063.5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33.77">
                <text:p>533.77</text:p>
              </table:table-cell>
              <table:table-cell office:value-type="float" office:value="969.192">
                <text:p>969.192</text:p>
              </table:table-cell>
              <table:table-cell office:value-type="float" office:value="1063.75">
                <text:p>1063.7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34.206">
                <text:p>534.206</text:p>
              </table:table-cell>
              <table:table-cell office:value-type="float" office:value="969.527">
                <text:p>969.527</text:p>
              </table:table-cell>
              <table:table-cell office:value-type="float" office:value="1063.95">
                <text:p>1063.9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34.643">
                <text:p>534.643</text:p>
              </table:table-cell>
              <table:table-cell office:value-type="float" office:value="969.862">
                <text:p>969.862</text:p>
              </table:table-cell>
              <table:table-cell office:value-type="float" office:value="1064.15">
                <text:p>1064.1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35.08">
                <text:p>535.08</text:p>
              </table:table-cell>
              <table:table-cell office:value-type="float" office:value="970.196">
                <text:p>970.196</text:p>
              </table:table-cell>
              <table:table-cell office:value-type="float" office:value="1064.35">
                <text:p>1064.3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35.517">
                <text:p>535.517</text:p>
              </table:table-cell>
              <table:table-cell office:value-type="float" office:value="970.53">
                <text:p>970.53</text:p>
              </table:table-cell>
              <table:table-cell office:value-type="float" office:value="1064.54">
                <text:p>1064.5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35.954">
                <text:p>535.954</text:p>
              </table:table-cell>
              <table:table-cell office:value-type="float" office:value="970.863">
                <text:p>970.863</text:p>
              </table:table-cell>
              <table:table-cell office:value-type="float" office:value="1064.74">
                <text:p>1064.7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36.39">
                <text:p>536.39</text:p>
              </table:table-cell>
              <table:table-cell office:value-type="float" office:value="971.196">
                <text:p>971.196</text:p>
              </table:table-cell>
              <table:table-cell office:value-type="float" office:value="1064.94">
                <text:p>1064.9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36.827">
                <text:p>536.827</text:p>
              </table:table-cell>
              <table:table-cell office:value-type="float" office:value="971.528">
                <text:p>971.528</text:p>
              </table:table-cell>
              <table:table-cell office:value-type="float" office:value="1065.13">
                <text:p>1065.1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37.264">
                <text:p>537.264</text:p>
              </table:table-cell>
              <table:table-cell office:value-type="float" office:value="971.86">
                <text:p>971.86</text:p>
              </table:table-cell>
              <table:table-cell office:value-type="float" office:value="1065.33">
                <text:p>1065.3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37.701">
                <text:p>537.701</text:p>
              </table:table-cell>
              <table:table-cell office:value-type="float" office:value="972.192">
                <text:p>972.192</text:p>
              </table:table-cell>
              <table:table-cell office:value-type="float" office:value="1065.52">
                <text:p>1065.5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38.138">
                <text:p>538.138</text:p>
              </table:table-cell>
              <table:table-cell office:value-type="float" office:value="972.523">
                <text:p>972.523</text:p>
              </table:table-cell>
              <table:table-cell office:value-type="float" office:value="1065.72">
                <text:p>1065.7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38.574">
                <text:p>538.574</text:p>
              </table:table-cell>
              <table:table-cell office:value-type="float" office:value="972.853">
                <text:p>972.853</text:p>
              </table:table-cell>
              <table:table-cell office:value-type="float" office:value="1065.91">
                <text:p>1065.9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39.011">
                <text:p>539.011</text:p>
              </table:table-cell>
              <table:table-cell office:value-type="float" office:value="973.183">
                <text:p>973.183</text:p>
              </table:table-cell>
              <table:table-cell office:value-type="float" office:value="1066.11">
                <text:p>1066.1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39.448">
                <text:p>539.448</text:p>
              </table:table-cell>
              <table:table-cell office:value-type="float" office:value="973.512">
                <text:p>973.512</text:p>
              </table:table-cell>
              <table:table-cell office:value-type="float" office:value="1066.3">
                <text:p>1066.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39.885">
                <text:p>539.885</text:p>
              </table:table-cell>
              <table:table-cell office:value-type="float" office:value="973.841">
                <text:p>973.841</text:p>
              </table:table-cell>
              <table:table-cell office:value-type="float" office:value="1066.5">
                <text:p>1066.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40.322">
                <text:p>540.322</text:p>
              </table:table-cell>
              <table:table-cell office:value-type="float" office:value="974.17">
                <text:p>974.17</text:p>
              </table:table-cell>
              <table:table-cell office:value-type="float" office:value="1066.69">
                <text:p>1066.6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40.758">
                <text:p>540.758</text:p>
              </table:table-cell>
              <table:table-cell office:value-type="float" office:value="974.498">
                <text:p>974.498</text:p>
              </table:table-cell>
              <table:table-cell office:value-type="float" office:value="1066.89">
                <text:p>1066.8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41.195">
                <text:p>541.195</text:p>
              </table:table-cell>
              <table:table-cell office:value-type="float" office:value="974.826">
                <text:p>974.826</text:p>
              </table:table-cell>
              <table:table-cell office:value-type="float" office:value="1067.08">
                <text:p>1067.0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41.632">
                <text:p>541.632</text:p>
              </table:table-cell>
              <table:table-cell office:value-type="float" office:value="975.153">
                <text:p>975.153</text:p>
              </table:table-cell>
              <table:table-cell office:value-type="float" office:value="1067.27">
                <text:p>1067.2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42.069">
                <text:p>542.069</text:p>
              </table:table-cell>
              <table:table-cell office:value-type="float" office:value="975.479">
                <text:p>975.479</text:p>
              </table:table-cell>
              <table:table-cell office:value-type="float" office:value="1067.46">
                <text:p>1067.4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42.506">
                <text:p>542.506</text:p>
              </table:table-cell>
              <table:table-cell office:value-type="float" office:value="975.805">
                <text:p>975.805</text:p>
              </table:table-cell>
              <table:table-cell office:value-type="float" office:value="1067.66">
                <text:p>1067.6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42.942">
                <text:p>542.942</text:p>
              </table:table-cell>
              <table:table-cell office:value-type="float" office:value="976.131">
                <text:p>976.131</text:p>
              </table:table-cell>
              <table:table-cell office:value-type="float" office:value="1067.85">
                <text:p>1067.8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43.379">
                <text:p>543.379</text:p>
              </table:table-cell>
              <table:table-cell office:value-type="float" office:value="976.456">
                <text:p>976.456</text:p>
              </table:table-cell>
              <table:table-cell office:value-type="float" office:value="1068.04">
                <text:p>1068.0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43.816">
                <text:p>543.816</text:p>
              </table:table-cell>
              <table:table-cell office:value-type="float" office:value="976.781">
                <text:p>976.781</text:p>
              </table:table-cell>
              <table:table-cell office:value-type="float" office:value="1068.23">
                <text:p>1068.2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44.253">
                <text:p>544.253</text:p>
              </table:table-cell>
              <table:table-cell office:value-type="float" office:value="977.105">
                <text:p>977.105</text:p>
              </table:table-cell>
              <table:table-cell office:value-type="float" office:value="1068.42">
                <text:p>1068.4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44.69">
                <text:p>544.69</text:p>
              </table:table-cell>
              <table:table-cell office:value-type="float" office:value="977.429">
                <text:p>977.429</text:p>
              </table:table-cell>
              <table:table-cell office:value-type="float" office:value="1068.62">
                <text:p>1068.6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45.126">
                <text:p>545.126</text:p>
              </table:table-cell>
              <table:table-cell office:value-type="float" office:value="977.752">
                <text:p>977.752</text:p>
              </table:table-cell>
              <table:table-cell office:value-type="float" office:value="1068.81">
                <text:p>1068.8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45.563">
                <text:p>545.563</text:p>
              </table:table-cell>
              <table:table-cell office:value-type="float" office:value="978.075">
                <text:p>978.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978.398">
                <text:p>978.398</text:p>
              </table:table-cell>
              <table:table-cell office:value-type="float" office:value="1069.19">
                <text:p>1069.1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46.437">
                <text:p>546.437</text:p>
              </table:table-cell>
              <table:table-cell office:value-type="float" office:value="978.72">
                <text:p>978.72</text:p>
              </table:table-cell>
              <table:table-cell office:value-type="float" office:value="1069.38">
                <text:p>1069.3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46.874">
                <text:p>546.874</text:p>
              </table:table-cell>
              <table:table-cell office:value-type="float" office:value="979.041">
                <text:p>979.041</text:p>
              </table:table-cell>
              <table:table-cell office:value-type="float" office:value="1069.57">
                <text:p>1069.5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47.31">
                <text:p>547.31</text:p>
              </table:table-cell>
              <table:table-cell office:value-type="float" office:value="979.362">
                <text:p>979.362</text:p>
              </table:table-cell>
              <table:table-cell office:value-type="float" office:value="1069.76">
                <text:p>1069.7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47.747">
                <text:p>547.747</text:p>
              </table:table-cell>
              <table:table-cell office:value-type="float" office:value="979.682">
                <text:p>979.682</text:p>
              </table:table-cell>
              <table:table-cell office:value-type="float" office:value="1069.95">
                <text:p>1069.9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548.184">
                <text:p>548.184</text:p>
              </table:table-cell>
              <table:table-cell office:value-type="float" office:value="980.002">
                <text:p>980.002</text:p>
              </table:table-cell>
              <table:table-cell office:value-type="float" office:value="1070.13">
                <text:p>1070.1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548.621">
                <text:p>548.621</text:p>
              </table:table-cell>
              <table:table-cell office:value-type="float" office:value="980.322">
                <text:p>980.322</text:p>
              </table:table-cell>
              <table:table-cell office:value-type="float" office:value="1070.32">
                <text:p>1070.3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49.058">
                <text:p>549.058</text:p>
              </table:table-cell>
              <table:table-cell office:value-type="float" office:value="980.641">
                <text:p>980.641</text:p>
              </table:table-cell>
              <table:table-cell office:value-type="float" office:value="1070.51">
                <text:p>1070.5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49.494">
                <text:p>549.494</text:p>
              </table:table-cell>
              <table:table-cell office:value-type="float" office:value="980.96">
                <text:p>980.96</text:p>
              </table:table-cell>
              <table:table-cell office:value-type="float" office:value="1070.7">
                <text:p>1070.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549.931">
                <text:p>549.931</text:p>
              </table:table-cell>
              <table:table-cell office:value-type="float" office:value="981.278">
                <text:p>981.278</text:p>
              </table:table-cell>
              <table:table-cell office:value-type="float" office:value="1070.89">
                <text:p>1070.8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550.368">
                <text:p>550.368</text:p>
              </table:table-cell>
              <table:table-cell office:value-type="float" office:value="981.596">
                <text:p>981.596</text:p>
              </table:table-cell>
              <table:table-cell office:value-type="float" office:value="1071.08">
                <text:p>1071.0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50.805">
                <text:p>550.805</text:p>
              </table:table-cell>
              <table:table-cell office:value-type="float" office:value="981.913">
                <text:p>981.913</text:p>
              </table:table-cell>
              <table:table-cell office:value-type="float" office:value="1071.26">
                <text:p>1071.2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551.242">
                <text:p>551.242</text:p>
              </table:table-cell>
              <table:table-cell office:value-type="float" office:value="982.23">
                <text:p>982.23</text:p>
              </table:table-cell>
              <table:table-cell office:value-type="float" office:value="1071.45">
                <text:p>1071.4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51.678">
                <text:p>551.678</text:p>
              </table:table-cell>
              <table:table-cell office:value-type="float" office:value="982.546">
                <text:p>982.546</text:p>
              </table:table-cell>
              <table:table-cell office:value-type="float" office:value="1071.64">
                <text:p>1071.6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52.115">
                <text:p>552.115</text:p>
              </table:table-cell>
              <table:table-cell office:value-type="float" office:value="982.862">
                <text:p>982.862</text:p>
              </table:table-cell>
              <table:table-cell office:value-type="float" office:value="1071.82">
                <text:p>1071.8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52.552">
                <text:p>552.552</text:p>
              </table:table-cell>
              <table:table-cell office:value-type="float" office:value="983.177">
                <text:p>983.177</text:p>
              </table:table-cell>
              <table:table-cell office:value-type="float" office:value="1072.01">
                <text:p>1072.0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552.989">
                <text:p>552.989</text:p>
              </table:table-cell>
              <table:table-cell office:value-type="float" office:value="983.492">
                <text:p>983.492</text:p>
              </table:table-cell>
              <table:table-cell office:value-type="float" office:value="1072.19">
                <text:p>1072.1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53.426">
                <text:p>553.426</text:p>
              </table:table-cell>
              <table:table-cell office:value-type="float" office:value="983.807">
                <text:p>983.807</text:p>
              </table:table-cell>
              <table:table-cell office:value-type="float" office:value="1072.38">
                <text:p>1072.3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553.862">
                <text:p>553.862</text:p>
              </table:table-cell>
              <table:table-cell office:value-type="float" office:value="984.121">
                <text:p>984.121</text:p>
              </table:table-cell>
              <table:table-cell office:value-type="float" office:value="1072.57">
                <text:p>1072.5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554.299">
                <text:p>554.299</text:p>
              </table:table-cell>
              <table:table-cell office:value-type="float" office:value="984.434">
                <text:p>984.434</text:p>
              </table:table-cell>
              <table:table-cell office:value-type="float" office:value="1072.75">
                <text:p>1072.7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54.736">
                <text:p>554.736</text:p>
              </table:table-cell>
              <table:table-cell office:value-type="float" office:value="984.748">
                <text:p>984.748</text:p>
              </table:table-cell>
              <table:table-cell office:value-type="float" office:value="1072.94">
                <text:p>1072.9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55.173">
                <text:p>555.173</text:p>
              </table:table-cell>
              <table:table-cell office:value-type="float" office:value="985.06">
                <text:p>985.06</text:p>
              </table:table-cell>
              <table:table-cell office:value-type="float" office:value="1073.12">
                <text:p>1073.1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55.61">
                <text:p>555.61</text:p>
              </table:table-cell>
              <table:table-cell office:value-type="float" office:value="985.372">
                <text:p>985.372</text:p>
              </table:table-cell>
              <table:table-cell office:value-type="float" office:value="1073.3">
                <text:p>1073.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56.046">
                <text:p>556.046</text:p>
              </table:table-cell>
              <table:table-cell office:value-type="float" office:value="985.684">
                <text:p>985.684</text:p>
              </table:table-cell>
              <table:table-cell office:value-type="float" office:value="1073.49">
                <text:p>1073.4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56.483">
                <text:p>556.483</text:p>
              </table:table-cell>
              <table:table-cell office:value-type="float" office:value="985.996">
                <text:p>985.996</text:p>
              </table:table-cell>
              <table:table-cell office:value-type="float" office:value="1073.67">
                <text:p>1073.6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56.92">
                <text:p>556.92</text:p>
              </table:table-cell>
              <table:table-cell office:value-type="float" office:value="986.306">
                <text:p>986.306</text:p>
              </table:table-cell>
              <table:table-cell office:value-type="float" office:value="1073.86">
                <text:p>1073.8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57.357">
                <text:p>557.357</text:p>
              </table:table-cell>
              <table:table-cell office:value-type="float" office:value="986.617">
                <text:p>986.617</text:p>
              </table:table-cell>
              <table:table-cell office:value-type="float" office:value="1074.04">
                <text:p>1074.0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57.794">
                <text:p>557.794</text:p>
              </table:table-cell>
              <table:table-cell office:value-type="float" office:value="986.927">
                <text:p>986.927</text:p>
              </table:table-cell>
              <table:table-cell office:value-type="float" office:value="1074.22">
                <text:p>1074.2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58.23">
                <text:p>558.23</text:p>
              </table:table-cell>
              <table:table-cell office:value-type="float" office:value="987.236">
                <text:p>987.236</text:p>
              </table:table-cell>
              <table:table-cell office:value-type="float" office:value="1074.41">
                <text:p>1074.4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58.667">
                <text:p>558.667</text:p>
              </table:table-cell>
              <table:table-cell office:value-type="float" office:value="987.545">
                <text:p>987.545</text:p>
              </table:table-cell>
              <table:table-cell office:value-type="float" office:value="1074.59">
                <text:p>1074.5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59.104">
                <text:p>559.104</text:p>
              </table:table-cell>
              <table:table-cell office:value-type="float" office:value="987.854">
                <text:p>987.854</text:p>
              </table:table-cell>
              <table:table-cell office:value-type="float" office:value="1074.77">
                <text:p>1074.7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559.541">
                <text:p>559.541</text:p>
              </table:table-cell>
              <table:table-cell office:value-type="float" office:value="988.162">
                <text:p>988.162</text:p>
              </table:table-cell>
              <table:table-cell office:value-type="float" office:value="1074.95">
                <text:p>1074.9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559.978">
                <text:p>559.978</text:p>
              </table:table-cell>
              <table:table-cell office:value-type="float" office:value="988.47">
                <text:p>988.47</text:p>
              </table:table-cell>
              <table:table-cell office:value-type="float" office:value="1075.13">
                <text:p>1075.1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60.414">
                <text:p>560.414</text:p>
              </table:table-cell>
              <table:table-cell office:value-type="float" office:value="988.777">
                <text:p>988.777</text:p>
              </table:table-cell>
              <table:table-cell office:value-type="float" office:value="1075.31">
                <text:p>1075.3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60.851">
                <text:p>560.851</text:p>
              </table:table-cell>
              <table:table-cell office:value-type="float" office:value="989.084">
                <text:p>989.084</text:p>
              </table:table-cell>
              <table:table-cell office:value-type="float" office:value="1075.5">
                <text:p>1075.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61.288">
                <text:p>561.288</text:p>
              </table:table-cell>
              <table:table-cell office:value-type="float" office:value="989.39">
                <text:p>989.39</text:p>
              </table:table-cell>
              <table:table-cell office:value-type="float" office:value="1075.68">
                <text:p>1075.6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61.725">
                <text:p>561.725</text:p>
              </table:table-cell>
              <table:table-cell office:value-type="float" office:value="989.696">
                <text:p>989.696</text:p>
              </table:table-cell>
              <table:table-cell office:value-type="float" office:value="1075.86">
                <text:p>1075.8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562.162">
                <text:p>562.162</text:p>
              </table:table-cell>
              <table:table-cell office:value-type="float" office:value="990.002">
                <text:p>990.002</text:p>
              </table:table-cell>
              <table:table-cell office:value-type="float" office:value="1076.04">
                <text:p>1076.0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62.598">
                <text:p>562.598</text:p>
              </table:table-cell>
              <table:table-cell office:value-type="float" office:value="990.307">
                <text:p>990.307</text:p>
              </table:table-cell>
              <table:table-cell office:value-type="float" office:value="1076.22">
                <text:p>1076.2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563.035">
                <text:p>563.035</text:p>
              </table:table-cell>
              <table:table-cell office:value-type="float" office:value="990.611">
                <text:p>990.611</text:p>
              </table:table-cell>
              <table:table-cell office:value-type="float" office:value="1076.4">
                <text:p>1076.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63.472">
                <text:p>563.472</text:p>
              </table:table-cell>
              <table:table-cell office:value-type="float" office:value="990.916">
                <text:p>990.916</text:p>
              </table:table-cell>
              <table:table-cell office:value-type="float" office:value="1076.58">
                <text:p>1076.5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63.909">
                <text:p>563.909</text:p>
              </table:table-cell>
              <table:table-cell office:value-type="float" office:value="991.219">
                <text:p>991.219</text:p>
              </table:table-cell>
              <table:table-cell office:value-type="float" office:value="1076.76">
                <text:p>1076.7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64.346">
                <text:p>564.346</text:p>
              </table:table-cell>
              <table:table-cell office:value-type="float" office:value="991.523">
                <text:p>991.523</text:p>
              </table:table-cell>
              <table:table-cell office:value-type="float" office:value="1076.94">
                <text:p>1076.9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64.782">
                <text:p>564.782</text:p>
              </table:table-cell>
              <table:table-cell office:value-type="float" office:value="991.825">
                <text:p>991.825</text:p>
              </table:table-cell>
              <table:table-cell office:value-type="float" office:value="1077.11">
                <text:p>1077.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65.219">
                <text:p>565.219</text:p>
              </table:table-cell>
              <table:table-cell office:value-type="float" office:value="992.128">
                <text:p>992.128</text:p>
              </table:table-cell>
              <table:table-cell office:value-type="float" office:value="1077.29">
                <text:p>1077.2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65.656">
                <text:p>565.656</text:p>
              </table:table-cell>
              <table:table-cell office:value-type="float" office:value="992.43">
                <text:p>992.43</text:p>
              </table:table-cell>
              <table:table-cell office:value-type="float" office:value="1077.47">
                <text:p>1077.4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66.093">
                <text:p>566.093</text:p>
              </table:table-cell>
              <table:table-cell office:value-type="float" office:value="992.731">
                <text:p>992.731</text:p>
              </table:table-cell>
              <table:table-cell office:value-type="float" office:value="1077.65">
                <text:p>1077.6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66.53">
                <text:p>566.53</text:p>
              </table:table-cell>
              <table:table-cell office:value-type="float" office:value="993.032">
                <text:p>993.032</text:p>
              </table:table-cell>
              <table:table-cell office:value-type="float" office:value="1077.83">
                <text:p>1077.8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66.966">
                <text:p>566.966</text:p>
              </table:table-cell>
              <table:table-cell office:value-type="float" office:value="993.333">
                <text:p>993.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67.403">
                <text:p>567.403</text:p>
              </table:table-cell>
              <table:table-cell office:value-type="float" office:value="993.633">
                <text:p>993.633</text:p>
              </table:table-cell>
              <table:table-cell office:value-type="float" office:value="1078.18">
                <text:p>1078.1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67.84">
                <text:p>567.84</text:p>
              </table:table-cell>
              <table:table-cell office:value-type="float" office:value="993.933">
                <text:p>993.933</text:p>
              </table:table-cell>
              <table:table-cell office:value-type="float" office:value="1078.36">
                <text:p>1078.3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68.277">
                <text:p>568.277</text:p>
              </table:table-cell>
              <table:table-cell office:value-type="float" office:value="994.232">
                <text:p>994.232</text:p>
              </table:table-cell>
              <table:table-cell office:value-type="float" office:value="1078.53">
                <text:p>1078.5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68.714">
                <text:p>568.714</text:p>
              </table:table-cell>
              <table:table-cell office:value-type="float" office:value="994.531">
                <text:p>994.531</text:p>
              </table:table-cell>
              <table:table-cell office:value-type="float" office:value="1078.71">
                <text:p>1078.7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69.15">
                <text:p>569.15</text:p>
              </table:table-cell>
              <table:table-cell office:value-type="float" office:value="994.83">
                <text:p>994.83</text:p>
              </table:table-cell>
              <table:table-cell office:value-type="float" office:value="1078.89">
                <text:p>1078.8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69.587">
                <text:p>569.587</text:p>
              </table:table-cell>
              <table:table-cell office:value-type="float" office:value="995.128">
                <text:p>995.128</text:p>
              </table:table-cell>
              <table:table-cell office:value-type="float" office:value="1079.06">
                <text:p>1079.0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70.024">
                <text:p>570.024</text:p>
              </table:table-cell>
              <table:table-cell office:value-type="float" office:value="995.425">
                <text:p>995.425</text:p>
              </table:table-cell>
              <table:table-cell office:value-type="float" office:value="1079.24">
                <text:p>1079.2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70.461">
                <text:p>570.461</text:p>
              </table:table-cell>
              <table:table-cell office:value-type="float" office:value="995.723">
                <text:p>995.723</text:p>
              </table:table-cell>
              <table:table-cell office:value-type="float" office:value="1079.41">
                <text:p>1079.4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70.898">
                <text:p>570.898</text:p>
              </table:table-cell>
              <table:table-cell office:value-type="float" office:value="996.019">
                <text:p>996.019</text:p>
              </table:table-cell>
              <table:table-cell office:value-type="float" office:value="1079.59">
                <text:p>1079.5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71.334">
                <text:p>571.334</text:p>
              </table:table-cell>
              <table:table-cell office:value-type="float" office:value="996.316">
                <text:p>996.316</text:p>
              </table:table-cell>
              <table:table-cell office:value-type="float" office:value="1079.76">
                <text:p>1079.7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71.771">
                <text:p>571.771</text:p>
              </table:table-cell>
              <table:table-cell office:value-type="float" office:value="996.611">
                <text:p>996.611</text:p>
              </table:table-cell>
              <table:table-cell office:value-type="float" office:value="1079.94">
                <text:p>1079.9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72.208">
                <text:p>572.208</text:p>
              </table:table-cell>
              <table:table-cell office:value-type="float" office:value="996.907">
                <text:p>996.907</text:p>
              </table:table-cell>
              <table:table-cell office:value-type="float" office:value="1080.11">
                <text:p>1080.1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72.645">
                <text:p>572.645</text:p>
              </table:table-cell>
              <table:table-cell office:value-type="float" office:value="997.202">
                <text:p>997.202</text:p>
              </table:table-cell>
              <table:table-cell office:value-type="float" office:value="1080.29">
                <text:p>1080.2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73.082">
                <text:p>573.082</text:p>
              </table:table-cell>
              <table:table-cell office:value-type="float" office:value="997.496">
                <text:p>997.496</text:p>
              </table:table-cell>
              <table:table-cell office:value-type="float" office:value="1080.46">
                <text:p>1080.4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73.518">
                <text:p>573.518</text:p>
              </table:table-cell>
              <table:table-cell office:value-type="float" office:value="997.791">
                <text:p>997.791</text:p>
              </table:table-cell>
              <table:table-cell office:value-type="float" office:value="1080.64">
                <text:p>1080.6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73.955">
                <text:p>573.955</text:p>
              </table:table-cell>
              <table:table-cell office:value-type="float" office:value="998.084">
                <text:p>998.084</text:p>
              </table:table-cell>
              <table:table-cell office:value-type="float" office:value="1080.81">
                <text:p>1080.8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74.392">
                <text:p>574.392</text:p>
              </table:table-cell>
              <table:table-cell office:value-type="float" office:value="998.378">
                <text:p>998.378</text:p>
              </table:table-cell>
              <table:table-cell office:value-type="float" office:value="1080.98">
                <text:p>1080.9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74.829">
                <text:p>574.829</text:p>
              </table:table-cell>
              <table:table-cell office:value-type="float" office:value="998.671">
                <text:p>998.671</text:p>
              </table:table-cell>
              <table:table-cell office:value-type="float" office:value="1081.15">
                <text:p>1081.1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75.266">
                <text:p>575.266</text:p>
              </table:table-cell>
              <table:table-cell office:value-type="float" office:value="998.963">
                <text:p>998.963</text:p>
              </table:table-cell>
              <table:table-cell office:value-type="float" office:value="1081.33">
                <text:p>1081.3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75.702">
                <text:p>575.702</text:p>
              </table:table-cell>
              <table:table-cell office:value-type="float" office:value="999.255">
                <text:p>999.255</text:p>
              </table:table-cell>
              <table:table-cell office:value-type="float" office:value="1081.5">
                <text:p>1081.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76.139">
                <text:p>576.139</text:p>
              </table:table-cell>
              <table:table-cell office:value-type="float" office:value="999.547">
                <text:p>999.547</text:p>
              </table:table-cell>
              <table:table-cell office:value-type="float" office:value="1081.67">
                <text:p>1081.6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576.576">
                <text:p>576.576</text:p>
              </table:table-cell>
              <table:table-cell office:value-type="float" office:value="999.838">
                <text:p>999.838</text:p>
              </table:table-cell>
              <table:table-cell office:value-type="float" office:value="1081.84">
                <text:p>1081.8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77.013">
                <text:p>577.013</text:p>
              </table:table-cell>
              <table:table-cell office:value-type="float" office:value="1000.13">
                <text:p>1000.13</text:p>
              </table:table-cell>
              <table:table-cell office:value-type="float" office:value="1082.02">
                <text:p>1082.0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77.45">
                <text:p>577.45</text:p>
              </table:table-cell>
              <table:table-cell office:value-type="float" office:value="1000.42">
                <text:p>1000.42</text:p>
              </table:table-cell>
              <table:table-cell office:value-type="float" office:value="1082.19">
                <text:p>1082.1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77.886">
                <text:p>577.886</text:p>
              </table:table-cell>
              <table:table-cell office:value-type="float" office:value="1000.71">
                <text:p>1000.71</text:p>
              </table:table-cell>
              <table:table-cell office:value-type="float" office:value="1082.36">
                <text:p>1082.3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78.323">
                <text:p>578.323</text:p>
              </table:table-cell>
              <table:table-cell office:value-type="float" office:value="NaN">
                <text:p>NaN</text:p>
              </table:table-cell>
              <table:table-cell office:value-type="float" office:value="1082.53">
                <text:p>1082.5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78.76">
                <text:p>578.76</text:p>
              </table:table-cell>
              <table:table-cell office:value-type="float" office:value="1001.29">
                <text:p>1001.29</text:p>
              </table:table-cell>
              <table:table-cell office:value-type="float" office:value="1082.7">
                <text:p>1082.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79.197">
                <text:p>579.197</text:p>
              </table:table-cell>
              <table:table-cell office:value-type="float" office:value="1001.58">
                <text:p>1001.58</text:p>
              </table:table-cell>
              <table:table-cell office:value-type="float" office:value="1082.87">
                <text:p>1082.8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79.634">
                <text:p>579.634</text:p>
              </table:table-cell>
              <table:table-cell office:value-type="float" office:value="1001.86">
                <text:p>1001.86</text:p>
              </table:table-cell>
              <table:table-cell office:value-type="float" office:value="1083.04">
                <text:p>1083.0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80.07">
                <text:p>580.07</text:p>
              </table:table-cell>
              <table:table-cell office:value-type="float" office:value="1002.15">
                <text:p>1002.15</text:p>
              </table:table-cell>
              <table:table-cell office:value-type="float" office:value="1083.21">
                <text:p>1083.2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80.507">
                <text:p>580.507</text:p>
              </table:table-cell>
              <table:table-cell office:value-type="float" office:value="1002.44">
                <text:p>1002.44</text:p>
              </table:table-cell>
              <table:table-cell office:value-type="float" office:value="1083.38">
                <text:p>1083.3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80.944">
                <text:p>580.944</text:p>
              </table:table-cell>
              <table:table-cell office:value-type="float" office:value="1002.73">
                <text:p>1002.73</text:p>
              </table:table-cell>
              <table:table-cell office:value-type="float" office:value="1083.55">
                <text:p>1083.5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81.381">
                <text:p>581.381</text:p>
              </table:table-cell>
              <table:table-cell office:value-type="float" office:value="1003.01">
                <text:p>1003.01</text:p>
              </table:table-cell>
              <table:table-cell office:value-type="float" office:value="1083.72">
                <text:p>1083.7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81.818">
                <text:p>581.818</text:p>
              </table:table-cell>
              <table:table-cell office:value-type="float" office:value="1003.3">
                <text:p>1003.3</text:p>
              </table:table-cell>
              <table:table-cell office:value-type="float" office:value="1083.89">
                <text:p>1083.8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82.254">
                <text:p>582.254</text:p>
              </table:table-cell>
              <table:table-cell office:value-type="float" office:value="1003.58">
                <text:p>1003.58</text:p>
              </table:table-cell>
              <table:table-cell office:value-type="float" office:value="1084.06">
                <text:p>1084.0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82.691">
                <text:p>582.691</text:p>
              </table:table-cell>
              <table:table-cell office:value-type="float" office:value="1003.87">
                <text:p>1003.87</text:p>
              </table:table-cell>
              <table:table-cell office:value-type="float" office:value="1084.22">
                <text:p>1084.2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83.128">
                <text:p>583.128</text:p>
              </table:table-cell>
              <table:table-cell office:value-type="float" office:value="1004.16">
                <text:p>1004.16</text:p>
              </table:table-cell>
              <table:table-cell office:value-type="float" office:value="1084.39">
                <text:p>1084.3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583.565">
                <text:p>583.565</text:p>
              </table:table-cell>
              <table:table-cell office:value-type="float" office:value="1004.44">
                <text:p>1004.44</text:p>
              </table:table-cell>
              <table:table-cell office:value-type="float" office:value="1084.56">
                <text:p>1084.5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84.002">
                <text:p>584.002</text:p>
              </table:table-cell>
              <table:table-cell office:value-type="float" office:value="1004.72">
                <text:p>1004.72</text:p>
              </table:table-cell>
              <table:table-cell office:value-type="float" office:value="1084.73">
                <text:p>1084.7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84.438">
                <text:p>584.438</text:p>
              </table:table-cell>
              <table:table-cell office:value-type="float" office:value="1005.01">
                <text:p>1005.01</text:p>
              </table:table-cell>
              <table:table-cell office:value-type="float" office:value="1084.9">
                <text:p>1084.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584.875">
                <text:p>584.875</text:p>
              </table:table-cell>
              <table:table-cell office:value-type="float" office:value="1005.29">
                <text:p>1005.29</text:p>
              </table:table-cell>
              <table:table-cell office:value-type="float" office:value="1085.06">
                <text:p>1085.0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85.312">
                <text:p>585.312</text:p>
              </table:table-cell>
              <table:table-cell office:value-type="float" office:value="1005.57">
                <text:p>1005.57</text:p>
              </table:table-cell>
              <table:table-cell office:value-type="float" office:value="1085.23">
                <text:p>1085.2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85.749">
                <text:p>585.749</text:p>
              </table:table-cell>
              <table:table-cell office:value-type="float" office:value="1005.86">
                <text:p>1005.86</text:p>
              </table:table-cell>
              <table:table-cell office:value-type="float" office:value="1085.4">
                <text:p>1085.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86.186">
                <text:p>586.186</text:p>
              </table:table-cell>
              <table:table-cell office:value-type="float" office:value="1006.14">
                <text:p>1006.14</text:p>
              </table:table-cell>
              <table:table-cell office:value-type="float" office:value="1085.56">
                <text:p>1085.5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86.622">
                <text:p>586.622</text:p>
              </table:table-cell>
              <table:table-cell office:value-type="float" office:value="1006.42">
                <text:p>1006.42</text:p>
              </table:table-cell>
              <table:table-cell office:value-type="float" office:value="1085.73">
                <text:p>1085.7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87.059">
                <text:p>587.059</text:p>
              </table:table-cell>
              <table:table-cell office:value-type="float" office:value="1006.7">
                <text:p>1006.7</text:p>
              </table:table-cell>
              <table:table-cell office:value-type="float" office:value="1085.89">
                <text:p>1085.8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87.496">
                <text:p>587.496</text:p>
              </table:table-cell>
              <table:table-cell office:value-type="float" office:value="1006.98">
                <text:p>1006.98</text:p>
              </table:table-cell>
              <table:table-cell office:value-type="float" office:value="1086.06">
                <text:p>1086.0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87.933">
                <text:p>587.933</text:p>
              </table:table-cell>
              <table:table-cell office:value-type="float" office:value="1007.26">
                <text:p>1007.26</text:p>
              </table:table-cell>
              <table:table-cell office:value-type="float" office:value="1086.23">
                <text:p>1086.2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88.37">
                <text:p>588.37</text:p>
              </table:table-cell>
              <table:table-cell office:value-type="float" office:value="1007.54">
                <text:p>1007.54</text:p>
              </table:table-cell>
              <table:table-cell office:value-type="float" office:value="1086.39">
                <text:p>1086.3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88.806">
                <text:p>588.806</text:p>
              </table:table-cell>
              <table:table-cell office:value-type="float" office:value="1007.82">
                <text:p>1007.82</text:p>
              </table:table-cell>
              <table:table-cell office:value-type="float" office:value="1086.56">
                <text:p>1086.5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589.243">
                <text:p>589.243</text:p>
              </table:table-cell>
              <table:table-cell office:value-type="float" office:value="1008.1">
                <text:p>1008.1</text:p>
              </table:table-cell>
              <table:table-cell office:value-type="float" office:value="1086.72">
                <text:p>1086.7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89.68">
                <text:p>589.68</text:p>
              </table:table-cell>
              <table:table-cell office:value-type="float" office:value="1008.38">
                <text:p>1008.38</text:p>
              </table:table-cell>
              <table:table-cell office:value-type="float" office:value="1086.89">
                <text:p>1086.8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90.117">
                <text:p>590.117</text:p>
              </table:table-cell>
              <table:table-cell office:value-type="float" office:value="1008.66">
                <text:p>1008.66</text:p>
              </table:table-cell>
              <table:table-cell office:value-type="float" office:value="1087.05">
                <text:p>1087.0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90.554">
                <text:p>590.554</text:p>
              </table:table-cell>
              <table:table-cell office:value-type="float" office:value="1008.94">
                <text:p>1008.94</text:p>
              </table:table-cell>
              <table:table-cell office:value-type="float" office:value="1087.21">
                <text:p>1087.2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590.99">
                <text:p>590.99</text:p>
              </table:table-cell>
              <table:table-cell office:value-type="float" office:value="1009.21">
                <text:p>1009.21</text:p>
              </table:table-cell>
              <table:table-cell office:value-type="float" office:value="1087.38">
                <text:p>1087.3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91.427">
                <text:p>591.427</text:p>
              </table:table-cell>
              <table:table-cell office:value-type="float" office:value="1009.49">
                <text:p>1009.49</text:p>
              </table:table-cell>
              <table:table-cell office:value-type="float" office:value="1087.54">
                <text:p>1087.5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591.864">
                <text:p>591.864</text:p>
              </table:table-cell>
              <table:table-cell office:value-type="float" office:value="1009.77">
                <text:p>1009.77</text:p>
              </table:table-cell>
              <table:table-cell office:value-type="float" office:value="1087.71">
                <text:p>1087.7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592.301">
                <text:p>592.301</text:p>
              </table:table-cell>
              <table:table-cell office:value-type="float" office:value="1010.04">
                <text:p>1010.04</text:p>
              </table:table-cell>
              <table:table-cell office:value-type="float" office:value="1087.87">
                <text:p>1087.8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92.738">
                <text:p>592.738</text:p>
              </table:table-cell>
              <table:table-cell office:value-type="float" office:value="1010.32">
                <text:p>1010.32</text:p>
              </table:table-cell>
              <table:table-cell office:value-type="float" office:value="1088.03">
                <text:p>1088.0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93.174">
                <text:p>593.174</text:p>
              </table:table-cell>
              <table:table-cell office:value-type="float" office:value="1010.59">
                <text:p>1010.59</text:p>
              </table:table-cell>
              <table:table-cell office:value-type="float" office:value="1088.19">
                <text:p>1088.1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93.611">
                <text:p>593.611</text:p>
              </table:table-cell>
              <table:table-cell office:value-type="float" office:value="1010.87">
                <text:p>1010.87</text:p>
              </table:table-cell>
              <table:table-cell office:value-type="float" office:value="1088.36">
                <text:p>1088.3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94.048">
                <text:p>594.048</text:p>
              </table:table-cell>
              <table:table-cell office:value-type="float" office:value="1011.14">
                <text:p>1011.14</text:p>
              </table:table-cell>
              <table:table-cell office:value-type="float" office:value="1088.52">
                <text:p>1088.5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94.485">
                <text:p>594.485</text:p>
              </table:table-cell>
              <table:table-cell office:value-type="float" office:value="1011.42">
                <text:p>1011.42</text:p>
              </table:table-cell>
              <table:table-cell office:value-type="float" office:value="1088.68">
                <text:p>1088.6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94.922">
                <text:p>594.922</text:p>
              </table:table-cell>
              <table:table-cell office:value-type="float" office:value="1011.69">
                <text:p>1011.69</text:p>
              </table:table-cell>
              <table:table-cell office:value-type="float" office:value="1088.84">
                <text:p>1088.8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595.358">
                <text:p>595.358</text:p>
              </table:table-cell>
              <table:table-cell office:value-type="float" office:value="1011.97">
                <text:p>1011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95.795">
                <text:p>595.795</text:p>
              </table:table-cell>
              <table:table-cell office:value-type="float" office:value="1012.24">
                <text:p>1012.24</text:p>
              </table:table-cell>
              <table:table-cell office:value-type="float" office:value="1089.16">
                <text:p>1089.1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96.232">
                <text:p>596.232</text:p>
              </table:table-cell>
              <table:table-cell office:value-type="float" office:value="1012.51">
                <text:p>1012.51</text:p>
              </table:table-cell>
              <table:table-cell office:value-type="float" office:value="1089.33">
                <text:p>1089.3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96.669">
                <text:p>596.669</text:p>
              </table:table-cell>
              <table:table-cell office:value-type="float" office:value="1012.78">
                <text:p>1012.78</text:p>
              </table:table-cell>
              <table:table-cell office:value-type="float" office:value="1089.49">
                <text:p>1089.4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97.106">
                <text:p>597.106</text:p>
              </table:table-cell>
              <table:table-cell office:value-type="float" office:value="1013.06">
                <text:p>1013.06</text:p>
              </table:table-cell>
              <table:table-cell office:value-type="float" office:value="1089.65">
                <text:p>1089.6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97.542">
                <text:p>597.542</text:p>
              </table:table-cell>
              <table:table-cell office:value-type="float" office:value="1013.33">
                <text:p>1013.33</text:p>
              </table:table-cell>
              <table:table-cell office:value-type="float" office:value="1089.81">
                <text:p>1089.8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97.979">
                <text:p>597.979</text:p>
              </table:table-cell>
              <table:table-cell office:value-type="float" office:value="1013.6">
                <text:p>1013.6</text:p>
              </table:table-cell>
              <table:table-cell office:value-type="float" office:value="1089.97">
                <text:p>1089.9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98.416">
                <text:p>598.416</text:p>
              </table:table-cell>
              <table:table-cell office:value-type="float" office:value="1013.87">
                <text:p>1013.87</text:p>
              </table:table-cell>
              <table:table-cell office:value-type="float" office:value="1090.13">
                <text:p>1090.1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98.853">
                <text:p>598.853</text:p>
              </table:table-cell>
              <table:table-cell office:value-type="float" office:value="1014.14">
                <text:p>1014.14</text:p>
              </table:table-cell>
              <table:table-cell office:value-type="float" office:value="1090.29">
                <text:p>1090.2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99.29">
                <text:p>599.29</text:p>
              </table:table-cell>
              <table:table-cell office:value-type="float" office:value="1014.41">
                <text:p>1014.41</text:p>
              </table:table-cell>
              <table:table-cell office:value-type="float" office:value="1090.45">
                <text:p>1090.4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99.726">
                <text:p>599.726</text:p>
              </table:table-cell>
              <table:table-cell office:value-type="float" office:value="1014.68">
                <text:p>1014.68</text:p>
              </table:table-cell>
              <table:table-cell office:value-type="float" office:value="1090.61">
                <text:p>1090.6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00.163">
                <text:p>600.163</text:p>
              </table:table-cell>
              <table:table-cell office:value-type="float" office:value="1014.95">
                <text:p>1014.95</text:p>
              </table:table-cell>
              <table:table-cell office:value-type="float" office:value="1090.76">
                <text:p>1090.7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00.6">
                <text:p>600.6</text:p>
              </table:table-cell>
              <table:table-cell office:value-type="float" office:value="1015.22">
                <text:p>1015.22</text:p>
              </table:table-cell>
              <table:table-cell office:value-type="float" office:value="1090.92">
                <text:p>1090.9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01.037">
                <text:p>601.037</text:p>
              </table:table-cell>
              <table:table-cell office:value-type="float" office:value="1015.49">
                <text:p>1015.49</text:p>
              </table:table-cell>
              <table:table-cell office:value-type="float" office:value="1091.08">
                <text:p>1091.0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01.474">
                <text:p>601.474</text:p>
              </table:table-cell>
              <table:table-cell office:value-type="float" office:value="1015.75">
                <text:p>1015.75</text:p>
              </table:table-cell>
              <table:table-cell office:value-type="float" office:value="1091.24">
                <text:p>1091.2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01.91">
                <text:p>601.91</text:p>
              </table:table-cell>
              <table:table-cell office:value-type="float" office:value="1016.02">
                <text:p>1016.02</text:p>
              </table:table-cell>
              <table:table-cell office:value-type="float" office:value="1091.4">
                <text:p>1091.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02.347">
                <text:p>602.347</text:p>
              </table:table-cell>
              <table:table-cell office:value-type="float" office:value="1016.29">
                <text:p>1016.29</text:p>
              </table:table-cell>
              <table:table-cell office:value-type="float" office:value="1091.56">
                <text:p>1091.5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02.784">
                <text:p>602.784</text:p>
              </table:table-cell>
              <table:table-cell office:value-type="float" office:value="1016.56">
                <text:p>1016.56</text:p>
              </table:table-cell>
              <table:table-cell office:value-type="float" office:value="1091.71">
                <text:p>1091.7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03.221">
                <text:p>603.221</text:p>
              </table:table-cell>
              <table:table-cell office:value-type="float" office:value="1016.82">
                <text:p>1016.82</text:p>
              </table:table-cell>
              <table:table-cell office:value-type="float" office:value="1091.87">
                <text:p>1091.8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03.658">
                <text:p>603.658</text:p>
              </table:table-cell>
              <table:table-cell office:value-type="float" office:value="1017.09">
                <text:p>1017.09</text:p>
              </table:table-cell>
              <table:table-cell office:value-type="float" office:value="1092.03">
                <text:p>1092.0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04.094">
                <text:p>604.094</text:p>
              </table:table-cell>
              <table:table-cell office:value-type="float" office:value="1017.35">
                <text:p>1017.35</text:p>
              </table:table-cell>
              <table:table-cell office:value-type="float" office:value="1092.18">
                <text:p>1092.1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04.531">
                <text:p>604.531</text:p>
              </table:table-cell>
              <table:table-cell office:value-type="float" office:value="1017.62">
                <text:p>1017.62</text:p>
              </table:table-cell>
              <table:table-cell office:value-type="float" office:value="1092.34">
                <text:p>1092.3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04.968">
                <text:p>604.968</text:p>
              </table:table-cell>
              <table:table-cell office:value-type="float" office:value="1017.88">
                <text:p>1017.88</text:p>
              </table:table-cell>
              <table:table-cell office:value-type="float" office:value="1092.5">
                <text:p>1092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05.405">
                <text:p>605.405</text:p>
              </table:table-cell>
              <table:table-cell office:value-type="float" office:value="1018.15">
                <text:p>1018.15</text:p>
              </table:table-cell>
              <table:table-cell office:value-type="float" office:value="1092.65">
                <text:p>1092.6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05.842">
                <text:p>605.842</text:p>
              </table:table-cell>
              <table:table-cell office:value-type="float" office:value="1018.41">
                <text:p>1018.41</text:p>
              </table:table-cell>
              <table:table-cell office:value-type="float" office:value="1092.81">
                <text:p>1092.8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06.278">
                <text:p>606.278</text:p>
              </table:table-cell>
              <table:table-cell office:value-type="float" office:value="1018.68">
                <text:p>1018.68</text:p>
              </table:table-cell>
              <table:table-cell office:value-type="float" office:value="1092.96">
                <text:p>1092.9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06.715">
                <text:p>606.715</text:p>
              </table:table-cell>
              <table:table-cell office:value-type="float" office:value="1018.94">
                <text:p>1018.94</text:p>
              </table:table-cell>
              <table:table-cell office:value-type="float" office:value="1093.12">
                <text:p>1093.1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07.152">
                <text:p>607.152</text:p>
              </table:table-cell>
              <table:table-cell office:value-type="float" office:value="1019.2">
                <text:p>1019.2</text:p>
              </table:table-cell>
              <table:table-cell office:value-type="float" office:value="1093.28">
                <text:p>1093.2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07.589">
                <text:p>607.589</text:p>
              </table:table-cell>
              <table:table-cell office:value-type="float" office:value="1019.47">
                <text:p>1019.47</text:p>
              </table:table-cell>
              <table:table-cell office:value-type="float" office:value="1093.43">
                <text:p>1093.4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08.026">
                <text:p>608.026</text:p>
              </table:table-cell>
              <table:table-cell office:value-type="float" office:value="1019.73">
                <text:p>1019.73</text:p>
              </table:table-cell>
              <table:table-cell office:value-type="float" office:value="1093.59">
                <text:p>1093.5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08.462">
                <text:p>608.462</text:p>
              </table:table-cell>
              <table:table-cell office:value-type="float" office:value="1019.99">
                <text:p>1019.99</text:p>
              </table:table-cell>
              <table:table-cell office:value-type="float" office:value="1093.74">
                <text:p>1093.7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08.899">
                <text:p>608.899</text:p>
              </table:table-cell>
              <table:table-cell office:value-type="float" office:value="1020.25">
                <text:p>1020.25</text:p>
              </table:table-cell>
              <table:table-cell office:value-type="float" office:value="1093.89">
                <text:p>1093.8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09.336">
                <text:p>609.336</text:p>
              </table:table-cell>
              <table:table-cell office:value-type="float" office:value="1020.51">
                <text:p>1020.51</text:p>
              </table:table-cell>
              <table:table-cell office:value-type="float" office:value="1094.05">
                <text:p>1094.0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09.773">
                <text:p>609.773</text:p>
              </table:table-cell>
              <table:table-cell office:value-type="float" office:value="1020.77">
                <text:p>1020.77</text:p>
              </table:table-cell>
              <table:table-cell office:value-type="float" office:value="1094.2">
                <text:p>1094.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10.21">
                <text:p>610.21</text:p>
              </table:table-cell>
              <table:table-cell office:value-type="float" office:value="1021.03">
                <text:p>1021.03</text:p>
              </table:table-cell>
              <table:table-cell office:value-type="float" office:value="1094.36">
                <text:p>1094.3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10.646">
                <text:p>610.646</text:p>
              </table:table-cell>
              <table:table-cell office:value-type="float" office:value="1021.29">
                <text:p>1021.29</text:p>
              </table:table-cell>
              <table:table-cell office:value-type="float" office:value="1094.51">
                <text:p>1094.5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11.083">
                <text:p>611.083</text:p>
              </table:table-cell>
              <table:table-cell office:value-type="float" office:value="1021.55">
                <text:p>1021.55</text:p>
              </table:table-cell>
              <table:table-cell office:value-type="float" office:value="1094.66">
                <text:p>1094.6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11.52">
                <text:p>611.52</text:p>
              </table:table-cell>
              <table:table-cell office:value-type="float" office:value="1021.81">
                <text:p>1021.81</text:p>
              </table:table-cell>
              <table:table-cell office:value-type="float" office:value="1094.82">
                <text:p>1094.8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11.957">
                <text:p>611.957</text:p>
              </table:table-cell>
              <table:table-cell office:value-type="float" office:value="1022.07">
                <text:p>1022.07</text:p>
              </table:table-cell>
              <table:table-cell office:value-type="float" office:value="1094.97">
                <text:p>1094.9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12.394">
                <text:p>612.394</text:p>
              </table:table-cell>
              <table:table-cell office:value-type="float" office:value="1022.33">
                <text:p>1022.33</text:p>
              </table:table-cell>
              <table:table-cell office:value-type="float" office:value="1095.12">
                <text:p>1095.1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12.83">
                <text:p>612.83</text:p>
              </table:table-cell>
              <table:table-cell office:value-type="float" office:value="1022.59">
                <text:p>1022.59</text:p>
              </table:table-cell>
              <table:table-cell office:value-type="float" office:value="1095.27">
                <text:p>1095.2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13.267">
                <text:p>613.267</text:p>
              </table:table-cell>
              <table:table-cell office:value-type="float" office:value="1022.85">
                <text:p>1022.85</text:p>
              </table:table-cell>
              <table:table-cell office:value-type="float" office:value="1095.43">
                <text:p>1095.4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13.704">
                <text:p>613.704</text:p>
              </table:table-cell>
              <table:table-cell office:value-type="float" office:value="1023.1">
                <text:p>1023.1</text:p>
              </table:table-cell>
              <table:table-cell office:value-type="float" office:value="1095.58">
                <text:p>1095.5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14.141">
                <text:p>614.141</text:p>
              </table:table-cell>
              <table:table-cell office:value-type="float" office:value="1023.36">
                <text:p>1023.36</text:p>
              </table:table-cell>
              <table:table-cell office:value-type="float" office:value="1095.73">
                <text:p>1095.7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14.578">
                <text:p>614.578</text:p>
              </table:table-cell>
              <table:table-cell office:value-type="float" office:value="1023.62">
                <text:p>1023.62</text:p>
              </table:table-cell>
              <table:table-cell office:value-type="float" office:value="1095.88">
                <text:p>1095.8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15.014">
                <text:p>615.014</text:p>
              </table:table-cell>
              <table:table-cell office:value-type="float" office:value="1023.87">
                <text:p>1023.87</text:p>
              </table:table-cell>
              <table:table-cell office:value-type="float" office:value="1096.03">
                <text:p>1096.0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15.451">
                <text:p>615.451</text:p>
              </table:table-cell>
              <table:table-cell office:value-type="float" office:value="1024.13">
                <text:p>1024.13</text:p>
              </table:table-cell>
              <table:table-cell office:value-type="float" office:value="1096.18">
                <text:p>1096.1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15.888">
                <text:p>615.888</text:p>
              </table:table-cell>
              <table:table-cell office:value-type="float" office:value="1024.38">
                <text:p>1024.38</text:p>
              </table:table-cell>
              <table:table-cell office:value-type="float" office:value="1096.33">
                <text:p>1096.3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16.325">
                <text:p>616.325</text:p>
              </table:table-cell>
              <table:table-cell office:value-type="float" office:value="1024.64">
                <text:p>1024.64</text:p>
              </table:table-cell>
              <table:table-cell office:value-type="float" office:value="1096.48">
                <text:p>1096.4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16.762">
                <text:p>616.762</text:p>
              </table:table-cell>
              <table:table-cell office:value-type="float" office:value="1024.89">
                <text:p>1024.89</text:p>
              </table:table-cell>
              <table:table-cell office:value-type="float" office:value="1096.63">
                <text:p>1096.6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17.198">
                <text:p>617.198</text:p>
              </table:table-cell>
              <table:table-cell office:value-type="float" office:value="1025.15">
                <text:p>1025.15</text:p>
              </table:table-cell>
              <table:table-cell office:value-type="float" office:value="1096.78">
                <text:p>1096.7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17.635">
                <text:p>617.635</text:p>
              </table:table-cell>
              <table:table-cell office:value-type="float" office:value="1025.4">
                <text:p>1025.4</text:p>
              </table:table-cell>
              <table:table-cell office:value-type="float" office:value="1096.93">
                <text:p>1096.9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18.072">
                <text:p>618.072</text:p>
              </table:table-cell>
              <table:table-cell office:value-type="float" office:value="1025.66">
                <text:p>1025.66</text:p>
              </table:table-cell>
              <table:table-cell office:value-type="float" office:value="1097.08">
                <text:p>1097.0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18.509">
                <text:p>618.509</text:p>
              </table:table-cell>
              <table:table-cell office:value-type="float" office:value="1025.91">
                <text:p>1025.91</text:p>
              </table:table-cell>
              <table:table-cell office:value-type="float" office:value="1097.23">
                <text:p>1097.2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18.946">
                <text:p>618.946</text:p>
              </table:table-cell>
              <table:table-cell office:value-type="float" office:value="1026.16">
                <text:p>1026.16</text:p>
              </table:table-cell>
              <table:table-cell office:value-type="float" office:value="1097.38">
                <text:p>1097.3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19.382">
                <text:p>619.382</text:p>
              </table:table-cell>
              <table:table-cell office:value-type="float" office:value="1026.41">
                <text:p>1026.41</text:p>
              </table:table-cell>
              <table:table-cell office:value-type="float" office:value="1097.53">
                <text:p>1097.5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19.819">
                <text:p>619.819</text:p>
              </table:table-cell>
              <table:table-cell office:value-type="float" office:value="1026.67">
                <text:p>1026.67</text:p>
              </table:table-cell>
              <table:table-cell office:value-type="float" office:value="1097.68">
                <text:p>1097.6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20.256">
                <text:p>620.256</text:p>
              </table:table-cell>
              <table:table-cell office:value-type="float" office:value="1026.92">
                <text:p>1026.92</text:p>
              </table:table-cell>
              <table:table-cell office:value-type="float" office:value="1097.83">
                <text:p>1097.8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20.693">
                <text:p>620.693</text:p>
              </table:table-cell>
              <table:table-cell office:value-type="float" office:value="1027.17">
                <text:p>1027.17</text:p>
              </table:table-cell>
              <table:table-cell office:value-type="float" office:value="1097.98">
                <text:p>1097.9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21.13">
                <text:p>621.13</text:p>
              </table:table-cell>
              <table:table-cell office:value-type="float" office:value="1027.42">
                <text:p>1027.42</text:p>
              </table:table-cell>
              <table:table-cell office:value-type="float" office:value="1098.13">
                <text:p>1098.1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21.566">
                <text:p>621.566</text:p>
              </table:table-cell>
              <table:table-cell office:value-type="float" office:value="1027.67">
                <text:p>1027.67</text:p>
              </table:table-cell>
              <table:table-cell office:value-type="float" office:value="1098.27">
                <text:p>1098.2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22.003">
                <text:p>622.003</text:p>
              </table:table-cell>
              <table:table-cell office:value-type="float" office:value="1027.92">
                <text:p>1027.92</text:p>
              </table:table-cell>
              <table:table-cell office:value-type="float" office:value="1098.42">
                <text:p>1098.4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22.44">
                <text:p>622.44</text:p>
              </table:table-cell>
              <table:table-cell office:value-type="float" office:value="1028.17">
                <text:p>1028.17</text:p>
              </table:table-cell>
              <table:table-cell office:value-type="float" office:value="1098.57">
                <text:p>1098.5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22.877">
                <text:p>622.877</text:p>
              </table:table-cell>
              <table:table-cell office:value-type="float" office:value="1028.42">
                <text:p>1028.42</text:p>
              </table:table-cell>
              <table:table-cell office:value-type="float" office:value="1098.72">
                <text:p>1098.7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23.314">
                <text:p>623.314</text:p>
              </table:table-cell>
              <table:table-cell office:value-type="float" office:value="1028.67">
                <text:p>1028.67</text:p>
              </table:table-cell>
              <table:table-cell office:value-type="float" office:value="1098.86">
                <text:p>1098.8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23.75">
                <text:p>623.75</text:p>
              </table:table-cell>
              <table:table-cell office:value-type="float" office:value="1028.92">
                <text:p>1028.92</text:p>
              </table:table-cell>
              <table:table-cell office:value-type="float" office:value="1099.01">
                <text:p>1099.0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24.187">
                <text:p>624.187</text:p>
              </table:table-cell>
              <table:table-cell office:value-type="float" office:value="1029.17">
                <text:p>1029.17</text:p>
              </table:table-cell>
              <table:table-cell office:value-type="float" office:value="1099.16">
                <text:p>1099.1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24.624">
                <text:p>624.624</text:p>
              </table:table-cell>
              <table:table-cell office:value-type="float" office:value="1029.42">
                <text:p>1029.42</text:p>
              </table:table-cell>
              <table:table-cell office:value-type="float" office:value="1099.3">
                <text:p>1099.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25.061">
                <text:p>625.061</text:p>
              </table:table-cell>
              <table:table-cell office:value-type="float" office:value="1029.66">
                <text:p>1029.66</text:p>
              </table:table-cell>
              <table:table-cell office:value-type="float" office:value="1099.45">
                <text:p>1099.4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25.498">
                <text:p>625.498</text:p>
              </table:table-cell>
              <table:table-cell office:value-type="float" office:value="1029.91">
                <text:p>1029.91</text:p>
              </table:table-cell>
              <table:table-cell office:value-type="float" office:value="1099.6">
                <text:p>1099.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25.934">
                <text:p>625.934</text:p>
              </table:table-cell>
              <table:table-cell office:value-type="float" office:value="1030.16">
                <text:p>1030.16</text:p>
              </table:table-cell>
              <table:table-cell office:value-type="float" office:value="1099.74">
                <text:p>1099.7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26.371">
                <text:p>626.371</text:p>
              </table:table-cell>
              <table:table-cell office:value-type="float" office:value="1030.41">
                <text:p>1030.41</text:p>
              </table:table-cell>
              <table:table-cell office:value-type="float" office:value="1099.89">
                <text:p>1099.8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26.808">
                <text:p>626.808</text:p>
              </table:table-cell>
              <table:table-cell office:value-type="float" office:value="1030.65">
                <text:p>1030.65</text:p>
              </table:table-cell>
              <table:table-cell office:value-type="float" office:value="1100.03">
                <text:p>1100.0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27.245">
                <text:p>627.245</text:p>
              </table:table-cell>
              <table:table-cell office:value-type="float" office:value="1030.9">
                <text:p>1030.9</text:p>
              </table:table-cell>
              <table:table-cell office:value-type="float" office:value="1100.18">
                <text:p>1100.1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27.682">
                <text:p>627.682</text:p>
              </table:table-cell>
              <table:table-cell office:value-type="float" office:value="1031.14">
                <text:p>1031.14</text:p>
              </table:table-cell>
              <table:table-cell office:value-type="float" office:value="1100.32">
                <text:p>1100.3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28.118">
                <text:p>628.118</text:p>
              </table:table-cell>
              <table:table-cell office:value-type="float" office:value="1031.39">
                <text:p>1031.39</text:p>
              </table:table-cell>
              <table:table-cell office:value-type="float" office:value="1100.47">
                <text:p>1100.4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28.555">
                <text:p>628.555</text:p>
              </table:table-cell>
              <table:table-cell office:value-type="float" office:value="1031.63">
                <text:p>1031.63</text:p>
              </table:table-cell>
              <table:table-cell office:value-type="float" office:value="1100.61">
                <text:p>1100.6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28.992">
                <text:p>628.992</text:p>
              </table:table-cell>
              <table:table-cell office:value-type="float" office:value="1031.88">
                <text:p>1031.88</text:p>
              </table:table-cell>
              <table:table-cell office:value-type="float" office:value="1100.76">
                <text:p>1100.7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29.429">
                <text:p>629.429</text:p>
              </table:table-cell>
              <table:table-cell office:value-type="float" office:value="1032.12">
                <text:p>1032.12</text:p>
              </table:table-cell>
              <table:table-cell office:value-type="float" office:value="1100.9">
                <text:p>1100.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29.866">
                <text:p>629.866</text:p>
              </table:table-cell>
              <table:table-cell office:value-type="float" office:value="1032.37">
                <text:p>1032.37</text:p>
              </table:table-cell>
              <table:table-cell office:value-type="float" office:value="1101.05">
                <text:p>1101.0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30.302">
                <text:p>630.302</text:p>
              </table:table-cell>
              <table:table-cell office:value-type="float" office:value="1032.61">
                <text:p>1032.61</text:p>
              </table:table-cell>
              <table:table-cell office:value-type="float" office:value="1101.19">
                <text:p>1101.1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30.739">
                <text:p>630.739</text:p>
              </table:table-cell>
              <table:table-cell office:value-type="float" office:value="1032.85">
                <text:p>1032.85</text:p>
              </table:table-cell>
              <table:table-cell office:value-type="float" office:value="1101.33">
                <text:p>1101.3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31.176">
                <text:p>631.176</text:p>
              </table:table-cell>
              <table:table-cell office:value-type="float" office:value="1033.1">
                <text:p>1033.1</text:p>
              </table:table-cell>
              <table:table-cell office:value-type="float" office:value="1101.48">
                <text:p>1101.4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31.613">
                <text:p>631.613</text:p>
              </table:table-cell>
              <table:table-cell office:value-type="float" office:value="1033.34">
                <text:p>1033.34</text:p>
              </table:table-cell>
              <table:table-cell office:value-type="float" office:value="1101.62">
                <text:p>1101.6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32.05">
                <text:p>632.05</text:p>
              </table:table-cell>
              <table:table-cell office:value-type="float" office:value="1033.58">
                <text:p>1033.58</text:p>
              </table:table-cell>
              <table:table-cell office:value-type="float" office:value="1101.76">
                <text:p>1101.7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32.486">
                <text:p>632.486</text:p>
              </table:table-cell>
              <table:table-cell office:value-type="float" office:value="1033.82">
                <text:p>1033.82</text:p>
              </table:table-cell>
              <table:table-cell office:value-type="float" office:value="1101.9">
                <text:p>1101.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32.923">
                <text:p>632.923</text:p>
              </table:table-cell>
              <table:table-cell office:value-type="float" office:value="1034.06">
                <text:p>1034.06</text:p>
              </table:table-cell>
              <table:table-cell office:value-type="float" office:value="1102.05">
                <text:p>1102.0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33.36">
                <text:p>633.36</text:p>
              </table:table-cell>
              <table:table-cell office:value-type="float" office:value="1034.3">
                <text:p>1034.3</text:p>
              </table:table-cell>
              <table:table-cell office:value-type="float" office:value="1102.19">
                <text:p>1102.1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33.797">
                <text:p>633.797</text:p>
              </table:table-cell>
              <table:table-cell office:value-type="float" office:value="1034.55">
                <text:p>1034.55</text:p>
              </table:table-cell>
              <table:table-cell office:value-type="float" office:value="1102.33">
                <text:p>1102.3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34.234">
                <text:p>634.234</text:p>
              </table:table-cell>
              <table:table-cell office:value-type="float" office:value="1034.79">
                <text:p>1034.79</text:p>
              </table:table-cell>
              <table:table-cell office:value-type="float" office:value="1102.47">
                <text:p>1102.4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34.67">
                <text:p>634.67</text:p>
              </table:table-cell>
              <table:table-cell office:value-type="float" office:value="1035.03">
                <text:p>1035.03</text:p>
              </table:table-cell>
              <table:table-cell office:value-type="float" office:value="1102.62">
                <text:p>1102.6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35.107">
                <text:p>635.107</text:p>
              </table:table-cell>
              <table:table-cell office:value-type="float" office:value="1035.27">
                <text:p>1035.27</text:p>
              </table:table-cell>
              <table:table-cell office:value-type="float" office:value="1102.76">
                <text:p>1102.7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35.544">
                <text:p>635.544</text:p>
              </table:table-cell>
              <table:table-cell office:value-type="float" office:value="1035.5">
                <text:p>1035.5</text:p>
              </table:table-cell>
              <table:table-cell office:value-type="float" office:value="1102.9">
                <text:p>1102.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35.981">
                <text:p>635.981</text:p>
              </table:table-cell>
              <table:table-cell office:value-type="float" office:value="1035.74">
                <text:p>1035.74</text:p>
              </table:table-cell>
              <table:table-cell office:value-type="float" office:value="1103.04">
                <text:p>1103.0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36.418">
                <text:p>636.418</text:p>
              </table:table-cell>
              <table:table-cell office:value-type="float" office:value="1035.98">
                <text:p>1035.98</text:p>
              </table:table-cell>
              <table:table-cell office:value-type="float" office:value="1103.18">
                <text:p>1103.1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36.854">
                <text:p>636.854</text:p>
              </table:table-cell>
              <table:table-cell office:value-type="float" office:value="1036.22">
                <text:p>1036.22</text:p>
              </table:table-cell>
              <table:table-cell office:value-type="float" office:value="1103.32">
                <text:p>1103.3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37.291">
                <text:p>637.291</text:p>
              </table:table-cell>
              <table:table-cell office:value-type="float" office:value="1036.46">
                <text:p>1036.46</text:p>
              </table:table-cell>
              <table:table-cell office:value-type="float" office:value="1103.46">
                <text:p>1103.4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37.728">
                <text:p>637.728</text:p>
              </table:table-cell>
              <table:table-cell office:value-type="float" office:value="1036.7">
                <text:p>1036.7</text:p>
              </table:table-cell>
              <table:table-cell office:value-type="float" office:value="1103.6">
                <text:p>1103.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38.165">
                <text:p>638.165</text:p>
              </table:table-cell>
              <table:table-cell office:value-type="float" office:value="1036.93">
                <text:p>1036.93</text:p>
              </table:table-cell>
              <table:table-cell office:value-type="float" office:value="1103.74">
                <text:p>1103.7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38.602">
                <text:p>638.602</text:p>
              </table:table-cell>
              <table:table-cell office:value-type="float" office:value="1037.17">
                <text:p>1037.17</text:p>
              </table:table-cell>
              <table:table-cell office:value-type="float" office:value="1103.88">
                <text:p>1103.8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39.038">
                <text:p>639.038</text:p>
              </table:table-cell>
              <table:table-cell office:value-type="float" office:value="1037.41">
                <text:p>1037.41</text:p>
              </table:table-cell>
              <table:table-cell office:value-type="float" office:value="1104.02">
                <text:p>1104.0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39.475">
                <text:p>639.475</text:p>
              </table:table-cell>
              <table:table-cell office:value-type="float" office:value="1037.64">
                <text:p>1037.64</text:p>
              </table:table-cell>
              <table:table-cell office:value-type="float" office:value="1104.16">
                <text:p>1104.1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39.912">
                <text:p>639.912</text:p>
              </table:table-cell>
              <table:table-cell office:value-type="float" office:value="1037.88">
                <text:p>1037.88</text:p>
              </table:table-cell>
              <table:table-cell office:value-type="float" office:value="1104.3">
                <text:p>1104.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40.349">
                <text:p>640.349</text:p>
              </table:table-cell>
              <table:table-cell office:value-type="float" office:value="1038.11">
                <text:p>1038.11</text:p>
              </table:table-cell>
              <table:table-cell office:value-type="float" office:value="1104.44">
                <text:p>1104.4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40.786">
                <text:p>640.786</text:p>
              </table:table-cell>
              <table:table-cell office:value-type="float" office:value="1038.35">
                <text:p>1038.35</text:p>
              </table:table-cell>
              <table:table-cell office:value-type="float" office:value="1104.58">
                <text:p>1104.5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41.222">
                <text:p>641.222</text:p>
              </table:table-cell>
              <table:table-cell office:value-type="float" office:value="1038.58">
                <text:p>1038.58</text:p>
              </table:table-cell>
              <table:table-cell office:value-type="float" office:value="1104.72">
                <text:p>1104.7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41.659">
                <text:p>641.659</text:p>
              </table:table-cell>
              <table:table-cell office:value-type="float" office:value="1038.82">
                <text:p>1038.82</text:p>
              </table:table-cell>
              <table:table-cell office:value-type="float" office:value="1104.85">
                <text:p>1104.8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42.096">
                <text:p>642.096</text:p>
              </table:table-cell>
              <table:table-cell office:value-type="float" office:value="1039.05">
                <text:p>1039.05</text:p>
              </table:table-cell>
              <table:table-cell office:value-type="float" office:value="1104.99">
                <text:p>1104.9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42.533">
                <text:p>642.533</text:p>
              </table:table-cell>
              <table:table-cell office:value-type="float" office:value="1039.29">
                <text:p>1039.29</text:p>
              </table:table-cell>
              <table:table-cell office:value-type="float" office:value="1105.13">
                <text:p>1105.1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42.97">
                <text:p>642.97</text:p>
              </table:table-cell>
              <table:table-cell office:value-type="float" office:value="1039.52">
                <text:p>1039.52</text:p>
              </table:table-cell>
              <table:table-cell office:value-type="float" office:value="1105.27">
                <text:p>1105.2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43.406">
                <text:p>643.406</text:p>
              </table:table-cell>
              <table:table-cell office:value-type="float" office:value="1039.75">
                <text:p>1039.75</text:p>
              </table:table-cell>
              <table:table-cell office:value-type="float" office:value="1105.41">
                <text:p>1105.4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43.843">
                <text:p>643.843</text:p>
              </table:table-cell>
              <table:table-cell office:value-type="float" office:value="1039.99">
                <text:p>1039.99</text:p>
              </table:table-cell>
              <table:table-cell office:value-type="float" office:value="1105.54">
                <text:p>1105.5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44.28">
                <text:p>644.28</text:p>
              </table:table-cell>
              <table:table-cell office:value-type="float" office:value="1040.22">
                <text:p>1040.22</text:p>
              </table:table-cell>
              <table:table-cell office:value-type="float" office:value="1105.68">
                <text:p>1105.6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44.717">
                <text:p>644.717</text:p>
              </table:table-cell>
              <table:table-cell office:value-type="float" office:value="1040.45">
                <text:p>1040.45</text:p>
              </table:table-cell>
              <table:table-cell office:value-type="float" office:value="1105.82">
                <text:p>1105.8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45.154">
                <text:p>645.154</text:p>
              </table:table-cell>
              <table:table-cell office:value-type="float" office:value="1040.68">
                <text:p>1040.68</text:p>
              </table:table-cell>
              <table:table-cell office:value-type="float" office:value="1105.95">
                <text:p>1105.9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45.59">
                <text:p>645.59</text:p>
              </table:table-cell>
              <table:table-cell office:value-type="float" office:value="1040.91">
                <text:p>1040.91</text:p>
              </table:table-cell>
              <table:table-cell office:value-type="float" office:value="1106.09">
                <text:p>1106.0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46.027">
                <text:p>646.027</text:p>
              </table:table-cell>
              <table:table-cell office:value-type="float" office:value="1041.14">
                <text:p>1041.14</text:p>
              </table:table-cell>
              <table:table-cell office:value-type="float" office:value="1106.23">
                <text:p>1106.2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46.464">
                <text:p>646.464</text:p>
              </table:table-cell>
              <table:table-cell office:value-type="float" office:value="1041.38">
                <text:p>1041.38</text:p>
              </table:table-cell>
              <table:table-cell office:value-type="float" office:value="1106.36">
                <text:p>1106.3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46.901">
                <text:p>646.901</text:p>
              </table:table-cell>
              <table:table-cell office:value-type="float" office:value="1041.61">
                <text:p>1041.61</text:p>
              </table:table-cell>
              <table:table-cell office:value-type="float" office:value="1106.5">
                <text:p>1106.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47.338">
                <text:p>647.338</text:p>
              </table:table-cell>
              <table:table-cell office:value-type="float" office:value="1041.84">
                <text:p>1041.84</text:p>
              </table:table-cell>
              <table:table-cell office:value-type="float" office:value="1106.64">
                <text:p>1106.6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47.774">
                <text:p>647.774</text:p>
              </table:table-cell>
              <table:table-cell office:value-type="float" office:value="1042.07">
                <text:p>1042.07</text:p>
              </table:table-cell>
              <table:table-cell office:value-type="float" office:value="1106.77">
                <text:p>1106.7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48.211">
                <text:p>648.211</text:p>
              </table:table-cell>
              <table:table-cell office:value-type="float" office:value="1042.3">
                <text:p>1042.3</text:p>
              </table:table-cell>
              <table:table-cell office:value-type="float" office:value="1106.91">
                <text:p>1106.9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48.648">
                <text:p>648.648</text:p>
              </table:table-cell>
              <table:table-cell office:value-type="float" office:value="1042.52">
                <text:p>1042.52</text:p>
              </table:table-cell>
              <table:table-cell office:value-type="float" office:value="1107.04">
                <text:p>1107.0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49.085">
                <text:p>649.085</text:p>
              </table:table-cell>
              <table:table-cell office:value-type="float" office:value="1042.75">
                <text:p>1042.75</text:p>
              </table:table-cell>
              <table:table-cell office:value-type="float" office:value="1107.18">
                <text:p>1107.1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49.522">
                <text:p>649.522</text:p>
              </table:table-cell>
              <table:table-cell office:value-type="float" office:value="1042.98">
                <text:p>1042.98</text:p>
              </table:table-cell>
              <table:table-cell office:value-type="float" office:value="1107.31">
                <text:p>1107.3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49.958">
                <text:p>649.958</text:p>
              </table:table-cell>
              <table:table-cell office:value-type="float" office:value="1043.21">
                <text:p>1043.21</text:p>
              </table:table-cell>
              <table:table-cell office:value-type="float" office:value="1107.45">
                <text:p>1107.4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50.395">
                <text:p>650.395</text:p>
              </table:table-cell>
              <table:table-cell office:value-type="float" office:value="1043.44">
                <text:p>1043.44</text:p>
              </table:table-cell>
              <table:table-cell office:value-type="float" office:value="1107.58">
                <text:p>1107.5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50.832">
                <text:p>650.832</text:p>
              </table:table-cell>
              <table:table-cell office:value-type="float" office:value="1043.66">
                <text:p>1043.66</text:p>
              </table:table-cell>
              <table:table-cell office:value-type="float" office:value="1107.71">
                <text:p>1107.7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51.269">
                <text:p>651.269</text:p>
              </table:table-cell>
              <table:table-cell office:value-type="float" office:value="1043.89">
                <text:p>1043.89</text:p>
              </table:table-cell>
              <table:table-cell office:value-type="float" office:value="1107.85">
                <text:p>1107.8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51.706">
                <text:p>651.706</text:p>
              </table:table-cell>
              <table:table-cell office:value-type="float" office:value="1044.12">
                <text:p>1044.12</text:p>
              </table:table-cell>
              <table:table-cell office:value-type="float" office:value="1107.98">
                <text:p>1107.9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52.142">
                <text:p>652.142</text:p>
              </table:table-cell>
              <table:table-cell office:value-type="float" office:value="1044.34">
                <text:p>1044.34</text:p>
              </table:table-cell>
              <table:table-cell office:value-type="float" office:value="1108.12">
                <text:p>1108.1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52.579">
                <text:p>652.579</text:p>
              </table:table-cell>
              <table:table-cell office:value-type="float" office:value="1044.57">
                <text:p>1044.57</text:p>
              </table:table-cell>
              <table:table-cell office:value-type="float" office:value="1108.25">
                <text:p>1108.2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53.016">
                <text:p>653.016</text:p>
              </table:table-cell>
              <table:table-cell office:value-type="float" office:value="1044.8">
                <text:p>1044.8</text:p>
              </table:table-cell>
              <table:table-cell office:value-type="float" office:value="1108.38">
                <text:p>1108.3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53.453">
                <text:p>653.453</text:p>
              </table:table-cell>
              <table:table-cell office:value-type="float" office:value="1045.02">
                <text:p>1045.02</text:p>
              </table:table-cell>
              <table:table-cell office:value-type="float" office:value="1108.52">
                <text:p>1108.5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53.89">
                <text:p>653.89</text:p>
              </table:table-cell>
              <table:table-cell office:value-type="float" office:value="1045.25">
                <text:p>1045.25</text:p>
              </table:table-cell>
              <table:table-cell office:value-type="float" office:value="1108.65">
                <text:p>1108.6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54.326">
                <text:p>654.326</text:p>
              </table:table-cell>
              <table:table-cell office:value-type="float" office:value="1045.47">
                <text:p>1045.47</text:p>
              </table:table-cell>
              <table:table-cell office:value-type="float" office:value="1108.78">
                <text:p>1108.7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54.763">
                <text:p>654.763</text:p>
              </table:table-cell>
              <table:table-cell office:value-type="float" office:value="1045.7">
                <text:p>1045.7</text:p>
              </table:table-cell>
              <table:table-cell office:value-type="float" office:value="1108.91">
                <text:p>1108.9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655.2">
                <text:p>655.2</text:p>
              </table:table-cell>
              <table:table-cell office:value-type="float" office:value="1045.92">
                <text:p>1045.92</text:p>
              </table:table-cell>
              <table:table-cell office:value-type="float" office:value="1109.05">
                <text:p>1109.0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655.637">
                <text:p>655.637</text:p>
              </table:table-cell>
              <table:table-cell office:value-type="float" office:value="1046.14">
                <text:p>1046.14</text:p>
              </table:table-cell>
              <table:table-cell office:value-type="float" office:value="1109.18">
                <text:p>1109.1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656.074">
                <text:p>656.074</text:p>
              </table:table-cell>
              <table:table-cell office:value-type="float" office:value="1046.37">
                <text:p>1046.37</text:p>
              </table:table-cell>
              <table:table-cell office:value-type="float" office:value="1109.31">
                <text:p>1109.3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656.51">
                <text:p>656.51</text:p>
              </table:table-cell>
              <table:table-cell office:value-type="float" office:value="1046.59">
                <text:p>1046.59</text:p>
              </table:table-cell>
              <table:table-cell office:value-type="float" office:value="1109.44">
                <text:p>1109.4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656.947">
                <text:p>656.947</text:p>
              </table:table-cell>
              <table:table-cell office:value-type="float" office:value="1046.81">
                <text:p>1046.81</text:p>
              </table:table-cell>
              <table:table-cell office:value-type="float" office:value="1109.57">
                <text:p>1109.5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657.384">
                <text:p>657.384</text:p>
              </table:table-cell>
              <table:table-cell office:value-type="float" office:value="1047.04">
                <text:p>1047.04</text:p>
              </table:table-cell>
              <table:table-cell office:value-type="float" office:value="1109.71">
                <text:p>1109.7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657.821">
                <text:p>657.821</text:p>
              </table:table-cell>
              <table:table-cell office:value-type="float" office:value="1047.26">
                <text:p>1047.26</text:p>
              </table:table-cell>
              <table:table-cell office:value-type="float" office:value="1109.84">
                <text:p>1109.8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658.258">
                <text:p>658.258</text:p>
              </table:table-cell>
              <table:table-cell office:value-type="float" office:value="1047.48">
                <text:p>1047.48</text:p>
              </table:table-cell>
              <table:table-cell office:value-type="float" office:value="1109.97">
                <text:p>1109.9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658.694">
                <text:p>658.694</text:p>
              </table:table-cell>
              <table:table-cell office:value-type="float" office:value="1047.7">
                <text:p>1047.7</text:p>
              </table:table-cell>
              <table:table-cell office:value-type="float" office:value="1110.1">
                <text:p>1110.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659.131">
                <text:p>659.131</text:p>
              </table:table-cell>
              <table:table-cell office:value-type="float" office:value="1047.92">
                <text:p>1047.92</text:p>
              </table:table-cell>
              <table:table-cell office:value-type="float" office:value="1110.23">
                <text:p>1110.2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59.568">
                <text:p>659.568</text:p>
              </table:table-cell>
              <table:table-cell office:value-type="float" office:value="1048.14">
                <text:p>1048.14</text:p>
              </table:table-cell>
              <table:table-cell office:value-type="float" office:value="1110.36">
                <text:p>1110.3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60.005">
                <text:p>660.005</text:p>
              </table:table-cell>
              <table:table-cell office:value-type="float" office:value="1048.36">
                <text:p>1048.36</text:p>
              </table:table-cell>
              <table:table-cell office:value-type="float" office:value="1110.49">
                <text:p>1110.4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660.442">
                <text:p>660.442</text:p>
              </table:table-cell>
              <table:table-cell office:value-type="float" office:value="1048.59">
                <text:p>1048.59</text:p>
              </table:table-cell>
              <table:table-cell office:value-type="float" office:value="1110.62">
                <text:p>1110.6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660.878">
                <text:p>660.878</text:p>
              </table:table-cell>
              <table:table-cell office:value-type="float" office:value="1048.81">
                <text:p>1048.81</text:p>
              </table:table-cell>
              <table:table-cell office:value-type="float" office:value="1110.75">
                <text:p>1110.7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661.315">
                <text:p>661.315</text:p>
              </table:table-cell>
              <table:table-cell office:value-type="float" office:value="1049.02">
                <text:p>1049.02</text:p>
              </table:table-cell>
              <table:table-cell office:value-type="float" office:value="1110.88">
                <text:p>1110.8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661.752">
                <text:p>661.752</text:p>
              </table:table-cell>
              <table:table-cell office:value-type="float" office:value="1049.24">
                <text:p>1049.24</text:p>
              </table:table-cell>
              <table:table-cell office:value-type="float" office:value="1111.01">
                <text:p>1111.0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662.189">
                <text:p>662.189</text:p>
              </table:table-cell>
              <table:table-cell office:value-type="float" office:value="1049.46">
                <text:p>1049.46</text:p>
              </table:table-cell>
              <table:table-cell office:value-type="float" office:value="1111.14">
                <text:p>1111.1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662.626">
                <text:p>662.626</text:p>
              </table:table-cell>
              <table:table-cell office:value-type="float" office:value="1049.68">
                <text:p>1049.68</text:p>
              </table:table-cell>
              <table:table-cell office:value-type="float" office:value="1111.27">
                <text:p>1111.2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663.062">
                <text:p>663.062</text:p>
              </table:table-cell>
              <table:table-cell office:value-type="float" office:value="1049.9">
                <text:p>1049.9</text:p>
              </table:table-cell>
              <table:table-cell office:value-type="float" office:value="1111.4">
                <text:p>1111.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63.499">
                <text:p>663.499</text:p>
              </table:table-cell>
              <table:table-cell office:value-type="float" office:value="1050.12">
                <text:p>1050.12</text:p>
              </table:table-cell>
              <table:table-cell office:value-type="float" office:value="1111.52">
                <text:p>1111.5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63.936">
                <text:p>663.936</text:p>
              </table:table-cell>
              <table:table-cell office:value-type="float" office:value="1050.34">
                <text:p>1050.34</text:p>
              </table:table-cell>
              <table:table-cell office:value-type="float" office:value="1111.65">
                <text:p>1111.6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664.373">
                <text:p>664.373</text:p>
              </table:table-cell>
              <table:table-cell office:value-type="float" office:value="1050.55">
                <text:p>1050.55</text:p>
              </table:table-cell>
              <table:table-cell office:value-type="float" office:value="1111.78">
                <text:p>1111.7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64.81">
                <text:p>664.81</text:p>
              </table:table-cell>
              <table:table-cell office:value-type="float" office:value="1050.77">
                <text:p>1050.77</text:p>
              </table:table-cell>
              <table:table-cell office:value-type="float" office:value="1111.91">
                <text:p>1111.9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665.246">
                <text:p>665.246</text:p>
              </table:table-cell>
              <table:table-cell office:value-type="float" office:value="1050.99">
                <text:p>1050.99</text:p>
              </table:table-cell>
              <table:table-cell office:value-type="float" office:value="1112.04">
                <text:p>1112.0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665.683">
                <text:p>665.683</text:p>
              </table:table-cell>
              <table:table-cell office:value-type="float" office:value="1051.2">
                <text:p>1051.2</text:p>
              </table:table-cell>
              <table:table-cell office:value-type="float" office:value="1112.17">
                <text:p>1112.1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66.12">
                <text:p>666.12</text:p>
              </table:table-cell>
              <table:table-cell office:value-type="float" office:value="1051.42">
                <text:p>1051.42</text:p>
              </table:table-cell>
              <table:table-cell office:value-type="float" office:value="1112.29">
                <text:p>1112.2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66.557">
                <text:p>666.557</text:p>
              </table:table-cell>
              <table:table-cell office:value-type="float" office:value="1051.64">
                <text:p>1051.64</text:p>
              </table:table-cell>
              <table:table-cell office:value-type="float" office:value="1112.42">
                <text:p>1112.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66.994">
                <text:p>666.994</text:p>
              </table:table-cell>
              <table:table-cell office:value-type="float" office:value="1051.85">
                <text:p>1051.85</text:p>
              </table:table-cell>
              <table:table-cell office:value-type="float" office:value="1112.55">
                <text:p>1112.5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67.43">
                <text:p>667.43</text:p>
              </table:table-cell>
              <table:table-cell office:value-type="float" office:value="1052.07">
                <text:p>1052.07</text:p>
              </table:table-cell>
              <table:table-cell office:value-type="float" office:value="1112.67">
                <text:p>1112.6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67.867">
                <text:p>667.867</text:p>
              </table:table-cell>
              <table:table-cell office:value-type="float" office:value="1052.28">
                <text:p>1052.28</text:p>
              </table:table-cell>
              <table:table-cell office:value-type="float" office:value="1112.8">
                <text:p>1112.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68.304">
                <text:p>668.304</text:p>
              </table:table-cell>
              <table:table-cell office:value-type="float" office:value="1052.5">
                <text:p>1052.5</text:p>
              </table:table-cell>
              <table:table-cell office:value-type="float" office:value="1112.93">
                <text:p>1112.9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68.741">
                <text:p>668.741</text:p>
              </table:table-cell>
              <table:table-cell office:value-type="float" office:value="1052.71">
                <text:p>1052.71</text:p>
              </table:table-cell>
              <table:table-cell office:value-type="float" office:value="1113.05">
                <text:p>1113.0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69.178">
                <text:p>669.178</text:p>
              </table:table-cell>
              <table:table-cell office:value-type="float" office:value="1052.92">
                <text:p>1052.92</text:p>
              </table:table-cell>
              <table:table-cell office:value-type="float" office:value="1113.18">
                <text:p>1113.1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669.614">
                <text:p>669.614</text:p>
              </table:table-cell>
              <table:table-cell office:value-type="float" office:value="1053.14">
                <text:p>1053.14</text:p>
              </table:table-cell>
              <table:table-cell office:value-type="float" office:value="1113.31">
                <text:p>1113.3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670.051">
                <text:p>670.051</text:p>
              </table:table-cell>
              <table:table-cell office:value-type="float" office:value="1053.35">
                <text:p>1053.35</text:p>
              </table:table-cell>
              <table:table-cell office:value-type="float" office:value="1113.43">
                <text:p>1113.4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670.488">
                <text:p>670.488</text:p>
              </table:table-cell>
              <table:table-cell office:value-type="float" office:value="1053.56">
                <text:p>1053.56</text:p>
              </table:table-cell>
              <table:table-cell office:value-type="float" office:value="1113.56">
                <text:p>1113.5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670.925">
                <text:p>670.925</text:p>
              </table:table-cell>
              <table:table-cell office:value-type="float" office:value="1053.78">
                <text:p>1053.78</text:p>
              </table:table-cell>
              <table:table-cell office:value-type="float" office:value="1113.68">
                <text:p>1113.6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71.362">
                <text:p>671.362</text:p>
              </table:table-cell>
              <table:table-cell office:value-type="float" office:value="1053.99">
                <text:p>1053.99</text:p>
              </table:table-cell>
              <table:table-cell office:value-type="float" office:value="1113.81">
                <text:p>1113.8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671.798">
                <text:p>671.798</text:p>
              </table:table-cell>
              <table:table-cell office:value-type="float" office:value="1054.2">
                <text:p>1054.2</text:p>
              </table:table-cell>
              <table:table-cell office:value-type="float" office:value="1113.93">
                <text:p>1113.9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672.235">
                <text:p>672.235</text:p>
              </table:table-cell>
              <table:table-cell office:value-type="float" office:value="1054.41">
                <text:p>1054.41</text:p>
              </table:table-cell>
              <table:table-cell office:value-type="float" office:value="1114.06">
                <text:p>1114.0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672.672">
                <text:p>672.672</text:p>
              </table:table-cell>
              <table:table-cell office:value-type="float" office:value="1054.62">
                <text:p>1054.62</text:p>
              </table:table-cell>
              <table:table-cell office:value-type="float" office:value="1114.18">
                <text:p>1114.1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673.109">
                <text:p>673.109</text:p>
              </table:table-cell>
              <table:table-cell office:value-type="float" office:value="1054.84">
                <text:p>1054.84</text:p>
              </table:table-cell>
              <table:table-cell office:value-type="float" office:value="1114.31">
                <text:p>1114.3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673.546">
                <text:p>673.546</text:p>
              </table:table-cell>
              <table:table-cell office:value-type="float" office:value="1055.05">
                <text:p>1055.05</text:p>
              </table:table-cell>
              <table:table-cell office:value-type="float" office:value="1114.43">
                <text:p>1114.4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673.982">
                <text:p>673.982</text:p>
              </table:table-cell>
              <table:table-cell office:value-type="float" office:value="1055.26">
                <text:p>1055.26</text:p>
              </table:table-cell>
              <table:table-cell office:value-type="float" office:value="1114.56">
                <text:p>1114.5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674.419">
                <text:p>674.419</text:p>
              </table:table-cell>
              <table:table-cell office:value-type="float" office:value="1055.47">
                <text:p>1055.47</text:p>
              </table:table-cell>
              <table:table-cell office:value-type="float" office:value="1114.68">
                <text:p>1114.6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674.856">
                <text:p>674.856</text:p>
              </table:table-cell>
              <table:table-cell office:value-type="float" office:value="1055.68">
                <text:p>1055.68</text:p>
              </table:table-cell>
              <table:table-cell office:value-type="float" office:value="1114.81">
                <text:p>1114.8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675.293">
                <text:p>675.293</text:p>
              </table:table-cell>
              <table:table-cell office:value-type="float" office:value="1055.89">
                <text:p>1055.89</text:p>
              </table:table-cell>
              <table:table-cell office:value-type="float" office:value="1114.93">
                <text:p>1114.9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75.73">
                <text:p>675.73</text:p>
              </table:table-cell>
              <table:table-cell office:value-type="float" office:value="1056.1">
                <text:p>1056.1</text:p>
              </table:table-cell>
              <table:table-cell office:value-type="float" office:value="1115.05">
                <text:p>1115.0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676.166">
                <text:p>676.166</text:p>
              </table:table-cell>
              <table:table-cell office:value-type="float" office:value="1056.31">
                <text:p>1056.31</text:p>
              </table:table-cell>
              <table:table-cell office:value-type="float" office:value="1115.18">
                <text:p>1115.1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676.603">
                <text:p>676.603</text:p>
              </table:table-cell>
              <table:table-cell office:value-type="float" office:value="1056.51">
                <text:p>1056.51</text:p>
              </table:table-cell>
              <table:table-cell office:value-type="float" office:value="1115.3">
                <text:p>1115.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77.04">
                <text:p>677.04</text:p>
              </table:table-cell>
              <table:table-cell office:value-type="float" office:value="1056.72">
                <text:p>1056.72</text:p>
              </table:table-cell>
              <table:table-cell office:value-type="float" office:value="1115.42">
                <text:p>1115.4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77.477">
                <text:p>677.477</text:p>
              </table:table-cell>
              <table:table-cell office:value-type="float" office:value="1056.93">
                <text:p>1056.93</text:p>
              </table:table-cell>
              <table:table-cell office:value-type="float" office:value="1115.55">
                <text:p>1115.5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677.914">
                <text:p>677.914</text:p>
              </table:table-cell>
              <table:table-cell office:value-type="float" office:value="1057.14">
                <text:p>1057.14</text:p>
              </table:table-cell>
              <table:table-cell office:value-type="float" office:value="1115.67">
                <text:p>1115.6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78.35">
                <text:p>678.35</text:p>
              </table:table-cell>
              <table:table-cell office:value-type="float" office:value="1057.35">
                <text:p>1057.35</text:p>
              </table:table-cell>
              <table:table-cell office:value-type="float" office:value="1115.79">
                <text:p>1115.7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78.787">
                <text:p>678.787</text:p>
              </table:table-cell>
              <table:table-cell office:value-type="float" office:value="1057.55">
                <text:p>1057.55</text:p>
              </table:table-cell>
              <table:table-cell office:value-type="float" office:value="1115.91">
                <text:p>1115.9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79.224">
                <text:p>679.224</text:p>
              </table:table-cell>
              <table:table-cell office:value-type="float" office:value="1057.76">
                <text:p>1057.76</text:p>
              </table:table-cell>
              <table:table-cell office:value-type="float" office:value="1116.04">
                <text:p>1116.0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79.661">
                <text:p>679.661</text:p>
              </table:table-cell>
              <table:table-cell office:value-type="float" office:value="1057.97">
                <text:p>1057.97</text:p>
              </table:table-cell>
              <table:table-cell office:value-type="float" office:value="1116.16">
                <text:p>1116.1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80.098">
                <text:p>680.098</text:p>
              </table:table-cell>
              <table:table-cell office:value-type="float" office:value="1058.17">
                <text:p>1058.17</text:p>
              </table:table-cell>
              <table:table-cell office:value-type="float" office:value="1116.28">
                <text:p>1116.2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680.534">
                <text:p>680.534</text:p>
              </table:table-cell>
              <table:table-cell office:value-type="float" office:value="1058.38">
                <text:p>1058.38</text:p>
              </table:table-cell>
              <table:table-cell office:value-type="float" office:value="1116.4">
                <text:p>1116.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80.971">
                <text:p>680.971</text:p>
              </table:table-cell>
              <table:table-cell office:value-type="float" office:value="1058.58">
                <text:p>1058.58</text:p>
              </table:table-cell>
              <table:table-cell office:value-type="float" office:value="1116.52">
                <text:p>1116.5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81.408">
                <text:p>681.408</text:p>
              </table:table-cell>
              <table:table-cell office:value-type="float" office:value="1058.79">
                <text:p>1058.79</text:p>
              </table:table-cell>
              <table:table-cell office:value-type="float" office:value="1116.64">
                <text:p>1116.6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81.845">
                <text:p>681.845</text:p>
              </table:table-cell>
              <table:table-cell office:value-type="float" office:value="NaN">
                <text:p>NaN</text:p>
              </table:table-cell>
              <table:table-cell office:value-type="float" office:value="1116.76">
                <text:p>1116.7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82.282">
                <text:p>682.282</text:p>
              </table:table-cell>
              <table:table-cell office:value-type="float" office:value="1059.2">
                <text:p>1059.2</text:p>
              </table:table-cell>
              <table:table-cell office:value-type="float" office:value="1116.89">
                <text:p>1116.8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82.718">
                <text:p>682.718</text:p>
              </table:table-cell>
              <table:table-cell office:value-type="float" office:value="1059.4">
                <text:p>1059.4</text:p>
              </table:table-cell>
              <table:table-cell office:value-type="float" office:value="1117.01">
                <text:p>1117.0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83.155">
                <text:p>683.155</text:p>
              </table:table-cell>
              <table:table-cell office:value-type="float" office:value="1059.61">
                <text:p>1059.61</text:p>
              </table:table-cell>
              <table:table-cell office:value-type="float" office:value="1117.13">
                <text:p>1117.1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83.592">
                <text:p>683.592</text:p>
              </table:table-cell>
              <table:table-cell office:value-type="float" office:value="1059.81">
                <text:p>1059.81</text:p>
              </table:table-cell>
              <table:table-cell office:value-type="float" office:value="1117.25">
                <text:p>1117.2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84.029">
                <text:p>684.029</text:p>
              </table:table-cell>
              <table:table-cell office:value-type="float" office:value="1060.02">
                <text:p>1060.02</text:p>
              </table:table-cell>
              <table:table-cell office:value-type="float" office:value="1117.37">
                <text:p>1117.3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84.466">
                <text:p>684.466</text:p>
              </table:table-cell>
              <table:table-cell office:value-type="float" office:value="1060.22">
                <text:p>1060.22</text:p>
              </table:table-cell>
              <table:table-cell office:value-type="float" office:value="1117.49">
                <text:p>1117.4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84.902">
                <text:p>684.902</text:p>
              </table:table-cell>
              <table:table-cell office:value-type="float" office:value="1060.42">
                <text:p>1060.42</text:p>
              </table:table-cell>
              <table:table-cell office:value-type="float" office:value="1117.61">
                <text:p>1117.6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85.339">
                <text:p>685.339</text:p>
              </table:table-cell>
              <table:table-cell office:value-type="float" office:value="1060.63">
                <text:p>1060.63</text:p>
              </table:table-cell>
              <table:table-cell office:value-type="float" office:value="1117.73">
                <text:p>1117.7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685.776">
                <text:p>685.776</text:p>
              </table:table-cell>
              <table:table-cell office:value-type="float" office:value="1060.83">
                <text:p>1060.83</text:p>
              </table:table-cell>
              <table:table-cell office:value-type="float" office:value="1117.85">
                <text:p>1117.8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86.213">
                <text:p>686.213</text:p>
              </table:table-cell>
              <table:table-cell office:value-type="float" office:value="1061.03">
                <text:p>1061.03</text:p>
              </table:table-cell>
              <table:table-cell office:value-type="float" office:value="1117.97">
                <text:p>1117.9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86.65">
                <text:p>686.65</text:p>
              </table:table-cell>
              <table:table-cell office:value-type="float" office:value="1061.23">
                <text:p>1061.23</text:p>
              </table:table-cell>
              <table:table-cell office:value-type="float" office:value="1118.09">
                <text:p>1118.0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687.086">
                <text:p>687.086</text:p>
              </table:table-cell>
              <table:table-cell office:value-type="float" office:value="1061.43">
                <text:p>1061.43</text:p>
              </table:table-cell>
              <table:table-cell office:value-type="float" office:value="1118.2">
                <text:p>1118.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687.523">
                <text:p>687.523</text:p>
              </table:table-cell>
              <table:table-cell office:value-type="float" office:value="1061.63">
                <text:p>1061.63</text:p>
              </table:table-cell>
              <table:table-cell office:value-type="float" office:value="1118.32">
                <text:p>1118.3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87.96">
                <text:p>687.96</text:p>
              </table:table-cell>
              <table:table-cell office:value-type="float" office:value="1061.84">
                <text:p>1061.84</text:p>
              </table:table-cell>
              <table:table-cell office:value-type="float" office:value="1118.44">
                <text:p>1118.4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688.397">
                <text:p>688.397</text:p>
              </table:table-cell>
              <table:table-cell office:value-type="float" office:value="1062.04">
                <text:p>1062.04</text:p>
              </table:table-cell>
              <table:table-cell office:value-type="float" office:value="1118.56">
                <text:p>1118.5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88.834">
                <text:p>688.834</text:p>
              </table:table-cell>
              <table:table-cell office:value-type="float" office:value="1062.24">
                <text:p>1062.24</text:p>
              </table:table-cell>
              <table:table-cell office:value-type="float" office:value="1118.68">
                <text:p>1118.6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689.27">
                <text:p>689.27</text:p>
              </table:table-cell>
              <table:table-cell office:value-type="float" office:value="1062.44">
                <text:p>1062.44</text:p>
              </table:table-cell>
              <table:table-cell office:value-type="float" office:value="1118.8">
                <text:p>1118.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689.707">
                <text:p>689.707</text:p>
              </table:table-cell>
              <table:table-cell office:value-type="float" office:value="1062.64">
                <text:p>1062.64</text:p>
              </table:table-cell>
              <table:table-cell office:value-type="float" office:value="1118.91">
                <text:p>1118.9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90.144">
                <text:p>690.144</text:p>
              </table:table-cell>
              <table:table-cell office:value-type="float" office:value="1062.84">
                <text:p>1062.84</text:p>
              </table:table-cell>
              <table:table-cell office:value-type="float" office:value="1119.03">
                <text:p>1119.0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90.581">
                <text:p>690.581</text:p>
              </table:table-cell>
              <table:table-cell office:value-type="float" office:value="1063.04">
                <text:p>1063.04</text:p>
              </table:table-cell>
              <table:table-cell office:value-type="float" office:value="1119.15">
                <text:p>1119.1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691.018">
                <text:p>691.018</text:p>
              </table:table-cell>
              <table:table-cell office:value-type="float" office:value="1063.23">
                <text:p>1063.23</text:p>
              </table:table-cell>
              <table:table-cell office:value-type="float" office:value="1119.27">
                <text:p>1119.2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691.454">
                <text:p>691.454</text:p>
              </table:table-cell>
              <table:table-cell office:value-type="float" office:value="1063.43">
                <text:p>1063.43</text:p>
              </table:table-cell>
              <table:table-cell office:value-type="float" office:value="1119.38">
                <text:p>1119.3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691.891">
                <text:p>691.891</text:p>
              </table:table-cell>
              <table:table-cell office:value-type="float" office:value="1063.63">
                <text:p>1063.63</text:p>
              </table:table-cell>
              <table:table-cell office:value-type="float" office:value="1119.5">
                <text:p>1119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692.328">
                <text:p>692.328</text:p>
              </table:table-cell>
              <table:table-cell office:value-type="float" office:value="1063.83">
                <text:p>1063.83</text:p>
              </table:table-cell>
              <table:table-cell office:value-type="float" office:value="1119.62">
                <text:p>1119.6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92.765">
                <text:p>692.765</text:p>
              </table:table-cell>
              <table:table-cell office:value-type="float" office:value="1064.03">
                <text:p>1064.03</text:p>
              </table:table-cell>
              <table:table-cell office:value-type="float" office:value="1119.74">
                <text:p>1119.7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693.202">
                <text:p>693.202</text:p>
              </table:table-cell>
              <table:table-cell office:value-type="float" office:value="1064.23">
                <text:p>1064.23</text:p>
              </table:table-cell>
              <table:table-cell office:value-type="float" office:value="1119.85">
                <text:p>1119.8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93.638">
                <text:p>693.638</text:p>
              </table:table-cell>
              <table:table-cell office:value-type="float" office:value="1064.42">
                <text:p>1064.42</text:p>
              </table:table-cell>
              <table:table-cell office:value-type="float" office:value="1119.97">
                <text:p>1119.9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94.075">
                <text:p>694.075</text:p>
              </table:table-cell>
              <table:table-cell office:value-type="float" office:value="1064.62">
                <text:p>1064.62</text:p>
              </table:table-cell>
              <table:table-cell office:value-type="float" office:value="1120.08">
                <text:p>1120.0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694.512">
                <text:p>694.512</text:p>
              </table:table-cell>
              <table:table-cell office:value-type="float" office:value="1064.82">
                <text:p>1064.82</text:p>
              </table:table-cell>
              <table:table-cell office:value-type="float" office:value="1120.2">
                <text:p>1120.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694.949">
                <text:p>694.949</text:p>
              </table:table-cell>
              <table:table-cell office:value-type="float" office:value="1065.01">
                <text:p>1065.01</text:p>
              </table:table-cell>
              <table:table-cell office:value-type="float" office:value="1120.32">
                <text:p>1120.3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695.386">
                <text:p>695.386</text:p>
              </table:table-cell>
              <table:table-cell office:value-type="float" office:value="1065.21">
                <text:p>1065.21</text:p>
              </table:table-cell>
              <table:table-cell office:value-type="float" office:value="1120.43">
                <text:p>1120.4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695.822">
                <text:p>695.822</text:p>
              </table:table-cell>
              <table:table-cell office:value-type="float" office:value="1065.4">
                <text:p>1065.4</text:p>
              </table:table-cell>
              <table:table-cell office:value-type="float" office:value="1120.55">
                <text:p>1120.5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696.259">
                <text:p>696.259</text:p>
              </table:table-cell>
              <table:table-cell office:value-type="float" office:value="1065.6">
                <text:p>1065.6</text:p>
              </table:table-cell>
              <table:table-cell office:value-type="float" office:value="1120.66">
                <text:p>1120.6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696.696">
                <text:p>696.696</text:p>
              </table:table-cell>
              <table:table-cell office:value-type="float" office:value="1065.8">
                <text:p>1065.8</text:p>
              </table:table-cell>
              <table:table-cell office:value-type="float" office:value="1120.78">
                <text:p>1120.7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697.133">
                <text:p>697.133</text:p>
              </table:table-cell>
              <table:table-cell office:value-type="float" office:value="1065.99">
                <text:p>1065.99</text:p>
              </table:table-cell>
              <table:table-cell office:value-type="float" office:value="1120.89">
                <text:p>1120.8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697.57">
                <text:p>697.57</text:p>
              </table:table-cell>
              <table:table-cell office:value-type="float" office:value="1066.18">
                <text:p>1066.18</text:p>
              </table:table-cell>
              <table:table-cell office:value-type="float" office:value="1121.01">
                <text:p>1121.0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698.006">
                <text:p>698.006</text:p>
              </table:table-cell>
              <table:table-cell office:value-type="float" office:value="1066.38">
                <text:p>1066.38</text:p>
              </table:table-cell>
              <table:table-cell office:value-type="float" office:value="1121.12">
                <text:p>1121.1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698.443">
                <text:p>698.443</text:p>
              </table:table-cell>
              <table:table-cell office:value-type="float" office:value="1066.57">
                <text:p>1066.57</text:p>
              </table:table-cell>
              <table:table-cell office:value-type="float" office:value="1121.24">
                <text:p>1121.2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698.88">
                <text:p>698.88</text:p>
              </table:table-cell>
              <table:table-cell office:value-type="float" office:value="1066.77">
                <text:p>1066.77</text:p>
              </table:table-cell>
              <table:table-cell office:value-type="float" office:value="1121.35">
                <text:p>1121.3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99.317">
                <text:p>699.317</text:p>
              </table:table-cell>
              <table:table-cell office:value-type="float" office:value="1066.96">
                <text:p>1066.96</text:p>
              </table:table-cell>
              <table:table-cell office:value-type="float" office:value="1121.47">
                <text:p>1121.4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699.754">
                <text:p>699.754</text:p>
              </table:table-cell>
              <table:table-cell office:value-type="float" office:value="1067.15">
                <text:p>1067.15</text:p>
              </table:table-cell>
              <table:table-cell office:value-type="float" office:value="1121.58">
                <text:p>1121.5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00.19">
                <text:p>700.19</text:p>
              </table:table-cell>
              <table:table-cell office:value-type="float" office:value="1067.35">
                <text:p>1067.35</text:p>
              </table:table-cell>
              <table:table-cell office:value-type="float" office:value="1121.69">
                <text:p>1121.6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00.627">
                <text:p>700.627</text:p>
              </table:table-cell>
              <table:table-cell office:value-type="float" office:value="1067.54">
                <text:p>1067.54</text:p>
              </table:table-cell>
              <table:table-cell office:value-type="float" office:value="1121.81">
                <text:p>1121.8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01.064">
                <text:p>701.064</text:p>
              </table:table-cell>
              <table:table-cell office:value-type="float" office:value="1067.73">
                <text:p>1067.73</text:p>
              </table:table-cell>
              <table:table-cell office:value-type="float" office:value="1121.92">
                <text:p>1121.9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01.501">
                <text:p>701.501</text:p>
              </table:table-cell>
              <table:table-cell office:value-type="float" office:value="1067.92">
                <text:p>1067.92</text:p>
              </table:table-cell>
              <table:table-cell office:value-type="float" office:value="1122.04">
                <text:p>1122.0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01.938">
                <text:p>701.938</text:p>
              </table:table-cell>
              <table:table-cell office:value-type="float" office:value="1068.12">
                <text:p>1068.12</text:p>
              </table:table-cell>
              <table:table-cell office:value-type="float" office:value="1122.15">
                <text:p>1122.1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02.374">
                <text:p>702.374</text:p>
              </table:table-cell>
              <table:table-cell office:value-type="float" office:value="1068.31">
                <text:p>1068.31</text:p>
              </table:table-cell>
              <table:table-cell office:value-type="float" office:value="1122.26">
                <text:p>1122.2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02.811">
                <text:p>702.811</text:p>
              </table:table-cell>
              <table:table-cell office:value-type="float" office:value="1068.5">
                <text:p>1068.5</text:p>
              </table:table-cell>
              <table:table-cell office:value-type="float" office:value="1122.37">
                <text:p>1122.3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03.248">
                <text:p>703.248</text:p>
              </table:table-cell>
              <table:table-cell office:value-type="float" office:value="1068.69">
                <text:p>1068.69</text:p>
              </table:table-cell>
              <table:table-cell office:value-type="float" office:value="1122.49">
                <text:p>1122.4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03.685">
                <text:p>703.685</text:p>
              </table:table-cell>
              <table:table-cell office:value-type="float" office:value="1068.88">
                <text:p>1068.88</text:p>
              </table:table-cell>
              <table:table-cell office:value-type="float" office:value="1122.6">
                <text:p>1122.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04.122">
                <text:p>704.122</text:p>
              </table:table-cell>
              <table:table-cell office:value-type="float" office:value="1069.07">
                <text:p>1069.07</text:p>
              </table:table-cell>
              <table:table-cell office:value-type="float" office:value="1122.71">
                <text:p>1122.7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04.558">
                <text:p>704.558</text:p>
              </table:table-cell>
              <table:table-cell office:value-type="float" office:value="1069.26">
                <text:p>1069.26</text:p>
              </table:table-cell>
              <table:table-cell office:value-type="float" office:value="1122.82">
                <text:p>1122.8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04.995">
                <text:p>704.995</text:p>
              </table:table-cell>
              <table:table-cell office:value-type="float" office:value="1069.45">
                <text:p>1069.45</text:p>
              </table:table-cell>
              <table:table-cell office:value-type="float" office:value="1122.94">
                <text:p>1122.9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05.432">
                <text:p>705.432</text:p>
              </table:table-cell>
              <table:table-cell office:value-type="float" office:value="1069.64">
                <text:p>1069.64</text:p>
              </table:table-cell>
              <table:table-cell office:value-type="float" office:value="1123.05">
                <text:p>1123.0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05.869">
                <text:p>705.869</text:p>
              </table:table-cell>
              <table:table-cell office:value-type="float" office:value="1069.83">
                <text:p>1069.83</text:p>
              </table:table-cell>
              <table:table-cell office:value-type="float" office:value="1123.16">
                <text:p>1123.1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06.306">
                <text:p>706.306</text:p>
              </table:table-cell>
              <table:table-cell office:value-type="float" office:value="1070.02">
                <text:p>1070.02</text:p>
              </table:table-cell>
              <table:table-cell office:value-type="float" office:value="1123.27">
                <text:p>1123.2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06.742">
                <text:p>706.742</text:p>
              </table:table-cell>
              <table:table-cell office:value-type="float" office:value="1070.21">
                <text:p>1070.21</text:p>
              </table:table-cell>
              <table:table-cell office:value-type="float" office:value="1123.38">
                <text:p>1123.3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07.179">
                <text:p>707.179</text:p>
              </table:table-cell>
              <table:table-cell office:value-type="float" office:value="1070.4">
                <text:p>1070.4</text:p>
              </table:table-cell>
              <table:table-cell office:value-type="float" office:value="1123.49">
                <text:p>1123.4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07.616">
                <text:p>707.616</text:p>
              </table:table-cell>
              <table:table-cell office:value-type="float" office:value="1070.58">
                <text:p>1070.58</text:p>
              </table:table-cell>
              <table:table-cell office:value-type="float" office:value="1123.61">
                <text:p>1123.6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08.053">
                <text:p>708.053</text:p>
              </table:table-cell>
              <table:table-cell office:value-type="float" office:value="1070.77">
                <text:p>1070.77</text:p>
              </table:table-cell>
              <table:table-cell office:value-type="float" office:value="1123.72">
                <text:p>1123.7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08.49">
                <text:p>708.49</text:p>
              </table:table-cell>
              <table:table-cell office:value-type="float" office:value="1070.96">
                <text:p>1070.96</text:p>
              </table:table-cell>
              <table:table-cell office:value-type="float" office:value="1123.83">
                <text:p>1123.8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08.926">
                <text:p>708.926</text:p>
              </table:table-cell>
              <table:table-cell office:value-type="float" office:value="1071.15">
                <text:p>1071.15</text:p>
              </table:table-cell>
              <table:table-cell office:value-type="float" office:value="1123.94">
                <text:p>1123.9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09.363">
                <text:p>709.363</text:p>
              </table:table-cell>
              <table:table-cell office:value-type="float" office:value="1071.34">
                <text:p>1071.34</text:p>
              </table:table-cell>
              <table:table-cell office:value-type="float" office:value="1124.05">
                <text:p>1124.0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09.8">
                <text:p>709.8</text:p>
              </table:table-cell>
              <table:table-cell office:value-type="float" office:value="1071.52">
                <text:p>1071.52</text:p>
              </table:table-cell>
              <table:table-cell office:value-type="float" office:value="1124.16">
                <text:p>1124.1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10.237">
                <text:p>710.237</text:p>
              </table:table-cell>
              <table:table-cell office:value-type="float" office:value="1071.71">
                <text:p>1071.71</text:p>
              </table:table-cell>
              <table:table-cell office:value-type="float" office:value="1124.27">
                <text:p>1124.2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10.674">
                <text:p>710.674</text:p>
              </table:table-cell>
              <table:table-cell office:value-type="float" office:value="1071.89">
                <text:p>1071.89</text:p>
              </table:table-cell>
              <table:table-cell office:value-type="float" office:value="1124.38">
                <text:p>1124.3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11.11">
                <text:p>711.11</text:p>
              </table:table-cell>
              <table:table-cell office:value-type="float" office:value="1072.08">
                <text:p>1072.08</text:p>
              </table:table-cell>
              <table:table-cell office:value-type="float" office:value="1124.49">
                <text:p>1124.4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11.547">
                <text:p>711.547</text:p>
              </table:table-cell>
              <table:table-cell office:value-type="float" office:value="1072.27">
                <text:p>1072.27</text:p>
              </table:table-cell>
              <table:table-cell office:value-type="float" office:value="1124.6">
                <text:p>1124.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11.984">
                <text:p>711.984</text:p>
              </table:table-cell>
              <table:table-cell office:value-type="float" office:value="1072.45">
                <text:p>1072.45</text:p>
              </table:table-cell>
              <table:table-cell office:value-type="float" office:value="1124.71">
                <text:p>1124.7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12.421">
                <text:p>712.421</text:p>
              </table:table-cell>
              <table:table-cell office:value-type="float" office:value="1072.64">
                <text:p>1072.64</text:p>
              </table:table-cell>
              <table:table-cell office:value-type="float" office:value="1124.82">
                <text:p>1124.8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12.858">
                <text:p>712.858</text:p>
              </table:table-cell>
              <table:table-cell office:value-type="float" office:value="1072.82">
                <text:p>1072.82</text:p>
              </table:table-cell>
              <table:table-cell office:value-type="float" office:value="1124.93">
                <text:p>1124.9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13.294">
                <text:p>713.294</text:p>
              </table:table-cell>
              <table:table-cell office:value-type="float" office:value="1073.01">
                <text:p>1073.01</text:p>
              </table:table-cell>
              <table:table-cell office:value-type="float" office:value="1125.04">
                <text:p>1125.0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13.731">
                <text:p>713.731</text:p>
              </table:table-cell>
              <table:table-cell office:value-type="float" office:value="1073.19">
                <text:p>1073.19</text:p>
              </table:table-cell>
              <table:table-cell office:value-type="float" office:value="1125.14">
                <text:p>1125.1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14.168">
                <text:p>714.168</text:p>
              </table:table-cell>
              <table:table-cell office:value-type="float" office:value="1073.38">
                <text:p>1073.38</text:p>
              </table:table-cell>
              <table:table-cell office:value-type="float" office:value="1125.25">
                <text:p>1125.2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14.605">
                <text:p>714.605</text:p>
              </table:table-cell>
              <table:table-cell office:value-type="float" office:value="1073.56">
                <text:p>1073.56</text:p>
              </table:table-cell>
              <table:table-cell office:value-type="float" office:value="1125.36">
                <text:p>1125.3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15.042">
                <text:p>715.042</text:p>
              </table:table-cell>
              <table:table-cell office:value-type="float" office:value="1073.74">
                <text:p>1073.74</text:p>
              </table:table-cell>
              <table:table-cell office:value-type="float" office:value="1125.47">
                <text:p>1125.4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15.478">
                <text:p>715.478</text:p>
              </table:table-cell>
              <table:table-cell office:value-type="float" office:value="1073.93">
                <text:p>1073.93</text:p>
              </table:table-cell>
              <table:table-cell office:value-type="float" office:value="1125.58">
                <text:p>1125.5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15.915">
                <text:p>715.915</text:p>
              </table:table-cell>
              <table:table-cell office:value-type="float" office:value="1074.11">
                <text:p>1074.11</text:p>
              </table:table-cell>
              <table:table-cell office:value-type="float" office:value="1125.69">
                <text:p>1125.6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16.352">
                <text:p>716.352</text:p>
              </table:table-cell>
              <table:table-cell office:value-type="float" office:value="1074.29">
                <text:p>1074.29</text:p>
              </table:table-cell>
              <table:table-cell office:value-type="float" office:value="1125.79">
                <text:p>1125.7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16.789">
                <text:p>716.789</text:p>
              </table:table-cell>
              <table:table-cell office:value-type="float" office:value="1074.48">
                <text:p>1074.48</text:p>
              </table:table-cell>
              <table:table-cell office:value-type="float" office:value="1125.9">
                <text:p>1125.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17.226">
                <text:p>717.226</text:p>
              </table:table-cell>
              <table:table-cell office:value-type="float" office:value="1074.66">
                <text:p>1074.66</text:p>
              </table:table-cell>
              <table:table-cell office:value-type="float" office:value="1126.01">
                <text:p>1126.0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17.662">
                <text:p>717.662</text:p>
              </table:table-cell>
              <table:table-cell office:value-type="float" office:value="1074.84">
                <text:p>1074.84</text:p>
              </table:table-cell>
              <table:table-cell office:value-type="float" office:value="1126.12">
                <text:p>1126.1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18.099">
                <text:p>718.099</text:p>
              </table:table-cell>
              <table:table-cell office:value-type="float" office:value="1075.02">
                <text:p>1075.02</text:p>
              </table:table-cell>
              <table:table-cell office:value-type="float" office:value="1126.23">
                <text:p>1126.2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18.536">
                <text:p>718.536</text:p>
              </table:table-cell>
              <table:table-cell office:value-type="float" office:value="1075.2">
                <text:p>1075.2</text:p>
              </table:table-cell>
              <table:table-cell office:value-type="float" office:value="1126.33">
                <text:p>1126.3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18.973">
                <text:p>718.973</text:p>
              </table:table-cell>
              <table:table-cell office:value-type="float" office:value="1075.38">
                <text:p>1075.38</text:p>
              </table:table-cell>
              <table:table-cell office:value-type="float" office:value="1126.44">
                <text:p>1126.4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19.41">
                <text:p>719.41</text:p>
              </table:table-cell>
              <table:table-cell office:value-type="float" office:value="1075.57">
                <text:p>1075.57</text:p>
              </table:table-cell>
              <table:table-cell office:value-type="float" office:value="1126.55">
                <text:p>1126.5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19.846">
                <text:p>719.846</text:p>
              </table:table-cell>
              <table:table-cell office:value-type="float" office:value="1075.75">
                <text:p>1075.75</text:p>
              </table:table-cell>
              <table:table-cell office:value-type="float" office:value="1126.65">
                <text:p>1126.6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20.283">
                <text:p>720.283</text:p>
              </table:table-cell>
              <table:table-cell office:value-type="float" office:value="1075.93">
                <text:p>1075.93</text:p>
              </table:table-cell>
              <table:table-cell office:value-type="float" office:value="1126.76">
                <text:p>1126.7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20.72">
                <text:p>720.72</text:p>
              </table:table-cell>
              <table:table-cell office:value-type="float" office:value="1076.11">
                <text:p>1076.11</text:p>
              </table:table-cell>
              <table:table-cell office:value-type="float" office:value="1126.87">
                <text:p>1126.8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21.157">
                <text:p>721.157</text:p>
              </table:table-cell>
              <table:table-cell office:value-type="float" office:value="1076.29">
                <text:p>1076.29</text:p>
              </table:table-cell>
              <table:table-cell office:value-type="float" office:value="1126.97">
                <text:p>1126.9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21.594">
                <text:p>721.594</text:p>
              </table:table-cell>
              <table:table-cell office:value-type="float" office:value="1076.47">
                <text:p>1076.47</text:p>
              </table:table-cell>
              <table:table-cell office:value-type="float" office:value="1127.08">
                <text:p>1127.0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22.03">
                <text:p>722.03</text:p>
              </table:table-cell>
              <table:table-cell office:value-type="float" office:value="1076.65">
                <text:p>1076.65</text:p>
              </table:table-cell>
              <table:table-cell office:value-type="float" office:value="1127.18">
                <text:p>1127.1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22.467">
                <text:p>722.467</text:p>
              </table:table-cell>
              <table:table-cell office:value-type="float" office:value="1076.83">
                <text:p>1076.83</text:p>
              </table:table-cell>
              <table:table-cell office:value-type="float" office:value="1127.29">
                <text:p>1127.2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22.904">
                <text:p>722.904</text:p>
              </table:table-cell>
              <table:table-cell office:value-type="float" office:value="NaN">
                <text:p>NaN</text:p>
              </table:table-cell>
              <table:table-cell office:value-type="float" office:value="1127.4">
                <text:p>1127.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23.341">
                <text:p>723.341</text:p>
              </table:table-cell>
              <table:table-cell office:value-type="float" office:value="1077.18">
                <text:p>1077.18</text:p>
              </table:table-cell>
              <table:table-cell office:value-type="float" office:value="1127.5">
                <text:p>1127.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23.778">
                <text:p>723.778</text:p>
              </table:table-cell>
              <table:table-cell office:value-type="float" office:value="1077.36">
                <text:p>1077.36</text:p>
              </table:table-cell>
              <table:table-cell office:value-type="float" office:value="1127.61">
                <text:p>1127.6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24.214">
                <text:p>724.214</text:p>
              </table:table-cell>
              <table:table-cell office:value-type="float" office:value="1077.54">
                <text:p>1077.54</text:p>
              </table:table-cell>
              <table:table-cell office:value-type="float" office:value="1127.71">
                <text:p>1127.7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24.651">
                <text:p>724.651</text:p>
              </table:table-cell>
              <table:table-cell office:value-type="float" office:value="1077.72">
                <text:p>1077.72</text:p>
              </table:table-cell>
              <table:table-cell office:value-type="float" office:value="1127.82">
                <text:p>1127.8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25.088">
                <text:p>725.088</text:p>
              </table:table-cell>
              <table:table-cell office:value-type="float" office:value="1077.9">
                <text:p>1077.9</text:p>
              </table:table-cell>
              <table:table-cell office:value-type="float" office:value="1127.92">
                <text:p>1127.9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25.525">
                <text:p>725.525</text:p>
              </table:table-cell>
              <table:table-cell office:value-type="float" office:value="1078.07">
                <text:p>1078.07</text:p>
              </table:table-cell>
              <table:table-cell office:value-type="float" office:value="1128.03">
                <text:p>1128.0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25.962">
                <text:p>725.962</text:p>
              </table:table-cell>
              <table:table-cell office:value-type="float" office:value="1078.25">
                <text:p>1078.25</text:p>
              </table:table-cell>
              <table:table-cell office:value-type="float" office:value="1128.13">
                <text:p>1128.1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26.398">
                <text:p>726.398</text:p>
              </table:table-cell>
              <table:table-cell office:value-type="float" office:value="1078.43">
                <text:p>1078.43</text:p>
              </table:table-cell>
              <table:table-cell office:value-type="float" office:value="1128.23">
                <text:p>1128.2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26.835">
                <text:p>726.835</text:p>
              </table:table-cell>
              <table:table-cell office:value-type="float" office:value="1078.6">
                <text:p>1078.6</text:p>
              </table:table-cell>
              <table:table-cell office:value-type="float" office:value="1128.34">
                <text:p>1128.3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27.272">
                <text:p>727.272</text:p>
              </table:table-cell>
              <table:table-cell office:value-type="float" office:value="1078.78">
                <text:p>1078.78</text:p>
              </table:table-cell>
              <table:table-cell office:value-type="float" office:value="1128.44">
                <text:p>1128.4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27.709">
                <text:p>727.709</text:p>
              </table:table-cell>
              <table:table-cell office:value-type="float" office:value="1078.96">
                <text:p>1078.96</text:p>
              </table:table-cell>
              <table:table-cell office:value-type="float" office:value="1128.55">
                <text:p>1128.5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28.146">
                <text:p>728.146</text:p>
              </table:table-cell>
              <table:table-cell office:value-type="float" office:value="1079.13">
                <text:p>1079.13</text:p>
              </table:table-cell>
              <table:table-cell office:value-type="float" office:value="1128.65">
                <text:p>1128.6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28.582">
                <text:p>728.582</text:p>
              </table:table-cell>
              <table:table-cell office:value-type="float" office:value="1079.31">
                <text:p>1079.31</text:p>
              </table:table-cell>
              <table:table-cell office:value-type="float" office:value="1128.75">
                <text:p>1128.7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29.019">
                <text:p>729.019</text:p>
              </table:table-cell>
              <table:table-cell office:value-type="float" office:value="1079.48">
                <text:p>1079.48</text:p>
              </table:table-cell>
              <table:table-cell office:value-type="float" office:value="1128.86">
                <text:p>1128.8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29.456">
                <text:p>729.456</text:p>
              </table:table-cell>
              <table:table-cell office:value-type="float" office:value="1079.66">
                <text:p>1079.66</text:p>
              </table:table-cell>
              <table:table-cell office:value-type="float" office:value="1128.96">
                <text:p>1128.9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29.893">
                <text:p>729.893</text:p>
              </table:table-cell>
              <table:table-cell office:value-type="float" office:value="1079.83">
                <text:p>1079.83</text:p>
              </table:table-cell>
              <table:table-cell office:value-type="float" office:value="1129.06">
                <text:p>1129.0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30.33">
                <text:p>730.33</text:p>
              </table:table-cell>
              <table:table-cell office:value-type="float" office:value="1080.01">
                <text:p>1080.01</text:p>
              </table:table-cell>
              <table:table-cell office:value-type="float" office:value="1129.17">
                <text:p>1129.1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30.766">
                <text:p>730.766</text:p>
              </table:table-cell>
              <table:table-cell office:value-type="float" office:value="1080.18">
                <text:p>1080.18</text:p>
              </table:table-cell>
              <table:table-cell office:value-type="float" office:value="1129.27">
                <text:p>1129.2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31.203">
                <text:p>731.203</text:p>
              </table:table-cell>
              <table:table-cell office:value-type="float" office:value="1080.36">
                <text:p>1080.36</text:p>
              </table:table-cell>
              <table:table-cell office:value-type="float" office:value="1129.37">
                <text:p>1129.3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31.64">
                <text:p>731.64</text:p>
              </table:table-cell>
              <table:table-cell office:value-type="float" office:value="1080.53">
                <text:p>1080.53</text:p>
              </table:table-cell>
              <table:table-cell office:value-type="float" office:value="1129.48">
                <text:p>1129.4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32.077">
                <text:p>732.077</text:p>
              </table:table-cell>
              <table:table-cell office:value-type="float" office:value="1080.7">
                <text:p>1080.7</text:p>
              </table:table-cell>
              <table:table-cell office:value-type="float" office:value="1129.58">
                <text:p>1129.5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32.514">
                <text:p>732.514</text:p>
              </table:table-cell>
              <table:table-cell office:value-type="float" office:value="1080.88">
                <text:p>1080.88</text:p>
              </table:table-cell>
              <table:table-cell office:value-type="float" office:value="1129.68">
                <text:p>1129.6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32.95">
                <text:p>732.95</text:p>
              </table:table-cell>
              <table:table-cell office:value-type="float" office:value="1081.05">
                <text:p>1081.05</text:p>
              </table:table-cell>
              <table:table-cell office:value-type="float" office:value="1129.78">
                <text:p>1129.7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33.387">
                <text:p>733.387</text:p>
              </table:table-cell>
              <table:table-cell office:value-type="float" office:value="1081.22">
                <text:p>1081.22</text:p>
              </table:table-cell>
              <table:table-cell office:value-type="float" office:value="1129.88">
                <text:p>1129.8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33.824">
                <text:p>733.824</text:p>
              </table:table-cell>
              <table:table-cell office:value-type="float" office:value="1081.39">
                <text:p>1081.39</text:p>
              </table:table-cell>
              <table:table-cell office:value-type="float" office:value="1129.99">
                <text:p>1129.9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34.261">
                <text:p>734.261</text:p>
              </table:table-cell>
              <table:table-cell office:value-type="float" office:value="1081.57">
                <text:p>1081.57</text:p>
              </table:table-cell>
              <table:table-cell office:value-type="float" office:value="1130.09">
                <text:p>1130.0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34.698">
                <text:p>734.698</text:p>
              </table:table-cell>
              <table:table-cell office:value-type="float" office:value="1081.74">
                <text:p>1081.74</text:p>
              </table:table-cell>
              <table:table-cell office:value-type="float" office:value="1130.19">
                <text:p>1130.1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35.134">
                <text:p>735.134</text:p>
              </table:table-cell>
              <table:table-cell office:value-type="float" office:value="1081.91">
                <text:p>1081.91</text:p>
              </table:table-cell>
              <table:table-cell office:value-type="float" office:value="1130.29">
                <text:p>1130.2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35.571">
                <text:p>735.571</text:p>
              </table:table-cell>
              <table:table-cell office:value-type="float" office:value="1082.08">
                <text:p>1082.08</text:p>
              </table:table-cell>
              <table:table-cell office:value-type="float" office:value="1130.39">
                <text:p>1130.3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36.008">
                <text:p>736.008</text:p>
              </table:table-cell>
              <table:table-cell office:value-type="float" office:value="1082.25">
                <text:p>1082.25</text:p>
              </table:table-cell>
              <table:table-cell office:value-type="float" office:value="1130.49">
                <text:p>1130.4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36.445">
                <text:p>736.445</text:p>
              </table:table-cell>
              <table:table-cell office:value-type="float" office:value="1082.42">
                <text:p>1082.42</text:p>
              </table:table-cell>
              <table:table-cell office:value-type="float" office:value="1130.59">
                <text:p>1130.5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36.882">
                <text:p>736.882</text:p>
              </table:table-cell>
              <table:table-cell office:value-type="float" office:value="1082.59">
                <text:p>1082.59</text:p>
              </table:table-cell>
              <table:table-cell office:value-type="float" office:value="1130.7">
                <text:p>1130.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37.318">
                <text:p>737.318</text:p>
              </table:table-cell>
              <table:table-cell office:value-type="float" office:value="1082.77">
                <text:p>1082.77</text:p>
              </table:table-cell>
              <table:table-cell office:value-type="float" office:value="1130.8">
                <text:p>1130.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37.755">
                <text:p>737.755</text:p>
              </table:table-cell>
              <table:table-cell office:value-type="float" office:value="1082.94">
                <text:p>1082.94</text:p>
              </table:table-cell>
              <table:table-cell office:value-type="float" office:value="1130.9">
                <text:p>1130.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38.192">
                <text:p>738.192</text:p>
              </table:table-cell>
              <table:table-cell office:value-type="float" office:value="1083.11">
                <text:p>108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38.629">
                <text:p>738.629</text:p>
              </table:table-cell>
              <table:table-cell office:value-type="float" office:value="1083.28">
                <text:p>1083.28</text:p>
              </table:table-cell>
              <table:table-cell office:value-type="float" office:value="1131.1">
                <text:p>1131.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39.066">
                <text:p>739.066</text:p>
              </table:table-cell>
              <table:table-cell office:value-type="float" office:value="1083.45">
                <text:p>1083.45</text:p>
              </table:table-cell>
              <table:table-cell office:value-type="float" office:value="1131.2">
                <text:p>1131.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39.502">
                <text:p>739.502</text:p>
              </table:table-cell>
              <table:table-cell office:value-type="float" office:value="1083.61">
                <text:p>1083.61</text:p>
              </table:table-cell>
              <table:table-cell office:value-type="float" office:value="1131.3">
                <text:p>1131.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39.939">
                <text:p>739.939</text:p>
              </table:table-cell>
              <table:table-cell office:value-type="float" office:value="1083.78">
                <text:p>1083.78</text:p>
              </table:table-cell>
              <table:table-cell office:value-type="float" office:value="1131.4">
                <text:p>1131.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40.376">
                <text:p>740.376</text:p>
              </table:table-cell>
              <table:table-cell office:value-type="float" office:value="1083.95">
                <text:p>1083.95</text:p>
              </table:table-cell>
              <table:table-cell office:value-type="float" office:value="1131.5">
                <text:p>1131.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40.813">
                <text:p>740.813</text:p>
              </table:table-cell>
              <table:table-cell office:value-type="float" office:value="1084.12">
                <text:p>1084.12</text:p>
              </table:table-cell>
              <table:table-cell office:value-type="float" office:value="1131.6">
                <text:p>1131.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41.25">
                <text:p>741.25</text:p>
              </table:table-cell>
              <table:table-cell office:value-type="float" office:value="1084.29">
                <text:p>1084.29</text:p>
              </table:table-cell>
              <table:table-cell office:value-type="float" office:value="1131.7">
                <text:p>1131.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41.686">
                <text:p>741.686</text:p>
              </table:table-cell>
              <table:table-cell office:value-type="float" office:value="1084.46">
                <text:p>1084.46</text:p>
              </table:table-cell>
              <table:table-cell office:value-type="float" office:value="1131.79">
                <text:p>1131.7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42.123">
                <text:p>742.123</text:p>
              </table:table-cell>
              <table:table-cell office:value-type="float" office:value="1084.63">
                <text:p>1084.63</text:p>
              </table:table-cell>
              <table:table-cell office:value-type="float" office:value="1131.89">
                <text:p>1131.8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42.56">
                <text:p>742.56</text:p>
              </table:table-cell>
              <table:table-cell office:value-type="float" office:value="1084.79">
                <text:p>1084.79</text:p>
              </table:table-cell>
              <table:table-cell office:value-type="float" office:value="1131.99">
                <text:p>1131.9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42.997">
                <text:p>742.997</text:p>
              </table:table-cell>
              <table:table-cell office:value-type="float" office:value="1084.96">
                <text:p>1084.96</text:p>
              </table:table-cell>
              <table:table-cell office:value-type="float" office:value="1132.09">
                <text:p>1132.0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43.434">
                <text:p>743.434</text:p>
              </table:table-cell>
              <table:table-cell office:value-type="float" office:value="1085.13">
                <text:p>1085.13</text:p>
              </table:table-cell>
              <table:table-cell office:value-type="float" office:value="1132.19">
                <text:p>1132.1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43.87">
                <text:p>743.87</text:p>
              </table:table-cell>
              <table:table-cell office:value-type="float" office:value="1085.29">
                <text:p>1085.29</text:p>
              </table:table-cell>
              <table:table-cell office:value-type="float" office:value="1132.29">
                <text:p>1132.2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44.307">
                <text:p>744.307</text:p>
              </table:table-cell>
              <table:table-cell office:value-type="float" office:value="1085.46">
                <text:p>1085.46</text:p>
              </table:table-cell>
              <table:table-cell office:value-type="float" office:value="1132.39">
                <text:p>1132.3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44.744">
                <text:p>744.744</text:p>
              </table:table-cell>
              <table:table-cell office:value-type="float" office:value="1085.63">
                <text:p>1085.63</text:p>
              </table:table-cell>
              <table:table-cell office:value-type="float" office:value="1132.49">
                <text:p>1132.4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45.181">
                <text:p>745.181</text:p>
              </table:table-cell>
              <table:table-cell office:value-type="float" office:value="1085.79">
                <text:p>1085.79</text:p>
              </table:table-cell>
              <table:table-cell office:value-type="float" office:value="1132.58">
                <text:p>1132.5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45.618">
                <text:p>745.618</text:p>
              </table:table-cell>
              <table:table-cell office:value-type="float" office:value="1085.96">
                <text:p>1085.96</text:p>
              </table:table-cell>
              <table:table-cell office:value-type="float" office:value="1132.68">
                <text:p>1132.6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46.054">
                <text:p>746.054</text:p>
              </table:table-cell>
              <table:table-cell office:value-type="float" office:value="1086.12">
                <text:p>1086.12</text:p>
              </table:table-cell>
              <table:table-cell office:value-type="float" office:value="1132.78">
                <text:p>1132.7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46.491">
                <text:p>746.491</text:p>
              </table:table-cell>
              <table:table-cell office:value-type="float" office:value="1086.29">
                <text:p>1086.29</text:p>
              </table:table-cell>
              <table:table-cell office:value-type="float" office:value="1132.88">
                <text:p>1132.8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46.928">
                <text:p>746.928</text:p>
              </table:table-cell>
              <table:table-cell office:value-type="float" office:value="1086.46">
                <text:p>1086.46</text:p>
              </table:table-cell>
              <table:table-cell office:value-type="float" office:value="1132.97">
                <text:p>1132.9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47.365">
                <text:p>747.365</text:p>
              </table:table-cell>
              <table:table-cell office:value-type="float" office:value="1086.62">
                <text:p>1086.62</text:p>
              </table:table-cell>
              <table:table-cell office:value-type="float" office:value="1133.07">
                <text:p>1133.0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47.802">
                <text:p>747.802</text:p>
              </table:table-cell>
              <table:table-cell office:value-type="float" office:value="1086.79">
                <text:p>1086.79</text:p>
              </table:table-cell>
              <table:table-cell office:value-type="float" office:value="1133.17">
                <text:p>1133.1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48.238">
                <text:p>748.238</text:p>
              </table:table-cell>
              <table:table-cell office:value-type="float" office:value="1086.95">
                <text:p>1086.95</text:p>
              </table:table-cell>
              <table:table-cell office:value-type="float" office:value="1133.27">
                <text:p>1133.2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48.675">
                <text:p>748.675</text:p>
              </table:table-cell>
              <table:table-cell office:value-type="float" office:value="1087.11">
                <text:p>1087.11</text:p>
              </table:table-cell>
              <table:table-cell office:value-type="float" office:value="1133.36">
                <text:p>1133.3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49.112">
                <text:p>749.112</text:p>
              </table:table-cell>
              <table:table-cell office:value-type="float" office:value="1087.28">
                <text:p>1087.28</text:p>
              </table:table-cell>
              <table:table-cell office:value-type="float" office:value="1133.46">
                <text:p>1133.4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49.549">
                <text:p>749.549</text:p>
              </table:table-cell>
              <table:table-cell office:value-type="float" office:value="1087.44">
                <text:p>1087.44</text:p>
              </table:table-cell>
              <table:table-cell office:value-type="float" office:value="1133.56">
                <text:p>1133.5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49.986">
                <text:p>749.986</text:p>
              </table:table-cell>
              <table:table-cell office:value-type="float" office:value="1087.6">
                <text:p>1087.6</text:p>
              </table:table-cell>
              <table:table-cell office:value-type="float" office:value="1133.65">
                <text:p>1133.6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50.422">
                <text:p>750.422</text:p>
              </table:table-cell>
              <table:table-cell office:value-type="float" office:value="1087.77">
                <text:p>1087.77</text:p>
              </table:table-cell>
              <table:table-cell office:value-type="float" office:value="1133.75">
                <text:p>1133.7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50.859">
                <text:p>750.859</text:p>
              </table:table-cell>
              <table:table-cell office:value-type="float" office:value="1087.93">
                <text:p>1087.93</text:p>
              </table:table-cell>
              <table:table-cell office:value-type="float" office:value="1133.85">
                <text:p>1133.8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51.296">
                <text:p>751.296</text:p>
              </table:table-cell>
              <table:table-cell office:value-type="float" office:value="1088.09">
                <text:p>1088.09</text:p>
              </table:table-cell>
              <table:table-cell office:value-type="float" office:value="1133.94">
                <text:p>1133.9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51.733">
                <text:p>751.733</text:p>
              </table:table-cell>
              <table:table-cell office:value-type="float" office:value="1088.26">
                <text:p>1088.26</text:p>
              </table:table-cell>
              <table:table-cell office:value-type="float" office:value="1134.04">
                <text:p>1134.0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52.17">
                <text:p>752.17</text:p>
              </table:table-cell>
              <table:table-cell office:value-type="float" office:value="1088.42">
                <text:p>1088.42</text:p>
              </table:table-cell>
              <table:table-cell office:value-type="float" office:value="1134.13">
                <text:p>1134.1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52.606">
                <text:p>752.606</text:p>
              </table:table-cell>
              <table:table-cell office:value-type="float" office:value="1088.58">
                <text:p>1088.58</text:p>
              </table:table-cell>
              <table:table-cell office:value-type="float" office:value="1134.23">
                <text:p>1134.2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53.043">
                <text:p>753.043</text:p>
              </table:table-cell>
              <table:table-cell office:value-type="float" office:value="1088.74">
                <text:p>1088.74</text:p>
              </table:table-cell>
              <table:table-cell office:value-type="float" office:value="1134.32">
                <text:p>1134.3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53.48">
                <text:p>753.48</text:p>
              </table:table-cell>
              <table:table-cell office:value-type="float" office:value="1088.9">
                <text:p>1088.9</text:p>
              </table:table-cell>
              <table:table-cell office:value-type="float" office:value="1134.42">
                <text:p>1134.4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53.917">
                <text:p>753.917</text:p>
              </table:table-cell>
              <table:table-cell office:value-type="float" office:value="1089.07">
                <text:p>1089.07</text:p>
              </table:table-cell>
              <table:table-cell office:value-type="float" office:value="1134.52">
                <text:p>1134.5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54.354">
                <text:p>754.354</text:p>
              </table:table-cell>
              <table:table-cell office:value-type="float" office:value="1089.23">
                <text:p>1089.23</text:p>
              </table:table-cell>
              <table:table-cell office:value-type="float" office:value="1134.61">
                <text:p>1134.6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54.79">
                <text:p>754.79</text:p>
              </table:table-cell>
              <table:table-cell office:value-type="float" office:value="1089.39">
                <text:p>1089.39</text:p>
              </table:table-cell>
              <table:table-cell office:value-type="float" office:value="1134.71">
                <text:p>1134.7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55.227">
                <text:p>755.227</text:p>
              </table:table-cell>
              <table:table-cell office:value-type="float" office:value="1089.55">
                <text:p>1089.55</text:p>
              </table:table-cell>
              <table:table-cell office:value-type="float" office:value="1134.8">
                <text:p>1134.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55.664">
                <text:p>755.664</text:p>
              </table:table-cell>
              <table:table-cell office:value-type="float" office:value="1089.71">
                <text:p>1089.71</text:p>
              </table:table-cell>
              <table:table-cell office:value-type="float" office:value="1134.89">
                <text:p>1134.8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56.101">
                <text:p>756.101</text:p>
              </table:table-cell>
              <table:table-cell office:value-type="float" office:value="1089.87">
                <text:p>1089.87</text:p>
              </table:table-cell>
              <table:table-cell office:value-type="float" office:value="1134.99">
                <text:p>1134.9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56.538">
                <text:p>756.538</text:p>
              </table:table-cell>
              <table:table-cell office:value-type="float" office:value="1090.03">
                <text:p>1090.03</text:p>
              </table:table-cell>
              <table:table-cell office:value-type="float" office:value="1135.08">
                <text:p>1135.0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56.974">
                <text:p>756.974</text:p>
              </table:table-cell>
              <table:table-cell office:value-type="float" office:value="1090.19">
                <text:p>1090.19</text:p>
              </table:table-cell>
              <table:table-cell office:value-type="float" office:value="1135.18">
                <text:p>1135.1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57.411">
                <text:p>757.411</text:p>
              </table:table-cell>
              <table:table-cell office:value-type="float" office:value="1090.35">
                <text:p>1090.35</text:p>
              </table:table-cell>
              <table:table-cell office:value-type="float" office:value="1135.27">
                <text:p>1135.2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57.848">
                <text:p>757.848</text:p>
              </table:table-cell>
              <table:table-cell office:value-type="float" office:value="1090.51">
                <text:p>1090.51</text:p>
              </table:table-cell>
              <table:table-cell office:value-type="float" office:value="1135.37">
                <text:p>1135.3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58.285">
                <text:p>758.285</text:p>
              </table:table-cell>
              <table:table-cell office:value-type="float" office:value="1090.67">
                <text:p>1090.67</text:p>
              </table:table-cell>
              <table:table-cell office:value-type="float" office:value="1135.46">
                <text:p>1135.4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58.722">
                <text:p>758.722</text:p>
              </table:table-cell>
              <table:table-cell office:value-type="float" office:value="1090.83">
                <text:p>1090.83</text:p>
              </table:table-cell>
              <table:table-cell office:value-type="float" office:value="1135.55">
                <text:p>1135.5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59.158">
                <text:p>759.158</text:p>
              </table:table-cell>
              <table:table-cell office:value-type="float" office:value="1090.98">
                <text:p>1090.98</text:p>
              </table:table-cell>
              <table:table-cell office:value-type="float" office:value="1135.65">
                <text:p>1135.6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59.595">
                <text:p>759.595</text:p>
              </table:table-cell>
              <table:table-cell office:value-type="float" office:value="1091.14">
                <text:p>1091.14</text:p>
              </table:table-cell>
              <table:table-cell office:value-type="float" office:value="1135.74">
                <text:p>1135.7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60.032">
                <text:p>760.032</text:p>
              </table:table-cell>
              <table:table-cell office:value-type="float" office:value="1091.3">
                <text:p>1091.3</text:p>
              </table:table-cell>
              <table:table-cell office:value-type="float" office:value="1135.83">
                <text:p>1135.8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60.469">
                <text:p>760.469</text:p>
              </table:table-cell>
              <table:table-cell office:value-type="float" office:value="1091.46">
                <text:p>1091.46</text:p>
              </table:table-cell>
              <table:table-cell office:value-type="float" office:value="1135.93">
                <text:p>1135.9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60.906">
                <text:p>760.906</text:p>
              </table:table-cell>
              <table:table-cell office:value-type="float" office:value="1091.62">
                <text:p>1091.62</text:p>
              </table:table-cell>
              <table:table-cell office:value-type="float" office:value="1136.02">
                <text:p>1136.0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61.342">
                <text:p>761.342</text:p>
              </table:table-cell>
              <table:table-cell office:value-type="float" office:value="1091.77">
                <text:p>1091.77</text:p>
              </table:table-cell>
              <table:table-cell office:value-type="float" office:value="1136.11">
                <text:p>1136.1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61.779">
                <text:p>761.779</text:p>
              </table:table-cell>
              <table:table-cell office:value-type="float" office:value="1091.93">
                <text:p>1091.93</text:p>
              </table:table-cell>
              <table:table-cell office:value-type="float" office:value="1136.21">
                <text:p>1136.2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62.216">
                <text:p>762.216</text:p>
              </table:table-cell>
              <table:table-cell office:value-type="float" office:value="1092.09">
                <text:p>1092.09</text:p>
              </table:table-cell>
              <table:table-cell office:value-type="float" office:value="1136.3">
                <text:p>1136.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62.653">
                <text:p>762.653</text:p>
              </table:table-cell>
              <table:table-cell office:value-type="float" office:value="1092.24">
                <text:p>1092.24</text:p>
              </table:table-cell>
              <table:table-cell office:value-type="float" office:value="1136.39">
                <text:p>1136.3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63.09">
                <text:p>763.09</text:p>
              </table:table-cell>
              <table:table-cell office:value-type="float" office:value="1092.4">
                <text:p>1092.4</text:p>
              </table:table-cell>
              <table:table-cell office:value-type="float" office:value="1136.48">
                <text:p>1136.4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63.526">
                <text:p>763.526</text:p>
              </table:table-cell>
              <table:table-cell office:value-type="float" office:value="1092.56">
                <text:p>1092.56</text:p>
              </table:table-cell>
              <table:table-cell office:value-type="float" office:value="1136.58">
                <text:p>1136.5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63.963">
                <text:p>763.963</text:p>
              </table:table-cell>
              <table:table-cell office:value-type="float" office:value="1092.71">
                <text:p>1092.71</text:p>
              </table:table-cell>
              <table:table-cell office:value-type="float" office:value="1136.67">
                <text:p>1136.6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64.4">
                <text:p>764.4</text:p>
              </table:table-cell>
              <table:table-cell office:value-type="float" office:value="1092.87">
                <text:p>1092.87</text:p>
              </table:table-cell>
              <table:table-cell office:value-type="float" office:value="1136.76">
                <text:p>1136.7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64.837">
                <text:p>764.837</text:p>
              </table:table-cell>
              <table:table-cell office:value-type="float" office:value="1093.02">
                <text:p>1093.02</text:p>
              </table:table-cell>
              <table:table-cell office:value-type="float" office:value="1136.85">
                <text:p>1136.8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65.274">
                <text:p>765.274</text:p>
              </table:table-cell>
              <table:table-cell office:value-type="float" office:value="1093.18">
                <text:p>1093.18</text:p>
              </table:table-cell>
              <table:table-cell office:value-type="float" office:value="1136.94">
                <text:p>1136.9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65.71">
                <text:p>765.71</text:p>
              </table:table-cell>
              <table:table-cell office:value-type="float" office:value="1093.34">
                <text:p>1093.34</text:p>
              </table:table-cell>
              <table:table-cell office:value-type="float" office:value="1137.04">
                <text:p>1137.0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66.147">
                <text:p>766.147</text:p>
              </table:table-cell>
              <table:table-cell office:value-type="float" office:value="1093.49">
                <text:p>1093.49</text:p>
              </table:table-cell>
              <table:table-cell office:value-type="float" office:value="1137.13">
                <text:p>1137.1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66.584">
                <text:p>766.584</text:p>
              </table:table-cell>
              <table:table-cell office:value-type="float" office:value="1093.65">
                <text:p>1093.65</text:p>
              </table:table-cell>
              <table:table-cell office:value-type="float" office:value="1137.22">
                <text:p>1137.2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67.021">
                <text:p>767.021</text:p>
              </table:table-cell>
              <table:table-cell office:value-type="float" office:value="1093.8">
                <text:p>1093.8</text:p>
              </table:table-cell>
              <table:table-cell office:value-type="float" office:value="1137.31">
                <text:p>1137.3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67.458">
                <text:p>767.458</text:p>
              </table:table-cell>
              <table:table-cell office:value-type="float" office:value="1093.95">
                <text:p>1093.95</text:p>
              </table:table-cell>
              <table:table-cell office:value-type="float" office:value="1137.4">
                <text:p>1137.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67.894">
                <text:p>767.894</text:p>
              </table:table-cell>
              <table:table-cell office:value-type="float" office:value="1094.11">
                <text:p>1094.11</text:p>
              </table:table-cell>
              <table:table-cell office:value-type="float" office:value="1137.49">
                <text:p>1137.4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68.331">
                <text:p>768.331</text:p>
              </table:table-cell>
              <table:table-cell office:value-type="float" office:value="1094.26">
                <text:p>1094.26</text:p>
              </table:table-cell>
              <table:table-cell office:value-type="float" office:value="1137.58">
                <text:p>1137.5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68.768">
                <text:p>768.768</text:p>
              </table:table-cell>
              <table:table-cell office:value-type="float" office:value="1094.42">
                <text:p>1094.42</text:p>
              </table:table-cell>
              <table:table-cell office:value-type="float" office:value="1137.67">
                <text:p>1137.6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69.205">
                <text:p>769.205</text:p>
              </table:table-cell>
              <table:table-cell office:value-type="float" office:value="1094.57">
                <text:p>1094.57</text:p>
              </table:table-cell>
              <table:table-cell office:value-type="float" office:value="1137.76">
                <text:p>1137.7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69.642">
                <text:p>769.642</text:p>
              </table:table-cell>
              <table:table-cell office:value-type="float" office:value="1094.72">
                <text:p>1094.72</text:p>
              </table:table-cell>
              <table:table-cell office:value-type="float" office:value="1137.85">
                <text:p>1137.8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70.078">
                <text:p>770.078</text:p>
              </table:table-cell>
              <table:table-cell office:value-type="float" office:value="1094.87">
                <text:p>1094.87</text:p>
              </table:table-cell>
              <table:table-cell office:value-type="float" office:value="1137.94">
                <text:p>1137.9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70.515">
                <text:p>770.515</text:p>
              </table:table-cell>
              <table:table-cell office:value-type="float" office:value="1095.03">
                <text:p>1095.03</text:p>
              </table:table-cell>
              <table:table-cell office:value-type="float" office:value="1138.03">
                <text:p>1138.0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70.952">
                <text:p>770.952</text:p>
              </table:table-cell>
              <table:table-cell office:value-type="float" office:value="1095.18">
                <text:p>1095.18</text:p>
              </table:table-cell>
              <table:table-cell office:value-type="float" office:value="1138.12">
                <text:p>1138.1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71.389">
                <text:p>771.389</text:p>
              </table:table-cell>
              <table:table-cell office:value-type="float" office:value="1095.33">
                <text:p>1095.33</text:p>
              </table:table-cell>
              <table:table-cell office:value-type="float" office:value="1138.21">
                <text:p>1138.2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71.826">
                <text:p>771.826</text:p>
              </table:table-cell>
              <table:table-cell office:value-type="float" office:value="1095.48">
                <text:p>1095.48</text:p>
              </table:table-cell>
              <table:table-cell office:value-type="float" office:value="1138.3">
                <text:p>1138.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72.262">
                <text:p>772.262</text:p>
              </table:table-cell>
              <table:table-cell office:value-type="float" office:value="1095.64">
                <text:p>1095.64</text:p>
              </table:table-cell>
              <table:table-cell office:value-type="float" office:value="1138.39">
                <text:p>1138.3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72.699">
                <text:p>772.699</text:p>
              </table:table-cell>
              <table:table-cell office:value-type="float" office:value="1095.79">
                <text:p>1095.79</text:p>
              </table:table-cell>
              <table:table-cell office:value-type="float" office:value="1138.48">
                <text:p>1138.4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73.136">
                <text:p>773.136</text:p>
              </table:table-cell>
              <table:table-cell office:value-type="float" office:value="1095.94">
                <text:p>1095.94</text:p>
              </table:table-cell>
              <table:table-cell office:value-type="float" office:value="1138.57">
                <text:p>1138.5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73.573">
                <text:p>773.573</text:p>
              </table:table-cell>
              <table:table-cell office:value-type="float" office:value="1096.09">
                <text:p>1096.09</text:p>
              </table:table-cell>
              <table:table-cell office:value-type="float" office:value="1138.66">
                <text:p>1138.6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74.01">
                <text:p>774.01</text:p>
              </table:table-cell>
              <table:table-cell office:value-type="float" office:value="1096.24">
                <text:p>1096.24</text:p>
              </table:table-cell>
              <table:table-cell office:value-type="float" office:value="1138.75">
                <text:p>1138.7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74.446">
                <text:p>774.446</text:p>
              </table:table-cell>
              <table:table-cell office:value-type="float" office:value="1096.39">
                <text:p>1096.39</text:p>
              </table:table-cell>
              <table:table-cell office:value-type="float" office:value="1138.84">
                <text:p>1138.8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74.883">
                <text:p>774.883</text:p>
              </table:table-cell>
              <table:table-cell office:value-type="float" office:value="1096.54">
                <text:p>1096.54</text:p>
              </table:table-cell>
              <table:table-cell office:value-type="float" office:value="1138.93">
                <text:p>1138.9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75.32">
                <text:p>775.32</text:p>
              </table:table-cell>
              <table:table-cell office:value-type="float" office:value="1096.69">
                <text:p>1096.69</text:p>
              </table:table-cell>
              <table:table-cell office:value-type="float" office:value="1139.02">
                <text:p>1139.0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75.757">
                <text:p>775.757</text:p>
              </table:table-cell>
              <table:table-cell office:value-type="float" office:value="1096.84">
                <text:p>1096.84</text:p>
              </table:table-cell>
              <table:table-cell office:value-type="float" office:value="1139.11">
                <text:p>1139.1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76.194">
                <text:p>776.194</text:p>
              </table:table-cell>
              <table:table-cell office:value-type="float" office:value="1096.99">
                <text:p>1096.99</text:p>
              </table:table-cell>
              <table:table-cell office:value-type="float" office:value="1139.19">
                <text:p>1139.1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76.63">
                <text:p>776.63</text:p>
              </table:table-cell>
              <table:table-cell office:value-type="float" office:value="1097.14">
                <text:p>1097.14</text:p>
              </table:table-cell>
              <table:table-cell office:value-type="float" office:value="1139.28">
                <text:p>1139.2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77.067">
                <text:p>777.067</text:p>
              </table:table-cell>
              <table:table-cell office:value-type="float" office:value="1097.29">
                <text:p>1097.29</text:p>
              </table:table-cell>
              <table:table-cell office:value-type="float" office:value="1139.37">
                <text:p>1139.3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777.504">
                <text:p>777.504</text:p>
              </table:table-cell>
              <table:table-cell office:value-type="float" office:value="1097.44">
                <text:p>1097.44</text:p>
              </table:table-cell>
              <table:table-cell office:value-type="float" office:value="1139.46">
                <text:p>1139.4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777.941">
                <text:p>777.941</text:p>
              </table:table-cell>
              <table:table-cell office:value-type="float" office:value="1097.59">
                <text:p>1097.59</text:p>
              </table:table-cell>
              <table:table-cell office:value-type="float" office:value="1139.55">
                <text:p>1139.5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78.378">
                <text:p>778.378</text:p>
              </table:table-cell>
              <table:table-cell office:value-type="float" office:value="1097.74">
                <text:p>1097.74</text:p>
              </table:table-cell>
              <table:table-cell office:value-type="float" office:value="1139.63">
                <text:p>1139.6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78.814">
                <text:p>778.814</text:p>
              </table:table-cell>
              <table:table-cell office:value-type="float" office:value="1097.89">
                <text:p>1097.89</text:p>
              </table:table-cell>
              <table:table-cell office:value-type="float" office:value="1139.72">
                <text:p>1139.7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79.251">
                <text:p>779.251</text:p>
              </table:table-cell>
              <table:table-cell office:value-type="float" office:value="1098.04">
                <text:p>1098.04</text:p>
              </table:table-cell>
              <table:table-cell office:value-type="float" office:value="1139.81">
                <text:p>1139.8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79.688">
                <text:p>779.688</text:p>
              </table:table-cell>
              <table:table-cell office:value-type="float" office:value="1098.18">
                <text:p>1098.18</text:p>
              </table:table-cell>
              <table:table-cell office:value-type="float" office:value="1139.9">
                <text:p>1139.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80.125">
                <text:p>780.125</text:p>
              </table:table-cell>
              <table:table-cell office:value-type="float" office:value="1098.33">
                <text:p>1098.33</text:p>
              </table:table-cell>
              <table:table-cell office:value-type="float" office:value="1139.98">
                <text:p>1139.9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80.562">
                <text:p>780.562</text:p>
              </table:table-cell>
              <table:table-cell office:value-type="float" office:value="1098.48">
                <text:p>1098.48</text:p>
              </table:table-cell>
              <table:table-cell office:value-type="float" office:value="1140.07">
                <text:p>1140.0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80.998">
                <text:p>780.998</text:p>
              </table:table-cell>
              <table:table-cell office:value-type="float" office:value="1098.63">
                <text:p>1098.63</text:p>
              </table:table-cell>
              <table:table-cell office:value-type="float" office:value="1140.16">
                <text:p>1140.1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81.435">
                <text:p>781.435</text:p>
              </table:table-cell>
              <table:table-cell office:value-type="float" office:value="1098.77">
                <text:p>1098.77</text:p>
              </table:table-cell>
              <table:table-cell office:value-type="float" office:value="1140.25">
                <text:p>1140.2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81.872">
                <text:p>781.872</text:p>
              </table:table-cell>
              <table:table-cell office:value-type="float" office:value="1098.92">
                <text:p>1098.92</text:p>
              </table:table-cell>
              <table:table-cell office:value-type="float" office:value="1140.33">
                <text:p>1140.3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82.309">
                <text:p>782.309</text:p>
              </table:table-cell>
              <table:table-cell office:value-type="float" office:value="1099.07">
                <text:p>1099.07</text:p>
              </table:table-cell>
              <table:table-cell office:value-type="float" office:value="1140.42">
                <text:p>1140.4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82.746">
                <text:p>782.746</text:p>
              </table:table-cell>
              <table:table-cell office:value-type="float" office:value="1099.21">
                <text:p>1099.21</text:p>
              </table:table-cell>
              <table:table-cell office:value-type="float" office:value="1140.51">
                <text:p>1140.5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83.182">
                <text:p>783.182</text:p>
              </table:table-cell>
              <table:table-cell office:value-type="float" office:value="1099.36">
                <text:p>1099.36</text:p>
              </table:table-cell>
              <table:table-cell office:value-type="float" office:value="1140.59">
                <text:p>1140.5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83.619">
                <text:p>783.619</text:p>
              </table:table-cell>
              <table:table-cell office:value-type="float" office:value="1099.51">
                <text:p>1099.51</text:p>
              </table:table-cell>
              <table:table-cell office:value-type="float" office:value="1140.68">
                <text:p>1140.6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84.056">
                <text:p>784.056</text:p>
              </table:table-cell>
              <table:table-cell office:value-type="float" office:value="1099.65">
                <text:p>1099.65</text:p>
              </table:table-cell>
              <table:table-cell office:value-type="float" office:value="1140.76">
                <text:p>1140.7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84.493">
                <text:p>784.493</text:p>
              </table:table-cell>
              <table:table-cell office:value-type="float" office:value="1099.8">
                <text:p>1099.8</text:p>
              </table:table-cell>
              <table:table-cell office:value-type="float" office:value="1140.85">
                <text:p>1140.8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84.93">
                <text:p>784.93</text:p>
              </table:table-cell>
              <table:table-cell office:value-type="float" office:value="1099.94">
                <text:p>1099.94</text:p>
              </table:table-cell>
              <table:table-cell office:value-type="float" office:value="1140.94">
                <text:p>1140.9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85.366">
                <text:p>785.366</text:p>
              </table:table-cell>
              <table:table-cell office:value-type="float" office:value="1100.09">
                <text:p>1100.09</text:p>
              </table:table-cell>
              <table:table-cell office:value-type="float" office:value="1141.02">
                <text:p>1141.0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85.803">
                <text:p>785.803</text:p>
              </table:table-cell>
              <table:table-cell office:value-type="float" office:value="1100.23">
                <text:p>1100.23</text:p>
              </table:table-cell>
              <table:table-cell office:value-type="float" office:value="1141.11">
                <text:p>1141.1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86.24">
                <text:p>786.24</text:p>
              </table:table-cell>
              <table:table-cell office:value-type="float" office:value="1100.38">
                <text:p>1100.38</text:p>
              </table:table-cell>
              <table:table-cell office:value-type="float" office:value="1141.19">
                <text:p>1141.1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86.677">
                <text:p>786.677</text:p>
              </table:table-cell>
              <table:table-cell office:value-type="float" office:value="1100.52">
                <text:p>1100.52</text:p>
              </table:table-cell>
              <table:table-cell office:value-type="float" office:value="1141.28">
                <text:p>1141.2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87.114">
                <text:p>787.114</text:p>
              </table:table-cell>
              <table:table-cell office:value-type="float" office:value="1100.67">
                <text:p>1100.67</text:p>
              </table:table-cell>
              <table:table-cell office:value-type="float" office:value="1141.36">
                <text:p>1141.3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87.55">
                <text:p>787.55</text:p>
              </table:table-cell>
              <table:table-cell office:value-type="float" office:value="1100.81">
                <text:p>1100.81</text:p>
              </table:table-cell>
              <table:table-cell office:value-type="float" office:value="1141.45">
                <text:p>1141.4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787.987">
                <text:p>787.987</text:p>
              </table:table-cell>
              <table:table-cell office:value-type="float" office:value="1100.96">
                <text:p>1100.96</text:p>
              </table:table-cell>
              <table:table-cell office:value-type="float" office:value="1141.53">
                <text:p>1141.5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788.424">
                <text:p>788.424</text:p>
              </table:table-cell>
              <table:table-cell office:value-type="float" office:value="1101.1">
                <text:p>1101.1</text:p>
              </table:table-cell>
              <table:table-cell office:value-type="float" office:value="1141.62">
                <text:p>1141.6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788.861">
                <text:p>788.861</text:p>
              </table:table-cell>
              <table:table-cell office:value-type="float" office:value="1101.24">
                <text:p>1101.24</text:p>
              </table:table-cell>
              <table:table-cell office:value-type="float" office:value="1141.7">
                <text:p>1141.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789.298">
                <text:p>789.298</text:p>
              </table:table-cell>
              <table:table-cell office:value-type="float" office:value="1101.39">
                <text:p>1101.39</text:p>
              </table:table-cell>
              <table:table-cell office:value-type="float" office:value="1141.79">
                <text:p>1141.7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789.734">
                <text:p>789.734</text:p>
              </table:table-cell>
              <table:table-cell office:value-type="float" office:value="1101.53">
                <text:p>1101.53</text:p>
              </table:table-cell>
              <table:table-cell office:value-type="float" office:value="1141.87">
                <text:p>1141.8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790.171">
                <text:p>790.171</text:p>
              </table:table-cell>
              <table:table-cell office:value-type="float" office:value="1101.67">
                <text:p>1101.67</text:p>
              </table:table-cell>
              <table:table-cell office:value-type="float" office:value="1141.96">
                <text:p>1141.9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790.608">
                <text:p>790.608</text:p>
              </table:table-cell>
              <table:table-cell office:value-type="float" office:value="1101.82">
                <text:p>1101.82</text:p>
              </table:table-cell>
              <table:table-cell office:value-type="float" office:value="1142.04">
                <text:p>1142.0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791.045">
                <text:p>791.045</text:p>
              </table:table-cell>
              <table:table-cell office:value-type="float" office:value="1101.96">
                <text:p>1101.96</text:p>
              </table:table-cell>
              <table:table-cell office:value-type="float" office:value="1142.13">
                <text:p>1142.1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791.482">
                <text:p>791.482</text:p>
              </table:table-cell>
              <table:table-cell office:value-type="float" office:value="1102.1">
                <text:p>1102.1</text:p>
              </table:table-cell>
              <table:table-cell office:value-type="float" office:value="1142.21">
                <text:p>1142.2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791.918">
                <text:p>791.918</text:p>
              </table:table-cell>
              <table:table-cell office:value-type="float" office:value="1102.24">
                <text:p>1102.24</text:p>
              </table:table-cell>
              <table:table-cell office:value-type="float" office:value="1142.29">
                <text:p>1142.2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792.355">
                <text:p>792.355</text:p>
              </table:table-cell>
              <table:table-cell office:value-type="float" office:value="1102.39">
                <text:p>1102.39</text:p>
              </table:table-cell>
              <table:table-cell office:value-type="float" office:value="1142.38">
                <text:p>1142.3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792.792">
                <text:p>792.792</text:p>
              </table:table-cell>
              <table:table-cell office:value-type="float" office:value="1102.53">
                <text:p>1102.53</text:p>
              </table:table-cell>
              <table:table-cell office:value-type="float" office:value="1142.46">
                <text:p>1142.4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93.229">
                <text:p>793.229</text:p>
              </table:table-cell>
              <table:table-cell office:value-type="float" office:value="1102.67">
                <text:p>1102.67</text:p>
              </table:table-cell>
              <table:table-cell office:value-type="float" office:value="1142.55">
                <text:p>1142.5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93.666">
                <text:p>793.666</text:p>
              </table:table-cell>
              <table:table-cell office:value-type="float" office:value="1102.81">
                <text:p>1102.81</text:p>
              </table:table-cell>
              <table:table-cell office:value-type="float" office:value="1142.63">
                <text:p>1142.6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794.102">
                <text:p>794.102</text:p>
              </table:table-cell>
              <table:table-cell office:value-type="float" office:value="1102.95">
                <text:p>1102.95</text:p>
              </table:table-cell>
              <table:table-cell office:value-type="float" office:value="1142.71">
                <text:p>1142.7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794.539">
                <text:p>794.539</text:p>
              </table:table-cell>
              <table:table-cell office:value-type="float" office:value="1103.09">
                <text:p>1103.09</text:p>
              </table:table-cell>
              <table:table-cell office:value-type="float" office:value="1142.8">
                <text:p>1142.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794.976">
                <text:p>794.976</text:p>
              </table:table-cell>
              <table:table-cell office:value-type="float" office:value="1103.23">
                <text:p>1103.23</text:p>
              </table:table-cell>
              <table:table-cell office:value-type="float" office:value="1142.88">
                <text:p>1142.8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795.413">
                <text:p>795.413</text:p>
              </table:table-cell>
              <table:table-cell office:value-type="float" office:value="1103.37">
                <text:p>1103.37</text:p>
              </table:table-cell>
              <table:table-cell office:value-type="float" office:value="1142.96">
                <text:p>1142.9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795.85">
                <text:p>795.85</text:p>
              </table:table-cell>
              <table:table-cell office:value-type="float" office:value="1103.52">
                <text:p>1103.52</text:p>
              </table:table-cell>
              <table:table-cell office:value-type="float" office:value="1143.04">
                <text:p>1143.0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796.286">
                <text:p>796.286</text:p>
              </table:table-cell>
              <table:table-cell office:value-type="float" office:value="1103.66">
                <text:p>1103.66</text:p>
              </table:table-cell>
              <table:table-cell office:value-type="float" office:value="1143.13">
                <text:p>1143.1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796.723">
                <text:p>796.723</text:p>
              </table:table-cell>
              <table:table-cell office:value-type="float" office:value="1103.8">
                <text:p>1103.8</text:p>
              </table:table-cell>
              <table:table-cell office:value-type="float" office:value="1143.21">
                <text:p>1143.2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797.16">
                <text:p>797.16</text:p>
              </table:table-cell>
              <table:table-cell office:value-type="float" office:value="1103.94">
                <text:p>1103.94</text:p>
              </table:table-cell>
              <table:table-cell office:value-type="float" office:value="1143.29">
                <text:p>1143.2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797.597">
                <text:p>797.597</text:p>
              </table:table-cell>
              <table:table-cell office:value-type="float" office:value="1104.07">
                <text:p>1104.07</text:p>
              </table:table-cell>
              <table:table-cell office:value-type="float" office:value="1143.38">
                <text:p>1143.3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798.034">
                <text:p>798.034</text:p>
              </table:table-cell>
              <table:table-cell office:value-type="float" office:value="1104.21">
                <text:p>1104.21</text:p>
              </table:table-cell>
              <table:table-cell office:value-type="float" office:value="1143.46">
                <text:p>1143.4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798.47">
                <text:p>798.47</text:p>
              </table:table-cell>
              <table:table-cell office:value-type="float" office:value="1104.35">
                <text:p>1104.35</text:p>
              </table:table-cell>
              <table:table-cell office:value-type="float" office:value="1143.54">
                <text:p>1143.5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798.907">
                <text:p>798.907</text:p>
              </table:table-cell>
              <table:table-cell office:value-type="float" office:value="1104.49">
                <text:p>1104.49</text:p>
              </table:table-cell>
              <table:table-cell office:value-type="float" office:value="1143.62">
                <text:p>1143.6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99.344">
                <text:p>799.344</text:p>
              </table:table-cell>
              <table:table-cell office:value-type="float" office:value="1104.63">
                <text:p>1104.63</text:p>
              </table:table-cell>
              <table:table-cell office:value-type="float" office:value="1143.7">
                <text:p>1143.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799.781">
                <text:p>799.781</text:p>
              </table:table-cell>
              <table:table-cell office:value-type="float" office:value="1104.77">
                <text:p>1104.77</text:p>
              </table:table-cell>
              <table:table-cell office:value-type="float" office:value="1143.79">
                <text:p>1143.7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00.218">
                <text:p>800.218</text:p>
              </table:table-cell>
              <table:table-cell office:value-type="float" office:value="1104.91">
                <text:p>1104.91</text:p>
              </table:table-cell>
              <table:table-cell office:value-type="float" office:value="1143.87">
                <text:p>1143.8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00.654">
                <text:p>800.654</text:p>
              </table:table-cell>
              <table:table-cell office:value-type="float" office:value="1105.05">
                <text:p>1105.05</text:p>
              </table:table-cell>
              <table:table-cell office:value-type="float" office:value="1143.95">
                <text:p>1143.9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01.091">
                <text:p>801.091</text:p>
              </table:table-cell>
              <table:table-cell office:value-type="float" office:value="1105.18">
                <text:p>1105.18</text:p>
              </table:table-cell>
              <table:table-cell office:value-type="float" office:value="1144.03">
                <text:p>1144.0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01.528">
                <text:p>801.528</text:p>
              </table:table-cell>
              <table:table-cell office:value-type="float" office:value="1105.32">
                <text:p>1105.32</text:p>
              </table:table-cell>
              <table:table-cell office:value-type="float" office:value="1144.11">
                <text:p>1144.1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01.965">
                <text:p>801.965</text:p>
              </table:table-cell>
              <table:table-cell office:value-type="float" office:value="1105.46">
                <text:p>1105.46</text:p>
              </table:table-cell>
              <table:table-cell office:value-type="float" office:value="1144.19">
                <text:p>1144.1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02.402">
                <text:p>802.402</text:p>
              </table:table-cell>
              <table:table-cell office:value-type="float" office:value="1105.6">
                <text:p>1105.6</text:p>
              </table:table-cell>
              <table:table-cell office:value-type="float" office:value="1144.27">
                <text:p>1144.2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02.838">
                <text:p>802.838</text:p>
              </table:table-cell>
              <table:table-cell office:value-type="float" office:value="1105.73">
                <text:p>1105.73</text:p>
              </table:table-cell>
              <table:table-cell office:value-type="float" office:value="1144.35">
                <text:p>1144.3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03.275">
                <text:p>803.275</text:p>
              </table:table-cell>
              <table:table-cell office:value-type="float" office:value="1105.87">
                <text:p>1105.87</text:p>
              </table:table-cell>
              <table:table-cell office:value-type="float" office:value="1144.44">
                <text:p>1144.4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03.712">
                <text:p>803.712</text:p>
              </table:table-cell>
              <table:table-cell office:value-type="float" office:value="1106.01">
                <text:p>1106.01</text:p>
              </table:table-cell>
              <table:table-cell office:value-type="float" office:value="1144.52">
                <text:p>1144.5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04.149">
                <text:p>804.149</text:p>
              </table:table-cell>
              <table:table-cell office:value-type="float" office:value="1106.14">
                <text:p>1106.14</text:p>
              </table:table-cell>
              <table:table-cell office:value-type="float" office:value="1144.6">
                <text:p>1144.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04.586">
                <text:p>804.586</text:p>
              </table:table-cell>
              <table:table-cell office:value-type="float" office:value="1106.28">
                <text:p>1106.28</text:p>
              </table:table-cell>
              <table:table-cell office:value-type="float" office:value="1144.68">
                <text:p>1144.6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05.022">
                <text:p>805.022</text:p>
              </table:table-cell>
              <table:table-cell office:value-type="float" office:value="1106.42">
                <text:p>1106.42</text:p>
              </table:table-cell>
              <table:table-cell office:value-type="float" office:value="1144.76">
                <text:p>1144.7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05.459">
                <text:p>805.459</text:p>
              </table:table-cell>
              <table:table-cell office:value-type="float" office:value="1106.55">
                <text:p>1106.55</text:p>
              </table:table-cell>
              <table:table-cell office:value-type="float" office:value="1144.84">
                <text:p>1144.8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05.896">
                <text:p>805.896</text:p>
              </table:table-cell>
              <table:table-cell office:value-type="float" office:value="1106.69">
                <text:p>1106.69</text:p>
              </table:table-cell>
              <table:table-cell office:value-type="float" office:value="1144.92">
                <text:p>1144.9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06.333">
                <text:p>806.333</text:p>
              </table:table-cell>
              <table:table-cell office:value-type="float" office:value="1106.82">
                <text:p>1106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06.77">
                <text:p>806.77</text:p>
              </table:table-cell>
              <table:table-cell office:value-type="float" office:value="1106.96">
                <text:p>1106.96</text:p>
              </table:table-cell>
              <table:table-cell office:value-type="float" office:value="1145.08">
                <text:p>1145.0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07.206">
                <text:p>807.206</text:p>
              </table:table-cell>
              <table:table-cell office:value-type="float" office:value="1107.09">
                <text:p>1107.09</text:p>
              </table:table-cell>
              <table:table-cell office:value-type="float" office:value="1145.16">
                <text:p>1145.1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07.643">
                <text:p>807.643</text:p>
              </table:table-cell>
              <table:table-cell office:value-type="float" office:value="1107.23">
                <text:p>1107.23</text:p>
              </table:table-cell>
              <table:table-cell office:value-type="float" office:value="1145.24">
                <text:p>1145.2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08.08">
                <text:p>808.08</text:p>
              </table:table-cell>
              <table:table-cell office:value-type="float" office:value="1107.36">
                <text:p>1107.36</text:p>
              </table:table-cell>
              <table:table-cell office:value-type="float" office:value="1145.32">
                <text:p>1145.3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08.517">
                <text:p>808.517</text:p>
              </table:table-cell>
              <table:table-cell office:value-type="float" office:value="1107.5">
                <text:p>1107.5</text:p>
              </table:table-cell>
              <table:table-cell office:value-type="float" office:value="1145.4">
                <text:p>1145.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08.954">
                <text:p>808.954</text:p>
              </table:table-cell>
              <table:table-cell office:value-type="float" office:value="1107.63">
                <text:p>1107.63</text:p>
              </table:table-cell>
              <table:table-cell office:value-type="float" office:value="1145.48">
                <text:p>1145.4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09.39">
                <text:p>809.39</text:p>
              </table:table-cell>
              <table:table-cell office:value-type="float" office:value="1107.77">
                <text:p>1107.77</text:p>
              </table:table-cell>
              <table:table-cell office:value-type="float" office:value="1145.55">
                <text:p>1145.5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09.827">
                <text:p>809.827</text:p>
              </table:table-cell>
              <table:table-cell office:value-type="float" office:value="1107.9">
                <text:p>1107.9</text:p>
              </table:table-cell>
              <table:table-cell office:value-type="float" office:value="1145.63">
                <text:p>1145.6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10.264">
                <text:p>810.264</text:p>
              </table:table-cell>
              <table:table-cell office:value-type="float" office:value="1108.03">
                <text:p>1108.03</text:p>
              </table:table-cell>
              <table:table-cell office:value-type="float" office:value="1145.71">
                <text:p>1145.7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10.701">
                <text:p>810.701</text:p>
              </table:table-cell>
              <table:table-cell office:value-type="float" office:value="1108.17">
                <text:p>1108.17</text:p>
              </table:table-cell>
              <table:table-cell office:value-type="float" office:value="1145.79">
                <text:p>1145.7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11.138">
                <text:p>811.138</text:p>
              </table:table-cell>
              <table:table-cell office:value-type="float" office:value="1108.3">
                <text:p>1108.3</text:p>
              </table:table-cell>
              <table:table-cell office:value-type="float" office:value="1145.87">
                <text:p>1145.8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11.574">
                <text:p>811.574</text:p>
              </table:table-cell>
              <table:table-cell office:value-type="float" office:value="1108.43">
                <text:p>1108.43</text:p>
              </table:table-cell>
              <table:table-cell office:value-type="float" office:value="1145.95">
                <text:p>1145.9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12.011">
                <text:p>812.011</text:p>
              </table:table-cell>
              <table:table-cell office:value-type="float" office:value="1108.57">
                <text:p>1108.57</text:p>
              </table:table-cell>
              <table:table-cell office:value-type="float" office:value="1146.03">
                <text:p>1146.0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12.448">
                <text:p>812.448</text:p>
              </table:table-cell>
              <table:table-cell office:value-type="float" office:value="1108.7">
                <text:p>1108.7</text:p>
              </table:table-cell>
              <table:table-cell office:value-type="float" office:value="1146.11">
                <text:p>1146.1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12.885">
                <text:p>812.885</text:p>
              </table:table-cell>
              <table:table-cell office:value-type="float" office:value="1108.83">
                <text:p>1108.83</text:p>
              </table:table-cell>
              <table:table-cell office:value-type="float" office:value="1146.18">
                <text:p>1146.1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13.322">
                <text:p>813.322</text:p>
              </table:table-cell>
              <table:table-cell office:value-type="float" office:value="1108.97">
                <text:p>1108.97</text:p>
              </table:table-cell>
              <table:table-cell office:value-type="float" office:value="1146.26">
                <text:p>1146.2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13.758">
                <text:p>813.758</text:p>
              </table:table-cell>
              <table:table-cell office:value-type="float" office:value="1109.1">
                <text:p>1109.1</text:p>
              </table:table-cell>
              <table:table-cell office:value-type="float" office:value="1146.34">
                <text:p>1146.3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14.195">
                <text:p>814.195</text:p>
              </table:table-cell>
              <table:table-cell office:value-type="float" office:value="1109.23">
                <text:p>1109.23</text:p>
              </table:table-cell>
              <table:table-cell office:value-type="float" office:value="1146.42">
                <text:p>1146.4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14.632">
                <text:p>814.632</text:p>
              </table:table-cell>
              <table:table-cell office:value-type="float" office:value="1109.36">
                <text:p>1109.36</text:p>
              </table:table-cell>
              <table:table-cell office:value-type="float" office:value="1146.5">
                <text:p>1146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15.069">
                <text:p>815.069</text:p>
              </table:table-cell>
              <table:table-cell office:value-type="float" office:value="1109.49">
                <text:p>1109.49</text:p>
              </table:table-cell>
              <table:table-cell office:value-type="float" office:value="1146.57">
                <text:p>1146.5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15.506">
                <text:p>815.506</text:p>
              </table:table-cell>
              <table:table-cell office:value-type="float" office:value="1109.62">
                <text:p>1109.62</text:p>
              </table:table-cell>
              <table:table-cell office:value-type="float" office:value="1146.65">
                <text:p>1146.6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15.942">
                <text:p>815.942</text:p>
              </table:table-cell>
              <table:table-cell office:value-type="float" office:value="1109.76">
                <text:p>1109.76</text:p>
              </table:table-cell>
              <table:table-cell office:value-type="float" office:value="1146.73">
                <text:p>1146.7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16.379">
                <text:p>816.379</text:p>
              </table:table-cell>
              <table:table-cell office:value-type="float" office:value="1109.89">
                <text:p>1109.89</text:p>
              </table:table-cell>
              <table:table-cell office:value-type="float" office:value="1146.81">
                <text:p>1146.8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16.816">
                <text:p>816.816</text:p>
              </table:table-cell>
              <table:table-cell office:value-type="float" office:value="1110.02">
                <text:p>1110.02</text:p>
              </table:table-cell>
              <table:table-cell office:value-type="float" office:value="1146.88">
                <text:p>1146.8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17.253">
                <text:p>817.253</text:p>
              </table:table-cell>
              <table:table-cell office:value-type="float" office:value="1110.15">
                <text:p>1110.15</text:p>
              </table:table-cell>
              <table:table-cell office:value-type="float" office:value="1146.96">
                <text:p>1146.9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17.69">
                <text:p>817.69</text:p>
              </table:table-cell>
              <table:table-cell office:value-type="float" office:value="1110.28">
                <text:p>1110.28</text:p>
              </table:table-cell>
              <table:table-cell office:value-type="float" office:value="1147.04">
                <text:p>1147.0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18.126">
                <text:p>818.126</text:p>
              </table:table-cell>
              <table:table-cell office:value-type="float" office:value="1110.41">
                <text:p>1110.41</text:p>
              </table:table-cell>
              <table:table-cell office:value-type="float" office:value="1147.11">
                <text:p>1147.1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18.563">
                <text:p>818.563</text:p>
              </table:table-cell>
              <table:table-cell office:value-type="float" office:value="1110.54">
                <text:p>1110.54</text:p>
              </table:table-cell>
              <table:table-cell office:value-type="float" office:value="1147.19">
                <text:p>1147.1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1110.67">
                <text:p>1110.67</text:p>
              </table:table-cell>
              <table:table-cell office:value-type="float" office:value="1147.27">
                <text:p>1147.2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19.437">
                <text:p>819.437</text:p>
              </table:table-cell>
              <table:table-cell office:value-type="float" office:value="1110.8">
                <text:p>1110.8</text:p>
              </table:table-cell>
              <table:table-cell office:value-type="float" office:value="1147.34">
                <text:p>1147.3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19.874">
                <text:p>819.874</text:p>
              </table:table-cell>
              <table:table-cell office:value-type="float" office:value="1110.93">
                <text:p>1110.93</text:p>
              </table:table-cell>
              <table:table-cell office:value-type="float" office:value="1147.42">
                <text:p>1147.4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20.31">
                <text:p>820.31</text:p>
              </table:table-cell>
              <table:table-cell office:value-type="float" office:value="1111.06">
                <text:p>1111.06</text:p>
              </table:table-cell>
              <table:table-cell office:value-type="float" office:value="1147.5">
                <text:p>1147.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20.747">
                <text:p>820.747</text:p>
              </table:table-cell>
              <table:table-cell office:value-type="float" office:value="1111.19">
                <text:p>1111.19</text:p>
              </table:table-cell>
              <table:table-cell office:value-type="float" office:value="1147.57">
                <text:p>1147.5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21.184">
                <text:p>821.184</text:p>
              </table:table-cell>
              <table:table-cell office:value-type="float" office:value="1111.32">
                <text:p>1111.32</text:p>
              </table:table-cell>
              <table:table-cell office:value-type="float" office:value="1147.65">
                <text:p>1147.6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21.621">
                <text:p>821.621</text:p>
              </table:table-cell>
              <table:table-cell office:value-type="float" office:value="1111.45">
                <text:p>1111.45</text:p>
              </table:table-cell>
              <table:table-cell office:value-type="float" office:value="1147.73">
                <text:p>1147.7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22.058">
                <text:p>822.058</text:p>
              </table:table-cell>
              <table:table-cell office:value-type="float" office:value="1111.57">
                <text:p>1111.57</text:p>
              </table:table-cell>
              <table:table-cell office:value-type="float" office:value="1147.8">
                <text:p>1147.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22.494">
                <text:p>822.494</text:p>
              </table:table-cell>
              <table:table-cell office:value-type="float" office:value="1111.7">
                <text:p>1111.7</text:p>
              </table:table-cell>
              <table:table-cell office:value-type="float" office:value="1147.88">
                <text:p>1147.8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22.931">
                <text:p>822.931</text:p>
              </table:table-cell>
              <table:table-cell office:value-type="float" office:value="1111.83">
                <text:p>1111.83</text:p>
              </table:table-cell>
              <table:table-cell office:value-type="float" office:value="1147.95">
                <text:p>1147.9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23.368">
                <text:p>823.368</text:p>
              </table:table-cell>
              <table:table-cell office:value-type="float" office:value="1111.96">
                <text:p>1111.96</text:p>
              </table:table-cell>
              <table:table-cell office:value-type="float" office:value="1148.03">
                <text:p>1148.0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23.805">
                <text:p>823.805</text:p>
              </table:table-cell>
              <table:table-cell office:value-type="float" office:value="1112.09">
                <text:p>1112.09</text:p>
              </table:table-cell>
              <table:table-cell office:value-type="float" office:value="1148.1">
                <text:p>1148.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24.242">
                <text:p>824.242</text:p>
              </table:table-cell>
              <table:table-cell office:value-type="float" office:value="1112.21">
                <text:p>1112.21</text:p>
              </table:table-cell>
              <table:table-cell office:value-type="float" office:value="1148.18">
                <text:p>1148.1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24.678">
                <text:p>824.678</text:p>
              </table:table-cell>
              <table:table-cell office:value-type="float" office:value="1112.34">
                <text:p>1112.34</text:p>
              </table:table-cell>
              <table:table-cell office:value-type="float" office:value="1148.26">
                <text:p>1148.2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25.115">
                <text:p>825.115</text:p>
              </table:table-cell>
              <table:table-cell office:value-type="float" office:value="1112.47">
                <text:p>1112.47</text:p>
              </table:table-cell>
              <table:table-cell office:value-type="float" office:value="1148.33">
                <text:p>1148.3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25.552">
                <text:p>825.552</text:p>
              </table:table-cell>
              <table:table-cell office:value-type="float" office:value="1112.6">
                <text:p>1112.6</text:p>
              </table:table-cell>
              <table:table-cell office:value-type="float" office:value="1148.41">
                <text:p>1148.4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25.989">
                <text:p>825.989</text:p>
              </table:table-cell>
              <table:table-cell office:value-type="float" office:value="1112.72">
                <text:p>1112.72</text:p>
              </table:table-cell>
              <table:table-cell office:value-type="float" office:value="1148.48">
                <text:p>1148.4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26.426">
                <text:p>826.426</text:p>
              </table:table-cell>
              <table:table-cell office:value-type="float" office:value="1112.85">
                <text:p>1112.85</text:p>
              </table:table-cell>
              <table:table-cell office:value-type="float" office:value="1148.56">
                <text:p>1148.5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26.862">
                <text:p>826.862</text:p>
              </table:table-cell>
              <table:table-cell office:value-type="float" office:value="1112.98">
                <text:p>1112.98</text:p>
              </table:table-cell>
              <table:table-cell office:value-type="float" office:value="1148.63">
                <text:p>1148.6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27.299">
                <text:p>827.299</text:p>
              </table:table-cell>
              <table:table-cell office:value-type="float" office:value="1113.1">
                <text:p>1113.1</text:p>
              </table:table-cell>
              <table:table-cell office:value-type="float" office:value="1148.7">
                <text:p>1148.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27.736">
                <text:p>827.736</text:p>
              </table:table-cell>
              <table:table-cell office:value-type="float" office:value="1113.23">
                <text:p>1113.23</text:p>
              </table:table-cell>
              <table:table-cell office:value-type="float" office:value="1148.78">
                <text:p>1148.7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28.173">
                <text:p>828.173</text:p>
              </table:table-cell>
              <table:table-cell office:value-type="float" office:value="1113.36">
                <text:p>1113.36</text:p>
              </table:table-cell>
              <table:table-cell office:value-type="float" office:value="1148.85">
                <text:p>1148.8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28.61">
                <text:p>828.61</text:p>
              </table:table-cell>
              <table:table-cell office:value-type="float" office:value="1113.48">
                <text:p>1113.48</text:p>
              </table:table-cell>
              <table:table-cell office:value-type="float" office:value="1148.93">
                <text:p>1148.9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29.046">
                <text:p>829.046</text:p>
              </table:table-cell>
              <table:table-cell office:value-type="float" office:value="1113.61">
                <text:p>1113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29.483">
                <text:p>829.483</text:p>
              </table:table-cell>
              <table:table-cell office:value-type="float" office:value="1113.73">
                <text:p>1113.73</text:p>
              </table:table-cell>
              <table:table-cell office:value-type="float" office:value="1149.08">
                <text:p>1149.0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29.92">
                <text:p>829.92</text:p>
              </table:table-cell>
              <table:table-cell office:value-type="float" office:value="1113.86">
                <text:p>1113.86</text:p>
              </table:table-cell>
              <table:table-cell office:value-type="float" office:value="1149.15">
                <text:p>1149.1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30.357">
                <text:p>830.357</text:p>
              </table:table-cell>
              <table:table-cell office:value-type="float" office:value="1113.98">
                <text:p>1113.98</text:p>
              </table:table-cell>
              <table:table-cell office:value-type="float" office:value="1149.22">
                <text:p>1149.2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30.794">
                <text:p>830.794</text:p>
              </table:table-cell>
              <table:table-cell office:value-type="float" office:value="1114.11">
                <text:p>1114.11</text:p>
              </table:table-cell>
              <table:table-cell office:value-type="float" office:value="1149.3">
                <text:p>1149.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31.23">
                <text:p>831.23</text:p>
              </table:table-cell>
              <table:table-cell office:value-type="float" office:value="1114.23">
                <text:p>1114.23</text:p>
              </table:table-cell>
              <table:table-cell office:value-type="float" office:value="1149.37">
                <text:p>1149.3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31.667">
                <text:p>831.667</text:p>
              </table:table-cell>
              <table:table-cell office:value-type="float" office:value="1114.36">
                <text:p>1114.36</text:p>
              </table:table-cell>
              <table:table-cell office:value-type="float" office:value="1149.44">
                <text:p>1149.4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32.104">
                <text:p>832.104</text:p>
              </table:table-cell>
              <table:table-cell office:value-type="float" office:value="1114.48">
                <text:p>1114.48</text:p>
              </table:table-cell>
              <table:table-cell office:value-type="float" office:value="1149.52">
                <text:p>1149.5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32.541">
                <text:p>832.541</text:p>
              </table:table-cell>
              <table:table-cell office:value-type="float" office:value="1114.61">
                <text:p>1114.61</text:p>
              </table:table-cell>
              <table:table-cell office:value-type="float" office:value="1149.59">
                <text:p>1149.5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32.978">
                <text:p>832.978</text:p>
              </table:table-cell>
              <table:table-cell office:value-type="float" office:value="1114.73">
                <text:p>1114.73</text:p>
              </table:table-cell>
              <table:table-cell office:value-type="float" office:value="1149.66">
                <text:p>1149.6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33.414">
                <text:p>833.414</text:p>
              </table:table-cell>
              <table:table-cell office:value-type="float" office:value="1114.85">
                <text:p>1114.85</text:p>
              </table:table-cell>
              <table:table-cell office:value-type="float" office:value="1149.74">
                <text:p>1149.7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33.851">
                <text:p>833.851</text:p>
              </table:table-cell>
              <table:table-cell office:value-type="float" office:value="1114.98">
                <text:p>1114.98</text:p>
              </table:table-cell>
              <table:table-cell office:value-type="float" office:value="1149.81">
                <text:p>1149.8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34.288">
                <text:p>834.288</text:p>
              </table:table-cell>
              <table:table-cell office:value-type="float" office:value="1115.1">
                <text:p>1115.1</text:p>
              </table:table-cell>
              <table:table-cell office:value-type="float" office:value="1149.88">
                <text:p>1149.8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34.725">
                <text:p>834.725</text:p>
              </table:table-cell>
              <table:table-cell office:value-type="float" office:value="1115.22">
                <text:p>1115.22</text:p>
              </table:table-cell>
              <table:table-cell office:value-type="float" office:value="1149.96">
                <text:p>1149.9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35.162">
                <text:p>835.162</text:p>
              </table:table-cell>
              <table:table-cell office:value-type="float" office:value="1115.35">
                <text:p>1115.35</text:p>
              </table:table-cell>
              <table:table-cell office:value-type="float" office:value="1150.03">
                <text:p>1150.0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35.598">
                <text:p>835.598</text:p>
              </table:table-cell>
              <table:table-cell office:value-type="float" office:value="1115.47">
                <text:p>1115.47</text:p>
              </table:table-cell>
              <table:table-cell office:value-type="float" office:value="1150.1">
                <text:p>1150.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36.035">
                <text:p>836.035</text:p>
              </table:table-cell>
              <table:table-cell office:value-type="float" office:value="1115.59">
                <text:p>1115.59</text:p>
              </table:table-cell>
              <table:table-cell office:value-type="float" office:value="1150.17">
                <text:p>1150.1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36.472">
                <text:p>836.472</text:p>
              </table:table-cell>
              <table:table-cell office:value-type="float" office:value="1115.72">
                <text:p>1115.72</text:p>
              </table:table-cell>
              <table:table-cell office:value-type="float" office:value="1150.25">
                <text:p>1150.2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36.909">
                <text:p>836.909</text:p>
              </table:table-cell>
              <table:table-cell office:value-type="float" office:value="1115.84">
                <text:p>1115.84</text:p>
              </table:table-cell>
              <table:table-cell office:value-type="float" office:value="1150.32">
                <text:p>1150.3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37.346">
                <text:p>837.346</text:p>
              </table:table-cell>
              <table:table-cell office:value-type="float" office:value="1115.96">
                <text:p>1115.96</text:p>
              </table:table-cell>
              <table:table-cell office:value-type="float" office:value="1150.39">
                <text:p>1150.3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37.782">
                <text:p>837.782</text:p>
              </table:table-cell>
              <table:table-cell office:value-type="float" office:value="1116.08">
                <text:p>1116.08</text:p>
              </table:table-cell>
              <table:table-cell office:value-type="float" office:value="1150.46">
                <text:p>1150.4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38.219">
                <text:p>838.219</text:p>
              </table:table-cell>
              <table:table-cell office:value-type="float" office:value="1116.2">
                <text:p>1116.2</text:p>
              </table:table-cell>
              <table:table-cell office:value-type="float" office:value="1150.54">
                <text:p>1150.5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38.656">
                <text:p>838.656</text:p>
              </table:table-cell>
              <table:table-cell office:value-type="float" office:value="1116.33">
                <text:p>1116.33</text:p>
              </table:table-cell>
              <table:table-cell office:value-type="float" office:value="1150.61">
                <text:p>1150.6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39.093">
                <text:p>839.093</text:p>
              </table:table-cell>
              <table:table-cell office:value-type="float" office:value="1116.45">
                <text:p>1116.45</text:p>
              </table:table-cell>
              <table:table-cell office:value-type="float" office:value="1150.68">
                <text:p>1150.6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39.53">
                <text:p>839.53</text:p>
              </table:table-cell>
              <table:table-cell office:value-type="float" office:value="1116.57">
                <text:p>1116.57</text:p>
              </table:table-cell>
              <table:table-cell office:value-type="float" office:value="1150.75">
                <text:p>1150.7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39.966">
                <text:p>839.966</text:p>
              </table:table-cell>
              <table:table-cell office:value-type="float" office:value="1116.69">
                <text:p>1116.69</text:p>
              </table:table-cell>
              <table:table-cell office:value-type="float" office:value="1150.82">
                <text:p>1150.8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40.403">
                <text:p>840.403</text:p>
              </table:table-cell>
              <table:table-cell office:value-type="float" office:value="1116.81">
                <text:p>1116.81</text:p>
              </table:table-cell>
              <table:table-cell office:value-type="float" office:value="1150.89">
                <text:p>1150.8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40.84">
                <text:p>840.84</text:p>
              </table:table-cell>
              <table:table-cell office:value-type="float" office:value="1116.93">
                <text:p>1116.93</text:p>
              </table:table-cell>
              <table:table-cell office:value-type="float" office:value="1150.96">
                <text:p>1150.9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41.277">
                <text:p>841.277</text:p>
              </table:table-cell>
              <table:table-cell office:value-type="float" office:value="1117.05">
                <text:p>1117.05</text:p>
              </table:table-cell>
              <table:table-cell office:value-type="float" office:value="1151.04">
                <text:p>1151.0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41.714">
                <text:p>841.714</text:p>
              </table:table-cell>
              <table:table-cell office:value-type="float" office:value="1117.17">
                <text:p>1117.17</text:p>
              </table:table-cell>
              <table:table-cell office:value-type="float" office:value="1151.11">
                <text:p>1151.1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42.15">
                <text:p>842.15</text:p>
              </table:table-cell>
              <table:table-cell office:value-type="float" office:value="1117.29">
                <text:p>1117.29</text:p>
              </table:table-cell>
              <table:table-cell office:value-type="float" office:value="1151.18">
                <text:p>1151.1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42.587">
                <text:p>842.587</text:p>
              </table:table-cell>
              <table:table-cell office:value-type="float" office:value="1117.41">
                <text:p>1117.41</text:p>
              </table:table-cell>
              <table:table-cell office:value-type="float" office:value="1151.25">
                <text:p>1151.2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43.024">
                <text:p>843.024</text:p>
              </table:table-cell>
              <table:table-cell office:value-type="float" office:value="1117.53">
                <text:p>1117.53</text:p>
              </table:table-cell>
              <table:table-cell office:value-type="float" office:value="1151.32">
                <text:p>1151.3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43.461">
                <text:p>843.461</text:p>
              </table:table-cell>
              <table:table-cell office:value-type="float" office:value="1117.65">
                <text:p>1117.65</text:p>
              </table:table-cell>
              <table:table-cell office:value-type="float" office:value="1151.39">
                <text:p>1151.3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43.898">
                <text:p>843.898</text:p>
              </table:table-cell>
              <table:table-cell office:value-type="float" office:value="1117.77">
                <text:p>1117.77</text:p>
              </table:table-cell>
              <table:table-cell office:value-type="float" office:value="1151.46">
                <text:p>1151.4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44.334">
                <text:p>844.334</text:p>
              </table:table-cell>
              <table:table-cell office:value-type="float" office:value="1117.89">
                <text:p>1117.89</text:p>
              </table:table-cell>
              <table:table-cell office:value-type="float" office:value="1151.53">
                <text:p>1151.5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44.771">
                <text:p>844.771</text:p>
              </table:table-cell>
              <table:table-cell office:value-type="float" office:value="1118.01">
                <text:p>1118.01</text:p>
              </table:table-cell>
              <table:table-cell office:value-type="float" office:value="1151.6">
                <text:p>1151.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45.208">
                <text:p>845.208</text:p>
              </table:table-cell>
              <table:table-cell office:value-type="float" office:value="1118.13">
                <text:p>1118.13</text:p>
              </table:table-cell>
              <table:table-cell office:value-type="float" office:value="1151.67">
                <text:p>1151.67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45.645">
                <text:p>845.645</text:p>
              </table:table-cell>
              <table:table-cell office:value-type="float" office:value="1118.25">
                <text:p>1118.25</text:p>
              </table:table-cell>
              <table:table-cell office:value-type="float" office:value="1151.74">
                <text:p>1151.7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46.082">
                <text:p>846.082</text:p>
              </table:table-cell>
              <table:table-cell office:value-type="float" office:value="1118.37">
                <text:p>1118.37</text:p>
              </table:table-cell>
              <table:table-cell office:value-type="float" office:value="1151.81">
                <text:p>1151.8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46.518">
                <text:p>846.518</text:p>
              </table:table-cell>
              <table:table-cell office:value-type="float" office:value="1118.49">
                <text:p>1118.49</text:p>
              </table:table-cell>
              <table:table-cell office:value-type="float" office:value="1151.88">
                <text:p>1151.8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46.955">
                <text:p>846.955</text:p>
              </table:table-cell>
              <table:table-cell office:value-type="float" office:value="1118.61">
                <text:p>1118.61</text:p>
              </table:table-cell>
              <table:table-cell office:value-type="float" office:value="1151.95">
                <text:p>1151.9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47.392">
                <text:p>847.392</text:p>
              </table:table-cell>
              <table:table-cell office:value-type="float" office:value="1118.72">
                <text:p>1118.72</text:p>
              </table:table-cell>
              <table:table-cell office:value-type="float" office:value="1152.02">
                <text:p>1152.0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47.829">
                <text:p>847.829</text:p>
              </table:table-cell>
              <table:table-cell office:value-type="float" office:value="1118.84">
                <text:p>1118.84</text:p>
              </table:table-cell>
              <table:table-cell office:value-type="float" office:value="1152.09">
                <text:p>1152.0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48.266">
                <text:p>848.266</text:p>
              </table:table-cell>
              <table:table-cell office:value-type="float" office:value="1118.96">
                <text:p>1118.96</text:p>
              </table:table-cell>
              <table:table-cell office:value-type="float" office:value="1152.16">
                <text:p>1152.1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48.702">
                <text:p>848.702</text:p>
              </table:table-cell>
              <table:table-cell office:value-type="float" office:value="1119.08">
                <text:p>1119.08</text:p>
              </table:table-cell>
              <table:table-cell office:value-type="float" office:value="1152.23">
                <text:p>1152.2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49.139">
                <text:p>849.139</text:p>
              </table:table-cell>
              <table:table-cell office:value-type="float" office:value="1119.2">
                <text:p>1119.2</text:p>
              </table:table-cell>
              <table:table-cell office:value-type="float" office:value="1152.3">
                <text:p>1152.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49.576">
                <text:p>849.576</text:p>
              </table:table-cell>
              <table:table-cell office:value-type="float" office:value="1119.31">
                <text:p>1119.31</text:p>
              </table:table-cell>
              <table:table-cell office:value-type="float" office:value="1152.37">
                <text:p>1152.3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50.013">
                <text:p>850.013</text:p>
              </table:table-cell>
              <table:table-cell office:value-type="float" office:value="1119.43">
                <text:p>1119.43</text:p>
              </table:table-cell>
              <table:table-cell office:value-type="float" office:value="1152.44">
                <text:p>1152.4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50.45">
                <text:p>850.45</text:p>
              </table:table-cell>
              <table:table-cell office:value-type="float" office:value="1119.55">
                <text:p>1119.55</text:p>
              </table:table-cell>
              <table:table-cell office:value-type="float" office:value="1152.51">
                <text:p>1152.5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50.886">
                <text:p>850.886</text:p>
              </table:table-cell>
              <table:table-cell office:value-type="float" office:value="1119.66">
                <text:p>1119.66</text:p>
              </table:table-cell>
              <table:table-cell office:value-type="float" office:value="1152.58">
                <text:p>1152.5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51.323">
                <text:p>851.323</text:p>
              </table:table-cell>
              <table:table-cell office:value-type="float" office:value="1119.78">
                <text:p>1119.78</text:p>
              </table:table-cell>
              <table:table-cell office:value-type="float" office:value="1152.65">
                <text:p>1152.6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51.76">
                <text:p>851.76</text:p>
              </table:table-cell>
              <table:table-cell office:value-type="float" office:value="1119.9">
                <text:p>1119.9</text:p>
              </table:table-cell>
              <table:table-cell office:value-type="float" office:value="1152.71">
                <text:p>1152.7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52.197">
                <text:p>852.197</text:p>
              </table:table-cell>
              <table:table-cell office:value-type="float" office:value="1120.01">
                <text:p>1120.01</text:p>
              </table:table-cell>
              <table:table-cell office:value-type="float" office:value="1152.78">
                <text:p>1152.7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52.634">
                <text:p>852.634</text:p>
              </table:table-cell>
              <table:table-cell office:value-type="float" office:value="1120.13">
                <text:p>1120.13</text:p>
              </table:table-cell>
              <table:table-cell office:value-type="float" office:value="1152.85">
                <text:p>1152.8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53.07">
                <text:p>853.07</text:p>
              </table:table-cell>
              <table:table-cell office:value-type="float" office:value="1120.25">
                <text:p>1120.25</text:p>
              </table:table-cell>
              <table:table-cell office:value-type="float" office:value="1152.92">
                <text:p>1152.9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53.507">
                <text:p>853.507</text:p>
              </table:table-cell>
              <table:table-cell office:value-type="float" office:value="1120.36">
                <text:p>1120.36</text:p>
              </table:table-cell>
              <table:table-cell office:value-type="float" office:value="1152.99">
                <text:p>1152.9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53.944">
                <text:p>853.944</text:p>
              </table:table-cell>
              <table:table-cell office:value-type="float" office:value="1120.48">
                <text:p>1120.48</text:p>
              </table:table-cell>
              <table:table-cell office:value-type="float" office:value="1153.06">
                <text:p>1153.0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54.381">
                <text:p>854.381</text:p>
              </table:table-cell>
              <table:table-cell office:value-type="float" office:value="1120.59">
                <text:p>1120.59</text:p>
              </table:table-cell>
              <table:table-cell office:value-type="float" office:value="1153.13">
                <text:p>1153.1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54.818">
                <text:p>854.818</text:p>
              </table:table-cell>
              <table:table-cell office:value-type="float" office:value="1120.71">
                <text:p>1120.71</text:p>
              </table:table-cell>
              <table:table-cell office:value-type="float" office:value="1153.19">
                <text:p>1153.19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55.254">
                <text:p>855.254</text:p>
              </table:table-cell>
              <table:table-cell office:value-type="float" office:value="1120.82">
                <text:p>1120.82</text:p>
              </table:table-cell>
              <table:table-cell office:value-type="float" office:value="1153.26">
                <text:p>1153.2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55.691">
                <text:p>855.691</text:p>
              </table:table-cell>
              <table:table-cell office:value-type="float" office:value="1120.94">
                <text:p>1120.94</text:p>
              </table:table-cell>
              <table:table-cell office:value-type="float" office:value="1153.33">
                <text:p>1153.3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56.128">
                <text:p>856.128</text:p>
              </table:table-cell>
              <table:table-cell office:value-type="float" office:value="1121.05">
                <text:p>1121.05</text:p>
              </table:table-cell>
              <table:table-cell office:value-type="float" office:value="1153.4">
                <text:p>1153.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56.565">
                <text:p>856.565</text:p>
              </table:table-cell>
              <table:table-cell office:value-type="float" office:value="1121.17">
                <text:p>1121.17</text:p>
              </table:table-cell>
              <table:table-cell office:value-type="float" office:value="1153.47">
                <text:p>1153.4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57.002">
                <text:p>857.002</text:p>
              </table:table-cell>
              <table:table-cell office:value-type="float" office:value="1121.28">
                <text:p>1121.28</text:p>
              </table:table-cell>
              <table:table-cell office:value-type="float" office:value="1153.53">
                <text:p>1153.5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57.438">
                <text:p>857.438</text:p>
              </table:table-cell>
              <table:table-cell office:value-type="float" office:value="1121.4">
                <text:p>1121.4</text:p>
              </table:table-cell>
              <table:table-cell office:value-type="float" office:value="1153.6">
                <text:p>1153.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57.875">
                <text:p>857.875</text:p>
              </table:table-cell>
              <table:table-cell office:value-type="float" office:value="1121.51">
                <text:p>1121.51</text:p>
              </table:table-cell>
              <table:table-cell office:value-type="float" office:value="1153.67">
                <text:p>1153.6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58.312">
                <text:p>858.312</text:p>
              </table:table-cell>
              <table:table-cell office:value-type="float" office:value="1121.62">
                <text:p>1121.62</text:p>
              </table:table-cell>
              <table:table-cell office:value-type="float" office:value="1153.73">
                <text:p>1153.7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58.749">
                <text:p>858.749</text:p>
              </table:table-cell>
              <table:table-cell office:value-type="float" office:value="1121.74">
                <text:p>1121.74</text:p>
              </table:table-cell>
              <table:table-cell office:value-type="float" office:value="1153.8">
                <text:p>1153.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59.186">
                <text:p>859.186</text:p>
              </table:table-cell>
              <table:table-cell office:value-type="float" office:value="1121.85">
                <text:p>1121.85</text:p>
              </table:table-cell>
              <table:table-cell office:value-type="float" office:value="1153.87">
                <text:p>1153.8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59.622">
                <text:p>859.622</text:p>
              </table:table-cell>
              <table:table-cell office:value-type="float" office:value="1121.97">
                <text:p>1121.97</text:p>
              </table:table-cell>
              <table:table-cell office:value-type="float" office:value="1153.94">
                <text:p>1153.9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60.059">
                <text:p>860.059</text:p>
              </table:table-cell>
              <table:table-cell office:value-type="float" office:value="1122.08">
                <text:p>1122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60.496">
                <text:p>860.496</text:p>
              </table:table-cell>
              <table:table-cell office:value-type="float" office:value="1122.19">
                <text:p>1122.19</text:p>
              </table:table-cell>
              <table:table-cell office:value-type="float" office:value="1154.07">
                <text:p>1154.0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60.933">
                <text:p>860.933</text:p>
              </table:table-cell>
              <table:table-cell office:value-type="float" office:value="1122.31">
                <text:p>1122.31</text:p>
              </table:table-cell>
              <table:table-cell office:value-type="float" office:value="1154.14">
                <text:p>1154.1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61.37">
                <text:p>861.37</text:p>
              </table:table-cell>
              <table:table-cell office:value-type="float" office:value="1122.42">
                <text:p>1122.42</text:p>
              </table:table-cell>
              <table:table-cell office:value-type="float" office:value="1154.2">
                <text:p>1154.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61.806">
                <text:p>861.806</text:p>
              </table:table-cell>
              <table:table-cell office:value-type="float" office:value="1122.53">
                <text:p>1122.53</text:p>
              </table:table-cell>
              <table:table-cell office:value-type="float" office:value="1154.27">
                <text:p>1154.2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62.243">
                <text:p>862.243</text:p>
              </table:table-cell>
              <table:table-cell office:value-type="float" office:value="1122.64">
                <text:p>1122.64</text:p>
              </table:table-cell>
              <table:table-cell office:value-type="float" office:value="1154.34">
                <text:p>1154.3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62.68">
                <text:p>862.68</text:p>
              </table:table-cell>
              <table:table-cell office:value-type="float" office:value="1122.76">
                <text:p>1122.76</text:p>
              </table:table-cell>
              <table:table-cell office:value-type="float" office:value="1154.4">
                <text:p>1154.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63.117">
                <text:p>863.117</text:p>
              </table:table-cell>
              <table:table-cell office:value-type="float" office:value="1122.87">
                <text:p>1122.87</text:p>
              </table:table-cell>
              <table:table-cell office:value-type="float" office:value="1154.47">
                <text:p>1154.4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63.554">
                <text:p>863.554</text:p>
              </table:table-cell>
              <table:table-cell office:value-type="float" office:value="1122.98">
                <text:p>1122.98</text:p>
              </table:table-cell>
              <table:table-cell office:value-type="float" office:value="1154.53">
                <text:p>1154.5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63.99">
                <text:p>863.99</text:p>
              </table:table-cell>
              <table:table-cell office:value-type="float" office:value="1123.09">
                <text:p>1123.09</text:p>
              </table:table-cell>
              <table:table-cell office:value-type="float" office:value="1154.6">
                <text:p>1154.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64.427">
                <text:p>864.427</text:p>
              </table:table-cell>
              <table:table-cell office:value-type="float" office:value="1123.2">
                <text:p>1123.2</text:p>
              </table:table-cell>
              <table:table-cell office:value-type="float" office:value="1154.67">
                <text:p>1154.6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64.864">
                <text:p>864.864</text:p>
              </table:table-cell>
              <table:table-cell office:value-type="float" office:value="1123.32">
                <text:p>1123.32</text:p>
              </table:table-cell>
              <table:table-cell office:value-type="float" office:value="1154.73">
                <text:p>1154.7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65.301">
                <text:p>865.301</text:p>
              </table:table-cell>
              <table:table-cell office:value-type="float" office:value="1123.43">
                <text:p>1123.43</text:p>
              </table:table-cell>
              <table:table-cell office:value-type="float" office:value="1154.8">
                <text:p>1154.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65.738">
                <text:p>865.738</text:p>
              </table:table-cell>
              <table:table-cell office:value-type="float" office:value="1123.54">
                <text:p>1123.54</text:p>
              </table:table-cell>
              <table:table-cell office:value-type="float" office:value="1154.86">
                <text:p>1154.8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66.174">
                <text:p>866.174</text:p>
              </table:table-cell>
              <table:table-cell office:value-type="float" office:value="1123.65">
                <text:p>1123.65</text:p>
              </table:table-cell>
              <table:table-cell office:value-type="float" office:value="1154.93">
                <text:p>1154.9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66.611">
                <text:p>866.611</text:p>
              </table:table-cell>
              <table:table-cell office:value-type="float" office:value="1123.76">
                <text:p>112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67.048">
                <text:p>867.048</text:p>
              </table:table-cell>
              <table:table-cell office:value-type="float" office:value="1123.87">
                <text:p>1123.87</text:p>
              </table:table-cell>
              <table:table-cell office:value-type="float" office:value="1155.06">
                <text:p>1155.0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67.485">
                <text:p>867.485</text:p>
              </table:table-cell>
              <table:table-cell office:value-type="float" office:value="1123.98">
                <text:p>1123.98</text:p>
              </table:table-cell>
              <table:table-cell office:value-type="float" office:value="1155.13">
                <text:p>1155.1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67.922">
                <text:p>867.922</text:p>
              </table:table-cell>
              <table:table-cell office:value-type="float" office:value="1124.09">
                <text:p>1124.09</text:p>
              </table:table-cell>
              <table:table-cell office:value-type="float" office:value="1155.19">
                <text:p>1155.1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68.358">
                <text:p>868.358</text:p>
              </table:table-cell>
              <table:table-cell office:value-type="float" office:value="1124.2">
                <text:p>1124.2</text:p>
              </table:table-cell>
              <table:table-cell office:value-type="float" office:value="1155.26">
                <text:p>1155.2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68.795">
                <text:p>868.795</text:p>
              </table:table-cell>
              <table:table-cell office:value-type="float" office:value="1124.31">
                <text:p>1124.31</text:p>
              </table:table-cell>
              <table:table-cell office:value-type="float" office:value="1155.32">
                <text:p>1155.3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69.232">
                <text:p>869.232</text:p>
              </table:table-cell>
              <table:table-cell office:value-type="float" office:value="1124.42">
                <text:p>1124.42</text:p>
              </table:table-cell>
              <table:table-cell office:value-type="float" office:value="1155.39">
                <text:p>1155.3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69.669">
                <text:p>869.669</text:p>
              </table:table-cell>
              <table:table-cell office:value-type="float" office:value="1124.53">
                <text:p>1124.53</text:p>
              </table:table-cell>
              <table:table-cell office:value-type="float" office:value="1155.45">
                <text:p>1155.4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70.106">
                <text:p>870.106</text:p>
              </table:table-cell>
              <table:table-cell office:value-type="float" office:value="1124.64">
                <text:p>1124.64</text:p>
              </table:table-cell>
              <table:table-cell office:value-type="float" office:value="1155.52">
                <text:p>1155.5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70.542">
                <text:p>870.542</text:p>
              </table:table-cell>
              <table:table-cell office:value-type="float" office:value="1124.75">
                <text:p>1124.75</text:p>
              </table:table-cell>
              <table:table-cell office:value-type="float" office:value="1155.58">
                <text:p>1155.5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70.979">
                <text:p>870.979</text:p>
              </table:table-cell>
              <table:table-cell office:value-type="float" office:value="1124.86">
                <text:p>1124.86</text:p>
              </table:table-cell>
              <table:table-cell office:value-type="float" office:value="1155.64">
                <text:p>1155.6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71.416">
                <text:p>871.416</text:p>
              </table:table-cell>
              <table:table-cell office:value-type="float" office:value="1124.97">
                <text:p>1124.97</text:p>
              </table:table-cell>
              <table:table-cell office:value-type="float" office:value="1155.71">
                <text:p>1155.7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71.853">
                <text:p>871.853</text:p>
              </table:table-cell>
              <table:table-cell office:value-type="float" office:value="1125.08">
                <text:p>1125.08</text:p>
              </table:table-cell>
              <table:table-cell office:value-type="float" office:value="1155.77">
                <text:p>1155.7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72.29">
                <text:p>872.29</text:p>
              </table:table-cell>
              <table:table-cell office:value-type="float" office:value="1125.19">
                <text:p>1125.19</text:p>
              </table:table-cell>
              <table:table-cell office:value-type="float" office:value="1155.84">
                <text:p>1155.8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72.726">
                <text:p>872.726</text:p>
              </table:table-cell>
              <table:table-cell office:value-type="float" office:value="1125.3">
                <text:p>1125.3</text:p>
              </table:table-cell>
              <table:table-cell office:value-type="float" office:value="1155.9">
                <text:p>1155.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73.163">
                <text:p>873.163</text:p>
              </table:table-cell>
              <table:table-cell office:value-type="float" office:value="1125.4">
                <text:p>1125.4</text:p>
              </table:table-cell>
              <table:table-cell office:value-type="float" office:value="1155.97">
                <text:p>1155.9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873.6">
                <text:p>873.6</text:p>
              </table:table-cell>
              <table:table-cell office:value-type="float" office:value="1125.51">
                <text:p>1125.51</text:p>
              </table:table-cell>
              <table:table-cell office:value-type="float" office:value="1156.03">
                <text:p>1156.0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874.037">
                <text:p>874.037</text:p>
              </table:table-cell>
              <table:table-cell office:value-type="float" office:value="1125.62">
                <text:p>1125.62</text:p>
              </table:table-cell>
              <table:table-cell office:value-type="float" office:value="1156.09">
                <text:p>1156.09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874.474">
                <text:p>874.474</text:p>
              </table:table-cell>
              <table:table-cell office:value-type="float" office:value="1125.73">
                <text:p>1125.73</text:p>
              </table:table-cell>
              <table:table-cell office:value-type="float" office:value="1156.16">
                <text:p>1156.1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874.91">
                <text:p>874.91</text:p>
              </table:table-cell>
              <table:table-cell office:value-type="float" office:value="1125.84">
                <text:p>1125.84</text:p>
              </table:table-cell>
              <table:table-cell office:value-type="float" office:value="1156.22">
                <text:p>1156.2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875.347">
                <text:p>875.347</text:p>
              </table:table-cell>
              <table:table-cell office:value-type="float" office:value="1125.94">
                <text:p>1125.94</text:p>
              </table:table-cell>
              <table:table-cell office:value-type="float" office:value="1156.28">
                <text:p>1156.2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875.784">
                <text:p>875.784</text:p>
              </table:table-cell>
              <table:table-cell office:value-type="float" office:value="1126.05">
                <text:p>1126.05</text:p>
              </table:table-cell>
              <table:table-cell office:value-type="float" office:value="1156.35">
                <text:p>1156.3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876.221">
                <text:p>876.221</text:p>
              </table:table-cell>
              <table:table-cell office:value-type="float" office:value="1126.16">
                <text:p>1126.16</text:p>
              </table:table-cell>
              <table:table-cell office:value-type="float" office:value="1156.41">
                <text:p>1156.4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876.658">
                <text:p>876.658</text:p>
              </table:table-cell>
              <table:table-cell office:value-type="float" office:value="1126.27">
                <text:p>1126.27</text:p>
              </table:table-cell>
              <table:table-cell office:value-type="float" office:value="1156.48">
                <text:p>1156.48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877.094">
                <text:p>877.094</text:p>
              </table:table-cell>
              <table:table-cell office:value-type="float" office:value="1126.37">
                <text:p>1126.37</text:p>
              </table:table-cell>
              <table:table-cell office:value-type="float" office:value="1156.54">
                <text:p>1156.5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877.531">
                <text:p>877.531</text:p>
              </table:table-cell>
              <table:table-cell office:value-type="float" office:value="1126.48">
                <text:p>1126.48</text:p>
              </table:table-cell>
              <table:table-cell office:value-type="float" office:value="1156.6">
                <text:p>1156.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877.968">
                <text:p>877.968</text:p>
              </table:table-cell>
              <table:table-cell office:value-type="float" office:value="1126.59">
                <text:p>1126.59</text:p>
              </table:table-cell>
              <table:table-cell office:value-type="float" office:value="1156.66">
                <text:p>1156.6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878.405">
                <text:p>878.405</text:p>
              </table:table-cell>
              <table:table-cell office:value-type="float" office:value="1126.69">
                <text:p>1126.69</text:p>
              </table:table-cell>
              <table:table-cell office:value-type="float" office:value="1156.73">
                <text:p>1156.7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78.842">
                <text:p>878.842</text:p>
              </table:table-cell>
              <table:table-cell office:value-type="float" office:value="1126.8">
                <text:p>1126.8</text:p>
              </table:table-cell>
              <table:table-cell office:value-type="float" office:value="1156.79">
                <text:p>1156.7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879.278">
                <text:p>879.278</text:p>
              </table:table-cell>
              <table:table-cell office:value-type="float" office:value="1126.91">
                <text:p>1126.91</text:p>
              </table:table-cell>
              <table:table-cell office:value-type="float" office:value="1156.85">
                <text:p>1156.8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879.715">
                <text:p>879.715</text:p>
              </table:table-cell>
              <table:table-cell office:value-type="float" office:value="1127.01">
                <text:p>1127.01</text:p>
              </table:table-cell>
              <table:table-cell office:value-type="float" office:value="1156.92">
                <text:p>1156.9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880.152">
                <text:p>880.152</text:p>
              </table:table-cell>
              <table:table-cell office:value-type="float" office:value="1127.12">
                <text:p>1127.12</text:p>
              </table:table-cell>
              <table:table-cell office:value-type="float" office:value="1156.98">
                <text:p>1156.98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880.589">
                <text:p>880.589</text:p>
              </table:table-cell>
              <table:table-cell office:value-type="float" office:value="1127.23">
                <text:p>1127.23</text:p>
              </table:table-cell>
              <table:table-cell office:value-type="float" office:value="1157.04">
                <text:p>1157.0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881.026">
                <text:p>881.026</text:p>
              </table:table-cell>
              <table:table-cell office:value-type="float" office:value="1127.33">
                <text:p>1127.33</text:p>
              </table:table-cell>
              <table:table-cell office:value-type="float" office:value="1157.1">
                <text:p>1157.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881.462">
                <text:p>881.462</text:p>
              </table:table-cell>
              <table:table-cell office:value-type="float" office:value="1127.44">
                <text:p>1127.44</text:p>
              </table:table-cell>
              <table:table-cell office:value-type="float" office:value="1157.17">
                <text:p>1157.1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881.899">
                <text:p>881.899</text:p>
              </table:table-cell>
              <table:table-cell office:value-type="float" office:value="1127.54">
                <text:p>1127.54</text:p>
              </table:table-cell>
              <table:table-cell office:value-type="float" office:value="1157.23">
                <text:p>1157.2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882.336">
                <text:p>882.336</text:p>
              </table:table-cell>
              <table:table-cell office:value-type="float" office:value="1127.65">
                <text:p>1127.65</text:p>
              </table:table-cell>
              <table:table-cell office:value-type="float" office:value="1157.29">
                <text:p>1157.2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882.773">
                <text:p>882.773</text:p>
              </table:table-cell>
              <table:table-cell office:value-type="float" office:value="1127.75">
                <text:p>1127.75</text:p>
              </table:table-cell>
              <table:table-cell office:value-type="float" office:value="1157.35">
                <text:p>1157.3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883.21">
                <text:p>883.21</text:p>
              </table:table-cell>
              <table:table-cell office:value-type="float" office:value="1127.86">
                <text:p>1127.86</text:p>
              </table:table-cell>
              <table:table-cell office:value-type="float" office:value="1157.41">
                <text:p>1157.4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883.646">
                <text:p>883.646</text:p>
              </table:table-cell>
              <table:table-cell office:value-type="float" office:value="1127.96">
                <text:p>1127.96</text:p>
              </table:table-cell>
              <table:table-cell office:value-type="float" office:value="1157.48">
                <text:p>1157.4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884.083">
                <text:p>884.083</text:p>
              </table:table-cell>
              <table:table-cell office:value-type="float" office:value="1128.07">
                <text:p>1128.07</text:p>
              </table:table-cell>
              <table:table-cell office:value-type="float" office:value="1157.54">
                <text:p>1157.5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884.52">
                <text:p>884.52</text:p>
              </table:table-cell>
              <table:table-cell office:value-type="float" office:value="1128.17">
                <text:p>1128.17</text:p>
              </table:table-cell>
              <table:table-cell office:value-type="float" office:value="1157.6">
                <text:p>1157.6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884.957">
                <text:p>884.957</text:p>
              </table:table-cell>
              <table:table-cell office:value-type="float" office:value="1128.28">
                <text:p>1128.28</text:p>
              </table:table-cell>
              <table:table-cell office:value-type="float" office:value="1157.66">
                <text:p>1157.6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885.394">
                <text:p>885.394</text:p>
              </table:table-cell>
              <table:table-cell office:value-type="float" office:value="1128.38">
                <text:p>1128.38</text:p>
              </table:table-cell>
              <table:table-cell office:value-type="float" office:value="1157.72">
                <text:p>1157.7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885.83">
                <text:p>885.83</text:p>
              </table:table-cell>
              <table:table-cell office:value-type="float" office:value="1128.48">
                <text:p>1128.48</text:p>
              </table:table-cell>
              <table:table-cell office:value-type="float" office:value="1157.78">
                <text:p>1157.7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886.267">
                <text:p>886.267</text:p>
              </table:table-cell>
              <table:table-cell office:value-type="float" office:value="1128.59">
                <text:p>1128.59</text:p>
              </table:table-cell>
              <table:table-cell office:value-type="float" office:value="1157.84">
                <text:p>1157.8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886.704">
                <text:p>886.704</text:p>
              </table:table-cell>
              <table:table-cell office:value-type="float" office:value="1128.69">
                <text:p>1128.69</text:p>
              </table:table-cell>
              <table:table-cell office:value-type="float" office:value="1157.91">
                <text:p>1157.9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887.141">
                <text:p>887.141</text:p>
              </table:table-cell>
              <table:table-cell office:value-type="float" office:value="1128.79">
                <text:p>1128.79</text:p>
              </table:table-cell>
              <table:table-cell office:value-type="float" office:value="1157.97">
                <text:p>1157.9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887.578">
                <text:p>887.578</text:p>
              </table:table-cell>
              <table:table-cell office:value-type="float" office:value="1128.9">
                <text:p>1128.9</text:p>
              </table:table-cell>
              <table:table-cell office:value-type="float" office:value="1158.03">
                <text:p>1158.0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888.014">
                <text:p>888.014</text:p>
              </table:table-cell>
              <table:table-cell office:value-type="float" office:value="NaN">
                <text:p>NaN</text:p>
              </table:table-cell>
              <table:table-cell office:value-type="float" office:value="1158.09">
                <text:p>1158.0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888.451">
                <text:p>888.451</text:p>
              </table:table-cell>
              <table:table-cell office:value-type="float" office:value="1129.1">
                <text:p>1129.1</text:p>
              </table:table-cell>
              <table:table-cell office:value-type="float" office:value="1158.15">
                <text:p>1158.1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888.888">
                <text:p>888.888</text:p>
              </table:table-cell>
              <table:table-cell office:value-type="float" office:value="1129.21">
                <text:p>1129.21</text:p>
              </table:table-cell>
              <table:table-cell office:value-type="float" office:value="1158.21">
                <text:p>1158.2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889.325">
                <text:p>889.325</text:p>
              </table:table-cell>
              <table:table-cell office:value-type="float" office:value="1129.31">
                <text:p>1129.31</text:p>
              </table:table-cell>
              <table:table-cell office:value-type="float" office:value="1158.27">
                <text:p>1158.2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889.762">
                <text:p>889.762</text:p>
              </table:table-cell>
              <table:table-cell office:value-type="float" office:value="1129.41">
                <text:p>1129.41</text:p>
              </table:table-cell>
              <table:table-cell office:value-type="float" office:value="1158.33">
                <text:p>1158.3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890.198">
                <text:p>890.198</text:p>
              </table:table-cell>
              <table:table-cell office:value-type="float" office:value="1129.52">
                <text:p>1129.52</text:p>
              </table:table-cell>
              <table:table-cell office:value-type="float" office:value="1158.39">
                <text:p>1158.3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890.635">
                <text:p>890.635</text:p>
              </table:table-cell>
              <table:table-cell office:value-type="float" office:value="1129.62">
                <text:p>1129.62</text:p>
              </table:table-cell>
              <table:table-cell office:value-type="float" office:value="1158.45">
                <text:p>1158.4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891.072">
                <text:p>891.072</text:p>
              </table:table-cell>
              <table:table-cell office:value-type="float" office:value="1129.72">
                <text:p>1129.72</text:p>
              </table:table-cell>
              <table:table-cell office:value-type="float" office:value="1158.51">
                <text:p>1158.5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891.509">
                <text:p>891.509</text:p>
              </table:table-cell>
              <table:table-cell office:value-type="float" office:value="1129.82">
                <text:p>1129.82</text:p>
              </table:table-cell>
              <table:table-cell office:value-type="float" office:value="1158.57">
                <text:p>1158.5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891.946">
                <text:p>891.946</text:p>
              </table:table-cell>
              <table:table-cell office:value-type="float" office:value="1129.92">
                <text:p>1129.92</text:p>
              </table:table-cell>
              <table:table-cell office:value-type="float" office:value="1158.63">
                <text:p>1158.6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92.382">
                <text:p>892.382</text:p>
              </table:table-cell>
              <table:table-cell office:value-type="float" office:value="1130.03">
                <text:p>1130.03</text:p>
              </table:table-cell>
              <table:table-cell office:value-type="float" office:value="1158.69">
                <text:p>1158.6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92.819">
                <text:p>892.819</text:p>
              </table:table-cell>
              <table:table-cell office:value-type="float" office:value="1130.13">
                <text:p>1130.13</text:p>
              </table:table-cell>
              <table:table-cell office:value-type="float" office:value="1158.75">
                <text:p>1158.7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93.256">
                <text:p>893.256</text:p>
              </table:table-cell>
              <table:table-cell office:value-type="float" office:value="1130.23">
                <text:p>1130.23</text:p>
              </table:table-cell>
              <table:table-cell office:value-type="float" office:value="1158.81">
                <text:p>1158.8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93.693">
                <text:p>893.693</text:p>
              </table:table-cell>
              <table:table-cell office:value-type="float" office:value="1130.33">
                <text:p>1130.33</text:p>
              </table:table-cell>
              <table:table-cell office:value-type="float" office:value="1158.87">
                <text:p>1158.8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94.13">
                <text:p>894.13</text:p>
              </table:table-cell>
              <table:table-cell office:value-type="float" office:value="1130.43">
                <text:p>1130.43</text:p>
              </table:table-cell>
              <table:table-cell office:value-type="float" office:value="1158.93">
                <text:p>1158.9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894.566">
                <text:p>894.566</text:p>
              </table:table-cell>
              <table:table-cell office:value-type="float" office:value="1130.53">
                <text:p>1130.53</text:p>
              </table:table-cell>
              <table:table-cell office:value-type="float" office:value="1158.99">
                <text:p>1158.9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895.003">
                <text:p>895.003</text:p>
              </table:table-cell>
              <table:table-cell office:value-type="float" office:value="1130.63">
                <text:p>1130.63</text:p>
              </table:table-cell>
              <table:table-cell office:value-type="float" office:value="1159.05">
                <text:p>1159.0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895.44">
                <text:p>895.44</text:p>
              </table:table-cell>
              <table:table-cell office:value-type="float" office:value="1130.73">
                <text:p>1130.73</text:p>
              </table:table-cell>
              <table:table-cell office:value-type="float" office:value="1159.11">
                <text:p>1159.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895.877">
                <text:p>895.877</text:p>
              </table:table-cell>
              <table:table-cell office:value-type="float" office:value="1130.84">
                <text:p>1130.84</text:p>
              </table:table-cell>
              <table:table-cell office:value-type="float" office:value="1159.17">
                <text:p>1159.1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896.314">
                <text:p>896.314</text:p>
              </table:table-cell>
              <table:table-cell office:value-type="float" office:value="1130.94">
                <text:p>1130.94</text:p>
              </table:table-cell>
              <table:table-cell office:value-type="float" office:value="1159.23">
                <text:p>1159.2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896.75">
                <text:p>896.75</text:p>
              </table:table-cell>
              <table:table-cell office:value-type="float" office:value="1131.04">
                <text:p>1131.04</text:p>
              </table:table-cell>
              <table:table-cell office:value-type="float" office:value="1159.29">
                <text:p>1159.2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897.187">
                <text:p>897.187</text:p>
              </table:table-cell>
              <table:table-cell office:value-type="float" office:value="1131.14">
                <text:p>1131.14</text:p>
              </table:table-cell>
              <table:table-cell office:value-type="float" office:value="1159.35">
                <text:p>1159.3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897.624">
                <text:p>897.624</text:p>
              </table:table-cell>
              <table:table-cell office:value-type="float" office:value="1131.24">
                <text:p>1131.24</text:p>
              </table:table-cell>
              <table:table-cell office:value-type="float" office:value="1159.41">
                <text:p>1159.4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898.061">
                <text:p>898.061</text:p>
              </table:table-cell>
              <table:table-cell office:value-type="float" office:value="1131.34">
                <text:p>1131.34</text:p>
              </table:table-cell>
              <table:table-cell office:value-type="float" office:value="1159.47">
                <text:p>1159.4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898.498">
                <text:p>898.498</text:p>
              </table:table-cell>
              <table:table-cell office:value-type="float" office:value="1131.44">
                <text:p>1131.44</text:p>
              </table:table-cell>
              <table:table-cell office:value-type="float" office:value="1159.53">
                <text:p>1159.5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898.934">
                <text:p>898.934</text:p>
              </table:table-cell>
              <table:table-cell office:value-type="float" office:value="1131.54">
                <text:p>1131.54</text:p>
              </table:table-cell>
              <table:table-cell office:value-type="float" office:value="1159.59">
                <text:p>1159.5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899.371">
                <text:p>899.371</text:p>
              </table:table-cell>
              <table:table-cell office:value-type="float" office:value="1131.63">
                <text:p>1131.63</text:p>
              </table:table-cell>
              <table:table-cell office:value-type="float" office:value="1159.64">
                <text:p>1159.6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899.808">
                <text:p>899.808</text:p>
              </table:table-cell>
              <table:table-cell office:value-type="float" office:value="1131.73">
                <text:p>1131.73</text:p>
              </table:table-cell>
              <table:table-cell office:value-type="float" office:value="1159.7">
                <text:p>1159.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00.245">
                <text:p>900.245</text:p>
              </table:table-cell>
              <table:table-cell office:value-type="float" office:value="1131.83">
                <text:p>1131.83</text:p>
              </table:table-cell>
              <table:table-cell office:value-type="float" office:value="1159.76">
                <text:p>1159.7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00.682">
                <text:p>900.682</text:p>
              </table:table-cell>
              <table:table-cell office:value-type="float" office:value="1131.93">
                <text:p>1131.93</text:p>
              </table:table-cell>
              <table:table-cell office:value-type="float" office:value="1159.82">
                <text:p>1159.8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01.118">
                <text:p>901.118</text:p>
              </table:table-cell>
              <table:table-cell office:value-type="float" office:value="1132.03">
                <text:p>1132.03</text:p>
              </table:table-cell>
              <table:table-cell office:value-type="float" office:value="1159.88">
                <text:p>1159.88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01.555">
                <text:p>901.555</text:p>
              </table:table-cell>
              <table:table-cell office:value-type="float" office:value="1132.13">
                <text:p>1132.13</text:p>
              </table:table-cell>
              <table:table-cell office:value-type="float" office:value="1159.94">
                <text:p>1159.9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01.992">
                <text:p>901.992</text:p>
              </table:table-cell>
              <table:table-cell office:value-type="float" office:value="1132.23">
                <text:p>1132.23</text:p>
              </table:table-cell>
              <table:table-cell office:value-type="float" office:value="1159.99">
                <text:p>1159.9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02.429">
                <text:p>902.429</text:p>
              </table:table-cell>
              <table:table-cell office:value-type="float" office:value="1132.33">
                <text:p>1132.33</text:p>
              </table:table-cell>
              <table:table-cell office:value-type="float" office:value="1160.05">
                <text:p>1160.0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02.866">
                <text:p>902.866</text:p>
              </table:table-cell>
              <table:table-cell office:value-type="float" office:value="1132.43">
                <text:p>1132.43</text:p>
              </table:table-cell>
              <table:table-cell office:value-type="float" office:value="1160.11">
                <text:p>1160.1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03.302">
                <text:p>903.302</text:p>
              </table:table-cell>
              <table:table-cell office:value-type="float" office:value="1132.52">
                <text:p>1132.52</text:p>
              </table:table-cell>
              <table:table-cell office:value-type="float" office:value="1160.17">
                <text:p>1160.17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03.739">
                <text:p>903.739</text:p>
              </table:table-cell>
              <table:table-cell office:value-type="float" office:value="1132.62">
                <text:p>1132.62</text:p>
              </table:table-cell>
              <table:table-cell office:value-type="float" office:value="1160.23">
                <text:p>1160.2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04.176">
                <text:p>904.176</text:p>
              </table:table-cell>
              <table:table-cell office:value-type="float" office:value="1132.72">
                <text:p>1132.72</text:p>
              </table:table-cell>
              <table:table-cell office:value-type="float" office:value="1160.28">
                <text:p>1160.2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04.613">
                <text:p>904.613</text:p>
              </table:table-cell>
              <table:table-cell office:value-type="float" office:value="1132.82">
                <text:p>1132.82</text:p>
              </table:table-cell>
              <table:table-cell office:value-type="float" office:value="1160.34">
                <text:p>1160.34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05.05">
                <text:p>905.05</text:p>
              </table:table-cell>
              <table:table-cell office:value-type="float" office:value="1132.91">
                <text:p>1132.91</text:p>
              </table:table-cell>
              <table:table-cell office:value-type="float" office:value="1160.4">
                <text:p>1160.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05.486">
                <text:p>905.486</text:p>
              </table:table-cell>
              <table:table-cell office:value-type="float" office:value="1133.01">
                <text:p>1133.01</text:p>
              </table:table-cell>
              <table:table-cell office:value-type="float" office:value="1160.46">
                <text:p>1160.4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05.923">
                <text:p>905.923</text:p>
              </table:table-cell>
              <table:table-cell office:value-type="float" office:value="1133.11">
                <text:p>1133.11</text:p>
              </table:table-cell>
              <table:table-cell office:value-type="float" office:value="1160.51">
                <text:p>1160.5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06.36">
                <text:p>906.36</text:p>
              </table:table-cell>
              <table:table-cell office:value-type="float" office:value="1133.21">
                <text:p>1133.21</text:p>
              </table:table-cell>
              <table:table-cell office:value-type="float" office:value="1160.57">
                <text:p>1160.57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06.797">
                <text:p>906.797</text:p>
              </table:table-cell>
              <table:table-cell office:value-type="float" office:value="1133.3">
                <text:p>1133.3</text:p>
              </table:table-cell>
              <table:table-cell office:value-type="float" office:value="1160.63">
                <text:p>1160.63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07.234">
                <text:p>907.234</text:p>
              </table:table-cell>
              <table:table-cell office:value-type="float" office:value="1133.4">
                <text:p>1133.4</text:p>
              </table:table-cell>
              <table:table-cell office:value-type="float" office:value="1160.69">
                <text:p>1160.6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07.67">
                <text:p>907.67</text:p>
              </table:table-cell>
              <table:table-cell office:value-type="float" office:value="1133.5">
                <text:p>1133.5</text:p>
              </table:table-cell>
              <table:table-cell office:value-type="float" office:value="1160.74">
                <text:p>1160.7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08.107">
                <text:p>908.107</text:p>
              </table:table-cell>
              <table:table-cell office:value-type="float" office:value="1133.59">
                <text:p>1133.59</text:p>
              </table:table-cell>
              <table:table-cell office:value-type="float" office:value="1160.8">
                <text:p>1160.8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08.544">
                <text:p>908.544</text:p>
              </table:table-cell>
              <table:table-cell office:value-type="float" office:value="1133.69">
                <text:p>1133.69</text:p>
              </table:table-cell>
              <table:table-cell office:value-type="float" office:value="1160.86">
                <text:p>1160.8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08.981">
                <text:p>908.981</text:p>
              </table:table-cell>
              <table:table-cell office:value-type="float" office:value="1133.79">
                <text:p>1133.79</text:p>
              </table:table-cell>
              <table:table-cell office:value-type="float" office:value="1160.91">
                <text:p>1160.9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09.418">
                <text:p>909.418</text:p>
              </table:table-cell>
              <table:table-cell office:value-type="float" office:value="1133.88">
                <text:p>1133.88</text:p>
              </table:table-cell>
              <table:table-cell office:value-type="float" office:value="1160.97">
                <text:p>1160.9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09.854">
                <text:p>909.854</text:p>
              </table:table-cell>
              <table:table-cell office:value-type="float" office:value="1133.98">
                <text:p>1133.98</text:p>
              </table:table-cell>
              <table:table-cell office:value-type="float" office:value="1161.03">
                <text:p>1161.0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10.291">
                <text:p>910.291</text:p>
              </table:table-cell>
              <table:table-cell office:value-type="float" office:value="1134.07">
                <text:p>1134.07</text:p>
              </table:table-cell>
              <table:table-cell office:value-type="float" office:value="1161.08">
                <text:p>1161.0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10.728">
                <text:p>910.728</text:p>
              </table:table-cell>
              <table:table-cell office:value-type="float" office:value="1134.17">
                <text:p>1134.17</text:p>
              </table:table-cell>
              <table:table-cell office:value-type="float" office:value="1161.14">
                <text:p>1161.1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11.165">
                <text:p>911.165</text:p>
              </table:table-cell>
              <table:table-cell office:value-type="float" office:value="1134.27">
                <text:p>1134.27</text:p>
              </table:table-cell>
              <table:table-cell office:value-type="float" office:value="1161.2">
                <text:p>1161.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11.602">
                <text:p>911.602</text:p>
              </table:table-cell>
              <table:table-cell office:value-type="float" office:value="1134.36">
                <text:p>1134.36</text:p>
              </table:table-cell>
              <table:table-cell office:value-type="float" office:value="1161.25">
                <text:p>1161.2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12.038">
                <text:p>912.038</text:p>
              </table:table-cell>
              <table:table-cell office:value-type="float" office:value="1134.46">
                <text:p>1134.46</text:p>
              </table:table-cell>
              <table:table-cell office:value-type="float" office:value="1161.31">
                <text:p>1161.3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12.475">
                <text:p>912.475</text:p>
              </table:table-cell>
              <table:table-cell office:value-type="float" office:value="1134.55">
                <text:p>1134.55</text:p>
              </table:table-cell>
              <table:table-cell office:value-type="float" office:value="1161.37">
                <text:p>1161.37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12.912">
                <text:p>912.912</text:p>
              </table:table-cell>
              <table:table-cell office:value-type="float" office:value="1134.65">
                <text:p>1134.65</text:p>
              </table:table-cell>
              <table:table-cell office:value-type="float" office:value="1161.42">
                <text:p>1161.4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13.349">
                <text:p>913.349</text:p>
              </table:table-cell>
              <table:table-cell office:value-type="float" office:value="1134.74">
                <text:p>1134.74</text:p>
              </table:table-cell>
              <table:table-cell office:value-type="float" office:value="1161.48">
                <text:p>1161.4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13.786">
                <text:p>913.786</text:p>
              </table:table-cell>
              <table:table-cell office:value-type="float" office:value="1134.84">
                <text:p>1134.84</text:p>
              </table:table-cell>
              <table:table-cell office:value-type="float" office:value="1161.53">
                <text:p>1161.53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14.222">
                <text:p>914.222</text:p>
              </table:table-cell>
              <table:table-cell office:value-type="float" office:value="1134.93">
                <text:p>1134.93</text:p>
              </table:table-cell>
              <table:table-cell office:value-type="float" office:value="1161.59">
                <text:p>1161.59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14.659">
                <text:p>914.659</text:p>
              </table:table-cell>
              <table:table-cell office:value-type="float" office:value="1135.03">
                <text:p>1135.03</text:p>
              </table:table-cell>
              <table:table-cell office:value-type="float" office:value="1161.65">
                <text:p>1161.6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15.096">
                <text:p>915.096</text:p>
              </table:table-cell>
              <table:table-cell office:value-type="float" office:value="1135.12">
                <text:p>1135.12</text:p>
              </table:table-cell>
              <table:table-cell office:value-type="float" office:value="1161.7">
                <text:p>1161.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15.533">
                <text:p>915.533</text:p>
              </table:table-cell>
              <table:table-cell office:value-type="float" office:value="1135.21">
                <text:p>1135.21</text:p>
              </table:table-cell>
              <table:table-cell office:value-type="float" office:value="1161.76">
                <text:p>1161.7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15.97">
                <text:p>915.97</text:p>
              </table:table-cell>
              <table:table-cell office:value-type="float" office:value="1135.31">
                <text:p>1135.31</text:p>
              </table:table-cell>
              <table:table-cell office:value-type="float" office:value="1161.81">
                <text:p>1161.8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16.406">
                <text:p>916.406</text:p>
              </table:table-cell>
              <table:table-cell office:value-type="float" office:value="1135.4">
                <text:p>1135.4</text:p>
              </table:table-cell>
              <table:table-cell office:value-type="float" office:value="1161.87">
                <text:p>1161.8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16.843">
                <text:p>916.843</text:p>
              </table:table-cell>
              <table:table-cell office:value-type="float" office:value="1135.5">
                <text:p>1135.5</text:p>
              </table:table-cell>
              <table:table-cell office:value-type="float" office:value="1161.92">
                <text:p>1161.9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17.28">
                <text:p>917.28</text:p>
              </table:table-cell>
              <table:table-cell office:value-type="float" office:value="1135.59">
                <text:p>1135.59</text:p>
              </table:table-cell>
              <table:table-cell office:value-type="float" office:value="1161.98">
                <text:p>1161.9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17.717">
                <text:p>917.717</text:p>
              </table:table-cell>
              <table:table-cell office:value-type="float" office:value="1135.68">
                <text:p>1135.68</text:p>
              </table:table-cell>
              <table:table-cell office:value-type="float" office:value="1162.03">
                <text:p>1162.03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18.154">
                <text:p>918.154</text:p>
              </table:table-cell>
              <table:table-cell office:value-type="float" office:value="1135.78">
                <text:p>1135.78</text:p>
              </table:table-cell>
              <table:table-cell office:value-type="float" office:value="1162.09">
                <text:p>1162.0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18.59">
                <text:p>918.59</text:p>
              </table:table-cell>
              <table:table-cell office:value-type="float" office:value="1135.87">
                <text:p>1135.87</text:p>
              </table:table-cell>
              <table:table-cell office:value-type="float" office:value="1162.14">
                <text:p>1162.14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19.027">
                <text:p>919.027</text:p>
              </table:table-cell>
              <table:table-cell office:value-type="float" office:value="1135.96">
                <text:p>1135.96</text:p>
              </table:table-cell>
              <table:table-cell office:value-type="float" office:value="1162.2">
                <text:p>1162.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19.464">
                <text:p>919.464</text:p>
              </table:table-cell>
              <table:table-cell office:value-type="float" office:value="1136.06">
                <text:p>1136.06</text:p>
              </table:table-cell>
              <table:table-cell office:value-type="float" office:value="1162.25">
                <text:p>1162.2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19.901">
                <text:p>919.901</text:p>
              </table:table-cell>
              <table:table-cell office:value-type="float" office:value="1136.15">
                <text:p>1136.15</text:p>
              </table:table-cell>
              <table:table-cell office:value-type="float" office:value="1162.31">
                <text:p>1162.3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20.338">
                <text:p>920.338</text:p>
              </table:table-cell>
              <table:table-cell office:value-type="float" office:value="1136.24">
                <text:p>1136.24</text:p>
              </table:table-cell>
              <table:table-cell office:value-type="float" office:value="1162.36">
                <text:p>1162.36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20.774">
                <text:p>920.774</text:p>
              </table:table-cell>
              <table:table-cell office:value-type="float" office:value="1136.34">
                <text:p>1136.34</text:p>
              </table:table-cell>
              <table:table-cell office:value-type="float" office:value="1162.42">
                <text:p>1162.4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21.211">
                <text:p>921.211</text:p>
              </table:table-cell>
              <table:table-cell office:value-type="float" office:value="1136.43">
                <text:p>1136.43</text:p>
              </table:table-cell>
              <table:table-cell office:value-type="float" office:value="1162.47">
                <text:p>1162.4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21.648">
                <text:p>921.648</text:p>
              </table:table-cell>
              <table:table-cell office:value-type="float" office:value="1136.52">
                <text:p>1136.52</text:p>
              </table:table-cell>
              <table:table-cell office:value-type="float" office:value="1162.53">
                <text:p>1162.5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22.085">
                <text:p>922.085</text:p>
              </table:table-cell>
              <table:table-cell office:value-type="float" office:value="1136.61">
                <text:p>1136.61</text:p>
              </table:table-cell>
              <table:table-cell office:value-type="float" office:value="1162.58">
                <text:p>1162.5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22.522">
                <text:p>922.522</text:p>
              </table:table-cell>
              <table:table-cell office:value-type="float" office:value="1136.7">
                <text:p>1136.7</text:p>
              </table:table-cell>
              <table:table-cell office:value-type="float" office:value="1162.64">
                <text:p>1162.6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22.958">
                <text:p>922.958</text:p>
              </table:table-cell>
              <table:table-cell office:value-type="float" office:value="1136.8">
                <text:p>1136.8</text:p>
              </table:table-cell>
              <table:table-cell office:value-type="float" office:value="1162.69">
                <text:p>1162.6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23.395">
                <text:p>923.395</text:p>
              </table:table-cell>
              <table:table-cell office:value-type="float" office:value="1136.89">
                <text:p>1136.89</text:p>
              </table:table-cell>
              <table:table-cell office:value-type="float" office:value="1162.74">
                <text:p>1162.7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23.832">
                <text:p>923.832</text:p>
              </table:table-cell>
              <table:table-cell office:value-type="float" office:value="1136.98">
                <text:p>1136.98</text:p>
              </table:table-cell>
              <table:table-cell office:value-type="float" office:value="1162.8">
                <text:p>1162.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24.269">
                <text:p>924.269</text:p>
              </table:table-cell>
              <table:table-cell office:value-type="float" office:value="1137.07">
                <text:p>1137.07</text:p>
              </table:table-cell>
              <table:table-cell office:value-type="float" office:value="1162.85">
                <text:p>1162.8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24.706">
                <text:p>924.706</text:p>
              </table:table-cell>
              <table:table-cell office:value-type="float" office:value="1137.16">
                <text:p>1137.16</text:p>
              </table:table-cell>
              <table:table-cell office:value-type="float" office:value="1162.91">
                <text:p>1162.9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925.142">
                <text:p>925.142</text:p>
              </table:table-cell>
              <table:table-cell office:value-type="float" office:value="1137.25">
                <text:p>1137.25</text:p>
              </table:table-cell>
              <table:table-cell office:value-type="float" office:value="1162.96">
                <text:p>1162.9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25.579">
                <text:p>925.579</text:p>
              </table:table-cell>
              <table:table-cell office:value-type="float" office:value="1137.34">
                <text:p>1137.34</text:p>
              </table:table-cell>
              <table:table-cell office:value-type="float" office:value="1163.01">
                <text:p>1163.01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26.016">
                <text:p>926.016</text:p>
              </table:table-cell>
              <table:table-cell office:value-type="float" office:value="1137.44">
                <text:p>1137.44</text:p>
              </table:table-cell>
              <table:table-cell office:value-type="float" office:value="1163.07">
                <text:p>1163.07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26.453">
                <text:p>926.453</text:p>
              </table:table-cell>
              <table:table-cell office:value-type="float" office:value="1137.53">
                <text:p>1137.53</text:p>
              </table:table-cell>
              <table:table-cell office:value-type="float" office:value="1163.12">
                <text:p>1163.1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26.89">
                <text:p>926.89</text:p>
              </table:table-cell>
              <table:table-cell office:value-type="float" office:value="1137.62">
                <text:p>1137.62</text:p>
              </table:table-cell>
              <table:table-cell office:value-type="float" office:value="1163.18">
                <text:p>1163.1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27.326">
                <text:p>927.326</text:p>
              </table:table-cell>
              <table:table-cell office:value-type="float" office:value="1137.71">
                <text:p>1137.71</text:p>
              </table:table-cell>
              <table:table-cell office:value-type="float" office:value="1163.23">
                <text:p>1163.2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27.763">
                <text:p>927.763</text:p>
              </table:table-cell>
              <table:table-cell office:value-type="float" office:value="1137.8">
                <text:p>1137.8</text:p>
              </table:table-cell>
              <table:table-cell office:value-type="float" office:value="1163.28">
                <text:p>1163.28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28.2">
                <text:p>928.2</text:p>
              </table:table-cell>
              <table:table-cell office:value-type="float" office:value="1137.89">
                <text:p>1137.89</text:p>
              </table:table-cell>
              <table:table-cell office:value-type="float" office:value="1163.34">
                <text:p>1163.34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28.637">
                <text:p>928.637</text:p>
              </table:table-cell>
              <table:table-cell office:value-type="float" office:value="1137.98">
                <text:p>1137.98</text:p>
              </table:table-cell>
              <table:table-cell office:value-type="float" office:value="1163.39">
                <text:p>1163.3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29.074">
                <text:p>929.074</text:p>
              </table:table-cell>
              <table:table-cell office:value-type="float" office:value="1138.07">
                <text:p>1138.07</text:p>
              </table:table-cell>
              <table:table-cell office:value-type="float" office:value="1163.44">
                <text:p>1163.4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29.51">
                <text:p>929.51</text:p>
              </table:table-cell>
              <table:table-cell office:value-type="float" office:value="1138.16">
                <text:p>1138.16</text:p>
              </table:table-cell>
              <table:table-cell office:value-type="float" office:value="1163.5">
                <text:p>1163.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29.947">
                <text:p>929.947</text:p>
              </table:table-cell>
              <table:table-cell office:value-type="float" office:value="1138.25">
                <text:p>1138.25</text:p>
              </table:table-cell>
              <table:table-cell office:value-type="float" office:value="1163.55">
                <text:p>1163.5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30.384">
                <text:p>930.384</text:p>
              </table:table-cell>
              <table:table-cell office:value-type="float" office:value="1138.34">
                <text:p>1138.34</text:p>
              </table:table-cell>
              <table:table-cell office:value-type="float" office:value="1163.6">
                <text:p>1163.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30.821">
                <text:p>930.821</text:p>
              </table:table-cell>
              <table:table-cell office:value-type="float" office:value="1138.43">
                <text:p>1138.43</text:p>
              </table:table-cell>
              <table:table-cell office:value-type="float" office:value="1163.65">
                <text:p>1163.6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31.258">
                <text:p>931.258</text:p>
              </table:table-cell>
              <table:table-cell office:value-type="float" office:value="1138.52">
                <text:p>1138.52</text:p>
              </table:table-cell>
              <table:table-cell office:value-type="float" office:value="1163.71">
                <text:p>1163.7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31.694">
                <text:p>931.694</text:p>
              </table:table-cell>
              <table:table-cell office:value-type="float" office:value="1138.61">
                <text:p>1138.61</text:p>
              </table:table-cell>
              <table:table-cell office:value-type="float" office:value="1163.76">
                <text:p>1163.7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32.131">
                <text:p>932.131</text:p>
              </table:table-cell>
              <table:table-cell office:value-type="float" office:value="1138.7">
                <text:p>1138.7</text:p>
              </table:table-cell>
              <table:table-cell office:value-type="float" office:value="1163.81">
                <text:p>1163.8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32.568">
                <text:p>932.568</text:p>
              </table:table-cell>
              <table:table-cell office:value-type="float" office:value="1138.79">
                <text:p>1138.79</text:p>
              </table:table-cell>
              <table:table-cell office:value-type="float" office:value="1163.86">
                <text:p>1163.8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33.005">
                <text:p>933.005</text:p>
              </table:table-cell>
              <table:table-cell office:value-type="float" office:value="1138.87">
                <text:p>1138.87</text:p>
              </table:table-cell>
              <table:table-cell office:value-type="float" office:value="1163.92">
                <text:p>1163.9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33.442">
                <text:p>933.442</text:p>
              </table:table-cell>
              <table:table-cell office:value-type="float" office:value="1138.96">
                <text:p>1138.96</text:p>
              </table:table-cell>
              <table:table-cell office:value-type="float" office:value="1163.97">
                <text:p>1163.9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33.878">
                <text:p>933.878</text:p>
              </table:table-cell>
              <table:table-cell office:value-type="float" office:value="1139.05">
                <text:p>1139.05</text:p>
              </table:table-cell>
              <table:table-cell office:value-type="float" office:value="1164.02">
                <text:p>1164.0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34.315">
                <text:p>934.315</text:p>
              </table:table-cell>
              <table:table-cell office:value-type="float" office:value="1139.14">
                <text:p>1139.14</text:p>
              </table:table-cell>
              <table:table-cell office:value-type="float" office:value="1164.07">
                <text:p>1164.07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34.752">
                <text:p>934.752</text:p>
              </table:table-cell>
              <table:table-cell office:value-type="float" office:value="1139.23">
                <text:p>1139.23</text:p>
              </table:table-cell>
              <table:table-cell office:value-type="float" office:value="1164.13">
                <text:p>1164.13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35.189">
                <text:p>935.189</text:p>
              </table:table-cell>
              <table:table-cell office:value-type="float" office:value="1139.32">
                <text:p>1139.32</text:p>
              </table:table-cell>
              <table:table-cell office:value-type="float" office:value="1164.18">
                <text:p>1164.1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35.626">
                <text:p>935.626</text:p>
              </table:table-cell>
              <table:table-cell office:value-type="float" office:value="1139.41">
                <text:p>1139.41</text:p>
              </table:table-cell>
              <table:table-cell office:value-type="float" office:value="1164.23">
                <text:p>1164.23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36.062">
                <text:p>936.062</text:p>
              </table:table-cell>
              <table:table-cell office:value-type="float" office:value="1139.49">
                <text:p>1139.49</text:p>
              </table:table-cell>
              <table:table-cell office:value-type="float" office:value="1164.28">
                <text:p>1164.28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36.499">
                <text:p>936.499</text:p>
              </table:table-cell>
              <table:table-cell office:value-type="float" office:value="1139.58">
                <text:p>1139.58</text:p>
              </table:table-cell>
              <table:table-cell office:value-type="float" office:value="1164.33">
                <text:p>1164.3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36.936">
                <text:p>936.936</text:p>
              </table:table-cell>
              <table:table-cell office:value-type="float" office:value="1139.67">
                <text:p>1139.67</text:p>
              </table:table-cell>
              <table:table-cell office:value-type="float" office:value="1164.39">
                <text:p>1164.3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37.373">
                <text:p>937.373</text:p>
              </table:table-cell>
              <table:table-cell office:value-type="float" office:value="1139.76">
                <text:p>1139.76</text:p>
              </table:table-cell>
              <table:table-cell office:value-type="float" office:value="1164.44">
                <text:p>1164.44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37.81">
                <text:p>937.81</text:p>
              </table:table-cell>
              <table:table-cell office:value-type="float" office:value="1139.84">
                <text:p>1139.84</text:p>
              </table:table-cell>
              <table:table-cell office:value-type="float" office:value="1164.49">
                <text:p>1164.4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38.246">
                <text:p>938.246</text:p>
              </table:table-cell>
              <table:table-cell office:value-type="float" office:value="1139.93">
                <text:p>1139.93</text:p>
              </table:table-cell>
              <table:table-cell office:value-type="float" office:value="1164.54">
                <text:p>1164.5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38.683">
                <text:p>938.683</text:p>
              </table:table-cell>
              <table:table-cell office:value-type="float" office:value="1140.02">
                <text:p>1140.02</text:p>
              </table:table-cell>
              <table:table-cell office:value-type="float" office:value="1164.59">
                <text:p>1164.5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39.12">
                <text:p>939.12</text:p>
              </table:table-cell>
              <table:table-cell office:value-type="float" office:value="1140.11">
                <text:p>1140.11</text:p>
              </table:table-cell>
              <table:table-cell office:value-type="float" office:value="1164.64">
                <text:p>1164.6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39.557">
                <text:p>939.557</text:p>
              </table:table-cell>
              <table:table-cell office:value-type="float" office:value="1140.19">
                <text:p>1140.19</text:p>
              </table:table-cell>
              <table:table-cell office:value-type="float" office:value="1164.7">
                <text:p>1164.7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39.994">
                <text:p>939.994</text:p>
              </table:table-cell>
              <table:table-cell office:value-type="float" office:value="1140.28">
                <text:p>1140.28</text:p>
              </table:table-cell>
              <table:table-cell office:value-type="float" office:value="1164.75">
                <text:p>1164.7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40.43">
                <text:p>940.43</text:p>
              </table:table-cell>
              <table:table-cell office:value-type="float" office:value="1140.37">
                <text:p>1140.37</text:p>
              </table:table-cell>
              <table:table-cell office:value-type="float" office:value="1164.8">
                <text:p>1164.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40.867">
                <text:p>940.867</text:p>
              </table:table-cell>
              <table:table-cell office:value-type="float" office:value="1140.45">
                <text:p>1140.45</text:p>
              </table:table-cell>
              <table:table-cell office:value-type="float" office:value="1164.85">
                <text:p>1164.8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41.304">
                <text:p>941.304</text:p>
              </table:table-cell>
              <table:table-cell office:value-type="float" office:value="1140.54">
                <text:p>1140.54</text:p>
              </table:table-cell>
              <table:table-cell office:value-type="float" office:value="1164.9">
                <text:p>1164.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41.741">
                <text:p>941.741</text:p>
              </table:table-cell>
              <table:table-cell office:value-type="float" office:value="1140.63">
                <text:p>1140.63</text:p>
              </table:table-cell>
              <table:table-cell office:value-type="float" office:value="1164.95">
                <text:p>1164.9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42.178">
                <text:p>942.178</text:p>
              </table:table-cell>
              <table:table-cell office:value-type="float" office:value="1140.71">
                <text:p>114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42.614">
                <text:p>942.614</text:p>
              </table:table-cell>
              <table:table-cell office:value-type="float" office:value="1140.8">
                <text:p>1140.8</text:p>
              </table:table-cell>
              <table:table-cell office:value-type="float" office:value="1165.05">
                <text:p>1165.0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43.051">
                <text:p>943.051</text:p>
              </table:table-cell>
              <table:table-cell office:value-type="float" office:value="1140.88">
                <text:p>1140.88</text:p>
              </table:table-cell>
              <table:table-cell office:value-type="float" office:value="1165.1">
                <text:p>1165.1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43.488">
                <text:p>943.488</text:p>
              </table:table-cell>
              <table:table-cell office:value-type="float" office:value="1140.97">
                <text:p>1140.97</text:p>
              </table:table-cell>
              <table:table-cell office:value-type="float" office:value="1165.15">
                <text:p>1165.1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43.925">
                <text:p>943.925</text:p>
              </table:table-cell>
              <table:table-cell office:value-type="float" office:value="1141.06">
                <text:p>1141.06</text:p>
              </table:table-cell>
              <table:table-cell office:value-type="float" office:value="1165.21">
                <text:p>1165.2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44.362">
                <text:p>944.362</text:p>
              </table:table-cell>
              <table:table-cell office:value-type="float" office:value="1141.14">
                <text:p>1141.14</text:p>
              </table:table-cell>
              <table:table-cell office:value-type="float" office:value="1165.26">
                <text:p>1165.26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44.798">
                <text:p>944.798</text:p>
              </table:table-cell>
              <table:table-cell office:value-type="float" office:value="1141.23">
                <text:p>1141.23</text:p>
              </table:table-cell>
              <table:table-cell office:value-type="float" office:value="1165.31">
                <text:p>1165.3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45.235">
                <text:p>945.235</text:p>
              </table:table-cell>
              <table:table-cell office:value-type="float" office:value="1141.31">
                <text:p>1141.31</text:p>
              </table:table-cell>
              <table:table-cell office:value-type="float" office:value="1165.36">
                <text:p>1165.3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45.672">
                <text:p>945.672</text:p>
              </table:table-cell>
              <table:table-cell office:value-type="float" office:value="1141.4">
                <text:p>1141.4</text:p>
              </table:table-cell>
              <table:table-cell office:value-type="float" office:value="1165.41">
                <text:p>1165.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46.109">
                <text:p>946.109</text:p>
              </table:table-cell>
              <table:table-cell office:value-type="float" office:value="1141.48">
                <text:p>1141.48</text:p>
              </table:table-cell>
              <table:table-cell office:value-type="float" office:value="1165.46">
                <text:p>1165.46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46.546">
                <text:p>946.546</text:p>
              </table:table-cell>
              <table:table-cell office:value-type="float" office:value="1141.57">
                <text:p>1141.57</text:p>
              </table:table-cell>
              <table:table-cell office:value-type="float" office:value="1165.51">
                <text:p>1165.51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46.982">
                <text:p>946.982</text:p>
              </table:table-cell>
              <table:table-cell office:value-type="float" office:value="1141.65">
                <text:p>1141.65</text:p>
              </table:table-cell>
              <table:table-cell office:value-type="float" office:value="1165.56">
                <text:p>1165.56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947.419">
                <text:p>947.419</text:p>
              </table:table-cell>
              <table:table-cell office:value-type="float" office:value="1141.74">
                <text:p>1141.74</text:p>
              </table:table-cell>
              <table:table-cell office:value-type="float" office:value="1165.61">
                <text:p>1165.6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47.856">
                <text:p>947.856</text:p>
              </table:table-cell>
              <table:table-cell office:value-type="float" office:value="1141.82">
                <text:p>1141.82</text:p>
              </table:table-cell>
              <table:table-cell office:value-type="float" office:value="1165.66">
                <text:p>1165.66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48.293">
                <text:p>948.293</text:p>
              </table:table-cell>
              <table:table-cell office:value-type="float" office:value="1141.91">
                <text:p>1141.91</text:p>
              </table:table-cell>
              <table:table-cell office:value-type="float" office:value="1165.71">
                <text:p>1165.7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48.73">
                <text:p>948.73</text:p>
              </table:table-cell>
              <table:table-cell office:value-type="float" office:value="1141.99">
                <text:p>1141.99</text:p>
              </table:table-cell>
              <table:table-cell office:value-type="float" office:value="1165.76">
                <text:p>1165.76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49.166">
                <text:p>949.166</text:p>
              </table:table-cell>
              <table:table-cell office:value-type="float" office:value="1142.08">
                <text:p>1142.08</text:p>
              </table:table-cell>
              <table:table-cell office:value-type="float" office:value="1165.81">
                <text:p>1165.81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49.603">
                <text:p>949.603</text:p>
              </table:table-cell>
              <table:table-cell office:value-type="float" office:value="1142.16">
                <text:p>1142.16</text:p>
              </table:table-cell>
              <table:table-cell office:value-type="float" office:value="1165.86">
                <text:p>1165.8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50.04">
                <text:p>950.04</text:p>
              </table:table-cell>
              <table:table-cell office:value-type="float" office:value="1142.24">
                <text:p>1142.24</text:p>
              </table:table-cell>
              <table:table-cell office:value-type="float" office:value="1165.91">
                <text:p>1165.91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50.477">
                <text:p>950.477</text:p>
              </table:table-cell>
              <table:table-cell office:value-type="float" office:value="1142.33">
                <text:p>1142.33</text:p>
              </table:table-cell>
              <table:table-cell office:value-type="float" office:value="1165.96">
                <text:p>1165.96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50.914">
                <text:p>950.914</text:p>
              </table:table-cell>
              <table:table-cell office:value-type="float" office:value="1142.41">
                <text:p>1142.41</text:p>
              </table:table-cell>
              <table:table-cell office:value-type="float" office:value="1166.01">
                <text:p>1166.0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951.35">
                <text:p>951.35</text:p>
              </table:table-cell>
              <table:table-cell office:value-type="float" office:value="1142.49">
                <text:p>1142.49</text:p>
              </table:table-cell>
              <table:table-cell office:value-type="float" office:value="1166.05">
                <text:p>1166.0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51.787">
                <text:p>951.787</text:p>
              </table:table-cell>
              <table:table-cell office:value-type="float" office:value="1142.58">
                <text:p>1142.58</text:p>
              </table:table-cell>
              <table:table-cell office:value-type="float" office:value="1166.1">
                <text:p>1166.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52.224">
                <text:p>952.224</text:p>
              </table:table-cell>
              <table:table-cell office:value-type="float" office:value="1142.66">
                <text:p>1142.66</text:p>
              </table:table-cell>
              <table:table-cell office:value-type="float" office:value="1166.15">
                <text:p>1166.1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52.661">
                <text:p>952.661</text:p>
              </table:table-cell>
              <table:table-cell office:value-type="float" office:value="1142.74">
                <text:p>1142.74</text:p>
              </table:table-cell>
              <table:table-cell office:value-type="float" office:value="1166.2">
                <text:p>1166.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53.098">
                <text:p>953.098</text:p>
              </table:table-cell>
              <table:table-cell office:value-type="float" office:value="1142.83">
                <text:p>1142.83</text:p>
              </table:table-cell>
              <table:table-cell office:value-type="float" office:value="1166.25">
                <text:p>1166.2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53.534">
                <text:p>953.534</text:p>
              </table:table-cell>
              <table:table-cell office:value-type="float" office:value="1142.91">
                <text:p>1142.91</text:p>
              </table:table-cell>
              <table:table-cell office:value-type="float" office:value="1166.3">
                <text:p>1166.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53.971">
                <text:p>953.971</text:p>
              </table:table-cell>
              <table:table-cell office:value-type="float" office:value="1142.99">
                <text:p>1142.99</text:p>
              </table:table-cell>
              <table:table-cell office:value-type="float" office:value="1166.35">
                <text:p>1166.3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54.408">
                <text:p>954.408</text:p>
              </table:table-cell>
              <table:table-cell office:value-type="float" office:value="1143.08">
                <text:p>1143.08</text:p>
              </table:table-cell>
              <table:table-cell office:value-type="float" office:value="1166.4">
                <text:p>1166.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54.845">
                <text:p>954.845</text:p>
              </table:table-cell>
              <table:table-cell office:value-type="float" office:value="1143.16">
                <text:p>1143.16</text:p>
              </table:table-cell>
              <table:table-cell office:value-type="float" office:value="1166.45">
                <text:p>1166.4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55.282">
                <text:p>955.282</text:p>
              </table:table-cell>
              <table:table-cell office:value-type="float" office:value="1143.24">
                <text:p>1143.24</text:p>
              </table:table-cell>
              <table:table-cell office:value-type="float" office:value="1166.5">
                <text:p>1166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55.718">
                <text:p>955.718</text:p>
              </table:table-cell>
              <table:table-cell office:value-type="float" office:value="1143.32">
                <text:p>1143.32</text:p>
              </table:table-cell>
              <table:table-cell office:value-type="float" office:value="1166.54">
                <text:p>1166.5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56.155">
                <text:p>956.155</text:p>
              </table:table-cell>
              <table:table-cell office:value-type="float" office:value="1143.41">
                <text:p>1143.41</text:p>
              </table:table-cell>
              <table:table-cell office:value-type="float" office:value="1166.59">
                <text:p>1166.59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56.592">
                <text:p>956.592</text:p>
              </table:table-cell>
              <table:table-cell office:value-type="float" office:value="1143.49">
                <text:p>1143.49</text:p>
              </table:table-cell>
              <table:table-cell office:value-type="float" office:value="1166.64">
                <text:p>1166.6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57.029">
                <text:p>957.029</text:p>
              </table:table-cell>
              <table:table-cell office:value-type="float" office:value="1143.57">
                <text:p>1143.57</text:p>
              </table:table-cell>
              <table:table-cell office:value-type="float" office:value="1166.69">
                <text:p>1166.69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57.466">
                <text:p>957.466</text:p>
              </table:table-cell>
              <table:table-cell office:value-type="float" office:value="1143.65">
                <text:p>1143.65</text:p>
              </table:table-cell>
              <table:table-cell office:value-type="float" office:value="1166.74">
                <text:p>1166.7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57.902">
                <text:p>957.902</text:p>
              </table:table-cell>
              <table:table-cell office:value-type="float" office:value="1143.74">
                <text:p>1143.74</text:p>
              </table:table-cell>
              <table:table-cell office:value-type="float" office:value="1166.79">
                <text:p>1166.7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58.339">
                <text:p>958.339</text:p>
              </table:table-cell>
              <table:table-cell office:value-type="float" office:value="1143.82">
                <text:p>1143.82</text:p>
              </table:table-cell>
              <table:table-cell office:value-type="float" office:value="1166.83">
                <text:p>1166.83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58.776">
                <text:p>958.776</text:p>
              </table:table-cell>
              <table:table-cell office:value-type="float" office:value="1143.9">
                <text:p>1143.9</text:p>
              </table:table-cell>
              <table:table-cell office:value-type="float" office:value="1166.88">
                <text:p>1166.8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59.213">
                <text:p>959.213</text:p>
              </table:table-cell>
              <table:table-cell office:value-type="float" office:value="1143.98">
                <text:p>1143.98</text:p>
              </table:table-cell>
              <table:table-cell office:value-type="float" office:value="1166.93">
                <text:p>1166.9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59.65">
                <text:p>959.65</text:p>
              </table:table-cell>
              <table:table-cell office:value-type="float" office:value="1144.06">
                <text:p>1144.06</text:p>
              </table:table-cell>
              <table:table-cell office:value-type="float" office:value="1166.98">
                <text:p>1166.9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60.086">
                <text:p>960.086</text:p>
              </table:table-cell>
              <table:table-cell office:value-type="float" office:value="1144.14">
                <text:p>1144.14</text:p>
              </table:table-cell>
              <table:table-cell office:value-type="float" office:value="1167.03">
                <text:p>1167.03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960.523">
                <text:p>960.523</text:p>
              </table:table-cell>
              <table:table-cell office:value-type="float" office:value="1144.22">
                <text:p>1144.22</text:p>
              </table:table-cell>
              <table:table-cell office:value-type="float" office:value="1167.08">
                <text:p>1167.0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60.96">
                <text:p>960.96</text:p>
              </table:table-cell>
              <table:table-cell office:value-type="float" office:value="1144.3">
                <text:p>1144.3</text:p>
              </table:table-cell>
              <table:table-cell office:value-type="float" office:value="1167.12">
                <text:p>1167.1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61.397">
                <text:p>961.397</text:p>
              </table:table-cell>
              <table:table-cell office:value-type="float" office:value="1144.39">
                <text:p>1144.39</text:p>
              </table:table-cell>
              <table:table-cell office:value-type="float" office:value="1167.17">
                <text:p>1167.17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61.834">
                <text:p>961.834</text:p>
              </table:table-cell>
              <table:table-cell office:value-type="float" office:value="1144.47">
                <text:p>1144.47</text:p>
              </table:table-cell>
              <table:table-cell office:value-type="float" office:value="1167.22">
                <text:p>1167.22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62.27">
                <text:p>962.27</text:p>
              </table:table-cell>
              <table:table-cell office:value-type="float" office:value="1144.55">
                <text:p>1144.55</text:p>
              </table:table-cell>
              <table:table-cell office:value-type="float" office:value="1167.27">
                <text:p>1167.27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62.707">
                <text:p>962.707</text:p>
              </table:table-cell>
              <table:table-cell office:value-type="float" office:value="1144.63">
                <text:p>1144.63</text:p>
              </table:table-cell>
              <table:table-cell office:value-type="float" office:value="1167.31">
                <text:p>1167.3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63.144">
                <text:p>963.144</text:p>
              </table:table-cell>
              <table:table-cell office:value-type="float" office:value="1144.71">
                <text:p>1144.71</text:p>
              </table:table-cell>
              <table:table-cell office:value-type="float" office:value="1167.36">
                <text:p>1167.3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63.581">
                <text:p>963.581</text:p>
              </table:table-cell>
              <table:table-cell office:value-type="float" office:value="1144.79">
                <text:p>1144.79</text:p>
              </table:table-cell>
              <table:table-cell office:value-type="float" office:value="1167.41">
                <text:p>1167.4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64.018">
                <text:p>964.018</text:p>
              </table:table-cell>
              <table:table-cell office:value-type="float" office:value="1144.87">
                <text:p>1144.87</text:p>
              </table:table-cell>
              <table:table-cell office:value-type="float" office:value="1167.46">
                <text:p>1167.4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64.454">
                <text:p>964.454</text:p>
              </table:table-cell>
              <table:table-cell office:value-type="float" office:value="1144.95">
                <text:p>1144.95</text:p>
              </table:table-cell>
              <table:table-cell office:value-type="float" office:value="1167.5">
                <text:p>1167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64.891">
                <text:p>964.891</text:p>
              </table:table-cell>
              <table:table-cell office:value-type="float" office:value="1145.03">
                <text:p>1145.03</text:p>
              </table:table-cell>
              <table:table-cell office:value-type="float" office:value="1167.55">
                <text:p>1167.5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65.328">
                <text:p>965.328</text:p>
              </table:table-cell>
              <table:table-cell office:value-type="float" office:value="1145.11">
                <text:p>1145.11</text:p>
              </table:table-cell>
              <table:table-cell office:value-type="float" office:value="1167.6">
                <text:p>1167.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65.765">
                <text:p>965.765</text:p>
              </table:table-cell>
              <table:table-cell office:value-type="float" office:value="1145.19">
                <text:p>1145.19</text:p>
              </table:table-cell>
              <table:table-cell office:value-type="float" office:value="1167.64">
                <text:p>1167.6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66.202">
                <text:p>966.202</text:p>
              </table:table-cell>
              <table:table-cell office:value-type="float" office:value="1145.27">
                <text:p>1145.27</text:p>
              </table:table-cell>
              <table:table-cell office:value-type="float" office:value="1167.69">
                <text:p>1167.6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66.638">
                <text:p>966.638</text:p>
              </table:table-cell>
              <table:table-cell office:value-type="float" office:value="1145.35">
                <text:p>1145.35</text:p>
              </table:table-cell>
              <table:table-cell office:value-type="float" office:value="1167.74">
                <text:p>1167.7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67.075">
                <text:p>967.075</text:p>
              </table:table-cell>
              <table:table-cell office:value-type="float" office:value="1145.43">
                <text:p>1145.43</text:p>
              </table:table-cell>
              <table:table-cell office:value-type="float" office:value="1167.79">
                <text:p>1167.79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67.512">
                <text:p>967.512</text:p>
              </table:table-cell>
              <table:table-cell office:value-type="float" office:value="1145.51">
                <text:p>1145.51</text:p>
              </table:table-cell>
              <table:table-cell office:value-type="float" office:value="1167.83">
                <text:p>1167.83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67.949">
                <text:p>967.949</text:p>
              </table:table-cell>
              <table:table-cell office:value-type="float" office:value="1145.59">
                <text:p>1145.59</text:p>
              </table:table-cell>
              <table:table-cell office:value-type="float" office:value="1167.88">
                <text:p>1167.88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68.386">
                <text:p>968.386</text:p>
              </table:table-cell>
              <table:table-cell office:value-type="float" office:value="1145.66">
                <text:p>1145.66</text:p>
              </table:table-cell>
              <table:table-cell office:value-type="float" office:value="1167.93">
                <text:p>1167.9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68.822">
                <text:p>968.822</text:p>
              </table:table-cell>
              <table:table-cell office:value-type="float" office:value="1145.74">
                <text:p>1145.74</text:p>
              </table:table-cell>
              <table:table-cell office:value-type="float" office:value="1167.97">
                <text:p>1167.97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69.259">
                <text:p>969.259</text:p>
              </table:table-cell>
              <table:table-cell office:value-type="float" office:value="1145.82">
                <text:p>1145.82</text:p>
              </table:table-cell>
              <table:table-cell office:value-type="float" office:value="1168.02">
                <text:p>1168.0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69.696">
                <text:p>969.696</text:p>
              </table:table-cell>
              <table:table-cell office:value-type="float" office:value="1145.9">
                <text:p>1145.9</text:p>
              </table:table-cell>
              <table:table-cell office:value-type="float" office:value="1168.06">
                <text:p>1168.0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70.133">
                <text:p>970.133</text:p>
              </table:table-cell>
              <table:table-cell office:value-type="float" office:value="1145.98">
                <text:p>1145.98</text:p>
              </table:table-cell>
              <table:table-cell office:value-type="float" office:value="1168.11">
                <text:p>1168.1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70.57">
                <text:p>970.57</text:p>
              </table:table-cell>
              <table:table-cell office:value-type="float" office:value="1146.06">
                <text:p>1146.06</text:p>
              </table:table-cell>
              <table:table-cell office:value-type="float" office:value="1168.16">
                <text:p>1168.16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71.006">
                <text:p>971.006</text:p>
              </table:table-cell>
              <table:table-cell office:value-type="float" office:value="1146.14">
                <text:p>1146.14</text:p>
              </table:table-cell>
              <table:table-cell office:value-type="float" office:value="1168.2">
                <text:p>1168.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71.443">
                <text:p>971.443</text:p>
              </table:table-cell>
              <table:table-cell office:value-type="float" office:value="1146.21">
                <text:p>1146.21</text:p>
              </table:table-cell>
              <table:table-cell office:value-type="float" office:value="1168.25">
                <text:p>1168.2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71.88">
                <text:p>971.88</text:p>
              </table:table-cell>
              <table:table-cell office:value-type="float" office:value="1146.29">
                <text:p>1146.29</text:p>
              </table:table-cell>
              <table:table-cell office:value-type="float" office:value="1168.3">
                <text:p>1168.3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72.317">
                <text:p>972.317</text:p>
              </table:table-cell>
              <table:table-cell office:value-type="float" office:value="1146.37">
                <text:p>1146.37</text:p>
              </table:table-cell>
              <table:table-cell office:value-type="float" office:value="1168.34">
                <text:p>1168.3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72.754">
                <text:p>972.754</text:p>
              </table:table-cell>
              <table:table-cell office:value-type="float" office:value="1146.45">
                <text:p>1146.45</text:p>
              </table:table-cell>
              <table:table-cell office:value-type="float" office:value="1168.39">
                <text:p>1168.39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73.19">
                <text:p>973.19</text:p>
              </table:table-cell>
              <table:table-cell office:value-type="float" office:value="1146.53">
                <text:p>1146.53</text:p>
              </table:table-cell>
              <table:table-cell office:value-type="float" office:value="1168.43">
                <text:p>1168.43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73.627">
                <text:p>973.627</text:p>
              </table:table-cell>
              <table:table-cell office:value-type="float" office:value="1146.6">
                <text:p>1146.6</text:p>
              </table:table-cell>
              <table:table-cell office:value-type="float" office:value="1168.48">
                <text:p>1168.4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74.064">
                <text:p>974.064</text:p>
              </table:table-cell>
              <table:table-cell office:value-type="float" office:value="1146.68">
                <text:p>1146.68</text:p>
              </table:table-cell>
              <table:table-cell office:value-type="float" office:value="1168.53">
                <text:p>1168.5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74.501">
                <text:p>974.501</text:p>
              </table:table-cell>
              <table:table-cell office:value-type="float" office:value="1146.76">
                <text:p>1146.76</text:p>
              </table:table-cell>
              <table:table-cell office:value-type="float" office:value="1168.57">
                <text:p>1168.5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74.938">
                <text:p>974.938</text:p>
              </table:table-cell>
              <table:table-cell office:value-type="float" office:value="1146.84">
                <text:p>1146.84</text:p>
              </table:table-cell>
              <table:table-cell office:value-type="float" office:value="1168.62">
                <text:p>1168.6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975.374">
                <text:p>975.374</text:p>
              </table:table-cell>
              <table:table-cell office:value-type="float" office:value="1146.91">
                <text:p>1146.91</text:p>
              </table:table-cell>
              <table:table-cell office:value-type="float" office:value="1168.66">
                <text:p>1168.66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75.811">
                <text:p>975.811</text:p>
              </table:table-cell>
              <table:table-cell office:value-type="float" office:value="1146.99">
                <text:p>1146.99</text:p>
              </table:table-cell>
              <table:table-cell office:value-type="float" office:value="1168.71">
                <text:p>1168.7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76.248">
                <text:p>976.248</text:p>
              </table:table-cell>
              <table:table-cell office:value-type="float" office:value="1147.07">
                <text:p>1147.07</text:p>
              </table:table-cell>
              <table:table-cell office:value-type="float" office:value="1168.75">
                <text:p>1168.7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76.685">
                <text:p>976.685</text:p>
              </table:table-cell>
              <table:table-cell office:value-type="float" office:value="1147.14">
                <text:p>1147.14</text:p>
              </table:table-cell>
              <table:table-cell office:value-type="float" office:value="1168.8">
                <text:p>1168.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77.122">
                <text:p>977.122</text:p>
              </table:table-cell>
              <table:table-cell office:value-type="float" office:value="1147.22">
                <text:p>1147.22</text:p>
              </table:table-cell>
              <table:table-cell office:value-type="float" office:value="1168.84">
                <text:p>1168.8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77.558">
                <text:p>977.558</text:p>
              </table:table-cell>
              <table:table-cell office:value-type="float" office:value="1147.3">
                <text:p>1147.3</text:p>
              </table:table-cell>
              <table:table-cell office:value-type="float" office:value="1168.89">
                <text:p>1168.89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77.995">
                <text:p>977.995</text:p>
              </table:table-cell>
              <table:table-cell office:value-type="float" office:value="1147.37">
                <text:p>1147.37</text:p>
              </table:table-cell>
              <table:table-cell office:value-type="float" office:value="1168.93">
                <text:p>1168.93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78.432">
                <text:p>978.432</text:p>
              </table:table-cell>
              <table:table-cell office:value-type="float" office:value="1147.45">
                <text:p>1147.45</text:p>
              </table:table-cell>
              <table:table-cell office:value-type="float" office:value="1168.98">
                <text:p>1168.98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78.869">
                <text:p>978.869</text:p>
              </table:table-cell>
              <table:table-cell office:value-type="float" office:value="1147.53">
                <text:p>1147.53</text:p>
              </table:table-cell>
              <table:table-cell office:value-type="float" office:value="1169.03">
                <text:p>1169.03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79.306">
                <text:p>979.306</text:p>
              </table:table-cell>
              <table:table-cell office:value-type="float" office:value="1147.6">
                <text:p>1147.6</text:p>
              </table:table-cell>
              <table:table-cell office:value-type="float" office:value="1169.07">
                <text:p>1169.0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79.742">
                <text:p>979.742</text:p>
              </table:table-cell>
              <table:table-cell office:value-type="float" office:value="1147.68">
                <text:p>1147.68</text:p>
              </table:table-cell>
              <table:table-cell office:value-type="float" office:value="1169.12">
                <text:p>1169.1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80.179">
                <text:p>980.179</text:p>
              </table:table-cell>
              <table:table-cell office:value-type="float" office:value="1147.76">
                <text:p>1147.76</text:p>
              </table:table-cell>
              <table:table-cell office:value-type="float" office:value="1169.16">
                <text:p>1169.1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80.616">
                <text:p>980.616</text:p>
              </table:table-cell>
              <table:table-cell office:value-type="float" office:value="1147.83">
                <text:p>1147.83</text:p>
              </table:table-cell>
              <table:table-cell office:value-type="float" office:value="1169.2">
                <text:p>1169.2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81.053">
                <text:p>981.053</text:p>
              </table:table-cell>
              <table:table-cell office:value-type="float" office:value="1147.91">
                <text:p>1147.91</text:p>
              </table:table-cell>
              <table:table-cell office:value-type="float" office:value="1169.25">
                <text:p>1169.2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81.49">
                <text:p>981.49</text:p>
              </table:table-cell>
              <table:table-cell office:value-type="float" office:value="1147.98">
                <text:p>1147.98</text:p>
              </table:table-cell>
              <table:table-cell office:value-type="float" office:value="1169.29">
                <text:p>1169.2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81.926">
                <text:p>981.926</text:p>
              </table:table-cell>
              <table:table-cell office:value-type="float" office:value="1148.06">
                <text:p>1148.06</text:p>
              </table:table-cell>
              <table:table-cell office:value-type="float" office:value="1169.34">
                <text:p>1169.3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82.363">
                <text:p>982.363</text:p>
              </table:table-cell>
              <table:table-cell office:value-type="float" office:value="1148.13">
                <text:p>1148.13</text:p>
              </table:table-cell>
              <table:table-cell office:value-type="float" office:value="1169.38">
                <text:p>1169.3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982.8">
                <text:p>982.8</text:p>
              </table:table-cell>
              <table:table-cell office:value-type="float" office:value="1148.21">
                <text:p>1148.21</text:p>
              </table:table-cell>
              <table:table-cell office:value-type="float" office:value="1169.43">
                <text:p>1169.43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983.237">
                <text:p>983.237</text:p>
              </table:table-cell>
              <table:table-cell office:value-type="float" office:value="1148.28">
                <text:p>1148.28</text:p>
              </table:table-cell>
              <table:table-cell office:value-type="float" office:value="1169.47">
                <text:p>1169.4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983.674">
                <text:p>983.674</text:p>
              </table:table-cell>
              <table:table-cell office:value-type="float" office:value="1148.36">
                <text:p>1148.36</text:p>
              </table:table-cell>
              <table:table-cell office:value-type="float" office:value="1169.52">
                <text:p>1169.5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984.11">
                <text:p>984.11</text:p>
              </table:table-cell>
              <table:table-cell office:value-type="float" office:value="1148.43">
                <text:p>1148.43</text:p>
              </table:table-cell>
              <table:table-cell office:value-type="float" office:value="1169.56">
                <text:p>1169.5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984.547">
                <text:p>984.547</text:p>
              </table:table-cell>
              <table:table-cell office:value-type="float" office:value="1148.51">
                <text:p>1148.51</text:p>
              </table:table-cell>
              <table:table-cell office:value-type="float" office:value="1169.61">
                <text:p>1169.6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984.984">
                <text:p>984.984</text:p>
              </table:table-cell>
              <table:table-cell office:value-type="float" office:value="1148.58">
                <text:p>1148.58</text:p>
              </table:table-cell>
              <table:table-cell office:value-type="float" office:value="1169.65">
                <text:p>1169.6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985.421">
                <text:p>985.421</text:p>
              </table:table-cell>
              <table:table-cell office:value-type="float" office:value="1148.66">
                <text:p>1148.66</text:p>
              </table:table-cell>
              <table:table-cell office:value-type="float" office:value="1169.69">
                <text:p>1169.69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985.858">
                <text:p>985.858</text:p>
              </table:table-cell>
              <table:table-cell office:value-type="float" office:value="1148.73">
                <text:p>1148.73</text:p>
              </table:table-cell>
              <table:table-cell office:value-type="float" office:value="1169.74">
                <text:p>1169.7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986.294">
                <text:p>986.294</text:p>
              </table:table-cell>
              <table:table-cell office:value-type="float" office:value="1148.81">
                <text:p>1148.81</text:p>
              </table:table-cell>
              <table:table-cell office:value-type="float" office:value="1169.78">
                <text:p>1169.7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86.731">
                <text:p>986.731</text:p>
              </table:table-cell>
              <table:table-cell office:value-type="float" office:value="1148.88">
                <text:p>1148.88</text:p>
              </table:table-cell>
              <table:table-cell office:value-type="float" office:value="1169.83">
                <text:p>1169.8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987.168">
                <text:p>987.168</text:p>
              </table:table-cell>
              <table:table-cell office:value-type="float" office:value="1148.96">
                <text:p>1148.96</text:p>
              </table:table-cell>
              <table:table-cell office:value-type="float" office:value="1169.87">
                <text:p>1169.87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987.605">
                <text:p>987.605</text:p>
              </table:table-cell>
              <table:table-cell office:value-type="float" office:value="1149.03">
                <text:p>1149.03</text:p>
              </table:table-cell>
              <table:table-cell office:value-type="float" office:value="1169.91">
                <text:p>1169.91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988.042">
                <text:p>988.042</text:p>
              </table:table-cell>
              <table:table-cell office:value-type="float" office:value="1149.1">
                <text:p>1149.1</text:p>
              </table:table-cell>
              <table:table-cell office:value-type="float" office:value="1169.96">
                <text:p>1169.9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988.478">
                <text:p>988.478</text:p>
              </table:table-cell>
              <table:table-cell office:value-type="float" office:value="1149.18">
                <text:p>1149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988.915">
                <text:p>988.915</text:p>
              </table:table-cell>
              <table:table-cell office:value-type="float" office:value="1149.25">
                <text:p>1149.25</text:p>
              </table:table-cell>
              <table:table-cell office:value-type="float" office:value="1170.04">
                <text:p>1170.0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989.352">
                <text:p>989.352</text:p>
              </table:table-cell>
              <table:table-cell office:value-type="float" office:value="1149.33">
                <text:p>1149.33</text:p>
              </table:table-cell>
              <table:table-cell office:value-type="float" office:value="1170.09">
                <text:p>1170.0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989.789">
                <text:p>989.789</text:p>
              </table:table-cell>
              <table:table-cell office:value-type="float" office:value="1149.4">
                <text:p>1149.4</text:p>
              </table:table-cell>
              <table:table-cell office:value-type="float" office:value="1170.13">
                <text:p>1170.13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990.226">
                <text:p>990.226</text:p>
              </table:table-cell>
              <table:table-cell office:value-type="float" office:value="1149.47">
                <text:p>1149.47</text:p>
              </table:table-cell>
              <table:table-cell office:value-type="float" office:value="1170.17">
                <text:p>1170.17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990.662">
                <text:p>990.662</text:p>
              </table:table-cell>
              <table:table-cell office:value-type="float" office:value="1149.55">
                <text:p>1149.55</text:p>
              </table:table-cell>
              <table:table-cell office:value-type="float" office:value="1170.22">
                <text:p>1170.2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991.099">
                <text:p>991.099</text:p>
              </table:table-cell>
              <table:table-cell office:value-type="float" office:value="1149.62">
                <text:p>1149.62</text:p>
              </table:table-cell>
              <table:table-cell office:value-type="float" office:value="1170.26">
                <text:p>1170.26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991.536">
                <text:p>991.536</text:p>
              </table:table-cell>
              <table:table-cell office:value-type="float" office:value="1149.69">
                <text:p>1149.69</text:p>
              </table:table-cell>
              <table:table-cell office:value-type="float" office:value="1170.3">
                <text:p>1170.3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991.973">
                <text:p>991.973</text:p>
              </table:table-cell>
              <table:table-cell office:value-type="float" office:value="1149.77">
                <text:p>1149.77</text:p>
              </table:table-cell>
              <table:table-cell office:value-type="float" office:value="1170.35">
                <text:p>1170.3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92.41">
                <text:p>992.41</text:p>
              </table:table-cell>
              <table:table-cell office:value-type="float" office:value="1149.84">
                <text:p>1149.84</text:p>
              </table:table-cell>
              <table:table-cell office:value-type="float" office:value="1170.39">
                <text:p>1170.3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992.846">
                <text:p>992.846</text:p>
              </table:table-cell>
              <table:table-cell office:value-type="float" office:value="1149.91">
                <text:p>1149.91</text:p>
              </table:table-cell>
              <table:table-cell office:value-type="float" office:value="1170.43">
                <text:p>1170.43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993.283">
                <text:p>993.283</text:p>
              </table:table-cell>
              <table:table-cell office:value-type="float" office:value="1149.98">
                <text:p>1149.98</text:p>
              </table:table-cell>
              <table:table-cell office:value-type="float" office:value="1170.48">
                <text:p>1170.48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993.72">
                <text:p>993.72</text:p>
              </table:table-cell>
              <table:table-cell office:value-type="float" office:value="1150.06">
                <text:p>1150.06</text:p>
              </table:table-cell>
              <table:table-cell office:value-type="float" office:value="1170.52">
                <text:p>1170.5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994.157">
                <text:p>994.157</text:p>
              </table:table-cell>
              <table:table-cell office:value-type="float" office:value="1150.13">
                <text:p>1150.13</text:p>
              </table:table-cell>
              <table:table-cell office:value-type="float" office:value="1170.56">
                <text:p>1170.56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994.594">
                <text:p>994.594</text:p>
              </table:table-cell>
              <table:table-cell office:value-type="float" office:value="1150.2">
                <text:p>1150.2</text:p>
              </table:table-cell>
              <table:table-cell office:value-type="float" office:value="1170.6">
                <text:p>1170.6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995.03">
                <text:p>995.03</text:p>
              </table:table-cell>
              <table:table-cell office:value-type="float" office:value="1150.27">
                <text:p>1150.27</text:p>
              </table:table-cell>
              <table:table-cell office:value-type="float" office:value="1170.65">
                <text:p>1170.6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95.467">
                <text:p>995.467</text:p>
              </table:table-cell>
              <table:table-cell office:value-type="float" office:value="1150.35">
                <text:p>1150.35</text:p>
              </table:table-cell>
              <table:table-cell office:value-type="float" office:value="1170.69">
                <text:p>1170.6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995.904">
                <text:p>995.904</text:p>
              </table:table-cell>
              <table:table-cell office:value-type="float" office:value="1150.42">
                <text:p>1150.42</text:p>
              </table:table-cell>
              <table:table-cell office:value-type="float" office:value="1170.73">
                <text:p>1170.73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996.341">
                <text:p>996.341</text:p>
              </table:table-cell>
              <table:table-cell office:value-type="float" office:value="1150.49">
                <text:p>1150.49</text:p>
              </table:table-cell>
              <table:table-cell office:value-type="float" office:value="1170.77">
                <text:p>1170.7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996.778">
                <text:p>996.778</text:p>
              </table:table-cell>
              <table:table-cell office:value-type="float" office:value="1150.56">
                <text:p>1150.56</text:p>
              </table:table-cell>
              <table:table-cell office:value-type="float" office:value="1170.82">
                <text:p>1170.82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997.214">
                <text:p>997.214</text:p>
              </table:table-cell>
              <table:table-cell office:value-type="float" office:value="1150.63">
                <text:p>1150.63</text:p>
              </table:table-cell>
              <table:table-cell office:value-type="float" office:value="1170.86">
                <text:p>1170.86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997.651">
                <text:p>997.651</text:p>
              </table:table-cell>
              <table:table-cell office:value-type="float" office:value="1150.71">
                <text:p>1150.71</text:p>
              </table:table-cell>
              <table:table-cell office:value-type="float" office:value="1170.9">
                <text:p>1170.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998.088">
                <text:p>998.088</text:p>
              </table:table-cell>
              <table:table-cell office:value-type="float" office:value="1150.78">
                <text:p>1150.78</text:p>
              </table:table-cell>
              <table:table-cell office:value-type="float" office:value="1170.94">
                <text:p>1170.94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998.525">
                <text:p>998.525</text:p>
              </table:table-cell>
              <table:table-cell office:value-type="float" office:value="1150.85">
                <text:p>1150.85</text:p>
              </table:table-cell>
              <table:table-cell office:value-type="float" office:value="1170.99">
                <text:p>1170.99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998.962">
                <text:p>998.962</text:p>
              </table:table-cell>
              <table:table-cell office:value-type="float" office:value="1150.92">
                <text:p>1150.92</text:p>
              </table:table-cell>
              <table:table-cell office:value-type="float" office:value="1171.03">
                <text:p>1171.0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999.398">
                <text:p>999.398</text:p>
              </table:table-cell>
              <table:table-cell office:value-type="float" office:value="1150.99">
                <text:p>1150.99</text:p>
              </table:table-cell>
              <table:table-cell office:value-type="float" office:value="1171.07">
                <text:p>1171.0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999.835">
                <text:p>999.835</text:p>
              </table:table-cell>
              <table:table-cell office:value-type="float" office:value="1151.06">
                <text:p>1151.06</text:p>
              </table:table-cell>
              <table:table-cell office:value-type="float" office:value="1171.11">
                <text:p>117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